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1.0556in" style:use-optimal-column-width="true"/>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a781d32">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olumn" style:name="a9ef4dc">
      <style:table-column-properties fo:break-before="auto" style:column-width="7.2086in" style:use-optimal-column-width="true"/>
    </style:style>
    <style:style style:family="table-cell" style:name="acf58da">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65e172">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60e6cb">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9720f1">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dd61de">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548b40">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0bf02a">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dbb803">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c0012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674f6c" style:family="table-cell" style:name="a0e2fae">
      <style:table-cell-properties fo:border="1.0pt solid #000000" style:decimal-places="2"/>
      <style:paragraph-properties style:tab-stop-distance="1.25cm"/>
      <style:text-properties style:font-name="Arial" style:font-name-asian="Lucida Sans Unicode" style:font-name-complex="Tahoma"/>
    </style:style>
    <style:style style:data-style-name="n73a57a" style:family="table-cell" style:name="a3b72ae">
      <style:table-cell-properties fo:border="1.0pt solid #000000" style:decimal-places="2"/>
      <style:paragraph-properties style:tab-stop-distance="1.25cm"/>
      <style:text-properties style:font-name="Arial" style:font-name-asian="Lucida Sans Unicode" style:font-name-complex="Tahoma"/>
    </style:style>
    <style:style style:data-style-name="ne8f5f6" style:family="table-cell" style:name="aec9b6b">
      <style:table-cell-properties fo:border="1.0pt solid #000000" style:decimal-places="2"/>
      <style:paragraph-properties style:tab-stop-distance="1.25cm"/>
      <style:text-properties style:font-name="Arial" style:font-name-asian="Lucida Sans Unicode" style:font-name-complex="Tahoma"/>
    </style:style>
    <style:style style:data-style-name="n8539d6" style:family="table-cell" style:name="a6821e6">
      <style:table-cell-properties fo:border="1.0pt solid #000000" style:decimal-places="2"/>
      <style:paragraph-properties style:tab-stop-distance="1.25cm"/>
      <style:text-properties style:font-name="Arial" style:font-name-asian="Lucida Sans Unicode" style:font-name-complex="Tahoma"/>
    </style:style>
    <style:style style:data-style-name="n4ce261" style:family="table-cell" style:name="a9a36ef">
      <style:table-cell-properties fo:border="1.0pt solid #000000" style:decimal-places="2"/>
      <style:paragraph-properties style:tab-stop-distance="1.25cm"/>
      <style:text-properties style:font-name="Arial" style:font-name-asian="Lucida Sans Unicode" style:font-name-complex="Tahoma"/>
    </style:style>
    <style:style style:data-style-name="nd761d0" style:family="table-cell" style:name="a3ee59e">
      <style:table-cell-properties fo:border="1.0pt solid #000000" style:decimal-places="2"/>
      <style:paragraph-properties style:tab-stop-distance="1.25cm"/>
      <style:text-properties style:font-name="Arial" style:font-name-asian="Lucida Sans Unicode" style:font-name-complex="Tahoma"/>
    </style:style>
    <style:style style:data-style-name="nb7b23e" style:family="table-cell" style:name="a9a8241">
      <style:table-cell-properties fo:border="1.0pt solid #000000" style:decimal-places="2"/>
      <style:paragraph-properties style:tab-stop-distance="1.25cm"/>
      <style:text-properties style:font-name="Arial" style:font-name-asian="Lucida Sans Unicode" style:font-name-complex="Tahoma"/>
    </style:style>
    <style:style style:data-style-name="n6cc534" style:family="table-cell" style:name="acb3e0e">
      <style:table-cell-properties fo:border="1.0pt solid #000000" style:decimal-places="2"/>
      <style:paragraph-properties style:tab-stop-distance="1.25cm"/>
      <style:text-properties style:font-name="Arial" style:font-name-asian="Lucida Sans Unicode" style:font-name-complex="Tahoma"/>
    </style:style>
    <number:number-style style:name="n606115">
      <number:number number:decimal-places="2" number:grouping="true" number:min-integer-digits="1"/>
    </number:number-style>
    <number:number-style style:name="n93e630">
      <number:number number:decimal-places="2" number:grouping="true" number:min-integer-digits="1"/>
    </number:number-style>
    <number:number-style style:name="n86b84b">
      <number:number number:decimal-places="2" number:grouping="true" number:min-integer-digits="1"/>
    </number:number-style>
    <number:number-style style:name="nae2898">
      <number:number number:decimal-places="2" number:grouping="true" number:min-integer-digits="1"/>
    </number:number-style>
    <number:number-style style:name="nae71a3">
      <number:number number:decimal-places="2" number:grouping="true" number:min-integer-digits="1"/>
    </number:number-style>
    <number:number-style style:name="n5da2f1">
      <number:number number:decimal-places="2" number:grouping="true" number:min-integer-digits="1"/>
    </number:number-style>
    <number:number-style style:name="nbfd8c1">
      <number:number number:decimal-places="2" number:grouping="true" number:min-integer-digits="1"/>
    </number:number-style>
    <number:number-style style:name="n29405f">
      <number:number number:decimal-places="2" number:grouping="true" number:min-integer-digits="1"/>
    </number:number-style>
    <number:number-style style:name="n5cc404">
      <number:number number:decimal-places="2" number:grouping="true" number:min-integer-digits="1"/>
    </number:number-style>
    <number:number-style style:name="na1e469">
      <number:number number:decimal-places="2" number:grouping="true" number:min-integer-digits="1"/>
    </number:number-style>
    <number:number-style style:name="n912ee2">
      <number:number number:decimal-places="2" number:grouping="true" number:min-integer-digits="1"/>
    </number:number-style>
    <number:number-style style:name="n6cc534">
      <number:number number:decimal-places="2" number:grouping="true" number:min-integer-digits="1"/>
    </number:number-style>
    <number:number-style style:name="n1812bb">
      <number:number number:decimal-places="2" number:grouping="true" number:min-integer-digits="1"/>
    </number:number-style>
    <number:number-style style:name="n440d25">
      <number:number number:decimal-places="2" number:grouping="true" number:min-integer-digits="1"/>
    </number:number-style>
    <number:number-style style:name="ne5a651">
      <number:number number:decimal-places="2" number:grouping="true" number:min-integer-digits="1"/>
    </number:number-style>
    <number:number-style style:name="na94946">
      <number:number number:decimal-places="2" number:grouping="true" number:min-integer-digits="1"/>
    </number:number-style>
    <number:number-style style:name="n95fb70">
      <number:number number:decimal-places="2" number:grouping="true" number:min-integer-digits="1"/>
    </number:number-style>
    <number:number-style style:name="na7aafa">
      <number:number number:decimal-places="2" number:grouping="true" number:min-integer-digits="1"/>
    </number:number-style>
    <number:number-style style:name="n127550">
      <number:number number:decimal-places="2" number:grouping="true" number:min-integer-digits="1"/>
    </number:number-style>
    <number:number-style style:name="nc578d6">
      <number:number number:decimal-places="2" number:grouping="true" number:min-integer-digits="1"/>
    </number:number-style>
    <number:number-style style:name="n6109d1">
      <number:number number:decimal-places="2" number:grouping="true" number:min-integer-digits="1"/>
    </number:number-style>
    <number:number-style style:name="nbd73af">
      <number:number number:decimal-places="2" number:grouping="true" number:min-integer-digits="1"/>
    </number:number-style>
    <number:number-style style:name="n78eab5">
      <number:number number:decimal-places="2" number:grouping="true" number:min-integer-digits="1"/>
    </number:number-style>
    <number:number-style style:name="nb7b23e">
      <number:number number:decimal-places="2" number:grouping="true" number:min-integer-digits="1"/>
    </number:number-style>
    <number:number-style style:name="nf85334">
      <number:number number:decimal-places="2" number:grouping="true" number:min-integer-digits="1"/>
    </number:number-style>
    <number:number-style style:name="nfec6df">
      <number:number number:decimal-places="2" number:grouping="true" number:min-integer-digits="1"/>
    </number:number-style>
    <number:number-style style:name="n3209cc">
      <number:number number:decimal-places="2" number:grouping="true" number:min-integer-digits="1"/>
    </number:number-style>
    <number:number-style style:name="nef2847">
      <number:number number:decimal-places="2" number:grouping="true" number:min-integer-digits="1"/>
    </number:number-style>
    <number:number-style style:name="nb5ed15">
      <number:number number:decimal-places="2" number:grouping="true" number:min-integer-digits="1"/>
    </number:number-style>
    <number:number-style style:name="n850f44">
      <number:number number:decimal-places="2" number:grouping="true" number:min-integer-digits="1"/>
    </number:number-style>
    <number:number-style style:name="ne1ddef">
      <number:number number:decimal-places="2" number:grouping="true" number:min-integer-digits="1"/>
    </number:number-style>
    <number:number-style style:name="n3588d4">
      <number:number number:decimal-places="2" number:grouping="true" number:min-integer-digits="1"/>
    </number:number-style>
    <number:number-style style:name="n4ec862">
      <number:number number:decimal-places="2" number:grouping="true" number:min-integer-digits="1"/>
    </number:number-style>
    <number:number-style style:name="nfb9d3b">
      <number:number number:decimal-places="2" number:grouping="true" number:min-integer-digits="1"/>
    </number:number-style>
    <number:number-style style:name="ne3affc">
      <number:number number:decimal-places="2" number:grouping="true" number:min-integer-digits="1"/>
    </number:number-style>
    <number:number-style style:name="nd761d0">
      <number:number number:decimal-places="2" number:grouping="true" number:min-integer-digits="1"/>
    </number:number-style>
    <style:style style:family="table-column" style:name="ac5bb93">
      <style:table-column-properties style:column-width="2.267cm"/>
    </style:style>
    <style:style style:family="table-column" style:name="aa3d4aa">
      <style:table-column-properties style:column-width="2.267cm"/>
    </style:style>
    <style:style style:family="table-column" style:name="a3b879a">
      <style:table-column-properties style:column-width="2.267cm"/>
    </style:style>
    <style:style style:family="table-column" style:name="aaebe7c">
      <style:table-column-properties style:column-width="0.9723in"/>
    </style:style>
    <style:style style:family="table-column" style:name="a5ac595">
      <style:table-column-properties style:column-width="2.267cm"/>
    </style:style>
    <style:style style:family="table-column" style:name="a04c82c">
      <style:table-column-properties style:column-width="2.267cm"/>
    </style:style>
    <style:style style:family="table-column" style:name="a1ca243">
      <style:table-column-properties style:column-width="2.267cm"/>
    </style:style>
    <number:number-style style:name="ne0b702">
      <number:number number:decimal-places="2" number:grouping="true" number:min-integer-digits="1"/>
    </number:number-style>
    <number:number-style style:name="n56d385">
      <number:number number:decimal-places="2" number:grouping="true" number:min-integer-digits="1"/>
    </number:number-style>
    <number:number-style style:name="n289b8b">
      <number:number number:decimal-places="2" number:grouping="true" number:min-integer-digits="1"/>
    </number:number-style>
    <number:number-style style:name="n5fca30">
      <number:number number:decimal-places="2" number:grouping="true" number:min-integer-digits="1"/>
    </number:number-style>
    <number:number-style style:name="nbbec5f">
      <number:number number:decimal-places="2" number:grouping="true" number:min-integer-digits="1"/>
    </number:number-style>
    <number:number-style style:name="n93933b">
      <number:number number:decimal-places="2" number:grouping="true" number:min-integer-digits="1"/>
    </number:number-style>
    <number:number-style style:name="n7b4796">
      <number:number number:decimal-places="2" number:grouping="true" number:min-integer-digits="1"/>
    </number:number-style>
    <number:number-style style:name="nf7b707">
      <number:number number:decimal-places="2" number:grouping="true" number:min-integer-digits="1"/>
    </number:number-style>
    <number:number-style style:name="n2b2a91">
      <number:number number:decimal-places="2" number:grouping="true" number:min-integer-digits="1"/>
    </number:number-style>
    <number:number-style style:name="n461ca6">
      <number:number number:decimal-places="2" number:grouping="true" number:min-integer-digits="1"/>
    </number:number-style>
    <number:number-style style:name="n77993d">
      <number:number number:decimal-places="2" number:grouping="true" number:min-integer-digits="1"/>
    </number:number-style>
    <number:number-style style:name="n4ce261">
      <number:number number:decimal-places="2" number:grouping="true" number:min-integer-digits="1"/>
    </number:number-style>
    <number:number-style style:name="n9cab29">
      <number:number number:decimal-places="2" number:grouping="true" number:min-integer-digits="1"/>
    </number:number-style>
    <number:number-style style:name="ne27bef">
      <number:number number:decimal-places="2" number:grouping="true" number:min-integer-digits="1"/>
    </number:number-style>
    <number:number-style style:name="n5085fc">
      <number:number number:decimal-places="2" number:grouping="true" number:min-integer-digits="1"/>
    </number:number-style>
    <number:number-style style:name="n6d7a13">
      <number:number number:decimal-places="2" number:grouping="true" number:min-integer-digits="1"/>
    </number:number-style>
    <number:number-style style:name="n13b21a">
      <number:number number:decimal-places="2" number:grouping="true" number:min-integer-digits="1"/>
    </number:number-style>
    <number:number-style style:name="ne5667f">
      <number:number number:decimal-places="2" number:grouping="true" number:min-integer-digits="1"/>
    </number:number-style>
    <number:number-style style:name="nae2f9c">
      <number:number number:decimal-places="2" number:grouping="true" number:min-integer-digits="1"/>
    </number:number-style>
    <number:number-style style:name="n295a5e">
      <number:number number:decimal-places="2" number:grouping="true" number:min-integer-digits="1"/>
    </number:number-style>
    <number:number-style style:name="n577ee0">
      <number:number number:decimal-places="2" number:grouping="true" number:min-integer-digits="1"/>
    </number:number-style>
    <number:number-style style:name="nf0a4c0">
      <number:number number:decimal-places="2" number:grouping="true" number:min-integer-digits="1"/>
    </number:number-style>
    <number:number-style style:name="n673145">
      <number:number number:decimal-places="2" number:grouping="true" number:min-integer-digits="1"/>
    </number:number-style>
    <number:number-style style:name="n8539d6">
      <number:number number:decimal-places="2" number:grouping="true" number:min-integer-digits="1"/>
    </number:number-style>
    <number:number-style style:name="nd7cbf9">
      <number:number number:decimal-places="2" number:grouping="true" number:min-integer-digits="1"/>
    </number:number-style>
    <number:number-style style:name="nedfabb">
      <number:number number:decimal-places="2" number:grouping="true" number:min-integer-digits="1"/>
    </number:number-style>
    <number:number-style style:name="nd80fd5">
      <number:number number:decimal-places="2" number:grouping="true" number:min-integer-digits="1"/>
    </number:number-style>
    <number:number-style style:name="n6b712d">
      <number:number number:decimal-places="2" number:grouping="true" number:min-integer-digits="1"/>
    </number:number-style>
    <number:number-style style:name="nec56aa">
      <number:number number:decimal-places="2" number:grouping="true" number:min-integer-digits="1"/>
    </number:number-style>
    <number:number-style style:name="ndb9984">
      <number:number number:decimal-places="2" number:grouping="true" number:min-integer-digits="1"/>
    </number:number-style>
    <number:number-style style:name="n1be795">
      <number:number number:decimal-places="2" number:grouping="true" number:min-integer-digits="1"/>
    </number:number-style>
    <number:number-style style:name="n2408bf">
      <number:number number:decimal-places="2" number:grouping="true" number:min-integer-digits="1"/>
    </number:number-style>
    <number:number-style style:name="n8a2917">
      <number:number number:decimal-places="2" number:grouping="true" number:min-integer-digits="1"/>
    </number:number-style>
    <number:number-style style:name="n7c6372">
      <number:number number:decimal-places="2" number:grouping="true" number:min-integer-digits="1"/>
    </number:number-style>
    <number:number-style style:name="nf2b132">
      <number:number number:decimal-places="2" number:grouping="true" number:min-integer-digits="1"/>
    </number:number-style>
    <number:number-style style:name="ne8f5f6">
      <number:number number:decimal-places="2" number:grouping="true" number:min-integer-digits="1"/>
    </number:number-style>
    <number:number-style style:name="n66a0a7">
      <number:number number:decimal-places="2" number:grouping="true" number:min-integer-digits="1"/>
    </number:number-style>
    <number:number-style style:name="n658d2a">
      <number:number number:decimal-places="2" number:grouping="true" number:min-integer-digits="1"/>
    </number:number-style>
    <number:number-style style:name="n92b814">
      <number:number number:decimal-places="2" number:grouping="true" number:min-integer-digits="1"/>
    </number:number-style>
    <number:number-style style:name="ndeb283">
      <number:number number:decimal-places="2" number:grouping="true" number:min-integer-digits="1"/>
    </number:number-style>
    <number:number-style style:name="nc56abb">
      <number:number number:decimal-places="2" number:grouping="true" number:min-integer-digits="1"/>
    </number:number-style>
    <number:number-style style:name="nca657a">
      <number:number number:decimal-places="2" number:grouping="true" number:min-integer-digits="1"/>
    </number:number-style>
    <number:number-style style:name="nfc1bf3">
      <number:number number:decimal-places="2" number:grouping="true" number:min-integer-digits="1"/>
    </number:number-style>
    <number:number-style style:name="nd49757">
      <number:number number:decimal-places="2" number:grouping="true" number:min-integer-digits="1"/>
    </number:number-style>
    <number:number-style style:name="ndbf1b7">
      <number:number number:decimal-places="2" number:grouping="true" number:min-integer-digits="1"/>
    </number:number-style>
    <number:number-style style:name="nf64e05">
      <number:number number:decimal-places="2" number:grouping="true" number:min-integer-digits="1"/>
    </number:number-style>
    <number:number-style style:name="na677cb">
      <number:number number:decimal-places="2" number:grouping="true" number:min-integer-digits="1"/>
    </number:number-style>
    <number:number-style style:name="n73a57a">
      <number:number number:decimal-places="2" number:grouping="true" number:min-integer-digits="1"/>
    </number:number-style>
    <number:number-style style:name="nc9f458">
      <number:number number:decimal-places="2" number:grouping="true" number:min-integer-digits="1"/>
    </number:number-style>
    <number:number-style style:name="n9c2ebb">
      <number:number number:decimal-places="2" number:grouping="true" number:min-integer-digits="1"/>
    </number:number-style>
    <number:number-style style:name="n8a0817">
      <number:number number:decimal-places="2" number:grouping="true" number:min-integer-digits="1"/>
    </number:number-style>
    <number:number-style style:name="neda6ad">
      <number:number number:decimal-places="2" number:grouping="true" number:min-integer-digits="1"/>
    </number:number-style>
    <number:number-style style:name="na44155">
      <number:number number:decimal-places="2" number:grouping="true" number:min-integer-digits="1"/>
    </number:number-style>
    <number:number-style style:name="n01ee24">
      <number:number number:decimal-places="2" number:grouping="true" number:min-integer-digits="1"/>
    </number:number-style>
    <number:number-style style:name="n96ea65">
      <number:number number:decimal-places="2" number:grouping="true" number:min-integer-digits="1"/>
    </number:number-style>
    <number:number-style style:name="nd1cfdf">
      <number:number number:decimal-places="2" number:grouping="true" number:min-integer-digits="1"/>
    </number:number-style>
    <number:number-style style:name="nf3d15e">
      <number:number number:decimal-places="2" number:grouping="true" number:min-integer-digits="1"/>
    </number:number-style>
    <number:number-style style:name="n95b87b">
      <number:number number:decimal-places="2" number:grouping="true" number:min-integer-digits="1"/>
    </number:number-style>
    <number:number-style style:name="na6502f">
      <number:number number:decimal-places="2" number:grouping="true" number:min-integer-digits="1"/>
    </number:number-style>
    <number:number-style style:name="n674f6c">
      <number:number number:decimal-places="2" number:grouping="true" number:min-integer-digits="1"/>
    </number:number-style>
    <style:style style:family="table" style:name="a58b95d">
      <style:table-properties style:width="6.692in" table:align="margins"/>
    </style:style>
    <style:style style:family="table-column" style:name="aaa1f99">
      <style:table-column-properties style:column-width="1.0556in" style:use-optimal-column-width="true"/>
    </style:style>
    <style:style style:family="table-cell" style:name="ad2bf0b">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olumn" style:name="ad1712f">
      <style:table-column-properties style:column-width="8.2503in"/>
    </style:style>
    <style:style style:family="table-cell" style:name="ab5af0d">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ed5dae">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edb82b">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4c4268">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6619e2">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olumn" style:name="aaf44cf">
      <style:table-column-properties style:column-width="1.0417in"/>
    </style:style>
    <style:style style:family="table-cell" style:name="a7a612d">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03df6d">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85ea3f">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30a54c">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2e083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3d52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fb0f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634d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89d5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34547f" style:family="table-cell" style:name="a3f407a">
      <style:table-cell-properties fo:border="1.0pt solid #000000" style:decimal-places="2"/>
      <style:paragraph-properties style:tab-stop-distance="1.25cm"/>
      <style:text-properties style:font-name="Arial" style:font-name-asian="Lucida Sans Unicode" style:font-name-complex="Tahoma"/>
    </style:style>
    <style:style style:data-style-name="n475297" style:family="table-cell" style:name="a6ab13c">
      <style:table-cell-properties fo:border="1.0pt solid #000000" style:decimal-places="2"/>
      <style:paragraph-properties style:tab-stop-distance="1.25cm"/>
      <style:text-properties style:font-name="Arial" style:font-name-asian="Lucida Sans Unicode" style:font-name-complex="Tahoma"/>
    </style:style>
    <style:style style:data-style-name="n72cff4" style:family="table-cell" style:name="a104095">
      <style:table-cell-properties fo:border="1.0pt solid #000000" style:decimal-places="2"/>
      <style:paragraph-properties style:tab-stop-distance="1.25cm"/>
      <style:text-properties style:font-name="Arial" style:font-name-asian="Lucida Sans Unicode" style:font-name-complex="Tahoma"/>
    </style:style>
    <style:style style:data-style-name="nf6e378" style:family="table-cell" style:name="a007b64">
      <style:table-cell-properties fo:border="1.0pt solid #000000" style:decimal-places="2"/>
      <style:paragraph-properties style:tab-stop-distance="1.25cm"/>
      <style:text-properties style:font-name="Arial" style:font-name-asian="Lucida Sans Unicode" style:font-name-complex="Tahoma"/>
    </style:style>
    <style:style style:data-style-name="ndf24d6" style:family="table-cell" style:name="add9540">
      <style:table-cell-properties fo:border="1.0pt solid #000000" style:decimal-places="2"/>
      <style:paragraph-properties style:tab-stop-distance="1.25cm"/>
      <style:text-properties style:font-name="Arial" style:font-name-asian="Lucida Sans Unicode" style:font-name-complex="Tahoma"/>
    </style:style>
    <style:style style:data-style-name="nbab08e" style:family="table-cell" style:name="a7fe697">
      <style:table-cell-properties fo:border="1.0pt solid #000000" style:decimal-places="2"/>
      <style:paragraph-properties style:tab-stop-distance="1.25cm"/>
      <style:text-properties style:font-name="Arial" style:font-name-asian="Lucida Sans Unicode" style:font-name-complex="Tahoma"/>
    </style:style>
    <style:style style:data-style-name="n5a8032" style:family="table-cell" style:name="aa7b3c2">
      <style:table-cell-properties fo:border="1.0pt solid #000000" style:decimal-places="2"/>
      <style:paragraph-properties style:tab-stop-distance="1.25cm"/>
      <style:text-properties style:font-name="Arial" style:font-name-asian="Lucida Sans Unicode" style:font-name-complex="Tahoma"/>
    </style:style>
    <style:style style:data-style-name="nc9e4c3" style:family="table-cell" style:name="a4e19f3">
      <style:table-cell-properties fo:border="1.0pt solid #000000" style:decimal-places="2"/>
      <style:paragraph-properties style:tab-stop-distance="1.25cm"/>
      <style:text-properties style:font-name="Arial" style:font-name-asian="Lucida Sans Unicode" style:font-name-complex="Tahoma"/>
    </style:style>
    <style:style style:data-style-name="n71ac8c" style:family="table-cell" style:name="acb3762">
      <style:table-cell-properties fo:border="1.0pt solid #000000" style:decimal-places="2"/>
      <style:paragraph-properties style:tab-stop-distance="1.25cm"/>
      <style:text-properties style:font-name="Arial" style:font-name-asian="Lucida Sans Unicode" style:font-name-complex="Tahoma"/>
    </style:style>
    <style:style style:data-style-name="n318413" style:family="table-cell" style:name="a12398c">
      <style:table-cell-properties fo:border="1.0pt solid #000000" style:decimal-places="2"/>
      <style:paragraph-properties style:tab-stop-distance="1.25cm"/>
      <style:text-properties style:font-name="Arial" style:font-name-asian="Lucida Sans Unicode" style:font-name-complex="Tahoma"/>
    </style:style>
    <style:style style:data-style-name="n704890" style:family="table-cell" style:name="a683d6e">
      <style:table-cell-properties fo:border="1.0pt solid #000000" style:decimal-places="2"/>
      <style:paragraph-properties style:tab-stop-distance="1.25cm"/>
      <style:text-properties style:font-name="Arial" style:font-name-asian="Lucida Sans Unicode" style:font-name-complex="Tahoma"/>
    </style:style>
    <style:style style:data-style-name="n39b9ed" style:family="table-cell" style:name="a1d82b8">
      <style:table-cell-properties fo:border="1.0pt solid #000000" style:decimal-places="2"/>
      <style:paragraph-properties style:tab-stop-distance="1.25cm"/>
      <style:text-properties style:font-name="Arial" style:font-name-asian="Lucida Sans Unicode" style:font-name-complex="Tahoma"/>
    </style:style>
    <style:style style:data-style-name="nf47d4d" style:family="table-cell" style:name="a484f88">
      <style:table-cell-properties fo:border="1.0pt solid #000000" style:decimal-places="2"/>
      <style:paragraph-properties style:tab-stop-distance="1.25cm"/>
      <style:text-properties style:font-name="Arial" style:font-name-asian="Lucida Sans Unicode" style:font-name-complex="Tahoma"/>
    </style:style>
    <style:style style:data-style-name="n252928" style:family="table-cell" style:name="a835c47">
      <style:table-cell-properties fo:border="1.0pt solid #000000" style:decimal-places="2"/>
      <style:paragraph-properties style:tab-stop-distance="1.25cm"/>
      <style:text-properties style:font-name="Arial" style:font-name-asian="Lucida Sans Unicode" style:font-name-complex="Tahoma"/>
    </style:style>
    <style:style style:data-style-name="ndc09f7" style:family="table-cell" style:name="a6e9ed7">
      <style:table-cell-properties fo:border="1.0pt solid #000000" style:decimal-places="2"/>
      <style:paragraph-properties style:tab-stop-distance="1.25cm"/>
      <style:text-properties style:font-name="Arial" style:font-name-asian="Lucida Sans Unicode" style:font-name-complex="Tahoma"/>
    </style:style>
    <style:style style:data-style-name="n9c8a0d" style:family="table-cell" style:name="aeca437">
      <style:table-cell-properties fo:border="1.0pt solid #000000" style:decimal-places="2"/>
      <style:paragraph-properties style:tab-stop-distance="1.25cm"/>
      <style:text-properties style:font-name="Arial" style:font-name-asian="Lucida Sans Unicode" style:font-name-complex="Tahoma"/>
    </style:style>
    <style:style style:data-style-name="n0064ff" style:family="table-cell" style:name="a5385ad">
      <style:table-cell-properties fo:border="1.0pt solid #000000" style:decimal-places="2"/>
      <style:paragraph-properties style:tab-stop-distance="1.25cm"/>
      <style:text-properties style:font-name="Arial" style:font-name-asian="Lucida Sans Unicode" style:font-name-complex="Tahoma"/>
    </style:style>
    <style:style style:data-style-name="nf5d2f3" style:family="table-cell" style:name="aa409bf">
      <style:table-cell-properties fo:border="1.0pt solid #000000" style:decimal-places="2"/>
      <style:paragraph-properties style:tab-stop-distance="1.25cm"/>
      <style:text-properties style:font-name="Arial" style:font-name-asian="Lucida Sans Unicode" style:font-name-complex="Tahoma"/>
    </style:style>
    <style:style style:data-style-name="n7893cf" style:family="table-cell" style:name="af96ca8">
      <style:table-cell-properties fo:border="1.0pt solid #000000" style:decimal-places="2"/>
      <style:paragraph-properties style:tab-stop-distance="1.25cm"/>
      <style:text-properties style:font-name="Arial" style:font-name-asian="Lucida Sans Unicode" style:font-name-complex="Tahoma"/>
    </style:style>
    <style:style style:data-style-name="n49aea6" style:family="table-cell" style:name="a66dbc6">
      <style:table-cell-properties fo:border="1.0pt solid #000000" style:decimal-places="2"/>
      <style:paragraph-properties style:tab-stop-distance="1.25cm"/>
      <style:text-properties style:font-name="Arial" style:font-name-asian="Lucida Sans Unicode" style:font-name-complex="Tahoma"/>
    </style:style>
    <style:style style:data-style-name="n996749" style:family="table-cell" style:name="a998b85">
      <style:table-cell-properties fo:border="1.0pt solid #000000" style:decimal-places="2"/>
      <style:paragraph-properties style:tab-stop-distance="1.25cm"/>
      <style:text-properties style:font-name="Arial" style:font-name-asian="Lucida Sans Unicode" style:font-name-complex="Tahoma"/>
    </style:style>
    <style:style style:data-style-name="n422a1b" style:family="table-cell" style:name="a4ba114">
      <style:table-cell-properties fo:border="1.0pt solid #000000" style:decimal-places="2"/>
      <style:paragraph-properties style:tab-stop-distance="1.25cm"/>
      <style:text-properties style:font-name="Arial" style:font-name-asian="Lucida Sans Unicode" style:font-name-complex="Tahoma"/>
    </style:style>
    <style:style style:data-style-name="ne8e36a" style:family="table-cell" style:name="a19cd03">
      <style:table-cell-properties fo:border="1.0pt solid #000000" style:decimal-places="2"/>
      <style:paragraph-properties style:tab-stop-distance="1.25cm"/>
      <style:text-properties style:font-name="Arial" style:font-name-asian="Lucida Sans Unicode" style:font-name-complex="Tahoma"/>
    </style:style>
    <style:style style:data-style-name="n052a5e" style:family="table-cell" style:name="a3f50d6">
      <style:table-cell-properties fo:border="1.0pt solid #000000" style:decimal-places="2"/>
      <style:paragraph-properties style:tab-stop-distance="1.25cm"/>
      <style:text-properties style:font-name="Arial" style:font-name-asian="Lucida Sans Unicode" style:font-name-complex="Tahoma"/>
    </style:style>
    <style:style style:data-style-name="nc067a6" style:family="table-cell" style:name="a05a0ad">
      <style:table-cell-properties fo:border="1.0pt solid #000000" style:decimal-places="2"/>
      <style:paragraph-properties style:tab-stop-distance="1.25cm"/>
      <style:text-properties style:font-name="Arial" style:font-name-asian="Lucida Sans Unicode" style:font-name-complex="Tahoma"/>
    </style:style>
    <style:style style:data-style-name="n0acb93" style:family="table-cell" style:name="ab85748">
      <style:table-cell-properties fo:border="1.0pt solid #000000" style:decimal-places="2"/>
      <style:paragraph-properties style:tab-stop-distance="1.25cm"/>
      <style:text-properties style:font-name="Arial" style:font-name-asian="Lucida Sans Unicode" style:font-name-complex="Tahoma"/>
    </style:style>
    <style:style style:data-style-name="n619d41" style:family="table-cell" style:name="a88fc57">
      <style:table-cell-properties fo:border="1.0pt solid #000000" style:decimal-places="2"/>
      <style:paragraph-properties style:tab-stop-distance="1.25cm"/>
      <style:text-properties style:font-name="Arial" style:font-name-asian="Lucida Sans Unicode" style:font-name-complex="Tahoma"/>
    </style:style>
    <style:style style:data-style-name="ndbd898" style:family="table-cell" style:name="ae4fb95">
      <style:table-cell-properties fo:border="1.0pt solid #000000" style:decimal-places="2"/>
      <style:paragraph-properties style:tab-stop-distance="1.25cm"/>
      <style:text-properties style:font-name="Arial" style:font-name-asian="Lucida Sans Unicode" style:font-name-complex="Tahoma"/>
    </style:style>
    <style:style style:data-style-name="n24a893" style:family="table-cell" style:name="a4a7aac">
      <style:table-cell-properties fo:border="1.0pt solid #000000" style:decimal-places="2"/>
      <style:paragraph-properties style:tab-stop-distance="1.25cm"/>
      <style:text-properties style:font-name="Arial" style:font-name-asian="Lucida Sans Unicode" style:font-name-complex="Tahoma"/>
    </style:style>
    <style:style style:data-style-name="n48d406" style:family="table-cell" style:name="ab67948">
      <style:table-cell-properties fo:border="1.0pt solid #000000" style:decimal-places="2"/>
      <style:paragraph-properties style:tab-stop-distance="1.25cm"/>
      <style:text-properties style:font-name="Arial" style:font-name-asian="Lucida Sans Unicode" style:font-name-complex="Tahoma"/>
    </style:style>
    <style:style style:data-style-name="na00600" style:family="table-cell" style:name="ac6a313">
      <style:table-cell-properties fo:border="1.0pt solid #000000" style:decimal-places="2"/>
      <style:paragraph-properties style:tab-stop-distance="1.25cm"/>
      <style:text-properties style:font-name="Arial" style:font-name-asian="Lucida Sans Unicode" style:font-name-complex="Tahoma"/>
    </style:style>
    <style:style style:data-style-name="ne1846b" style:family="table-cell" style:name="a3c70dd">
      <style:table-cell-properties fo:border="1.0pt solid #000000" style:decimal-places="2"/>
      <style:paragraph-properties style:tab-stop-distance="1.25cm"/>
      <style:text-properties style:font-name="Arial" style:font-name-asian="Lucida Sans Unicode" style:font-name-complex="Tahoma"/>
    </style:style>
    <style:style style:data-style-name="na0e626" style:family="table-cell" style:name="a7e3acd">
      <style:table-cell-properties fo:border="1.0pt solid #000000" style:decimal-places="2"/>
      <style:paragraph-properties style:tab-stop-distance="1.25cm"/>
      <style:text-properties style:font-name="Arial" style:font-name-asian="Lucida Sans Unicode" style:font-name-complex="Tahoma"/>
    </style:style>
    <style:style style:data-style-name="n51fba5" style:family="table-cell" style:name="a227843">
      <style:table-cell-properties fo:border="1.0pt solid #000000" style:decimal-places="2"/>
      <style:paragraph-properties style:tab-stop-distance="1.25cm"/>
      <style:text-properties style:font-name="Arial" style:font-name-asian="Lucida Sans Unicode" style:font-name-complex="Tahoma"/>
    </style:style>
    <style:style style:data-style-name="ne46c58" style:family="table-cell" style:name="a5b461b">
      <style:table-cell-properties fo:border="1.0pt solid #000000" style:decimal-places="2"/>
      <style:paragraph-properties style:tab-stop-distance="1.25cm"/>
      <style:text-properties style:font-name="Arial" style:font-name-asian="Lucida Sans Unicode" style:font-name-complex="Tahoma"/>
    </style:style>
    <style:style style:data-style-name="n880585" style:family="table-cell" style:name="a34cd6f">
      <style:table-cell-properties fo:border="1.0pt solid #000000" style:decimal-places="2"/>
      <style:paragraph-properties style:tab-stop-distance="1.25cm"/>
      <style:text-properties style:font-name="Arial" style:font-name-asian="Lucida Sans Unicode" style:font-name-complex="Tahoma"/>
    </style:style>
    <style:style style:data-style-name="n5a7e47" style:family="table-cell" style:name="acf5bb7">
      <style:table-cell-properties fo:border="1.0pt solid #000000" style:decimal-places="2"/>
      <style:paragraph-properties style:tab-stop-distance="1.25cm"/>
      <style:text-properties style:font-name="Arial" style:font-name-asian="Lucida Sans Unicode" style:font-name-complex="Tahoma"/>
    </style:style>
    <style:style style:data-style-name="n5eff6c" style:family="table-cell" style:name="a56ba49">
      <style:table-cell-properties fo:border="1.0pt solid #000000" style:decimal-places="2"/>
      <style:paragraph-properties style:tab-stop-distance="1.25cm"/>
      <style:text-properties style:font-name="Arial" style:font-name-asian="Lucida Sans Unicode" style:font-name-complex="Tahoma"/>
    </style:style>
    <style:style style:data-style-name="nd8a2a8" style:family="table-cell" style:name="a795c10">
      <style:table-cell-properties fo:border="1.0pt solid #000000" style:decimal-places="2"/>
      <style:paragraph-properties style:tab-stop-distance="1.25cm"/>
      <style:text-properties style:font-name="Arial" style:font-name-asian="Lucida Sans Unicode" style:font-name-complex="Tahoma"/>
    </style:style>
    <style:style style:data-style-name="n803ec9" style:family="table-cell" style:name="a9e5a85">
      <style:table-cell-properties fo:border="1.0pt solid #000000" style:decimal-places="2"/>
      <style:paragraph-properties style:tab-stop-distance="1.25cm"/>
      <style:text-properties style:font-name="Arial" style:font-name-asian="Lucida Sans Unicode" style:font-name-complex="Tahoma"/>
    </style:style>
    <style:style style:data-style-name="n7bba5c" style:family="table-cell" style:name="a6bc0e8">
      <style:table-cell-properties fo:border="1.0pt solid #000000" style:decimal-places="2"/>
      <style:paragraph-properties style:tab-stop-distance="1.25cm"/>
      <style:text-properties style:font-name="Arial" style:font-name-asian="Lucida Sans Unicode" style:font-name-complex="Tahoma"/>
    </style:style>
    <style:style style:data-style-name="nfd2fd8" style:family="table-cell" style:name="a7b694b">
      <style:table-cell-properties fo:border="1.0pt solid #000000" style:decimal-places="2"/>
      <style:paragraph-properties style:tab-stop-distance="1.25cm"/>
      <style:text-properties style:font-name="Arial" style:font-name-asian="Lucida Sans Unicode" style:font-name-complex="Tahoma"/>
    </style:style>
    <style:style style:data-style-name="na025ee" style:family="table-cell" style:name="a3ed172">
      <style:table-cell-properties fo:border="1.0pt solid #000000" style:decimal-places="2"/>
      <style:paragraph-properties style:tab-stop-distance="1.25cm"/>
      <style:text-properties style:font-name="Arial" style:font-name-asian="Lucida Sans Unicode" style:font-name-complex="Tahoma"/>
    </style:style>
    <style:style style:data-style-name="n43883b" style:family="table-cell" style:name="a22c5af">
      <style:table-cell-properties fo:border="1.0pt solid #000000" style:decimal-places="2"/>
      <style:paragraph-properties style:tab-stop-distance="1.25cm"/>
      <style:text-properties style:font-name="Arial" style:font-name-asian="Lucida Sans Unicode" style:font-name-complex="Tahoma"/>
    </style:style>
    <style:style style:data-style-name="n2ca306" style:family="table-cell" style:name="aee51f3">
      <style:table-cell-properties fo:border="1.0pt solid #000000" style:decimal-places="2"/>
      <style:paragraph-properties style:tab-stop-distance="1.25cm"/>
      <style:text-properties style:font-name="Arial" style:font-name-asian="Lucida Sans Unicode" style:font-name-complex="Tahoma"/>
    </style:style>
    <number:number-style style:name="n7bba5c">
      <number:number number:decimal-places="2" number:grouping="true" number:min-integer-digits="1"/>
    </number:number-style>
    <number:number-style style:name="n880585">
      <number:number number:decimal-places="2" number:grouping="true" number:min-integer-digits="1"/>
    </number:number-style>
    <number:number-style style:name="na00600">
      <number:number number:decimal-places="2" number:grouping="true" number:min-integer-digits="1"/>
    </number:number-style>
    <number:number-style style:name="n0acb93">
      <number:number number:decimal-places="2" number:grouping="true" number:min-integer-digits="1"/>
    </number:number-style>
    <number:number-style style:name="n996749">
      <number:number number:decimal-places="2" number:grouping="true" number:min-integer-digits="1"/>
    </number:number-style>
    <number:number-style style:name="n9c8a0d">
      <number:number number:decimal-places="2" number:grouping="true" number:min-integer-digits="1"/>
    </number:number-style>
    <number:number-style style:name="n704890">
      <number:number number:decimal-places="2" number:grouping="true" number:min-integer-digits="1"/>
    </number:number-style>
    <number:number-style style:name="nbab08e">
      <number:number number:decimal-places="2" number:grouping="true" number:min-integer-digits="1"/>
    </number:number-style>
    <number:number-style style:name="n34547f">
      <number:number number:decimal-places="2" number:grouping="true" number:min-integer-digits="1"/>
    </number:number-style>
    <number:number-style style:name="nfd2fd8">
      <number:number number:decimal-places="2" number:grouping="true" number:min-integer-digits="1"/>
    </number:number-style>
    <number:number-style style:name="n5a7e47">
      <number:number number:decimal-places="2" number:grouping="true" number:min-integer-digits="1"/>
    </number:number-style>
    <number:number-style style:name="ne1846b">
      <number:number number:decimal-places="2" number:grouping="true" number:min-integer-digits="1"/>
    </number:number-style>
    <number:number-style style:name="n619d41">
      <number:number number:decimal-places="2" number:grouping="true" number:min-integer-digits="1"/>
    </number:number-style>
    <number:number-style style:name="n422a1b">
      <number:number number:decimal-places="2" number:grouping="true" number:min-integer-digits="1"/>
    </number:number-style>
    <number:number-style style:name="n0064ff">
      <number:number number:decimal-places="2" number:grouping="true" number:min-integer-digits="1"/>
    </number:number-style>
    <number:number-style style:name="n39b9ed">
      <number:number number:decimal-places="2" number:grouping="true" number:min-integer-digits="1"/>
    </number:number-style>
    <number:number-style style:name="n5a8032">
      <number:number number:decimal-places="2" number:grouping="true" number:min-integer-digits="1"/>
    </number:number-style>
    <number:number-style style:name="n475297">
      <number:number number:decimal-places="2" number:grouping="true" number:min-integer-digits="1"/>
    </number:number-style>
    <number:number-style style:name="na025ee">
      <number:number number:decimal-places="2" number:grouping="true" number:min-integer-digits="1"/>
    </number:number-style>
    <number:number-style style:name="n5eff6c">
      <number:number number:decimal-places="2" number:grouping="true" number:min-integer-digits="1"/>
    </number:number-style>
    <number:number-style style:name="na0e626">
      <number:number number:decimal-places="2" number:grouping="true" number:min-integer-digits="1"/>
    </number:number-style>
    <number:number-style style:name="ndbd898">
      <number:number number:decimal-places="2" number:grouping="true" number:min-integer-digits="1"/>
    </number:number-style>
    <number:number-style style:name="ne8e36a">
      <number:number number:decimal-places="2" number:grouping="true" number:min-integer-digits="1"/>
    </number:number-style>
    <number:number-style style:name="nf5d2f3">
      <number:number number:decimal-places="2" number:grouping="true" number:min-integer-digits="1"/>
    </number:number-style>
    <number:number-style style:name="nf47d4d">
      <number:number number:decimal-places="2" number:grouping="true" number:min-integer-digits="1"/>
    </number:number-style>
    <number:number-style style:name="nc9e4c3">
      <number:number number:decimal-places="2" number:grouping="true" number:min-integer-digits="1"/>
    </number:number-style>
    <number:number-style style:name="n72cff4">
      <number:number number:decimal-places="2" number:grouping="true" number:min-integer-digits="1"/>
    </number:number-style>
    <number:number-style style:name="n43883b">
      <number:number number:decimal-places="2" number:grouping="true" number:min-integer-digits="1"/>
    </number:number-style>
    <number:number-style style:name="nd8a2a8">
      <number:number number:decimal-places="2" number:grouping="true" number:min-integer-digits="1"/>
    </number:number-style>
    <number:number-style style:name="n51fba5">
      <number:number number:decimal-places="2" number:grouping="true" number:min-integer-digits="1"/>
    </number:number-style>
    <number:number-style style:name="n24a893">
      <number:number number:decimal-places="2" number:grouping="true" number:min-integer-digits="1"/>
    </number:number-style>
    <number:number-style style:name="n052a5e">
      <number:number number:decimal-places="2" number:grouping="true" number:min-integer-digits="1"/>
    </number:number-style>
    <number:number-style style:name="n7893cf">
      <number:number number:decimal-places="2" number:grouping="true" number:min-integer-digits="1"/>
    </number:number-style>
    <number:number-style style:name="n252928">
      <number:number number:decimal-places="2" number:grouping="true" number:min-integer-digits="1"/>
    </number:number-style>
    <number:number-style style:name="n71ac8c">
      <number:number number:decimal-places="2" number:grouping="true" number:min-integer-digits="1"/>
    </number:number-style>
    <number:number-style style:name="nf6e378">
      <number:number number:decimal-places="2" number:grouping="true" number:min-integer-digits="1"/>
    </number:number-style>
    <number:number-style style:name="n2ca306">
      <number:number number:decimal-places="2" number:grouping="true" number:min-integer-digits="1"/>
    </number:number-style>
    <number:number-style style:name="n803ec9">
      <number:number number:decimal-places="2" number:grouping="true" number:min-integer-digits="1"/>
    </number:number-style>
    <number:number-style style:name="ne46c58">
      <number:number number:decimal-places="2" number:grouping="true" number:min-integer-digits="1"/>
    </number:number-style>
    <number:number-style style:name="n48d406">
      <number:number number:decimal-places="2" number:grouping="true" number:min-integer-digits="1"/>
    </number:number-style>
    <number:number-style style:name="nc067a6">
      <number:number number:decimal-places="2" number:grouping="true" number:min-integer-digits="1"/>
    </number:number-style>
    <number:number-style style:name="n49aea6">
      <number:number number:decimal-places="2" number:grouping="true" number:min-integer-digits="1"/>
    </number:number-style>
    <number:number-style style:name="ndc09f7">
      <number:number number:decimal-places="2" number:grouping="true" number:min-integer-digits="1"/>
    </number:number-style>
    <number:number-style style:name="n318413">
      <number:number number:decimal-places="2" number:grouping="true" number:min-integer-digits="1"/>
    </number:number-style>
    <number:number-style style:name="ndf24d6">
      <number:number number:decimal-places="2" number:grouping="true" number:min-integer-digits="1"/>
    </number:number-style>
    <style:style style:family="table" style:name="afacd53">
      <style:table-properties style:width="6.692in" table:align="margins"/>
    </style:style>
    <style:style style:family="table-column" style:name="abac48d">
      <style:table-column-properties style:column-width="1.0556in" style:use-optimal-column-width="true"/>
    </style:style>
    <style:style style:family="table-cell" style:name="ae9583d">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olumn" style:name="ab8e08a">
      <style:table-column-properties style:column-width="8.7504in"/>
    </style:style>
    <style:style style:family="table-cell" style:name="aac8489">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05e950">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9db48f">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07e4e3">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d6c09e">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olumn" style:name="a2083c6">
      <style:table-column-properties style:column-width="1.0417in"/>
    </style:style>
    <style:style style:family="table-cell" style:name="a55b717">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1ba5ca">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3122d0">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5b6755">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55b46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344f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ac26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e6c2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9dfb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f2e1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e068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ff94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3c93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6858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ce30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9363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19ba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a634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1020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67d9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9444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613f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2a3f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ceba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73e024" style:family="table-cell" style:name="afcee30">
      <style:table-cell-properties fo:border="1.0pt solid #000000" style:decimal-places="2"/>
      <style:paragraph-properties style:tab-stop-distance="1.25cm"/>
      <style:text-properties style:font-name="Arial" style:font-name-asian="Lucida Sans Unicode" style:font-name-complex="Tahoma"/>
    </style:style>
    <style:style style:data-style-name="nf258a5" style:family="table-cell" style:name="a58da66">
      <style:table-cell-properties fo:border="1.0pt solid #000000" style:decimal-places="2"/>
      <style:paragraph-properties style:tab-stop-distance="1.25cm"/>
      <style:text-properties style:font-name="Arial" style:font-name-asian="Lucida Sans Unicode" style:font-name-complex="Tahoma"/>
    </style:style>
    <style:style style:data-style-name="n1549f0" style:family="table-cell" style:name="a284150">
      <style:table-cell-properties fo:border="1.0pt solid #000000" style:decimal-places="2"/>
      <style:paragraph-properties style:tab-stop-distance="1.25cm"/>
      <style:text-properties style:font-name="Arial" style:font-name-asian="Lucida Sans Unicode" style:font-name-complex="Tahoma"/>
    </style:style>
    <style:style style:data-style-name="n1cdc2a" style:family="table-cell" style:name="a3f2107">
      <style:table-cell-properties fo:border="1.0pt solid #000000" style:decimal-places="2"/>
      <style:paragraph-properties style:tab-stop-distance="1.25cm"/>
      <style:text-properties style:font-name="Arial" style:font-name-asian="Lucida Sans Unicode" style:font-name-complex="Tahoma"/>
    </style:style>
    <style:style style:data-style-name="n4ff7a8" style:family="table-cell" style:name="ad17bb1">
      <style:table-cell-properties fo:border="1.0pt solid #000000" style:decimal-places="2"/>
      <style:paragraph-properties style:tab-stop-distance="1.25cm"/>
      <style:text-properties style:font-name="Arial" style:font-name-asian="Lucida Sans Unicode" style:font-name-complex="Tahoma"/>
    </style:style>
    <style:style style:data-style-name="nc2334f" style:family="table-cell" style:name="a1aebb3">
      <style:table-cell-properties fo:border="1.0pt solid #000000" style:decimal-places="2"/>
      <style:paragraph-properties style:tab-stop-distance="1.25cm"/>
      <style:text-properties style:font-name="Arial" style:font-name-asian="Lucida Sans Unicode" style:font-name-complex="Tahoma"/>
    </style:style>
    <style:style style:data-style-name="nb42475" style:family="table-cell" style:name="a5835f6">
      <style:table-cell-properties fo:border="1.0pt solid #000000" style:decimal-places="2"/>
      <style:paragraph-properties style:tab-stop-distance="1.25cm"/>
      <style:text-properties style:font-name="Arial" style:font-name-asian="Lucida Sans Unicode" style:font-name-complex="Tahoma"/>
    </style:style>
    <style:style style:data-style-name="n44f3fa" style:family="table-cell" style:name="a04962e">
      <style:table-cell-properties fo:border="1.0pt solid #000000" style:decimal-places="2"/>
      <style:paragraph-properties style:tab-stop-distance="1.25cm"/>
      <style:text-properties style:font-name="Arial" style:font-name-asian="Lucida Sans Unicode" style:font-name-complex="Tahoma"/>
    </style:style>
    <style:style style:data-style-name="n03cdd9" style:family="table-cell" style:name="a7ae782">
      <style:table-cell-properties fo:border="1.0pt solid #000000" style:decimal-places="2"/>
      <style:paragraph-properties style:tab-stop-distance="1.25cm"/>
      <style:text-properties style:font-name="Arial" style:font-name-asian="Lucida Sans Unicode" style:font-name-complex="Tahoma"/>
    </style:style>
    <style:style style:data-style-name="n4c24b1" style:family="table-cell" style:name="a5c9f1e">
      <style:table-cell-properties fo:border="1.0pt solid #000000" style:decimal-places="2"/>
      <style:paragraph-properties style:tab-stop-distance="1.25cm"/>
      <style:text-properties style:font-name="Arial" style:font-name-asian="Lucida Sans Unicode" style:font-name-complex="Tahoma"/>
    </style:style>
    <style:style style:data-style-name="n689979" style:family="table-cell" style:name="a55026e">
      <style:table-cell-properties fo:border="1.0pt solid #000000" style:decimal-places="2"/>
      <style:paragraph-properties style:tab-stop-distance="1.25cm"/>
      <style:text-properties style:font-name="Arial" style:font-name-asian="Lucida Sans Unicode" style:font-name-complex="Tahoma"/>
    </style:style>
    <style:style style:data-style-name="nbedc0a" style:family="table-cell" style:name="a981701">
      <style:table-cell-properties fo:border="1.0pt solid #000000" style:decimal-places="2"/>
      <style:paragraph-properties style:tab-stop-distance="1.25cm"/>
      <style:text-properties style:font-name="Arial" style:font-name-asian="Lucida Sans Unicode" style:font-name-complex="Tahoma"/>
    </style:style>
    <style:style style:data-style-name="nb8a706" style:family="table-cell" style:name="a35b7a8">
      <style:table-cell-properties fo:border="1.0pt solid #000000" style:decimal-places="2"/>
      <style:paragraph-properties style:tab-stop-distance="1.25cm"/>
      <style:text-properties style:font-name="Arial" style:font-name-asian="Lucida Sans Unicode" style:font-name-complex="Tahoma"/>
    </style:style>
    <style:style style:data-style-name="n1e0827" style:family="table-cell" style:name="ab40cab">
      <style:table-cell-properties fo:border="1.0pt solid #000000" style:decimal-places="2"/>
      <style:paragraph-properties style:tab-stop-distance="1.25cm"/>
      <style:text-properties style:font-name="Arial" style:font-name-asian="Lucida Sans Unicode" style:font-name-complex="Tahoma"/>
    </style:style>
    <style:style style:data-style-name="nc74ce5" style:family="table-cell" style:name="ad3eb48">
      <style:table-cell-properties fo:border="1.0pt solid #000000" style:decimal-places="2"/>
      <style:paragraph-properties style:tab-stop-distance="1.25cm"/>
      <style:text-properties style:font-name="Arial" style:font-name-asian="Lucida Sans Unicode" style:font-name-complex="Tahoma"/>
    </style:style>
    <style:style style:data-style-name="n843261" style:family="table-cell" style:name="a7b4261">
      <style:table-cell-properties fo:border="1.0pt solid #000000" style:decimal-places="2"/>
      <style:paragraph-properties style:tab-stop-distance="1.25cm"/>
      <style:text-properties style:font-name="Arial" style:font-name-asian="Lucida Sans Unicode" style:font-name-complex="Tahoma"/>
    </style:style>
    <style:style style:data-style-name="n4ae1ef" style:family="table-cell" style:name="a0fec37">
      <style:table-cell-properties fo:border="1.0pt solid #000000" style:decimal-places="2"/>
      <style:paragraph-properties style:tab-stop-distance="1.25cm"/>
      <style:text-properties style:font-name="Arial" style:font-name-asian="Lucida Sans Unicode" style:font-name-complex="Tahoma"/>
    </style:style>
    <style:style style:data-style-name="n00e8d7" style:family="table-cell" style:name="aca93db">
      <style:table-cell-properties fo:border="1.0pt solid #000000" style:decimal-places="2"/>
      <style:paragraph-properties style:tab-stop-distance="1.25cm"/>
      <style:text-properties style:font-name="Arial" style:font-name-asian="Lucida Sans Unicode" style:font-name-complex="Tahoma"/>
    </style:style>
    <style:style style:data-style-name="n5c7ebb" style:family="table-cell" style:name="a0d019e">
      <style:table-cell-properties fo:border="1.0pt solid #000000" style:decimal-places="2"/>
      <style:paragraph-properties style:tab-stop-distance="1.25cm"/>
      <style:text-properties style:font-name="Arial" style:font-name-asian="Lucida Sans Unicode" style:font-name-complex="Tahoma"/>
    </style:style>
    <style:style style:data-style-name="n9a8f28" style:family="table-cell" style:name="aee26cd">
      <style:table-cell-properties fo:border="1.0pt solid #000000" style:decimal-places="2"/>
      <style:paragraph-properties style:tab-stop-distance="1.25cm"/>
      <style:text-properties style:font-name="Arial" style:font-name-asian="Lucida Sans Unicode" style:font-name-complex="Tahoma"/>
    </style:style>
    <style:style style:data-style-name="nf12864" style:family="table-cell" style:name="ad713eb">
      <style:table-cell-properties fo:border="1.0pt solid #000000" style:decimal-places="2"/>
      <style:paragraph-properties style:tab-stop-distance="1.25cm"/>
      <style:text-properties style:font-name="Arial" style:font-name-asian="Lucida Sans Unicode" style:font-name-complex="Tahoma"/>
    </style:style>
    <style:style style:data-style-name="n849c5e" style:family="table-cell" style:name="ac104c3">
      <style:table-cell-properties fo:border="1.0pt solid #000000" style:decimal-places="2"/>
      <style:paragraph-properties style:tab-stop-distance="1.25cm"/>
      <style:text-properties style:font-name="Arial" style:font-name-asian="Lucida Sans Unicode" style:font-name-complex="Tahoma"/>
    </style:style>
    <style:style style:data-style-name="nf5f195" style:family="table-cell" style:name="adade3d">
      <style:table-cell-properties fo:border="1.0pt solid #000000" style:decimal-places="2"/>
      <style:paragraph-properties style:tab-stop-distance="1.25cm"/>
      <style:text-properties style:font-name="Arial" style:font-name-asian="Lucida Sans Unicode" style:font-name-complex="Tahoma"/>
    </style:style>
    <style:style style:data-style-name="nc404b1" style:family="table-cell" style:name="a335666">
      <style:table-cell-properties fo:border="1.0pt solid #000000" style:decimal-places="2"/>
      <style:paragraph-properties style:tab-stop-distance="1.25cm"/>
      <style:text-properties style:font-name="Arial" style:font-name-asian="Lucida Sans Unicode" style:font-name-complex="Tahoma"/>
    </style:style>
    <style:style style:data-style-name="n46a95d" style:family="table-cell" style:name="a3c7085">
      <style:table-cell-properties fo:border="1.0pt solid #000000" style:decimal-places="2"/>
      <style:paragraph-properties style:tab-stop-distance="1.25cm"/>
      <style:text-properties style:font-name="Arial" style:font-name-asian="Lucida Sans Unicode" style:font-name-complex="Tahoma"/>
    </style:style>
    <style:style style:data-style-name="ned48b7" style:family="table-cell" style:name="a5e6579">
      <style:table-cell-properties fo:border="1.0pt solid #000000" style:decimal-places="2"/>
      <style:paragraph-properties style:tab-stop-distance="1.25cm"/>
      <style:text-properties style:font-name="Arial" style:font-name-asian="Lucida Sans Unicode" style:font-name-complex="Tahoma"/>
    </style:style>
    <style:style style:data-style-name="nf17022" style:family="table-cell" style:name="a0f99be">
      <style:table-cell-properties fo:border="1.0pt solid #000000" style:decimal-places="2"/>
      <style:paragraph-properties style:tab-stop-distance="1.25cm"/>
      <style:text-properties style:font-name="Arial" style:font-name-asian="Lucida Sans Unicode" style:font-name-complex="Tahoma"/>
    </style:style>
    <style:style style:data-style-name="n01bf21" style:family="table-cell" style:name="a0a0c36">
      <style:table-cell-properties fo:border="1.0pt solid #000000" style:decimal-places="2"/>
      <style:paragraph-properties style:tab-stop-distance="1.25cm"/>
      <style:text-properties style:font-name="Arial" style:font-name-asian="Lucida Sans Unicode" style:font-name-complex="Tahoma"/>
    </style:style>
    <style:style style:data-style-name="n9adad9" style:family="table-cell" style:name="ad35500">
      <style:table-cell-properties fo:border="1.0pt solid #000000" style:decimal-places="2"/>
      <style:paragraph-properties style:tab-stop-distance="1.25cm"/>
      <style:text-properties style:font-name="Arial" style:font-name-asian="Lucida Sans Unicode" style:font-name-complex="Tahoma"/>
    </style:style>
    <style:style style:data-style-name="nc4a4fa" style:family="table-cell" style:name="a028dc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cb58">
      <style:table-cell-properties fo:border="1.0pt solid #000000" style:decimal-places="2"/>
      <style:paragraph-properties style:tab-stop-distance="1.25cm"/>
      <style:text-properties style:font-name="Arial" style:font-name-asian="Lucida Sans Unicode" style:font-name-complex="Tahoma"/>
    </style:style>
    <style:style style:data-style-name="n6ece04" style:family="table-cell" style:name="a713cd7">
      <style:table-cell-properties fo:border="1.0pt solid #000000" style:decimal-places="2"/>
      <style:paragraph-properties style:tab-stop-distance="1.25cm"/>
      <style:text-properties style:font-name="Arial" style:font-name-asian="Lucida Sans Unicode" style:font-name-complex="Tahoma"/>
    </style:style>
    <style:style style:data-style-name="n3501c8" style:family="table-cell" style:name="a292796">
      <style:table-cell-properties fo:border="1.0pt solid #000000" style:decimal-places="2"/>
      <style:paragraph-properties style:tab-stop-distance="1.25cm"/>
      <style:text-properties style:font-name="Arial" style:font-name-asian="Lucida Sans Unicode" style:font-name-complex="Tahoma"/>
    </style:style>
    <style:style style:data-style-name="nfa86fe" style:family="table-cell" style:name="a831318">
      <style:table-cell-properties fo:border="1.0pt solid #000000" style:decimal-places="2"/>
      <style:paragraph-properties style:tab-stop-distance="1.25cm"/>
      <style:text-properties style:font-name="Arial" style:font-name-asian="Lucida Sans Unicode" style:font-name-complex="Tahoma"/>
    </style:style>
    <style:style style:data-style-name="n663431" style:family="table-cell" style:name="a33989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7ac5d">
      <style:table-cell-properties fo:border="1.0pt solid #000000" style:decimal-places="2"/>
      <style:paragraph-properties style:tab-stop-distance="1.25cm"/>
      <style:text-properties style:font-name="Arial" style:font-name-asian="Lucida Sans Unicode" style:font-name-complex="Tahoma"/>
    </style:style>
    <style:style style:data-style-name="n5cfe3c" style:family="table-cell" style:name="af9b18a">
      <style:table-cell-properties fo:border="1.0pt solid #000000" style:decimal-places="2"/>
      <style:paragraph-properties style:tab-stop-distance="1.25cm"/>
      <style:text-properties style:font-name="Arial" style:font-name-asian="Lucida Sans Unicode" style:font-name-complex="Tahoma"/>
    </style:style>
    <style:style style:data-style-name="n9e08f3" style:family="table-cell" style:name="aae3f11">
      <style:table-cell-properties fo:border="1.0pt solid #000000" style:decimal-places="2"/>
      <style:paragraph-properties style:tab-stop-distance="1.25cm"/>
      <style:text-properties style:font-name="Arial" style:font-name-asian="Lucida Sans Unicode" style:font-name-complex="Tahoma"/>
    </style:style>
    <style:style style:data-style-name="n006973" style:family="table-cell" style:name="a551faf">
      <style:table-cell-properties fo:border="1.0pt solid #000000" style:decimal-places="2"/>
      <style:paragraph-properties style:tab-stop-distance="1.25cm"/>
      <style:text-properties style:font-name="Arial" style:font-name-asian="Lucida Sans Unicode" style:font-name-complex="Tahoma"/>
    </style:style>
    <style:style style:data-style-name="n7f406a" style:family="table-cell" style:name="a066394">
      <style:table-cell-properties fo:border="1.0pt solid #000000" style:decimal-places="2"/>
      <style:paragraph-properties style:tab-stop-distance="1.25cm"/>
      <style:text-properties style:font-name="Arial" style:font-name-asian="Lucida Sans Unicode" style:font-name-complex="Tahoma"/>
    </style:style>
    <style:style style:data-style-name="n8477d8" style:family="table-cell" style:name="a6da6d7">
      <style:table-cell-properties fo:border="1.0pt solid #000000" style:decimal-places="2"/>
      <style:paragraph-properties style:tab-stop-distance="1.25cm"/>
      <style:text-properties style:font-name="Arial" style:font-name-asian="Lucida Sans Unicode" style:font-name-complex="Tahoma"/>
    </style:style>
    <style:style style:data-style-name="n4e7987" style:family="table-cell" style:name="a2d09f0">
      <style:table-cell-properties fo:border="1.0pt solid #000000" style:decimal-places="2"/>
      <style:paragraph-properties style:tab-stop-distance="1.25cm"/>
      <style:text-properties style:font-name="Arial" style:font-name-asian="Lucida Sans Unicode" style:font-name-complex="Tahoma"/>
    </style:style>
    <style:style style:data-style-name="ne97a53" style:family="table-cell" style:name="af2c70f">
      <style:table-cell-properties fo:border="1.0pt solid #000000" style:decimal-places="2"/>
      <style:paragraph-properties style:tab-stop-distance="1.25cm"/>
      <style:text-properties style:font-name="Arial" style:font-name-asian="Lucida Sans Unicode" style:font-name-complex="Tahoma"/>
    </style:style>
    <style:style style:data-style-name="n71e755" style:family="table-cell" style:name="a641e8f">
      <style:table-cell-properties fo:border="1.0pt solid #000000" style:decimal-places="2"/>
      <style:paragraph-properties style:tab-stop-distance="1.25cm"/>
      <style:text-properties style:font-name="Arial" style:font-name-asian="Lucida Sans Unicode" style:font-name-complex="Tahoma"/>
    </style:style>
    <style:style style:data-style-name="n1a9cbf" style:family="table-cell" style:name="a648f96">
      <style:table-cell-properties fo:border="1.0pt solid #000000" style:decimal-places="2"/>
      <style:paragraph-properties style:tab-stop-distance="1.25cm"/>
      <style:text-properties style:font-name="Arial" style:font-name-asian="Lucida Sans Unicode" style:font-name-complex="Tahoma"/>
    </style:style>
    <style:style style:data-style-name="n1c5c94" style:family="table-cell" style:name="ae253a6">
      <style:table-cell-properties fo:border="1.0pt solid #000000" style:decimal-places="2"/>
      <style:paragraph-properties style:tab-stop-distance="1.25cm"/>
      <style:text-properties style:font-name="Arial" style:font-name-asian="Lucida Sans Unicode" style:font-name-complex="Tahoma"/>
    </style:style>
    <style:style style:data-style-name="ne7ee0f" style:family="table-cell" style:name="acb3b35">
      <style:table-cell-properties fo:border="1.0pt solid #000000" style:decimal-places="2"/>
      <style:paragraph-properties style:tab-stop-distance="1.25cm"/>
      <style:text-properties style:font-name="Arial" style:font-name-asian="Lucida Sans Unicode" style:font-name-complex="Tahoma"/>
    </style:style>
    <style:style style:data-style-name="ndef291" style:family="table-cell" style:name="a298e89">
      <style:table-cell-properties fo:border="1.0pt solid #000000" style:decimal-places="2"/>
      <style:paragraph-properties style:tab-stop-distance="1.25cm"/>
      <style:text-properties style:font-name="Arial" style:font-name-asian="Lucida Sans Unicode" style:font-name-complex="Tahoma"/>
    </style:style>
    <style:style style:data-style-name="n867557" style:family="table-cell" style:name="a067d49">
      <style:table-cell-properties fo:border="1.0pt solid #000000" style:decimal-places="2"/>
      <style:paragraph-properties style:tab-stop-distance="1.25cm"/>
      <style:text-properties style:font-name="Arial" style:font-name-asian="Lucida Sans Unicode" style:font-name-complex="Tahoma"/>
    </style:style>
    <style:style style:data-style-name="n06643f" style:family="table-cell" style:name="ab2d51b">
      <style:table-cell-properties fo:border="1.0pt solid #000000" style:decimal-places="2"/>
      <style:paragraph-properties style:tab-stop-distance="1.25cm"/>
      <style:text-properties style:font-name="Arial" style:font-name-asian="Lucida Sans Unicode" style:font-name-complex="Tahoma"/>
    </style:style>
    <style:style style:data-style-name="n368ffe" style:family="table-cell" style:name="a2825bd">
      <style:table-cell-properties fo:border="1.0pt solid #000000" style:decimal-places="2"/>
      <style:paragraph-properties style:tab-stop-distance="1.25cm"/>
      <style:text-properties style:font-name="Arial" style:font-name-asian="Lucida Sans Unicode" style:font-name-complex="Tahoma"/>
    </style:style>
    <style:style style:data-style-name="nb3e1cf" style:family="table-cell" style:name="a5f8910">
      <style:table-cell-properties fo:border="1.0pt solid #000000" style:decimal-places="2"/>
      <style:paragraph-properties style:tab-stop-distance="1.25cm"/>
      <style:text-properties style:font-name="Arial" style:font-name-asian="Lucida Sans Unicode" style:font-name-complex="Tahoma"/>
    </style:style>
    <style:style style:data-style-name="naa4c69" style:family="table-cell" style:name="a3d35ea">
      <style:table-cell-properties fo:border="1.0pt solid #000000" style:decimal-places="2"/>
      <style:paragraph-properties style:tab-stop-distance="1.25cm"/>
      <style:text-properties style:font-name="Arial" style:font-name-asian="Lucida Sans Unicode" style:font-name-complex="Tahoma"/>
    </style:style>
    <style:style style:data-style-name="n1287ac" style:family="table-cell" style:name="ad683bc">
      <style:table-cell-properties fo:border="1.0pt solid #000000" style:decimal-places="2"/>
      <style:paragraph-properties style:tab-stop-distance="1.25cm"/>
      <style:text-properties style:font-name="Arial" style:font-name-asian="Lucida Sans Unicode" style:font-name-complex="Tahoma"/>
    </style:style>
    <style:style style:data-style-name="n92b48f" style:family="table-cell" style:name="a93e70f">
      <style:table-cell-properties fo:border="1.0pt solid #000000" style:decimal-places="2"/>
      <style:paragraph-properties style:tab-stop-distance="1.25cm"/>
      <style:text-properties style:font-name="Arial" style:font-name-asian="Lucida Sans Unicode" style:font-name-complex="Tahoma"/>
    </style:style>
    <style:style style:data-style-name="n879df6" style:family="table-cell" style:name="a497e88">
      <style:table-cell-properties fo:border="1.0pt solid #000000" style:decimal-places="2"/>
      <style:paragraph-properties style:tab-stop-distance="1.25cm"/>
      <style:text-properties style:font-name="Arial" style:font-name-asian="Lucida Sans Unicode" style:font-name-complex="Tahoma"/>
    </style:style>
    <style:style style:data-style-name="na41a79" style:family="table-cell" style:name="a3fbece">
      <style:table-cell-properties fo:border="1.0pt solid #000000" style:decimal-places="2"/>
      <style:paragraph-properties style:tab-stop-distance="1.25cm"/>
      <style:text-properties style:font-name="Arial" style:font-name-asian="Lucida Sans Unicode" style:font-name-complex="Tahoma"/>
    </style:style>
    <style:style style:data-style-name="na1e2ed" style:family="table-cell" style:name="a71616a">
      <style:table-cell-properties fo:border="1.0pt solid #000000" style:decimal-places="2"/>
      <style:paragraph-properties style:tab-stop-distance="1.25cm"/>
      <style:text-properties style:font-name="Arial" style:font-name-asian="Lucida Sans Unicode" style:font-name-complex="Tahoma"/>
    </style:style>
    <style:style style:data-style-name="nf5a33e" style:family="table-cell" style:name="a15dcf3">
      <style:table-cell-properties fo:border="1.0pt solid #000000" style:decimal-places="2"/>
      <style:paragraph-properties style:tab-stop-distance="1.25cm"/>
      <style:text-properties style:font-name="Arial" style:font-name-asian="Lucida Sans Unicode" style:font-name-complex="Tahoma"/>
    </style:style>
    <style:style style:data-style-name="n971b9b" style:family="table-cell" style:name="acfd1f1">
      <style:table-cell-properties fo:border="1.0pt solid #000000" style:decimal-places="2"/>
      <style:paragraph-properties style:tab-stop-distance="1.25cm"/>
      <style:text-properties style:font-name="Arial" style:font-name-asian="Lucida Sans Unicode" style:font-name-complex="Tahoma"/>
    </style:style>
    <style:style style:data-style-name="nc13bf2" style:family="table-cell" style:name="a0e715a">
      <style:table-cell-properties fo:border="1.0pt solid #000000" style:decimal-places="2"/>
      <style:paragraph-properties style:tab-stop-distance="1.25cm"/>
      <style:text-properties style:font-name="Arial" style:font-name-asian="Lucida Sans Unicode" style:font-name-complex="Tahoma"/>
    </style:style>
    <style:style style:data-style-name="n7cf909" style:family="table-cell" style:name="a36f2ab">
      <style:table-cell-properties fo:border="1.0pt solid #000000" style:decimal-places="2"/>
      <style:paragraph-properties style:tab-stop-distance="1.25cm"/>
      <style:text-properties style:font-name="Arial" style:font-name-asian="Lucida Sans Unicode" style:font-name-complex="Tahoma"/>
    </style:style>
    <style:style style:data-style-name="n1fa3bb" style:family="table-cell" style:name="a4bffdf">
      <style:table-cell-properties fo:border="1.0pt solid #000000" style:decimal-places="2"/>
      <style:paragraph-properties style:tab-stop-distance="1.25cm"/>
      <style:text-properties style:font-name="Arial" style:font-name-asian="Lucida Sans Unicode" style:font-name-complex="Tahoma"/>
    </style:style>
    <style:style style:data-style-name="naf930c" style:family="table-cell" style:name="a16ec11">
      <style:table-cell-properties fo:border="1.0pt solid #000000" style:decimal-places="2"/>
      <style:paragraph-properties style:tab-stop-distance="1.25cm"/>
      <style:text-properties style:font-name="Arial" style:font-name-asian="Lucida Sans Unicode" style:font-name-complex="Tahoma"/>
    </style:style>
    <style:style style:data-style-name="n2d2028" style:family="table-cell" style:name="a99037f">
      <style:table-cell-properties fo:border="1.0pt solid #000000" style:decimal-places="2"/>
      <style:paragraph-properties style:tab-stop-distance="1.25cm"/>
      <style:text-properties style:font-name="Arial" style:font-name-asian="Lucida Sans Unicode" style:font-name-complex="Tahoma"/>
    </style:style>
    <style:style style:data-style-name="nb6f25a" style:family="table-cell" style:name="a48d533">
      <style:table-cell-properties fo:border="1.0pt solid #000000" style:decimal-places="2"/>
      <style:paragraph-properties style:tab-stop-distance="1.25cm"/>
      <style:text-properties style:font-name="Arial" style:font-name-asian="Lucida Sans Unicode" style:font-name-complex="Tahoma"/>
    </style:style>
    <style:style style:data-style-name="n88f718" style:family="table-cell" style:name="a07e130">
      <style:table-cell-properties fo:border="1.0pt solid #000000" style:decimal-places="2"/>
      <style:paragraph-properties style:tab-stop-distance="1.25cm"/>
      <style:text-properties style:font-name="Arial" style:font-name-asian="Lucida Sans Unicode" style:font-name-complex="Tahoma"/>
    </style:style>
    <style:style style:data-style-name="ndbd2a2" style:family="table-cell" style:name="ac123d7">
      <style:table-cell-properties fo:border="1.0pt solid #000000" style:decimal-places="2"/>
      <style:paragraph-properties style:tab-stop-distance="1.25cm"/>
      <style:text-properties style:font-name="Arial" style:font-name-asian="Lucida Sans Unicode" style:font-name-complex="Tahoma"/>
    </style:style>
    <style:style style:data-style-name="nda4d2f" style:family="table-cell" style:name="a4b2e15">
      <style:table-cell-properties fo:border="1.0pt solid #000000" style:decimal-places="2"/>
      <style:paragraph-properties style:tab-stop-distance="1.25cm"/>
      <style:text-properties style:font-name="Arial" style:font-name-asian="Lucida Sans Unicode" style:font-name-complex="Tahoma"/>
    </style:style>
    <style:style style:data-style-name="n8968ff" style:family="table-cell" style:name="a5630ba">
      <style:table-cell-properties fo:border="1.0pt solid #000000" style:decimal-places="2"/>
      <style:paragraph-properties style:tab-stop-distance="1.25cm"/>
      <style:text-properties style:font-name="Arial" style:font-name-asian="Lucida Sans Unicode" style:font-name-complex="Tahoma"/>
    </style:style>
    <style:style style:data-style-name="necbb92" style:family="table-cell" style:name="a0c5417">
      <style:table-cell-properties fo:border="1.0pt solid #000000" style:decimal-places="2"/>
      <style:paragraph-properties style:tab-stop-distance="1.25cm"/>
      <style:text-properties style:font-name="Arial" style:font-name-asian="Lucida Sans Unicode" style:font-name-complex="Tahoma"/>
    </style:style>
    <style:style style:data-style-name="n705ac6" style:family="table-cell" style:name="a42d626">
      <style:table-cell-properties fo:border="1.0pt solid #000000" style:decimal-places="2"/>
      <style:paragraph-properties style:tab-stop-distance="1.25cm"/>
      <style:text-properties style:font-name="Arial" style:font-name-asian="Lucida Sans Unicode" style:font-name-complex="Tahoma"/>
    </style:style>
    <style:style style:data-style-name="na8c97b" style:family="table-cell" style:name="ae7daf5">
      <style:table-cell-properties fo:border="1.0pt solid #000000" style:decimal-places="2"/>
      <style:paragraph-properties style:tab-stop-distance="1.25cm"/>
      <style:text-properties style:font-name="Arial" style:font-name-asian="Lucida Sans Unicode" style:font-name-complex="Tahoma"/>
    </style:style>
    <style:style style:data-style-name="nd13c3f" style:family="table-cell" style:name="a3efc22">
      <style:table-cell-properties fo:border="1.0pt solid #000000" style:decimal-places="2"/>
      <style:paragraph-properties style:tab-stop-distance="1.25cm"/>
      <style:text-properties style:font-name="Arial" style:font-name-asian="Lucida Sans Unicode" style:font-name-complex="Tahoma"/>
    </style:style>
    <style:style style:data-style-name="na5e1c1" style:family="table-cell" style:name="a284b6c">
      <style:table-cell-properties fo:border="1.0pt solid #000000" style:decimal-places="2"/>
      <style:paragraph-properties style:tab-stop-distance="1.25cm"/>
      <style:text-properties style:font-name="Arial" style:font-name-asian="Lucida Sans Unicode" style:font-name-complex="Tahoma"/>
    </style:style>
    <style:style style:data-style-name="nb9ab62" style:family="table-cell" style:name="a8146d5">
      <style:table-cell-properties fo:border="1.0pt solid #000000" style:decimal-places="2"/>
      <style:paragraph-properties style:tab-stop-distance="1.25cm"/>
      <style:text-properties style:font-name="Arial" style:font-name-asian="Lucida Sans Unicode" style:font-name-complex="Tahoma"/>
    </style:style>
    <style:style style:data-style-name="n3f47a2" style:family="table-cell" style:name="aee04f4">
      <style:table-cell-properties fo:border="1.0pt solid #000000" style:decimal-places="2"/>
      <style:paragraph-properties style:tab-stop-distance="1.25cm"/>
      <style:text-properties style:font-name="Arial" style:font-name-asian="Lucida Sans Unicode" style:font-name-complex="Tahoma"/>
    </style:style>
    <style:style style:data-style-name="nd58790" style:family="table-cell" style:name="a2350ed">
      <style:table-cell-properties fo:border="1.0pt solid #000000" style:decimal-places="2"/>
      <style:paragraph-properties style:tab-stop-distance="1.25cm"/>
      <style:text-properties style:font-name="Arial" style:font-name-asian="Lucida Sans Unicode" style:font-name-complex="Tahoma"/>
    </style:style>
    <style:style style:data-style-name="n8605e4" style:family="table-cell" style:name="a32b646">
      <style:table-cell-properties fo:border="1.0pt solid #000000" style:decimal-places="2"/>
      <style:paragraph-properties style:tab-stop-distance="1.25cm"/>
      <style:text-properties style:font-name="Arial" style:font-name-asian="Lucida Sans Unicode" style:font-name-complex="Tahoma"/>
    </style:style>
    <style:style style:data-style-name="ne062f4" style:family="table-cell" style:name="aae251b">
      <style:table-cell-properties fo:border="1.0pt solid #000000" style:decimal-places="2"/>
      <style:paragraph-properties style:tab-stop-distance="1.25cm"/>
      <style:text-properties style:font-name="Arial" style:font-name-asian="Lucida Sans Unicode" style:font-name-complex="Tahoma"/>
    </style:style>
    <style:style style:data-style-name="nf59d3e" style:family="table-cell" style:name="a3db39f">
      <style:table-cell-properties fo:border="1.0pt solid #000000" style:decimal-places="2"/>
      <style:paragraph-properties style:tab-stop-distance="1.25cm"/>
      <style:text-properties style:font-name="Arial" style:font-name-asian="Lucida Sans Unicode" style:font-name-complex="Tahoma"/>
    </style:style>
    <style:style style:data-style-name="nd1a6fd" style:family="table-cell" style:name="ad44706">
      <style:table-cell-properties fo:border="1.0pt solid #000000" style:decimal-places="2"/>
      <style:paragraph-properties style:tab-stop-distance="1.25cm"/>
      <style:text-properties style:font-name="Arial" style:font-name-asian="Lucida Sans Unicode" style:font-name-complex="Tahoma"/>
    </style:style>
    <style:style style:data-style-name="n7b9e0a" style:family="table-cell" style:name="a5a6566">
      <style:table-cell-properties fo:border="1.0pt solid #000000" style:decimal-places="2"/>
      <style:paragraph-properties style:tab-stop-distance="1.25cm"/>
      <style:text-properties style:font-name="Arial" style:font-name-asian="Lucida Sans Unicode" style:font-name-complex="Tahoma"/>
    </style:style>
    <style:style style:data-style-name="ncb6b5d" style:family="table-cell" style:name="af2cd34">
      <style:table-cell-properties fo:border="1.0pt solid #000000" style:decimal-places="2"/>
      <style:paragraph-properties style:tab-stop-distance="1.25cm"/>
      <style:text-properties style:font-name="Arial" style:font-name-asian="Lucida Sans Unicode" style:font-name-complex="Tahoma"/>
    </style:style>
    <style:style style:data-style-name="n5297de" style:family="table-cell" style:name="a56bcce">
      <style:table-cell-properties fo:border="1.0pt solid #000000" style:decimal-places="2"/>
      <style:paragraph-properties style:tab-stop-distance="1.25cm"/>
      <style:text-properties style:font-name="Arial" style:font-name-asian="Lucida Sans Unicode" style:font-name-complex="Tahoma"/>
    </style:style>
    <style:style style:data-style-name="n5f7b7b" style:family="table-cell" style:name="a1112d5">
      <style:table-cell-properties fo:border="1.0pt solid #000000" style:decimal-places="2"/>
      <style:paragraph-properties style:tab-stop-distance="1.25cm"/>
      <style:text-properties style:font-name="Arial" style:font-name-asian="Lucida Sans Unicode" style:font-name-complex="Tahoma"/>
    </style:style>
    <style:style style:data-style-name="n980027" style:family="table-cell" style:name="ad4436e">
      <style:table-cell-properties fo:border="1.0pt solid #000000" style:decimal-places="2"/>
      <style:paragraph-properties style:tab-stop-distance="1.25cm"/>
      <style:text-properties style:font-name="Arial" style:font-name-asian="Lucida Sans Unicode" style:font-name-complex="Tahoma"/>
    </style:style>
    <style:style style:data-style-name="nd18a99" style:family="table-cell" style:name="a07a166">
      <style:table-cell-properties fo:border="1.0pt solid #000000" style:decimal-places="2"/>
      <style:paragraph-properties style:tab-stop-distance="1.25cm"/>
      <style:text-properties style:font-name="Arial" style:font-name-asian="Lucida Sans Unicode" style:font-name-complex="Tahoma"/>
    </style:style>
    <style:style style:data-style-name="n944515" style:family="table-cell" style:name="a56360b">
      <style:table-cell-properties fo:border="1.0pt solid #000000" style:decimal-places="2"/>
      <style:paragraph-properties style:tab-stop-distance="1.25cm"/>
      <style:text-properties style:font-name="Arial" style:font-name-asian="Lucida Sans Unicode" style:font-name-complex="Tahoma"/>
    </style:style>
    <style:style style:data-style-name="n244366" style:family="table-cell" style:name="ad85fa5">
      <style:table-cell-properties fo:border="1.0pt solid #000000" style:decimal-places="2"/>
      <style:paragraph-properties style:tab-stop-distance="1.25cm"/>
      <style:text-properties style:font-name="Arial" style:font-name-asian="Lucida Sans Unicode" style:font-name-complex="Tahoma"/>
    </style:style>
    <style:style style:data-style-name="n370445" style:family="table-cell" style:name="a3169f4">
      <style:table-cell-properties fo:border="1.0pt solid #000000" style:decimal-places="2"/>
      <style:paragraph-properties style:tab-stop-distance="1.25cm"/>
      <style:text-properties style:font-name="Arial" style:font-name-asian="Lucida Sans Unicode" style:font-name-complex="Tahoma"/>
    </style:style>
    <style:style style:data-style-name="ncc99ec" style:family="table-cell" style:name="a451449">
      <style:table-cell-properties fo:border="1.0pt solid #000000" style:decimal-places="2"/>
      <style:paragraph-properties style:tab-stop-distance="1.25cm"/>
      <style:text-properties style:font-name="Arial" style:font-name-asian="Lucida Sans Unicode" style:font-name-complex="Tahoma"/>
    </style:style>
    <style:style style:data-style-name="n92bf23" style:family="table-cell" style:name="acabfc0">
      <style:table-cell-properties fo:border="1.0pt solid #000000" style:decimal-places="2"/>
      <style:paragraph-properties style:tab-stop-distance="1.25cm"/>
      <style:text-properties style:font-name="Arial" style:font-name-asian="Lucida Sans Unicode" style:font-name-complex="Tahoma"/>
    </style:style>
    <style:style style:data-style-name="n1b8f74" style:family="table-cell" style:name="a5b205f">
      <style:table-cell-properties fo:border="1.0pt solid #000000" style:decimal-places="2"/>
      <style:paragraph-properties style:tab-stop-distance="1.25cm"/>
      <style:text-properties style:font-name="Arial" style:font-name-asian="Lucida Sans Unicode" style:font-name-complex="Tahoma"/>
    </style:style>
    <style:style style:data-style-name="na7bc6c" style:family="table-cell" style:name="a8ddd4f">
      <style:table-cell-properties fo:border="1.0pt solid #000000" style:decimal-places="2"/>
      <style:paragraph-properties style:tab-stop-distance="1.25cm"/>
      <style:text-properties style:font-name="Arial" style:font-name-asian="Lucida Sans Unicode" style:font-name-complex="Tahoma"/>
    </style:style>
    <style:style style:data-style-name="nc52193" style:family="table-cell" style:name="a153e6c">
      <style:table-cell-properties fo:border="1.0pt solid #000000" style:decimal-places="2"/>
      <style:paragraph-properties style:tab-stop-distance="1.25cm"/>
      <style:text-properties style:font-name="Arial" style:font-name-asian="Lucida Sans Unicode" style:font-name-complex="Tahoma"/>
    </style:style>
    <style:style style:data-style-name="n99547b" style:family="table-cell" style:name="a93143e">
      <style:table-cell-properties fo:border="1.0pt solid #000000" style:decimal-places="2"/>
      <style:paragraph-properties style:tab-stop-distance="1.25cm"/>
      <style:text-properties style:font-name="Arial" style:font-name-asian="Lucida Sans Unicode" style:font-name-complex="Tahoma"/>
    </style:style>
    <style:style style:data-style-name="nb4e8c8" style:family="table-cell" style:name="acb508b">
      <style:table-cell-properties fo:border="1.0pt solid #000000" style:decimal-places="2"/>
      <style:paragraph-properties style:tab-stop-distance="1.25cm"/>
      <style:text-properties style:font-name="Arial" style:font-name-asian="Lucida Sans Unicode" style:font-name-complex="Tahoma"/>
    </style:style>
    <style:style style:data-style-name="nfaa732" style:family="table-cell" style:name="a57f953">
      <style:table-cell-properties fo:border="1.0pt solid #000000" style:decimal-places="2"/>
      <style:paragraph-properties style:tab-stop-distance="1.25cm"/>
      <style:text-properties style:font-name="Arial" style:font-name-asian="Lucida Sans Unicode" style:font-name-complex="Tahoma"/>
    </style:style>
    <style:style style:data-style-name="ne32752" style:family="table-cell" style:name="aee193e">
      <style:table-cell-properties fo:border="1.0pt solid #000000" style:decimal-places="2"/>
      <style:paragraph-properties style:tab-stop-distance="1.25cm"/>
      <style:text-properties style:font-name="Arial" style:font-name-asian="Lucida Sans Unicode" style:font-name-complex="Tahoma"/>
    </style:style>
    <style:style style:data-style-name="n8c7942" style:family="table-cell" style:name="a3d8489">
      <style:table-cell-properties fo:border="1.0pt solid #000000" style:decimal-places="2"/>
      <style:paragraph-properties style:tab-stop-distance="1.25cm"/>
      <style:text-properties style:font-name="Arial" style:font-name-asian="Lucida Sans Unicode" style:font-name-complex="Tahoma"/>
    </style:style>
    <style:style style:data-style-name="nac1b67" style:family="table-cell" style:name="a565fa9">
      <style:table-cell-properties fo:border="1.0pt solid #000000" style:decimal-places="2"/>
      <style:paragraph-properties style:tab-stop-distance="1.25cm"/>
      <style:text-properties style:font-name="Arial" style:font-name-asian="Lucida Sans Unicode" style:font-name-complex="Tahoma"/>
    </style:style>
    <style:style style:data-style-name="n59cc2c" style:family="table-cell" style:name="aa7d8b8">
      <style:table-cell-properties fo:border="1.0pt solid #000000" style:decimal-places="2"/>
      <style:paragraph-properties style:tab-stop-distance="1.25cm"/>
      <style:text-properties style:font-name="Arial" style:font-name-asian="Lucida Sans Unicode" style:font-name-complex="Tahoma"/>
    </style:style>
    <style:style style:data-style-name="na7078e" style:family="table-cell" style:name="a25b954">
      <style:table-cell-properties fo:border="1.0pt solid #000000" style:decimal-places="2"/>
      <style:paragraph-properties style:tab-stop-distance="1.25cm"/>
      <style:text-properties style:font-name="Arial" style:font-name-asian="Lucida Sans Unicode" style:font-name-complex="Tahoma"/>
    </style:style>
    <style:style style:data-style-name="n860cd7" style:family="table-cell" style:name="aca4d00">
      <style:table-cell-properties fo:border="1.0pt solid #000000" style:decimal-places="2"/>
      <style:paragraph-properties style:tab-stop-distance="1.25cm"/>
      <style:text-properties style:font-name="Arial" style:font-name-asian="Lucida Sans Unicode" style:font-name-complex="Tahoma"/>
    </style:style>
    <style:style style:data-style-name="nac7bb7" style:family="table-cell" style:name="a1840d7">
      <style:table-cell-properties fo:border="1.0pt solid #000000" style:decimal-places="2"/>
      <style:paragraph-properties style:tab-stop-distance="1.25cm"/>
      <style:text-properties style:font-name="Arial" style:font-name-asian="Lucida Sans Unicode" style:font-name-complex="Tahoma"/>
    </style:style>
    <style:style style:data-style-name="n6377bc" style:family="table-cell" style:name="afd4176">
      <style:table-cell-properties fo:border="1.0pt solid #000000" style:decimal-places="2"/>
      <style:paragraph-properties style:tab-stop-distance="1.25cm"/>
      <style:text-properties style:font-name="Arial" style:font-name-asian="Lucida Sans Unicode" style:font-name-complex="Tahoma"/>
    </style:style>
    <style:style style:data-style-name="nc23176" style:family="table-cell" style:name="a0321ec">
      <style:table-cell-properties fo:border="1.0pt solid #000000" style:decimal-places="2"/>
      <style:paragraph-properties style:tab-stop-distance="1.25cm"/>
      <style:text-properties style:font-name="Arial" style:font-name-asian="Lucida Sans Unicode" style:font-name-complex="Tahoma"/>
    </style:style>
    <style:style style:data-style-name="n4b13f7" style:family="table-cell" style:name="a45ebce">
      <style:table-cell-properties fo:border="1.0pt solid #000000" style:decimal-places="2"/>
      <style:paragraph-properties style:tab-stop-distance="1.25cm"/>
      <style:text-properties style:font-name="Arial" style:font-name-asian="Lucida Sans Unicode" style:font-name-complex="Tahoma"/>
    </style:style>
    <style:style style:data-style-name="ne54b0f" style:family="table-cell" style:name="ab958c9">
      <style:table-cell-properties fo:border="1.0pt solid #000000" style:decimal-places="2"/>
      <style:paragraph-properties style:tab-stop-distance="1.25cm"/>
      <style:text-properties style:font-name="Arial" style:font-name-asian="Lucida Sans Unicode" style:font-name-complex="Tahoma"/>
    </style:style>
    <style:style style:data-style-name="n3da944" style:family="table-cell" style:name="ac1dfd6">
      <style:table-cell-properties fo:border="1.0pt solid #000000" style:decimal-places="2"/>
      <style:paragraph-properties style:tab-stop-distance="1.25cm"/>
      <style:text-properties style:font-name="Arial" style:font-name-asian="Lucida Sans Unicode" style:font-name-complex="Tahoma"/>
    </style:style>
    <style:style style:data-style-name="nedd74b" style:family="table-cell" style:name="a678bd7">
      <style:table-cell-properties fo:border="1.0pt solid #000000" style:decimal-places="2"/>
      <style:paragraph-properties style:tab-stop-distance="1.25cm"/>
      <style:text-properties style:font-name="Arial" style:font-name-asian="Lucida Sans Unicode" style:font-name-complex="Tahoma"/>
    </style:style>
    <style:style style:data-style-name="n2cb9a1" style:family="table-cell" style:name="a6be32a">
      <style:table-cell-properties fo:border="1.0pt solid #000000" style:decimal-places="2"/>
      <style:paragraph-properties style:tab-stop-distance="1.25cm"/>
      <style:text-properties style:font-name="Arial" style:font-name-asian="Lucida Sans Unicode" style:font-name-complex="Tahoma"/>
    </style:style>
    <style:style style:data-style-name="n6cf220" style:family="table-cell" style:name="ab6c40f">
      <style:table-cell-properties fo:border="1.0pt solid #000000" style:decimal-places="2"/>
      <style:paragraph-properties style:tab-stop-distance="1.25cm"/>
      <style:text-properties style:font-name="Arial" style:font-name-asian="Lucida Sans Unicode" style:font-name-complex="Tahoma"/>
    </style:style>
    <style:style style:data-style-name="nfec6ea" style:family="table-cell" style:name="a1cda5d">
      <style:table-cell-properties fo:border="1.0pt solid #000000" style:decimal-places="2"/>
      <style:paragraph-properties style:tab-stop-distance="1.25cm"/>
      <style:text-properties style:font-name="Arial" style:font-name-asian="Lucida Sans Unicode" style:font-name-complex="Tahoma"/>
    </style:style>
    <style:style style:data-style-name="n6d50ef" style:family="table-cell" style:name="a4d39a1">
      <style:table-cell-properties fo:border="1.0pt solid #000000" style:decimal-places="2"/>
      <style:paragraph-properties style:tab-stop-distance="1.25cm"/>
      <style:text-properties style:font-name="Arial" style:font-name-asian="Lucida Sans Unicode" style:font-name-complex="Tahoma"/>
    </style:style>
    <style:style style:data-style-name="nc164b8" style:family="table-cell" style:name="a659170">
      <style:table-cell-properties fo:border="1.0pt solid #000000" style:decimal-places="2"/>
      <style:paragraph-properties style:tab-stop-distance="1.25cm"/>
      <style:text-properties style:font-name="Arial" style:font-name-asian="Lucida Sans Unicode" style:font-name-complex="Tahoma"/>
    </style:style>
    <style:style style:data-style-name="n3e15f3" style:family="table-cell" style:name="a09afa8">
      <style:table-cell-properties fo:border="1.0pt solid #000000" style:decimal-places="2"/>
      <style:paragraph-properties style:tab-stop-distance="1.25cm"/>
      <style:text-properties style:font-name="Arial" style:font-name-asian="Lucida Sans Unicode" style:font-name-complex="Tahoma"/>
    </style:style>
    <style:style style:data-style-name="na5e874" style:family="table-cell" style:name="a7c0887">
      <style:table-cell-properties fo:border="1.0pt solid #000000" style:decimal-places="2"/>
      <style:paragraph-properties style:tab-stop-distance="1.25cm"/>
      <style:text-properties style:font-name="Arial" style:font-name-asian="Lucida Sans Unicode" style:font-name-complex="Tahoma"/>
    </style:style>
    <style:style style:data-style-name="nb16ecc" style:family="table-cell" style:name="a223310">
      <style:table-cell-properties fo:border="1.0pt solid #000000" style:decimal-places="2"/>
      <style:paragraph-properties style:tab-stop-distance="1.25cm"/>
      <style:text-properties style:font-name="Arial" style:font-name-asian="Lucida Sans Unicode" style:font-name-complex="Tahoma"/>
    </style:style>
    <style:style style:data-style-name="n0caddc" style:family="table-cell" style:name="ac408fb">
      <style:table-cell-properties fo:border="1.0pt solid #000000" style:decimal-places="2"/>
      <style:paragraph-properties style:tab-stop-distance="1.25cm"/>
      <style:text-properties style:font-name="Arial" style:font-name-asian="Lucida Sans Unicode" style:font-name-complex="Tahoma"/>
    </style:style>
    <style:style style:data-style-name="n59fe42" style:family="table-cell" style:name="affbded">
      <style:table-cell-properties fo:border="1.0pt solid #000000" style:decimal-places="2"/>
      <style:paragraph-properties style:tab-stop-distance="1.25cm"/>
      <style:text-properties style:font-name="Arial" style:font-name-asian="Lucida Sans Unicode" style:font-name-complex="Tahoma"/>
    </style:style>
    <style:style style:data-style-name="n9082b2" style:family="table-cell" style:name="ab65656">
      <style:table-cell-properties fo:border="1.0pt solid #000000" style:decimal-places="2"/>
      <style:paragraph-properties style:tab-stop-distance="1.25cm"/>
      <style:text-properties style:font-name="Arial" style:font-name-asian="Lucida Sans Unicode" style:font-name-complex="Tahoma"/>
    </style:style>
    <style:style style:data-style-name="nb81520" style:family="table-cell" style:name="ab681f4">
      <style:table-cell-properties fo:border="1.0pt solid #000000" style:decimal-places="2"/>
      <style:paragraph-properties style:tab-stop-distance="1.25cm"/>
      <style:text-properties style:font-name="Arial" style:font-name-asian="Lucida Sans Unicode" style:font-name-complex="Tahoma"/>
    </style:style>
    <style:style style:data-style-name="ne96c60" style:family="table-cell" style:name="a0711df">
      <style:table-cell-properties fo:border="1.0pt solid #000000" style:decimal-places="2"/>
      <style:paragraph-properties style:tab-stop-distance="1.25cm"/>
      <style:text-properties style:font-name="Arial" style:font-name-asian="Lucida Sans Unicode" style:font-name-complex="Tahoma"/>
    </style:style>
    <style:style style:data-style-name="nd05167" style:family="table-cell" style:name="a9bb1c7">
      <style:table-cell-properties fo:border="1.0pt solid #000000" style:decimal-places="2"/>
      <style:paragraph-properties style:tab-stop-distance="1.25cm"/>
      <style:text-properties style:font-name="Arial" style:font-name-asian="Lucida Sans Unicode" style:font-name-complex="Tahoma"/>
    </style:style>
    <style:style style:data-style-name="n621073" style:family="table-cell" style:name="ad21ea7">
      <style:table-cell-properties fo:border="1.0pt solid #000000" style:decimal-places="2"/>
      <style:paragraph-properties style:tab-stop-distance="1.25cm"/>
      <style:text-properties style:font-name="Arial" style:font-name-asian="Lucida Sans Unicode" style:font-name-complex="Tahoma"/>
    </style:style>
    <style:style style:data-style-name="n5cec26" style:family="table-cell" style:name="a0eca48">
      <style:table-cell-properties fo:border="1.0pt solid #000000" style:decimal-places="2"/>
      <style:paragraph-properties style:tab-stop-distance="1.25cm"/>
      <style:text-properties style:font-name="Arial" style:font-name-asian="Lucida Sans Unicode" style:font-name-complex="Tahoma"/>
    </style:style>
    <style:style style:data-style-name="ne5ec97" style:family="table-cell" style:name="a5ebf64">
      <style:table-cell-properties fo:border="1.0pt solid #000000" style:decimal-places="2"/>
      <style:paragraph-properties style:tab-stop-distance="1.25cm"/>
      <style:text-properties style:font-name="Arial" style:font-name-asian="Lucida Sans Unicode" style:font-name-complex="Tahoma"/>
    </style:style>
    <style:style style:data-style-name="n7caa11" style:family="table-cell" style:name="ac2da32">
      <style:table-cell-properties fo:border="1.0pt solid #000000" style:decimal-places="2"/>
      <style:paragraph-properties style:tab-stop-distance="1.25cm"/>
      <style:text-properties style:font-name="Arial" style:font-name-asian="Lucida Sans Unicode" style:font-name-complex="Tahoma"/>
    </style:style>
    <style:style style:data-style-name="nc0688c" style:family="table-cell" style:name="a49865f">
      <style:table-cell-properties fo:border="1.0pt solid #000000" style:decimal-places="2"/>
      <style:paragraph-properties style:tab-stop-distance="1.25cm"/>
      <style:text-properties style:font-name="Arial" style:font-name-asian="Lucida Sans Unicode" style:font-name-complex="Tahoma"/>
    </style:style>
    <style:style style:data-style-name="n49db2c" style:family="table-cell" style:name="aed5799">
      <style:table-cell-properties fo:border="1.0pt solid #000000" style:decimal-places="2"/>
      <style:paragraph-properties style:tab-stop-distance="1.25cm"/>
      <style:text-properties style:font-name="Arial" style:font-name-asian="Lucida Sans Unicode" style:font-name-complex="Tahoma"/>
    </style:style>
    <style:style style:data-style-name="n0db247" style:family="table-cell" style:name="ad84360">
      <style:table-cell-properties fo:border="1.0pt solid #000000" style:decimal-places="2"/>
      <style:paragraph-properties style:tab-stop-distance="1.25cm"/>
      <style:text-properties style:font-name="Arial" style:font-name-asian="Lucida Sans Unicode" style:font-name-complex="Tahoma"/>
    </style:style>
    <style:style style:data-style-name="n713845" style:family="table-cell" style:name="ad0f818">
      <style:table-cell-properties fo:border="1.0pt solid #000000" style:decimal-places="2"/>
      <style:paragraph-properties style:tab-stop-distance="1.25cm"/>
      <style:text-properties style:font-name="Arial" style:font-name-asian="Lucida Sans Unicode" style:font-name-complex="Tahoma"/>
    </style:style>
    <style:style style:data-style-name="ndbe626" style:family="table-cell" style:name="a1e2263">
      <style:table-cell-properties fo:border="1.0pt solid #000000" style:decimal-places="2"/>
      <style:paragraph-properties style:tab-stop-distance="1.25cm"/>
      <style:text-properties style:font-name="Arial" style:font-name-asian="Lucida Sans Unicode" style:font-name-complex="Tahoma"/>
    </style:style>
    <style:style style:data-style-name="nb27319" style:family="table-cell" style:name="a4cf9cd">
      <style:table-cell-properties fo:border="1.0pt solid #000000" style:decimal-places="2"/>
      <style:paragraph-properties style:tab-stop-distance="1.25cm"/>
      <style:text-properties style:font-name="Arial" style:font-name-asian="Lucida Sans Unicode" style:font-name-complex="Tahoma"/>
    </style:style>
    <style:style style:data-style-name="n592099" style:family="table-cell" style:name="ad1e957">
      <style:table-cell-properties fo:border="1.0pt solid #000000" style:decimal-places="2"/>
      <style:paragraph-properties style:tab-stop-distance="1.25cm"/>
      <style:text-properties style:font-name="Arial" style:font-name-asian="Lucida Sans Unicode" style:font-name-complex="Tahoma"/>
    </style:style>
    <style:style style:data-style-name="nebdf73" style:family="table-cell" style:name="ae99872">
      <style:table-cell-properties fo:border="1.0pt solid #000000" style:decimal-places="2"/>
      <style:paragraph-properties style:tab-stop-distance="1.25cm"/>
      <style:text-properties style:font-name="Arial" style:font-name-asian="Lucida Sans Unicode" style:font-name-complex="Tahoma"/>
    </style:style>
    <style:style style:data-style-name="naa55e2" style:family="table-cell" style:name="a2c7267">
      <style:table-cell-properties fo:border="1.0pt solid #000000" style:decimal-places="2"/>
      <style:paragraph-properties style:tab-stop-distance="1.25cm"/>
      <style:text-properties style:font-name="Arial" style:font-name-asian="Lucida Sans Unicode" style:font-name-complex="Tahoma"/>
    </style:style>
    <style:style style:data-style-name="n1b6533" style:family="table-cell" style:name="a5a4b2a">
      <style:table-cell-properties fo:border="1.0pt solid #000000" style:decimal-places="2"/>
      <style:paragraph-properties style:tab-stop-distance="1.25cm"/>
      <style:text-properties style:font-name="Arial" style:font-name-asian="Lucida Sans Unicode" style:font-name-complex="Tahoma"/>
    </style:style>
    <style:style style:data-style-name="ncf2b2d" style:family="table-cell" style:name="a65636a">
      <style:table-cell-properties fo:border="1.0pt solid #000000" style:decimal-places="2"/>
      <style:paragraph-properties style:tab-stop-distance="1.25cm"/>
      <style:text-properties style:font-name="Arial" style:font-name-asian="Lucida Sans Unicode" style:font-name-complex="Tahoma"/>
    </style:style>
    <style:style style:data-style-name="nead541" style:family="table-cell" style:name="a831cc8">
      <style:table-cell-properties fo:border="1.0pt solid #000000" style:decimal-places="2"/>
      <style:paragraph-properties style:tab-stop-distance="1.25cm"/>
      <style:text-properties style:font-name="Arial" style:font-name-asian="Lucida Sans Unicode" style:font-name-complex="Tahoma"/>
    </style:style>
    <style:style style:data-style-name="nee6b9d" style:family="table-cell" style:name="af6fa84">
      <style:table-cell-properties fo:border="1.0pt solid #000000" style:decimal-places="2"/>
      <style:paragraph-properties style:tab-stop-distance="1.25cm"/>
      <style:text-properties style:font-name="Arial" style:font-name-asian="Lucida Sans Unicode" style:font-name-complex="Tahoma"/>
    </style:style>
    <style:style style:data-style-name="n4ad13f" style:family="table-cell" style:name="ab139bc">
      <style:table-cell-properties fo:border="1.0pt solid #000000" style:decimal-places="2"/>
      <style:paragraph-properties style:tab-stop-distance="1.25cm"/>
      <style:text-properties style:font-name="Arial" style:font-name-asian="Lucida Sans Unicode" style:font-name-complex="Tahoma"/>
    </style:style>
    <style:style style:data-style-name="n1a0175" style:family="table-cell" style:name="a72d31e">
      <style:table-cell-properties fo:border="1.0pt solid #000000" style:decimal-places="2"/>
      <style:paragraph-properties style:tab-stop-distance="1.25cm"/>
      <style:text-properties style:font-name="Arial" style:font-name-asian="Lucida Sans Unicode" style:font-name-complex="Tahoma"/>
    </style:style>
    <style:style style:data-style-name="n8b4db1" style:family="table-cell" style:name="a34ebea">
      <style:table-cell-properties fo:border="1.0pt solid #000000" style:decimal-places="2"/>
      <style:paragraph-properties style:tab-stop-distance="1.25cm"/>
      <style:text-properties style:font-name="Arial" style:font-name-asian="Lucida Sans Unicode" style:font-name-complex="Tahoma"/>
    </style:style>
    <style:style style:data-style-name="n2577fb" style:family="table-cell" style:name="a9005a8">
      <style:table-cell-properties fo:border="1.0pt solid #000000" style:decimal-places="2"/>
      <style:paragraph-properties style:tab-stop-distance="1.25cm"/>
      <style:text-properties style:font-name="Arial" style:font-name-asian="Lucida Sans Unicode" style:font-name-complex="Tahoma"/>
    </style:style>
    <style:style style:data-style-name="nf19826" style:family="table-cell" style:name="ac5edfb">
      <style:table-cell-properties fo:border="1.0pt solid #000000" style:decimal-places="2"/>
      <style:paragraph-properties style:tab-stop-distance="1.25cm"/>
      <style:text-properties style:font-name="Arial" style:font-name-asian="Lucida Sans Unicode" style:font-name-complex="Tahoma"/>
    </style:style>
    <style:style style:data-style-name="n41d690" style:family="table-cell" style:name="a1a37eb">
      <style:table-cell-properties fo:border="1.0pt solid #000000" style:decimal-places="2"/>
      <style:paragraph-properties style:tab-stop-distance="1.25cm"/>
      <style:text-properties style:font-name="Arial" style:font-name-asian="Lucida Sans Unicode" style:font-name-complex="Tahoma"/>
    </style:style>
    <style:style style:data-style-name="nfd512b" style:family="table-cell" style:name="ac78511">
      <style:table-cell-properties fo:border="1.0pt solid #000000" style:decimal-places="2"/>
      <style:paragraph-properties style:tab-stop-distance="1.25cm"/>
      <style:text-properties style:font-name="Arial" style:font-name-asian="Lucida Sans Unicode" style:font-name-complex="Tahoma"/>
    </style:style>
    <style:style style:data-style-name="n6b0099" style:family="table-cell" style:name="a605ac7">
      <style:table-cell-properties fo:border="1.0pt solid #000000" style:decimal-places="2"/>
      <style:paragraph-properties style:tab-stop-distance="1.25cm"/>
      <style:text-properties style:font-name="Arial" style:font-name-asian="Lucida Sans Unicode" style:font-name-complex="Tahoma"/>
    </style:style>
    <style:style style:data-style-name="n0a3ee2" style:family="table-cell" style:name="a6968d4">
      <style:table-cell-properties fo:border="1.0pt solid #000000" style:decimal-places="2"/>
      <style:paragraph-properties style:tab-stop-distance="1.25cm"/>
      <style:text-properties style:font-name="Arial" style:font-name-asian="Lucida Sans Unicode" style:font-name-complex="Tahoma"/>
    </style:style>
    <style:style style:data-style-name="nf3497e" style:family="table-cell" style:name="abc2da1">
      <style:table-cell-properties fo:border="1.0pt solid #000000" style:decimal-places="2"/>
      <style:paragraph-properties style:tab-stop-distance="1.25cm"/>
      <style:text-properties style:font-name="Arial" style:font-name-asian="Lucida Sans Unicode" style:font-name-complex="Tahoma"/>
    </style:style>
    <style:style style:data-style-name="n644714" style:family="table-cell" style:name="ae26f45">
      <style:table-cell-properties fo:border="1.0pt solid #000000" style:decimal-places="2"/>
      <style:paragraph-properties style:tab-stop-distance="1.25cm"/>
      <style:text-properties style:font-name="Arial" style:font-name-asian="Lucida Sans Unicode" style:font-name-complex="Tahoma"/>
    </style:style>
    <style:style style:data-style-name="n4fec42" style:family="table-cell" style:name="a486ef1">
      <style:table-cell-properties fo:border="1.0pt solid #000000" style:decimal-places="2"/>
      <style:paragraph-properties style:tab-stop-distance="1.25cm"/>
      <style:text-properties style:font-name="Arial" style:font-name-asian="Lucida Sans Unicode" style:font-name-complex="Tahoma"/>
    </style:style>
    <style:style style:data-style-name="n3da771" style:family="table-cell" style:name="a4b72eb">
      <style:table-cell-properties fo:border="1.0pt solid #000000" style:decimal-places="2"/>
      <style:paragraph-properties style:tab-stop-distance="1.25cm"/>
      <style:text-properties style:font-name="Arial" style:font-name-asian="Lucida Sans Unicode" style:font-name-complex="Tahoma"/>
    </style:style>
    <style:style style:data-style-name="n1c60cd" style:family="table-cell" style:name="a0e249d">
      <style:table-cell-properties fo:border="1.0pt solid #000000" style:decimal-places="2"/>
      <style:paragraph-properties style:tab-stop-distance="1.25cm"/>
      <style:text-properties style:font-name="Arial" style:font-name-asian="Lucida Sans Unicode" style:font-name-complex="Tahoma"/>
    </style:style>
    <style:style style:data-style-name="ne5f2a8" style:family="table-cell" style:name="a793f0e">
      <style:table-cell-properties fo:border="1.0pt solid #000000" style:decimal-places="2"/>
      <style:paragraph-properties style:tab-stop-distance="1.25cm"/>
      <style:text-properties style:font-name="Arial" style:font-name-asian="Lucida Sans Unicode" style:font-name-complex="Tahoma"/>
    </style:style>
    <style:style style:data-style-name="nb6cf58" style:family="table-cell" style:name="a00de24">
      <style:table-cell-properties fo:border="1.0pt solid #000000" style:decimal-places="2"/>
      <style:paragraph-properties style:tab-stop-distance="1.25cm"/>
      <style:text-properties style:font-name="Arial" style:font-name-asian="Lucida Sans Unicode" style:font-name-complex="Tahoma"/>
    </style:style>
    <style:style style:data-style-name="n9752f0" style:family="table-cell" style:name="a34b745">
      <style:table-cell-properties fo:border="1.0pt solid #000000" style:decimal-places="2"/>
      <style:paragraph-properties style:tab-stop-distance="1.25cm"/>
      <style:text-properties style:font-name="Arial" style:font-name-asian="Lucida Sans Unicode" style:font-name-complex="Tahoma"/>
    </style:style>
    <style:style style:data-style-name="nc10f96" style:family="table-cell" style:name="a697dc1">
      <style:table-cell-properties fo:border="1.0pt solid #000000" style:decimal-places="2"/>
      <style:paragraph-properties style:tab-stop-distance="1.25cm"/>
      <style:text-properties style:font-name="Arial" style:font-name-asian="Lucida Sans Unicode" style:font-name-complex="Tahoma"/>
    </style:style>
    <style:style style:data-style-name="n279da0" style:family="table-cell" style:name="a462c7d">
      <style:table-cell-properties fo:border="1.0pt solid #000000" style:decimal-places="2"/>
      <style:paragraph-properties style:tab-stop-distance="1.25cm"/>
      <style:text-properties style:font-name="Arial" style:font-name-asian="Lucida Sans Unicode" style:font-name-complex="Tahoma"/>
    </style:style>
    <style:style style:data-style-name="n7a8447" style:family="table-cell" style:name="aae34fa">
      <style:table-cell-properties fo:border="1.0pt solid #000000" style:decimal-places="2"/>
      <style:paragraph-properties style:tab-stop-distance="1.25cm"/>
      <style:text-properties style:font-name="Arial" style:font-name-asian="Lucida Sans Unicode" style:font-name-complex="Tahoma"/>
    </style:style>
    <style:style style:data-style-name="n477d3d" style:family="table-cell" style:name="a75232f">
      <style:table-cell-properties fo:border="1.0pt solid #000000" style:decimal-places="2"/>
      <style:paragraph-properties style:tab-stop-distance="1.25cm"/>
      <style:text-properties style:font-name="Arial" style:font-name-asian="Lucida Sans Unicode" style:font-name-complex="Tahoma"/>
    </style:style>
    <style:style style:data-style-name="n809454" style:family="table-cell" style:name="a403455">
      <style:table-cell-properties fo:border="1.0pt solid #000000" style:decimal-places="2"/>
      <style:paragraph-properties style:tab-stop-distance="1.25cm"/>
      <style:text-properties style:font-name="Arial" style:font-name-asian="Lucida Sans Unicode" style:font-name-complex="Tahoma"/>
    </style:style>
    <style:style style:data-style-name="n8e8e88" style:family="table-cell" style:name="a35f383">
      <style:table-cell-properties fo:border="1.0pt solid #000000" style:decimal-places="2"/>
      <style:paragraph-properties style:tab-stop-distance="1.25cm"/>
      <style:text-properties style:font-name="Arial" style:font-name-asian="Lucida Sans Unicode" style:font-name-complex="Tahoma"/>
    </style:style>
    <style:style style:data-style-name="n23df68" style:family="table-cell" style:name="a535524">
      <style:table-cell-properties fo:border="1.0pt solid #000000" style:decimal-places="2"/>
      <style:paragraph-properties style:tab-stop-distance="1.25cm"/>
      <style:text-properties style:font-name="Arial" style:font-name-asian="Lucida Sans Unicode" style:font-name-complex="Tahoma"/>
    </style:style>
    <style:style style:data-style-name="n34f1f2" style:family="table-cell" style:name="aabe580">
      <style:table-cell-properties fo:border="1.0pt solid #000000" style:decimal-places="2"/>
      <style:paragraph-properties style:tab-stop-distance="1.25cm"/>
      <style:text-properties style:font-name="Arial" style:font-name-asian="Lucida Sans Unicode" style:font-name-complex="Tahoma"/>
    </style:style>
    <style:style style:data-style-name="nc84a74" style:family="table-cell" style:name="a8cff9d">
      <style:table-cell-properties fo:border="1.0pt solid #000000" style:decimal-places="2"/>
      <style:paragraph-properties style:tab-stop-distance="1.25cm"/>
      <style:text-properties style:font-name="Arial" style:font-name-asian="Lucida Sans Unicode" style:font-name-complex="Tahoma"/>
    </style:style>
    <style:style style:data-style-name="nf23d3d" style:family="table-cell" style:name="aa5f899">
      <style:table-cell-properties fo:border="1.0pt solid #000000" style:decimal-places="2"/>
      <style:paragraph-properties style:tab-stop-distance="1.25cm"/>
      <style:text-properties style:font-name="Arial" style:font-name-asian="Lucida Sans Unicode" style:font-name-complex="Tahoma"/>
    </style:style>
    <style:style style:data-style-name="n162a71" style:family="table-cell" style:name="a2cfeb1">
      <style:table-cell-properties fo:border="1.0pt solid #000000" style:decimal-places="2"/>
      <style:paragraph-properties style:tab-stop-distance="1.25cm"/>
      <style:text-properties style:font-name="Arial" style:font-name-asian="Lucida Sans Unicode" style:font-name-complex="Tahoma"/>
    </style:style>
    <style:style style:data-style-name="nbd1597" style:family="table-cell" style:name="a9fa727">
      <style:table-cell-properties fo:border="1.0pt solid #000000" style:decimal-places="2"/>
      <style:paragraph-properties style:tab-stop-distance="1.25cm"/>
      <style:text-properties style:font-name="Arial" style:font-name-asian="Lucida Sans Unicode" style:font-name-complex="Tahoma"/>
    </style:style>
    <style:style style:data-style-name="n132aaf" style:family="table-cell" style:name="a281654">
      <style:table-cell-properties fo:border="1.0pt solid #000000" style:decimal-places="2"/>
      <style:paragraph-properties style:tab-stop-distance="1.25cm"/>
      <style:text-properties style:font-name="Arial" style:font-name-asian="Lucida Sans Unicode" style:font-name-complex="Tahoma"/>
    </style:style>
    <style:style style:data-style-name="ne0e65a" style:family="table-cell" style:name="abaebb2">
      <style:table-cell-properties fo:border="1.0pt solid #000000" style:decimal-places="2"/>
      <style:paragraph-properties style:tab-stop-distance="1.25cm"/>
      <style:text-properties style:font-name="Arial" style:font-name-asian="Lucida Sans Unicode" style:font-name-complex="Tahoma"/>
    </style:style>
    <style:style style:data-style-name="n21fa76" style:family="table-cell" style:name="a08482f">
      <style:table-cell-properties fo:border="1.0pt solid #000000" style:decimal-places="2"/>
      <style:paragraph-properties style:tab-stop-distance="1.25cm"/>
      <style:text-properties style:font-name="Arial" style:font-name-asian="Lucida Sans Unicode" style:font-name-complex="Tahoma"/>
    </style:style>
    <style:style style:data-style-name="n671dda" style:family="table-cell" style:name="a56d709">
      <style:table-cell-properties fo:border="1.0pt solid #000000" style:decimal-places="2"/>
      <style:paragraph-properties style:tab-stop-distance="1.25cm"/>
      <style:text-properties style:font-name="Arial" style:font-name-asian="Lucida Sans Unicode" style:font-name-complex="Tahoma"/>
    </style:style>
    <style:style style:data-style-name="nc6ab73" style:family="table-cell" style:name="a24fdea">
      <style:table-cell-properties fo:border="1.0pt solid #000000" style:decimal-places="2"/>
      <style:paragraph-properties style:tab-stop-distance="1.25cm"/>
      <style:text-properties style:font-name="Arial" style:font-name-asian="Lucida Sans Unicode" style:font-name-complex="Tahoma"/>
    </style:style>
    <style:style style:data-style-name="ne43472" style:family="table-cell" style:name="ae36389">
      <style:table-cell-properties fo:border="1.0pt solid #000000" style:decimal-places="2"/>
      <style:paragraph-properties style:tab-stop-distance="1.25cm"/>
      <style:text-properties style:font-name="Arial" style:font-name-asian="Lucida Sans Unicode" style:font-name-complex="Tahoma"/>
    </style:style>
    <style:style style:data-style-name="n08a487" style:family="table-cell" style:name="a550f8c">
      <style:table-cell-properties fo:border="1.0pt solid #000000" style:decimal-places="2"/>
      <style:paragraph-properties style:tab-stop-distance="1.25cm"/>
      <style:text-properties style:font-name="Arial" style:font-name-asian="Lucida Sans Unicode" style:font-name-complex="Tahoma"/>
    </style:style>
    <style:style style:data-style-name="n4626fe" style:family="table-cell" style:name="a01232e">
      <style:table-cell-properties fo:border="1.0pt solid #000000" style:decimal-places="2"/>
      <style:paragraph-properties style:tab-stop-distance="1.25cm"/>
      <style:text-properties style:font-name="Arial" style:font-name-asian="Lucida Sans Unicode" style:font-name-complex="Tahoma"/>
    </style:style>
    <number:number-style style:name="nc10f96">
      <number:number number:decimal-places="2" number:grouping="true" number:min-integer-digits="1"/>
    </number:number-style>
    <number:number-style style:name="ncf2b2d">
      <number:number number:decimal-places="2" number:grouping="true" number:min-integer-digits="1"/>
    </number:number-style>
    <number:number-style style:name="n0caddc">
      <number:number number:decimal-places="2" number:grouping="true" number:min-integer-digits="1"/>
    </number:number-style>
    <number:number-style style:name="n8c7942">
      <number:number number:decimal-places="2" number:grouping="true" number:min-integer-digits="1"/>
    </number:number-style>
    <number:number-style style:name="nf59d3e">
      <number:number number:decimal-places="2" number:grouping="true" number:min-integer-digits="1"/>
    </number:number-style>
    <number:number-style style:name="nc13bf2">
      <number:number number:decimal-places="2" number:grouping="true" number:min-integer-digits="1"/>
    </number:number-style>
    <number:number-style style:name="n8477d8">
      <number:number number:decimal-places="2" number:grouping="true" number:min-integer-digits="1"/>
    </number:number-style>
    <number:number-style style:name="nf12864">
      <number:number number:decimal-places="2" number:grouping="true" number:min-integer-digits="1"/>
    </number:number-style>
    <number:number-style style:name="n73e024">
      <number:number number:decimal-places="2" number:grouping="true" number:min-integer-digits="1"/>
    </number:number-style>
    <number:number-style style:name="n279da0">
      <number:number number:decimal-places="2" number:grouping="true" number:min-integer-digits="1"/>
    </number:number-style>
    <number:number-style style:name="nead541">
      <number:number number:decimal-places="2" number:grouping="true" number:min-integer-digits="1"/>
    </number:number-style>
    <number:number-style style:name="n59fe42">
      <number:number number:decimal-places="2" number:grouping="true" number:min-integer-digits="1"/>
    </number:number-style>
    <number:number-style style:name="nac1b67">
      <number:number number:decimal-places="2" number:grouping="true" number:min-integer-digits="1"/>
    </number:number-style>
    <number:number-style style:name="nd1a6fd">
      <number:number number:decimal-places="2" number:grouping="true" number:min-integer-digits="1"/>
    </number:number-style>
    <number:number-style style:name="n7cf909">
      <number:number number:decimal-places="2" number:grouping="true" number:min-integer-digits="1"/>
    </number:number-style>
    <number:number-style style:name="n4e7987">
      <number:number number:decimal-places="2" number:grouping="true" number:min-integer-digits="1"/>
    </number:number-style>
    <number:number-style style:name="n849c5e">
      <number:number number:decimal-places="2" number:grouping="true" number:min-integer-digits="1"/>
    </number:number-style>
    <number:number-style style:name="nf258a5">
      <number:number number:decimal-places="2" number:grouping="true" number:min-integer-digits="1"/>
    </number:number-style>
    <number:number-style style:name="n7a8447">
      <number:number number:decimal-places="2" number:grouping="true" number:min-integer-digits="1"/>
    </number:number-style>
    <number:number-style style:name="nee6b9d">
      <number:number number:decimal-places="2" number:grouping="true" number:min-integer-digits="1"/>
    </number:number-style>
    <number:number-style style:name="n9082b2">
      <number:number number:decimal-places="2" number:grouping="true" number:min-integer-digits="1"/>
    </number:number-style>
    <number:number-style style:name="n59cc2c">
      <number:number number:decimal-places="2" number:grouping="true" number:min-integer-digits="1"/>
    </number:number-style>
    <number:number-style style:name="n7b9e0a">
      <number:number number:decimal-places="2" number:grouping="true" number:min-integer-digits="1"/>
    </number:number-style>
    <number:number-style style:name="n1fa3bb">
      <number:number number:decimal-places="2" number:grouping="true" number:min-integer-digits="1"/>
    </number:number-style>
    <number:number-style style:name="ne97a53">
      <number:number number:decimal-places="2" number:grouping="true" number:min-integer-digits="1"/>
    </number:number-style>
    <number:number-style style:name="nf5f195">
      <number:number number:decimal-places="2" number:grouping="true" number:min-integer-digits="1"/>
    </number:number-style>
    <number:number-style style:name="n1549f0">
      <number:number number:decimal-places="2" number:grouping="true" number:min-integer-digits="1"/>
    </number:number-style>
    <number:number-style style:name="n477d3d">
      <number:number number:decimal-places="2" number:grouping="true" number:min-integer-digits="1"/>
    </number:number-style>
    <number:number-style style:name="n4ad13f">
      <number:number number:decimal-places="2" number:grouping="true" number:min-integer-digits="1"/>
    </number:number-style>
    <number:number-style style:name="nb81520">
      <number:number number:decimal-places="2" number:grouping="true" number:min-integer-digits="1"/>
    </number:number-style>
    <number:number-style style:name="na7078e">
      <number:number number:decimal-places="2" number:grouping="true" number:min-integer-digits="1"/>
    </number:number-style>
    <number:number-style style:name="ncb6b5d">
      <number:number number:decimal-places="2" number:grouping="true" number:min-integer-digits="1"/>
    </number:number-style>
    <number:number-style style:name="naf930c">
      <number:number number:decimal-places="2" number:grouping="true" number:min-integer-digits="1"/>
    </number:number-style>
    <number:number-style style:name="n71e755">
      <number:number number:decimal-places="2" number:grouping="true" number:min-integer-digits="1"/>
    </number:number-style>
    <number:number-style style:name="nc404b1">
      <number:number number:decimal-places="2" number:grouping="true" number:min-integer-digits="1"/>
    </number:number-style>
    <number:number-style style:name="n1cdc2a">
      <number:number number:decimal-places="2" number:grouping="true" number:min-integer-digits="1"/>
    </number:number-style>
    <number:number-style style:name="n809454">
      <number:number number:decimal-places="2" number:grouping="true" number:min-integer-digits="1"/>
    </number:number-style>
    <number:number-style style:name="n1a0175">
      <number:number number:decimal-places="2" number:grouping="true" number:min-integer-digits="1"/>
    </number:number-style>
    <number:number-style style:name="ne96c60">
      <number:number number:decimal-places="2" number:grouping="true" number:min-integer-digits="1"/>
    </number:number-style>
    <number:number-style style:name="n860cd7">
      <number:number number:decimal-places="2" number:grouping="true" number:min-integer-digits="1"/>
    </number:number-style>
    <number:number-style style:name="n5297de">
      <number:number number:decimal-places="2" number:grouping="true" number:min-integer-digits="1"/>
    </number:number-style>
    <number:number-style style:name="n2d2028">
      <number:number number:decimal-places="2" number:grouping="true" number:min-integer-digits="1"/>
    </number:number-style>
    <number:number-style style:name="n1a9cbf">
      <number:number number:decimal-places="2" number:grouping="true" number:min-integer-digits="1"/>
    </number:number-style>
    <number:number-style style:name="n46a95d">
      <number:number number:decimal-places="2" number:grouping="true" number:min-integer-digits="1"/>
    </number:number-style>
    <number:number-style style:name="n4ff7a8">
      <number:number number:decimal-places="2" number:grouping="true" number:min-integer-digits="1"/>
    </number:number-style>
    <number:number-style style:name="n8e8e88">
      <number:number number:decimal-places="2" number:grouping="true" number:min-integer-digits="1"/>
    </number:number-style>
    <number:number-style style:name="n8b4db1">
      <number:number number:decimal-places="2" number:grouping="true" number:min-integer-digits="1"/>
    </number:number-style>
    <number:number-style style:name="nd05167">
      <number:number number:decimal-places="2" number:grouping="true" number:min-integer-digits="1"/>
    </number:number-style>
    <number:number-style style:name="nac7bb7">
      <number:number number:decimal-places="2" number:grouping="true" number:min-integer-digits="1"/>
    </number:number-style>
    <number:number-style style:name="n5f7b7b">
      <number:number number:decimal-places="2" number:grouping="true" number:min-integer-digits="1"/>
    </number:number-style>
    <number:number-style style:name="nb6f25a">
      <number:number number:decimal-places="2" number:grouping="true" number:min-integer-digits="1"/>
    </number:number-style>
    <number:number-style style:name="n1c5c94">
      <number:number number:decimal-places="2" number:grouping="true" number:min-integer-digits="1"/>
    </number:number-style>
    <number:number-style style:name="ned48b7">
      <number:number number:decimal-places="2" number:grouping="true" number:min-integer-digits="1"/>
    </number:number-style>
    <number:number-style style:name="nc2334f">
      <number:number number:decimal-places="2" number:grouping="true" number:min-integer-digits="1"/>
    </number:number-style>
    <number:number-style style:name="n23df68">
      <number:number number:decimal-places="2" number:grouping="true" number:min-integer-digits="1"/>
    </number:number-style>
    <number:number-style style:name="n2577fb">
      <number:number number:decimal-places="2" number:grouping="true" number:min-integer-digits="1"/>
    </number:number-style>
    <number:number-style style:name="n621073">
      <number:number number:decimal-places="2" number:grouping="true" number:min-integer-digits="1"/>
    </number:number-style>
    <number:number-style style:name="n6377bc">
      <number:number number:decimal-places="2" number:grouping="true" number:min-integer-digits="1"/>
    </number:number-style>
    <number:number-style style:name="n980027">
      <number:number number:decimal-places="2" number:grouping="true" number:min-integer-digits="1"/>
    </number:number-style>
    <number:number-style style:name="n88f718">
      <number:number number:decimal-places="2" number:grouping="true" number:min-integer-digits="1"/>
    </number:number-style>
    <number:number-style style:name="ne7ee0f">
      <number:number number:decimal-places="2" number:grouping="true" number:min-integer-digits="1"/>
    </number:number-style>
    <number:number-style style:name="nf17022">
      <number:number number:decimal-places="2" number:grouping="true" number:min-integer-digits="1"/>
    </number:number-style>
    <number:number-style style:name="nb42475">
      <number:number number:decimal-places="2" number:grouping="true" number:min-integer-digits="1"/>
    </number:number-style>
    <number:number-style style:name="n34f1f2">
      <number:number number:decimal-places="2" number:grouping="true" number:min-integer-digits="1"/>
    </number:number-style>
    <number:number-style style:name="nf19826">
      <number:number number:decimal-places="2" number:grouping="true" number:min-integer-digits="1"/>
    </number:number-style>
    <number:number-style style:name="n5cec26">
      <number:number number:decimal-places="2" number:grouping="true" number:min-integer-digits="1"/>
    </number:number-style>
    <number:number-style style:name="nc23176">
      <number:number number:decimal-places="2" number:grouping="true" number:min-integer-digits="1"/>
    </number:number-style>
    <number:number-style style:name="nd18a99">
      <number:number number:decimal-places="2" number:grouping="true" number:min-integer-digits="1"/>
    </number:number-style>
    <number:number-style style:name="ndbd2a2">
      <number:number number:decimal-places="2" number:grouping="true" number:min-integer-digits="1"/>
    </number:number-style>
    <number:number-style style:name="ndef291">
      <number:number number:decimal-places="2" number:grouping="true" number:min-integer-digits="1"/>
    </number:number-style>
    <number:number-style style:name="n01bf21">
      <number:number number:decimal-places="2" number:grouping="true" number:min-integer-digits="1"/>
    </number:number-style>
    <number:number-style style:name="n44f3fa">
      <number:number number:decimal-places="2" number:grouping="true" number:min-integer-digits="1"/>
    </number:number-style>
    <number:number-style style:name="nc84a74">
      <number:number number:decimal-places="2" number:grouping="true" number:min-integer-digits="1"/>
    </number:number-style>
    <number:number-style style:name="n41d690">
      <number:number number:decimal-places="2" number:grouping="true" number:min-integer-digits="1"/>
    </number:number-style>
    <number:number-style style:name="ne5ec97">
      <number:number number:decimal-places="2" number:grouping="true" number:min-integer-digits="1"/>
    </number:number-style>
    <number:number-style style:name="n4b13f7">
      <number:number number:decimal-places="2" number:grouping="true" number:min-integer-digits="1"/>
    </number:number-style>
    <number:number-style style:name="n944515">
      <number:number number:decimal-places="2" number:grouping="true" number:min-integer-digits="1"/>
    </number:number-style>
    <number:number-style style:name="nda4d2f">
      <number:number number:decimal-places="2" number:grouping="true" number:min-integer-digits="1"/>
    </number:number-style>
    <number:number-style style:name="n867557">
      <number:number number:decimal-places="2" number:grouping="true" number:min-integer-digits="1"/>
    </number:number-style>
    <number:number-style style:name="n9adad9">
      <number:number number:decimal-places="2" number:grouping="true" number:min-integer-digits="1"/>
    </number:number-style>
    <number:number-style style:name="n03cdd9">
      <number:number number:decimal-places="2" number:grouping="true" number:min-integer-digits="1"/>
    </number:number-style>
    <number:number-style style:name="nf23d3d">
      <number:number number:decimal-places="2" number:grouping="true" number:min-integer-digits="1"/>
    </number:number-style>
    <number:number-style style:name="nfd512b">
      <number:number number:decimal-places="2" number:grouping="true" number:min-integer-digits="1"/>
    </number:number-style>
    <number:number-style style:name="n7caa11">
      <number:number number:decimal-places="2" number:grouping="true" number:min-integer-digits="1"/>
    </number:number-style>
    <number:number-style style:name="ne54b0f">
      <number:number number:decimal-places="2" number:grouping="true" number:min-integer-digits="1"/>
    </number:number-style>
    <number:number-style style:name="n244366">
      <number:number number:decimal-places="2" number:grouping="true" number:min-integer-digits="1"/>
    </number:number-style>
    <number:number-style style:name="n8968ff">
      <number:number number:decimal-places="2" number:grouping="true" number:min-integer-digits="1"/>
    </number:number-style>
    <number:number-style style:name="n06643f">
      <number:number number:decimal-places="2" number:grouping="true" number:min-integer-digits="1"/>
    </number:number-style>
    <number:number-style style:name="nc4a4fa">
      <number:number number:decimal-places="2" number:grouping="true" number:min-integer-digits="1"/>
    </number:number-style>
    <number:number-style style:name="n4c24b1">
      <number:number number:decimal-places="2" number:grouping="true" number:min-integer-digits="1"/>
    </number:number-style>
    <number:number-style style:name="n162a71">
      <number:number number:decimal-places="2" number:grouping="true" number:min-integer-digits="1"/>
    </number:number-style>
    <number:number-style style:name="n6b0099">
      <number:number number:decimal-places="2" number:grouping="true" number:min-integer-digits="1"/>
    </number:number-style>
    <number:number-style style:name="nc0688c">
      <number:number number:decimal-places="2" number:grouping="true" number:min-integer-digits="1"/>
    </number:number-style>
    <number:number-style style:name="n3da944">
      <number:number number:decimal-places="2" number:grouping="true" number:min-integer-digits="1"/>
    </number:number-style>
    <number:number-style style:name="n370445">
      <number:number number:decimal-places="2" number:grouping="true" number:min-integer-digits="1"/>
    </number:number-style>
    <number:number-style style:name="necbb92">
      <number:number number:decimal-places="2" number:grouping="true" number:min-integer-digits="1"/>
    </number:number-style>
    <number:number-style style:name="n368ffe">
      <number:number number:decimal-places="2" number:grouping="true" number:min-integer-digits="1"/>
    </number:number-style>
    <number:number-style style:name="n689979">
      <number:number number:decimal-places="2" number:grouping="true" number:min-integer-digits="1"/>
    </number:number-style>
    <number:number-style style:name="nbd1597">
      <number:number number:decimal-places="2" number:grouping="true" number:min-integer-digits="1"/>
    </number:number-style>
    <number:number-style style:name="n0a3ee2">
      <number:number number:decimal-places="2" number:grouping="true" number:min-integer-digits="1"/>
    </number:number-style>
    <number:number-style style:name="n49db2c">
      <number:number number:decimal-places="2" number:grouping="true" number:min-integer-digits="1"/>
    </number:number-style>
    <number:number-style style:name="nedd74b">
      <number:number number:decimal-places="2" number:grouping="true" number:min-integer-digits="1"/>
    </number:number-style>
    <number:number-style style:name="ncc99ec">
      <number:number number:decimal-places="2" number:grouping="true" number:min-integer-digits="1"/>
    </number:number-style>
    <number:number-style style:name="n705ac6">
      <number:number number:decimal-places="2" number:grouping="true" number:min-integer-digits="1"/>
    </number:number-style>
    <number:number-style style:name="nb3e1cf">
      <number:number number:decimal-places="2" number:grouping="true" number:min-integer-digits="1"/>
    </number:number-style>
    <number:number-style style:name="n6ece04">
      <number:number number:decimal-places="2" number:grouping="true" number:min-integer-digits="1"/>
    </number:number-style>
    <number:number-style style:name="nbedc0a">
      <number:number number:decimal-places="2" number:grouping="true" number:min-integer-digits="1"/>
    </number:number-style>
    <number:number-style style:name="n132aaf">
      <number:number number:decimal-places="2" number:grouping="true" number:min-integer-digits="1"/>
    </number:number-style>
    <number:number-style style:name="nf3497e">
      <number:number number:decimal-places="2" number:grouping="true" number:min-integer-digits="1"/>
    </number:number-style>
    <number:number-style style:name="n0db247">
      <number:number number:decimal-places="2" number:grouping="true" number:min-integer-digits="1"/>
    </number:number-style>
    <number:number-style style:name="n2cb9a1">
      <number:number number:decimal-places="2" number:grouping="true" number:min-integer-digits="1"/>
    </number:number-style>
    <number:number-style style:name="n92bf23">
      <number:number number:decimal-places="2" number:grouping="true" number:min-integer-digits="1"/>
    </number:number-style>
    <number:number-style style:name="na8c97b">
      <number:number number:decimal-places="2" number:grouping="true" number:min-integer-digits="1"/>
    </number:number-style>
    <number:number-style style:name="naa4c69">
      <number:number number:decimal-places="2" number:grouping="true" number:min-integer-digits="1"/>
    </number:number-style>
    <number:number-style style:name="n3501c8">
      <number:number number:decimal-places="2" number:grouping="true" number:min-integer-digits="1"/>
    </number:number-style>
    <number:number-style style:name="nb8a706">
      <number:number number:decimal-places="2" number:grouping="true" number:min-integer-digits="1"/>
    </number:number-style>
    <number:number-style style:name="ne0e65a">
      <number:number number:decimal-places="2" number:grouping="true" number:min-integer-digits="1"/>
    </number:number-style>
    <number:number-style style:name="n644714">
      <number:number number:decimal-places="2" number:grouping="true" number:min-integer-digits="1"/>
    </number:number-style>
    <number:number-style style:name="n713845">
      <number:number number:decimal-places="2" number:grouping="true" number:min-integer-digits="1"/>
    </number:number-style>
    <number:number-style style:name="n6cf220">
      <number:number number:decimal-places="2" number:grouping="true" number:min-integer-digits="1"/>
    </number:number-style>
    <number:number-style style:name="n1b8f74">
      <number:number number:decimal-places="2" number:grouping="true" number:min-integer-digits="1"/>
    </number:number-style>
    <number:number-style style:name="nd13c3f">
      <number:number number:decimal-places="2" number:grouping="true" number:min-integer-digits="1"/>
    </number:number-style>
    <number:number-style style:name="n1287ac">
      <number:number number:decimal-places="2" number:grouping="true" number:min-integer-digits="1"/>
    </number:number-style>
    <number:number-style style:name="nfa86fe">
      <number:number number:decimal-places="2" number:grouping="true" number:min-integer-digits="1"/>
    </number:number-style>
    <number:number-style style:name="n1e0827">
      <number:number number:decimal-places="2" number:grouping="true" number:min-integer-digits="1"/>
    </number:number-style>
    <number:number-style style:name="n21fa76">
      <number:number number:decimal-places="2" number:grouping="true" number:min-integer-digits="1"/>
    </number:number-style>
    <number:number-style style:name="n4fec42">
      <number:number number:decimal-places="2" number:grouping="true" number:min-integer-digits="1"/>
    </number:number-style>
    <number:number-style style:name="ndbe626">
      <number:number number:decimal-places="2" number:grouping="true" number:min-integer-digits="1"/>
    </number:number-style>
    <number:number-style style:name="nfec6ea">
      <number:number number:decimal-places="2" number:grouping="true" number:min-integer-digits="1"/>
    </number:number-style>
    <number:number-style style:name="na7bc6c">
      <number:number number:decimal-places="2" number:grouping="true" number:min-integer-digits="1"/>
    </number:number-style>
    <number:number-style style:name="na5e1c1">
      <number:number number:decimal-places="2" number:grouping="true" number:min-integer-digits="1"/>
    </number:number-style>
    <number:number-style style:name="n92b48f">
      <number:number number:decimal-places="2" number:grouping="true" number:min-integer-digits="1"/>
    </number:number-style>
    <number:number-style style:name="n663431">
      <number:number number:decimal-places="2" number:grouping="true" number:min-integer-digits="1"/>
    </number:number-style>
    <number:number-style style:name="nc74ce5">
      <number:number number:decimal-places="2" number:grouping="true" number:min-integer-digits="1"/>
    </number:number-style>
    <number:number-style style:name="n671dda">
      <number:number number:decimal-places="2" number:grouping="true" number:min-integer-digits="1"/>
    </number:number-style>
    <number:number-style style:name="n3da771">
      <number:number number:decimal-places="2" number:grouping="true" number:min-integer-digits="1"/>
    </number:number-style>
    <number:number-style style:name="nb27319">
      <number:number number:decimal-places="2" number:grouping="true" number:min-integer-digits="1"/>
    </number:number-style>
    <number:number-style style:name="n6d50ef">
      <number:number number:decimal-places="2" number:grouping="true" number:min-integer-digits="1"/>
    </number:number-style>
    <number:number-style style:name="nc52193">
      <number:number number:decimal-places="2" number:grouping="true" number:min-integer-digits="1"/>
    </number:number-style>
    <number:number-style style:name="nb9ab62">
      <number:number number:decimal-places="2" number:grouping="true" number:min-integer-digits="1"/>
    </number:number-style>
    <number:number-style style:name="n879df6">
      <number:number number:decimal-places="2" number:grouping="true" number:min-integer-digits="1"/>
    </number:number-style>
    <number:number-style style:name="n843261">
      <number:number number:decimal-places="2" number:grouping="true" number:min-integer-digits="1"/>
    </number:number-style>
    <number:number-style style:name="nc6ab73">
      <number:number number:decimal-places="2" number:grouping="true" number:min-integer-digits="1"/>
    </number:number-style>
    <number:number-style style:name="n1c60cd">
      <number:number number:decimal-places="2" number:grouping="true" number:min-integer-digits="1"/>
    </number:number-style>
    <number:number-style style:name="n592099">
      <number:number number:decimal-places="2" number:grouping="true" number:min-integer-digits="1"/>
    </number:number-style>
    <number:number-style style:name="nc164b8">
      <number:number number:decimal-places="2" number:grouping="true" number:min-integer-digits="1"/>
    </number:number-style>
    <number:number-style style:name="n99547b">
      <number:number number:decimal-places="2" number:grouping="true" number:min-integer-digits="1"/>
    </number:number-style>
    <number:number-style style:name="n3f47a2">
      <number:number number:decimal-places="2" number:grouping="true" number:min-integer-digits="1"/>
    </number:number-style>
    <number:number-style style:name="na41a79">
      <number:number number:decimal-places="2" number:grouping="true" number:min-integer-digits="1"/>
    </number:number-style>
    <number:number-style style:name="n5cfe3c">
      <number:number number:decimal-places="2" number:grouping="true" number:min-integer-digits="1"/>
    </number:number-style>
    <number:number-style style:name="n4ae1ef">
      <number:number number:decimal-places="2" number:grouping="true" number:min-integer-digits="1"/>
    </number:number-style>
    <number:number-style style:name="ne43472">
      <number:number number:decimal-places="2" number:grouping="true" number:min-integer-digits="1"/>
    </number:number-style>
    <number:number-style style:name="ne5f2a8">
      <number:number number:decimal-places="2" number:grouping="true" number:min-integer-digits="1"/>
    </number:number-style>
    <number:number-style style:name="nebdf73">
      <number:number number:decimal-places="2" number:grouping="true" number:min-integer-digits="1"/>
    </number:number-style>
    <number:number-style style:name="n3e15f3">
      <number:number number:decimal-places="2" number:grouping="true" number:min-integer-digits="1"/>
    </number:number-style>
    <number:number-style style:name="nb4e8c8">
      <number:number number:decimal-places="2" number:grouping="true" number:min-integer-digits="1"/>
    </number:number-style>
    <number:number-style style:name="nd58790">
      <number:number number:decimal-places="2" number:grouping="true" number:min-integer-digits="1"/>
    </number:number-style>
    <number:number-style style:name="na1e2ed">
      <number:number number:decimal-places="2" number:grouping="true" number:min-integer-digits="1"/>
    </number:number-style>
    <number:number-style style:name="n9e08f3">
      <number:number number:decimal-places="2" number:grouping="true" number:min-integer-digits="1"/>
    </number:number-style>
    <number:number-style style:name="n00e8d7">
      <number:number number:decimal-places="2" number:grouping="true" number:min-integer-digits="1"/>
    </number:number-style>
    <number:number-style style:name="n08a487">
      <number:number number:decimal-places="2" number:grouping="true" number:min-integer-digits="1"/>
    </number:number-style>
    <number:number-style style:name="nb6cf58">
      <number:number number:decimal-places="2" number:grouping="true" number:min-integer-digits="1"/>
    </number:number-style>
    <number:number-style style:name="naa55e2">
      <number:number number:decimal-places="2" number:grouping="true" number:min-integer-digits="1"/>
    </number:number-style>
    <number:number-style style:name="na5e874">
      <number:number number:decimal-places="2" number:grouping="true" number:min-integer-digits="1"/>
    </number:number-style>
    <number:number-style style:name="nfaa732">
      <number:number number:decimal-places="2" number:grouping="true" number:min-integer-digits="1"/>
    </number:number-style>
    <number:number-style style:name="n8605e4">
      <number:number number:decimal-places="2" number:grouping="true" number:min-integer-digits="1"/>
    </number:number-style>
    <number:number-style style:name="nf5a33e">
      <number:number number:decimal-places="2" number:grouping="true" number:min-integer-digits="1"/>
    </number:number-style>
    <number:number-style style:name="n006973">
      <number:number number:decimal-places="2" number:grouping="true" number:min-integer-digits="1"/>
    </number:number-style>
    <number:number-style style:name="n5c7ebb">
      <number:number number:decimal-places="2" number:grouping="true" number:min-integer-digits="1"/>
    </number:number-style>
    <number:number-style style:name="n4626fe">
      <number:number number:decimal-places="2" number:grouping="true" number:min-integer-digits="1"/>
    </number:number-style>
    <number:number-style style:name="n9752f0">
      <number:number number:decimal-places="2" number:grouping="true" number:min-integer-digits="1"/>
    </number:number-style>
    <number:number-style style:name="n1b6533">
      <number:number number:decimal-places="2" number:grouping="true" number:min-integer-digits="1"/>
    </number:number-style>
    <number:number-style style:name="nb16ecc">
      <number:number number:decimal-places="2" number:grouping="true" number:min-integer-digits="1"/>
    </number:number-style>
    <number:number-style style:name="ne32752">
      <number:number number:decimal-places="2" number:grouping="true" number:min-integer-digits="1"/>
    </number:number-style>
    <number:number-style style:name="ne062f4">
      <number:number number:decimal-places="2" number:grouping="true" number:min-integer-digits="1"/>
    </number:number-style>
    <number:number-style style:name="n971b9b">
      <number:number number:decimal-places="2" number:grouping="true" number:min-integer-digits="1"/>
    </number:number-style>
    <number:number-style style:name="n7f406a">
      <number:number number:decimal-places="2" number:grouping="true" number:min-integer-digits="1"/>
    </number:number-style>
    <number:number-style style:name="n9a8f28">
      <number:number number:decimal-places="2" number:grouping="true" number:min-integer-digits="1"/>
    </number:number-style>
    <style:style style:family="table" style:name="a5ac8d5">
      <style:table-properties style:width="6.692in" table:align="margins"/>
    </style:style>
    <style:style style:family="table-column" style:name="ae86153">
      <style:table-column-properties style:column-width="1.0556in" style:use-optimal-column-width="true"/>
    </style:style>
    <style:style style:family="table-cell" style:name="ac3ca8e">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olumn" style:name="a76de01">
      <style:table-column-properties style:column-width="8.1948in"/>
    </style:style>
    <style:style style:family="table-cell" style:name="ab9d1f2">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a30750">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f4fca1">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ac4c97">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e952a4">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olumn" style:name="a7b35b7">
      <style:table-column-properties style:column-width="1.0417in"/>
    </style:style>
    <style:style style:family="table-cell" style:name="a8bd4b9">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26671d">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98ae1d">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8ad407">
      <style:table-cell-properties fo:background-color="#d7f1fb" fo:border="1.0pt solid #000000" style:decimal-places="2"/>
      <style:paragraph-properties style:tab-stop-distance="1.25cm"/>
      <style:text-properties fo:font-size="10.0pt" fo:font-weight="bold" style:font-name="Arial" style:font-name-asian="Lucida Sans Unicode" style:font-name-complex="Tahoma"/>
    </style:style>
    <style:style style:family="table-cell" style:name="afdeba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b39d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6012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1589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480f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60a0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cf9a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5998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3305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0d51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4251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a787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bbb9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1102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2bf8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8849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f916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161f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04da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7eac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afcf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f50c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e8b8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7500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926a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91f3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57a5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56ec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b50d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550b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896c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4916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0fa7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290c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381f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8445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9d17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bf65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ba7f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ed99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d9ee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2dd6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bac5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196e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1971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cd14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ca7d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7aa0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5b74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9409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880e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13bf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01b5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ff63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fe91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13d4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f754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e901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5c8f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5c63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9104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86eb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1253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023c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a0a3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1d64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dc61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6ec4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eabf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c3d1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32c4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db4e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60c8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eff6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09c2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7434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3677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4f42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c49b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8537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1d11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c9bc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af00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a4e0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a329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5e32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45c6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e86c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eb84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db55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0b99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bdf8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a1ae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4d53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9a2e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1e77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46f8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4b9a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14a5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5d21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a66f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265c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13bd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edfe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726a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477b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9873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111b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c25f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ee7b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85a6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641a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5b8f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c318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9577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efb6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632d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8e1b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b2e6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5adb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4caa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bc22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1469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80f8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8ab7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21dc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680a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bd1b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bda4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cd79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d5ae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cf8e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cdc3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84d2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9035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5785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945e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e403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21f8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6e7a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69f3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e3ff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9564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06ea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2446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e4d0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0e31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43fc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c2f6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2b16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5bf4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13c6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3d2c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1472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8299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e9c1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9704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1a71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2967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8b13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9959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0f9d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5534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7251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3a8c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d653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c667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6452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fae3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2502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c766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63bb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2b2e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bf64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2c0e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44db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4841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e06c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b6dd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b781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49ef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646c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0c68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b066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f821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9721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d1b7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afc8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0ca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5d50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863a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76de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1c7c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c579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1de1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51c2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f6cd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df55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5407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2f69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5cec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0dbd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23c4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555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a944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da93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c653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90b5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3041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a849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0c22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5a29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d9b6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70ba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d92c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7689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a557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14e0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0144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3195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80f8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950e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b4ea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648f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0b26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dd52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2354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0e4d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90be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a59e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ea38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5661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c81f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3951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600d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68ec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8098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cdc8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b956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acd6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b0b9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6395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7d99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69e9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021d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01f5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b4a1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0891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2d4d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7034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a8b6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a8c4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2c69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6490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0e55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e1cc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7f26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7442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d620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1075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6ecc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e44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e195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ad65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74d6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ceab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4733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b915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9ac3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e396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c6ad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5f2d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ddd1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6254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81cc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86cd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552a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b961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0299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1972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10d39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9175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c0b77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5e05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3eb2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db13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a1ca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d9ce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bbfc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ca36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37cc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bcce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2397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7fcc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ce2a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f335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59a21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d748e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e5a17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898f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8294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78ce2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4b062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253e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0df63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8115e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aaa3f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e6f4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6bb17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9b992">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f2c5c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20b6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b2b03c">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35ad0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92ce5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family="table-cell" style:name="a2dd1c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4e68fe" style:family="table-cell" style:name="a732ba6">
      <style:table-cell-properties fo:border="1.0pt solid #000000" style:decimal-places="2"/>
      <style:paragraph-properties style:tab-stop-distance="1.25cm"/>
      <style:text-properties style:font-name="Arial" style:font-name-asian="Lucida Sans Unicode" style:font-name-complex="Tahoma"/>
    </style:style>
    <style:style style:data-style-name="n10531c" style:family="table-cell" style:name="ace8257">
      <style:table-cell-properties fo:border="1.0pt solid #000000" style:decimal-places="2"/>
      <style:paragraph-properties style:tab-stop-distance="1.25cm"/>
      <style:text-properties style:font-name="Arial" style:font-name-asian="Lucida Sans Unicode" style:font-name-complex="Tahoma"/>
    </style:style>
    <style:style style:data-style-name="n187899" style:family="table-cell" style:name="aec90f0">
      <style:table-cell-properties fo:border="1.0pt solid #000000" style:decimal-places="2"/>
      <style:paragraph-properties style:tab-stop-distance="1.25cm"/>
      <style:text-properties style:font-name="Arial" style:font-name-asian="Lucida Sans Unicode" style:font-name-complex="Tahoma"/>
    </style:style>
    <style:style style:data-style-name="n9853b0" style:family="table-cell" style:name="a24965e">
      <style:table-cell-properties fo:border="1.0pt solid #000000" style:decimal-places="2"/>
      <style:paragraph-properties style:tab-stop-distance="1.25cm"/>
      <style:text-properties style:font-name="Arial" style:font-name-asian="Lucida Sans Unicode" style:font-name-complex="Tahoma"/>
    </style:style>
    <style:style style:data-style-name="n6d68b7" style:family="table-cell" style:name="a802dec">
      <style:table-cell-properties fo:border="1.0pt solid #000000" style:decimal-places="2"/>
      <style:paragraph-properties style:tab-stop-distance="1.25cm"/>
      <style:text-properties style:font-name="Arial" style:font-name-asian="Lucida Sans Unicode" style:font-name-complex="Tahoma"/>
    </style:style>
    <style:style style:data-style-name="n2cddce" style:family="table-cell" style:name="ac35f19">
      <style:table-cell-properties fo:border="1.0pt solid #000000" style:decimal-places="2"/>
      <style:paragraph-properties style:tab-stop-distance="1.25cm"/>
      <style:text-properties style:font-name="Arial" style:font-name-asian="Lucida Sans Unicode" style:font-name-complex="Tahoma"/>
    </style:style>
    <style:style style:data-style-name="nb81b2b" style:family="table-cell" style:name="a8eed2c">
      <style:table-cell-properties fo:border="1.0pt solid #000000" style:decimal-places="2"/>
      <style:paragraph-properties style:tab-stop-distance="1.25cm"/>
      <style:text-properties style:font-name="Arial" style:font-name-asian="Lucida Sans Unicode" style:font-name-complex="Tahoma"/>
    </style:style>
    <style:style style:data-style-name="n017d0a" style:family="table-cell" style:name="a4a8009">
      <style:table-cell-properties fo:border="1.0pt solid #000000" style:decimal-places="2"/>
      <style:paragraph-properties style:tab-stop-distance="1.25cm"/>
      <style:text-properties style:font-name="Arial" style:font-name-asian="Lucida Sans Unicode" style:font-name-complex="Tahoma"/>
    </style:style>
    <style:style style:data-style-name="na48d91" style:family="table-cell" style:name="a2c1f2b">
      <style:table-cell-properties fo:border="1.0pt solid #000000" style:decimal-places="2"/>
      <style:paragraph-properties style:tab-stop-distance="1.25cm"/>
      <style:text-properties style:font-name="Arial" style:font-name-asian="Lucida Sans Unicode" style:font-name-complex="Tahoma"/>
    </style:style>
    <style:style style:data-style-name="ne62fc7" style:family="table-cell" style:name="a7f9e6a">
      <style:table-cell-properties fo:border="1.0pt solid #000000" style:decimal-places="2"/>
      <style:paragraph-properties style:tab-stop-distance="1.25cm"/>
      <style:text-properties style:font-name="Arial" style:font-name-asian="Lucida Sans Unicode" style:font-name-complex="Tahoma"/>
    </style:style>
    <style:style style:data-style-name="n54004f" style:family="table-cell" style:name="af137a8">
      <style:table-cell-properties fo:border="1.0pt solid #000000" style:decimal-places="2"/>
      <style:paragraph-properties style:tab-stop-distance="1.25cm"/>
      <style:text-properties style:font-name="Arial" style:font-name-asian="Lucida Sans Unicode" style:font-name-complex="Tahoma"/>
    </style:style>
    <style:style style:data-style-name="n6b7d96" style:family="table-cell" style:name="a48524f">
      <style:table-cell-properties fo:border="1.0pt solid #000000" style:decimal-places="2"/>
      <style:paragraph-properties style:tab-stop-distance="1.25cm"/>
      <style:text-properties style:font-name="Arial" style:font-name-asian="Lucida Sans Unicode" style:font-name-complex="Tahoma"/>
    </style:style>
    <style:style style:data-style-name="n29bae8" style:family="table-cell" style:name="ad41c1f">
      <style:table-cell-properties fo:border="1.0pt solid #000000" style:decimal-places="2"/>
      <style:paragraph-properties style:tab-stop-distance="1.25cm"/>
      <style:text-properties style:font-name="Arial" style:font-name-asian="Lucida Sans Unicode" style:font-name-complex="Tahoma"/>
    </style:style>
    <style:style style:data-style-name="n457a42" style:family="table-cell" style:name="a94591d">
      <style:table-cell-properties fo:border="1.0pt solid #000000" style:decimal-places="2"/>
      <style:paragraph-properties style:tab-stop-distance="1.25cm"/>
      <style:text-properties style:font-name="Arial" style:font-name-asian="Lucida Sans Unicode" style:font-name-complex="Tahoma"/>
    </style:style>
    <style:style style:data-style-name="na3e111" style:family="table-cell" style:name="a0e3940">
      <style:table-cell-properties fo:border="1.0pt solid #000000" style:decimal-places="2"/>
      <style:paragraph-properties style:tab-stop-distance="1.25cm"/>
      <style:text-properties style:font-name="Arial" style:font-name-asian="Lucida Sans Unicode" style:font-name-complex="Tahoma"/>
    </style:style>
    <style:style style:data-style-name="n81cf61" style:family="table-cell" style:name="aa7b285">
      <style:table-cell-properties fo:border="1.0pt solid #000000" style:decimal-places="2"/>
      <style:paragraph-properties style:tab-stop-distance="1.25cm"/>
      <style:text-properties style:font-name="Arial" style:font-name-asian="Lucida Sans Unicode" style:font-name-complex="Tahoma"/>
    </style:style>
    <style:style style:data-style-name="nf2eaec" style:family="table-cell" style:name="afb80a4">
      <style:table-cell-properties fo:border="1.0pt solid #000000" style:decimal-places="2"/>
      <style:paragraph-properties style:tab-stop-distance="1.25cm"/>
      <style:text-properties style:font-name="Arial" style:font-name-asian="Lucida Sans Unicode" style:font-name-complex="Tahoma"/>
    </style:style>
    <style:style style:data-style-name="nd877ac" style:family="table-cell" style:name="a5d4e43">
      <style:table-cell-properties fo:border="1.0pt solid #000000" style:decimal-places="2"/>
      <style:paragraph-properties style:tab-stop-distance="1.25cm"/>
      <style:text-properties style:font-name="Arial" style:font-name-asian="Lucida Sans Unicode" style:font-name-complex="Tahoma"/>
    </style:style>
    <style:style style:data-style-name="n5deb16" style:family="table-cell" style:name="a8ccf3b">
      <style:table-cell-properties fo:border="1.0pt solid #000000" style:decimal-places="2"/>
      <style:paragraph-properties style:tab-stop-distance="1.25cm"/>
      <style:text-properties style:font-name="Arial" style:font-name-asian="Lucida Sans Unicode" style:font-name-complex="Tahoma"/>
    </style:style>
    <style:style style:data-style-name="n5ab752" style:family="table-cell" style:name="aae8243">
      <style:table-cell-properties fo:border="1.0pt solid #000000" style:decimal-places="2"/>
      <style:paragraph-properties style:tab-stop-distance="1.25cm"/>
      <style:text-properties style:font-name="Arial" style:font-name-asian="Lucida Sans Unicode" style:font-name-complex="Tahoma"/>
    </style:style>
    <style:style style:data-style-name="n2ae432" style:family="table-cell" style:name="a3c5009">
      <style:table-cell-properties fo:border="1.0pt solid #000000" style:decimal-places="2"/>
      <style:paragraph-properties style:tab-stop-distance="1.25cm"/>
      <style:text-properties style:font-name="Arial" style:font-name-asian="Lucida Sans Unicode" style:font-name-complex="Tahoma"/>
    </style:style>
    <style:style style:data-style-name="n0d40b6" style:family="table-cell" style:name="a9ee5ff">
      <style:table-cell-properties fo:border="1.0pt solid #000000" style:decimal-places="2"/>
      <style:paragraph-properties style:tab-stop-distance="1.25cm"/>
      <style:text-properties style:font-name="Arial" style:font-name-asian="Lucida Sans Unicode" style:font-name-complex="Tahoma"/>
    </style:style>
    <style:style style:data-style-name="ncb6091" style:family="table-cell" style:name="a1b764f">
      <style:table-cell-properties fo:border="1.0pt solid #000000" style:decimal-places="2"/>
      <style:paragraph-properties style:tab-stop-distance="1.25cm"/>
      <style:text-properties style:font-name="Arial" style:font-name-asian="Lucida Sans Unicode" style:font-name-complex="Tahoma"/>
    </style:style>
    <style:style style:data-style-name="n3bba41" style:family="table-cell" style:name="a48a91c">
      <style:table-cell-properties fo:border="1.0pt solid #000000" style:decimal-places="2"/>
      <style:paragraph-properties style:tab-stop-distance="1.25cm"/>
      <style:text-properties style:font-name="Arial" style:font-name-asian="Lucida Sans Unicode" style:font-name-complex="Tahoma"/>
    </style:style>
    <style:style style:data-style-name="n0bf2c0" style:family="table-cell" style:name="a7c6531">
      <style:table-cell-properties fo:border="1.0pt solid #000000" style:decimal-places="2"/>
      <style:paragraph-properties style:tab-stop-distance="1.25cm"/>
      <style:text-properties style:font-name="Arial" style:font-name-asian="Lucida Sans Unicode" style:font-name-complex="Tahoma"/>
    </style:style>
    <style:style style:data-style-name="n7a0537" style:family="table-cell" style:name="a2848b1">
      <style:table-cell-properties fo:border="1.0pt solid #000000" style:decimal-places="2"/>
      <style:paragraph-properties style:tab-stop-distance="1.25cm"/>
      <style:text-properties style:font-name="Arial" style:font-name-asian="Lucida Sans Unicode" style:font-name-complex="Tahoma"/>
    </style:style>
    <style:style style:data-style-name="n810470" style:family="table-cell" style:name="a434a64">
      <style:table-cell-properties fo:border="1.0pt solid #000000" style:decimal-places="2"/>
      <style:paragraph-properties style:tab-stop-distance="1.25cm"/>
      <style:text-properties style:font-name="Arial" style:font-name-asian="Lucida Sans Unicode" style:font-name-complex="Tahoma"/>
    </style:style>
    <style:style style:data-style-name="n0f7268" style:family="table-cell" style:name="a80e7b0">
      <style:table-cell-properties fo:border="1.0pt solid #000000" style:decimal-places="2"/>
      <style:paragraph-properties style:tab-stop-distance="1.25cm"/>
      <style:text-properties style:font-name="Arial" style:font-name-asian="Lucida Sans Unicode" style:font-name-complex="Tahoma"/>
    </style:style>
    <style:style style:data-style-name="n6a1b0f" style:family="table-cell" style:name="a2a9487">
      <style:table-cell-properties fo:border="1.0pt solid #000000" style:decimal-places="2"/>
      <style:paragraph-properties style:tab-stop-distance="1.25cm"/>
      <style:text-properties style:font-name="Arial" style:font-name-asian="Lucida Sans Unicode" style:font-name-complex="Tahoma"/>
    </style:style>
    <style:style style:data-style-name="n8d96d6" style:family="table-cell" style:name="a29c467">
      <style:table-cell-properties fo:border="1.0pt solid #000000" style:decimal-places="2"/>
      <style:paragraph-properties style:tab-stop-distance="1.25cm"/>
      <style:text-properties style:font-name="Arial" style:font-name-asian="Lucida Sans Unicode" style:font-name-complex="Tahoma"/>
    </style:style>
    <style:style style:data-style-name="nd01d7b" style:family="table-cell" style:name="a3e4530">
      <style:table-cell-properties fo:border="1.0pt solid #000000" style:decimal-places="2"/>
      <style:paragraph-properties style:tab-stop-distance="1.25cm"/>
      <style:text-properties style:font-name="Arial" style:font-name-asian="Lucida Sans Unicode" style:font-name-complex="Tahoma"/>
    </style:style>
    <style:style style:data-style-name="nb790d0" style:family="table-cell" style:name="ac28e07">
      <style:table-cell-properties fo:border="1.0pt solid #000000" style:decimal-places="2"/>
      <style:paragraph-properties style:tab-stop-distance="1.25cm"/>
      <style:text-properties style:font-name="Arial" style:font-name-asian="Lucida Sans Unicode" style:font-name-complex="Tahoma"/>
    </style:style>
    <style:style style:data-style-name="n4e3ac2" style:family="table-cell" style:name="ac229c1">
      <style:table-cell-properties fo:border="1.0pt solid #000000" style:decimal-places="2"/>
      <style:paragraph-properties style:tab-stop-distance="1.25cm"/>
      <style:text-properties style:font-name="Arial" style:font-name-asian="Lucida Sans Unicode" style:font-name-complex="Tahoma"/>
    </style:style>
    <style:style style:data-style-name="n15c96a" style:family="table-cell" style:name="afcfaa7">
      <style:table-cell-properties fo:border="1.0pt solid #000000" style:decimal-places="2"/>
      <style:paragraph-properties style:tab-stop-distance="1.25cm"/>
      <style:text-properties style:font-name="Arial" style:font-name-asian="Lucida Sans Unicode" style:font-name-complex="Tahoma"/>
    </style:style>
    <style:style style:data-style-name="n4014ee" style:family="table-cell" style:name="a4bc5a4">
      <style:table-cell-properties fo:border="1.0pt solid #000000" style:decimal-places="2"/>
      <style:paragraph-properties style:tab-stop-distance="1.25cm"/>
      <style:text-properties style:font-name="Arial" style:font-name-asian="Lucida Sans Unicode" style:font-name-complex="Tahoma"/>
    </style:style>
    <style:style style:data-style-name="n0e12fd" style:family="table-cell" style:name="abf2f43">
      <style:table-cell-properties fo:border="1.0pt solid #000000" style:decimal-places="2"/>
      <style:paragraph-properties style:tab-stop-distance="1.25cm"/>
      <style:text-properties style:font-name="Arial" style:font-name-asian="Lucida Sans Unicode" style:font-name-complex="Tahoma"/>
    </style:style>
    <style:style style:data-style-name="n883bc6" style:family="table-cell" style:name="a766b72">
      <style:table-cell-properties fo:border="1.0pt solid #000000" style:decimal-places="2"/>
      <style:paragraph-properties style:tab-stop-distance="1.25cm"/>
      <style:text-properties style:font-name="Arial" style:font-name-asian="Lucida Sans Unicode" style:font-name-complex="Tahoma"/>
    </style:style>
    <style:style style:data-style-name="nda56e1" style:family="table-cell" style:name="a919089">
      <style:table-cell-properties fo:border="1.0pt solid #000000" style:decimal-places="2"/>
      <style:paragraph-properties style:tab-stop-distance="1.25cm"/>
      <style:text-properties style:font-name="Arial" style:font-name-asian="Lucida Sans Unicode" style:font-name-complex="Tahoma"/>
    </style:style>
    <style:style style:data-style-name="n2246e3" style:family="table-cell" style:name="a95aa26">
      <style:table-cell-properties fo:border="1.0pt solid #000000" style:decimal-places="2"/>
      <style:paragraph-properties style:tab-stop-distance="1.25cm"/>
      <style:text-properties style:font-name="Arial" style:font-name-asian="Lucida Sans Unicode" style:font-name-complex="Tahoma"/>
    </style:style>
    <style:style style:data-style-name="ne50588" style:family="table-cell" style:name="a5cac9e">
      <style:table-cell-properties fo:border="1.0pt solid #000000" style:decimal-places="2"/>
      <style:paragraph-properties style:tab-stop-distance="1.25cm"/>
      <style:text-properties style:font-name="Arial" style:font-name-asian="Lucida Sans Unicode" style:font-name-complex="Tahoma"/>
    </style:style>
    <style:style style:data-style-name="n2af989" style:family="table-cell" style:name="ab30e6b">
      <style:table-cell-properties fo:border="1.0pt solid #000000" style:decimal-places="2"/>
      <style:paragraph-properties style:tab-stop-distance="1.25cm"/>
      <style:text-properties style:font-name="Arial" style:font-name-asian="Lucida Sans Unicode" style:font-name-complex="Tahoma"/>
    </style:style>
    <style:style style:data-style-name="nd1adfa" style:family="table-cell" style:name="a8e5b13">
      <style:table-cell-properties fo:border="1.0pt solid #000000" style:decimal-places="2"/>
      <style:paragraph-properties style:tab-stop-distance="1.25cm"/>
      <style:text-properties style:font-name="Arial" style:font-name-asian="Lucida Sans Unicode" style:font-name-complex="Tahoma"/>
    </style:style>
    <style:style style:data-style-name="naead65" style:family="table-cell" style:name="af78797">
      <style:table-cell-properties fo:border="1.0pt solid #000000" style:decimal-places="2"/>
      <style:paragraph-properties style:tab-stop-distance="1.25cm"/>
      <style:text-properties style:font-name="Arial" style:font-name-asian="Lucida Sans Unicode" style:font-name-complex="Tahoma"/>
    </style:style>
    <style:style style:data-style-name="n8c1f15" style:family="table-cell" style:name="a8131b4">
      <style:table-cell-properties fo:border="1.0pt solid #000000" style:decimal-places="2"/>
      <style:paragraph-properties style:tab-stop-distance="1.25cm"/>
      <style:text-properties style:font-name="Arial" style:font-name-asian="Lucida Sans Unicode" style:font-name-complex="Tahoma"/>
    </style:style>
    <style:style style:data-style-name="n5e799b" style:family="table-cell" style:name="a11c2ef">
      <style:table-cell-properties fo:border="1.0pt solid #000000" style:decimal-places="2"/>
      <style:paragraph-properties style:tab-stop-distance="1.25cm"/>
      <style:text-properties style:font-name="Arial" style:font-name-asian="Lucida Sans Unicode" style:font-name-complex="Tahoma"/>
    </style:style>
    <style:style style:data-style-name="n1be143" style:family="table-cell" style:name="a7c41f9">
      <style:table-cell-properties fo:border="1.0pt solid #000000" style:decimal-places="2"/>
      <style:paragraph-properties style:tab-stop-distance="1.25cm"/>
      <style:text-properties style:font-name="Arial" style:font-name-asian="Lucida Sans Unicode" style:font-name-complex="Tahoma"/>
    </style:style>
    <style:style style:data-style-name="ne596e7" style:family="table-cell" style:name="ae0c735">
      <style:table-cell-properties fo:border="1.0pt solid #000000" style:decimal-places="2"/>
      <style:paragraph-properties style:tab-stop-distance="1.25cm"/>
      <style:text-properties style:font-name="Arial" style:font-name-asian="Lucida Sans Unicode" style:font-name-complex="Tahoma"/>
    </style:style>
    <style:style style:data-style-name="n36f7cb" style:family="table-cell" style:name="aebfc2a">
      <style:table-cell-properties fo:border="1.0pt solid #000000" style:decimal-places="2"/>
      <style:paragraph-properties style:tab-stop-distance="1.25cm"/>
      <style:text-properties style:font-name="Arial" style:font-name-asian="Lucida Sans Unicode" style:font-name-complex="Tahoma"/>
    </style:style>
    <style:style style:data-style-name="n378c6d" style:family="table-cell" style:name="a8045b5">
      <style:table-cell-properties fo:border="1.0pt solid #000000" style:decimal-places="2"/>
      <style:paragraph-properties style:tab-stop-distance="1.25cm"/>
      <style:text-properties style:font-name="Arial" style:font-name-asian="Lucida Sans Unicode" style:font-name-complex="Tahoma"/>
    </style:style>
    <style:style style:data-style-name="ne524c8" style:family="table-cell" style:name="afd529f">
      <style:table-cell-properties fo:border="1.0pt solid #000000" style:decimal-places="2"/>
      <style:paragraph-properties style:tab-stop-distance="1.25cm"/>
      <style:text-properties style:font-name="Arial" style:font-name-asian="Lucida Sans Unicode" style:font-name-complex="Tahoma"/>
    </style:style>
    <style:style style:data-style-name="ned423d" style:family="table-cell" style:name="a19b53f">
      <style:table-cell-properties fo:border="1.0pt solid #000000" style:decimal-places="2"/>
      <style:paragraph-properties style:tab-stop-distance="1.25cm"/>
      <style:text-properties style:font-name="Arial" style:font-name-asian="Lucida Sans Unicode" style:font-name-complex="Tahoma"/>
    </style:style>
    <style:style style:data-style-name="n49c59c" style:family="table-cell" style:name="a8b0894">
      <style:table-cell-properties fo:border="1.0pt solid #000000" style:decimal-places="2"/>
      <style:paragraph-properties style:tab-stop-distance="1.25cm"/>
      <style:text-properties style:font-name="Arial" style:font-name-asian="Lucida Sans Unicode" style:font-name-complex="Tahoma"/>
    </style:style>
    <style:style style:data-style-name="ndd0587" style:family="table-cell" style:name="a959ebc">
      <style:table-cell-properties fo:border="1.0pt solid #000000" style:decimal-places="2"/>
      <style:paragraph-properties style:tab-stop-distance="1.25cm"/>
      <style:text-properties style:font-name="Arial" style:font-name-asian="Lucida Sans Unicode" style:font-name-complex="Tahoma"/>
    </style:style>
    <style:style style:data-style-name="n477ccb" style:family="table-cell" style:name="a27bd75">
      <style:table-cell-properties fo:border="1.0pt solid #000000" style:decimal-places="2"/>
      <style:paragraph-properties style:tab-stop-distance="1.25cm"/>
      <style:text-properties style:font-name="Arial" style:font-name-asian="Lucida Sans Unicode" style:font-name-complex="Tahoma"/>
    </style:style>
    <style:style style:data-style-name="n727238" style:family="table-cell" style:name="a6aca70">
      <style:table-cell-properties fo:border="1.0pt solid #000000" style:decimal-places="2"/>
      <style:paragraph-properties style:tab-stop-distance="1.25cm"/>
      <style:text-properties style:font-name="Arial" style:font-name-asian="Lucida Sans Unicode" style:font-name-complex="Tahoma"/>
    </style:style>
    <style:style style:data-style-name="nfbdca6" style:family="table-cell" style:name="ae6feb9">
      <style:table-cell-properties fo:border="1.0pt solid #000000" style:decimal-places="2"/>
      <style:paragraph-properties style:tab-stop-distance="1.25cm"/>
      <style:text-properties style:font-name="Arial" style:font-name-asian="Lucida Sans Unicode" style:font-name-complex="Tahoma"/>
    </style:style>
    <style:style style:data-style-name="n312335" style:family="table-cell" style:name="a8077ec">
      <style:table-cell-properties fo:border="1.0pt solid #000000" style:decimal-places="2"/>
      <style:paragraph-properties style:tab-stop-distance="1.25cm"/>
      <style:text-properties style:font-name="Arial" style:font-name-asian="Lucida Sans Unicode" style:font-name-complex="Tahoma"/>
    </style:style>
    <style:style style:data-style-name="nd0d1e5" style:family="table-cell" style:name="a99b794">
      <style:table-cell-properties fo:border="1.0pt solid #000000" style:decimal-places="2"/>
      <style:paragraph-properties style:tab-stop-distance="1.25cm"/>
      <style:text-properties style:font-name="Arial" style:font-name-asian="Lucida Sans Unicode" style:font-name-complex="Tahoma"/>
    </style:style>
    <style:style style:data-style-name="nd37f69" style:family="table-cell" style:name="a04ba52">
      <style:table-cell-properties fo:border="1.0pt solid #000000" style:decimal-places="2"/>
      <style:paragraph-properties style:tab-stop-distance="1.25cm"/>
      <style:text-properties style:font-name="Arial" style:font-name-asian="Lucida Sans Unicode" style:font-name-complex="Tahoma"/>
    </style:style>
    <style:style style:data-style-name="nc66c9f" style:family="table-cell" style:name="a4ff71e">
      <style:table-cell-properties fo:border="1.0pt solid #000000" style:decimal-places="2"/>
      <style:paragraph-properties style:tab-stop-distance="1.25cm"/>
      <style:text-properties style:font-name="Arial" style:font-name-asian="Lucida Sans Unicode" style:font-name-complex="Tahoma"/>
    </style:style>
    <style:style style:data-style-name="nbc1eb5" style:family="table-cell" style:name="a8bb586">
      <style:table-cell-properties fo:border="1.0pt solid #000000" style:decimal-places="2"/>
      <style:paragraph-properties style:tab-stop-distance="1.25cm"/>
      <style:text-properties style:font-name="Arial" style:font-name-asian="Lucida Sans Unicode" style:font-name-complex="Tahoma"/>
    </style:style>
    <style:style style:data-style-name="nfd904c" style:family="table-cell" style:name="ac07abb">
      <style:table-cell-properties fo:border="1.0pt solid #000000" style:decimal-places="2"/>
      <style:paragraph-properties style:tab-stop-distance="1.25cm"/>
      <style:text-properties style:font-name="Arial" style:font-name-asian="Lucida Sans Unicode" style:font-name-complex="Tahoma"/>
    </style:style>
    <style:style style:data-style-name="nd0cf0c" style:family="table-cell" style:name="a0f104a">
      <style:table-cell-properties fo:border="1.0pt solid #000000" style:decimal-places="2"/>
      <style:paragraph-properties style:tab-stop-distance="1.25cm"/>
      <style:text-properties style:font-name="Arial" style:font-name-asian="Lucida Sans Unicode" style:font-name-complex="Tahoma"/>
    </style:style>
    <style:style style:data-style-name="ncb522d" style:family="table-cell" style:name="a6ef3e6">
      <style:table-cell-properties fo:border="1.0pt solid #000000" style:decimal-places="2"/>
      <style:paragraph-properties style:tab-stop-distance="1.25cm"/>
      <style:text-properties style:font-name="Arial" style:font-name-asian="Lucida Sans Unicode" style:font-name-complex="Tahoma"/>
    </style:style>
    <style:style style:data-style-name="nd32e75" style:family="table-cell" style:name="af1ba6c">
      <style:table-cell-properties fo:border="1.0pt solid #000000" style:decimal-places="2"/>
      <style:paragraph-properties style:tab-stop-distance="1.25cm"/>
      <style:text-properties style:font-name="Arial" style:font-name-asian="Lucida Sans Unicode" style:font-name-complex="Tahoma"/>
    </style:style>
    <style:style style:data-style-name="n1da40a" style:family="table-cell" style:name="a19dd98">
      <style:table-cell-properties fo:border="1.0pt solid #000000" style:decimal-places="2"/>
      <style:paragraph-properties style:tab-stop-distance="1.25cm"/>
      <style:text-properties style:font-name="Arial" style:font-name-asian="Lucida Sans Unicode" style:font-name-complex="Tahoma"/>
    </style:style>
    <style:style style:data-style-name="n34b89f" style:family="table-cell" style:name="af2658f">
      <style:table-cell-properties fo:border="1.0pt solid #000000" style:decimal-places="2"/>
      <style:paragraph-properties style:tab-stop-distance="1.25cm"/>
      <style:text-properties style:font-name="Arial" style:font-name-asian="Lucida Sans Unicode" style:font-name-complex="Tahoma"/>
    </style:style>
    <style:style style:data-style-name="n2f4f65" style:family="table-cell" style:name="ac12702">
      <style:table-cell-properties fo:border="1.0pt solid #000000" style:decimal-places="2"/>
      <style:paragraph-properties style:tab-stop-distance="1.25cm"/>
      <style:text-properties style:font-name="Arial" style:font-name-asian="Lucida Sans Unicode" style:font-name-complex="Tahoma"/>
    </style:style>
    <style:style style:data-style-name="ne8736f" style:family="table-cell" style:name="a9a0231">
      <style:table-cell-properties fo:border="1.0pt solid #000000" style:decimal-places="2"/>
      <style:paragraph-properties style:tab-stop-distance="1.25cm"/>
      <style:text-properties style:font-name="Arial" style:font-name-asian="Lucida Sans Unicode" style:font-name-complex="Tahoma"/>
    </style:style>
    <style:style style:data-style-name="ned7cab" style:family="table-cell" style:name="aed3e55">
      <style:table-cell-properties fo:border="1.0pt solid #000000" style:decimal-places="2"/>
      <style:paragraph-properties style:tab-stop-distance="1.25cm"/>
      <style:text-properties style:font-name="Arial" style:font-name-asian="Lucida Sans Unicode" style:font-name-complex="Tahoma"/>
    </style:style>
    <style:style style:data-style-name="nd881f6" style:family="table-cell" style:name="aca79e2">
      <style:table-cell-properties fo:border="1.0pt solid #000000" style:decimal-places="2"/>
      <style:paragraph-properties style:tab-stop-distance="1.25cm"/>
      <style:text-properties style:font-name="Arial" style:font-name-asian="Lucida Sans Unicode" style:font-name-complex="Tahoma"/>
    </style:style>
    <style:style style:data-style-name="n0cd4db" style:family="table-cell" style:name="a4b5fae">
      <style:table-cell-properties fo:border="1.0pt solid #000000" style:decimal-places="2"/>
      <style:paragraph-properties style:tab-stop-distance="1.25cm"/>
      <style:text-properties style:font-name="Arial" style:font-name-asian="Lucida Sans Unicode" style:font-name-complex="Tahoma"/>
    </style:style>
    <style:style style:data-style-name="n2696a1" style:family="table-cell" style:name="a67faf9">
      <style:table-cell-properties fo:border="1.0pt solid #000000" style:decimal-places="2"/>
      <style:paragraph-properties style:tab-stop-distance="1.25cm"/>
      <style:text-properties style:font-name="Arial" style:font-name-asian="Lucida Sans Unicode" style:font-name-complex="Tahoma"/>
    </style:style>
    <style:style style:data-style-name="nc6d4aa" style:family="table-cell" style:name="a15b98a">
      <style:table-cell-properties fo:border="1.0pt solid #000000" style:decimal-places="2"/>
      <style:paragraph-properties style:tab-stop-distance="1.25cm"/>
      <style:text-properties style:font-name="Arial" style:font-name-asian="Lucida Sans Unicode" style:font-name-complex="Tahoma"/>
    </style:style>
    <style:style style:data-style-name="n5374b6" style:family="table-cell" style:name="aebb911">
      <style:table-cell-properties fo:border="1.0pt solid #000000" style:decimal-places="2"/>
      <style:paragraph-properties style:tab-stop-distance="1.25cm"/>
      <style:text-properties style:font-name="Arial" style:font-name-asian="Lucida Sans Unicode" style:font-name-complex="Tahoma"/>
    </style:style>
    <style:style style:data-style-name="nb59a31" style:family="table-cell" style:name="a85393f">
      <style:table-cell-properties fo:border="1.0pt solid #000000" style:decimal-places="2"/>
      <style:paragraph-properties style:tab-stop-distance="1.25cm"/>
      <style:text-properties style:font-name="Arial" style:font-name-asian="Lucida Sans Unicode" style:font-name-complex="Tahoma"/>
    </style:style>
    <style:style style:data-style-name="na2234f" style:family="table-cell" style:name="af5492e">
      <style:table-cell-properties fo:border="1.0pt solid #000000" style:decimal-places="2"/>
      <style:paragraph-properties style:tab-stop-distance="1.25cm"/>
      <style:text-properties style:font-name="Arial" style:font-name-asian="Lucida Sans Unicode" style:font-name-complex="Tahoma"/>
    </style:style>
    <style:style style:data-style-name="n895b14" style:family="table-cell" style:name="afce769">
      <style:table-cell-properties fo:border="1.0pt solid #000000" style:decimal-places="2"/>
      <style:paragraph-properties style:tab-stop-distance="1.25cm"/>
      <style:text-properties style:font-name="Arial" style:font-name-asian="Lucida Sans Unicode" style:font-name-complex="Tahoma"/>
    </style:style>
    <style:style style:data-style-name="n79c2a1" style:family="table-cell" style:name="a8ef75b">
      <style:table-cell-properties fo:border="1.0pt solid #000000" style:decimal-places="2"/>
      <style:paragraph-properties style:tab-stop-distance="1.25cm"/>
      <style:text-properties style:font-name="Arial" style:font-name-asian="Lucida Sans Unicode" style:font-name-complex="Tahoma"/>
    </style:style>
    <style:style style:data-style-name="nfca30c" style:family="table-cell" style:name="a14e542">
      <style:table-cell-properties fo:border="1.0pt solid #000000" style:decimal-places="2"/>
      <style:paragraph-properties style:tab-stop-distance="1.25cm"/>
      <style:text-properties style:font-name="Arial" style:font-name-asian="Lucida Sans Unicode" style:font-name-complex="Tahoma"/>
    </style:style>
    <style:style style:data-style-name="n20c228" style:family="table-cell" style:name="aecdf05">
      <style:table-cell-properties fo:border="1.0pt solid #000000" style:decimal-places="2"/>
      <style:paragraph-properties style:tab-stop-distance="1.25cm"/>
      <style:text-properties style:font-name="Arial" style:font-name-asian="Lucida Sans Unicode" style:font-name-complex="Tahoma"/>
    </style:style>
    <style:style style:data-style-name="n7d1528" style:family="table-cell" style:name="ad2994e">
      <style:table-cell-properties fo:border="1.0pt solid #000000" style:decimal-places="2"/>
      <style:paragraph-properties style:tab-stop-distance="1.25cm"/>
      <style:text-properties style:font-name="Arial" style:font-name-asian="Lucida Sans Unicode" style:font-name-complex="Tahoma"/>
    </style:style>
    <style:style style:data-style-name="n4f85f0" style:family="table-cell" style:name="a856e94">
      <style:table-cell-properties fo:border="1.0pt solid #000000" style:decimal-places="2"/>
      <style:paragraph-properties style:tab-stop-distance="1.25cm"/>
      <style:text-properties style:font-name="Arial" style:font-name-asian="Lucida Sans Unicode" style:font-name-complex="Tahoma"/>
    </style:style>
    <style:style style:data-style-name="n6d5685" style:family="table-cell" style:name="a75aaeb">
      <style:table-cell-properties fo:border="1.0pt solid #000000" style:decimal-places="2"/>
      <style:paragraph-properties style:tab-stop-distance="1.25cm"/>
      <style:text-properties style:font-name="Arial" style:font-name-asian="Lucida Sans Unicode" style:font-name-complex="Tahoma"/>
    </style:style>
    <style:style style:data-style-name="n21e8a7" style:family="table-cell" style:name="abf91cc">
      <style:table-cell-properties fo:border="1.0pt solid #000000" style:decimal-places="2"/>
      <style:paragraph-properties style:tab-stop-distance="1.25cm"/>
      <style:text-properties style:font-name="Arial" style:font-name-asian="Lucida Sans Unicode" style:font-name-complex="Tahoma"/>
    </style:style>
    <style:style style:data-style-name="n4a4c49" style:family="table-cell" style:name="a63518d">
      <style:table-cell-properties fo:border="1.0pt solid #000000" style:decimal-places="2"/>
      <style:paragraph-properties style:tab-stop-distance="1.25cm"/>
      <style:text-properties style:font-name="Arial" style:font-name-asian="Lucida Sans Unicode" style:font-name-complex="Tahoma"/>
    </style:style>
    <style:style style:data-style-name="ned2c0f" style:family="table-cell" style:name="a4e4623">
      <style:table-cell-properties fo:border="1.0pt solid #000000" style:decimal-places="2"/>
      <style:paragraph-properties style:tab-stop-distance="1.25cm"/>
      <style:text-properties style:font-name="Arial" style:font-name-asian="Lucida Sans Unicode" style:font-name-complex="Tahoma"/>
    </style:style>
    <style:style style:data-style-name="nf92cd1" style:family="table-cell" style:name="a0c75d2">
      <style:table-cell-properties fo:border="1.0pt solid #000000" style:decimal-places="2"/>
      <style:paragraph-properties style:tab-stop-distance="1.25cm"/>
      <style:text-properties style:font-name="Arial" style:font-name-asian="Lucida Sans Unicode" style:font-name-complex="Tahoma"/>
    </style:style>
    <style:style style:data-style-name="nc9c728" style:family="table-cell" style:name="a16170d">
      <style:table-cell-properties fo:border="1.0pt solid #000000" style:decimal-places="2"/>
      <style:paragraph-properties style:tab-stop-distance="1.25cm"/>
      <style:text-properties style:font-name="Arial" style:font-name-asian="Lucida Sans Unicode" style:font-name-complex="Tahoma"/>
    </style:style>
    <style:style style:data-style-name="n1b054a" style:family="table-cell" style:name="aac6f9e">
      <style:table-cell-properties fo:border="1.0pt solid #000000" style:decimal-places="2"/>
      <style:paragraph-properties style:tab-stop-distance="1.25cm"/>
      <style:text-properties style:font-name="Arial" style:font-name-asian="Lucida Sans Unicode" style:font-name-complex="Tahoma"/>
    </style:style>
    <style:style style:data-style-name="neaca9e" style:family="table-cell" style:name="a062fcd">
      <style:table-cell-properties fo:border="1.0pt solid #000000" style:decimal-places="2"/>
      <style:paragraph-properties style:tab-stop-distance="1.25cm"/>
      <style:text-properties style:font-name="Arial" style:font-name-asian="Lucida Sans Unicode" style:font-name-complex="Tahoma"/>
    </style:style>
    <style:style style:data-style-name="n40edd0" style:family="table-cell" style:name="a7f0e03">
      <style:table-cell-properties fo:border="1.0pt solid #000000" style:decimal-places="2"/>
      <style:paragraph-properties style:tab-stop-distance="1.25cm"/>
      <style:text-properties style:font-name="Arial" style:font-name-asian="Lucida Sans Unicode" style:font-name-complex="Tahoma"/>
    </style:style>
    <style:style style:data-style-name="nbdb40e" style:family="table-cell" style:name="a379381">
      <style:table-cell-properties fo:border="1.0pt solid #000000" style:decimal-places="2"/>
      <style:paragraph-properties style:tab-stop-distance="1.25cm"/>
      <style:text-properties style:font-name="Arial" style:font-name-asian="Lucida Sans Unicode" style:font-name-complex="Tahoma"/>
    </style:style>
    <style:style style:data-style-name="n6a1150" style:family="table-cell" style:name="a724a93">
      <style:table-cell-properties fo:border="1.0pt solid #000000" style:decimal-places="2"/>
      <style:paragraph-properties style:tab-stop-distance="1.25cm"/>
      <style:text-properties style:font-name="Arial" style:font-name-asian="Lucida Sans Unicode" style:font-name-complex="Tahoma"/>
    </style:style>
    <style:style style:data-style-name="n70e8c3" style:family="table-cell" style:name="a70e34a">
      <style:table-cell-properties fo:border="1.0pt solid #000000" style:decimal-places="2"/>
      <style:paragraph-properties style:tab-stop-distance="1.25cm"/>
      <style:text-properties style:font-name="Arial" style:font-name-asian="Lucida Sans Unicode" style:font-name-complex="Tahoma"/>
    </style:style>
    <style:style style:data-style-name="n584e2c" style:family="table-cell" style:name="a5bd35e">
      <style:table-cell-properties fo:border="1.0pt solid #000000" style:decimal-places="2"/>
      <style:paragraph-properties style:tab-stop-distance="1.25cm"/>
      <style:text-properties style:font-name="Arial" style:font-name-asian="Lucida Sans Unicode" style:font-name-complex="Tahoma"/>
    </style:style>
    <style:style style:data-style-name="ndbc9b3" style:family="table-cell" style:name="a9725d7">
      <style:table-cell-properties fo:border="1.0pt solid #000000" style:decimal-places="2"/>
      <style:paragraph-properties style:tab-stop-distance="1.25cm"/>
      <style:text-properties style:font-name="Arial" style:font-name-asian="Lucida Sans Unicode" style:font-name-complex="Tahoma"/>
    </style:style>
    <style:style style:data-style-name="na079ea" style:family="table-cell" style:name="aa9b3d9">
      <style:table-cell-properties fo:border="1.0pt solid #000000" style:decimal-places="2"/>
      <style:paragraph-properties style:tab-stop-distance="1.25cm"/>
      <style:text-properties style:font-name="Arial" style:font-name-asian="Lucida Sans Unicode" style:font-name-complex="Tahoma"/>
    </style:style>
    <style:style style:data-style-name="n47910c" style:family="table-cell" style:name="acb82b8">
      <style:table-cell-properties fo:border="1.0pt solid #000000" style:decimal-places="2"/>
      <style:paragraph-properties style:tab-stop-distance="1.25cm"/>
      <style:text-properties style:font-name="Arial" style:font-name-asian="Lucida Sans Unicode" style:font-name-complex="Tahoma"/>
    </style:style>
    <style:style style:data-style-name="n23915d" style:family="table-cell" style:name="a411641">
      <style:table-cell-properties fo:border="1.0pt solid #000000" style:decimal-places="2"/>
      <style:paragraph-properties style:tab-stop-distance="1.25cm"/>
      <style:text-properties style:font-name="Arial" style:font-name-asian="Lucida Sans Unicode" style:font-name-complex="Tahoma"/>
    </style:style>
    <style:style style:data-style-name="n8bdaf6" style:family="table-cell" style:name="ade1740">
      <style:table-cell-properties fo:border="1.0pt solid #000000" style:decimal-places="2"/>
      <style:paragraph-properties style:tab-stop-distance="1.25cm"/>
      <style:text-properties style:font-name="Arial" style:font-name-asian="Lucida Sans Unicode" style:font-name-complex="Tahoma"/>
    </style:style>
    <style:style style:data-style-name="n1f8d65" style:family="table-cell" style:name="a7b9c58">
      <style:table-cell-properties fo:border="1.0pt solid #000000" style:decimal-places="2"/>
      <style:paragraph-properties style:tab-stop-distance="1.25cm"/>
      <style:text-properties style:font-name="Arial" style:font-name-asian="Lucida Sans Unicode" style:font-name-complex="Tahoma"/>
    </style:style>
    <style:style style:data-style-name="nab8f55" style:family="table-cell" style:name="a2e31cf">
      <style:table-cell-properties fo:border="1.0pt solid #000000" style:decimal-places="2"/>
      <style:paragraph-properties style:tab-stop-distance="1.25cm"/>
      <style:text-properties style:font-name="Arial" style:font-name-asian="Lucida Sans Unicode" style:font-name-complex="Tahoma"/>
    </style:style>
    <style:style style:data-style-name="n23cb0c" style:family="table-cell" style:name="abc678a">
      <style:table-cell-properties fo:border="1.0pt solid #000000" style:decimal-places="2"/>
      <style:paragraph-properties style:tab-stop-distance="1.25cm"/>
      <style:text-properties style:font-name="Arial" style:font-name-asian="Lucida Sans Unicode" style:font-name-complex="Tahoma"/>
    </style:style>
    <style:style style:data-style-name="n2d0250" style:family="table-cell" style:name="a139bd5">
      <style:table-cell-properties fo:border="1.0pt solid #000000" style:decimal-places="2"/>
      <style:paragraph-properties style:tab-stop-distance="1.25cm"/>
      <style:text-properties style:font-name="Arial" style:font-name-asian="Lucida Sans Unicode" style:font-name-complex="Tahoma"/>
    </style:style>
    <style:style style:data-style-name="n819c0a" style:family="table-cell" style:name="a06d5d2">
      <style:table-cell-properties fo:border="1.0pt solid #000000" style:decimal-places="2"/>
      <style:paragraph-properties style:tab-stop-distance="1.25cm"/>
      <style:text-properties style:font-name="Arial" style:font-name-asian="Lucida Sans Unicode" style:font-name-complex="Tahoma"/>
    </style:style>
    <style:style style:data-style-name="n71b8b6" style:family="table-cell" style:name="a0269ec">
      <style:table-cell-properties fo:border="1.0pt solid #000000" style:decimal-places="2"/>
      <style:paragraph-properties style:tab-stop-distance="1.25cm"/>
      <style:text-properties style:font-name="Arial" style:font-name-asian="Lucida Sans Unicode" style:font-name-complex="Tahoma"/>
    </style:style>
    <style:style style:data-style-name="n0acbaf" style:family="table-cell" style:name="a0b79e6">
      <style:table-cell-properties fo:border="1.0pt solid #000000" style:decimal-places="2"/>
      <style:paragraph-properties style:tab-stop-distance="1.25cm"/>
      <style:text-properties style:font-name="Arial" style:font-name-asian="Lucida Sans Unicode" style:font-name-complex="Tahoma"/>
    </style:style>
    <style:style style:data-style-name="nbfcac1" style:family="table-cell" style:name="af64cc7">
      <style:table-cell-properties fo:border="1.0pt solid #000000" style:decimal-places="2"/>
      <style:paragraph-properties style:tab-stop-distance="1.25cm"/>
      <style:text-properties style:font-name="Arial" style:font-name-asian="Lucida Sans Unicode" style:font-name-complex="Tahoma"/>
    </style:style>
    <style:style style:data-style-name="neaf9b7" style:family="table-cell" style:name="ac92a9a">
      <style:table-cell-properties fo:border="1.0pt solid #000000" style:decimal-places="2"/>
      <style:paragraph-properties style:tab-stop-distance="1.25cm"/>
      <style:text-properties style:font-name="Arial" style:font-name-asian="Lucida Sans Unicode" style:font-name-complex="Tahoma"/>
    </style:style>
    <style:style style:data-style-name="n91552d" style:family="table-cell" style:name="a7ad4ee">
      <style:table-cell-properties fo:border="1.0pt solid #000000" style:decimal-places="2"/>
      <style:paragraph-properties style:tab-stop-distance="1.25cm"/>
      <style:text-properties style:font-name="Arial" style:font-name-asian="Lucida Sans Unicode" style:font-name-complex="Tahoma"/>
    </style:style>
    <style:style style:data-style-name="n4e5b95" style:family="table-cell" style:name="ac16e6b">
      <style:table-cell-properties fo:border="1.0pt solid #000000" style:decimal-places="2"/>
      <style:paragraph-properties style:tab-stop-distance="1.25cm"/>
      <style:text-properties style:font-name="Arial" style:font-name-asian="Lucida Sans Unicode" style:font-name-complex="Tahoma"/>
    </style:style>
    <style:style style:data-style-name="n28f6ba" style:family="table-cell" style:name="a36c667">
      <style:table-cell-properties fo:border="1.0pt solid #000000" style:decimal-places="2"/>
      <style:paragraph-properties style:tab-stop-distance="1.25cm"/>
      <style:text-properties style:font-name="Arial" style:font-name-asian="Lucida Sans Unicode" style:font-name-complex="Tahoma"/>
    </style:style>
    <style:style style:data-style-name="na3e1c2" style:family="table-cell" style:name="ac645a0">
      <style:table-cell-properties fo:border="1.0pt solid #000000" style:decimal-places="2"/>
      <style:paragraph-properties style:tab-stop-distance="1.25cm"/>
      <style:text-properties style:font-name="Arial" style:font-name-asian="Lucida Sans Unicode" style:font-name-complex="Tahoma"/>
    </style:style>
    <style:style style:data-style-name="nb75075" style:family="table-cell" style:name="a08b8e1">
      <style:table-cell-properties fo:border="1.0pt solid #000000" style:decimal-places="2"/>
      <style:paragraph-properties style:tab-stop-distance="1.25cm"/>
      <style:text-properties style:font-name="Arial" style:font-name-asian="Lucida Sans Unicode" style:font-name-complex="Tahoma"/>
    </style:style>
    <style:style style:data-style-name="nb66841" style:family="table-cell" style:name="a14a68d">
      <style:table-cell-properties fo:border="1.0pt solid #000000" style:decimal-places="2"/>
      <style:paragraph-properties style:tab-stop-distance="1.25cm"/>
      <style:text-properties style:font-name="Arial" style:font-name-asian="Lucida Sans Unicode" style:font-name-complex="Tahoma"/>
    </style:style>
    <style:style style:data-style-name="n481047" style:family="table-cell" style:name="a0613f2">
      <style:table-cell-properties fo:border="1.0pt solid #000000" style:decimal-places="2"/>
      <style:paragraph-properties style:tab-stop-distance="1.25cm"/>
      <style:text-properties style:font-name="Arial" style:font-name-asian="Lucida Sans Unicode" style:font-name-complex="Tahoma"/>
    </style:style>
    <style:style style:data-style-name="n38bd56" style:family="table-cell" style:name="a1824c3">
      <style:table-cell-properties fo:border="1.0pt solid #000000" style:decimal-places="2"/>
      <style:paragraph-properties style:tab-stop-distance="1.25cm"/>
      <style:text-properties style:font-name="Arial" style:font-name-asian="Lucida Sans Unicode" style:font-name-complex="Tahoma"/>
    </style:style>
    <style:style style:data-style-name="n629621" style:family="table-cell" style:name="a823e75">
      <style:table-cell-properties fo:border="1.0pt solid #000000" style:decimal-places="2"/>
      <style:paragraph-properties style:tab-stop-distance="1.25cm"/>
      <style:text-properties style:font-name="Arial" style:font-name-asian="Lucida Sans Unicode" style:font-name-complex="Tahoma"/>
    </style:style>
    <style:style style:data-style-name="n039e99" style:family="table-cell" style:name="a427556">
      <style:table-cell-properties fo:border="1.0pt solid #000000" style:decimal-places="2"/>
      <style:paragraph-properties style:tab-stop-distance="1.25cm"/>
      <style:text-properties style:font-name="Arial" style:font-name-asian="Lucida Sans Unicode" style:font-name-complex="Tahoma"/>
    </style:style>
    <style:style style:data-style-name="n363281" style:family="table-cell" style:name="a55d334">
      <style:table-cell-properties fo:border="1.0pt solid #000000" style:decimal-places="2"/>
      <style:paragraph-properties style:tab-stop-distance="1.25cm"/>
      <style:text-properties style:font-name="Arial" style:font-name-asian="Lucida Sans Unicode" style:font-name-complex="Tahoma"/>
    </style:style>
    <style:style style:data-style-name="n9baa6e" style:family="table-cell" style:name="a920f75">
      <style:table-cell-properties fo:border="1.0pt solid #000000" style:decimal-places="2"/>
      <style:paragraph-properties style:tab-stop-distance="1.25cm"/>
      <style:text-properties style:font-name="Arial" style:font-name-asian="Lucida Sans Unicode" style:font-name-complex="Tahoma"/>
    </style:style>
    <style:style style:data-style-name="n702de5" style:family="table-cell" style:name="a0c1c4b">
      <style:table-cell-properties fo:border="1.0pt solid #000000" style:decimal-places="2"/>
      <style:paragraph-properties style:tab-stop-distance="1.25cm"/>
      <style:text-properties style:font-name="Arial" style:font-name-asian="Lucida Sans Unicode" style:font-name-complex="Tahoma"/>
    </style:style>
    <style:style style:data-style-name="ne5ea5a" style:family="table-cell" style:name="a0749f9">
      <style:table-cell-properties fo:border="1.0pt solid #000000" style:decimal-places="2"/>
      <style:paragraph-properties style:tab-stop-distance="1.25cm"/>
      <style:text-properties style:font-name="Arial" style:font-name-asian="Lucida Sans Unicode" style:font-name-complex="Tahoma"/>
    </style:style>
    <style:style style:data-style-name="n72e613" style:family="table-cell" style:name="a3b3a02">
      <style:table-cell-properties fo:border="1.0pt solid #000000" style:decimal-places="2"/>
      <style:paragraph-properties style:tab-stop-distance="1.25cm"/>
      <style:text-properties style:font-name="Arial" style:font-name-asian="Lucida Sans Unicode" style:font-name-complex="Tahoma"/>
    </style:style>
    <style:style style:data-style-name="nb275c9" style:family="table-cell" style:name="a844bb8">
      <style:table-cell-properties fo:border="1.0pt solid #000000" style:decimal-places="2"/>
      <style:paragraph-properties style:tab-stop-distance="1.25cm"/>
      <style:text-properties style:font-name="Arial" style:font-name-asian="Lucida Sans Unicode" style:font-name-complex="Tahoma"/>
    </style:style>
    <style:style style:data-style-name="n860d5c" style:family="table-cell" style:name="ae0710f">
      <style:table-cell-properties fo:border="1.0pt solid #000000" style:decimal-places="2"/>
      <style:paragraph-properties style:tab-stop-distance="1.25cm"/>
      <style:text-properties style:font-name="Arial" style:font-name-asian="Lucida Sans Unicode" style:font-name-complex="Tahoma"/>
    </style:style>
    <style:style style:data-style-name="n758ba3" style:family="table-cell" style:name="aa32db0">
      <style:table-cell-properties fo:border="1.0pt solid #000000" style:decimal-places="2"/>
      <style:paragraph-properties style:tab-stop-distance="1.25cm"/>
      <style:text-properties style:font-name="Arial" style:font-name-asian="Lucida Sans Unicode" style:font-name-complex="Tahoma"/>
    </style:style>
    <style:style style:data-style-name="nefc434" style:family="table-cell" style:name="a216774">
      <style:table-cell-properties fo:border="1.0pt solid #000000" style:decimal-places="2"/>
      <style:paragraph-properties style:tab-stop-distance="1.25cm"/>
      <style:text-properties style:font-name="Arial" style:font-name-asian="Lucida Sans Unicode" style:font-name-complex="Tahoma"/>
    </style:style>
    <style:style style:data-style-name="nf353ca" style:family="table-cell" style:name="a7c0b61">
      <style:table-cell-properties fo:border="1.0pt solid #000000" style:decimal-places="2"/>
      <style:paragraph-properties style:tab-stop-distance="1.25cm"/>
      <style:text-properties style:font-name="Arial" style:font-name-asian="Lucida Sans Unicode" style:font-name-complex="Tahoma"/>
    </style:style>
    <style:style style:data-style-name="n8f310f" style:family="table-cell" style:name="abbd663">
      <style:table-cell-properties fo:border="1.0pt solid #000000" style:decimal-places="2"/>
      <style:paragraph-properties style:tab-stop-distance="1.25cm"/>
      <style:text-properties style:font-name="Arial" style:font-name-asian="Lucida Sans Unicode" style:font-name-complex="Tahoma"/>
    </style:style>
    <style:style style:data-style-name="n00d5a8" style:family="table-cell" style:name="a43aee8">
      <style:table-cell-properties fo:border="1.0pt solid #000000" style:decimal-places="2"/>
      <style:paragraph-properties style:tab-stop-distance="1.25cm"/>
      <style:text-properties style:font-name="Arial" style:font-name-asian="Lucida Sans Unicode" style:font-name-complex="Tahoma"/>
    </style:style>
    <style:style style:data-style-name="nf6acc8" style:family="table-cell" style:name="adaaaf9">
      <style:table-cell-properties fo:border="1.0pt solid #000000" style:decimal-places="2"/>
      <style:paragraph-properties style:tab-stop-distance="1.25cm"/>
      <style:text-properties style:font-name="Arial" style:font-name-asian="Lucida Sans Unicode" style:font-name-complex="Tahoma"/>
    </style:style>
    <style:style style:data-style-name="n5d77aa" style:family="table-cell" style:name="a104baf">
      <style:table-cell-properties fo:border="1.0pt solid #000000" style:decimal-places="2"/>
      <style:paragraph-properties style:tab-stop-distance="1.25cm"/>
      <style:text-properties style:font-name="Arial" style:font-name-asian="Lucida Sans Unicode" style:font-name-complex="Tahoma"/>
    </style:style>
    <style:style style:data-style-name="n6a7efe" style:family="table-cell" style:name="a10f699">
      <style:table-cell-properties fo:border="1.0pt solid #000000" style:decimal-places="2"/>
      <style:paragraph-properties style:tab-stop-distance="1.25cm"/>
      <style:text-properties style:font-name="Arial" style:font-name-asian="Lucida Sans Unicode" style:font-name-complex="Tahoma"/>
    </style:style>
    <style:style style:data-style-name="ndafdf3" style:family="table-cell" style:name="af593c2">
      <style:table-cell-properties fo:border="1.0pt solid #000000" style:decimal-places="2"/>
      <style:paragraph-properties style:tab-stop-distance="1.25cm"/>
      <style:text-properties style:font-name="Arial" style:font-name-asian="Lucida Sans Unicode" style:font-name-complex="Tahoma"/>
    </style:style>
    <style:style style:data-style-name="n0e0510" style:family="table-cell" style:name="a2bab41">
      <style:table-cell-properties fo:border="1.0pt solid #000000" style:decimal-places="2"/>
      <style:paragraph-properties style:tab-stop-distance="1.25cm"/>
      <style:text-properties style:font-name="Arial" style:font-name-asian="Lucida Sans Unicode" style:font-name-complex="Tahoma"/>
    </style:style>
    <style:style style:data-style-name="nfac21f" style:family="table-cell" style:name="a69a12e">
      <style:table-cell-properties fo:border="1.0pt solid #000000" style:decimal-places="2"/>
      <style:paragraph-properties style:tab-stop-distance="1.25cm"/>
      <style:text-properties style:font-name="Arial" style:font-name-asian="Lucida Sans Unicode" style:font-name-complex="Tahoma"/>
    </style:style>
    <style:style style:data-style-name="nab1da2" style:family="table-cell" style:name="a222f3b">
      <style:table-cell-properties fo:border="1.0pt solid #000000" style:decimal-places="2"/>
      <style:paragraph-properties style:tab-stop-distance="1.25cm"/>
      <style:text-properties style:font-name="Arial" style:font-name-asian="Lucida Sans Unicode" style:font-name-complex="Tahoma"/>
    </style:style>
    <style:style style:data-style-name="n7fe359" style:family="table-cell" style:name="a71ede0">
      <style:table-cell-properties fo:border="1.0pt solid #000000" style:decimal-places="2"/>
      <style:paragraph-properties style:tab-stop-distance="1.25cm"/>
      <style:text-properties style:font-name="Arial" style:font-name-asian="Lucida Sans Unicode" style:font-name-complex="Tahoma"/>
    </style:style>
    <style:style style:data-style-name="n316b6f" style:family="table-cell" style:name="a1e96e3">
      <style:table-cell-properties fo:border="1.0pt solid #000000" style:decimal-places="2"/>
      <style:paragraph-properties style:tab-stop-distance="1.25cm"/>
      <style:text-properties style:font-name="Arial" style:font-name-asian="Lucida Sans Unicode" style:font-name-complex="Tahoma"/>
    </style:style>
    <style:style style:data-style-name="n3e22b9" style:family="table-cell" style:name="a3829f7">
      <style:table-cell-properties fo:border="1.0pt solid #000000" style:decimal-places="2"/>
      <style:paragraph-properties style:tab-stop-distance="1.25cm"/>
      <style:text-properties style:font-name="Arial" style:font-name-asian="Lucida Sans Unicode" style:font-name-complex="Tahoma"/>
    </style:style>
    <style:style style:data-style-name="nfb8734" style:family="table-cell" style:name="ac80a6b">
      <style:table-cell-properties fo:border="1.0pt solid #000000" style:decimal-places="2"/>
      <style:paragraph-properties style:tab-stop-distance="1.25cm"/>
      <style:text-properties style:font-name="Arial" style:font-name-asian="Lucida Sans Unicode" style:font-name-complex="Tahoma"/>
    </style:style>
    <style:style style:data-style-name="n2ce47c" style:family="table-cell" style:name="a336986">
      <style:table-cell-properties fo:border="1.0pt solid #000000" style:decimal-places="2"/>
      <style:paragraph-properties style:tab-stop-distance="1.25cm"/>
      <style:text-properties style:font-name="Arial" style:font-name-asian="Lucida Sans Unicode" style:font-name-complex="Tahoma"/>
    </style:style>
    <style:style style:data-style-name="nfd59b5" style:family="table-cell" style:name="a47c8eb">
      <style:table-cell-properties fo:border="1.0pt solid #000000" style:decimal-places="2"/>
      <style:paragraph-properties style:tab-stop-distance="1.25cm"/>
      <style:text-properties style:font-name="Arial" style:font-name-asian="Lucida Sans Unicode" style:font-name-complex="Tahoma"/>
    </style:style>
    <style:style style:data-style-name="n626f9c" style:family="table-cell" style:name="a38202b">
      <style:table-cell-properties fo:border="1.0pt solid #000000" style:decimal-places="2"/>
      <style:paragraph-properties style:tab-stop-distance="1.25cm"/>
      <style:text-properties style:font-name="Arial" style:font-name-asian="Lucida Sans Unicode" style:font-name-complex="Tahoma"/>
    </style:style>
    <style:style style:data-style-name="ndb22dc" style:family="table-cell" style:name="afa990a">
      <style:table-cell-properties fo:border="1.0pt solid #000000" style:decimal-places="2"/>
      <style:paragraph-properties style:tab-stop-distance="1.25cm"/>
      <style:text-properties style:font-name="Arial" style:font-name-asian="Lucida Sans Unicode" style:font-name-complex="Tahoma"/>
    </style:style>
    <style:style style:data-style-name="n1f0a71" style:family="table-cell" style:name="a41f202">
      <style:table-cell-properties fo:border="1.0pt solid #000000" style:decimal-places="2"/>
      <style:paragraph-properties style:tab-stop-distance="1.25cm"/>
      <style:text-properties style:font-name="Arial" style:font-name-asian="Lucida Sans Unicode" style:font-name-complex="Tahoma"/>
    </style:style>
    <style:style style:data-style-name="ndcf6dd" style:family="table-cell" style:name="a288b25">
      <style:table-cell-properties fo:border="1.0pt solid #000000" style:decimal-places="2"/>
      <style:paragraph-properties style:tab-stop-distance="1.25cm"/>
      <style:text-properties style:font-name="Arial" style:font-name-asian="Lucida Sans Unicode" style:font-name-complex="Tahoma"/>
    </style:style>
    <style:style style:data-style-name="na626a0" style:family="table-cell" style:name="a3ac6d1">
      <style:table-cell-properties fo:border="1.0pt solid #000000" style:decimal-places="2"/>
      <style:paragraph-properties style:tab-stop-distance="1.25cm"/>
      <style:text-properties style:font-name="Arial" style:font-name-asian="Lucida Sans Unicode" style:font-name-complex="Tahoma"/>
    </style:style>
    <style:style style:data-style-name="n13ce5c" style:family="table-cell" style:name="a2af7b2">
      <style:table-cell-properties fo:border="1.0pt solid #000000" style:decimal-places="2"/>
      <style:paragraph-properties style:tab-stop-distance="1.25cm"/>
      <style:text-properties style:font-name="Arial" style:font-name-asian="Lucida Sans Unicode" style:font-name-complex="Tahoma"/>
    </style:style>
    <style:style style:data-style-name="nbbf598" style:family="table-cell" style:name="a0c0575">
      <style:table-cell-properties fo:border="1.0pt solid #000000" style:decimal-places="2"/>
      <style:paragraph-properties style:tab-stop-distance="1.25cm"/>
      <style:text-properties style:font-name="Arial" style:font-name-asian="Lucida Sans Unicode" style:font-name-complex="Tahoma"/>
    </style:style>
    <style:style style:data-style-name="nbedb3c" style:family="table-cell" style:name="a07e044">
      <style:table-cell-properties fo:border="1.0pt solid #000000" style:decimal-places="2"/>
      <style:paragraph-properties style:tab-stop-distance="1.25cm"/>
      <style:text-properties style:font-name="Arial" style:font-name-asian="Lucida Sans Unicode" style:font-name-complex="Tahoma"/>
    </style:style>
    <style:style style:data-style-name="n5d5031" style:family="table-cell" style:name="ae6aaf8">
      <style:table-cell-properties fo:border="1.0pt solid #000000" style:decimal-places="2"/>
      <style:paragraph-properties style:tab-stop-distance="1.25cm"/>
      <style:text-properties style:font-name="Arial" style:font-name-asian="Lucida Sans Unicode" style:font-name-complex="Tahoma"/>
    </style:style>
    <style:style style:data-style-name="nb0271c" style:family="table-cell" style:name="a198881">
      <style:table-cell-properties fo:border="1.0pt solid #000000" style:decimal-places="2"/>
      <style:paragraph-properties style:tab-stop-distance="1.25cm"/>
      <style:text-properties style:font-name="Arial" style:font-name-asian="Lucida Sans Unicode" style:font-name-complex="Tahoma"/>
    </style:style>
    <style:style style:data-style-name="n617355" style:family="table-cell" style:name="a7651d6">
      <style:table-cell-properties fo:border="1.0pt solid #000000" style:decimal-places="2"/>
      <style:paragraph-properties style:tab-stop-distance="1.25cm"/>
      <style:text-properties style:font-name="Arial" style:font-name-asian="Lucida Sans Unicode" style:font-name-complex="Tahoma"/>
    </style:style>
    <style:style style:data-style-name="n47b5f0" style:family="table-cell" style:name="aec7fd1">
      <style:table-cell-properties fo:border="1.0pt solid #000000" style:decimal-places="2"/>
      <style:paragraph-properties style:tab-stop-distance="1.25cm"/>
      <style:text-properties style:font-name="Arial" style:font-name-asian="Lucida Sans Unicode" style:font-name-complex="Tahoma"/>
    </style:style>
    <style:style style:data-style-name="n810bf6" style:family="table-cell" style:name="a077337">
      <style:table-cell-properties fo:border="1.0pt solid #000000" style:decimal-places="2"/>
      <style:paragraph-properties style:tab-stop-distance="1.25cm"/>
      <style:text-properties style:font-name="Arial" style:font-name-asian="Lucida Sans Unicode" style:font-name-complex="Tahoma"/>
    </style:style>
    <style:style style:data-style-name="nad3544" style:family="table-cell" style:name="a1cabb6">
      <style:table-cell-properties fo:border="1.0pt solid #000000" style:decimal-places="2"/>
      <style:paragraph-properties style:tab-stop-distance="1.25cm"/>
      <style:text-properties style:font-name="Arial" style:font-name-asian="Lucida Sans Unicode" style:font-name-complex="Tahoma"/>
    </style:style>
    <style:style style:data-style-name="n4d0040" style:family="table-cell" style:name="a03755a">
      <style:table-cell-properties fo:border="1.0pt solid #000000" style:decimal-places="2"/>
      <style:paragraph-properties style:tab-stop-distance="1.25cm"/>
      <style:text-properties style:font-name="Arial" style:font-name-asian="Lucida Sans Unicode" style:font-name-complex="Tahoma"/>
    </style:style>
    <style:style style:data-style-name="n4ee7e1" style:family="table-cell" style:name="ade6df2">
      <style:table-cell-properties fo:border="1.0pt solid #000000" style:decimal-places="2"/>
      <style:paragraph-properties style:tab-stop-distance="1.25cm"/>
      <style:text-properties style:font-name="Arial" style:font-name-asian="Lucida Sans Unicode" style:font-name-complex="Tahoma"/>
    </style:style>
    <style:style style:data-style-name="nbb4714" style:family="table-cell" style:name="a52b762">
      <style:table-cell-properties fo:border="1.0pt solid #000000" style:decimal-places="2"/>
      <style:paragraph-properties style:tab-stop-distance="1.25cm"/>
      <style:text-properties style:font-name="Arial" style:font-name-asian="Lucida Sans Unicode" style:font-name-complex="Tahoma"/>
    </style:style>
    <style:style style:data-style-name="n9eab3e" style:family="table-cell" style:name="abb0115">
      <style:table-cell-properties fo:border="1.0pt solid #000000" style:decimal-places="2"/>
      <style:paragraph-properties style:tab-stop-distance="1.25cm"/>
      <style:text-properties style:font-name="Arial" style:font-name-asian="Lucida Sans Unicode" style:font-name-complex="Tahoma"/>
    </style:style>
    <style:style style:data-style-name="n5cbbd3" style:family="table-cell" style:name="a96fc1d">
      <style:table-cell-properties fo:border="1.0pt solid #000000" style:decimal-places="2"/>
      <style:paragraph-properties style:tab-stop-distance="1.25cm"/>
      <style:text-properties style:font-name="Arial" style:font-name-asian="Lucida Sans Unicode" style:font-name-complex="Tahoma"/>
    </style:style>
    <style:style style:data-style-name="n823d6b" style:family="table-cell" style:name="a39d8f6">
      <style:table-cell-properties fo:border="1.0pt solid #000000" style:decimal-places="2"/>
      <style:paragraph-properties style:tab-stop-distance="1.25cm"/>
      <style:text-properties style:font-name="Arial" style:font-name-asian="Lucida Sans Unicode" style:font-name-complex="Tahoma"/>
    </style:style>
    <style:style style:data-style-name="nbaa1bd" style:family="table-cell" style:name="afc9ab1">
      <style:table-cell-properties fo:border="1.0pt solid #000000" style:decimal-places="2"/>
      <style:paragraph-properties style:tab-stop-distance="1.25cm"/>
      <style:text-properties style:font-name="Arial" style:font-name-asian="Lucida Sans Unicode" style:font-name-complex="Tahoma"/>
    </style:style>
    <style:style style:data-style-name="n127eab" style:family="table-cell" style:name="a137c2e">
      <style:table-cell-properties fo:border="1.0pt solid #000000" style:decimal-places="2"/>
      <style:paragraph-properties style:tab-stop-distance="1.25cm"/>
      <style:text-properties style:font-name="Arial" style:font-name-asian="Lucida Sans Unicode" style:font-name-complex="Tahoma"/>
    </style:style>
    <style:style style:data-style-name="n44b62d" style:family="table-cell" style:name="adff523">
      <style:table-cell-properties fo:border="1.0pt solid #000000" style:decimal-places="2"/>
      <style:paragraph-properties style:tab-stop-distance="1.25cm"/>
      <style:text-properties style:font-name="Arial" style:font-name-asian="Lucida Sans Unicode" style:font-name-complex="Tahoma"/>
    </style:style>
    <style:style style:data-style-name="n13ee51" style:family="table-cell" style:name="aa826bd">
      <style:table-cell-properties fo:border="1.0pt solid #000000" style:decimal-places="2"/>
      <style:paragraph-properties style:tab-stop-distance="1.25cm"/>
      <style:text-properties style:font-name="Arial" style:font-name-asian="Lucida Sans Unicode" style:font-name-complex="Tahoma"/>
    </style:style>
    <style:style style:data-style-name="ndae5e5" style:family="table-cell" style:name="a542222">
      <style:table-cell-properties fo:border="1.0pt solid #000000" style:decimal-places="2"/>
      <style:paragraph-properties style:tab-stop-distance="1.25cm"/>
      <style:text-properties style:font-name="Arial" style:font-name-asian="Lucida Sans Unicode" style:font-name-complex="Tahoma"/>
    </style:style>
    <style:style style:data-style-name="n0af688" style:family="table-cell" style:name="accd555">
      <style:table-cell-properties fo:border="1.0pt solid #000000" style:decimal-places="2"/>
      <style:paragraph-properties style:tab-stop-distance="1.25cm"/>
      <style:text-properties style:font-name="Arial" style:font-name-asian="Lucida Sans Unicode" style:font-name-complex="Tahoma"/>
    </style:style>
    <style:style style:data-style-name="n193e8a" style:family="table-cell" style:name="ae8b8a5">
      <style:table-cell-properties fo:border="1.0pt solid #000000" style:decimal-places="2"/>
      <style:paragraph-properties style:tab-stop-distance="1.25cm"/>
      <style:text-properties style:font-name="Arial" style:font-name-asian="Lucida Sans Unicode" style:font-name-complex="Tahoma"/>
    </style:style>
    <style:style style:data-style-name="n25b877" style:family="table-cell" style:name="a475bea">
      <style:table-cell-properties fo:border="1.0pt solid #000000" style:decimal-places="2"/>
      <style:paragraph-properties style:tab-stop-distance="1.25cm"/>
      <style:text-properties style:font-name="Arial" style:font-name-asian="Lucida Sans Unicode" style:font-name-complex="Tahoma"/>
    </style:style>
    <style:style style:data-style-name="n674e0c" style:family="table-cell" style:name="ae48129">
      <style:table-cell-properties fo:border="1.0pt solid #000000" style:decimal-places="2"/>
      <style:paragraph-properties style:tab-stop-distance="1.25cm"/>
      <style:text-properties style:font-name="Arial" style:font-name-asian="Lucida Sans Unicode" style:font-name-complex="Tahoma"/>
    </style:style>
    <style:style style:data-style-name="neeb402" style:family="table-cell" style:name="a2d2192">
      <style:table-cell-properties fo:border="1.0pt solid #000000" style:decimal-places="2"/>
      <style:paragraph-properties style:tab-stop-distance="1.25cm"/>
      <style:text-properties style:font-name="Arial" style:font-name-asian="Lucida Sans Unicode" style:font-name-complex="Tahoma"/>
    </style:style>
    <style:style style:data-style-name="n00c1af" style:family="table-cell" style:name="aa2b9af">
      <style:table-cell-properties fo:border="1.0pt solid #000000" style:decimal-places="2"/>
      <style:paragraph-properties style:tab-stop-distance="1.25cm"/>
      <style:text-properties style:font-name="Arial" style:font-name-asian="Lucida Sans Unicode" style:font-name-complex="Tahoma"/>
    </style:style>
    <style:style style:data-style-name="n649e66" style:family="table-cell" style:name="aa346e1">
      <style:table-cell-properties fo:border="1.0pt solid #000000" style:decimal-places="2"/>
      <style:paragraph-properties style:tab-stop-distance="1.25cm"/>
      <style:text-properties style:font-name="Arial" style:font-name-asian="Lucida Sans Unicode" style:font-name-complex="Tahoma"/>
    </style:style>
    <style:style style:data-style-name="n216855" style:family="table-cell" style:name="a45d6bf">
      <style:table-cell-properties fo:border="1.0pt solid #000000" style:decimal-places="2"/>
      <style:paragraph-properties style:tab-stop-distance="1.25cm"/>
      <style:text-properties style:font-name="Arial" style:font-name-asian="Lucida Sans Unicode" style:font-name-complex="Tahoma"/>
    </style:style>
    <style:style style:data-style-name="n3abd62" style:family="table-cell" style:name="a899b37">
      <style:table-cell-properties fo:border="1.0pt solid #000000" style:decimal-places="2"/>
      <style:paragraph-properties style:tab-stop-distance="1.25cm"/>
      <style:text-properties style:font-name="Arial" style:font-name-asian="Lucida Sans Unicode" style:font-name-complex="Tahoma"/>
    </style:style>
    <style:style style:data-style-name="n7d72b1" style:family="table-cell" style:name="a867d11">
      <style:table-cell-properties fo:border="1.0pt solid #000000" style:decimal-places="2"/>
      <style:paragraph-properties style:tab-stop-distance="1.25cm"/>
      <style:text-properties style:font-name="Arial" style:font-name-asian="Lucida Sans Unicode" style:font-name-complex="Tahoma"/>
    </style:style>
    <style:style style:data-style-name="n463cfc" style:family="table-cell" style:name="a6718a1">
      <style:table-cell-properties fo:border="1.0pt solid #000000" style:decimal-places="2"/>
      <style:paragraph-properties style:tab-stop-distance="1.25cm"/>
      <style:text-properties style:font-name="Arial" style:font-name-asian="Lucida Sans Unicode" style:font-name-complex="Tahoma"/>
    </style:style>
    <style:style style:data-style-name="nb8358a" style:family="table-cell" style:name="add14b0">
      <style:table-cell-properties fo:border="1.0pt solid #000000" style:decimal-places="2"/>
      <style:paragraph-properties style:tab-stop-distance="1.25cm"/>
      <style:text-properties style:font-name="Arial" style:font-name-asian="Lucida Sans Unicode" style:font-name-complex="Tahoma"/>
    </style:style>
    <style:style style:data-style-name="n880a7b" style:family="table-cell" style:name="a75e569">
      <style:table-cell-properties fo:border="1.0pt solid #000000" style:decimal-places="2"/>
      <style:paragraph-properties style:tab-stop-distance="1.25cm"/>
      <style:text-properties style:font-name="Arial" style:font-name-asian="Lucida Sans Unicode" style:font-name-complex="Tahoma"/>
    </style:style>
    <style:style style:data-style-name="n7d371a" style:family="table-cell" style:name="a890f9c">
      <style:table-cell-properties fo:border="1.0pt solid #000000" style:decimal-places="2"/>
      <style:paragraph-properties style:tab-stop-distance="1.25cm"/>
      <style:text-properties style:font-name="Arial" style:font-name-asian="Lucida Sans Unicode" style:font-name-complex="Tahoma"/>
    </style:style>
    <style:style style:data-style-name="n8395a2" style:family="table-cell" style:name="a19555e">
      <style:table-cell-properties fo:border="1.0pt solid #000000" style:decimal-places="2"/>
      <style:paragraph-properties style:tab-stop-distance="1.25cm"/>
      <style:text-properties style:font-name="Arial" style:font-name-asian="Lucida Sans Unicode" style:font-name-complex="Tahoma"/>
    </style:style>
    <style:style style:data-style-name="nc080d5" style:family="table-cell" style:name="a480b4e">
      <style:table-cell-properties fo:border="1.0pt solid #000000" style:decimal-places="2"/>
      <style:paragraph-properties style:tab-stop-distance="1.25cm"/>
      <style:text-properties style:font-name="Arial" style:font-name-asian="Lucida Sans Unicode" style:font-name-complex="Tahoma"/>
    </style:style>
    <style:style style:data-style-name="n426ee5" style:family="table-cell" style:name="af95464">
      <style:table-cell-properties fo:border="1.0pt solid #000000" style:decimal-places="2"/>
      <style:paragraph-properties style:tab-stop-distance="1.25cm"/>
      <style:text-properties style:font-name="Arial" style:font-name-asian="Lucida Sans Unicode" style:font-name-complex="Tahoma"/>
    </style:style>
    <style:style style:data-style-name="n936e69" style:family="table-cell" style:name="ab995b0">
      <style:table-cell-properties fo:border="1.0pt solid #000000" style:decimal-places="2"/>
      <style:paragraph-properties style:tab-stop-distance="1.25cm"/>
      <style:text-properties style:font-name="Arial" style:font-name-asian="Lucida Sans Unicode" style:font-name-complex="Tahoma"/>
    </style:style>
    <style:style style:data-style-name="n0e2330" style:family="table-cell" style:name="ac746fa">
      <style:table-cell-properties fo:border="1.0pt solid #000000" style:decimal-places="2"/>
      <style:paragraph-properties style:tab-stop-distance="1.25cm"/>
      <style:text-properties style:font-name="Arial" style:font-name-asian="Lucida Sans Unicode" style:font-name-complex="Tahoma"/>
    </style:style>
    <style:style style:data-style-name="nce0c9e" style:family="table-cell" style:name="a17d359">
      <style:table-cell-properties fo:border="1.0pt solid #000000" style:decimal-places="2"/>
      <style:paragraph-properties style:tab-stop-distance="1.25cm"/>
      <style:text-properties style:font-name="Arial" style:font-name-asian="Lucida Sans Unicode" style:font-name-complex="Tahoma"/>
    </style:style>
    <style:style style:data-style-name="n8dd69e" style:family="table-cell" style:name="a98049a">
      <style:table-cell-properties fo:border="1.0pt solid #000000" style:decimal-places="2"/>
      <style:paragraph-properties style:tab-stop-distance="1.25cm"/>
      <style:text-properties style:font-name="Arial" style:font-name-asian="Lucida Sans Unicode" style:font-name-complex="Tahoma"/>
    </style:style>
    <style:style style:data-style-name="n13b937" style:family="table-cell" style:name="ad2ce1b">
      <style:table-cell-properties fo:border="1.0pt solid #000000" style:decimal-places="2"/>
      <style:paragraph-properties style:tab-stop-distance="1.25cm"/>
      <style:text-properties style:font-name="Arial" style:font-name-asian="Lucida Sans Unicode" style:font-name-complex="Tahoma"/>
    </style:style>
    <style:style style:data-style-name="n351731" style:family="table-cell" style:name="a405b45">
      <style:table-cell-properties fo:border="1.0pt solid #000000" style:decimal-places="2"/>
      <style:paragraph-properties style:tab-stop-distance="1.25cm"/>
      <style:text-properties style:font-name="Arial" style:font-name-asian="Lucida Sans Unicode" style:font-name-complex="Tahoma"/>
    </style:style>
    <style:style style:data-style-name="n28cd70" style:family="table-cell" style:name="ac9104e">
      <style:table-cell-properties fo:border="1.0pt solid #000000" style:decimal-places="2"/>
      <style:paragraph-properties style:tab-stop-distance="1.25cm"/>
      <style:text-properties style:font-name="Arial" style:font-name-asian="Lucida Sans Unicode" style:font-name-complex="Tahoma"/>
    </style:style>
    <style:style style:data-style-name="n0b5119" style:family="table-cell" style:name="a2cca95">
      <style:table-cell-properties fo:border="1.0pt solid #000000" style:decimal-places="2"/>
      <style:paragraph-properties style:tab-stop-distance="1.25cm"/>
      <style:text-properties style:font-name="Arial" style:font-name-asian="Lucida Sans Unicode" style:font-name-complex="Tahoma"/>
    </style:style>
    <style:style style:data-style-name="ncc9ac6" style:family="table-cell" style:name="aeda249">
      <style:table-cell-properties fo:border="1.0pt solid #000000" style:decimal-places="2"/>
      <style:paragraph-properties style:tab-stop-distance="1.25cm"/>
      <style:text-properties style:font-name="Arial" style:font-name-asian="Lucida Sans Unicode" style:font-name-complex="Tahoma"/>
    </style:style>
    <style:style style:data-style-name="n6d27af" style:family="table-cell" style:name="a651810">
      <style:table-cell-properties fo:border="1.0pt solid #000000" style:decimal-places="2"/>
      <style:paragraph-properties style:tab-stop-distance="1.25cm"/>
      <style:text-properties style:font-name="Arial" style:font-name-asian="Lucida Sans Unicode" style:font-name-complex="Tahoma"/>
    </style:style>
    <style:style style:data-style-name="n463ab4" style:family="table-cell" style:name="a9ec4ff">
      <style:table-cell-properties fo:border="1.0pt solid #000000" style:decimal-places="2"/>
      <style:paragraph-properties style:tab-stop-distance="1.25cm"/>
      <style:text-properties style:font-name="Arial" style:font-name-asian="Lucida Sans Unicode" style:font-name-complex="Tahoma"/>
    </style:style>
    <style:style style:data-style-name="n40e1a2" style:family="table-cell" style:name="a6845b9">
      <style:table-cell-properties fo:border="1.0pt solid #000000" style:decimal-places="2"/>
      <style:paragraph-properties style:tab-stop-distance="1.25cm"/>
      <style:text-properties style:font-name="Arial" style:font-name-asian="Lucida Sans Unicode" style:font-name-complex="Tahoma"/>
    </style:style>
    <style:style style:data-style-name="nd7958b" style:family="table-cell" style:name="a4b1dbf">
      <style:table-cell-properties fo:border="1.0pt solid #000000" style:decimal-places="2"/>
      <style:paragraph-properties style:tab-stop-distance="1.25cm"/>
      <style:text-properties style:font-name="Arial" style:font-name-asian="Lucida Sans Unicode" style:font-name-complex="Tahoma"/>
    </style:style>
    <style:style style:data-style-name="n5ec634" style:family="table-cell" style:name="a188f0d">
      <style:table-cell-properties fo:border="1.0pt solid #000000" style:decimal-places="2"/>
      <style:paragraph-properties style:tab-stop-distance="1.25cm"/>
      <style:text-properties style:font-name="Arial" style:font-name-asian="Lucida Sans Unicode" style:font-name-complex="Tahoma"/>
    </style:style>
    <style:style style:data-style-name="nf36c21" style:family="table-cell" style:name="a21b472">
      <style:table-cell-properties fo:border="1.0pt solid #000000" style:decimal-places="2"/>
      <style:paragraph-properties style:tab-stop-distance="1.25cm"/>
      <style:text-properties style:font-name="Arial" style:font-name-asian="Lucida Sans Unicode" style:font-name-complex="Tahoma"/>
    </style:style>
    <style:style style:data-style-name="nd94ba8" style:family="table-cell" style:name="a489fd0">
      <style:table-cell-properties fo:border="1.0pt solid #000000" style:decimal-places="2"/>
      <style:paragraph-properties style:tab-stop-distance="1.25cm"/>
      <style:text-properties style:font-name="Arial" style:font-name-asian="Lucida Sans Unicode" style:font-name-complex="Tahoma"/>
    </style:style>
    <style:style style:data-style-name="n1cd342" style:family="table-cell" style:name="add66ec">
      <style:table-cell-properties fo:border="1.0pt solid #000000" style:decimal-places="2"/>
      <style:paragraph-properties style:tab-stop-distance="1.25cm"/>
      <style:text-properties style:font-name="Arial" style:font-name-asian="Lucida Sans Unicode" style:font-name-complex="Tahoma"/>
    </style:style>
    <style:style style:data-style-name="n033ac2" style:family="table-cell" style:name="a967b86">
      <style:table-cell-properties fo:border="1.0pt solid #000000" style:decimal-places="2"/>
      <style:paragraph-properties style:tab-stop-distance="1.25cm"/>
      <style:text-properties style:font-name="Arial" style:font-name-asian="Lucida Sans Unicode" style:font-name-complex="Tahoma"/>
    </style:style>
    <style:style style:data-style-name="ne8884d" style:family="table-cell" style:name="a8b891e">
      <style:table-cell-properties fo:border="1.0pt solid #000000" style:decimal-places="2"/>
      <style:paragraph-properties style:tab-stop-distance="1.25cm"/>
      <style:text-properties style:font-name="Arial" style:font-name-asian="Lucida Sans Unicode" style:font-name-complex="Tahoma"/>
    </style:style>
    <style:style style:data-style-name="nbeea9e" style:family="table-cell" style:name="a04c35d">
      <style:table-cell-properties fo:border="1.0pt solid #000000" style:decimal-places="2"/>
      <style:paragraph-properties style:tab-stop-distance="1.25cm"/>
      <style:text-properties style:font-name="Arial" style:font-name-asian="Lucida Sans Unicode" style:font-name-complex="Tahoma"/>
    </style:style>
    <style:style style:data-style-name="n765ae0" style:family="table-cell" style:name="ad09348">
      <style:table-cell-properties fo:border="1.0pt solid #000000" style:decimal-places="2"/>
      <style:paragraph-properties style:tab-stop-distance="1.25cm"/>
      <style:text-properties style:font-name="Arial" style:font-name-asian="Lucida Sans Unicode" style:font-name-complex="Tahoma"/>
    </style:style>
    <style:style style:data-style-name="n36e49a" style:family="table-cell" style:name="a4b73dd">
      <style:table-cell-properties fo:border="1.0pt solid #000000" style:decimal-places="2"/>
      <style:paragraph-properties style:tab-stop-distance="1.25cm"/>
      <style:text-properties style:font-name="Arial" style:font-name-asian="Lucida Sans Unicode" style:font-name-complex="Tahoma"/>
    </style:style>
    <style:style style:data-style-name="n4cef06" style:family="table-cell" style:name="a523c71">
      <style:table-cell-properties fo:border="1.0pt solid #000000" style:decimal-places="2"/>
      <style:paragraph-properties style:tab-stop-distance="1.25cm"/>
      <style:text-properties style:font-name="Arial" style:font-name-asian="Lucida Sans Unicode" style:font-name-complex="Tahoma"/>
    </style:style>
    <style:style style:data-style-name="n647f15" style:family="table-cell" style:name="ab512ca">
      <style:table-cell-properties fo:border="1.0pt solid #000000" style:decimal-places="2"/>
      <style:paragraph-properties style:tab-stop-distance="1.25cm"/>
      <style:text-properties style:font-name="Arial" style:font-name-asian="Lucida Sans Unicode" style:font-name-complex="Tahoma"/>
    </style:style>
    <style:style style:data-style-name="nbf2043" style:family="table-cell" style:name="ad570c2">
      <style:table-cell-properties fo:border="1.0pt solid #000000" style:decimal-places="2"/>
      <style:paragraph-properties style:tab-stop-distance="1.25cm"/>
      <style:text-properties style:font-name="Arial" style:font-name-asian="Lucida Sans Unicode" style:font-name-complex="Tahoma"/>
    </style:style>
    <style:style style:data-style-name="n795231" style:family="table-cell" style:name="acfd8de">
      <style:table-cell-properties fo:border="1.0pt solid #000000" style:decimal-places="2"/>
      <style:paragraph-properties style:tab-stop-distance="1.25cm"/>
      <style:text-properties style:font-name="Arial" style:font-name-asian="Lucida Sans Unicode" style:font-name-complex="Tahoma"/>
    </style:style>
    <style:style style:data-style-name="ndbd85f" style:family="table-cell" style:name="a5d78a1">
      <style:table-cell-properties fo:border="1.0pt solid #000000" style:decimal-places="2"/>
      <style:paragraph-properties style:tab-stop-distance="1.25cm"/>
      <style:text-properties style:font-name="Arial" style:font-name-asian="Lucida Sans Unicode" style:font-name-complex="Tahoma"/>
    </style:style>
    <style:style style:data-style-name="n4f2306" style:family="table-cell" style:name="a7aea66">
      <style:table-cell-properties fo:border="1.0pt solid #000000" style:decimal-places="2"/>
      <style:paragraph-properties style:tab-stop-distance="1.25cm"/>
      <style:text-properties style:font-name="Arial" style:font-name-asian="Lucida Sans Unicode" style:font-name-complex="Tahoma"/>
    </style:style>
    <style:style style:data-style-name="n6d0485" style:family="table-cell" style:name="a599e7e">
      <style:table-cell-properties fo:border="1.0pt solid #000000" style:decimal-places="2"/>
      <style:paragraph-properties style:tab-stop-distance="1.25cm"/>
      <style:text-properties style:font-name="Arial" style:font-name-asian="Lucida Sans Unicode" style:font-name-complex="Tahoma"/>
    </style:style>
    <style:style style:data-style-name="n5b9000" style:family="table-cell" style:name="a516ce3">
      <style:table-cell-properties fo:border="1.0pt solid #000000" style:decimal-places="2"/>
      <style:paragraph-properties style:tab-stop-distance="1.25cm"/>
      <style:text-properties style:font-name="Arial" style:font-name-asian="Lucida Sans Unicode" style:font-name-complex="Tahoma"/>
    </style:style>
    <style:style style:data-style-name="n85648c" style:family="table-cell" style:name="a2ceed8">
      <style:table-cell-properties fo:border="1.0pt solid #000000" style:decimal-places="2"/>
      <style:paragraph-properties style:tab-stop-distance="1.25cm"/>
      <style:text-properties style:font-name="Arial" style:font-name-asian="Lucida Sans Unicode" style:font-name-complex="Tahoma"/>
    </style:style>
    <style:style style:data-style-name="n2e1f90" style:family="table-cell" style:name="a07772c">
      <style:table-cell-properties fo:border="1.0pt solid #000000" style:decimal-places="2"/>
      <style:paragraph-properties style:tab-stop-distance="1.25cm"/>
      <style:text-properties style:font-name="Arial" style:font-name-asian="Lucida Sans Unicode" style:font-name-complex="Tahoma"/>
    </style:style>
    <style:style style:data-style-name="n9f1ee9" style:family="table-cell" style:name="a298ee1">
      <style:table-cell-properties fo:border="1.0pt solid #000000" style:decimal-places="2"/>
      <style:paragraph-properties style:tab-stop-distance="1.25cm"/>
      <style:text-properties style:font-name="Arial" style:font-name-asian="Lucida Sans Unicode" style:font-name-complex="Tahoma"/>
    </style:style>
    <style:style style:data-style-name="nffdcd3" style:family="table-cell" style:name="a8abcc4">
      <style:table-cell-properties fo:border="1.0pt solid #000000" style:decimal-places="2"/>
      <style:paragraph-properties style:tab-stop-distance="1.25cm"/>
      <style:text-properties style:font-name="Arial" style:font-name-asian="Lucida Sans Unicode" style:font-name-complex="Tahoma"/>
    </style:style>
    <style:style style:data-style-name="n2a67f5" style:family="table-cell" style:name="a5bdbab">
      <style:table-cell-properties fo:border="1.0pt solid #000000" style:decimal-places="2"/>
      <style:paragraph-properties style:tab-stop-distance="1.25cm"/>
      <style:text-properties style:font-name="Arial" style:font-name-asian="Lucida Sans Unicode" style:font-name-complex="Tahoma"/>
    </style:style>
    <style:style style:data-style-name="n3ce582" style:family="table-cell" style:name="a29ac5b">
      <style:table-cell-properties fo:border="1.0pt solid #000000" style:decimal-places="2"/>
      <style:paragraph-properties style:tab-stop-distance="1.25cm"/>
      <style:text-properties style:font-name="Arial" style:font-name-asian="Lucida Sans Unicode" style:font-name-complex="Tahoma"/>
    </style:style>
    <style:style style:data-style-name="nef2b11" style:family="table-cell" style:name="a324cf4">
      <style:table-cell-properties fo:border="1.0pt solid #000000" style:decimal-places="2"/>
      <style:paragraph-properties style:tab-stop-distance="1.25cm"/>
      <style:text-properties style:font-name="Arial" style:font-name-asian="Lucida Sans Unicode" style:font-name-complex="Tahoma"/>
    </style:style>
    <style:style style:data-style-name="ne1a2ee" style:family="table-cell" style:name="a62c49d">
      <style:table-cell-properties fo:border="1.0pt solid #000000" style:decimal-places="2"/>
      <style:paragraph-properties style:tab-stop-distance="1.25cm"/>
      <style:text-properties style:font-name="Arial" style:font-name-asian="Lucida Sans Unicode" style:font-name-complex="Tahoma"/>
    </style:style>
    <style:style style:data-style-name="n46826a" style:family="table-cell" style:name="a7b33da">
      <style:table-cell-properties fo:border="1.0pt solid #000000" style:decimal-places="2"/>
      <style:paragraph-properties style:tab-stop-distance="1.25cm"/>
      <style:text-properties style:font-name="Arial" style:font-name-asian="Lucida Sans Unicode" style:font-name-complex="Tahoma"/>
    </style:style>
    <style:style style:data-style-name="n50f431" style:family="table-cell" style:name="a7a61e5">
      <style:table-cell-properties fo:border="1.0pt solid #000000" style:decimal-places="2"/>
      <style:paragraph-properties style:tab-stop-distance="1.25cm"/>
      <style:text-properties style:font-name="Arial" style:font-name-asian="Lucida Sans Unicode" style:font-name-complex="Tahoma"/>
    </style:style>
    <style:style style:data-style-name="n9d6a32" style:family="table-cell" style:name="a3a1f12">
      <style:table-cell-properties fo:border="1.0pt solid #000000" style:decimal-places="2"/>
      <style:paragraph-properties style:tab-stop-distance="1.25cm"/>
      <style:text-properties style:font-name="Arial" style:font-name-asian="Lucida Sans Unicode" style:font-name-complex="Tahoma"/>
    </style:style>
    <style:style style:data-style-name="n1abc77" style:family="table-cell" style:name="a727a5f">
      <style:table-cell-properties fo:border="1.0pt solid #000000" style:decimal-places="2"/>
      <style:paragraph-properties style:tab-stop-distance="1.25cm"/>
      <style:text-properties style:font-name="Arial" style:font-name-asian="Lucida Sans Unicode" style:font-name-complex="Tahoma"/>
    </style:style>
    <style:style style:data-style-name="n50e1c1" style:family="table-cell" style:name="a313370">
      <style:table-cell-properties fo:border="1.0pt solid #000000" style:decimal-places="2"/>
      <style:paragraph-properties style:tab-stop-distance="1.25cm"/>
      <style:text-properties style:font-name="Arial" style:font-name-asian="Lucida Sans Unicode" style:font-name-complex="Tahoma"/>
    </style:style>
    <style:style style:data-style-name="n547894" style:family="table-cell" style:name="a54e5ab">
      <style:table-cell-properties fo:border="1.0pt solid #000000" style:decimal-places="2"/>
      <style:paragraph-properties style:tab-stop-distance="1.25cm"/>
      <style:text-properties style:font-name="Arial" style:font-name-asian="Lucida Sans Unicode" style:font-name-complex="Tahoma"/>
    </style:style>
    <style:style style:data-style-name="n6e1aae" style:family="table-cell" style:name="a7060e2">
      <style:table-cell-properties fo:border="1.0pt solid #000000" style:decimal-places="2"/>
      <style:paragraph-properties style:tab-stop-distance="1.25cm"/>
      <style:text-properties style:font-name="Arial" style:font-name-asian="Lucida Sans Unicode" style:font-name-complex="Tahoma"/>
    </style:style>
    <style:style style:data-style-name="nf8b342" style:family="table-cell" style:name="af9282f">
      <style:table-cell-properties fo:border="1.0pt solid #000000" style:decimal-places="2"/>
      <style:paragraph-properties style:tab-stop-distance="1.25cm"/>
      <style:text-properties style:font-name="Arial" style:font-name-asian="Lucida Sans Unicode" style:font-name-complex="Tahoma"/>
    </style:style>
    <style:style style:data-style-name="n4913fb" style:family="table-cell" style:name="aea491f">
      <style:table-cell-properties fo:border="1.0pt solid #000000" style:decimal-places="2"/>
      <style:paragraph-properties style:tab-stop-distance="1.25cm"/>
      <style:text-properties style:font-name="Arial" style:font-name-asian="Lucida Sans Unicode" style:font-name-complex="Tahoma"/>
    </style:style>
    <style:style style:data-style-name="n77f04c" style:family="table-cell" style:name="a098980">
      <style:table-cell-properties fo:border="1.0pt solid #000000" style:decimal-places="2"/>
      <style:paragraph-properties style:tab-stop-distance="1.25cm"/>
      <style:text-properties style:font-name="Arial" style:font-name-asian="Lucida Sans Unicode" style:font-name-complex="Tahoma"/>
    </style:style>
    <style:style style:data-style-name="n752612" style:family="table-cell" style:name="aa62eab">
      <style:table-cell-properties fo:border="1.0pt solid #000000" style:decimal-places="2"/>
      <style:paragraph-properties style:tab-stop-distance="1.25cm"/>
      <style:text-properties style:font-name="Arial" style:font-name-asian="Lucida Sans Unicode" style:font-name-complex="Tahoma"/>
    </style:style>
    <style:style style:data-style-name="n6012ab" style:family="table-cell" style:name="a3bc0a0">
      <style:table-cell-properties fo:border="1.0pt solid #000000" style:decimal-places="2"/>
      <style:paragraph-properties style:tab-stop-distance="1.25cm"/>
      <style:text-properties style:font-name="Arial" style:font-name-asian="Lucida Sans Unicode" style:font-name-complex="Tahoma"/>
    </style:style>
    <style:style style:data-style-name="n5897bf" style:family="table-cell" style:name="a2c9801">
      <style:table-cell-properties fo:border="1.0pt solid #000000" style:decimal-places="2"/>
      <style:paragraph-properties style:tab-stop-distance="1.25cm"/>
      <style:text-properties style:font-name="Arial" style:font-name-asian="Lucida Sans Unicode" style:font-name-complex="Tahoma"/>
    </style:style>
    <style:style style:data-style-name="n0bdd12" style:family="table-cell" style:name="a9ef809">
      <style:table-cell-properties fo:border="1.0pt solid #000000" style:decimal-places="2"/>
      <style:paragraph-properties style:tab-stop-distance="1.25cm"/>
      <style:text-properties style:font-name="Arial" style:font-name-asian="Lucida Sans Unicode" style:font-name-complex="Tahoma"/>
    </style:style>
    <style:style style:data-style-name="n00c160" style:family="table-cell" style:name="adabbf0">
      <style:table-cell-properties fo:border="1.0pt solid #000000" style:decimal-places="2"/>
      <style:paragraph-properties style:tab-stop-distance="1.25cm"/>
      <style:text-properties style:font-name="Arial" style:font-name-asian="Lucida Sans Unicode" style:font-name-complex="Tahoma"/>
    </style:style>
    <style:style style:data-style-name="n3b474e" style:family="table-cell" style:name="ae696ae">
      <style:table-cell-properties fo:border="1.0pt solid #000000" style:decimal-places="2"/>
      <style:paragraph-properties style:tab-stop-distance="1.25cm"/>
      <style:text-properties style:font-name="Arial" style:font-name-asian="Lucida Sans Unicode" style:font-name-complex="Tahoma"/>
    </style:style>
    <style:style style:data-style-name="n3367c7" style:family="table-cell" style:name="acc8994">
      <style:table-cell-properties fo:border="1.0pt solid #000000" style:decimal-places="2"/>
      <style:paragraph-properties style:tab-stop-distance="1.25cm"/>
      <style:text-properties style:font-name="Arial" style:font-name-asian="Lucida Sans Unicode" style:font-name-complex="Tahoma"/>
    </style:style>
    <style:style style:data-style-name="n88de85" style:family="table-cell" style:name="a865a6a">
      <style:table-cell-properties fo:border="1.0pt solid #000000" style:decimal-places="2"/>
      <style:paragraph-properties style:tab-stop-distance="1.25cm"/>
      <style:text-properties style:font-name="Arial" style:font-name-asian="Lucida Sans Unicode" style:font-name-complex="Tahoma"/>
    </style:style>
    <style:style style:data-style-name="n438326" style:family="table-cell" style:name="a876f5d">
      <style:table-cell-properties fo:border="1.0pt solid #000000" style:decimal-places="2"/>
      <style:paragraph-properties style:tab-stop-distance="1.25cm"/>
      <style:text-properties style:font-name="Arial" style:font-name-asian="Lucida Sans Unicode" style:font-name-complex="Tahoma"/>
    </style:style>
    <style:style style:data-style-name="n945880" style:family="table-cell" style:name="acc2396">
      <style:table-cell-properties fo:border="1.0pt solid #000000" style:decimal-places="2"/>
      <style:paragraph-properties style:tab-stop-distance="1.25cm"/>
      <style:text-properties style:font-name="Arial" style:font-name-asian="Lucida Sans Unicode" style:font-name-complex="Tahoma"/>
    </style:style>
    <style:style style:data-style-name="nf84a4d" style:family="table-cell" style:name="ad62a1a">
      <style:table-cell-properties fo:border="1.0pt solid #000000" style:decimal-places="2"/>
      <style:paragraph-properties style:tab-stop-distance="1.25cm"/>
      <style:text-properties style:font-name="Arial" style:font-name-asian="Lucida Sans Unicode" style:font-name-complex="Tahoma"/>
    </style:style>
    <style:style style:data-style-name="n1e99c1" style:family="table-cell" style:name="a5d98b7">
      <style:table-cell-properties fo:border="1.0pt solid #000000" style:decimal-places="2"/>
      <style:paragraph-properties style:tab-stop-distance="1.25cm"/>
      <style:text-properties style:font-name="Arial" style:font-name-asian="Lucida Sans Unicode" style:font-name-complex="Tahoma"/>
    </style:style>
    <style:style style:data-style-name="n15a5dd" style:family="table-cell" style:name="ac11e07">
      <style:table-cell-properties fo:border="1.0pt solid #000000" style:decimal-places="2"/>
      <style:paragraph-properties style:tab-stop-distance="1.25cm"/>
      <style:text-properties style:font-name="Arial" style:font-name-asian="Lucida Sans Unicode" style:font-name-complex="Tahoma"/>
    </style:style>
    <style:style style:data-style-name="n5bb745" style:family="table-cell" style:name="a46c474">
      <style:table-cell-properties fo:border="1.0pt solid #000000" style:decimal-places="2"/>
      <style:paragraph-properties style:tab-stop-distance="1.25cm"/>
      <style:text-properties style:font-name="Arial" style:font-name-asian="Lucida Sans Unicode" style:font-name-complex="Tahoma"/>
    </style:style>
    <style:style style:data-style-name="n57a867" style:family="table-cell" style:name="afc493a">
      <style:table-cell-properties fo:border="1.0pt solid #000000" style:decimal-places="2"/>
      <style:paragraph-properties style:tab-stop-distance="1.25cm"/>
      <style:text-properties style:font-name="Arial" style:font-name-asian="Lucida Sans Unicode" style:font-name-complex="Tahoma"/>
    </style:style>
    <style:style style:data-style-name="n31e0f1" style:family="table-cell" style:name="a3a3f4a">
      <style:table-cell-properties fo:border="1.0pt solid #000000" style:decimal-places="2"/>
      <style:paragraph-properties style:tab-stop-distance="1.25cm"/>
      <style:text-properties style:font-name="Arial" style:font-name-asian="Lucida Sans Unicode" style:font-name-complex="Tahoma"/>
    </style:style>
    <style:style style:data-style-name="n788144" style:family="table-cell" style:name="ad4fffd">
      <style:table-cell-properties fo:border="1.0pt solid #000000" style:decimal-places="2"/>
      <style:paragraph-properties style:tab-stop-distance="1.25cm"/>
      <style:text-properties style:font-name="Arial" style:font-name-asian="Lucida Sans Unicode" style:font-name-complex="Tahoma"/>
    </style:style>
    <style:style style:data-style-name="n9c4603" style:family="table-cell" style:name="a9699b9">
      <style:table-cell-properties fo:border="1.0pt solid #000000" style:decimal-places="2"/>
      <style:paragraph-properties style:tab-stop-distance="1.25cm"/>
      <style:text-properties style:font-name="Arial" style:font-name-asian="Lucida Sans Unicode" style:font-name-complex="Tahoma"/>
    </style:style>
    <style:style style:data-style-name="n3d7c57" style:family="table-cell" style:name="ac398f7">
      <style:table-cell-properties fo:border="1.0pt solid #000000" style:decimal-places="2"/>
      <style:paragraph-properties style:tab-stop-distance="1.25cm"/>
      <style:text-properties style:font-name="Arial" style:font-name-asian="Lucida Sans Unicode" style:font-name-complex="Tahoma"/>
    </style:style>
    <style:style style:data-style-name="n83d5a1" style:family="table-cell" style:name="afed2d3">
      <style:table-cell-properties fo:border="1.0pt solid #000000" style:decimal-places="2"/>
      <style:paragraph-properties style:tab-stop-distance="1.25cm"/>
      <style:text-properties style:font-name="Arial" style:font-name-asian="Lucida Sans Unicode" style:font-name-complex="Tahoma"/>
    </style:style>
    <style:style style:data-style-name="n64b335" style:family="table-cell" style:name="a813823">
      <style:table-cell-properties fo:border="1.0pt solid #000000" style:decimal-places="2"/>
      <style:paragraph-properties style:tab-stop-distance="1.25cm"/>
      <style:text-properties style:font-name="Arial" style:font-name-asian="Lucida Sans Unicode" style:font-name-complex="Tahoma"/>
    </style:style>
    <style:style style:data-style-name="n360aac" style:family="table-cell" style:name="acff26c">
      <style:table-cell-properties fo:border="1.0pt solid #000000" style:decimal-places="2"/>
      <style:paragraph-properties style:tab-stop-distance="1.25cm"/>
      <style:text-properties style:font-name="Arial" style:font-name-asian="Lucida Sans Unicode" style:font-name-complex="Tahoma"/>
    </style:style>
    <style:style style:data-style-name="nc92cff" style:family="table-cell" style:name="a6d44f9">
      <style:table-cell-properties fo:border="1.0pt solid #000000" style:decimal-places="2"/>
      <style:paragraph-properties style:tab-stop-distance="1.25cm"/>
      <style:text-properties style:font-name="Arial" style:font-name-asian="Lucida Sans Unicode" style:font-name-complex="Tahoma"/>
    </style:style>
    <style:style style:data-style-name="nef9aac" style:family="table-cell" style:name="aeb9d4d">
      <style:table-cell-properties fo:border="1.0pt solid #000000" style:decimal-places="2"/>
      <style:paragraph-properties style:tab-stop-distance="1.25cm"/>
      <style:text-properties style:font-name="Arial" style:font-name-asian="Lucida Sans Unicode" style:font-name-complex="Tahoma"/>
    </style:style>
    <style:style style:data-style-name="n708d60" style:family="table-cell" style:name="a4a095f">
      <style:table-cell-properties fo:border="1.0pt solid #000000" style:decimal-places="2"/>
      <style:paragraph-properties style:tab-stop-distance="1.25cm"/>
      <style:text-properties style:font-name="Arial" style:font-name-asian="Lucida Sans Unicode" style:font-name-complex="Tahoma"/>
    </style:style>
    <style:style style:data-style-name="n54861d" style:family="table-cell" style:name="a51ed3d">
      <style:table-cell-properties fo:border="1.0pt solid #000000" style:decimal-places="2"/>
      <style:paragraph-properties style:tab-stop-distance="1.25cm"/>
      <style:text-properties style:font-name="Arial" style:font-name-asian="Lucida Sans Unicode" style:font-name-complex="Tahoma"/>
    </style:style>
    <style:style style:data-style-name="nf43064" style:family="table-cell" style:name="ad9bc20">
      <style:table-cell-properties fo:border="1.0pt solid #000000" style:decimal-places="2"/>
      <style:paragraph-properties style:tab-stop-distance="1.25cm"/>
      <style:text-properties style:font-name="Arial" style:font-name-asian="Lucida Sans Unicode" style:font-name-complex="Tahoma"/>
    </style:style>
    <style:style style:data-style-name="n4cf11d" style:family="table-cell" style:name="af33dae">
      <style:table-cell-properties fo:border="1.0pt solid #000000" style:decimal-places="2"/>
      <style:paragraph-properties style:tab-stop-distance="1.25cm"/>
      <style:text-properties style:font-name="Arial" style:font-name-asian="Lucida Sans Unicode" style:font-name-complex="Tahoma"/>
    </style:style>
    <style:style style:data-style-name="n7c8cad" style:family="table-cell" style:name="ab6131d">
      <style:table-cell-properties fo:border="1.0pt solid #000000" style:decimal-places="2"/>
      <style:paragraph-properties style:tab-stop-distance="1.25cm"/>
      <style:text-properties style:font-name="Arial" style:font-name-asian="Lucida Sans Unicode" style:font-name-complex="Tahoma"/>
    </style:style>
    <style:style style:data-style-name="nf05b72" style:family="table-cell" style:name="a483967">
      <style:table-cell-properties fo:border="1.0pt solid #000000" style:decimal-places="2"/>
      <style:paragraph-properties style:tab-stop-distance="1.25cm"/>
      <style:text-properties style:font-name="Arial" style:font-name-asian="Lucida Sans Unicode" style:font-name-complex="Tahoma"/>
    </style:style>
    <style:style style:data-style-name="ned1050" style:family="table-cell" style:name="a39a66f">
      <style:table-cell-properties fo:border="1.0pt solid #000000" style:decimal-places="2"/>
      <style:paragraph-properties style:tab-stop-distance="1.25cm"/>
      <style:text-properties style:font-name="Arial" style:font-name-asian="Lucida Sans Unicode" style:font-name-complex="Tahoma"/>
    </style:style>
    <style:style style:data-style-name="na5d4c8" style:family="table-cell" style:name="a5a847a">
      <style:table-cell-properties fo:border="1.0pt solid #000000" style:decimal-places="2"/>
      <style:paragraph-properties style:tab-stop-distance="1.25cm"/>
      <style:text-properties style:font-name="Arial" style:font-name-asian="Lucida Sans Unicode" style:font-name-complex="Tahoma"/>
    </style:style>
    <style:style style:data-style-name="n462f7c" style:family="table-cell" style:name="a6d2f1c">
      <style:table-cell-properties fo:border="1.0pt solid #000000" style:decimal-places="2"/>
      <style:paragraph-properties style:tab-stop-distance="1.25cm"/>
      <style:text-properties style:font-name="Arial" style:font-name-asian="Lucida Sans Unicode" style:font-name-complex="Tahoma"/>
    </style:style>
    <style:style style:data-style-name="n886bb8" style:family="table-cell" style:name="a6e2162">
      <style:table-cell-properties fo:border="1.0pt solid #000000" style:decimal-places="2"/>
      <style:paragraph-properties style:tab-stop-distance="1.25cm"/>
      <style:text-properties style:font-name="Arial" style:font-name-asian="Lucida Sans Unicode" style:font-name-complex="Tahoma"/>
    </style:style>
    <style:style style:data-style-name="nc15950" style:family="table-cell" style:name="a68413b">
      <style:table-cell-properties fo:border="1.0pt solid #000000" style:decimal-places="2"/>
      <style:paragraph-properties style:tab-stop-distance="1.25cm"/>
      <style:text-properties style:font-name="Arial" style:font-name-asian="Lucida Sans Unicode" style:font-name-complex="Tahoma"/>
    </style:style>
    <style:style style:data-style-name="nf6e687" style:family="table-cell" style:name="ad26716">
      <style:table-cell-properties fo:border="1.0pt solid #000000" style:decimal-places="2"/>
      <style:paragraph-properties style:tab-stop-distance="1.25cm"/>
      <style:text-properties style:font-name="Arial" style:font-name-asian="Lucida Sans Unicode" style:font-name-complex="Tahoma"/>
    </style:style>
    <style:style style:data-style-name="n679173" style:family="table-cell" style:name="a4eca86">
      <style:table-cell-properties fo:border="1.0pt solid #000000" style:decimal-places="2"/>
      <style:paragraph-properties style:tab-stop-distance="1.25cm"/>
      <style:text-properties style:font-name="Arial" style:font-name-asian="Lucida Sans Unicode" style:font-name-complex="Tahoma"/>
    </style:style>
    <style:style style:data-style-name="n2b36ae" style:family="table-cell" style:name="a244967">
      <style:table-cell-properties fo:border="1.0pt solid #000000" style:decimal-places="2"/>
      <style:paragraph-properties style:tab-stop-distance="1.25cm"/>
      <style:text-properties style:font-name="Arial" style:font-name-asian="Lucida Sans Unicode" style:font-name-complex="Tahoma"/>
    </style:style>
    <style:style style:data-style-name="nb4e845" style:family="table-cell" style:name="a379bbc">
      <style:table-cell-properties fo:border="1.0pt solid #000000" style:decimal-places="2"/>
      <style:paragraph-properties style:tab-stop-distance="1.25cm"/>
      <style:text-properties style:font-name="Arial" style:font-name-asian="Lucida Sans Unicode" style:font-name-complex="Tahoma"/>
    </style:style>
    <style:style style:data-style-name="ned2028" style:family="table-cell" style:name="a8a13fb">
      <style:table-cell-properties fo:border="1.0pt solid #000000" style:decimal-places="2"/>
      <style:paragraph-properties style:tab-stop-distance="1.25cm"/>
      <style:text-properties style:font-name="Arial" style:font-name-asian="Lucida Sans Unicode" style:font-name-complex="Tahoma"/>
    </style:style>
    <style:style style:data-style-name="n7424fd" style:family="table-cell" style:name="a95d467">
      <style:table-cell-properties fo:border="1.0pt solid #000000" style:decimal-places="2"/>
      <style:paragraph-properties style:tab-stop-distance="1.25cm"/>
      <style:text-properties style:font-name="Arial" style:font-name-asian="Lucida Sans Unicode" style:font-name-complex="Tahoma"/>
    </style:style>
    <style:style style:data-style-name="n3b4273" style:family="table-cell" style:name="aedcbc1">
      <style:table-cell-properties fo:border="1.0pt solid #000000" style:decimal-places="2"/>
      <style:paragraph-properties style:tab-stop-distance="1.25cm"/>
      <style:text-properties style:font-name="Arial" style:font-name-asian="Lucida Sans Unicode" style:font-name-complex="Tahoma"/>
    </style:style>
    <style:style style:data-style-name="nba4bf3" style:family="table-cell" style:name="acc6dd8">
      <style:table-cell-properties fo:border="1.0pt solid #000000" style:decimal-places="2"/>
      <style:paragraph-properties style:tab-stop-distance="1.25cm"/>
      <style:text-properties style:font-name="Arial" style:font-name-asian="Lucida Sans Unicode" style:font-name-complex="Tahoma"/>
    </style:style>
    <style:style style:data-style-name="nfa9641" style:family="table-cell" style:name="aae71a9">
      <style:table-cell-properties fo:border="1.0pt solid #000000" style:decimal-places="2"/>
      <style:paragraph-properties style:tab-stop-distance="1.25cm"/>
      <style:text-properties style:font-name="Arial" style:font-name-asian="Lucida Sans Unicode" style:font-name-complex="Tahoma"/>
    </style:style>
    <style:style style:data-style-name="nb930bc" style:family="table-cell" style:name="a099b69">
      <style:table-cell-properties fo:border="1.0pt solid #000000" style:decimal-places="2"/>
      <style:paragraph-properties style:tab-stop-distance="1.25cm"/>
      <style:text-properties style:font-name="Arial" style:font-name-asian="Lucida Sans Unicode" style:font-name-complex="Tahoma"/>
    </style:style>
    <style:style style:data-style-name="n0c6fbd" style:family="table-cell" style:name="a949cf2">
      <style:table-cell-properties fo:border="1.0pt solid #000000" style:decimal-places="2"/>
      <style:paragraph-properties style:tab-stop-distance="1.25cm"/>
      <style:text-properties style:font-name="Arial" style:font-name-asian="Lucida Sans Unicode" style:font-name-complex="Tahoma"/>
    </style:style>
    <style:style style:data-style-name="n10f9c1" style:family="table-cell" style:name="a648357">
      <style:table-cell-properties fo:border="1.0pt solid #000000" style:decimal-places="2"/>
      <style:paragraph-properties style:tab-stop-distance="1.25cm"/>
      <style:text-properties style:font-name="Arial" style:font-name-asian="Lucida Sans Unicode" style:font-name-complex="Tahoma"/>
    </style:style>
    <style:style style:data-style-name="n4afbe5" style:family="table-cell" style:name="a6b9275">
      <style:table-cell-properties fo:border="1.0pt solid #000000" style:decimal-places="2"/>
      <style:paragraph-properties style:tab-stop-distance="1.25cm"/>
      <style:text-properties style:font-name="Arial" style:font-name-asian="Lucida Sans Unicode" style:font-name-complex="Tahoma"/>
    </style:style>
    <style:style style:data-style-name="n2c0347" style:family="table-cell" style:name="a0c34df">
      <style:table-cell-properties fo:border="1.0pt solid #000000" style:decimal-places="2"/>
      <style:paragraph-properties style:tab-stop-distance="1.25cm"/>
      <style:text-properties style:font-name="Arial" style:font-name-asian="Lucida Sans Unicode" style:font-name-complex="Tahoma"/>
    </style:style>
    <style:style style:data-style-name="ne7d933" style:family="table-cell" style:name="a8861a2">
      <style:table-cell-properties fo:border="1.0pt solid #000000" style:decimal-places="2"/>
      <style:paragraph-properties style:tab-stop-distance="1.25cm"/>
      <style:text-properties style:font-name="Arial" style:font-name-asian="Lucida Sans Unicode" style:font-name-complex="Tahoma"/>
    </style:style>
    <style:style style:data-style-name="n12d154" style:family="table-cell" style:name="a87f54a">
      <style:table-cell-properties fo:border="1.0pt solid #000000" style:decimal-places="2"/>
      <style:paragraph-properties style:tab-stop-distance="1.25cm"/>
      <style:text-properties style:font-name="Arial" style:font-name-asian="Lucida Sans Unicode" style:font-name-complex="Tahoma"/>
    </style:style>
    <style:style style:data-style-name="nd50bb5" style:family="table-cell" style:name="acbe723">
      <style:table-cell-properties fo:border="1.0pt solid #000000" style:decimal-places="2"/>
      <style:paragraph-properties style:tab-stop-distance="1.25cm"/>
      <style:text-properties style:font-name="Arial" style:font-name-asian="Lucida Sans Unicode" style:font-name-complex="Tahoma"/>
    </style:style>
    <style:style style:data-style-name="n745016" style:family="table-cell" style:name="a104727">
      <style:table-cell-properties fo:border="1.0pt solid #000000" style:decimal-places="2"/>
      <style:paragraph-properties style:tab-stop-distance="1.25cm"/>
      <style:text-properties style:font-name="Arial" style:font-name-asian="Lucida Sans Unicode" style:font-name-complex="Tahoma"/>
    </style:style>
    <style:style style:data-style-name="n8790ce" style:family="table-cell" style:name="a862062">
      <style:table-cell-properties fo:border="1.0pt solid #000000" style:decimal-places="2"/>
      <style:paragraph-properties style:tab-stop-distance="1.25cm"/>
      <style:text-properties style:font-name="Arial" style:font-name-asian="Lucida Sans Unicode" style:font-name-complex="Tahoma"/>
    </style:style>
    <style:style style:data-style-name="nd99ff9" style:family="table-cell" style:name="ab2abde">
      <style:table-cell-properties fo:border="1.0pt solid #000000" style:decimal-places="2"/>
      <style:paragraph-properties style:tab-stop-distance="1.25cm"/>
      <style:text-properties style:font-name="Arial" style:font-name-asian="Lucida Sans Unicode" style:font-name-complex="Tahoma"/>
    </style:style>
    <style:style style:data-style-name="n65c344" style:family="table-cell" style:name="ac03a52">
      <style:table-cell-properties fo:border="1.0pt solid #000000" style:decimal-places="2"/>
      <style:paragraph-properties style:tab-stop-distance="1.25cm"/>
      <style:text-properties style:font-name="Arial" style:font-name-asian="Lucida Sans Unicode" style:font-name-complex="Tahoma"/>
    </style:style>
    <style:style style:data-style-name="n28b835" style:family="table-cell" style:name="aa15158">
      <style:table-cell-properties fo:border="1.0pt solid #000000" style:decimal-places="2"/>
      <style:paragraph-properties style:tab-stop-distance="1.25cm"/>
      <style:text-properties style:font-name="Arial" style:font-name-asian="Lucida Sans Unicode" style:font-name-complex="Tahoma"/>
    </style:style>
    <style:style style:data-style-name="nb93d18" style:family="table-cell" style:name="a3a7944">
      <style:table-cell-properties fo:border="1.0pt solid #000000" style:decimal-places="2"/>
      <style:paragraph-properties style:tab-stop-distance="1.25cm"/>
      <style:text-properties style:font-name="Arial" style:font-name-asian="Lucida Sans Unicode" style:font-name-complex="Tahoma"/>
    </style:style>
    <style:style style:data-style-name="n3f4a4b" style:family="table-cell" style:name="af8e26c">
      <style:table-cell-properties fo:border="1.0pt solid #000000" style:decimal-places="2"/>
      <style:paragraph-properties style:tab-stop-distance="1.25cm"/>
      <style:text-properties style:font-name="Arial" style:font-name-asian="Lucida Sans Unicode" style:font-name-complex="Tahoma"/>
    </style:style>
    <style:style style:data-style-name="nd672b5" style:family="table-cell" style:name="a32beb2">
      <style:table-cell-properties fo:border="1.0pt solid #000000" style:decimal-places="2"/>
      <style:paragraph-properties style:tab-stop-distance="1.25cm"/>
      <style:text-properties style:font-name="Arial" style:font-name-asian="Lucida Sans Unicode" style:font-name-complex="Tahoma"/>
    </style:style>
    <style:style style:data-style-name="n6f0d14" style:family="table-cell" style:name="ab2ca40">
      <style:table-cell-properties fo:border="1.0pt solid #000000" style:decimal-places="2"/>
      <style:paragraph-properties style:tab-stop-distance="1.25cm"/>
      <style:text-properties style:font-name="Arial" style:font-name-asian="Lucida Sans Unicode" style:font-name-complex="Tahoma"/>
    </style:style>
    <style:style style:data-style-name="nc04cae" style:family="table-cell" style:name="a5b4d34">
      <style:table-cell-properties fo:border="1.0pt solid #000000" style:decimal-places="2"/>
      <style:paragraph-properties style:tab-stop-distance="1.25cm"/>
      <style:text-properties style:font-name="Arial" style:font-name-asian="Lucida Sans Unicode" style:font-name-complex="Tahoma"/>
    </style:style>
    <style:style style:data-style-name="nc837c3" style:family="table-cell" style:name="a06a7e3">
      <style:table-cell-properties fo:border="1.0pt solid #000000" style:decimal-places="2"/>
      <style:paragraph-properties style:tab-stop-distance="1.25cm"/>
      <style:text-properties style:font-name="Arial" style:font-name-asian="Lucida Sans Unicode" style:font-name-complex="Tahoma"/>
    </style:style>
    <style:style style:data-style-name="n0df398" style:family="table-cell" style:name="a46ba14">
      <style:table-cell-properties fo:border="1.0pt solid #000000" style:decimal-places="2"/>
      <style:paragraph-properties style:tab-stop-distance="1.25cm"/>
      <style:text-properties style:font-name="Arial" style:font-name-asian="Lucida Sans Unicode" style:font-name-complex="Tahoma"/>
    </style:style>
    <style:style style:data-style-name="n58b6aa" style:family="table-cell" style:name="a5bb0b3">
      <style:table-cell-properties fo:border="1.0pt solid #000000" style:decimal-places="2"/>
      <style:paragraph-properties style:tab-stop-distance="1.25cm"/>
      <style:text-properties style:font-name="Arial" style:font-name-asian="Lucida Sans Unicode" style:font-name-complex="Tahoma"/>
    </style:style>
    <style:style style:data-style-name="nbc3565" style:family="table-cell" style:name="aa8ff34">
      <style:table-cell-properties fo:border="1.0pt solid #000000" style:decimal-places="2"/>
      <style:paragraph-properties style:tab-stop-distance="1.25cm"/>
      <style:text-properties style:font-name="Arial" style:font-name-asian="Lucida Sans Unicode" style:font-name-complex="Tahoma"/>
    </style:style>
    <style:style style:data-style-name="n62efab" style:family="table-cell" style:name="a1f957a">
      <style:table-cell-properties fo:border="1.0pt solid #000000" style:decimal-places="2"/>
      <style:paragraph-properties style:tab-stop-distance="1.25cm"/>
      <style:text-properties style:font-name="Arial" style:font-name-asian="Lucida Sans Unicode" style:font-name-complex="Tahoma"/>
    </style:style>
    <style:style style:data-style-name="nf6d0d8" style:family="table-cell" style:name="acd9740">
      <style:table-cell-properties fo:border="1.0pt solid #000000" style:decimal-places="2"/>
      <style:paragraph-properties style:tab-stop-distance="1.25cm"/>
      <style:text-properties style:font-name="Arial" style:font-name-asian="Lucida Sans Unicode" style:font-name-complex="Tahoma"/>
    </style:style>
    <style:style style:data-style-name="n1a8ff9" style:family="table-cell" style:name="a7d6728">
      <style:table-cell-properties fo:border="1.0pt solid #000000" style:decimal-places="2"/>
      <style:paragraph-properties style:tab-stop-distance="1.25cm"/>
      <style:text-properties style:font-name="Arial" style:font-name-asian="Lucida Sans Unicode" style:font-name-complex="Tahoma"/>
    </style:style>
    <style:style style:data-style-name="n16c5d1" style:family="table-cell" style:name="a62b958">
      <style:table-cell-properties fo:border="1.0pt solid #000000" style:decimal-places="2"/>
      <style:paragraph-properties style:tab-stop-distance="1.25cm"/>
      <style:text-properties style:font-name="Arial" style:font-name-asian="Lucida Sans Unicode" style:font-name-complex="Tahoma"/>
    </style:style>
    <style:style style:data-style-name="ncfc965" style:family="table-cell" style:name="a7135ba">
      <style:table-cell-properties fo:border="1.0pt solid #000000" style:decimal-places="2"/>
      <style:paragraph-properties style:tab-stop-distance="1.25cm"/>
      <style:text-properties style:font-name="Arial" style:font-name-asian="Lucida Sans Unicode" style:font-name-complex="Tahoma"/>
    </style:style>
    <style:style style:data-style-name="n166ab5" style:family="table-cell" style:name="a8968a4">
      <style:table-cell-properties fo:border="1.0pt solid #000000" style:decimal-places="2"/>
      <style:paragraph-properties style:tab-stop-distance="1.25cm"/>
      <style:text-properties style:font-name="Arial" style:font-name-asian="Lucida Sans Unicode" style:font-name-complex="Tahoma"/>
    </style:style>
    <style:style style:data-style-name="nc3908a" style:family="table-cell" style:name="a15f4a9">
      <style:table-cell-properties fo:border="1.0pt solid #000000" style:decimal-places="2"/>
      <style:paragraph-properties style:tab-stop-distance="1.25cm"/>
      <style:text-properties style:font-name="Arial" style:font-name-asian="Lucida Sans Unicode" style:font-name-complex="Tahoma"/>
    </style:style>
    <style:style style:data-style-name="nbaceff" style:family="table-cell" style:name="afc5f99">
      <style:table-cell-properties fo:border="1.0pt solid #000000" style:decimal-places="2"/>
      <style:paragraph-properties style:tab-stop-distance="1.25cm"/>
      <style:text-properties style:font-name="Arial" style:font-name-asian="Lucida Sans Unicode" style:font-name-complex="Tahoma"/>
    </style:style>
    <style:style style:data-style-name="n76362a" style:family="table-cell" style:name="a1fd5d9">
      <style:table-cell-properties fo:border="1.0pt solid #000000" style:decimal-places="2"/>
      <style:paragraph-properties style:tab-stop-distance="1.25cm"/>
      <style:text-properties style:font-name="Arial" style:font-name-asian="Lucida Sans Unicode" style:font-name-complex="Tahoma"/>
    </style:style>
    <style:style style:data-style-name="na18bcc" style:family="table-cell" style:name="a0c25ca">
      <style:table-cell-properties fo:border="1.0pt solid #000000" style:decimal-places="2"/>
      <style:paragraph-properties style:tab-stop-distance="1.25cm"/>
      <style:text-properties style:font-name="Arial" style:font-name-asian="Lucida Sans Unicode" style:font-name-complex="Tahoma"/>
    </style:style>
    <style:style style:data-style-name="n221272" style:family="table-cell" style:name="a270511">
      <style:table-cell-properties fo:border="1.0pt solid #000000" style:decimal-places="2"/>
      <style:paragraph-properties style:tab-stop-distance="1.25cm"/>
      <style:text-properties style:font-name="Arial" style:font-name-asian="Lucida Sans Unicode" style:font-name-complex="Tahoma"/>
    </style:style>
    <style:style style:data-style-name="n127330" style:family="table-cell" style:name="a501a80">
      <style:table-cell-properties fo:border="1.0pt solid #000000" style:decimal-places="2"/>
      <style:paragraph-properties style:tab-stop-distance="1.25cm"/>
      <style:text-properties style:font-name="Arial" style:font-name-asian="Lucida Sans Unicode" style:font-name-complex="Tahoma"/>
    </style:style>
    <style:style style:data-style-name="nc6ea86" style:family="table-cell" style:name="af2bb52">
      <style:table-cell-properties fo:border="1.0pt solid #000000" style:decimal-places="2"/>
      <style:paragraph-properties style:tab-stop-distance="1.25cm"/>
      <style:text-properties style:font-name="Arial" style:font-name-asian="Lucida Sans Unicode" style:font-name-complex="Tahoma"/>
    </style:style>
    <style:style style:data-style-name="ncf2610" style:family="table-cell" style:name="ae22da3">
      <style:table-cell-properties fo:border="1.0pt solid #000000" style:decimal-places="2"/>
      <style:paragraph-properties style:tab-stop-distance="1.25cm"/>
      <style:text-properties style:font-name="Arial" style:font-name-asian="Lucida Sans Unicode" style:font-name-complex="Tahoma"/>
    </style:style>
    <style:style style:data-style-name="n694ff3" style:family="table-cell" style:name="a2c42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8a388">
      <style:table-cell-properties fo:border="1.0pt solid #000000" style:decimal-places="2"/>
      <style:paragraph-properties style:tab-stop-distance="1.25cm"/>
      <style:text-properties style:font-name="Arial" style:font-name-asian="Lucida Sans Unicode" style:font-name-complex="Tahoma"/>
    </style:style>
    <style:style style:data-style-name="nd7cc5f" style:family="table-cell" style:name="a69f7e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d7a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4e2c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bd7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555f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91d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5806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7824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16ee">
      <style:table-cell-properties fo:border="1.0pt solid #000000" style:decimal-places="2"/>
      <style:paragraph-properties style:tab-stop-distance="1.25cm"/>
      <style:text-properties style:font-name="Arial" style:font-name-asian="Lucida Sans Unicode" style:font-name-complex="Tahoma"/>
    </style:style>
    <style:style style:data-style-name="n779cc0" style:family="table-cell" style:name="a19a8e3">
      <style:table-cell-properties fo:border="1.0pt solid #000000" style:decimal-places="2"/>
      <style:paragraph-properties style:tab-stop-distance="1.25cm"/>
      <style:text-properties style:font-name="Arial" style:font-name-asian="Lucida Sans Unicode" style:font-name-complex="Tahoma"/>
    </style:style>
    <style:style style:data-style-name="n899e71" style:family="table-cell" style:name="a709d5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4715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a7e3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2cae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5652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966c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362a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82e8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d8b3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3e712">
      <style:table-cell-properties fo:border="1.0pt solid #000000" style:decimal-places="2"/>
      <style:paragraph-properties style:tab-stop-distance="1.25cm"/>
      <style:text-properties style:font-name="Arial" style:font-name-asian="Lucida Sans Unicode" style:font-name-complex="Tahoma"/>
    </style:style>
    <style:style style:data-style-name="nd51292" style:family="table-cell" style:name="a393fa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348c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45e29">
      <style:table-cell-properties fo:border="1.0pt solid #000000" style:decimal-places="2"/>
      <style:paragraph-properties style:tab-stop-distance="1.25cm"/>
      <style:text-properties style:font-name="Arial" style:font-name-asian="Lucida Sans Unicode" style:font-name-complex="Tahoma"/>
    </style:style>
    <style:style style:data-style-name="n8ad87b" style:family="table-cell" style:name="a426899">
      <style:table-cell-properties fo:border="1.0pt solid #000000" style:decimal-places="2"/>
      <style:paragraph-properties style:tab-stop-distance="1.25cm"/>
      <style:text-properties style:font-name="Arial" style:font-name-asian="Lucida Sans Unicode" style:font-name-complex="Tahoma"/>
    </style:style>
    <style:style style:data-style-name="n997ea3" style:family="table-cell" style:name="a39815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4d4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a6aaf">
      <style:table-cell-properties fo:border="1.0pt solid #000000" style:decimal-places="2"/>
      <style:paragraph-properties style:tab-stop-distance="1.25cm"/>
      <style:text-properties style:font-name="Arial" style:font-name-asian="Lucida Sans Unicode" style:font-name-complex="Tahoma"/>
    </style:style>
    <style:style style:data-style-name="nb6a710" style:family="table-cell" style:name="abd847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a048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ae50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a478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839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056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b51f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c64e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abcb">
      <style:table-cell-properties fo:border="1.0pt solid #000000" style:decimal-places="2"/>
      <style:paragraph-properties style:tab-stop-distance="1.25cm"/>
      <style:text-properties style:font-name="Arial" style:font-name-asian="Lucida Sans Unicode" style:font-name-complex="Tahoma"/>
    </style:style>
    <style:style style:data-style-name="nf803c0" style:family="table-cell" style:name="a7cf60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1938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8f92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6077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df781">
      <style:table-cell-properties fo:border="1.0pt solid #000000" style:decimal-places="2"/>
      <style:paragraph-properties style:tab-stop-distance="1.25cm"/>
      <style:text-properties style:font-name="Arial" style:font-name-asian="Lucida Sans Unicode" style:font-name-complex="Tahoma"/>
    </style:style>
    <style:style style:data-style-name="n079712" style:family="table-cell" style:name="a464ba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064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776d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7ef8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60eb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3a777">
      <style:table-cell-properties fo:border="1.0pt solid #000000" style:decimal-places="2"/>
      <style:paragraph-properties style:tab-stop-distance="1.25cm"/>
      <style:text-properties style:font-name="Arial" style:font-name-asian="Lucida Sans Unicode" style:font-name-complex="Tahoma"/>
    </style:style>
    <style:style style:data-style-name="n57f05f" style:family="table-cell" style:name="aab4f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373e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432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fc15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2e66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906cc">
      <style:table-cell-properties fo:border="1.0pt solid #000000" style:decimal-places="2"/>
      <style:paragraph-properties style:tab-stop-distance="1.25cm"/>
      <style:text-properties style:font-name="Arial" style:font-name-asian="Lucida Sans Unicode" style:font-name-complex="Tahoma"/>
    </style:style>
    <style:style style:data-style-name="n6308d8" style:family="table-cell" style:name="ae5ac1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0182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aab7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5cc5">
      <style:table-cell-properties fo:border="1.0pt solid #000000" style:decimal-places="2"/>
      <style:paragraph-properties style:tab-stop-distance="1.25cm"/>
      <style:text-properties style:font-name="Arial" style:font-name-asian="Lucida Sans Unicode" style:font-name-complex="Tahoma"/>
    </style:style>
    <style:style style:data-style-name="nada500" style:family="table-cell" style:name="a374e0a">
      <style:table-cell-properties fo:border="1.0pt solid #000000" style:decimal-places="2"/>
      <style:paragraph-properties style:tab-stop-distance="1.25cm"/>
      <style:text-properties style:font-name="Arial" style:font-name-asian="Lucida Sans Unicode" style:font-name-complex="Tahoma"/>
    </style:style>
    <style:style style:data-style-name="n7f8405" style:family="table-cell" style:name="a953d3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5858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aa7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e41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eab42">
      <style:table-cell-properties fo:border="1.0pt solid #000000" style:decimal-places="2"/>
      <style:paragraph-properties style:tab-stop-distance="1.25cm"/>
      <style:text-properties style:font-name="Arial" style:font-name-asian="Lucida Sans Unicode" style:font-name-complex="Tahoma"/>
    </style:style>
    <style:style style:data-style-name="n25093f" style:family="table-cell" style:name="a6d89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f1f9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02f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f58e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680e1">
      <style:table-cell-properties fo:border="1.0pt solid #000000" style:decimal-places="2"/>
      <style:paragraph-properties style:tab-stop-distance="1.25cm"/>
      <style:text-properties style:font-name="Arial" style:font-name-asian="Lucida Sans Unicode" style:font-name-complex="Tahoma"/>
    </style:style>
    <style:style style:data-style-name="n490e5d" style:family="table-cell" style:name="ad643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88ef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37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e30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8f4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045be">
      <style:table-cell-properties fo:border="1.0pt solid #000000" style:decimal-places="2"/>
      <style:paragraph-properties style:tab-stop-distance="1.25cm"/>
      <style:text-properties style:font-name="Arial" style:font-name-asian="Lucida Sans Unicode" style:font-name-complex="Tahoma"/>
    </style:style>
    <style:style style:data-style-name="nafe8da" style:family="table-cell" style:name="aecf9ec">
      <style:table-cell-properties fo:border="1.0pt solid #000000" style:decimal-places="2"/>
      <style:paragraph-properties style:tab-stop-distance="1.25cm"/>
      <style:text-properties style:font-name="Arial" style:font-name-asian="Lucida Sans Unicode" style:font-name-complex="Tahoma"/>
    </style:style>
    <style:style style:data-style-name="n5eaa83" style:family="table-cell" style:name="a1f31e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296f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3d4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0bbd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6dde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dd1b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f46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6555">
      <style:table-cell-properties fo:border="1.0pt solid #000000" style:decimal-places="2"/>
      <style:paragraph-properties style:tab-stop-distance="1.25cm"/>
      <style:text-properties style:font-name="Arial" style:font-name-asian="Lucida Sans Unicode" style:font-name-complex="Tahoma"/>
    </style:style>
    <style:style style:data-style-name="ne76b3f" style:family="table-cell" style:name="a991e6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a7dc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d15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e34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d682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f61e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44f84">
      <style:table-cell-properties fo:border="1.0pt solid #000000" style:decimal-places="2"/>
      <style:paragraph-properties style:tab-stop-distance="1.25cm"/>
      <style:text-properties style:font-name="Arial" style:font-name-asian="Lucida Sans Unicode" style:font-name-complex="Tahoma"/>
    </style:style>
    <style:style style:data-style-name="nafcd1d" style:family="table-cell" style:name="a5c8ec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a6b8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9629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bed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05e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c44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6257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bd6cb">
      <style:table-cell-properties fo:border="1.0pt solid #000000" style:decimal-places="2"/>
      <style:paragraph-properties style:tab-stop-distance="1.25cm"/>
      <style:text-properties style:font-name="Arial" style:font-name-asian="Lucida Sans Unicode" style:font-name-complex="Tahoma"/>
    </style:style>
    <style:style style:data-style-name="n51a1e0" style:family="table-cell" style:name="a54bb3e">
      <style:table-cell-properties fo:border="1.0pt solid #000000" style:decimal-places="2"/>
      <style:paragraph-properties style:tab-stop-distance="1.25cm"/>
      <style:text-properties style:font-name="Arial" style:font-name-asian="Lucida Sans Unicode" style:font-name-complex="Tahoma"/>
    </style:style>
    <style:style style:data-style-name="nc6ef39" style:family="table-cell" style:name="a15c56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a3ce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9eaa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b10c3">
      <style:table-cell-properties fo:border="1.0pt solid #000000" style:decimal-places="2"/>
      <style:paragraph-properties style:tab-stop-distance="1.25cm"/>
      <style:text-properties style:font-name="Arial" style:font-name-asian="Lucida Sans Unicode" style:font-name-complex="Tahoma"/>
    </style:style>
    <style:style style:data-style-name="nc6758b" style:family="table-cell" style:name="a230aa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d968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9c505">
      <style:table-cell-properties fo:border="1.0pt solid #000000" style:decimal-places="2"/>
      <style:paragraph-properties style:tab-stop-distance="1.25cm"/>
      <style:text-properties style:font-name="Arial" style:font-name-asian="Lucida Sans Unicode" style:font-name-complex="Tahoma"/>
    </style:style>
    <style:style style:data-style-name="n764af4" style:family="table-cell" style:name="ade77c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2ba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2522">
      <style:table-cell-properties fo:border="1.0pt solid #000000" style:decimal-places="2"/>
      <style:paragraph-properties style:tab-stop-distance="1.25cm"/>
      <style:text-properties style:font-name="Arial" style:font-name-asian="Lucida Sans Unicode" style:font-name-complex="Tahoma"/>
    </style:style>
    <style:style style:data-style-name="n499837" style:family="table-cell" style:name="a34a32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30fa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d9f1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01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3ef92">
      <style:table-cell-properties fo:border="1.0pt solid #000000" style:decimal-places="2"/>
      <style:paragraph-properties style:tab-stop-distance="1.25cm"/>
      <style:text-properties style:font-name="Arial" style:font-name-asian="Lucida Sans Unicode" style:font-name-complex="Tahoma"/>
    </style:style>
    <style:style style:data-style-name="neec874" style:family="table-cell" style:name="aafe46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389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f7c6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e7ed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b792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d99f7">
      <style:table-cell-properties fo:border="1.0pt solid #000000" style:decimal-places="2"/>
      <style:paragraph-properties style:tab-stop-distance="1.25cm"/>
      <style:text-properties style:font-name="Arial" style:font-name-asian="Lucida Sans Unicode" style:font-name-complex="Tahoma"/>
    </style:style>
    <style:style style:data-style-name="nee13be" style:family="table-cell" style:name="a36d7b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fc6e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c52e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d67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a87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f9b5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01ba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258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1134d">
      <style:table-cell-properties fo:border="1.0pt solid #000000" style:decimal-places="2"/>
      <style:paragraph-properties style:tab-stop-distance="1.25cm"/>
      <style:text-properties style:font-name="Arial" style:font-name-asian="Lucida Sans Unicode" style:font-name-complex="Tahoma"/>
    </style:style>
    <style:style style:data-style-name="n0f82f5" style:family="table-cell" style:name="ab838c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539a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8354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56371">
      <style:table-cell-properties fo:border="1.0pt solid #000000" style:decimal-places="2"/>
      <style:paragraph-properties style:tab-stop-distance="1.25cm"/>
      <style:text-properties style:font-name="Arial" style:font-name-asian="Lucida Sans Unicode" style:font-name-complex="Tahoma"/>
    </style:style>
    <style:style style:data-style-name="na2d9af" style:family="table-cell" style:name="a27a8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f32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acf3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6b2f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0c6a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7a5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aaa3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d9fb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f779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879c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7cd2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46d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ad02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bfcd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7f4f5">
      <style:table-cell-properties fo:border="1.0pt solid #000000" style:decimal-places="2"/>
      <style:paragraph-properties style:tab-stop-distance="1.25cm"/>
      <style:text-properties style:font-name="Arial" style:font-name-asian="Lucida Sans Unicode" style:font-name-complex="Tahoma"/>
    </style:style>
    <style:style style:data-style-name="n3cee4b" style:family="table-cell" style:name="a68ffb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f41e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cced">
      <style:table-cell-properties fo:border="1.0pt solid #000000" style:decimal-places="2"/>
      <style:paragraph-properties style:tab-stop-distance="1.25cm"/>
      <style:text-properties style:font-name="Arial" style:font-name-asian="Lucida Sans Unicode" style:font-name-complex="Tahoma"/>
    </style:style>
    <style:style style:data-style-name="n40c5b2" style:family="table-cell" style:name="a2637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927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210f0">
      <style:table-cell-properties fo:border="1.0pt solid #000000" style:decimal-places="2"/>
      <style:paragraph-properties style:tab-stop-distance="1.25cm"/>
      <style:text-properties style:font-name="Arial" style:font-name-asian="Lucida Sans Unicode" style:font-name-complex="Tahoma"/>
    </style:style>
    <style:style style:data-style-name="nded937" style:family="table-cell" style:name="ada9e3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ce2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5e19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e9eb4">
      <style:table-cell-properties fo:border="1.0pt solid #000000" style:decimal-places="2"/>
      <style:paragraph-properties style:tab-stop-distance="1.25cm"/>
      <style:text-properties style:font-name="Arial" style:font-name-asian="Lucida Sans Unicode" style:font-name-complex="Tahoma"/>
    </style:style>
    <style:style style:data-style-name="n63f6b0" style:family="table-cell" style:name="a33a5c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934a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e42b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537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e731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1ff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ff2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330e9">
      <style:table-cell-properties fo:border="1.0pt solid #000000" style:decimal-places="2"/>
      <style:paragraph-properties style:tab-stop-distance="1.25cm"/>
      <style:text-properties style:font-name="Arial" style:font-name-asian="Lucida Sans Unicode" style:font-name-complex="Tahoma"/>
    </style:style>
    <style:style style:data-style-name="n5e3c00" style:family="table-cell" style:name="a77265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1c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fb75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0572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5ed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6601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aa1d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06f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17a1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18d0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e13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bea8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cfe5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a41e2">
      <style:table-cell-properties fo:border="1.0pt solid #000000" style:decimal-places="2"/>
      <style:paragraph-properties style:tab-stop-distance="1.25cm"/>
      <style:text-properties style:font-name="Arial" style:font-name-asian="Lucida Sans Unicode" style:font-name-complex="Tahoma"/>
    </style:style>
    <style:style style:data-style-name="n88a5ba" style:family="table-cell" style:name="a9e6a1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faf2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d4ad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771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5339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939b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ae6a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56c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4aba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f000e">
      <style:table-cell-properties fo:border="1.0pt solid #000000" style:decimal-places="2"/>
      <style:paragraph-properties style:tab-stop-distance="1.25cm"/>
      <style:text-properties style:font-name="Arial" style:font-name-asian="Lucida Sans Unicode" style:font-name-complex="Tahoma"/>
    </style:style>
    <style:style style:data-style-name="n8a555f" style:family="table-cell" style:name="a41099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404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faa6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d50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37d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0072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05d1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694c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00b5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1baa9">
      <style:table-cell-properties fo:border="1.0pt solid #000000" style:decimal-places="2"/>
      <style:paragraph-properties style:tab-stop-distance="1.25cm"/>
      <style:text-properties style:font-name="Arial" style:font-name-asian="Lucida Sans Unicode" style:font-name-complex="Tahoma"/>
    </style:style>
    <style:style style:data-style-name="nd57a1d" style:family="table-cell" style:name="a9ee3d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1d2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c83f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3d2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c9ba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efd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c79c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82e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f4e43">
      <style:table-cell-properties fo:border="1.0pt solid #000000" style:decimal-places="2"/>
      <style:paragraph-properties style:tab-stop-distance="1.25cm"/>
      <style:text-properties style:font-name="Arial" style:font-name-asian="Lucida Sans Unicode" style:font-name-complex="Tahoma"/>
    </style:style>
    <style:style style:data-style-name="n555b5c" style:family="table-cell" style:name="a7fe0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409c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a441">
      <style:table-cell-properties fo:border="1.0pt solid #000000" style:decimal-places="2"/>
      <style:paragraph-properties style:tab-stop-distance="1.25cm"/>
      <style:text-properties style:font-name="Arial" style:font-name-asian="Lucida Sans Unicode" style:font-name-complex="Tahoma"/>
    </style:style>
    <style:style style:data-style-name="nba93fe" style:family="table-cell" style:name="a84c3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3a28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7186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3f6b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69d1">
      <style:table-cell-properties fo:border="1.0pt solid #000000" style:decimal-places="2"/>
      <style:paragraph-properties style:tab-stop-distance="1.25cm"/>
      <style:text-properties style:font-name="Arial" style:font-name-asian="Lucida Sans Unicode" style:font-name-complex="Tahoma"/>
    </style:style>
    <style:style style:data-style-name="n17e252" style:family="table-cell" style:name="aba3c92">
      <style:table-cell-properties fo:border="1.0pt solid #000000" style:decimal-places="2"/>
      <style:paragraph-properties style:tab-stop-distance="1.25cm"/>
      <style:text-properties style:font-name="Arial" style:font-name-asian="Lucida Sans Unicode" style:font-name-complex="Tahoma"/>
    </style:style>
    <style:style style:data-style-name="n790054" style:family="table-cell" style:name="a41436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45c5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2199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45f1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9dc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7721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1e8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b99f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dc96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214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0f6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dcb6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a5c2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98b7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f25d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e227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d897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7e5d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812b2">
      <style:table-cell-properties fo:border="1.0pt solid #000000" style:decimal-places="2"/>
      <style:paragraph-properties style:tab-stop-distance="1.25cm"/>
      <style:text-properties style:font-name="Arial" style:font-name-asian="Lucida Sans Unicode" style:font-name-complex="Tahoma"/>
    </style:style>
    <style:style style:data-style-name="n499486" style:family="table-cell" style:name="a1d3d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0b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6d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d88b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131d7">
      <style:table-cell-properties fo:border="1.0pt solid #000000" style:decimal-places="2"/>
      <style:paragraph-properties style:tab-stop-distance="1.25cm"/>
      <style:text-properties style:font-name="Arial" style:font-name-asian="Lucida Sans Unicode" style:font-name-complex="Tahoma"/>
    </style:style>
    <style:style style:data-style-name="nc03268" style:family="table-cell" style:name="aff5134">
      <style:table-cell-properties fo:border="1.0pt solid #000000" style:decimal-places="2"/>
      <style:paragraph-properties style:tab-stop-distance="1.25cm"/>
      <style:text-properties style:font-name="Arial" style:font-name-asian="Lucida Sans Unicode" style:font-name-complex="Tahoma"/>
    </style:style>
    <style:style style:data-style-name="n20a317" style:family="table-cell" style:name="adde361">
      <style:table-cell-properties fo:border="1.0pt solid #000000" style:decimal-places="2"/>
      <style:paragraph-properties style:tab-stop-distance="1.25cm"/>
      <style:text-properties style:font-name="Arial" style:font-name-asian="Lucida Sans Unicode" style:font-name-complex="Tahoma"/>
    </style:style>
    <style:style style:data-style-name="n058690" style:family="table-cell" style:name="ad5f789">
      <style:table-cell-properties fo:border="1.0pt solid #000000" style:decimal-places="2"/>
      <style:paragraph-properties style:tab-stop-distance="1.25cm"/>
      <style:text-properties style:font-name="Arial" style:font-name-asian="Lucida Sans Unicode" style:font-name-complex="Tahoma"/>
    </style:style>
    <style:style style:data-style-name="n1236b5" style:family="table-cell" style:name="a557f1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2546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e2e09">
      <style:table-cell-properties fo:border="1.0pt solid #000000" style:decimal-places="2"/>
      <style:paragraph-properties style:tab-stop-distance="1.25cm"/>
      <style:text-properties style:font-name="Arial" style:font-name-asian="Lucida Sans Unicode" style:font-name-complex="Tahoma"/>
    </style:style>
    <style:style style:data-style-name="n11b4d8" style:family="table-cell" style:name="a36312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24401">
      <style:table-cell-properties fo:border="1.0pt solid #000000" style:decimal-places="2"/>
      <style:paragraph-properties style:tab-stop-distance="1.25cm"/>
      <style:text-properties style:font-name="Arial" style:font-name-asian="Lucida Sans Unicode" style:font-name-complex="Tahoma"/>
    </style:style>
    <style:style style:data-style-name="ndac96e" style:family="table-cell" style:name="a65acec">
      <style:table-cell-properties fo:border="1.0pt solid #000000" style:decimal-places="2"/>
      <style:paragraph-properties style:tab-stop-distance="1.25cm"/>
      <style:text-properties style:font-name="Arial" style:font-name-asian="Lucida Sans Unicode" style:font-name-complex="Tahoma"/>
    </style:style>
    <style:style style:data-style-name="n24dda2" style:family="table-cell" style:name="a5d1d0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5f37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932d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67eb5">
      <style:table-cell-properties fo:border="1.0pt solid #000000" style:decimal-places="2"/>
      <style:paragraph-properties style:tab-stop-distance="1.25cm"/>
      <style:text-properties style:font-name="Arial" style:font-name-asian="Lucida Sans Unicode" style:font-name-complex="Tahoma"/>
    </style:style>
    <style:style style:data-style-name="n0409ec" style:family="table-cell" style:name="ac1673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490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e173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51a91">
      <style:table-cell-properties fo:border="1.0pt solid #000000" style:decimal-places="2"/>
      <style:paragraph-properties style:tab-stop-distance="1.25cm"/>
      <style:text-properties style:font-name="Arial" style:font-name-asian="Lucida Sans Unicode" style:font-name-complex="Tahoma"/>
    </style:style>
    <style:style style:data-style-name="n8cdac2" style:family="table-cell" style:name="af7570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52d7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ff39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d6c5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3cd2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f57d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f026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4907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d81d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e1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b23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b2a9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6b1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b486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7f8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580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c99d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8197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f6f64">
      <style:table-cell-properties fo:border="1.0pt solid #000000" style:decimal-places="2"/>
      <style:paragraph-properties style:tab-stop-distance="1.25cm"/>
      <style:text-properties style:font-name="Arial" style:font-name-asian="Lucida Sans Unicode" style:font-name-complex="Tahoma"/>
    </style:style>
    <style:style style:data-style-name="na4652d" style:family="table-cell" style:name="aca56e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57b4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d12d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7e9d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73cd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0fa38">
      <style:table-cell-properties fo:border="1.0pt solid #000000" style:decimal-places="2"/>
      <style:paragraph-properties style:tab-stop-distance="1.25cm"/>
      <style:text-properties style:font-name="Arial" style:font-name-asian="Lucida Sans Unicode" style:font-name-complex="Tahoma"/>
    </style:style>
    <style:style style:data-style-name="n51050b" style:family="table-cell" style:name="a57f6b9">
      <style:table-cell-properties fo:border="1.0pt solid #000000" style:decimal-places="2"/>
      <style:paragraph-properties style:tab-stop-distance="1.25cm"/>
      <style:text-properties style:font-name="Arial" style:font-name-asian="Lucida Sans Unicode" style:font-name-complex="Tahoma"/>
    </style:style>
    <style:style style:data-style-name="n4b71fd" style:family="table-cell" style:name="a08097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577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217df">
      <style:table-cell-properties fo:border="1.0pt solid #000000" style:decimal-places="2"/>
      <style:paragraph-properties style:tab-stop-distance="1.25cm"/>
      <style:text-properties style:font-name="Arial" style:font-name-asian="Lucida Sans Unicode" style:font-name-complex="Tahoma"/>
    </style:style>
    <style:style style:data-style-name="nc2f4b2" style:family="table-cell" style:name="ae74e3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6702f">
      <style:table-cell-properties fo:border="1.0pt solid #000000" style:decimal-places="2"/>
      <style:paragraph-properties style:tab-stop-distance="1.25cm"/>
      <style:text-properties style:font-name="Arial" style:font-name-asian="Lucida Sans Unicode" style:font-name-complex="Tahoma"/>
    </style:style>
    <style:style style:data-style-name="nd81aed" style:family="table-cell" style:name="a2e0f4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24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69420">
      <style:table-cell-properties fo:border="1.0pt solid #000000" style:decimal-places="2"/>
      <style:paragraph-properties style:tab-stop-distance="1.25cm"/>
      <style:text-properties style:font-name="Arial" style:font-name-asian="Lucida Sans Unicode" style:font-name-complex="Tahoma"/>
    </style:style>
    <style:style style:data-style-name="n988204" style:family="table-cell" style:name="a48936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7687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758a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81d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03b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d7b2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0fc4d">
      <style:table-cell-properties fo:border="1.0pt solid #000000" style:decimal-places="2"/>
      <style:paragraph-properties style:tab-stop-distance="1.25cm"/>
      <style:text-properties style:font-name="Arial" style:font-name-asian="Lucida Sans Unicode" style:font-name-complex="Tahoma"/>
    </style:style>
    <style:style style:data-style-name="n34252f" style:family="table-cell" style:name="a1278d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2bf6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67c5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4a3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542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6c87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032e5">
      <style:table-cell-properties fo:border="1.0pt solid #000000" style:decimal-places="2"/>
      <style:paragraph-properties style:tab-stop-distance="1.25cm"/>
      <style:text-properties style:font-name="Arial" style:font-name-asian="Lucida Sans Unicode" style:font-name-complex="Tahoma"/>
    </style:style>
    <style:style style:data-style-name="n09e65a" style:family="table-cell" style:name="a0e757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4a0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4a4f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6f11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37d2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e655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c771d">
      <style:table-cell-properties fo:border="1.0pt solid #000000" style:decimal-places="2"/>
      <style:paragraph-properties style:tab-stop-distance="1.25cm"/>
      <style:text-properties style:font-name="Arial" style:font-name-asian="Lucida Sans Unicode" style:font-name-complex="Tahoma"/>
    </style:style>
    <style:style style:data-style-name="n86dbf2" style:family="table-cell" style:name="a0f6e33">
      <style:table-cell-properties fo:border="1.0pt solid #000000" style:decimal-places="2"/>
      <style:paragraph-properties style:tab-stop-distance="1.25cm"/>
      <style:text-properties style:font-name="Arial" style:font-name-asian="Lucida Sans Unicode" style:font-name-complex="Tahoma"/>
    </style:style>
    <style:style style:data-style-name="na9b6e3" style:family="table-cell" style:name="af8b87d">
      <style:table-cell-properties fo:border="1.0pt solid #000000" style:decimal-places="2"/>
      <style:paragraph-properties style:tab-stop-distance="1.25cm"/>
      <style:text-properties style:font-name="Arial" style:font-name-asian="Lucida Sans Unicode" style:font-name-complex="Tahoma"/>
    </style:style>
    <style:style style:data-style-name="n370a8f" style:family="table-cell" style:name="a0715f7">
      <style:table-cell-properties fo:border="1.0pt solid #000000" style:decimal-places="2"/>
      <style:paragraph-properties style:tab-stop-distance="1.25cm"/>
      <style:text-properties style:font-name="Arial" style:font-name-asian="Lucida Sans Unicode" style:font-name-complex="Tahoma"/>
    </style:style>
    <style:style style:data-style-name="n5cfe00" style:family="table-cell" style:name="ac4c874">
      <style:table-cell-properties fo:border="1.0pt solid #000000" style:decimal-places="2"/>
      <style:paragraph-properties style:tab-stop-distance="1.25cm"/>
      <style:text-properties style:font-name="Arial" style:font-name-asian="Lucida Sans Unicode" style:font-name-complex="Tahoma"/>
    </style:style>
    <style:style style:data-style-name="n41afdf" style:family="table-cell" style:name="ae218c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943a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b443a">
      <style:table-cell-properties fo:border="1.0pt solid #000000" style:decimal-places="2"/>
      <style:paragraph-properties style:tab-stop-distance="1.25cm"/>
      <style:text-properties style:font-name="Arial" style:font-name-asian="Lucida Sans Unicode" style:font-name-complex="Tahoma"/>
    </style:style>
    <style:style style:data-style-name="n5e1077" style:family="table-cell" style:name="aab4bbe">
      <style:table-cell-properties fo:border="1.0pt solid #000000" style:decimal-places="2"/>
      <style:paragraph-properties style:tab-stop-distance="1.25cm"/>
      <style:text-properties style:font-name="Arial" style:font-name-asian="Lucida Sans Unicode" style:font-name-complex="Tahoma"/>
    </style:style>
    <style:style style:data-style-name="na860ec" style:family="table-cell" style:name="aafbcb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ab97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a253d">
      <style:table-cell-properties fo:border="1.0pt solid #000000" style:decimal-places="2"/>
      <style:paragraph-properties style:tab-stop-distance="1.25cm"/>
      <style:text-properties style:font-name="Arial" style:font-name-asian="Lucida Sans Unicode" style:font-name-complex="Tahoma"/>
    </style:style>
    <style:style style:data-style-name="nd5d401" style:family="table-cell" style:name="a40d7f8">
      <style:table-cell-properties fo:border="1.0pt solid #000000" style:decimal-places="2"/>
      <style:paragraph-properties style:tab-stop-distance="1.25cm"/>
      <style:text-properties style:font-name="Arial" style:font-name-asian="Lucida Sans Unicode" style:font-name-complex="Tahoma"/>
    </style:style>
    <style:style style:data-style-name="n44d2c9" style:family="table-cell" style:name="a18966f">
      <style:table-cell-properties fo:border="1.0pt solid #000000" style:decimal-places="2"/>
      <style:paragraph-properties style:tab-stop-distance="1.25cm"/>
      <style:text-properties style:font-name="Arial" style:font-name-asian="Lucida Sans Unicode" style:font-name-complex="Tahoma"/>
    </style:style>
    <style:style style:data-style-name="n01cae8" style:family="table-cell" style:name="aa3e26f">
      <style:table-cell-properties fo:border="1.0pt solid #000000" style:decimal-places="2"/>
      <style:paragraph-properties style:tab-stop-distance="1.25cm"/>
      <style:text-properties style:font-name="Arial" style:font-name-asian="Lucida Sans Unicode" style:font-name-complex="Tahoma"/>
    </style:style>
    <style:style style:data-style-name="nd9f214" style:family="table-cell" style:name="aca18c9">
      <style:table-cell-properties fo:border="1.0pt solid #000000" style:decimal-places="2"/>
      <style:paragraph-properties style:tab-stop-distance="1.25cm"/>
      <style:text-properties style:font-name="Arial" style:font-name-asian="Lucida Sans Unicode" style:font-name-complex="Tahoma"/>
    </style:style>
    <style:style style:data-style-name="n821b66" style:family="table-cell" style:name="ab0e60b">
      <style:table-cell-properties fo:border="1.0pt solid #000000" style:decimal-places="2"/>
      <style:paragraph-properties style:tab-stop-distance="1.25cm"/>
      <style:text-properties style:font-name="Arial" style:font-name-asian="Lucida Sans Unicode" style:font-name-complex="Tahoma"/>
    </style:style>
    <style:style style:data-style-name="n17dab3" style:family="table-cell" style:name="ac82d21">
      <style:table-cell-properties fo:border="1.0pt solid #000000" style:decimal-places="2"/>
      <style:paragraph-properties style:tab-stop-distance="1.25cm"/>
      <style:text-properties style:font-name="Arial" style:font-name-asian="Lucida Sans Unicode" style:font-name-complex="Tahoma"/>
    </style:style>
    <style:style style:data-style-name="ne20cba" style:family="table-cell" style:name="a024360">
      <style:table-cell-properties fo:border="1.0pt solid #000000" style:decimal-places="2"/>
      <style:paragraph-properties style:tab-stop-distance="1.25cm"/>
      <style:text-properties style:font-name="Arial" style:font-name-asian="Lucida Sans Unicode" style:font-name-complex="Tahoma"/>
    </style:style>
    <style:style style:data-style-name="n325232" style:family="table-cell" style:name="a151d38">
      <style:table-cell-properties fo:border="1.0pt solid #000000" style:decimal-places="2"/>
      <style:paragraph-properties style:tab-stop-distance="1.25cm"/>
      <style:text-properties style:font-name="Arial" style:font-name-asian="Lucida Sans Unicode" style:font-name-complex="Tahoma"/>
    </style:style>
    <style:style style:data-style-name="nfb3610" style:family="table-cell" style:name="aa41b60">
      <style:table-cell-properties fo:border="1.0pt solid #000000" style:decimal-places="2"/>
      <style:paragraph-properties style:tab-stop-distance="1.25cm"/>
      <style:text-properties style:font-name="Arial" style:font-name-asian="Lucida Sans Unicode" style:font-name-complex="Tahoma"/>
    </style:style>
    <style:style style:data-style-name="ndd7870" style:family="table-cell" style:name="af98e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b663">
      <style:table-cell-properties fo:border="1.0pt solid #000000" style:decimal-places="2"/>
      <style:paragraph-properties style:tab-stop-distance="1.25cm"/>
      <style:text-properties style:font-name="Arial" style:font-name-asian="Lucida Sans Unicode" style:font-name-complex="Tahoma"/>
    </style:style>
    <style:style style:data-style-name="n0d0aea" style:family="table-cell" style:name="a9069a7">
      <style:table-cell-properties fo:border="1.0pt solid #000000" style:decimal-places="2"/>
      <style:paragraph-properties style:tab-stop-distance="1.25cm"/>
      <style:text-properties style:font-name="Arial" style:font-name-asian="Lucida Sans Unicode" style:font-name-complex="Tahoma"/>
    </style:style>
    <style:style style:data-style-name="n05ef40" style:family="table-cell" style:name="a44ab30">
      <style:table-cell-properties fo:border="1.0pt solid #000000" style:decimal-places="2"/>
      <style:paragraph-properties style:tab-stop-distance="1.25cm"/>
      <style:text-properties style:font-name="Arial" style:font-name-asian="Lucida Sans Unicode" style:font-name-complex="Tahoma"/>
    </style:style>
    <style:style style:data-style-name="n40c525" style:family="table-cell" style:name="a00c7a6">
      <style:table-cell-properties fo:border="1.0pt solid #000000" style:decimal-places="2"/>
      <style:paragraph-properties style:tab-stop-distance="1.25cm"/>
      <style:text-properties style:font-name="Arial" style:font-name-asian="Lucida Sans Unicode" style:font-name-complex="Tahoma"/>
    </style:style>
    <style:style style:data-style-name="n736148" style:family="table-cell" style:name="a8c773f">
      <style:table-cell-properties fo:border="1.0pt solid #000000" style:decimal-places="2"/>
      <style:paragraph-properties style:tab-stop-distance="1.25cm"/>
      <style:text-properties style:font-name="Arial" style:font-name-asian="Lucida Sans Unicode" style:font-name-complex="Tahoma"/>
    </style:style>
    <style:style style:data-style-name="n0f15e1" style:family="table-cell" style:name="a1fa885">
      <style:table-cell-properties fo:border="1.0pt solid #000000" style:decimal-places="2"/>
      <style:paragraph-properties style:tab-stop-distance="1.25cm"/>
      <style:text-properties style:font-name="Arial" style:font-name-asian="Lucida Sans Unicode" style:font-name-complex="Tahoma"/>
    </style:style>
    <style:style style:data-style-name="nc41780" style:family="table-cell" style:name="ada98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7ad9c">
      <style:table-cell-properties fo:border="1.0pt solid #000000" style:decimal-places="2"/>
      <style:paragraph-properties style:tab-stop-distance="1.25cm"/>
      <style:text-properties style:font-name="Arial" style:font-name-asian="Lucida Sans Unicode" style:font-name-complex="Tahoma"/>
    </style:style>
    <style:style style:data-style-name="n9a7f67" style:family="table-cell" style:name="a294db9">
      <style:table-cell-properties fo:border="1.0pt solid #000000" style:decimal-places="2"/>
      <style:paragraph-properties style:tab-stop-distance="1.25cm"/>
      <style:text-properties style:font-name="Arial" style:font-name-asian="Lucida Sans Unicode" style:font-name-complex="Tahoma"/>
    </style:style>
    <style:style style:data-style-name="n078fea" style:family="table-cell" style:name="a198c61">
      <style:table-cell-properties fo:border="1.0pt solid #000000" style:decimal-places="2"/>
      <style:paragraph-properties style:tab-stop-distance="1.25cm"/>
      <style:text-properties style:font-name="Arial" style:font-name-asian="Lucida Sans Unicode" style:font-name-complex="Tahoma"/>
    </style:style>
    <style:style style:data-style-name="nc73caf" style:family="table-cell" style:name="aad242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55d14">
      <style:table-cell-properties fo:border="1.0pt solid #000000" style:decimal-places="2"/>
      <style:paragraph-properties style:tab-stop-distance="1.25cm"/>
      <style:text-properties style:font-name="Arial" style:font-name-asian="Lucida Sans Unicode" style:font-name-complex="Tahoma"/>
    </style:style>
    <style:style style:data-style-name="n59dcc5" style:family="table-cell" style:name="a40bfbe">
      <style:table-cell-properties fo:border="1.0pt solid #000000" style:decimal-places="2"/>
      <style:paragraph-properties style:tab-stop-distance="1.25cm"/>
      <style:text-properties style:font-name="Arial" style:font-name-asian="Lucida Sans Unicode" style:font-name-complex="Tahoma"/>
    </style:style>
    <style:style style:data-style-name="n9efacd" style:family="table-cell" style:name="a90b917">
      <style:table-cell-properties fo:border="1.0pt solid #000000" style:decimal-places="2"/>
      <style:paragraph-properties style:tab-stop-distance="1.25cm"/>
      <style:text-properties style:font-name="Arial" style:font-name-asian="Lucida Sans Unicode" style:font-name-complex="Tahoma"/>
    </style:style>
    <style:style style:data-style-name="n2a5d0c" style:family="table-cell" style:name="a75ec76">
      <style:table-cell-properties fo:border="1.0pt solid #000000" style:decimal-places="2"/>
      <style:paragraph-properties style:tab-stop-distance="1.25cm"/>
      <style:text-properties style:font-name="Arial" style:font-name-asian="Lucida Sans Unicode" style:font-name-complex="Tahoma"/>
    </style:style>
    <style:style style:data-style-name="n1732ca" style:family="table-cell" style:name="ac8fd6d">
      <style:table-cell-properties fo:border="1.0pt solid #000000" style:decimal-places="2"/>
      <style:paragraph-properties style:tab-stop-distance="1.25cm"/>
      <style:text-properties style:font-name="Arial" style:font-name-asian="Lucida Sans Unicode" style:font-name-complex="Tahoma"/>
    </style:style>
    <style:style style:data-style-name="nd8228b" style:family="table-cell" style:name="a737552">
      <style:table-cell-properties fo:border="1.0pt solid #000000" style:decimal-places="2"/>
      <style:paragraph-properties style:tab-stop-distance="1.25cm"/>
      <style:text-properties style:font-name="Arial" style:font-name-asian="Lucida Sans Unicode" style:font-name-complex="Tahoma"/>
    </style:style>
    <style:style style:data-style-name="n18cda8" style:family="table-cell" style:name="a993b42">
      <style:table-cell-properties fo:border="1.0pt solid #000000" style:decimal-places="2"/>
      <style:paragraph-properties style:tab-stop-distance="1.25cm"/>
      <style:text-properties style:font-name="Arial" style:font-name-asian="Lucida Sans Unicode" style:font-name-complex="Tahoma"/>
    </style:style>
    <style:style style:data-style-name="n284e76" style:family="table-cell" style:name="af990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a988">
      <style:table-cell-properties fo:border="1.0pt solid #000000" style:decimal-places="2"/>
      <style:paragraph-properties style:tab-stop-distance="1.25cm"/>
      <style:text-properties style:font-name="Arial" style:font-name-asian="Lucida Sans Unicode" style:font-name-complex="Tahoma"/>
    </style:style>
    <style:style style:data-style-name="n978eb5" style:family="table-cell" style:name="a9f3853">
      <style:table-cell-properties fo:border="1.0pt solid #000000" style:decimal-places="2"/>
      <style:paragraph-properties style:tab-stop-distance="1.25cm"/>
      <style:text-properties style:font-name="Arial" style:font-name-asian="Lucida Sans Unicode" style:font-name-complex="Tahoma"/>
    </style:style>
    <style:style style:data-style-name="n10d861" style:family="table-cell" style:name="a10080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8d5eb">
      <style:table-cell-properties fo:border="1.0pt solid #000000" style:decimal-places="2"/>
      <style:paragraph-properties style:tab-stop-distance="1.25cm"/>
      <style:text-properties style:font-name="Arial" style:font-name-asian="Lucida Sans Unicode" style:font-name-complex="Tahoma"/>
    </style:style>
    <style:style style:data-style-name="na8d29b" style:family="table-cell" style:name="a4e956a">
      <style:table-cell-properties fo:border="1.0pt solid #000000" style:decimal-places="2"/>
      <style:paragraph-properties style:tab-stop-distance="1.25cm"/>
      <style:text-properties style:font-name="Arial" style:font-name-asian="Lucida Sans Unicode" style:font-name-complex="Tahoma"/>
    </style:style>
    <style:style style:data-style-name="ndf711e" style:family="table-cell" style:name="a5f3a0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f3f25">
      <style:table-cell-properties fo:border="1.0pt solid #000000" style:decimal-places="2"/>
      <style:paragraph-properties style:tab-stop-distance="1.25cm"/>
      <style:text-properties style:font-name="Arial" style:font-name-asian="Lucida Sans Unicode" style:font-name-complex="Tahoma"/>
    </style:style>
    <style:style style:data-style-name="n6db105" style:family="table-cell" style:name="ac4aa53">
      <style:table-cell-properties fo:border="1.0pt solid #000000" style:decimal-places="2"/>
      <style:paragraph-properties style:tab-stop-distance="1.25cm"/>
      <style:text-properties style:font-name="Arial" style:font-name-asian="Lucida Sans Unicode" style:font-name-complex="Tahoma"/>
    </style:style>
    <style:style style:data-style-name="n69fcfa" style:family="table-cell" style:name="a2bcb41">
      <style:table-cell-properties fo:border="1.0pt solid #000000" style:decimal-places="2"/>
      <style:paragraph-properties style:tab-stop-distance="1.25cm"/>
      <style:text-properties style:font-name="Arial" style:font-name-asian="Lucida Sans Unicode" style:font-name-complex="Tahoma"/>
    </style:style>
    <style:style style:data-style-name="n823651" style:family="table-cell" style:name="a778897">
      <style:table-cell-properties fo:border="1.0pt solid #000000" style:decimal-places="2"/>
      <style:paragraph-properties style:tab-stop-distance="1.25cm"/>
      <style:text-properties style:font-name="Arial" style:font-name-asian="Lucida Sans Unicode" style:font-name-complex="Tahoma"/>
    </style:style>
    <style:style style:data-style-name="n795220" style:family="table-cell" style:name="a9729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e7771">
      <style:table-cell-properties fo:border="1.0pt solid #000000" style:decimal-places="2"/>
      <style:paragraph-properties style:tab-stop-distance="1.25cm"/>
      <style:text-properties style:font-name="Arial" style:font-name-asian="Lucida Sans Unicode" style:font-name-complex="Tahoma"/>
    </style:style>
    <style:style style:data-style-name="n03bb9e" style:family="table-cell" style:name="ac119ad">
      <style:table-cell-properties fo:border="1.0pt solid #000000" style:decimal-places="2"/>
      <style:paragraph-properties style:tab-stop-distance="1.25cm"/>
      <style:text-properties style:font-name="Arial" style:font-name-asian="Lucida Sans Unicode" style:font-name-complex="Tahoma"/>
    </style:style>
    <style:style style:data-style-name="n14f9bb" style:family="table-cell" style:name="a53de10">
      <style:table-cell-properties fo:border="1.0pt solid #000000" style:decimal-places="2"/>
      <style:paragraph-properties style:tab-stop-distance="1.25cm"/>
      <style:text-properties style:font-name="Arial" style:font-name-asian="Lucida Sans Unicode" style:font-name-complex="Tahoma"/>
    </style:style>
    <style:style style:data-style-name="n074d78" style:family="table-cell" style:name="a792d3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5a55e">
      <style:table-cell-properties fo:border="1.0pt solid #000000" style:decimal-places="2"/>
      <style:paragraph-properties style:tab-stop-distance="1.25cm"/>
      <style:text-properties style:font-name="Arial" style:font-name-asian="Lucida Sans Unicode" style:font-name-complex="Tahoma"/>
    </style:style>
    <style:style style:data-style-name="nfa9bb0" style:family="table-cell" style:name="ac20d69">
      <style:table-cell-properties fo:border="1.0pt solid #000000" style:decimal-places="2"/>
      <style:paragraph-properties style:tab-stop-distance="1.25cm"/>
      <style:text-properties style:font-name="Arial" style:font-name-asian="Lucida Sans Unicode" style:font-name-complex="Tahoma"/>
    </style:style>
    <style:style style:data-style-name="nb402ec" style:family="table-cell" style:name="add339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f33fc">
      <style:table-cell-properties fo:border="1.0pt solid #000000" style:decimal-places="2"/>
      <style:paragraph-properties style:tab-stop-distance="1.25cm"/>
      <style:text-properties style:font-name="Arial" style:font-name-asian="Lucida Sans Unicode" style:font-name-complex="Tahoma"/>
    </style:style>
    <style:style style:data-style-name="n43d71a" style:family="table-cell" style:name="ac24acc">
      <style:table-cell-properties fo:border="1.0pt solid #000000" style:decimal-places="2"/>
      <style:paragraph-properties style:tab-stop-distance="1.25cm"/>
      <style:text-properties style:font-name="Arial" style:font-name-asian="Lucida Sans Unicode" style:font-name-complex="Tahoma"/>
    </style:style>
    <style:style style:data-style-name="n644e25" style:family="table-cell" style:name="a2f102d">
      <style:table-cell-properties fo:border="1.0pt solid #000000" style:decimal-places="2"/>
      <style:paragraph-properties style:tab-stop-distance="1.25cm"/>
      <style:text-properties style:font-name="Arial" style:font-name-asian="Lucida Sans Unicode" style:font-name-complex="Tahoma"/>
    </style:style>
    <style:style style:data-style-name="n6e7868" style:family="table-cell" style:name="a2cc220">
      <style:table-cell-properties fo:border="1.0pt solid #000000" style:decimal-places="2"/>
      <style:paragraph-properties style:tab-stop-distance="1.25cm"/>
      <style:text-properties style:font-name="Arial" style:font-name-asian="Lucida Sans Unicode" style:font-name-complex="Tahoma"/>
    </style:style>
    <style:style style:data-style-name="nc2579c" style:family="table-cell" style:name="aff38f3">
      <style:table-cell-properties fo:border="1.0pt solid #000000" style:decimal-places="2"/>
      <style:paragraph-properties style:tab-stop-distance="1.25cm"/>
      <style:text-properties style:font-name="Arial" style:font-name-asian="Lucida Sans Unicode" style:font-name-complex="Tahoma"/>
    </style:style>
    <style:style style:data-style-name="n16c169" style:family="table-cell" style:name="af45878">
      <style:table-cell-properties fo:border="1.0pt solid #000000" style:decimal-places="2"/>
      <style:paragraph-properties style:tab-stop-distance="1.25cm"/>
      <style:text-properties style:font-name="Arial" style:font-name-asian="Lucida Sans Unicode" style:font-name-complex="Tahoma"/>
    </style:style>
    <style:style style:data-style-name="n4c44e7" style:family="table-cell" style:name="a8106f3">
      <style:table-cell-properties fo:border="1.0pt solid #000000" style:decimal-places="2"/>
      <style:paragraph-properties style:tab-stop-distance="1.25cm"/>
      <style:text-properties style:font-name="Arial" style:font-name-asian="Lucida Sans Unicode" style:font-name-complex="Tahoma"/>
    </style:style>
    <style:style style:data-style-name="n6aa6e0" style:family="table-cell" style:name="a0e5b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7fd3d">
      <style:table-cell-properties fo:border="1.0pt solid #000000" style:decimal-places="2"/>
      <style:paragraph-properties style:tab-stop-distance="1.25cm"/>
      <style:text-properties style:font-name="Arial" style:font-name-asian="Lucida Sans Unicode" style:font-name-complex="Tahoma"/>
    </style:style>
    <style:style style:data-style-name="n5eee5b" style:family="table-cell" style:name="a4dc97b">
      <style:table-cell-properties fo:border="1.0pt solid #000000" style:decimal-places="2"/>
      <style:paragraph-properties style:tab-stop-distance="1.25cm"/>
      <style:text-properties style:font-name="Arial" style:font-name-asian="Lucida Sans Unicode" style:font-name-complex="Tahoma"/>
    </style:style>
    <style:style style:data-style-name="n822446" style:family="table-cell" style:name="a1a098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742ea">
      <style:table-cell-properties fo:border="1.0pt solid #000000" style:decimal-places="2"/>
      <style:paragraph-properties style:tab-stop-distance="1.25cm"/>
      <style:text-properties style:font-name="Arial" style:font-name-asian="Lucida Sans Unicode" style:font-name-complex="Tahoma"/>
    </style:style>
    <style:style style:data-style-name="n6ae55e" style:family="table-cell" style:name="a7919a4">
      <style:table-cell-properties fo:border="1.0pt solid #000000" style:decimal-places="2"/>
      <style:paragraph-properties style:tab-stop-distance="1.25cm"/>
      <style:text-properties style:font-name="Arial" style:font-name-asian="Lucida Sans Unicode" style:font-name-complex="Tahoma"/>
    </style:style>
    <style:style style:data-style-name="n2723f6" style:family="table-cell" style:name="a05a25b">
      <style:table-cell-properties fo:border="1.0pt solid #000000" style:decimal-places="2"/>
      <style:paragraph-properties style:tab-stop-distance="1.25cm"/>
      <style:text-properties style:font-name="Arial" style:font-name-asian="Lucida Sans Unicode" style:font-name-complex="Tahoma"/>
    </style:style>
    <style:style style:data-style-name="n1d6e91" style:family="table-cell" style:name="ae70d5d">
      <style:table-cell-properties fo:border="1.0pt solid #000000" style:decimal-places="2"/>
      <style:paragraph-properties style:tab-stop-distance="1.25cm"/>
      <style:text-properties style:font-name="Arial" style:font-name-asian="Lucida Sans Unicode" style:font-name-complex="Tahoma"/>
    </style:style>
    <style:style style:data-style-name="n4a50ab" style:family="table-cell" style:name="ad1f710">
      <style:table-cell-properties fo:border="1.0pt solid #000000" style:decimal-places="2"/>
      <style:paragraph-properties style:tab-stop-distance="1.25cm"/>
      <style:text-properties style:font-name="Arial" style:font-name-asian="Lucida Sans Unicode" style:font-name-complex="Tahoma"/>
    </style:style>
    <style:style style:data-style-name="n6b28b6" style:family="table-cell" style:name="aa5e8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0c8ff">
      <style:table-cell-properties fo:border="1.0pt solid #000000" style:decimal-places="2"/>
      <style:paragraph-properties style:tab-stop-distance="1.25cm"/>
      <style:text-properties style:font-name="Arial" style:font-name-asian="Lucida Sans Unicode" style:font-name-complex="Tahoma"/>
    </style:style>
    <style:style style:data-style-name="nd74217" style:family="table-cell" style:name="aff9dcf">
      <style:table-cell-properties fo:border="1.0pt solid #000000" style:decimal-places="2"/>
      <style:paragraph-properties style:tab-stop-distance="1.25cm"/>
      <style:text-properties style:font-name="Arial" style:font-name-asian="Lucida Sans Unicode" style:font-name-complex="Tahoma"/>
    </style:style>
    <style:style style:data-style-name="n6ebdc9" style:family="table-cell" style:name="a628a5a">
      <style:table-cell-properties fo:border="1.0pt solid #000000" style:decimal-places="2"/>
      <style:paragraph-properties style:tab-stop-distance="1.25cm"/>
      <style:text-properties style:font-name="Arial" style:font-name-asian="Lucida Sans Unicode" style:font-name-complex="Tahoma"/>
    </style:style>
    <style:style style:data-style-name="n7a6cf9" style:family="table-cell" style:name="a08047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4ff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9fb8b">
      <style:table-cell-properties fo:border="1.0pt solid #000000" style:decimal-places="2"/>
      <style:paragraph-properties style:tab-stop-distance="1.25cm"/>
      <style:text-properties style:font-name="Arial" style:font-name-asian="Lucida Sans Unicode" style:font-name-complex="Tahoma"/>
    </style:style>
    <style:style style:data-style-name="n9baa02" style:family="table-cell" style:name="a1280b6">
      <style:table-cell-properties fo:border="1.0pt solid #000000" style:decimal-places="2"/>
      <style:paragraph-properties style:tab-stop-distance="1.25cm"/>
      <style:text-properties style:font-name="Arial" style:font-name-asian="Lucida Sans Unicode" style:font-name-complex="Tahoma"/>
    </style:style>
    <style:style style:data-style-name="n547e78" style:family="table-cell" style:name="aa34d1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8b35">
      <style:table-cell-properties fo:border="1.0pt solid #000000" style:decimal-places="2"/>
      <style:paragraph-properties style:tab-stop-distance="1.25cm"/>
      <style:text-properties style:font-name="Arial" style:font-name-asian="Lucida Sans Unicode" style:font-name-complex="Tahoma"/>
    </style:style>
    <style:style style:data-style-name="n4ea854" style:family="table-cell" style:name="a5b3d6b">
      <style:table-cell-properties fo:border="1.0pt solid #000000" style:decimal-places="2"/>
      <style:paragraph-properties style:tab-stop-distance="1.25cm"/>
      <style:text-properties style:font-name="Arial" style:font-name-asian="Lucida Sans Unicode" style:font-name-complex="Tahoma"/>
    </style:style>
    <style:style style:data-style-name="na5ebea" style:family="table-cell" style:name="ae654e5">
      <style:table-cell-properties fo:border="1.0pt solid #000000" style:decimal-places="2"/>
      <style:paragraph-properties style:tab-stop-distance="1.25cm"/>
      <style:text-properties style:font-name="Arial" style:font-name-asian="Lucida Sans Unicode" style:font-name-complex="Tahoma"/>
    </style:style>
    <style:style style:data-style-name="n42d233" style:family="table-cell" style:name="a42ba4c">
      <style:table-cell-properties fo:border="1.0pt solid #000000" style:decimal-places="2"/>
      <style:paragraph-properties style:tab-stop-distance="1.25cm"/>
      <style:text-properties style:font-name="Arial" style:font-name-asian="Lucida Sans Unicode" style:font-name-complex="Tahoma"/>
    </style:style>
    <style:style style:data-style-name="n591596" style:family="table-cell" style:name="af05405">
      <style:table-cell-properties fo:border="1.0pt solid #000000" style:decimal-places="2"/>
      <style:paragraph-properties style:tab-stop-distance="1.25cm"/>
      <style:text-properties style:font-name="Arial" style:font-name-asian="Lucida Sans Unicode" style:font-name-complex="Tahoma"/>
    </style:style>
    <style:style style:data-style-name="na3e76c" style:family="table-cell" style:name="aa44c90">
      <style:table-cell-properties fo:border="1.0pt solid #000000" style:decimal-places="2"/>
      <style:paragraph-properties style:tab-stop-distance="1.25cm"/>
      <style:text-properties style:font-name="Arial" style:font-name-asian="Lucida Sans Unicode" style:font-name-complex="Tahoma"/>
    </style:style>
    <style:style style:data-style-name="n740b02" style:family="table-cell" style:name="aba120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269c5">
      <style:table-cell-properties fo:border="1.0pt solid #000000" style:decimal-places="2"/>
      <style:paragraph-properties style:tab-stop-distance="1.25cm"/>
      <style:text-properties style:font-name="Arial" style:font-name-asian="Lucida Sans Unicode" style:font-name-complex="Tahoma"/>
    </style:style>
    <style:style style:data-style-name="nc62462" style:family="table-cell" style:name="aa1829e">
      <style:table-cell-properties fo:border="1.0pt solid #000000" style:decimal-places="2"/>
      <style:paragraph-properties style:tab-stop-distance="1.25cm"/>
      <style:text-properties style:font-name="Arial" style:font-name-asian="Lucida Sans Unicode" style:font-name-complex="Tahoma"/>
    </style:style>
    <style:style style:data-style-name="ndf7656" style:family="table-cell" style:name="afdd5d2">
      <style:table-cell-properties fo:border="1.0pt solid #000000" style:decimal-places="2"/>
      <style:paragraph-properties style:tab-stop-distance="1.25cm"/>
      <style:text-properties style:font-name="Arial" style:font-name-asian="Lucida Sans Unicode" style:font-name-complex="Tahoma"/>
    </style:style>
    <style:style style:data-style-name="nd79267" style:family="table-cell" style:name="ae5aada">
      <style:table-cell-properties fo:border="1.0pt solid #000000" style:decimal-places="2"/>
      <style:paragraph-properties style:tab-stop-distance="1.25cm"/>
      <style:text-properties style:font-name="Arial" style:font-name-asian="Lucida Sans Unicode" style:font-name-complex="Tahoma"/>
    </style:style>
    <style:style style:data-style-name="n4ee8f0" style:family="table-cell" style:name="af0a948">
      <style:table-cell-properties fo:border="1.0pt solid #000000" style:decimal-places="2"/>
      <style:paragraph-properties style:tab-stop-distance="1.25cm"/>
      <style:text-properties style:font-name="Arial" style:font-name-asian="Lucida Sans Unicode" style:font-name-complex="Tahoma"/>
    </style:style>
    <style:style style:data-style-name="n8c7beb" style:family="table-cell" style:name="afaeae7">
      <style:table-cell-properties fo:border="1.0pt solid #000000" style:decimal-places="2"/>
      <style:paragraph-properties style:tab-stop-distance="1.25cm"/>
      <style:text-properties style:font-name="Arial" style:font-name-asian="Lucida Sans Unicode" style:font-name-complex="Tahoma"/>
    </style:style>
    <style:style style:data-style-name="n4bb0e6" style:family="table-cell" style:name="aae8a7f">
      <style:table-cell-properties fo:border="1.0pt solid #000000" style:decimal-places="2"/>
      <style:paragraph-properties style:tab-stop-distance="1.25cm"/>
      <style:text-properties style:font-name="Arial" style:font-name-asian="Lucida Sans Unicode" style:font-name-complex="Tahoma"/>
    </style:style>
    <style:style style:data-style-name="nc68b50" style:family="table-cell" style:name="a14f8f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f4ca">
      <style:table-cell-properties fo:border="1.0pt solid #000000" style:decimal-places="2"/>
      <style:paragraph-properties style:tab-stop-distance="1.25cm"/>
      <style:text-properties style:font-name="Arial" style:font-name-asian="Lucida Sans Unicode" style:font-name-complex="Tahoma"/>
    </style:style>
    <style:style style:data-style-name="n1ac2ab" style:family="table-cell" style:name="aa3ca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84a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28d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122e9">
      <style:table-cell-properties fo:border="1.0pt solid #000000" style:decimal-places="2"/>
      <style:paragraph-properties style:tab-stop-distance="1.25cm"/>
      <style:text-properties style:font-name="Arial" style:font-name-asian="Lucida Sans Unicode" style:font-name-complex="Tahoma"/>
    </style:style>
    <style:style style:data-style-name="nd7ef11" style:family="table-cell" style:name="a1ca762">
      <style:table-cell-properties fo:border="1.0pt solid #000000" style:decimal-places="2"/>
      <style:paragraph-properties style:tab-stop-distance="1.25cm"/>
      <style:text-properties style:font-name="Arial" style:font-name-asian="Lucida Sans Unicode" style:font-name-complex="Tahoma"/>
    </style:style>
    <style:style style:data-style-name="nb271f0" style:family="table-cell" style:name="ab2113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fbee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e39ae">
      <style:table-cell-properties fo:border="1.0pt solid #000000" style:decimal-places="2"/>
      <style:paragraph-properties style:tab-stop-distance="1.25cm"/>
      <style:text-properties style:font-name="Arial" style:font-name-asian="Lucida Sans Unicode" style:font-name-complex="Tahoma"/>
    </style:style>
    <style:style style:data-style-name="nccbd06" style:family="table-cell" style:name="a62543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5c14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79972">
      <style:table-cell-properties fo:border="1.0pt solid #000000" style:decimal-places="2"/>
      <style:paragraph-properties style:tab-stop-distance="1.25cm"/>
      <style:text-properties style:font-name="Arial" style:font-name-asian="Lucida Sans Unicode" style:font-name-complex="Tahoma"/>
    </style:style>
    <style:style style:data-style-name="n5e1bbc" style:family="table-cell" style:name="a5ba5a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26bb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22554">
      <style:table-cell-properties fo:border="1.0pt solid #000000" style:decimal-places="2"/>
      <style:paragraph-properties style:tab-stop-distance="1.25cm"/>
      <style:text-properties style:font-name="Arial" style:font-name-asian="Lucida Sans Unicode" style:font-name-complex="Tahoma"/>
    </style:style>
    <style:style style:data-style-name="n30f997" style:family="table-cell" style:name="a65a3b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4cd67">
      <style:table-cell-properties fo:border="1.0pt solid #000000" style:decimal-places="2"/>
      <style:paragraph-properties style:tab-stop-distance="1.25cm"/>
      <style:text-properties style:font-name="Arial" style:font-name-asian="Lucida Sans Unicode" style:font-name-complex="Tahoma"/>
    </style:style>
    <style:style style:data-style-name="n843603" style:family="table-cell" style:name="adec583">
      <style:table-cell-properties fo:border="1.0pt solid #000000" style:decimal-places="2"/>
      <style:paragraph-properties style:tab-stop-distance="1.25cm"/>
      <style:text-properties style:font-name="Arial" style:font-name-asian="Lucida Sans Unicode" style:font-name-complex="Tahoma"/>
    </style:style>
    <style:style style:data-style-name="ne57357" style:family="table-cell" style:name="aa2c41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c99c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63afb">
      <style:table-cell-properties fo:border="1.0pt solid #000000" style:decimal-places="2"/>
      <style:paragraph-properties style:tab-stop-distance="1.25cm"/>
      <style:text-properties style:font-name="Arial" style:font-name-asian="Lucida Sans Unicode" style:font-name-complex="Tahoma"/>
    </style:style>
    <style:style style:data-style-name="n2e4d51" style:family="table-cell" style:name="a84b36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85eb9">
      <style:table-cell-properties fo:border="1.0pt solid #000000" style:decimal-places="2"/>
      <style:paragraph-properties style:tab-stop-distance="1.25cm"/>
      <style:text-properties style:font-name="Arial" style:font-name-asian="Lucida Sans Unicode" style:font-name-complex="Tahoma"/>
    </style:style>
    <style:style style:data-style-name="n1cfabb" style:family="table-cell" style:name="ad48d5e">
      <style:table-cell-properties fo:border="1.0pt solid #000000" style:decimal-places="2"/>
      <style:paragraph-properties style:tab-stop-distance="1.25cm"/>
      <style:text-properties style:font-name="Arial" style:font-name-asian="Lucida Sans Unicode" style:font-name-complex="Tahoma"/>
    </style:style>
    <style:style style:data-style-name="n349c4f" style:family="table-cell" style:name="a18d634">
      <style:table-cell-properties fo:border="1.0pt solid #000000" style:decimal-places="2"/>
      <style:paragraph-properties style:tab-stop-distance="1.25cm"/>
      <style:text-properties style:font-name="Arial" style:font-name-asian="Lucida Sans Unicode" style:font-name-complex="Tahoma"/>
    </style:style>
    <style:style style:data-style-name="nc6dc31" style:family="table-cell" style:name="a8c0ed2">
      <style:table-cell-properties fo:border="1.0pt solid #000000" style:decimal-places="2"/>
      <style:paragraph-properties style:tab-stop-distance="1.25cm"/>
      <style:text-properties style:font-name="Arial" style:font-name-asian="Lucida Sans Unicode" style:font-name-complex="Tahoma"/>
    </style:style>
    <style:style style:data-style-name="n676b16" style:family="table-cell" style:name="a7e34d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13a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ee8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9617f">
      <style:table-cell-properties fo:border="1.0pt solid #000000" style:decimal-places="2"/>
      <style:paragraph-properties style:tab-stop-distance="1.25cm"/>
      <style:text-properties style:font-name="Arial" style:font-name-asian="Lucida Sans Unicode" style:font-name-complex="Tahoma"/>
    </style:style>
    <style:style style:data-style-name="n404da0" style:family="table-cell" style:name="ad167a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b6af9">
      <style:table-cell-properties fo:border="1.0pt solid #000000" style:decimal-places="2"/>
      <style:paragraph-properties style:tab-stop-distance="1.25cm"/>
      <style:text-properties style:font-name="Arial" style:font-name-asian="Lucida Sans Unicode" style:font-name-complex="Tahoma"/>
    </style:style>
    <style:style style:data-style-name="n77f8b5" style:family="table-cell" style:name="aa3e764">
      <style:table-cell-properties fo:border="1.0pt solid #000000" style:decimal-places="2"/>
      <style:paragraph-properties style:tab-stop-distance="1.25cm"/>
      <style:text-properties style:font-name="Arial" style:font-name-asian="Lucida Sans Unicode" style:font-name-complex="Tahoma"/>
    </style:style>
    <style:style style:data-style-name="na377b4" style:family="table-cell" style:name="afdb2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16aa">
      <style:table-cell-properties fo:border="1.0pt solid #000000" style:decimal-places="2"/>
      <style:paragraph-properties style:tab-stop-distance="1.25cm"/>
      <style:text-properties style:font-name="Arial" style:font-name-asian="Lucida Sans Unicode" style:font-name-complex="Tahoma"/>
    </style:style>
    <style:style style:data-style-name="n2f5416" style:family="table-cell" style:name="a17c2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537d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c2f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70f68">
      <style:table-cell-properties fo:border="1.0pt solid #000000" style:decimal-places="2"/>
      <style:paragraph-properties style:tab-stop-distance="1.25cm"/>
      <style:text-properties style:font-name="Arial" style:font-name-asian="Lucida Sans Unicode" style:font-name-complex="Tahoma"/>
    </style:style>
    <style:style style:data-style-name="ncaeb60" style:family="table-cell" style:name="a280c4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77132">
      <style:table-cell-properties fo:border="1.0pt solid #000000" style:decimal-places="2"/>
      <style:paragraph-properties style:tab-stop-distance="1.25cm"/>
      <style:text-properties style:font-name="Arial" style:font-name-asian="Lucida Sans Unicode" style:font-name-complex="Tahoma"/>
    </style:style>
    <style:style style:data-style-name="ncdeb96" style:family="table-cell" style:name="a39c1df">
      <style:table-cell-properties fo:border="1.0pt solid #000000" style:decimal-places="2"/>
      <style:paragraph-properties style:tab-stop-distance="1.25cm"/>
      <style:text-properties style:font-name="Arial" style:font-name-asian="Lucida Sans Unicode" style:font-name-complex="Tahoma"/>
    </style:style>
    <style:style style:data-style-name="nf338b2" style:family="table-cell" style:name="a0a2ab7">
      <style:table-cell-properties fo:border="1.0pt solid #000000" style:decimal-places="2"/>
      <style:paragraph-properties style:tab-stop-distance="1.25cm"/>
      <style:text-properties style:font-name="Arial" style:font-name-asian="Lucida Sans Unicode" style:font-name-complex="Tahoma"/>
    </style:style>
    <style:style style:data-style-name="n19e1d1" style:family="table-cell" style:name="a9608a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0ccd2">
      <style:table-cell-properties fo:border="1.0pt solid #000000" style:decimal-places="2"/>
      <style:paragraph-properties style:tab-stop-distance="1.25cm"/>
      <style:text-properties style:font-name="Arial" style:font-name-asian="Lucida Sans Unicode" style:font-name-complex="Tahoma"/>
    </style:style>
    <style:style style:data-style-name="n7aacff" style:family="table-cell" style:name="af5c4e8">
      <style:table-cell-properties fo:border="1.0pt solid #000000" style:decimal-places="2"/>
      <style:paragraph-properties style:tab-stop-distance="1.25cm"/>
      <style:text-properties style:font-name="Arial" style:font-name-asian="Lucida Sans Unicode" style:font-name-complex="Tahoma"/>
    </style:style>
    <style:style style:data-style-name="n16c14a" style:family="table-cell" style:name="ab4b1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96ce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ec489">
      <style:table-cell-properties fo:border="1.0pt solid #000000" style:decimal-places="2"/>
      <style:paragraph-properties style:tab-stop-distance="1.25cm"/>
      <style:text-properties style:font-name="Arial" style:font-name-asian="Lucida Sans Unicode" style:font-name-complex="Tahoma"/>
    </style:style>
    <style:style style:data-style-name="n347d85" style:family="table-cell" style:name="ac28c6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60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a56f0">
      <style:table-cell-properties fo:border="1.0pt solid #000000" style:decimal-places="2"/>
      <style:paragraph-properties style:tab-stop-distance="1.25cm"/>
      <style:text-properties style:font-name="Arial" style:font-name-asian="Lucida Sans Unicode" style:font-name-complex="Tahoma"/>
    </style:style>
    <style:style style:data-style-name="n38b3ce" style:family="table-cell" style:name="af216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d5ef5">
      <style:table-cell-properties fo:border="1.0pt solid #000000" style:decimal-places="2"/>
      <style:paragraph-properties style:tab-stop-distance="1.25cm"/>
      <style:text-properties style:font-name="Arial" style:font-name-asian="Lucida Sans Unicode" style:font-name-complex="Tahoma"/>
    </style:style>
    <style:style style:data-style-name="n00c51a" style:family="table-cell" style:name="af2eec4">
      <style:table-cell-properties fo:border="1.0pt solid #000000" style:decimal-places="2"/>
      <style:paragraph-properties style:tab-stop-distance="1.25cm"/>
      <style:text-properties style:font-name="Arial" style:font-name-asian="Lucida Sans Unicode" style:font-name-complex="Tahoma"/>
    </style:style>
    <style:style style:data-style-name="n8bd833" style:family="table-cell" style:name="a3b73b3">
      <style:table-cell-properties fo:border="1.0pt solid #000000" style:decimal-places="2"/>
      <style:paragraph-properties style:tab-stop-distance="1.25cm"/>
      <style:text-properties style:font-name="Arial" style:font-name-asian="Lucida Sans Unicode" style:font-name-complex="Tahoma"/>
    </style:style>
    <style:style style:data-style-name="n0e46a5" style:family="table-cell" style:name="a79aad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d054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f1cbc">
      <style:table-cell-properties fo:border="1.0pt solid #000000" style:decimal-places="2"/>
      <style:paragraph-properties style:tab-stop-distance="1.25cm"/>
      <style:text-properties style:font-name="Arial" style:font-name-asian="Lucida Sans Unicode" style:font-name-complex="Tahoma"/>
    </style:style>
    <style:style style:data-style-name="n71ee7d" style:family="table-cell" style:name="a10837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a1068">
      <style:table-cell-properties fo:border="1.0pt solid #000000" style:decimal-places="2"/>
      <style:paragraph-properties style:tab-stop-distance="1.25cm"/>
      <style:text-properties style:font-name="Arial" style:font-name-asian="Lucida Sans Unicode" style:font-name-complex="Tahoma"/>
    </style:style>
    <style:style style:data-style-name="n39b6ee" style:family="table-cell" style:name="ae9318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7bf9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25f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c91e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8dae3">
      <style:table-cell-properties fo:border="1.0pt solid #000000" style:decimal-places="2"/>
      <style:paragraph-properties style:tab-stop-distance="1.25cm"/>
      <style:text-properties style:font-name="Arial" style:font-name-asian="Lucida Sans Unicode" style:font-name-complex="Tahoma"/>
    </style:style>
    <style:style style:data-style-name="nf00a72" style:family="table-cell" style:name="a474e2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b185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1689">
      <style:table-cell-properties fo:border="1.0pt solid #000000" style:decimal-places="2"/>
      <style:paragraph-properties style:tab-stop-distance="1.25cm"/>
      <style:text-properties style:font-name="Arial" style:font-name-asian="Lucida Sans Unicode" style:font-name-complex="Tahoma"/>
    </style:style>
    <style:style style:data-style-name="n4e267b" style:family="table-cell" style:name="ae35834">
      <style:table-cell-properties fo:border="1.0pt solid #000000" style:decimal-places="2"/>
      <style:paragraph-properties style:tab-stop-distance="1.25cm"/>
      <style:text-properties style:font-name="Arial" style:font-name-asian="Lucida Sans Unicode" style:font-name-complex="Tahoma"/>
    </style:style>
    <style:style style:data-style-name="nd1870d" style:family="table-cell" style:name="ac7d35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24ee4">
      <style:table-cell-properties fo:border="1.0pt solid #000000" style:decimal-places="2"/>
      <style:paragraph-properties style:tab-stop-distance="1.25cm"/>
      <style:text-properties style:font-name="Arial" style:font-name-asian="Lucida Sans Unicode" style:font-name-complex="Tahoma"/>
    </style:style>
    <style:style style:data-style-name="n1d1618" style:family="table-cell" style:name="a734bb0">
      <style:table-cell-properties fo:border="1.0pt solid #000000" style:decimal-places="2"/>
      <style:paragraph-properties style:tab-stop-distance="1.25cm"/>
      <style:text-properties style:font-name="Arial" style:font-name-asian="Lucida Sans Unicode" style:font-name-complex="Tahoma"/>
    </style:style>
    <style:style style:data-style-name="n42b19c" style:family="table-cell" style:name="a9f437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05e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094a5">
      <style:table-cell-properties fo:border="1.0pt solid #000000" style:decimal-places="2"/>
      <style:paragraph-properties style:tab-stop-distance="1.25cm"/>
      <style:text-properties style:font-name="Arial" style:font-name-asian="Lucida Sans Unicode" style:font-name-complex="Tahoma"/>
    </style:style>
    <style:style style:data-style-name="nfdac74" style:family="table-cell" style:name="a8cd145">
      <style:table-cell-properties fo:border="1.0pt solid #000000" style:decimal-places="2"/>
      <style:paragraph-properties style:tab-stop-distance="1.25cm"/>
      <style:text-properties style:font-name="Arial" style:font-name-asian="Lucida Sans Unicode" style:font-name-complex="Tahoma"/>
    </style:style>
    <style:style style:data-style-name="nf35193" style:family="table-cell" style:name="a216f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48d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9ac2">
      <style:table-cell-properties fo:border="1.0pt solid #000000" style:decimal-places="2"/>
      <style:paragraph-properties style:tab-stop-distance="1.25cm"/>
      <style:text-properties style:font-name="Arial" style:font-name-asian="Lucida Sans Unicode" style:font-name-complex="Tahoma"/>
    </style:style>
    <style:style style:data-style-name="n402737" style:family="table-cell" style:name="ad362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d7d5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7f051">
      <style:table-cell-properties fo:border="1.0pt solid #000000" style:decimal-places="2"/>
      <style:paragraph-properties style:tab-stop-distance="1.25cm"/>
      <style:text-properties style:font-name="Arial" style:font-name-asian="Lucida Sans Unicode" style:font-name-complex="Tahoma"/>
    </style:style>
    <style:style style:data-style-name="ndc185a" style:family="table-cell" style:name="a7ba1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93228">
      <style:table-cell-properties fo:border="1.0pt solid #000000" style:decimal-places="2"/>
      <style:paragraph-properties style:tab-stop-distance="1.25cm"/>
      <style:text-properties style:font-name="Arial" style:font-name-asian="Lucida Sans Unicode" style:font-name-complex="Tahoma"/>
    </style:style>
    <style:style style:data-style-name="nb33907" style:family="table-cell" style:name="a10d178">
      <style:table-cell-properties fo:border="1.0pt solid #000000" style:decimal-places="2"/>
      <style:paragraph-properties style:tab-stop-distance="1.25cm"/>
      <style:text-properties style:font-name="Arial" style:font-name-asian="Lucida Sans Unicode" style:font-name-complex="Tahoma"/>
    </style:style>
    <style:style style:data-style-name="n367f97" style:family="table-cell" style:name="adfb8d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02654">
      <style:table-cell-properties fo:border="1.0pt solid #000000" style:decimal-places="2"/>
      <style:paragraph-properties style:tab-stop-distance="1.25cm"/>
      <style:text-properties style:font-name="Arial" style:font-name-asian="Lucida Sans Unicode" style:font-name-complex="Tahoma"/>
    </style:style>
    <style:style style:data-style-name="n1bfff2" style:family="table-cell" style:name="aeafe8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0032f">
      <style:table-cell-properties fo:border="1.0pt solid #000000" style:decimal-places="2"/>
      <style:paragraph-properties style:tab-stop-distance="1.25cm"/>
      <style:text-properties style:font-name="Arial" style:font-name-asian="Lucida Sans Unicode" style:font-name-complex="Tahoma"/>
    </style:style>
    <style:style style:data-style-name="ne202d9" style:family="table-cell" style:name="a5f764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3c8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085e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5ff9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d94c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3821b">
      <style:table-cell-properties fo:border="1.0pt solid #000000" style:decimal-places="2"/>
      <style:paragraph-properties style:tab-stop-distance="1.25cm"/>
      <style:text-properties style:font-name="Arial" style:font-name-asian="Lucida Sans Unicode" style:font-name-complex="Tahoma"/>
    </style:style>
    <style:style style:data-style-name="na7d5f1" style:family="table-cell" style:name="ad9668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748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e99e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fd2f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09a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4497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ed9d9">
      <style:table-cell-properties fo:border="1.0pt solid #000000" style:decimal-places="2"/>
      <style:paragraph-properties style:tab-stop-distance="1.25cm"/>
      <style:text-properties style:font-name="Arial" style:font-name-asian="Lucida Sans Unicode" style:font-name-complex="Tahoma"/>
    </style:style>
    <style:style style:data-style-name="n2e0463" style:family="table-cell" style:name="a9329a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e0a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031bf">
      <style:table-cell-properties fo:border="1.0pt solid #000000" style:decimal-places="2"/>
      <style:paragraph-properties style:tab-stop-distance="1.25cm"/>
      <style:text-properties style:font-name="Arial" style:font-name-asian="Lucida Sans Unicode" style:font-name-complex="Tahoma"/>
    </style:style>
    <style:style style:data-style-name="nd2f16e" style:family="table-cell" style:name="aa1795c">
      <style:table-cell-properties fo:border="1.0pt solid #000000" style:decimal-places="2"/>
      <style:paragraph-properties style:tab-stop-distance="1.25cm"/>
      <style:text-properties style:font-name="Arial" style:font-name-asian="Lucida Sans Unicode" style:font-name-complex="Tahoma"/>
    </style:style>
    <style:style style:data-style-name="n2c9cc9" style:family="table-cell" style:name="a825531">
      <style:table-cell-properties fo:border="1.0pt solid #000000" style:decimal-places="2"/>
      <style:paragraph-properties style:tab-stop-distance="1.25cm"/>
      <style:text-properties style:font-name="Arial" style:font-name-asian="Lucida Sans Unicode" style:font-name-complex="Tahoma"/>
    </style:style>
    <style:style style:data-style-name="n8615f6" style:family="table-cell" style:name="a72f7a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2a0f8">
      <style:table-cell-properties fo:border="1.0pt solid #000000" style:decimal-places="2"/>
      <style:paragraph-properties style:tab-stop-distance="1.25cm"/>
      <style:text-properties style:font-name="Arial" style:font-name-asian="Lucida Sans Unicode" style:font-name-complex="Tahoma"/>
    </style:style>
    <style:style style:data-style-name="n1e29f6" style:family="table-cell" style:name="ab3177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6f0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2a98">
      <style:table-cell-properties fo:border="1.0pt solid #000000" style:decimal-places="2"/>
      <style:paragraph-properties style:tab-stop-distance="1.25cm"/>
      <style:text-properties style:font-name="Arial" style:font-name-asian="Lucida Sans Unicode" style:font-name-complex="Tahoma"/>
    </style:style>
    <style:style style:data-style-name="nbfe1ef" style:family="table-cell" style:name="ab5acb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fb80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23ac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22f3e">
      <style:table-cell-properties fo:border="1.0pt solid #000000" style:decimal-places="2"/>
      <style:paragraph-properties style:tab-stop-distance="1.25cm"/>
      <style:text-properties style:font-name="Arial" style:font-name-asian="Lucida Sans Unicode" style:font-name-complex="Tahoma"/>
    </style:style>
    <style:style style:data-style-name="n245d2f" style:family="table-cell" style:name="a32a4e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4ca3d">
      <style:table-cell-properties fo:border="1.0pt solid #000000" style:decimal-places="2"/>
      <style:paragraph-properties style:tab-stop-distance="1.25cm"/>
      <style:text-properties style:font-name="Arial" style:font-name-asian="Lucida Sans Unicode" style:font-name-complex="Tahoma"/>
    </style:style>
    <style:style style:data-style-name="n38cf1c" style:family="table-cell" style:name="a1bd9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90d5d">
      <style:table-cell-properties fo:border="1.0pt solid #000000" style:decimal-places="2"/>
      <style:paragraph-properties style:tab-stop-distance="1.25cm"/>
      <style:text-properties style:font-name="Arial" style:font-name-asian="Lucida Sans Unicode" style:font-name-complex="Tahoma"/>
    </style:style>
    <style:style style:data-style-name="n5f418b" style:family="table-cell" style:name="a4a6ce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6391">
      <style:table-cell-properties fo:border="1.0pt solid #000000" style:decimal-places="2"/>
      <style:paragraph-properties style:tab-stop-distance="1.25cm"/>
      <style:text-properties style:font-name="Arial" style:font-name-asian="Lucida Sans Unicode" style:font-name-complex="Tahoma"/>
    </style:style>
    <style:style style:data-style-name="n55aa78" style:family="table-cell" style:name="a477c5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e3c9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edf7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00ae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2fac0">
      <style:table-cell-properties fo:border="1.0pt solid #000000" style:decimal-places="2"/>
      <style:paragraph-properties style:tab-stop-distance="1.25cm"/>
      <style:text-properties style:font-name="Arial" style:font-name-asian="Lucida Sans Unicode" style:font-name-complex="Tahoma"/>
    </style:style>
    <style:style style:data-style-name="nd69ddb" style:family="table-cell" style:name="a06cc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c7a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ac5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807e">
      <style:table-cell-properties fo:border="1.0pt solid #000000" style:decimal-places="2"/>
      <style:paragraph-properties style:tab-stop-distance="1.25cm"/>
      <style:text-properties style:font-name="Arial" style:font-name-asian="Lucida Sans Unicode" style:font-name-complex="Tahoma"/>
    </style:style>
    <style:style style:data-style-name="n358d81" style:family="table-cell" style:name="abcfb7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53865">
      <style:table-cell-properties fo:border="1.0pt solid #000000" style:decimal-places="2"/>
      <style:paragraph-properties style:tab-stop-distance="1.25cm"/>
      <style:text-properties style:font-name="Arial" style:font-name-asian="Lucida Sans Unicode" style:font-name-complex="Tahoma"/>
    </style:style>
    <style:style style:data-style-name="n2ad04d" style:family="table-cell" style:name="ac290d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b2d4">
      <style:table-cell-properties fo:border="1.0pt solid #000000" style:decimal-places="2"/>
      <style:paragraph-properties style:tab-stop-distance="1.25cm"/>
      <style:text-properties style:font-name="Arial" style:font-name-asian="Lucida Sans Unicode" style:font-name-complex="Tahoma"/>
    </style:style>
    <style:style style:data-style-name="n29d293" style:family="table-cell" style:name="af5b4a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84cc6">
      <style:table-cell-properties fo:border="1.0pt solid #000000" style:decimal-places="2"/>
      <style:paragraph-properties style:tab-stop-distance="1.25cm"/>
      <style:text-properties style:font-name="Arial" style:font-name-asian="Lucida Sans Unicode" style:font-name-complex="Tahoma"/>
    </style:style>
    <style:style style:data-style-name="nfdfb2a" style:family="table-cell" style:name="a7772a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bfd6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3b1c5">
      <style:table-cell-properties fo:border="1.0pt solid #000000" style:decimal-places="2"/>
      <style:paragraph-properties style:tab-stop-distance="1.25cm"/>
      <style:text-properties style:font-name="Arial" style:font-name-asian="Lucida Sans Unicode" style:font-name-complex="Tahoma"/>
    </style:style>
    <style:style style:data-style-name="nccd259" style:family="table-cell" style:name="ab29b6d">
      <style:table-cell-properties fo:border="1.0pt solid #000000" style:decimal-places="2"/>
      <style:paragraph-properties style:tab-stop-distance="1.25cm"/>
      <style:text-properties style:font-name="Arial" style:font-name-asian="Lucida Sans Unicode" style:font-name-complex="Tahoma"/>
    </style:style>
    <style:style style:data-style-name="n0373ea" style:family="table-cell" style:name="a8209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eeb6">
      <style:table-cell-properties fo:border="1.0pt solid #000000" style:decimal-places="2"/>
      <style:paragraph-properties style:tab-stop-distance="1.25cm"/>
      <style:text-properties style:font-name="Arial" style:font-name-asian="Lucida Sans Unicode" style:font-name-complex="Tahoma"/>
    </style:style>
    <style:style style:data-style-name="na850c6" style:family="table-cell" style:name="acc384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7e68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fa71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2ce1a">
      <style:table-cell-properties fo:border="1.0pt solid #000000" style:decimal-places="2"/>
      <style:paragraph-properties style:tab-stop-distance="1.25cm"/>
      <style:text-properties style:font-name="Arial" style:font-name-asian="Lucida Sans Unicode" style:font-name-complex="Tahoma"/>
    </style:style>
    <style:style style:data-style-name="nb940ca" style:family="table-cell" style:name="ae6ad2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4d28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5c1aa">
      <style:table-cell-properties fo:border="1.0pt solid #000000" style:decimal-places="2"/>
      <style:paragraph-properties style:tab-stop-distance="1.25cm"/>
      <style:text-properties style:font-name="Arial" style:font-name-asian="Lucida Sans Unicode" style:font-name-complex="Tahoma"/>
    </style:style>
    <style:style style:data-style-name="nbf6fa1" style:family="table-cell" style:name="a94d5f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d78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4ae0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d7fd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bb98">
      <style:table-cell-properties fo:border="1.0pt solid #000000" style:decimal-places="2"/>
      <style:paragraph-properties style:tab-stop-distance="1.25cm"/>
      <style:text-properties style:font-name="Arial" style:font-name-asian="Lucida Sans Unicode" style:font-name-complex="Tahoma"/>
    </style:style>
    <style:style style:data-style-name="nb49458" style:family="table-cell" style:name="aabf4f5">
      <style:table-cell-properties fo:border="1.0pt solid #000000" style:decimal-places="2"/>
      <style:paragraph-properties style:tab-stop-distance="1.25cm"/>
      <style:text-properties style:font-name="Arial" style:font-name-asian="Lucida Sans Unicode" style:font-name-complex="Tahoma"/>
    </style:style>
    <style:style style:data-style-name="ne3e149" style:family="table-cell" style:name="a97942f">
      <style:table-cell-properties fo:border="1.0pt solid #000000" style:decimal-places="2"/>
      <style:paragraph-properties style:tab-stop-distance="1.25cm"/>
      <style:text-properties style:font-name="Arial" style:font-name-asian="Lucida Sans Unicode" style:font-name-complex="Tahoma"/>
    </style:style>
    <style:style style:data-style-name="n8f1698" style:family="table-cell" style:name="a20a6d6">
      <style:table-cell-properties fo:border="1.0pt solid #000000" style:decimal-places="2"/>
      <style:paragraph-properties style:tab-stop-distance="1.25cm"/>
      <style:text-properties style:font-name="Arial" style:font-name-asian="Lucida Sans Unicode" style:font-name-complex="Tahoma"/>
    </style:style>
    <style:style style:data-style-name="n7ba476" style:family="table-cell" style:name="a686e8b">
      <style:table-cell-properties fo:border="1.0pt solid #000000" style:decimal-places="2"/>
      <style:paragraph-properties style:tab-stop-distance="1.25cm"/>
      <style:text-properties style:font-name="Arial" style:font-name-asian="Lucida Sans Unicode" style:font-name-complex="Tahoma"/>
    </style:style>
    <style:style style:data-style-name="n23bc6f" style:family="table-cell" style:name="ad260c4">
      <style:table-cell-properties fo:border="1.0pt solid #000000" style:decimal-places="2"/>
      <style:paragraph-properties style:tab-stop-distance="1.25cm"/>
      <style:text-properties style:font-name="Arial" style:font-name-asian="Lucida Sans Unicode" style:font-name-complex="Tahoma"/>
    </style:style>
    <style:style style:data-style-name="nc09f86" style:family="table-cell" style:name="a5b73d6">
      <style:table-cell-properties fo:border="1.0pt solid #000000" style:decimal-places="2"/>
      <style:paragraph-properties style:tab-stop-distance="1.25cm"/>
      <style:text-properties style:font-name="Arial" style:font-name-asian="Lucida Sans Unicode" style:font-name-complex="Tahoma"/>
    </style:style>
    <style:style style:data-style-name="n4dc262" style:family="table-cell" style:name="ae6810a">
      <style:table-cell-properties fo:border="1.0pt solid #000000" style:decimal-places="2"/>
      <style:paragraph-properties style:tab-stop-distance="1.25cm"/>
      <style:text-properties style:font-name="Arial" style:font-name-asian="Lucida Sans Unicode" style:font-name-complex="Tahoma"/>
    </style:style>
    <style:style style:data-style-name="nca46d5" style:family="table-cell" style:name="a553a62">
      <style:table-cell-properties fo:border="1.0pt solid #000000" style:decimal-places="2"/>
      <style:paragraph-properties style:tab-stop-distance="1.25cm"/>
      <style:text-properties style:font-name="Arial" style:font-name-asian="Lucida Sans Unicode" style:font-name-complex="Tahoma"/>
    </style:style>
    <style:style style:data-style-name="n625add" style:family="table-cell" style:name="afe101e">
      <style:table-cell-properties fo:border="1.0pt solid #000000" style:decimal-places="2"/>
      <style:paragraph-properties style:tab-stop-distance="1.25cm"/>
      <style:text-properties style:font-name="Arial" style:font-name-asian="Lucida Sans Unicode" style:font-name-complex="Tahoma"/>
    </style:style>
    <style:style style:data-style-name="nfed9c4" style:family="table-cell" style:name="a81c5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897a9">
      <style:table-cell-properties fo:border="1.0pt solid #000000" style:decimal-places="2"/>
      <style:paragraph-properties style:tab-stop-distance="1.25cm"/>
      <style:text-properties style:font-name="Arial" style:font-name-asian="Lucida Sans Unicode" style:font-name-complex="Tahoma"/>
    </style:style>
    <style:style style:data-style-name="n4f783b" style:family="table-cell" style:name="a4cb3c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55c6">
      <style:table-cell-properties fo:border="1.0pt solid #000000" style:decimal-places="2"/>
      <style:paragraph-properties style:tab-stop-distance="1.25cm"/>
      <style:text-properties style:font-name="Arial" style:font-name-asian="Lucida Sans Unicode" style:font-name-complex="Tahoma"/>
    </style:style>
    <style:style style:data-style-name="nd6cf47" style:family="table-cell" style:name="afafbcc">
      <style:table-cell-properties fo:border="1.0pt solid #000000" style:decimal-places="2"/>
      <style:paragraph-properties style:tab-stop-distance="1.25cm"/>
      <style:text-properties style:font-name="Arial" style:font-name-asian="Lucida Sans Unicode" style:font-name-complex="Tahoma"/>
    </style:style>
    <style:style style:data-style-name="n3d019e" style:family="table-cell" style:name="a8859f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11bb1">
      <style:table-cell-properties fo:border="1.0pt solid #000000" style:decimal-places="2"/>
      <style:paragraph-properties style:tab-stop-distance="1.25cm"/>
      <style:text-properties style:font-name="Arial" style:font-name-asian="Lucida Sans Unicode" style:font-name-complex="Tahoma"/>
    </style:style>
    <style:style style:data-style-name="neaa89b" style:family="table-cell" style:name="a1bdec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7f1ff">
      <style:table-cell-properties fo:border="1.0pt solid #000000" style:decimal-places="2"/>
      <style:paragraph-properties style:tab-stop-distance="1.25cm"/>
      <style:text-properties style:font-name="Arial" style:font-name-asian="Lucida Sans Unicode" style:font-name-complex="Tahoma"/>
    </style:style>
    <style:style style:data-style-name="n9cb951" style:family="table-cell" style:name="aa80be2">
      <style:table-cell-properties fo:border="1.0pt solid #000000" style:decimal-places="2"/>
      <style:paragraph-properties style:tab-stop-distance="1.25cm"/>
      <style:text-properties style:font-name="Arial" style:font-name-asian="Lucida Sans Unicode" style:font-name-complex="Tahoma"/>
    </style:style>
    <style:style style:data-style-name="n54d1ae" style:family="table-cell" style:name="a012215">
      <style:table-cell-properties fo:border="1.0pt solid #000000" style:decimal-places="2"/>
      <style:paragraph-properties style:tab-stop-distance="1.25cm"/>
      <style:text-properties style:font-name="Arial" style:font-name-asian="Lucida Sans Unicode" style:font-name-complex="Tahoma"/>
    </style:style>
    <style:style style:data-style-name="n136ee7" style:family="table-cell" style:name="ab17a65">
      <style:table-cell-properties fo:border="1.0pt solid #000000" style:decimal-places="2"/>
      <style:paragraph-properties style:tab-stop-distance="1.25cm"/>
      <style:text-properties style:font-name="Arial" style:font-name-asian="Lucida Sans Unicode" style:font-name-complex="Tahoma"/>
    </style:style>
    <style:style style:data-style-name="n3c8fe5" style:family="table-cell" style:name="a20edbc">
      <style:table-cell-properties fo:border="1.0pt solid #000000" style:decimal-places="2"/>
      <style:paragraph-properties style:tab-stop-distance="1.25cm"/>
      <style:text-properties style:font-name="Arial" style:font-name-asian="Lucida Sans Unicode" style:font-name-complex="Tahoma"/>
    </style:style>
    <style:style style:data-style-name="n67a6fc" style:family="table-cell" style:name="aba959f">
      <style:table-cell-properties fo:border="1.0pt solid #000000" style:decimal-places="2"/>
      <style:paragraph-properties style:tab-stop-distance="1.25cm"/>
      <style:text-properties style:font-name="Arial" style:font-name-asian="Lucida Sans Unicode" style:font-name-complex="Tahoma"/>
    </style:style>
    <style:style style:data-style-name="n57fa33" style:family="table-cell" style:name="a2232c9">
      <style:table-cell-properties fo:border="1.0pt solid #000000" style:decimal-places="2"/>
      <style:paragraph-properties style:tab-stop-distance="1.25cm"/>
      <style:text-properties style:font-name="Arial" style:font-name-asian="Lucida Sans Unicode" style:font-name-complex="Tahoma"/>
    </style:style>
    <style:style style:data-style-name="n4e8238" style:family="table-cell" style:name="a92883f">
      <style:table-cell-properties fo:border="1.0pt solid #000000" style:decimal-places="2"/>
      <style:paragraph-properties style:tab-stop-distance="1.25cm"/>
      <style:text-properties style:font-name="Arial" style:font-name-asian="Lucida Sans Unicode" style:font-name-complex="Tahoma"/>
    </style:style>
    <style:style style:data-style-name="n17e49c" style:family="table-cell" style:name="a68f2ca">
      <style:table-cell-properties fo:border="1.0pt solid #000000" style:decimal-places="2"/>
      <style:paragraph-properties style:tab-stop-distance="1.25cm"/>
      <style:text-properties style:font-name="Arial" style:font-name-asian="Lucida Sans Unicode" style:font-name-complex="Tahoma"/>
    </style:style>
    <style:style style:data-style-name="na95add" style:family="table-cell" style:name="ad70ef4">
      <style:table-cell-properties fo:border="1.0pt solid #000000" style:decimal-places="2"/>
      <style:paragraph-properties style:tab-stop-distance="1.25cm"/>
      <style:text-properties style:font-name="Arial" style:font-name-asian="Lucida Sans Unicode" style:font-name-complex="Tahoma"/>
    </style:style>
    <style:style style:data-style-name="n4a03ea" style:family="table-cell" style:name="ae3b5ec">
      <style:table-cell-properties fo:border="1.0pt solid #000000" style:decimal-places="2"/>
      <style:paragraph-properties style:tab-stop-distance="1.25cm"/>
      <style:text-properties style:font-name="Arial" style:font-name-asian="Lucida Sans Unicode" style:font-name-complex="Tahoma"/>
    </style:style>
    <style:style style:data-style-name="n3fd032" style:family="table-cell" style:name="a9686e8">
      <style:table-cell-properties fo:border="1.0pt solid #000000" style:decimal-places="2"/>
      <style:paragraph-properties style:tab-stop-distance="1.25cm"/>
      <style:text-properties style:font-name="Arial" style:font-name-asian="Lucida Sans Unicode" style:font-name-complex="Tahoma"/>
    </style:style>
    <style:style style:data-style-name="necad11" style:family="table-cell" style:name="a637991">
      <style:table-cell-properties fo:border="1.0pt solid #000000" style:decimal-places="2"/>
      <style:paragraph-properties style:tab-stop-distance="1.25cm"/>
      <style:text-properties style:font-name="Arial" style:font-name-asian="Lucida Sans Unicode" style:font-name-complex="Tahoma"/>
    </style:style>
    <style:style style:data-style-name="n6bb0d3" style:family="table-cell" style:name="a4e1f90">
      <style:table-cell-properties fo:border="1.0pt solid #000000" style:decimal-places="2"/>
      <style:paragraph-properties style:tab-stop-distance="1.25cm"/>
      <style:text-properties style:font-name="Arial" style:font-name-asian="Lucida Sans Unicode" style:font-name-complex="Tahoma"/>
    </style:style>
    <style:style style:data-style-name="nc18135" style:family="table-cell" style:name="a97ee45">
      <style:table-cell-properties fo:border="1.0pt solid #000000" style:decimal-places="2"/>
      <style:paragraph-properties style:tab-stop-distance="1.25cm"/>
      <style:text-properties style:font-name="Arial" style:font-name-asian="Lucida Sans Unicode" style:font-name-complex="Tahoma"/>
    </style:style>
    <style:style style:data-style-name="nf8bd67" style:family="table-cell" style:name="a9e7cb7">
      <style:table-cell-properties fo:border="1.0pt solid #000000" style:decimal-places="2"/>
      <style:paragraph-properties style:tab-stop-distance="1.25cm"/>
      <style:text-properties style:font-name="Arial" style:font-name-asian="Lucida Sans Unicode" style:font-name-complex="Tahoma"/>
    </style:style>
    <style:style style:data-style-name="n507b20" style:family="table-cell" style:name="a39d014">
      <style:table-cell-properties fo:border="1.0pt solid #000000" style:decimal-places="2"/>
      <style:paragraph-properties style:tab-stop-distance="1.25cm"/>
      <style:text-properties style:font-name="Arial" style:font-name-asian="Lucida Sans Unicode" style:font-name-complex="Tahoma"/>
    </style:style>
    <style:style style:data-style-name="n47a9bb" style:family="table-cell" style:name="aa88ed0">
      <style:table-cell-properties fo:border="1.0pt solid #000000" style:decimal-places="2"/>
      <style:paragraph-properties style:tab-stop-distance="1.25cm"/>
      <style:text-properties style:font-name="Arial" style:font-name-asian="Lucida Sans Unicode" style:font-name-complex="Tahoma"/>
    </style:style>
    <style:style style:data-style-name="nac960c" style:family="table-cell" style:name="aca5f5d">
      <style:table-cell-properties fo:border="1.0pt solid #000000" style:decimal-places="2"/>
      <style:paragraph-properties style:tab-stop-distance="1.25cm"/>
      <style:text-properties style:font-name="Arial" style:font-name-asian="Lucida Sans Unicode" style:font-name-complex="Tahoma"/>
    </style:style>
    <style:style style:data-style-name="n190a7e" style:family="table-cell" style:name="a1234eb">
      <style:table-cell-properties fo:border="1.0pt solid #000000" style:decimal-places="2"/>
      <style:paragraph-properties style:tab-stop-distance="1.25cm"/>
      <style:text-properties style:font-name="Arial" style:font-name-asian="Lucida Sans Unicode" style:font-name-complex="Tahoma"/>
    </style:style>
    <style:style style:data-style-name="nc89842" style:family="table-cell" style:name="afcafb6">
      <style:table-cell-properties fo:border="1.0pt solid #000000" style:decimal-places="2"/>
      <style:paragraph-properties style:tab-stop-distance="1.25cm"/>
      <style:text-properties style:font-name="Arial" style:font-name-asian="Lucida Sans Unicode" style:font-name-complex="Tahoma"/>
    </style:style>
    <style:style style:data-style-name="ne5340a" style:family="table-cell" style:name="ac79ccd">
      <style:table-cell-properties fo:border="1.0pt solid #000000" style:decimal-places="2"/>
      <style:paragraph-properties style:tab-stop-distance="1.25cm"/>
      <style:text-properties style:font-name="Arial" style:font-name-asian="Lucida Sans Unicode" style:font-name-complex="Tahoma"/>
    </style:style>
    <style:style style:data-style-name="n8f1e05" style:family="table-cell" style:name="a6ee573">
      <style:table-cell-properties fo:border="1.0pt solid #000000" style:decimal-places="2"/>
      <style:paragraph-properties style:tab-stop-distance="1.25cm"/>
      <style:text-properties style:font-name="Arial" style:font-name-asian="Lucida Sans Unicode" style:font-name-complex="Tahoma"/>
    </style:style>
    <style:style style:data-style-name="nedea47" style:family="table-cell" style:name="a108b25">
      <style:table-cell-properties fo:border="1.0pt solid #000000" style:decimal-places="2"/>
      <style:paragraph-properties style:tab-stop-distance="1.25cm"/>
      <style:text-properties style:font-name="Arial" style:font-name-asian="Lucida Sans Unicode" style:font-name-complex="Tahoma"/>
    </style:style>
    <style:style style:data-style-name="nd503ec" style:family="table-cell" style:name="ad5d1de">
      <style:table-cell-properties fo:border="1.0pt solid #000000" style:decimal-places="2"/>
      <style:paragraph-properties style:tab-stop-distance="1.25cm"/>
      <style:text-properties style:font-name="Arial" style:font-name-asian="Lucida Sans Unicode" style:font-name-complex="Tahoma"/>
    </style:style>
    <style:style style:data-style-name="nc8dc17" style:family="table-cell" style:name="af8feba">
      <style:table-cell-properties fo:border="1.0pt solid #000000" style:decimal-places="2"/>
      <style:paragraph-properties style:tab-stop-distance="1.25cm"/>
      <style:text-properties style:font-name="Arial" style:font-name-asian="Lucida Sans Unicode" style:font-name-complex="Tahoma"/>
    </style:style>
    <style:style style:data-style-name="na2f11b" style:family="table-cell" style:name="a5fe944">
      <style:table-cell-properties fo:border="1.0pt solid #000000" style:decimal-places="2"/>
      <style:paragraph-properties style:tab-stop-distance="1.25cm"/>
      <style:text-properties style:font-name="Arial" style:font-name-asian="Lucida Sans Unicode" style:font-name-complex="Tahoma"/>
    </style:style>
    <style:style style:data-style-name="n23e28a" style:family="table-cell" style:name="a283f2c">
      <style:table-cell-properties fo:border="1.0pt solid #000000" style:decimal-places="2"/>
      <style:paragraph-properties style:tab-stop-distance="1.25cm"/>
      <style:text-properties style:font-name="Arial" style:font-name-asian="Lucida Sans Unicode" style:font-name-complex="Tahoma"/>
    </style:style>
    <style:style style:data-style-name="n2f6e23" style:family="table-cell" style:name="a8c8d5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9892">
      <style:table-cell-properties fo:border="1.0pt solid #000000" style:decimal-places="2"/>
      <style:paragraph-properties style:tab-stop-distance="1.25cm"/>
      <style:text-properties style:font-name="Arial" style:font-name-asian="Lucida Sans Unicode" style:font-name-complex="Tahoma"/>
    </style:style>
    <style:style style:data-style-name="nd05549" style:family="table-cell" style:name="a655997">
      <style:table-cell-properties fo:border="1.0pt solid #000000" style:decimal-places="2"/>
      <style:paragraph-properties style:tab-stop-distance="1.25cm"/>
      <style:text-properties style:font-name="Arial" style:font-name-asian="Lucida Sans Unicode" style:font-name-complex="Tahoma"/>
    </style:style>
    <style:style style:data-style-name="n7b4121" style:family="table-cell" style:name="ae40b08">
      <style:table-cell-properties fo:border="1.0pt solid #000000" style:decimal-places="2"/>
      <style:paragraph-properties style:tab-stop-distance="1.25cm"/>
      <style:text-properties style:font-name="Arial" style:font-name-asian="Lucida Sans Unicode" style:font-name-complex="Tahoma"/>
    </style:style>
    <style:style style:data-style-name="n14c92e" style:family="table-cell" style:name="a47c699">
      <style:table-cell-properties fo:border="1.0pt solid #000000" style:decimal-places="2"/>
      <style:paragraph-properties style:tab-stop-distance="1.25cm"/>
      <style:text-properties style:font-name="Arial" style:font-name-asian="Lucida Sans Unicode" style:font-name-complex="Tahoma"/>
    </style:style>
    <style:style style:data-style-name="n12db6b" style:family="table-cell" style:name="a2b4e18">
      <style:table-cell-properties fo:border="1.0pt solid #000000" style:decimal-places="2"/>
      <style:paragraph-properties style:tab-stop-distance="1.25cm"/>
      <style:text-properties style:font-name="Arial" style:font-name-asian="Lucida Sans Unicode" style:font-name-complex="Tahoma"/>
    </style:style>
    <style:style style:data-style-name="nd153c6" style:family="table-cell" style:name="ac954a2">
      <style:table-cell-properties fo:border="1.0pt solid #000000" style:decimal-places="2"/>
      <style:paragraph-properties style:tab-stop-distance="1.25cm"/>
      <style:text-properties style:font-name="Arial" style:font-name-asian="Lucida Sans Unicode" style:font-name-complex="Tahoma"/>
    </style:style>
    <style:style style:data-style-name="nd1a2c6" style:family="table-cell" style:name="a51f563">
      <style:table-cell-properties fo:border="1.0pt solid #000000" style:decimal-places="2"/>
      <style:paragraph-properties style:tab-stop-distance="1.25cm"/>
      <style:text-properties style:font-name="Arial" style:font-name-asian="Lucida Sans Unicode" style:font-name-complex="Tahoma"/>
    </style:style>
    <style:style style:data-style-name="n6d0699" style:family="table-cell" style:name="ab6bcbf">
      <style:table-cell-properties fo:border="1.0pt solid #000000" style:decimal-places="2"/>
      <style:paragraph-properties style:tab-stop-distance="1.25cm"/>
      <style:text-properties style:font-name="Arial" style:font-name-asian="Lucida Sans Unicode" style:font-name-complex="Tahoma"/>
    </style:style>
    <style:style style:data-style-name="n07b8ef" style:family="table-cell" style:name="a938521">
      <style:table-cell-properties fo:border="1.0pt solid #000000" style:decimal-places="2"/>
      <style:paragraph-properties style:tab-stop-distance="1.25cm"/>
      <style:text-properties style:font-name="Arial" style:font-name-asian="Lucida Sans Unicode" style:font-name-complex="Tahoma"/>
    </style:style>
    <style:style style:data-style-name="nb5fd27" style:family="table-cell" style:name="a72ab3f">
      <style:table-cell-properties fo:border="1.0pt solid #000000" style:decimal-places="2"/>
      <style:paragraph-properties style:tab-stop-distance="1.25cm"/>
      <style:text-properties style:font-name="Arial" style:font-name-asian="Lucida Sans Unicode" style:font-name-complex="Tahoma"/>
    </style:style>
    <style:style style:data-style-name="n67c99a" style:family="table-cell" style:name="af31a40">
      <style:table-cell-properties fo:border="1.0pt solid #000000" style:decimal-places="2"/>
      <style:paragraph-properties style:tab-stop-distance="1.25cm"/>
      <style:text-properties style:font-name="Arial" style:font-name-asian="Lucida Sans Unicode" style:font-name-complex="Tahoma"/>
    </style:style>
    <style:style style:data-style-name="n3d1449" style:family="table-cell" style:name="ab17d74">
      <style:table-cell-properties fo:border="1.0pt solid #000000" style:decimal-places="2"/>
      <style:paragraph-properties style:tab-stop-distance="1.25cm"/>
      <style:text-properties style:font-name="Arial" style:font-name-asian="Lucida Sans Unicode" style:font-name-complex="Tahoma"/>
    </style:style>
    <style:style style:data-style-name="n7ee9bb" style:family="table-cell" style:name="ad1333d">
      <style:table-cell-properties fo:border="1.0pt solid #000000" style:decimal-places="2"/>
      <style:paragraph-properties style:tab-stop-distance="1.25cm"/>
      <style:text-properties style:font-name="Arial" style:font-name-asian="Lucida Sans Unicode" style:font-name-complex="Tahoma"/>
    </style:style>
    <style:style style:data-style-name="n4fee57" style:family="table-cell" style:name="a98a7eb">
      <style:table-cell-properties fo:border="1.0pt solid #000000" style:decimal-places="2"/>
      <style:paragraph-properties style:tab-stop-distance="1.25cm"/>
      <style:text-properties style:font-name="Arial" style:font-name-asian="Lucida Sans Unicode" style:font-name-complex="Tahoma"/>
    </style:style>
    <style:style style:data-style-name="n138897" style:family="table-cell" style:name="a2e640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10996">
      <style:table-cell-properties fo:border="1.0pt solid #000000" style:decimal-places="2"/>
      <style:paragraph-properties style:tab-stop-distance="1.25cm"/>
      <style:text-properties style:font-name="Arial" style:font-name-asian="Lucida Sans Unicode" style:font-name-complex="Tahoma"/>
    </style:style>
    <style:style style:data-style-name="n770d00" style:family="table-cell" style:name="aaa9098">
      <style:table-cell-properties fo:border="1.0pt solid #000000" style:decimal-places="2"/>
      <style:paragraph-properties style:tab-stop-distance="1.25cm"/>
      <style:text-properties style:font-name="Arial" style:font-name-asian="Lucida Sans Unicode" style:font-name-complex="Tahoma"/>
    </style:style>
    <style:style style:data-style-name="nba32e1" style:family="table-cell" style:name="a66c399">
      <style:table-cell-properties fo:border="1.0pt solid #000000" style:decimal-places="2"/>
      <style:paragraph-properties style:tab-stop-distance="1.25cm"/>
      <style:text-properties style:font-name="Arial" style:font-name-asian="Lucida Sans Unicode" style:font-name-complex="Tahoma"/>
    </style:style>
    <style:style style:data-style-name="nca6a12" style:family="table-cell" style:name="a75eeda">
      <style:table-cell-properties fo:border="1.0pt solid #000000" style:decimal-places="2"/>
      <style:paragraph-properties style:tab-stop-distance="1.25cm"/>
      <style:text-properties style:font-name="Arial" style:font-name-asian="Lucida Sans Unicode" style:font-name-complex="Tahoma"/>
    </style:style>
    <style:style style:data-style-name="n57ea7b" style:family="table-cell" style:name="ab674af">
      <style:table-cell-properties fo:border="1.0pt solid #000000" style:decimal-places="2"/>
      <style:paragraph-properties style:tab-stop-distance="1.25cm"/>
      <style:text-properties style:font-name="Arial" style:font-name-asian="Lucida Sans Unicode" style:font-name-complex="Tahoma"/>
    </style:style>
    <style:style style:data-style-name="n5c2036" style:family="table-cell" style:name="a3bca43">
      <style:table-cell-properties fo:border="1.0pt solid #000000" style:decimal-places="2"/>
      <style:paragraph-properties style:tab-stop-distance="1.25cm"/>
      <style:text-properties style:font-name="Arial" style:font-name-asian="Lucida Sans Unicode" style:font-name-complex="Tahoma"/>
    </style:style>
    <style:style style:data-style-name="n8570cd" style:family="table-cell" style:name="a523257">
      <style:table-cell-properties fo:border="1.0pt solid #000000" style:decimal-places="2"/>
      <style:paragraph-properties style:tab-stop-distance="1.25cm"/>
      <style:text-properties style:font-name="Arial" style:font-name-asian="Lucida Sans Unicode" style:font-name-complex="Tahoma"/>
    </style:style>
    <style:style style:data-style-name="n0153f2" style:family="table-cell" style:name="acc1030">
      <style:table-cell-properties fo:border="1.0pt solid #000000" style:decimal-places="2"/>
      <style:paragraph-properties style:tab-stop-distance="1.25cm"/>
      <style:text-properties style:font-name="Arial" style:font-name-asian="Lucida Sans Unicode" style:font-name-complex="Tahoma"/>
    </style:style>
    <style:style style:data-style-name="ncecab1" style:family="table-cell" style:name="a178943">
      <style:table-cell-properties fo:border="1.0pt solid #000000" style:decimal-places="2"/>
      <style:paragraph-properties style:tab-stop-distance="1.25cm"/>
      <style:text-properties style:font-name="Arial" style:font-name-asian="Lucida Sans Unicode" style:font-name-complex="Tahoma"/>
    </style:style>
    <style:style style:data-style-name="n93e189" style:family="table-cell" style:name="ac14dbc">
      <style:table-cell-properties fo:border="1.0pt solid #000000" style:decimal-places="2"/>
      <style:paragraph-properties style:tab-stop-distance="1.25cm"/>
      <style:text-properties style:font-name="Arial" style:font-name-asian="Lucida Sans Unicode" style:font-name-complex="Tahoma"/>
    </style:style>
    <style:style style:data-style-name="n73afa8" style:family="table-cell" style:name="a7671bb">
      <style:table-cell-properties fo:border="1.0pt solid #000000" style:decimal-places="2"/>
      <style:paragraph-properties style:tab-stop-distance="1.25cm"/>
      <style:text-properties style:font-name="Arial" style:font-name-asian="Lucida Sans Unicode" style:font-name-complex="Tahoma"/>
    </style:style>
    <style:style style:data-style-name="ndcce7d" style:family="table-cell" style:name="a3a3cdd">
      <style:table-cell-properties fo:border="1.0pt solid #000000" style:decimal-places="2"/>
      <style:paragraph-properties style:tab-stop-distance="1.25cm"/>
      <style:text-properties style:font-name="Arial" style:font-name-asian="Lucida Sans Unicode" style:font-name-complex="Tahoma"/>
    </style:style>
    <style:style style:data-style-name="n2c08d5" style:family="table-cell" style:name="a2ebbe7">
      <style:table-cell-properties fo:border="1.0pt solid #000000" style:decimal-places="2"/>
      <style:paragraph-properties style:tab-stop-distance="1.25cm"/>
      <style:text-properties style:font-name="Arial" style:font-name-asian="Lucida Sans Unicode" style:font-name-complex="Tahoma"/>
    </style:style>
    <style:style style:data-style-name="nf67810" style:family="table-cell" style:name="ab187d2">
      <style:table-cell-properties fo:border="1.0pt solid #000000" style:decimal-places="2"/>
      <style:paragraph-properties style:tab-stop-distance="1.25cm"/>
      <style:text-properties style:font-name="Arial" style:font-name-asian="Lucida Sans Unicode" style:font-name-complex="Tahoma"/>
    </style:style>
    <style:style style:data-style-name="ncd3898" style:family="table-cell" style:name="a09432e">
      <style:table-cell-properties fo:border="1.0pt solid #000000" style:decimal-places="2"/>
      <style:paragraph-properties style:tab-stop-distance="1.25cm"/>
      <style:text-properties style:font-name="Arial" style:font-name-asian="Lucida Sans Unicode" style:font-name-complex="Tahoma"/>
    </style:style>
    <style:style style:data-style-name="n8c8094" style:family="table-cell" style:name="a19474d">
      <style:table-cell-properties fo:border="1.0pt solid #000000" style:decimal-places="2"/>
      <style:paragraph-properties style:tab-stop-distance="1.25cm"/>
      <style:text-properties style:font-name="Arial" style:font-name-asian="Lucida Sans Unicode" style:font-name-complex="Tahoma"/>
    </style:style>
    <style:style style:data-style-name="n6cb461" style:family="table-cell" style:name="a9b772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330cd">
      <style:table-cell-properties fo:border="1.0pt solid #000000" style:decimal-places="2"/>
      <style:paragraph-properties style:tab-stop-distance="1.25cm"/>
      <style:text-properties style:font-name="Arial" style:font-name-asian="Lucida Sans Unicode" style:font-name-complex="Tahoma"/>
    </style:style>
    <style:style style:data-style-name="n030322" style:family="table-cell" style:name="ad9bbf6">
      <style:table-cell-properties fo:border="1.0pt solid #000000" style:decimal-places="2"/>
      <style:paragraph-properties style:tab-stop-distance="1.25cm"/>
      <style:text-properties style:font-name="Arial" style:font-name-asian="Lucida Sans Unicode" style:font-name-complex="Tahoma"/>
    </style:style>
    <style:style style:data-style-name="nea5ff2" style:family="table-cell" style:name="abfb01e">
      <style:table-cell-properties fo:border="1.0pt solid #000000" style:decimal-places="2"/>
      <style:paragraph-properties style:tab-stop-distance="1.25cm"/>
      <style:text-properties style:font-name="Arial" style:font-name-asian="Lucida Sans Unicode" style:font-name-complex="Tahoma"/>
    </style:style>
    <style:style style:data-style-name="n9a54c1" style:family="table-cell" style:name="a970a69">
      <style:table-cell-properties fo:border="1.0pt solid #000000" style:decimal-places="2"/>
      <style:paragraph-properties style:tab-stop-distance="1.25cm"/>
      <style:text-properties style:font-name="Arial" style:font-name-asian="Lucida Sans Unicode" style:font-name-complex="Tahoma"/>
    </style:style>
    <style:style style:data-style-name="n7e89c2" style:family="table-cell" style:name="a467ff3">
      <style:table-cell-properties fo:border="1.0pt solid #000000" style:decimal-places="2"/>
      <style:paragraph-properties style:tab-stop-distance="1.25cm"/>
      <style:text-properties style:font-name="Arial" style:font-name-asian="Lucida Sans Unicode" style:font-name-complex="Tahoma"/>
    </style:style>
    <style:style style:data-style-name="ne53b03" style:family="table-cell" style:name="ad9551f">
      <style:table-cell-properties fo:border="1.0pt solid #000000" style:decimal-places="2"/>
      <style:paragraph-properties style:tab-stop-distance="1.25cm"/>
      <style:text-properties style:font-name="Arial" style:font-name-asian="Lucida Sans Unicode" style:font-name-complex="Tahoma"/>
    </style:style>
    <style:style style:data-style-name="nc832c3" style:family="table-cell" style:name="a480309">
      <style:table-cell-properties fo:border="1.0pt solid #000000" style:decimal-places="2"/>
      <style:paragraph-properties style:tab-stop-distance="1.25cm"/>
      <style:text-properties style:font-name="Arial" style:font-name-asian="Lucida Sans Unicode" style:font-name-complex="Tahoma"/>
    </style:style>
    <style:style style:data-style-name="nda7178" style:family="table-cell" style:name="a61c521">
      <style:table-cell-properties fo:border="1.0pt solid #000000" style:decimal-places="2"/>
      <style:paragraph-properties style:tab-stop-distance="1.25cm"/>
      <style:text-properties style:font-name="Arial" style:font-name-asian="Lucida Sans Unicode" style:font-name-complex="Tahoma"/>
    </style:style>
    <style:style style:data-style-name="n274353" style:family="table-cell" style:name="ae8e053">
      <style:table-cell-properties fo:border="1.0pt solid #000000" style:decimal-places="2"/>
      <style:paragraph-properties style:tab-stop-distance="1.25cm"/>
      <style:text-properties style:font-name="Arial" style:font-name-asian="Lucida Sans Unicode" style:font-name-complex="Tahoma"/>
    </style:style>
    <style:style style:data-style-name="n1d6069" style:family="table-cell" style:name="ae12529">
      <style:table-cell-properties fo:border="1.0pt solid #000000" style:decimal-places="2"/>
      <style:paragraph-properties style:tab-stop-distance="1.25cm"/>
      <style:text-properties style:font-name="Arial" style:font-name-asian="Lucida Sans Unicode" style:font-name-complex="Tahoma"/>
    </style:style>
    <style:style style:data-style-name="n9b1b2e" style:family="table-cell" style:name="aa67a12">
      <style:table-cell-properties fo:border="1.0pt solid #000000" style:decimal-places="2"/>
      <style:paragraph-properties style:tab-stop-distance="1.25cm"/>
      <style:text-properties style:font-name="Arial" style:font-name-asian="Lucida Sans Unicode" style:font-name-complex="Tahoma"/>
    </style:style>
    <style:style style:data-style-name="n4e739c" style:family="table-cell" style:name="af30982">
      <style:table-cell-properties fo:border="1.0pt solid #000000" style:decimal-places="2"/>
      <style:paragraph-properties style:tab-stop-distance="1.25cm"/>
      <style:text-properties style:font-name="Arial" style:font-name-asian="Lucida Sans Unicode" style:font-name-complex="Tahoma"/>
    </style:style>
    <style:style style:data-style-name="nd833c8" style:family="table-cell" style:name="a9400e3">
      <style:table-cell-properties fo:border="1.0pt solid #000000" style:decimal-places="2"/>
      <style:paragraph-properties style:tab-stop-distance="1.25cm"/>
      <style:text-properties style:font-name="Arial" style:font-name-asian="Lucida Sans Unicode" style:font-name-complex="Tahoma"/>
    </style:style>
    <style:style style:data-style-name="na6e80c" style:family="table-cell" style:name="a40ad8d">
      <style:table-cell-properties fo:border="1.0pt solid #000000" style:decimal-places="2"/>
      <style:paragraph-properties style:tab-stop-distance="1.25cm"/>
      <style:text-properties style:font-name="Arial" style:font-name-asian="Lucida Sans Unicode" style:font-name-complex="Tahoma"/>
    </style:style>
    <style:style style:data-style-name="n3d578b" style:family="table-cell" style:name="a326116">
      <style:table-cell-properties fo:border="1.0pt solid #000000" style:decimal-places="2"/>
      <style:paragraph-properties style:tab-stop-distance="1.25cm"/>
      <style:text-properties style:font-name="Arial" style:font-name-asian="Lucida Sans Unicode" style:font-name-complex="Tahoma"/>
    </style:style>
    <style:style style:data-style-name="nbbddd8" style:family="table-cell" style:name="aa65f80">
      <style:table-cell-properties fo:border="1.0pt solid #000000" style:decimal-places="2"/>
      <style:paragraph-properties style:tab-stop-distance="1.25cm"/>
      <style:text-properties style:font-name="Arial" style:font-name-asian="Lucida Sans Unicode" style:font-name-complex="Tahoma"/>
    </style:style>
    <style:style style:data-style-name="n9382ab" style:family="table-cell" style:name="a9a59f0">
      <style:table-cell-properties fo:border="1.0pt solid #000000" style:decimal-places="2"/>
      <style:paragraph-properties style:tab-stop-distance="1.25cm"/>
      <style:text-properties style:font-name="Arial" style:font-name-asian="Lucida Sans Unicode" style:font-name-complex="Tahoma"/>
    </style:style>
    <style:style style:data-style-name="nffa1b0" style:family="table-cell" style:name="a26e60c">
      <style:table-cell-properties fo:border="1.0pt solid #000000" style:decimal-places="2"/>
      <style:paragraph-properties style:tab-stop-distance="1.25cm"/>
      <style:text-properties style:font-name="Arial" style:font-name-asian="Lucida Sans Unicode" style:font-name-complex="Tahoma"/>
    </style:style>
    <style:style style:data-style-name="n0bd474" style:family="table-cell" style:name="a1cf39a">
      <style:table-cell-properties fo:border="1.0pt solid #000000" style:decimal-places="2"/>
      <style:paragraph-properties style:tab-stop-distance="1.25cm"/>
      <style:text-properties style:font-name="Arial" style:font-name-asian="Lucida Sans Unicode" style:font-name-complex="Tahoma"/>
    </style:style>
    <style:style style:data-style-name="nf6f70a" style:family="table-cell" style:name="a16d2cf">
      <style:table-cell-properties fo:border="1.0pt solid #000000" style:decimal-places="2"/>
      <style:paragraph-properties style:tab-stop-distance="1.25cm"/>
      <style:text-properties style:font-name="Arial" style:font-name-asian="Lucida Sans Unicode" style:font-name-complex="Tahoma"/>
    </style:style>
    <style:style style:data-style-name="n4539e3" style:family="table-cell" style:name="acc81dc">
      <style:table-cell-properties fo:border="1.0pt solid #000000" style:decimal-places="2"/>
      <style:paragraph-properties style:tab-stop-distance="1.25cm"/>
      <style:text-properties style:font-name="Arial" style:font-name-asian="Lucida Sans Unicode" style:font-name-complex="Tahoma"/>
    </style:style>
    <style:style style:data-style-name="n1512ed" style:family="table-cell" style:name="aa16fd8">
      <style:table-cell-properties fo:border="1.0pt solid #000000" style:decimal-places="2"/>
      <style:paragraph-properties style:tab-stop-distance="1.25cm"/>
      <style:text-properties style:font-name="Arial" style:font-name-asian="Lucida Sans Unicode" style:font-name-complex="Tahoma"/>
    </style:style>
    <style:style style:data-style-name="n997d19" style:family="table-cell" style:name="a0caef9">
      <style:table-cell-properties fo:border="1.0pt solid #000000" style:decimal-places="2"/>
      <style:paragraph-properties style:tab-stop-distance="1.25cm"/>
      <style:text-properties style:font-name="Arial" style:font-name-asian="Lucida Sans Unicode" style:font-name-complex="Tahoma"/>
    </style:style>
    <style:style style:data-style-name="n50f04b" style:family="table-cell" style:name="a7925af">
      <style:table-cell-properties fo:border="1.0pt solid #000000" style:decimal-places="2"/>
      <style:paragraph-properties style:tab-stop-distance="1.25cm"/>
      <style:text-properties style:font-name="Arial" style:font-name-asian="Lucida Sans Unicode" style:font-name-complex="Tahoma"/>
    </style:style>
    <style:style style:data-style-name="n74b005" style:family="table-cell" style:name="a63eb2f">
      <style:table-cell-properties fo:border="1.0pt solid #000000" style:decimal-places="2"/>
      <style:paragraph-properties style:tab-stop-distance="1.25cm"/>
      <style:text-properties style:font-name="Arial" style:font-name-asian="Lucida Sans Unicode" style:font-name-complex="Tahoma"/>
    </style:style>
    <style:style style:data-style-name="na1612e" style:family="table-cell" style:name="ac11a82">
      <style:table-cell-properties fo:border="1.0pt solid #000000" style:decimal-places="2"/>
      <style:paragraph-properties style:tab-stop-distance="1.25cm"/>
      <style:text-properties style:font-name="Arial" style:font-name-asian="Lucida Sans Unicode" style:font-name-complex="Tahoma"/>
    </style:style>
    <style:style style:data-style-name="n187f8d" style:family="table-cell" style:name="a3952d3">
      <style:table-cell-properties fo:border="1.0pt solid #000000" style:decimal-places="2"/>
      <style:paragraph-properties style:tab-stop-distance="1.25cm"/>
      <style:text-properties style:font-name="Arial" style:font-name-asian="Lucida Sans Unicode" style:font-name-complex="Tahoma"/>
    </style:style>
    <style:style style:data-style-name="n72b824" style:family="table-cell" style:name="a8ca289">
      <style:table-cell-properties fo:border="1.0pt solid #000000" style:decimal-places="2"/>
      <style:paragraph-properties style:tab-stop-distance="1.25cm"/>
      <style:text-properties style:font-name="Arial" style:font-name-asian="Lucida Sans Unicode" style:font-name-complex="Tahoma"/>
    </style:style>
    <style:style style:data-style-name="n6a463b" style:family="table-cell" style:name="ae8e5ee">
      <style:table-cell-properties fo:border="1.0pt solid #000000" style:decimal-places="2"/>
      <style:paragraph-properties style:tab-stop-distance="1.25cm"/>
      <style:text-properties style:font-name="Arial" style:font-name-asian="Lucida Sans Unicode" style:font-name-complex="Tahoma"/>
    </style:style>
    <style:style style:data-style-name="n7e6114" style:family="table-cell" style:name="a6e24bb">
      <style:table-cell-properties fo:border="1.0pt solid #000000" style:decimal-places="2"/>
      <style:paragraph-properties style:tab-stop-distance="1.25cm"/>
      <style:text-properties style:font-name="Arial" style:font-name-asian="Lucida Sans Unicode" style:font-name-complex="Tahoma"/>
    </style:style>
    <style:style style:data-style-name="na7096e" style:family="table-cell" style:name="af209da">
      <style:table-cell-properties fo:border="1.0pt solid #000000" style:decimal-places="2"/>
      <style:paragraph-properties style:tab-stop-distance="1.25cm"/>
      <style:text-properties style:font-name="Arial" style:font-name-asian="Lucida Sans Unicode" style:font-name-complex="Tahoma"/>
    </style:style>
    <style:style style:data-style-name="nb6bf65" style:family="table-cell" style:name="aa99656">
      <style:table-cell-properties fo:border="1.0pt solid #000000" style:decimal-places="2"/>
      <style:paragraph-properties style:tab-stop-distance="1.25cm"/>
      <style:text-properties style:font-name="Arial" style:font-name-asian="Lucida Sans Unicode" style:font-name-complex="Tahoma"/>
    </style:style>
    <style:style style:data-style-name="n214f9a" style:family="table-cell" style:name="adafe53">
      <style:table-cell-properties fo:border="1.0pt solid #000000" style:decimal-places="2"/>
      <style:paragraph-properties style:tab-stop-distance="1.25cm"/>
      <style:text-properties style:font-name="Arial" style:font-name-asian="Lucida Sans Unicode" style:font-name-complex="Tahoma"/>
    </style:style>
    <style:style style:data-style-name="n9451c5" style:family="table-cell" style:name="a99e2ea">
      <style:table-cell-properties fo:border="1.0pt solid #000000" style:decimal-places="2"/>
      <style:paragraph-properties style:tab-stop-distance="1.25cm"/>
      <style:text-properties style:font-name="Arial" style:font-name-asian="Lucida Sans Unicode" style:font-name-complex="Tahoma"/>
    </style:style>
    <style:style style:data-style-name="n135f92" style:family="table-cell" style:name="a6c74e7">
      <style:table-cell-properties fo:border="1.0pt solid #000000" style:decimal-places="2"/>
      <style:paragraph-properties style:tab-stop-distance="1.25cm"/>
      <style:text-properties style:font-name="Arial" style:font-name-asian="Lucida Sans Unicode" style:font-name-complex="Tahoma"/>
    </style:style>
    <style:style style:data-style-name="na3f730" style:family="table-cell" style:name="a8bbddc">
      <style:table-cell-properties fo:border="1.0pt solid #000000" style:decimal-places="2"/>
      <style:paragraph-properties style:tab-stop-distance="1.25cm"/>
      <style:text-properties style:font-name="Arial" style:font-name-asian="Lucida Sans Unicode" style:font-name-complex="Tahoma"/>
    </style:style>
    <style:style style:data-style-name="n6b48ad" style:family="table-cell" style:name="aec12c6">
      <style:table-cell-properties fo:border="1.0pt solid #000000" style:decimal-places="2"/>
      <style:paragraph-properties style:tab-stop-distance="1.25cm"/>
      <style:text-properties style:font-name="Arial" style:font-name-asian="Lucida Sans Unicode" style:font-name-complex="Tahoma"/>
    </style:style>
    <style:style style:data-style-name="nece7e0" style:family="table-cell" style:name="ac6b58f">
      <style:table-cell-properties fo:border="1.0pt solid #000000" style:decimal-places="2"/>
      <style:paragraph-properties style:tab-stop-distance="1.25cm"/>
      <style:text-properties style:font-name="Arial" style:font-name-asian="Lucida Sans Unicode" style:font-name-complex="Tahoma"/>
    </style:style>
    <style:style style:data-style-name="n3c5a1c" style:family="table-cell" style:name="a18925c">
      <style:table-cell-properties fo:border="1.0pt solid #000000" style:decimal-places="2"/>
      <style:paragraph-properties style:tab-stop-distance="1.25cm"/>
      <style:text-properties style:font-name="Arial" style:font-name-asian="Lucida Sans Unicode" style:font-name-complex="Tahoma"/>
    </style:style>
    <style:style style:data-style-name="ne7d850" style:family="table-cell" style:name="a362fb6">
      <style:table-cell-properties fo:border="1.0pt solid #000000" style:decimal-places="2"/>
      <style:paragraph-properties style:tab-stop-distance="1.25cm"/>
      <style:text-properties style:font-name="Arial" style:font-name-asian="Lucida Sans Unicode" style:font-name-complex="Tahoma"/>
    </style:style>
    <style:style style:data-style-name="n01cfcc" style:family="table-cell" style:name="a8fbb2c">
      <style:table-cell-properties fo:border="1.0pt solid #000000" style:decimal-places="2"/>
      <style:paragraph-properties style:tab-stop-distance="1.25cm"/>
      <style:text-properties style:font-name="Arial" style:font-name-asian="Lucida Sans Unicode" style:font-name-complex="Tahoma"/>
    </style:style>
    <style:style style:data-style-name="nfec9df" style:family="table-cell" style:name="a527970">
      <style:table-cell-properties fo:border="1.0pt solid #000000" style:decimal-places="2"/>
      <style:paragraph-properties style:tab-stop-distance="1.25cm"/>
      <style:text-properties style:font-name="Arial" style:font-name-asian="Lucida Sans Unicode" style:font-name-complex="Tahoma"/>
    </style:style>
    <style:style style:data-style-name="neff253" style:family="table-cell" style:name="a7abbdf">
      <style:table-cell-properties fo:border="1.0pt solid #000000" style:decimal-places="2"/>
      <style:paragraph-properties style:tab-stop-distance="1.25cm"/>
      <style:text-properties style:font-name="Arial" style:font-name-asian="Lucida Sans Unicode" style:font-name-complex="Tahoma"/>
    </style:style>
    <style:style style:data-style-name="nbf90c4" style:family="table-cell" style:name="ab58d31">
      <style:table-cell-properties fo:border="1.0pt solid #000000" style:decimal-places="2"/>
      <style:paragraph-properties style:tab-stop-distance="1.25cm"/>
      <style:text-properties style:font-name="Arial" style:font-name-asian="Lucida Sans Unicode" style:font-name-complex="Tahoma"/>
    </style:style>
    <style:style style:data-style-name="nc2d277" style:family="table-cell" style:name="a79db85">
      <style:table-cell-properties fo:border="1.0pt solid #000000" style:decimal-places="2"/>
      <style:paragraph-properties style:tab-stop-distance="1.25cm"/>
      <style:text-properties style:font-name="Arial" style:font-name-asian="Lucida Sans Unicode" style:font-name-complex="Tahoma"/>
    </style:style>
    <style:style style:data-style-name="nd96f31" style:family="table-cell" style:name="a8adba2">
      <style:table-cell-properties fo:border="1.0pt solid #000000" style:decimal-places="2"/>
      <style:paragraph-properties style:tab-stop-distance="1.25cm"/>
      <style:text-properties style:font-name="Arial" style:font-name-asian="Lucida Sans Unicode" style:font-name-complex="Tahoma"/>
    </style:style>
    <style:style style:data-style-name="n5ea19c" style:family="table-cell" style:name="aba3461">
      <style:table-cell-properties fo:border="1.0pt solid #000000" style:decimal-places="2"/>
      <style:paragraph-properties style:tab-stop-distance="1.25cm"/>
      <style:text-properties style:font-name="Arial" style:font-name-asian="Lucida Sans Unicode" style:font-name-complex="Tahoma"/>
    </style:style>
    <style:style style:data-style-name="n96be2b" style:family="table-cell" style:name="a9483f5">
      <style:table-cell-properties fo:border="1.0pt solid #000000" style:decimal-places="2"/>
      <style:paragraph-properties style:tab-stop-distance="1.25cm"/>
      <style:text-properties style:font-name="Arial" style:font-name-asian="Lucida Sans Unicode" style:font-name-complex="Tahoma"/>
    </style:style>
    <style:style style:data-style-name="n315117" style:family="table-cell" style:name="a687bdf">
      <style:table-cell-properties fo:border="1.0pt solid #000000" style:decimal-places="2"/>
      <style:paragraph-properties style:tab-stop-distance="1.25cm"/>
      <style:text-properties style:font-name="Arial" style:font-name-asian="Lucida Sans Unicode" style:font-name-complex="Tahoma"/>
    </style:style>
    <style:style style:data-style-name="n18c421" style:family="table-cell" style:name="a563b57">
      <style:table-cell-properties fo:border="1.0pt solid #000000" style:decimal-places="2"/>
      <style:paragraph-properties style:tab-stop-distance="1.25cm"/>
      <style:text-properties style:font-name="Arial" style:font-name-asian="Lucida Sans Unicode" style:font-name-complex="Tahoma"/>
    </style:style>
    <style:style style:data-style-name="n31d3aa" style:family="table-cell" style:name="aa80072">
      <style:table-cell-properties fo:border="1.0pt solid #000000" style:decimal-places="2"/>
      <style:paragraph-properties style:tab-stop-distance="1.25cm"/>
      <style:text-properties style:font-name="Arial" style:font-name-asian="Lucida Sans Unicode" style:font-name-complex="Tahoma"/>
    </style:style>
    <style:style style:data-style-name="n702c3a" style:family="table-cell" style:name="a8dea80">
      <style:table-cell-properties fo:border="1.0pt solid #000000" style:decimal-places="2"/>
      <style:paragraph-properties style:tab-stop-distance="1.25cm"/>
      <style:text-properties style:font-name="Arial" style:font-name-asian="Lucida Sans Unicode" style:font-name-complex="Tahoma"/>
    </style:style>
    <style:style style:data-style-name="n82812b" style:family="table-cell" style:name="a3e3f8d">
      <style:table-cell-properties fo:border="1.0pt solid #000000" style:decimal-places="2"/>
      <style:paragraph-properties style:tab-stop-distance="1.25cm"/>
      <style:text-properties style:font-name="Arial" style:font-name-asian="Lucida Sans Unicode" style:font-name-complex="Tahoma"/>
    </style:style>
    <style:style style:data-style-name="nb48dc5" style:family="table-cell" style:name="a270385">
      <style:table-cell-properties fo:border="1.0pt solid #000000" style:decimal-places="2"/>
      <style:paragraph-properties style:tab-stop-distance="1.25cm"/>
      <style:text-properties style:font-name="Arial" style:font-name-asian="Lucida Sans Unicode" style:font-name-complex="Tahoma"/>
    </style:style>
    <style:style style:data-style-name="nd91f06" style:family="table-cell" style:name="aff02e6">
      <style:table-cell-properties fo:border="1.0pt solid #000000" style:decimal-places="2"/>
      <style:paragraph-properties style:tab-stop-distance="1.25cm"/>
      <style:text-properties style:font-name="Arial" style:font-name-asian="Lucida Sans Unicode" style:font-name-complex="Tahoma"/>
    </style:style>
    <style:style style:data-style-name="ndd40c2" style:family="table-cell" style:name="a670172">
      <style:table-cell-properties fo:border="1.0pt solid #000000" style:decimal-places="2"/>
      <style:paragraph-properties style:tab-stop-distance="1.25cm"/>
      <style:text-properties style:font-name="Arial" style:font-name-asian="Lucida Sans Unicode" style:font-name-complex="Tahoma"/>
    </style:style>
    <style:style style:data-style-name="n265b5b" style:family="table-cell" style:name="a0415bc">
      <style:table-cell-properties fo:border="1.0pt solid #000000" style:decimal-places="2"/>
      <style:paragraph-properties style:tab-stop-distance="1.25cm"/>
      <style:text-properties style:font-name="Arial" style:font-name-asian="Lucida Sans Unicode" style:font-name-complex="Tahoma"/>
    </style:style>
    <style:style style:data-style-name="naf5a5f" style:family="table-cell" style:name="a02a653">
      <style:table-cell-properties fo:border="1.0pt solid #000000" style:decimal-places="2"/>
      <style:paragraph-properties style:tab-stop-distance="1.25cm"/>
      <style:text-properties style:font-name="Arial" style:font-name-asian="Lucida Sans Unicode" style:font-name-complex="Tahoma"/>
    </style:style>
    <style:style style:data-style-name="n56e82d" style:family="table-cell" style:name="a0397d2">
      <style:table-cell-properties fo:border="1.0pt solid #000000" style:decimal-places="2"/>
      <style:paragraph-properties style:tab-stop-distance="1.25cm"/>
      <style:text-properties style:font-name="Arial" style:font-name-asian="Lucida Sans Unicode" style:font-name-complex="Tahoma"/>
    </style:style>
    <style:style style:data-style-name="n6c6915" style:family="table-cell" style:name="ae3a3a2">
      <style:table-cell-properties fo:border="1.0pt solid #000000" style:decimal-places="2"/>
      <style:paragraph-properties style:tab-stop-distance="1.25cm"/>
      <style:text-properties style:font-name="Arial" style:font-name-asian="Lucida Sans Unicode" style:font-name-complex="Tahoma"/>
    </style:style>
    <style:style style:data-style-name="ncff767" style:family="table-cell" style:name="ae1fd4e">
      <style:table-cell-properties fo:border="1.0pt solid #000000" style:decimal-places="2"/>
      <style:paragraph-properties style:tab-stop-distance="1.25cm"/>
      <style:text-properties style:font-name="Arial" style:font-name-asian="Lucida Sans Unicode" style:font-name-complex="Tahoma"/>
    </style:style>
    <style:style style:data-style-name="n040f29" style:family="table-cell" style:name="aa0a45d">
      <style:table-cell-properties fo:border="1.0pt solid #000000" style:decimal-places="2"/>
      <style:paragraph-properties style:tab-stop-distance="1.25cm"/>
      <style:text-properties style:font-name="Arial" style:font-name-asian="Lucida Sans Unicode" style:font-name-complex="Tahoma"/>
    </style:style>
    <style:style style:data-style-name="n9e6b67" style:family="table-cell" style:name="a7627c9">
      <style:table-cell-properties fo:border="1.0pt solid #000000" style:decimal-places="2"/>
      <style:paragraph-properties style:tab-stop-distance="1.25cm"/>
      <style:text-properties style:font-name="Arial" style:font-name-asian="Lucida Sans Unicode" style:font-name-complex="Tahoma"/>
    </style:style>
    <style:style style:data-style-name="n8d1b4c" style:family="table-cell" style:name="a756f12">
      <style:table-cell-properties fo:border="1.0pt solid #000000" style:decimal-places="2"/>
      <style:paragraph-properties style:tab-stop-distance="1.25cm"/>
      <style:text-properties style:font-name="Arial" style:font-name-asian="Lucida Sans Unicode" style:font-name-complex="Tahoma"/>
    </style:style>
    <style:style style:data-style-name="ndb8503" style:family="table-cell" style:name="a7ff60c">
      <style:table-cell-properties fo:border="1.0pt solid #000000" style:decimal-places="2"/>
      <style:paragraph-properties style:tab-stop-distance="1.25cm"/>
      <style:text-properties style:font-name="Arial" style:font-name-asian="Lucida Sans Unicode" style:font-name-complex="Tahoma"/>
    </style:style>
    <style:style style:data-style-name="neaf7d8" style:family="table-cell" style:name="a0949cc">
      <style:table-cell-properties fo:border="1.0pt solid #000000" style:decimal-places="2"/>
      <style:paragraph-properties style:tab-stop-distance="1.25cm"/>
      <style:text-properties style:font-name="Arial" style:font-name-asian="Lucida Sans Unicode" style:font-name-complex="Tahoma"/>
    </style:style>
    <style:style style:data-style-name="n87974b" style:family="table-cell" style:name="a016d7d">
      <style:table-cell-properties fo:border="1.0pt solid #000000" style:decimal-places="2"/>
      <style:paragraph-properties style:tab-stop-distance="1.25cm"/>
      <style:text-properties style:font-name="Arial" style:font-name-asian="Lucida Sans Unicode" style:font-name-complex="Tahoma"/>
    </style:style>
    <style:style style:data-style-name="n33448a" style:family="table-cell" style:name="a9e309f">
      <style:table-cell-properties fo:border="1.0pt solid #000000" style:decimal-places="2"/>
      <style:paragraph-properties style:tab-stop-distance="1.25cm"/>
      <style:text-properties style:font-name="Arial" style:font-name-asian="Lucida Sans Unicode" style:font-name-complex="Tahoma"/>
    </style:style>
    <style:style style:data-style-name="n626bec" style:family="table-cell" style:name="a89791f">
      <style:table-cell-properties fo:border="1.0pt solid #000000" style:decimal-places="2"/>
      <style:paragraph-properties style:tab-stop-distance="1.25cm"/>
      <style:text-properties style:font-name="Arial" style:font-name-asian="Lucida Sans Unicode" style:font-name-complex="Tahoma"/>
    </style:style>
    <style:style style:data-style-name="n1e9725" style:family="table-cell" style:name="aa70b31">
      <style:table-cell-properties fo:border="1.0pt solid #000000" style:decimal-places="2"/>
      <style:paragraph-properties style:tab-stop-distance="1.25cm"/>
      <style:text-properties style:font-name="Arial" style:font-name-asian="Lucida Sans Unicode" style:font-name-complex="Tahoma"/>
    </style:style>
    <style:style style:data-style-name="n216859" style:family="table-cell" style:name="aea679d">
      <style:table-cell-properties fo:border="1.0pt solid #000000" style:decimal-places="2"/>
      <style:paragraph-properties style:tab-stop-distance="1.25cm"/>
      <style:text-properties style:font-name="Arial" style:font-name-asian="Lucida Sans Unicode" style:font-name-complex="Tahoma"/>
    </style:style>
    <style:style style:data-style-name="n2a6d93" style:family="table-cell" style:name="afd1c93">
      <style:table-cell-properties fo:border="1.0pt solid #000000" style:decimal-places="2"/>
      <style:paragraph-properties style:tab-stop-distance="1.25cm"/>
      <style:text-properties style:font-name="Arial" style:font-name-asian="Lucida Sans Unicode" style:font-name-complex="Tahoma"/>
    </style:style>
    <style:style style:data-style-name="n94ae4b" style:family="table-cell" style:name="a3f12e3">
      <style:table-cell-properties fo:border="1.0pt solid #000000" style:decimal-places="2"/>
      <style:paragraph-properties style:tab-stop-distance="1.25cm"/>
      <style:text-properties style:font-name="Arial" style:font-name-asian="Lucida Sans Unicode" style:font-name-complex="Tahoma"/>
    </style:style>
    <style:style style:data-style-name="nc3c3b5" style:family="table-cell" style:name="a70ac3c">
      <style:table-cell-properties fo:border="1.0pt solid #000000" style:decimal-places="2"/>
      <style:paragraph-properties style:tab-stop-distance="1.25cm"/>
      <style:text-properties style:font-name="Arial" style:font-name-asian="Lucida Sans Unicode" style:font-name-complex="Tahoma"/>
    </style:style>
    <style:style style:data-style-name="ncaa727" style:family="table-cell" style:name="acd3112">
      <style:table-cell-properties fo:border="1.0pt solid #000000" style:decimal-places="2"/>
      <style:paragraph-properties style:tab-stop-distance="1.25cm"/>
      <style:text-properties style:font-name="Arial" style:font-name-asian="Lucida Sans Unicode" style:font-name-complex="Tahoma"/>
    </style:style>
    <style:style style:data-style-name="n670567" style:family="table-cell" style:name="aa59dfc">
      <style:table-cell-properties fo:border="1.0pt solid #000000" style:decimal-places="2"/>
      <style:paragraph-properties style:tab-stop-distance="1.25cm"/>
      <style:text-properties style:font-name="Arial" style:font-name-asian="Lucida Sans Unicode" style:font-name-complex="Tahoma"/>
    </style:style>
    <style:style style:data-style-name="nda6c01" style:family="table-cell" style:name="a1af804">
      <style:table-cell-properties fo:border="1.0pt solid #000000" style:decimal-places="2"/>
      <style:paragraph-properties style:tab-stop-distance="1.25cm"/>
      <style:text-properties style:font-name="Arial" style:font-name-asian="Lucida Sans Unicode" style:font-name-complex="Tahoma"/>
    </style:style>
    <style:style style:data-style-name="n3d439d" style:family="table-cell" style:name="aad9a3c">
      <style:table-cell-properties fo:border="1.0pt solid #000000" style:decimal-places="2"/>
      <style:paragraph-properties style:tab-stop-distance="1.25cm"/>
      <style:text-properties style:font-name="Arial" style:font-name-asian="Lucida Sans Unicode" style:font-name-complex="Tahoma"/>
    </style:style>
    <style:style style:data-style-name="n4c306c" style:family="table-cell" style:name="a9f3980">
      <style:table-cell-properties fo:border="1.0pt solid #000000" style:decimal-places="2"/>
      <style:paragraph-properties style:tab-stop-distance="1.25cm"/>
      <style:text-properties style:font-name="Arial" style:font-name-asian="Lucida Sans Unicode" style:font-name-complex="Tahoma"/>
    </style:style>
    <style:style style:data-style-name="n87d856" style:family="table-cell" style:name="aadc6d9">
      <style:table-cell-properties fo:border="1.0pt solid #000000" style:decimal-places="2"/>
      <style:paragraph-properties style:tab-stop-distance="1.25cm"/>
      <style:text-properties style:font-name="Arial" style:font-name-asian="Lucida Sans Unicode" style:font-name-complex="Tahoma"/>
    </style:style>
    <style:style style:data-style-name="ncaa436" style:family="table-cell" style:name="a8eafeb">
      <style:table-cell-properties fo:border="1.0pt solid #000000" style:decimal-places="2"/>
      <style:paragraph-properties style:tab-stop-distance="1.25cm"/>
      <style:text-properties style:font-name="Arial" style:font-name-asian="Lucida Sans Unicode" style:font-name-complex="Tahoma"/>
    </style:style>
    <style:style style:data-style-name="n675338" style:family="table-cell" style:name="ad92474">
      <style:table-cell-properties fo:border="1.0pt solid #000000" style:decimal-places="2"/>
      <style:paragraph-properties style:tab-stop-distance="1.25cm"/>
      <style:text-properties style:font-name="Arial" style:font-name-asian="Lucida Sans Unicode" style:font-name-complex="Tahoma"/>
    </style:style>
    <style:style style:data-style-name="na09297" style:family="table-cell" style:name="a04981e">
      <style:table-cell-properties fo:border="1.0pt solid #000000" style:decimal-places="2"/>
      <style:paragraph-properties style:tab-stop-distance="1.25cm"/>
      <style:text-properties style:font-name="Arial" style:font-name-asian="Lucida Sans Unicode" style:font-name-complex="Tahoma"/>
    </style:style>
    <style:style style:data-style-name="n4ba623" style:family="table-cell" style:name="ad9ab11">
      <style:table-cell-properties fo:border="1.0pt solid #000000" style:decimal-places="2"/>
      <style:paragraph-properties style:tab-stop-distance="1.25cm"/>
      <style:text-properties style:font-name="Arial" style:font-name-asian="Lucida Sans Unicode" style:font-name-complex="Tahoma"/>
    </style:style>
    <style:style style:data-style-name="naba771" style:family="table-cell" style:name="ac92e82">
      <style:table-cell-properties fo:border="1.0pt solid #000000" style:decimal-places="2"/>
      <style:paragraph-properties style:tab-stop-distance="1.25cm"/>
      <style:text-properties style:font-name="Arial" style:font-name-asian="Lucida Sans Unicode" style:font-name-complex="Tahoma"/>
    </style:style>
    <style:style style:data-style-name="nd7f4ca" style:family="table-cell" style:name="a547c3d">
      <style:table-cell-properties fo:border="1.0pt solid #000000" style:decimal-places="2"/>
      <style:paragraph-properties style:tab-stop-distance="1.25cm"/>
      <style:text-properties style:font-name="Arial" style:font-name-asian="Lucida Sans Unicode" style:font-name-complex="Tahoma"/>
    </style:style>
    <style:style style:data-style-name="nf7f7a7" style:family="table-cell" style:name="a4372de">
      <style:table-cell-properties fo:border="1.0pt solid #000000" style:decimal-places="2"/>
      <style:paragraph-properties style:tab-stop-distance="1.25cm"/>
      <style:text-properties style:font-name="Arial" style:font-name-asian="Lucida Sans Unicode" style:font-name-complex="Tahoma"/>
    </style:style>
    <style:style style:data-style-name="nc9e123" style:family="table-cell" style:name="ae8303f">
      <style:table-cell-properties fo:border="1.0pt solid #000000" style:decimal-places="2"/>
      <style:paragraph-properties style:tab-stop-distance="1.25cm"/>
      <style:text-properties style:font-name="Arial" style:font-name-asian="Lucida Sans Unicode" style:font-name-complex="Tahoma"/>
    </style:style>
    <style:style style:data-style-name="n92e767" style:family="table-cell" style:name="a45f73b">
      <style:table-cell-properties fo:border="1.0pt solid #000000" style:decimal-places="2"/>
      <style:paragraph-properties style:tab-stop-distance="1.25cm"/>
      <style:text-properties style:font-name="Arial" style:font-name-asian="Lucida Sans Unicode" style:font-name-complex="Tahoma"/>
    </style:style>
    <style:style style:data-style-name="nf64e3d" style:family="table-cell" style:name="aeaa6f4">
      <style:table-cell-properties fo:border="1.0pt solid #000000" style:decimal-places="2"/>
      <style:paragraph-properties style:tab-stop-distance="1.25cm"/>
      <style:text-properties style:font-name="Arial" style:font-name-asian="Lucida Sans Unicode" style:font-name-complex="Tahoma"/>
    </style:style>
    <style:style style:data-style-name="na7940a" style:family="table-cell" style:name="ac5b3e4">
      <style:table-cell-properties fo:border="1.0pt solid #000000" style:decimal-places="2"/>
      <style:paragraph-properties style:tab-stop-distance="1.25cm"/>
      <style:text-properties style:font-name="Arial" style:font-name-asian="Lucida Sans Unicode" style:font-name-complex="Tahoma"/>
    </style:style>
    <style:style style:data-style-name="nf077ba" style:family="table-cell" style:name="a4d1c51">
      <style:table-cell-properties fo:border="1.0pt solid #000000" style:decimal-places="2"/>
      <style:paragraph-properties style:tab-stop-distance="1.25cm"/>
      <style:text-properties style:font-name="Arial" style:font-name-asian="Lucida Sans Unicode" style:font-name-complex="Tahoma"/>
    </style:style>
    <style:style style:data-style-name="ne639d5" style:family="table-cell" style:name="a9f2372">
      <style:table-cell-properties fo:border="1.0pt solid #000000" style:decimal-places="2"/>
      <style:paragraph-properties style:tab-stop-distance="1.25cm"/>
      <style:text-properties style:font-name="Arial" style:font-name-asian="Lucida Sans Unicode" style:font-name-complex="Tahoma"/>
    </style:style>
    <style:style style:data-style-name="n67593e" style:family="table-cell" style:name="aa4cbc4">
      <style:table-cell-properties fo:border="1.0pt solid #000000" style:decimal-places="2"/>
      <style:paragraph-properties style:tab-stop-distance="1.25cm"/>
      <style:text-properties style:font-name="Arial" style:font-name-asian="Lucida Sans Unicode" style:font-name-complex="Tahoma"/>
    </style:style>
    <style:style style:data-style-name="n9ea04f" style:family="table-cell" style:name="a26874b">
      <style:table-cell-properties fo:border="1.0pt solid #000000" style:decimal-places="2"/>
      <style:paragraph-properties style:tab-stop-distance="1.25cm"/>
      <style:text-properties style:font-name="Arial" style:font-name-asian="Lucida Sans Unicode" style:font-name-complex="Tahoma"/>
    </style:style>
    <style:style style:data-style-name="n024f70" style:family="table-cell" style:name="a136ce9">
      <style:table-cell-properties fo:border="1.0pt solid #000000" style:decimal-places="2"/>
      <style:paragraph-properties style:tab-stop-distance="1.25cm"/>
      <style:text-properties style:font-name="Arial" style:font-name-asian="Lucida Sans Unicode" style:font-name-complex="Tahoma"/>
    </style:style>
    <style:style style:data-style-name="nfdcbac" style:family="table-cell" style:name="abd661f">
      <style:table-cell-properties fo:border="1.0pt solid #000000" style:decimal-places="2"/>
      <style:paragraph-properties style:tab-stop-distance="1.25cm"/>
      <style:text-properties style:font-name="Arial" style:font-name-asian="Lucida Sans Unicode" style:font-name-complex="Tahoma"/>
    </style:style>
    <style:style style:data-style-name="n6bbde4" style:family="table-cell" style:name="a108734">
      <style:table-cell-properties fo:border="1.0pt solid #000000" style:decimal-places="2"/>
      <style:paragraph-properties style:tab-stop-distance="1.25cm"/>
      <style:text-properties style:font-name="Arial" style:font-name-asian="Lucida Sans Unicode" style:font-name-complex="Tahoma"/>
    </style:style>
    <style:style style:data-style-name="n51c207" style:family="table-cell" style:name="a3e5b3c">
      <style:table-cell-properties fo:border="1.0pt solid #000000" style:decimal-places="2"/>
      <style:paragraph-properties style:tab-stop-distance="1.25cm"/>
      <style:text-properties style:font-name="Arial" style:font-name-asian="Lucida Sans Unicode" style:font-name-complex="Tahoma"/>
    </style:style>
    <style:style style:data-style-name="nb72d76" style:family="table-cell" style:name="a3a41a1">
      <style:table-cell-properties fo:border="1.0pt solid #000000" style:decimal-places="2"/>
      <style:paragraph-properties style:tab-stop-distance="1.25cm"/>
      <style:text-properties style:font-name="Arial" style:font-name-asian="Lucida Sans Unicode" style:font-name-complex="Tahoma"/>
    </style:style>
    <style:style style:data-style-name="n21c00a" style:family="table-cell" style:name="a0a66ce">
      <style:table-cell-properties fo:border="1.0pt solid #000000" style:decimal-places="2"/>
      <style:paragraph-properties style:tab-stop-distance="1.25cm"/>
      <style:text-properties style:font-name="Arial" style:font-name-asian="Lucida Sans Unicode" style:font-name-complex="Tahoma"/>
    </style:style>
    <style:style style:data-style-name="n2ef5d0" style:family="table-cell" style:name="ae52e87">
      <style:table-cell-properties fo:border="1.0pt solid #000000" style:decimal-places="2"/>
      <style:paragraph-properties style:tab-stop-distance="1.25cm"/>
      <style:text-properties style:font-name="Arial" style:font-name-asian="Lucida Sans Unicode" style:font-name-complex="Tahoma"/>
    </style:style>
    <style:style style:data-style-name="n7ddcca" style:family="table-cell" style:name="a7d5c53">
      <style:table-cell-properties fo:border="1.0pt solid #000000" style:decimal-places="2"/>
      <style:paragraph-properties style:tab-stop-distance="1.25cm"/>
      <style:text-properties style:font-name="Arial" style:font-name-asian="Lucida Sans Unicode" style:font-name-complex="Tahoma"/>
    </style:style>
    <style:style style:data-style-name="n20d933" style:family="table-cell" style:name="a1de30f">
      <style:table-cell-properties fo:border="1.0pt solid #000000" style:decimal-places="2"/>
      <style:paragraph-properties style:tab-stop-distance="1.25cm"/>
      <style:text-properties style:font-name="Arial" style:font-name-asian="Lucida Sans Unicode" style:font-name-complex="Tahoma"/>
    </style:style>
    <style:style style:data-style-name="n37911c" style:family="table-cell" style:name="abb0def">
      <style:table-cell-properties fo:border="1.0pt solid #000000" style:decimal-places="2"/>
      <style:paragraph-properties style:tab-stop-distance="1.25cm"/>
      <style:text-properties style:font-name="Arial" style:font-name-asian="Lucida Sans Unicode" style:font-name-complex="Tahoma"/>
    </style:style>
    <style:style style:data-style-name="n6779fa" style:family="table-cell" style:name="ae82cf6">
      <style:table-cell-properties fo:border="1.0pt solid #000000" style:decimal-places="2"/>
      <style:paragraph-properties style:tab-stop-distance="1.25cm"/>
      <style:text-properties style:font-name="Arial" style:font-name-asian="Lucida Sans Unicode" style:font-name-complex="Tahoma"/>
    </style:style>
    <style:style style:data-style-name="ne8b5bd" style:family="table-cell" style:name="a29a858">
      <style:table-cell-properties fo:border="1.0pt solid #000000" style:decimal-places="2"/>
      <style:paragraph-properties style:tab-stop-distance="1.25cm"/>
      <style:text-properties style:font-name="Arial" style:font-name-asian="Lucida Sans Unicode" style:font-name-complex="Tahoma"/>
    </style:style>
    <style:style style:data-style-name="n7bef74" style:family="table-cell" style:name="a65b0a4">
      <style:table-cell-properties fo:border="1.0pt solid #000000" style:decimal-places="2"/>
      <style:paragraph-properties style:tab-stop-distance="1.25cm"/>
      <style:text-properties style:font-name="Arial" style:font-name-asian="Lucida Sans Unicode" style:font-name-complex="Tahoma"/>
    </style:style>
    <style:style style:data-style-name="nb4d178" style:family="table-cell" style:name="aa09c7d">
      <style:table-cell-properties fo:border="1.0pt solid #000000" style:decimal-places="2"/>
      <style:paragraph-properties style:tab-stop-distance="1.25cm"/>
      <style:text-properties style:font-name="Arial" style:font-name-asian="Lucida Sans Unicode" style:font-name-complex="Tahoma"/>
    </style:style>
    <style:style style:data-style-name="nc2b3ad" style:family="table-cell" style:name="a0be4ad">
      <style:table-cell-properties fo:border="1.0pt solid #000000" style:decimal-places="2"/>
      <style:paragraph-properties style:tab-stop-distance="1.25cm"/>
      <style:text-properties style:font-name="Arial" style:font-name-asian="Lucida Sans Unicode" style:font-name-complex="Tahoma"/>
    </style:style>
    <style:style style:data-style-name="n36ed8c" style:family="table-cell" style:name="ac3b143">
      <style:table-cell-properties fo:border="1.0pt solid #000000" style:decimal-places="2"/>
      <style:paragraph-properties style:tab-stop-distance="1.25cm"/>
      <style:text-properties style:font-name="Arial" style:font-name-asian="Lucida Sans Unicode" style:font-name-complex="Tahoma"/>
    </style:style>
    <style:style style:data-style-name="n4b2d5a" style:family="table-cell" style:name="a7eff53">
      <style:table-cell-properties fo:border="1.0pt solid #000000" style:decimal-places="2"/>
      <style:paragraph-properties style:tab-stop-distance="1.25cm"/>
      <style:text-properties style:font-name="Arial" style:font-name-asian="Lucida Sans Unicode" style:font-name-complex="Tahoma"/>
    </style:style>
    <style:style style:data-style-name="nc97bf1" style:family="table-cell" style:name="a30a8de">
      <style:table-cell-properties fo:border="1.0pt solid #000000" style:decimal-places="2"/>
      <style:paragraph-properties style:tab-stop-distance="1.25cm"/>
      <style:text-properties style:font-name="Arial" style:font-name-asian="Lucida Sans Unicode" style:font-name-complex="Tahoma"/>
    </style:style>
    <style:style style:data-style-name="n4db5e1" style:family="table-cell" style:name="a07bd9d">
      <style:table-cell-properties fo:border="1.0pt solid #000000" style:decimal-places="2"/>
      <style:paragraph-properties style:tab-stop-distance="1.25cm"/>
      <style:text-properties style:font-name="Arial" style:font-name-asian="Lucida Sans Unicode" style:font-name-complex="Tahoma"/>
    </style:style>
    <style:style style:data-style-name="n114de0" style:family="table-cell" style:name="ae88a96">
      <style:table-cell-properties fo:border="1.0pt solid #000000" style:decimal-places="2"/>
      <style:paragraph-properties style:tab-stop-distance="1.25cm"/>
      <style:text-properties style:font-name="Arial" style:font-name-asian="Lucida Sans Unicode" style:font-name-complex="Tahoma"/>
    </style:style>
    <style:style style:data-style-name="nd945ee" style:family="table-cell" style:name="ae4330d">
      <style:table-cell-properties fo:border="1.0pt solid #000000" style:decimal-places="2"/>
      <style:paragraph-properties style:tab-stop-distance="1.25cm"/>
      <style:text-properties style:font-name="Arial" style:font-name-asian="Lucida Sans Unicode" style:font-name-complex="Tahoma"/>
    </style:style>
    <style:style style:data-style-name="nf71bf3" style:family="table-cell" style:name="a9d5b2c">
      <style:table-cell-properties fo:border="1.0pt solid #000000" style:decimal-places="2"/>
      <style:paragraph-properties style:tab-stop-distance="1.25cm"/>
      <style:text-properties style:font-name="Arial" style:font-name-asian="Lucida Sans Unicode" style:font-name-complex="Tahoma"/>
    </style:style>
    <style:style style:data-style-name="n4399a7" style:family="table-cell" style:name="a134c22">
      <style:table-cell-properties fo:border="1.0pt solid #000000" style:decimal-places="2"/>
      <style:paragraph-properties style:tab-stop-distance="1.25cm"/>
      <style:text-properties style:font-name="Arial" style:font-name-asian="Lucida Sans Unicode" style:font-name-complex="Tahoma"/>
    </style:style>
    <style:style style:data-style-name="n4e6327" style:family="table-cell" style:name="a871b01">
      <style:table-cell-properties fo:border="1.0pt solid #000000" style:decimal-places="2"/>
      <style:paragraph-properties style:tab-stop-distance="1.25cm"/>
      <style:text-properties style:font-name="Arial" style:font-name-asian="Lucida Sans Unicode" style:font-name-complex="Tahoma"/>
    </style:style>
    <style:style style:data-style-name="n61f02a" style:family="table-cell" style:name="a4e9d0e">
      <style:table-cell-properties fo:border="1.0pt solid #000000" style:decimal-places="2"/>
      <style:paragraph-properties style:tab-stop-distance="1.25cm"/>
      <style:text-properties style:font-name="Arial" style:font-name-asian="Lucida Sans Unicode" style:font-name-complex="Tahoma"/>
    </style:style>
    <style:style style:data-style-name="n61f16b" style:family="table-cell" style:name="ae882c2">
      <style:table-cell-properties fo:border="1.0pt solid #000000" style:decimal-places="2"/>
      <style:paragraph-properties style:tab-stop-distance="1.25cm"/>
      <style:text-properties style:font-name="Arial" style:font-name-asian="Lucida Sans Unicode" style:font-name-complex="Tahoma"/>
    </style:style>
    <style:style style:data-style-name="neb6778" style:family="table-cell" style:name="a01b972">
      <style:table-cell-properties fo:border="1.0pt solid #000000" style:decimal-places="2"/>
      <style:paragraph-properties style:tab-stop-distance="1.25cm"/>
      <style:text-properties style:font-name="Arial" style:font-name-asian="Lucida Sans Unicode" style:font-name-complex="Tahoma"/>
    </style:style>
    <style:style style:data-style-name="na49d74" style:family="table-cell" style:name="a226c56">
      <style:table-cell-properties fo:border="1.0pt solid #000000" style:decimal-places="2"/>
      <style:paragraph-properties style:tab-stop-distance="1.25cm"/>
      <style:text-properties style:font-name="Arial" style:font-name-asian="Lucida Sans Unicode" style:font-name-complex="Tahoma"/>
    </style:style>
    <style:style style:data-style-name="n12fa5b" style:family="table-cell" style:name="a78e8f0">
      <style:table-cell-properties fo:border="1.0pt solid #000000" style:decimal-places="2"/>
      <style:paragraph-properties style:tab-stop-distance="1.25cm"/>
      <style:text-properties style:font-name="Arial" style:font-name-asian="Lucida Sans Unicode" style:font-name-complex="Tahoma"/>
    </style:style>
    <style:style style:data-style-name="n9ccf95" style:family="table-cell" style:name="ad55f18">
      <style:table-cell-properties fo:border="1.0pt solid #000000" style:decimal-places="2"/>
      <style:paragraph-properties style:tab-stop-distance="1.25cm"/>
      <style:text-properties style:font-name="Arial" style:font-name-asian="Lucida Sans Unicode" style:font-name-complex="Tahoma"/>
    </style:style>
    <style:style style:data-style-name="n5c2a6b" style:family="table-cell" style:name="ab5d7e3">
      <style:table-cell-properties fo:border="1.0pt solid #000000" style:decimal-places="2"/>
      <style:paragraph-properties style:tab-stop-distance="1.25cm"/>
      <style:text-properties style:font-name="Arial" style:font-name-asian="Lucida Sans Unicode" style:font-name-complex="Tahoma"/>
    </style:style>
    <style:style style:data-style-name="na7e750" style:family="table-cell" style:name="a2893d5">
      <style:table-cell-properties fo:border="1.0pt solid #000000" style:decimal-places="2"/>
      <style:paragraph-properties style:tab-stop-distance="1.25cm"/>
      <style:text-properties style:font-name="Arial" style:font-name-asian="Lucida Sans Unicode" style:font-name-complex="Tahoma"/>
    </style:style>
    <style:style style:data-style-name="n35a13c" style:family="table-cell" style:name="a47229f">
      <style:table-cell-properties fo:border="1.0pt solid #000000" style:decimal-places="2"/>
      <style:paragraph-properties style:tab-stop-distance="1.25cm"/>
      <style:text-properties style:font-name="Arial" style:font-name-asian="Lucida Sans Unicode" style:font-name-complex="Tahoma"/>
    </style:style>
    <style:style style:data-style-name="nb20907" style:family="table-cell" style:name="a7e35f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a8cfa">
      <style:table-cell-properties fo:border="1.0pt solid #000000" style:decimal-places="2"/>
      <style:paragraph-properties style:tab-stop-distance="1.25cm"/>
      <style:text-properties style:font-name="Arial" style:font-name-asian="Lucida Sans Unicode" style:font-name-complex="Tahoma"/>
    </style:style>
    <style:style style:data-style-name="nbe576f" style:family="table-cell" style:name="a1aecbf">
      <style:table-cell-properties fo:border="1.0pt solid #000000" style:decimal-places="2"/>
      <style:paragraph-properties style:tab-stop-distance="1.25cm"/>
      <style:text-properties style:font-name="Arial" style:font-name-asian="Lucida Sans Unicode" style:font-name-complex="Tahoma"/>
    </style:style>
    <style:style style:data-style-name="n97e903" style:family="table-cell" style:name="a009f0d">
      <style:table-cell-properties fo:border="1.0pt solid #000000" style:decimal-places="2"/>
      <style:paragraph-properties style:tab-stop-distance="1.25cm"/>
      <style:text-properties style:font-name="Arial" style:font-name-asian="Lucida Sans Unicode" style:font-name-complex="Tahoma"/>
    </style:style>
    <style:style style:data-style-name="ndf0b9f" style:family="table-cell" style:name="a1c10e0">
      <style:table-cell-properties fo:border="1.0pt solid #000000" style:decimal-places="2"/>
      <style:paragraph-properties style:tab-stop-distance="1.25cm"/>
      <style:text-properties style:font-name="Arial" style:font-name-asian="Lucida Sans Unicode" style:font-name-complex="Tahoma"/>
    </style:style>
    <style:style style:data-style-name="nad4596" style:family="table-cell" style:name="a567b53">
      <style:table-cell-properties fo:border="1.0pt solid #000000" style:decimal-places="2"/>
      <style:paragraph-properties style:tab-stop-distance="1.25cm"/>
      <style:text-properties style:font-name="Arial" style:font-name-asian="Lucida Sans Unicode" style:font-name-complex="Tahoma"/>
    </style:style>
    <style:style style:data-style-name="nc90450" style:family="table-cell" style:name="a619f3e">
      <style:table-cell-properties fo:border="1.0pt solid #000000" style:decimal-places="2"/>
      <style:paragraph-properties style:tab-stop-distance="1.25cm"/>
      <style:text-properties style:font-name="Arial" style:font-name-asian="Lucida Sans Unicode" style:font-name-complex="Tahoma"/>
    </style:style>
    <style:style style:data-style-name="nbb523b" style:family="table-cell" style:name="ac751bd">
      <style:table-cell-properties fo:border="1.0pt solid #000000" style:decimal-places="2"/>
      <style:paragraph-properties style:tab-stop-distance="1.25cm"/>
      <style:text-properties style:font-name="Arial" style:font-name-asian="Lucida Sans Unicode" style:font-name-complex="Tahoma"/>
    </style:style>
    <style:style style:data-style-name="na0af4d" style:family="table-cell" style:name="a403c09">
      <style:table-cell-properties fo:border="1.0pt solid #000000" style:decimal-places="2"/>
      <style:paragraph-properties style:tab-stop-distance="1.25cm"/>
      <style:text-properties style:font-name="Arial" style:font-name-asian="Lucida Sans Unicode" style:font-name-complex="Tahoma"/>
    </style:style>
    <style:style style:data-style-name="n6a2b87" style:family="table-cell" style:name="ae51648">
      <style:table-cell-properties fo:border="1.0pt solid #000000" style:decimal-places="2"/>
      <style:paragraph-properties style:tab-stop-distance="1.25cm"/>
      <style:text-properties style:font-name="Arial" style:font-name-asian="Lucida Sans Unicode" style:font-name-complex="Tahoma"/>
    </style:style>
    <style:style style:data-style-name="n59692a" style:family="table-cell" style:name="a29ad9a">
      <style:table-cell-properties fo:border="1.0pt solid #000000" style:decimal-places="2"/>
      <style:paragraph-properties style:tab-stop-distance="1.25cm"/>
      <style:text-properties style:font-name="Arial" style:font-name-asian="Lucida Sans Unicode" style:font-name-complex="Tahoma"/>
    </style:style>
    <style:style style:data-style-name="na7eea1" style:family="table-cell" style:name="a9f5923">
      <style:table-cell-properties fo:border="1.0pt solid #000000" style:decimal-places="2"/>
      <style:paragraph-properties style:tab-stop-distance="1.25cm"/>
      <style:text-properties style:font-name="Arial" style:font-name-asian="Lucida Sans Unicode" style:font-name-complex="Tahoma"/>
    </style:style>
    <style:style style:data-style-name="n9bcb74" style:family="table-cell" style:name="a586050">
      <style:table-cell-properties fo:border="1.0pt solid #000000" style:decimal-places="2"/>
      <style:paragraph-properties style:tab-stop-distance="1.25cm"/>
      <style:text-properties style:font-name="Arial" style:font-name-asian="Lucida Sans Unicode" style:font-name-complex="Tahoma"/>
    </style:style>
    <style:style style:data-style-name="n7519ec" style:family="table-cell" style:name="a1a8986">
      <style:table-cell-properties fo:border="1.0pt solid #000000" style:decimal-places="2"/>
      <style:paragraph-properties style:tab-stop-distance="1.25cm"/>
      <style:text-properties style:font-name="Arial" style:font-name-asian="Lucida Sans Unicode" style:font-name-complex="Tahoma"/>
    </style:style>
    <style:style style:data-style-name="nf18c0c" style:family="table-cell" style:name="a9a01c0">
      <style:table-cell-properties fo:border="1.0pt solid #000000" style:decimal-places="2"/>
      <style:paragraph-properties style:tab-stop-distance="1.25cm"/>
      <style:text-properties style:font-name="Arial" style:font-name-asian="Lucida Sans Unicode" style:font-name-complex="Tahoma"/>
    </style:style>
    <style:style style:data-style-name="nbd2600" style:family="table-cell" style:name="a28cbc7">
      <style:table-cell-properties fo:border="1.0pt solid #000000" style:decimal-places="2"/>
      <style:paragraph-properties style:tab-stop-distance="1.25cm"/>
      <style:text-properties style:font-name="Arial" style:font-name-asian="Lucida Sans Unicode" style:font-name-complex="Tahoma"/>
    </style:style>
    <style:style style:data-style-name="n6354c7" style:family="table-cell" style:name="ad752b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b1e49">
      <style:table-cell-properties fo:border="1.0pt solid #000000" style:decimal-places="2"/>
      <style:paragraph-properties style:tab-stop-distance="1.25cm"/>
      <style:text-properties style:font-name="Arial" style:font-name-asian="Lucida Sans Unicode" style:font-name-complex="Tahoma"/>
    </style:style>
    <style:style style:data-style-name="n067e8e" style:family="table-cell" style:name="a01351b">
      <style:table-cell-properties fo:border="1.0pt solid #000000" style:decimal-places="2"/>
      <style:paragraph-properties style:tab-stop-distance="1.25cm"/>
      <style:text-properties style:font-name="Arial" style:font-name-asian="Lucida Sans Unicode" style:font-name-complex="Tahoma"/>
    </style:style>
    <style:style style:data-style-name="nf31f5e" style:family="table-cell" style:name="aa51044">
      <style:table-cell-properties fo:border="1.0pt solid #000000" style:decimal-places="2"/>
      <style:paragraph-properties style:tab-stop-distance="1.25cm"/>
      <style:text-properties style:font-name="Arial" style:font-name-asian="Lucida Sans Unicode" style:font-name-complex="Tahoma"/>
    </style:style>
    <style:style style:data-style-name="nf2a46e" style:family="table-cell" style:name="ac5f33a">
      <style:table-cell-properties fo:border="1.0pt solid #000000" style:decimal-places="2"/>
      <style:paragraph-properties style:tab-stop-distance="1.25cm"/>
      <style:text-properties style:font-name="Arial" style:font-name-asian="Lucida Sans Unicode" style:font-name-complex="Tahoma"/>
    </style:style>
    <style:style style:data-style-name="n7825af" style:family="table-cell" style:name="a7a0894">
      <style:table-cell-properties fo:border="1.0pt solid #000000" style:decimal-places="2"/>
      <style:paragraph-properties style:tab-stop-distance="1.25cm"/>
      <style:text-properties style:font-name="Arial" style:font-name-asian="Lucida Sans Unicode" style:font-name-complex="Tahoma"/>
    </style:style>
    <style:style style:data-style-name="nf063a7" style:family="table-cell" style:name="a5b0cb4">
      <style:table-cell-properties fo:border="1.0pt solid #000000" style:decimal-places="2"/>
      <style:paragraph-properties style:tab-stop-distance="1.25cm"/>
      <style:text-properties style:font-name="Arial" style:font-name-asian="Lucida Sans Unicode" style:font-name-complex="Tahoma"/>
    </style:style>
    <style:style style:data-style-name="n77358f" style:family="table-cell" style:name="a004a12">
      <style:table-cell-properties fo:border="1.0pt solid #000000" style:decimal-places="2"/>
      <style:paragraph-properties style:tab-stop-distance="1.25cm"/>
      <style:text-properties style:font-name="Arial" style:font-name-asian="Lucida Sans Unicode" style:font-name-complex="Tahoma"/>
    </style:style>
    <style:style style:data-style-name="nb6d719" style:family="table-cell" style:name="ad0b4ab">
      <style:table-cell-properties fo:border="1.0pt solid #000000" style:decimal-places="2"/>
      <style:paragraph-properties style:tab-stop-distance="1.25cm"/>
      <style:text-properties style:font-name="Arial" style:font-name-asian="Lucida Sans Unicode" style:font-name-complex="Tahoma"/>
    </style:style>
    <style:style style:data-style-name="n625e51" style:family="table-cell" style:name="ac6c613">
      <style:table-cell-properties fo:border="1.0pt solid #000000" style:decimal-places="2"/>
      <style:paragraph-properties style:tab-stop-distance="1.25cm"/>
      <style:text-properties style:font-name="Arial" style:font-name-asian="Lucida Sans Unicode" style:font-name-complex="Tahoma"/>
    </style:style>
    <style:style style:data-style-name="n5dc211" style:family="table-cell" style:name="ab1e3b2">
      <style:table-cell-properties fo:border="1.0pt solid #000000" style:decimal-places="2"/>
      <style:paragraph-properties style:tab-stop-distance="1.25cm"/>
      <style:text-properties style:font-name="Arial" style:font-name-asian="Lucida Sans Unicode" style:font-name-complex="Tahoma"/>
    </style:style>
    <style:style style:data-style-name="n1fc0c7" style:family="table-cell" style:name="a5ea51e">
      <style:table-cell-properties fo:border="1.0pt solid #000000" style:decimal-places="2"/>
      <style:paragraph-properties style:tab-stop-distance="1.25cm"/>
      <style:text-properties style:font-name="Arial" style:font-name-asian="Lucida Sans Unicode" style:font-name-complex="Tahoma"/>
    </style:style>
    <style:style style:data-style-name="nabeeba" style:family="table-cell" style:name="a1fa841">
      <style:table-cell-properties fo:border="1.0pt solid #000000" style:decimal-places="2"/>
      <style:paragraph-properties style:tab-stop-distance="1.25cm"/>
      <style:text-properties style:font-name="Arial" style:font-name-asian="Lucida Sans Unicode" style:font-name-complex="Tahoma"/>
    </style:style>
    <style:style style:data-style-name="n25ae7d" style:family="table-cell" style:name="acb78e9">
      <style:table-cell-properties fo:border="1.0pt solid #000000" style:decimal-places="2"/>
      <style:paragraph-properties style:tab-stop-distance="1.25cm"/>
      <style:text-properties style:font-name="Arial" style:font-name-asian="Lucida Sans Unicode" style:font-name-complex="Tahoma"/>
    </style:style>
    <style:style style:data-style-name="n68f667" style:family="table-cell" style:name="a6d7e19">
      <style:table-cell-properties fo:border="1.0pt solid #000000" style:decimal-places="2"/>
      <style:paragraph-properties style:tab-stop-distance="1.25cm"/>
      <style:text-properties style:font-name="Arial" style:font-name-asian="Lucida Sans Unicode" style:font-name-complex="Tahoma"/>
    </style:style>
    <style:style style:data-style-name="ne6a84e" style:family="table-cell" style:name="a1c8a3a">
      <style:table-cell-properties fo:border="1.0pt solid #000000" style:decimal-places="2"/>
      <style:paragraph-properties style:tab-stop-distance="1.25cm"/>
      <style:text-properties style:font-name="Arial" style:font-name-asian="Lucida Sans Unicode" style:font-name-complex="Tahoma"/>
    </style:style>
    <style:style style:data-style-name="n9c8e6a" style:family="table-cell" style:name="a68262e">
      <style:table-cell-properties fo:border="1.0pt solid #000000" style:decimal-places="2"/>
      <style:paragraph-properties style:tab-stop-distance="1.25cm"/>
      <style:text-properties style:font-name="Arial" style:font-name-asian="Lucida Sans Unicode" style:font-name-complex="Tahoma"/>
    </style:style>
    <style:style style:data-style-name="n8f9de8" style:family="table-cell" style:name="a71e83b">
      <style:table-cell-properties fo:border="1.0pt solid #000000" style:decimal-places="2"/>
      <style:paragraph-properties style:tab-stop-distance="1.25cm"/>
      <style:text-properties style:font-name="Arial" style:font-name-asian="Lucida Sans Unicode" style:font-name-complex="Tahoma"/>
    </style:style>
    <style:style style:data-style-name="nc786c4" style:family="table-cell" style:name="a95fde1">
      <style:table-cell-properties fo:border="1.0pt solid #000000" style:decimal-places="2"/>
      <style:paragraph-properties style:tab-stop-distance="1.25cm"/>
      <style:text-properties style:font-name="Arial" style:font-name-asian="Lucida Sans Unicode" style:font-name-complex="Tahoma"/>
    </style:style>
    <style:style style:data-style-name="ncc5968" style:family="table-cell" style:name="a480650">
      <style:table-cell-properties fo:border="1.0pt solid #000000" style:decimal-places="2"/>
      <style:paragraph-properties style:tab-stop-distance="1.25cm"/>
      <style:text-properties style:font-name="Arial" style:font-name-asian="Lucida Sans Unicode" style:font-name-complex="Tahoma"/>
    </style:style>
    <style:style style:data-style-name="nd009a5" style:family="table-cell" style:name="ab06da5">
      <style:table-cell-properties fo:border="1.0pt solid #000000" style:decimal-places="2"/>
      <style:paragraph-properties style:tab-stop-distance="1.25cm"/>
      <style:text-properties style:font-name="Arial" style:font-name-asian="Lucida Sans Unicode" style:font-name-complex="Tahoma"/>
    </style:style>
    <style:style style:data-style-name="n52ae9c" style:family="table-cell" style:name="a901094">
      <style:table-cell-properties fo:border="1.0pt solid #000000" style:decimal-places="2"/>
      <style:paragraph-properties style:tab-stop-distance="1.25cm"/>
      <style:text-properties style:font-name="Arial" style:font-name-asian="Lucida Sans Unicode" style:font-name-complex="Tahoma"/>
    </style:style>
    <style:style style:data-style-name="n3c8d5a" style:family="table-cell" style:name="a6ef462">
      <style:table-cell-properties fo:border="1.0pt solid #000000" style:decimal-places="2"/>
      <style:paragraph-properties style:tab-stop-distance="1.25cm"/>
      <style:text-properties style:font-name="Arial" style:font-name-asian="Lucida Sans Unicode" style:font-name-complex="Tahoma"/>
    </style:style>
    <style:style style:data-style-name="na23ac2" style:family="table-cell" style:name="a58ee74">
      <style:table-cell-properties fo:border="1.0pt solid #000000" style:decimal-places="2"/>
      <style:paragraph-properties style:tab-stop-distance="1.25cm"/>
      <style:text-properties style:font-name="Arial" style:font-name-asian="Lucida Sans Unicode" style:font-name-complex="Tahoma"/>
    </style:style>
    <style:style style:data-style-name="n868446" style:family="table-cell" style:name="a2ed627">
      <style:table-cell-properties fo:border="1.0pt solid #000000" style:decimal-places="2"/>
      <style:paragraph-properties style:tab-stop-distance="1.25cm"/>
      <style:text-properties style:font-name="Arial" style:font-name-asian="Lucida Sans Unicode" style:font-name-complex="Tahoma"/>
    </style:style>
    <style:style style:data-style-name="nb98558" style:family="table-cell" style:name="ad06e1c">
      <style:table-cell-properties fo:border="1.0pt solid #000000" style:decimal-places="2"/>
      <style:paragraph-properties style:tab-stop-distance="1.25cm"/>
      <style:text-properties style:font-name="Arial" style:font-name-asian="Lucida Sans Unicode" style:font-name-complex="Tahoma"/>
    </style:style>
    <style:style style:data-style-name="n10503e" style:family="table-cell" style:name="a93ca03">
      <style:table-cell-properties fo:border="1.0pt solid #000000" style:decimal-places="2"/>
      <style:paragraph-properties style:tab-stop-distance="1.25cm"/>
      <style:text-properties style:font-name="Arial" style:font-name-asian="Lucida Sans Unicode" style:font-name-complex="Tahoma"/>
    </style:style>
    <style:style style:data-style-name="nd509d6" style:family="table-cell" style:name="a548ab8">
      <style:table-cell-properties fo:border="1.0pt solid #000000" style:decimal-places="2"/>
      <style:paragraph-properties style:tab-stop-distance="1.25cm"/>
      <style:text-properties style:font-name="Arial" style:font-name-asian="Lucida Sans Unicode" style:font-name-complex="Tahoma"/>
    </style:style>
    <style:style style:data-style-name="na2eb22" style:family="table-cell" style:name="a876c1d">
      <style:table-cell-properties fo:border="1.0pt solid #000000" style:decimal-places="2"/>
      <style:paragraph-properties style:tab-stop-distance="1.25cm"/>
      <style:text-properties style:font-name="Arial" style:font-name-asian="Lucida Sans Unicode" style:font-name-complex="Tahoma"/>
    </style:style>
    <style:style style:data-style-name="na35b84" style:family="table-cell" style:name="a856a97">
      <style:table-cell-properties fo:border="1.0pt solid #000000" style:decimal-places="2"/>
      <style:paragraph-properties style:tab-stop-distance="1.25cm"/>
      <style:text-properties style:font-name="Arial" style:font-name-asian="Lucida Sans Unicode" style:font-name-complex="Tahoma"/>
    </style:style>
    <style:style style:data-style-name="nbb1db2" style:family="table-cell" style:name="aebf648">
      <style:table-cell-properties fo:border="1.0pt solid #000000" style:decimal-places="2"/>
      <style:paragraph-properties style:tab-stop-distance="1.25cm"/>
      <style:text-properties style:font-name="Arial" style:font-name-asian="Lucida Sans Unicode" style:font-name-complex="Tahoma"/>
    </style:style>
    <style:style style:data-style-name="n51bdc3" style:family="table-cell" style:name="a98d1da">
      <style:table-cell-properties fo:border="1.0pt solid #000000" style:decimal-places="2"/>
      <style:paragraph-properties style:tab-stop-distance="1.25cm"/>
      <style:text-properties style:font-name="Arial" style:font-name-asian="Lucida Sans Unicode" style:font-name-complex="Tahoma"/>
    </style:style>
    <style:style style:data-style-name="n0420cc" style:family="table-cell" style:name="a6c12cf">
      <style:table-cell-properties fo:border="1.0pt solid #000000" style:decimal-places="2"/>
      <style:paragraph-properties style:tab-stop-distance="1.25cm"/>
      <style:text-properties style:font-name="Arial" style:font-name-asian="Lucida Sans Unicode" style:font-name-complex="Tahoma"/>
    </style:style>
    <style:style style:data-style-name="nadd1c4" style:family="table-cell" style:name="a1a9934">
      <style:table-cell-properties fo:border="1.0pt solid #000000" style:decimal-places="2"/>
      <style:paragraph-properties style:tab-stop-distance="1.25cm"/>
      <style:text-properties style:font-name="Arial" style:font-name-asian="Lucida Sans Unicode" style:font-name-complex="Tahoma"/>
    </style:style>
    <style:style style:data-style-name="n4a3e04" style:family="table-cell" style:name="a62c222">
      <style:table-cell-properties fo:border="1.0pt solid #000000" style:decimal-places="2"/>
      <style:paragraph-properties style:tab-stop-distance="1.25cm"/>
      <style:text-properties style:font-name="Arial" style:font-name-asian="Lucida Sans Unicode" style:font-name-complex="Tahoma"/>
    </style:style>
    <style:style style:data-style-name="nb6e85b" style:family="table-cell" style:name="a427fc1">
      <style:table-cell-properties fo:border="1.0pt solid #000000" style:decimal-places="2"/>
      <style:paragraph-properties style:tab-stop-distance="1.25cm"/>
      <style:text-properties style:font-name="Arial" style:font-name-asian="Lucida Sans Unicode" style:font-name-complex="Tahoma"/>
    </style:style>
    <style:style style:data-style-name="neda664" style:family="table-cell" style:name="a4c859c">
      <style:table-cell-properties fo:border="1.0pt solid #000000" style:decimal-places="2"/>
      <style:paragraph-properties style:tab-stop-distance="1.25cm"/>
      <style:text-properties style:font-name="Arial" style:font-name-asian="Lucida Sans Unicode" style:font-name-complex="Tahoma"/>
    </style:style>
    <style:style style:data-style-name="n75d92e" style:family="table-cell" style:name="ac1aa35">
      <style:table-cell-properties fo:border="1.0pt solid #000000" style:decimal-places="2"/>
      <style:paragraph-properties style:tab-stop-distance="1.25cm"/>
      <style:text-properties style:font-name="Arial" style:font-name-asian="Lucida Sans Unicode" style:font-name-complex="Tahoma"/>
    </style:style>
    <style:style style:data-style-name="ndc1033" style:family="table-cell" style:name="a4b8e9a">
      <style:table-cell-properties fo:border="1.0pt solid #000000" style:decimal-places="2"/>
      <style:paragraph-properties style:tab-stop-distance="1.25cm"/>
      <style:text-properties style:font-name="Arial" style:font-name-asian="Lucida Sans Unicode" style:font-name-complex="Tahoma"/>
    </style:style>
    <style:style style:data-style-name="n529e2e" style:family="table-cell" style:name="a8090c0">
      <style:table-cell-properties fo:border="1.0pt solid #000000" style:decimal-places="2"/>
      <style:paragraph-properties style:tab-stop-distance="1.25cm"/>
      <style:text-properties style:font-name="Arial" style:font-name-asian="Lucida Sans Unicode" style:font-name-complex="Tahoma"/>
    </style:style>
    <style:style style:data-style-name="n2d2576" style:family="table-cell" style:name="a54d28c">
      <style:table-cell-properties fo:border="1.0pt solid #000000" style:decimal-places="2"/>
      <style:paragraph-properties style:tab-stop-distance="1.25cm"/>
      <style:text-properties style:font-name="Arial" style:font-name-asian="Lucida Sans Unicode" style:font-name-complex="Tahoma"/>
    </style:style>
    <style:style style:data-style-name="nd2a0db" style:family="table-cell" style:name="a0c4064">
      <style:table-cell-properties fo:border="1.0pt solid #000000" style:decimal-places="2"/>
      <style:paragraph-properties style:tab-stop-distance="1.25cm"/>
      <style:text-properties style:font-name="Arial" style:font-name-asian="Lucida Sans Unicode" style:font-name-complex="Tahoma"/>
    </style:style>
    <style:style style:data-style-name="n12cd4b" style:family="table-cell" style:name="ac0d9c4">
      <style:table-cell-properties fo:border="1.0pt solid #000000" style:decimal-places="2"/>
      <style:paragraph-properties style:tab-stop-distance="1.25cm"/>
      <style:text-properties style:font-name="Arial" style:font-name-asian="Lucida Sans Unicode" style:font-name-complex="Tahoma"/>
    </style:style>
    <style:style style:data-style-name="nbfe314" style:family="table-cell" style:name="a2eebb9">
      <style:table-cell-properties fo:border="1.0pt solid #000000" style:decimal-places="2"/>
      <style:paragraph-properties style:tab-stop-distance="1.25cm"/>
      <style:text-properties style:font-name="Arial" style:font-name-asian="Lucida Sans Unicode" style:font-name-complex="Tahoma"/>
    </style:style>
    <style:style style:data-style-name="n361f29" style:family="table-cell" style:name="a72282a">
      <style:table-cell-properties fo:border="1.0pt solid #000000" style:decimal-places="2"/>
      <style:paragraph-properties style:tab-stop-distance="1.25cm"/>
      <style:text-properties style:font-name="Arial" style:font-name-asian="Lucida Sans Unicode" style:font-name-complex="Tahoma"/>
    </style:style>
    <style:style style:data-style-name="n667db7" style:family="table-cell" style:name="a5f124a">
      <style:table-cell-properties fo:border="1.0pt solid #000000" style:decimal-places="2"/>
      <style:paragraph-properties style:tab-stop-distance="1.25cm"/>
      <style:text-properties style:font-name="Arial" style:font-name-asian="Lucida Sans Unicode" style:font-name-complex="Tahoma"/>
    </style:style>
    <style:style style:data-style-name="nb058ac" style:family="table-cell" style:name="a197c0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144ff">
      <style:table-cell-properties fo:border="1.0pt solid #000000" style:decimal-places="2"/>
      <style:paragraph-properties style:tab-stop-distance="1.25cm"/>
      <style:text-properties style:font-name="Arial" style:font-name-asian="Lucida Sans Unicode" style:font-name-complex="Tahoma"/>
    </style:style>
    <style:style style:data-style-name="n6fea38" style:family="table-cell" style:name="a7710ba">
      <style:table-cell-properties fo:border="1.0pt solid #000000" style:decimal-places="2"/>
      <style:paragraph-properties style:tab-stop-distance="1.25cm"/>
      <style:text-properties style:font-name="Arial" style:font-name-asian="Lucida Sans Unicode" style:font-name-complex="Tahoma"/>
    </style:style>
    <style:style style:data-style-name="n88d08f" style:family="table-cell" style:name="a8e014d">
      <style:table-cell-properties fo:border="1.0pt solid #000000" style:decimal-places="2"/>
      <style:paragraph-properties style:tab-stop-distance="1.25cm"/>
      <style:text-properties style:font-name="Arial" style:font-name-asian="Lucida Sans Unicode" style:font-name-complex="Tahoma"/>
    </style:style>
    <style:style style:data-style-name="n82d28d" style:family="table-cell" style:name="ac4d7be">
      <style:table-cell-properties fo:border="1.0pt solid #000000" style:decimal-places="2"/>
      <style:paragraph-properties style:tab-stop-distance="1.25cm"/>
      <style:text-properties style:font-name="Arial" style:font-name-asian="Lucida Sans Unicode" style:font-name-complex="Tahoma"/>
    </style:style>
    <style:style style:data-style-name="nbc40e9" style:family="table-cell" style:name="ade8419">
      <style:table-cell-properties fo:border="1.0pt solid #000000" style:decimal-places="2"/>
      <style:paragraph-properties style:tab-stop-distance="1.25cm"/>
      <style:text-properties style:font-name="Arial" style:font-name-asian="Lucida Sans Unicode" style:font-name-complex="Tahoma"/>
    </style:style>
    <style:style style:data-style-name="n568639" style:family="table-cell" style:name="ac174ae">
      <style:table-cell-properties fo:border="1.0pt solid #000000" style:decimal-places="2"/>
      <style:paragraph-properties style:tab-stop-distance="1.25cm"/>
      <style:text-properties style:font-name="Arial" style:font-name-asian="Lucida Sans Unicode" style:font-name-complex="Tahoma"/>
    </style:style>
    <style:style style:data-style-name="n36a0b1" style:family="table-cell" style:name="a7c108e">
      <style:table-cell-properties fo:border="1.0pt solid #000000" style:decimal-places="2"/>
      <style:paragraph-properties style:tab-stop-distance="1.25cm"/>
      <style:text-properties style:font-name="Arial" style:font-name-asian="Lucida Sans Unicode" style:font-name-complex="Tahoma"/>
    </style:style>
    <style:style style:data-style-name="ndbb4fd" style:family="table-cell" style:name="a7bf503">
      <style:table-cell-properties fo:border="1.0pt solid #000000" style:decimal-places="2"/>
      <style:paragraph-properties style:tab-stop-distance="1.25cm"/>
      <style:text-properties style:font-name="Arial" style:font-name-asian="Lucida Sans Unicode" style:font-name-complex="Tahoma"/>
    </style:style>
    <style:style style:data-style-name="nc716eb" style:family="table-cell" style:name="a0c3648">
      <style:table-cell-properties fo:border="1.0pt solid #000000" style:decimal-places="2"/>
      <style:paragraph-properties style:tab-stop-distance="1.25cm"/>
      <style:text-properties style:font-name="Arial" style:font-name-asian="Lucida Sans Unicode" style:font-name-complex="Tahoma"/>
    </style:style>
    <style:style style:data-style-name="nc215c4" style:family="table-cell" style:name="af5fe7f">
      <style:table-cell-properties fo:border="1.0pt solid #000000" style:decimal-places="2"/>
      <style:paragraph-properties style:tab-stop-distance="1.25cm"/>
      <style:text-properties style:font-name="Arial" style:font-name-asian="Lucida Sans Unicode" style:font-name-complex="Tahoma"/>
    </style:style>
    <style:style style:data-style-name="nb87226" style:family="table-cell" style:name="a4d659b">
      <style:table-cell-properties fo:border="1.0pt solid #000000" style:decimal-places="2"/>
      <style:paragraph-properties style:tab-stop-distance="1.25cm"/>
      <style:text-properties style:font-name="Arial" style:font-name-asian="Lucida Sans Unicode" style:font-name-complex="Tahoma"/>
    </style:style>
    <style:style style:data-style-name="n4f293c" style:family="table-cell" style:name="abac401">
      <style:table-cell-properties fo:border="1.0pt solid #000000" style:decimal-places="2"/>
      <style:paragraph-properties style:tab-stop-distance="1.25cm"/>
      <style:text-properties style:font-name="Arial" style:font-name-asian="Lucida Sans Unicode" style:font-name-complex="Tahoma"/>
    </style:style>
    <style:style style:data-style-name="nb4d4f7" style:family="table-cell" style:name="a70d7df">
      <style:table-cell-properties fo:border="1.0pt solid #000000" style:decimal-places="2"/>
      <style:paragraph-properties style:tab-stop-distance="1.25cm"/>
      <style:text-properties style:font-name="Arial" style:font-name-asian="Lucida Sans Unicode" style:font-name-complex="Tahoma"/>
    </style:style>
    <style:style style:data-style-name="n918b0e" style:family="table-cell" style:name="a7db9c3">
      <style:table-cell-properties fo:border="1.0pt solid #000000" style:decimal-places="2"/>
      <style:paragraph-properties style:tab-stop-distance="1.25cm"/>
      <style:text-properties style:font-name="Arial" style:font-name-asian="Lucida Sans Unicode" style:font-name-complex="Tahoma"/>
    </style:style>
    <style:style style:data-style-name="nf111cd" style:family="table-cell" style:name="a94bcf2">
      <style:table-cell-properties fo:border="1.0pt solid #000000" style:decimal-places="2"/>
      <style:paragraph-properties style:tab-stop-distance="1.25cm"/>
      <style:text-properties style:font-name="Arial" style:font-name-asian="Lucida Sans Unicode" style:font-name-complex="Tahoma"/>
    </style:style>
    <style:style style:data-style-name="ne68a25" style:family="table-cell" style:name="ae1ff70">
      <style:table-cell-properties fo:border="1.0pt solid #000000" style:decimal-places="2"/>
      <style:paragraph-properties style:tab-stop-distance="1.25cm"/>
      <style:text-properties style:font-name="Arial" style:font-name-asian="Lucida Sans Unicode" style:font-name-complex="Tahoma"/>
    </style:style>
    <style:style style:data-style-name="n6b9b3a" style:family="table-cell" style:name="a02fe73">
      <style:table-cell-properties fo:border="1.0pt solid #000000" style:decimal-places="2"/>
      <style:paragraph-properties style:tab-stop-distance="1.25cm"/>
      <style:text-properties style:font-name="Arial" style:font-name-asian="Lucida Sans Unicode" style:font-name-complex="Tahoma"/>
    </style:style>
    <style:style style:data-style-name="nc7f355" style:family="table-cell" style:name="a74079d">
      <style:table-cell-properties fo:border="1.0pt solid #000000" style:decimal-places="2"/>
      <style:paragraph-properties style:tab-stop-distance="1.25cm"/>
      <style:text-properties style:font-name="Arial" style:font-name-asian="Lucida Sans Unicode" style:font-name-complex="Tahoma"/>
    </style:style>
    <style:style style:data-style-name="n6a9994" style:family="table-cell" style:name="ae8fc54">
      <style:table-cell-properties fo:border="1.0pt solid #000000" style:decimal-places="2"/>
      <style:paragraph-properties style:tab-stop-distance="1.25cm"/>
      <style:text-properties style:font-name="Arial" style:font-name-asian="Lucida Sans Unicode" style:font-name-complex="Tahoma"/>
    </style:style>
    <style:style style:data-style-name="n8faf2f" style:family="table-cell" style:name="a37696b">
      <style:table-cell-properties fo:border="1.0pt solid #000000" style:decimal-places="2"/>
      <style:paragraph-properties style:tab-stop-distance="1.25cm"/>
      <style:text-properties style:font-name="Arial" style:font-name-asian="Lucida Sans Unicode" style:font-name-complex="Tahoma"/>
    </style:style>
    <style:style style:data-style-name="nd499b3" style:family="table-cell" style:name="a72add2">
      <style:table-cell-properties fo:border="1.0pt solid #000000" style:decimal-places="2"/>
      <style:paragraph-properties style:tab-stop-distance="1.25cm"/>
      <style:text-properties style:font-name="Arial" style:font-name-asian="Lucida Sans Unicode" style:font-name-complex="Tahoma"/>
    </style:style>
    <style:style style:data-style-name="n371885" style:family="table-cell" style:name="a9c4280">
      <style:table-cell-properties fo:border="1.0pt solid #000000" style:decimal-places="2"/>
      <style:paragraph-properties style:tab-stop-distance="1.25cm"/>
      <style:text-properties style:font-name="Arial" style:font-name-asian="Lucida Sans Unicode" style:font-name-complex="Tahoma"/>
    </style:style>
    <style:style style:data-style-name="na20172" style:family="table-cell" style:name="a7acce8">
      <style:table-cell-properties fo:border="1.0pt solid #000000" style:decimal-places="2"/>
      <style:paragraph-properties style:tab-stop-distance="1.25cm"/>
      <style:text-properties style:font-name="Arial" style:font-name-asian="Lucida Sans Unicode" style:font-name-complex="Tahoma"/>
    </style:style>
    <style:style style:data-style-name="n336c62" style:family="table-cell" style:name="a375c97">
      <style:table-cell-properties fo:border="1.0pt solid #000000" style:decimal-places="2"/>
      <style:paragraph-properties style:tab-stop-distance="1.25cm"/>
      <style:text-properties style:font-name="Arial" style:font-name-asian="Lucida Sans Unicode" style:font-name-complex="Tahoma"/>
    </style:style>
    <style:style style:data-style-name="n001631" style:family="table-cell" style:name="ab961cf">
      <style:table-cell-properties fo:border="1.0pt solid #000000" style:decimal-places="2"/>
      <style:paragraph-properties style:tab-stop-distance="1.25cm"/>
      <style:text-properties style:font-name="Arial" style:font-name-asian="Lucida Sans Unicode" style:font-name-complex="Tahoma"/>
    </style:style>
    <style:style style:data-style-name="naa4b73" style:family="table-cell" style:name="ac7ab3b">
      <style:table-cell-properties fo:border="1.0pt solid #000000" style:decimal-places="2"/>
      <style:paragraph-properties style:tab-stop-distance="1.25cm"/>
      <style:text-properties style:font-name="Arial" style:font-name-asian="Lucida Sans Unicode" style:font-name-complex="Tahoma"/>
    </style:style>
    <style:style style:data-style-name="n541ce1" style:family="table-cell" style:name="a95672a">
      <style:table-cell-properties fo:border="1.0pt solid #000000" style:decimal-places="2"/>
      <style:paragraph-properties style:tab-stop-distance="1.25cm"/>
      <style:text-properties style:font-name="Arial" style:font-name-asian="Lucida Sans Unicode" style:font-name-complex="Tahoma"/>
    </style:style>
    <style:style style:data-style-name="n759d5a" style:family="table-cell" style:name="a4feb98">
      <style:table-cell-properties fo:border="1.0pt solid #000000" style:decimal-places="2"/>
      <style:paragraph-properties style:tab-stop-distance="1.25cm"/>
      <style:text-properties style:font-name="Arial" style:font-name-asian="Lucida Sans Unicode" style:font-name-complex="Tahoma"/>
    </style:style>
    <style:style style:data-style-name="n62a906" style:family="table-cell" style:name="a8496dc">
      <style:table-cell-properties fo:border="1.0pt solid #000000" style:decimal-places="2"/>
      <style:paragraph-properties style:tab-stop-distance="1.25cm"/>
      <style:text-properties style:font-name="Arial" style:font-name-asian="Lucida Sans Unicode" style:font-name-complex="Tahoma"/>
    </style:style>
    <style:style style:data-style-name="n507ea1" style:family="table-cell" style:name="acd7954">
      <style:table-cell-properties fo:border="1.0pt solid #000000" style:decimal-places="2"/>
      <style:paragraph-properties style:tab-stop-distance="1.25cm"/>
      <style:text-properties style:font-name="Arial" style:font-name-asian="Lucida Sans Unicode" style:font-name-complex="Tahoma"/>
    </style:style>
    <style:style style:data-style-name="n3be582" style:family="table-cell" style:name="a70fab4">
      <style:table-cell-properties fo:border="1.0pt solid #000000" style:decimal-places="2"/>
      <style:paragraph-properties style:tab-stop-distance="1.25cm"/>
      <style:text-properties style:font-name="Arial" style:font-name-asian="Lucida Sans Unicode" style:font-name-complex="Tahoma"/>
    </style:style>
    <style:style style:data-style-name="n478c7c" style:family="table-cell" style:name="a2b08de">
      <style:table-cell-properties fo:border="1.0pt solid #000000" style:decimal-places="2"/>
      <style:paragraph-properties style:tab-stop-distance="1.25cm"/>
      <style:text-properties style:font-name="Arial" style:font-name-asian="Lucida Sans Unicode" style:font-name-complex="Tahoma"/>
    </style:style>
    <style:style style:data-style-name="na35abf" style:family="table-cell" style:name="a9ddb73">
      <style:table-cell-properties fo:border="1.0pt solid #000000" style:decimal-places="2"/>
      <style:paragraph-properties style:tab-stop-distance="1.25cm"/>
      <style:text-properties style:font-name="Arial" style:font-name-asian="Lucida Sans Unicode" style:font-name-complex="Tahoma"/>
    </style:style>
    <style:style style:data-style-name="n343135" style:family="table-cell" style:name="ad828bb">
      <style:table-cell-properties fo:border="1.0pt solid #000000" style:decimal-places="2"/>
      <style:paragraph-properties style:tab-stop-distance="1.25cm"/>
      <style:text-properties style:font-name="Arial" style:font-name-asian="Lucida Sans Unicode" style:font-name-complex="Tahoma"/>
    </style:style>
    <style:style style:data-style-name="nd0bd7b" style:family="table-cell" style:name="a605bcb">
      <style:table-cell-properties fo:border="1.0pt solid #000000" style:decimal-places="2"/>
      <style:paragraph-properties style:tab-stop-distance="1.25cm"/>
      <style:text-properties style:font-name="Arial" style:font-name-asian="Lucida Sans Unicode" style:font-name-complex="Tahoma"/>
    </style:style>
    <style:style style:data-style-name="n8d6de3" style:family="table-cell" style:name="a2270b2">
      <style:table-cell-properties fo:border="1.0pt solid #000000" style:decimal-places="2"/>
      <style:paragraph-properties style:tab-stop-distance="1.25cm"/>
      <style:text-properties style:font-name="Arial" style:font-name-asian="Lucida Sans Unicode" style:font-name-complex="Tahoma"/>
    </style:style>
    <style:style style:data-style-name="n5adff1" style:family="table-cell" style:name="a0ab456">
      <style:table-cell-properties fo:border="1.0pt solid #000000" style:decimal-places="2"/>
      <style:paragraph-properties style:tab-stop-distance="1.25cm"/>
      <style:text-properties style:font-name="Arial" style:font-name-asian="Lucida Sans Unicode" style:font-name-complex="Tahoma"/>
    </style:style>
    <style:style style:data-style-name="ndeb600" style:family="table-cell" style:name="a545eca">
      <style:table-cell-properties fo:border="1.0pt solid #000000" style:decimal-places="2"/>
      <style:paragraph-properties style:tab-stop-distance="1.25cm"/>
      <style:text-properties style:font-name="Arial" style:font-name-asian="Lucida Sans Unicode" style:font-name-complex="Tahoma"/>
    </style:style>
    <style:style style:data-style-name="n3be7ae" style:family="table-cell" style:name="a2ee0c1">
      <style:table-cell-properties fo:border="1.0pt solid #000000" style:decimal-places="2"/>
      <style:paragraph-properties style:tab-stop-distance="1.25cm"/>
      <style:text-properties style:font-name="Arial" style:font-name-asian="Lucida Sans Unicode" style:font-name-complex="Tahoma"/>
    </style:style>
    <style:style style:data-style-name="n0bc801" style:family="table-cell" style:name="a554fa3">
      <style:table-cell-properties fo:border="1.0pt solid #000000" style:decimal-places="2"/>
      <style:paragraph-properties style:tab-stop-distance="1.25cm"/>
      <style:text-properties style:font-name="Arial" style:font-name-asian="Lucida Sans Unicode" style:font-name-complex="Tahoma"/>
    </style:style>
    <style:style style:data-style-name="nfa6c87" style:family="table-cell" style:name="adddd8e">
      <style:table-cell-properties fo:border="1.0pt solid #000000" style:decimal-places="2"/>
      <style:paragraph-properties style:tab-stop-distance="1.25cm"/>
      <style:text-properties style:font-name="Arial" style:font-name-asian="Lucida Sans Unicode" style:font-name-complex="Tahoma"/>
    </style:style>
    <style:style style:data-style-name="n6d08ce" style:family="table-cell" style:name="a3f008b">
      <style:table-cell-properties fo:border="1.0pt solid #000000" style:decimal-places="2"/>
      <style:paragraph-properties style:tab-stop-distance="1.25cm"/>
      <style:text-properties style:font-name="Arial" style:font-name-asian="Lucida Sans Unicode" style:font-name-complex="Tahoma"/>
    </style:style>
    <style:style style:data-style-name="nab106c" style:family="table-cell" style:name="a76992d">
      <style:table-cell-properties fo:border="1.0pt solid #000000" style:decimal-places="2"/>
      <style:paragraph-properties style:tab-stop-distance="1.25cm"/>
      <style:text-properties style:font-name="Arial" style:font-name-asian="Lucida Sans Unicode" style:font-name-complex="Tahoma"/>
    </style:style>
    <style:style style:data-style-name="n0bdaa0" style:family="table-cell" style:name="a1cdf3e">
      <style:table-cell-properties fo:border="1.0pt solid #000000" style:decimal-places="2"/>
      <style:paragraph-properties style:tab-stop-distance="1.25cm"/>
      <style:text-properties style:font-name="Arial" style:font-name-asian="Lucida Sans Unicode" style:font-name-complex="Tahoma"/>
    </style:style>
    <style:style style:data-style-name="nf799fd" style:family="table-cell" style:name="a9ab256">
      <style:table-cell-properties fo:border="1.0pt solid #000000" style:decimal-places="2"/>
      <style:paragraph-properties style:tab-stop-distance="1.25cm"/>
      <style:text-properties style:font-name="Arial" style:font-name-asian="Lucida Sans Unicode" style:font-name-complex="Tahoma"/>
    </style:style>
    <style:style style:data-style-name="n847e7d" style:family="table-cell" style:name="ae95460">
      <style:table-cell-properties fo:border="1.0pt solid #000000" style:decimal-places="2"/>
      <style:paragraph-properties style:tab-stop-distance="1.25cm"/>
      <style:text-properties style:font-name="Arial" style:font-name-asian="Lucida Sans Unicode" style:font-name-complex="Tahoma"/>
    </style:style>
    <style:style style:data-style-name="nb683b5" style:family="table-cell" style:name="ad248e8">
      <style:table-cell-properties fo:border="1.0pt solid #000000" style:decimal-places="2"/>
      <style:paragraph-properties style:tab-stop-distance="1.25cm"/>
      <style:text-properties style:font-name="Arial" style:font-name-asian="Lucida Sans Unicode" style:font-name-complex="Tahoma"/>
    </style:style>
    <style:style style:data-style-name="n1b6ea0" style:family="table-cell" style:name="a4a730b">
      <style:table-cell-properties fo:border="1.0pt solid #000000" style:decimal-places="2"/>
      <style:paragraph-properties style:tab-stop-distance="1.25cm"/>
      <style:text-properties style:font-name="Arial" style:font-name-asian="Lucida Sans Unicode" style:font-name-complex="Tahoma"/>
    </style:style>
    <style:style style:data-style-name="n310c4a" style:family="table-cell" style:name="a9ac5b5">
      <style:table-cell-properties fo:border="1.0pt solid #000000" style:decimal-places="2"/>
      <style:paragraph-properties style:tab-stop-distance="1.25cm"/>
      <style:text-properties style:font-name="Arial" style:font-name-asian="Lucida Sans Unicode" style:font-name-complex="Tahoma"/>
    </style:style>
    <style:style style:data-style-name="n2fd862" style:family="table-cell" style:name="a8b48ed">
      <style:table-cell-properties fo:border="1.0pt solid #000000" style:decimal-places="2"/>
      <style:paragraph-properties style:tab-stop-distance="1.25cm"/>
      <style:text-properties style:font-name="Arial" style:font-name-asian="Lucida Sans Unicode" style:font-name-complex="Tahoma"/>
    </style:style>
    <style:style style:data-style-name="nfc66ef" style:family="table-cell" style:name="a11d0e5">
      <style:table-cell-properties fo:border="1.0pt solid #000000" style:decimal-places="2"/>
      <style:paragraph-properties style:tab-stop-distance="1.25cm"/>
      <style:text-properties style:font-name="Arial" style:font-name-asian="Lucida Sans Unicode" style:font-name-complex="Tahoma"/>
    </style:style>
    <style:style style:data-style-name="n13500c" style:family="table-cell" style:name="aaeafef">
      <style:table-cell-properties fo:border="1.0pt solid #000000" style:decimal-places="2"/>
      <style:paragraph-properties style:tab-stop-distance="1.25cm"/>
      <style:text-properties style:font-name="Arial" style:font-name-asian="Lucida Sans Unicode" style:font-name-complex="Tahoma"/>
    </style:style>
    <style:style style:data-style-name="nb9535a" style:family="table-cell" style:name="a1cf604">
      <style:table-cell-properties fo:border="1.0pt solid #000000" style:decimal-places="2"/>
      <style:paragraph-properties style:tab-stop-distance="1.25cm"/>
      <style:text-properties style:font-name="Arial" style:font-name-asian="Lucida Sans Unicode" style:font-name-complex="Tahoma"/>
    </style:style>
    <style:style style:data-style-name="ne8db86" style:family="table-cell" style:name="a253b57">
      <style:table-cell-properties fo:border="1.0pt solid #000000" style:decimal-places="2"/>
      <style:paragraph-properties style:tab-stop-distance="1.25cm"/>
      <style:text-properties style:font-name="Arial" style:font-name-asian="Lucida Sans Unicode" style:font-name-complex="Tahoma"/>
    </style:style>
    <style:style style:data-style-name="ne87966" style:family="table-cell" style:name="a02efcc">
      <style:table-cell-properties fo:border="1.0pt solid #000000" style:decimal-places="2"/>
      <style:paragraph-properties style:tab-stop-distance="1.25cm"/>
      <style:text-properties style:font-name="Arial" style:font-name-asian="Lucida Sans Unicode" style:font-name-complex="Tahoma"/>
    </style:style>
    <style:style style:data-style-name="n697c1b" style:family="table-cell" style:name="ae6e7cc">
      <style:table-cell-properties fo:border="1.0pt solid #000000" style:decimal-places="2"/>
      <style:paragraph-properties style:tab-stop-distance="1.25cm"/>
      <style:text-properties style:font-name="Arial" style:font-name-asian="Lucida Sans Unicode" style:font-name-complex="Tahoma"/>
    </style:style>
    <style:style style:data-style-name="nc37b27" style:family="table-cell" style:name="a848533">
      <style:table-cell-properties fo:border="1.0pt solid #000000" style:decimal-places="2"/>
      <style:paragraph-properties style:tab-stop-distance="1.25cm"/>
      <style:text-properties style:font-name="Arial" style:font-name-asian="Lucida Sans Unicode" style:font-name-complex="Tahoma"/>
    </style:style>
    <style:style style:data-style-name="ncecdef" style:family="table-cell" style:name="a43d6d1">
      <style:table-cell-properties fo:border="1.0pt solid #000000" style:decimal-places="2"/>
      <style:paragraph-properties style:tab-stop-distance="1.25cm"/>
      <style:text-properties style:font-name="Arial" style:font-name-asian="Lucida Sans Unicode" style:font-name-complex="Tahoma"/>
    </style:style>
    <style:style style:data-style-name="n2cba64" style:family="table-cell" style:name="af38471">
      <style:table-cell-properties fo:border="1.0pt solid #000000" style:decimal-places="2"/>
      <style:paragraph-properties style:tab-stop-distance="1.25cm"/>
      <style:text-properties style:font-name="Arial" style:font-name-asian="Lucida Sans Unicode" style:font-name-complex="Tahoma"/>
    </style:style>
    <style:style style:data-style-name="n805eb9" style:family="table-cell" style:name="a52d378">
      <style:table-cell-properties fo:border="1.0pt solid #000000" style:decimal-places="2"/>
      <style:paragraph-properties style:tab-stop-distance="1.25cm"/>
      <style:text-properties style:font-name="Arial" style:font-name-asian="Lucida Sans Unicode" style:font-name-complex="Tahoma"/>
    </style:style>
    <style:style style:data-style-name="ndb3f3b" style:family="table-cell" style:name="ad5ffe6">
      <style:table-cell-properties fo:border="1.0pt solid #000000" style:decimal-places="2"/>
      <style:paragraph-properties style:tab-stop-distance="1.25cm"/>
      <style:text-properties style:font-name="Arial" style:font-name-asian="Lucida Sans Unicode" style:font-name-complex="Tahoma"/>
    </style:style>
    <style:style style:data-style-name="nc86305" style:family="table-cell" style:name="a31e77d">
      <style:table-cell-properties fo:border="1.0pt solid #000000" style:decimal-places="2"/>
      <style:paragraph-properties style:tab-stop-distance="1.25cm"/>
      <style:text-properties style:font-name="Arial" style:font-name-asian="Lucida Sans Unicode" style:font-name-complex="Tahoma"/>
    </style:style>
    <style:style style:data-style-name="ne20104" style:family="table-cell" style:name="acdbc1b">
      <style:table-cell-properties fo:border="1.0pt solid #000000" style:decimal-places="2"/>
      <style:paragraph-properties style:tab-stop-distance="1.25cm"/>
      <style:text-properties style:font-name="Arial" style:font-name-asian="Lucida Sans Unicode" style:font-name-complex="Tahoma"/>
    </style:style>
    <style:style style:data-style-name="n017f27" style:family="table-cell" style:name="a622504">
      <style:table-cell-properties fo:border="1.0pt solid #000000" style:decimal-places="2"/>
      <style:paragraph-properties style:tab-stop-distance="1.25cm"/>
      <style:text-properties style:font-name="Arial" style:font-name-asian="Lucida Sans Unicode" style:font-name-complex="Tahoma"/>
    </style:style>
    <style:style style:data-style-name="n700f68" style:family="table-cell" style:name="aaefd5d">
      <style:table-cell-properties fo:border="1.0pt solid #000000" style:decimal-places="2"/>
      <style:paragraph-properties style:tab-stop-distance="1.25cm"/>
      <style:text-properties style:font-name="Arial" style:font-name-asian="Lucida Sans Unicode" style:font-name-complex="Tahoma"/>
    </style:style>
    <style:style style:data-style-name="na60bae" style:family="table-cell" style:name="a053a9c">
      <style:table-cell-properties fo:border="1.0pt solid #000000" style:decimal-places="2"/>
      <style:paragraph-properties style:tab-stop-distance="1.25cm"/>
      <style:text-properties style:font-name="Arial" style:font-name-asian="Lucida Sans Unicode" style:font-name-complex="Tahoma"/>
    </style:style>
    <style:style style:data-style-name="n5f12f8" style:family="table-cell" style:name="a91d68d">
      <style:table-cell-properties fo:border="1.0pt solid #000000" style:decimal-places="2"/>
      <style:paragraph-properties style:tab-stop-distance="1.25cm"/>
      <style:text-properties style:font-name="Arial" style:font-name-asian="Lucida Sans Unicode" style:font-name-complex="Tahoma"/>
    </style:style>
    <style:style style:data-style-name="nc3b816" style:family="table-cell" style:name="a1eac56">
      <style:table-cell-properties fo:border="1.0pt solid #000000" style:decimal-places="2"/>
      <style:paragraph-properties style:tab-stop-distance="1.25cm"/>
      <style:text-properties style:font-name="Arial" style:font-name-asian="Lucida Sans Unicode" style:font-name-complex="Tahoma"/>
    </style:style>
    <style:style style:data-style-name="nbaebc7" style:family="table-cell" style:name="acd023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ce606">
      <style:table-cell-properties fo:border="1.0pt solid #000000" style:decimal-places="2"/>
      <style:paragraph-properties style:tab-stop-distance="1.25cm"/>
      <style:text-properties style:font-name="Arial" style:font-name-asian="Lucida Sans Unicode" style:font-name-complex="Tahoma"/>
    </style:style>
    <style:style style:data-style-name="n3d01da" style:family="table-cell" style:name="afc69ed">
      <style:table-cell-properties fo:border="1.0pt solid #000000" style:decimal-places="2"/>
      <style:paragraph-properties style:tab-stop-distance="1.25cm"/>
      <style:text-properties style:font-name="Arial" style:font-name-asian="Lucida Sans Unicode" style:font-name-complex="Tahoma"/>
    </style:style>
    <style:style style:data-style-name="n4a0556" style:family="table-cell" style:name="af50806">
      <style:table-cell-properties fo:border="1.0pt solid #000000" style:decimal-places="2"/>
      <style:paragraph-properties style:tab-stop-distance="1.25cm"/>
      <style:text-properties style:font-name="Arial" style:font-name-asian="Lucida Sans Unicode" style:font-name-complex="Tahoma"/>
    </style:style>
    <style:style style:data-style-name="naee4ca" style:family="table-cell" style:name="ab70fdd">
      <style:table-cell-properties fo:border="1.0pt solid #000000" style:decimal-places="2"/>
      <style:paragraph-properties style:tab-stop-distance="1.25cm"/>
      <style:text-properties style:font-name="Arial" style:font-name-asian="Lucida Sans Unicode" style:font-name-complex="Tahoma"/>
    </style:style>
    <style:style style:data-style-name="n0faa7a" style:family="table-cell" style:name="a589100">
      <style:table-cell-properties fo:border="1.0pt solid #000000" style:decimal-places="2"/>
      <style:paragraph-properties style:tab-stop-distance="1.25cm"/>
      <style:text-properties style:font-name="Arial" style:font-name-asian="Lucida Sans Unicode" style:font-name-complex="Tahoma"/>
    </style:style>
    <style:style style:data-style-name="n12c412" style:family="table-cell" style:name="a5b507c">
      <style:table-cell-properties fo:border="1.0pt solid #000000" style:decimal-places="2"/>
      <style:paragraph-properties style:tab-stop-distance="1.25cm"/>
      <style:text-properties style:font-name="Arial" style:font-name-asian="Lucida Sans Unicode" style:font-name-complex="Tahoma"/>
    </style:style>
    <style:style style:data-style-name="nbf6e24" style:family="table-cell" style:name="a431ca3">
      <style:table-cell-properties fo:border="1.0pt solid #000000" style:decimal-places="2"/>
      <style:paragraph-properties style:tab-stop-distance="1.25cm"/>
      <style:text-properties style:font-name="Arial" style:font-name-asian="Lucida Sans Unicode" style:font-name-complex="Tahoma"/>
    </style:style>
    <style:style style:data-style-name="n0c78c5" style:family="table-cell" style:name="a44ab1a">
      <style:table-cell-properties fo:border="1.0pt solid #000000" style:decimal-places="2"/>
      <style:paragraph-properties style:tab-stop-distance="1.25cm"/>
      <style:text-properties style:font-name="Arial" style:font-name-asian="Lucida Sans Unicode" style:font-name-complex="Tahoma"/>
    </style:style>
    <style:style style:data-style-name="nfd1673" style:family="table-cell" style:name="a699855">
      <style:table-cell-properties fo:border="1.0pt solid #000000" style:decimal-places="2"/>
      <style:paragraph-properties style:tab-stop-distance="1.25cm"/>
      <style:text-properties style:font-name="Arial" style:font-name-asian="Lucida Sans Unicode" style:font-name-complex="Tahoma"/>
    </style:style>
    <style:style style:data-style-name="n4548d0" style:family="table-cell" style:name="aeeaa0c">
      <style:table-cell-properties fo:border="1.0pt solid #000000" style:decimal-places="2"/>
      <style:paragraph-properties style:tab-stop-distance="1.25cm"/>
      <style:text-properties style:font-name="Arial" style:font-name-asian="Lucida Sans Unicode" style:font-name-complex="Tahoma"/>
    </style:style>
    <style:style style:data-style-name="n742e73" style:family="table-cell" style:name="a20cc2b">
      <style:table-cell-properties fo:border="1.0pt solid #000000" style:decimal-places="2"/>
      <style:paragraph-properties style:tab-stop-distance="1.25cm"/>
      <style:text-properties style:font-name="Arial" style:font-name-asian="Lucida Sans Unicode" style:font-name-complex="Tahoma"/>
    </style:style>
    <style:style style:data-style-name="n5d96cd" style:family="table-cell" style:name="a8c6307">
      <style:table-cell-properties fo:border="1.0pt solid #000000" style:decimal-places="2"/>
      <style:paragraph-properties style:tab-stop-distance="1.25cm"/>
      <style:text-properties style:font-name="Arial" style:font-name-asian="Lucida Sans Unicode" style:font-name-complex="Tahoma"/>
    </style:style>
    <style:style style:data-style-name="nb9aeb1" style:family="table-cell" style:name="a2027c7">
      <style:table-cell-properties fo:border="1.0pt solid #000000" style:decimal-places="2"/>
      <style:paragraph-properties style:tab-stop-distance="1.25cm"/>
      <style:text-properties style:font-name="Arial" style:font-name-asian="Lucida Sans Unicode" style:font-name-complex="Tahoma"/>
    </style:style>
    <style:style style:data-style-name="n2cccc0" style:family="table-cell" style:name="ab69b5f">
      <style:table-cell-properties fo:border="1.0pt solid #000000" style:decimal-places="2"/>
      <style:paragraph-properties style:tab-stop-distance="1.25cm"/>
      <style:text-properties style:font-name="Arial" style:font-name-asian="Lucida Sans Unicode" style:font-name-complex="Tahoma"/>
    </style:style>
    <style:style style:data-style-name="n55867c" style:family="table-cell" style:name="a2ca7ea">
      <style:table-cell-properties fo:border="1.0pt solid #000000" style:decimal-places="2"/>
      <style:paragraph-properties style:tab-stop-distance="1.25cm"/>
      <style:text-properties style:font-name="Arial" style:font-name-asian="Lucida Sans Unicode" style:font-name-complex="Tahoma"/>
    </style:style>
    <style:style style:data-style-name="n02ee64" style:family="table-cell" style:name="a3b2325">
      <style:table-cell-properties fo:border="1.0pt solid #000000" style:decimal-places="2"/>
      <style:paragraph-properties style:tab-stop-distance="1.25cm"/>
      <style:text-properties style:font-name="Arial" style:font-name-asian="Lucida Sans Unicode" style:font-name-complex="Tahoma"/>
    </style:style>
    <style:style style:data-style-name="nde15f4" style:family="table-cell" style:name="a3fa2ce">
      <style:table-cell-properties fo:border="1.0pt solid #000000" style:decimal-places="2"/>
      <style:paragraph-properties style:tab-stop-distance="1.25cm"/>
      <style:text-properties style:font-name="Arial" style:font-name-asian="Lucida Sans Unicode" style:font-name-complex="Tahoma"/>
    </style:style>
    <style:style style:data-style-name="n2b35f3" style:family="table-cell" style:name="a39b542">
      <style:table-cell-properties fo:border="1.0pt solid #000000" style:decimal-places="2"/>
      <style:paragraph-properties style:tab-stop-distance="1.25cm"/>
      <style:text-properties style:font-name="Arial" style:font-name-asian="Lucida Sans Unicode" style:font-name-complex="Tahoma"/>
    </style:style>
    <style:style style:data-style-name="nf8988b" style:family="table-cell" style:name="ae3969e">
      <style:table-cell-properties fo:border="1.0pt solid #000000" style:decimal-places="2"/>
      <style:paragraph-properties style:tab-stop-distance="1.25cm"/>
      <style:text-properties style:font-name="Arial" style:font-name-asian="Lucida Sans Unicode" style:font-name-complex="Tahoma"/>
    </style:style>
    <style:style style:data-style-name="n12a8bc" style:family="table-cell" style:name="a74da22">
      <style:table-cell-properties fo:border="1.0pt solid #000000" style:decimal-places="2"/>
      <style:paragraph-properties style:tab-stop-distance="1.25cm"/>
      <style:text-properties style:font-name="Arial" style:font-name-asian="Lucida Sans Unicode" style:font-name-complex="Tahoma"/>
    </style:style>
    <style:style style:data-style-name="n650443" style:family="table-cell" style:name="ab6f6a3">
      <style:table-cell-properties fo:border="1.0pt solid #000000" style:decimal-places="2"/>
      <style:paragraph-properties style:tab-stop-distance="1.25cm"/>
      <style:text-properties style:font-name="Arial" style:font-name-asian="Lucida Sans Unicode" style:font-name-complex="Tahoma"/>
    </style:style>
    <style:style style:data-style-name="nb3935b" style:family="table-cell" style:name="aa32d82">
      <style:table-cell-properties fo:border="1.0pt solid #000000" style:decimal-places="2"/>
      <style:paragraph-properties style:tab-stop-distance="1.25cm"/>
      <style:text-properties style:font-name="Arial" style:font-name-asian="Lucida Sans Unicode" style:font-name-complex="Tahoma"/>
    </style:style>
    <style:style style:data-style-name="nabb9f1" style:family="table-cell" style:name="a2fa8ef">
      <style:table-cell-properties fo:border="1.0pt solid #000000" style:decimal-places="2"/>
      <style:paragraph-properties style:tab-stop-distance="1.25cm"/>
      <style:text-properties style:font-name="Arial" style:font-name-asian="Lucida Sans Unicode" style:font-name-complex="Tahoma"/>
    </style:style>
    <style:style style:data-style-name="ncac253" style:family="table-cell" style:name="a263f74">
      <style:table-cell-properties fo:border="1.0pt solid #000000" style:decimal-places="2"/>
      <style:paragraph-properties style:tab-stop-distance="1.25cm"/>
      <style:text-properties style:font-name="Arial" style:font-name-asian="Lucida Sans Unicode" style:font-name-complex="Tahoma"/>
    </style:style>
    <style:style style:data-style-name="n06c06b" style:family="table-cell" style:name="ad2afa5">
      <style:table-cell-properties fo:border="1.0pt solid #000000" style:decimal-places="2"/>
      <style:paragraph-properties style:tab-stop-distance="1.25cm"/>
      <style:text-properties style:font-name="Arial" style:font-name-asian="Lucida Sans Unicode" style:font-name-complex="Tahoma"/>
    </style:style>
    <style:style style:data-style-name="n563596" style:family="table-cell" style:name="a9353af">
      <style:table-cell-properties fo:border="1.0pt solid #000000" style:decimal-places="2"/>
      <style:paragraph-properties style:tab-stop-distance="1.25cm"/>
      <style:text-properties style:font-name="Arial" style:font-name-asian="Lucida Sans Unicode" style:font-name-complex="Tahoma"/>
    </style:style>
    <style:style style:data-style-name="ne6bb99" style:family="table-cell" style:name="a679633">
      <style:table-cell-properties fo:border="1.0pt solid #000000" style:decimal-places="2"/>
      <style:paragraph-properties style:tab-stop-distance="1.25cm"/>
      <style:text-properties style:font-name="Arial" style:font-name-asian="Lucida Sans Unicode" style:font-name-complex="Tahoma"/>
    </style:style>
    <style:style style:data-style-name="n505394" style:family="table-cell" style:name="a1ec1c0">
      <style:table-cell-properties fo:border="1.0pt solid #000000" style:decimal-places="2"/>
      <style:paragraph-properties style:tab-stop-distance="1.25cm"/>
      <style:text-properties style:font-name="Arial" style:font-name-asian="Lucida Sans Unicode" style:font-name-complex="Tahoma"/>
    </style:style>
    <style:style style:data-style-name="n60c012" style:family="table-cell" style:name="a1fec02">
      <style:table-cell-properties fo:border="1.0pt solid #000000" style:decimal-places="2"/>
      <style:paragraph-properties style:tab-stop-distance="1.25cm"/>
      <style:text-properties style:font-name="Arial" style:font-name-asian="Lucida Sans Unicode" style:font-name-complex="Tahoma"/>
    </style:style>
    <style:style style:data-style-name="n40769d" style:family="table-cell" style:name="a1febad">
      <style:table-cell-properties fo:border="1.0pt solid #000000" style:decimal-places="2"/>
      <style:paragraph-properties style:tab-stop-distance="1.25cm"/>
      <style:text-properties style:font-name="Arial" style:font-name-asian="Lucida Sans Unicode" style:font-name-complex="Tahoma"/>
    </style:style>
    <style:style style:data-style-name="n34a485" style:family="table-cell" style:name="aed9b85">
      <style:table-cell-properties fo:border="1.0pt solid #000000" style:decimal-places="2"/>
      <style:paragraph-properties style:tab-stop-distance="1.25cm"/>
      <style:text-properties style:font-name="Arial" style:font-name-asian="Lucida Sans Unicode" style:font-name-complex="Tahoma"/>
    </style:style>
    <style:style style:data-style-name="ndba849" style:family="table-cell" style:name="a60e81a">
      <style:table-cell-properties fo:border="1.0pt solid #000000" style:decimal-places="2"/>
      <style:paragraph-properties style:tab-stop-distance="1.25cm"/>
      <style:text-properties style:font-name="Arial" style:font-name-asian="Lucida Sans Unicode" style:font-name-complex="Tahoma"/>
    </style:style>
    <style:style style:data-style-name="n1c32b2" style:family="table-cell" style:name="a2085b4">
      <style:table-cell-properties fo:border="1.0pt solid #000000" style:decimal-places="2"/>
      <style:paragraph-properties style:tab-stop-distance="1.25cm"/>
      <style:text-properties style:font-name="Arial" style:font-name-asian="Lucida Sans Unicode" style:font-name-complex="Tahoma"/>
    </style:style>
    <style:style style:data-style-name="nc02034" style:family="table-cell" style:name="acd5816">
      <style:table-cell-properties fo:border="1.0pt solid #000000" style:decimal-places="2"/>
      <style:paragraph-properties style:tab-stop-distance="1.25cm"/>
      <style:text-properties style:font-name="Arial" style:font-name-asian="Lucida Sans Unicode" style:font-name-complex="Tahoma"/>
    </style:style>
    <style:style style:data-style-name="n456e79" style:family="table-cell" style:name="af9b730">
      <style:table-cell-properties fo:border="1.0pt solid #000000" style:decimal-places="2"/>
      <style:paragraph-properties style:tab-stop-distance="1.25cm"/>
      <style:text-properties style:font-name="Arial" style:font-name-asian="Lucida Sans Unicode" style:font-name-complex="Tahoma"/>
    </style:style>
    <style:style style:data-style-name="n18ec4f" style:family="table-cell" style:name="ad6b009">
      <style:table-cell-properties fo:border="1.0pt solid #000000" style:decimal-places="2"/>
      <style:paragraph-properties style:tab-stop-distance="1.25cm"/>
      <style:text-properties style:font-name="Arial" style:font-name-asian="Lucida Sans Unicode" style:font-name-complex="Tahoma"/>
    </style:style>
    <style:style style:data-style-name="n6cf52a" style:family="table-cell" style:name="ae20dd6">
      <style:table-cell-properties fo:border="1.0pt solid #000000" style:decimal-places="2"/>
      <style:paragraph-properties style:tab-stop-distance="1.25cm"/>
      <style:text-properties style:font-name="Arial" style:font-name-asian="Lucida Sans Unicode" style:font-name-complex="Tahoma"/>
    </style:style>
    <style:style style:data-style-name="n4f84f4" style:family="table-cell" style:name="abcbe71">
      <style:table-cell-properties fo:border="1.0pt solid #000000" style:decimal-places="2"/>
      <style:paragraph-properties style:tab-stop-distance="1.25cm"/>
      <style:text-properties style:font-name="Arial" style:font-name-asian="Lucida Sans Unicode" style:font-name-complex="Tahoma"/>
    </style:style>
    <style:style style:data-style-name="n841eb7" style:family="table-cell" style:name="ae07a5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eb268">
      <style:table-cell-properties fo:border="1.0pt solid #000000" style:decimal-places="2"/>
      <style:paragraph-properties style:tab-stop-distance="1.25cm"/>
      <style:text-properties style:font-name="Arial" style:font-name-asian="Lucida Sans Unicode" style:font-name-complex="Tahoma"/>
    </style:style>
    <style:style style:data-style-name="n2f1e69" style:family="table-cell" style:name="a627341">
      <style:table-cell-properties fo:border="1.0pt solid #000000" style:decimal-places="2"/>
      <style:paragraph-properties style:tab-stop-distance="1.25cm"/>
      <style:text-properties style:font-name="Arial" style:font-name-asian="Lucida Sans Unicode" style:font-name-complex="Tahoma"/>
    </style:style>
    <style:style style:data-style-name="ndc8257" style:family="table-cell" style:name="ae68f2d">
      <style:table-cell-properties fo:border="1.0pt solid #000000" style:decimal-places="2"/>
      <style:paragraph-properties style:tab-stop-distance="1.25cm"/>
      <style:text-properties style:font-name="Arial" style:font-name-asian="Lucida Sans Unicode" style:font-name-complex="Tahoma"/>
    </style:style>
    <style:style style:data-style-name="n50937c" style:family="table-cell" style:name="a54eb24">
      <style:table-cell-properties fo:border="1.0pt solid #000000" style:decimal-places="2"/>
      <style:paragraph-properties style:tab-stop-distance="1.25cm"/>
      <style:text-properties style:font-name="Arial" style:font-name-asian="Lucida Sans Unicode" style:font-name-complex="Tahoma"/>
    </style:style>
    <style:style style:data-style-name="n83e9da" style:family="table-cell" style:name="a36190d">
      <style:table-cell-properties fo:border="1.0pt solid #000000" style:decimal-places="2"/>
      <style:paragraph-properties style:tab-stop-distance="1.25cm"/>
      <style:text-properties style:font-name="Arial" style:font-name-asian="Lucida Sans Unicode" style:font-name-complex="Tahoma"/>
    </style:style>
    <style:style style:data-style-name="nbc69a3" style:family="table-cell" style:name="a6e6e72">
      <style:table-cell-properties fo:border="1.0pt solid #000000" style:decimal-places="2"/>
      <style:paragraph-properties style:tab-stop-distance="1.25cm"/>
      <style:text-properties style:font-name="Arial" style:font-name-asian="Lucida Sans Unicode" style:font-name-complex="Tahoma"/>
    </style:style>
    <style:style style:data-style-name="na182be" style:family="table-cell" style:name="afc1b7b">
      <style:table-cell-properties fo:border="1.0pt solid #000000" style:decimal-places="2"/>
      <style:paragraph-properties style:tab-stop-distance="1.25cm"/>
      <style:text-properties style:font-name="Arial" style:font-name-asian="Lucida Sans Unicode" style:font-name-complex="Tahoma"/>
    </style:style>
    <style:style style:data-style-name="nd7b75e" style:family="table-cell" style:name="ab930d6">
      <style:table-cell-properties fo:border="1.0pt solid #000000" style:decimal-places="2"/>
      <style:paragraph-properties style:tab-stop-distance="1.25cm"/>
      <style:text-properties style:font-name="Arial" style:font-name-asian="Lucida Sans Unicode" style:font-name-complex="Tahoma"/>
    </style:style>
    <style:style style:data-style-name="ndabc8d" style:family="table-cell" style:name="afaaf40">
      <style:table-cell-properties fo:border="1.0pt solid #000000" style:decimal-places="2"/>
      <style:paragraph-properties style:tab-stop-distance="1.25cm"/>
      <style:text-properties style:font-name="Arial" style:font-name-asian="Lucida Sans Unicode" style:font-name-complex="Tahoma"/>
    </style:style>
    <style:style style:data-style-name="na6e93e" style:family="table-cell" style:name="a4f0cd5">
      <style:table-cell-properties fo:border="1.0pt solid #000000" style:decimal-places="2"/>
      <style:paragraph-properties style:tab-stop-distance="1.25cm"/>
      <style:text-properties style:font-name="Arial" style:font-name-asian="Lucida Sans Unicode" style:font-name-complex="Tahoma"/>
    </style:style>
    <style:style style:data-style-name="ne430b9" style:family="table-cell" style:name="a7622ed">
      <style:table-cell-properties fo:border="1.0pt solid #000000" style:decimal-places="2"/>
      <style:paragraph-properties style:tab-stop-distance="1.25cm"/>
      <style:text-properties style:font-name="Arial" style:font-name-asian="Lucida Sans Unicode" style:font-name-complex="Tahoma"/>
    </style:style>
    <style:style style:data-style-name="n55119b" style:family="table-cell" style:name="a8f04b0">
      <style:table-cell-properties fo:border="1.0pt solid #000000" style:decimal-places="2"/>
      <style:paragraph-properties style:tab-stop-distance="1.25cm"/>
      <style:text-properties style:font-name="Arial" style:font-name-asian="Lucida Sans Unicode" style:font-name-complex="Tahoma"/>
    </style:style>
    <style:style style:data-style-name="nea8eeb" style:family="table-cell" style:name="adf9710">
      <style:table-cell-properties fo:border="1.0pt solid #000000" style:decimal-places="2"/>
      <style:paragraph-properties style:tab-stop-distance="1.25cm"/>
      <style:text-properties style:font-name="Arial" style:font-name-asian="Lucida Sans Unicode" style:font-name-complex="Tahoma"/>
    </style:style>
    <style:style style:data-style-name="na2f36d" style:family="table-cell" style:name="a2cf54b">
      <style:table-cell-properties fo:border="1.0pt solid #000000" style:decimal-places="2"/>
      <style:paragraph-properties style:tab-stop-distance="1.25cm"/>
      <style:text-properties style:font-name="Arial" style:font-name-asian="Lucida Sans Unicode" style:font-name-complex="Tahoma"/>
    </style:style>
    <style:style style:data-style-name="n60fbf1" style:family="table-cell" style:name="a6982e6">
      <style:table-cell-properties fo:border="1.0pt solid #000000" style:decimal-places="2"/>
      <style:paragraph-properties style:tab-stop-distance="1.25cm"/>
      <style:text-properties style:font-name="Arial" style:font-name-asian="Lucida Sans Unicode" style:font-name-complex="Tahoma"/>
    </style:style>
    <style:style style:data-style-name="nb8280e" style:family="table-cell" style:name="a7e20c9">
      <style:table-cell-properties fo:border="1.0pt solid #000000" style:decimal-places="2"/>
      <style:paragraph-properties style:tab-stop-distance="1.25cm"/>
      <style:text-properties style:font-name="Arial" style:font-name-asian="Lucida Sans Unicode" style:font-name-complex="Tahoma"/>
    </style:style>
    <style:style style:data-style-name="ncb6b53" style:family="table-cell" style:name="af66d62">
      <style:table-cell-properties fo:border="1.0pt solid #000000" style:decimal-places="2"/>
      <style:paragraph-properties style:tab-stop-distance="1.25cm"/>
      <style:text-properties style:font-name="Arial" style:font-name-asian="Lucida Sans Unicode" style:font-name-complex="Tahoma"/>
    </style:style>
    <style:style style:data-style-name="n991175" style:family="table-cell" style:name="a89400c">
      <style:table-cell-properties fo:border="1.0pt solid #000000" style:decimal-places="2"/>
      <style:paragraph-properties style:tab-stop-distance="1.25cm"/>
      <style:text-properties style:font-name="Arial" style:font-name-asian="Lucida Sans Unicode" style:font-name-complex="Tahoma"/>
    </style:style>
    <style:style style:data-style-name="ncec920" style:family="table-cell" style:name="af671e2">
      <style:table-cell-properties fo:border="1.0pt solid #000000" style:decimal-places="2"/>
      <style:paragraph-properties style:tab-stop-distance="1.25cm"/>
      <style:text-properties style:font-name="Arial" style:font-name-asian="Lucida Sans Unicode" style:font-name-complex="Tahoma"/>
    </style:style>
    <style:style style:data-style-name="n1b237d" style:family="table-cell" style:name="a34275c">
      <style:table-cell-properties fo:border="1.0pt solid #000000" style:decimal-places="2"/>
      <style:paragraph-properties style:tab-stop-distance="1.25cm"/>
      <style:text-properties style:font-name="Arial" style:font-name-asian="Lucida Sans Unicode" style:font-name-complex="Tahoma"/>
    </style:style>
    <style:style style:data-style-name="n1b6cd3" style:family="table-cell" style:name="a1de6e3">
      <style:table-cell-properties fo:border="1.0pt solid #000000" style:decimal-places="2"/>
      <style:paragraph-properties style:tab-stop-distance="1.25cm"/>
      <style:text-properties style:font-name="Arial" style:font-name-asian="Lucida Sans Unicode" style:font-name-complex="Tahoma"/>
    </style:style>
    <style:style style:data-style-name="n9259a8" style:family="table-cell" style:name="a8cfbd3">
      <style:table-cell-properties fo:border="1.0pt solid #000000" style:decimal-places="2"/>
      <style:paragraph-properties style:tab-stop-distance="1.25cm"/>
      <style:text-properties style:font-name="Arial" style:font-name-asian="Lucida Sans Unicode" style:font-name-complex="Tahoma"/>
    </style:style>
    <style:style style:data-style-name="ne87cad" style:family="table-cell" style:name="a89f084">
      <style:table-cell-properties fo:border="1.0pt solid #000000" style:decimal-places="2"/>
      <style:paragraph-properties style:tab-stop-distance="1.25cm"/>
      <style:text-properties style:font-name="Arial" style:font-name-asian="Lucida Sans Unicode" style:font-name-complex="Tahoma"/>
    </style:style>
    <style:style style:data-style-name="n9e11d3" style:family="table-cell" style:name="a96bc5d">
      <style:table-cell-properties fo:border="1.0pt solid #000000" style:decimal-places="2"/>
      <style:paragraph-properties style:tab-stop-distance="1.25cm"/>
      <style:text-properties style:font-name="Arial" style:font-name-asian="Lucida Sans Unicode" style:font-name-complex="Tahoma"/>
    </style:style>
    <style:style style:data-style-name="n721e8a" style:family="table-cell" style:name="afe2fbd">
      <style:table-cell-properties fo:border="1.0pt solid #000000" style:decimal-places="2"/>
      <style:paragraph-properties style:tab-stop-distance="1.25cm"/>
      <style:text-properties style:font-name="Arial" style:font-name-asian="Lucida Sans Unicode" style:font-name-complex="Tahoma"/>
    </style:style>
    <style:style style:data-style-name="nda1939" style:family="table-cell" style:name="a39ba61">
      <style:table-cell-properties fo:border="1.0pt solid #000000" style:decimal-places="2"/>
      <style:paragraph-properties style:tab-stop-distance="1.25cm"/>
      <style:text-properties style:font-name="Arial" style:font-name-asian="Lucida Sans Unicode" style:font-name-complex="Tahoma"/>
    </style:style>
    <style:style style:data-style-name="nfd4448" style:family="table-cell" style:name="ab45a7c">
      <style:table-cell-properties fo:border="1.0pt solid #000000" style:decimal-places="2"/>
      <style:paragraph-properties style:tab-stop-distance="1.25cm"/>
      <style:text-properties style:font-name="Arial" style:font-name-asian="Lucida Sans Unicode" style:font-name-complex="Tahoma"/>
    </style:style>
    <style:style style:data-style-name="nb9beb8" style:family="table-cell" style:name="a5dcb64">
      <style:table-cell-properties fo:border="1.0pt solid #000000" style:decimal-places="2"/>
      <style:paragraph-properties style:tab-stop-distance="1.25cm"/>
      <style:text-properties style:font-name="Arial" style:font-name-asian="Lucida Sans Unicode" style:font-name-complex="Tahoma"/>
    </style:style>
    <style:style style:data-style-name="n8c0fe9" style:family="table-cell" style:name="a7a9828">
      <style:table-cell-properties fo:border="1.0pt solid #000000" style:decimal-places="2"/>
      <style:paragraph-properties style:tab-stop-distance="1.25cm"/>
      <style:text-properties style:font-name="Arial" style:font-name-asian="Lucida Sans Unicode" style:font-name-complex="Tahoma"/>
    </style:style>
    <style:style style:data-style-name="n76847d" style:family="table-cell" style:name="ab6be45">
      <style:table-cell-properties fo:border="1.0pt solid #000000" style:decimal-places="2"/>
      <style:paragraph-properties style:tab-stop-distance="1.25cm"/>
      <style:text-properties style:font-name="Arial" style:font-name-asian="Lucida Sans Unicode" style:font-name-complex="Tahoma"/>
    </style:style>
    <style:style style:data-style-name="nc7a377" style:family="table-cell" style:name="a0b4136">
      <style:table-cell-properties fo:border="1.0pt solid #000000" style:decimal-places="2"/>
      <style:paragraph-properties style:tab-stop-distance="1.25cm"/>
      <style:text-properties style:font-name="Arial" style:font-name-asian="Lucida Sans Unicode" style:font-name-complex="Tahoma"/>
    </style:style>
    <style:style style:data-style-name="nbb6f76" style:family="table-cell" style:name="a3133da">
      <style:table-cell-properties fo:border="1.0pt solid #000000" style:decimal-places="2"/>
      <style:paragraph-properties style:tab-stop-distance="1.25cm"/>
      <style:text-properties style:font-name="Arial" style:font-name-asian="Lucida Sans Unicode" style:font-name-complex="Tahoma"/>
    </style:style>
    <style:style style:data-style-name="nc10d8a" style:family="table-cell" style:name="a0757c0">
      <style:table-cell-properties fo:border="1.0pt solid #000000" style:decimal-places="2"/>
      <style:paragraph-properties style:tab-stop-distance="1.25cm"/>
      <style:text-properties style:font-name="Arial" style:font-name-asian="Lucida Sans Unicode" style:font-name-complex="Tahoma"/>
    </style:style>
    <style:style style:data-style-name="n864b64" style:family="table-cell" style:name="a0fa402">
      <style:table-cell-properties fo:border="1.0pt solid #000000" style:decimal-places="2"/>
      <style:paragraph-properties style:tab-stop-distance="1.25cm"/>
      <style:text-properties style:font-name="Arial" style:font-name-asian="Lucida Sans Unicode" style:font-name-complex="Tahoma"/>
    </style:style>
    <style:style style:data-style-name="necbdd0" style:family="table-cell" style:name="a67fa5e">
      <style:table-cell-properties fo:border="1.0pt solid #000000" style:decimal-places="2"/>
      <style:paragraph-properties style:tab-stop-distance="1.25cm"/>
      <style:text-properties style:font-name="Arial" style:font-name-asian="Lucida Sans Unicode" style:font-name-complex="Tahoma"/>
    </style:style>
    <style:style style:data-style-name="neb2e62" style:family="table-cell" style:name="ad2558a">
      <style:table-cell-properties fo:border="1.0pt solid #000000" style:decimal-places="2"/>
      <style:paragraph-properties style:tab-stop-distance="1.25cm"/>
      <style:text-properties style:font-name="Arial" style:font-name-asian="Lucida Sans Unicode" style:font-name-complex="Tahoma"/>
    </style:style>
    <style:style style:data-style-name="n4bab90" style:family="table-cell" style:name="aa171ad">
      <style:table-cell-properties fo:border="1.0pt solid #000000" style:decimal-places="2"/>
      <style:paragraph-properties style:tab-stop-distance="1.25cm"/>
      <style:text-properties style:font-name="Arial" style:font-name-asian="Lucida Sans Unicode" style:font-name-complex="Tahoma"/>
    </style:style>
    <style:style style:data-style-name="n6fa6e0" style:family="table-cell" style:name="abaa074">
      <style:table-cell-properties fo:border="1.0pt solid #000000" style:decimal-places="2"/>
      <style:paragraph-properties style:tab-stop-distance="1.25cm"/>
      <style:text-properties style:font-name="Arial" style:font-name-asian="Lucida Sans Unicode" style:font-name-complex="Tahoma"/>
    </style:style>
    <style:style style:data-style-name="n56875c" style:family="table-cell" style:name="ad78c34">
      <style:table-cell-properties fo:border="1.0pt solid #000000" style:decimal-places="2"/>
      <style:paragraph-properties style:tab-stop-distance="1.25cm"/>
      <style:text-properties style:font-name="Arial" style:font-name-asian="Lucida Sans Unicode" style:font-name-complex="Tahoma"/>
    </style:style>
    <style:style style:data-style-name="nea6a4d" style:family="table-cell" style:name="aaf3770">
      <style:table-cell-properties fo:border="1.0pt solid #000000" style:decimal-places="2"/>
      <style:paragraph-properties style:tab-stop-distance="1.25cm"/>
      <style:text-properties style:font-name="Arial" style:font-name-asian="Lucida Sans Unicode" style:font-name-complex="Tahoma"/>
    </style:style>
    <style:style style:data-style-name="nefd2dc" style:family="table-cell" style:name="a1e03a7">
      <style:table-cell-properties fo:border="1.0pt solid #000000" style:decimal-places="2"/>
      <style:paragraph-properties style:tab-stop-distance="1.25cm"/>
      <style:text-properties style:font-name="Arial" style:font-name-asian="Lucida Sans Unicode" style:font-name-complex="Tahoma"/>
    </style:style>
    <style:style style:data-style-name="nb5809c" style:family="table-cell" style:name="a25ae9c">
      <style:table-cell-properties fo:border="1.0pt solid #000000" style:decimal-places="2"/>
      <style:paragraph-properties style:tab-stop-distance="1.25cm"/>
      <style:text-properties style:font-name="Arial" style:font-name-asian="Lucida Sans Unicode" style:font-name-complex="Tahoma"/>
    </style:style>
    <style:style style:data-style-name="n34af63" style:family="table-cell" style:name="abbe1ad">
      <style:table-cell-properties fo:border="1.0pt solid #000000" style:decimal-places="2"/>
      <style:paragraph-properties style:tab-stop-distance="1.25cm"/>
      <style:text-properties style:font-name="Arial" style:font-name-asian="Lucida Sans Unicode" style:font-name-complex="Tahoma"/>
    </style:style>
    <style:style style:data-style-name="n78462e" style:family="table-cell" style:name="a7a42e5">
      <style:table-cell-properties fo:border="1.0pt solid #000000" style:decimal-places="2"/>
      <style:paragraph-properties style:tab-stop-distance="1.25cm"/>
      <style:text-properties style:font-name="Arial" style:font-name-asian="Lucida Sans Unicode" style:font-name-complex="Tahoma"/>
    </style:style>
    <style:style style:data-style-name="n4f1d9f" style:family="table-cell" style:name="a2589b5">
      <style:table-cell-properties fo:border="1.0pt solid #000000" style:decimal-places="2"/>
      <style:paragraph-properties style:tab-stop-distance="1.25cm"/>
      <style:text-properties style:font-name="Arial" style:font-name-asian="Lucida Sans Unicode" style:font-name-complex="Tahoma"/>
    </style:style>
    <style:style style:data-style-name="n5079b5" style:family="table-cell" style:name="a5b469f">
      <style:table-cell-properties fo:border="1.0pt solid #000000" style:decimal-places="2"/>
      <style:paragraph-properties style:tab-stop-distance="1.25cm"/>
      <style:text-properties style:font-name="Arial" style:font-name-asian="Lucida Sans Unicode" style:font-name-complex="Tahoma"/>
    </style:style>
    <style:style style:data-style-name="n2dc372" style:family="table-cell" style:name="af17066">
      <style:table-cell-properties fo:border="1.0pt solid #000000" style:decimal-places="2"/>
      <style:paragraph-properties style:tab-stop-distance="1.25cm"/>
      <style:text-properties style:font-name="Arial" style:font-name-asian="Lucida Sans Unicode" style:font-name-complex="Tahoma"/>
    </style:style>
    <style:style style:data-style-name="n7d81da" style:family="table-cell" style:name="a06cd11">
      <style:table-cell-properties fo:border="1.0pt solid #000000" style:decimal-places="2"/>
      <style:paragraph-properties style:tab-stop-distance="1.25cm"/>
      <style:text-properties style:font-name="Arial" style:font-name-asian="Lucida Sans Unicode" style:font-name-complex="Tahoma"/>
    </style:style>
    <style:style style:data-style-name="nb6994d" style:family="table-cell" style:name="a76e0d0">
      <style:table-cell-properties fo:border="1.0pt solid #000000" style:decimal-places="2"/>
      <style:paragraph-properties style:tab-stop-distance="1.25cm"/>
      <style:text-properties style:font-name="Arial" style:font-name-asian="Lucida Sans Unicode" style:font-name-complex="Tahoma"/>
    </style:style>
    <style:style style:data-style-name="n63e023" style:family="table-cell" style:name="a88782f">
      <style:table-cell-properties fo:border="1.0pt solid #000000" style:decimal-places="2"/>
      <style:paragraph-properties style:tab-stop-distance="1.25cm"/>
      <style:text-properties style:font-name="Arial" style:font-name-asian="Lucida Sans Unicode" style:font-name-complex="Tahoma"/>
    </style:style>
    <style:style style:data-style-name="nfa0e5e" style:family="table-cell" style:name="a47ba65">
      <style:table-cell-properties fo:border="1.0pt solid #000000" style:decimal-places="2"/>
      <style:paragraph-properties style:tab-stop-distance="1.25cm"/>
      <style:text-properties style:font-name="Arial" style:font-name-asian="Lucida Sans Unicode" style:font-name-complex="Tahoma"/>
    </style:style>
    <style:style style:data-style-name="n37950f" style:family="table-cell" style:name="ab7e8b3">
      <style:table-cell-properties fo:border="1.0pt solid #000000" style:decimal-places="2"/>
      <style:paragraph-properties style:tab-stop-distance="1.25cm"/>
      <style:text-properties style:font-name="Arial" style:font-name-asian="Lucida Sans Unicode" style:font-name-complex="Tahoma"/>
    </style:style>
    <style:style style:data-style-name="n395b52" style:family="table-cell" style:name="afd1249">
      <style:table-cell-properties fo:border="1.0pt solid #000000" style:decimal-places="2"/>
      <style:paragraph-properties style:tab-stop-distance="1.25cm"/>
      <style:text-properties style:font-name="Arial" style:font-name-asian="Lucida Sans Unicode" style:font-name-complex="Tahoma"/>
    </style:style>
    <style:style style:data-style-name="n8448ed" style:family="table-cell" style:name="acf8238">
      <style:table-cell-properties fo:border="1.0pt solid #000000" style:decimal-places="2"/>
      <style:paragraph-properties style:tab-stop-distance="1.25cm"/>
      <style:text-properties style:font-name="Arial" style:font-name-asian="Lucida Sans Unicode" style:font-name-complex="Tahoma"/>
    </style:style>
    <style:style style:data-style-name="n3470a7" style:family="table-cell" style:name="a3e55ac">
      <style:table-cell-properties fo:border="1.0pt solid #000000" style:decimal-places="2"/>
      <style:paragraph-properties style:tab-stop-distance="1.25cm"/>
      <style:text-properties style:font-name="Arial" style:font-name-asian="Lucida Sans Unicode" style:font-name-complex="Tahoma"/>
    </style:style>
    <style:style style:data-style-name="nf191cb" style:family="table-cell" style:name="a443a38">
      <style:table-cell-properties fo:border="1.0pt solid #000000" style:decimal-places="2"/>
      <style:paragraph-properties style:tab-stop-distance="1.25cm"/>
      <style:text-properties style:font-name="Arial" style:font-name-asian="Lucida Sans Unicode" style:font-name-complex="Tahoma"/>
    </style:style>
    <style:style style:data-style-name="n2c7f0a" style:family="table-cell" style:name="ada3208">
      <style:table-cell-properties fo:border="1.0pt solid #000000" style:decimal-places="2"/>
      <style:paragraph-properties style:tab-stop-distance="1.25cm"/>
      <style:text-properties style:font-name="Arial" style:font-name-asian="Lucida Sans Unicode" style:font-name-complex="Tahoma"/>
    </style:style>
    <style:style style:data-style-name="nfe99f2" style:family="table-cell" style:name="a5b41dd">
      <style:table-cell-properties fo:border="1.0pt solid #000000" style:decimal-places="2"/>
      <style:paragraph-properties style:tab-stop-distance="1.25cm"/>
      <style:text-properties style:font-name="Arial" style:font-name-asian="Lucida Sans Unicode" style:font-name-complex="Tahoma"/>
    </style:style>
    <style:style style:data-style-name="nd1f94a" style:family="table-cell" style:name="ac3639f">
      <style:table-cell-properties fo:border="1.0pt solid #000000" style:decimal-places="2"/>
      <style:paragraph-properties style:tab-stop-distance="1.25cm"/>
      <style:text-properties style:font-name="Arial" style:font-name-asian="Lucida Sans Unicode" style:font-name-complex="Tahoma"/>
    </style:style>
    <style:style style:data-style-name="nbb4f4a" style:family="table-cell" style:name="a6ec824">
      <style:table-cell-properties fo:border="1.0pt solid #000000" style:decimal-places="2"/>
      <style:paragraph-properties style:tab-stop-distance="1.25cm"/>
      <style:text-properties style:font-name="Arial" style:font-name-asian="Lucida Sans Unicode" style:font-name-complex="Tahoma"/>
    </style:style>
    <style:style style:data-style-name="n51b464" style:family="table-cell" style:name="ac8d98e">
      <style:table-cell-properties fo:border="1.0pt solid #000000" style:decimal-places="2"/>
      <style:paragraph-properties style:tab-stop-distance="1.25cm"/>
      <style:text-properties style:font-name="Arial" style:font-name-asian="Lucida Sans Unicode" style:font-name-complex="Tahoma"/>
    </style:style>
    <style:style style:data-style-name="n7d9a8f" style:family="table-cell" style:name="a1912c4">
      <style:table-cell-properties fo:border="1.0pt solid #000000" style:decimal-places="2"/>
      <style:paragraph-properties style:tab-stop-distance="1.25cm"/>
      <style:text-properties style:font-name="Arial" style:font-name-asian="Lucida Sans Unicode" style:font-name-complex="Tahoma"/>
    </style:style>
    <style:style style:data-style-name="n291a5f" style:family="table-cell" style:name="aa3a233">
      <style:table-cell-properties fo:border="1.0pt solid #000000" style:decimal-places="2"/>
      <style:paragraph-properties style:tab-stop-distance="1.25cm"/>
      <style:text-properties style:font-name="Arial" style:font-name-asian="Lucida Sans Unicode" style:font-name-complex="Tahoma"/>
    </style:style>
    <style:style style:data-style-name="n8e24fe" style:family="table-cell" style:name="a9a01c1">
      <style:table-cell-properties fo:border="1.0pt solid #000000" style:decimal-places="2"/>
      <style:paragraph-properties style:tab-stop-distance="1.25cm"/>
      <style:text-properties style:font-name="Arial" style:font-name-asian="Lucida Sans Unicode" style:font-name-complex="Tahoma"/>
    </style:style>
    <style:style style:data-style-name="n391eb8" style:family="table-cell" style:name="a1d09db">
      <style:table-cell-properties fo:border="1.0pt solid #000000" style:decimal-places="2"/>
      <style:paragraph-properties style:tab-stop-distance="1.25cm"/>
      <style:text-properties style:font-name="Arial" style:font-name-asian="Lucida Sans Unicode" style:font-name-complex="Tahoma"/>
    </style:style>
    <style:style style:data-style-name="n561ea8" style:family="table-cell" style:name="ad7fab7">
      <style:table-cell-properties fo:border="1.0pt solid #000000" style:decimal-places="2"/>
      <style:paragraph-properties style:tab-stop-distance="1.25cm"/>
      <style:text-properties style:font-name="Arial" style:font-name-asian="Lucida Sans Unicode" style:font-name-complex="Tahoma"/>
    </style:style>
    <style:style style:data-style-name="nc2fc1f" style:family="table-cell" style:name="a7780ee">
      <style:table-cell-properties fo:border="1.0pt solid #000000" style:decimal-places="2"/>
      <style:paragraph-properties style:tab-stop-distance="1.25cm"/>
      <style:text-properties style:font-name="Arial" style:font-name-asian="Lucida Sans Unicode" style:font-name-complex="Tahoma"/>
    </style:style>
    <style:style style:data-style-name="n87502c" style:family="table-cell" style:name="ac7762f">
      <style:table-cell-properties fo:border="1.0pt solid #000000" style:decimal-places="2"/>
      <style:paragraph-properties style:tab-stop-distance="1.25cm"/>
      <style:text-properties style:font-name="Arial" style:font-name-asian="Lucida Sans Unicode" style:font-name-complex="Tahoma"/>
    </style:style>
    <style:style style:data-style-name="n232214" style:family="table-cell" style:name="a3c7e0c">
      <style:table-cell-properties fo:border="1.0pt solid #000000" style:decimal-places="2"/>
      <style:paragraph-properties style:tab-stop-distance="1.25cm"/>
      <style:text-properties style:font-name="Arial" style:font-name-asian="Lucida Sans Unicode" style:font-name-complex="Tahoma"/>
    </style:style>
    <style:style style:data-style-name="nff4116" style:family="table-cell" style:name="acd3a97">
      <style:table-cell-properties fo:border="1.0pt solid #000000" style:decimal-places="2"/>
      <style:paragraph-properties style:tab-stop-distance="1.25cm"/>
      <style:text-properties style:font-name="Arial" style:font-name-asian="Lucida Sans Unicode" style:font-name-complex="Tahoma"/>
    </style:style>
    <style:style style:data-style-name="nd4903c" style:family="table-cell" style:name="a1be3c2">
      <style:table-cell-properties fo:border="1.0pt solid #000000" style:decimal-places="2"/>
      <style:paragraph-properties style:tab-stop-distance="1.25cm"/>
      <style:text-properties style:font-name="Arial" style:font-name-asian="Lucida Sans Unicode" style:font-name-complex="Tahoma"/>
    </style:style>
    <style:style style:data-style-name="n4b4f21" style:family="table-cell" style:name="aabf5b3">
      <style:table-cell-properties fo:border="1.0pt solid #000000" style:decimal-places="2"/>
      <style:paragraph-properties style:tab-stop-distance="1.25cm"/>
      <style:text-properties style:font-name="Arial" style:font-name-asian="Lucida Sans Unicode" style:font-name-complex="Tahoma"/>
    </style:style>
    <style:style style:data-style-name="n6732d8" style:family="table-cell" style:name="a9db8e2">
      <style:table-cell-properties fo:border="1.0pt solid #000000" style:decimal-places="2"/>
      <style:paragraph-properties style:tab-stop-distance="1.25cm"/>
      <style:text-properties style:font-name="Arial" style:font-name-asian="Lucida Sans Unicode" style:font-name-complex="Tahoma"/>
    </style:style>
    <style:style style:data-style-name="n6e66a1" style:family="table-cell" style:name="aa79e91">
      <style:table-cell-properties fo:border="1.0pt solid #000000" style:decimal-places="2"/>
      <style:paragraph-properties style:tab-stop-distance="1.25cm"/>
      <style:text-properties style:font-name="Arial" style:font-name-asian="Lucida Sans Unicode" style:font-name-complex="Tahoma"/>
    </style:style>
    <style:style style:data-style-name="ndd119f" style:family="table-cell" style:name="a307da5">
      <style:table-cell-properties fo:border="1.0pt solid #000000" style:decimal-places="2"/>
      <style:paragraph-properties style:tab-stop-distance="1.25cm"/>
      <style:text-properties style:font-name="Arial" style:font-name-asian="Lucida Sans Unicode" style:font-name-complex="Tahoma"/>
    </style:style>
    <style:style style:data-style-name="n98fe36" style:family="table-cell" style:name="afd1760">
      <style:table-cell-properties fo:border="1.0pt solid #000000" style:decimal-places="2"/>
      <style:paragraph-properties style:tab-stop-distance="1.25cm"/>
      <style:text-properties style:font-name="Arial" style:font-name-asian="Lucida Sans Unicode" style:font-name-complex="Tahoma"/>
    </style:style>
    <style:style style:data-style-name="n534d41" style:family="table-cell" style:name="a3c5703">
      <style:table-cell-properties fo:border="1.0pt solid #000000" style:decimal-places="2"/>
      <style:paragraph-properties style:tab-stop-distance="1.25cm"/>
      <style:text-properties style:font-name="Arial" style:font-name-asian="Lucida Sans Unicode" style:font-name-complex="Tahoma"/>
    </style:style>
    <style:style style:data-style-name="n7ff633" style:family="table-cell" style:name="a6c27b5">
      <style:table-cell-properties fo:border="1.0pt solid #000000" style:decimal-places="2"/>
      <style:paragraph-properties style:tab-stop-distance="1.25cm"/>
      <style:text-properties style:font-name="Arial" style:font-name-asian="Lucida Sans Unicode" style:font-name-complex="Tahoma"/>
    </style:style>
    <style:style style:data-style-name="n278f6a" style:family="table-cell" style:name="aa8ed0b">
      <style:table-cell-properties fo:border="1.0pt solid #000000" style:decimal-places="2"/>
      <style:paragraph-properties style:tab-stop-distance="1.25cm"/>
      <style:text-properties style:font-name="Arial" style:font-name-asian="Lucida Sans Unicode" style:font-name-complex="Tahoma"/>
    </style:style>
    <style:style style:data-style-name="n913337" style:family="table-cell" style:name="a025d13">
      <style:table-cell-properties fo:border="1.0pt solid #000000" style:decimal-places="2"/>
      <style:paragraph-properties style:tab-stop-distance="1.25cm"/>
      <style:text-properties style:font-name="Arial" style:font-name-asian="Lucida Sans Unicode" style:font-name-complex="Tahoma"/>
    </style:style>
    <style:style style:data-style-name="n3a2dc6" style:family="table-cell" style:name="af87018">
      <style:table-cell-properties fo:border="1.0pt solid #000000" style:decimal-places="2"/>
      <style:paragraph-properties style:tab-stop-distance="1.25cm"/>
      <style:text-properties style:font-name="Arial" style:font-name-asian="Lucida Sans Unicode" style:font-name-complex="Tahoma"/>
    </style:style>
    <style:style style:data-style-name="n3440fc" style:family="table-cell" style:name="a4fe8d0">
      <style:table-cell-properties fo:border="1.0pt solid #000000" style:decimal-places="2"/>
      <style:paragraph-properties style:tab-stop-distance="1.25cm"/>
      <style:text-properties style:font-name="Arial" style:font-name-asian="Lucida Sans Unicode" style:font-name-complex="Tahoma"/>
    </style:style>
    <style:style style:data-style-name="n6d6771" style:family="table-cell" style:name="a390428">
      <style:table-cell-properties fo:border="1.0pt solid #000000" style:decimal-places="2"/>
      <style:paragraph-properties style:tab-stop-distance="1.25cm"/>
      <style:text-properties style:font-name="Arial" style:font-name-asian="Lucida Sans Unicode" style:font-name-complex="Tahoma"/>
    </style:style>
    <style:style style:data-style-name="ncdd71f" style:family="table-cell" style:name="ac16fab">
      <style:table-cell-properties fo:border="1.0pt solid #000000" style:decimal-places="2"/>
      <style:paragraph-properties style:tab-stop-distance="1.25cm"/>
      <style:text-properties style:font-name="Arial" style:font-name-asian="Lucida Sans Unicode" style:font-name-complex="Tahoma"/>
    </style:style>
    <style:style style:data-style-name="n7cfe17" style:family="table-cell" style:name="a8610ba">
      <style:table-cell-properties fo:border="1.0pt solid #000000" style:decimal-places="2"/>
      <style:paragraph-properties style:tab-stop-distance="1.25cm"/>
      <style:text-properties style:font-name="Arial" style:font-name-asian="Lucida Sans Unicode" style:font-name-complex="Tahoma"/>
    </style:style>
    <style:style style:data-style-name="n3db936" style:family="table-cell" style:name="aa43099">
      <style:table-cell-properties fo:border="1.0pt solid #000000" style:decimal-places="2"/>
      <style:paragraph-properties style:tab-stop-distance="1.25cm"/>
      <style:text-properties style:font-name="Arial" style:font-name-asian="Lucida Sans Unicode" style:font-name-complex="Tahoma"/>
    </style:style>
    <style:style style:data-style-name="n288a5d" style:family="table-cell" style:name="a47e6fe">
      <style:table-cell-properties fo:border="1.0pt solid #000000" style:decimal-places="2"/>
      <style:paragraph-properties style:tab-stop-distance="1.25cm"/>
      <style:text-properties style:font-name="Arial" style:font-name-asian="Lucida Sans Unicode" style:font-name-complex="Tahoma"/>
    </style:style>
    <style:style style:data-style-name="n646e8c" style:family="table-cell" style:name="ad22db1">
      <style:table-cell-properties fo:border="1.0pt solid #000000" style:decimal-places="2"/>
      <style:paragraph-properties style:tab-stop-distance="1.25cm"/>
      <style:text-properties style:font-name="Arial" style:font-name-asian="Lucida Sans Unicode" style:font-name-complex="Tahoma"/>
    </style:style>
    <style:style style:data-style-name="ne65711" style:family="table-cell" style:name="a691728">
      <style:table-cell-properties fo:border="1.0pt solid #000000" style:decimal-places="2"/>
      <style:paragraph-properties style:tab-stop-distance="1.25cm"/>
      <style:text-properties style:font-name="Arial" style:font-name-asian="Lucida Sans Unicode" style:font-name-complex="Tahoma"/>
    </style:style>
    <style:style style:data-style-name="n32e1cc" style:family="table-cell" style:name="ab35b38">
      <style:table-cell-properties fo:border="1.0pt solid #000000" style:decimal-places="2"/>
      <style:paragraph-properties style:tab-stop-distance="1.25cm"/>
      <style:text-properties style:font-name="Arial" style:font-name-asian="Lucida Sans Unicode" style:font-name-complex="Tahoma"/>
    </style:style>
    <style:style style:data-style-name="na2e51a" style:family="table-cell" style:name="a20e943">
      <style:table-cell-properties fo:border="1.0pt solid #000000" style:decimal-places="2"/>
      <style:paragraph-properties style:tab-stop-distance="1.25cm"/>
      <style:text-properties style:font-name="Arial" style:font-name-asian="Lucida Sans Unicode" style:font-name-complex="Tahoma"/>
    </style:style>
    <style:style style:data-style-name="n3ff5bb" style:family="table-cell" style:name="a048634">
      <style:table-cell-properties fo:border="1.0pt solid #000000" style:decimal-places="2"/>
      <style:paragraph-properties style:tab-stop-distance="1.25cm"/>
      <style:text-properties style:font-name="Arial" style:font-name-asian="Lucida Sans Unicode" style:font-name-complex="Tahoma"/>
    </style:style>
    <style:style style:data-style-name="n4a79e4" style:family="table-cell" style:name="af8fcd1">
      <style:table-cell-properties fo:border="1.0pt solid #000000" style:decimal-places="2"/>
      <style:paragraph-properties style:tab-stop-distance="1.25cm"/>
      <style:text-properties style:font-name="Arial" style:font-name-asian="Lucida Sans Unicode" style:font-name-complex="Tahoma"/>
    </style:style>
    <style:style style:data-style-name="nf993f6" style:family="table-cell" style:name="a1de509">
      <style:table-cell-properties fo:border="1.0pt solid #000000" style:decimal-places="2"/>
      <style:paragraph-properties style:tab-stop-distance="1.25cm"/>
      <style:text-properties style:font-name="Arial" style:font-name-asian="Lucida Sans Unicode" style:font-name-complex="Tahoma"/>
    </style:style>
    <style:style style:data-style-name="nc72463" style:family="table-cell" style:name="a4c5612">
      <style:table-cell-properties fo:border="1.0pt solid #000000" style:decimal-places="2"/>
      <style:paragraph-properties style:tab-stop-distance="1.25cm"/>
      <style:text-properties style:font-name="Arial" style:font-name-asian="Lucida Sans Unicode" style:font-name-complex="Tahoma"/>
    </style:style>
    <style:style style:data-style-name="n73af33" style:family="table-cell" style:name="a8759ff">
      <style:table-cell-properties fo:border="1.0pt solid #000000" style:decimal-places="2"/>
      <style:paragraph-properties style:tab-stop-distance="1.25cm"/>
      <style:text-properties style:font-name="Arial" style:font-name-asian="Lucida Sans Unicode" style:font-name-complex="Tahoma"/>
    </style:style>
    <style:style style:data-style-name="nfd3e5d" style:family="table-cell" style:name="a8f56b8">
      <style:table-cell-properties fo:border="1.0pt solid #000000" style:decimal-places="2"/>
      <style:paragraph-properties style:tab-stop-distance="1.25cm"/>
      <style:text-properties style:font-name="Arial" style:font-name-asian="Lucida Sans Unicode" style:font-name-complex="Tahoma"/>
    </style:style>
    <style:style style:data-style-name="n16997b" style:family="table-cell" style:name="ae098c2">
      <style:table-cell-properties fo:border="1.0pt solid #000000" style:decimal-places="2"/>
      <style:paragraph-properties style:tab-stop-distance="1.25cm"/>
      <style:text-properties style:font-name="Arial" style:font-name-asian="Lucida Sans Unicode" style:font-name-complex="Tahoma"/>
    </style:style>
    <style:style style:data-style-name="n9b904e" style:family="table-cell" style:name="a558b71">
      <style:table-cell-properties fo:border="1.0pt solid #000000" style:decimal-places="2"/>
      <style:paragraph-properties style:tab-stop-distance="1.25cm"/>
      <style:text-properties style:font-name="Arial" style:font-name-asian="Lucida Sans Unicode" style:font-name-complex="Tahoma"/>
    </style:style>
    <style:style style:data-style-name="n386059" style:family="table-cell" style:name="a2cdd27">
      <style:table-cell-properties fo:border="1.0pt solid #000000" style:decimal-places="2"/>
      <style:paragraph-properties style:tab-stop-distance="1.25cm"/>
      <style:text-properties style:font-name="Arial" style:font-name-asian="Lucida Sans Unicode" style:font-name-complex="Tahoma"/>
    </style:style>
    <style:style style:data-style-name="n28c0ec" style:family="table-cell" style:name="ad3168f">
      <style:table-cell-properties fo:border="1.0pt solid #000000" style:decimal-places="2"/>
      <style:paragraph-properties style:tab-stop-distance="1.25cm"/>
      <style:text-properties style:font-name="Arial" style:font-name-asian="Lucida Sans Unicode" style:font-name-complex="Tahoma"/>
    </style:style>
    <style:style style:data-style-name="n13a748" style:family="table-cell" style:name="aadf2e0">
      <style:table-cell-properties fo:border="1.0pt solid #000000" style:decimal-places="2"/>
      <style:paragraph-properties style:tab-stop-distance="1.25cm"/>
      <style:text-properties style:font-name="Arial" style:font-name-asian="Lucida Sans Unicode" style:font-name-complex="Tahoma"/>
    </style:style>
    <style:style style:data-style-name="n46b498" style:family="table-cell" style:name="ac7139d">
      <style:table-cell-properties fo:border="1.0pt solid #000000" style:decimal-places="2"/>
      <style:paragraph-properties style:tab-stop-distance="1.25cm"/>
      <style:text-properties style:font-name="Arial" style:font-name-asian="Lucida Sans Unicode" style:font-name-complex="Tahoma"/>
    </style:style>
    <style:style style:data-style-name="na48175" style:family="table-cell" style:name="abe32d9">
      <style:table-cell-properties fo:border="1.0pt solid #000000" style:decimal-places="2"/>
      <style:paragraph-properties style:tab-stop-distance="1.25cm"/>
      <style:text-properties style:font-name="Arial" style:font-name-asian="Lucida Sans Unicode" style:font-name-complex="Tahoma"/>
    </style:style>
    <style:style style:data-style-name="n8ef543" style:family="table-cell" style:name="a89d6c1">
      <style:table-cell-properties fo:border="1.0pt solid #000000" style:decimal-places="2"/>
      <style:paragraph-properties style:tab-stop-distance="1.25cm"/>
      <style:text-properties style:font-name="Arial" style:font-name-asian="Lucida Sans Unicode" style:font-name-complex="Tahoma"/>
    </style:style>
    <style:style style:data-style-name="ne9a020" style:family="table-cell" style:name="aae1465">
      <style:table-cell-properties fo:border="1.0pt solid #000000" style:decimal-places="2"/>
      <style:paragraph-properties style:tab-stop-distance="1.25cm"/>
      <style:text-properties style:font-name="Arial" style:font-name-asian="Lucida Sans Unicode" style:font-name-complex="Tahoma"/>
    </style:style>
    <style:style style:data-style-name="nd9bf48" style:family="table-cell" style:name="ad0a633">
      <style:table-cell-properties fo:border="1.0pt solid #000000" style:decimal-places="2"/>
      <style:paragraph-properties style:tab-stop-distance="1.25cm"/>
      <style:text-properties style:font-name="Arial" style:font-name-asian="Lucida Sans Unicode" style:font-name-complex="Tahoma"/>
    </style:style>
    <style:style style:data-style-name="n6177b8" style:family="table-cell" style:name="a0d3d87">
      <style:table-cell-properties fo:border="1.0pt solid #000000" style:decimal-places="2"/>
      <style:paragraph-properties style:tab-stop-distance="1.25cm"/>
      <style:text-properties style:font-name="Arial" style:font-name-asian="Lucida Sans Unicode" style:font-name-complex="Tahoma"/>
    </style:style>
    <style:style style:data-style-name="nfed40f" style:family="table-cell" style:name="a77bb31">
      <style:table-cell-properties fo:border="1.0pt solid #000000" style:decimal-places="2"/>
      <style:paragraph-properties style:tab-stop-distance="1.25cm"/>
      <style:text-properties style:font-name="Arial" style:font-name-asian="Lucida Sans Unicode" style:font-name-complex="Tahoma"/>
    </style:style>
    <style:style style:data-style-name="n47de08" style:family="table-cell" style:name="a09dee7">
      <style:table-cell-properties fo:border="1.0pt solid #000000" style:decimal-places="2"/>
      <style:paragraph-properties style:tab-stop-distance="1.25cm"/>
      <style:text-properties style:font-name="Arial" style:font-name-asian="Lucida Sans Unicode" style:font-name-complex="Tahoma"/>
    </style:style>
    <style:style style:data-style-name="nb20cbe" style:family="table-cell" style:name="ade3b1e">
      <style:table-cell-properties fo:border="1.0pt solid #000000" style:decimal-places="2"/>
      <style:paragraph-properties style:tab-stop-distance="1.25cm"/>
      <style:text-properties style:font-name="Arial" style:font-name-asian="Lucida Sans Unicode" style:font-name-complex="Tahoma"/>
    </style:style>
    <style:style style:data-style-name="n0463b6" style:family="table-cell" style:name="a98dd5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db0da">
      <style:table-cell-properties fo:border="1.0pt solid #000000" style:decimal-places="2"/>
      <style:paragraph-properties style:tab-stop-distance="1.25cm"/>
      <style:text-properties style:font-name="Arial" style:font-name-asian="Lucida Sans Unicode" style:font-name-complex="Tahoma"/>
    </style:style>
    <style:style style:data-style-name="n4face0" style:family="table-cell" style:name="adf13ec">
      <style:table-cell-properties fo:border="1.0pt solid #000000" style:decimal-places="2"/>
      <style:paragraph-properties style:tab-stop-distance="1.25cm"/>
      <style:text-properties style:font-name="Arial" style:font-name-asian="Lucida Sans Unicode" style:font-name-complex="Tahoma"/>
    </style:style>
    <style:style style:data-style-name="n7a548e" style:family="table-cell" style:name="a62995d">
      <style:table-cell-properties fo:border="1.0pt solid #000000" style:decimal-places="2"/>
      <style:paragraph-properties style:tab-stop-distance="1.25cm"/>
      <style:text-properties style:font-name="Arial" style:font-name-asian="Lucida Sans Unicode" style:font-name-complex="Tahoma"/>
    </style:style>
    <style:style style:data-style-name="n54f7e5" style:family="table-cell" style:name="a2516f8">
      <style:table-cell-properties fo:border="1.0pt solid #000000" style:decimal-places="2"/>
      <style:paragraph-properties style:tab-stop-distance="1.25cm"/>
      <style:text-properties style:font-name="Arial" style:font-name-asian="Lucida Sans Unicode" style:font-name-complex="Tahoma"/>
    </style:style>
    <style:style style:data-style-name="n37ccfe" style:family="table-cell" style:name="a95163a">
      <style:table-cell-properties fo:border="1.0pt solid #000000" style:decimal-places="2"/>
      <style:paragraph-properties style:tab-stop-distance="1.25cm"/>
      <style:text-properties style:font-name="Arial" style:font-name-asian="Lucida Sans Unicode" style:font-name-complex="Tahoma"/>
    </style:style>
    <style:style style:data-style-name="ned0d06" style:family="table-cell" style:name="a5c919d">
      <style:table-cell-properties fo:border="1.0pt solid #000000" style:decimal-places="2"/>
      <style:paragraph-properties style:tab-stop-distance="1.25cm"/>
      <style:text-properties style:font-name="Arial" style:font-name-asian="Lucida Sans Unicode" style:font-name-complex="Tahoma"/>
    </style:style>
    <style:style style:data-style-name="n6a9422" style:family="table-cell" style:name="a3b0b92">
      <style:table-cell-properties fo:border="1.0pt solid #000000" style:decimal-places="2"/>
      <style:paragraph-properties style:tab-stop-distance="1.25cm"/>
      <style:text-properties style:font-name="Arial" style:font-name-asian="Lucida Sans Unicode" style:font-name-complex="Tahoma"/>
    </style:style>
    <style:style style:data-style-name="na675f7" style:family="table-cell" style:name="a9ddca3">
      <style:table-cell-properties fo:border="1.0pt solid #000000" style:decimal-places="2"/>
      <style:paragraph-properties style:tab-stop-distance="1.25cm"/>
      <style:text-properties style:font-name="Arial" style:font-name-asian="Lucida Sans Unicode" style:font-name-complex="Tahoma"/>
    </style:style>
    <style:style style:data-style-name="n0b865d" style:family="table-cell" style:name="adf1689">
      <style:table-cell-properties fo:border="1.0pt solid #000000" style:decimal-places="2"/>
      <style:paragraph-properties style:tab-stop-distance="1.25cm"/>
      <style:text-properties style:font-name="Arial" style:font-name-asian="Lucida Sans Unicode" style:font-name-complex="Tahoma"/>
    </style:style>
    <style:style style:data-style-name="n1c1441" style:family="table-cell" style:name="acf06c0">
      <style:table-cell-properties fo:border="1.0pt solid #000000" style:decimal-places="2"/>
      <style:paragraph-properties style:tab-stop-distance="1.25cm"/>
      <style:text-properties style:font-name="Arial" style:font-name-asian="Lucida Sans Unicode" style:font-name-complex="Tahoma"/>
    </style:style>
    <style:style style:data-style-name="n310c30" style:family="table-cell" style:name="a5d2466">
      <style:table-cell-properties fo:border="1.0pt solid #000000" style:decimal-places="2"/>
      <style:paragraph-properties style:tab-stop-distance="1.25cm"/>
      <style:text-properties style:font-name="Arial" style:font-name-asian="Lucida Sans Unicode" style:font-name-complex="Tahoma"/>
    </style:style>
    <style:style style:data-style-name="n53d955" style:family="table-cell" style:name="af87397">
      <style:table-cell-properties fo:border="1.0pt solid #000000" style:decimal-places="2"/>
      <style:paragraph-properties style:tab-stop-distance="1.25cm"/>
      <style:text-properties style:font-name="Arial" style:font-name-asian="Lucida Sans Unicode" style:font-name-complex="Tahoma"/>
    </style:style>
    <style:style style:data-style-name="n9a86bc" style:family="table-cell" style:name="abd41c7">
      <style:table-cell-properties fo:border="1.0pt solid #000000" style:decimal-places="2"/>
      <style:paragraph-properties style:tab-stop-distance="1.25cm"/>
      <style:text-properties style:font-name="Arial" style:font-name-asian="Lucida Sans Unicode" style:font-name-complex="Tahoma"/>
    </style:style>
    <style:style style:data-style-name="nbe5a41" style:family="table-cell" style:name="a57b80c">
      <style:table-cell-properties fo:border="1.0pt solid #000000" style:decimal-places="2"/>
      <style:paragraph-properties style:tab-stop-distance="1.25cm"/>
      <style:text-properties style:font-name="Arial" style:font-name-asian="Lucida Sans Unicode" style:font-name-complex="Tahoma"/>
    </style:style>
    <style:style style:data-style-name="n2b796f" style:family="table-cell" style:name="af2bcbc">
      <style:table-cell-properties fo:border="1.0pt solid #000000" style:decimal-places="2"/>
      <style:paragraph-properties style:tab-stop-distance="1.25cm"/>
      <style:text-properties style:font-name="Arial" style:font-name-asian="Lucida Sans Unicode" style:font-name-complex="Tahoma"/>
    </style:style>
    <style:style style:data-style-name="nea7247" style:family="table-cell" style:name="a8cafc0">
      <style:table-cell-properties fo:border="1.0pt solid #000000" style:decimal-places="2"/>
      <style:paragraph-properties style:tab-stop-distance="1.25cm"/>
      <style:text-properties style:font-name="Arial" style:font-name-asian="Lucida Sans Unicode" style:font-name-complex="Tahoma"/>
    </style:style>
    <style:style style:data-style-name="ne06ac6" style:family="table-cell" style:name="a902b95">
      <style:table-cell-properties fo:border="1.0pt solid #000000" style:decimal-places="2"/>
      <style:paragraph-properties style:tab-stop-distance="1.25cm"/>
      <style:text-properties style:font-name="Arial" style:font-name-asian="Lucida Sans Unicode" style:font-name-complex="Tahoma"/>
    </style:style>
    <style:style style:data-style-name="n360a8d" style:family="table-cell" style:name="ae030bf">
      <style:table-cell-properties fo:border="1.0pt solid #000000" style:decimal-places="2"/>
      <style:paragraph-properties style:tab-stop-distance="1.25cm"/>
      <style:text-properties style:font-name="Arial" style:font-name-asian="Lucida Sans Unicode" style:font-name-complex="Tahoma"/>
    </style:style>
    <style:style style:data-style-name="n22c437" style:family="table-cell" style:name="aa395b6">
      <style:table-cell-properties fo:border="1.0pt solid #000000" style:decimal-places="2"/>
      <style:paragraph-properties style:tab-stop-distance="1.25cm"/>
      <style:text-properties style:font-name="Arial" style:font-name-asian="Lucida Sans Unicode" style:font-name-complex="Tahoma"/>
    </style:style>
    <style:style style:data-style-name="n61d33c" style:family="table-cell" style:name="a8c7fc5">
      <style:table-cell-properties fo:border="1.0pt solid #000000" style:decimal-places="2"/>
      <style:paragraph-properties style:tab-stop-distance="1.25cm"/>
      <style:text-properties style:font-name="Arial" style:font-name-asian="Lucida Sans Unicode" style:font-name-complex="Tahoma"/>
    </style:style>
    <style:style style:data-style-name="n9cf55e" style:family="table-cell" style:name="ac81adc">
      <style:table-cell-properties fo:border="1.0pt solid #000000" style:decimal-places="2"/>
      <style:paragraph-properties style:tab-stop-distance="1.25cm"/>
      <style:text-properties style:font-name="Arial" style:font-name-asian="Lucida Sans Unicode" style:font-name-complex="Tahoma"/>
    </style:style>
    <style:style style:data-style-name="ncdf324" style:family="table-cell" style:name="a9ef897">
      <style:table-cell-properties fo:border="1.0pt solid #000000" style:decimal-places="2"/>
      <style:paragraph-properties style:tab-stop-distance="1.25cm"/>
      <style:text-properties style:font-name="Arial" style:font-name-asian="Lucida Sans Unicode" style:font-name-complex="Tahoma"/>
    </style:style>
    <style:style style:data-style-name="n38a873" style:family="table-cell" style:name="a8f4880">
      <style:table-cell-properties fo:border="1.0pt solid #000000" style:decimal-places="2"/>
      <style:paragraph-properties style:tab-stop-distance="1.25cm"/>
      <style:text-properties style:font-name="Arial" style:font-name-asian="Lucida Sans Unicode" style:font-name-complex="Tahoma"/>
    </style:style>
    <style:style style:data-style-name="nd81e17" style:family="table-cell" style:name="ad5835e">
      <style:table-cell-properties fo:border="1.0pt solid #000000" style:decimal-places="2"/>
      <style:paragraph-properties style:tab-stop-distance="1.25cm"/>
      <style:text-properties style:font-name="Arial" style:font-name-asian="Lucida Sans Unicode" style:font-name-complex="Tahoma"/>
    </style:style>
    <style:style style:data-style-name="ne70244" style:family="table-cell" style:name="a2b1451">
      <style:table-cell-properties fo:border="1.0pt solid #000000" style:decimal-places="2"/>
      <style:paragraph-properties style:tab-stop-distance="1.25cm"/>
      <style:text-properties style:font-name="Arial" style:font-name-asian="Lucida Sans Unicode" style:font-name-complex="Tahoma"/>
    </style:style>
    <style:style style:data-style-name="n7510dc" style:family="table-cell" style:name="a2aa907">
      <style:table-cell-properties fo:border="1.0pt solid #000000" style:decimal-places="2"/>
      <style:paragraph-properties style:tab-stop-distance="1.25cm"/>
      <style:text-properties style:font-name="Arial" style:font-name-asian="Lucida Sans Unicode" style:font-name-complex="Tahoma"/>
    </style:style>
    <style:style style:data-style-name="n4d90dc" style:family="table-cell" style:name="a656dfb">
      <style:table-cell-properties fo:border="1.0pt solid #000000" style:decimal-places="2"/>
      <style:paragraph-properties style:tab-stop-distance="1.25cm"/>
      <style:text-properties style:font-name="Arial" style:font-name-asian="Lucida Sans Unicode" style:font-name-complex="Tahoma"/>
    </style:style>
    <style:style style:data-style-name="n459965" style:family="table-cell" style:name="a55a5f9">
      <style:table-cell-properties fo:border="1.0pt solid #000000" style:decimal-places="2"/>
      <style:paragraph-properties style:tab-stop-distance="1.25cm"/>
      <style:text-properties style:font-name="Arial" style:font-name-asian="Lucida Sans Unicode" style:font-name-complex="Tahoma"/>
    </style:style>
    <style:style style:data-style-name="n8f56b1" style:family="table-cell" style:name="a92c9b3">
      <style:table-cell-properties fo:border="1.0pt solid #000000" style:decimal-places="2"/>
      <style:paragraph-properties style:tab-stop-distance="1.25cm"/>
      <style:text-properties style:font-name="Arial" style:font-name-asian="Lucida Sans Unicode" style:font-name-complex="Tahoma"/>
    </style:style>
    <style:style style:data-style-name="n5e2c9b" style:family="table-cell" style:name="aa9fbca">
      <style:table-cell-properties fo:border="1.0pt solid #000000" style:decimal-places="2"/>
      <style:paragraph-properties style:tab-stop-distance="1.25cm"/>
      <style:text-properties style:font-name="Arial" style:font-name-asian="Lucida Sans Unicode" style:font-name-complex="Tahoma"/>
    </style:style>
    <style:style style:data-style-name="n2a261e" style:family="table-cell" style:name="a1d282b">
      <style:table-cell-properties fo:border="1.0pt solid #000000" style:decimal-places="2"/>
      <style:paragraph-properties style:tab-stop-distance="1.25cm"/>
      <style:text-properties style:font-name="Arial" style:font-name-asian="Lucida Sans Unicode" style:font-name-complex="Tahoma"/>
    </style:style>
    <style:style style:data-style-name="nee9a1b" style:family="table-cell" style:name="aa0f7ad">
      <style:table-cell-properties fo:border="1.0pt solid #000000" style:decimal-places="2"/>
      <style:paragraph-properties style:tab-stop-distance="1.25cm"/>
      <style:text-properties style:font-name="Arial" style:font-name-asian="Lucida Sans Unicode" style:font-name-complex="Tahoma"/>
    </style:style>
    <style:style style:data-style-name="n268c21" style:family="table-cell" style:name="a4c37f2">
      <style:table-cell-properties fo:border="1.0pt solid #000000" style:decimal-places="2"/>
      <style:paragraph-properties style:tab-stop-distance="1.25cm"/>
      <style:text-properties style:font-name="Arial" style:font-name-asian="Lucida Sans Unicode" style:font-name-complex="Tahoma"/>
    </style:style>
    <style:style style:data-style-name="nb63d79" style:family="table-cell" style:name="a28ac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87777">
      <style:table-cell-properties fo:border="1.0pt solid #000000" style:decimal-places="2"/>
      <style:paragraph-properties style:tab-stop-distance="1.25cm"/>
      <style:text-properties style:font-name="Arial" style:font-name-asian="Lucida Sans Unicode" style:font-name-complex="Tahoma"/>
    </style:style>
    <style:style style:data-style-name="n6d407c" style:family="table-cell" style:name="a243e8c">
      <style:table-cell-properties fo:border="1.0pt solid #000000" style:decimal-places="2"/>
      <style:paragraph-properties style:tab-stop-distance="1.25cm"/>
      <style:text-properties style:font-name="Arial" style:font-name-asian="Lucida Sans Unicode" style:font-name-complex="Tahoma"/>
    </style:style>
    <style:style style:data-style-name="n73b903" style:family="table-cell" style:name="af1fe0d">
      <style:table-cell-properties fo:border="1.0pt solid #000000" style:decimal-places="2"/>
      <style:paragraph-properties style:tab-stop-distance="1.25cm"/>
      <style:text-properties style:font-name="Arial" style:font-name-asian="Lucida Sans Unicode" style:font-name-complex="Tahoma"/>
    </style:style>
    <style:style style:data-style-name="nbc6b47" style:family="table-cell" style:name="a7a4929">
      <style:table-cell-properties fo:border="1.0pt solid #000000" style:decimal-places="2"/>
      <style:paragraph-properties style:tab-stop-distance="1.25cm"/>
      <style:text-properties style:font-name="Arial" style:font-name-asian="Lucida Sans Unicode" style:font-name-complex="Tahoma"/>
    </style:style>
    <style:style style:data-style-name="ne9a75d" style:family="table-cell" style:name="a6305c3">
      <style:table-cell-properties fo:border="1.0pt solid #000000" style:decimal-places="2"/>
      <style:paragraph-properties style:tab-stop-distance="1.25cm"/>
      <style:text-properties style:font-name="Arial" style:font-name-asian="Lucida Sans Unicode" style:font-name-complex="Tahoma"/>
    </style:style>
    <style:style style:data-style-name="n2aa768" style:family="table-cell" style:name="a94fa2a">
      <style:table-cell-properties fo:border="1.0pt solid #000000" style:decimal-places="2"/>
      <style:paragraph-properties style:tab-stop-distance="1.25cm"/>
      <style:text-properties style:font-name="Arial" style:font-name-asian="Lucida Sans Unicode" style:font-name-complex="Tahoma"/>
    </style:style>
    <style:style style:data-style-name="n736b8c" style:family="table-cell" style:name="af1b6da">
      <style:table-cell-properties fo:border="1.0pt solid #000000" style:decimal-places="2"/>
      <style:paragraph-properties style:tab-stop-distance="1.25cm"/>
      <style:text-properties style:font-name="Arial" style:font-name-asian="Lucida Sans Unicode" style:font-name-complex="Tahoma"/>
    </style:style>
    <style:style style:data-style-name="n016a2a" style:family="table-cell" style:name="a5d4606">
      <style:table-cell-properties fo:border="1.0pt solid #000000" style:decimal-places="2"/>
      <style:paragraph-properties style:tab-stop-distance="1.25cm"/>
      <style:text-properties style:font-name="Arial" style:font-name-asian="Lucida Sans Unicode" style:font-name-complex="Tahoma"/>
    </style:style>
    <style:style style:data-style-name="nf2c6db" style:family="table-cell" style:name="a07514b">
      <style:table-cell-properties fo:border="1.0pt solid #000000" style:decimal-places="2"/>
      <style:paragraph-properties style:tab-stop-distance="1.25cm"/>
      <style:text-properties style:font-name="Arial" style:font-name-asian="Lucida Sans Unicode" style:font-name-complex="Tahoma"/>
    </style:style>
    <style:style style:data-style-name="nf07f40" style:family="table-cell" style:name="adcd3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bdf84">
      <style:table-cell-properties fo:border="1.0pt solid #000000" style:decimal-places="2"/>
      <style:paragraph-properties style:tab-stop-distance="1.25cm"/>
      <style:text-properties style:font-name="Arial" style:font-name-asian="Lucida Sans Unicode" style:font-name-complex="Tahoma"/>
    </style:style>
    <style:style style:data-style-name="n498634" style:family="table-cell" style:name="ac1f804">
      <style:table-cell-properties fo:border="1.0pt solid #000000" style:decimal-places="2"/>
      <style:paragraph-properties style:tab-stop-distance="1.25cm"/>
      <style:text-properties style:font-name="Arial" style:font-name-asian="Lucida Sans Unicode" style:font-name-complex="Tahoma"/>
    </style:style>
    <style:style style:data-style-name="n6495cd" style:family="table-cell" style:name="aa8615b">
      <style:table-cell-properties fo:border="1.0pt solid #000000" style:decimal-places="2"/>
      <style:paragraph-properties style:tab-stop-distance="1.25cm"/>
      <style:text-properties style:font-name="Arial" style:font-name-asian="Lucida Sans Unicode" style:font-name-complex="Tahoma"/>
    </style:style>
    <style:style style:data-style-name="n29046e" style:family="table-cell" style:name="ac3b36d">
      <style:table-cell-properties fo:border="1.0pt solid #000000" style:decimal-places="2"/>
      <style:paragraph-properties style:tab-stop-distance="1.25cm"/>
      <style:text-properties style:font-name="Arial" style:font-name-asian="Lucida Sans Unicode" style:font-name-complex="Tahoma"/>
    </style:style>
    <style:style style:data-style-name="nb938e3" style:family="table-cell" style:name="ac514ee">
      <style:table-cell-properties fo:border="1.0pt solid #000000" style:decimal-places="2"/>
      <style:paragraph-properties style:tab-stop-distance="1.25cm"/>
      <style:text-properties style:font-name="Arial" style:font-name-asian="Lucida Sans Unicode" style:font-name-complex="Tahoma"/>
    </style:style>
    <style:style style:data-style-name="n3794b7" style:family="table-cell" style:name="a324690">
      <style:table-cell-properties fo:border="1.0pt solid #000000" style:decimal-places="2"/>
      <style:paragraph-properties style:tab-stop-distance="1.25cm"/>
      <style:text-properties style:font-name="Arial" style:font-name-asian="Lucida Sans Unicode" style:font-name-complex="Tahoma"/>
    </style:style>
    <style:style style:data-style-name="n908f1a" style:family="table-cell" style:name="ac96ecf">
      <style:table-cell-properties fo:border="1.0pt solid #000000" style:decimal-places="2"/>
      <style:paragraph-properties style:tab-stop-distance="1.25cm"/>
      <style:text-properties style:font-name="Arial" style:font-name-asian="Lucida Sans Unicode" style:font-name-complex="Tahoma"/>
    </style:style>
    <style:style style:data-style-name="n8880ff" style:family="table-cell" style:name="a08f89d">
      <style:table-cell-properties fo:border="1.0pt solid #000000" style:decimal-places="2"/>
      <style:paragraph-properties style:tab-stop-distance="1.25cm"/>
      <style:text-properties style:font-name="Arial" style:font-name-asian="Lucida Sans Unicode" style:font-name-complex="Tahoma"/>
    </style:style>
    <style:style style:data-style-name="n66fc3e" style:family="table-cell" style:name="a8eb1d8">
      <style:table-cell-properties fo:border="1.0pt solid #000000" style:decimal-places="2"/>
      <style:paragraph-properties style:tab-stop-distance="1.25cm"/>
      <style:text-properties style:font-name="Arial" style:font-name-asian="Lucida Sans Unicode" style:font-name-complex="Tahoma"/>
    </style:style>
    <style:style style:data-style-name="nd8fd40" style:family="table-cell" style:name="a583443">
      <style:table-cell-properties fo:border="1.0pt solid #000000" style:decimal-places="2"/>
      <style:paragraph-properties style:tab-stop-distance="1.25cm"/>
      <style:text-properties style:font-name="Arial" style:font-name-asian="Lucida Sans Unicode" style:font-name-complex="Tahoma"/>
    </style:style>
    <style:style style:data-style-name="n40b85d" style:family="table-cell" style:name="ab02a64">
      <style:table-cell-properties fo:border="1.0pt solid #000000" style:decimal-places="2"/>
      <style:paragraph-properties style:tab-stop-distance="1.25cm"/>
      <style:text-properties style:font-name="Arial" style:font-name-asian="Lucida Sans Unicode" style:font-name-complex="Tahoma"/>
    </style:style>
    <style:style style:data-style-name="n008ecc" style:family="table-cell" style:name="a7188fe">
      <style:table-cell-properties fo:border="1.0pt solid #000000" style:decimal-places="2"/>
      <style:paragraph-properties style:tab-stop-distance="1.25cm"/>
      <style:text-properties style:font-name="Arial" style:font-name-asian="Lucida Sans Unicode" style:font-name-complex="Tahoma"/>
    </style:style>
    <style:style style:data-style-name="n12b7bf" style:family="table-cell" style:name="a6417d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a96a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8ade">
      <style:table-cell-properties fo:border="1.0pt solid #000000" style:decimal-places="2"/>
      <style:paragraph-properties style:tab-stop-distance="1.25cm"/>
      <style:text-properties style:font-name="Arial" style:font-name-asian="Lucida Sans Unicode" style:font-name-complex="Tahoma"/>
    </style:style>
    <style:style style:data-style-name="nddde55" style:family="table-cell" style:name="a8db69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92d40">
      <style:table-cell-properties fo:border="1.0pt solid #000000" style:decimal-places="2"/>
      <style:paragraph-properties style:tab-stop-distance="1.25cm"/>
      <style:text-properties style:font-name="Arial" style:font-name-asian="Lucida Sans Unicode" style:font-name-complex="Tahoma"/>
    </style:style>
    <style:style style:data-style-name="ned5611" style:family="table-cell" style:name="a18973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4cf7">
      <style:table-cell-properties fo:border="1.0pt solid #000000" style:decimal-places="2"/>
      <style:paragraph-properties style:tab-stop-distance="1.25cm"/>
      <style:text-properties style:font-name="Arial" style:font-name-asian="Lucida Sans Unicode" style:font-name-complex="Tahoma"/>
    </style:style>
    <style:style style:data-style-name="n3d7b75" style:family="table-cell" style:name="a9f331e">
      <style:table-cell-properties fo:border="1.0pt solid #000000" style:decimal-places="2"/>
      <style:paragraph-properties style:tab-stop-distance="1.25cm"/>
      <style:text-properties style:font-name="Arial" style:font-name-asian="Lucida Sans Unicode" style:font-name-complex="Tahoma"/>
    </style:style>
    <style:style style:data-style-name="ndd96cd" style:family="table-cell" style:name="addd97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5d7d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f8f2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48b9c">
      <style:table-cell-properties fo:border="1.0pt solid #000000" style:decimal-places="2"/>
      <style:paragraph-properties style:tab-stop-distance="1.25cm"/>
      <style:text-properties style:font-name="Arial" style:font-name-asian="Lucida Sans Unicode" style:font-name-complex="Tahoma"/>
    </style:style>
    <style:style style:data-style-name="ne78cc1" style:family="table-cell" style:name="a698abb">
      <style:table-cell-properties fo:border="1.0pt solid #000000" style:decimal-places="2"/>
      <style:paragraph-properties style:tab-stop-distance="1.25cm"/>
      <style:text-properties style:font-name="Arial" style:font-name-asian="Lucida Sans Unicode" style:font-name-complex="Tahoma"/>
    </style:style>
    <style:style style:data-style-name="nb32fba" style:family="table-cell" style:name="a8a5467">
      <style:table-cell-properties fo:border="1.0pt solid #000000" style:decimal-places="2"/>
      <style:paragraph-properties style:tab-stop-distance="1.25cm"/>
      <style:text-properties style:font-name="Arial" style:font-name-asian="Lucida Sans Unicode" style:font-name-complex="Tahoma"/>
    </style:style>
    <style:style style:data-style-name="nd582aa" style:family="table-cell" style:name="a2f3329">
      <style:table-cell-properties fo:border="1.0pt solid #000000" style:decimal-places="2"/>
      <style:paragraph-properties style:tab-stop-distance="1.25cm"/>
      <style:text-properties style:font-name="Arial" style:font-name-asian="Lucida Sans Unicode" style:font-name-complex="Tahoma"/>
    </style:style>
    <style:style style:data-style-name="nc6b561" style:family="table-cell" style:name="a84e6a1">
      <style:table-cell-properties fo:border="1.0pt solid #000000" style:decimal-places="2"/>
      <style:paragraph-properties style:tab-stop-distance="1.25cm"/>
      <style:text-properties style:font-name="Arial" style:font-name-asian="Lucida Sans Unicode" style:font-name-complex="Tahoma"/>
    </style:style>
    <style:style style:data-style-name="n2ce3c2" style:family="table-cell" style:name="ad90e0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5bd8">
      <style:table-cell-properties fo:border="1.0pt solid #000000" style:decimal-places="2"/>
      <style:paragraph-properties style:tab-stop-distance="1.25cm"/>
      <style:text-properties style:font-name="Arial" style:font-name-asian="Lucida Sans Unicode" style:font-name-complex="Tahoma"/>
    </style:style>
    <style:style style:data-style-name="n9cb0b1" style:family="table-cell" style:name="a82ef73">
      <style:table-cell-properties fo:border="1.0pt solid #000000" style:decimal-places="2"/>
      <style:paragraph-properties style:tab-stop-distance="1.25cm"/>
      <style:text-properties style:font-name="Arial" style:font-name-asian="Lucida Sans Unicode" style:font-name-complex="Tahoma"/>
    </style:style>
    <style:style style:data-style-name="n145243" style:family="table-cell" style:name="af3fea4">
      <style:table-cell-properties fo:border="1.0pt solid #000000" style:decimal-places="2"/>
      <style:paragraph-properties style:tab-stop-distance="1.25cm"/>
      <style:text-properties style:font-name="Arial" style:font-name-asian="Lucida Sans Unicode" style:font-name-complex="Tahoma"/>
    </style:style>
    <style:style style:data-style-name="necaa65" style:family="table-cell" style:name="a68445f">
      <style:table-cell-properties fo:border="1.0pt solid #000000" style:decimal-places="2"/>
      <style:paragraph-properties style:tab-stop-distance="1.25cm"/>
      <style:text-properties style:font-name="Arial" style:font-name-asian="Lucida Sans Unicode" style:font-name-complex="Tahoma"/>
    </style:style>
    <style:style style:data-style-name="n751a82" style:family="table-cell" style:name="aec3a69">
      <style:table-cell-properties fo:border="1.0pt solid #000000" style:decimal-places="2"/>
      <style:paragraph-properties style:tab-stop-distance="1.25cm"/>
      <style:text-properties style:font-name="Arial" style:font-name-asian="Lucida Sans Unicode" style:font-name-complex="Tahoma"/>
    </style:style>
    <style:style style:data-style-name="n77d9d3" style:family="table-cell" style:name="ae03a5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b92b4">
      <style:table-cell-properties fo:border="1.0pt solid #000000" style:decimal-places="2"/>
      <style:paragraph-properties style:tab-stop-distance="1.25cm"/>
      <style:text-properties style:font-name="Arial" style:font-name-asian="Lucida Sans Unicode" style:font-name-complex="Tahoma"/>
    </style:style>
    <style:style style:data-style-name="n3b7031" style:family="table-cell" style:name="a187e82">
      <style:table-cell-properties fo:border="1.0pt solid #000000" style:decimal-places="2"/>
      <style:paragraph-properties style:tab-stop-distance="1.25cm"/>
      <style:text-properties style:font-name="Arial" style:font-name-asian="Lucida Sans Unicode" style:font-name-complex="Tahoma"/>
    </style:style>
    <style:style style:data-style-name="n647882" style:family="table-cell" style:name="a2a6f53">
      <style:table-cell-properties fo:border="1.0pt solid #000000" style:decimal-places="2"/>
      <style:paragraph-properties style:tab-stop-distance="1.25cm"/>
      <style:text-properties style:font-name="Arial" style:font-name-asian="Lucida Sans Unicode" style:font-name-complex="Tahoma"/>
    </style:style>
    <style:style style:data-style-name="nc9d073" style:family="table-cell" style:name="a9a790e">
      <style:table-cell-properties fo:border="1.0pt solid #000000" style:decimal-places="2"/>
      <style:paragraph-properties style:tab-stop-distance="1.25cm"/>
      <style:text-properties style:font-name="Arial" style:font-name-asian="Lucida Sans Unicode" style:font-name-complex="Tahoma"/>
    </style:style>
    <style:style style:data-style-name="n933363" style:family="table-cell" style:name="aa4c780">
      <style:table-cell-properties fo:border="1.0pt solid #000000" style:decimal-places="2"/>
      <style:paragraph-properties style:tab-stop-distance="1.25cm"/>
      <style:text-properties style:font-name="Arial" style:font-name-asian="Lucida Sans Unicode" style:font-name-complex="Tahoma"/>
    </style:style>
    <style:style style:data-style-name="n1b8307" style:family="table-cell" style:name="a6389a9">
      <style:table-cell-properties fo:border="1.0pt solid #000000" style:decimal-places="2"/>
      <style:paragraph-properties style:tab-stop-distance="1.25cm"/>
      <style:text-properties style:font-name="Arial" style:font-name-asian="Lucida Sans Unicode" style:font-name-complex="Tahoma"/>
    </style:style>
    <style:style style:data-style-name="na6e20e" style:family="table-cell" style:name="a8287ab">
      <style:table-cell-properties fo:border="1.0pt solid #000000" style:decimal-places="2"/>
      <style:paragraph-properties style:tab-stop-distance="1.25cm"/>
      <style:text-properties style:font-name="Arial" style:font-name-asian="Lucida Sans Unicode" style:font-name-complex="Tahoma"/>
    </style:style>
    <style:style style:data-style-name="ned5cb2" style:family="table-cell" style:name="af81c8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132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2b6f8">
      <style:table-cell-properties fo:border="1.0pt solid #000000" style:decimal-places="2"/>
      <style:paragraph-properties style:tab-stop-distance="1.25cm"/>
      <style:text-properties style:font-name="Arial" style:font-name-asian="Lucida Sans Unicode" style:font-name-complex="Tahoma"/>
    </style:style>
    <style:style style:data-style-name="necd60e" style:family="table-cell" style:name="a59f8ad">
      <style:table-cell-properties fo:border="1.0pt solid #000000" style:decimal-places="2"/>
      <style:paragraph-properties style:tab-stop-distance="1.25cm"/>
      <style:text-properties style:font-name="Arial" style:font-name-asian="Lucida Sans Unicode" style:font-name-complex="Tahoma"/>
    </style:style>
    <style:style style:data-style-name="nb50ed9" style:family="table-cell" style:name="a0e95fd">
      <style:table-cell-properties fo:border="1.0pt solid #000000" style:decimal-places="2"/>
      <style:paragraph-properties style:tab-stop-distance="1.25cm"/>
      <style:text-properties style:font-name="Arial" style:font-name-asian="Lucida Sans Unicode" style:font-name-complex="Tahoma"/>
    </style:style>
    <style:style style:data-style-name="n4a7ae6" style:family="table-cell" style:name="a108a91">
      <style:table-cell-properties fo:border="1.0pt solid #000000" style:decimal-places="2"/>
      <style:paragraph-properties style:tab-stop-distance="1.25cm"/>
      <style:text-properties style:font-name="Arial" style:font-name-asian="Lucida Sans Unicode" style:font-name-complex="Tahoma"/>
    </style:style>
    <style:style style:data-style-name="ne19094" style:family="table-cell" style:name="a5067cd">
      <style:table-cell-properties fo:border="1.0pt solid #000000" style:decimal-places="2"/>
      <style:paragraph-properties style:tab-stop-distance="1.25cm"/>
      <style:text-properties style:font-name="Arial" style:font-name-asian="Lucida Sans Unicode" style:font-name-complex="Tahoma"/>
    </style:style>
    <style:style style:data-style-name="n5ab9a9" style:family="table-cell" style:name="a43934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a4d8e">
      <style:table-cell-properties fo:border="1.0pt solid #000000" style:decimal-places="2"/>
      <style:paragraph-properties style:tab-stop-distance="1.25cm"/>
      <style:text-properties style:font-name="Arial" style:font-name-asian="Lucida Sans Unicode" style:font-name-complex="Tahoma"/>
    </style:style>
    <style:style style:data-style-name="n6603a0" style:family="table-cell" style:name="a0533f6">
      <style:table-cell-properties fo:border="1.0pt solid #000000" style:decimal-places="2"/>
      <style:paragraph-properties style:tab-stop-distance="1.25cm"/>
      <style:text-properties style:font-name="Arial" style:font-name-asian="Lucida Sans Unicode" style:font-name-complex="Tahoma"/>
    </style:style>
    <style:style style:data-style-name="n2e99e5" style:family="table-cell" style:name="a91e8d8">
      <style:table-cell-properties fo:border="1.0pt solid #000000" style:decimal-places="2"/>
      <style:paragraph-properties style:tab-stop-distance="1.25cm"/>
      <style:text-properties style:font-name="Arial" style:font-name-asian="Lucida Sans Unicode" style:font-name-complex="Tahoma"/>
    </style:style>
    <style:style style:data-style-name="n26be46" style:family="table-cell" style:name="ae96ae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3045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72899">
      <style:table-cell-properties fo:border="1.0pt solid #000000" style:decimal-places="2"/>
      <style:paragraph-properties style:tab-stop-distance="1.25cm"/>
      <style:text-properties style:font-name="Arial" style:font-name-asian="Lucida Sans Unicode" style:font-name-complex="Tahoma"/>
    </style:style>
    <style:style style:data-style-name="nbf7c00" style:family="table-cell" style:name="a26a607">
      <style:table-cell-properties fo:border="1.0pt solid #000000" style:decimal-places="2"/>
      <style:paragraph-properties style:tab-stop-distance="1.25cm"/>
      <style:text-properties style:font-name="Arial" style:font-name-asian="Lucida Sans Unicode" style:font-name-complex="Tahoma"/>
    </style:style>
    <style:style style:data-style-name="n48bdfa" style:family="table-cell" style:name="a4049bc">
      <style:table-cell-properties fo:border="1.0pt solid #000000" style:decimal-places="2"/>
      <style:paragraph-properties style:tab-stop-distance="1.25cm"/>
      <style:text-properties style:font-name="Arial" style:font-name-asian="Lucida Sans Unicode" style:font-name-complex="Tahoma"/>
    </style:style>
    <style:style style:data-style-name="n15e756" style:family="table-cell" style:name="ae04c9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9efa3">
      <style:table-cell-properties fo:border="1.0pt solid #000000" style:decimal-places="2"/>
      <style:paragraph-properties style:tab-stop-distance="1.25cm"/>
      <style:text-properties style:font-name="Arial" style:font-name-asian="Lucida Sans Unicode" style:font-name-complex="Tahoma"/>
    </style:style>
    <style:style style:data-style-name="nb62c63" style:family="table-cell" style:name="a910140">
      <style:table-cell-properties fo:border="1.0pt solid #000000" style:decimal-places="2"/>
      <style:paragraph-properties style:tab-stop-distance="1.25cm"/>
      <style:text-properties style:font-name="Arial" style:font-name-asian="Lucida Sans Unicode" style:font-name-complex="Tahoma"/>
    </style:style>
    <style:style style:data-style-name="nc61c8c" style:family="table-cell" style:name="a8b0c45">
      <style:table-cell-properties fo:border="1.0pt solid #000000" style:decimal-places="2"/>
      <style:paragraph-properties style:tab-stop-distance="1.25cm"/>
      <style:text-properties style:font-name="Arial" style:font-name-asian="Lucida Sans Unicode" style:font-name-complex="Tahoma"/>
    </style:style>
    <style:style style:data-style-name="n8f8ab7" style:family="table-cell" style:name="a1d01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7a295">
      <style:table-cell-properties fo:border="1.0pt solid #000000" style:decimal-places="2"/>
      <style:paragraph-properties style:tab-stop-distance="1.25cm"/>
      <style:text-properties style:font-name="Arial" style:font-name-asian="Lucida Sans Unicode" style:font-name-complex="Tahoma"/>
    </style:style>
    <style:style style:data-style-name="n741988" style:family="table-cell" style:name="a4c55eb">
      <style:table-cell-properties fo:border="1.0pt solid #000000" style:decimal-places="2"/>
      <style:paragraph-properties style:tab-stop-distance="1.25cm"/>
      <style:text-properties style:font-name="Arial" style:font-name-asian="Lucida Sans Unicode" style:font-name-complex="Tahoma"/>
    </style:style>
    <style:style style:data-style-name="nf372ce" style:family="table-cell" style:name="a657df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be95b">
      <style:table-cell-properties fo:border="1.0pt solid #000000" style:decimal-places="2"/>
      <style:paragraph-properties style:tab-stop-distance="1.25cm"/>
      <style:text-properties style:font-name="Arial" style:font-name-asian="Lucida Sans Unicode" style:font-name-complex="Tahoma"/>
    </style:style>
    <style:style style:data-style-name="n5d6b46" style:family="table-cell" style:name="ac8387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af3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7916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aea04">
      <style:table-cell-properties fo:border="1.0pt solid #000000" style:decimal-places="2"/>
      <style:paragraph-properties style:tab-stop-distance="1.25cm"/>
      <style:text-properties style:font-name="Arial" style:font-name-asian="Lucida Sans Unicode" style:font-name-complex="Tahoma"/>
    </style:style>
    <style:style style:data-style-name="n7fc0c4" style:family="table-cell" style:name="ac99184">
      <style:table-cell-properties fo:border="1.0pt solid #000000" style:decimal-places="2"/>
      <style:paragraph-properties style:tab-stop-distance="1.25cm"/>
      <style:text-properties style:font-name="Arial" style:font-name-asian="Lucida Sans Unicode" style:font-name-complex="Tahoma"/>
    </style:style>
    <style:style style:data-style-name="n668231" style:family="table-cell" style:name="a4617b2">
      <style:table-cell-properties fo:border="1.0pt solid #000000" style:decimal-places="2"/>
      <style:paragraph-properties style:tab-stop-distance="1.25cm"/>
      <style:text-properties style:font-name="Arial" style:font-name-asian="Lucida Sans Unicode" style:font-name-complex="Tahoma"/>
    </style:style>
    <style:style style:data-style-name="ndd141d" style:family="table-cell" style:name="a730dd7">
      <style:table-cell-properties fo:border="1.0pt solid #000000" style:decimal-places="2"/>
      <style:paragraph-properties style:tab-stop-distance="1.25cm"/>
      <style:text-properties style:font-name="Arial" style:font-name-asian="Lucida Sans Unicode" style:font-name-complex="Tahoma"/>
    </style:style>
    <style:style style:data-style-name="nf58408" style:family="table-cell" style:name="a157d5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1fcb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13669">
      <style:table-cell-properties fo:border="1.0pt solid #000000" style:decimal-places="2"/>
      <style:paragraph-properties style:tab-stop-distance="1.25cm"/>
      <style:text-properties style:font-name="Arial" style:font-name-asian="Lucida Sans Unicode" style:font-name-complex="Tahoma"/>
    </style:style>
    <style:style style:data-style-name="nfccf2b" style:family="table-cell" style:name="a270b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24bb7">
      <style:table-cell-properties fo:border="1.0pt solid #000000" style:decimal-places="2"/>
      <style:paragraph-properties style:tab-stop-distance="1.25cm"/>
      <style:text-properties style:font-name="Arial" style:font-name-asian="Lucida Sans Unicode" style:font-name-complex="Tahoma"/>
    </style:style>
    <style:style style:data-style-name="n7882ff" style:family="table-cell" style:name="ab4323c">
      <style:table-cell-properties fo:border="1.0pt solid #000000" style:decimal-places="2"/>
      <style:paragraph-properties style:tab-stop-distance="1.25cm"/>
      <style:text-properties style:font-name="Arial" style:font-name-asian="Lucida Sans Unicode" style:font-name-complex="Tahoma"/>
    </style:style>
    <style:style style:data-style-name="ne3964e" style:family="table-cell" style:name="a41128e">
      <style:table-cell-properties fo:border="1.0pt solid #000000" style:decimal-places="2"/>
      <style:paragraph-properties style:tab-stop-distance="1.25cm"/>
      <style:text-properties style:font-name="Arial" style:font-name-asian="Lucida Sans Unicode" style:font-name-complex="Tahoma"/>
    </style:style>
    <style:style style:data-style-name="n739b24" style:family="table-cell" style:name="a45db45">
      <style:table-cell-properties fo:border="1.0pt solid #000000" style:decimal-places="2"/>
      <style:paragraph-properties style:tab-stop-distance="1.25cm"/>
      <style:text-properties style:font-name="Arial" style:font-name-asian="Lucida Sans Unicode" style:font-name-complex="Tahoma"/>
    </style:style>
    <style:style style:data-style-name="n923c51" style:family="table-cell" style:name="acb1938">
      <style:table-cell-properties fo:border="1.0pt solid #000000" style:decimal-places="2"/>
      <style:paragraph-properties style:tab-stop-distance="1.25cm"/>
      <style:text-properties style:font-name="Arial" style:font-name-asian="Lucida Sans Unicode" style:font-name-complex="Tahoma"/>
    </style:style>
    <style:style style:data-style-name="n6df95c" style:family="table-cell" style:name="ab0fbbe">
      <style:table-cell-properties fo:border="1.0pt solid #000000" style:decimal-places="2"/>
      <style:paragraph-properties style:tab-stop-distance="1.25cm"/>
      <style:text-properties style:font-name="Arial" style:font-name-asian="Lucida Sans Unicode" style:font-name-complex="Tahoma"/>
    </style:style>
    <style:style style:data-style-name="neb77b8" style:family="table-cell" style:name="abe78a1">
      <style:table-cell-properties fo:border="1.0pt solid #000000" style:decimal-places="2"/>
      <style:paragraph-properties style:tab-stop-distance="1.25cm"/>
      <style:text-properties style:font-name="Arial" style:font-name-asian="Lucida Sans Unicode" style:font-name-complex="Tahoma"/>
    </style:style>
    <style:style style:data-style-name="nd536a3" style:family="table-cell" style:name="a932ce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96e43">
      <style:table-cell-properties fo:border="1.0pt solid #000000" style:decimal-places="2"/>
      <style:paragraph-properties style:tab-stop-distance="1.25cm"/>
      <style:text-properties style:font-name="Arial" style:font-name-asian="Lucida Sans Unicode" style:font-name-complex="Tahoma"/>
    </style:style>
    <style:style style:data-style-name="n392ec9" style:family="table-cell" style:name="a300538">
      <style:table-cell-properties fo:border="1.0pt solid #000000" style:decimal-places="2"/>
      <style:paragraph-properties style:tab-stop-distance="1.25cm"/>
      <style:text-properties style:font-name="Arial" style:font-name-asian="Lucida Sans Unicode" style:font-name-complex="Tahoma"/>
    </style:style>
    <style:style style:data-style-name="n737b8b" style:family="table-cell" style:name="a4ba0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98d0">
      <style:table-cell-properties fo:border="1.0pt solid #000000" style:decimal-places="2"/>
      <style:paragraph-properties style:tab-stop-distance="1.25cm"/>
      <style:text-properties style:font-name="Arial" style:font-name-asian="Lucida Sans Unicode" style:font-name-complex="Tahoma"/>
    </style:style>
    <style:style style:data-style-name="n577a69" style:family="table-cell" style:name="a75a639">
      <style:table-cell-properties fo:border="1.0pt solid #000000" style:decimal-places="2"/>
      <style:paragraph-properties style:tab-stop-distance="1.25cm"/>
      <style:text-properties style:font-name="Arial" style:font-name-asian="Lucida Sans Unicode" style:font-name-complex="Tahoma"/>
    </style:style>
    <style:style style:data-style-name="nd2a515" style:family="table-cell" style:name="a7e900b">
      <style:table-cell-properties fo:border="1.0pt solid #000000" style:decimal-places="2"/>
      <style:paragraph-properties style:tab-stop-distance="1.25cm"/>
      <style:text-properties style:font-name="Arial" style:font-name-asian="Lucida Sans Unicode" style:font-name-complex="Tahoma"/>
    </style:style>
    <style:style style:data-style-name="ne1324b" style:family="table-cell" style:name="a5a84ef">
      <style:table-cell-properties fo:border="1.0pt solid #000000" style:decimal-places="2"/>
      <style:paragraph-properties style:tab-stop-distance="1.25cm"/>
      <style:text-properties style:font-name="Arial" style:font-name-asian="Lucida Sans Unicode" style:font-name-complex="Tahoma"/>
    </style:style>
    <style:style style:data-style-name="n221dc3" style:family="table-cell" style:name="a8fdc9c">
      <style:table-cell-properties fo:border="1.0pt solid #000000" style:decimal-places="2"/>
      <style:paragraph-properties style:tab-stop-distance="1.25cm"/>
      <style:text-properties style:font-name="Arial" style:font-name-asian="Lucida Sans Unicode" style:font-name-complex="Tahoma"/>
    </style:style>
    <style:style style:data-style-name="n3eae09" style:family="table-cell" style:name="a614dd2">
      <style:table-cell-properties fo:border="1.0pt solid #000000" style:decimal-places="2"/>
      <style:paragraph-properties style:tab-stop-distance="1.25cm"/>
      <style:text-properties style:font-name="Arial" style:font-name-asian="Lucida Sans Unicode" style:font-name-complex="Tahoma"/>
    </style:style>
    <style:style style:data-style-name="ncab242" style:family="table-cell" style:name="ac0026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1b0fe">
      <style:table-cell-properties fo:border="1.0pt solid #000000" style:decimal-places="2"/>
      <style:paragraph-properties style:tab-stop-distance="1.25cm"/>
      <style:text-properties style:font-name="Arial" style:font-name-asian="Lucida Sans Unicode" style:font-name-complex="Tahoma"/>
    </style:style>
    <style:style style:data-style-name="n760198" style:family="table-cell" style:name="a676a9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8fb4f">
      <style:table-cell-properties fo:border="1.0pt solid #000000" style:decimal-places="2"/>
      <style:paragraph-properties style:tab-stop-distance="1.25cm"/>
      <style:text-properties style:font-name="Arial" style:font-name-asian="Lucida Sans Unicode" style:font-name-complex="Tahoma"/>
    </style:style>
    <style:style style:data-style-name="nb7f2fe" style:family="table-cell" style:name="a418cf8">
      <style:table-cell-properties fo:border="1.0pt solid #000000" style:decimal-places="2"/>
      <style:paragraph-properties style:tab-stop-distance="1.25cm"/>
      <style:text-properties style:font-name="Arial" style:font-name-asian="Lucida Sans Unicode" style:font-name-complex="Tahoma"/>
    </style:style>
    <style:style style:data-style-name="n865fcf" style:family="table-cell" style:name="ac45d8b">
      <style:table-cell-properties fo:border="1.0pt solid #000000" style:decimal-places="2"/>
      <style:paragraph-properties style:tab-stop-distance="1.25cm"/>
      <style:text-properties style:font-name="Arial" style:font-name-asian="Lucida Sans Unicode" style:font-name-complex="Tahoma"/>
    </style:style>
    <style:style style:data-style-name="n4e4348" style:family="table-cell" style:name="ae7246a">
      <style:table-cell-properties fo:border="1.0pt solid #000000" style:decimal-places="2"/>
      <style:paragraph-properties style:tab-stop-distance="1.25cm"/>
      <style:text-properties style:font-name="Arial" style:font-name-asian="Lucida Sans Unicode" style:font-name-complex="Tahoma"/>
    </style:style>
    <style:style style:data-style-name="nd5adda" style:family="table-cell" style:name="a450a81">
      <style:table-cell-properties fo:border="1.0pt solid #000000" style:decimal-places="2"/>
      <style:paragraph-properties style:tab-stop-distance="1.25cm"/>
      <style:text-properties style:font-name="Arial" style:font-name-asian="Lucida Sans Unicode" style:font-name-complex="Tahoma"/>
    </style:style>
    <style:style style:data-style-name="nfcd780" style:family="table-cell" style:name="a0f60fc">
      <style:table-cell-properties fo:border="1.0pt solid #000000" style:decimal-places="2"/>
      <style:paragraph-properties style:tab-stop-distance="1.25cm"/>
      <style:text-properties style:font-name="Arial" style:font-name-asian="Lucida Sans Unicode" style:font-name-complex="Tahoma"/>
    </style:style>
    <style:style style:data-style-name="na5442b" style:family="table-cell" style:name="a31d89a">
      <style:table-cell-properties fo:border="1.0pt solid #000000" style:decimal-places="2"/>
      <style:paragraph-properties style:tab-stop-distance="1.25cm"/>
      <style:text-properties style:font-name="Arial" style:font-name-asian="Lucida Sans Unicode" style:font-name-complex="Tahoma"/>
    </style:style>
    <style:style style:data-style-name="n213e11" style:family="table-cell" style:name="a265b0f">
      <style:table-cell-properties fo:border="1.0pt solid #000000" style:decimal-places="2"/>
      <style:paragraph-properties style:tab-stop-distance="1.25cm"/>
      <style:text-properties style:font-name="Arial" style:font-name-asian="Lucida Sans Unicode" style:font-name-complex="Tahoma"/>
    </style:style>
    <style:style style:data-style-name="n1ac312" style:family="table-cell" style:name="a23e692">
      <style:table-cell-properties fo:border="1.0pt solid #000000" style:decimal-places="2"/>
      <style:paragraph-properties style:tab-stop-distance="1.25cm"/>
      <style:text-properties style:font-name="Arial" style:font-name-asian="Lucida Sans Unicode" style:font-name-complex="Tahoma"/>
    </style:style>
    <style:style style:data-style-name="ne0d612" style:family="table-cell" style:name="a2f308a">
      <style:table-cell-properties fo:border="1.0pt solid #000000" style:decimal-places="2"/>
      <style:paragraph-properties style:tab-stop-distance="1.25cm"/>
      <style:text-properties style:font-name="Arial" style:font-name-asian="Lucida Sans Unicode" style:font-name-complex="Tahoma"/>
    </style:style>
    <style:style style:data-style-name="ne5dcab" style:family="table-cell" style:name="a778a40">
      <style:table-cell-properties fo:border="1.0pt solid #000000" style:decimal-places="2"/>
      <style:paragraph-properties style:tab-stop-distance="1.25cm"/>
      <style:text-properties style:font-name="Arial" style:font-name-asian="Lucida Sans Unicode" style:font-name-complex="Tahoma"/>
    </style:style>
    <style:style style:data-style-name="n1d07f2" style:family="table-cell" style:name="aa56e00">
      <style:table-cell-properties fo:border="1.0pt solid #000000" style:decimal-places="2"/>
      <style:paragraph-properties style:tab-stop-distance="1.25cm"/>
      <style:text-properties style:font-name="Arial" style:font-name-asian="Lucida Sans Unicode" style:font-name-complex="Tahoma"/>
    </style:style>
    <style:style style:data-style-name="na3c416" style:family="table-cell" style:name="a93cbb1">
      <style:table-cell-properties fo:border="1.0pt solid #000000" style:decimal-places="2"/>
      <style:paragraph-properties style:tab-stop-distance="1.25cm"/>
      <style:text-properties style:font-name="Arial" style:font-name-asian="Lucida Sans Unicode" style:font-name-complex="Tahoma"/>
    </style:style>
    <style:style style:data-style-name="n9e0a2b" style:family="table-cell" style:name="ae0f342">
      <style:table-cell-properties fo:border="1.0pt solid #000000" style:decimal-places="2"/>
      <style:paragraph-properties style:tab-stop-distance="1.25cm"/>
      <style:text-properties style:font-name="Arial" style:font-name-asian="Lucida Sans Unicode" style:font-name-complex="Tahoma"/>
    </style:style>
    <style:style style:data-style-name="n76b0cb" style:family="table-cell" style:name="a801df8">
      <style:table-cell-properties fo:border="1.0pt solid #000000" style:decimal-places="2"/>
      <style:paragraph-properties style:tab-stop-distance="1.25cm"/>
      <style:text-properties style:font-name="Arial" style:font-name-asian="Lucida Sans Unicode" style:font-name-complex="Tahoma"/>
    </style:style>
    <style:style style:data-style-name="n378527" style:family="table-cell" style:name="ab2a3d7">
      <style:table-cell-properties fo:border="1.0pt solid #000000" style:decimal-places="2"/>
      <style:paragraph-properties style:tab-stop-distance="1.25cm"/>
      <style:text-properties style:font-name="Arial" style:font-name-asian="Lucida Sans Unicode" style:font-name-complex="Tahoma"/>
    </style:style>
    <style:style style:data-style-name="n18b1e5" style:family="table-cell" style:name="a352a80">
      <style:table-cell-properties fo:border="1.0pt solid #000000" style:decimal-places="2"/>
      <style:paragraph-properties style:tab-stop-distance="1.25cm"/>
      <style:text-properties style:font-name="Arial" style:font-name-asian="Lucida Sans Unicode" style:font-name-complex="Tahoma"/>
    </style:style>
    <style:style style:data-style-name="n1e9dfd" style:family="table-cell" style:name="aac2943">
      <style:table-cell-properties fo:border="1.0pt solid #000000" style:decimal-places="2"/>
      <style:paragraph-properties style:tab-stop-distance="1.25cm"/>
      <style:text-properties style:font-name="Arial" style:font-name-asian="Lucida Sans Unicode" style:font-name-complex="Tahoma"/>
    </style:style>
    <style:style style:data-style-name="n49e086" style:family="table-cell" style:name="ac19ab5">
      <style:table-cell-properties fo:border="1.0pt solid #000000" style:decimal-places="2"/>
      <style:paragraph-properties style:tab-stop-distance="1.25cm"/>
      <style:text-properties style:font-name="Arial" style:font-name-asian="Lucida Sans Unicode" style:font-name-complex="Tahoma"/>
    </style:style>
    <style:style style:data-style-name="n7d3362" style:family="table-cell" style:name="a031621">
      <style:table-cell-properties fo:border="1.0pt solid #000000" style:decimal-places="2"/>
      <style:paragraph-properties style:tab-stop-distance="1.25cm"/>
      <style:text-properties style:font-name="Arial" style:font-name-asian="Lucida Sans Unicode" style:font-name-complex="Tahoma"/>
    </style:style>
    <style:style style:data-style-name="nd0de72" style:family="table-cell" style:name="a6a1757">
      <style:table-cell-properties fo:border="1.0pt solid #000000" style:decimal-places="2"/>
      <style:paragraph-properties style:tab-stop-distance="1.25cm"/>
      <style:text-properties style:font-name="Arial" style:font-name-asian="Lucida Sans Unicode" style:font-name-complex="Tahoma"/>
    </style:style>
    <style:style style:data-style-name="nf89935" style:family="table-cell" style:name="acd166b">
      <style:table-cell-properties fo:border="1.0pt solid #000000" style:decimal-places="2"/>
      <style:paragraph-properties style:tab-stop-distance="1.25cm"/>
      <style:text-properties style:font-name="Arial" style:font-name-asian="Lucida Sans Unicode" style:font-name-complex="Tahoma"/>
    </style:style>
    <style:style style:data-style-name="n0d63ca" style:family="table-cell" style:name="acb73d0">
      <style:table-cell-properties fo:border="1.0pt solid #000000" style:decimal-places="2"/>
      <style:paragraph-properties style:tab-stop-distance="1.25cm"/>
      <style:text-properties style:font-name="Arial" style:font-name-asian="Lucida Sans Unicode" style:font-name-complex="Tahoma"/>
    </style:style>
    <style:style style:data-style-name="nac1c17" style:family="table-cell" style:name="a90ca8c">
      <style:table-cell-properties fo:border="1.0pt solid #000000" style:decimal-places="2"/>
      <style:paragraph-properties style:tab-stop-distance="1.25cm"/>
      <style:text-properties style:font-name="Arial" style:font-name-asian="Lucida Sans Unicode" style:font-name-complex="Tahoma"/>
    </style:style>
    <style:style style:data-style-name="n3f1c3f" style:family="table-cell" style:name="ada6f56">
      <style:table-cell-properties fo:border="1.0pt solid #000000" style:decimal-places="2"/>
      <style:paragraph-properties style:tab-stop-distance="1.25cm"/>
      <style:text-properties style:font-name="Arial" style:font-name-asian="Lucida Sans Unicode" style:font-name-complex="Tahoma"/>
    </style:style>
    <style:style style:data-style-name="na03bce" style:family="table-cell" style:name="acaaff4">
      <style:table-cell-properties fo:border="1.0pt solid #000000" style:decimal-places="2"/>
      <style:paragraph-properties style:tab-stop-distance="1.25cm"/>
      <style:text-properties style:font-name="Arial" style:font-name-asian="Lucida Sans Unicode" style:font-name-complex="Tahoma"/>
    </style:style>
    <style:style style:data-style-name="n469305" style:family="table-cell" style:name="a7cdcc2">
      <style:table-cell-properties fo:border="1.0pt solid #000000" style:decimal-places="2"/>
      <style:paragraph-properties style:tab-stop-distance="1.25cm"/>
      <style:text-properties style:font-name="Arial" style:font-name-asian="Lucida Sans Unicode" style:font-name-complex="Tahoma"/>
    </style:style>
    <style:style style:data-style-name="nac8cad" style:family="table-cell" style:name="a18536e">
      <style:table-cell-properties fo:border="1.0pt solid #000000" style:decimal-places="2"/>
      <style:paragraph-properties style:tab-stop-distance="1.25cm"/>
      <style:text-properties style:font-name="Arial" style:font-name-asian="Lucida Sans Unicode" style:font-name-complex="Tahoma"/>
    </style:style>
    <style:style style:data-style-name="n09f656" style:family="table-cell" style:name="aaf9d4b">
      <style:table-cell-properties fo:border="1.0pt solid #000000" style:decimal-places="2"/>
      <style:paragraph-properties style:tab-stop-distance="1.25cm"/>
      <style:text-properties style:font-name="Arial" style:font-name-asian="Lucida Sans Unicode" style:font-name-complex="Tahoma"/>
    </style:style>
    <style:style style:data-style-name="n5902d0" style:family="table-cell" style:name="a9b365a">
      <style:table-cell-properties fo:border="1.0pt solid #000000" style:decimal-places="2"/>
      <style:paragraph-properties style:tab-stop-distance="1.25cm"/>
      <style:text-properties style:font-name="Arial" style:font-name-asian="Lucida Sans Unicode" style:font-name-complex="Tahoma"/>
    </style:style>
    <style:style style:data-style-name="n6cdef9" style:family="table-cell" style:name="a7ae9ae">
      <style:table-cell-properties fo:border="1.0pt solid #000000" style:decimal-places="2"/>
      <style:paragraph-properties style:tab-stop-distance="1.25cm"/>
      <style:text-properties style:font-name="Arial" style:font-name-asian="Lucida Sans Unicode" style:font-name-complex="Tahoma"/>
    </style:style>
    <style:style style:data-style-name="n6408e6" style:family="table-cell" style:name="ac1918d">
      <style:table-cell-properties fo:border="1.0pt solid #000000" style:decimal-places="2"/>
      <style:paragraph-properties style:tab-stop-distance="1.25cm"/>
      <style:text-properties style:font-name="Arial" style:font-name-asian="Lucida Sans Unicode" style:font-name-complex="Tahoma"/>
    </style:style>
    <style:style style:data-style-name="n54eb1d" style:family="table-cell" style:name="ace285c">
      <style:table-cell-properties fo:border="1.0pt solid #000000" style:decimal-places="2"/>
      <style:paragraph-properties style:tab-stop-distance="1.25cm"/>
      <style:text-properties style:font-name="Arial" style:font-name-asian="Lucida Sans Unicode" style:font-name-complex="Tahoma"/>
    </style:style>
    <style:style style:data-style-name="ne8e805" style:family="table-cell" style:name="ac2b58b">
      <style:table-cell-properties fo:border="1.0pt solid #000000" style:decimal-places="2"/>
      <style:paragraph-properties style:tab-stop-distance="1.25cm"/>
      <style:text-properties style:font-name="Arial" style:font-name-asian="Lucida Sans Unicode" style:font-name-complex="Tahoma"/>
    </style:style>
    <style:style style:data-style-name="n78b342" style:family="table-cell" style:name="a2546bd">
      <style:table-cell-properties fo:border="1.0pt solid #000000" style:decimal-places="2"/>
      <style:paragraph-properties style:tab-stop-distance="1.25cm"/>
      <style:text-properties style:font-name="Arial" style:font-name-asian="Lucida Sans Unicode" style:font-name-complex="Tahoma"/>
    </style:style>
    <style:style style:data-style-name="n0c66b5" style:family="table-cell" style:name="a98713e">
      <style:table-cell-properties fo:border="1.0pt solid #000000" style:decimal-places="2"/>
      <style:paragraph-properties style:tab-stop-distance="1.25cm"/>
      <style:text-properties style:font-name="Arial" style:font-name-asian="Lucida Sans Unicode" style:font-name-complex="Tahoma"/>
    </style:style>
    <style:style style:data-style-name="n0b4250" style:family="table-cell" style:name="a2e7697">
      <style:table-cell-properties fo:border="1.0pt solid #000000" style:decimal-places="2"/>
      <style:paragraph-properties style:tab-stop-distance="1.25cm"/>
      <style:text-properties style:font-name="Arial" style:font-name-asian="Lucida Sans Unicode" style:font-name-complex="Tahoma"/>
    </style:style>
    <style:style style:data-style-name="n427f77" style:family="table-cell" style:name="a43e578">
      <style:table-cell-properties fo:border="1.0pt solid #000000" style:decimal-places="2"/>
      <style:paragraph-properties style:tab-stop-distance="1.25cm"/>
      <style:text-properties style:font-name="Arial" style:font-name-asian="Lucida Sans Unicode" style:font-name-complex="Tahoma"/>
    </style:style>
    <style:style style:data-style-name="ne936f8" style:family="table-cell" style:name="a979045">
      <style:table-cell-properties fo:border="1.0pt solid #000000" style:decimal-places="2"/>
      <style:paragraph-properties style:tab-stop-distance="1.25cm"/>
      <style:text-properties style:font-name="Arial" style:font-name-asian="Lucida Sans Unicode" style:font-name-complex="Tahoma"/>
    </style:style>
    <style:style style:data-style-name="nfd235d" style:family="table-cell" style:name="a7bbcd7">
      <style:table-cell-properties fo:border="1.0pt solid #000000" style:decimal-places="2"/>
      <style:paragraph-properties style:tab-stop-distance="1.25cm"/>
      <style:text-properties style:font-name="Arial" style:font-name-asian="Lucida Sans Unicode" style:font-name-complex="Tahoma"/>
    </style:style>
    <style:style style:data-style-name="naf2d9d" style:family="table-cell" style:name="a796d35">
      <style:table-cell-properties fo:border="1.0pt solid #000000" style:decimal-places="2"/>
      <style:paragraph-properties style:tab-stop-distance="1.25cm"/>
      <style:text-properties style:font-name="Arial" style:font-name-asian="Lucida Sans Unicode" style:font-name-complex="Tahoma"/>
    </style:style>
    <style:style style:data-style-name="n8de5cb" style:family="table-cell" style:name="a1124e3">
      <style:table-cell-properties fo:border="1.0pt solid #000000" style:decimal-places="2"/>
      <style:paragraph-properties style:tab-stop-distance="1.25cm"/>
      <style:text-properties style:font-name="Arial" style:font-name-asian="Lucida Sans Unicode" style:font-name-complex="Tahoma"/>
    </style:style>
    <style:style style:data-style-name="n88cf8d" style:family="table-cell" style:name="a3c95cb">
      <style:table-cell-properties fo:border="1.0pt solid #000000" style:decimal-places="2"/>
      <style:paragraph-properties style:tab-stop-distance="1.25cm"/>
      <style:text-properties style:font-name="Arial" style:font-name-asian="Lucida Sans Unicode" style:font-name-complex="Tahoma"/>
    </style:style>
    <style:style style:data-style-name="ndbef2d" style:family="table-cell" style:name="a115e69">
      <style:table-cell-properties fo:border="1.0pt solid #000000" style:decimal-places="2"/>
      <style:paragraph-properties style:tab-stop-distance="1.25cm"/>
      <style:text-properties style:font-name="Arial" style:font-name-asian="Lucida Sans Unicode" style:font-name-complex="Tahoma"/>
    </style:style>
    <style:style style:data-style-name="nad32bb" style:family="table-cell" style:name="a38d8ca">
      <style:table-cell-properties fo:border="1.0pt solid #000000" style:decimal-places="2"/>
      <style:paragraph-properties style:tab-stop-distance="1.25cm"/>
      <style:text-properties style:font-name="Arial" style:font-name-asian="Lucida Sans Unicode" style:font-name-complex="Tahoma"/>
    </style:style>
    <style:style style:data-style-name="n173252" style:family="table-cell" style:name="ae88885">
      <style:table-cell-properties fo:border="1.0pt solid #000000" style:decimal-places="2"/>
      <style:paragraph-properties style:tab-stop-distance="1.25cm"/>
      <style:text-properties style:font-name="Arial" style:font-name-asian="Lucida Sans Unicode" style:font-name-complex="Tahoma"/>
    </style:style>
    <style:style style:data-style-name="n86a4ae" style:family="table-cell" style:name="a1811c3">
      <style:table-cell-properties fo:border="1.0pt solid #000000" style:decimal-places="2"/>
      <style:paragraph-properties style:tab-stop-distance="1.25cm"/>
      <style:text-properties style:font-name="Arial" style:font-name-asian="Lucida Sans Unicode" style:font-name-complex="Tahoma"/>
    </style:style>
    <style:style style:data-style-name="n525065" style:family="table-cell" style:name="a20aad0">
      <style:table-cell-properties fo:border="1.0pt solid #000000" style:decimal-places="2"/>
      <style:paragraph-properties style:tab-stop-distance="1.25cm"/>
      <style:text-properties style:font-name="Arial" style:font-name-asian="Lucida Sans Unicode" style:font-name-complex="Tahoma"/>
    </style:style>
    <style:style style:data-style-name="nf915c6" style:family="table-cell" style:name="a3ec72e">
      <style:table-cell-properties fo:border="1.0pt solid #000000" style:decimal-places="2"/>
      <style:paragraph-properties style:tab-stop-distance="1.25cm"/>
      <style:text-properties style:font-name="Arial" style:font-name-asian="Lucida Sans Unicode" style:font-name-complex="Tahoma"/>
    </style:style>
    <style:style style:data-style-name="nee101a" style:family="table-cell" style:name="a2b3891">
      <style:table-cell-properties fo:border="1.0pt solid #000000" style:decimal-places="2"/>
      <style:paragraph-properties style:tab-stop-distance="1.25cm"/>
      <style:text-properties style:font-name="Arial" style:font-name-asian="Lucida Sans Unicode" style:font-name-complex="Tahoma"/>
    </style:style>
    <style:style style:data-style-name="n8415ad" style:family="table-cell" style:name="a32a032">
      <style:table-cell-properties fo:border="1.0pt solid #000000" style:decimal-places="2"/>
      <style:paragraph-properties style:tab-stop-distance="1.25cm"/>
      <style:text-properties style:font-name="Arial" style:font-name-asian="Lucida Sans Unicode" style:font-name-complex="Tahoma"/>
    </style:style>
    <style:style style:data-style-name="na845d3" style:family="table-cell" style:name="a6c9014">
      <style:table-cell-properties fo:border="1.0pt solid #000000" style:decimal-places="2"/>
      <style:paragraph-properties style:tab-stop-distance="1.25cm"/>
      <style:text-properties style:font-name="Arial" style:font-name-asian="Lucida Sans Unicode" style:font-name-complex="Tahoma"/>
    </style:style>
    <style:style style:data-style-name="nb86342" style:family="table-cell" style:name="a623d44">
      <style:table-cell-properties fo:border="1.0pt solid #000000" style:decimal-places="2"/>
      <style:paragraph-properties style:tab-stop-distance="1.25cm"/>
      <style:text-properties style:font-name="Arial" style:font-name-asian="Lucida Sans Unicode" style:font-name-complex="Tahoma"/>
    </style:style>
    <style:style style:data-style-name="n4beb0e" style:family="table-cell" style:name="a4d9667">
      <style:table-cell-properties fo:border="1.0pt solid #000000" style:decimal-places="2"/>
      <style:paragraph-properties style:tab-stop-distance="1.25cm"/>
      <style:text-properties style:font-name="Arial" style:font-name-asian="Lucida Sans Unicode" style:font-name-complex="Tahoma"/>
    </style:style>
    <style:style style:data-style-name="ndef9e1" style:family="table-cell" style:name="a82fe18">
      <style:table-cell-properties fo:border="1.0pt solid #000000" style:decimal-places="2"/>
      <style:paragraph-properties style:tab-stop-distance="1.25cm"/>
      <style:text-properties style:font-name="Arial" style:font-name-asian="Lucida Sans Unicode" style:font-name-complex="Tahoma"/>
    </style:style>
    <style:style style:data-style-name="n81fd30" style:family="table-cell" style:name="ac8c114">
      <style:table-cell-properties fo:border="1.0pt solid #000000" style:decimal-places="2"/>
      <style:paragraph-properties style:tab-stop-distance="1.25cm"/>
      <style:text-properties style:font-name="Arial" style:font-name-asian="Lucida Sans Unicode" style:font-name-complex="Tahoma"/>
    </style:style>
    <style:style style:data-style-name="n4ae390" style:family="table-cell" style:name="a52f28f">
      <style:table-cell-properties fo:border="1.0pt solid #000000" style:decimal-places="2"/>
      <style:paragraph-properties style:tab-stop-distance="1.25cm"/>
      <style:text-properties style:font-name="Arial" style:font-name-asian="Lucida Sans Unicode" style:font-name-complex="Tahoma"/>
    </style:style>
    <style:style style:data-style-name="n55143c" style:family="table-cell" style:name="af2e4bb">
      <style:table-cell-properties fo:border="1.0pt solid #000000" style:decimal-places="2"/>
      <style:paragraph-properties style:tab-stop-distance="1.25cm"/>
      <style:text-properties style:font-name="Arial" style:font-name-asian="Lucida Sans Unicode" style:font-name-complex="Tahoma"/>
    </style:style>
    <style:style style:data-style-name="n1b1ecd" style:family="table-cell" style:name="a46dba7">
      <style:table-cell-properties fo:border="1.0pt solid #000000" style:decimal-places="2"/>
      <style:paragraph-properties style:tab-stop-distance="1.25cm"/>
      <style:text-properties style:font-name="Arial" style:font-name-asian="Lucida Sans Unicode" style:font-name-complex="Tahoma"/>
    </style:style>
    <style:style style:data-style-name="nbae6d3" style:family="table-cell" style:name="aae3888">
      <style:table-cell-properties fo:border="1.0pt solid #000000" style:decimal-places="2"/>
      <style:paragraph-properties style:tab-stop-distance="1.25cm"/>
      <style:text-properties style:font-name="Arial" style:font-name-asian="Lucida Sans Unicode" style:font-name-complex="Tahoma"/>
    </style:style>
    <style:style style:data-style-name="nf6e8ae" style:family="table-cell" style:name="a10fc8c">
      <style:table-cell-properties fo:border="1.0pt solid #000000" style:decimal-places="2"/>
      <style:paragraph-properties style:tab-stop-distance="1.25cm"/>
      <style:text-properties style:font-name="Arial" style:font-name-asian="Lucida Sans Unicode" style:font-name-complex="Tahoma"/>
    </style:style>
    <style:style style:data-style-name="ne7f147" style:family="table-cell" style:name="aa46bf5">
      <style:table-cell-properties fo:border="1.0pt solid #000000" style:decimal-places="2"/>
      <style:paragraph-properties style:tab-stop-distance="1.25cm"/>
      <style:text-properties style:font-name="Arial" style:font-name-asian="Lucida Sans Unicode" style:font-name-complex="Tahoma"/>
    </style:style>
    <style:style style:data-style-name="nb2f2ae" style:family="table-cell" style:name="afccb4f">
      <style:table-cell-properties fo:border="1.0pt solid #000000" style:decimal-places="2"/>
      <style:paragraph-properties style:tab-stop-distance="1.25cm"/>
      <style:text-properties style:font-name="Arial" style:font-name-asian="Lucida Sans Unicode" style:font-name-complex="Tahoma"/>
    </style:style>
    <style:style style:data-style-name="n349aeb" style:family="table-cell" style:name="a04ad4d">
      <style:table-cell-properties fo:border="1.0pt solid #000000" style:decimal-places="2"/>
      <style:paragraph-properties style:tab-stop-distance="1.25cm"/>
      <style:text-properties style:font-name="Arial" style:font-name-asian="Lucida Sans Unicode" style:font-name-complex="Tahoma"/>
    </style:style>
    <style:style style:data-style-name="nd84fe6" style:family="table-cell" style:name="a8893ed">
      <style:table-cell-properties fo:border="1.0pt solid #000000" style:decimal-places="2"/>
      <style:paragraph-properties style:tab-stop-distance="1.25cm"/>
      <style:text-properties style:font-name="Arial" style:font-name-asian="Lucida Sans Unicode" style:font-name-complex="Tahoma"/>
    </style:style>
    <style:style style:data-style-name="na12575" style:family="table-cell" style:name="a5954e5">
      <style:table-cell-properties fo:border="1.0pt solid #000000" style:decimal-places="2"/>
      <style:paragraph-properties style:tab-stop-distance="1.25cm"/>
      <style:text-properties style:font-name="Arial" style:font-name-asian="Lucida Sans Unicode" style:font-name-complex="Tahoma"/>
    </style:style>
    <style:style style:data-style-name="n79f006" style:family="table-cell" style:name="a18179c">
      <style:table-cell-properties fo:border="1.0pt solid #000000" style:decimal-places="2"/>
      <style:paragraph-properties style:tab-stop-distance="1.25cm"/>
      <style:text-properties style:font-name="Arial" style:font-name-asian="Lucida Sans Unicode" style:font-name-complex="Tahoma"/>
    </style:style>
    <style:style style:data-style-name="n57cb69" style:family="table-cell" style:name="a2fd2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d5d97">
      <style:table-cell-properties fo:border="1.0pt solid #000000" style:decimal-places="2"/>
      <style:paragraph-properties style:tab-stop-distance="1.25cm"/>
      <style:text-properties style:font-name="Arial" style:font-name-asian="Lucida Sans Unicode" style:font-name-complex="Tahoma"/>
    </style:style>
    <style:style style:data-style-name="n3fc983" style:family="table-cell" style:name="ab1b3cf">
      <style:table-cell-properties fo:border="1.0pt solid #000000" style:decimal-places="2"/>
      <style:paragraph-properties style:tab-stop-distance="1.25cm"/>
      <style:text-properties style:font-name="Arial" style:font-name-asian="Lucida Sans Unicode" style:font-name-complex="Tahoma"/>
    </style:style>
    <style:style style:data-style-name="nb40b52" style:family="table-cell" style:name="a1689d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079fa">
      <style:table-cell-properties fo:border="1.0pt solid #000000" style:decimal-places="2"/>
      <style:paragraph-properties style:tab-stop-distance="1.25cm"/>
      <style:text-properties style:font-name="Arial" style:font-name-asian="Lucida Sans Unicode" style:font-name-complex="Tahoma"/>
    </style:style>
    <style:style style:data-style-name="n8c9107" style:family="table-cell" style:name="ab3e178">
      <style:table-cell-properties fo:border="1.0pt solid #000000" style:decimal-places="2"/>
      <style:paragraph-properties style:tab-stop-distance="1.25cm"/>
      <style:text-properties style:font-name="Arial" style:font-name-asian="Lucida Sans Unicode" style:font-name-complex="Tahoma"/>
    </style:style>
    <style:style style:data-style-name="n76ea0c" style:family="table-cell" style:name="adc7dbd">
      <style:table-cell-properties fo:border="1.0pt solid #000000" style:decimal-places="2"/>
      <style:paragraph-properties style:tab-stop-distance="1.25cm"/>
      <style:text-properties style:font-name="Arial" style:font-name-asian="Lucida Sans Unicode" style:font-name-complex="Tahoma"/>
    </style:style>
    <style:style style:data-style-name="ne857af" style:family="table-cell" style:name="ad76b95">
      <style:table-cell-properties fo:border="1.0pt solid #000000" style:decimal-places="2"/>
      <style:paragraph-properties style:tab-stop-distance="1.25cm"/>
      <style:text-properties style:font-name="Arial" style:font-name-asian="Lucida Sans Unicode" style:font-name-complex="Tahoma"/>
    </style:style>
    <style:style style:data-style-name="needaeb" style:family="table-cell" style:name="ad2fd79">
      <style:table-cell-properties fo:border="1.0pt solid #000000" style:decimal-places="2"/>
      <style:paragraph-properties style:tab-stop-distance="1.25cm"/>
      <style:text-properties style:font-name="Arial" style:font-name-asian="Lucida Sans Unicode" style:font-name-complex="Tahoma"/>
    </style:style>
    <style:style style:data-style-name="n32a3e6" style:family="table-cell" style:name="a731923">
      <style:table-cell-properties fo:border="1.0pt solid #000000" style:decimal-places="2"/>
      <style:paragraph-properties style:tab-stop-distance="1.25cm"/>
      <style:text-properties style:font-name="Arial" style:font-name-asian="Lucida Sans Unicode" style:font-name-complex="Tahoma"/>
    </style:style>
    <style:style style:data-style-name="nc4d1c5" style:family="table-cell" style:name="a9d622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24ce0">
      <style:table-cell-properties fo:border="1.0pt solid #000000" style:decimal-places="2"/>
      <style:paragraph-properties style:tab-stop-distance="1.25cm"/>
      <style:text-properties style:font-name="Arial" style:font-name-asian="Lucida Sans Unicode" style:font-name-complex="Tahoma"/>
    </style:style>
    <style:style style:data-style-name="n9fa99b" style:family="table-cell" style:name="af57745">
      <style:table-cell-properties fo:border="1.0pt solid #000000" style:decimal-places="2"/>
      <style:paragraph-properties style:tab-stop-distance="1.25cm"/>
      <style:text-properties style:font-name="Arial" style:font-name-asian="Lucida Sans Unicode" style:font-name-complex="Tahoma"/>
    </style:style>
    <style:style style:data-style-name="n9429b4" style:family="table-cell" style:name="a8b404a">
      <style:table-cell-properties fo:border="1.0pt solid #000000" style:decimal-places="2"/>
      <style:paragraph-properties style:tab-stop-distance="1.25cm"/>
      <style:text-properties style:font-name="Arial" style:font-name-asian="Lucida Sans Unicode" style:font-name-complex="Tahoma"/>
    </style:style>
    <style:style style:data-style-name="n3e64ee" style:family="table-cell" style:name="accc2f1">
      <style:table-cell-properties fo:border="1.0pt solid #000000" style:decimal-places="2"/>
      <style:paragraph-properties style:tab-stop-distance="1.25cm"/>
      <style:text-properties style:font-name="Arial" style:font-name-asian="Lucida Sans Unicode" style:font-name-complex="Tahoma"/>
    </style:style>
    <style:style style:data-style-name="n48839c" style:family="table-cell" style:name="a535974">
      <style:table-cell-properties fo:border="1.0pt solid #000000" style:decimal-places="2"/>
      <style:paragraph-properties style:tab-stop-distance="1.25cm"/>
      <style:text-properties style:font-name="Arial" style:font-name-asian="Lucida Sans Unicode" style:font-name-complex="Tahoma"/>
    </style:style>
    <style:style style:data-style-name="n40cf7a" style:family="table-cell" style:name="ae9b57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a50f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9449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24693">
      <style:table-cell-properties fo:border="1.0pt solid #000000" style:decimal-places="2"/>
      <style:paragraph-properties style:tab-stop-distance="1.25cm"/>
      <style:text-properties style:font-name="Arial" style:font-name-asian="Lucida Sans Unicode" style:font-name-complex="Tahoma"/>
    </style:style>
    <style:style style:data-style-name="nadb26f" style:family="table-cell" style:name="ad7f7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9d5bb">
      <style:table-cell-properties fo:border="1.0pt solid #000000" style:decimal-places="2"/>
      <style:paragraph-properties style:tab-stop-distance="1.25cm"/>
      <style:text-properties style:font-name="Arial" style:font-name-asian="Lucida Sans Unicode" style:font-name-complex="Tahoma"/>
    </style:style>
    <style:style style:data-style-name="nca873e" style:family="table-cell" style:name="a87b0fa">
      <style:table-cell-properties fo:border="1.0pt solid #000000" style:decimal-places="2"/>
      <style:paragraph-properties style:tab-stop-distance="1.25cm"/>
      <style:text-properties style:font-name="Arial" style:font-name-asian="Lucida Sans Unicode" style:font-name-complex="Tahoma"/>
    </style:style>
    <style:style style:data-style-name="n0c7e57" style:family="table-cell" style:name="a5023c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0d4fc">
      <style:table-cell-properties fo:border="1.0pt solid #000000" style:decimal-places="2"/>
      <style:paragraph-properties style:tab-stop-distance="1.25cm"/>
      <style:text-properties style:font-name="Arial" style:font-name-asian="Lucida Sans Unicode" style:font-name-complex="Tahoma"/>
    </style:style>
    <style:style style:data-style-name="nc0edd8" style:family="table-cell" style:name="a4cfb5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b25fa">
      <style:table-cell-properties fo:border="1.0pt solid #000000" style:decimal-places="2"/>
      <style:paragraph-properties style:tab-stop-distance="1.25cm"/>
      <style:text-properties style:font-name="Arial" style:font-name-asian="Lucida Sans Unicode" style:font-name-complex="Tahoma"/>
    </style:style>
    <style:style style:data-style-name="na2289f" style:family="table-cell" style:name="a679878">
      <style:table-cell-properties fo:border="1.0pt solid #000000" style:decimal-places="2"/>
      <style:paragraph-properties style:tab-stop-distance="1.25cm"/>
      <style:text-properties style:font-name="Arial" style:font-name-asian="Lucida Sans Unicode" style:font-name-complex="Tahoma"/>
    </style:style>
    <style:style style:data-style-name="nd81c27" style:family="table-cell" style:name="aede18d">
      <style:table-cell-properties fo:border="1.0pt solid #000000" style:decimal-places="2"/>
      <style:paragraph-properties style:tab-stop-distance="1.25cm"/>
      <style:text-properties style:font-name="Arial" style:font-name-asian="Lucida Sans Unicode" style:font-name-complex="Tahoma"/>
    </style:style>
    <style:style style:data-style-name="nc5cb95" style:family="table-cell" style:name="a990ca9">
      <style:table-cell-properties fo:border="1.0pt solid #000000" style:decimal-places="2"/>
      <style:paragraph-properties style:tab-stop-distance="1.25cm"/>
      <style:text-properties style:font-name="Arial" style:font-name-asian="Lucida Sans Unicode" style:font-name-complex="Tahoma"/>
    </style:style>
    <style:style style:data-style-name="na54aa9" style:family="table-cell" style:name="a14ca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2582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9f213">
      <style:table-cell-properties fo:border="1.0pt solid #000000" style:decimal-places="2"/>
      <style:paragraph-properties style:tab-stop-distance="1.25cm"/>
      <style:text-properties style:font-name="Arial" style:font-name-asian="Lucida Sans Unicode" style:font-name-complex="Tahoma"/>
    </style:style>
    <style:style style:data-style-name="nd20a09" style:family="table-cell" style:name="addc214">
      <style:table-cell-properties fo:border="1.0pt solid #000000" style:decimal-places="2"/>
      <style:paragraph-properties style:tab-stop-distance="1.25cm"/>
      <style:text-properties style:font-name="Arial" style:font-name-asian="Lucida Sans Unicode" style:font-name-complex="Tahoma"/>
    </style:style>
    <style:style style:data-style-name="n4a73e5" style:family="table-cell" style:name="aa78613">
      <style:table-cell-properties fo:border="1.0pt solid #000000" style:decimal-places="2"/>
      <style:paragraph-properties style:tab-stop-distance="1.25cm"/>
      <style:text-properties style:font-name="Arial" style:font-name-asian="Lucida Sans Unicode" style:font-name-complex="Tahoma"/>
    </style:style>
    <style:style style:data-style-name="nb581d1" style:family="table-cell" style:name="a75d7bd">
      <style:table-cell-properties fo:border="1.0pt solid #000000" style:decimal-places="2"/>
      <style:paragraph-properties style:tab-stop-distance="1.25cm"/>
      <style:text-properties style:font-name="Arial" style:font-name-asian="Lucida Sans Unicode" style:font-name-complex="Tahoma"/>
    </style:style>
    <style:style style:data-style-name="n15c065" style:family="table-cell" style:name="a1b127d">
      <style:table-cell-properties fo:border="1.0pt solid #000000" style:decimal-places="2"/>
      <style:paragraph-properties style:tab-stop-distance="1.25cm"/>
      <style:text-properties style:font-name="Arial" style:font-name-asian="Lucida Sans Unicode" style:font-name-complex="Tahoma"/>
    </style:style>
    <style:style style:data-style-name="n6d7859" style:family="table-cell" style:name="a060ed3">
      <style:table-cell-properties fo:border="1.0pt solid #000000" style:decimal-places="2"/>
      <style:paragraph-properties style:tab-stop-distance="1.25cm"/>
      <style:text-properties style:font-name="Arial" style:font-name-asian="Lucida Sans Unicode" style:font-name-complex="Tahoma"/>
    </style:style>
    <style:style style:data-style-name="na0fd6a" style:family="table-cell" style:name="ad16c56">
      <style:table-cell-properties fo:border="1.0pt solid #000000" style:decimal-places="2"/>
      <style:paragraph-properties style:tab-stop-distance="1.25cm"/>
      <style:text-properties style:font-name="Arial" style:font-name-asian="Lucida Sans Unicode" style:font-name-complex="Tahoma"/>
    </style:style>
    <style:style style:data-style-name="n6e55c7" style:family="table-cell" style:name="ac08d6d">
      <style:table-cell-properties fo:border="1.0pt solid #000000" style:decimal-places="2"/>
      <style:paragraph-properties style:tab-stop-distance="1.25cm"/>
      <style:text-properties style:font-name="Arial" style:font-name-asian="Lucida Sans Unicode" style:font-name-complex="Tahoma"/>
    </style:style>
    <style:style style:data-style-name="ne66abc" style:family="table-cell" style:name="a618ce3">
      <style:table-cell-properties fo:border="1.0pt solid #000000" style:decimal-places="2"/>
      <style:paragraph-properties style:tab-stop-distance="1.25cm"/>
      <style:text-properties style:font-name="Arial" style:font-name-asian="Lucida Sans Unicode" style:font-name-complex="Tahoma"/>
    </style:style>
    <style:style style:data-style-name="nade8fb" style:family="table-cell" style:name="a75561f">
      <style:table-cell-properties fo:border="1.0pt solid #000000" style:decimal-places="2"/>
      <style:paragraph-properties style:tab-stop-distance="1.25cm"/>
      <style:text-properties style:font-name="Arial" style:font-name-asian="Lucida Sans Unicode" style:font-name-complex="Tahoma"/>
    </style:style>
    <style:style style:data-style-name="n1b35ac" style:family="table-cell" style:name="a29e591">
      <style:table-cell-properties fo:border="1.0pt solid #000000" style:decimal-places="2"/>
      <style:paragraph-properties style:tab-stop-distance="1.25cm"/>
      <style:text-properties style:font-name="Arial" style:font-name-asian="Lucida Sans Unicode" style:font-name-complex="Tahoma"/>
    </style:style>
    <style:style style:data-style-name="n79fb61" style:family="table-cell" style:name="aa04588">
      <style:table-cell-properties fo:border="1.0pt solid #000000" style:decimal-places="2"/>
      <style:paragraph-properties style:tab-stop-distance="1.25cm"/>
      <style:text-properties style:font-name="Arial" style:font-name-asian="Lucida Sans Unicode" style:font-name-complex="Tahoma"/>
    </style:style>
    <style:style style:data-style-name="n60c407" style:family="table-cell" style:name="a70998f">
      <style:table-cell-properties fo:border="1.0pt solid #000000" style:decimal-places="2"/>
      <style:paragraph-properties style:tab-stop-distance="1.25cm"/>
      <style:text-properties style:font-name="Arial" style:font-name-asian="Lucida Sans Unicode" style:font-name-complex="Tahoma"/>
    </style:style>
    <style:style style:data-style-name="n62b6a6" style:family="table-cell" style:name="a883220">
      <style:table-cell-properties fo:border="1.0pt solid #000000" style:decimal-places="2"/>
      <style:paragraph-properties style:tab-stop-distance="1.25cm"/>
      <style:text-properties style:font-name="Arial" style:font-name-asian="Lucida Sans Unicode" style:font-name-complex="Tahoma"/>
    </style:style>
    <style:style style:data-style-name="n2e1113" style:family="table-cell" style:name="a18bef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15619">
      <style:table-cell-properties fo:border="1.0pt solid #000000" style:decimal-places="2"/>
      <style:paragraph-properties style:tab-stop-distance="1.25cm"/>
      <style:text-properties style:font-name="Arial" style:font-name-asian="Lucida Sans Unicode" style:font-name-complex="Tahoma"/>
    </style:style>
    <style:style style:data-style-name="nbd817e" style:family="table-cell" style:name="aae925e">
      <style:table-cell-properties fo:border="1.0pt solid #000000" style:decimal-places="2"/>
      <style:paragraph-properties style:tab-stop-distance="1.25cm"/>
      <style:text-properties style:font-name="Arial" style:font-name-asian="Lucida Sans Unicode" style:font-name-complex="Tahoma"/>
    </style:style>
    <style:style style:data-style-name="nce5e62" style:family="table-cell" style:name="a4b36b2">
      <style:table-cell-properties fo:border="1.0pt solid #000000" style:decimal-places="2"/>
      <style:paragraph-properties style:tab-stop-distance="1.25cm"/>
      <style:text-properties style:font-name="Arial" style:font-name-asian="Lucida Sans Unicode" style:font-name-complex="Tahoma"/>
    </style:style>
    <style:style style:data-style-name="nb74805" style:family="table-cell" style:name="a57a5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bb47">
      <style:table-cell-properties fo:border="1.0pt solid #000000" style:decimal-places="2"/>
      <style:paragraph-properties style:tab-stop-distance="1.25cm"/>
      <style:text-properties style:font-name="Arial" style:font-name-asian="Lucida Sans Unicode" style:font-name-complex="Tahoma"/>
    </style:style>
    <style:style style:data-style-name="n9f8885" style:family="table-cell" style:name="a8bc36d">
      <style:table-cell-properties fo:border="1.0pt solid #000000" style:decimal-places="2"/>
      <style:paragraph-properties style:tab-stop-distance="1.25cm"/>
      <style:text-properties style:font-name="Arial" style:font-name-asian="Lucida Sans Unicode" style:font-name-complex="Tahoma"/>
    </style:style>
    <style:style style:data-style-name="nbb4a37" style:family="table-cell" style:name="a9d59f3">
      <style:table-cell-properties fo:border="1.0pt solid #000000" style:decimal-places="2"/>
      <style:paragraph-properties style:tab-stop-distance="1.25cm"/>
      <style:text-properties style:font-name="Arial" style:font-name-asian="Lucida Sans Unicode" style:font-name-complex="Tahoma"/>
    </style:style>
    <style:style style:data-style-name="n9ae655" style:family="table-cell" style:name="a14c48c">
      <style:table-cell-properties fo:border="1.0pt solid #000000" style:decimal-places="2"/>
      <style:paragraph-properties style:tab-stop-distance="1.25cm"/>
      <style:text-properties style:font-name="Arial" style:font-name-asian="Lucida Sans Unicode" style:font-name-complex="Tahoma"/>
    </style:style>
    <style:style style:data-style-name="n413299" style:family="table-cell" style:name="afa6699">
      <style:table-cell-properties fo:border="1.0pt solid #000000" style:decimal-places="2"/>
      <style:paragraph-properties style:tab-stop-distance="1.25cm"/>
      <style:text-properties style:font-name="Arial" style:font-name-asian="Lucida Sans Unicode" style:font-name-complex="Tahoma"/>
    </style:style>
    <style:style style:data-style-name="n00c677" style:family="table-cell" style:name="a783317">
      <style:table-cell-properties fo:border="1.0pt solid #000000" style:decimal-places="2"/>
      <style:paragraph-properties style:tab-stop-distance="1.25cm"/>
      <style:text-properties style:font-name="Arial" style:font-name-asian="Lucida Sans Unicode" style:font-name-complex="Tahoma"/>
    </style:style>
    <style:style style:data-style-name="nb90a81" style:family="table-cell" style:name="a3eecab">
      <style:table-cell-properties fo:border="1.0pt solid #000000" style:decimal-places="2"/>
      <style:paragraph-properties style:tab-stop-distance="1.25cm"/>
      <style:text-properties style:font-name="Arial" style:font-name-asian="Lucida Sans Unicode" style:font-name-complex="Tahoma"/>
    </style:style>
    <style:style style:data-style-name="nc5d227" style:family="table-cell" style:name="aba7c6c">
      <style:table-cell-properties fo:border="1.0pt solid #000000" style:decimal-places="2"/>
      <style:paragraph-properties style:tab-stop-distance="1.25cm"/>
      <style:text-properties style:font-name="Arial" style:font-name-asian="Lucida Sans Unicode" style:font-name-complex="Tahoma"/>
    </style:style>
    <style:style style:data-style-name="n4dc08f" style:family="table-cell" style:name="a104afd">
      <style:table-cell-properties fo:border="1.0pt solid #000000" style:decimal-places="2"/>
      <style:paragraph-properties style:tab-stop-distance="1.25cm"/>
      <style:text-properties style:font-name="Arial" style:font-name-asian="Lucida Sans Unicode" style:font-name-complex="Tahoma"/>
    </style:style>
    <style:style style:data-style-name="na2feb6" style:family="table-cell" style:name="a11fb47">
      <style:table-cell-properties fo:border="1.0pt solid #000000" style:decimal-places="2"/>
      <style:paragraph-properties style:tab-stop-distance="1.25cm"/>
      <style:text-properties style:font-name="Arial" style:font-name-asian="Lucida Sans Unicode" style:font-name-complex="Tahoma"/>
    </style:style>
    <style:style style:data-style-name="nfbd7dd" style:family="table-cell" style:name="ac14c7a">
      <style:table-cell-properties fo:border="1.0pt solid #000000" style:decimal-places="2"/>
      <style:paragraph-properties style:tab-stop-distance="1.25cm"/>
      <style:text-properties style:font-name="Arial" style:font-name-asian="Lucida Sans Unicode" style:font-name-complex="Tahoma"/>
    </style:style>
    <style:style style:data-style-name="n73bb44" style:family="table-cell" style:name="a2574d6">
      <style:table-cell-properties fo:border="1.0pt solid #000000" style:decimal-places="2"/>
      <style:paragraph-properties style:tab-stop-distance="1.25cm"/>
      <style:text-properties style:font-name="Arial" style:font-name-asian="Lucida Sans Unicode" style:font-name-complex="Tahoma"/>
    </style:style>
    <style:style style:data-style-name="n7495a3" style:family="table-cell" style:name="a35ef9d">
      <style:table-cell-properties fo:border="1.0pt solid #000000" style:decimal-places="2"/>
      <style:paragraph-properties style:tab-stop-distance="1.25cm"/>
      <style:text-properties style:font-name="Arial" style:font-name-asian="Lucida Sans Unicode" style:font-name-complex="Tahoma"/>
    </style:style>
    <style:style style:data-style-name="n0e450f" style:family="table-cell" style:name="a6f0e12">
      <style:table-cell-properties fo:border="1.0pt solid #000000" style:decimal-places="2"/>
      <style:paragraph-properties style:tab-stop-distance="1.25cm"/>
      <style:text-properties style:font-name="Arial" style:font-name-asian="Lucida Sans Unicode" style:font-name-complex="Tahoma"/>
    </style:style>
    <style:style style:data-style-name="n06ee08" style:family="table-cell" style:name="ae6b9dd">
      <style:table-cell-properties fo:border="1.0pt solid #000000" style:decimal-places="2"/>
      <style:paragraph-properties style:tab-stop-distance="1.25cm"/>
      <style:text-properties style:font-name="Arial" style:font-name-asian="Lucida Sans Unicode" style:font-name-complex="Tahoma"/>
    </style:style>
    <style:style style:data-style-name="n7d3f07" style:family="table-cell" style:name="a3f7b96">
      <style:table-cell-properties fo:border="1.0pt solid #000000" style:decimal-places="2"/>
      <style:paragraph-properties style:tab-stop-distance="1.25cm"/>
      <style:text-properties style:font-name="Arial" style:font-name-asian="Lucida Sans Unicode" style:font-name-complex="Tahoma"/>
    </style:style>
    <style:style style:data-style-name="n19d418" style:family="table-cell" style:name="add9393">
      <style:table-cell-properties fo:border="1.0pt solid #000000" style:decimal-places="2"/>
      <style:paragraph-properties style:tab-stop-distance="1.25cm"/>
      <style:text-properties style:font-name="Arial" style:font-name-asian="Lucida Sans Unicode" style:font-name-complex="Tahoma"/>
    </style:style>
    <style:style style:data-style-name="n2e9268" style:family="table-cell" style:name="a267fa9">
      <style:table-cell-properties fo:border="1.0pt solid #000000" style:decimal-places="2"/>
      <style:paragraph-properties style:tab-stop-distance="1.25cm"/>
      <style:text-properties style:font-name="Arial" style:font-name-asian="Lucida Sans Unicode" style:font-name-complex="Tahoma"/>
    </style:style>
    <style:style style:data-style-name="n5a7eaf" style:family="table-cell" style:name="ac4fbff">
      <style:table-cell-properties fo:border="1.0pt solid #000000" style:decimal-places="2"/>
      <style:paragraph-properties style:tab-stop-distance="1.25cm"/>
      <style:text-properties style:font-name="Arial" style:font-name-asian="Lucida Sans Unicode" style:font-name-complex="Tahoma"/>
    </style:style>
    <style:style style:data-style-name="na272fb" style:family="table-cell" style:name="a8aef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2c5f">
      <style:table-cell-properties fo:border="1.0pt solid #000000" style:decimal-places="2"/>
      <style:paragraph-properties style:tab-stop-distance="1.25cm"/>
      <style:text-properties style:font-name="Arial" style:font-name-asian="Lucida Sans Unicode" style:font-name-complex="Tahoma"/>
    </style:style>
    <style:style style:data-style-name="n2fbcc3" style:family="table-cell" style:name="a66af93">
      <style:table-cell-properties fo:border="1.0pt solid #000000" style:decimal-places="2"/>
      <style:paragraph-properties style:tab-stop-distance="1.25cm"/>
      <style:text-properties style:font-name="Arial" style:font-name-asian="Lucida Sans Unicode" style:font-name-complex="Tahoma"/>
    </style:style>
    <style:style style:data-style-name="n968569" style:family="table-cell" style:name="ae8bc5d">
      <style:table-cell-properties fo:border="1.0pt solid #000000" style:decimal-places="2"/>
      <style:paragraph-properties style:tab-stop-distance="1.25cm"/>
      <style:text-properties style:font-name="Arial" style:font-name-asian="Lucida Sans Unicode" style:font-name-complex="Tahoma"/>
    </style:style>
    <style:style style:data-style-name="nab8c44" style:family="table-cell" style:name="a27ad5f">
      <style:table-cell-properties fo:border="1.0pt solid #000000" style:decimal-places="2"/>
      <style:paragraph-properties style:tab-stop-distance="1.25cm"/>
      <style:text-properties style:font-name="Arial" style:font-name-asian="Lucida Sans Unicode" style:font-name-complex="Tahoma"/>
    </style:style>
    <style:style style:data-style-name="nbd1bd7" style:family="table-cell" style:name="a64c930">
      <style:table-cell-properties fo:border="1.0pt solid #000000" style:decimal-places="2"/>
      <style:paragraph-properties style:tab-stop-distance="1.25cm"/>
      <style:text-properties style:font-name="Arial" style:font-name-asian="Lucida Sans Unicode" style:font-name-complex="Tahoma"/>
    </style:style>
    <style:style style:data-style-name="n3b56a6" style:family="table-cell" style:name="af6eb44">
      <style:table-cell-properties fo:border="1.0pt solid #000000" style:decimal-places="2"/>
      <style:paragraph-properties style:tab-stop-distance="1.25cm"/>
      <style:text-properties style:font-name="Arial" style:font-name-asian="Lucida Sans Unicode" style:font-name-complex="Tahoma"/>
    </style:style>
    <style:style style:data-style-name="n778340" style:family="table-cell" style:name="acac437">
      <style:table-cell-properties fo:border="1.0pt solid #000000" style:decimal-places="2"/>
      <style:paragraph-properties style:tab-stop-distance="1.25cm"/>
      <style:text-properties style:font-name="Arial" style:font-name-asian="Lucida Sans Unicode" style:font-name-complex="Tahoma"/>
    </style:style>
    <style:style style:data-style-name="nf7aa98" style:family="table-cell" style:name="a3fc059">
      <style:table-cell-properties fo:border="1.0pt solid #000000" style:decimal-places="2"/>
      <style:paragraph-properties style:tab-stop-distance="1.25cm"/>
      <style:text-properties style:font-name="Arial" style:font-name-asian="Lucida Sans Unicode" style:font-name-complex="Tahoma"/>
    </style:style>
    <style:style style:data-style-name="n29c5ad" style:family="table-cell" style:name="a6724fe">
      <style:table-cell-properties fo:border="1.0pt solid #000000" style:decimal-places="2"/>
      <style:paragraph-properties style:tab-stop-distance="1.25cm"/>
      <style:text-properties style:font-name="Arial" style:font-name-asian="Lucida Sans Unicode" style:font-name-complex="Tahoma"/>
    </style:style>
    <style:style style:data-style-name="n586205" style:family="table-cell" style:name="a7c63f3">
      <style:table-cell-properties fo:border="1.0pt solid #000000" style:decimal-places="2"/>
      <style:paragraph-properties style:tab-stop-distance="1.25cm"/>
      <style:text-properties style:font-name="Arial" style:font-name-asian="Lucida Sans Unicode" style:font-name-complex="Tahoma"/>
    </style:style>
    <style:style style:data-style-name="n728186" style:family="table-cell" style:name="a2385d4">
      <style:table-cell-properties fo:border="1.0pt solid #000000" style:decimal-places="2"/>
      <style:paragraph-properties style:tab-stop-distance="1.25cm"/>
      <style:text-properties style:font-name="Arial" style:font-name-asian="Lucida Sans Unicode" style:font-name-complex="Tahoma"/>
    </style:style>
    <style:style style:data-style-name="nba4415" style:family="table-cell" style:name="a9743c9">
      <style:table-cell-properties fo:border="1.0pt solid #000000" style:decimal-places="2"/>
      <style:paragraph-properties style:tab-stop-distance="1.25cm"/>
      <style:text-properties style:font-name="Arial" style:font-name-asian="Lucida Sans Unicode" style:font-name-complex="Tahoma"/>
    </style:style>
    <style:style style:data-style-name="nb4bd99" style:family="table-cell" style:name="a5f717a">
      <style:table-cell-properties fo:border="1.0pt solid #000000" style:decimal-places="2"/>
      <style:paragraph-properties style:tab-stop-distance="1.25cm"/>
      <style:text-properties style:font-name="Arial" style:font-name-asian="Lucida Sans Unicode" style:font-name-complex="Tahoma"/>
    </style:style>
    <style:style style:data-style-name="n3414bc" style:family="table-cell" style:name="abb91ca">
      <style:table-cell-properties fo:border="1.0pt solid #000000" style:decimal-places="2"/>
      <style:paragraph-properties style:tab-stop-distance="1.25cm"/>
      <style:text-properties style:font-name="Arial" style:font-name-asian="Lucida Sans Unicode" style:font-name-complex="Tahoma"/>
    </style:style>
    <style:style style:data-style-name="n9d3013" style:family="table-cell" style:name="a0c9b92">
      <style:table-cell-properties fo:border="1.0pt solid #000000" style:decimal-places="2"/>
      <style:paragraph-properties style:tab-stop-distance="1.25cm"/>
      <style:text-properties style:font-name="Arial" style:font-name-asian="Lucida Sans Unicode" style:font-name-complex="Tahoma"/>
    </style:style>
    <style:style style:data-style-name="n4213f6" style:family="table-cell" style:name="a303c8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a4c3">
      <style:table-cell-properties fo:border="1.0pt solid #000000" style:decimal-places="2"/>
      <style:paragraph-properties style:tab-stop-distance="1.25cm"/>
      <style:text-properties style:font-name="Arial" style:font-name-asian="Lucida Sans Unicode" style:font-name-complex="Tahoma"/>
    </style:style>
    <style:style style:data-style-name="n4c5bed" style:family="table-cell" style:name="ad85e68">
      <style:table-cell-properties fo:border="1.0pt solid #000000" style:decimal-places="2"/>
      <style:paragraph-properties style:tab-stop-distance="1.25cm"/>
      <style:text-properties style:font-name="Arial" style:font-name-asian="Lucida Sans Unicode" style:font-name-complex="Tahoma"/>
    </style:style>
    <style:style style:data-style-name="n6e9dde" style:family="table-cell" style:name="a6b26c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05c8f">
      <style:table-cell-properties fo:border="1.0pt solid #000000" style:decimal-places="2"/>
      <style:paragraph-properties style:tab-stop-distance="1.25cm"/>
      <style:text-properties style:font-name="Arial" style:font-name-asian="Lucida Sans Unicode" style:font-name-complex="Tahoma"/>
    </style:style>
    <style:style style:data-style-name="ncdadec" style:family="table-cell" style:name="ab9d3f3">
      <style:table-cell-properties fo:border="1.0pt solid #000000" style:decimal-places="2"/>
      <style:paragraph-properties style:tab-stop-distance="1.25cm"/>
      <style:text-properties style:font-name="Arial" style:font-name-asian="Lucida Sans Unicode" style:font-name-complex="Tahoma"/>
    </style:style>
    <style:style style:data-style-name="nc3d7bc" style:family="table-cell" style:name="ac8b0af">
      <style:table-cell-properties fo:border="1.0pt solid #000000" style:decimal-places="2"/>
      <style:paragraph-properties style:tab-stop-distance="1.25cm"/>
      <style:text-properties style:font-name="Arial" style:font-name-asian="Lucida Sans Unicode" style:font-name-complex="Tahoma"/>
    </style:style>
    <style:style style:data-style-name="nee6bac" style:family="table-cell" style:name="ad13889">
      <style:table-cell-properties fo:border="1.0pt solid #000000" style:decimal-places="2"/>
      <style:paragraph-properties style:tab-stop-distance="1.25cm"/>
      <style:text-properties style:font-name="Arial" style:font-name-asian="Lucida Sans Unicode" style:font-name-complex="Tahoma"/>
    </style:style>
    <style:style style:data-style-name="n9c0ea5" style:family="table-cell" style:name="a3bed04">
      <style:table-cell-properties fo:border="1.0pt solid #000000" style:decimal-places="2"/>
      <style:paragraph-properties style:tab-stop-distance="1.25cm"/>
      <style:text-properties style:font-name="Arial" style:font-name-asian="Lucida Sans Unicode" style:font-name-complex="Tahoma"/>
    </style:style>
    <style:style style:data-style-name="n8a7fbb" style:family="table-cell" style:name="ac26479">
      <style:table-cell-properties fo:border="1.0pt solid #000000" style:decimal-places="2"/>
      <style:paragraph-properties style:tab-stop-distance="1.25cm"/>
      <style:text-properties style:font-name="Arial" style:font-name-asian="Lucida Sans Unicode" style:font-name-complex="Tahoma"/>
    </style:style>
    <style:style style:data-style-name="n7b9c7b" style:family="table-cell" style:name="a4633dd">
      <style:table-cell-properties fo:border="1.0pt solid #000000" style:decimal-places="2"/>
      <style:paragraph-properties style:tab-stop-distance="1.25cm"/>
      <style:text-properties style:font-name="Arial" style:font-name-asian="Lucida Sans Unicode" style:font-name-complex="Tahoma"/>
    </style:style>
    <style:style style:data-style-name="nfa26fb" style:family="table-cell" style:name="adfae04">
      <style:table-cell-properties fo:border="1.0pt solid #000000" style:decimal-places="2"/>
      <style:paragraph-properties style:tab-stop-distance="1.25cm"/>
      <style:text-properties style:font-name="Arial" style:font-name-asian="Lucida Sans Unicode" style:font-name-complex="Tahoma"/>
    </style:style>
    <style:style style:data-style-name="n866977" style:family="table-cell" style:name="a6658ed">
      <style:table-cell-properties fo:border="1.0pt solid #000000" style:decimal-places="2"/>
      <style:paragraph-properties style:tab-stop-distance="1.25cm"/>
      <style:text-properties style:font-name="Arial" style:font-name-asian="Lucida Sans Unicode" style:font-name-complex="Tahoma"/>
    </style:style>
    <style:style style:data-style-name="n29b542" style:family="table-cell" style:name="a501e43">
      <style:table-cell-properties fo:border="1.0pt solid #000000" style:decimal-places="2"/>
      <style:paragraph-properties style:tab-stop-distance="1.25cm"/>
      <style:text-properties style:font-name="Arial" style:font-name-asian="Lucida Sans Unicode" style:font-name-complex="Tahoma"/>
    </style:style>
    <style:style style:data-style-name="nf4ffdb" style:family="table-cell" style:name="a8d74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52af7">
      <style:table-cell-properties fo:border="1.0pt solid #000000" style:decimal-places="2"/>
      <style:paragraph-properties style:tab-stop-distance="1.25cm"/>
      <style:text-properties style:font-name="Arial" style:font-name-asian="Lucida Sans Unicode" style:font-name-complex="Tahoma"/>
    </style:style>
    <style:style style:data-style-name="nc89cd5" style:family="table-cell" style:name="aae11e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68bb">
      <style:table-cell-properties fo:border="1.0pt solid #000000" style:decimal-places="2"/>
      <style:paragraph-properties style:tab-stop-distance="1.25cm"/>
      <style:text-properties style:font-name="Arial" style:font-name-asian="Lucida Sans Unicode" style:font-name-complex="Tahoma"/>
    </style:style>
    <style:style style:data-style-name="n63ab02" style:family="table-cell" style:name="a21a9bb">
      <style:table-cell-properties fo:border="1.0pt solid #000000" style:decimal-places="2"/>
      <style:paragraph-properties style:tab-stop-distance="1.25cm"/>
      <style:text-properties style:font-name="Arial" style:font-name-asian="Lucida Sans Unicode" style:font-name-complex="Tahoma"/>
    </style:style>
    <style:style style:data-style-name="n8d4f28" style:family="table-cell" style:name="a221bc1">
      <style:table-cell-properties fo:border="1.0pt solid #000000" style:decimal-places="2"/>
      <style:paragraph-properties style:tab-stop-distance="1.25cm"/>
      <style:text-properties style:font-name="Arial" style:font-name-asian="Lucida Sans Unicode" style:font-name-complex="Tahoma"/>
    </style:style>
    <style:style style:data-style-name="n268c85" style:family="table-cell" style:name="af6c97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d3c8b">
      <style:table-cell-properties fo:border="1.0pt solid #000000" style:decimal-places="2"/>
      <style:paragraph-properties style:tab-stop-distance="1.25cm"/>
      <style:text-properties style:font-name="Arial" style:font-name-asian="Lucida Sans Unicode" style:font-name-complex="Tahoma"/>
    </style:style>
    <style:style style:data-style-name="n87ab37" style:family="table-cell" style:name="a9dcf3d">
      <style:table-cell-properties fo:border="1.0pt solid #000000" style:decimal-places="2"/>
      <style:paragraph-properties style:tab-stop-distance="1.25cm"/>
      <style:text-properties style:font-name="Arial" style:font-name-asian="Lucida Sans Unicode" style:font-name-complex="Tahoma"/>
    </style:style>
    <style:style style:data-style-name="ncdcb17" style:family="table-cell" style:name="aace959">
      <style:table-cell-properties fo:border="1.0pt solid #000000" style:decimal-places="2"/>
      <style:paragraph-properties style:tab-stop-distance="1.25cm"/>
      <style:text-properties style:font-name="Arial" style:font-name-asian="Lucida Sans Unicode" style:font-name-complex="Tahoma"/>
    </style:style>
    <style:style style:data-style-name="n29002d" style:family="table-cell" style:name="a1a3837">
      <style:table-cell-properties fo:border="1.0pt solid #000000" style:decimal-places="2"/>
      <style:paragraph-properties style:tab-stop-distance="1.25cm"/>
      <style:text-properties style:font-name="Arial" style:font-name-asian="Lucida Sans Unicode" style:font-name-complex="Tahoma"/>
    </style:style>
    <style:style style:data-style-name="n939a32" style:family="table-cell" style:name="aad9440">
      <style:table-cell-properties fo:border="1.0pt solid #000000" style:decimal-places="2"/>
      <style:paragraph-properties style:tab-stop-distance="1.25cm"/>
      <style:text-properties style:font-name="Arial" style:font-name-asian="Lucida Sans Unicode" style:font-name-complex="Tahoma"/>
    </style:style>
    <style:style style:data-style-name="n50a803" style:family="table-cell" style:name="a54d8bd">
      <style:table-cell-properties fo:border="1.0pt solid #000000" style:decimal-places="2"/>
      <style:paragraph-properties style:tab-stop-distance="1.25cm"/>
      <style:text-properties style:font-name="Arial" style:font-name-asian="Lucida Sans Unicode" style:font-name-complex="Tahoma"/>
    </style:style>
    <style:style style:data-style-name="na3e489" style:family="table-cell" style:name="aecc914">
      <style:table-cell-properties fo:border="1.0pt solid #000000" style:decimal-places="2"/>
      <style:paragraph-properties style:tab-stop-distance="1.25cm"/>
      <style:text-properties style:font-name="Arial" style:font-name-asian="Lucida Sans Unicode" style:font-name-complex="Tahoma"/>
    </style:style>
    <style:style style:data-style-name="n918274" style:family="table-cell" style:name="a34ede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065b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42a13">
      <style:table-cell-properties fo:border="1.0pt solid #000000" style:decimal-places="2"/>
      <style:paragraph-properties style:tab-stop-distance="1.25cm"/>
      <style:text-properties style:font-name="Arial" style:font-name-asian="Lucida Sans Unicode" style:font-name-complex="Tahoma"/>
    </style:style>
    <style:style style:data-style-name="n50bd49" style:family="table-cell" style:name="a64d230">
      <style:table-cell-properties fo:border="1.0pt solid #000000" style:decimal-places="2"/>
      <style:paragraph-properties style:tab-stop-distance="1.25cm"/>
      <style:text-properties style:font-name="Arial" style:font-name-asian="Lucida Sans Unicode" style:font-name-complex="Tahoma"/>
    </style:style>
    <style:style style:data-style-name="nb520f5" style:family="table-cell" style:name="ac9e35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26e3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4a3c1">
      <style:table-cell-properties fo:border="1.0pt solid #000000" style:decimal-places="2"/>
      <style:paragraph-properties style:tab-stop-distance="1.25cm"/>
      <style:text-properties style:font-name="Arial" style:font-name-asian="Lucida Sans Unicode" style:font-name-complex="Tahoma"/>
    </style:style>
    <style:style style:data-style-name="ncf2340" style:family="table-cell" style:name="ad44339">
      <style:table-cell-properties fo:border="1.0pt solid #000000" style:decimal-places="2"/>
      <style:paragraph-properties style:tab-stop-distance="1.25cm"/>
      <style:text-properties style:font-name="Arial" style:font-name-asian="Lucida Sans Unicode" style:font-name-complex="Tahoma"/>
    </style:style>
    <style:style style:data-style-name="ndbe88c" style:family="table-cell" style:name="ad4c8e5">
      <style:table-cell-properties fo:border="1.0pt solid #000000" style:decimal-places="2"/>
      <style:paragraph-properties style:tab-stop-distance="1.25cm"/>
      <style:text-properties style:font-name="Arial" style:font-name-asian="Lucida Sans Unicode" style:font-name-complex="Tahoma"/>
    </style:style>
    <style:style style:data-style-name="n3577fc" style:family="table-cell" style:name="a7e5bb0">
      <style:table-cell-properties fo:border="1.0pt solid #000000" style:decimal-places="2"/>
      <style:paragraph-properties style:tab-stop-distance="1.25cm"/>
      <style:text-properties style:font-name="Arial" style:font-name-asian="Lucida Sans Unicode" style:font-name-complex="Tahoma"/>
    </style:style>
    <style:style style:data-style-name="n8d0285" style:family="table-cell" style:name="a57e13e">
      <style:table-cell-properties fo:border="1.0pt solid #000000" style:decimal-places="2"/>
      <style:paragraph-properties style:tab-stop-distance="1.25cm"/>
      <style:text-properties style:font-name="Arial" style:font-name-asian="Lucida Sans Unicode" style:font-name-complex="Tahoma"/>
    </style:style>
    <style:style style:data-style-name="n5c48ea" style:family="table-cell" style:name="ae4214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84b25">
      <style:table-cell-properties fo:border="1.0pt solid #000000" style:decimal-places="2"/>
      <style:paragraph-properties style:tab-stop-distance="1.25cm"/>
      <style:text-properties style:font-name="Arial" style:font-name-asian="Lucida Sans Unicode" style:font-name-complex="Tahoma"/>
    </style:style>
    <style:style style:data-style-name="ned9221" style:family="table-cell" style:name="a061c79">
      <style:table-cell-properties fo:border="1.0pt solid #000000" style:decimal-places="2"/>
      <style:paragraph-properties style:tab-stop-distance="1.25cm"/>
      <style:text-properties style:font-name="Arial" style:font-name-asian="Lucida Sans Unicode" style:font-name-complex="Tahoma"/>
    </style:style>
    <style:style style:data-style-name="n6acf60" style:family="table-cell" style:name="ac88294">
      <style:table-cell-properties fo:border="1.0pt solid #000000" style:decimal-places="2"/>
      <style:paragraph-properties style:tab-stop-distance="1.25cm"/>
      <style:text-properties style:font-name="Arial" style:font-name-asian="Lucida Sans Unicode" style:font-name-complex="Tahoma"/>
    </style:style>
    <style:style style:data-style-name="n3c410a" style:family="table-cell" style:name="a359adb">
      <style:table-cell-properties fo:border="1.0pt solid #000000" style:decimal-places="2"/>
      <style:paragraph-properties style:tab-stop-distance="1.25cm"/>
      <style:text-properties style:font-name="Arial" style:font-name-asian="Lucida Sans Unicode" style:font-name-complex="Tahoma"/>
    </style:style>
    <style:style style:data-style-name="n94cc71" style:family="table-cell" style:name="a22c7eb">
      <style:table-cell-properties fo:border="1.0pt solid #000000" style:decimal-places="2"/>
      <style:paragraph-properties style:tab-stop-distance="1.25cm"/>
      <style:text-properties style:font-name="Arial" style:font-name-asian="Lucida Sans Unicode" style:font-name-complex="Tahoma"/>
    </style:style>
    <style:style style:data-style-name="nf60484" style:family="table-cell" style:name="a635ff1">
      <style:table-cell-properties fo:border="1.0pt solid #000000" style:decimal-places="2"/>
      <style:paragraph-properties style:tab-stop-distance="1.25cm"/>
      <style:text-properties style:font-name="Arial" style:font-name-asian="Lucida Sans Unicode" style:font-name-complex="Tahoma"/>
    </style:style>
    <style:style style:data-style-name="n4a7c4d" style:family="table-cell" style:name="ad59b53">
      <style:table-cell-properties fo:border="1.0pt solid #000000" style:decimal-places="2"/>
      <style:paragraph-properties style:tab-stop-distance="1.25cm"/>
      <style:text-properties style:font-name="Arial" style:font-name-asian="Lucida Sans Unicode" style:font-name-complex="Tahoma"/>
    </style:style>
    <style:style style:data-style-name="n54a715" style:family="table-cell" style:name="a97d8f2">
      <style:table-cell-properties fo:border="1.0pt solid #000000" style:decimal-places="2"/>
      <style:paragraph-properties style:tab-stop-distance="1.25cm"/>
      <style:text-properties style:font-name="Arial" style:font-name-asian="Lucida Sans Unicode" style:font-name-complex="Tahoma"/>
    </style:style>
    <style:style style:data-style-name="n47952d" style:family="table-cell" style:name="ad92da4">
      <style:table-cell-properties fo:border="1.0pt solid #000000" style:decimal-places="2"/>
      <style:paragraph-properties style:tab-stop-distance="1.25cm"/>
      <style:text-properties style:font-name="Arial" style:font-name-asian="Lucida Sans Unicode" style:font-name-complex="Tahoma"/>
    </style:style>
    <style:style style:data-style-name="n58ee04" style:family="table-cell" style:name="a76920a">
      <style:table-cell-properties fo:border="1.0pt solid #000000" style:decimal-places="2"/>
      <style:paragraph-properties style:tab-stop-distance="1.25cm"/>
      <style:text-properties style:font-name="Arial" style:font-name-asian="Lucida Sans Unicode" style:font-name-complex="Tahoma"/>
    </style:style>
    <style:style style:data-style-name="nd0fb0e" style:family="table-cell" style:name="a0aa0c8">
      <style:table-cell-properties fo:border="1.0pt solid #000000" style:decimal-places="2"/>
      <style:paragraph-properties style:tab-stop-distance="1.25cm"/>
      <style:text-properties style:font-name="Arial" style:font-name-asian="Lucida Sans Unicode" style:font-name-complex="Tahoma"/>
    </style:style>
    <style:style style:data-style-name="nc17c37" style:family="table-cell" style:name="a972769">
      <style:table-cell-properties fo:border="1.0pt solid #000000" style:decimal-places="2"/>
      <style:paragraph-properties style:tab-stop-distance="1.25cm"/>
      <style:text-properties style:font-name="Arial" style:font-name-asian="Lucida Sans Unicode" style:font-name-complex="Tahoma"/>
    </style:style>
    <style:style style:data-style-name="n41cbb2" style:family="table-cell" style:name="a54fefd">
      <style:table-cell-properties fo:border="1.0pt solid #000000" style:decimal-places="2"/>
      <style:paragraph-properties style:tab-stop-distance="1.25cm"/>
      <style:text-properties style:font-name="Arial" style:font-name-asian="Lucida Sans Unicode" style:font-name-complex="Tahoma"/>
    </style:style>
    <style:style style:data-style-name="n9597fe" style:family="table-cell" style:name="aaadb8f">
      <style:table-cell-properties fo:border="1.0pt solid #000000" style:decimal-places="2"/>
      <style:paragraph-properties style:tab-stop-distance="1.25cm"/>
      <style:text-properties style:font-name="Arial" style:font-name-asian="Lucida Sans Unicode" style:font-name-complex="Tahoma"/>
    </style:style>
    <style:style style:data-style-name="ne09479" style:family="table-cell" style:name="af671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a9f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7b4d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cf1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d507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0be66">
      <style:table-cell-properties fo:border="1.0pt solid #000000" style:decimal-places="2"/>
      <style:paragraph-properties style:tab-stop-distance="1.25cm"/>
      <style:text-properties style:font-name="Arial" style:font-name-asian="Lucida Sans Unicode" style:font-name-complex="Tahoma"/>
    </style:style>
    <style:style style:data-style-name="ncc6216" style:family="table-cell" style:name="ae2f889">
      <style:table-cell-properties fo:border="1.0pt solid #000000" style:decimal-places="2"/>
      <style:paragraph-properties style:tab-stop-distance="1.25cm"/>
      <style:text-properties style:font-name="Arial" style:font-name-asian="Lucida Sans Unicode" style:font-name-complex="Tahoma"/>
    </style:style>
    <style:style style:data-style-name="n55fc80" style:family="table-cell" style:name="a71bbae">
      <style:table-cell-properties fo:border="1.0pt solid #000000" style:decimal-places="2"/>
      <style:paragraph-properties style:tab-stop-distance="1.25cm"/>
      <style:text-properties style:font-name="Arial" style:font-name-asian="Lucida Sans Unicode" style:font-name-complex="Tahoma"/>
    </style:style>
    <style:style style:data-style-name="n04f97c" style:family="table-cell" style:name="a82ecad">
      <style:table-cell-properties fo:border="1.0pt solid #000000" style:decimal-places="2"/>
      <style:paragraph-properties style:tab-stop-distance="1.25cm"/>
      <style:text-properties style:font-name="Arial" style:font-name-asian="Lucida Sans Unicode" style:font-name-complex="Tahoma"/>
    </style:style>
    <style:style style:data-style-name="nbacbe0" style:family="table-cell" style:name="ace90a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a7086">
      <style:table-cell-properties fo:border="1.0pt solid #000000" style:decimal-places="2"/>
      <style:paragraph-properties style:tab-stop-distance="1.25cm"/>
      <style:text-properties style:font-name="Arial" style:font-name-asian="Lucida Sans Unicode" style:font-name-complex="Tahoma"/>
    </style:style>
    <style:style style:data-style-name="n9a65ad" style:family="table-cell" style:name="a012216">
      <style:table-cell-properties fo:border="1.0pt solid #000000" style:decimal-places="2"/>
      <style:paragraph-properties style:tab-stop-distance="1.25cm"/>
      <style:text-properties style:font-name="Arial" style:font-name-asian="Lucida Sans Unicode" style:font-name-complex="Tahoma"/>
    </style:style>
    <style:style style:data-style-name="n1212b2" style:family="table-cell" style:name="a12d12f">
      <style:table-cell-properties fo:border="1.0pt solid #000000" style:decimal-places="2"/>
      <style:paragraph-properties style:tab-stop-distance="1.25cm"/>
      <style:text-properties style:font-name="Arial" style:font-name-asian="Lucida Sans Unicode" style:font-name-complex="Tahoma"/>
    </style:style>
    <style:style style:data-style-name="necb360" style:family="table-cell" style:name="a105eb6">
      <style:table-cell-properties fo:border="1.0pt solid #000000" style:decimal-places="2"/>
      <style:paragraph-properties style:tab-stop-distance="1.25cm"/>
      <style:text-properties style:font-name="Arial" style:font-name-asian="Lucida Sans Unicode" style:font-name-complex="Tahoma"/>
    </style:style>
    <style:style style:data-style-name="ncce7f3" style:family="table-cell" style:name="ab11933">
      <style:table-cell-properties fo:border="1.0pt solid #000000" style:decimal-places="2"/>
      <style:paragraph-properties style:tab-stop-distance="1.25cm"/>
      <style:text-properties style:font-name="Arial" style:font-name-asian="Lucida Sans Unicode" style:font-name-complex="Tahoma"/>
    </style:style>
    <style:style style:data-style-name="n9becd6" style:family="table-cell" style:name="af881c8">
      <style:table-cell-properties fo:border="1.0pt solid #000000" style:decimal-places="2"/>
      <style:paragraph-properties style:tab-stop-distance="1.25cm"/>
      <style:text-properties style:font-name="Arial" style:font-name-asian="Lucida Sans Unicode" style:font-name-complex="Tahoma"/>
    </style:style>
    <style:style style:data-style-name="n0931a6" style:family="table-cell" style:name="a5ed5a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e0249">
      <style:table-cell-properties fo:border="1.0pt solid #000000" style:decimal-places="2"/>
      <style:paragraph-properties style:tab-stop-distance="1.25cm"/>
      <style:text-properties style:font-name="Arial" style:font-name-asian="Lucida Sans Unicode" style:font-name-complex="Tahoma"/>
    </style:style>
    <style:style style:data-style-name="nf401be" style:family="table-cell" style:name="ab96423">
      <style:table-cell-properties fo:border="1.0pt solid #000000" style:decimal-places="2"/>
      <style:paragraph-properties style:tab-stop-distance="1.25cm"/>
      <style:text-properties style:font-name="Arial" style:font-name-asian="Lucida Sans Unicode" style:font-name-complex="Tahoma"/>
    </style:style>
    <style:style style:data-style-name="nf410cc" style:family="table-cell" style:name="a5f9c9a">
      <style:table-cell-properties fo:border="1.0pt solid #000000" style:decimal-places="2"/>
      <style:paragraph-properties style:tab-stop-distance="1.25cm"/>
      <style:text-properties style:font-name="Arial" style:font-name-asian="Lucida Sans Unicode" style:font-name-complex="Tahoma"/>
    </style:style>
    <style:style style:data-style-name="n5e47f9" style:family="table-cell" style:name="ae46a9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04ff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c97a2">
      <style:table-cell-properties fo:border="1.0pt solid #000000" style:decimal-places="2"/>
      <style:paragraph-properties style:tab-stop-distance="1.25cm"/>
      <style:text-properties style:font-name="Arial" style:font-name-asian="Lucida Sans Unicode" style:font-name-complex="Tahoma"/>
    </style:style>
    <style:style style:data-style-name="nfaf94c" style:family="table-cell" style:name="a3a0802">
      <style:table-cell-properties fo:border="1.0pt solid #000000" style:decimal-places="2"/>
      <style:paragraph-properties style:tab-stop-distance="1.25cm"/>
      <style:text-properties style:font-name="Arial" style:font-name-asian="Lucida Sans Unicode" style:font-name-complex="Tahoma"/>
    </style:style>
    <style:style style:data-style-name="n1acecd" style:family="table-cell" style:name="a0adaa1">
      <style:table-cell-properties fo:border="1.0pt solid #000000" style:decimal-places="2"/>
      <style:paragraph-properties style:tab-stop-distance="1.25cm"/>
      <style:text-properties style:font-name="Arial" style:font-name-asian="Lucida Sans Unicode" style:font-name-complex="Tahoma"/>
    </style:style>
    <style:style style:data-style-name="n2bd8ae" style:family="table-cell" style:name="a783e6a">
      <style:table-cell-properties fo:border="1.0pt solid #000000" style:decimal-places="2"/>
      <style:paragraph-properties style:tab-stop-distance="1.25cm"/>
      <style:text-properties style:font-name="Arial" style:font-name-asian="Lucida Sans Unicode" style:font-name-complex="Tahoma"/>
    </style:style>
    <style:style style:data-style-name="n213f4e" style:family="table-cell" style:name="ad32884">
      <style:table-cell-properties fo:border="1.0pt solid #000000" style:decimal-places="2"/>
      <style:paragraph-properties style:tab-stop-distance="1.25cm"/>
      <style:text-properties style:font-name="Arial" style:font-name-asian="Lucida Sans Unicode" style:font-name-complex="Tahoma"/>
    </style:style>
    <style:style style:data-style-name="n30da3e" style:family="table-cell" style:name="ab6671c">
      <style:table-cell-properties fo:border="1.0pt solid #000000" style:decimal-places="2"/>
      <style:paragraph-properties style:tab-stop-distance="1.25cm"/>
      <style:text-properties style:font-name="Arial" style:font-name-asian="Lucida Sans Unicode" style:font-name-complex="Tahoma"/>
    </style:style>
    <style:style style:data-style-name="na021e4" style:family="table-cell" style:name="ab5db6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3b5b8">
      <style:table-cell-properties fo:border="1.0pt solid #000000" style:decimal-places="2"/>
      <style:paragraph-properties style:tab-stop-distance="1.25cm"/>
      <style:text-properties style:font-name="Arial" style:font-name-asian="Lucida Sans Unicode" style:font-name-complex="Tahoma"/>
    </style:style>
    <style:style style:data-style-name="n46ab7e" style:family="table-cell" style:name="a350853">
      <style:table-cell-properties fo:border="1.0pt solid #000000" style:decimal-places="2"/>
      <style:paragraph-properties style:tab-stop-distance="1.25cm"/>
      <style:text-properties style:font-name="Arial" style:font-name-asian="Lucida Sans Unicode" style:font-name-complex="Tahoma"/>
    </style:style>
    <style:style style:data-style-name="n996422" style:family="table-cell" style:name="afbf972">
      <style:table-cell-properties fo:border="1.0pt solid #000000" style:decimal-places="2"/>
      <style:paragraph-properties style:tab-stop-distance="1.25cm"/>
      <style:text-properties style:font-name="Arial" style:font-name-asian="Lucida Sans Unicode" style:font-name-complex="Tahoma"/>
    </style:style>
    <style:style style:data-style-name="n80fb4f" style:family="table-cell" style:name="a19079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f3024">
      <style:table-cell-properties fo:border="1.0pt solid #000000" style:decimal-places="2"/>
      <style:paragraph-properties style:tab-stop-distance="1.25cm"/>
      <style:text-properties style:font-name="Arial" style:font-name-asian="Lucida Sans Unicode" style:font-name-complex="Tahoma"/>
    </style:style>
    <style:style style:data-style-name="n35bbd7" style:family="table-cell" style:name="a4e21b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e4892">
      <style:table-cell-properties fo:border="1.0pt solid #000000" style:decimal-places="2"/>
      <style:paragraph-properties style:tab-stop-distance="1.25cm"/>
      <style:text-properties style:font-name="Arial" style:font-name-asian="Lucida Sans Unicode" style:font-name-complex="Tahoma"/>
    </style:style>
    <style:style style:data-style-name="n6e880e" style:family="table-cell" style:name="a621c2a">
      <style:table-cell-properties fo:border="1.0pt solid #000000" style:decimal-places="2"/>
      <style:paragraph-properties style:tab-stop-distance="1.25cm"/>
      <style:text-properties style:font-name="Arial" style:font-name-asian="Lucida Sans Unicode" style:font-name-complex="Tahoma"/>
    </style:style>
    <style:style style:data-style-name="nb22aab" style:family="table-cell" style:name="a5e96f8">
      <style:table-cell-properties fo:border="1.0pt solid #000000" style:decimal-places="2"/>
      <style:paragraph-properties style:tab-stop-distance="1.25cm"/>
      <style:text-properties style:font-name="Arial" style:font-name-asian="Lucida Sans Unicode" style:font-name-complex="Tahoma"/>
    </style:style>
    <style:style style:data-style-name="n19c72c" style:family="table-cell" style:name="ab07d68">
      <style:table-cell-properties fo:border="1.0pt solid #000000" style:decimal-places="2"/>
      <style:paragraph-properties style:tab-stop-distance="1.25cm"/>
      <style:text-properties style:font-name="Arial" style:font-name-asian="Lucida Sans Unicode" style:font-name-complex="Tahoma"/>
    </style:style>
    <style:style style:data-style-name="n88bfab" style:family="table-cell" style:name="a2dfe7b">
      <style:table-cell-properties fo:border="1.0pt solid #000000" style:decimal-places="2"/>
      <style:paragraph-properties style:tab-stop-distance="1.25cm"/>
      <style:text-properties style:font-name="Arial" style:font-name-asian="Lucida Sans Unicode" style:font-name-complex="Tahoma"/>
    </style:style>
    <style:style style:data-style-name="n2ef6bb" style:family="table-cell" style:name="af11340">
      <style:table-cell-properties fo:border="1.0pt solid #000000" style:decimal-places="2"/>
      <style:paragraph-properties style:tab-stop-distance="1.25cm"/>
      <style:text-properties style:font-name="Arial" style:font-name-asian="Lucida Sans Unicode" style:font-name-complex="Tahoma"/>
    </style:style>
    <style:style style:data-style-name="nd2609f" style:family="table-cell" style:name="a9b050f">
      <style:table-cell-properties fo:border="1.0pt solid #000000" style:decimal-places="2"/>
      <style:paragraph-properties style:tab-stop-distance="1.25cm"/>
      <style:text-properties style:font-name="Arial" style:font-name-asian="Lucida Sans Unicode" style:font-name-complex="Tahoma"/>
    </style:style>
    <style:style style:data-style-name="nc560d2" style:family="table-cell" style:name="a92c8f6">
      <style:table-cell-properties fo:border="1.0pt solid #000000" style:decimal-places="2"/>
      <style:paragraph-properties style:tab-stop-distance="1.25cm"/>
      <style:text-properties style:font-name="Arial" style:font-name-asian="Lucida Sans Unicode" style:font-name-complex="Tahoma"/>
    </style:style>
    <style:style style:data-style-name="n00ba63" style:family="table-cell" style:name="a752eda">
      <style:table-cell-properties fo:border="1.0pt solid #000000" style:decimal-places="2"/>
      <style:paragraph-properties style:tab-stop-distance="1.25cm"/>
      <style:text-properties style:font-name="Arial" style:font-name-asian="Lucida Sans Unicode" style:font-name-complex="Tahoma"/>
    </style:style>
    <style:style style:data-style-name="n44f1cf" style:family="table-cell" style:name="ade7600">
      <style:table-cell-properties fo:border="1.0pt solid #000000" style:decimal-places="2"/>
      <style:paragraph-properties style:tab-stop-distance="1.25cm"/>
      <style:text-properties style:font-name="Arial" style:font-name-asian="Lucida Sans Unicode" style:font-name-complex="Tahoma"/>
    </style:style>
    <style:style style:data-style-name="nf9d9ba" style:family="table-cell" style:name="a9e5941">
      <style:table-cell-properties fo:border="1.0pt solid #000000" style:decimal-places="2"/>
      <style:paragraph-properties style:tab-stop-distance="1.25cm"/>
      <style:text-properties style:font-name="Arial" style:font-name-asian="Lucida Sans Unicode" style:font-name-complex="Tahoma"/>
    </style:style>
    <style:style style:data-style-name="n63d224" style:family="table-cell" style:name="a673a7b">
      <style:table-cell-properties fo:border="1.0pt solid #000000" style:decimal-places="2"/>
      <style:paragraph-properties style:tab-stop-distance="1.25cm"/>
      <style:text-properties style:font-name="Arial" style:font-name-asian="Lucida Sans Unicode" style:font-name-complex="Tahoma"/>
    </style:style>
    <style:style style:data-style-name="n9a8e48" style:family="table-cell" style:name="aac9d13">
      <style:table-cell-properties fo:border="1.0pt solid #000000" style:decimal-places="2"/>
      <style:paragraph-properties style:tab-stop-distance="1.25cm"/>
      <style:text-properties style:font-name="Arial" style:font-name-asian="Lucida Sans Unicode" style:font-name-complex="Tahoma"/>
    </style:style>
    <style:style style:data-style-name="n8af331" style:family="table-cell" style:name="a817fe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8c28d">
      <style:table-cell-properties fo:border="1.0pt solid #000000" style:decimal-places="2"/>
      <style:paragraph-properties style:tab-stop-distance="1.25cm"/>
      <style:text-properties style:font-name="Arial" style:font-name-asian="Lucida Sans Unicode" style:font-name-complex="Tahoma"/>
    </style:style>
    <style:style style:data-style-name="na730b1" style:family="table-cell" style:name="adc0a2b">
      <style:table-cell-properties fo:border="1.0pt solid #000000" style:decimal-places="2"/>
      <style:paragraph-properties style:tab-stop-distance="1.25cm"/>
      <style:text-properties style:font-name="Arial" style:font-name-asian="Lucida Sans Unicode" style:font-name-complex="Tahoma"/>
    </style:style>
    <style:style style:data-style-name="n1b2942" style:family="table-cell" style:name="a5ec919">
      <style:table-cell-properties fo:border="1.0pt solid #000000" style:decimal-places="2"/>
      <style:paragraph-properties style:tab-stop-distance="1.25cm"/>
      <style:text-properties style:font-name="Arial" style:font-name-asian="Lucida Sans Unicode" style:font-name-complex="Tahoma"/>
    </style:style>
    <style:style style:data-style-name="n96ae79" style:family="table-cell" style:name="a80ed84">
      <style:table-cell-properties fo:border="1.0pt solid #000000" style:decimal-places="2"/>
      <style:paragraph-properties style:tab-stop-distance="1.25cm"/>
      <style:text-properties style:font-name="Arial" style:font-name-asian="Lucida Sans Unicode" style:font-name-complex="Tahoma"/>
    </style:style>
    <style:style style:data-style-name="n84ddf2" style:family="table-cell" style:name="a37b01c">
      <style:table-cell-properties fo:border="1.0pt solid #000000" style:decimal-places="2"/>
      <style:paragraph-properties style:tab-stop-distance="1.25cm"/>
      <style:text-properties style:font-name="Arial" style:font-name-asian="Lucida Sans Unicode" style:font-name-complex="Tahoma"/>
    </style:style>
    <style:style style:data-style-name="n33571e" style:family="table-cell" style:name="a63fc6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ccd1b">
      <style:table-cell-properties fo:border="1.0pt solid #000000" style:decimal-places="2"/>
      <style:paragraph-properties style:tab-stop-distance="1.25cm"/>
      <style:text-properties style:font-name="Arial" style:font-name-asian="Lucida Sans Unicode" style:font-name-complex="Tahoma"/>
    </style:style>
    <style:style style:data-style-name="n6941a7" style:family="table-cell" style:name="aba903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8cf1a">
      <style:table-cell-properties fo:border="1.0pt solid #000000" style:decimal-places="2"/>
      <style:paragraph-properties style:tab-stop-distance="1.25cm"/>
      <style:text-properties style:font-name="Arial" style:font-name-asian="Lucida Sans Unicode" style:font-name-complex="Tahoma"/>
    </style:style>
    <style:style style:data-style-name="n63405a" style:family="table-cell" style:name="afab60a">
      <style:table-cell-properties fo:border="1.0pt solid #000000" style:decimal-places="2"/>
      <style:paragraph-properties style:tab-stop-distance="1.25cm"/>
      <style:text-properties style:font-name="Arial" style:font-name-asian="Lucida Sans Unicode" style:font-name-complex="Tahoma"/>
    </style:style>
    <style:style style:data-style-name="ne7f7dd" style:family="table-cell" style:name="ae055fe">
      <style:table-cell-properties fo:border="1.0pt solid #000000" style:decimal-places="2"/>
      <style:paragraph-properties style:tab-stop-distance="1.25cm"/>
      <style:text-properties style:font-name="Arial" style:font-name-asian="Lucida Sans Unicode" style:font-name-complex="Tahoma"/>
    </style:style>
    <style:style style:data-style-name="n42f3af" style:family="table-cell" style:name="af7018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f0051">
      <style:table-cell-properties fo:border="1.0pt solid #000000" style:decimal-places="2"/>
      <style:paragraph-properties style:tab-stop-distance="1.25cm"/>
      <style:text-properties style:font-name="Arial" style:font-name-asian="Lucida Sans Unicode" style:font-name-complex="Tahoma"/>
    </style:style>
    <style:style style:data-style-name="nf2e4a6" style:family="table-cell" style:name="ad5d5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40a9">
      <style:table-cell-properties fo:border="1.0pt solid #000000" style:decimal-places="2"/>
      <style:paragraph-properties style:tab-stop-distance="1.25cm"/>
      <style:text-properties style:font-name="Arial" style:font-name-asian="Lucida Sans Unicode" style:font-name-complex="Tahoma"/>
    </style:style>
    <style:style style:data-style-name="n7c71ff" style:family="table-cell" style:name="af00fe1">
      <style:table-cell-properties fo:border="1.0pt solid #000000" style:decimal-places="2"/>
      <style:paragraph-properties style:tab-stop-distance="1.25cm"/>
      <style:text-properties style:font-name="Arial" style:font-name-asian="Lucida Sans Unicode" style:font-name-complex="Tahoma"/>
    </style:style>
    <style:style style:data-style-name="n9281ec" style:family="table-cell" style:name="a026fa0">
      <style:table-cell-properties fo:border="1.0pt solid #000000" style:decimal-places="2"/>
      <style:paragraph-properties style:tab-stop-distance="1.25cm"/>
      <style:text-properties style:font-name="Arial" style:font-name-asian="Lucida Sans Unicode" style:font-name-complex="Tahoma"/>
    </style:style>
    <style:style style:data-style-name="n143b41" style:family="table-cell" style:name="a1907c0">
      <style:table-cell-properties fo:border="1.0pt solid #000000" style:decimal-places="2"/>
      <style:paragraph-properties style:tab-stop-distance="1.25cm"/>
      <style:text-properties style:font-name="Arial" style:font-name-asian="Lucida Sans Unicode" style:font-name-complex="Tahoma"/>
    </style:style>
    <style:style style:data-style-name="n05f55e" style:family="table-cell" style:name="acca61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9be0c">
      <style:table-cell-properties fo:border="1.0pt solid #000000" style:decimal-places="2"/>
      <style:paragraph-properties style:tab-stop-distance="1.25cm"/>
      <style:text-properties style:font-name="Arial" style:font-name-asian="Lucida Sans Unicode" style:font-name-complex="Tahoma"/>
    </style:style>
    <style:style style:data-style-name="n1a0824" style:family="table-cell" style:name="a70373c">
      <style:table-cell-properties fo:border="1.0pt solid #000000" style:decimal-places="2"/>
      <style:paragraph-properties style:tab-stop-distance="1.25cm"/>
      <style:text-properties style:font-name="Arial" style:font-name-asian="Lucida Sans Unicode" style:font-name-complex="Tahoma"/>
    </style:style>
    <style:style style:data-style-name="n78d38d" style:family="table-cell" style:name="a709b77">
      <style:table-cell-properties fo:border="1.0pt solid #000000" style:decimal-places="2"/>
      <style:paragraph-properties style:tab-stop-distance="1.25cm"/>
      <style:text-properties style:font-name="Arial" style:font-name-asian="Lucida Sans Unicode" style:font-name-complex="Tahoma"/>
    </style:style>
    <style:style style:data-style-name="n398582" style:family="table-cell" style:name="a8a605a">
      <style:table-cell-properties fo:border="1.0pt solid #000000" style:decimal-places="2"/>
      <style:paragraph-properties style:tab-stop-distance="1.25cm"/>
      <style:text-properties style:font-name="Arial" style:font-name-asian="Lucida Sans Unicode" style:font-name-complex="Tahoma"/>
    </style:style>
    <style:style style:data-style-name="n9b1860" style:family="table-cell" style:name="a7ef0b5">
      <style:table-cell-properties fo:border="1.0pt solid #000000" style:decimal-places="2"/>
      <style:paragraph-properties style:tab-stop-distance="1.25cm"/>
      <style:text-properties style:font-name="Arial" style:font-name-asian="Lucida Sans Unicode" style:font-name-complex="Tahoma"/>
    </style:style>
    <style:style style:data-style-name="n4cdfb3" style:family="table-cell" style:name="a7138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b3ec2">
      <style:table-cell-properties fo:border="1.0pt solid #000000" style:decimal-places="2"/>
      <style:paragraph-properties style:tab-stop-distance="1.25cm"/>
      <style:text-properties style:font-name="Arial" style:font-name-asian="Lucida Sans Unicode" style:font-name-complex="Tahoma"/>
    </style:style>
    <style:style style:data-style-name="n37c339" style:family="table-cell" style:name="a75522d">
      <style:table-cell-properties fo:border="1.0pt solid #000000" style:decimal-places="2"/>
      <style:paragraph-properties style:tab-stop-distance="1.25cm"/>
      <style:text-properties style:font-name="Arial" style:font-name-asian="Lucida Sans Unicode" style:font-name-complex="Tahoma"/>
    </style:style>
    <style:style style:data-style-name="n0b36fb" style:family="table-cell" style:name="a8c22c6">
      <style:table-cell-properties fo:border="1.0pt solid #000000" style:decimal-places="2"/>
      <style:paragraph-properties style:tab-stop-distance="1.25cm"/>
      <style:text-properties style:font-name="Arial" style:font-name-asian="Lucida Sans Unicode" style:font-name-complex="Tahoma"/>
    </style:style>
    <style:style style:data-style-name="n00539a" style:family="table-cell" style:name="a7b161d">
      <style:table-cell-properties fo:border="1.0pt solid #000000" style:decimal-places="2"/>
      <style:paragraph-properties style:tab-stop-distance="1.25cm"/>
      <style:text-properties style:font-name="Arial" style:font-name-asian="Lucida Sans Unicode" style:font-name-complex="Tahoma"/>
    </style:style>
    <style:style style:data-style-name="n077f4f" style:family="table-cell" style:name="a08ef0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1fba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3bb3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17432">
      <style:table-cell-properties fo:border="1.0pt solid #000000" style:decimal-places="2"/>
      <style:paragraph-properties style:tab-stop-distance="1.25cm"/>
      <style:text-properties style:font-name="Arial" style:font-name-asian="Lucida Sans Unicode" style:font-name-complex="Tahoma"/>
    </style:style>
    <style:style style:data-style-name="n9c3773" style:family="table-cell" style:name="afa4ca7">
      <style:table-cell-properties fo:border="1.0pt solid #000000" style:decimal-places="2"/>
      <style:paragraph-properties style:tab-stop-distance="1.25cm"/>
      <style:text-properties style:font-name="Arial" style:font-name-asian="Lucida Sans Unicode" style:font-name-complex="Tahoma"/>
    </style:style>
    <style:style style:data-style-name="nda40c7" style:family="table-cell" style:name="a562574">
      <style:table-cell-properties fo:border="1.0pt solid #000000" style:decimal-places="2"/>
      <style:paragraph-properties style:tab-stop-distance="1.25cm"/>
      <style:text-properties style:font-name="Arial" style:font-name-asian="Lucida Sans Unicode" style:font-name-complex="Tahoma"/>
    </style:style>
    <style:style style:data-style-name="nb4091b" style:family="table-cell" style:name="a90de3b">
      <style:table-cell-properties fo:border="1.0pt solid #000000" style:decimal-places="2"/>
      <style:paragraph-properties style:tab-stop-distance="1.25cm"/>
      <style:text-properties style:font-name="Arial" style:font-name-asian="Lucida Sans Unicode" style:font-name-complex="Tahoma"/>
    </style:style>
    <style:style style:data-style-name="ncfadae" style:family="table-cell" style:name="af8f16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8cfcb">
      <style:table-cell-properties fo:border="1.0pt solid #000000" style:decimal-places="2"/>
      <style:paragraph-properties style:tab-stop-distance="1.25cm"/>
      <style:text-properties style:font-name="Arial" style:font-name-asian="Lucida Sans Unicode" style:font-name-complex="Tahoma"/>
    </style:style>
    <style:style style:data-style-name="nbd2833" style:family="table-cell" style:name="a13ad23">
      <style:table-cell-properties fo:border="1.0pt solid #000000" style:decimal-places="2"/>
      <style:paragraph-properties style:tab-stop-distance="1.25cm"/>
      <style:text-properties style:font-name="Arial" style:font-name-asian="Lucida Sans Unicode" style:font-name-complex="Tahoma"/>
    </style:style>
    <style:style style:data-style-name="nab5f95" style:family="table-cell" style:name="a2ed394">
      <style:table-cell-properties fo:border="1.0pt solid #000000" style:decimal-places="2"/>
      <style:paragraph-properties style:tab-stop-distance="1.25cm"/>
      <style:text-properties style:font-name="Arial" style:font-name-asian="Lucida Sans Unicode" style:font-name-complex="Tahoma"/>
    </style:style>
    <style:style style:data-style-name="n1ec8dd" style:family="table-cell" style:name="ae079f8">
      <style:table-cell-properties fo:border="1.0pt solid #000000" style:decimal-places="2"/>
      <style:paragraph-properties style:tab-stop-distance="1.25cm"/>
      <style:text-properties style:font-name="Arial" style:font-name-asian="Lucida Sans Unicode" style:font-name-complex="Tahoma"/>
    </style:style>
    <style:style style:data-style-name="neabbce" style:family="table-cell" style:name="af596f2">
      <style:table-cell-properties fo:border="1.0pt solid #000000" style:decimal-places="2"/>
      <style:paragraph-properties style:tab-stop-distance="1.25cm"/>
      <style:text-properties style:font-name="Arial" style:font-name-asian="Lucida Sans Unicode" style:font-name-complex="Tahoma"/>
    </style:style>
    <style:style style:data-style-name="ndd82f1" style:family="table-cell" style:name="aafbbfd">
      <style:table-cell-properties fo:border="1.0pt solid #000000" style:decimal-places="2"/>
      <style:paragraph-properties style:tab-stop-distance="1.25cm"/>
      <style:text-properties style:font-name="Arial" style:font-name-asian="Lucida Sans Unicode" style:font-name-complex="Tahoma"/>
    </style:style>
    <style:style style:data-style-name="n0995b7" style:family="table-cell" style:name="a445c69">
      <style:table-cell-properties fo:border="1.0pt solid #000000" style:decimal-places="2"/>
      <style:paragraph-properties style:tab-stop-distance="1.25cm"/>
      <style:text-properties style:font-name="Arial" style:font-name-asian="Lucida Sans Unicode" style:font-name-complex="Tahoma"/>
    </style:style>
    <style:style style:data-style-name="n9dc5ba" style:family="table-cell" style:name="a80e412">
      <style:table-cell-properties fo:border="1.0pt solid #000000" style:decimal-places="2"/>
      <style:paragraph-properties style:tab-stop-distance="1.25cm"/>
      <style:text-properties style:font-name="Arial" style:font-name-asian="Lucida Sans Unicode" style:font-name-complex="Tahoma"/>
    </style:style>
    <style:style style:data-style-name="nb827c2" style:family="table-cell" style:name="a19ca3f">
      <style:table-cell-properties fo:border="1.0pt solid #000000" style:decimal-places="2"/>
      <style:paragraph-properties style:tab-stop-distance="1.25cm"/>
      <style:text-properties style:font-name="Arial" style:font-name-asian="Lucida Sans Unicode" style:font-name-complex="Tahoma"/>
    </style:style>
    <style:style style:data-style-name="n22508f" style:family="table-cell" style:name="a3af2e9">
      <style:table-cell-properties fo:border="1.0pt solid #000000" style:decimal-places="2"/>
      <style:paragraph-properties style:tab-stop-distance="1.25cm"/>
      <style:text-properties style:font-name="Arial" style:font-name-asian="Lucida Sans Unicode" style:font-name-complex="Tahoma"/>
    </style:style>
    <style:style style:data-style-name="nc048ed" style:family="table-cell" style:name="ac3924e">
      <style:table-cell-properties fo:border="1.0pt solid #000000" style:decimal-places="2"/>
      <style:paragraph-properties style:tab-stop-distance="1.25cm"/>
      <style:text-properties style:font-name="Arial" style:font-name-asian="Lucida Sans Unicode" style:font-name-complex="Tahoma"/>
    </style:style>
    <style:style style:data-style-name="na49521" style:family="table-cell" style:name="ac5fdcb">
      <style:table-cell-properties fo:border="1.0pt solid #000000" style:decimal-places="2"/>
      <style:paragraph-properties style:tab-stop-distance="1.25cm"/>
      <style:text-properties style:font-name="Arial" style:font-name-asian="Lucida Sans Unicode" style:font-name-complex="Tahoma"/>
    </style:style>
    <style:style style:data-style-name="n89c959" style:family="table-cell" style:name="a38cce2">
      <style:table-cell-properties fo:border="1.0pt solid #000000" style:decimal-places="2"/>
      <style:paragraph-properties style:tab-stop-distance="1.25cm"/>
      <style:text-properties style:font-name="Arial" style:font-name-asian="Lucida Sans Unicode" style:font-name-complex="Tahoma"/>
    </style:style>
    <style:style style:data-style-name="n0d4dfd" style:family="table-cell" style:name="a4654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829a0">
      <style:table-cell-properties fo:border="1.0pt solid #000000" style:decimal-places="2"/>
      <style:paragraph-properties style:tab-stop-distance="1.25cm"/>
      <style:text-properties style:font-name="Arial" style:font-name-asian="Lucida Sans Unicode" style:font-name-complex="Tahoma"/>
    </style:style>
    <style:style style:data-style-name="n8cbba6" style:family="table-cell" style:name="a0f76e5">
      <style:table-cell-properties fo:border="1.0pt solid #000000" style:decimal-places="2"/>
      <style:paragraph-properties style:tab-stop-distance="1.25cm"/>
      <style:text-properties style:font-name="Arial" style:font-name-asian="Lucida Sans Unicode" style:font-name-complex="Tahoma"/>
    </style:style>
    <style:style style:data-style-name="n53ee50" style:family="table-cell" style:name="a61b6e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ffad3">
      <style:table-cell-properties fo:border="1.0pt solid #000000" style:decimal-places="2"/>
      <style:paragraph-properties style:tab-stop-distance="1.25cm"/>
      <style:text-properties style:font-name="Arial" style:font-name-asian="Lucida Sans Unicode" style:font-name-complex="Tahoma"/>
    </style:style>
    <style:style style:data-style-name="nc4c45f" style:family="table-cell" style:name="a0f3132">
      <style:table-cell-properties fo:border="1.0pt solid #000000" style:decimal-places="2"/>
      <style:paragraph-properties style:tab-stop-distance="1.25cm"/>
      <style:text-properties style:font-name="Arial" style:font-name-asian="Lucida Sans Unicode" style:font-name-complex="Tahoma"/>
    </style:style>
    <style:style style:data-style-name="n2db4fc" style:family="table-cell" style:name="abb505b">
      <style:table-cell-properties fo:border="1.0pt solid #000000" style:decimal-places="2"/>
      <style:paragraph-properties style:tab-stop-distance="1.25cm"/>
      <style:text-properties style:font-name="Arial" style:font-name-asian="Lucida Sans Unicode" style:font-name-complex="Tahoma"/>
    </style:style>
    <style:style style:data-style-name="n61f370" style:family="table-cell" style:name="a72d14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d8fc">
      <style:table-cell-properties fo:border="1.0pt solid #000000" style:decimal-places="2"/>
      <style:paragraph-properties style:tab-stop-distance="1.25cm"/>
      <style:text-properties style:font-name="Arial" style:font-name-asian="Lucida Sans Unicode" style:font-name-complex="Tahoma"/>
    </style:style>
    <style:style style:data-style-name="nc9e1b5" style:family="table-cell" style:name="aaca94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6bbc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f0e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c22d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48c0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594a5">
      <style:table-cell-properties fo:border="1.0pt solid #000000" style:decimal-places="2"/>
      <style:paragraph-properties style:tab-stop-distance="1.25cm"/>
      <style:text-properties style:font-name="Arial" style:font-name-asian="Lucida Sans Unicode" style:font-name-complex="Tahoma"/>
    </style:style>
    <style:style style:data-style-name="n197341" style:family="table-cell" style:name="a9ab843">
      <style:table-cell-properties fo:border="1.0pt solid #000000" style:decimal-places="2"/>
      <style:paragraph-properties style:tab-stop-distance="1.25cm"/>
      <style:text-properties style:font-name="Arial" style:font-name-asian="Lucida Sans Unicode" style:font-name-complex="Tahoma"/>
    </style:style>
    <style:style style:data-style-name="nf43acc" style:family="table-cell" style:name="a2c1468">
      <style:table-cell-properties fo:border="1.0pt solid #000000" style:decimal-places="2"/>
      <style:paragraph-properties style:tab-stop-distance="1.25cm"/>
      <style:text-properties style:font-name="Arial" style:font-name-asian="Lucida Sans Unicode" style:font-name-complex="Tahoma"/>
    </style:style>
    <style:style style:data-style-name="na08279" style:family="table-cell" style:name="a6620db">
      <style:table-cell-properties fo:border="1.0pt solid #000000" style:decimal-places="2"/>
      <style:paragraph-properties style:tab-stop-distance="1.25cm"/>
      <style:text-properties style:font-name="Arial" style:font-name-asian="Lucida Sans Unicode" style:font-name-complex="Tahoma"/>
    </style:style>
    <style:style style:data-style-name="n33146e" style:family="table-cell" style:name="a4bdd29">
      <style:table-cell-properties fo:border="1.0pt solid #000000" style:decimal-places="2"/>
      <style:paragraph-properties style:tab-stop-distance="1.25cm"/>
      <style:text-properties style:font-name="Arial" style:font-name-asian="Lucida Sans Unicode" style:font-name-complex="Tahoma"/>
    </style:style>
    <style:style style:data-style-name="ndb76ef" style:family="table-cell" style:name="a91d0a3">
      <style:table-cell-properties fo:border="1.0pt solid #000000" style:decimal-places="2"/>
      <style:paragraph-properties style:tab-stop-distance="1.25cm"/>
      <style:text-properties style:font-name="Arial" style:font-name-asian="Lucida Sans Unicode" style:font-name-complex="Tahoma"/>
    </style:style>
    <style:style style:data-style-name="nd45b69" style:family="table-cell" style:name="a5f2d3d">
      <style:table-cell-properties fo:border="1.0pt solid #000000" style:decimal-places="2"/>
      <style:paragraph-properties style:tab-stop-distance="1.25cm"/>
      <style:text-properties style:font-name="Arial" style:font-name-asian="Lucida Sans Unicode" style:font-name-complex="Tahoma"/>
    </style:style>
    <style:style style:data-style-name="ne785e5" style:family="table-cell" style:name="ae9b586">
      <style:table-cell-properties fo:border="1.0pt solid #000000" style:decimal-places="2"/>
      <style:paragraph-properties style:tab-stop-distance="1.25cm"/>
      <style:text-properties style:font-name="Arial" style:font-name-asian="Lucida Sans Unicode" style:font-name-complex="Tahoma"/>
    </style:style>
    <style:style style:data-style-name="n6876dc" style:family="table-cell" style:name="a27e94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fd93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a25a7">
      <style:table-cell-properties fo:border="1.0pt solid #000000" style:decimal-places="2"/>
      <style:paragraph-properties style:tab-stop-distance="1.25cm"/>
      <style:text-properties style:font-name="Arial" style:font-name-asian="Lucida Sans Unicode" style:font-name-complex="Tahoma"/>
    </style:style>
    <style:style style:data-style-name="n111cd9" style:family="table-cell" style:name="a5a1666">
      <style:table-cell-properties fo:border="1.0pt solid #000000" style:decimal-places="2"/>
      <style:paragraph-properties style:tab-stop-distance="1.25cm"/>
      <style:text-properties style:font-name="Arial" style:font-name-asian="Lucida Sans Unicode" style:font-name-complex="Tahoma"/>
    </style:style>
    <style:style style:data-style-name="n66e1b1" style:family="table-cell" style:name="a17211e">
      <style:table-cell-properties fo:border="1.0pt solid #000000" style:decimal-places="2"/>
      <style:paragraph-properties style:tab-stop-distance="1.25cm"/>
      <style:text-properties style:font-name="Arial" style:font-name-asian="Lucida Sans Unicode" style:font-name-complex="Tahoma"/>
    </style:style>
    <style:style style:data-style-name="n63a34d" style:family="table-cell" style:name="a1e01da">
      <style:table-cell-properties fo:border="1.0pt solid #000000" style:decimal-places="2"/>
      <style:paragraph-properties style:tab-stop-distance="1.25cm"/>
      <style:text-properties style:font-name="Arial" style:font-name-asian="Lucida Sans Unicode" style:font-name-complex="Tahoma"/>
    </style:style>
    <style:style style:data-style-name="ndb7342" style:family="table-cell" style:name="a5a29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45ff3">
      <style:table-cell-properties fo:border="1.0pt solid #000000" style:decimal-places="2"/>
      <style:paragraph-properties style:tab-stop-distance="1.25cm"/>
      <style:text-properties style:font-name="Arial" style:font-name-asian="Lucida Sans Unicode" style:font-name-complex="Tahoma"/>
    </style:style>
    <style:style style:data-style-name="n105e77" style:family="table-cell" style:name="a7285b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f47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1f8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203a3">
      <style:table-cell-properties fo:border="1.0pt solid #000000" style:decimal-places="2"/>
      <style:paragraph-properties style:tab-stop-distance="1.25cm"/>
      <style:text-properties style:font-name="Arial" style:font-name-asian="Lucida Sans Unicode" style:font-name-complex="Tahoma"/>
    </style:style>
    <style:style style:data-style-name="n1b6328" style:family="table-cell" style:name="acb60e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4b92d">
      <style:table-cell-properties fo:border="1.0pt solid #000000" style:decimal-places="2"/>
      <style:paragraph-properties style:tab-stop-distance="1.25cm"/>
      <style:text-properties style:font-name="Arial" style:font-name-asian="Lucida Sans Unicode" style:font-name-complex="Tahoma"/>
    </style:style>
    <style:style style:data-style-name="ne06338" style:family="table-cell" style:name="a150ea9">
      <style:table-cell-properties fo:border="1.0pt solid #000000" style:decimal-places="2"/>
      <style:paragraph-properties style:tab-stop-distance="1.25cm"/>
      <style:text-properties style:font-name="Arial" style:font-name-asian="Lucida Sans Unicode" style:font-name-complex="Tahoma"/>
    </style:style>
    <style:style style:data-style-name="na12531" style:family="table-cell" style:name="a721a1c">
      <style:table-cell-properties fo:border="1.0pt solid #000000" style:decimal-places="2"/>
      <style:paragraph-properties style:tab-stop-distance="1.25cm"/>
      <style:text-properties style:font-name="Arial" style:font-name-asian="Lucida Sans Unicode" style:font-name-complex="Tahoma"/>
    </style:style>
    <style:style style:data-style-name="na61c71" style:family="table-cell" style:name="a53cbb1">
      <style:table-cell-properties fo:border="1.0pt solid #000000" style:decimal-places="2"/>
      <style:paragraph-properties style:tab-stop-distance="1.25cm"/>
      <style:text-properties style:font-name="Arial" style:font-name-asian="Lucida Sans Unicode" style:font-name-complex="Tahoma"/>
    </style:style>
    <style:style style:data-style-name="na3e698" style:family="table-cell" style:name="afe6d18">
      <style:table-cell-properties fo:border="1.0pt solid #000000" style:decimal-places="2"/>
      <style:paragraph-properties style:tab-stop-distance="1.25cm"/>
      <style:text-properties style:font-name="Arial" style:font-name-asian="Lucida Sans Unicode" style:font-name-complex="Tahoma"/>
    </style:style>
    <style:style style:data-style-name="na55736" style:family="table-cell" style:name="a4ddf7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05cab">
      <style:table-cell-properties fo:border="1.0pt solid #000000" style:decimal-places="2"/>
      <style:paragraph-properties style:tab-stop-distance="1.25cm"/>
      <style:text-properties style:font-name="Arial" style:font-name-asian="Lucida Sans Unicode" style:font-name-complex="Tahoma"/>
    </style:style>
    <style:style style:data-style-name="n9cf17d" style:family="table-cell" style:name="ac9f40d">
      <style:table-cell-properties fo:border="1.0pt solid #000000" style:decimal-places="2"/>
      <style:paragraph-properties style:tab-stop-distance="1.25cm"/>
      <style:text-properties style:font-name="Arial" style:font-name-asian="Lucida Sans Unicode" style:font-name-complex="Tahoma"/>
    </style:style>
    <style:style style:data-style-name="n6f91f7" style:family="table-cell" style:name="a70c510">
      <style:table-cell-properties fo:border="1.0pt solid #000000" style:decimal-places="2"/>
      <style:paragraph-properties style:tab-stop-distance="1.25cm"/>
      <style:text-properties style:font-name="Arial" style:font-name-asian="Lucida Sans Unicode" style:font-name-complex="Tahoma"/>
    </style:style>
    <style:style style:data-style-name="n77dd13" style:family="table-cell" style:name="aa40f2e">
      <style:table-cell-properties fo:border="1.0pt solid #000000" style:decimal-places="2"/>
      <style:paragraph-properties style:tab-stop-distance="1.25cm"/>
      <style:text-properties style:font-name="Arial" style:font-name-asian="Lucida Sans Unicode" style:font-name-complex="Tahoma"/>
    </style:style>
    <style:style style:data-style-name="n50326c" style:family="table-cell" style:name="a4960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04c8e">
      <style:table-cell-properties fo:border="1.0pt solid #000000" style:decimal-places="2"/>
      <style:paragraph-properties style:tab-stop-distance="1.25cm"/>
      <style:text-properties style:font-name="Arial" style:font-name-asian="Lucida Sans Unicode" style:font-name-complex="Tahoma"/>
    </style:style>
    <style:style style:data-style-name="ne19433" style:family="table-cell" style:name="a3f96ea">
      <style:table-cell-properties fo:border="1.0pt solid #000000" style:decimal-places="2"/>
      <style:paragraph-properties style:tab-stop-distance="1.25cm"/>
      <style:text-properties style:font-name="Arial" style:font-name-asian="Lucida Sans Unicode" style:font-name-complex="Tahoma"/>
    </style:style>
    <style:style style:data-style-name="nfa782b" style:family="table-cell" style:name="a6c17f2">
      <style:table-cell-properties fo:border="1.0pt solid #000000" style:decimal-places="2"/>
      <style:paragraph-properties style:tab-stop-distance="1.25cm"/>
      <style:text-properties style:font-name="Arial" style:font-name-asian="Lucida Sans Unicode" style:font-name-complex="Tahoma"/>
    </style:style>
    <style:style style:data-style-name="na1e0b1" style:family="table-cell" style:name="a44eac3">
      <style:table-cell-properties fo:border="1.0pt solid #000000" style:decimal-places="2"/>
      <style:paragraph-properties style:tab-stop-distance="1.25cm"/>
      <style:text-properties style:font-name="Arial" style:font-name-asian="Lucida Sans Unicode" style:font-name-complex="Tahoma"/>
    </style:style>
    <style:style style:data-style-name="n50b9ab" style:family="table-cell" style:name="af80fef">
      <style:table-cell-properties fo:border="1.0pt solid #000000" style:decimal-places="2"/>
      <style:paragraph-properties style:tab-stop-distance="1.25cm"/>
      <style:text-properties style:font-name="Arial" style:font-name-asian="Lucida Sans Unicode" style:font-name-complex="Tahoma"/>
    </style:style>
    <style:style style:data-style-name="n4c641f" style:family="table-cell" style:name="a23e303">
      <style:table-cell-properties fo:border="1.0pt solid #000000" style:decimal-places="2"/>
      <style:paragraph-properties style:tab-stop-distance="1.25cm"/>
      <style:text-properties style:font-name="Arial" style:font-name-asian="Lucida Sans Unicode" style:font-name-complex="Tahoma"/>
    </style:style>
    <style:style style:data-style-name="n0fca8e" style:family="table-cell" style:name="ab199cf">
      <style:table-cell-properties fo:border="1.0pt solid #000000" style:decimal-places="2"/>
      <style:paragraph-properties style:tab-stop-distance="1.25cm"/>
      <style:text-properties style:font-name="Arial" style:font-name-asian="Lucida Sans Unicode" style:font-name-complex="Tahoma"/>
    </style:style>
    <style:style style:data-style-name="nfaef54" style:family="table-cell" style:name="a608013">
      <style:table-cell-properties fo:border="1.0pt solid #000000" style:decimal-places="2"/>
      <style:paragraph-properties style:tab-stop-distance="1.25cm"/>
      <style:text-properties style:font-name="Arial" style:font-name-asian="Lucida Sans Unicode" style:font-name-complex="Tahoma"/>
    </style:style>
    <style:style style:data-style-name="nd96782" style:family="table-cell" style:name="ac6c26a">
      <style:table-cell-properties fo:border="1.0pt solid #000000" style:decimal-places="2"/>
      <style:paragraph-properties style:tab-stop-distance="1.25cm"/>
      <style:text-properties style:font-name="Arial" style:font-name-asian="Lucida Sans Unicode" style:font-name-complex="Tahoma"/>
    </style:style>
    <style:style style:data-style-name="nbade8c" style:family="table-cell" style:name="a3b1812">
      <style:table-cell-properties fo:border="1.0pt solid #000000" style:decimal-places="2"/>
      <style:paragraph-properties style:tab-stop-distance="1.25cm"/>
      <style:text-properties style:font-name="Arial" style:font-name-asian="Lucida Sans Unicode" style:font-name-complex="Tahoma"/>
    </style:style>
    <style:style style:data-style-name="nfbbd00" style:family="table-cell" style:name="a808ec8">
      <style:table-cell-properties fo:border="1.0pt solid #000000" style:decimal-places="2"/>
      <style:paragraph-properties style:tab-stop-distance="1.25cm"/>
      <style:text-properties style:font-name="Arial" style:font-name-asian="Lucida Sans Unicode" style:font-name-complex="Tahoma"/>
    </style:style>
    <style:style style:data-style-name="n723d87" style:family="table-cell" style:name="a1d7b35">
      <style:table-cell-properties fo:border="1.0pt solid #000000" style:decimal-places="2"/>
      <style:paragraph-properties style:tab-stop-distance="1.25cm"/>
      <style:text-properties style:font-name="Arial" style:font-name-asian="Lucida Sans Unicode" style:font-name-complex="Tahoma"/>
    </style:style>
    <style:style style:data-style-name="na45e8b" style:family="table-cell" style:name="aaa9ad6">
      <style:table-cell-properties fo:border="1.0pt solid #000000" style:decimal-places="2"/>
      <style:paragraph-properties style:tab-stop-distance="1.25cm"/>
      <style:text-properties style:font-name="Arial" style:font-name-asian="Lucida Sans Unicode" style:font-name-complex="Tahoma"/>
    </style:style>
    <style:style style:data-style-name="ne062f7" style:family="table-cell" style:name="a118b54">
      <style:table-cell-properties fo:border="1.0pt solid #000000" style:decimal-places="2"/>
      <style:paragraph-properties style:tab-stop-distance="1.25cm"/>
      <style:text-properties style:font-name="Arial" style:font-name-asian="Lucida Sans Unicode" style:font-name-complex="Tahoma"/>
    </style:style>
    <style:style style:data-style-name="n76ca0d" style:family="table-cell" style:name="a52139a">
      <style:table-cell-properties fo:border="1.0pt solid #000000" style:decimal-places="2"/>
      <style:paragraph-properties style:tab-stop-distance="1.25cm"/>
      <style:text-properties style:font-name="Arial" style:font-name-asian="Lucida Sans Unicode" style:font-name-complex="Tahoma"/>
    </style:style>
    <style:style style:data-style-name="nbc0d40" style:family="table-cell" style:name="a575325">
      <style:table-cell-properties fo:border="1.0pt solid #000000" style:decimal-places="2"/>
      <style:paragraph-properties style:tab-stop-distance="1.25cm"/>
      <style:text-properties style:font-name="Arial" style:font-name-asian="Lucida Sans Unicode" style:font-name-complex="Tahoma"/>
    </style:style>
    <style:style style:data-style-name="nd183a2" style:family="table-cell" style:name="ae4fd96">
      <style:table-cell-properties fo:border="1.0pt solid #000000" style:decimal-places="2"/>
      <style:paragraph-properties style:tab-stop-distance="1.25cm"/>
      <style:text-properties style:font-name="Arial" style:font-name-asian="Lucida Sans Unicode" style:font-name-complex="Tahoma"/>
    </style:style>
    <style:style style:data-style-name="n3b3af6" style:family="table-cell" style:name="aac5efa">
      <style:table-cell-properties fo:border="1.0pt solid #000000" style:decimal-places="2"/>
      <style:paragraph-properties style:tab-stop-distance="1.25cm"/>
      <style:text-properties style:font-name="Arial" style:font-name-asian="Lucida Sans Unicode" style:font-name-complex="Tahoma"/>
    </style:style>
    <style:style style:data-style-name="n3bfa87" style:family="table-cell" style:name="a8c8f5a">
      <style:table-cell-properties fo:border="1.0pt solid #000000" style:decimal-places="2"/>
      <style:paragraph-properties style:tab-stop-distance="1.25cm"/>
      <style:text-properties style:font-name="Arial" style:font-name-asian="Lucida Sans Unicode" style:font-name-complex="Tahoma"/>
    </style:style>
    <style:style style:data-style-name="nc6869c" style:family="table-cell" style:name="a4fe218">
      <style:table-cell-properties fo:border="1.0pt solid #000000" style:decimal-places="2"/>
      <style:paragraph-properties style:tab-stop-distance="1.25cm"/>
      <style:text-properties style:font-name="Arial" style:font-name-asian="Lucida Sans Unicode" style:font-name-complex="Tahoma"/>
    </style:style>
    <style:style style:data-style-name="n358086" style:family="table-cell" style:name="a6d7365">
      <style:table-cell-properties fo:border="1.0pt solid #000000" style:decimal-places="2"/>
      <style:paragraph-properties style:tab-stop-distance="1.25cm"/>
      <style:text-properties style:font-name="Arial" style:font-name-asian="Lucida Sans Unicode" style:font-name-complex="Tahoma"/>
    </style:style>
    <style:style style:data-style-name="n685376" style:family="table-cell" style:name="a9450fa">
      <style:table-cell-properties fo:border="1.0pt solid #000000" style:decimal-places="2"/>
      <style:paragraph-properties style:tab-stop-distance="1.25cm"/>
      <style:text-properties style:font-name="Arial" style:font-name-asian="Lucida Sans Unicode" style:font-name-complex="Tahoma"/>
    </style:style>
    <style:style style:data-style-name="nd1760f" style:family="table-cell" style:name="a7643e1">
      <style:table-cell-properties fo:border="1.0pt solid #000000" style:decimal-places="2"/>
      <style:paragraph-properties style:tab-stop-distance="1.25cm"/>
      <style:text-properties style:font-name="Arial" style:font-name-asian="Lucida Sans Unicode" style:font-name-complex="Tahoma"/>
    </style:style>
    <style:style style:data-style-name="nffbb26" style:family="table-cell" style:name="ac0ca1d">
      <style:table-cell-properties fo:border="1.0pt solid #000000" style:decimal-places="2"/>
      <style:paragraph-properties style:tab-stop-distance="1.25cm"/>
      <style:text-properties style:font-name="Arial" style:font-name-asian="Lucida Sans Unicode" style:font-name-complex="Tahoma"/>
    </style:style>
    <style:style style:data-style-name="n20839f" style:family="table-cell" style:name="a72c5de">
      <style:table-cell-properties fo:border="1.0pt solid #000000" style:decimal-places="2"/>
      <style:paragraph-properties style:tab-stop-distance="1.25cm"/>
      <style:text-properties style:font-name="Arial" style:font-name-asian="Lucida Sans Unicode" style:font-name-complex="Tahoma"/>
    </style:style>
    <style:style style:data-style-name="n545071" style:family="table-cell" style:name="ad82c1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09101">
      <style:table-cell-properties fo:border="1.0pt solid #000000" style:decimal-places="2"/>
      <style:paragraph-properties style:tab-stop-distance="1.25cm"/>
      <style:text-properties style:font-name="Arial" style:font-name-asian="Lucida Sans Unicode" style:font-name-complex="Tahoma"/>
    </style:style>
    <style:style style:data-style-name="n0e1c97" style:family="table-cell" style:name="a5a51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b2be4">
      <style:table-cell-properties fo:border="1.0pt solid #000000" style:decimal-places="2"/>
      <style:paragraph-properties style:tab-stop-distance="1.25cm"/>
      <style:text-properties style:font-name="Arial" style:font-name-asian="Lucida Sans Unicode" style:font-name-complex="Tahoma"/>
    </style:style>
    <style:style style:data-style-name="nc459a8" style:family="table-cell" style:name="a5ad5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174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94e5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7afd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62fc7">
      <style:table-cell-properties fo:border="1.0pt solid #000000" style:decimal-places="2"/>
      <style:paragraph-properties style:tab-stop-distance="1.25cm"/>
      <style:text-properties style:font-name="Arial" style:font-name-asian="Lucida Sans Unicode" style:font-name-complex="Tahoma"/>
    </style:style>
    <style:style style:data-style-name="nbc6899" style:family="table-cell" style:name="a98115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0293">
      <style:table-cell-properties fo:border="1.0pt solid #000000" style:decimal-places="2"/>
      <style:paragraph-properties style:tab-stop-distance="1.25cm"/>
      <style:text-properties style:font-name="Arial" style:font-name-asian="Lucida Sans Unicode" style:font-name-complex="Tahoma"/>
    </style:style>
    <style:style style:data-style-name="n427f6f" style:family="table-cell" style:name="a7a398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9503b">
      <style:table-cell-properties fo:border="1.0pt solid #000000" style:decimal-places="2"/>
      <style:paragraph-properties style:tab-stop-distance="1.25cm"/>
      <style:text-properties style:font-name="Arial" style:font-name-asian="Lucida Sans Unicode" style:font-name-complex="Tahoma"/>
    </style:style>
    <style:style style:data-style-name="nef1bc9" style:family="table-cell" style:name="a48468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6f682">
      <style:table-cell-properties fo:border="1.0pt solid #000000" style:decimal-places="2"/>
      <style:paragraph-properties style:tab-stop-distance="1.25cm"/>
      <style:text-properties style:font-name="Arial" style:font-name-asian="Lucida Sans Unicode" style:font-name-complex="Tahoma"/>
    </style:style>
    <style:style style:data-style-name="n6451ca" style:family="table-cell" style:name="a00e63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dbc00">
      <style:table-cell-properties fo:border="1.0pt solid #000000" style:decimal-places="2"/>
      <style:paragraph-properties style:tab-stop-distance="1.25cm"/>
      <style:text-properties style:font-name="Arial" style:font-name-asian="Lucida Sans Unicode" style:font-name-complex="Tahoma"/>
    </style:style>
    <style:style style:data-style-name="n89cd85" style:family="table-cell" style:name="a30a26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037c4">
      <style:table-cell-properties fo:border="1.0pt solid #000000" style:decimal-places="2"/>
      <style:paragraph-properties style:tab-stop-distance="1.25cm"/>
      <style:text-properties style:font-name="Arial" style:font-name-asian="Lucida Sans Unicode" style:font-name-complex="Tahoma"/>
    </style:style>
    <style:style style:data-style-name="ndcc953" style:family="table-cell" style:name="a1497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cab4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39b5">
      <style:table-cell-properties fo:border="1.0pt solid #000000" style:decimal-places="2"/>
      <style:paragraph-properties style:tab-stop-distance="1.25cm"/>
      <style:text-properties style:font-name="Arial" style:font-name-asian="Lucida Sans Unicode" style:font-name-complex="Tahoma"/>
    </style:style>
    <style:style style:data-style-name="n6aec04" style:family="table-cell" style:name="ae08f7d">
      <style:table-cell-properties fo:border="1.0pt solid #000000" style:decimal-places="2"/>
      <style:paragraph-properties style:tab-stop-distance="1.25cm"/>
      <style:text-properties style:font-name="Arial" style:font-name-asian="Lucida Sans Unicode" style:font-name-complex="Tahoma"/>
    </style:style>
    <style:style style:data-style-name="n404385" style:family="table-cell" style:name="a0be70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28a4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12d5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18c3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edfe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c324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fe9c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8791c">
      <style:table-cell-properties fo:border="1.0pt solid #000000" style:decimal-places="2"/>
      <style:paragraph-properties style:tab-stop-distance="1.25cm"/>
      <style:text-properties style:font-name="Arial" style:font-name-asian="Lucida Sans Unicode" style:font-name-complex="Tahoma"/>
    </style:style>
    <style:style style:data-style-name="n5c8275" style:family="table-cell" style:name="adb353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956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6685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39c57">
      <style:table-cell-properties fo:border="1.0pt solid #000000" style:decimal-places="2"/>
      <style:paragraph-properties style:tab-stop-distance="1.25cm"/>
      <style:text-properties style:font-name="Arial" style:font-name-asian="Lucida Sans Unicode" style:font-name-complex="Tahoma"/>
    </style:style>
    <style:style style:data-style-name="ncde1eb" style:family="table-cell" style:name="aa3d3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6d67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3fe1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856f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9fda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60745">
      <style:table-cell-properties fo:border="1.0pt solid #000000" style:decimal-places="2"/>
      <style:paragraph-properties style:tab-stop-distance="1.25cm"/>
      <style:text-properties style:font-name="Arial" style:font-name-asian="Lucida Sans Unicode" style:font-name-complex="Tahoma"/>
    </style:style>
    <style:style style:data-style-name="nca9a8c" style:family="table-cell" style:name="ab980f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f002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95d11">
      <style:table-cell-properties fo:border="1.0pt solid #000000" style:decimal-places="2"/>
      <style:paragraph-properties style:tab-stop-distance="1.25cm"/>
      <style:text-properties style:font-name="Arial" style:font-name-asian="Lucida Sans Unicode" style:font-name-complex="Tahoma"/>
    </style:style>
    <style:style style:data-style-name="n6cfbc4" style:family="table-cell" style:name="aa906e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4ce33">
      <style:table-cell-properties fo:border="1.0pt solid #000000" style:decimal-places="2"/>
      <style:paragraph-properties style:tab-stop-distance="1.25cm"/>
      <style:text-properties style:font-name="Arial" style:font-name-asian="Lucida Sans Unicode" style:font-name-complex="Tahoma"/>
    </style:style>
    <style:style style:data-style-name="n943f61" style:family="table-cell" style:name="a3a955b">
      <style:table-cell-properties fo:border="1.0pt solid #000000" style:decimal-places="2"/>
      <style:paragraph-properties style:tab-stop-distance="1.25cm"/>
      <style:text-properties style:font-name="Arial" style:font-name-asian="Lucida Sans Unicode" style:font-name-complex="Tahoma"/>
    </style:style>
    <style:style style:data-style-name="n0d684b" style:family="table-cell" style:name="a73b08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23ab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5fa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39a4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4020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81ba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aba2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ec1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48e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0d1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c1a6">
      <style:table-cell-properties fo:border="1.0pt solid #000000" style:decimal-places="2"/>
      <style:paragraph-properties style:tab-stop-distance="1.25cm"/>
      <style:text-properties style:font-name="Arial" style:font-name-asian="Lucida Sans Unicode" style:font-name-complex="Tahoma"/>
    </style:style>
    <style:style style:data-style-name="n887511" style:family="table-cell" style:name="a013a8d">
      <style:table-cell-properties fo:border="1.0pt solid #000000" style:decimal-places="2"/>
      <style:paragraph-properties style:tab-stop-distance="1.25cm"/>
      <style:text-properties style:font-name="Arial" style:font-name-asian="Lucida Sans Unicode" style:font-name-complex="Tahoma"/>
    </style:style>
    <style:style style:data-style-name="n386897" style:family="table-cell" style:name="a8dcb04">
      <style:table-cell-properties fo:border="1.0pt solid #000000" style:decimal-places="2"/>
      <style:paragraph-properties style:tab-stop-distance="1.25cm"/>
      <style:text-properties style:font-name="Arial" style:font-name-asian="Lucida Sans Unicode" style:font-name-complex="Tahoma"/>
    </style:style>
    <style:style style:data-style-name="n67ae28" style:family="table-cell" style:name="a30563c">
      <style:table-cell-properties fo:border="1.0pt solid #000000" style:decimal-places="2"/>
      <style:paragraph-properties style:tab-stop-distance="1.25cm"/>
      <style:text-properties style:font-name="Arial" style:font-name-asian="Lucida Sans Unicode" style:font-name-complex="Tahoma"/>
    </style:style>
    <style:style style:data-style-name="n8a5172" style:family="table-cell" style:name="a2736d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5b840">
      <style:table-cell-properties fo:border="1.0pt solid #000000" style:decimal-places="2"/>
      <style:paragraph-properties style:tab-stop-distance="1.25cm"/>
      <style:text-properties style:font-name="Arial" style:font-name-asian="Lucida Sans Unicode" style:font-name-complex="Tahoma"/>
    </style:style>
    <style:style style:data-style-name="nfc7a54" style:family="table-cell" style:name="a482b61">
      <style:table-cell-properties fo:border="1.0pt solid #000000" style:decimal-places="2"/>
      <style:paragraph-properties style:tab-stop-distance="1.25cm"/>
      <style:text-properties style:font-name="Arial" style:font-name-asian="Lucida Sans Unicode" style:font-name-complex="Tahoma"/>
    </style:style>
    <style:style style:data-style-name="nfdaf1f" style:family="table-cell" style:name="a83dd53">
      <style:table-cell-properties fo:border="1.0pt solid #000000" style:decimal-places="2"/>
      <style:paragraph-properties style:tab-stop-distance="1.25cm"/>
      <style:text-properties style:font-name="Arial" style:font-name-asian="Lucida Sans Unicode" style:font-name-complex="Tahoma"/>
    </style:style>
    <style:style style:data-style-name="n3eda67" style:family="table-cell" style:name="a8a6f5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e9505">
      <style:table-cell-properties fo:border="1.0pt solid #000000" style:decimal-places="2"/>
      <style:paragraph-properties style:tab-stop-distance="1.25cm"/>
      <style:text-properties style:font-name="Arial" style:font-name-asian="Lucida Sans Unicode" style:font-name-complex="Tahoma"/>
    </style:style>
    <style:style style:data-style-name="n447b32" style:family="table-cell" style:name="a659e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274e7">
      <style:table-cell-properties fo:border="1.0pt solid #000000" style:decimal-places="2"/>
      <style:paragraph-properties style:tab-stop-distance="1.25cm"/>
      <style:text-properties style:font-name="Arial" style:font-name-asian="Lucida Sans Unicode" style:font-name-complex="Tahoma"/>
    </style:style>
    <style:style style:data-style-name="n2646c0" style:family="table-cell" style:name="abc8e0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2a38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ae068">
      <style:table-cell-properties fo:border="1.0pt solid #000000" style:decimal-places="2"/>
      <style:paragraph-properties style:tab-stop-distance="1.25cm"/>
      <style:text-properties style:font-name="Arial" style:font-name-asian="Lucida Sans Unicode" style:font-name-complex="Tahoma"/>
    </style:style>
    <style:style style:data-style-name="n3f1bea" style:family="table-cell" style:name="a701f10">
      <style:table-cell-properties fo:border="1.0pt solid #000000" style:decimal-places="2"/>
      <style:paragraph-properties style:tab-stop-distance="1.25cm"/>
      <style:text-properties style:font-name="Arial" style:font-name-asian="Lucida Sans Unicode" style:font-name-complex="Tahoma"/>
    </style:style>
    <style:style style:data-style-name="na08507" style:family="table-cell" style:name="a32c6bb">
      <style:table-cell-properties fo:border="1.0pt solid #000000" style:decimal-places="2"/>
      <style:paragraph-properties style:tab-stop-distance="1.25cm"/>
      <style:text-properties style:font-name="Arial" style:font-name-asian="Lucida Sans Unicode" style:font-name-complex="Tahoma"/>
    </style:style>
    <style:style style:data-style-name="nd1104e" style:family="table-cell" style:name="a0b8ca6">
      <style:table-cell-properties fo:border="1.0pt solid #000000" style:decimal-places="2"/>
      <style:paragraph-properties style:tab-stop-distance="1.25cm"/>
      <style:text-properties style:font-name="Arial" style:font-name-asian="Lucida Sans Unicode" style:font-name-complex="Tahoma"/>
    </style:style>
    <style:style style:data-style-name="n498c0d" style:family="table-cell" style:name="a1c10d0">
      <style:table-cell-properties fo:border="1.0pt solid #000000" style:decimal-places="2"/>
      <style:paragraph-properties style:tab-stop-distance="1.25cm"/>
      <style:text-properties style:font-name="Arial" style:font-name-asian="Lucida Sans Unicode" style:font-name-complex="Tahoma"/>
    </style:style>
    <style:style style:data-style-name="nceb2ff" style:family="table-cell" style:name="afddac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530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d26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338b3">
      <style:table-cell-properties fo:border="1.0pt solid #000000" style:decimal-places="2"/>
      <style:paragraph-properties style:tab-stop-distance="1.25cm"/>
      <style:text-properties style:font-name="Arial" style:font-name-asian="Lucida Sans Unicode" style:font-name-complex="Tahoma"/>
    </style:style>
    <style:style style:data-style-name="n000a26" style:family="table-cell" style:name="a1657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b61b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d22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2a69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44b9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8af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60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84cf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4ac9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59394">
      <style:table-cell-properties fo:border="1.0pt solid #000000" style:decimal-places="2"/>
      <style:paragraph-properties style:tab-stop-distance="1.25cm"/>
      <style:text-properties style:font-name="Arial" style:font-name-asian="Lucida Sans Unicode" style:font-name-complex="Tahoma"/>
    </style:style>
    <style:style style:data-style-name="n82d059" style:family="table-cell" style:name="a66d6cb">
      <style:table-cell-properties fo:border="1.0pt solid #000000" style:decimal-places="2"/>
      <style:paragraph-properties style:tab-stop-distance="1.25cm"/>
      <style:text-properties style:font-name="Arial" style:font-name-asian="Lucida Sans Unicode" style:font-name-complex="Tahoma"/>
    </style:style>
    <style:style style:data-style-name="n65c0e4" style:family="table-cell" style:name="af28cc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43b5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388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fb1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a152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d258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f7f3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a134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fc3ae">
      <style:table-cell-properties fo:border="1.0pt solid #000000" style:decimal-places="2"/>
      <style:paragraph-properties style:tab-stop-distance="1.25cm"/>
      <style:text-properties style:font-name="Arial" style:font-name-asian="Lucida Sans Unicode" style:font-name-complex="Tahoma"/>
    </style:style>
    <style:style style:data-style-name="n38b1c9" style:family="table-cell" style:name="a36b2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67df8">
      <style:table-cell-properties fo:border="1.0pt solid #000000" style:decimal-places="2"/>
      <style:paragraph-properties style:tab-stop-distance="1.25cm"/>
      <style:text-properties style:font-name="Arial" style:font-name-asian="Lucida Sans Unicode" style:font-name-complex="Tahoma"/>
    </style:style>
    <style:style style:data-style-name="n8356b4" style:family="table-cell" style:name="a27c6a7">
      <style:table-cell-properties fo:border="1.0pt solid #000000" style:decimal-places="2"/>
      <style:paragraph-properties style:tab-stop-distance="1.25cm"/>
      <style:text-properties style:font-name="Arial" style:font-name-asian="Lucida Sans Unicode" style:font-name-complex="Tahoma"/>
    </style:style>
    <style:style style:data-style-name="n90abf9" style:family="table-cell" style:name="a30adc5">
      <style:table-cell-properties fo:border="1.0pt solid #000000" style:decimal-places="2"/>
      <style:paragraph-properties style:tab-stop-distance="1.25cm"/>
      <style:text-properties style:font-name="Arial" style:font-name-asian="Lucida Sans Unicode" style:font-name-complex="Tahoma"/>
    </style:style>
    <style:style style:data-style-name="nf18796" style:family="table-cell" style:name="a6e3613">
      <style:table-cell-properties fo:border="1.0pt solid #000000" style:decimal-places="2"/>
      <style:paragraph-properties style:tab-stop-distance="1.25cm"/>
      <style:text-properties style:font-name="Arial" style:font-name-asian="Lucida Sans Unicode" style:font-name-complex="Tahoma"/>
    </style:style>
    <style:style style:data-style-name="nc2b96d" style:family="table-cell" style:name="ad06182">
      <style:table-cell-properties fo:border="1.0pt solid #000000" style:decimal-places="2"/>
      <style:paragraph-properties style:tab-stop-distance="1.25cm"/>
      <style:text-properties style:font-name="Arial" style:font-name-asian="Lucida Sans Unicode" style:font-name-complex="Tahoma"/>
    </style:style>
    <style:style style:data-style-name="n3a2f74" style:family="table-cell" style:name="acaa2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dbe59">
      <style:table-cell-properties fo:border="1.0pt solid #000000" style:decimal-places="2"/>
      <style:paragraph-properties style:tab-stop-distance="1.25cm"/>
      <style:text-properties style:font-name="Arial" style:font-name-asian="Lucida Sans Unicode" style:font-name-complex="Tahoma"/>
    </style:style>
    <style:style style:data-style-name="nb71e4a" style:family="table-cell" style:name="a5dc50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2be77">
      <style:table-cell-properties fo:border="1.0pt solid #000000" style:decimal-places="2"/>
      <style:paragraph-properties style:tab-stop-distance="1.25cm"/>
      <style:text-properties style:font-name="Arial" style:font-name-asian="Lucida Sans Unicode" style:font-name-complex="Tahoma"/>
    </style:style>
    <style:style style:data-style-name="n1118b3" style:family="table-cell" style:name="af35ca3">
      <style:table-cell-properties fo:border="1.0pt solid #000000" style:decimal-places="2"/>
      <style:paragraph-properties style:tab-stop-distance="1.25cm"/>
      <style:text-properties style:font-name="Arial" style:font-name-asian="Lucida Sans Unicode" style:font-name-complex="Tahoma"/>
    </style:style>
    <style:style style:data-style-name="neab41f" style:family="table-cell" style:name="ac7912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a61cf">
      <style:table-cell-properties fo:border="1.0pt solid #000000" style:decimal-places="2"/>
      <style:paragraph-properties style:tab-stop-distance="1.25cm"/>
      <style:text-properties style:font-name="Arial" style:font-name-asian="Lucida Sans Unicode" style:font-name-complex="Tahoma"/>
    </style:style>
    <style:style style:data-style-name="nd45b17" style:family="table-cell" style:name="a7c0fbf">
      <style:table-cell-properties fo:border="1.0pt solid #000000" style:decimal-places="2"/>
      <style:paragraph-properties style:tab-stop-distance="1.25cm"/>
      <style:text-properties style:font-name="Arial" style:font-name-asian="Lucida Sans Unicode" style:font-name-complex="Tahoma"/>
    </style:style>
    <style:style style:data-style-name="n8ca62a" style:family="table-cell" style:name="a333014">
      <style:table-cell-properties fo:border="1.0pt solid #000000" style:decimal-places="2"/>
      <style:paragraph-properties style:tab-stop-distance="1.25cm"/>
      <style:text-properties style:font-name="Arial" style:font-name-asian="Lucida Sans Unicode" style:font-name-complex="Tahoma"/>
    </style:style>
    <style:style style:data-style-name="n940883" style:family="table-cell" style:name="ada75c5">
      <style:table-cell-properties fo:border="1.0pt solid #000000" style:decimal-places="2"/>
      <style:paragraph-properties style:tab-stop-distance="1.25cm"/>
      <style:text-properties style:font-name="Arial" style:font-name-asian="Lucida Sans Unicode" style:font-name-complex="Tahoma"/>
    </style:style>
    <style:style style:data-style-name="n9d77de" style:family="table-cell" style:name="a709f6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b950">
      <style:table-cell-properties fo:border="1.0pt solid #000000" style:decimal-places="2"/>
      <style:paragraph-properties style:tab-stop-distance="1.25cm"/>
      <style:text-properties style:font-name="Arial" style:font-name-asian="Lucida Sans Unicode" style:font-name-complex="Tahoma"/>
    </style:style>
    <style:style style:data-style-name="nce5a6c" style:family="table-cell" style:name="accea1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c4c6">
      <style:table-cell-properties fo:border="1.0pt solid #000000" style:decimal-places="2"/>
      <style:paragraph-properties style:tab-stop-distance="1.25cm"/>
      <style:text-properties style:font-name="Arial" style:font-name-asian="Lucida Sans Unicode" style:font-name-complex="Tahoma"/>
    </style:style>
    <style:style style:data-style-name="n14f5c4" style:family="table-cell" style:name="a6bf17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2a9c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b3b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4f04a">
      <style:table-cell-properties fo:border="1.0pt solid #000000" style:decimal-places="2"/>
      <style:paragraph-properties style:tab-stop-distance="1.25cm"/>
      <style:text-properties style:font-name="Arial" style:font-name-asian="Lucida Sans Unicode" style:font-name-complex="Tahoma"/>
    </style:style>
    <style:style style:data-style-name="nc8d6ac" style:family="table-cell" style:name="aa225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a4c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369d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3faa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bcc9">
      <style:table-cell-properties fo:border="1.0pt solid #000000" style:decimal-places="2"/>
      <style:paragraph-properties style:tab-stop-distance="1.25cm"/>
      <style:text-properties style:font-name="Arial" style:font-name-asian="Lucida Sans Unicode" style:font-name-complex="Tahoma"/>
    </style:style>
    <style:style style:data-style-name="nfb68a7" style:family="table-cell" style:name="aa1805c">
      <style:table-cell-properties fo:border="1.0pt solid #000000" style:decimal-places="2"/>
      <style:paragraph-properties style:tab-stop-distance="1.25cm"/>
      <style:text-properties style:font-name="Arial" style:font-name-asian="Lucida Sans Unicode" style:font-name-complex="Tahoma"/>
    </style:style>
    <style:style style:data-style-name="nf9bb41" style:family="table-cell" style:name="ac4b05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43ce3">
      <style:table-cell-properties fo:border="1.0pt solid #000000" style:decimal-places="2"/>
      <style:paragraph-properties style:tab-stop-distance="1.25cm"/>
      <style:text-properties style:font-name="Arial" style:font-name-asian="Lucida Sans Unicode" style:font-name-complex="Tahoma"/>
    </style:style>
    <style:style style:data-style-name="nb6365d" style:family="table-cell" style:name="a3f25f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0dec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5fc57">
      <style:table-cell-properties fo:border="1.0pt solid #000000" style:decimal-places="2"/>
      <style:paragraph-properties style:tab-stop-distance="1.25cm"/>
      <style:text-properties style:font-name="Arial" style:font-name-asian="Lucida Sans Unicode" style:font-name-complex="Tahoma"/>
    </style:style>
    <style:style style:data-style-name="nbabc05" style:family="table-cell" style:name="aa1a6a7">
      <style:table-cell-properties fo:border="1.0pt solid #000000" style:decimal-places="2"/>
      <style:paragraph-properties style:tab-stop-distance="1.25cm"/>
      <style:text-properties style:font-name="Arial" style:font-name-asian="Lucida Sans Unicode" style:font-name-complex="Tahoma"/>
    </style:style>
    <style:style style:data-style-name="n4e356c" style:family="table-cell" style:name="ac2087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a2f9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ccd0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3e27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123e6">
      <style:table-cell-properties fo:border="1.0pt solid #000000" style:decimal-places="2"/>
      <style:paragraph-properties style:tab-stop-distance="1.25cm"/>
      <style:text-properties style:font-name="Arial" style:font-name-asian="Lucida Sans Unicode" style:font-name-complex="Tahoma"/>
    </style:style>
    <style:style style:data-style-name="n8ce677" style:family="table-cell" style:name="a800112">
      <style:table-cell-properties fo:border="1.0pt solid #000000" style:decimal-places="2"/>
      <style:paragraph-properties style:tab-stop-distance="1.25cm"/>
      <style:text-properties style:font-name="Arial" style:font-name-asian="Lucida Sans Unicode" style:font-name-complex="Tahoma"/>
    </style:style>
    <style:style style:data-style-name="nc5dff8" style:family="table-cell" style:name="ae95c63">
      <style:table-cell-properties fo:border="1.0pt solid #000000" style:decimal-places="2"/>
      <style:paragraph-properties style:tab-stop-distance="1.25cm"/>
      <style:text-properties style:font-name="Arial" style:font-name-asian="Lucida Sans Unicode" style:font-name-complex="Tahoma"/>
    </style:style>
    <style:style style:data-style-name="nc0fffe" style:family="table-cell" style:name="a5a07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077da">
      <style:table-cell-properties fo:border="1.0pt solid #000000" style:decimal-places="2"/>
      <style:paragraph-properties style:tab-stop-distance="1.25cm"/>
      <style:text-properties style:font-name="Arial" style:font-name-asian="Lucida Sans Unicode" style:font-name-complex="Tahoma"/>
    </style:style>
    <style:style style:data-style-name="nc914d0" style:family="table-cell" style:name="a04ecf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d6602">
      <style:table-cell-properties fo:border="1.0pt solid #000000" style:decimal-places="2"/>
      <style:paragraph-properties style:tab-stop-distance="1.25cm"/>
      <style:text-properties style:font-name="Arial" style:font-name-asian="Lucida Sans Unicode" style:font-name-complex="Tahoma"/>
    </style:style>
    <style:style style:data-style-name="na6b352" style:family="table-cell" style:name="a2ac3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2b0c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fa9a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427e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224c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412bf">
      <style:table-cell-properties fo:border="1.0pt solid #000000" style:decimal-places="2"/>
      <style:paragraph-properties style:tab-stop-distance="1.25cm"/>
      <style:text-properties style:font-name="Arial" style:font-name-asian="Lucida Sans Unicode" style:font-name-complex="Tahoma"/>
    </style:style>
    <style:style style:data-style-name="n193e04" style:family="table-cell" style:name="a930a1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b764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1741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25cf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af701">
      <style:table-cell-properties fo:border="1.0pt solid #000000" style:decimal-places="2"/>
      <style:paragraph-properties style:tab-stop-distance="1.25cm"/>
      <style:text-properties style:font-name="Arial" style:font-name-asian="Lucida Sans Unicode" style:font-name-complex="Tahoma"/>
    </style:style>
    <style:style style:data-style-name="nf5f8e7" style:family="table-cell" style:name="adefcd0">
      <style:table-cell-properties fo:border="1.0pt solid #000000" style:decimal-places="2"/>
      <style:paragraph-properties style:tab-stop-distance="1.25cm"/>
      <style:text-properties style:font-name="Arial" style:font-name-asian="Lucida Sans Unicode" style:font-name-complex="Tahoma"/>
    </style:style>
    <style:style style:data-style-name="n1fe5df" style:family="table-cell" style:name="a78bf49">
      <style:table-cell-properties fo:border="1.0pt solid #000000" style:decimal-places="2"/>
      <style:paragraph-properties style:tab-stop-distance="1.25cm"/>
      <style:text-properties style:font-name="Arial" style:font-name-asian="Lucida Sans Unicode" style:font-name-complex="Tahoma"/>
    </style:style>
    <style:style style:data-style-name="n7ff896" style:family="table-cell" style:name="a1a5f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aa80">
      <style:table-cell-properties fo:border="1.0pt solid #000000" style:decimal-places="2"/>
      <style:paragraph-properties style:tab-stop-distance="1.25cm"/>
      <style:text-properties style:font-name="Arial" style:font-name-asian="Lucida Sans Unicode" style:font-name-complex="Tahoma"/>
    </style:style>
    <style:style style:data-style-name="n2ef94e" style:family="table-cell" style:name="a1006e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d0774">
      <style:table-cell-properties fo:border="1.0pt solid #000000" style:decimal-places="2"/>
      <style:paragraph-properties style:tab-stop-distance="1.25cm"/>
      <style:text-properties style:font-name="Arial" style:font-name-asian="Lucida Sans Unicode" style:font-name-complex="Tahoma"/>
    </style:style>
    <style:style style:data-style-name="neab3f9" style:family="table-cell" style:name="a613bd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7b88c">
      <style:table-cell-properties fo:border="1.0pt solid #000000" style:decimal-places="2"/>
      <style:paragraph-properties style:tab-stop-distance="1.25cm"/>
      <style:text-properties style:font-name="Arial" style:font-name-asian="Lucida Sans Unicode" style:font-name-complex="Tahoma"/>
    </style:style>
    <style:style style:data-style-name="n34c0bb" style:family="table-cell" style:name="af569c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13735">
      <style:table-cell-properties fo:border="1.0pt solid #000000" style:decimal-places="2"/>
      <style:paragraph-properties style:tab-stop-distance="1.25cm"/>
      <style:text-properties style:font-name="Arial" style:font-name-asian="Lucida Sans Unicode" style:font-name-complex="Tahoma"/>
    </style:style>
    <style:style style:data-style-name="n92274e" style:family="table-cell" style:name="a248fae">
      <style:table-cell-properties fo:border="1.0pt solid #000000" style:decimal-places="2"/>
      <style:paragraph-properties style:tab-stop-distance="1.25cm"/>
      <style:text-properties style:font-name="Arial" style:font-name-asian="Lucida Sans Unicode" style:font-name-complex="Tahoma"/>
    </style:style>
    <style:style style:data-style-name="n45ada6" style:family="table-cell" style:name="ae4ae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8697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34d5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9fb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d52c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4b3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264fd">
      <style:table-cell-properties fo:border="1.0pt solid #000000" style:decimal-places="2"/>
      <style:paragraph-properties style:tab-stop-distance="1.25cm"/>
      <style:text-properties style:font-name="Arial" style:font-name-asian="Lucida Sans Unicode" style:font-name-complex="Tahoma"/>
    </style:style>
    <style:style style:data-style-name="n1884b9" style:family="table-cell" style:name="afbc420">
      <style:table-cell-properties fo:border="1.0pt solid #000000" style:decimal-places="2"/>
      <style:paragraph-properties style:tab-stop-distance="1.25cm"/>
      <style:text-properties style:font-name="Arial" style:font-name-asian="Lucida Sans Unicode" style:font-name-complex="Tahoma"/>
    </style:style>
    <style:style style:data-style-name="nab3384" style:family="table-cell" style:name="ae5d0b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ac71c">
      <style:table-cell-properties fo:border="1.0pt solid #000000" style:decimal-places="2"/>
      <style:paragraph-properties style:tab-stop-distance="1.25cm"/>
      <style:text-properties style:font-name="Arial" style:font-name-asian="Lucida Sans Unicode" style:font-name-complex="Tahoma"/>
    </style:style>
    <style:style style:data-style-name="na24da7" style:family="table-cell" style:name="a7d860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d8e8f">
      <style:table-cell-properties fo:border="1.0pt solid #000000" style:decimal-places="2"/>
      <style:paragraph-properties style:tab-stop-distance="1.25cm"/>
      <style:text-properties style:font-name="Arial" style:font-name-asian="Lucida Sans Unicode" style:font-name-complex="Tahoma"/>
    </style:style>
    <style:style style:data-style-name="nfed821" style:family="table-cell" style:name="a7d57a9">
      <style:table-cell-properties fo:border="1.0pt solid #000000" style:decimal-places="2"/>
      <style:paragraph-properties style:tab-stop-distance="1.25cm"/>
      <style:text-properties style:font-name="Arial" style:font-name-asian="Lucida Sans Unicode" style:font-name-complex="Tahoma"/>
    </style:style>
    <style:style style:data-style-name="n33df11" style:family="table-cell" style:name="a056b9b">
      <style:table-cell-properties fo:border="1.0pt solid #000000" style:decimal-places="2"/>
      <style:paragraph-properties style:tab-stop-distance="1.25cm"/>
      <style:text-properties style:font-name="Arial" style:font-name-asian="Lucida Sans Unicode" style:font-name-complex="Tahoma"/>
    </style:style>
    <style:style style:data-style-name="n04e318" style:family="table-cell" style:name="a2e66be">
      <style:table-cell-properties fo:border="1.0pt solid #000000" style:decimal-places="2"/>
      <style:paragraph-properties style:tab-stop-distance="1.25cm"/>
      <style:text-properties style:font-name="Arial" style:font-name-asian="Lucida Sans Unicode" style:font-name-complex="Tahoma"/>
    </style:style>
    <style:style style:data-style-name="n477933" style:family="table-cell" style:name="a096086">
      <style:table-cell-properties fo:border="1.0pt solid #000000" style:decimal-places="2"/>
      <style:paragraph-properties style:tab-stop-distance="1.25cm"/>
      <style:text-properties style:font-name="Arial" style:font-name-asian="Lucida Sans Unicode" style:font-name-complex="Tahoma"/>
    </style:style>
    <style:style style:data-style-name="n8bba03" style:family="table-cell" style:name="a6bf99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c035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e89c4">
      <style:table-cell-properties fo:border="1.0pt solid #000000" style:decimal-places="2"/>
      <style:paragraph-properties style:tab-stop-distance="1.25cm"/>
      <style:text-properties style:font-name="Arial" style:font-name-asian="Lucida Sans Unicode" style:font-name-complex="Tahoma"/>
    </style:style>
    <style:style style:data-style-name="n50bdc0" style:family="table-cell" style:name="ac270b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2d2f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ce10f">
      <style:table-cell-properties fo:border="1.0pt solid #000000" style:decimal-places="2"/>
      <style:paragraph-properties style:tab-stop-distance="1.25cm"/>
      <style:text-properties style:font-name="Arial" style:font-name-asian="Lucida Sans Unicode" style:font-name-complex="Tahoma"/>
    </style:style>
    <style:style style:data-style-name="n152273" style:family="table-cell" style:name="a98619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0765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0c488">
      <style:table-cell-properties fo:border="1.0pt solid #000000" style:decimal-places="2"/>
      <style:paragraph-properties style:tab-stop-distance="1.25cm"/>
      <style:text-properties style:font-name="Arial" style:font-name-asian="Lucida Sans Unicode" style:font-name-complex="Tahoma"/>
    </style:style>
    <style:style style:data-style-name="n7cb0fe" style:family="table-cell" style:name="a13f2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63d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37598">
      <style:table-cell-properties fo:border="1.0pt solid #000000" style:decimal-places="2"/>
      <style:paragraph-properties style:tab-stop-distance="1.25cm"/>
      <style:text-properties style:font-name="Arial" style:font-name-asian="Lucida Sans Unicode" style:font-name-complex="Tahoma"/>
    </style:style>
    <style:style style:data-style-name="need099" style:family="table-cell" style:name="afd4a9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35d80">
      <style:table-cell-properties fo:border="1.0pt solid #000000" style:decimal-places="2"/>
      <style:paragraph-properties style:tab-stop-distance="1.25cm"/>
      <style:text-properties style:font-name="Arial" style:font-name-asian="Lucida Sans Unicode" style:font-name-complex="Tahoma"/>
    </style:style>
    <style:style style:data-style-name="nbe3537" style:family="table-cell" style:name="abd36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5425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23ac0">
      <style:table-cell-properties fo:border="1.0pt solid #000000" style:decimal-places="2"/>
      <style:paragraph-properties style:tab-stop-distance="1.25cm"/>
      <style:text-properties style:font-name="Arial" style:font-name-asian="Lucida Sans Unicode" style:font-name-complex="Tahoma"/>
    </style:style>
    <style:style style:data-style-name="n9e0ba7" style:family="table-cell" style:name="a4ce5c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5622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b332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c72b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c3bb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42d9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fbe9d">
      <style:table-cell-properties fo:border="1.0pt solid #000000" style:decimal-places="2"/>
      <style:paragraph-properties style:tab-stop-distance="1.25cm"/>
      <style:text-properties style:font-name="Arial" style:font-name-asian="Lucida Sans Unicode" style:font-name-complex="Tahoma"/>
    </style:style>
    <style:style style:data-style-name="n4acbb2" style:family="table-cell" style:name="a22c198">
      <style:table-cell-properties fo:border="1.0pt solid #000000" style:decimal-places="2"/>
      <style:paragraph-properties style:tab-stop-distance="1.25cm"/>
      <style:text-properties style:font-name="Arial" style:font-name-asian="Lucida Sans Unicode" style:font-name-complex="Tahoma"/>
    </style:style>
    <style:style style:data-style-name="n37aaf2" style:family="table-cell" style:name="a8b87d4">
      <style:table-cell-properties fo:border="1.0pt solid #000000" style:decimal-places="2"/>
      <style:paragraph-properties style:tab-stop-distance="1.25cm"/>
      <style:text-properties style:font-name="Arial" style:font-name-asian="Lucida Sans Unicode" style:font-name-complex="Tahoma"/>
    </style:style>
    <style:style style:data-style-name="n982078" style:family="table-cell" style:name="a8c9814">
      <style:table-cell-properties fo:border="1.0pt solid #000000" style:decimal-places="2"/>
      <style:paragraph-properties style:tab-stop-distance="1.25cm"/>
      <style:text-properties style:font-name="Arial" style:font-name-asian="Lucida Sans Unicode" style:font-name-complex="Tahoma"/>
    </style:style>
    <style:style style:data-style-name="nc7a4e3" style:family="table-cell" style:name="a88fcf3">
      <style:table-cell-properties fo:border="1.0pt solid #000000" style:decimal-places="2"/>
      <style:paragraph-properties style:tab-stop-distance="1.25cm"/>
      <style:text-properties style:font-name="Arial" style:font-name-asian="Lucida Sans Unicode" style:font-name-complex="Tahoma"/>
    </style:style>
    <style:style style:data-style-name="n567b9c" style:family="table-cell" style:name="ad19657">
      <style:table-cell-properties fo:border="1.0pt solid #000000" style:decimal-places="2"/>
      <style:paragraph-properties style:tab-stop-distance="1.25cm"/>
      <style:text-properties style:font-name="Arial" style:font-name-asian="Lucida Sans Unicode" style:font-name-complex="Tahoma"/>
    </style:style>
    <style:style style:data-style-name="n33595c" style:family="table-cell" style:name="aacd03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c8fb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64815">
      <style:table-cell-properties fo:border="1.0pt solid #000000" style:decimal-places="2"/>
      <style:paragraph-properties style:tab-stop-distance="1.25cm"/>
      <style:text-properties style:font-name="Arial" style:font-name-asian="Lucida Sans Unicode" style:font-name-complex="Tahoma"/>
    </style:style>
    <style:style style:data-style-name="n34d7c3" style:family="table-cell" style:name="aa13c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c11c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1d65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c73d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bb37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f25f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3b6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d588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e64a3">
      <style:table-cell-properties fo:border="1.0pt solid #000000" style:decimal-places="2"/>
      <style:paragraph-properties style:tab-stop-distance="1.25cm"/>
      <style:text-properties style:font-name="Arial" style:font-name-asian="Lucida Sans Unicode" style:font-name-complex="Tahoma"/>
    </style:style>
    <style:style style:data-style-name="nf8dff4" style:family="table-cell" style:name="a61d0c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b15e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4a9f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4b7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d8f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b2840">
      <style:table-cell-properties fo:border="1.0pt solid #000000" style:decimal-places="2"/>
      <style:paragraph-properties style:tab-stop-distance="1.25cm"/>
      <style:text-properties style:font-name="Arial" style:font-name-asian="Lucida Sans Unicode" style:font-name-complex="Tahoma"/>
    </style:style>
    <style:style style:data-style-name="nd68f29" style:family="table-cell" style:name="a49546f">
      <style:table-cell-properties fo:border="1.0pt solid #000000" style:decimal-places="2"/>
      <style:paragraph-properties style:tab-stop-distance="1.25cm"/>
      <style:text-properties style:font-name="Arial" style:font-name-asian="Lucida Sans Unicode" style:font-name-complex="Tahoma"/>
    </style:style>
    <style:style style:data-style-name="n549fc7" style:family="table-cell" style:name="af45097">
      <style:table-cell-properties fo:border="1.0pt solid #000000" style:decimal-places="2"/>
      <style:paragraph-properties style:tab-stop-distance="1.25cm"/>
      <style:text-properties style:font-name="Arial" style:font-name-asian="Lucida Sans Unicode" style:font-name-complex="Tahoma"/>
    </style:style>
    <style:style style:data-style-name="nf4c63a" style:family="table-cell" style:name="a76015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d5782">
      <style:table-cell-properties fo:border="1.0pt solid #000000" style:decimal-places="2"/>
      <style:paragraph-properties style:tab-stop-distance="1.25cm"/>
      <style:text-properties style:font-name="Arial" style:font-name-asian="Lucida Sans Unicode" style:font-name-complex="Tahoma"/>
    </style:style>
    <style:style style:data-style-name="ne6a058" style:family="table-cell" style:name="a0fda7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ae747">
      <style:table-cell-properties fo:border="1.0pt solid #000000" style:decimal-places="2"/>
      <style:paragraph-properties style:tab-stop-distance="1.25cm"/>
      <style:text-properties style:font-name="Arial" style:font-name-asian="Lucida Sans Unicode" style:font-name-complex="Tahoma"/>
    </style:style>
    <style:style style:data-style-name="n1d6c78" style:family="table-cell" style:name="a540a23">
      <style:table-cell-properties fo:border="1.0pt solid #000000" style:decimal-places="2"/>
      <style:paragraph-properties style:tab-stop-distance="1.25cm"/>
      <style:text-properties style:font-name="Arial" style:font-name-asian="Lucida Sans Unicode" style:font-name-complex="Tahoma"/>
    </style:style>
    <style:style style:data-style-name="n51aea1" style:family="table-cell" style:name="acbe0e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f6c8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355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fdd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6f6d8">
      <style:table-cell-properties fo:border="1.0pt solid #000000" style:decimal-places="2"/>
      <style:paragraph-properties style:tab-stop-distance="1.25cm"/>
      <style:text-properties style:font-name="Arial" style:font-name-asian="Lucida Sans Unicode" style:font-name-complex="Tahoma"/>
    </style:style>
    <style:style style:data-style-name="n78fe83" style:family="table-cell" style:name="a78b54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94fe3">
      <style:table-cell-properties fo:border="1.0pt solid #000000" style:decimal-places="2"/>
      <style:paragraph-properties style:tab-stop-distance="1.25cm"/>
      <style:text-properties style:font-name="Arial" style:font-name-asian="Lucida Sans Unicode" style:font-name-complex="Tahoma"/>
    </style:style>
    <style:style style:data-style-name="n0cabaa" style:family="table-cell" style:name="aa47a2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8f003">
      <style:table-cell-properties fo:border="1.0pt solid #000000" style:decimal-places="2"/>
      <style:paragraph-properties style:tab-stop-distance="1.25cm"/>
      <style:text-properties style:font-name="Arial" style:font-name-asian="Lucida Sans Unicode" style:font-name-complex="Tahoma"/>
    </style:style>
    <style:style style:data-style-name="nb6e9cb" style:family="table-cell" style:name="aa293f7">
      <style:table-cell-properties fo:border="1.0pt solid #000000" style:decimal-places="2"/>
      <style:paragraph-properties style:tab-stop-distance="1.25cm"/>
      <style:text-properties style:font-name="Arial" style:font-name-asian="Lucida Sans Unicode" style:font-name-complex="Tahoma"/>
    </style:style>
    <style:style style:data-style-name="n16954c" style:family="table-cell" style:name="ab6571f">
      <style:table-cell-properties fo:border="1.0pt solid #000000" style:decimal-places="2"/>
      <style:paragraph-properties style:tab-stop-distance="1.25cm"/>
      <style:text-properties style:font-name="Arial" style:font-name-asian="Lucida Sans Unicode" style:font-name-complex="Tahoma"/>
    </style:style>
    <style:style style:data-style-name="nca6dcb" style:family="table-cell" style:name="a98c19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571f8">
      <style:table-cell-properties fo:border="1.0pt solid #000000" style:decimal-places="2"/>
      <style:paragraph-properties style:tab-stop-distance="1.25cm"/>
      <style:text-properties style:font-name="Arial" style:font-name-asian="Lucida Sans Unicode" style:font-name-complex="Tahoma"/>
    </style:style>
    <style:style style:data-style-name="n99f8cf" style:family="table-cell" style:name="abe3f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27a88">
      <style:table-cell-properties fo:border="1.0pt solid #000000" style:decimal-places="2"/>
      <style:paragraph-properties style:tab-stop-distance="1.25cm"/>
      <style:text-properties style:font-name="Arial" style:font-name-asian="Lucida Sans Unicode" style:font-name-complex="Tahoma"/>
    </style:style>
    <style:style style:data-style-name="n74d0c2" style:family="table-cell" style:name="a5ab43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941d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989cf">
      <style:table-cell-properties fo:border="1.0pt solid #000000" style:decimal-places="2"/>
      <style:paragraph-properties style:tab-stop-distance="1.25cm"/>
      <style:text-properties style:font-name="Arial" style:font-name-asian="Lucida Sans Unicode" style:font-name-complex="Tahoma"/>
    </style:style>
    <style:style style:data-style-name="nf34bbd" style:family="table-cell" style:name="a8c303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bf7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ba491">
      <style:table-cell-properties fo:border="1.0pt solid #000000" style:decimal-places="2"/>
      <style:paragraph-properties style:tab-stop-distance="1.25cm"/>
      <style:text-properties style:font-name="Arial" style:font-name-asian="Lucida Sans Unicode" style:font-name-complex="Tahoma"/>
    </style:style>
    <style:style style:data-style-name="nefd2c8" style:family="table-cell" style:name="ad344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4290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d5fbc">
      <style:table-cell-properties fo:border="1.0pt solid #000000" style:decimal-places="2"/>
      <style:paragraph-properties style:tab-stop-distance="1.25cm"/>
      <style:text-properties style:font-name="Arial" style:font-name-asian="Lucida Sans Unicode" style:font-name-complex="Tahoma"/>
    </style:style>
    <style:style style:data-style-name="nf39f2a" style:family="table-cell" style:name="a05794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af712">
      <style:table-cell-properties fo:border="1.0pt solid #000000" style:decimal-places="2"/>
      <style:paragraph-properties style:tab-stop-distance="1.25cm"/>
      <style:text-properties style:font-name="Arial" style:font-name-asian="Lucida Sans Unicode" style:font-name-complex="Tahoma"/>
    </style:style>
    <style:style style:data-style-name="n8b9150" style:family="table-cell" style:name="afccb2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f0cc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d774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26435">
      <style:table-cell-properties fo:border="1.0pt solid #000000" style:decimal-places="2"/>
      <style:paragraph-properties style:tab-stop-distance="1.25cm"/>
      <style:text-properties style:font-name="Arial" style:font-name-asian="Lucida Sans Unicode" style:font-name-complex="Tahoma"/>
    </style:style>
    <style:style style:data-style-name="nf6dd3d" style:family="table-cell" style:name="aeb3e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8aba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3993">
      <style:table-cell-properties fo:border="1.0pt solid #000000" style:decimal-places="2"/>
      <style:paragraph-properties style:tab-stop-distance="1.25cm"/>
      <style:text-properties style:font-name="Arial" style:font-name-asian="Lucida Sans Unicode" style:font-name-complex="Tahoma"/>
    </style:style>
    <style:style style:data-style-name="n5ec895" style:family="table-cell" style:name="afca06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d50f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ae0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602f4">
      <style:table-cell-properties fo:border="1.0pt solid #000000" style:decimal-places="2"/>
      <style:paragraph-properties style:tab-stop-distance="1.25cm"/>
      <style:text-properties style:font-name="Arial" style:font-name-asian="Lucida Sans Unicode" style:font-name-complex="Tahoma"/>
    </style:style>
    <style:style style:data-style-name="n1802c4" style:family="table-cell" style:name="aa3a6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6c5c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fd6f3">
      <style:table-cell-properties fo:border="1.0pt solid #000000" style:decimal-places="2"/>
      <style:paragraph-properties style:tab-stop-distance="1.25cm"/>
      <style:text-properties style:font-name="Arial" style:font-name-asian="Lucida Sans Unicode" style:font-name-complex="Tahoma"/>
    </style:style>
    <style:style style:data-style-name="n8caa26" style:family="table-cell" style:name="a8b6322">
      <style:table-cell-properties fo:border="1.0pt solid #000000" style:decimal-places="2"/>
      <style:paragraph-properties style:tab-stop-distance="1.25cm"/>
      <style:text-properties style:font-name="Arial" style:font-name-asian="Lucida Sans Unicode" style:font-name-complex="Tahoma"/>
    </style:style>
    <style:style style:data-style-name="n7f3061" style:family="table-cell" style:name="a62ab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fcb8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0641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d28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0b07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db16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28d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453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fb3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61c0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3de5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19a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487d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c486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3197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8c33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898b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f24fe">
      <style:table-cell-properties fo:border="1.0pt solid #000000" style:decimal-places="2"/>
      <style:paragraph-properties style:tab-stop-distance="1.25cm"/>
      <style:text-properties style:font-name="Arial" style:font-name-asian="Lucida Sans Unicode" style:font-name-complex="Tahoma"/>
    </style:style>
    <style:style style:data-style-name="n40df9b" style:family="table-cell" style:name="a3629f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c5e77">
      <style:table-cell-properties fo:border="1.0pt solid #000000" style:decimal-places="2"/>
      <style:paragraph-properties style:tab-stop-distance="1.25cm"/>
      <style:text-properties style:font-name="Arial" style:font-name-asian="Lucida Sans Unicode" style:font-name-complex="Tahoma"/>
    </style:style>
    <style:style style:data-style-name="n9718f2" style:family="table-cell" style:name="ad3e8f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e4c27">
      <style:table-cell-properties fo:border="1.0pt solid #000000" style:decimal-places="2"/>
      <style:paragraph-properties style:tab-stop-distance="1.25cm"/>
      <style:text-properties style:font-name="Arial" style:font-name-asian="Lucida Sans Unicode" style:font-name-complex="Tahoma"/>
    </style:style>
    <style:style style:data-style-name="n6e7fa5" style:family="table-cell" style:name="a1a66c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b6da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739eb">
      <style:table-cell-properties fo:border="1.0pt solid #000000" style:decimal-places="2"/>
      <style:paragraph-properties style:tab-stop-distance="1.25cm"/>
      <style:text-properties style:font-name="Arial" style:font-name-asian="Lucida Sans Unicode" style:font-name-complex="Tahoma"/>
    </style:style>
    <style:style style:data-style-name="n7fa937" style:family="table-cell" style:name="a5328d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686c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2c04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b33b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ad0a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6dd7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48fe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6d5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45c2f">
      <style:table-cell-properties fo:border="1.0pt solid #000000" style:decimal-places="2"/>
      <style:paragraph-properties style:tab-stop-distance="1.25cm"/>
      <style:text-properties style:font-name="Arial" style:font-name-asian="Lucida Sans Unicode" style:font-name-complex="Tahoma"/>
    </style:style>
    <style:style style:data-style-name="n83c04d" style:family="table-cell" style:name="a65bbc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bb773">
      <style:table-cell-properties fo:border="1.0pt solid #000000" style:decimal-places="2"/>
      <style:paragraph-properties style:tab-stop-distance="1.25cm"/>
      <style:text-properties style:font-name="Arial" style:font-name-asian="Lucida Sans Unicode" style:font-name-complex="Tahoma"/>
    </style:style>
    <style:style style:data-style-name="n127c9b" style:family="table-cell" style:name="afeeb1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c89f">
      <style:table-cell-properties fo:border="1.0pt solid #000000" style:decimal-places="2"/>
      <style:paragraph-properties style:tab-stop-distance="1.25cm"/>
      <style:text-properties style:font-name="Arial" style:font-name-asian="Lucida Sans Unicode" style:font-name-complex="Tahoma"/>
    </style:style>
    <style:style style:data-style-name="n9f4c75" style:family="table-cell" style:name="a630d6f">
      <style:table-cell-properties fo:border="1.0pt solid #000000" style:decimal-places="2"/>
      <style:paragraph-properties style:tab-stop-distance="1.25cm"/>
      <style:text-properties style:font-name="Arial" style:font-name-asian="Lucida Sans Unicode" style:font-name-complex="Tahoma"/>
    </style:style>
    <style:style style:data-style-name="nfb7860" style:family="table-cell" style:name="ad4313c">
      <style:table-cell-properties fo:border="1.0pt solid #000000" style:decimal-places="2"/>
      <style:paragraph-properties style:tab-stop-distance="1.25cm"/>
      <style:text-properties style:font-name="Arial" style:font-name-asian="Lucida Sans Unicode" style:font-name-complex="Tahoma"/>
    </style:style>
    <style:style style:data-style-name="nc142af" style:family="table-cell" style:name="a194b16">
      <style:table-cell-properties fo:border="1.0pt solid #000000" style:decimal-places="2"/>
      <style:paragraph-properties style:tab-stop-distance="1.25cm"/>
      <style:text-properties style:font-name="Arial" style:font-name-asian="Lucida Sans Unicode" style:font-name-complex="Tahoma"/>
    </style:style>
    <style:style style:data-style-name="naeaa03" style:family="table-cell" style:name="ac8abea">
      <style:table-cell-properties fo:border="1.0pt solid #000000" style:decimal-places="2"/>
      <style:paragraph-properties style:tab-stop-distance="1.25cm"/>
      <style:text-properties style:font-name="Arial" style:font-name-asian="Lucida Sans Unicode" style:font-name-complex="Tahoma"/>
    </style:style>
    <style:style style:data-style-name="n105f14" style:family="table-cell" style:name="aa78e25">
      <style:table-cell-properties fo:border="1.0pt solid #000000" style:decimal-places="2"/>
      <style:paragraph-properties style:tab-stop-distance="1.25cm"/>
      <style:text-properties style:font-name="Arial" style:font-name-asian="Lucida Sans Unicode" style:font-name-complex="Tahoma"/>
    </style:style>
    <style:style style:data-style-name="nb29fcc" style:family="table-cell" style:name="aadc401">
      <style:table-cell-properties fo:border="1.0pt solid #000000" style:decimal-places="2"/>
      <style:paragraph-properties style:tab-stop-distance="1.25cm"/>
      <style:text-properties style:font-name="Arial" style:font-name-asian="Lucida Sans Unicode" style:font-name-complex="Tahoma"/>
    </style:style>
    <style:style style:data-style-name="n69f113" style:family="table-cell" style:name="a9bc929">
      <style:table-cell-properties fo:border="1.0pt solid #000000" style:decimal-places="2"/>
      <style:paragraph-properties style:tab-stop-distance="1.25cm"/>
      <style:text-properties style:font-name="Arial" style:font-name-asian="Lucida Sans Unicode" style:font-name-complex="Tahoma"/>
    </style:style>
    <style:style style:data-style-name="n65b65c" style:family="table-cell" style:name="a3345d5">
      <style:table-cell-properties fo:border="1.0pt solid #000000" style:decimal-places="2"/>
      <style:paragraph-properties style:tab-stop-distance="1.25cm"/>
      <style:text-properties style:font-name="Arial" style:font-name-asian="Lucida Sans Unicode" style:font-name-complex="Tahoma"/>
    </style:style>
    <style:style style:data-style-name="n9d18a9" style:family="table-cell" style:name="a412fc6">
      <style:table-cell-properties fo:border="1.0pt solid #000000" style:decimal-places="2"/>
      <style:paragraph-properties style:tab-stop-distance="1.25cm"/>
      <style:text-properties style:font-name="Arial" style:font-name-asian="Lucida Sans Unicode" style:font-name-complex="Tahoma"/>
    </style:style>
    <style:style style:data-style-name="n9cb69a" style:family="table-cell" style:name="a110a4d">
      <style:table-cell-properties fo:border="1.0pt solid #000000" style:decimal-places="2"/>
      <style:paragraph-properties style:tab-stop-distance="1.25cm"/>
      <style:text-properties style:font-name="Arial" style:font-name-asian="Lucida Sans Unicode" style:font-name-complex="Tahoma"/>
    </style:style>
    <style:style style:data-style-name="n9ed0c2" style:family="table-cell" style:name="a3424f6">
      <style:table-cell-properties fo:border="1.0pt solid #000000" style:decimal-places="2"/>
      <style:paragraph-properties style:tab-stop-distance="1.25cm"/>
      <style:text-properties style:font-name="Arial" style:font-name-asian="Lucida Sans Unicode" style:font-name-complex="Tahoma"/>
    </style:style>
    <style:style style:data-style-name="n971c12" style:family="table-cell" style:name="a61b7c7">
      <style:table-cell-properties fo:border="1.0pt solid #000000" style:decimal-places="2"/>
      <style:paragraph-properties style:tab-stop-distance="1.25cm"/>
      <style:text-properties style:font-name="Arial" style:font-name-asian="Lucida Sans Unicode" style:font-name-complex="Tahoma"/>
    </style:style>
    <style:style style:data-style-name="nb3b0b1" style:family="table-cell" style:name="a4f8c06">
      <style:table-cell-properties fo:border="1.0pt solid #000000" style:decimal-places="2"/>
      <style:paragraph-properties style:tab-stop-distance="1.25cm"/>
      <style:text-properties style:font-name="Arial" style:font-name-asian="Lucida Sans Unicode" style:font-name-complex="Tahoma"/>
    </style:style>
    <style:style style:data-style-name="nd02a40" style:family="table-cell" style:name="afa3d6c">
      <style:table-cell-properties fo:border="1.0pt solid #000000" style:decimal-places="2"/>
      <style:paragraph-properties style:tab-stop-distance="1.25cm"/>
      <style:text-properties style:font-name="Arial" style:font-name-asian="Lucida Sans Unicode" style:font-name-complex="Tahoma"/>
    </style:style>
    <style:style style:data-style-name="n40b821" style:family="table-cell" style:name="ac3669b">
      <style:table-cell-properties fo:border="1.0pt solid #000000" style:decimal-places="2"/>
      <style:paragraph-properties style:tab-stop-distance="1.25cm"/>
      <style:text-properties style:font-name="Arial" style:font-name-asian="Lucida Sans Unicode" style:font-name-complex="Tahoma"/>
    </style:style>
    <style:style style:data-style-name="nb00a86" style:family="table-cell" style:name="aac6d80">
      <style:table-cell-properties fo:border="1.0pt solid #000000" style:decimal-places="2"/>
      <style:paragraph-properties style:tab-stop-distance="1.25cm"/>
      <style:text-properties style:font-name="Arial" style:font-name-asian="Lucida Sans Unicode" style:font-name-complex="Tahoma"/>
    </style:style>
    <style:style style:data-style-name="na82149" style:family="table-cell" style:name="a887b5e">
      <style:table-cell-properties fo:border="1.0pt solid #000000" style:decimal-places="2"/>
      <style:paragraph-properties style:tab-stop-distance="1.25cm"/>
      <style:text-properties style:font-name="Arial" style:font-name-asian="Lucida Sans Unicode" style:font-name-complex="Tahoma"/>
    </style:style>
    <style:style style:data-style-name="n0286e0" style:family="table-cell" style:name="a806e46">
      <style:table-cell-properties fo:border="1.0pt solid #000000" style:decimal-places="2"/>
      <style:paragraph-properties style:tab-stop-distance="1.25cm"/>
      <style:text-properties style:font-name="Arial" style:font-name-asian="Lucida Sans Unicode" style:font-name-complex="Tahoma"/>
    </style:style>
    <style:style style:data-style-name="nfbe2a3" style:family="table-cell" style:name="aac6612">
      <style:table-cell-properties fo:border="1.0pt solid #000000" style:decimal-places="2"/>
      <style:paragraph-properties style:tab-stop-distance="1.25cm"/>
      <style:text-properties style:font-name="Arial" style:font-name-asian="Lucida Sans Unicode" style:font-name-complex="Tahoma"/>
    </style:style>
    <style:style style:data-style-name="nd7c0c4" style:family="table-cell" style:name="ac8008c">
      <style:table-cell-properties fo:border="1.0pt solid #000000" style:decimal-places="2"/>
      <style:paragraph-properties style:tab-stop-distance="1.25cm"/>
      <style:text-properties style:font-name="Arial" style:font-name-asian="Lucida Sans Unicode" style:font-name-complex="Tahoma"/>
    </style:style>
    <style:style style:data-style-name="nc5c7c8" style:family="table-cell" style:name="a062b46">
      <style:table-cell-properties fo:border="1.0pt solid #000000" style:decimal-places="2"/>
      <style:paragraph-properties style:tab-stop-distance="1.25cm"/>
      <style:text-properties style:font-name="Arial" style:font-name-asian="Lucida Sans Unicode" style:font-name-complex="Tahoma"/>
    </style:style>
    <style:style style:data-style-name="n69c16e" style:family="table-cell" style:name="aab15f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276c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208f">
      <style:table-cell-properties fo:border="1.0pt solid #000000" style:decimal-places="2"/>
      <style:paragraph-properties style:tab-stop-distance="1.25cm"/>
      <style:text-properties style:font-name="Arial" style:font-name-asian="Lucida Sans Unicode" style:font-name-complex="Tahoma"/>
    </style:style>
    <style:style style:data-style-name="nabf277" style:family="table-cell" style:name="a314dc6">
      <style:table-cell-properties fo:border="1.0pt solid #000000" style:decimal-places="2"/>
      <style:paragraph-properties style:tab-stop-distance="1.25cm"/>
      <style:text-properties style:font-name="Arial" style:font-name-asian="Lucida Sans Unicode" style:font-name-complex="Tahoma"/>
    </style:style>
    <style:style style:data-style-name="n559dfa" style:family="table-cell" style:name="acb2846">
      <style:table-cell-properties fo:border="1.0pt solid #000000" style:decimal-places="2"/>
      <style:paragraph-properties style:tab-stop-distance="1.25cm"/>
      <style:text-properties style:font-name="Arial" style:font-name-asian="Lucida Sans Unicode" style:font-name-complex="Tahoma"/>
    </style:style>
    <style:style style:data-style-name="n632950" style:family="table-cell" style:name="aba71bc">
      <style:table-cell-properties fo:border="1.0pt solid #000000" style:decimal-places="2"/>
      <style:paragraph-properties style:tab-stop-distance="1.25cm"/>
      <style:text-properties style:font-name="Arial" style:font-name-asian="Lucida Sans Unicode" style:font-name-complex="Tahoma"/>
    </style:style>
    <style:style style:data-style-name="ne49aed" style:family="table-cell" style:name="a6e4a5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33c54">
      <style:table-cell-properties fo:border="1.0pt solid #000000" style:decimal-places="2"/>
      <style:paragraph-properties style:tab-stop-distance="1.25cm"/>
      <style:text-properties style:font-name="Arial" style:font-name-asian="Lucida Sans Unicode" style:font-name-complex="Tahoma"/>
    </style:style>
    <style:style style:data-style-name="ne16d2c" style:family="table-cell" style:name="a7811ee">
      <style:table-cell-properties fo:border="1.0pt solid #000000" style:decimal-places="2"/>
      <style:paragraph-properties style:tab-stop-distance="1.25cm"/>
      <style:text-properties style:font-name="Arial" style:font-name-asian="Lucida Sans Unicode" style:font-name-complex="Tahoma"/>
    </style:style>
    <style:style style:data-style-name="n6d45ae" style:family="table-cell" style:name="a4d9780">
      <style:table-cell-properties fo:border="1.0pt solid #000000" style:decimal-places="2"/>
      <style:paragraph-properties style:tab-stop-distance="1.25cm"/>
      <style:text-properties style:font-name="Arial" style:font-name-asian="Lucida Sans Unicode" style:font-name-complex="Tahoma"/>
    </style:style>
    <style:style style:data-style-name="nb2ceb7" style:family="table-cell" style:name="a8357f2">
      <style:table-cell-properties fo:border="1.0pt solid #000000" style:decimal-places="2"/>
      <style:paragraph-properties style:tab-stop-distance="1.25cm"/>
      <style:text-properties style:font-name="Arial" style:font-name-asian="Lucida Sans Unicode" style:font-name-complex="Tahoma"/>
    </style:style>
    <style:style style:data-style-name="n65faec" style:family="table-cell" style:name="a3d2804">
      <style:table-cell-properties fo:border="1.0pt solid #000000" style:decimal-places="2"/>
      <style:paragraph-properties style:tab-stop-distance="1.25cm"/>
      <style:text-properties style:font-name="Arial" style:font-name-asian="Lucida Sans Unicode" style:font-name-complex="Tahoma"/>
    </style:style>
    <style:style style:data-style-name="n075e61" style:family="table-cell" style:name="a344ca8">
      <style:table-cell-properties fo:border="1.0pt solid #000000" style:decimal-places="2"/>
      <style:paragraph-properties style:tab-stop-distance="1.25cm"/>
      <style:text-properties style:font-name="Arial" style:font-name-asian="Lucida Sans Unicode" style:font-name-complex="Tahoma"/>
    </style:style>
    <style:style style:data-style-name="nafc8bd" style:family="table-cell" style:name="af30511">
      <style:table-cell-properties fo:border="1.0pt solid #000000" style:decimal-places="2"/>
      <style:paragraph-properties style:tab-stop-distance="1.25cm"/>
      <style:text-properties style:font-name="Arial" style:font-name-asian="Lucida Sans Unicode" style:font-name-complex="Tahoma"/>
    </style:style>
    <style:style style:data-style-name="nf5bb14" style:family="table-cell" style:name="a22331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ab104">
      <style:table-cell-properties fo:border="1.0pt solid #000000" style:decimal-places="2"/>
      <style:paragraph-properties style:tab-stop-distance="1.25cm"/>
      <style:text-properties style:font-name="Arial" style:font-name-asian="Lucida Sans Unicode" style:font-name-complex="Tahoma"/>
    </style:style>
    <style:style style:data-style-name="n44b1a3" style:family="table-cell" style:name="ac8730c">
      <style:table-cell-properties fo:border="1.0pt solid #000000" style:decimal-places="2"/>
      <style:paragraph-properties style:tab-stop-distance="1.25cm"/>
      <style:text-properties style:font-name="Arial" style:font-name-asian="Lucida Sans Unicode" style:font-name-complex="Tahoma"/>
    </style:style>
    <style:style style:data-style-name="n9ae4cf" style:family="table-cell" style:name="ab1b4a0">
      <style:table-cell-properties fo:border="1.0pt solid #000000" style:decimal-places="2"/>
      <style:paragraph-properties style:tab-stop-distance="1.25cm"/>
      <style:text-properties style:font-name="Arial" style:font-name-asian="Lucida Sans Unicode" style:font-name-complex="Tahoma"/>
    </style:style>
    <style:style style:data-style-name="n614015" style:family="table-cell" style:name="a3534f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7f6a">
      <style:table-cell-properties fo:border="1.0pt solid #000000" style:decimal-places="2"/>
      <style:paragraph-properties style:tab-stop-distance="1.25cm"/>
      <style:text-properties style:font-name="Arial" style:font-name-asian="Lucida Sans Unicode" style:font-name-complex="Tahoma"/>
    </style:style>
    <style:style style:data-style-name="n655e13" style:family="table-cell" style:name="a96fe4f">
      <style:table-cell-properties fo:border="1.0pt solid #000000" style:decimal-places="2"/>
      <style:paragraph-properties style:tab-stop-distance="1.25cm"/>
      <style:text-properties style:font-name="Arial" style:font-name-asian="Lucida Sans Unicode" style:font-name-complex="Tahoma"/>
    </style:style>
    <style:style style:data-style-name="nd924b2" style:family="table-cell" style:name="a1244cd">
      <style:table-cell-properties fo:border="1.0pt solid #000000" style:decimal-places="2"/>
      <style:paragraph-properties style:tab-stop-distance="1.25cm"/>
      <style:text-properties style:font-name="Arial" style:font-name-asian="Lucida Sans Unicode" style:font-name-complex="Tahoma"/>
    </style:style>
    <style:style style:data-style-name="n62abde" style:family="table-cell" style:name="adefc84">
      <style:table-cell-properties fo:border="1.0pt solid #000000" style:decimal-places="2"/>
      <style:paragraph-properties style:tab-stop-distance="1.25cm"/>
      <style:text-properties style:font-name="Arial" style:font-name-asian="Lucida Sans Unicode" style:font-name-complex="Tahoma"/>
    </style:style>
    <style:style style:data-style-name="n1a6aa8" style:family="table-cell" style:name="a18b757">
      <style:table-cell-properties fo:border="1.0pt solid #000000" style:decimal-places="2"/>
      <style:paragraph-properties style:tab-stop-distance="1.25cm"/>
      <style:text-properties style:font-name="Arial" style:font-name-asian="Lucida Sans Unicode" style:font-name-complex="Tahoma"/>
    </style:style>
    <style:style style:data-style-name="nfc7db9" style:family="table-cell" style:name="a8617b8">
      <style:table-cell-properties fo:border="1.0pt solid #000000" style:decimal-places="2"/>
      <style:paragraph-properties style:tab-stop-distance="1.25cm"/>
      <style:text-properties style:font-name="Arial" style:font-name-asian="Lucida Sans Unicode" style:font-name-complex="Tahoma"/>
    </style:style>
    <style:style style:data-style-name="n95554c" style:family="table-cell" style:name="a25002b">
      <style:table-cell-properties fo:border="1.0pt solid #000000" style:decimal-places="2"/>
      <style:paragraph-properties style:tab-stop-distance="1.25cm"/>
      <style:text-properties style:font-name="Arial" style:font-name-asian="Lucida Sans Unicode" style:font-name-complex="Tahoma"/>
    </style:style>
    <style:style style:data-style-name="nd2b150" style:family="table-cell" style:name="aaec590">
      <style:table-cell-properties fo:border="1.0pt solid #000000" style:decimal-places="2"/>
      <style:paragraph-properties style:tab-stop-distance="1.25cm"/>
      <style:text-properties style:font-name="Arial" style:font-name-asian="Lucida Sans Unicode" style:font-name-complex="Tahoma"/>
    </style:style>
    <style:style style:data-style-name="n5c6047" style:family="table-cell" style:name="acc6260">
      <style:table-cell-properties fo:border="1.0pt solid #000000" style:decimal-places="2"/>
      <style:paragraph-properties style:tab-stop-distance="1.25cm"/>
      <style:text-properties style:font-name="Arial" style:font-name-asian="Lucida Sans Unicode" style:font-name-complex="Tahoma"/>
    </style:style>
    <style:style style:data-style-name="n2eb9ab" style:family="table-cell" style:name="aa027fd">
      <style:table-cell-properties fo:border="1.0pt solid #000000" style:decimal-places="2"/>
      <style:paragraph-properties style:tab-stop-distance="1.25cm"/>
      <style:text-properties style:font-name="Arial" style:font-name-asian="Lucida Sans Unicode" style:font-name-complex="Tahoma"/>
    </style:style>
    <style:style style:data-style-name="n429db4" style:family="table-cell" style:name="ae5df18">
      <style:table-cell-properties fo:border="1.0pt solid #000000" style:decimal-places="2"/>
      <style:paragraph-properties style:tab-stop-distance="1.25cm"/>
      <style:text-properties style:font-name="Arial" style:font-name-asian="Lucida Sans Unicode" style:font-name-complex="Tahoma"/>
    </style:style>
    <style:style style:data-style-name="ndbf674" style:family="table-cell" style:name="a278ad0">
      <style:table-cell-properties fo:border="1.0pt solid #000000" style:decimal-places="2"/>
      <style:paragraph-properties style:tab-stop-distance="1.25cm"/>
      <style:text-properties style:font-name="Arial" style:font-name-asian="Lucida Sans Unicode" style:font-name-complex="Tahoma"/>
    </style:style>
    <style:style style:data-style-name="ne1b091" style:family="table-cell" style:name="afa2852">
      <style:table-cell-properties fo:border="1.0pt solid #000000" style:decimal-places="2"/>
      <style:paragraph-properties style:tab-stop-distance="1.25cm"/>
      <style:text-properties style:font-name="Arial" style:font-name-asian="Lucida Sans Unicode" style:font-name-complex="Tahoma"/>
    </style:style>
    <style:style style:data-style-name="nb3560e" style:family="table-cell" style:name="a370e5f">
      <style:table-cell-properties fo:border="1.0pt solid #000000" style:decimal-places="2"/>
      <style:paragraph-properties style:tab-stop-distance="1.25cm"/>
      <style:text-properties style:font-name="Arial" style:font-name-asian="Lucida Sans Unicode" style:font-name-complex="Tahoma"/>
    </style:style>
    <style:style style:data-style-name="nd54fa2" style:family="table-cell" style:name="ac57de9">
      <style:table-cell-properties fo:border="1.0pt solid #000000" style:decimal-places="2"/>
      <style:paragraph-properties style:tab-stop-distance="1.25cm"/>
      <style:text-properties style:font-name="Arial" style:font-name-asian="Lucida Sans Unicode" style:font-name-complex="Tahoma"/>
    </style:style>
    <style:style style:data-style-name="n68af92" style:family="table-cell" style:name="afa7ca5">
      <style:table-cell-properties fo:border="1.0pt solid #000000" style:decimal-places="2"/>
      <style:paragraph-properties style:tab-stop-distance="1.25cm"/>
      <style:text-properties style:font-name="Arial" style:font-name-asian="Lucida Sans Unicode" style:font-name-complex="Tahoma"/>
    </style:style>
    <style:style style:data-style-name="na3d060" style:family="table-cell" style:name="a91f13b">
      <style:table-cell-properties fo:border="1.0pt solid #000000" style:decimal-places="2"/>
      <style:paragraph-properties style:tab-stop-distance="1.25cm"/>
      <style:text-properties style:font-name="Arial" style:font-name-asian="Lucida Sans Unicode" style:font-name-complex="Tahoma"/>
    </style:style>
    <style:style style:data-style-name="n57fe24" style:family="table-cell" style:name="a29299e">
      <style:table-cell-properties fo:border="1.0pt solid #000000" style:decimal-places="2"/>
      <style:paragraph-properties style:tab-stop-distance="1.25cm"/>
      <style:text-properties style:font-name="Arial" style:font-name-asian="Lucida Sans Unicode" style:font-name-complex="Tahoma"/>
    </style:style>
    <style:style style:data-style-name="n592eb4" style:family="table-cell" style:name="a434158">
      <style:table-cell-properties fo:border="1.0pt solid #000000" style:decimal-places="2"/>
      <style:paragraph-properties style:tab-stop-distance="1.25cm"/>
      <style:text-properties style:font-name="Arial" style:font-name-asian="Lucida Sans Unicode" style:font-name-complex="Tahoma"/>
    </style:style>
    <style:style style:data-style-name="nb3c46e" style:family="table-cell" style:name="a1c96ba">
      <style:table-cell-properties fo:border="1.0pt solid #000000" style:decimal-places="2"/>
      <style:paragraph-properties style:tab-stop-distance="1.25cm"/>
      <style:text-properties style:font-name="Arial" style:font-name-asian="Lucida Sans Unicode" style:font-name-complex="Tahoma"/>
    </style:style>
    <style:style style:data-style-name="n1c5857" style:family="table-cell" style:name="a6e4acc">
      <style:table-cell-properties fo:border="1.0pt solid #000000" style:decimal-places="2"/>
      <style:paragraph-properties style:tab-stop-distance="1.25cm"/>
      <style:text-properties style:font-name="Arial" style:font-name-asian="Lucida Sans Unicode" style:font-name-complex="Tahoma"/>
    </style:style>
    <style:style style:data-style-name="nb507bf" style:family="table-cell" style:name="ae29cbe">
      <style:table-cell-properties fo:border="1.0pt solid #000000" style:decimal-places="2"/>
      <style:paragraph-properties style:tab-stop-distance="1.25cm"/>
      <style:text-properties style:font-name="Arial" style:font-name-asian="Lucida Sans Unicode" style:font-name-complex="Tahoma"/>
    </style:style>
    <style:style style:data-style-name="n295a40" style:family="table-cell" style:name="a122350">
      <style:table-cell-properties fo:border="1.0pt solid #000000" style:decimal-places="2"/>
      <style:paragraph-properties style:tab-stop-distance="1.25cm"/>
      <style:text-properties style:font-name="Arial" style:font-name-asian="Lucida Sans Unicode" style:font-name-complex="Tahoma"/>
    </style:style>
    <style:style style:data-style-name="nd8786e" style:family="table-cell" style:name="a4e5e68">
      <style:table-cell-properties fo:border="1.0pt solid #000000" style:decimal-places="2"/>
      <style:paragraph-properties style:tab-stop-distance="1.25cm"/>
      <style:text-properties style:font-name="Arial" style:font-name-asian="Lucida Sans Unicode" style:font-name-complex="Tahoma"/>
    </style:style>
    <style:style style:data-style-name="nf444b9" style:family="table-cell" style:name="a61ab06">
      <style:table-cell-properties fo:border="1.0pt solid #000000" style:decimal-places="2"/>
      <style:paragraph-properties style:tab-stop-distance="1.25cm"/>
      <style:text-properties style:font-name="Arial" style:font-name-asian="Lucida Sans Unicode" style:font-name-complex="Tahoma"/>
    </style:style>
    <style:style style:data-style-name="n593fcb" style:family="table-cell" style:name="ad87998">
      <style:table-cell-properties fo:border="1.0pt solid #000000" style:decimal-places="2"/>
      <style:paragraph-properties style:tab-stop-distance="1.25cm"/>
      <style:text-properties style:font-name="Arial" style:font-name-asian="Lucida Sans Unicode" style:font-name-complex="Tahoma"/>
    </style:style>
    <style:style style:data-style-name="n316562" style:family="table-cell" style:name="a36e20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413f6">
      <style:table-cell-properties fo:border="1.0pt solid #000000" style:decimal-places="2"/>
      <style:paragraph-properties style:tab-stop-distance="1.25cm"/>
      <style:text-properties style:font-name="Arial" style:font-name-asian="Lucida Sans Unicode" style:font-name-complex="Tahoma"/>
    </style:style>
    <style:style style:data-style-name="ndfa81b" style:family="table-cell" style:name="a0eea3b">
      <style:table-cell-properties fo:border="1.0pt solid #000000" style:decimal-places="2"/>
      <style:paragraph-properties style:tab-stop-distance="1.25cm"/>
      <style:text-properties style:font-name="Arial" style:font-name-asian="Lucida Sans Unicode" style:font-name-complex="Tahoma"/>
    </style:style>
    <style:style style:data-style-name="na0b8db" style:family="table-cell" style:name="a86bb3b">
      <style:table-cell-properties fo:border="1.0pt solid #000000" style:decimal-places="2"/>
      <style:paragraph-properties style:tab-stop-distance="1.25cm"/>
      <style:text-properties style:font-name="Arial" style:font-name-asian="Lucida Sans Unicode" style:font-name-complex="Tahoma"/>
    </style:style>
    <style:style style:data-style-name="n6c2dfb" style:family="table-cell" style:name="aeb8b46">
      <style:table-cell-properties fo:border="1.0pt solid #000000" style:decimal-places="2"/>
      <style:paragraph-properties style:tab-stop-distance="1.25cm"/>
      <style:text-properties style:font-name="Arial" style:font-name-asian="Lucida Sans Unicode" style:font-name-complex="Tahoma"/>
    </style:style>
    <style:style style:data-style-name="n898974" style:family="table-cell" style:name="a5be0a0">
      <style:table-cell-properties fo:border="1.0pt solid #000000" style:decimal-places="2"/>
      <style:paragraph-properties style:tab-stop-distance="1.25cm"/>
      <style:text-properties style:font-name="Arial" style:font-name-asian="Lucida Sans Unicode" style:font-name-complex="Tahoma"/>
    </style:style>
    <style:style style:data-style-name="n6e6971" style:family="table-cell" style:name="ade8e56">
      <style:table-cell-properties fo:border="1.0pt solid #000000" style:decimal-places="2"/>
      <style:paragraph-properties style:tab-stop-distance="1.25cm"/>
      <style:text-properties style:font-name="Arial" style:font-name-asian="Lucida Sans Unicode" style:font-name-complex="Tahoma"/>
    </style:style>
    <style:style style:data-style-name="n82ae05" style:family="table-cell" style:name="a6d3a1f">
      <style:table-cell-properties fo:border="1.0pt solid #000000" style:decimal-places="2"/>
      <style:paragraph-properties style:tab-stop-distance="1.25cm"/>
      <style:text-properties style:font-name="Arial" style:font-name-asian="Lucida Sans Unicode" style:font-name-complex="Tahoma"/>
    </style:style>
    <style:style style:data-style-name="n796253" style:family="table-cell" style:name="ad99e61">
      <style:table-cell-properties fo:border="1.0pt solid #000000" style:decimal-places="2"/>
      <style:paragraph-properties style:tab-stop-distance="1.25cm"/>
      <style:text-properties style:font-name="Arial" style:font-name-asian="Lucida Sans Unicode" style:font-name-complex="Tahoma"/>
    </style:style>
    <style:style style:data-style-name="nb4dfc7" style:family="table-cell" style:name="a36cb75">
      <style:table-cell-properties fo:border="1.0pt solid #000000" style:decimal-places="2"/>
      <style:paragraph-properties style:tab-stop-distance="1.25cm"/>
      <style:text-properties style:font-name="Arial" style:font-name-asian="Lucida Sans Unicode" style:font-name-complex="Tahoma"/>
    </style:style>
    <style:style style:data-style-name="nb438e7" style:family="table-cell" style:name="a3bc186">
      <style:table-cell-properties fo:border="1.0pt solid #000000" style:decimal-places="2"/>
      <style:paragraph-properties style:tab-stop-distance="1.25cm"/>
      <style:text-properties style:font-name="Arial" style:font-name-asian="Lucida Sans Unicode" style:font-name-complex="Tahoma"/>
    </style:style>
    <style:style style:data-style-name="nb2230d" style:family="table-cell" style:name="a23042a">
      <style:table-cell-properties fo:border="1.0pt solid #000000" style:decimal-places="2"/>
      <style:paragraph-properties style:tab-stop-distance="1.25cm"/>
      <style:text-properties style:font-name="Arial" style:font-name-asian="Lucida Sans Unicode" style:font-name-complex="Tahoma"/>
    </style:style>
    <style:style style:data-style-name="nc1f857" style:family="table-cell" style:name="a693dfa">
      <style:table-cell-properties fo:border="1.0pt solid #000000" style:decimal-places="2"/>
      <style:paragraph-properties style:tab-stop-distance="1.25cm"/>
      <style:text-properties style:font-name="Arial" style:font-name-asian="Lucida Sans Unicode" style:font-name-complex="Tahoma"/>
    </style:style>
    <style:style style:data-style-name="necdd2d" style:family="table-cell" style:name="a987efd">
      <style:table-cell-properties fo:border="1.0pt solid #000000" style:decimal-places="2"/>
      <style:paragraph-properties style:tab-stop-distance="1.25cm"/>
      <style:text-properties style:font-name="Arial" style:font-name-asian="Lucida Sans Unicode" style:font-name-complex="Tahoma"/>
    </style:style>
    <style:style style:data-style-name="n0c7db8" style:family="table-cell" style:name="a050e1c">
      <style:table-cell-properties fo:border="1.0pt solid #000000" style:decimal-places="2"/>
      <style:paragraph-properties style:tab-stop-distance="1.25cm"/>
      <style:text-properties style:font-name="Arial" style:font-name-asian="Lucida Sans Unicode" style:font-name-complex="Tahoma"/>
    </style:style>
    <style:style style:data-style-name="n306994" style:family="table-cell" style:name="a5ac27f">
      <style:table-cell-properties fo:border="1.0pt solid #000000" style:decimal-places="2"/>
      <style:paragraph-properties style:tab-stop-distance="1.25cm"/>
      <style:text-properties style:font-name="Arial" style:font-name-asian="Lucida Sans Unicode" style:font-name-complex="Tahoma"/>
    </style:style>
    <style:style style:data-style-name="n673c0a" style:family="table-cell" style:name="a792c78">
      <style:table-cell-properties fo:border="1.0pt solid #000000" style:decimal-places="2"/>
      <style:paragraph-properties style:tab-stop-distance="1.25cm"/>
      <style:text-properties style:font-name="Arial" style:font-name-asian="Lucida Sans Unicode" style:font-name-complex="Tahoma"/>
    </style:style>
    <style:style style:data-style-name="nbc94c0" style:family="table-cell" style:name="aa929b7">
      <style:table-cell-properties fo:border="1.0pt solid #000000" style:decimal-places="2"/>
      <style:paragraph-properties style:tab-stop-distance="1.25cm"/>
      <style:text-properties style:font-name="Arial" style:font-name-asian="Lucida Sans Unicode" style:font-name-complex="Tahoma"/>
    </style:style>
    <style:style style:data-style-name="nf4e9c9" style:family="table-cell" style:name="ac639d7">
      <style:table-cell-properties fo:border="1.0pt solid #000000" style:decimal-places="2"/>
      <style:paragraph-properties style:tab-stop-distance="1.25cm"/>
      <style:text-properties style:font-name="Arial" style:font-name-asian="Lucida Sans Unicode" style:font-name-complex="Tahoma"/>
    </style:style>
    <style:style style:data-style-name="n9c45ca" style:family="table-cell" style:name="a9e1723">
      <style:table-cell-properties fo:border="1.0pt solid #000000" style:decimal-places="2"/>
      <style:paragraph-properties style:tab-stop-distance="1.25cm"/>
      <style:text-properties style:font-name="Arial" style:font-name-asian="Lucida Sans Unicode" style:font-name-complex="Tahoma"/>
    </style:style>
    <style:style style:data-style-name="n7fdc14" style:family="table-cell" style:name="ad08cab">
      <style:table-cell-properties fo:border="1.0pt solid #000000" style:decimal-places="2"/>
      <style:paragraph-properties style:tab-stop-distance="1.25cm"/>
      <style:text-properties style:font-name="Arial" style:font-name-asian="Lucida Sans Unicode" style:font-name-complex="Tahoma"/>
    </style:style>
    <style:style style:data-style-name="nb470d1" style:family="table-cell" style:name="a140365">
      <style:table-cell-properties fo:border="1.0pt solid #000000" style:decimal-places="2"/>
      <style:paragraph-properties style:tab-stop-distance="1.25cm"/>
      <style:text-properties style:font-name="Arial" style:font-name-asian="Lucida Sans Unicode" style:font-name-complex="Tahoma"/>
    </style:style>
    <style:style style:data-style-name="nfe5059" style:family="table-cell" style:name="ae1da6d">
      <style:table-cell-properties fo:border="1.0pt solid #000000" style:decimal-places="2"/>
      <style:paragraph-properties style:tab-stop-distance="1.25cm"/>
      <style:text-properties style:font-name="Arial" style:font-name-asian="Lucida Sans Unicode" style:font-name-complex="Tahoma"/>
    </style:style>
    <style:style style:data-style-name="nc2c8b1" style:family="table-cell" style:name="a991c70">
      <style:table-cell-properties fo:border="1.0pt solid #000000" style:decimal-places="2"/>
      <style:paragraph-properties style:tab-stop-distance="1.25cm"/>
      <style:text-properties style:font-name="Arial" style:font-name-asian="Lucida Sans Unicode" style:font-name-complex="Tahoma"/>
    </style:style>
    <style:style style:data-style-name="n358f5b" style:family="table-cell" style:name="a00a0c0">
      <style:table-cell-properties fo:border="1.0pt solid #000000" style:decimal-places="2"/>
      <style:paragraph-properties style:tab-stop-distance="1.25cm"/>
      <style:text-properties style:font-name="Arial" style:font-name-asian="Lucida Sans Unicode" style:font-name-complex="Tahoma"/>
    </style:style>
    <style:style style:data-style-name="n583a6e" style:family="table-cell" style:name="a84411e">
      <style:table-cell-properties fo:border="1.0pt solid #000000" style:decimal-places="2"/>
      <style:paragraph-properties style:tab-stop-distance="1.25cm"/>
      <style:text-properties style:font-name="Arial" style:font-name-asian="Lucida Sans Unicode" style:font-name-complex="Tahoma"/>
    </style:style>
    <style:style style:data-style-name="n839b45" style:family="table-cell" style:name="a4a7d6a">
      <style:table-cell-properties fo:border="1.0pt solid #000000" style:decimal-places="2"/>
      <style:paragraph-properties style:tab-stop-distance="1.25cm"/>
      <style:text-properties style:font-name="Arial" style:font-name-asian="Lucida Sans Unicode" style:font-name-complex="Tahoma"/>
    </style:style>
    <style:style style:data-style-name="ncb3efe" style:family="table-cell" style:name="a0a7056">
      <style:table-cell-properties fo:border="1.0pt solid #000000" style:decimal-places="2"/>
      <style:paragraph-properties style:tab-stop-distance="1.25cm"/>
      <style:text-properties style:font-name="Arial" style:font-name-asian="Lucida Sans Unicode" style:font-name-complex="Tahoma"/>
    </style:style>
    <style:style style:data-style-name="na93b8a" style:family="table-cell" style:name="a3a0183">
      <style:table-cell-properties fo:border="1.0pt solid #000000" style:decimal-places="2"/>
      <style:paragraph-properties style:tab-stop-distance="1.25cm"/>
      <style:text-properties style:font-name="Arial" style:font-name-asian="Lucida Sans Unicode" style:font-name-complex="Tahoma"/>
    </style:style>
    <style:style style:data-style-name="nc8e8da" style:family="table-cell" style:name="ab18245">
      <style:table-cell-properties fo:border="1.0pt solid #000000" style:decimal-places="2"/>
      <style:paragraph-properties style:tab-stop-distance="1.25cm"/>
      <style:text-properties style:font-name="Arial" style:font-name-asian="Lucida Sans Unicode" style:font-name-complex="Tahoma"/>
    </style:style>
    <style:style style:data-style-name="n69ce8e" style:family="table-cell" style:name="acc7d5c">
      <style:table-cell-properties fo:border="1.0pt solid #000000" style:decimal-places="2"/>
      <style:paragraph-properties style:tab-stop-distance="1.25cm"/>
      <style:text-properties style:font-name="Arial" style:font-name-asian="Lucida Sans Unicode" style:font-name-complex="Tahoma"/>
    </style:style>
    <style:style style:data-style-name="nd99531" style:family="table-cell" style:name="acf7568">
      <style:table-cell-properties fo:border="1.0pt solid #000000" style:decimal-places="2"/>
      <style:paragraph-properties style:tab-stop-distance="1.25cm"/>
      <style:text-properties style:font-name="Arial" style:font-name-asian="Lucida Sans Unicode" style:font-name-complex="Tahoma"/>
    </style:style>
    <style:style style:data-style-name="n70c44d" style:family="table-cell" style:name="ace07ff">
      <style:table-cell-properties fo:border="1.0pt solid #000000" style:decimal-places="2"/>
      <style:paragraph-properties style:tab-stop-distance="1.25cm"/>
      <style:text-properties style:font-name="Arial" style:font-name-asian="Lucida Sans Unicode" style:font-name-complex="Tahoma"/>
    </style:style>
    <style:style style:data-style-name="n727269" style:family="table-cell" style:name="a040039">
      <style:table-cell-properties fo:border="1.0pt solid #000000" style:decimal-places="2"/>
      <style:paragraph-properties style:tab-stop-distance="1.25cm"/>
      <style:text-properties style:font-name="Arial" style:font-name-asian="Lucida Sans Unicode" style:font-name-complex="Tahoma"/>
    </style:style>
    <style:style style:data-style-name="n4150e8" style:family="table-cell" style:name="a32de59">
      <style:table-cell-properties fo:border="1.0pt solid #000000" style:decimal-places="2"/>
      <style:paragraph-properties style:tab-stop-distance="1.25cm"/>
      <style:text-properties style:font-name="Arial" style:font-name-asian="Lucida Sans Unicode" style:font-name-complex="Tahoma"/>
    </style:style>
    <style:style style:data-style-name="na6cf7a" style:family="table-cell" style:name="a0fb3ce">
      <style:table-cell-properties fo:border="1.0pt solid #000000" style:decimal-places="2"/>
      <style:paragraph-properties style:tab-stop-distance="1.25cm"/>
      <style:text-properties style:font-name="Arial" style:font-name-asian="Lucida Sans Unicode" style:font-name-complex="Tahoma"/>
    </style:style>
    <style:style style:data-style-name="n95bb3f" style:family="table-cell" style:name="ab2635e">
      <style:table-cell-properties fo:border="1.0pt solid #000000" style:decimal-places="2"/>
      <style:paragraph-properties style:tab-stop-distance="1.25cm"/>
      <style:text-properties style:font-name="Arial" style:font-name-asian="Lucida Sans Unicode" style:font-name-complex="Tahoma"/>
    </style:style>
    <style:style style:data-style-name="na1fa8d" style:family="table-cell" style:name="ad80ae3">
      <style:table-cell-properties fo:border="1.0pt solid #000000" style:decimal-places="2"/>
      <style:paragraph-properties style:tab-stop-distance="1.25cm"/>
      <style:text-properties style:font-name="Arial" style:font-name-asian="Lucida Sans Unicode" style:font-name-complex="Tahoma"/>
    </style:style>
    <style:style style:data-style-name="n18c001" style:family="table-cell" style:name="ac2cbc4">
      <style:table-cell-properties fo:border="1.0pt solid #000000" style:decimal-places="2"/>
      <style:paragraph-properties style:tab-stop-distance="1.25cm"/>
      <style:text-properties style:font-name="Arial" style:font-name-asian="Lucida Sans Unicode" style:font-name-complex="Tahoma"/>
    </style:style>
    <style:style style:data-style-name="n9c4861" style:family="table-cell" style:name="a3d83e6">
      <style:table-cell-properties fo:border="1.0pt solid #000000" style:decimal-places="2"/>
      <style:paragraph-properties style:tab-stop-distance="1.25cm"/>
      <style:text-properties style:font-name="Arial" style:font-name-asian="Lucida Sans Unicode" style:font-name-complex="Tahoma"/>
    </style:style>
    <style:style style:data-style-name="n31c06e" style:family="table-cell" style:name="a62151e">
      <style:table-cell-properties fo:border="1.0pt solid #000000" style:decimal-places="2"/>
      <style:paragraph-properties style:tab-stop-distance="1.25cm"/>
      <style:text-properties style:font-name="Arial" style:font-name-asian="Lucida Sans Unicode" style:font-name-complex="Tahoma"/>
    </style:style>
    <style:style style:data-style-name="n5ba6eb" style:family="table-cell" style:name="a0f9c15">
      <style:table-cell-properties fo:border="1.0pt solid #000000" style:decimal-places="2"/>
      <style:paragraph-properties style:tab-stop-distance="1.25cm"/>
      <style:text-properties style:font-name="Arial" style:font-name-asian="Lucida Sans Unicode" style:font-name-complex="Tahoma"/>
    </style:style>
    <style:style style:data-style-name="nf92e80" style:family="table-cell" style:name="aa29172">
      <style:table-cell-properties fo:border="1.0pt solid #000000" style:decimal-places="2"/>
      <style:paragraph-properties style:tab-stop-distance="1.25cm"/>
      <style:text-properties style:font-name="Arial" style:font-name-asian="Lucida Sans Unicode" style:font-name-complex="Tahoma"/>
    </style:style>
    <style:style style:data-style-name="n4c097b" style:family="table-cell" style:name="a7d6cd2">
      <style:table-cell-properties fo:border="1.0pt solid #000000" style:decimal-places="2"/>
      <style:paragraph-properties style:tab-stop-distance="1.25cm"/>
      <style:text-properties style:font-name="Arial" style:font-name-asian="Lucida Sans Unicode" style:font-name-complex="Tahoma"/>
    </style:style>
    <style:style style:data-style-name="n526720" style:family="table-cell" style:name="ae44d9d">
      <style:table-cell-properties fo:border="1.0pt solid #000000" style:decimal-places="2"/>
      <style:paragraph-properties style:tab-stop-distance="1.25cm"/>
      <style:text-properties style:font-name="Arial" style:font-name-asian="Lucida Sans Unicode" style:font-name-complex="Tahoma"/>
    </style:style>
    <style:style style:data-style-name="n299a72" style:family="table-cell" style:name="af00bab">
      <style:table-cell-properties fo:border="1.0pt solid #000000" style:decimal-places="2"/>
      <style:paragraph-properties style:tab-stop-distance="1.25cm"/>
      <style:text-properties style:font-name="Arial" style:font-name-asian="Lucida Sans Unicode" style:font-name-complex="Tahoma"/>
    </style:style>
    <style:style style:data-style-name="nf37d7a" style:family="table-cell" style:name="ac22a17">
      <style:table-cell-properties fo:border="1.0pt solid #000000" style:decimal-places="2"/>
      <style:paragraph-properties style:tab-stop-distance="1.25cm"/>
      <style:text-properties style:font-name="Arial" style:font-name-asian="Lucida Sans Unicode" style:font-name-complex="Tahoma"/>
    </style:style>
    <style:style style:data-style-name="nb81f34" style:family="table-cell" style:name="a08e0c4">
      <style:table-cell-properties fo:border="1.0pt solid #000000" style:decimal-places="2"/>
      <style:paragraph-properties style:tab-stop-distance="1.25cm"/>
      <style:text-properties style:font-name="Arial" style:font-name-asian="Lucida Sans Unicode" style:font-name-complex="Tahoma"/>
    </style:style>
    <style:style style:data-style-name="n2ad1b8" style:family="table-cell" style:name="a96e2ed">
      <style:table-cell-properties fo:border="1.0pt solid #000000" style:decimal-places="2"/>
      <style:paragraph-properties style:tab-stop-distance="1.25cm"/>
      <style:text-properties style:font-name="Arial" style:font-name-asian="Lucida Sans Unicode" style:font-name-complex="Tahoma"/>
    </style:style>
    <style:style style:data-style-name="nc9d7d2" style:family="table-cell" style:name="a412e91">
      <style:table-cell-properties fo:border="1.0pt solid #000000" style:decimal-places="2"/>
      <style:paragraph-properties style:tab-stop-distance="1.25cm"/>
      <style:text-properties style:font-name="Arial" style:font-name-asian="Lucida Sans Unicode" style:font-name-complex="Tahoma"/>
    </style:style>
    <style:style style:data-style-name="n7e81e4" style:family="table-cell" style:name="ac4bd03">
      <style:table-cell-properties fo:border="1.0pt solid #000000" style:decimal-places="2"/>
      <style:paragraph-properties style:tab-stop-distance="1.25cm"/>
      <style:text-properties style:font-name="Arial" style:font-name-asian="Lucida Sans Unicode" style:font-name-complex="Tahoma"/>
    </style:style>
    <style:style style:data-style-name="n167563" style:family="table-cell" style:name="a4c4126">
      <style:table-cell-properties fo:border="1.0pt solid #000000" style:decimal-places="2"/>
      <style:paragraph-properties style:tab-stop-distance="1.25cm"/>
      <style:text-properties style:font-name="Arial" style:font-name-asian="Lucida Sans Unicode" style:font-name-complex="Tahoma"/>
    </style:style>
    <style:style style:data-style-name="n40dcba" style:family="table-cell" style:name="a975bf9">
      <style:table-cell-properties fo:border="1.0pt solid #000000" style:decimal-places="2"/>
      <style:paragraph-properties style:tab-stop-distance="1.25cm"/>
      <style:text-properties style:font-name="Arial" style:font-name-asian="Lucida Sans Unicode" style:font-name-complex="Tahoma"/>
    </style:style>
    <style:style style:data-style-name="ne0039a" style:family="table-cell" style:name="a426a81">
      <style:table-cell-properties fo:border="1.0pt solid #000000" style:decimal-places="2"/>
      <style:paragraph-properties style:tab-stop-distance="1.25cm"/>
      <style:text-properties style:font-name="Arial" style:font-name-asian="Lucida Sans Unicode" style:font-name-complex="Tahoma"/>
    </style:style>
    <style:style style:data-style-name="n5b29a1" style:family="table-cell" style:name="a3ba534">
      <style:table-cell-properties fo:border="1.0pt solid #000000" style:decimal-places="2"/>
      <style:paragraph-properties style:tab-stop-distance="1.25cm"/>
      <style:text-properties style:font-name="Arial" style:font-name-asian="Lucida Sans Unicode" style:font-name-complex="Tahoma"/>
    </style:style>
    <style:style style:data-style-name="n046de4" style:family="table-cell" style:name="ad35487">
      <style:table-cell-properties fo:border="1.0pt solid #000000" style:decimal-places="2"/>
      <style:paragraph-properties style:tab-stop-distance="1.25cm"/>
      <style:text-properties style:font-name="Arial" style:font-name-asian="Lucida Sans Unicode" style:font-name-complex="Tahoma"/>
    </style:style>
    <style:style style:data-style-name="n03d57c" style:family="table-cell" style:name="a4ac9fd">
      <style:table-cell-properties fo:border="1.0pt solid #000000" style:decimal-places="2"/>
      <style:paragraph-properties style:tab-stop-distance="1.25cm"/>
      <style:text-properties style:font-name="Arial" style:font-name-asian="Lucida Sans Unicode" style:font-name-complex="Tahoma"/>
    </style:style>
    <style:style style:data-style-name="nc29704" style:family="table-cell" style:name="a5188a9">
      <style:table-cell-properties fo:border="1.0pt solid #000000" style:decimal-places="2"/>
      <style:paragraph-properties style:tab-stop-distance="1.25cm"/>
      <style:text-properties style:font-name="Arial" style:font-name-asian="Lucida Sans Unicode" style:font-name-complex="Tahoma"/>
    </style:style>
    <style:style style:data-style-name="n9b66ad" style:family="table-cell" style:name="a3cdbad">
      <style:table-cell-properties fo:border="1.0pt solid #000000" style:decimal-places="2"/>
      <style:paragraph-properties style:tab-stop-distance="1.25cm"/>
      <style:text-properties style:font-name="Arial" style:font-name-asian="Lucida Sans Unicode" style:font-name-complex="Tahoma"/>
    </style:style>
    <style:style style:data-style-name="n59f640" style:family="table-cell" style:name="a929863">
      <style:table-cell-properties fo:border="1.0pt solid #000000" style:decimal-places="2"/>
      <style:paragraph-properties style:tab-stop-distance="1.25cm"/>
      <style:text-properties style:font-name="Arial" style:font-name-asian="Lucida Sans Unicode" style:font-name-complex="Tahoma"/>
    </style:style>
    <style:style style:data-style-name="n53b407" style:family="table-cell" style:name="a91ea4c">
      <style:table-cell-properties fo:border="1.0pt solid #000000" style:decimal-places="2"/>
      <style:paragraph-properties style:tab-stop-distance="1.25cm"/>
      <style:text-properties style:font-name="Arial" style:font-name-asian="Lucida Sans Unicode" style:font-name-complex="Tahoma"/>
    </style:style>
    <style:style style:data-style-name="n13d0ae" style:family="table-cell" style:name="a0e510f">
      <style:table-cell-properties fo:border="1.0pt solid #000000" style:decimal-places="2"/>
      <style:paragraph-properties style:tab-stop-distance="1.25cm"/>
      <style:text-properties style:font-name="Arial" style:font-name-asian="Lucida Sans Unicode" style:font-name-complex="Tahoma"/>
    </style:style>
    <style:style style:data-style-name="n6d958f" style:family="table-cell" style:name="affdf2e">
      <style:table-cell-properties fo:border="1.0pt solid #000000" style:decimal-places="2"/>
      <style:paragraph-properties style:tab-stop-distance="1.25cm"/>
      <style:text-properties style:font-name="Arial" style:font-name-asian="Lucida Sans Unicode" style:font-name-complex="Tahoma"/>
    </style:style>
    <style:style style:data-style-name="n6f8a4d" style:family="table-cell" style:name="abf18b1">
      <style:table-cell-properties fo:border="1.0pt solid #000000" style:decimal-places="2"/>
      <style:paragraph-properties style:tab-stop-distance="1.25cm"/>
      <style:text-properties style:font-name="Arial" style:font-name-asian="Lucida Sans Unicode" style:font-name-complex="Tahoma"/>
    </style:style>
    <style:style style:data-style-name="n4dd456" style:family="table-cell" style:name="aac4a69">
      <style:table-cell-properties fo:border="1.0pt solid #000000" style:decimal-places="2"/>
      <style:paragraph-properties style:tab-stop-distance="1.25cm"/>
      <style:text-properties style:font-name="Arial" style:font-name-asian="Lucida Sans Unicode" style:font-name-complex="Tahoma"/>
    </style:style>
    <style:style style:data-style-name="ne70596" style:family="table-cell" style:name="a5d38cb">
      <style:table-cell-properties fo:border="1.0pt solid #000000" style:decimal-places="2"/>
      <style:paragraph-properties style:tab-stop-distance="1.25cm"/>
      <style:text-properties style:font-name="Arial" style:font-name-asian="Lucida Sans Unicode" style:font-name-complex="Tahoma"/>
    </style:style>
    <style:style style:data-style-name="n292a0d" style:family="table-cell" style:name="ab5732f">
      <style:table-cell-properties fo:border="1.0pt solid #000000" style:decimal-places="2"/>
      <style:paragraph-properties style:tab-stop-distance="1.25cm"/>
      <style:text-properties style:font-name="Arial" style:font-name-asian="Lucida Sans Unicode" style:font-name-complex="Tahoma"/>
    </style:style>
    <style:style style:data-style-name="n079912" style:family="table-cell" style:name="a31b748">
      <style:table-cell-properties fo:border="1.0pt solid #000000" style:decimal-places="2"/>
      <style:paragraph-properties style:tab-stop-distance="1.25cm"/>
      <style:text-properties style:font-name="Arial" style:font-name-asian="Lucida Sans Unicode" style:font-name-complex="Tahoma"/>
    </style:style>
    <style:style style:data-style-name="n139492" style:family="table-cell" style:name="aaa686a">
      <style:table-cell-properties fo:border="1.0pt solid #000000" style:decimal-places="2"/>
      <style:paragraph-properties style:tab-stop-distance="1.25cm"/>
      <style:text-properties style:font-name="Arial" style:font-name-asian="Lucida Sans Unicode" style:font-name-complex="Tahoma"/>
    </style:style>
    <style:style style:data-style-name="na1fac9" style:family="table-cell" style:name="aeaad16">
      <style:table-cell-properties fo:border="1.0pt solid #000000" style:decimal-places="2"/>
      <style:paragraph-properties style:tab-stop-distance="1.25cm"/>
      <style:text-properties style:font-name="Arial" style:font-name-asian="Lucida Sans Unicode" style:font-name-complex="Tahoma"/>
    </style:style>
    <style:style style:data-style-name="n784eab" style:family="table-cell" style:name="a3fd029">
      <style:table-cell-properties fo:border="1.0pt solid #000000" style:decimal-places="2"/>
      <style:paragraph-properties style:tab-stop-distance="1.25cm"/>
      <style:text-properties style:font-name="Arial" style:font-name-asian="Lucida Sans Unicode" style:font-name-complex="Tahoma"/>
    </style:style>
    <style:style style:data-style-name="n084a6e" style:family="table-cell" style:name="a460d0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409ae">
      <style:table-cell-properties fo:border="1.0pt solid #000000" style:decimal-places="2"/>
      <style:paragraph-properties style:tab-stop-distance="1.25cm"/>
      <style:text-properties style:font-name="Arial" style:font-name-asian="Lucida Sans Unicode" style:font-name-complex="Tahoma"/>
    </style:style>
    <style:style style:data-style-name="ne0c16c" style:family="table-cell" style:name="ab7c521">
      <style:table-cell-properties fo:border="1.0pt solid #000000" style:decimal-places="2"/>
      <style:paragraph-properties style:tab-stop-distance="1.25cm"/>
      <style:text-properties style:font-name="Arial" style:font-name-asian="Lucida Sans Unicode" style:font-name-complex="Tahoma"/>
    </style:style>
    <style:style style:data-style-name="n00a08c" style:family="table-cell" style:name="aca1f3b">
      <style:table-cell-properties fo:border="1.0pt solid #000000" style:decimal-places="2"/>
      <style:paragraph-properties style:tab-stop-distance="1.25cm"/>
      <style:text-properties style:font-name="Arial" style:font-name-asian="Lucida Sans Unicode" style:font-name-complex="Tahoma"/>
    </style:style>
    <style:style style:data-style-name="neafac6" style:family="table-cell" style:name="a404f03">
      <style:table-cell-properties fo:border="1.0pt solid #000000" style:decimal-places="2"/>
      <style:paragraph-properties style:tab-stop-distance="1.25cm"/>
      <style:text-properties style:font-name="Arial" style:font-name-asian="Lucida Sans Unicode" style:font-name-complex="Tahoma"/>
    </style:style>
    <style:style style:data-style-name="n29a7ed" style:family="table-cell" style:name="a1541e9">
      <style:table-cell-properties fo:border="1.0pt solid #000000" style:decimal-places="2"/>
      <style:paragraph-properties style:tab-stop-distance="1.25cm"/>
      <style:text-properties style:font-name="Arial" style:font-name-asian="Lucida Sans Unicode" style:font-name-complex="Tahoma"/>
    </style:style>
    <style:style style:data-style-name="n97adc5" style:family="table-cell" style:name="ac864c1">
      <style:table-cell-properties fo:border="1.0pt solid #000000" style:decimal-places="2"/>
      <style:paragraph-properties style:tab-stop-distance="1.25cm"/>
      <style:text-properties style:font-name="Arial" style:font-name-asian="Lucida Sans Unicode" style:font-name-complex="Tahoma"/>
    </style:style>
    <style:style style:data-style-name="naaa74e" style:family="table-cell" style:name="a7f5b1a">
      <style:table-cell-properties fo:border="1.0pt solid #000000" style:decimal-places="2"/>
      <style:paragraph-properties style:tab-stop-distance="1.25cm"/>
      <style:text-properties style:font-name="Arial" style:font-name-asian="Lucida Sans Unicode" style:font-name-complex="Tahoma"/>
    </style:style>
    <style:style style:data-style-name="n178a03" style:family="table-cell" style:name="a88e106">
      <style:table-cell-properties fo:border="1.0pt solid #000000" style:decimal-places="2"/>
      <style:paragraph-properties style:tab-stop-distance="1.25cm"/>
      <style:text-properties style:font-name="Arial" style:font-name-asian="Lucida Sans Unicode" style:font-name-complex="Tahoma"/>
    </style:style>
    <style:style style:data-style-name="nf997a3" style:family="table-cell" style:name="a99e472">
      <style:table-cell-properties fo:border="1.0pt solid #000000" style:decimal-places="2"/>
      <style:paragraph-properties style:tab-stop-distance="1.25cm"/>
      <style:text-properties style:font-name="Arial" style:font-name-asian="Lucida Sans Unicode" style:font-name-complex="Tahoma"/>
    </style:style>
    <style:style style:data-style-name="n39d8c8" style:family="table-cell" style:name="a4219e8">
      <style:table-cell-properties fo:border="1.0pt solid #000000" style:decimal-places="2"/>
      <style:paragraph-properties style:tab-stop-distance="1.25cm"/>
      <style:text-properties style:font-name="Arial" style:font-name-asian="Lucida Sans Unicode" style:font-name-complex="Tahoma"/>
    </style:style>
    <style:style style:data-style-name="nfd2df5" style:family="table-cell" style:name="ac9f047">
      <style:table-cell-properties fo:border="1.0pt solid #000000" style:decimal-places="2"/>
      <style:paragraph-properties style:tab-stop-distance="1.25cm"/>
      <style:text-properties style:font-name="Arial" style:font-name-asian="Lucida Sans Unicode" style:font-name-complex="Tahoma"/>
    </style:style>
    <style:style style:data-style-name="nbdf55b" style:family="table-cell" style:name="a778086">
      <style:table-cell-properties fo:border="1.0pt solid #000000" style:decimal-places="2"/>
      <style:paragraph-properties style:tab-stop-distance="1.25cm"/>
      <style:text-properties style:font-name="Arial" style:font-name-asian="Lucida Sans Unicode" style:font-name-complex="Tahoma"/>
    </style:style>
    <style:style style:data-style-name="n46e581" style:family="table-cell" style:name="a3c59f5">
      <style:table-cell-properties fo:border="1.0pt solid #000000" style:decimal-places="2"/>
      <style:paragraph-properties style:tab-stop-distance="1.25cm"/>
      <style:text-properties style:font-name="Arial" style:font-name-asian="Lucida Sans Unicode" style:font-name-complex="Tahoma"/>
    </style:style>
    <style:style style:data-style-name="nbfd3b6" style:family="table-cell" style:name="a2a3ef0">
      <style:table-cell-properties fo:border="1.0pt solid #000000" style:decimal-places="2"/>
      <style:paragraph-properties style:tab-stop-distance="1.25cm"/>
      <style:text-properties style:font-name="Arial" style:font-name-asian="Lucida Sans Unicode" style:font-name-complex="Tahoma"/>
    </style:style>
    <style:style style:data-style-name="nad5e1b" style:family="table-cell" style:name="a96b6a5">
      <style:table-cell-properties fo:border="1.0pt solid #000000" style:decimal-places="2"/>
      <style:paragraph-properties style:tab-stop-distance="1.25cm"/>
      <style:text-properties style:font-name="Arial" style:font-name-asian="Lucida Sans Unicode" style:font-name-complex="Tahoma"/>
    </style:style>
    <style:style style:data-style-name="n68db9e" style:family="table-cell" style:name="afb30eb">
      <style:table-cell-properties fo:border="1.0pt solid #000000" style:decimal-places="2"/>
      <style:paragraph-properties style:tab-stop-distance="1.25cm"/>
      <style:text-properties style:font-name="Arial" style:font-name-asian="Lucida Sans Unicode" style:font-name-complex="Tahoma"/>
    </style:style>
    <style:style style:data-style-name="n0ab110" style:family="table-cell" style:name="ad2145b">
      <style:table-cell-properties fo:border="1.0pt solid #000000" style:decimal-places="2"/>
      <style:paragraph-properties style:tab-stop-distance="1.25cm"/>
      <style:text-properties style:font-name="Arial" style:font-name-asian="Lucida Sans Unicode" style:font-name-complex="Tahoma"/>
    </style:style>
    <style:style style:data-style-name="n34470d" style:family="table-cell" style:name="a792bb7">
      <style:table-cell-properties fo:border="1.0pt solid #000000" style:decimal-places="2"/>
      <style:paragraph-properties style:tab-stop-distance="1.25cm"/>
      <style:text-properties style:font-name="Arial" style:font-name-asian="Lucida Sans Unicode" style:font-name-complex="Tahoma"/>
    </style:style>
    <style:style style:data-style-name="n97afd5" style:family="table-cell" style:name="a0f1e55">
      <style:table-cell-properties fo:border="1.0pt solid #000000" style:decimal-places="2"/>
      <style:paragraph-properties style:tab-stop-distance="1.25cm"/>
      <style:text-properties style:font-name="Arial" style:font-name-asian="Lucida Sans Unicode" style:font-name-complex="Tahoma"/>
    </style:style>
    <style:style style:data-style-name="nf8c533" style:family="table-cell" style:name="a2753db">
      <style:table-cell-properties fo:border="1.0pt solid #000000" style:decimal-places="2"/>
      <style:paragraph-properties style:tab-stop-distance="1.25cm"/>
      <style:text-properties style:font-name="Arial" style:font-name-asian="Lucida Sans Unicode" style:font-name-complex="Tahoma"/>
    </style:style>
    <style:style style:data-style-name="n31bb56" style:family="table-cell" style:name="aad1b1f">
      <style:table-cell-properties fo:border="1.0pt solid #000000" style:decimal-places="2"/>
      <style:paragraph-properties style:tab-stop-distance="1.25cm"/>
      <style:text-properties style:font-name="Arial" style:font-name-asian="Lucida Sans Unicode" style:font-name-complex="Tahoma"/>
    </style:style>
    <style:style style:data-style-name="nd93add" style:family="table-cell" style:name="a677f8a">
      <style:table-cell-properties fo:border="1.0pt solid #000000" style:decimal-places="2"/>
      <style:paragraph-properties style:tab-stop-distance="1.25cm"/>
      <style:text-properties style:font-name="Arial" style:font-name-asian="Lucida Sans Unicode" style:font-name-complex="Tahoma"/>
    </style:style>
    <style:style style:data-style-name="n067f42" style:family="table-cell" style:name="a1fa9e5">
      <style:table-cell-properties fo:border="1.0pt solid #000000" style:decimal-places="2"/>
      <style:paragraph-properties style:tab-stop-distance="1.25cm"/>
      <style:text-properties style:font-name="Arial" style:font-name-asian="Lucida Sans Unicode" style:font-name-complex="Tahoma"/>
    </style:style>
    <style:style style:data-style-name="n9251ef" style:family="table-cell" style:name="a91974c">
      <style:table-cell-properties fo:border="1.0pt solid #000000" style:decimal-places="2"/>
      <style:paragraph-properties style:tab-stop-distance="1.25cm"/>
      <style:text-properties style:font-name="Arial" style:font-name-asian="Lucida Sans Unicode" style:font-name-complex="Tahoma"/>
    </style:style>
    <style:style style:data-style-name="n419307" style:family="table-cell" style:name="a5f69da">
      <style:table-cell-properties fo:border="1.0pt solid #000000" style:decimal-places="2"/>
      <style:paragraph-properties style:tab-stop-distance="1.25cm"/>
      <style:text-properties style:font-name="Arial" style:font-name-asian="Lucida Sans Unicode" style:font-name-complex="Tahoma"/>
    </style:style>
    <style:style style:data-style-name="n423925" style:family="table-cell" style:name="ab1cdda">
      <style:table-cell-properties fo:border="1.0pt solid #000000" style:decimal-places="2"/>
      <style:paragraph-properties style:tab-stop-distance="1.25cm"/>
      <style:text-properties style:font-name="Arial" style:font-name-asian="Lucida Sans Unicode" style:font-name-complex="Tahoma"/>
    </style:style>
    <style:style style:data-style-name="n3ac7e5" style:family="table-cell" style:name="ae90fc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7a36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a1b2e">
      <style:table-cell-properties fo:border="1.0pt solid #000000" style:decimal-places="2"/>
      <style:paragraph-properties style:tab-stop-distance="1.25cm"/>
      <style:text-properties style:font-name="Arial" style:font-name-asian="Lucida Sans Unicode" style:font-name-complex="Tahoma"/>
    </style:style>
    <style:style style:data-style-name="n405e5c" style:family="table-cell" style:name="a0e37ce">
      <style:table-cell-properties fo:border="1.0pt solid #000000" style:decimal-places="2"/>
      <style:paragraph-properties style:tab-stop-distance="1.25cm"/>
      <style:text-properties style:font-name="Arial" style:font-name-asian="Lucida Sans Unicode" style:font-name-complex="Tahoma"/>
    </style:style>
    <style:style style:data-style-name="n06e7dc" style:family="table-cell" style:name="aeb9d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6b24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799f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bc9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5b44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7b4c">
      <style:table-cell-properties fo:border="1.0pt solid #000000" style:decimal-places="2"/>
      <style:paragraph-properties style:tab-stop-distance="1.25cm"/>
      <style:text-properties style:font-name="Arial" style:font-name-asian="Lucida Sans Unicode" style:font-name-complex="Tahoma"/>
    </style:style>
    <style:style style:data-style-name="n1006e1" style:family="table-cell" style:name="a2d52e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a4aa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f7f2c">
      <style:table-cell-properties fo:border="1.0pt solid #000000" style:decimal-places="2"/>
      <style:paragraph-properties style:tab-stop-distance="1.25cm"/>
      <style:text-properties style:font-name="Arial" style:font-name-asian="Lucida Sans Unicode" style:font-name-complex="Tahoma"/>
    </style:style>
    <style:style style:data-style-name="ne1b4cb" style:family="table-cell" style:name="a8c1cb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6a0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db8a">
      <style:table-cell-properties fo:border="1.0pt solid #000000" style:decimal-places="2"/>
      <style:paragraph-properties style:tab-stop-distance="1.25cm"/>
      <style:text-properties style:font-name="Arial" style:font-name-asian="Lucida Sans Unicode" style:font-name-complex="Tahoma"/>
    </style:style>
    <style:style style:data-style-name="nea001b" style:family="table-cell" style:name="a073351">
      <style:table-cell-properties fo:border="1.0pt solid #000000" style:decimal-places="2"/>
      <style:paragraph-properties style:tab-stop-distance="1.25cm"/>
      <style:text-properties style:font-name="Arial" style:font-name-asian="Lucida Sans Unicode" style:font-name-complex="Tahoma"/>
    </style:style>
    <style:style style:data-style-name="n84c729" style:family="table-cell" style:name="ad4eca7">
      <style:table-cell-properties fo:border="1.0pt solid #000000" style:decimal-places="2"/>
      <style:paragraph-properties style:tab-stop-distance="1.25cm"/>
      <style:text-properties style:font-name="Arial" style:font-name-asian="Lucida Sans Unicode" style:font-name-complex="Tahoma"/>
    </style:style>
    <style:style style:data-style-name="nc61ebd" style:family="table-cell" style:name="a67ea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624e5">
      <style:table-cell-properties fo:border="1.0pt solid #000000" style:decimal-places="2"/>
      <style:paragraph-properties style:tab-stop-distance="1.25cm"/>
      <style:text-properties style:font-name="Arial" style:font-name-asian="Lucida Sans Unicode" style:font-name-complex="Tahoma"/>
    </style:style>
    <style:style style:data-style-name="n1f9870" style:family="table-cell" style:name="ad27d19">
      <style:table-cell-properties fo:border="1.0pt solid #000000" style:decimal-places="2"/>
      <style:paragraph-properties style:tab-stop-distance="1.25cm"/>
      <style:text-properties style:font-name="Arial" style:font-name-asian="Lucida Sans Unicode" style:font-name-complex="Tahoma"/>
    </style:style>
    <style:style style:data-style-name="n1dc187" style:family="table-cell" style:name="abc5be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e346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a7e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2ef61">
      <style:table-cell-properties fo:border="1.0pt solid #000000" style:decimal-places="2"/>
      <style:paragraph-properties style:tab-stop-distance="1.25cm"/>
      <style:text-properties style:font-name="Arial" style:font-name-asian="Lucida Sans Unicode" style:font-name-complex="Tahoma"/>
    </style:style>
    <style:style style:data-style-name="nd446c1" style:family="table-cell" style:name="a0354e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c96a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29bb">
      <style:table-cell-properties fo:border="1.0pt solid #000000" style:decimal-places="2"/>
      <style:paragraph-properties style:tab-stop-distance="1.25cm"/>
      <style:text-properties style:font-name="Arial" style:font-name-asian="Lucida Sans Unicode" style:font-name-complex="Tahoma"/>
    </style:style>
    <style:style style:data-style-name="n9d9153" style:family="table-cell" style:name="a4c9024">
      <style:table-cell-properties fo:border="1.0pt solid #000000" style:decimal-places="2"/>
      <style:paragraph-properties style:tab-stop-distance="1.25cm"/>
      <style:text-properties style:font-name="Arial" style:font-name-asian="Lucida Sans Unicode" style:font-name-complex="Tahoma"/>
    </style:style>
    <style:style style:data-style-name="n87db59" style:family="table-cell" style:name="a62c051">
      <style:table-cell-properties fo:border="1.0pt solid #000000" style:decimal-places="2"/>
      <style:paragraph-properties style:tab-stop-distance="1.25cm"/>
      <style:text-properties style:font-name="Arial" style:font-name-asian="Lucida Sans Unicode" style:font-name-complex="Tahoma"/>
    </style:style>
    <style:style style:data-style-name="n2d4c91" style:family="table-cell" style:name="ade542a">
      <style:table-cell-properties fo:border="1.0pt solid #000000" style:decimal-places="2"/>
      <style:paragraph-properties style:tab-stop-distance="1.25cm"/>
      <style:text-properties style:font-name="Arial" style:font-name-asian="Lucida Sans Unicode" style:font-name-complex="Tahoma"/>
    </style:style>
    <style:style style:data-style-name="nba312b" style:family="table-cell" style:name="acbded3">
      <style:table-cell-properties fo:border="1.0pt solid #000000" style:decimal-places="2"/>
      <style:paragraph-properties style:tab-stop-distance="1.25cm"/>
      <style:text-properties style:font-name="Arial" style:font-name-asian="Lucida Sans Unicode" style:font-name-complex="Tahoma"/>
    </style:style>
    <style:style style:data-style-name="n2919ce" style:family="table-cell" style:name="ae6dc7d">
      <style:table-cell-properties fo:border="1.0pt solid #000000" style:decimal-places="2"/>
      <style:paragraph-properties style:tab-stop-distance="1.25cm"/>
      <style:text-properties style:font-name="Arial" style:font-name-asian="Lucida Sans Unicode" style:font-name-complex="Tahoma"/>
    </style:style>
    <style:style style:data-style-name="n26808a" style:family="table-cell" style:name="a7e193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191ae">
      <style:table-cell-properties fo:border="1.0pt solid #000000" style:decimal-places="2"/>
      <style:paragraph-properties style:tab-stop-distance="1.25cm"/>
      <style:text-properties style:font-name="Arial" style:font-name-asian="Lucida Sans Unicode" style:font-name-complex="Tahoma"/>
    </style:style>
    <style:style style:data-style-name="n87a912" style:family="table-cell" style:name="a5fd2e0">
      <style:table-cell-properties fo:border="1.0pt solid #000000" style:decimal-places="2"/>
      <style:paragraph-properties style:tab-stop-distance="1.25cm"/>
      <style:text-properties style:font-name="Arial" style:font-name-asian="Lucida Sans Unicode" style:font-name-complex="Tahoma"/>
    </style:style>
    <style:style style:data-style-name="n6db9ef" style:family="table-cell" style:name="a41ddf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e3b67">
      <style:table-cell-properties fo:border="1.0pt solid #000000" style:decimal-places="2"/>
      <style:paragraph-properties style:tab-stop-distance="1.25cm"/>
      <style:text-properties style:font-name="Arial" style:font-name-asian="Lucida Sans Unicode" style:font-name-complex="Tahoma"/>
    </style:style>
    <style:style style:data-style-name="n56fc31" style:family="table-cell" style:name="a63e137">
      <style:table-cell-properties fo:border="1.0pt solid #000000" style:decimal-places="2"/>
      <style:paragraph-properties style:tab-stop-distance="1.25cm"/>
      <style:text-properties style:font-name="Arial" style:font-name-asian="Lucida Sans Unicode" style:font-name-complex="Tahoma"/>
    </style:style>
    <style:style style:data-style-name="n4c4a13" style:family="table-cell" style:name="a9e57b6">
      <style:table-cell-properties fo:border="1.0pt solid #000000" style:decimal-places="2"/>
      <style:paragraph-properties style:tab-stop-distance="1.25cm"/>
      <style:text-properties style:font-name="Arial" style:font-name-asian="Lucida Sans Unicode" style:font-name-complex="Tahoma"/>
    </style:style>
    <style:style style:data-style-name="ndd2333" style:family="table-cell" style:name="ae22b2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3d582">
      <style:table-cell-properties fo:border="1.0pt solid #000000" style:decimal-places="2"/>
      <style:paragraph-properties style:tab-stop-distance="1.25cm"/>
      <style:text-properties style:font-name="Arial" style:font-name-asian="Lucida Sans Unicode" style:font-name-complex="Tahoma"/>
    </style:style>
    <style:style style:data-style-name="nbd14ba" style:family="table-cell" style:name="ad71e0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d84f7">
      <style:table-cell-properties fo:border="1.0pt solid #000000" style:decimal-places="2"/>
      <style:paragraph-properties style:tab-stop-distance="1.25cm"/>
      <style:text-properties style:font-name="Arial" style:font-name-asian="Lucida Sans Unicode" style:font-name-complex="Tahoma"/>
    </style:style>
    <style:style style:data-style-name="n46ee5b" style:family="table-cell" style:name="a27ed9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428a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a52dc">
      <style:table-cell-properties fo:border="1.0pt solid #000000" style:decimal-places="2"/>
      <style:paragraph-properties style:tab-stop-distance="1.25cm"/>
      <style:text-properties style:font-name="Arial" style:font-name-asian="Lucida Sans Unicode" style:font-name-complex="Tahoma"/>
    </style:style>
    <style:style style:data-style-name="n682562" style:family="table-cell" style:name="a271286">
      <style:table-cell-properties fo:border="1.0pt solid #000000" style:decimal-places="2"/>
      <style:paragraph-properties style:tab-stop-distance="1.25cm"/>
      <style:text-properties style:font-name="Arial" style:font-name-asian="Lucida Sans Unicode" style:font-name-complex="Tahoma"/>
    </style:style>
    <style:style style:data-style-name="nf08d0d" style:family="table-cell" style:name="a2e4710">
      <style:table-cell-properties fo:border="1.0pt solid #000000" style:decimal-places="2"/>
      <style:paragraph-properties style:tab-stop-distance="1.25cm"/>
      <style:text-properties style:font-name="Arial" style:font-name-asian="Lucida Sans Unicode" style:font-name-complex="Tahoma"/>
    </style:style>
    <style:style style:data-style-name="nf7c439" style:family="table-cell" style:name="a8e002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fa4c4">
      <style:table-cell-properties fo:border="1.0pt solid #000000" style:decimal-places="2"/>
      <style:paragraph-properties style:tab-stop-distance="1.25cm"/>
      <style:text-properties style:font-name="Arial" style:font-name-asian="Lucida Sans Unicode" style:font-name-complex="Tahoma"/>
    </style:style>
    <style:style style:data-style-name="n048363" style:family="table-cell" style:name="a6017d9">
      <style:table-cell-properties fo:border="1.0pt solid #000000" style:decimal-places="2"/>
      <style:paragraph-properties style:tab-stop-distance="1.25cm"/>
      <style:text-properties style:font-name="Arial" style:font-name-asian="Lucida Sans Unicode" style:font-name-complex="Tahoma"/>
    </style:style>
    <style:style style:data-style-name="n284cd8" style:family="table-cell" style:name="a01b02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80b00">
      <style:table-cell-properties fo:border="1.0pt solid #000000" style:decimal-places="2"/>
      <style:paragraph-properties style:tab-stop-distance="1.25cm"/>
      <style:text-properties style:font-name="Arial" style:font-name-asian="Lucida Sans Unicode" style:font-name-complex="Tahoma"/>
    </style:style>
    <style:style style:data-style-name="n4b1e54" style:family="table-cell" style:name="a4d7be9">
      <style:table-cell-properties fo:border="1.0pt solid #000000" style:decimal-places="2"/>
      <style:paragraph-properties style:tab-stop-distance="1.25cm"/>
      <style:text-properties style:font-name="Arial" style:font-name-asian="Lucida Sans Unicode" style:font-name-complex="Tahoma"/>
    </style:style>
    <style:style style:data-style-name="ndd5c61" style:family="table-cell" style:name="a7c7a13">
      <style:table-cell-properties fo:border="1.0pt solid #000000" style:decimal-places="2"/>
      <style:paragraph-properties style:tab-stop-distance="1.25cm"/>
      <style:text-properties style:font-name="Arial" style:font-name-asian="Lucida Sans Unicode" style:font-name-complex="Tahoma"/>
    </style:style>
    <style:style style:data-style-name="ndf66ed" style:family="table-cell" style:name="a752a1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50109">
      <style:table-cell-properties fo:border="1.0pt solid #000000" style:decimal-places="2"/>
      <style:paragraph-properties style:tab-stop-distance="1.25cm"/>
      <style:text-properties style:font-name="Arial" style:font-name-asian="Lucida Sans Unicode" style:font-name-complex="Tahoma"/>
    </style:style>
    <style:style style:data-style-name="n19ce1f" style:family="table-cell" style:name="a8664e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712e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f5dd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d3e1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86479">
      <style:table-cell-properties fo:border="1.0pt solid #000000" style:decimal-places="2"/>
      <style:paragraph-properties style:tab-stop-distance="1.25cm"/>
      <style:text-properties style:font-name="Arial" style:font-name-asian="Lucida Sans Unicode" style:font-name-complex="Tahoma"/>
    </style:style>
    <style:style style:data-style-name="n0ece7b" style:family="table-cell" style:name="a1eda6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202d5">
      <style:table-cell-properties fo:border="1.0pt solid #000000" style:decimal-places="2"/>
      <style:paragraph-properties style:tab-stop-distance="1.25cm"/>
      <style:text-properties style:font-name="Arial" style:font-name-asian="Lucida Sans Unicode" style:font-name-complex="Tahoma"/>
    </style:style>
    <style:style style:data-style-name="n472e71" style:family="table-cell" style:name="a88bce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1b72b">
      <style:table-cell-properties fo:border="1.0pt solid #000000" style:decimal-places="2"/>
      <style:paragraph-properties style:tab-stop-distance="1.25cm"/>
      <style:text-properties style:font-name="Arial" style:font-name-asian="Lucida Sans Unicode" style:font-name-complex="Tahoma"/>
    </style:style>
    <style:style style:data-style-name="n922395" style:family="table-cell" style:name="a489d62">
      <style:table-cell-properties fo:border="1.0pt solid #000000" style:decimal-places="2"/>
      <style:paragraph-properties style:tab-stop-distance="1.25cm"/>
      <style:text-properties style:font-name="Arial" style:font-name-asian="Lucida Sans Unicode" style:font-name-complex="Tahoma"/>
    </style:style>
    <style:style style:data-style-name="n47f61c" style:family="table-cell" style:name="a8f268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79ba8">
      <style:table-cell-properties fo:border="1.0pt solid #000000" style:decimal-places="2"/>
      <style:paragraph-properties style:tab-stop-distance="1.25cm"/>
      <style:text-properties style:font-name="Arial" style:font-name-asian="Lucida Sans Unicode" style:font-name-complex="Tahoma"/>
    </style:style>
    <style:style style:data-style-name="n18ba08" style:family="table-cell" style:name="a3e37c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c0af9">
      <style:table-cell-properties fo:border="1.0pt solid #000000" style:decimal-places="2"/>
      <style:paragraph-properties style:tab-stop-distance="1.25cm"/>
      <style:text-properties style:font-name="Arial" style:font-name-asian="Lucida Sans Unicode" style:font-name-complex="Tahoma"/>
    </style:style>
    <style:style style:data-style-name="n14ba5d" style:family="table-cell" style:name="a192fc0">
      <style:table-cell-properties fo:border="1.0pt solid #000000" style:decimal-places="2"/>
      <style:paragraph-properties style:tab-stop-distance="1.25cm"/>
      <style:text-properties style:font-name="Arial" style:font-name-asian="Lucida Sans Unicode" style:font-name-complex="Tahoma"/>
    </style:style>
    <style:style style:data-style-name="n7dc6e6" style:family="table-cell" style:name="a2294b3">
      <style:table-cell-properties fo:border="1.0pt solid #000000" style:decimal-places="2"/>
      <style:paragraph-properties style:tab-stop-distance="1.25cm"/>
      <style:text-properties style:font-name="Arial" style:font-name-asian="Lucida Sans Unicode" style:font-name-complex="Tahoma"/>
    </style:style>
    <style:style style:data-style-name="n9a5203" style:family="table-cell" style:name="a3de5b9">
      <style:table-cell-properties fo:border="1.0pt solid #000000" style:decimal-places="2"/>
      <style:paragraph-properties style:tab-stop-distance="1.25cm"/>
      <style:text-properties style:font-name="Arial" style:font-name-asian="Lucida Sans Unicode" style:font-name-complex="Tahoma"/>
    </style:style>
    <style:style style:data-style-name="na9a755" style:family="table-cell" style:name="a8222a1">
      <style:table-cell-properties fo:border="1.0pt solid #000000" style:decimal-places="2"/>
      <style:paragraph-properties style:tab-stop-distance="1.25cm"/>
      <style:text-properties style:font-name="Arial" style:font-name-asian="Lucida Sans Unicode" style:font-name-complex="Tahoma"/>
    </style:style>
    <style:style style:data-style-name="n5e6c32" style:family="table-cell" style:name="a7bb6d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014b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a45f6">
      <style:table-cell-properties fo:border="1.0pt solid #000000" style:decimal-places="2"/>
      <style:paragraph-properties style:tab-stop-distance="1.25cm"/>
      <style:text-properties style:font-name="Arial" style:font-name-asian="Lucida Sans Unicode" style:font-name-complex="Tahoma"/>
    </style:style>
    <style:style style:data-style-name="n8232f7" style:family="table-cell" style:name="ab24d2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48d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5d8ee">
      <style:table-cell-properties fo:border="1.0pt solid #000000" style:decimal-places="2"/>
      <style:paragraph-properties style:tab-stop-distance="1.25cm"/>
      <style:text-properties style:font-name="Arial" style:font-name-asian="Lucida Sans Unicode" style:font-name-complex="Tahoma"/>
    </style:style>
    <style:style style:data-style-name="n018f38" style:family="table-cell" style:name="a5d981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aaa7e">
      <style:table-cell-properties fo:border="1.0pt solid #000000" style:decimal-places="2"/>
      <style:paragraph-properties style:tab-stop-distance="1.25cm"/>
      <style:text-properties style:font-name="Arial" style:font-name-asian="Lucida Sans Unicode" style:font-name-complex="Tahoma"/>
    </style:style>
    <style:style style:data-style-name="na723eb" style:family="table-cell" style:name="af590a5">
      <style:table-cell-properties fo:border="1.0pt solid #000000" style:decimal-places="2"/>
      <style:paragraph-properties style:tab-stop-distance="1.25cm"/>
      <style:text-properties style:font-name="Arial" style:font-name-asian="Lucida Sans Unicode" style:font-name-complex="Tahoma"/>
    </style:style>
    <style:style style:data-style-name="n304d26" style:family="table-cell" style:name="ad23f04">
      <style:table-cell-properties fo:border="1.0pt solid #000000" style:decimal-places="2"/>
      <style:paragraph-properties style:tab-stop-distance="1.25cm"/>
      <style:text-properties style:font-name="Arial" style:font-name-asian="Lucida Sans Unicode" style:font-name-complex="Tahoma"/>
    </style:style>
    <style:style style:data-style-name="na74e91" style:family="table-cell" style:name="a1419e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75e5c">
      <style:table-cell-properties fo:border="1.0pt solid #000000" style:decimal-places="2"/>
      <style:paragraph-properties style:tab-stop-distance="1.25cm"/>
      <style:text-properties style:font-name="Arial" style:font-name-asian="Lucida Sans Unicode" style:font-name-complex="Tahoma"/>
    </style:style>
    <style:style style:data-style-name="n363518" style:family="table-cell" style:name="a311ae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3b0e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cd30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be59a">
      <style:table-cell-properties fo:border="1.0pt solid #000000" style:decimal-places="2"/>
      <style:paragraph-properties style:tab-stop-distance="1.25cm"/>
      <style:text-properties style:font-name="Arial" style:font-name-asian="Lucida Sans Unicode" style:font-name-complex="Tahoma"/>
    </style:style>
    <style:style style:data-style-name="n6ff6da" style:family="table-cell" style:name="a243820">
      <style:table-cell-properties fo:border="1.0pt solid #000000" style:decimal-places="2"/>
      <style:paragraph-properties style:tab-stop-distance="1.25cm"/>
      <style:text-properties style:font-name="Arial" style:font-name-asian="Lucida Sans Unicode" style:font-name-complex="Tahoma"/>
    </style:style>
    <style:style style:data-style-name="n0f575f" style:family="table-cell" style:name="ab7d641">
      <style:table-cell-properties fo:border="1.0pt solid #000000" style:decimal-places="2"/>
      <style:paragraph-properties style:tab-stop-distance="1.25cm"/>
      <style:text-properties style:font-name="Arial" style:font-name-asian="Lucida Sans Unicode" style:font-name-complex="Tahoma"/>
    </style:style>
    <style:style style:data-style-name="nc3d4f6" style:family="table-cell" style:name="ac4a31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8be79">
      <style:table-cell-properties fo:border="1.0pt solid #000000" style:decimal-places="2"/>
      <style:paragraph-properties style:tab-stop-distance="1.25cm"/>
      <style:text-properties style:font-name="Arial" style:font-name-asian="Lucida Sans Unicode" style:font-name-complex="Tahoma"/>
    </style:style>
    <style:style style:data-style-name="n4b3c03" style:family="table-cell" style:name="a5aed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7760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38c2b">
      <style:table-cell-properties fo:border="1.0pt solid #000000" style:decimal-places="2"/>
      <style:paragraph-properties style:tab-stop-distance="1.25cm"/>
      <style:text-properties style:font-name="Arial" style:font-name-asian="Lucida Sans Unicode" style:font-name-complex="Tahoma"/>
    </style:style>
    <style:style style:data-style-name="nff98d1" style:family="table-cell" style:name="a66eda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c347a">
      <style:table-cell-properties fo:border="1.0pt solid #000000" style:decimal-places="2"/>
      <style:paragraph-properties style:tab-stop-distance="1.25cm"/>
      <style:text-properties style:font-name="Arial" style:font-name-asian="Lucida Sans Unicode" style:font-name-complex="Tahoma"/>
    </style:style>
    <style:style style:data-style-name="n3b4076" style:family="table-cell" style:name="a273170">
      <style:table-cell-properties fo:border="1.0pt solid #000000" style:decimal-places="2"/>
      <style:paragraph-properties style:tab-stop-distance="1.25cm"/>
      <style:text-properties style:font-name="Arial" style:font-name-asian="Lucida Sans Unicode" style:font-name-complex="Tahoma"/>
    </style:style>
    <style:style style:data-style-name="n95a956" style:family="table-cell" style:name="a39735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a2a1f">
      <style:table-cell-properties fo:border="1.0pt solid #000000" style:decimal-places="2"/>
      <style:paragraph-properties style:tab-stop-distance="1.25cm"/>
      <style:text-properties style:font-name="Arial" style:font-name-asian="Lucida Sans Unicode" style:font-name-complex="Tahoma"/>
    </style:style>
    <style:style style:data-style-name="n56694e" style:family="table-cell" style:name="a047f36">
      <style:table-cell-properties fo:border="1.0pt solid #000000" style:decimal-places="2"/>
      <style:paragraph-properties style:tab-stop-distance="1.25cm"/>
      <style:text-properties style:font-name="Arial" style:font-name-asian="Lucida Sans Unicode" style:font-name-complex="Tahoma"/>
    </style:style>
    <style:style style:data-style-name="n2c3f52" style:family="table-cell" style:name="ab08331">
      <style:table-cell-properties fo:border="1.0pt solid #000000" style:decimal-places="2"/>
      <style:paragraph-properties style:tab-stop-distance="1.25cm"/>
      <style:text-properties style:font-name="Arial" style:font-name-asian="Lucida Sans Unicode" style:font-name-complex="Tahoma"/>
    </style:style>
    <style:style style:data-style-name="n330711" style:family="table-cell" style:name="a54d1e3">
      <style:table-cell-properties fo:border="1.0pt solid #000000" style:decimal-places="2"/>
      <style:paragraph-properties style:tab-stop-distance="1.25cm"/>
      <style:text-properties style:font-name="Arial" style:font-name-asian="Lucida Sans Unicode" style:font-name-complex="Tahoma"/>
    </style:style>
    <style:style style:data-style-name="nc8562c" style:family="table-cell" style:name="a69b9c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6e4c1">
      <style:table-cell-properties fo:border="1.0pt solid #000000" style:decimal-places="2"/>
      <style:paragraph-properties style:tab-stop-distance="1.25cm"/>
      <style:text-properties style:font-name="Arial" style:font-name-asian="Lucida Sans Unicode" style:font-name-complex="Tahoma"/>
    </style:style>
    <style:style style:data-style-name="nbd82a7" style:family="table-cell" style:name="a49ac2b">
      <style:table-cell-properties fo:border="1.0pt solid #000000" style:decimal-places="2"/>
      <style:paragraph-properties style:tab-stop-distance="1.25cm"/>
      <style:text-properties style:font-name="Arial" style:font-name-asian="Lucida Sans Unicode" style:font-name-complex="Tahoma"/>
    </style:style>
    <style:style style:data-style-name="n0e37e7" style:family="table-cell" style:name="ad3108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748f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64aaa">
      <style:table-cell-properties fo:border="1.0pt solid #000000" style:decimal-places="2"/>
      <style:paragraph-properties style:tab-stop-distance="1.25cm"/>
      <style:text-properties style:font-name="Arial" style:font-name-asian="Lucida Sans Unicode" style:font-name-complex="Tahoma"/>
    </style:style>
    <style:style style:data-style-name="nc0ecf9" style:family="table-cell" style:name="a7e7816">
      <style:table-cell-properties fo:border="1.0pt solid #000000" style:decimal-places="2"/>
      <style:paragraph-properties style:tab-stop-distance="1.25cm"/>
      <style:text-properties style:font-name="Arial" style:font-name-asian="Lucida Sans Unicode" style:font-name-complex="Tahoma"/>
    </style:style>
    <style:style style:data-style-name="n0425df" style:family="table-cell" style:name="a278735">
      <style:table-cell-properties fo:border="1.0pt solid #000000" style:decimal-places="2"/>
      <style:paragraph-properties style:tab-stop-distance="1.25cm"/>
      <style:text-properties style:font-name="Arial" style:font-name-asian="Lucida Sans Unicode" style:font-name-complex="Tahoma"/>
    </style:style>
    <style:style style:data-style-name="n2837d6" style:family="table-cell" style:name="aba46c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928ac">
      <style:table-cell-properties fo:border="1.0pt solid #000000" style:decimal-places="2"/>
      <style:paragraph-properties style:tab-stop-distance="1.25cm"/>
      <style:text-properties style:font-name="Arial" style:font-name-asian="Lucida Sans Unicode" style:font-name-complex="Tahoma"/>
    </style:style>
    <style:style style:data-style-name="n054869" style:family="table-cell" style:name="aaf03f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b5ac2">
      <style:table-cell-properties fo:border="1.0pt solid #000000" style:decimal-places="2"/>
      <style:paragraph-properties style:tab-stop-distance="1.25cm"/>
      <style:text-properties style:font-name="Arial" style:font-name-asian="Lucida Sans Unicode" style:font-name-complex="Tahoma"/>
    </style:style>
    <style:style style:data-style-name="ndcb63f" style:family="table-cell" style:name="a6d901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3bf94">
      <style:table-cell-properties fo:border="1.0pt solid #000000" style:decimal-places="2"/>
      <style:paragraph-properties style:tab-stop-distance="1.25cm"/>
      <style:text-properties style:font-name="Arial" style:font-name-asian="Lucida Sans Unicode" style:font-name-complex="Tahoma"/>
    </style:style>
    <style:style style:data-style-name="n1728d2" style:family="table-cell" style:name="ad4f06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5b38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c739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5dd69">
      <style:table-cell-properties fo:border="1.0pt solid #000000" style:decimal-places="2"/>
      <style:paragraph-properties style:tab-stop-distance="1.25cm"/>
      <style:text-properties style:font-name="Arial" style:font-name-asian="Lucida Sans Unicode" style:font-name-complex="Tahoma"/>
    </style:style>
    <style:style style:data-style-name="n1f6fcb" style:family="table-cell" style:name="a42a99f">
      <style:table-cell-properties fo:border="1.0pt solid #000000" style:decimal-places="2"/>
      <style:paragraph-properties style:tab-stop-distance="1.25cm"/>
      <style:text-properties style:font-name="Arial" style:font-name-asian="Lucida Sans Unicode" style:font-name-complex="Tahoma"/>
    </style:style>
    <style:style style:data-style-name="nfab8a6" style:family="table-cell" style:name="af105b7">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3583f">
      <style:table-cell-properties fo:border="1.0pt solid #000000" style:decimal-places="2"/>
      <style:paragraph-properties style:tab-stop-distance="1.25cm"/>
      <style:text-properties style:font-name="Arial" style:font-name-asian="Lucida Sans Unicode" style:font-name-complex="Tahoma"/>
    </style:style>
    <style:style style:data-style-name="nd480bc" style:family="table-cell" style:name="a0288ef">
      <style:table-cell-properties fo:border="1.0pt solid #000000" style:decimal-places="2"/>
      <style:paragraph-properties style:tab-stop-distance="1.25cm"/>
      <style:text-properties style:font-name="Arial" style:font-name-asian="Lucida Sans Unicode" style:font-name-complex="Tahoma"/>
    </style:style>
    <style:style style:data-style-name="na70e15" style:family="table-cell" style:name="a3baf4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f6670">
      <style:table-cell-properties fo:border="1.0pt solid #000000" style:decimal-places="2"/>
      <style:paragraph-properties style:tab-stop-distance="1.25cm"/>
      <style:text-properties style:font-name="Arial" style:font-name-asian="Lucida Sans Unicode" style:font-name-complex="Tahoma"/>
    </style:style>
    <style:style style:data-style-name="nad2f81" style:family="table-cell" style:name="ab79148">
      <style:table-cell-properties fo:border="1.0pt solid #000000" style:decimal-places="2"/>
      <style:paragraph-properties style:tab-stop-distance="1.25cm"/>
      <style:text-properties style:font-name="Arial" style:font-name-asian="Lucida Sans Unicode" style:font-name-complex="Tahoma"/>
    </style:style>
    <style:style style:data-style-name="n16efd5" style:family="table-cell" style:name="a992e7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80666">
      <style:table-cell-properties fo:border="1.0pt solid #000000" style:decimal-places="2"/>
      <style:paragraph-properties style:tab-stop-distance="1.25cm"/>
      <style:text-properties style:font-name="Arial" style:font-name-asian="Lucida Sans Unicode" style:font-name-complex="Tahoma"/>
    </style:style>
    <style:style style:data-style-name="nd69b48" style:family="table-cell" style:name="aa526d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12823">
      <style:table-cell-properties fo:border="1.0pt solid #000000" style:decimal-places="2"/>
      <style:paragraph-properties style:tab-stop-distance="1.25cm"/>
      <style:text-properties style:font-name="Arial" style:font-name-asian="Lucida Sans Unicode" style:font-name-complex="Tahoma"/>
    </style:style>
    <style:style style:data-style-name="nd19865" style:family="table-cell" style:name="aa127e5">
      <style:table-cell-properties fo:border="1.0pt solid #000000" style:decimal-places="2"/>
      <style:paragraph-properties style:tab-stop-distance="1.25cm"/>
      <style:text-properties style:font-name="Arial" style:font-name-asian="Lucida Sans Unicode" style:font-name-complex="Tahoma"/>
    </style:style>
    <style:style style:data-style-name="nb865f9" style:family="table-cell" style:name="a003e8f">
      <style:table-cell-properties fo:border="1.0pt solid #000000" style:decimal-places="2"/>
      <style:paragraph-properties style:tab-stop-distance="1.25cm"/>
      <style:text-properties style:font-name="Arial" style:font-name-asian="Lucida Sans Unicode" style:font-name-complex="Tahoma"/>
    </style:style>
    <style:style style:data-style-name="n5c200b" style:family="table-cell" style:name="a5e2f9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0a7c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9ba56">
      <style:table-cell-properties fo:border="1.0pt solid #000000" style:decimal-places="2"/>
      <style:paragraph-properties style:tab-stop-distance="1.25cm"/>
      <style:text-properties style:font-name="Arial" style:font-name-asian="Lucida Sans Unicode" style:font-name-complex="Tahoma"/>
    </style:style>
    <style:style style:data-style-name="ne5a248" style:family="table-cell" style:name="a52b579">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7d6e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232d0">
      <style:table-cell-properties fo:border="1.0pt solid #000000" style:decimal-places="2"/>
      <style:paragraph-properties style:tab-stop-distance="1.25cm"/>
      <style:text-properties style:font-name="Arial" style:font-name-asian="Lucida Sans Unicode" style:font-name-complex="Tahoma"/>
    </style:style>
    <style:style style:data-style-name="nf948e3" style:family="table-cell" style:name="a79e2a4">
      <style:table-cell-properties fo:border="1.0pt solid #000000" style:decimal-places="2"/>
      <style:paragraph-properties style:tab-stop-distance="1.25cm"/>
      <style:text-properties style:font-name="Arial" style:font-name-asian="Lucida Sans Unicode" style:font-name-complex="Tahoma"/>
    </style:style>
    <style:style style:data-style-name="n6fc327" style:family="table-cell" style:name="a6e020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62a68">
      <style:table-cell-properties fo:border="1.0pt solid #000000" style:decimal-places="2"/>
      <style:paragraph-properties style:tab-stop-distance="1.25cm"/>
      <style:text-properties style:font-name="Arial" style:font-name-asian="Lucida Sans Unicode" style:font-name-complex="Tahoma"/>
    </style:style>
    <style:style style:data-style-name="nd750e6" style:family="table-cell" style:name="abe6df4">
      <style:table-cell-properties fo:border="1.0pt solid #000000" style:decimal-places="2"/>
      <style:paragraph-properties style:tab-stop-distance="1.25cm"/>
      <style:text-properties style:font-name="Arial" style:font-name-asian="Lucida Sans Unicode" style:font-name-complex="Tahoma"/>
    </style:style>
    <style:style style:data-style-name="n972ecb" style:family="table-cell" style:name="a2c8b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2fb12b">
      <style:table-cell-properties fo:border="1.0pt solid #000000" style:decimal-places="2"/>
      <style:paragraph-properties style:tab-stop-distance="1.25cm"/>
      <style:text-properties style:font-name="Arial" style:font-name-asian="Lucida Sans Unicode" style:font-name-complex="Tahoma"/>
    </style:style>
    <style:style style:data-style-name="n53e33a" style:family="table-cell" style:name="ae0e7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109f3">
      <style:table-cell-properties fo:border="1.0pt solid #000000" style:decimal-places="2"/>
      <style:paragraph-properties style:tab-stop-distance="1.25cm"/>
      <style:text-properties style:font-name="Arial" style:font-name-asian="Lucida Sans Unicode" style:font-name-complex="Tahoma"/>
    </style:style>
    <style:style style:data-style-name="n05cb63" style:family="table-cell" style:name="a7f0728">
      <style:table-cell-properties fo:border="1.0pt solid #000000" style:decimal-places="2"/>
      <style:paragraph-properties style:tab-stop-distance="1.25cm"/>
      <style:text-properties style:font-name="Arial" style:font-name-asian="Lucida Sans Unicode" style:font-name-complex="Tahoma"/>
    </style:style>
    <style:style style:data-style-name="nc4089a" style:family="table-cell" style:name="a71bed2">
      <style:table-cell-properties fo:border="1.0pt solid #000000" style:decimal-places="2"/>
      <style:paragraph-properties style:tab-stop-distance="1.25cm"/>
      <style:text-properties style:font-name="Arial" style:font-name-asian="Lucida Sans Unicode" style:font-name-complex="Tahoma"/>
    </style:style>
    <style:style style:data-style-name="n620032" style:family="table-cell" style:name="a619e06">
      <style:table-cell-properties fo:border="1.0pt solid #000000" style:decimal-places="2"/>
      <style:paragraph-properties style:tab-stop-distance="1.25cm"/>
      <style:text-properties style:font-name="Arial" style:font-name-asian="Lucida Sans Unicode" style:font-name-complex="Tahoma"/>
    </style:style>
    <style:style style:data-style-name="n899f6f" style:family="table-cell" style:name="acbf5d2">
      <style:table-cell-properties fo:border="1.0pt solid #000000" style:decimal-places="2"/>
      <style:paragraph-properties style:tab-stop-distance="1.25cm"/>
      <style:text-properties style:font-name="Arial" style:font-name-asian="Lucida Sans Unicode" style:font-name-complex="Tahoma"/>
    </style:style>
    <style:style style:data-style-name="n989f54" style:family="table-cell" style:name="a98e55a">
      <style:table-cell-properties fo:border="1.0pt solid #000000" style:decimal-places="2"/>
      <style:paragraph-properties style:tab-stop-distance="1.25cm"/>
      <style:text-properties style:font-name="Arial" style:font-name-asian="Lucida Sans Unicode" style:font-name-complex="Tahoma"/>
    </style:style>
    <style:style style:data-style-name="n09ec5b" style:family="table-cell" style:name="a74744c">
      <style:table-cell-properties fo:border="1.0pt solid #000000" style:decimal-places="2"/>
      <style:paragraph-properties style:tab-stop-distance="1.25cm"/>
      <style:text-properties style:font-name="Arial" style:font-name-asian="Lucida Sans Unicode" style:font-name-complex="Tahoma"/>
    </style:style>
    <style:style style:data-style-name="nc12ce3" style:family="table-cell" style:name="ad1af1f">
      <style:table-cell-properties fo:border="1.0pt solid #000000" style:decimal-places="2"/>
      <style:paragraph-properties style:tab-stop-distance="1.25cm"/>
      <style:text-properties style:font-name="Arial" style:font-name-asian="Lucida Sans Unicode" style:font-name-complex="Tahoma"/>
    </style:style>
    <style:style style:data-style-name="n9cd7f4" style:family="table-cell" style:name="ab58426">
      <style:table-cell-properties fo:border="1.0pt solid #000000" style:decimal-places="2"/>
      <style:paragraph-properties style:tab-stop-distance="1.25cm"/>
      <style:text-properties style:font-name="Arial" style:font-name-asian="Lucida Sans Unicode" style:font-name-complex="Tahoma"/>
    </style:style>
    <style:style style:data-style-name="n9c173b" style:family="table-cell" style:name="a9d8210">
      <style:table-cell-properties fo:border="1.0pt solid #000000" style:decimal-places="2"/>
      <style:paragraph-properties style:tab-stop-distance="1.25cm"/>
      <style:text-properties style:font-name="Arial" style:font-name-asian="Lucida Sans Unicode" style:font-name-complex="Tahoma"/>
    </style:style>
    <style:style style:data-style-name="n49642a" style:family="table-cell" style:name="a6d96c6">
      <style:table-cell-properties fo:border="1.0pt solid #000000" style:decimal-places="2"/>
      <style:paragraph-properties style:tab-stop-distance="1.25cm"/>
      <style:text-properties style:font-name="Arial" style:font-name-asian="Lucida Sans Unicode" style:font-name-complex="Tahoma"/>
    </style:style>
    <style:style style:data-style-name="n354316" style:family="table-cell" style:name="a6430fd">
      <style:table-cell-properties fo:border="1.0pt solid #000000" style:decimal-places="2"/>
      <style:paragraph-properties style:tab-stop-distance="1.25cm"/>
      <style:text-properties style:font-name="Arial" style:font-name-asian="Lucida Sans Unicode" style:font-name-complex="Tahoma"/>
    </style:style>
    <style:style style:data-style-name="n7551f2" style:family="table-cell" style:name="aff0d17">
      <style:table-cell-properties fo:border="1.0pt solid #000000" style:decimal-places="2"/>
      <style:paragraph-properties style:tab-stop-distance="1.25cm"/>
      <style:text-properties style:font-name="Arial" style:font-name-asian="Lucida Sans Unicode" style:font-name-complex="Tahoma"/>
    </style:style>
    <style:style style:data-style-name="nfadc7a" style:family="table-cell" style:name="ac8e46c">
      <style:table-cell-properties fo:border="1.0pt solid #000000" style:decimal-places="2"/>
      <style:paragraph-properties style:tab-stop-distance="1.25cm"/>
      <style:text-properties style:font-name="Arial" style:font-name-asian="Lucida Sans Unicode" style:font-name-complex="Tahoma"/>
    </style:style>
    <style:style style:data-style-name="nc91d1c" style:family="table-cell" style:name="a890f75">
      <style:table-cell-properties fo:border="1.0pt solid #000000" style:decimal-places="2"/>
      <style:paragraph-properties style:tab-stop-distance="1.25cm"/>
      <style:text-properties style:font-name="Arial" style:font-name-asian="Lucida Sans Unicode" style:font-name-complex="Tahoma"/>
    </style:style>
    <style:style style:data-style-name="n76c65c" style:family="table-cell" style:name="adce264">
      <style:table-cell-properties fo:border="1.0pt solid #000000" style:decimal-places="2"/>
      <style:paragraph-properties style:tab-stop-distance="1.25cm"/>
      <style:text-properties style:font-name="Arial" style:font-name-asian="Lucida Sans Unicode" style:font-name-complex="Tahoma"/>
    </style:style>
    <style:style style:data-style-name="n6feef1" style:family="table-cell" style:name="ae8d743">
      <style:table-cell-properties fo:border="1.0pt solid #000000" style:decimal-places="2"/>
      <style:paragraph-properties style:tab-stop-distance="1.25cm"/>
      <style:text-properties style:font-name="Arial" style:font-name-asian="Lucida Sans Unicode" style:font-name-complex="Tahoma"/>
    </style:style>
    <style:style style:data-style-name="n7f6d80" style:family="table-cell" style:name="ab2c96d">
      <style:table-cell-properties fo:border="1.0pt solid #000000" style:decimal-places="2"/>
      <style:paragraph-properties style:tab-stop-distance="1.25cm"/>
      <style:text-properties style:font-name="Arial" style:font-name-asian="Lucida Sans Unicode" style:font-name-complex="Tahoma"/>
    </style:style>
    <style:style style:data-style-name="n90f8f0" style:family="table-cell" style:name="a42779c">
      <style:table-cell-properties fo:border="1.0pt solid #000000" style:decimal-places="2"/>
      <style:paragraph-properties style:tab-stop-distance="1.25cm"/>
      <style:text-properties style:font-name="Arial" style:font-name-asian="Lucida Sans Unicode" style:font-name-complex="Tahoma"/>
    </style:style>
    <style:style style:data-style-name="n435ea9" style:family="table-cell" style:name="ab2b121">
      <style:table-cell-properties fo:border="1.0pt solid #000000" style:decimal-places="2"/>
      <style:paragraph-properties style:tab-stop-distance="1.25cm"/>
      <style:text-properties style:font-name="Arial" style:font-name-asian="Lucida Sans Unicode" style:font-name-complex="Tahoma"/>
    </style:style>
    <style:style style:data-style-name="n2ff18e" style:family="table-cell" style:name="a97515d">
      <style:table-cell-properties fo:border="1.0pt solid #000000" style:decimal-places="2"/>
      <style:paragraph-properties style:tab-stop-distance="1.25cm"/>
      <style:text-properties style:font-name="Arial" style:font-name-asian="Lucida Sans Unicode" style:font-name-complex="Tahoma"/>
    </style:style>
    <style:style style:data-style-name="n864803" style:family="table-cell" style:name="af3f3dd">
      <style:table-cell-properties fo:border="1.0pt solid #000000" style:decimal-places="2"/>
      <style:paragraph-properties style:tab-stop-distance="1.25cm"/>
      <style:text-properties style:font-name="Arial" style:font-name-asian="Lucida Sans Unicode" style:font-name-complex="Tahoma"/>
    </style:style>
    <style:style style:data-style-name="nde6141" style:family="table-cell" style:name="ac2325c">
      <style:table-cell-properties fo:border="1.0pt solid #000000" style:decimal-places="2"/>
      <style:paragraph-properties style:tab-stop-distance="1.25cm"/>
      <style:text-properties style:font-name="Arial" style:font-name-asian="Lucida Sans Unicode" style:font-name-complex="Tahoma"/>
    </style:style>
    <style:style style:data-style-name="n04e0ce" style:family="table-cell" style:name="a318a64">
      <style:table-cell-properties fo:border="1.0pt solid #000000" style:decimal-places="2"/>
      <style:paragraph-properties style:tab-stop-distance="1.25cm"/>
      <style:text-properties style:font-name="Arial" style:font-name-asian="Lucida Sans Unicode" style:font-name-complex="Tahoma"/>
    </style:style>
    <style:style style:data-style-name="nde563b" style:family="table-cell" style:name="a84e6b2">
      <style:table-cell-properties fo:border="1.0pt solid #000000" style:decimal-places="2"/>
      <style:paragraph-properties style:tab-stop-distance="1.25cm"/>
      <style:text-properties style:font-name="Arial" style:font-name-asian="Lucida Sans Unicode" style:font-name-complex="Tahoma"/>
    </style:style>
    <style:style style:data-style-name="ndd0692" style:family="table-cell" style:name="a131b90">
      <style:table-cell-properties fo:border="1.0pt solid #000000" style:decimal-places="2"/>
      <style:paragraph-properties style:tab-stop-distance="1.25cm"/>
      <style:text-properties style:font-name="Arial" style:font-name-asian="Lucida Sans Unicode" style:font-name-complex="Tahoma"/>
    </style:style>
    <style:style style:data-style-name="n374028" style:family="table-cell" style:name="ad3fe56">
      <style:table-cell-properties fo:border="1.0pt solid #000000" style:decimal-places="2"/>
      <style:paragraph-properties style:tab-stop-distance="1.25cm"/>
      <style:text-properties style:font-name="Arial" style:font-name-asian="Lucida Sans Unicode" style:font-name-complex="Tahoma"/>
    </style:style>
    <style:style style:data-style-name="nc6e3dc" style:family="table-cell" style:name="a3c6f5f">
      <style:table-cell-properties fo:border="1.0pt solid #000000" style:decimal-places="2"/>
      <style:paragraph-properties style:tab-stop-distance="1.25cm"/>
      <style:text-properties style:font-name="Arial" style:font-name-asian="Lucida Sans Unicode" style:font-name-complex="Tahoma"/>
    </style:style>
    <style:style style:data-style-name="n2427ba" style:family="table-cell" style:name="a5af870">
      <style:table-cell-properties fo:border="1.0pt solid #000000" style:decimal-places="2"/>
      <style:paragraph-properties style:tab-stop-distance="1.25cm"/>
      <style:text-properties style:font-name="Arial" style:font-name-asian="Lucida Sans Unicode" style:font-name-complex="Tahoma"/>
    </style:style>
    <style:style style:data-style-name="nf90750" style:family="table-cell" style:name="a3015ef">
      <style:table-cell-properties fo:border="1.0pt solid #000000" style:decimal-places="2"/>
      <style:paragraph-properties style:tab-stop-distance="1.25cm"/>
      <style:text-properties style:font-name="Arial" style:font-name-asian="Lucida Sans Unicode" style:font-name-complex="Tahoma"/>
    </style:style>
    <style:style style:data-style-name="nc69337" style:family="table-cell" style:name="a202922">
      <style:table-cell-properties fo:border="1.0pt solid #000000" style:decimal-places="2"/>
      <style:paragraph-properties style:tab-stop-distance="1.25cm"/>
      <style:text-properties style:font-name="Arial" style:font-name-asian="Lucida Sans Unicode" style:font-name-complex="Tahoma"/>
    </style:style>
    <style:style style:data-style-name="n2b644b" style:family="table-cell" style:name="ab60843">
      <style:table-cell-properties fo:border="1.0pt solid #000000" style:decimal-places="2"/>
      <style:paragraph-properties style:tab-stop-distance="1.25cm"/>
      <style:text-properties style:font-name="Arial" style:font-name-asian="Lucida Sans Unicode" style:font-name-complex="Tahoma"/>
    </style:style>
    <style:style style:data-style-name="n2bc9ba" style:family="table-cell" style:name="a03c5bd">
      <style:table-cell-properties fo:border="1.0pt solid #000000" style:decimal-places="2"/>
      <style:paragraph-properties style:tab-stop-distance="1.25cm"/>
      <style:text-properties style:font-name="Arial" style:font-name-asian="Lucida Sans Unicode" style:font-name-complex="Tahoma"/>
    </style:style>
    <style:style style:data-style-name="nc8957d" style:family="table-cell" style:name="a5d11dc">
      <style:table-cell-properties fo:border="1.0pt solid #000000" style:decimal-places="2"/>
      <style:paragraph-properties style:tab-stop-distance="1.25cm"/>
      <style:text-properties style:font-name="Arial" style:font-name-asian="Lucida Sans Unicode" style:font-name-complex="Tahoma"/>
    </style:style>
    <style:style style:data-style-name="ne6631e" style:family="table-cell" style:name="a8bce89">
      <style:table-cell-properties fo:border="1.0pt solid #000000" style:decimal-places="2"/>
      <style:paragraph-properties style:tab-stop-distance="1.25cm"/>
      <style:text-properties style:font-name="Arial" style:font-name-asian="Lucida Sans Unicode" style:font-name-complex="Tahoma"/>
    </style:style>
    <style:style style:data-style-name="nbcc1fa" style:family="table-cell" style:name="a632f84">
      <style:table-cell-properties fo:border="1.0pt solid #000000" style:decimal-places="2"/>
      <style:paragraph-properties style:tab-stop-distance="1.25cm"/>
      <style:text-properties style:font-name="Arial" style:font-name-asian="Lucida Sans Unicode" style:font-name-complex="Tahoma"/>
    </style:style>
    <style:style style:data-style-name="nceb3f4" style:family="table-cell" style:name="a764ca6">
      <style:table-cell-properties fo:border="1.0pt solid #000000" style:decimal-places="2"/>
      <style:paragraph-properties style:tab-stop-distance="1.25cm"/>
      <style:text-properties style:font-name="Arial" style:font-name-asian="Lucida Sans Unicode" style:font-name-complex="Tahoma"/>
    </style:style>
    <style:style style:data-style-name="nfa0a7e" style:family="table-cell" style:name="af700da">
      <style:table-cell-properties fo:border="1.0pt solid #000000" style:decimal-places="2"/>
      <style:paragraph-properties style:tab-stop-distance="1.25cm"/>
      <style:text-properties style:font-name="Arial" style:font-name-asian="Lucida Sans Unicode" style:font-name-complex="Tahoma"/>
    </style:style>
    <style:style style:data-style-name="n042bfb" style:family="table-cell" style:name="a07cda3">
      <style:table-cell-properties fo:border="1.0pt solid #000000" style:decimal-places="2"/>
      <style:paragraph-properties style:tab-stop-distance="1.25cm"/>
      <style:text-properties style:font-name="Arial" style:font-name-asian="Lucida Sans Unicode" style:font-name-complex="Tahoma"/>
    </style:style>
    <style:style style:data-style-name="n4d609f" style:family="table-cell" style:name="a502f70">
      <style:table-cell-properties fo:border="1.0pt solid #000000" style:decimal-places="2"/>
      <style:paragraph-properties style:tab-stop-distance="1.25cm"/>
      <style:text-properties style:font-name="Arial" style:font-name-asian="Lucida Sans Unicode" style:font-name-complex="Tahoma"/>
    </style:style>
    <style:style style:data-style-name="n0c97d9" style:family="table-cell" style:name="a146dd9">
      <style:table-cell-properties fo:border="1.0pt solid #000000" style:decimal-places="2"/>
      <style:paragraph-properties style:tab-stop-distance="1.25cm"/>
      <style:text-properties style:font-name="Arial" style:font-name-asian="Lucida Sans Unicode" style:font-name-complex="Tahoma"/>
    </style:style>
    <style:style style:data-style-name="nb05e24" style:family="table-cell" style:name="a978793">
      <style:table-cell-properties fo:border="1.0pt solid #000000" style:decimal-places="2"/>
      <style:paragraph-properties style:tab-stop-distance="1.25cm"/>
      <style:text-properties style:font-name="Arial" style:font-name-asian="Lucida Sans Unicode" style:font-name-complex="Tahoma"/>
    </style:style>
    <style:style style:data-style-name="nf07800" style:family="table-cell" style:name="aa15dac">
      <style:table-cell-properties fo:border="1.0pt solid #000000" style:decimal-places="2"/>
      <style:paragraph-properties style:tab-stop-distance="1.25cm"/>
      <style:text-properties style:font-name="Arial" style:font-name-asian="Lucida Sans Unicode" style:font-name-complex="Tahoma"/>
    </style:style>
    <style:style style:data-style-name="ndd160f" style:family="table-cell" style:name="a5eac15">
      <style:table-cell-properties fo:border="1.0pt solid #000000" style:decimal-places="2"/>
      <style:paragraph-properties style:tab-stop-distance="1.25cm"/>
      <style:text-properties style:font-name="Arial" style:font-name-asian="Lucida Sans Unicode" style:font-name-complex="Tahoma"/>
    </style:style>
    <style:style style:data-style-name="n26abc4" style:family="table-cell" style:name="a72dd2c">
      <style:table-cell-properties fo:border="1.0pt solid #000000" style:decimal-places="2"/>
      <style:paragraph-properties style:tab-stop-distance="1.25cm"/>
      <style:text-properties style:font-name="Arial" style:font-name-asian="Lucida Sans Unicode" style:font-name-complex="Tahoma"/>
    </style:style>
    <style:style style:data-style-name="n4221c2" style:family="table-cell" style:name="a6c0fa1">
      <style:table-cell-properties fo:border="1.0pt solid #000000" style:decimal-places="2"/>
      <style:paragraph-properties style:tab-stop-distance="1.25cm"/>
      <style:text-properties style:font-name="Arial" style:font-name-asian="Lucida Sans Unicode" style:font-name-complex="Tahoma"/>
    </style:style>
    <style:style style:data-style-name="n417be9" style:family="table-cell" style:name="a5a6cc5">
      <style:table-cell-properties fo:border="1.0pt solid #000000" style:decimal-places="2"/>
      <style:paragraph-properties style:tab-stop-distance="1.25cm"/>
      <style:text-properties style:font-name="Arial" style:font-name-asian="Lucida Sans Unicode" style:font-name-complex="Tahoma"/>
    </style:style>
    <style:style style:data-style-name="n5b97e2" style:family="table-cell" style:name="aa77379">
      <style:table-cell-properties fo:border="1.0pt solid #000000" style:decimal-places="2"/>
      <style:paragraph-properties style:tab-stop-distance="1.25cm"/>
      <style:text-properties style:font-name="Arial" style:font-name-asian="Lucida Sans Unicode" style:font-name-complex="Tahoma"/>
    </style:style>
    <style:style style:data-style-name="n15fe7b" style:family="table-cell" style:name="a09a8fd">
      <style:table-cell-properties fo:border="1.0pt solid #000000" style:decimal-places="2"/>
      <style:paragraph-properties style:tab-stop-distance="1.25cm"/>
      <style:text-properties style:font-name="Arial" style:font-name-asian="Lucida Sans Unicode" style:font-name-complex="Tahoma"/>
    </style:style>
    <style:style style:data-style-name="n2ff3a4" style:family="table-cell" style:name="ad6d4ac">
      <style:table-cell-properties fo:border="1.0pt solid #000000" style:decimal-places="2"/>
      <style:paragraph-properties style:tab-stop-distance="1.25cm"/>
      <style:text-properties style:font-name="Arial" style:font-name-asian="Lucida Sans Unicode" style:font-name-complex="Tahoma"/>
    </style:style>
    <style:style style:data-style-name="n256792" style:family="table-cell" style:name="a2b326a">
      <style:table-cell-properties fo:border="1.0pt solid #000000" style:decimal-places="2"/>
      <style:paragraph-properties style:tab-stop-distance="1.25cm"/>
      <style:text-properties style:font-name="Arial" style:font-name-asian="Lucida Sans Unicode" style:font-name-complex="Tahoma"/>
    </style:style>
    <style:style style:data-style-name="ne32f66" style:family="table-cell" style:name="ac8ae1d">
      <style:table-cell-properties fo:border="1.0pt solid #000000" style:decimal-places="2"/>
      <style:paragraph-properties style:tab-stop-distance="1.25cm"/>
      <style:text-properties style:font-name="Arial" style:font-name-asian="Lucida Sans Unicode" style:font-name-complex="Tahoma"/>
    </style:style>
    <style:style style:data-style-name="n837d70" style:family="table-cell" style:name="a9b6257">
      <style:table-cell-properties fo:border="1.0pt solid #000000" style:decimal-places="2"/>
      <style:paragraph-properties style:tab-stop-distance="1.25cm"/>
      <style:text-properties style:font-name="Arial" style:font-name-asian="Lucida Sans Unicode" style:font-name-complex="Tahoma"/>
    </style:style>
    <style:style style:data-style-name="n3f624e" style:family="table-cell" style:name="a4006df">
      <style:table-cell-properties fo:border="1.0pt solid #000000" style:decimal-places="2"/>
      <style:paragraph-properties style:tab-stop-distance="1.25cm"/>
      <style:text-properties style:font-name="Arial" style:font-name-asian="Lucida Sans Unicode" style:font-name-complex="Tahoma"/>
    </style:style>
    <style:style style:data-style-name="n4716cb" style:family="table-cell" style:name="a919fcc">
      <style:table-cell-properties fo:border="1.0pt solid #000000" style:decimal-places="2"/>
      <style:paragraph-properties style:tab-stop-distance="1.25cm"/>
      <style:text-properties style:font-name="Arial" style:font-name-asian="Lucida Sans Unicode" style:font-name-complex="Tahoma"/>
    </style:style>
    <style:style style:data-style-name="nd4debc" style:family="table-cell" style:name="a0e29d8">
      <style:table-cell-properties fo:border="1.0pt solid #000000" style:decimal-places="2"/>
      <style:paragraph-properties style:tab-stop-distance="1.25cm"/>
      <style:text-properties style:font-name="Arial" style:font-name-asian="Lucida Sans Unicode" style:font-name-complex="Tahoma"/>
    </style:style>
    <style:style style:data-style-name="n6f2229" style:family="table-cell" style:name="a182ff0">
      <style:table-cell-properties fo:border="1.0pt solid #000000" style:decimal-places="2"/>
      <style:paragraph-properties style:tab-stop-distance="1.25cm"/>
      <style:text-properties style:font-name="Arial" style:font-name-asian="Lucida Sans Unicode" style:font-name-complex="Tahoma"/>
    </style:style>
    <style:style style:data-style-name="na05a65" style:family="table-cell" style:name="ae65c9d">
      <style:table-cell-properties fo:border="1.0pt solid #000000" style:decimal-places="2"/>
      <style:paragraph-properties style:tab-stop-distance="1.25cm"/>
      <style:text-properties style:font-name="Arial" style:font-name-asian="Lucida Sans Unicode" style:font-name-complex="Tahoma"/>
    </style:style>
    <style:style style:data-style-name="n174430" style:family="table-cell" style:name="a3e97f1">
      <style:table-cell-properties fo:border="1.0pt solid #000000" style:decimal-places="2"/>
      <style:paragraph-properties style:tab-stop-distance="1.25cm"/>
      <style:text-properties style:font-name="Arial" style:font-name-asian="Lucida Sans Unicode" style:font-name-complex="Tahoma"/>
    </style:style>
    <style:style style:data-style-name="n55707f" style:family="table-cell" style:name="a9eb8fa">
      <style:table-cell-properties fo:border="1.0pt solid #000000" style:decimal-places="2"/>
      <style:paragraph-properties style:tab-stop-distance="1.25cm"/>
      <style:text-properties style:font-name="Arial" style:font-name-asian="Lucida Sans Unicode" style:font-name-complex="Tahoma"/>
    </style:style>
    <style:style style:data-style-name="n5500a1" style:family="table-cell" style:name="a6155f2">
      <style:table-cell-properties fo:border="1.0pt solid #000000" style:decimal-places="2"/>
      <style:paragraph-properties style:tab-stop-distance="1.25cm"/>
      <style:text-properties style:font-name="Arial" style:font-name-asian="Lucida Sans Unicode" style:font-name-complex="Tahoma"/>
    </style:style>
    <style:style style:data-style-name="n1267de" style:family="table-cell" style:name="a4fad9a">
      <style:table-cell-properties fo:border="1.0pt solid #000000" style:decimal-places="2"/>
      <style:paragraph-properties style:tab-stop-distance="1.25cm"/>
      <style:text-properties style:font-name="Arial" style:font-name-asian="Lucida Sans Unicode" style:font-name-complex="Tahoma"/>
    </style:style>
    <style:style style:data-style-name="na7fcbe" style:family="table-cell" style:name="ac419a6">
      <style:table-cell-properties fo:border="1.0pt solid #000000" style:decimal-places="2"/>
      <style:paragraph-properties style:tab-stop-distance="1.25cm"/>
      <style:text-properties style:font-name="Arial" style:font-name-asian="Lucida Sans Unicode" style:font-name-complex="Tahoma"/>
    </style:style>
    <style:style style:data-style-name="n4d4a68" style:family="table-cell" style:name="a7edfc5">
      <style:table-cell-properties fo:border="1.0pt solid #000000" style:decimal-places="2"/>
      <style:paragraph-properties style:tab-stop-distance="1.25cm"/>
      <style:text-properties style:font-name="Arial" style:font-name-asian="Lucida Sans Unicode" style:font-name-complex="Tahoma"/>
    </style:style>
    <style:style style:data-style-name="n4a5ce2" style:family="table-cell" style:name="a98fc96">
      <style:table-cell-properties fo:border="1.0pt solid #000000" style:decimal-places="2"/>
      <style:paragraph-properties style:tab-stop-distance="1.25cm"/>
      <style:text-properties style:font-name="Arial" style:font-name-asian="Lucida Sans Unicode" style:font-name-complex="Tahoma"/>
    </style:style>
    <style:style style:data-style-name="nea1838" style:family="table-cell" style:name="ab3712f">
      <style:table-cell-properties fo:border="1.0pt solid #000000" style:decimal-places="2"/>
      <style:paragraph-properties style:tab-stop-distance="1.25cm"/>
      <style:text-properties style:font-name="Arial" style:font-name-asian="Lucida Sans Unicode" style:font-name-complex="Tahoma"/>
    </style:style>
    <style:style style:data-style-name="n74be67" style:family="table-cell" style:name="aa2c542">
      <style:table-cell-properties fo:border="1.0pt solid #000000" style:decimal-places="2"/>
      <style:paragraph-properties style:tab-stop-distance="1.25cm"/>
      <style:text-properties style:font-name="Arial" style:font-name-asian="Lucida Sans Unicode" style:font-name-complex="Tahoma"/>
    </style:style>
    <style:style style:data-style-name="n95f19c" style:family="table-cell" style:name="a464a32">
      <style:table-cell-properties fo:border="1.0pt solid #000000" style:decimal-places="2"/>
      <style:paragraph-properties style:tab-stop-distance="1.25cm"/>
      <style:text-properties style:font-name="Arial" style:font-name-asian="Lucida Sans Unicode" style:font-name-complex="Tahoma"/>
    </style:style>
    <style:style style:data-style-name="nd5e32d" style:family="table-cell" style:name="a993f90">
      <style:table-cell-properties fo:border="1.0pt solid #000000" style:decimal-places="2"/>
      <style:paragraph-properties style:tab-stop-distance="1.25cm"/>
      <style:text-properties style:font-name="Arial" style:font-name-asian="Lucida Sans Unicode" style:font-name-complex="Tahoma"/>
    </style:style>
    <style:style style:data-style-name="nc3bcfe" style:family="table-cell" style:name="a5a3a10">
      <style:table-cell-properties fo:border="1.0pt solid #000000" style:decimal-places="2"/>
      <style:paragraph-properties style:tab-stop-distance="1.25cm"/>
      <style:text-properties style:font-name="Arial" style:font-name-asian="Lucida Sans Unicode" style:font-name-complex="Tahoma"/>
    </style:style>
    <style:style style:data-style-name="nda0657" style:family="table-cell" style:name="ab8683b">
      <style:table-cell-properties fo:border="1.0pt solid #000000" style:decimal-places="2"/>
      <style:paragraph-properties style:tab-stop-distance="1.25cm"/>
      <style:text-properties style:font-name="Arial" style:font-name-asian="Lucida Sans Unicode" style:font-name-complex="Tahoma"/>
    </style:style>
    <style:style style:data-style-name="n390f75" style:family="table-cell" style:name="adac405">
      <style:table-cell-properties fo:border="1.0pt solid #000000" style:decimal-places="2"/>
      <style:paragraph-properties style:tab-stop-distance="1.25cm"/>
      <style:text-properties style:font-name="Arial" style:font-name-asian="Lucida Sans Unicode" style:font-name-complex="Tahoma"/>
    </style:style>
    <style:style style:data-style-name="n1cf798" style:family="table-cell" style:name="ac4d044">
      <style:table-cell-properties fo:border="1.0pt solid #000000" style:decimal-places="2"/>
      <style:paragraph-properties style:tab-stop-distance="1.25cm"/>
      <style:text-properties style:font-name="Arial" style:font-name-asian="Lucida Sans Unicode" style:font-name-complex="Tahoma"/>
    </style:style>
    <style:style style:data-style-name="n60114f" style:family="table-cell" style:name="a768948">
      <style:table-cell-properties fo:border="1.0pt solid #000000" style:decimal-places="2"/>
      <style:paragraph-properties style:tab-stop-distance="1.25cm"/>
      <style:text-properties style:font-name="Arial" style:font-name-asian="Lucida Sans Unicode" style:font-name-complex="Tahoma"/>
    </style:style>
    <style:style style:data-style-name="n88f09e" style:family="table-cell" style:name="adc7883">
      <style:table-cell-properties fo:border="1.0pt solid #000000" style:decimal-places="2"/>
      <style:paragraph-properties style:tab-stop-distance="1.25cm"/>
      <style:text-properties style:font-name="Arial" style:font-name-asian="Lucida Sans Unicode" style:font-name-complex="Tahoma"/>
    </style:style>
    <style:style style:data-style-name="n36083a" style:family="table-cell" style:name="a60ad3c">
      <style:table-cell-properties fo:border="1.0pt solid #000000" style:decimal-places="2"/>
      <style:paragraph-properties style:tab-stop-distance="1.25cm"/>
      <style:text-properties style:font-name="Arial" style:font-name-asian="Lucida Sans Unicode" style:font-name-complex="Tahoma"/>
    </style:style>
    <style:style style:data-style-name="nfb88e3" style:family="table-cell" style:name="aa2b4da">
      <style:table-cell-properties fo:border="1.0pt solid #000000" style:decimal-places="2"/>
      <style:paragraph-properties style:tab-stop-distance="1.25cm"/>
      <style:text-properties style:font-name="Arial" style:font-name-asian="Lucida Sans Unicode" style:font-name-complex="Tahoma"/>
    </style:style>
    <style:style style:data-style-name="nd5c393" style:family="table-cell" style:name="a6c9288">
      <style:table-cell-properties fo:border="1.0pt solid #000000" style:decimal-places="2"/>
      <style:paragraph-properties style:tab-stop-distance="1.25cm"/>
      <style:text-properties style:font-name="Arial" style:font-name-asian="Lucida Sans Unicode" style:font-name-complex="Tahoma"/>
    </style:style>
    <style:style style:data-style-name="na5c325" style:family="table-cell" style:name="a6aa9c0">
      <style:table-cell-properties fo:border="1.0pt solid #000000" style:decimal-places="2"/>
      <style:paragraph-properties style:tab-stop-distance="1.25cm"/>
      <style:text-properties style:font-name="Arial" style:font-name-asian="Lucida Sans Unicode" style:font-name-complex="Tahoma"/>
    </style:style>
    <style:style style:data-style-name="nf04c8a" style:family="table-cell" style:name="ad624bb">
      <style:table-cell-properties fo:border="1.0pt solid #000000" style:decimal-places="2"/>
      <style:paragraph-properties style:tab-stop-distance="1.25cm"/>
      <style:text-properties style:font-name="Arial" style:font-name-asian="Lucida Sans Unicode" style:font-name-complex="Tahoma"/>
    </style:style>
    <style:style style:data-style-name="n493fcc" style:family="table-cell" style:name="a9dee0e">
      <style:table-cell-properties fo:border="1.0pt solid #000000" style:decimal-places="2"/>
      <style:paragraph-properties style:tab-stop-distance="1.25cm"/>
      <style:text-properties style:font-name="Arial" style:font-name-asian="Lucida Sans Unicode" style:font-name-complex="Tahoma"/>
    </style:style>
    <style:style style:data-style-name="n8d0026" style:family="table-cell" style:name="ad7cbc3">
      <style:table-cell-properties fo:border="1.0pt solid #000000" style:decimal-places="2"/>
      <style:paragraph-properties style:tab-stop-distance="1.25cm"/>
      <style:text-properties style:font-name="Arial" style:font-name-asian="Lucida Sans Unicode" style:font-name-complex="Tahoma"/>
    </style:style>
    <style:style style:data-style-name="nbe23fd" style:family="table-cell" style:name="a97064b">
      <style:table-cell-properties fo:border="1.0pt solid #000000" style:decimal-places="2"/>
      <style:paragraph-properties style:tab-stop-distance="1.25cm"/>
      <style:text-properties style:font-name="Arial" style:font-name-asian="Lucida Sans Unicode" style:font-name-complex="Tahoma"/>
    </style:style>
    <style:style style:data-style-name="n1fc221" style:family="table-cell" style:name="a7b635a">
      <style:table-cell-properties fo:border="1.0pt solid #000000" style:decimal-places="2"/>
      <style:paragraph-properties style:tab-stop-distance="1.25cm"/>
      <style:text-properties style:font-name="Arial" style:font-name-asian="Lucida Sans Unicode" style:font-name-complex="Tahoma"/>
    </style:style>
    <style:style style:data-style-name="n636e0a" style:family="table-cell" style:name="ad10de2">
      <style:table-cell-properties fo:border="1.0pt solid #000000" style:decimal-places="2"/>
      <style:paragraph-properties style:tab-stop-distance="1.25cm"/>
      <style:text-properties style:font-name="Arial" style:font-name-asian="Lucida Sans Unicode" style:font-name-complex="Tahoma"/>
    </style:style>
    <style:style style:data-style-name="neaf53a" style:family="table-cell" style:name="ade6222">
      <style:table-cell-properties fo:border="1.0pt solid #000000" style:decimal-places="2"/>
      <style:paragraph-properties style:tab-stop-distance="1.25cm"/>
      <style:text-properties style:font-name="Arial" style:font-name-asian="Lucida Sans Unicode" style:font-name-complex="Tahoma"/>
    </style:style>
    <style:style style:data-style-name="n15507d" style:family="table-cell" style:name="aaa3604">
      <style:table-cell-properties fo:border="1.0pt solid #000000" style:decimal-places="2"/>
      <style:paragraph-properties style:tab-stop-distance="1.25cm"/>
      <style:text-properties style:font-name="Arial" style:font-name-asian="Lucida Sans Unicode" style:font-name-complex="Tahoma"/>
    </style:style>
    <style:style style:data-style-name="n07b74e" style:family="table-cell" style:name="a400137">
      <style:table-cell-properties fo:border="1.0pt solid #000000" style:decimal-places="2"/>
      <style:paragraph-properties style:tab-stop-distance="1.25cm"/>
      <style:text-properties style:font-name="Arial" style:font-name-asian="Lucida Sans Unicode" style:font-name-complex="Tahoma"/>
    </style:style>
    <style:style style:data-style-name="n756962" style:family="table-cell" style:name="afd0915">
      <style:table-cell-properties fo:border="1.0pt solid #000000" style:decimal-places="2"/>
      <style:paragraph-properties style:tab-stop-distance="1.25cm"/>
      <style:text-properties style:font-name="Arial" style:font-name-asian="Lucida Sans Unicode" style:font-name-complex="Tahoma"/>
    </style:style>
    <style:style style:data-style-name="n5b6e2d" style:family="table-cell" style:name="a8bee3c">
      <style:table-cell-properties fo:border="1.0pt solid #000000" style:decimal-places="2"/>
      <style:paragraph-properties style:tab-stop-distance="1.25cm"/>
      <style:text-properties style:font-name="Arial" style:font-name-asian="Lucida Sans Unicode" style:font-name-complex="Tahoma"/>
    </style:style>
    <style:style style:data-style-name="n62fec4" style:family="table-cell" style:name="aafdcf4">
      <style:table-cell-properties fo:border="1.0pt solid #000000" style:decimal-places="2"/>
      <style:paragraph-properties style:tab-stop-distance="1.25cm"/>
      <style:text-properties style:font-name="Arial" style:font-name-asian="Lucida Sans Unicode" style:font-name-complex="Tahoma"/>
    </style:style>
    <style:style style:data-style-name="n6738d5" style:family="table-cell" style:name="aea1f5e">
      <style:table-cell-properties fo:border="1.0pt solid #000000" style:decimal-places="2"/>
      <style:paragraph-properties style:tab-stop-distance="1.25cm"/>
      <style:text-properties style:font-name="Arial" style:font-name-asian="Lucida Sans Unicode" style:font-name-complex="Tahoma"/>
    </style:style>
    <style:style style:data-style-name="n02eaea" style:family="table-cell" style:name="aa9cd71">
      <style:table-cell-properties fo:border="1.0pt solid #000000" style:decimal-places="2"/>
      <style:paragraph-properties style:tab-stop-distance="1.25cm"/>
      <style:text-properties style:font-name="Arial" style:font-name-asian="Lucida Sans Unicode" style:font-name-complex="Tahoma"/>
    </style:style>
    <style:style style:data-style-name="n4cb345" style:family="table-cell" style:name="afe01aa">
      <style:table-cell-properties fo:border="1.0pt solid #000000" style:decimal-places="2"/>
      <style:paragraph-properties style:tab-stop-distance="1.25cm"/>
      <style:text-properties style:font-name="Arial" style:font-name-asian="Lucida Sans Unicode" style:font-name-complex="Tahoma"/>
    </style:style>
    <style:style style:data-style-name="nd66db7" style:family="table-cell" style:name="ab43bc2">
      <style:table-cell-properties fo:border="1.0pt solid #000000" style:decimal-places="2"/>
      <style:paragraph-properties style:tab-stop-distance="1.25cm"/>
      <style:text-properties style:font-name="Arial" style:font-name-asian="Lucida Sans Unicode" style:font-name-complex="Tahoma"/>
    </style:style>
    <style:style style:data-style-name="n9e47d2" style:family="table-cell" style:name="a91afc3">
      <style:table-cell-properties fo:border="1.0pt solid #000000" style:decimal-places="2"/>
      <style:paragraph-properties style:tab-stop-distance="1.25cm"/>
      <style:text-properties style:font-name="Arial" style:font-name-asian="Lucida Sans Unicode" style:font-name-complex="Tahoma"/>
    </style:style>
    <style:style style:data-style-name="nc41ceb" style:family="table-cell" style:name="af666dd">
      <style:table-cell-properties fo:border="1.0pt solid #000000" style:decimal-places="2"/>
      <style:paragraph-properties style:tab-stop-distance="1.25cm"/>
      <style:text-properties style:font-name="Arial" style:font-name-asian="Lucida Sans Unicode" style:font-name-complex="Tahoma"/>
    </style:style>
    <style:style style:data-style-name="n9927b5" style:family="table-cell" style:name="a2667e1">
      <style:table-cell-properties fo:border="1.0pt solid #000000" style:decimal-places="2"/>
      <style:paragraph-properties style:tab-stop-distance="1.25cm"/>
      <style:text-properties style:font-name="Arial" style:font-name-asian="Lucida Sans Unicode" style:font-name-complex="Tahoma"/>
    </style:style>
    <style:style style:data-style-name="n8e863d" style:family="table-cell" style:name="a697bef">
      <style:table-cell-properties fo:border="1.0pt solid #000000" style:decimal-places="2"/>
      <style:paragraph-properties style:tab-stop-distance="1.25cm"/>
      <style:text-properties style:font-name="Arial" style:font-name-asian="Lucida Sans Unicode" style:font-name-complex="Tahoma"/>
    </style:style>
    <style:style style:data-style-name="n6f2b45" style:family="table-cell" style:name="a575582">
      <style:table-cell-properties fo:border="1.0pt solid #000000" style:decimal-places="2"/>
      <style:paragraph-properties style:tab-stop-distance="1.25cm"/>
      <style:text-properties style:font-name="Arial" style:font-name-asian="Lucida Sans Unicode" style:font-name-complex="Tahoma"/>
    </style:style>
    <style:style style:data-style-name="n119239" style:family="table-cell" style:name="acdbd55">
      <style:table-cell-properties fo:border="1.0pt solid #000000" style:decimal-places="2"/>
      <style:paragraph-properties style:tab-stop-distance="1.25cm"/>
      <style:text-properties style:font-name="Arial" style:font-name-asian="Lucida Sans Unicode" style:font-name-complex="Tahoma"/>
    </style:style>
    <style:style style:data-style-name="ncd6a1a" style:family="table-cell" style:name="ac83462">
      <style:table-cell-properties fo:border="1.0pt solid #000000" style:decimal-places="2"/>
      <style:paragraph-properties style:tab-stop-distance="1.25cm"/>
      <style:text-properties style:font-name="Arial" style:font-name-asian="Lucida Sans Unicode" style:font-name-complex="Tahoma"/>
    </style:style>
    <style:style style:data-style-name="n6d699a" style:family="table-cell" style:name="af051ef">
      <style:table-cell-properties fo:border="1.0pt solid #000000" style:decimal-places="2"/>
      <style:paragraph-properties style:tab-stop-distance="1.25cm"/>
      <style:text-properties style:font-name="Arial" style:font-name-asian="Lucida Sans Unicode" style:font-name-complex="Tahoma"/>
    </style:style>
    <style:style style:data-style-name="n18cd99" style:family="table-cell" style:name="af3977b">
      <style:table-cell-properties fo:border="1.0pt solid #000000" style:decimal-places="2"/>
      <style:paragraph-properties style:tab-stop-distance="1.25cm"/>
      <style:text-properties style:font-name="Arial" style:font-name-asian="Lucida Sans Unicode" style:font-name-complex="Tahoma"/>
    </style:style>
    <style:style style:data-style-name="n6b2934" style:family="table-cell" style:name="a0c3598">
      <style:table-cell-properties fo:border="1.0pt solid #000000" style:decimal-places="2"/>
      <style:paragraph-properties style:tab-stop-distance="1.25cm"/>
      <style:text-properties style:font-name="Arial" style:font-name-asian="Lucida Sans Unicode" style:font-name-complex="Tahoma"/>
    </style:style>
    <style:style style:data-style-name="n3d8eb9" style:family="table-cell" style:name="a1df83d">
      <style:table-cell-properties fo:border="1.0pt solid #000000" style:decimal-places="2"/>
      <style:paragraph-properties style:tab-stop-distance="1.25cm"/>
      <style:text-properties style:font-name="Arial" style:font-name-asian="Lucida Sans Unicode" style:font-name-complex="Tahoma"/>
    </style:style>
    <style:style style:data-style-name="n8dccb9" style:family="table-cell" style:name="a8adf0b">
      <style:table-cell-properties fo:border="1.0pt solid #000000" style:decimal-places="2"/>
      <style:paragraph-properties style:tab-stop-distance="1.25cm"/>
      <style:text-properties style:font-name="Arial" style:font-name-asian="Lucida Sans Unicode" style:font-name-complex="Tahoma"/>
    </style:style>
    <style:style style:data-style-name="n9f255c" style:family="table-cell" style:name="ad85f35">
      <style:table-cell-properties fo:border="1.0pt solid #000000" style:decimal-places="2"/>
      <style:paragraph-properties style:tab-stop-distance="1.25cm"/>
      <style:text-properties style:font-name="Arial" style:font-name-asian="Lucida Sans Unicode" style:font-name-complex="Tahoma"/>
    </style:style>
    <style:style style:data-style-name="n23280c" style:family="table-cell" style:name="aa1beb7">
      <style:table-cell-properties fo:border="1.0pt solid #000000" style:decimal-places="2"/>
      <style:paragraph-properties style:tab-stop-distance="1.25cm"/>
      <style:text-properties style:font-name="Arial" style:font-name-asian="Lucida Sans Unicode" style:font-name-complex="Tahoma"/>
    </style:style>
    <style:style style:data-style-name="n67967c" style:family="table-cell" style:name="a48b8d7">
      <style:table-cell-properties fo:border="1.0pt solid #000000" style:decimal-places="2"/>
      <style:paragraph-properties style:tab-stop-distance="1.25cm"/>
      <style:text-properties style:font-name="Arial" style:font-name-asian="Lucida Sans Unicode" style:font-name-complex="Tahoma"/>
    </style:style>
    <style:style style:data-style-name="nc28539" style:family="table-cell" style:name="a33fd0f">
      <style:table-cell-properties fo:border="1.0pt solid #000000" style:decimal-places="2"/>
      <style:paragraph-properties style:tab-stop-distance="1.25cm"/>
      <style:text-properties style:font-name="Arial" style:font-name-asian="Lucida Sans Unicode" style:font-name-complex="Tahoma"/>
    </style:style>
    <style:style style:data-style-name="n632fd5" style:family="table-cell" style:name="a23fe18">
      <style:table-cell-properties fo:border="1.0pt solid #000000" style:decimal-places="2"/>
      <style:paragraph-properties style:tab-stop-distance="1.25cm"/>
      <style:text-properties style:font-name="Arial" style:font-name-asian="Lucida Sans Unicode" style:font-name-complex="Tahoma"/>
    </style:style>
    <style:style style:data-style-name="nae7689" style:family="table-cell" style:name="ae31673">
      <style:table-cell-properties fo:border="1.0pt solid #000000" style:decimal-places="2"/>
      <style:paragraph-properties style:tab-stop-distance="1.25cm"/>
      <style:text-properties style:font-name="Arial" style:font-name-asian="Lucida Sans Unicode" style:font-name-complex="Tahoma"/>
    </style:style>
    <style:style style:data-style-name="nf6de7a" style:family="table-cell" style:name="a408210">
      <style:table-cell-properties fo:border="1.0pt solid #000000" style:decimal-places="2"/>
      <style:paragraph-properties style:tab-stop-distance="1.25cm"/>
      <style:text-properties style:font-name="Arial" style:font-name-asian="Lucida Sans Unicode" style:font-name-complex="Tahoma"/>
    </style:style>
    <style:style style:data-style-name="n79bc84" style:family="table-cell" style:name="a705dcf">
      <style:table-cell-properties fo:border="1.0pt solid #000000" style:decimal-places="2"/>
      <style:paragraph-properties style:tab-stop-distance="1.25cm"/>
      <style:text-properties style:font-name="Arial" style:font-name-asian="Lucida Sans Unicode" style:font-name-complex="Tahoma"/>
    </style:style>
    <style:style style:data-style-name="n45df75" style:family="table-cell" style:name="a9232ec">
      <style:table-cell-properties fo:border="1.0pt solid #000000" style:decimal-places="2"/>
      <style:paragraph-properties style:tab-stop-distance="1.25cm"/>
      <style:text-properties style:font-name="Arial" style:font-name-asian="Lucida Sans Unicode" style:font-name-complex="Tahoma"/>
    </style:style>
    <style:style style:data-style-name="n40ab62" style:family="table-cell" style:name="a0c4e64">
      <style:table-cell-properties fo:border="1.0pt solid #000000" style:decimal-places="2"/>
      <style:paragraph-properties style:tab-stop-distance="1.25cm"/>
      <style:text-properties style:font-name="Arial" style:font-name-asian="Lucida Sans Unicode" style:font-name-complex="Tahoma"/>
    </style:style>
    <style:style style:data-style-name="n4c2252" style:family="table-cell" style:name="a80adae">
      <style:table-cell-properties fo:border="1.0pt solid #000000" style:decimal-places="2"/>
      <style:paragraph-properties style:tab-stop-distance="1.25cm"/>
      <style:text-properties style:font-name="Arial" style:font-name-asian="Lucida Sans Unicode" style:font-name-complex="Tahoma"/>
    </style:style>
    <style:style style:data-style-name="n8d2b03" style:family="table-cell" style:name="a32287c">
      <style:table-cell-properties fo:border="1.0pt solid #000000" style:decimal-places="2"/>
      <style:paragraph-properties style:tab-stop-distance="1.25cm"/>
      <style:text-properties style:font-name="Arial" style:font-name-asian="Lucida Sans Unicode" style:font-name-complex="Tahoma"/>
    </style:style>
    <style:style style:data-style-name="n1a8a34" style:family="table-cell" style:name="aece9ba">
      <style:table-cell-properties fo:border="1.0pt solid #000000" style:decimal-places="2"/>
      <style:paragraph-properties style:tab-stop-distance="1.25cm"/>
      <style:text-properties style:font-name="Arial" style:font-name-asian="Lucida Sans Unicode" style:font-name-complex="Tahoma"/>
    </style:style>
    <style:style style:data-style-name="ned557d" style:family="table-cell" style:name="a6ddbf1">
      <style:table-cell-properties fo:border="1.0pt solid #000000" style:decimal-places="2"/>
      <style:paragraph-properties style:tab-stop-distance="1.25cm"/>
      <style:text-properties style:font-name="Arial" style:font-name-asian="Lucida Sans Unicode" style:font-name-complex="Tahoma"/>
    </style:style>
    <style:style style:data-style-name="n11bb1f" style:family="table-cell" style:name="a133a1c">
      <style:table-cell-properties fo:border="1.0pt solid #000000" style:decimal-places="2"/>
      <style:paragraph-properties style:tab-stop-distance="1.25cm"/>
      <style:text-properties style:font-name="Arial" style:font-name-asian="Lucida Sans Unicode" style:font-name-complex="Tahoma"/>
    </style:style>
    <style:style style:data-style-name="n19923d" style:family="table-cell" style:name="a52fec2">
      <style:table-cell-properties fo:border="1.0pt solid #000000" style:decimal-places="2"/>
      <style:paragraph-properties style:tab-stop-distance="1.25cm"/>
      <style:text-properties style:font-name="Arial" style:font-name-asian="Lucida Sans Unicode" style:font-name-complex="Tahoma"/>
    </style:style>
    <style:style style:data-style-name="naedaf8" style:family="table-cell" style:name="a3bafee">
      <style:table-cell-properties fo:border="1.0pt solid #000000" style:decimal-places="2"/>
      <style:paragraph-properties style:tab-stop-distance="1.25cm"/>
      <style:text-properties style:font-name="Arial" style:font-name-asian="Lucida Sans Unicode" style:font-name-complex="Tahoma"/>
    </style:style>
    <style:style style:data-style-name="nee9506" style:family="table-cell" style:name="adcbd21">
      <style:table-cell-properties fo:border="1.0pt solid #000000" style:decimal-places="2"/>
      <style:paragraph-properties style:tab-stop-distance="1.25cm"/>
      <style:text-properties style:font-name="Arial" style:font-name-asian="Lucida Sans Unicode" style:font-name-complex="Tahoma"/>
    </style:style>
    <style:style style:data-style-name="nc2e9c1" style:family="table-cell" style:name="aefca76">
      <style:table-cell-properties fo:border="1.0pt solid #000000" style:decimal-places="2"/>
      <style:paragraph-properties style:tab-stop-distance="1.25cm"/>
      <style:text-properties style:font-name="Arial" style:font-name-asian="Lucida Sans Unicode" style:font-name-complex="Tahoma"/>
    </style:style>
    <style:style style:data-style-name="n55a84c" style:family="table-cell" style:name="afb93be">
      <style:table-cell-properties fo:border="1.0pt solid #000000" style:decimal-places="2"/>
      <style:paragraph-properties style:tab-stop-distance="1.25cm"/>
      <style:text-properties style:font-name="Arial" style:font-name-asian="Lucida Sans Unicode" style:font-name-complex="Tahoma"/>
    </style:style>
    <style:style style:data-style-name="n4a7c2c" style:family="table-cell" style:name="a1616c8">
      <style:table-cell-properties fo:border="1.0pt solid #000000" style:decimal-places="2"/>
      <style:paragraph-properties style:tab-stop-distance="1.25cm"/>
      <style:text-properties style:font-name="Arial" style:font-name-asian="Lucida Sans Unicode" style:font-name-complex="Tahoma"/>
    </style:style>
    <style:style style:data-style-name="nc2b6b8" style:family="table-cell" style:name="ac57c30">
      <style:table-cell-properties fo:border="1.0pt solid #000000" style:decimal-places="2"/>
      <style:paragraph-properties style:tab-stop-distance="1.25cm"/>
      <style:text-properties style:font-name="Arial" style:font-name-asian="Lucida Sans Unicode" style:font-name-complex="Tahoma"/>
    </style:style>
    <style:style style:data-style-name="n76257f" style:family="table-cell" style:name="adc29f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b3ebf">
      <style:table-cell-properties fo:border="1.0pt solid #000000" style:decimal-places="2"/>
      <style:paragraph-properties style:tab-stop-distance="1.25cm"/>
      <style:text-properties style:font-name="Arial" style:font-name-asian="Lucida Sans Unicode" style:font-name-complex="Tahoma"/>
    </style:style>
    <style:style style:data-style-name="n9bfbfb" style:family="table-cell" style:name="a0a7e2a">
      <style:table-cell-properties fo:border="1.0pt solid #000000" style:decimal-places="2"/>
      <style:paragraph-properties style:tab-stop-distance="1.25cm"/>
      <style:text-properties style:font-name="Arial" style:font-name-asian="Lucida Sans Unicode" style:font-name-complex="Tahoma"/>
    </style:style>
    <style:style style:data-style-name="nced0dd" style:family="table-cell" style:name="ab11bfc">
      <style:table-cell-properties fo:border="1.0pt solid #000000" style:decimal-places="2"/>
      <style:paragraph-properties style:tab-stop-distance="1.25cm"/>
      <style:text-properties style:font-name="Arial" style:font-name-asian="Lucida Sans Unicode" style:font-name-complex="Tahoma"/>
    </style:style>
    <style:style style:data-style-name="n65f338" style:family="table-cell" style:name="a1d6c7a">
      <style:table-cell-properties fo:border="1.0pt solid #000000" style:decimal-places="2"/>
      <style:paragraph-properties style:tab-stop-distance="1.25cm"/>
      <style:text-properties style:font-name="Arial" style:font-name-asian="Lucida Sans Unicode" style:font-name-complex="Tahoma"/>
    </style:style>
    <style:style style:data-style-name="n970c89" style:family="table-cell" style:name="ab533d9">
      <style:table-cell-properties fo:border="1.0pt solid #000000" style:decimal-places="2"/>
      <style:paragraph-properties style:tab-stop-distance="1.25cm"/>
      <style:text-properties style:font-name="Arial" style:font-name-asian="Lucida Sans Unicode" style:font-name-complex="Tahoma"/>
    </style:style>
    <style:style style:data-style-name="n5b54b9" style:family="table-cell" style:name="a0001ad">
      <style:table-cell-properties fo:border="1.0pt solid #000000" style:decimal-places="2"/>
      <style:paragraph-properties style:tab-stop-distance="1.25cm"/>
      <style:text-properties style:font-name="Arial" style:font-name-asian="Lucida Sans Unicode" style:font-name-complex="Tahoma"/>
    </style:style>
    <style:style style:data-style-name="n6b85c1" style:family="table-cell" style:name="a22373f">
      <style:table-cell-properties fo:border="1.0pt solid #000000" style:decimal-places="2"/>
      <style:paragraph-properties style:tab-stop-distance="1.25cm"/>
      <style:text-properties style:font-name="Arial" style:font-name-asian="Lucida Sans Unicode" style:font-name-complex="Tahoma"/>
    </style:style>
    <style:style style:data-style-name="nd553e0" style:family="table-cell" style:name="a5206c1">
      <style:table-cell-properties fo:border="1.0pt solid #000000" style:decimal-places="2"/>
      <style:paragraph-properties style:tab-stop-distance="1.25cm"/>
      <style:text-properties style:font-name="Arial" style:font-name-asian="Lucida Sans Unicode" style:font-name-complex="Tahoma"/>
    </style:style>
    <style:style style:data-style-name="n0fa594" style:family="table-cell" style:name="ad44c4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78204">
      <style:table-cell-properties fo:border="1.0pt solid #000000" style:decimal-places="2"/>
      <style:paragraph-properties style:tab-stop-distance="1.25cm"/>
      <style:text-properties style:font-name="Arial" style:font-name-asian="Lucida Sans Unicode" style:font-name-complex="Tahoma"/>
    </style:style>
    <style:style style:data-style-name="n11bab7" style:family="table-cell" style:name="a6fdc98">
      <style:table-cell-properties fo:border="1.0pt solid #000000" style:decimal-places="2"/>
      <style:paragraph-properties style:tab-stop-distance="1.25cm"/>
      <style:text-properties style:font-name="Arial" style:font-name-asian="Lucida Sans Unicode" style:font-name-complex="Tahoma"/>
    </style:style>
    <style:style style:data-style-name="n257d7b" style:family="table-cell" style:name="abe7786">
      <style:table-cell-properties fo:border="1.0pt solid #000000" style:decimal-places="2"/>
      <style:paragraph-properties style:tab-stop-distance="1.25cm"/>
      <style:text-properties style:font-name="Arial" style:font-name-asian="Lucida Sans Unicode" style:font-name-complex="Tahoma"/>
    </style:style>
    <style:style style:data-style-name="n7b3f17" style:family="table-cell" style:name="ae9889a">
      <style:table-cell-properties fo:border="1.0pt solid #000000" style:decimal-places="2"/>
      <style:paragraph-properties style:tab-stop-distance="1.25cm"/>
      <style:text-properties style:font-name="Arial" style:font-name-asian="Lucida Sans Unicode" style:font-name-complex="Tahoma"/>
    </style:style>
    <style:style style:data-style-name="nee9ff6" style:family="table-cell" style:name="a5504b7">
      <style:table-cell-properties fo:border="1.0pt solid #000000" style:decimal-places="2"/>
      <style:paragraph-properties style:tab-stop-distance="1.25cm"/>
      <style:text-properties style:font-name="Arial" style:font-name-asian="Lucida Sans Unicode" style:font-name-complex="Tahoma"/>
    </style:style>
    <style:style style:data-style-name="nd739f2" style:family="table-cell" style:name="aaaf16a">
      <style:table-cell-properties fo:border="1.0pt solid #000000" style:decimal-places="2"/>
      <style:paragraph-properties style:tab-stop-distance="1.25cm"/>
      <style:text-properties style:font-name="Arial" style:font-name-asian="Lucida Sans Unicode" style:font-name-complex="Tahoma"/>
    </style:style>
    <style:style style:data-style-name="n2afae2" style:family="table-cell" style:name="a2f5c33">
      <style:table-cell-properties fo:border="1.0pt solid #000000" style:decimal-places="2"/>
      <style:paragraph-properties style:tab-stop-distance="1.25cm"/>
      <style:text-properties style:font-name="Arial" style:font-name-asian="Lucida Sans Unicode" style:font-name-complex="Tahoma"/>
    </style:style>
    <style:style style:data-style-name="nfd41b9" style:family="table-cell" style:name="ad4b6c8">
      <style:table-cell-properties fo:border="1.0pt solid #000000" style:decimal-places="2"/>
      <style:paragraph-properties style:tab-stop-distance="1.25cm"/>
      <style:text-properties style:font-name="Arial" style:font-name-asian="Lucida Sans Unicode" style:font-name-complex="Tahoma"/>
    </style:style>
    <style:style style:data-style-name="n102bac" style:family="table-cell" style:name="a87e425">
      <style:table-cell-properties fo:border="1.0pt solid #000000" style:decimal-places="2"/>
      <style:paragraph-properties style:tab-stop-distance="1.25cm"/>
      <style:text-properties style:font-name="Arial" style:font-name-asian="Lucida Sans Unicode" style:font-name-complex="Tahoma"/>
    </style:style>
    <style:style style:data-style-name="n151123" style:family="table-cell" style:name="aaa2581">
      <style:table-cell-properties fo:border="1.0pt solid #000000" style:decimal-places="2"/>
      <style:paragraph-properties style:tab-stop-distance="1.25cm"/>
      <style:text-properties style:font-name="Arial" style:font-name-asian="Lucida Sans Unicode" style:font-name-complex="Tahoma"/>
    </style:style>
    <style:style style:data-style-name="n54eba4" style:family="table-cell" style:name="a550ac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9e5ee">
      <style:table-cell-properties fo:border="1.0pt solid #000000" style:decimal-places="2"/>
      <style:paragraph-properties style:tab-stop-distance="1.25cm"/>
      <style:text-properties style:font-name="Arial" style:font-name-asian="Lucida Sans Unicode" style:font-name-complex="Tahoma"/>
    </style:style>
    <style:style style:data-style-name="n5b19fa" style:family="table-cell" style:name="a7d89e0">
      <style:table-cell-properties fo:border="1.0pt solid #000000" style:decimal-places="2"/>
      <style:paragraph-properties style:tab-stop-distance="1.25cm"/>
      <style:text-properties style:font-name="Arial" style:font-name-asian="Lucida Sans Unicode" style:font-name-complex="Tahoma"/>
    </style:style>
    <style:style style:data-style-name="n2e8541" style:family="table-cell" style:name="a0fc190">
      <style:table-cell-properties fo:border="1.0pt solid #000000" style:decimal-places="2"/>
      <style:paragraph-properties style:tab-stop-distance="1.25cm"/>
      <style:text-properties style:font-name="Arial" style:font-name-asian="Lucida Sans Unicode" style:font-name-complex="Tahoma"/>
    </style:style>
    <style:style style:data-style-name="n49fc0b" style:family="table-cell" style:name="a260b2a">
      <style:table-cell-properties fo:border="1.0pt solid #000000" style:decimal-places="2"/>
      <style:paragraph-properties style:tab-stop-distance="1.25cm"/>
      <style:text-properties style:font-name="Arial" style:font-name-asian="Lucida Sans Unicode" style:font-name-complex="Tahoma"/>
    </style:style>
    <style:style style:data-style-name="n577a41" style:family="table-cell" style:name="a7191fa">
      <style:table-cell-properties fo:border="1.0pt solid #000000" style:decimal-places="2"/>
      <style:paragraph-properties style:tab-stop-distance="1.25cm"/>
      <style:text-properties style:font-name="Arial" style:font-name-asian="Lucida Sans Unicode" style:font-name-complex="Tahoma"/>
    </style:style>
    <style:style style:data-style-name="n4154d4" style:family="table-cell" style:name="a07ad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bda78">
      <style:table-cell-properties fo:border="1.0pt solid #000000" style:decimal-places="2"/>
      <style:paragraph-properties style:tab-stop-distance="1.25cm"/>
      <style:text-properties style:font-name="Arial" style:font-name-asian="Lucida Sans Unicode" style:font-name-complex="Tahoma"/>
    </style:style>
    <style:style style:data-style-name="ndcb690" style:family="table-cell" style:name="a670997">
      <style:table-cell-properties fo:border="1.0pt solid #000000" style:decimal-places="2"/>
      <style:paragraph-properties style:tab-stop-distance="1.25cm"/>
      <style:text-properties style:font-name="Arial" style:font-name-asian="Lucida Sans Unicode" style:font-name-complex="Tahoma"/>
    </style:style>
    <style:style style:data-style-name="n09f61e" style:family="table-cell" style:name="a74b124">
      <style:table-cell-properties fo:border="1.0pt solid #000000" style:decimal-places="2"/>
      <style:paragraph-properties style:tab-stop-distance="1.25cm"/>
      <style:text-properties style:font-name="Arial" style:font-name-asian="Lucida Sans Unicode" style:font-name-complex="Tahoma"/>
    </style:style>
    <style:style style:data-style-name="na5747e" style:family="table-cell" style:name="ac4509d">
      <style:table-cell-properties fo:border="1.0pt solid #000000" style:decimal-places="2"/>
      <style:paragraph-properties style:tab-stop-distance="1.25cm"/>
      <style:text-properties style:font-name="Arial" style:font-name-asian="Lucida Sans Unicode" style:font-name-complex="Tahoma"/>
    </style:style>
    <style:style style:data-style-name="n9ded99" style:family="table-cell" style:name="a24b36b">
      <style:table-cell-properties fo:border="1.0pt solid #000000" style:decimal-places="2"/>
      <style:paragraph-properties style:tab-stop-distance="1.25cm"/>
      <style:text-properties style:font-name="Arial" style:font-name-asian="Lucida Sans Unicode" style:font-name-complex="Tahoma"/>
    </style:style>
    <style:style style:data-style-name="nc1421d" style:family="table-cell" style:name="af01c9d">
      <style:table-cell-properties fo:border="1.0pt solid #000000" style:decimal-places="2"/>
      <style:paragraph-properties style:tab-stop-distance="1.25cm"/>
      <style:text-properties style:font-name="Arial" style:font-name-asian="Lucida Sans Unicode" style:font-name-complex="Tahoma"/>
    </style:style>
    <style:style style:data-style-name="n6877b1" style:family="table-cell" style:name="a310d26">
      <style:table-cell-properties fo:border="1.0pt solid #000000" style:decimal-places="2"/>
      <style:paragraph-properties style:tab-stop-distance="1.25cm"/>
      <style:text-properties style:font-name="Arial" style:font-name-asian="Lucida Sans Unicode" style:font-name-complex="Tahoma"/>
    </style:style>
    <style:style style:data-style-name="n8e9d70" style:family="table-cell" style:name="a62f61b">
      <style:table-cell-properties fo:border="1.0pt solid #000000" style:decimal-places="2"/>
      <style:paragraph-properties style:tab-stop-distance="1.25cm"/>
      <style:text-properties style:font-name="Arial" style:font-name-asian="Lucida Sans Unicode" style:font-name-complex="Tahoma"/>
    </style:style>
    <style:style style:data-style-name="ne4d09e" style:family="table-cell" style:name="abe58c9">
      <style:table-cell-properties fo:border="1.0pt solid #000000" style:decimal-places="2"/>
      <style:paragraph-properties style:tab-stop-distance="1.25cm"/>
      <style:text-properties style:font-name="Arial" style:font-name-asian="Lucida Sans Unicode" style:font-name-complex="Tahoma"/>
    </style:style>
    <style:style style:data-style-name="n2d93bd" style:family="table-cell" style:name="aa8783b">
      <style:table-cell-properties fo:border="1.0pt solid #000000" style:decimal-places="2"/>
      <style:paragraph-properties style:tab-stop-distance="1.25cm"/>
      <style:text-properties style:font-name="Arial" style:font-name-asian="Lucida Sans Unicode" style:font-name-complex="Tahoma"/>
    </style:style>
    <style:style style:data-style-name="n416da4" style:family="table-cell" style:name="ad59250">
      <style:table-cell-properties fo:border="1.0pt solid #000000" style:decimal-places="2"/>
      <style:paragraph-properties style:tab-stop-distance="1.25cm"/>
      <style:text-properties style:font-name="Arial" style:font-name-asian="Lucida Sans Unicode" style:font-name-complex="Tahoma"/>
    </style:style>
    <style:style style:data-style-name="ncf887a" style:family="table-cell" style:name="a57c7b5">
      <style:table-cell-properties fo:border="1.0pt solid #000000" style:decimal-places="2"/>
      <style:paragraph-properties style:tab-stop-distance="1.25cm"/>
      <style:text-properties style:font-name="Arial" style:font-name-asian="Lucida Sans Unicode" style:font-name-complex="Tahoma"/>
    </style:style>
    <style:style style:data-style-name="nee17c3" style:family="table-cell" style:name="af1bde7">
      <style:table-cell-properties fo:border="1.0pt solid #000000" style:decimal-places="2"/>
      <style:paragraph-properties style:tab-stop-distance="1.25cm"/>
      <style:text-properties style:font-name="Arial" style:font-name-asian="Lucida Sans Unicode" style:font-name-complex="Tahoma"/>
    </style:style>
    <style:style style:data-style-name="ne34a27" style:family="table-cell" style:name="a7ae865">
      <style:table-cell-properties fo:border="1.0pt solid #000000" style:decimal-places="2"/>
      <style:paragraph-properties style:tab-stop-distance="1.25cm"/>
      <style:text-properties style:font-name="Arial" style:font-name-asian="Lucida Sans Unicode" style:font-name-complex="Tahoma"/>
    </style:style>
    <style:style style:data-style-name="n449fff" style:family="table-cell" style:name="a317e75">
      <style:table-cell-properties fo:border="1.0pt solid #000000" style:decimal-places="2"/>
      <style:paragraph-properties style:tab-stop-distance="1.25cm"/>
      <style:text-properties style:font-name="Arial" style:font-name-asian="Lucida Sans Unicode" style:font-name-complex="Tahoma"/>
    </style:style>
    <style:style style:data-style-name="n29279e" style:family="table-cell" style:name="acaaaeb">
      <style:table-cell-properties fo:border="1.0pt solid #000000" style:decimal-places="2"/>
      <style:paragraph-properties style:tab-stop-distance="1.25cm"/>
      <style:text-properties style:font-name="Arial" style:font-name-asian="Lucida Sans Unicode" style:font-name-complex="Tahoma"/>
    </style:style>
    <style:style style:data-style-name="nbd51b9" style:family="table-cell" style:name="aa2e793">
      <style:table-cell-properties fo:border="1.0pt solid #000000" style:decimal-places="2"/>
      <style:paragraph-properties style:tab-stop-distance="1.25cm"/>
      <style:text-properties style:font-name="Arial" style:font-name-asian="Lucida Sans Unicode" style:font-name-complex="Tahoma"/>
    </style:style>
    <style:style style:data-style-name="nd13a3f" style:family="table-cell" style:name="ab6acc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4998e">
      <style:table-cell-properties fo:border="1.0pt solid #000000" style:decimal-places="2"/>
      <style:paragraph-properties style:tab-stop-distance="1.25cm"/>
      <style:text-properties style:font-name="Arial" style:font-name-asian="Lucida Sans Unicode" style:font-name-complex="Tahoma"/>
    </style:style>
    <style:style style:data-style-name="ndaef1d" style:family="table-cell" style:name="a957b06">
      <style:table-cell-properties fo:border="1.0pt solid #000000" style:decimal-places="2"/>
      <style:paragraph-properties style:tab-stop-distance="1.25cm"/>
      <style:text-properties style:font-name="Arial" style:font-name-asian="Lucida Sans Unicode" style:font-name-complex="Tahoma"/>
    </style:style>
    <style:style style:data-style-name="n3a0a01" style:family="table-cell" style:name="aeced6f">
      <style:table-cell-properties fo:border="1.0pt solid #000000" style:decimal-places="2"/>
      <style:paragraph-properties style:tab-stop-distance="1.25cm"/>
      <style:text-properties style:font-name="Arial" style:font-name-asian="Lucida Sans Unicode" style:font-name-complex="Tahoma"/>
    </style:style>
    <style:style style:data-style-name="n41d688" style:family="table-cell" style:name="a69900a">
      <style:table-cell-properties fo:border="1.0pt solid #000000" style:decimal-places="2"/>
      <style:paragraph-properties style:tab-stop-distance="1.25cm"/>
      <style:text-properties style:font-name="Arial" style:font-name-asian="Lucida Sans Unicode" style:font-name-complex="Tahoma"/>
    </style:style>
    <style:style style:data-style-name="n6d3b4b" style:family="table-cell" style:name="a79e247">
      <style:table-cell-properties fo:border="1.0pt solid #000000" style:decimal-places="2"/>
      <style:paragraph-properties style:tab-stop-distance="1.25cm"/>
      <style:text-properties style:font-name="Arial" style:font-name-asian="Lucida Sans Unicode" style:font-name-complex="Tahoma"/>
    </style:style>
    <style:style style:data-style-name="nc6d822" style:family="table-cell" style:name="a91e39a">
      <style:table-cell-properties fo:border="1.0pt solid #000000" style:decimal-places="2"/>
      <style:paragraph-properties style:tab-stop-distance="1.25cm"/>
      <style:text-properties style:font-name="Arial" style:font-name-asian="Lucida Sans Unicode" style:font-name-complex="Tahoma"/>
    </style:style>
    <style:style style:data-style-name="nd6c365" style:family="table-cell" style:name="a09dc1f">
      <style:table-cell-properties fo:border="1.0pt solid #000000" style:decimal-places="2"/>
      <style:paragraph-properties style:tab-stop-distance="1.25cm"/>
      <style:text-properties style:font-name="Arial" style:font-name-asian="Lucida Sans Unicode" style:font-name-complex="Tahoma"/>
    </style:style>
    <style:style style:data-style-name="n2c246e" style:family="table-cell" style:name="a4153fd">
      <style:table-cell-properties fo:border="1.0pt solid #000000" style:decimal-places="2"/>
      <style:paragraph-properties style:tab-stop-distance="1.25cm"/>
      <style:text-properties style:font-name="Arial" style:font-name-asian="Lucida Sans Unicode" style:font-name-complex="Tahoma"/>
    </style:style>
    <style:style style:data-style-name="neced45" style:family="table-cell" style:name="ae95851">
      <style:table-cell-properties fo:border="1.0pt solid #000000" style:decimal-places="2"/>
      <style:paragraph-properties style:tab-stop-distance="1.25cm"/>
      <style:text-properties style:font-name="Arial" style:font-name-asian="Lucida Sans Unicode" style:font-name-complex="Tahoma"/>
    </style:style>
    <style:style style:data-style-name="n0b6db0" style:family="table-cell" style:name="a4c9561">
      <style:table-cell-properties fo:border="1.0pt solid #000000" style:decimal-places="2"/>
      <style:paragraph-properties style:tab-stop-distance="1.25cm"/>
      <style:text-properties style:font-name="Arial" style:font-name-asian="Lucida Sans Unicode" style:font-name-complex="Tahoma"/>
    </style:style>
    <style:style style:data-style-name="n0e0c12" style:family="table-cell" style:name="a53c23e">
      <style:table-cell-properties fo:border="1.0pt solid #000000" style:decimal-places="2"/>
      <style:paragraph-properties style:tab-stop-distance="1.25cm"/>
      <style:text-properties style:font-name="Arial" style:font-name-asian="Lucida Sans Unicode" style:font-name-complex="Tahoma"/>
    </style:style>
    <style:style style:data-style-name="n3cd0b0" style:family="table-cell" style:name="a6bcd96">
      <style:table-cell-properties fo:border="1.0pt solid #000000" style:decimal-places="2"/>
      <style:paragraph-properties style:tab-stop-distance="1.25cm"/>
      <style:text-properties style:font-name="Arial" style:font-name-asian="Lucida Sans Unicode" style:font-name-complex="Tahoma"/>
    </style:style>
    <style:style style:data-style-name="nd36d06" style:family="table-cell" style:name="aa8ce7f">
      <style:table-cell-properties fo:border="1.0pt solid #000000" style:decimal-places="2"/>
      <style:paragraph-properties style:tab-stop-distance="1.25cm"/>
      <style:text-properties style:font-name="Arial" style:font-name-asian="Lucida Sans Unicode" style:font-name-complex="Tahoma"/>
    </style:style>
    <style:style style:data-style-name="ncf5a9e" style:family="table-cell" style:name="a70cf5c">
      <style:table-cell-properties fo:border="1.0pt solid #000000" style:decimal-places="2"/>
      <style:paragraph-properties style:tab-stop-distance="1.25cm"/>
      <style:text-properties style:font-name="Arial" style:font-name-asian="Lucida Sans Unicode" style:font-name-complex="Tahoma"/>
    </style:style>
    <style:style style:data-style-name="n12a783" style:family="table-cell" style:name="a2b722c">
      <style:table-cell-properties fo:border="1.0pt solid #000000" style:decimal-places="2"/>
      <style:paragraph-properties style:tab-stop-distance="1.25cm"/>
      <style:text-properties style:font-name="Arial" style:font-name-asian="Lucida Sans Unicode" style:font-name-complex="Tahoma"/>
    </style:style>
    <style:style style:data-style-name="nefb1f1" style:family="table-cell" style:name="abe49e2">
      <style:table-cell-properties fo:border="1.0pt solid #000000" style:decimal-places="2"/>
      <style:paragraph-properties style:tab-stop-distance="1.25cm"/>
      <style:text-properties style:font-name="Arial" style:font-name-asian="Lucida Sans Unicode" style:font-name-complex="Tahoma"/>
    </style:style>
    <style:style style:data-style-name="n5e713a" style:family="table-cell" style:name="a66eeb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47650">
      <style:table-cell-properties fo:border="1.0pt solid #000000" style:decimal-places="2"/>
      <style:paragraph-properties style:tab-stop-distance="1.25cm"/>
      <style:text-properties style:font-name="Arial" style:font-name-asian="Lucida Sans Unicode" style:font-name-complex="Tahoma"/>
    </style:style>
    <style:style style:data-style-name="n98ff99" style:family="table-cell" style:name="ad8c2aa">
      <style:table-cell-properties fo:border="1.0pt solid #000000" style:decimal-places="2"/>
      <style:paragraph-properties style:tab-stop-distance="1.25cm"/>
      <style:text-properties style:font-name="Arial" style:font-name-asian="Lucida Sans Unicode" style:font-name-complex="Tahoma"/>
    </style:style>
    <style:style style:data-style-name="nf5aa3a" style:family="table-cell" style:name="a261667">
      <style:table-cell-properties fo:border="1.0pt solid #000000" style:decimal-places="2"/>
      <style:paragraph-properties style:tab-stop-distance="1.25cm"/>
      <style:text-properties style:font-name="Arial" style:font-name-asian="Lucida Sans Unicode" style:font-name-complex="Tahoma"/>
    </style:style>
    <style:style style:data-style-name="nce80ec" style:family="table-cell" style:name="a86d9d2">
      <style:table-cell-properties fo:border="1.0pt solid #000000" style:decimal-places="2"/>
      <style:paragraph-properties style:tab-stop-distance="1.25cm"/>
      <style:text-properties style:font-name="Arial" style:font-name-asian="Lucida Sans Unicode" style:font-name-complex="Tahoma"/>
    </style:style>
    <style:style style:data-style-name="nd0bc66" style:family="table-cell" style:name="a9a3489">
      <style:table-cell-properties fo:border="1.0pt solid #000000" style:decimal-places="2"/>
      <style:paragraph-properties style:tab-stop-distance="1.25cm"/>
      <style:text-properties style:font-name="Arial" style:font-name-asian="Lucida Sans Unicode" style:font-name-complex="Tahoma"/>
    </style:style>
    <style:style style:data-style-name="n33f635" style:family="table-cell" style:name="a675841">
      <style:table-cell-properties fo:border="1.0pt solid #000000" style:decimal-places="2"/>
      <style:paragraph-properties style:tab-stop-distance="1.25cm"/>
      <style:text-properties style:font-name="Arial" style:font-name-asian="Lucida Sans Unicode" style:font-name-complex="Tahoma"/>
    </style:style>
    <style:style style:data-style-name="n2afcb1" style:family="table-cell" style:name="a0546d1">
      <style:table-cell-properties fo:border="1.0pt solid #000000" style:decimal-places="2"/>
      <style:paragraph-properties style:tab-stop-distance="1.25cm"/>
      <style:text-properties style:font-name="Arial" style:font-name-asian="Lucida Sans Unicode" style:font-name-complex="Tahoma"/>
    </style:style>
    <style:style style:data-style-name="nf7c407" style:family="table-cell" style:name="a560cf0">
      <style:table-cell-properties fo:border="1.0pt solid #000000" style:decimal-places="2"/>
      <style:paragraph-properties style:tab-stop-distance="1.25cm"/>
      <style:text-properties style:font-name="Arial" style:font-name-asian="Lucida Sans Unicode" style:font-name-complex="Tahoma"/>
    </style:style>
    <style:style style:data-style-name="ndf886f" style:family="table-cell" style:name="a945bee">
      <style:table-cell-properties fo:border="1.0pt solid #000000" style:decimal-places="2"/>
      <style:paragraph-properties style:tab-stop-distance="1.25cm"/>
      <style:text-properties style:font-name="Arial" style:font-name-asian="Lucida Sans Unicode" style:font-name-complex="Tahoma"/>
    </style:style>
    <style:style style:data-style-name="n5e4999" style:family="table-cell" style:name="a1a417e">
      <style:table-cell-properties fo:border="1.0pt solid #000000" style:decimal-places="2"/>
      <style:paragraph-properties style:tab-stop-distance="1.25cm"/>
      <style:text-properties style:font-name="Arial" style:font-name-asian="Lucida Sans Unicode" style:font-name-complex="Tahoma"/>
    </style:style>
    <style:style style:data-style-name="n78a9fa" style:family="table-cell" style:name="aa811f6">
      <style:table-cell-properties fo:border="1.0pt solid #000000" style:decimal-places="2"/>
      <style:paragraph-properties style:tab-stop-distance="1.25cm"/>
      <style:text-properties style:font-name="Arial" style:font-name-asian="Lucida Sans Unicode" style:font-name-complex="Tahoma"/>
    </style:style>
    <style:style style:data-style-name="nb0ca73" style:family="table-cell" style:name="a417719">
      <style:table-cell-properties fo:border="1.0pt solid #000000" style:decimal-places="2"/>
      <style:paragraph-properties style:tab-stop-distance="1.25cm"/>
      <style:text-properties style:font-name="Arial" style:font-name-asian="Lucida Sans Unicode" style:font-name-complex="Tahoma"/>
    </style:style>
    <style:style style:data-style-name="n42aa42" style:family="table-cell" style:name="a70846e">
      <style:table-cell-properties fo:border="1.0pt solid #000000" style:decimal-places="2"/>
      <style:paragraph-properties style:tab-stop-distance="1.25cm"/>
      <style:text-properties style:font-name="Arial" style:font-name-asian="Lucida Sans Unicode" style:font-name-complex="Tahoma"/>
    </style:style>
    <style:style style:data-style-name="ne1b6ef" style:family="table-cell" style:name="a4feffd">
      <style:table-cell-properties fo:border="1.0pt solid #000000" style:decimal-places="2"/>
      <style:paragraph-properties style:tab-stop-distance="1.25cm"/>
      <style:text-properties style:font-name="Arial" style:font-name-asian="Lucida Sans Unicode" style:font-name-complex="Tahoma"/>
    </style:style>
    <style:style style:data-style-name="nd49f9f" style:family="table-cell" style:name="a70602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1e850">
      <style:table-cell-properties fo:border="1.0pt solid #000000" style:decimal-places="2"/>
      <style:paragraph-properties style:tab-stop-distance="1.25cm"/>
      <style:text-properties style:font-name="Arial" style:font-name-asian="Lucida Sans Unicode" style:font-name-complex="Tahoma"/>
    </style:style>
    <style:style style:data-style-name="n592057" style:family="table-cell" style:name="a1920b0">
      <style:table-cell-properties fo:border="1.0pt solid #000000" style:decimal-places="2"/>
      <style:paragraph-properties style:tab-stop-distance="1.25cm"/>
      <style:text-properties style:font-name="Arial" style:font-name-asian="Lucida Sans Unicode" style:font-name-complex="Tahoma"/>
    </style:style>
    <style:style style:data-style-name="n7deb2a" style:family="table-cell" style:name="a975841">
      <style:table-cell-properties fo:border="1.0pt solid #000000" style:decimal-places="2"/>
      <style:paragraph-properties style:tab-stop-distance="1.25cm"/>
      <style:text-properties style:font-name="Arial" style:font-name-asian="Lucida Sans Unicode" style:font-name-complex="Tahoma"/>
    </style:style>
    <style:style style:data-style-name="nb90dbb" style:family="table-cell" style:name="aae64b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53449e">
      <style:table-cell-properties fo:border="1.0pt solid #000000" style:decimal-places="2"/>
      <style:paragraph-properties style:tab-stop-distance="1.25cm"/>
      <style:text-properties style:font-name="Arial" style:font-name-asian="Lucida Sans Unicode" style:font-name-complex="Tahoma"/>
    </style:style>
    <style:style style:data-style-name="n38edbe" style:family="table-cell" style:name="ae7831e">
      <style:table-cell-properties fo:border="1.0pt solid #000000" style:decimal-places="2"/>
      <style:paragraph-properties style:tab-stop-distance="1.25cm"/>
      <style:text-properties style:font-name="Arial" style:font-name-asian="Lucida Sans Unicode" style:font-name-complex="Tahoma"/>
    </style:style>
    <style:style style:data-style-name="ndd4c68" style:family="table-cell" style:name="a464263">
      <style:table-cell-properties fo:border="1.0pt solid #000000" style:decimal-places="2"/>
      <style:paragraph-properties style:tab-stop-distance="1.25cm"/>
      <style:text-properties style:font-name="Arial" style:font-name-asian="Lucida Sans Unicode" style:font-name-complex="Tahoma"/>
    </style:style>
    <style:style style:data-style-name="n9653f6" style:family="table-cell" style:name="a5e5d0e">
      <style:table-cell-properties fo:border="1.0pt solid #000000" style:decimal-places="2"/>
      <style:paragraph-properties style:tab-stop-distance="1.25cm"/>
      <style:text-properties style:font-name="Arial" style:font-name-asian="Lucida Sans Unicode" style:font-name-complex="Tahoma"/>
    </style:style>
    <style:style style:data-style-name="n15b688" style:family="table-cell" style:name="acd24e1">
      <style:table-cell-properties fo:border="1.0pt solid #000000" style:decimal-places="2"/>
      <style:paragraph-properties style:tab-stop-distance="1.25cm"/>
      <style:text-properties style:font-name="Arial" style:font-name-asian="Lucida Sans Unicode" style:font-name-complex="Tahoma"/>
    </style:style>
    <style:style style:data-style-name="n977dec" style:family="table-cell" style:name="a960d3a">
      <style:table-cell-properties fo:border="1.0pt solid #000000" style:decimal-places="2"/>
      <style:paragraph-properties style:tab-stop-distance="1.25cm"/>
      <style:text-properties style:font-name="Arial" style:font-name-asian="Lucida Sans Unicode" style:font-name-complex="Tahoma"/>
    </style:style>
    <style:style style:data-style-name="ne2a307" style:family="table-cell" style:name="a181589">
      <style:table-cell-properties fo:border="1.0pt solid #000000" style:decimal-places="2"/>
      <style:paragraph-properties style:tab-stop-distance="1.25cm"/>
      <style:text-properties style:font-name="Arial" style:font-name-asian="Lucida Sans Unicode" style:font-name-complex="Tahoma"/>
    </style:style>
    <style:style style:data-style-name="n6608b3" style:family="table-cell" style:name="a2cced1">
      <style:table-cell-properties fo:border="1.0pt solid #000000" style:decimal-places="2"/>
      <style:paragraph-properties style:tab-stop-distance="1.25cm"/>
      <style:text-properties style:font-name="Arial" style:font-name-asian="Lucida Sans Unicode" style:font-name-complex="Tahoma"/>
    </style:style>
    <style:style style:data-style-name="n9c8212" style:family="table-cell" style:name="a5ecf72">
      <style:table-cell-properties fo:border="1.0pt solid #000000" style:decimal-places="2"/>
      <style:paragraph-properties style:tab-stop-distance="1.25cm"/>
      <style:text-properties style:font-name="Arial" style:font-name-asian="Lucida Sans Unicode" style:font-name-complex="Tahoma"/>
    </style:style>
    <style:style style:data-style-name="n2d98e4" style:family="table-cell" style:name="adf8342">
      <style:table-cell-properties fo:border="1.0pt solid #000000" style:decimal-places="2"/>
      <style:paragraph-properties style:tab-stop-distance="1.25cm"/>
      <style:text-properties style:font-name="Arial" style:font-name-asian="Lucida Sans Unicode" style:font-name-complex="Tahoma"/>
    </style:style>
    <style:style style:data-style-name="n8dd30f" style:family="table-cell" style:name="a3ba831">
      <style:table-cell-properties fo:border="1.0pt solid #000000" style:decimal-places="2"/>
      <style:paragraph-properties style:tab-stop-distance="1.25cm"/>
      <style:text-properties style:font-name="Arial" style:font-name-asian="Lucida Sans Unicode" style:font-name-complex="Tahoma"/>
    </style:style>
    <style:style style:data-style-name="n4ce524" style:family="table-cell" style:name="a33df70">
      <style:table-cell-properties fo:border="1.0pt solid #000000" style:decimal-places="2"/>
      <style:paragraph-properties style:tab-stop-distance="1.25cm"/>
      <style:text-properties style:font-name="Arial" style:font-name-asian="Lucida Sans Unicode" style:font-name-complex="Tahoma"/>
    </style:style>
    <style:style style:data-style-name="nd043eb" style:family="table-cell" style:name="a63b293">
      <style:table-cell-properties fo:border="1.0pt solid #000000" style:decimal-places="2"/>
      <style:paragraph-properties style:tab-stop-distance="1.25cm"/>
      <style:text-properties style:font-name="Arial" style:font-name-asian="Lucida Sans Unicode" style:font-name-complex="Tahoma"/>
    </style:style>
    <style:style style:data-style-name="nc83dd9" style:family="table-cell" style:name="a8dbe2c">
      <style:table-cell-properties fo:border="1.0pt solid #000000" style:decimal-places="2"/>
      <style:paragraph-properties style:tab-stop-distance="1.25cm"/>
      <style:text-properties style:font-name="Arial" style:font-name-asian="Lucida Sans Unicode" style:font-name-complex="Tahoma"/>
    </style:style>
    <style:style style:data-style-name="n04f267" style:family="table-cell" style:name="abddf4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d9f0b">
      <style:table-cell-properties fo:border="1.0pt solid #000000" style:decimal-places="2"/>
      <style:paragraph-properties style:tab-stop-distance="1.25cm"/>
      <style:text-properties style:font-name="Arial" style:font-name-asian="Lucida Sans Unicode" style:font-name-complex="Tahoma"/>
    </style:style>
    <style:style style:data-style-name="nb22b56" style:family="table-cell" style:name="a80cab7">
      <style:table-cell-properties fo:border="1.0pt solid #000000" style:decimal-places="2"/>
      <style:paragraph-properties style:tab-stop-distance="1.25cm"/>
      <style:text-properties style:font-name="Arial" style:font-name-asian="Lucida Sans Unicode" style:font-name-complex="Tahoma"/>
    </style:style>
    <style:style style:data-style-name="nb3e398" style:family="table-cell" style:name="a0735e7">
      <style:table-cell-properties fo:border="1.0pt solid #000000" style:decimal-places="2"/>
      <style:paragraph-properties style:tab-stop-distance="1.25cm"/>
      <style:text-properties style:font-name="Arial" style:font-name-asian="Lucida Sans Unicode" style:font-name-complex="Tahoma"/>
    </style:style>
    <style:style style:data-style-name="n14ca6d" style:family="table-cell" style:name="a6e262a">
      <style:table-cell-properties fo:border="1.0pt solid #000000" style:decimal-places="2"/>
      <style:paragraph-properties style:tab-stop-distance="1.25cm"/>
      <style:text-properties style:font-name="Arial" style:font-name-asian="Lucida Sans Unicode" style:font-name-complex="Tahoma"/>
    </style:style>
    <style:style style:data-style-name="ne0e09c" style:family="table-cell" style:name="a3860a0">
      <style:table-cell-properties fo:border="1.0pt solid #000000" style:decimal-places="2"/>
      <style:paragraph-properties style:tab-stop-distance="1.25cm"/>
      <style:text-properties style:font-name="Arial" style:font-name-asian="Lucida Sans Unicode" style:font-name-complex="Tahoma"/>
    </style:style>
    <style:style style:data-style-name="na91d21" style:family="table-cell" style:name="a1e9e90">
      <style:table-cell-properties fo:border="1.0pt solid #000000" style:decimal-places="2"/>
      <style:paragraph-properties style:tab-stop-distance="1.25cm"/>
      <style:text-properties style:font-name="Arial" style:font-name-asian="Lucida Sans Unicode" style:font-name-complex="Tahoma"/>
    </style:style>
    <style:style style:data-style-name="n641c69" style:family="table-cell" style:name="a201df5">
      <style:table-cell-properties fo:border="1.0pt solid #000000" style:decimal-places="2"/>
      <style:paragraph-properties style:tab-stop-distance="1.25cm"/>
      <style:text-properties style:font-name="Arial" style:font-name-asian="Lucida Sans Unicode" style:font-name-complex="Tahoma"/>
    </style:style>
    <style:style style:data-style-name="n73f1df" style:family="table-cell" style:name="a310931">
      <style:table-cell-properties fo:border="1.0pt solid #000000" style:decimal-places="2"/>
      <style:paragraph-properties style:tab-stop-distance="1.25cm"/>
      <style:text-properties style:font-name="Arial" style:font-name-asian="Lucida Sans Unicode" style:font-name-complex="Tahoma"/>
    </style:style>
    <style:style style:data-style-name="nbd748f" style:family="table-cell" style:name="ad37985">
      <style:table-cell-properties fo:border="1.0pt solid #000000" style:decimal-places="2"/>
      <style:paragraph-properties style:tab-stop-distance="1.25cm"/>
      <style:text-properties style:font-name="Arial" style:font-name-asian="Lucida Sans Unicode" style:font-name-complex="Tahoma"/>
    </style:style>
    <style:style style:data-style-name="ncf68c0" style:family="table-cell" style:name="adebaf2">
      <style:table-cell-properties fo:border="1.0pt solid #000000" style:decimal-places="2"/>
      <style:paragraph-properties style:tab-stop-distance="1.25cm"/>
      <style:text-properties style:font-name="Arial" style:font-name-asian="Lucida Sans Unicode" style:font-name-complex="Tahoma"/>
    </style:style>
    <style:style style:data-style-name="n9062e3" style:family="table-cell" style:name="a110e50">
      <style:table-cell-properties fo:border="1.0pt solid #000000" style:decimal-places="2"/>
      <style:paragraph-properties style:tab-stop-distance="1.25cm"/>
      <style:text-properties style:font-name="Arial" style:font-name-asian="Lucida Sans Unicode" style:font-name-complex="Tahoma"/>
    </style:style>
    <style:style style:data-style-name="n908097" style:family="table-cell" style:name="a347d6a">
      <style:table-cell-properties fo:border="1.0pt solid #000000" style:decimal-places="2"/>
      <style:paragraph-properties style:tab-stop-distance="1.25cm"/>
      <style:text-properties style:font-name="Arial" style:font-name-asian="Lucida Sans Unicode" style:font-name-complex="Tahoma"/>
    </style:style>
    <style:style style:data-style-name="n77dcf3" style:family="table-cell" style:name="aec023e">
      <style:table-cell-properties fo:border="1.0pt solid #000000" style:decimal-places="2"/>
      <style:paragraph-properties style:tab-stop-distance="1.25cm"/>
      <style:text-properties style:font-name="Arial" style:font-name-asian="Lucida Sans Unicode" style:font-name-complex="Tahoma"/>
    </style:style>
    <style:style style:data-style-name="n22abe0" style:family="table-cell" style:name="aeed88b">
      <style:table-cell-properties fo:border="1.0pt solid #000000" style:decimal-places="2"/>
      <style:paragraph-properties style:tab-stop-distance="1.25cm"/>
      <style:text-properties style:font-name="Arial" style:font-name-asian="Lucida Sans Unicode" style:font-name-complex="Tahoma"/>
    </style:style>
    <style:style style:data-style-name="n6bca70" style:family="table-cell" style:name="afa729f">
      <style:table-cell-properties fo:border="1.0pt solid #000000" style:decimal-places="2"/>
      <style:paragraph-properties style:tab-stop-distance="1.25cm"/>
      <style:text-properties style:font-name="Arial" style:font-name-asian="Lucida Sans Unicode" style:font-name-complex="Tahoma"/>
    </style:style>
    <style:style style:data-style-name="n7c8e37" style:family="table-cell" style:name="aa09edb">
      <style:table-cell-properties fo:border="1.0pt solid #000000" style:decimal-places="2"/>
      <style:paragraph-properties style:tab-stop-distance="1.25cm"/>
      <style:text-properties style:font-name="Arial" style:font-name-asian="Lucida Sans Unicode" style:font-name-complex="Tahoma"/>
    </style:style>
    <style:style style:data-style-name="ne65e6b" style:family="table-cell" style:name="a4a729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7155d">
      <style:table-cell-properties fo:border="1.0pt solid #000000" style:decimal-places="2"/>
      <style:paragraph-properties style:tab-stop-distance="1.25cm"/>
      <style:text-properties style:font-name="Arial" style:font-name-asian="Lucida Sans Unicode" style:font-name-complex="Tahoma"/>
    </style:style>
    <style:style style:data-style-name="nd965b0" style:family="table-cell" style:name="a4939c4">
      <style:table-cell-properties fo:border="1.0pt solid #000000" style:decimal-places="2"/>
      <style:paragraph-properties style:tab-stop-distance="1.25cm"/>
      <style:text-properties style:font-name="Arial" style:font-name-asian="Lucida Sans Unicode" style:font-name-complex="Tahoma"/>
    </style:style>
    <style:style style:data-style-name="n4a1d88" style:family="table-cell" style:name="a2eefb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33305">
      <style:table-cell-properties fo:border="1.0pt solid #000000" style:decimal-places="2"/>
      <style:paragraph-properties style:tab-stop-distance="1.25cm"/>
      <style:text-properties style:font-name="Arial" style:font-name-asian="Lucida Sans Unicode" style:font-name-complex="Tahoma"/>
    </style:style>
    <style:style style:data-style-name="nf03f71" style:family="table-cell" style:name="ae3ec16">
      <style:table-cell-properties fo:border="1.0pt solid #000000" style:decimal-places="2"/>
      <style:paragraph-properties style:tab-stop-distance="1.25cm"/>
      <style:text-properties style:font-name="Arial" style:font-name-asian="Lucida Sans Unicode" style:font-name-complex="Tahoma"/>
    </style:style>
    <style:style style:data-style-name="n741bea" style:family="table-cell" style:name="aa67fa5">
      <style:table-cell-properties fo:border="1.0pt solid #000000" style:decimal-places="2"/>
      <style:paragraph-properties style:tab-stop-distance="1.25cm"/>
      <style:text-properties style:font-name="Arial" style:font-name-asian="Lucida Sans Unicode" style:font-name-complex="Tahoma"/>
    </style:style>
    <style:style style:data-style-name="n2bcb11" style:family="table-cell" style:name="a89623e">
      <style:table-cell-properties fo:border="1.0pt solid #000000" style:decimal-places="2"/>
      <style:paragraph-properties style:tab-stop-distance="1.25cm"/>
      <style:text-properties style:font-name="Arial" style:font-name-asian="Lucida Sans Unicode" style:font-name-complex="Tahoma"/>
    </style:style>
    <style:style style:data-style-name="nfba1bc" style:family="table-cell" style:name="a357d89">
      <style:table-cell-properties fo:border="1.0pt solid #000000" style:decimal-places="2"/>
      <style:paragraph-properties style:tab-stop-distance="1.25cm"/>
      <style:text-properties style:font-name="Arial" style:font-name-asian="Lucida Sans Unicode" style:font-name-complex="Tahoma"/>
    </style:style>
    <style:style style:data-style-name="n762108" style:family="table-cell" style:name="a77d334">
      <style:table-cell-properties fo:border="1.0pt solid #000000" style:decimal-places="2"/>
      <style:paragraph-properties style:tab-stop-distance="1.25cm"/>
      <style:text-properties style:font-name="Arial" style:font-name-asian="Lucida Sans Unicode" style:font-name-complex="Tahoma"/>
    </style:style>
    <style:style style:data-style-name="n56b8bd" style:family="table-cell" style:name="ad92b60">
      <style:table-cell-properties fo:border="1.0pt solid #000000" style:decimal-places="2"/>
      <style:paragraph-properties style:tab-stop-distance="1.25cm"/>
      <style:text-properties style:font-name="Arial" style:font-name-asian="Lucida Sans Unicode" style:font-name-complex="Tahoma"/>
    </style:style>
    <style:style style:data-style-name="ne7ee16" style:family="table-cell" style:name="a71b7bc">
      <style:table-cell-properties fo:border="1.0pt solid #000000" style:decimal-places="2"/>
      <style:paragraph-properties style:tab-stop-distance="1.25cm"/>
      <style:text-properties style:font-name="Arial" style:font-name-asian="Lucida Sans Unicode" style:font-name-complex="Tahoma"/>
    </style:style>
    <style:style style:data-style-name="n7196c0" style:family="table-cell" style:name="af5279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3adee">
      <style:table-cell-properties fo:border="1.0pt solid #000000" style:decimal-places="2"/>
      <style:paragraph-properties style:tab-stop-distance="1.25cm"/>
      <style:text-properties style:font-name="Arial" style:font-name-asian="Lucida Sans Unicode" style:font-name-complex="Tahoma"/>
    </style:style>
    <style:style style:data-style-name="n32df35" style:family="table-cell" style:name="a25bbbb">
      <style:table-cell-properties fo:border="1.0pt solid #000000" style:decimal-places="2"/>
      <style:paragraph-properties style:tab-stop-distance="1.25cm"/>
      <style:text-properties style:font-name="Arial" style:font-name-asian="Lucida Sans Unicode" style:font-name-complex="Tahoma"/>
    </style:style>
    <style:style style:data-style-name="nbdcc41" style:family="table-cell" style:name="a78fdee">
      <style:table-cell-properties fo:border="1.0pt solid #000000" style:decimal-places="2"/>
      <style:paragraph-properties style:tab-stop-distance="1.25cm"/>
      <style:text-properties style:font-name="Arial" style:font-name-asian="Lucida Sans Unicode" style:font-name-complex="Tahoma"/>
    </style:style>
    <style:style style:data-style-name="n889a50" style:family="table-cell" style:name="a452f8b">
      <style:table-cell-properties fo:border="1.0pt solid #000000" style:decimal-places="2"/>
      <style:paragraph-properties style:tab-stop-distance="1.25cm"/>
      <style:text-properties style:font-name="Arial" style:font-name-asian="Lucida Sans Unicode" style:font-name-complex="Tahoma"/>
    </style:style>
    <style:style style:data-style-name="n3ca389" style:family="table-cell" style:name="aa07905">
      <style:table-cell-properties fo:border="1.0pt solid #000000" style:decimal-places="2"/>
      <style:paragraph-properties style:tab-stop-distance="1.25cm"/>
      <style:text-properties style:font-name="Arial" style:font-name-asian="Lucida Sans Unicode" style:font-name-complex="Tahoma"/>
    </style:style>
    <style:style style:data-style-name="n1472d3" style:family="table-cell" style:name="a45bbe9">
      <style:table-cell-properties fo:border="1.0pt solid #000000" style:decimal-places="2"/>
      <style:paragraph-properties style:tab-stop-distance="1.25cm"/>
      <style:text-properties style:font-name="Arial" style:font-name-asian="Lucida Sans Unicode" style:font-name-complex="Tahoma"/>
    </style:style>
    <style:style style:data-style-name="nc49be8" style:family="table-cell" style:name="a7e3589">
      <style:table-cell-properties fo:border="1.0pt solid #000000" style:decimal-places="2"/>
      <style:paragraph-properties style:tab-stop-distance="1.25cm"/>
      <style:text-properties style:font-name="Arial" style:font-name-asian="Lucida Sans Unicode" style:font-name-complex="Tahoma"/>
    </style:style>
    <style:style style:data-style-name="n16fe09" style:family="table-cell" style:name="a0a2751">
      <style:table-cell-properties fo:border="1.0pt solid #000000" style:decimal-places="2"/>
      <style:paragraph-properties style:tab-stop-distance="1.25cm"/>
      <style:text-properties style:font-name="Arial" style:font-name-asian="Lucida Sans Unicode" style:font-name-complex="Tahoma"/>
    </style:style>
    <style:style style:data-style-name="nfeb135" style:family="table-cell" style:name="ae7dd48">
      <style:table-cell-properties fo:border="1.0pt solid #000000" style:decimal-places="2"/>
      <style:paragraph-properties style:tab-stop-distance="1.25cm"/>
      <style:text-properties style:font-name="Arial" style:font-name-asian="Lucida Sans Unicode" style:font-name-complex="Tahoma"/>
    </style:style>
    <style:style style:data-style-name="n0a1085" style:family="table-cell" style:name="a059aa4">
      <style:table-cell-properties fo:border="1.0pt solid #000000" style:decimal-places="2"/>
      <style:paragraph-properties style:tab-stop-distance="1.25cm"/>
      <style:text-properties style:font-name="Arial" style:font-name-asian="Lucida Sans Unicode" style:font-name-complex="Tahoma"/>
    </style:style>
    <style:style style:data-style-name="n514be7" style:family="table-cell" style:name="a426b6d">
      <style:table-cell-properties fo:border="1.0pt solid #000000" style:decimal-places="2"/>
      <style:paragraph-properties style:tab-stop-distance="1.25cm"/>
      <style:text-properties style:font-name="Arial" style:font-name-asian="Lucida Sans Unicode" style:font-name-complex="Tahoma"/>
    </style:style>
    <style:style style:data-style-name="n7a9d0e" style:family="table-cell" style:name="a64d661">
      <style:table-cell-properties fo:border="1.0pt solid #000000" style:decimal-places="2"/>
      <style:paragraph-properties style:tab-stop-distance="1.25cm"/>
      <style:text-properties style:font-name="Arial" style:font-name-asian="Lucida Sans Unicode" style:font-name-complex="Tahoma"/>
    </style:style>
    <style:style style:data-style-name="n835e48" style:family="table-cell" style:name="a749204">
      <style:table-cell-properties fo:border="1.0pt solid #000000" style:decimal-places="2"/>
      <style:paragraph-properties style:tab-stop-distance="1.25cm"/>
      <style:text-properties style:font-name="Arial" style:font-name-asian="Lucida Sans Unicode" style:font-name-complex="Tahoma"/>
    </style:style>
    <style:style style:data-style-name="nccf415" style:family="table-cell" style:name="af4dd93">
      <style:table-cell-properties fo:border="1.0pt solid #000000" style:decimal-places="2"/>
      <style:paragraph-properties style:tab-stop-distance="1.25cm"/>
      <style:text-properties style:font-name="Arial" style:font-name-asian="Lucida Sans Unicode" style:font-name-complex="Tahoma"/>
    </style:style>
    <style:style style:data-style-name="n97bf49" style:family="table-cell" style:name="a1fceb1">
      <style:table-cell-properties fo:border="1.0pt solid #000000" style:decimal-places="2"/>
      <style:paragraph-properties style:tab-stop-distance="1.25cm"/>
      <style:text-properties style:font-name="Arial" style:font-name-asian="Lucida Sans Unicode" style:font-name-complex="Tahoma"/>
    </style:style>
    <style:style style:data-style-name="ne7435d" style:family="table-cell" style:name="a96ad16">
      <style:table-cell-properties fo:border="1.0pt solid #000000" style:decimal-places="2"/>
      <style:paragraph-properties style:tab-stop-distance="1.25cm"/>
      <style:text-properties style:font-name="Arial" style:font-name-asian="Lucida Sans Unicode" style:font-name-complex="Tahoma"/>
    </style:style>
    <style:style style:data-style-name="n9866b1" style:family="table-cell" style:name="aa6b928">
      <style:table-cell-properties fo:border="1.0pt solid #000000" style:decimal-places="2"/>
      <style:paragraph-properties style:tab-stop-distance="1.25cm"/>
      <style:text-properties style:font-name="Arial" style:font-name-asian="Lucida Sans Unicode" style:font-name-complex="Tahoma"/>
    </style:style>
    <style:style style:data-style-name="nf252b6" style:family="table-cell" style:name="a59eb01">
      <style:table-cell-properties fo:border="1.0pt solid #000000" style:decimal-places="2"/>
      <style:paragraph-properties style:tab-stop-distance="1.25cm"/>
      <style:text-properties style:font-name="Arial" style:font-name-asian="Lucida Sans Unicode" style:font-name-complex="Tahoma"/>
    </style:style>
    <style:style style:data-style-name="nffbec7" style:family="table-cell" style:name="a588d7c">
      <style:table-cell-properties fo:border="1.0pt solid #000000" style:decimal-places="2"/>
      <style:paragraph-properties style:tab-stop-distance="1.25cm"/>
      <style:text-properties style:font-name="Arial" style:font-name-asian="Lucida Sans Unicode" style:font-name-complex="Tahoma"/>
    </style:style>
    <style:style style:data-style-name="n09b236" style:family="table-cell" style:name="aeae343">
      <style:table-cell-properties fo:border="1.0pt solid #000000" style:decimal-places="2"/>
      <style:paragraph-properties style:tab-stop-distance="1.25cm"/>
      <style:text-properties style:font-name="Arial" style:font-name-asian="Lucida Sans Unicode" style:font-name-complex="Tahoma"/>
    </style:style>
    <style:style style:data-style-name="n35a702" style:family="table-cell" style:name="a439f56">
      <style:table-cell-properties fo:border="1.0pt solid #000000" style:decimal-places="2"/>
      <style:paragraph-properties style:tab-stop-distance="1.25cm"/>
      <style:text-properties style:font-name="Arial" style:font-name-asian="Lucida Sans Unicode" style:font-name-complex="Tahoma"/>
    </style:style>
    <style:style style:data-style-name="n64559e" style:family="table-cell" style:name="ac7e3de">
      <style:table-cell-properties fo:border="1.0pt solid #000000" style:decimal-places="2"/>
      <style:paragraph-properties style:tab-stop-distance="1.25cm"/>
      <style:text-properties style:font-name="Arial" style:font-name-asian="Lucida Sans Unicode" style:font-name-complex="Tahoma"/>
    </style:style>
    <style:style style:data-style-name="n59ff6b" style:family="table-cell" style:name="a8182b2">
      <style:table-cell-properties fo:border="1.0pt solid #000000" style:decimal-places="2"/>
      <style:paragraph-properties style:tab-stop-distance="1.25cm"/>
      <style:text-properties style:font-name="Arial" style:font-name-asian="Lucida Sans Unicode" style:font-name-complex="Tahoma"/>
    </style:style>
    <style:style style:data-style-name="n3f67db" style:family="table-cell" style:name="a305c29">
      <style:table-cell-properties fo:border="1.0pt solid #000000" style:decimal-places="2"/>
      <style:paragraph-properties style:tab-stop-distance="1.25cm"/>
      <style:text-properties style:font-name="Arial" style:font-name-asian="Lucida Sans Unicode" style:font-name-complex="Tahoma"/>
    </style:style>
    <style:style style:data-style-name="nf94f57" style:family="table-cell" style:name="acb89ab">
      <style:table-cell-properties fo:border="1.0pt solid #000000" style:decimal-places="2"/>
      <style:paragraph-properties style:tab-stop-distance="1.25cm"/>
      <style:text-properties style:font-name="Arial" style:font-name-asian="Lucida Sans Unicode" style:font-name-complex="Tahoma"/>
    </style:style>
    <style:style style:data-style-name="nf52cd7" style:family="table-cell" style:name="a4a481f">
      <style:table-cell-properties fo:border="1.0pt solid #000000" style:decimal-places="2"/>
      <style:paragraph-properties style:tab-stop-distance="1.25cm"/>
      <style:text-properties style:font-name="Arial" style:font-name-asian="Lucida Sans Unicode" style:font-name-complex="Tahoma"/>
    </style:style>
    <style:style style:data-style-name="nf619c7" style:family="table-cell" style:name="a43fe6c">
      <style:table-cell-properties fo:border="1.0pt solid #000000" style:decimal-places="2"/>
      <style:paragraph-properties style:tab-stop-distance="1.25cm"/>
      <style:text-properties style:font-name="Arial" style:font-name-asian="Lucida Sans Unicode" style:font-name-complex="Tahoma"/>
    </style:style>
    <style:style style:data-style-name="n1840c1" style:family="table-cell" style:name="af9a9ac">
      <style:table-cell-properties fo:border="1.0pt solid #000000" style:decimal-places="2"/>
      <style:paragraph-properties style:tab-stop-distance="1.25cm"/>
      <style:text-properties style:font-name="Arial" style:font-name-asian="Lucida Sans Unicode" style:font-name-complex="Tahoma"/>
    </style:style>
    <style:style style:data-style-name="nc99e5c" style:family="table-cell" style:name="a4b7b65">
      <style:table-cell-properties fo:border="1.0pt solid #000000" style:decimal-places="2"/>
      <style:paragraph-properties style:tab-stop-distance="1.25cm"/>
      <style:text-properties style:font-name="Arial" style:font-name-asian="Lucida Sans Unicode" style:font-name-complex="Tahoma"/>
    </style:style>
    <style:style style:data-style-name="n4fcd6d" style:family="table-cell" style:name="a175f5b">
      <style:table-cell-properties fo:border="1.0pt solid #000000" style:decimal-places="2"/>
      <style:paragraph-properties style:tab-stop-distance="1.25cm"/>
      <style:text-properties style:font-name="Arial" style:font-name-asian="Lucida Sans Unicode" style:font-name-complex="Tahoma"/>
    </style:style>
    <style:style style:data-style-name="ndb2c2b" style:family="table-cell" style:name="a11334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69c8ee">
      <style:table-cell-properties fo:border="1.0pt solid #000000" style:decimal-places="2"/>
      <style:paragraph-properties style:tab-stop-distance="1.25cm"/>
      <style:text-properties style:font-name="Arial" style:font-name-asian="Lucida Sans Unicode" style:font-name-complex="Tahoma"/>
    </style:style>
    <style:style style:data-style-name="n1d07cd" style:family="table-cell" style:name="a241d59">
      <style:table-cell-properties fo:border="1.0pt solid #000000" style:decimal-places="2"/>
      <style:paragraph-properties style:tab-stop-distance="1.25cm"/>
      <style:text-properties style:font-name="Arial" style:font-name-asian="Lucida Sans Unicode" style:font-name-complex="Tahoma"/>
    </style:style>
    <style:style style:data-style-name="n371343" style:family="table-cell" style:name="a1f9fc9">
      <style:table-cell-properties fo:border="1.0pt solid #000000" style:decimal-places="2"/>
      <style:paragraph-properties style:tab-stop-distance="1.25cm"/>
      <style:text-properties style:font-name="Arial" style:font-name-asian="Lucida Sans Unicode" style:font-name-complex="Tahoma"/>
    </style:style>
    <style:style style:data-style-name="n545a15" style:family="table-cell" style:name="a69126d">
      <style:table-cell-properties fo:border="1.0pt solid #000000" style:decimal-places="2"/>
      <style:paragraph-properties style:tab-stop-distance="1.25cm"/>
      <style:text-properties style:font-name="Arial" style:font-name-asian="Lucida Sans Unicode" style:font-name-complex="Tahoma"/>
    </style:style>
    <style:style style:data-style-name="n7b90f5" style:family="table-cell" style:name="acd7224">
      <style:table-cell-properties fo:border="1.0pt solid #000000" style:decimal-places="2"/>
      <style:paragraph-properties style:tab-stop-distance="1.25cm"/>
      <style:text-properties style:font-name="Arial" style:font-name-asian="Lucida Sans Unicode" style:font-name-complex="Tahoma"/>
    </style:style>
    <style:style style:data-style-name="n942d95" style:family="table-cell" style:name="a7a312d">
      <style:table-cell-properties fo:border="1.0pt solid #000000" style:decimal-places="2"/>
      <style:paragraph-properties style:tab-stop-distance="1.25cm"/>
      <style:text-properties style:font-name="Arial" style:font-name-asian="Lucida Sans Unicode" style:font-name-complex="Tahoma"/>
    </style:style>
    <style:style style:data-style-name="nee865c" style:family="table-cell" style:name="a9d8d81">
      <style:table-cell-properties fo:border="1.0pt solid #000000" style:decimal-places="2"/>
      <style:paragraph-properties style:tab-stop-distance="1.25cm"/>
      <style:text-properties style:font-name="Arial" style:font-name-asian="Lucida Sans Unicode" style:font-name-complex="Tahoma"/>
    </style:style>
    <style:style style:data-style-name="n1db40a" style:family="table-cell" style:name="a05a0a4">
      <style:table-cell-properties fo:border="1.0pt solid #000000" style:decimal-places="2"/>
      <style:paragraph-properties style:tab-stop-distance="1.25cm"/>
      <style:text-properties style:font-name="Arial" style:font-name-asian="Lucida Sans Unicode" style:font-name-complex="Tahoma"/>
    </style:style>
    <style:style style:data-style-name="n7e07c4" style:family="table-cell" style:name="aa215c9">
      <style:table-cell-properties fo:border="1.0pt solid #000000" style:decimal-places="2"/>
      <style:paragraph-properties style:tab-stop-distance="1.25cm"/>
      <style:text-properties style:font-name="Arial" style:font-name-asian="Lucida Sans Unicode" style:font-name-complex="Tahoma"/>
    </style:style>
    <style:style style:data-style-name="n273bb6" style:family="table-cell" style:name="a683a76">
      <style:table-cell-properties fo:border="1.0pt solid #000000" style:decimal-places="2"/>
      <style:paragraph-properties style:tab-stop-distance="1.25cm"/>
      <style:text-properties style:font-name="Arial" style:font-name-asian="Lucida Sans Unicode" style:font-name-complex="Tahoma"/>
    </style:style>
    <style:style style:data-style-name="nc2fb44" style:family="table-cell" style:name="afecc16">
      <style:table-cell-properties fo:border="1.0pt solid #000000" style:decimal-places="2"/>
      <style:paragraph-properties style:tab-stop-distance="1.25cm"/>
      <style:text-properties style:font-name="Arial" style:font-name-asian="Lucida Sans Unicode" style:font-name-complex="Tahoma"/>
    </style:style>
    <style:style style:data-style-name="nf2965c" style:family="table-cell" style:name="a930ddf">
      <style:table-cell-properties fo:border="1.0pt solid #000000" style:decimal-places="2"/>
      <style:paragraph-properties style:tab-stop-distance="1.25cm"/>
      <style:text-properties style:font-name="Arial" style:font-name-asian="Lucida Sans Unicode" style:font-name-complex="Tahoma"/>
    </style:style>
    <style:style style:data-style-name="nf69dd7" style:family="table-cell" style:name="af4e118">
      <style:table-cell-properties fo:border="1.0pt solid #000000" style:decimal-places="2"/>
      <style:paragraph-properties style:tab-stop-distance="1.25cm"/>
      <style:text-properties style:font-name="Arial" style:font-name-asian="Lucida Sans Unicode" style:font-name-complex="Tahoma"/>
    </style:style>
    <style:style style:data-style-name="n937a4c" style:family="table-cell" style:name="a94478e">
      <style:table-cell-properties fo:border="1.0pt solid #000000" style:decimal-places="2"/>
      <style:paragraph-properties style:tab-stop-distance="1.25cm"/>
      <style:text-properties style:font-name="Arial" style:font-name-asian="Lucida Sans Unicode" style:font-name-complex="Tahoma"/>
    </style:style>
    <style:style style:data-style-name="n597bb0" style:family="table-cell" style:name="a1c5c7d">
      <style:table-cell-properties fo:border="1.0pt solid #000000" style:decimal-places="2"/>
      <style:paragraph-properties style:tab-stop-distance="1.25cm"/>
      <style:text-properties style:font-name="Arial" style:font-name-asian="Lucida Sans Unicode" style:font-name-complex="Tahoma"/>
    </style:style>
    <style:style style:data-style-name="ndd5138" style:family="table-cell" style:name="a9c19e5">
      <style:table-cell-properties fo:border="1.0pt solid #000000" style:decimal-places="2"/>
      <style:paragraph-properties style:tab-stop-distance="1.25cm"/>
      <style:text-properties style:font-name="Arial" style:font-name-asian="Lucida Sans Unicode" style:font-name-complex="Tahoma"/>
    </style:style>
    <style:style style:data-style-name="n1e03d3" style:family="table-cell" style:name="a3563e3">
      <style:table-cell-properties fo:border="1.0pt solid #000000" style:decimal-places="2"/>
      <style:paragraph-properties style:tab-stop-distance="1.25cm"/>
      <style:text-properties style:font-name="Arial" style:font-name-asian="Lucida Sans Unicode" style:font-name-complex="Tahoma"/>
    </style:style>
    <style:style style:data-style-name="ne05ad5" style:family="table-cell" style:name="a800451">
      <style:table-cell-properties fo:border="1.0pt solid #000000" style:decimal-places="2"/>
      <style:paragraph-properties style:tab-stop-distance="1.25cm"/>
      <style:text-properties style:font-name="Arial" style:font-name-asian="Lucida Sans Unicode" style:font-name-complex="Tahoma"/>
    </style:style>
    <style:style style:data-style-name="nf2b060" style:family="table-cell" style:name="abd413e">
      <style:table-cell-properties fo:border="1.0pt solid #000000" style:decimal-places="2"/>
      <style:paragraph-properties style:tab-stop-distance="1.25cm"/>
      <style:text-properties style:font-name="Arial" style:font-name-asian="Lucida Sans Unicode" style:font-name-complex="Tahoma"/>
    </style:style>
    <style:style style:data-style-name="nafdb17" style:family="table-cell" style:name="af98fa0">
      <style:table-cell-properties fo:border="1.0pt solid #000000" style:decimal-places="2"/>
      <style:paragraph-properties style:tab-stop-distance="1.25cm"/>
      <style:text-properties style:font-name="Arial" style:font-name-asian="Lucida Sans Unicode" style:font-name-complex="Tahoma"/>
    </style:style>
    <style:style style:data-style-name="nee4642" style:family="table-cell" style:name="ab0b1a6">
      <style:table-cell-properties fo:border="1.0pt solid #000000" style:decimal-places="2"/>
      <style:paragraph-properties style:tab-stop-distance="1.25cm"/>
      <style:text-properties style:font-name="Arial" style:font-name-asian="Lucida Sans Unicode" style:font-name-complex="Tahoma"/>
    </style:style>
    <style:style style:data-style-name="n44619b" style:family="table-cell" style:name="ac4809a">
      <style:table-cell-properties fo:border="1.0pt solid #000000" style:decimal-places="2"/>
      <style:paragraph-properties style:tab-stop-distance="1.25cm"/>
      <style:text-properties style:font-name="Arial" style:font-name-asian="Lucida Sans Unicode" style:font-name-complex="Tahoma"/>
    </style:style>
    <style:style style:data-style-name="na27c24" style:family="table-cell" style:name="acc0301">
      <style:table-cell-properties fo:border="1.0pt solid #000000" style:decimal-places="2"/>
      <style:paragraph-properties style:tab-stop-distance="1.25cm"/>
      <style:text-properties style:font-name="Arial" style:font-name-asian="Lucida Sans Unicode" style:font-name-complex="Tahoma"/>
    </style:style>
    <style:style style:data-style-name="n60c61f" style:family="table-cell" style:name="a62e148">
      <style:table-cell-properties fo:border="1.0pt solid #000000" style:decimal-places="2"/>
      <style:paragraph-properties style:tab-stop-distance="1.25cm"/>
      <style:text-properties style:font-name="Arial" style:font-name-asian="Lucida Sans Unicode" style:font-name-complex="Tahoma"/>
    </style:style>
    <style:style style:data-style-name="n761207" style:family="table-cell" style:name="aeb1800">
      <style:table-cell-properties fo:border="1.0pt solid #000000" style:decimal-places="2"/>
      <style:paragraph-properties style:tab-stop-distance="1.25cm"/>
      <style:text-properties style:font-name="Arial" style:font-name-asian="Lucida Sans Unicode" style:font-name-complex="Tahoma"/>
    </style:style>
    <style:style style:data-style-name="n58c3dd" style:family="table-cell" style:name="a6e5497">
      <style:table-cell-properties fo:border="1.0pt solid #000000" style:decimal-places="2"/>
      <style:paragraph-properties style:tab-stop-distance="1.25cm"/>
      <style:text-properties style:font-name="Arial" style:font-name-asian="Lucida Sans Unicode" style:font-name-complex="Tahoma"/>
    </style:style>
    <style:style style:data-style-name="nf4845c" style:family="table-cell" style:name="a7ccf61">
      <style:table-cell-properties fo:border="1.0pt solid #000000" style:decimal-places="2"/>
      <style:paragraph-properties style:tab-stop-distance="1.25cm"/>
      <style:text-properties style:font-name="Arial" style:font-name-asian="Lucida Sans Unicode" style:font-name-complex="Tahoma"/>
    </style:style>
    <style:style style:data-style-name="nc4d5ee" style:family="table-cell" style:name="ab52f5e">
      <style:table-cell-properties fo:border="1.0pt solid #000000" style:decimal-places="2"/>
      <style:paragraph-properties style:tab-stop-distance="1.25cm"/>
      <style:text-properties style:font-name="Arial" style:font-name-asian="Lucida Sans Unicode" style:font-name-complex="Tahoma"/>
    </style:style>
    <style:style style:data-style-name="n7c0e51" style:family="table-cell" style:name="af7c46b">
      <style:table-cell-properties fo:border="1.0pt solid #000000" style:decimal-places="2"/>
      <style:paragraph-properties style:tab-stop-distance="1.25cm"/>
      <style:text-properties style:font-name="Arial" style:font-name-asian="Lucida Sans Unicode" style:font-name-complex="Tahoma"/>
    </style:style>
    <style:style style:data-style-name="nd14b2d" style:family="table-cell" style:name="ada0ce8">
      <style:table-cell-properties fo:border="1.0pt solid #000000" style:decimal-places="2"/>
      <style:paragraph-properties style:tab-stop-distance="1.25cm"/>
      <style:text-properties style:font-name="Arial" style:font-name-asian="Lucida Sans Unicode" style:font-name-complex="Tahoma"/>
    </style:style>
    <style:style style:data-style-name="n40aba2" style:family="table-cell" style:name="adf2c14">
      <style:table-cell-properties fo:border="1.0pt solid #000000" style:decimal-places="2"/>
      <style:paragraph-properties style:tab-stop-distance="1.25cm"/>
      <style:text-properties style:font-name="Arial" style:font-name-asian="Lucida Sans Unicode" style:font-name-complex="Tahoma"/>
    </style:style>
    <style:style style:data-style-name="na3f336" style:family="table-cell" style:name="a25447c">
      <style:table-cell-properties fo:border="1.0pt solid #000000" style:decimal-places="2"/>
      <style:paragraph-properties style:tab-stop-distance="1.25cm"/>
      <style:text-properties style:font-name="Arial" style:font-name-asian="Lucida Sans Unicode" style:font-name-complex="Tahoma"/>
    </style:style>
    <style:style style:data-style-name="n880c7c" style:family="table-cell" style:name="abef34e">
      <style:table-cell-properties fo:border="1.0pt solid #000000" style:decimal-places="2"/>
      <style:paragraph-properties style:tab-stop-distance="1.25cm"/>
      <style:text-properties style:font-name="Arial" style:font-name-asian="Lucida Sans Unicode" style:font-name-complex="Tahoma"/>
    </style:style>
    <number:number-style style:name="nc4089a">
      <number:number number:decimal-places="2" number:grouping="true" number:min-integer-digits="1"/>
    </number:number-style>
    <number:number-style style:name="nfb7860">
      <number:number number:decimal-places="2" number:grouping="true" number:min-integer-digits="1"/>
    </number:number-style>
    <number:number-style style:name="nd84fe6">
      <number:number number:decimal-places="2" number:grouping="true" number:min-integer-digits="1"/>
    </number:number-style>
    <number:number-style style:name="ndc8257">
      <number:number number:decimal-places="2" number:grouping="true" number:min-integer-digits="1"/>
    </number:number-style>
    <number:number-style style:name="nba32e1">
      <number:number number:decimal-places="2" number:grouping="true" number:min-integer-digits="1"/>
    </number:number-style>
    <number:number-style style:name="na9b6e3">
      <number:number number:decimal-places="2" number:grouping="true" number:min-integer-digits="1"/>
    </number:number-style>
    <number:number-style style:name="n4e68fe">
      <number:number number:decimal-places="2" number:grouping="true" number:min-integer-digits="1"/>
    </number:number-style>
    <number:number-style style:name="n620032">
      <number:number number:decimal-places="2" number:grouping="true" number:min-integer-digits="1"/>
    </number:number-style>
    <number:number-style style:name="nc142af">
      <number:number number:decimal-places="2" number:grouping="true" number:min-integer-digits="1"/>
    </number:number-style>
    <number:number-style style:name="nc459a8">
      <number:number number:decimal-places="2" number:grouping="true" number:min-integer-digits="1"/>
    </number:number-style>
    <number:number-style style:name="na12575">
      <number:number number:decimal-places="2" number:grouping="true" number:min-integer-digits="1"/>
    </number:number-style>
    <number:number-style style:name="n50937c">
      <number:number number:decimal-places="2" number:grouping="true" number:min-integer-digits="1"/>
    </number:number-style>
    <number:number-style style:name="nca6a12">
      <number:number number:decimal-places="2" number:grouping="true" number:min-integer-digits="1"/>
    </number:number-style>
    <number:number-style style:name="n370a8f">
      <number:number number:decimal-places="2" number:grouping="true" number:min-integer-digits="1"/>
    </number:number-style>
    <number:number-style style:name="nd7cc5f">
      <number:number number:decimal-places="2" number:grouping="true" number:min-integer-digits="1"/>
    </number:number-style>
    <number:number-style style:name="n10531c">
      <number:number number:decimal-places="2" number:grouping="true" number:min-integer-digits="1"/>
    </number:number-style>
    <number:number-style style:name="n899f6f">
      <number:number number:decimal-places="2" number:grouping="true" number:min-integer-digits="1"/>
    </number:number-style>
    <number:number-style style:name="naeaa03">
      <number:number number:decimal-places="2" number:grouping="true" number:min-integer-digits="1"/>
    </number:number-style>
    <number:number-style style:name="n79f006">
      <number:number number:decimal-places="2" number:grouping="true" number:min-integer-digits="1"/>
    </number:number-style>
    <number:number-style style:name="n83e9da">
      <number:number number:decimal-places="2" number:grouping="true" number:min-integer-digits="1"/>
    </number:number-style>
    <number:number-style style:name="n57ea7b">
      <number:number number:decimal-places="2" number:grouping="true" number:min-integer-digits="1"/>
    </number:number-style>
    <number:number-style style:name="n5cfe00">
      <number:number number:decimal-places="2" number:grouping="true" number:min-integer-digits="1"/>
    </number:number-style>
    <number:number-style style:name="n187899">
      <number:number number:decimal-places="2" number:grouping="true" number:min-integer-digits="1"/>
    </number:number-style>
    <number:number-style style:name="n989f54">
      <number:number number:decimal-places="2" number:grouping="true" number:min-integer-digits="1"/>
    </number:number-style>
    <number:number-style style:name="n105f14">
      <number:number number:decimal-places="2" number:grouping="true" number:min-integer-digits="1"/>
    </number:number-style>
    <number:number-style style:name="n57cb69">
      <number:number number:decimal-places="2" number:grouping="true" number:min-integer-digits="1"/>
    </number:number-style>
    <number:number-style style:name="nbc69a3">
      <number:number number:decimal-places="2" number:grouping="true" number:min-integer-digits="1"/>
    </number:number-style>
    <number:number-style style:name="n5c2036">
      <number:number number:decimal-places="2" number:grouping="true" number:min-integer-digits="1"/>
    </number:number-style>
    <number:number-style style:name="n41afdf">
      <number:number number:decimal-places="2" number:grouping="true" number:min-integer-digits="1"/>
    </number:number-style>
    <number:number-style style:name="n9853b0">
      <number:number number:decimal-places="2" number:grouping="true" number:min-integer-digits="1"/>
    </number:number-style>
    <number:number-style style:name="n09ec5b">
      <number:number number:decimal-places="2" number:grouping="true" number:min-integer-digits="1"/>
    </number:number-style>
    <number:number-style style:name="nb29fcc">
      <number:number number:decimal-places="2" number:grouping="true" number:min-integer-digits="1"/>
    </number:number-style>
    <number:number-style style:name="na182be">
      <number:number number:decimal-places="2" number:grouping="true" number:min-integer-digits="1"/>
    </number:number-style>
    <number:number-style style:name="n8570cd">
      <number:number number:decimal-places="2" number:grouping="true" number:min-integer-digits="1"/>
    </number:number-style>
    <number:number-style style:name="n6d68b7">
      <number:number number:decimal-places="2" number:grouping="true" number:min-integer-digits="1"/>
    </number:number-style>
    <number:number-style style:name="nc12ce3">
      <number:number number:decimal-places="2" number:grouping="true" number:min-integer-digits="1"/>
    </number:number-style>
    <number:number-style style:name="n69f113">
      <number:number number:decimal-places="2" number:grouping="true" number:min-integer-digits="1"/>
    </number:number-style>
    <number:number-style style:name="n3fc983">
      <number:number number:decimal-places="2" number:grouping="true" number:min-integer-digits="1"/>
    </number:number-style>
    <number:number-style style:name="nd7b75e">
      <number:number number:decimal-places="2" number:grouping="true" number:min-integer-digits="1"/>
    </number:number-style>
    <number:number-style style:name="n0153f2">
      <number:number number:decimal-places="2" number:grouping="true" number:min-integer-digits="1"/>
    </number:number-style>
    <number:number-style style:name="n2cddce">
      <number:number number:decimal-places="2" number:grouping="true" number:min-integer-digits="1"/>
    </number:number-style>
    <number:number-style style:name="n9cd7f4">
      <number:number number:decimal-places="2" number:grouping="true" number:min-integer-digits="1"/>
    </number:number-style>
    <number:number-style style:name="n65b65c">
      <number:number number:decimal-places="2" number:grouping="true" number:min-integer-digits="1"/>
    </number:number-style>
    <number:number-style style:name="nbc6899">
      <number:number number:decimal-places="2" number:grouping="true" number:min-integer-digits="1"/>
    </number:number-style>
    <number:number-style style:name="nb40b52">
      <number:number number:decimal-places="2" number:grouping="true" number:min-integer-digits="1"/>
    </number:number-style>
    <number:number-style style:name="ndabc8d">
      <number:number number:decimal-places="2" number:grouping="true" number:min-integer-digits="1"/>
    </number:number-style>
    <number:number-style style:name="ncecab1">
      <number:number number:decimal-places="2" number:grouping="true" number:min-integer-digits="1"/>
    </number:number-style>
    <number:number-style style:name="n5e1077">
      <number:number number:decimal-places="2" number:grouping="true" number:min-integer-digits="1"/>
    </number:number-style>
    <number:number-style style:name="nb81b2b">
      <number:number number:decimal-places="2" number:grouping="true" number:min-integer-digits="1"/>
    </number:number-style>
    <number:number-style style:name="n9c173b">
      <number:number number:decimal-places="2" number:grouping="true" number:min-integer-digits="1"/>
    </number:number-style>
    <number:number-style style:name="n9d18a9">
      <number:number number:decimal-places="2" number:grouping="true" number:min-integer-digits="1"/>
    </number:number-style>
    <number:number-style style:name="na6e93e">
      <number:number number:decimal-places="2" number:grouping="true" number:min-integer-digits="1"/>
    </number:number-style>
    <number:number-style style:name="n93e189">
      <number:number number:decimal-places="2" number:grouping="true" number:min-integer-digits="1"/>
    </number:number-style>
    <number:number-style style:name="na860ec">
      <number:number number:decimal-places="2" number:grouping="true" number:min-integer-digits="1"/>
    </number:number-style>
    <number:number-style style:name="n017d0a">
      <number:number number:decimal-places="2" number:grouping="true" number:min-integer-digits="1"/>
    </number:number-style>
    <number:number-style style:name="n49642a">
      <number:number number:decimal-places="2" number:grouping="true" number:min-integer-digits="1"/>
    </number:number-style>
    <number:number-style style:name="n9cb69a">
      <number:number number:decimal-places="2" number:grouping="true" number:min-integer-digits="1"/>
    </number:number-style>
    <number:number-style style:name="n427f6f">
      <number:number number:decimal-places="2" number:grouping="true" number:min-integer-digits="1"/>
    </number:number-style>
    <number:number-style style:name="n8c9107">
      <number:number number:decimal-places="2" number:grouping="true" number:min-integer-digits="1"/>
    </number:number-style>
    <number:number-style style:name="ne430b9">
      <number:number number:decimal-places="2" number:grouping="true" number:min-integer-digits="1"/>
    </number:number-style>
    <number:number-style style:name="n73afa8">
      <number:number number:decimal-places="2" number:grouping="true" number:min-integer-digits="1"/>
    </number:number-style>
    <number:number-style style:name="na48d91">
      <number:number number:decimal-places="2" number:grouping="true" number:min-integer-digits="1"/>
    </number:number-style>
    <number:number-style style:name="n354316">
      <number:number number:decimal-places="2" number:grouping="true" number:min-integer-digits="1"/>
    </number:number-style>
    <number:number-style style:name="n9ed0c2">
      <number:number number:decimal-places="2" number:grouping="true" number:min-integer-digits="1"/>
    </number:number-style>
    <number:number-style style:name="n76ea0c">
      <number:number number:decimal-places="2" number:grouping="true" number:min-integer-digits="1"/>
    </number:number-style>
    <number:number-style style:name="n55119b">
      <number:number number:decimal-places="2" number:grouping="true" number:min-integer-digits="1"/>
    </number:number-style>
    <number:number-style style:name="ndcce7d">
      <number:number number:decimal-places="2" number:grouping="true" number:min-integer-digits="1"/>
    </number:number-style>
    <number:number-style style:name="ne62fc7">
      <number:number number:decimal-places="2" number:grouping="true" number:min-integer-digits="1"/>
    </number:number-style>
    <number:number-style style:name="n7551f2">
      <number:number number:decimal-places="2" number:grouping="true" number:min-integer-digits="1"/>
    </number:number-style>
    <number:number-style style:name="n971c12">
      <number:number number:decimal-places="2" number:grouping="true" number:min-integer-digits="1"/>
    </number:number-style>
    <number:number-style style:name="nef1bc9">
      <number:number number:decimal-places="2" number:grouping="true" number:min-integer-digits="1"/>
    </number:number-style>
    <number:number-style style:name="ne857af">
      <number:number number:decimal-places="2" number:grouping="true" number:min-integer-digits="1"/>
    </number:number-style>
    <number:number-style style:name="nea8eeb">
      <number:number number:decimal-places="2" number:grouping="true" number:min-integer-digits="1"/>
    </number:number-style>
    <number:number-style style:name="n2c08d5">
      <number:number number:decimal-places="2" number:grouping="true" number:min-integer-digits="1"/>
    </number:number-style>
    <number:number-style style:name="nd5d401">
      <number:number number:decimal-places="2" number:grouping="true" number:min-integer-digits="1"/>
    </number:number-style>
    <number:number-style style:name="n779cc0">
      <number:number number:decimal-places="2" number:grouping="true" number:min-integer-digits="1"/>
    </number:number-style>
    <number:number-style style:name="n54004f">
      <number:number number:decimal-places="2" number:grouping="true" number:min-integer-digits="1"/>
    </number:number-style>
    <number:number-style style:name="nfadc7a">
      <number:number number:decimal-places="2" number:grouping="true" number:min-integer-digits="1"/>
    </number:number-style>
    <number:number-style style:name="nb3b0b1">
      <number:number number:decimal-places="2" number:grouping="true" number:min-integer-digits="1"/>
    </number:number-style>
    <number:number-style style:name="needaeb">
      <number:number number:decimal-places="2" number:grouping="true" number:min-integer-digits="1"/>
    </number:number-style>
    <number:number-style style:name="na2f36d">
      <number:number number:decimal-places="2" number:grouping="true" number:min-integer-digits="1"/>
    </number:number-style>
    <number:number-style style:name="nf67810">
      <number:number number:decimal-places="2" number:grouping="true" number:min-integer-digits="1"/>
    </number:number-style>
    <number:number-style style:name="n44d2c9">
      <number:number number:decimal-places="2" number:grouping="true" number:min-integer-digits="1"/>
    </number:number-style>
    <number:number-style style:name="n899e71">
      <number:number number:decimal-places="2" number:grouping="true" number:min-integer-digits="1"/>
    </number:number-style>
    <number:number-style style:name="n6b7d96">
      <number:number number:decimal-places="2" number:grouping="true" number:min-integer-digits="1"/>
    </number:number-style>
    <number:number-style style:name="nc91d1c">
      <number:number number:decimal-places="2" number:grouping="true" number:min-integer-digits="1"/>
    </number:number-style>
    <number:number-style style:name="nd02a40">
      <number:number number:decimal-places="2" number:grouping="true" number:min-integer-digits="1"/>
    </number:number-style>
    <number:number-style style:name="n6451ca">
      <number:number number:decimal-places="2" number:grouping="true" number:min-integer-digits="1"/>
    </number:number-style>
    <number:number-style style:name="n32a3e6">
      <number:number number:decimal-places="2" number:grouping="true" number:min-integer-digits="1"/>
    </number:number-style>
    <number:number-style style:name="n60fbf1">
      <number:number number:decimal-places="2" number:grouping="true" number:min-integer-digits="1"/>
    </number:number-style>
    <number:number-style style:name="ncd3898">
      <number:number number:decimal-places="2" number:grouping="true" number:min-integer-digits="1"/>
    </number:number-style>
    <number:number-style style:name="n01cae8">
      <number:number number:decimal-places="2" number:grouping="true" number:min-integer-digits="1"/>
    </number:number-style>
    <number:number-style style:name="n29bae8">
      <number:number number:decimal-places="2" number:grouping="true" number:min-integer-digits="1"/>
    </number:number-style>
    <number:number-style style:name="n76c65c">
      <number:number number:decimal-places="2" number:grouping="true" number:min-integer-digits="1"/>
    </number:number-style>
    <number:number-style style:name="n40b821">
      <number:number number:decimal-places="2" number:grouping="true" number:min-integer-digits="1"/>
    </number:number-style>
    <number:number-style style:name="nc4d1c5">
      <number:number number:decimal-places="2" number:grouping="true" number:min-integer-digits="1"/>
    </number:number-style>
    <number:number-style style:name="nb8280e">
      <number:number number:decimal-places="2" number:grouping="true" number:min-integer-digits="1"/>
    </number:number-style>
    <number:number-style style:name="n8c8094">
      <number:number number:decimal-places="2" number:grouping="true" number:min-integer-digits="1"/>
    </number:number-style>
    <number:number-style style:name="nd9f214">
      <number:number number:decimal-places="2" number:grouping="true" number:min-integer-digits="1"/>
    </number:number-style>
    <number:number-style style:name="n457a42">
      <number:number number:decimal-places="2" number:grouping="true" number:min-integer-digits="1"/>
    </number:number-style>
    <number:number-style style:name="n6feef1">
      <number:number number:decimal-places="2" number:grouping="true" number:min-integer-digits="1"/>
    </number:number-style>
    <number:number-style style:name="nb00a86">
      <number:number number:decimal-places="2" number:grouping="true" number:min-integer-digits="1"/>
    </number:number-style>
    <number:number-style style:name="n89cd85">
      <number:number number:decimal-places="2" number:grouping="true" number:min-integer-digits="1"/>
    </number:number-style>
    <number:number-style style:name="ncb6b53">
      <number:number number:decimal-places="2" number:grouping="true" number:min-integer-digits="1"/>
    </number:number-style>
    <number:number-style style:name="n6cb461">
      <number:number number:decimal-places="2" number:grouping="true" number:min-integer-digits="1"/>
    </number:number-style>
    <number:number-style style:name="n821b66">
      <number:number number:decimal-places="2" number:grouping="true" number:min-integer-digits="1"/>
    </number:number-style>
    <number:number-style style:name="na3e111">
      <number:number number:decimal-places="2" number:grouping="true" number:min-integer-digits="1"/>
    </number:number-style>
    <number:number-style style:name="n7f6d80">
      <number:number number:decimal-places="2" number:grouping="true" number:min-integer-digits="1"/>
    </number:number-style>
    <number:number-style style:name="na82149">
      <number:number number:decimal-places="2" number:grouping="true" number:min-integer-digits="1"/>
    </number:number-style>
    <number:number-style style:name="n9fa99b">
      <number:number number:decimal-places="2" number:grouping="true" number:min-integer-digits="1"/>
    </number:number-style>
    <number:number-style style:name="n991175">
      <number:number number:decimal-places="2" number:grouping="true" number:min-integer-digits="1"/>
    </number:number-style>
    <number:number-style style:name="n17dab3">
      <number:number number:decimal-places="2" number:grouping="true" number:min-integer-digits="1"/>
    </number:number-style>
    <number:number-style style:name="n81cf61">
      <number:number number:decimal-places="2" number:grouping="true" number:min-integer-digits="1"/>
    </number:number-style>
    <number:number-style style:name="n90f8f0">
      <number:number number:decimal-places="2" number:grouping="true" number:min-integer-digits="1"/>
    </number:number-style>
    <number:number-style style:name="n0286e0">
      <number:number number:decimal-places="2" number:grouping="true" number:min-integer-digits="1"/>
    </number:number-style>
    <number:number-style style:name="ndcc953">
      <number:number number:decimal-places="2" number:grouping="true" number:min-integer-digits="1"/>
    </number:number-style>
    <number:number-style style:name="n9429b4">
      <number:number number:decimal-places="2" number:grouping="true" number:min-integer-digits="1"/>
    </number:number-style>
    <number:number-style style:name="ncec920">
      <number:number number:decimal-places="2" number:grouping="true" number:min-integer-digits="1"/>
    </number:number-style>
    <number:number-style style:name="n030322">
      <number:number number:decimal-places="2" number:grouping="true" number:min-integer-digits="1"/>
    </number:number-style>
    <number:number-style style:name="ne20cba">
      <number:number number:decimal-places="2" number:grouping="true" number:min-integer-digits="1"/>
    </number:number-style>
    <number:number-style style:name="nf2eaec">
      <number:number number:decimal-places="2" number:grouping="true" number:min-integer-digits="1"/>
    </number:number-style>
    <number:number-style style:name="n435ea9">
      <number:number number:decimal-places="2" number:grouping="true" number:min-integer-digits="1"/>
    </number:number-style>
    <number:number-style style:name="nfbe2a3">
      <number:number number:decimal-places="2" number:grouping="true" number:min-integer-digits="1"/>
    </number:number-style>
    <number:number-style style:name="n3e64ee">
      <number:number number:decimal-places="2" number:grouping="true" number:min-integer-digits="1"/>
    </number:number-style>
    <number:number-style style:name="n1b237d">
      <number:number number:decimal-places="2" number:grouping="true" number:min-integer-digits="1"/>
    </number:number-style>
    <number:number-style style:name="nea5ff2">
      <number:number number:decimal-places="2" number:grouping="true" number:min-integer-digits="1"/>
    </number:number-style>
    <number:number-style style:name="n325232">
      <number:number number:decimal-places="2" number:grouping="true" number:min-integer-digits="1"/>
    </number:number-style>
    <number:number-style style:name="nd877ac">
      <number:number number:decimal-places="2" number:grouping="true" number:min-integer-digits="1"/>
    </number:number-style>
    <number:number-style style:name="n2ff18e">
      <number:number number:decimal-places="2" number:grouping="true" number:min-integer-digits="1"/>
    </number:number-style>
    <number:number-style style:name="nd7c0c4">
      <number:number number:decimal-places="2" number:grouping="true" number:min-integer-digits="1"/>
    </number:number-style>
    <number:number-style style:name="n48839c">
      <number:number number:decimal-places="2" number:grouping="true" number:min-integer-digits="1"/>
    </number:number-style>
    <number:number-style style:name="n1b6cd3">
      <number:number number:decimal-places="2" number:grouping="true" number:min-integer-digits="1"/>
    </number:number-style>
    <number:number-style style:name="n9a54c1">
      <number:number number:decimal-places="2" number:grouping="true" number:min-integer-digits="1"/>
    </number:number-style>
    <number:number-style style:name="nfb3610">
      <number:number number:decimal-places="2" number:grouping="true" number:min-integer-digits="1"/>
    </number:number-style>
    <number:number-style style:name="n5deb16">
      <number:number number:decimal-places="2" number:grouping="true" number:min-integer-digits="1"/>
    </number:number-style>
    <number:number-style style:name="n864803">
      <number:number number:decimal-places="2" number:grouping="true" number:min-integer-digits="1"/>
    </number:number-style>
    <number:number-style style:name="nc5c7c8">
      <number:number number:decimal-places="2" number:grouping="true" number:min-integer-digits="1"/>
    </number:number-style>
    <number:number-style style:name="n6aec04">
      <number:number number:decimal-places="2" number:grouping="true" number:min-integer-digits="1"/>
    </number:number-style>
    <number:number-style style:name="n40cf7a">
      <number:number number:decimal-places="2" number:grouping="true" number:min-integer-digits="1"/>
    </number:number-style>
    <number:number-style style:name="n9259a8">
      <number:number number:decimal-places="2" number:grouping="true" number:min-integer-digits="1"/>
    </number:number-style>
    <number:number-style style:name="n7e89c2">
      <number:number number:decimal-places="2" number:grouping="true" number:min-integer-digits="1"/>
    </number:number-style>
    <number:number-style style:name="ndd7870">
      <number:number number:decimal-places="2" number:grouping="true" number:min-integer-digits="1"/>
    </number:number-style>
    <number:number-style style:name="n5ab752">
      <number:number number:decimal-places="2" number:grouping="true" number:min-integer-digits="1"/>
    </number:number-style>
    <number:number-style style:name="nde6141">
      <number:number number:decimal-places="2" number:grouping="true" number:min-integer-digits="1"/>
    </number:number-style>
    <number:number-style style:name="n69c16e">
      <number:number number:decimal-places="2" number:grouping="true" number:min-integer-digits="1"/>
    </number:number-style>
    <number:number-style style:name="n404385">
      <number:number number:decimal-places="2" number:grouping="true" number:min-integer-digits="1"/>
    </number:number-style>
    <number:number-style style:name="ne87cad">
      <number:number number:decimal-places="2" number:grouping="true" number:min-integer-digits="1"/>
    </number:number-style>
    <number:number-style style:name="ne53b03">
      <number:number number:decimal-places="2" number:grouping="true" number:min-integer-digits="1"/>
    </number:number-style>
    <number:number-style style:name="n2ae432">
      <number:number number:decimal-places="2" number:grouping="true" number:min-integer-digits="1"/>
    </number:number-style>
    <number:number-style style:name="n04e0ce">
      <number:number number:decimal-places="2" number:grouping="true" number:min-integer-digits="1"/>
    </number:number-style>
    <number:number-style style:name="n9e11d3">
      <number:number number:decimal-places="2" number:grouping="true" number:min-integer-digits="1"/>
    </number:number-style>
    <number:number-style style:name="nc832c3">
      <number:number number:decimal-places="2" number:grouping="true" number:min-integer-digits="1"/>
    </number:number-style>
    <number:number-style style:name="n0d0aea">
      <number:number number:decimal-places="2" number:grouping="true" number:min-integer-digits="1"/>
    </number:number-style>
    <number:number-style style:name="nd51292">
      <number:number number:decimal-places="2" number:grouping="true" number:min-integer-digits="1"/>
    </number:number-style>
    <number:number-style style:name="n0d40b6">
      <number:number number:decimal-places="2" number:grouping="true" number:min-integer-digits="1"/>
    </number:number-style>
    <number:number-style style:name="nde563b">
      <number:number number:decimal-places="2" number:grouping="true" number:min-integer-digits="1"/>
    </number:number-style>
    <number:number-style style:name="n721e8a">
      <number:number number:decimal-places="2" number:grouping="true" number:min-integer-digits="1"/>
    </number:number-style>
    <number:number-style style:name="nda7178">
      <number:number number:decimal-places="2" number:grouping="true" number:min-integer-digits="1"/>
    </number:number-style>
    <number:number-style style:name="n05ef40">
      <number:number number:decimal-places="2" number:grouping="true" number:min-integer-digits="1"/>
    </number:number-style>
    <number:number-style style:name="ncb6091">
      <number:number number:decimal-places="2" number:grouping="true" number:min-integer-digits="1"/>
    </number:number-style>
    <number:number-style style:name="ndd0692">
      <number:number number:decimal-places="2" number:grouping="true" number:min-integer-digits="1"/>
    </number:number-style>
    <number:number-style style:name="nabf277">
      <number:number number:decimal-places="2" number:grouping="true" number:min-integer-digits="1"/>
    </number:number-style>
    <number:number-style style:name="nadb26f">
      <number:number number:decimal-places="2" number:grouping="true" number:min-integer-digits="1"/>
    </number:number-style>
    <number:number-style style:name="nda1939">
      <number:number number:decimal-places="2" number:grouping="true" number:min-integer-digits="1"/>
    </number:number-style>
    <number:number-style style:name="n274353">
      <number:number number:decimal-places="2" number:grouping="true" number:min-integer-digits="1"/>
    </number:number-style>
    <number:number-style style:name="n40c525">
      <number:number number:decimal-places="2" number:grouping="true" number:min-integer-digits="1"/>
    </number:number-style>
    <number:number-style style:name="n3bba41">
      <number:number number:decimal-places="2" number:grouping="true" number:min-integer-digits="1"/>
    </number:number-style>
    <number:number-style style:name="n374028">
      <number:number number:decimal-places="2" number:grouping="true" number:min-integer-digits="1"/>
    </number:number-style>
    <number:number-style style:name="n559dfa">
      <number:number number:decimal-places="2" number:grouping="true" number:min-integer-digits="1"/>
    </number:number-style>
    <number:number-style style:name="nfd4448">
      <number:number number:decimal-places="2" number:grouping="true" number:min-integer-digits="1"/>
    </number:number-style>
    <number:number-style style:name="n1d6069">
      <number:number number:decimal-places="2" number:grouping="true" number:min-integer-digits="1"/>
    </number:number-style>
    <number:number-style style:name="n736148">
      <number:number number:decimal-places="2" number:grouping="true" number:min-integer-digits="1"/>
    </number:number-style>
    <number:number-style style:name="n8ad87b">
      <number:number number:decimal-places="2" number:grouping="true" number:min-integer-digits="1"/>
    </number:number-style>
    <number:number-style style:name="n0bf2c0">
      <number:number number:decimal-places="2" number:grouping="true" number:min-integer-digits="1"/>
    </number:number-style>
    <number:number-style style:name="nc6e3dc">
      <number:number number:decimal-places="2" number:grouping="true" number:min-integer-digits="1"/>
    </number:number-style>
    <number:number-style style:name="n632950">
      <number:number number:decimal-places="2" number:grouping="true" number:min-integer-digits="1"/>
    </number:number-style>
    <number:number-style style:name="nca873e">
      <number:number number:decimal-places="2" number:grouping="true" number:min-integer-digits="1"/>
    </number:number-style>
    <number:number-style style:name="nb9beb8">
      <number:number number:decimal-places="2" number:grouping="true" number:min-integer-digits="1"/>
    </number:number-style>
    <number:number-style style:name="n9b1b2e">
      <number:number number:decimal-places="2" number:grouping="true" number:min-integer-digits="1"/>
    </number:number-style>
    <number:number-style style:name="n0f15e1">
      <number:number number:decimal-places="2" number:grouping="true" number:min-integer-digits="1"/>
    </number:number-style>
    <number:number-style style:name="n997ea3">
      <number:number number:decimal-places="2" number:grouping="true" number:min-integer-digits="1"/>
    </number:number-style>
    <number:number-style style:name="n7a0537">
      <number:number number:decimal-places="2" number:grouping="true" number:min-integer-digits="1"/>
    </number:number-style>
    <number:number-style style:name="n2427ba">
      <number:number number:decimal-places="2" number:grouping="true" number:min-integer-digits="1"/>
    </number:number-style>
    <number:number-style style:name="ne49aed">
      <number:number number:decimal-places="2" number:grouping="true" number:min-integer-digits="1"/>
    </number:number-style>
    <number:number-style style:name="n0c7e57">
      <number:number number:decimal-places="2" number:grouping="true" number:min-integer-digits="1"/>
    </number:number-style>
    <number:number-style style:name="n8c0fe9">
      <number:number number:decimal-places="2" number:grouping="true" number:min-integer-digits="1"/>
    </number:number-style>
    <number:number-style style:name="n4e739c">
      <number:number number:decimal-places="2" number:grouping="true" number:min-integer-digits="1"/>
    </number:number-style>
    <number:number-style style:name="nc41780">
      <number:number number:decimal-places="2" number:grouping="true" number:min-integer-digits="1"/>
    </number:number-style>
    <number:number-style style:name="n810470">
      <number:number number:decimal-places="2" number:grouping="true" number:min-integer-digits="1"/>
    </number:number-style>
    <number:number-style style:name="nf90750">
      <number:number number:decimal-places="2" number:grouping="true" number:min-integer-digits="1"/>
    </number:number-style>
    <number:number-style style:name="n76847d">
      <number:number number:decimal-places="2" number:grouping="true" number:min-integer-digits="1"/>
    </number:number-style>
    <number:number-style style:name="nd833c8">
      <number:number number:decimal-places="2" number:grouping="true" number:min-integer-digits="1"/>
    </number:number-style>
    <number:number-style style:name="n0f7268">
      <number:number number:decimal-places="2" number:grouping="true" number:min-integer-digits="1"/>
    </number:number-style>
    <number:number-style style:name="nc69337">
      <number:number number:decimal-places="2" number:grouping="true" number:min-integer-digits="1"/>
    </number:number-style>
    <number:number-style style:name="ne16d2c">
      <number:number number:decimal-places="2" number:grouping="true" number:min-integer-digits="1"/>
    </number:number-style>
    <number:number-style style:name="n5c8275">
      <number:number number:decimal-places="2" number:grouping="true" number:min-integer-digits="1"/>
    </number:number-style>
    <number:number-style style:name="nc0edd8">
      <number:number number:decimal-places="2" number:grouping="true" number:min-integer-digits="1"/>
    </number:number-style>
    <number:number-style style:name="nc7a377">
      <number:number number:decimal-places="2" number:grouping="true" number:min-integer-digits="1"/>
    </number:number-style>
    <number:number-style style:name="na6e80c">
      <number:number number:decimal-places="2" number:grouping="true" number:min-integer-digits="1"/>
    </number:number-style>
    <number:number-style style:name="n9a7f67">
      <number:number number:decimal-places="2" number:grouping="true" number:min-integer-digits="1"/>
    </number:number-style>
    <number:number-style style:name="nb6a710">
      <number:number number:decimal-places="2" number:grouping="true" number:min-integer-digits="1"/>
    </number:number-style>
    <number:number-style style:name="n6a1b0f">
      <number:number number:decimal-places="2" number:grouping="true" number:min-integer-digits="1"/>
    </number:number-style>
    <number:number-style style:name="n2b644b">
      <number:number number:decimal-places="2" number:grouping="true" number:min-integer-digits="1"/>
    </number:number-style>
    <number:number-style style:name="n6d45ae">
      <number:number number:decimal-places="2" number:grouping="true" number:min-integer-digits="1"/>
    </number:number-style>
    <number:number-style style:name="nbb6f76">
      <number:number number:decimal-places="2" number:grouping="true" number:min-integer-digits="1"/>
    </number:number-style>
    <number:number-style style:name="n3d578b">
      <number:number number:decimal-places="2" number:grouping="true" number:min-integer-digits="1"/>
    </number:number-style>
    <number:number-style style:name="n078fea">
      <number:number number:decimal-places="2" number:grouping="true" number:min-integer-digits="1"/>
    </number:number-style>
    <number:number-style style:name="n8d96d6">
      <number:number number:decimal-places="2" number:grouping="true" number:min-integer-digits="1"/>
    </number:number-style>
    <number:number-style style:name="n2bc9ba">
      <number:number number:decimal-places="2" number:grouping="true" number:min-integer-digits="1"/>
    </number:number-style>
    <number:number-style style:name="nb2ceb7">
      <number:number number:decimal-places="2" number:grouping="true" number:min-integer-digits="1"/>
    </number:number-style>
    <number:number-style style:name="na2289f">
      <number:number number:decimal-places="2" number:grouping="true" number:min-integer-digits="1"/>
    </number:number-style>
    <number:number-style style:name="nc10d8a">
      <number:number number:decimal-places="2" number:grouping="true" number:min-integer-digits="1"/>
    </number:number-style>
    <number:number-style style:name="nbbddd8">
      <number:number number:decimal-places="2" number:grouping="true" number:min-integer-digits="1"/>
    </number:number-style>
    <number:number-style style:name="nc73caf">
      <number:number number:decimal-places="2" number:grouping="true" number:min-integer-digits="1"/>
    </number:number-style>
    <number:number-style style:name="nd01d7b">
      <number:number number:decimal-places="2" number:grouping="true" number:min-integer-digits="1"/>
    </number:number-style>
    <number:number-style style:name="nc8957d">
      <number:number number:decimal-places="2" number:grouping="true" number:min-integer-digits="1"/>
    </number:number-style>
    <number:number-style style:name="n65faec">
      <number:number number:decimal-places="2" number:grouping="true" number:min-integer-digits="1"/>
    </number:number-style>
    <number:number-style style:name="nd81c27">
      <number:number number:decimal-places="2" number:grouping="true" number:min-integer-digits="1"/>
    </number:number-style>
    <number:number-style style:name="n864b64">
      <number:number number:decimal-places="2" number:grouping="true" number:min-integer-digits="1"/>
    </number:number-style>
    <number:number-style style:name="n9382ab">
      <number:number number:decimal-places="2" number:grouping="true" number:min-integer-digits="1"/>
    </number:number-style>
    <number:number-style style:name="nb790d0">
      <number:number number:decimal-places="2" number:grouping="true" number:min-integer-digits="1"/>
    </number:number-style>
    <number:number-style style:name="ne6631e">
      <number:number number:decimal-places="2" number:grouping="true" number:min-integer-digits="1"/>
    </number:number-style>
    <number:number-style style:name="n075e61">
      <number:number number:decimal-places="2" number:grouping="true" number:min-integer-digits="1"/>
    </number:number-style>
    <number:number-style style:name="ncde1eb">
      <number:number number:decimal-places="2" number:grouping="true" number:min-integer-digits="1"/>
    </number:number-style>
    <number:number-style style:name="nc5cb95">
      <number:number number:decimal-places="2" number:grouping="true" number:min-integer-digits="1"/>
    </number:number-style>
    <number:number-style style:name="necbdd0">
      <number:number number:decimal-places="2" number:grouping="true" number:min-integer-digits="1"/>
    </number:number-style>
    <number:number-style style:name="nffa1b0">
      <number:number number:decimal-places="2" number:grouping="true" number:min-integer-digits="1"/>
    </number:number-style>
    <number:number-style style:name="n59dcc5">
      <number:number number:decimal-places="2" number:grouping="true" number:min-integer-digits="1"/>
    </number:number-style>
    <number:number-style style:name="n4e3ac2">
      <number:number number:decimal-places="2" number:grouping="true" number:min-integer-digits="1"/>
    </number:number-style>
    <number:number-style style:name="nbcc1fa">
      <number:number number:decimal-places="2" number:grouping="true" number:min-integer-digits="1"/>
    </number:number-style>
    <number:number-style style:name="nafc8bd">
      <number:number number:decimal-places="2" number:grouping="true" number:min-integer-digits="1"/>
    </number:number-style>
    <number:number-style style:name="na54aa9">
      <number:number number:decimal-places="2" number:grouping="true" number:min-integer-digits="1"/>
    </number:number-style>
    <number:number-style style:name="neb2e62">
      <number:number number:decimal-places="2" number:grouping="true" number:min-integer-digits="1"/>
    </number:number-style>
    <number:number-style style:name="n0bd474">
      <number:number number:decimal-places="2" number:grouping="true" number:min-integer-digits="1"/>
    </number:number-style>
    <number:number-style style:name="n9efacd">
      <number:number number:decimal-places="2" number:grouping="true" number:min-integer-digits="1"/>
    </number:number-style>
    <number:number-style style:name="n15c96a">
      <number:number number:decimal-places="2" number:grouping="true" number:min-integer-digits="1"/>
    </number:number-style>
    <number:number-style style:name="nceb3f4">
      <number:number number:decimal-places="2" number:grouping="true" number:min-integer-digits="1"/>
    </number:number-style>
    <number:number-style style:name="nf5bb14">
      <number:number number:decimal-places="2" number:grouping="true" number:min-integer-digits="1"/>
    </number:number-style>
    <number:number-style style:name="n4bab90">
      <number:number number:decimal-places="2" number:grouping="true" number:min-integer-digits="1"/>
    </number:number-style>
    <number:number-style style:name="nf6f70a">
      <number:number number:decimal-places="2" number:grouping="true" number:min-integer-digits="1"/>
    </number:number-style>
    <number:number-style style:name="n2a5d0c">
      <number:number number:decimal-places="2" number:grouping="true" number:min-integer-digits="1"/>
    </number:number-style>
    <number:number-style style:name="n4014ee">
      <number:number number:decimal-places="2" number:grouping="true" number:min-integer-digits="1"/>
    </number:number-style>
    <number:number-style style:name="nfa0a7e">
      <number:number number:decimal-places="2" number:grouping="true" number:min-integer-digits="1"/>
    </number:number-style>
    <number:number-style style:name="n6fa6e0">
      <number:number number:decimal-places="2" number:grouping="true" number:min-integer-digits="1"/>
    </number:number-style>
    <number:number-style style:name="n4539e3">
      <number:number number:decimal-places="2" number:grouping="true" number:min-integer-digits="1"/>
    </number:number-style>
    <number:number-style style:name="n1732ca">
      <number:number number:decimal-places="2" number:grouping="true" number:min-integer-digits="1"/>
    </number:number-style>
    <number:number-style style:name="n0e12fd">
      <number:number number:decimal-places="2" number:grouping="true" number:min-integer-digits="1"/>
    </number:number-style>
    <number:number-style style:name="n042bfb">
      <number:number number:decimal-places="2" number:grouping="true" number:min-integer-digits="1"/>
    </number:number-style>
    <number:number-style style:name="n44b1a3">
      <number:number number:decimal-places="2" number:grouping="true" number:min-integer-digits="1"/>
    </number:number-style>
    <number:number-style style:name="nd20a09">
      <number:number number:decimal-places="2" number:grouping="true" number:min-integer-digits="1"/>
    </number:number-style>
    <number:number-style style:name="n56875c">
      <number:number number:decimal-places="2" number:grouping="true" number:min-integer-digits="1"/>
    </number:number-style>
    <number:number-style style:name="n1512ed">
      <number:number number:decimal-places="2" number:grouping="true" number:min-integer-digits="1"/>
    </number:number-style>
    <number:number-style style:name="nd8228b">
      <number:number number:decimal-places="2" number:grouping="true" number:min-integer-digits="1"/>
    </number:number-style>
    <number:number-style style:name="n883bc6">
      <number:number number:decimal-places="2" number:grouping="true" number:min-integer-digits="1"/>
    </number:number-style>
    <number:number-style style:name="n4d609f">
      <number:number number:decimal-places="2" number:grouping="true" number:min-integer-digits="1"/>
    </number:number-style>
    <number:number-style style:name="n9ae4cf">
      <number:number number:decimal-places="2" number:grouping="true" number:min-integer-digits="1"/>
    </number:number-style>
    <number:number-style style:name="n4a73e5">
      <number:number number:decimal-places="2" number:grouping="true" number:min-integer-digits="1"/>
    </number:number-style>
    <number:number-style style:name="nea6a4d">
      <number:number number:decimal-places="2" number:grouping="true" number:min-integer-digits="1"/>
    </number:number-style>
    <number:number-style style:name="n997d19">
      <number:number number:decimal-places="2" number:grouping="true" number:min-integer-digits="1"/>
    </number:number-style>
    <number:number-style style:name="n18cda8">
      <number:number number:decimal-places="2" number:grouping="true" number:min-integer-digits="1"/>
    </number:number-style>
    <number:number-style style:name="nf803c0">
      <number:number number:decimal-places="2" number:grouping="true" number:min-integer-digits="1"/>
    </number:number-style>
    <number:number-style style:name="nda56e1">
      <number:number number:decimal-places="2" number:grouping="true" number:min-integer-digits="1"/>
    </number:number-style>
    <number:number-style style:name="n0c97d9">
      <number:number number:decimal-places="2" number:grouping="true" number:min-integer-digits="1"/>
    </number:number-style>
    <number:number-style style:name="n614015">
      <number:number number:decimal-places="2" number:grouping="true" number:min-integer-digits="1"/>
    </number:number-style>
    <number:number-style style:name="nca9a8c">
      <number:number number:decimal-places="2" number:grouping="true" number:min-integer-digits="1"/>
    </number:number-style>
    <number:number-style style:name="nb581d1">
      <number:number number:decimal-places="2" number:grouping="true" number:min-integer-digits="1"/>
    </number:number-style>
    <number:number-style style:name="nefd2dc">
      <number:number number:decimal-places="2" number:grouping="true" number:min-integer-digits="1"/>
    </number:number-style>
    <number:number-style style:name="n50f04b">
      <number:number number:decimal-places="2" number:grouping="true" number:min-integer-digits="1"/>
    </number:number-style>
    <number:number-style style:name="n284e76">
      <number:number number:decimal-places="2" number:grouping="true" number:min-integer-digits="1"/>
    </number:number-style>
    <number:number-style style:name="n2246e3">
      <number:number number:decimal-places="2" number:grouping="true" number:min-integer-digits="1"/>
    </number:number-style>
    <number:number-style style:name="nb05e24">
      <number:number number:decimal-places="2" number:grouping="true" number:min-integer-digits="1"/>
    </number:number-style>
    <number:number-style style:name="n15c065">
      <number:number number:decimal-places="2" number:grouping="true" number:min-integer-digits="1"/>
    </number:number-style>
    <number:number-style style:name="nb5809c">
      <number:number number:decimal-places="2" number:grouping="true" number:min-integer-digits="1"/>
    </number:number-style>
    <number:number-style style:name="n74b005">
      <number:number number:decimal-places="2" number:grouping="true" number:min-integer-digits="1"/>
    </number:number-style>
    <number:number-style style:name="ne50588">
      <number:number number:decimal-places="2" number:grouping="true" number:min-integer-digits="1"/>
    </number:number-style>
    <number:number-style style:name="nf07800">
      <number:number number:decimal-places="2" number:grouping="true" number:min-integer-digits="1"/>
    </number:number-style>
    <number:number-style style:name="n655e13">
      <number:number number:decimal-places="2" number:grouping="true" number:min-integer-digits="1"/>
    </number:number-style>
    <number:number-style style:name="n6d7859">
      <number:number number:decimal-places="2" number:grouping="true" number:min-integer-digits="1"/>
    </number:number-style>
    <number:number-style style:name="n34af63">
      <number:number number:decimal-places="2" number:grouping="true" number:min-integer-digits="1"/>
    </number:number-style>
    <number:number-style style:name="na1612e">
      <number:number number:decimal-places="2" number:grouping="true" number:min-integer-digits="1"/>
    </number:number-style>
    <number:number-style style:name="n978eb5">
      <number:number number:decimal-places="2" number:grouping="true" number:min-integer-digits="1"/>
    </number:number-style>
    <number:number-style style:name="n2af989">
      <number:number number:decimal-places="2" number:grouping="true" number:min-integer-digits="1"/>
    </number:number-style>
    <number:number-style style:name="ndd160f">
      <number:number number:decimal-places="2" number:grouping="true" number:min-integer-digits="1"/>
    </number:number-style>
    <number:number-style style:name="nd924b2">
      <number:number number:decimal-places="2" number:grouping="true" number:min-integer-digits="1"/>
    </number:number-style>
    <number:number-style style:name="n6cfbc4">
      <number:number number:decimal-places="2" number:grouping="true" number:min-integer-digits="1"/>
    </number:number-style>
    <number:number-style style:name="na0fd6a">
      <number:number number:decimal-places="2" number:grouping="true" number:min-integer-digits="1"/>
    </number:number-style>
    <number:number-style style:name="n78462e">
      <number:number number:decimal-places="2" number:grouping="true" number:min-integer-digits="1"/>
    </number:number-style>
    <number:number-style style:name="n187f8d">
      <number:number number:decimal-places="2" number:grouping="true" number:min-integer-digits="1"/>
    </number:number-style>
    <number:number-style style:name="n10d861">
      <number:number number:decimal-places="2" number:grouping="true" number:min-integer-digits="1"/>
    </number:number-style>
    <number:number-style style:name="nd1adfa">
      <number:number number:decimal-places="2" number:grouping="true" number:min-integer-digits="1"/>
    </number:number-style>
    <number:number-style style:name="n26abc4">
      <number:number number:decimal-places="2" number:grouping="true" number:min-integer-digits="1"/>
    </number:number-style>
    <number:number-style style:name="n62abde">
      <number:number number:decimal-places="2" number:grouping="true" number:min-integer-digits="1"/>
    </number:number-style>
    <number:number-style style:name="n6e55c7">
      <number:number number:decimal-places="2" number:grouping="true" number:min-integer-digits="1"/>
    </number:number-style>
    <number:number-style style:name="n4f1d9f">
      <number:number number:decimal-places="2" number:grouping="true" number:min-integer-digits="1"/>
    </number:number-style>
    <number:number-style style:name="n72b824">
      <number:number number:decimal-places="2" number:grouping="true" number:min-integer-digits="1"/>
    </number:number-style>
    <number:number-style style:name="n079712">
      <number:number number:decimal-places="2" number:grouping="true" number:min-integer-digits="1"/>
    </number:number-style>
    <number:number-style style:name="naead65">
      <number:number number:decimal-places="2" number:grouping="true" number:min-integer-digits="1"/>
    </number:number-style>
    <number:number-style style:name="n4221c2">
      <number:number number:decimal-places="2" number:grouping="true" number:min-integer-digits="1"/>
    </number:number-style>
    <number:number-style style:name="n1a6aa8">
      <number:number number:decimal-places="2" number:grouping="true" number:min-integer-digits="1"/>
    </number:number-style>
    <number:number-style style:name="n943f61">
      <number:number number:decimal-places="2" number:grouping="true" number:min-integer-digits="1"/>
    </number:number-style>
    <number:number-style style:name="ne66abc">
      <number:number number:decimal-places="2" number:grouping="true" number:min-integer-digits="1"/>
    </number:number-style>
    <number:number-style style:name="n5079b5">
      <number:number number:decimal-places="2" number:grouping="true" number:min-integer-digits="1"/>
    </number:number-style>
    <number:number-style style:name="n6a463b">
      <number:number number:decimal-places="2" number:grouping="true" number:min-integer-digits="1"/>
    </number:number-style>
    <number:number-style style:name="na8d29b">
      <number:number number:decimal-places="2" number:grouping="true" number:min-integer-digits="1"/>
    </number:number-style>
    <number:number-style style:name="n8c1f15">
      <number:number number:decimal-places="2" number:grouping="true" number:min-integer-digits="1"/>
    </number:number-style>
    <number:number-style style:name="n417be9">
      <number:number number:decimal-places="2" number:grouping="true" number:min-integer-digits="1"/>
    </number:number-style>
    <number:number-style style:name="nfc7db9">
      <number:number number:decimal-places="2" number:grouping="true" number:min-integer-digits="1"/>
    </number:number-style>
    <number:number-style style:name="n0d684b">
      <number:number number:decimal-places="2" number:grouping="true" number:min-integer-digits="1"/>
    </number:number-style>
    <number:number-style style:name="nade8fb">
      <number:number number:decimal-places="2" number:grouping="true" number:min-integer-digits="1"/>
    </number:number-style>
    <number:number-style style:name="n2dc372">
      <number:number number:decimal-places="2" number:grouping="true" number:min-integer-digits="1"/>
    </number:number-style>
    <number:number-style style:name="n7e6114">
      <number:number number:decimal-places="2" number:grouping="true" number:min-integer-digits="1"/>
    </number:number-style>
    <number:number-style style:name="ndf711e">
      <number:number number:decimal-places="2" number:grouping="true" number:min-integer-digits="1"/>
    </number:number-style>
    <number:number-style style:name="n5e799b">
      <number:number number:decimal-places="2" number:grouping="true" number:min-integer-digits="1"/>
    </number:number-style>
    <number:number-style style:name="n5b97e2">
      <number:number number:decimal-places="2" number:grouping="true" number:min-integer-digits="1"/>
    </number:number-style>
    <number:number-style style:name="n95554c">
      <number:number number:decimal-places="2" number:grouping="true" number:min-integer-digits="1"/>
    </number:number-style>
    <number:number-style style:name="n1b35ac">
      <number:number number:decimal-places="2" number:grouping="true" number:min-integer-digits="1"/>
    </number:number-style>
    <number:number-style style:name="n7d81da">
      <number:number number:decimal-places="2" number:grouping="true" number:min-integer-digits="1"/>
    </number:number-style>
    <number:number-style style:name="na7096e">
      <number:number number:decimal-places="2" number:grouping="true" number:min-integer-digits="1"/>
    </number:number-style>
    <number:number-style style:name="n1be143">
      <number:number number:decimal-places="2" number:grouping="true" number:min-integer-digits="1"/>
    </number:number-style>
    <number:number-style style:name="n15fe7b">
      <number:number number:decimal-places="2" number:grouping="true" number:min-integer-digits="1"/>
    </number:number-style>
    <number:number-style style:name="nd2b150">
      <number:number number:decimal-places="2" number:grouping="true" number:min-integer-digits="1"/>
    </number:number-style>
    <number:number-style style:name="n79fb61">
      <number:number number:decimal-places="2" number:grouping="true" number:min-integer-digits="1"/>
    </number:number-style>
    <number:number-style style:name="nb6994d">
      <number:number number:decimal-places="2" number:grouping="true" number:min-integer-digits="1"/>
    </number:number-style>
    <number:number-style style:name="nb6bf65">
      <number:number number:decimal-places="2" number:grouping="true" number:min-integer-digits="1"/>
    </number:number-style>
    <number:number-style style:name="n6db105">
      <number:number number:decimal-places="2" number:grouping="true" number:min-integer-digits="1"/>
    </number:number-style>
    <number:number-style style:name="ne596e7">
      <number:number number:decimal-places="2" number:grouping="true" number:min-integer-digits="1"/>
    </number:number-style>
    <number:number-style style:name="n2ff3a4">
      <number:number number:decimal-places="2" number:grouping="true" number:min-integer-digits="1"/>
    </number:number-style>
    <number:number-style style:name="n5c6047">
      <number:number number:decimal-places="2" number:grouping="true" number:min-integer-digits="1"/>
    </number:number-style>
    <number:number-style style:name="n60c407">
      <number:number number:decimal-places="2" number:grouping="true" number:min-integer-digits="1"/>
    </number:number-style>
    <number:number-style style:name="n63e023">
      <number:number number:decimal-places="2" number:grouping="true" number:min-integer-digits="1"/>
    </number:number-style>
    <number:number-style style:name="n214f9a">
      <number:number number:decimal-places="2" number:grouping="true" number:min-integer-digits="1"/>
    </number:number-style>
    <number:number-style style:name="n69fcfa">
      <number:number number:decimal-places="2" number:grouping="true" number:min-integer-digits="1"/>
    </number:number-style>
    <number:number-style style:name="n36f7cb">
      <number:number number:decimal-places="2" number:grouping="true" number:min-integer-digits="1"/>
    </number:number-style>
    <number:number-style style:name="n256792">
      <number:number number:decimal-places="2" number:grouping="true" number:min-integer-digits="1"/>
    </number:number-style>
    <number:number-style style:name="n2eb9ab">
      <number:number number:decimal-places="2" number:grouping="true" number:min-integer-digits="1"/>
    </number:number-style>
    <number:number-style style:name="n62b6a6">
      <number:number number:decimal-places="2" number:grouping="true" number:min-integer-digits="1"/>
    </number:number-style>
    <number:number-style style:name="nfa0e5e">
      <number:number number:decimal-places="2" number:grouping="true" number:min-integer-digits="1"/>
    </number:number-style>
    <number:number-style style:name="n9451c5">
      <number:number number:decimal-places="2" number:grouping="true" number:min-integer-digits="1"/>
    </number:number-style>
    <number:number-style style:name="n823651">
      <number:number number:decimal-places="2" number:grouping="true" number:min-integer-digits="1"/>
    </number:number-style>
    <number:number-style style:name="n57f05f">
      <number:number number:decimal-places="2" number:grouping="true" number:min-integer-digits="1"/>
    </number:number-style>
    <number:number-style style:name="n378c6d">
      <number:number number:decimal-places="2" number:grouping="true" number:min-integer-digits="1"/>
    </number:number-style>
    <number:number-style style:name="ne32f66">
      <number:number number:decimal-places="2" number:grouping="true" number:min-integer-digits="1"/>
    </number:number-style>
    <number:number-style style:name="n429db4">
      <number:number number:decimal-places="2" number:grouping="true" number:min-integer-digits="1"/>
    </number:number-style>
    <number:number-style style:name="n2e1113">
      <number:number number:decimal-places="2" number:grouping="true" number:min-integer-digits="1"/>
    </number:number-style>
    <number:number-style style:name="n37950f">
      <number:number number:decimal-places="2" number:grouping="true" number:min-integer-digits="1"/>
    </number:number-style>
    <number:number-style style:name="n135f92">
      <number:number number:decimal-places="2" number:grouping="true" number:min-integer-digits="1"/>
    </number:number-style>
    <number:number-style style:name="n795220">
      <number:number number:decimal-places="2" number:grouping="true" number:min-integer-digits="1"/>
    </number:number-style>
    <number:number-style style:name="ne524c8">
      <number:number number:decimal-places="2" number:grouping="true" number:min-integer-digits="1"/>
    </number:number-style>
    <number:number-style style:name="n837d70">
      <number:number number:decimal-places="2" number:grouping="true" number:min-integer-digits="1"/>
    </number:number-style>
    <number:number-style style:name="ndbf674">
      <number:number number:decimal-places="2" number:grouping="true" number:min-integer-digits="1"/>
    </number:number-style>
    <number:number-style style:name="n395b52">
      <number:number number:decimal-places="2" number:grouping="true" number:min-integer-digits="1"/>
    </number:number-style>
    <number:number-style style:name="na3f730">
      <number:number number:decimal-places="2" number:grouping="true" number:min-integer-digits="1"/>
    </number:number-style>
    <number:number-style style:name="ned423d">
      <number:number number:decimal-places="2" number:grouping="true" number:min-integer-digits="1"/>
    </number:number-style>
    <number:number-style style:name="n3f624e">
      <number:number number:decimal-places="2" number:grouping="true" number:min-integer-digits="1"/>
    </number:number-style>
    <number:number-style style:name="ne1b091">
      <number:number number:decimal-places="2" number:grouping="true" number:min-integer-digits="1"/>
    </number:number-style>
    <number:number-style style:name="nbd817e">
      <number:number number:decimal-places="2" number:grouping="true" number:min-integer-digits="1"/>
    </number:number-style>
    <number:number-style style:name="n8448ed">
      <number:number number:decimal-places="2" number:grouping="true" number:min-integer-digits="1"/>
    </number:number-style>
    <number:number-style style:name="n6b48ad">
      <number:number number:decimal-places="2" number:grouping="true" number:min-integer-digits="1"/>
    </number:number-style>
    <number:number-style style:name="n03bb9e">
      <number:number number:decimal-places="2" number:grouping="true" number:min-integer-digits="1"/>
    </number:number-style>
    <number:number-style style:name="n49c59c">
      <number:number number:decimal-places="2" number:grouping="true" number:min-integer-digits="1"/>
    </number:number-style>
    <number:number-style style:name="n4716cb">
      <number:number number:decimal-places="2" number:grouping="true" number:min-integer-digits="1"/>
    </number:number-style>
    <number:number-style style:name="nb3560e">
      <number:number number:decimal-places="2" number:grouping="true" number:min-integer-digits="1"/>
    </number:number-style>
    <number:number-style style:name="nce5e62">
      <number:number number:decimal-places="2" number:grouping="true" number:min-integer-digits="1"/>
    </number:number-style>
    <number:number-style style:name="n3470a7">
      <number:number number:decimal-places="2" number:grouping="true" number:min-integer-digits="1"/>
    </number:number-style>
    <number:number-style style:name="nece7e0">
      <number:number number:decimal-places="2" number:grouping="true" number:min-integer-digits="1"/>
    </number:number-style>
    <number:number-style style:name="n14f9bb">
      <number:number number:decimal-places="2" number:grouping="true" number:min-integer-digits="1"/>
    </number:number-style>
    <number:number-style style:name="ndd0587">
      <number:number number:decimal-places="2" number:grouping="true" number:min-integer-digits="1"/>
    </number:number-style>
    <number:number-style style:name="nd4debc">
      <number:number number:decimal-places="2" number:grouping="true" number:min-integer-digits="1"/>
    </number:number-style>
    <number:number-style style:name="nd54fa2">
      <number:number number:decimal-places="2" number:grouping="true" number:min-integer-digits="1"/>
    </number:number-style>
    <number:number-style style:name="nb74805">
      <number:number number:decimal-places="2" number:grouping="true" number:min-integer-digits="1"/>
    </number:number-style>
    <number:number-style style:name="nf191cb">
      <number:number number:decimal-places="2" number:grouping="true" number:min-integer-digits="1"/>
    </number:number-style>
    <number:number-style style:name="n3c5a1c">
      <number:number number:decimal-places="2" number:grouping="true" number:min-integer-digits="1"/>
    </number:number-style>
    <number:number-style style:name="n074d78">
      <number:number number:decimal-places="2" number:grouping="true" number:min-integer-digits="1"/>
    </number:number-style>
    <number:number-style style:name="n477ccb">
      <number:number number:decimal-places="2" number:grouping="true" number:min-integer-digits="1"/>
    </number:number-style>
    <number:number-style style:name="n6f2229">
      <number:number number:decimal-places="2" number:grouping="true" number:min-integer-digits="1"/>
    </number:number-style>
    <number:number-style style:name="n68af92">
      <number:number number:decimal-places="2" number:grouping="true" number:min-integer-digits="1"/>
    </number:number-style>
    <number:number-style style:name="n2c7f0a">
      <number:number number:decimal-places="2" number:grouping="true" number:min-integer-digits="1"/>
    </number:number-style>
    <number:number-style style:name="ne7d850">
      <number:number number:decimal-places="2" number:grouping="true" number:min-integer-digits="1"/>
    </number:number-style>
    <number:number-style style:name="n6308d8">
      <number:number number:decimal-places="2" number:grouping="true" number:min-integer-digits="1"/>
    </number:number-style>
    <number:number-style style:name="n727238">
      <number:number number:decimal-places="2" number:grouping="true" number:min-integer-digits="1"/>
    </number:number-style>
    <number:number-style style:name="na05a65">
      <number:number number:decimal-places="2" number:grouping="true" number:min-integer-digits="1"/>
    </number:number-style>
    <number:number-style style:name="na3d060">
      <number:number number:decimal-places="2" number:grouping="true" number:min-integer-digits="1"/>
    </number:number-style>
    <number:number-style style:name="n887511">
      <number:number number:decimal-places="2" number:grouping="true" number:min-integer-digits="1"/>
    </number:number-style>
    <number:number-style style:name="n9f8885">
      <number:number number:decimal-places="2" number:grouping="true" number:min-integer-digits="1"/>
    </number:number-style>
    <number:number-style style:name="nfe99f2">
      <number:number number:decimal-places="2" number:grouping="true" number:min-integer-digits="1"/>
    </number:number-style>
    <number:number-style style:name="n01cfcc">
      <number:number number:decimal-places="2" number:grouping="true" number:min-integer-digits="1"/>
    </number:number-style>
    <number:number-style style:name="nfa9bb0">
      <number:number number:decimal-places="2" number:grouping="true" number:min-integer-digits="1"/>
    </number:number-style>
    <number:number-style style:name="nfbdca6">
      <number:number number:decimal-places="2" number:grouping="true" number:min-integer-digits="1"/>
    </number:number-style>
    <number:number-style style:name="n174430">
      <number:number number:decimal-places="2" number:grouping="true" number:min-integer-digits="1"/>
    </number:number-style>
    <number:number-style style:name="n57fe24">
      <number:number number:decimal-places="2" number:grouping="true" number:min-integer-digits="1"/>
    </number:number-style>
    <number:number-style style:name="n386897">
      <number:number number:decimal-places="2" number:grouping="true" number:min-integer-digits="1"/>
    </number:number-style>
    <number:number-style style:name="nbb4a37">
      <number:number number:decimal-places="2" number:grouping="true" number:min-integer-digits="1"/>
    </number:number-style>
    <number:number-style style:name="nd1f94a">
      <number:number number:decimal-places="2" number:grouping="true" number:min-integer-digits="1"/>
    </number:number-style>
    <number:number-style style:name="nfec9df">
      <number:number number:decimal-places="2" number:grouping="true" number:min-integer-digits="1"/>
    </number:number-style>
    <number:number-style style:name="nb402ec">
      <number:number number:decimal-places="2" number:grouping="true" number:min-integer-digits="1"/>
    </number:number-style>
    <number:number-style style:name="n312335">
      <number:number number:decimal-places="2" number:grouping="true" number:min-integer-digits="1"/>
    </number:number-style>
    <number:number-style style:name="n55707f">
      <number:number number:decimal-places="2" number:grouping="true" number:min-integer-digits="1"/>
    </number:number-style>
    <number:number-style style:name="n592eb4">
      <number:number number:decimal-places="2" number:grouping="true" number:min-integer-digits="1"/>
    </number:number-style>
    <number:number-style style:name="n67ae28">
      <number:number number:decimal-places="2" number:grouping="true" number:min-integer-digits="1"/>
    </number:number-style>
    <number:number-style style:name="n9ae655">
      <number:number number:decimal-places="2" number:grouping="true" number:min-integer-digits="1"/>
    </number:number-style>
    <number:number-style style:name="nbb4f4a">
      <number:number number:decimal-places="2" number:grouping="true" number:min-integer-digits="1"/>
    </number:number-style>
    <number:number-style style:name="neff253">
      <number:number number:decimal-places="2" number:grouping="true" number:min-integer-digits="1"/>
    </number:number-style>
    <number:number-style style:name="nd0d1e5">
      <number:number number:decimal-places="2" number:grouping="true" number:min-integer-digits="1"/>
    </number:number-style>
    <number:number-style style:name="n5500a1">
      <number:number number:decimal-places="2" number:grouping="true" number:min-integer-digits="1"/>
    </number:number-style>
    <number:number-style style:name="nb3c46e">
      <number:number number:decimal-places="2" number:grouping="true" number:min-integer-digits="1"/>
    </number:number-style>
    <number:number-style style:name="n8a5172">
      <number:number number:decimal-places="2" number:grouping="true" number:min-integer-digits="1"/>
    </number:number-style>
    <number:number-style style:name="n413299">
      <number:number number:decimal-places="2" number:grouping="true" number:min-integer-digits="1"/>
    </number:number-style>
    <number:number-style style:name="n51b464">
      <number:number number:decimal-places="2" number:grouping="true" number:min-integer-digits="1"/>
    </number:number-style>
    <number:number-style style:name="nbf90c4">
      <number:number number:decimal-places="2" number:grouping="true" number:min-integer-digits="1"/>
    </number:number-style>
    <number:number-style style:name="n43d71a">
      <number:number number:decimal-places="2" number:grouping="true" number:min-integer-digits="1"/>
    </number:number-style>
    <number:number-style style:name="nada500">
      <number:number number:decimal-places="2" number:grouping="true" number:min-integer-digits="1"/>
    </number:number-style>
    <number:number-style style:name="nd37f69">
      <number:number number:decimal-places="2" number:grouping="true" number:min-integer-digits="1"/>
    </number:number-style>
    <number:number-style style:name="n1267de">
      <number:number number:decimal-places="2" number:grouping="true" number:min-integer-digits="1"/>
    </number:number-style>
    <number:number-style style:name="n1c5857">
      <number:number number:decimal-places="2" number:grouping="true" number:min-integer-digits="1"/>
    </number:number-style>
    <number:number-style style:name="n00c677">
      <number:number number:decimal-places="2" number:grouping="true" number:min-integer-digits="1"/>
    </number:number-style>
    <number:number-style style:name="n7d9a8f">
      <number:number number:decimal-places="2" number:grouping="true" number:min-integer-digits="1"/>
    </number:number-style>
    <number:number-style style:name="nc2d277">
      <number:number number:decimal-places="2" number:grouping="true" number:min-integer-digits="1"/>
    </number:number-style>
    <number:number-style style:name="n644e25">
      <number:number number:decimal-places="2" number:grouping="true" number:min-integer-digits="1"/>
    </number:number-style>
    <number:number-style style:name="n7f8405">
      <number:number number:decimal-places="2" number:grouping="true" number:min-integer-digits="1"/>
    </number:number-style>
    <number:number-style style:name="nc66c9f">
      <number:number number:decimal-places="2" number:grouping="true" number:min-integer-digits="1"/>
    </number:number-style>
    <number:number-style style:name="na7fcbe">
      <number:number number:decimal-places="2" number:grouping="true" number:min-integer-digits="1"/>
    </number:number-style>
    <number:number-style style:name="nb507bf">
      <number:number number:decimal-places="2" number:grouping="true" number:min-integer-digits="1"/>
    </number:number-style>
    <number:number-style style:name="nfc7a54">
      <number:number number:decimal-places="2" number:grouping="true" number:min-integer-digits="1"/>
    </number:number-style>
    <number:number-style style:name="nb90a81">
      <number:number number:decimal-places="2" number:grouping="true" number:min-integer-digits="1"/>
    </number:number-style>
    <number:number-style style:name="n291a5f">
      <number:number number:decimal-places="2" number:grouping="true" number:min-integer-digits="1"/>
    </number:number-style>
    <number:number-style style:name="nd96f31">
      <number:number number:decimal-places="2" number:grouping="true" number:min-integer-digits="1"/>
    </number:number-style>
    <number:number-style style:name="n6e7868">
      <number:number number:decimal-places="2" number:grouping="true" number:min-integer-digits="1"/>
    </number:number-style>
    <number:number-style style:name="nbc1eb5">
      <number:number number:decimal-places="2" number:grouping="true" number:min-integer-digits="1"/>
    </number:number-style>
    <number:number-style style:name="n4d4a68">
      <number:number number:decimal-places="2" number:grouping="true" number:min-integer-digits="1"/>
    </number:number-style>
    <number:number-style style:name="n295a40">
      <number:number number:decimal-places="2" number:grouping="true" number:min-integer-digits="1"/>
    </number:number-style>
    <number:number-style style:name="nfdaf1f">
      <number:number number:decimal-places="2" number:grouping="true" number:min-integer-digits="1"/>
    </number:number-style>
    <number:number-style style:name="nc5d227">
      <number:number number:decimal-places="2" number:grouping="true" number:min-integer-digits="1"/>
    </number:number-style>
    <number:number-style style:name="n8e24fe">
      <number:number number:decimal-places="2" number:grouping="true" number:min-integer-digits="1"/>
    </number:number-style>
    <number:number-style style:name="n5ea19c">
      <number:number number:decimal-places="2" number:grouping="true" number:min-integer-digits="1"/>
    </number:number-style>
    <number:number-style style:name="nc2579c">
      <number:number number:decimal-places="2" number:grouping="true" number:min-integer-digits="1"/>
    </number:number-style>
    <number:number-style style:name="nfd904c">
      <number:number number:decimal-places="2" number:grouping="true" number:min-integer-digits="1"/>
    </number:number-style>
    <number:number-style style:name="n4a5ce2">
      <number:number number:decimal-places="2" number:grouping="true" number:min-integer-digits="1"/>
    </number:number-style>
    <number:number-style style:name="nd8786e">
      <number:number number:decimal-places="2" number:grouping="true" number:min-integer-digits="1"/>
    </number:number-style>
    <number:number-style style:name="n3eda67">
      <number:number number:decimal-places="2" number:grouping="true" number:min-integer-digits="1"/>
    </number:number-style>
    <number:number-style style:name="n4dc08f">
      <number:number number:decimal-places="2" number:grouping="true" number:min-integer-digits="1"/>
    </number:number-style>
    <number:number-style style:name="n391eb8">
      <number:number number:decimal-places="2" number:grouping="true" number:min-integer-digits="1"/>
    </number:number-style>
    <number:number-style style:name="n96be2b">
      <number:number number:decimal-places="2" number:grouping="true" number:min-integer-digits="1"/>
    </number:number-style>
    <number:number-style style:name="n16c169">
      <number:number number:decimal-places="2" number:grouping="true" number:min-integer-digits="1"/>
    </number:number-style>
    <number:number-style style:name="nd0cf0c">
      <number:number number:decimal-places="2" number:grouping="true" number:min-integer-digits="1"/>
    </number:number-style>
    <number:number-style style:name="nea1838">
      <number:number number:decimal-places="2" number:grouping="true" number:min-integer-digits="1"/>
    </number:number-style>
    <number:number-style style:name="nf444b9">
      <number:number number:decimal-places="2" number:grouping="true" number:min-integer-digits="1"/>
    </number:number-style>
    <number:number-style style:name="na2feb6">
      <number:number number:decimal-places="2" number:grouping="true" number:min-integer-digits="1"/>
    </number:number-style>
    <number:number-style style:name="n561ea8">
      <number:number number:decimal-places="2" number:grouping="true" number:min-integer-digits="1"/>
    </number:number-style>
    <number:number-style style:name="n315117">
      <number:number number:decimal-places="2" number:grouping="true" number:min-integer-digits="1"/>
    </number:number-style>
    <number:number-style style:name="n4c44e7">
      <number:number number:decimal-places="2" number:grouping="true" number:min-integer-digits="1"/>
    </number:number-style>
    <number:number-style style:name="ncb522d">
      <number:number number:decimal-places="2" number:grouping="true" number:min-integer-digits="1"/>
    </number:number-style>
    <number:number-style style:name="n74be67">
      <number:number number:decimal-places="2" number:grouping="true" number:min-integer-digits="1"/>
    </number:number-style>
    <number:number-style style:name="n593fcb">
      <number:number number:decimal-places="2" number:grouping="true" number:min-integer-digits="1"/>
    </number:number-style>
    <number:number-style style:name="n447b32">
      <number:number number:decimal-places="2" number:grouping="true" number:min-integer-digits="1"/>
    </number:number-style>
    <number:number-style style:name="nfbd7dd">
      <number:number number:decimal-places="2" number:grouping="true" number:min-integer-digits="1"/>
    </number:number-style>
    <number:number-style style:name="nc2fc1f">
      <number:number number:decimal-places="2" number:grouping="true" number:min-integer-digits="1"/>
    </number:number-style>
    <number:number-style style:name="n18c421">
      <number:number number:decimal-places="2" number:grouping="true" number:min-integer-digits="1"/>
    </number:number-style>
    <number:number-style style:name="n6aa6e0">
      <number:number number:decimal-places="2" number:grouping="true" number:min-integer-digits="1"/>
    </number:number-style>
    <number:number-style style:name="n25093f">
      <number:number number:decimal-places="2" number:grouping="true" number:min-integer-digits="1"/>
    </number:number-style>
    <number:number-style style:name="nd32e75">
      <number:number number:decimal-places="2" number:grouping="true" number:min-integer-digits="1"/>
    </number:number-style>
    <number:number-style style:name="n95f19c">
      <number:number number:decimal-places="2" number:grouping="true" number:min-integer-digits="1"/>
    </number:number-style>
    <number:number-style style:name="n316562">
      <number:number number:decimal-places="2" number:grouping="true" number:min-integer-digits="1"/>
    </number:number-style>
    <number:number-style style:name="n73bb44">
      <number:number number:decimal-places="2" number:grouping="true" number:min-integer-digits="1"/>
    </number:number-style>
    <number:number-style style:name="n87502c">
      <number:number number:decimal-places="2" number:grouping="true" number:min-integer-digits="1"/>
    </number:number-style>
    <number:number-style style:name="n31d3aa">
      <number:number number:decimal-places="2" number:grouping="true" number:min-integer-digits="1"/>
    </number:number-style>
    <number:number-style style:name="n1da40a">
      <number:number number:decimal-places="2" number:grouping="true" number:min-integer-digits="1"/>
    </number:number-style>
    <number:number-style style:name="nd5e32d">
      <number:number number:decimal-places="2" number:grouping="true" number:min-integer-digits="1"/>
    </number:number-style>
    <number:number-style style:name="n2646c0">
      <number:number number:decimal-places="2" number:grouping="true" number:min-integer-digits="1"/>
    </number:number-style>
    <number:number-style style:name="n7495a3">
      <number:number number:decimal-places="2" number:grouping="true" number:min-integer-digits="1"/>
    </number:number-style>
    <number:number-style style:name="n232214">
      <number:number number:decimal-places="2" number:grouping="true" number:min-integer-digits="1"/>
    </number:number-style>
    <number:number-style style:name="n702c3a">
      <number:number number:decimal-places="2" number:grouping="true" number:min-integer-digits="1"/>
    </number:number-style>
    <number:number-style style:name="n5eee5b">
      <number:number number:decimal-places="2" number:grouping="true" number:min-integer-digits="1"/>
    </number:number-style>
    <number:number-style style:name="n34b89f">
      <number:number number:decimal-places="2" number:grouping="true" number:min-integer-digits="1"/>
    </number:number-style>
    <number:number-style style:name="nc3bcfe">
      <number:number number:decimal-places="2" number:grouping="true" number:min-integer-digits="1"/>
    </number:number-style>
    <number:number-style style:name="ndfa81b">
      <number:number number:decimal-places="2" number:grouping="true" number:min-integer-digits="1"/>
    </number:number-style>
    <number:number-style style:name="n0e450f">
      <number:number number:decimal-places="2" number:grouping="true" number:min-integer-digits="1"/>
    </number:number-style>
    <number:number-style style:name="nff4116">
      <number:number number:decimal-places="2" number:grouping="true" number:min-integer-digits="1"/>
    </number:number-style>
    <number:number-style style:name="n82812b">
      <number:number number:decimal-places="2" number:grouping="true" number:min-integer-digits="1"/>
    </number:number-style>
    <number:number-style style:name="n822446">
      <number:number number:decimal-places="2" number:grouping="true" number:min-integer-digits="1"/>
    </number:number-style>
    <number:number-style style:name="n2f4f65">
      <number:number number:decimal-places="2" number:grouping="true" number:min-integer-digits="1"/>
    </number:number-style>
    <number:number-style style:name="nda0657">
      <number:number number:decimal-places="2" number:grouping="true" number:min-integer-digits="1"/>
    </number:number-style>
    <number:number-style style:name="na0b8db">
      <number:number number:decimal-places="2" number:grouping="true" number:min-integer-digits="1"/>
    </number:number-style>
    <number:number-style style:name="n06ee08">
      <number:number number:decimal-places="2" number:grouping="true" number:min-integer-digits="1"/>
    </number:number-style>
    <number:number-style style:name="nd4903c">
      <number:number number:decimal-places="2" number:grouping="true" number:min-integer-digits="1"/>
    </number:number-style>
    <number:number-style style:name="nb48dc5">
      <number:number number:decimal-places="2" number:grouping="true" number:min-integer-digits="1"/>
    </number:number-style>
    <number:number-style style:name="ne8736f">
      <number:number number:decimal-places="2" number:grouping="true" number:min-integer-digits="1"/>
    </number:number-style>
    <number:number-style style:name="n390f75">
      <number:number number:decimal-places="2" number:grouping="true" number:min-integer-digits="1"/>
    </number:number-style>
    <number:number-style style:name="n6c2dfb">
      <number:number number:decimal-places="2" number:grouping="true" number:min-integer-digits="1"/>
    </number:number-style>
    <number:number-style style:name="n3f1bea">
      <number:number number:decimal-places="2" number:grouping="true" number:min-integer-digits="1"/>
    </number:number-style>
    <number:number-style style:name="n7d3f07">
      <number:number number:decimal-places="2" number:grouping="true" number:min-integer-digits="1"/>
    </number:number-style>
    <number:number-style style:name="n4b4f21">
      <number:number number:decimal-places="2" number:grouping="true" number:min-integer-digits="1"/>
    </number:number-style>
    <number:number-style style:name="nd91f06">
      <number:number number:decimal-places="2" number:grouping="true" number:min-integer-digits="1"/>
    </number:number-style>
    <number:number-style style:name="n6ae55e">
      <number:number number:decimal-places="2" number:grouping="true" number:min-integer-digits="1"/>
    </number:number-style>
    <number:number-style style:name="n490e5d">
      <number:number number:decimal-places="2" number:grouping="true" number:min-integer-digits="1"/>
    </number:number-style>
    <number:number-style style:name="ned7cab">
      <number:number number:decimal-places="2" number:grouping="true" number:min-integer-digits="1"/>
    </number:number-style>
    <number:number-style style:name="n1cf798">
      <number:number number:decimal-places="2" number:grouping="true" number:min-integer-digits="1"/>
    </number:number-style>
    <number:number-style style:name="n898974">
      <number:number number:decimal-places="2" number:grouping="true" number:min-integer-digits="1"/>
    </number:number-style>
    <number:number-style style:name="na08507">
      <number:number number:decimal-places="2" number:grouping="true" number:min-integer-digits="1"/>
    </number:number-style>
    <number:number-style style:name="n19d418">
      <number:number number:decimal-places="2" number:grouping="true" number:min-integer-digits="1"/>
    </number:number-style>
    <number:number-style style:name="n6732d8">
      <number:number number:decimal-places="2" number:grouping="true" number:min-integer-digits="1"/>
    </number:number-style>
    <number:number-style style:name="ndd40c2">
      <number:number number:decimal-places="2" number:grouping="true" number:min-integer-digits="1"/>
    </number:number-style>
    <number:number-style style:name="n2723f6">
      <number:number number:decimal-places="2" number:grouping="true" number:min-integer-digits="1"/>
    </number:number-style>
    <number:number-style style:name="nd881f6">
      <number:number number:decimal-places="2" number:grouping="true" number:min-integer-digits="1"/>
    </number:number-style>
    <number:number-style style:name="n60114f">
      <number:number number:decimal-places="2" number:grouping="true" number:min-integer-digits="1"/>
    </number:number-style>
    <number:number-style style:name="n6e6971">
      <number:number number:decimal-places="2" number:grouping="true" number:min-integer-digits="1"/>
    </number:number-style>
    <number:number-style style:name="nd1104e">
      <number:number number:decimal-places="2" number:grouping="true" number:min-integer-digits="1"/>
    </number:number-style>
    <number:number-style style:name="n2e9268">
      <number:number number:decimal-places="2" number:grouping="true" number:min-integer-digits="1"/>
    </number:number-style>
    <number:number-style style:name="n6e66a1">
      <number:number number:decimal-places="2" number:grouping="true" number:min-integer-digits="1"/>
    </number:number-style>
    <number:number-style style:name="n265b5b">
      <number:number number:decimal-places="2" number:grouping="true" number:min-integer-digits="1"/>
    </number:number-style>
    <number:number-style style:name="n1d6e91">
      <number:number number:decimal-places="2" number:grouping="true" number:min-integer-digits="1"/>
    </number:number-style>
    <number:number-style style:name="n0cd4db">
      <number:number number:decimal-places="2" number:grouping="true" number:min-integer-digits="1"/>
    </number:number-style>
    <number:number-style style:name="n88f09e">
      <number:number number:decimal-places="2" number:grouping="true" number:min-integer-digits="1"/>
    </number:number-style>
    <number:number-style style:name="n82ae05">
      <number:number number:decimal-places="2" number:grouping="true" number:min-integer-digits="1"/>
    </number:number-style>
    <number:number-style style:name="n498c0d">
      <number:number number:decimal-places="2" number:grouping="true" number:min-integer-digits="1"/>
    </number:number-style>
    <number:number-style style:name="n5a7eaf">
      <number:number number:decimal-places="2" number:grouping="true" number:min-integer-digits="1"/>
    </number:number-style>
    <number:number-style style:name="ndd119f">
      <number:number number:decimal-places="2" number:grouping="true" number:min-integer-digits="1"/>
    </number:number-style>
    <number:number-style style:name="naf5a5f">
      <number:number number:decimal-places="2" number:grouping="true" number:min-integer-digits="1"/>
    </number:number-style>
    <number:number-style style:name="n4a50ab">
      <number:number number:decimal-places="2" number:grouping="true" number:min-integer-digits="1"/>
    </number:number-style>
    <number:number-style style:name="n2696a1">
      <number:number number:decimal-places="2" number:grouping="true" number:min-integer-digits="1"/>
    </number:number-style>
    <number:number-style style:name="n36083a">
      <number:number number:decimal-places="2" number:grouping="true" number:min-integer-digits="1"/>
    </number:number-style>
    <number:number-style style:name="n796253">
      <number:number number:decimal-places="2" number:grouping="true" number:min-integer-digits="1"/>
    </number:number-style>
    <number:number-style style:name="nceb2ff">
      <number:number number:decimal-places="2" number:grouping="true" number:min-integer-digits="1"/>
    </number:number-style>
    <number:number-style style:name="na272fb">
      <number:number number:decimal-places="2" number:grouping="true" number:min-integer-digits="1"/>
    </number:number-style>
    <number:number-style style:name="n98fe36">
      <number:number number:decimal-places="2" number:grouping="true" number:min-integer-digits="1"/>
    </number:number-style>
    <number:number-style style:name="n56e82d">
      <number:number number:decimal-places="2" number:grouping="true" number:min-integer-digits="1"/>
    </number:number-style>
    <number:number-style style:name="n6b28b6">
      <number:number number:decimal-places="2" number:grouping="true" number:min-integer-digits="1"/>
    </number:number-style>
    <number:number-style style:name="nc6d4aa">
      <number:number number:decimal-places="2" number:grouping="true" number:min-integer-digits="1"/>
    </number:number-style>
    <number:number-style style:name="nfb88e3">
      <number:number number:decimal-places="2" number:grouping="true" number:min-integer-digits="1"/>
    </number:number-style>
    <number:number-style style:name="nb4dfc7">
      <number:number number:decimal-places="2" number:grouping="true" number:min-integer-digits="1"/>
    </number:number-style>
    <number:number-style style:name="n534d41">
      <number:number number:decimal-places="2" number:grouping="true" number:min-integer-digits="1"/>
    </number:number-style>
    <number:number-style style:name="n6c6915">
      <number:number number:decimal-places="2" number:grouping="true" number:min-integer-digits="1"/>
    </number:number-style>
    <number:number-style style:name="n5374b6">
      <number:number number:decimal-places="2" number:grouping="true" number:min-integer-digits="1"/>
    </number:number-style>
    <number:number-style style:name="nd5c393">
      <number:number number:decimal-places="2" number:grouping="true" number:min-integer-digits="1"/>
    </number:number-style>
    <number:number-style style:name="nb438e7">
      <number:number number:decimal-places="2" number:grouping="true" number:min-integer-digits="1"/>
    </number:number-style>
    <number:number-style style:name="n2fbcc3">
      <number:number number:decimal-places="2" number:grouping="true" number:min-integer-digits="1"/>
    </number:number-style>
    <number:number-style style:name="n7ff633">
      <number:number number:decimal-places="2" number:grouping="true" number:min-integer-digits="1"/>
    </number:number-style>
    <number:number-style style:name="ncff767">
      <number:number number:decimal-places="2" number:grouping="true" number:min-integer-digits="1"/>
    </number:number-style>
    <number:number-style style:name="nd74217">
      <number:number number:decimal-places="2" number:grouping="true" number:min-integer-digits="1"/>
    </number:number-style>
    <number:number-style style:name="nafe8da">
      <number:number number:decimal-places="2" number:grouping="true" number:min-integer-digits="1"/>
    </number:number-style>
    <number:number-style style:name="nb59a31">
      <number:number number:decimal-places="2" number:grouping="true" number:min-integer-digits="1"/>
    </number:number-style>
    <number:number-style style:name="na5c325">
      <number:number number:decimal-places="2" number:grouping="true" number:min-integer-digits="1"/>
    </number:number-style>
    <number:number-style style:name="nb2230d">
      <number:number number:decimal-places="2" number:grouping="true" number:min-integer-digits="1"/>
    </number:number-style>
    <number:number-style style:name="n968569">
      <number:number number:decimal-places="2" number:grouping="true" number:min-integer-digits="1"/>
    </number:number-style>
    <number:number-style style:name="n278f6a">
      <number:number number:decimal-places="2" number:grouping="true" number:min-integer-digits="1"/>
    </number:number-style>
    <number:number-style style:name="n040f29">
      <number:number number:decimal-places="2" number:grouping="true" number:min-integer-digits="1"/>
    </number:number-style>
    <number:number-style style:name="n6ebdc9">
      <number:number number:decimal-places="2" number:grouping="true" number:min-integer-digits="1"/>
    </number:number-style>
    <number:number-style style:name="n5eaa83">
      <number:number number:decimal-places="2" number:grouping="true" number:min-integer-digits="1"/>
    </number:number-style>
    <number:number-style style:name="na2234f">
      <number:number number:decimal-places="2" number:grouping="true" number:min-integer-digits="1"/>
    </number:number-style>
    <number:number-style style:name="nf04c8a">
      <number:number number:decimal-places="2" number:grouping="true" number:min-integer-digits="1"/>
    </number:number-style>
    <number:number-style style:name="nc1f857">
      <number:number number:decimal-places="2" number:grouping="true" number:min-integer-digits="1"/>
    </number:number-style>
    <number:number-style style:name="n000a26">
      <number:number number:decimal-places="2" number:grouping="true" number:min-integer-digits="1"/>
    </number:number-style>
    <number:number-style style:name="nab8c44">
      <number:number number:decimal-places="2" number:grouping="true" number:min-integer-digits="1"/>
    </number:number-style>
    <number:number-style style:name="n913337">
      <number:number number:decimal-places="2" number:grouping="true" number:min-integer-digits="1"/>
    </number:number-style>
    <number:number-style style:name="n9e6b67">
      <number:number number:decimal-places="2" number:grouping="true" number:min-integer-digits="1"/>
    </number:number-style>
    <number:number-style style:name="n7a6cf9">
      <number:number number:decimal-places="2" number:grouping="true" number:min-integer-digits="1"/>
    </number:number-style>
    <number:number-style style:name="n895b14">
      <number:number number:decimal-places="2" number:grouping="true" number:min-integer-digits="1"/>
    </number:number-style>
    <number:number-style style:name="n493fcc">
      <number:number number:decimal-places="2" number:grouping="true" number:min-integer-digits="1"/>
    </number:number-style>
    <number:number-style style:name="necdd2d">
      <number:number number:decimal-places="2" number:grouping="true" number:min-integer-digits="1"/>
    </number:number-style>
    <number:number-style style:name="nbd1bd7">
      <number:number number:decimal-places="2" number:grouping="true" number:min-integer-digits="1"/>
    </number:number-style>
    <number:number-style style:name="n3a2dc6">
      <number:number number:decimal-places="2" number:grouping="true" number:min-integer-digits="1"/>
    </number:number-style>
    <number:number-style style:name="n8d1b4c">
      <number:number number:decimal-places="2" number:grouping="true" number:min-integer-digits="1"/>
    </number:number-style>
    <number:number-style style:name="n79c2a1">
      <number:number number:decimal-places="2" number:grouping="true" number:min-integer-digits="1"/>
    </number:number-style>
    <number:number-style style:name="n8d0026">
      <number:number number:decimal-places="2" number:grouping="true" number:min-integer-digits="1"/>
    </number:number-style>
    <number:number-style style:name="n0c7db8">
      <number:number number:decimal-places="2" number:grouping="true" number:min-integer-digits="1"/>
    </number:number-style>
    <number:number-style style:name="n3b56a6">
      <number:number number:decimal-places="2" number:grouping="true" number:min-integer-digits="1"/>
    </number:number-style>
    <number:number-style style:name="n3440fc">
      <number:number number:decimal-places="2" number:grouping="true" number:min-integer-digits="1"/>
    </number:number-style>
    <number:number-style style:name="ndb8503">
      <number:number number:decimal-places="2" number:grouping="true" number:min-integer-digits="1"/>
    </number:number-style>
    <number:number-style style:name="nfca30c">
      <number:number number:decimal-places="2" number:grouping="true" number:min-integer-digits="1"/>
    </number:number-style>
    <number:number-style style:name="nbe23fd">
      <number:number number:decimal-places="2" number:grouping="true" number:min-integer-digits="1"/>
    </number:number-style>
    <number:number-style style:name="n306994">
      <number:number number:decimal-places="2" number:grouping="true" number:min-integer-digits="1"/>
    </number:number-style>
    <number:number-style style:name="n778340">
      <number:number number:decimal-places="2" number:grouping="true" number:min-integer-digits="1"/>
    </number:number-style>
    <number:number-style style:name="n6d6771">
      <number:number number:decimal-places="2" number:grouping="true" number:min-integer-digits="1"/>
    </number:number-style>
    <number:number-style style:name="neaf7d8">
      <number:number number:decimal-places="2" number:grouping="true" number:min-integer-digits="1"/>
    </number:number-style>
    <number:number-style style:name="n9baa02">
      <number:number number:decimal-places="2" number:grouping="true" number:min-integer-digits="1"/>
    </number:number-style>
    <number:number-style style:name="n20c228">
      <number:number number:decimal-places="2" number:grouping="true" number:min-integer-digits="1"/>
    </number:number-style>
    <number:number-style style:name="n1fc221">
      <number:number number:decimal-places="2" number:grouping="true" number:min-integer-digits="1"/>
    </number:number-style>
    <number:number-style style:name="n673c0a">
      <number:number number:decimal-places="2" number:grouping="true" number:min-integer-digits="1"/>
    </number:number-style>
    <number:number-style style:name="nf7aa98">
      <number:number number:decimal-places="2" number:grouping="true" number:min-integer-digits="1"/>
    </number:number-style>
    <number:number-style style:name="ncdd71f">
      <number:number number:decimal-places="2" number:grouping="true" number:min-integer-digits="1"/>
    </number:number-style>
    <number:number-style style:name="n87974b">
      <number:number number:decimal-places="2" number:grouping="true" number:min-integer-digits="1"/>
    </number:number-style>
    <number:number-style style:name="n547e78">
      <number:number number:decimal-places="2" number:grouping="true" number:min-integer-digits="1"/>
    </number:number-style>
    <number:number-style style:name="n7d1528">
      <number:number number:decimal-places="2" number:grouping="true" number:min-integer-digits="1"/>
    </number:number-style>
    <number:number-style style:name="n636e0a">
      <number:number number:decimal-places="2" number:grouping="true" number:min-integer-digits="1"/>
    </number:number-style>
    <number:number-style style:name="nbc94c0">
      <number:number number:decimal-places="2" number:grouping="true" number:min-integer-digits="1"/>
    </number:number-style>
    <number:number-style style:name="n29c5ad">
      <number:number number:decimal-places="2" number:grouping="true" number:min-integer-digits="1"/>
    </number:number-style>
    <number:number-style style:name="n7cfe17">
      <number:number number:decimal-places="2" number:grouping="true" number:min-integer-digits="1"/>
    </number:number-style>
    <number:number-style style:name="n33448a">
      <number:number number:decimal-places="2" number:grouping="true" number:min-integer-digits="1"/>
    </number:number-style>
    <number:number-style style:name="n4f85f0">
      <number:number number:decimal-places="2" number:grouping="true" number:min-integer-digits="1"/>
    </number:number-style>
    <number:number-style style:name="neaf53a">
      <number:number number:decimal-places="2" number:grouping="true" number:min-integer-digits="1"/>
    </number:number-style>
    <number:number-style style:name="nf4e9c9">
      <number:number number:decimal-places="2" number:grouping="true" number:min-integer-digits="1"/>
    </number:number-style>
    <number:number-style style:name="n586205">
      <number:number number:decimal-places="2" number:grouping="true" number:min-integer-digits="1"/>
    </number:number-style>
    <number:number-style style:name="n3db936">
      <number:number number:decimal-places="2" number:grouping="true" number:min-integer-digits="1"/>
    </number:number-style>
    <number:number-style style:name="n626bec">
      <number:number number:decimal-places="2" number:grouping="true" number:min-integer-digits="1"/>
    </number:number-style>
    <number:number-style style:name="n4ea854">
      <number:number number:decimal-places="2" number:grouping="true" number:min-integer-digits="1"/>
    </number:number-style>
    <number:number-style style:name="n6d5685">
      <number:number number:decimal-places="2" number:grouping="true" number:min-integer-digits="1"/>
    </number:number-style>
    <number:number-style style:name="n15507d">
      <number:number number:decimal-places="2" number:grouping="true" number:min-integer-digits="1"/>
    </number:number-style>
    <number:number-style style:name="n9c45ca">
      <number:number number:decimal-places="2" number:grouping="true" number:min-integer-digits="1"/>
    </number:number-style>
    <number:number-style style:name="n728186">
      <number:number number:decimal-places="2" number:grouping="true" number:min-integer-digits="1"/>
    </number:number-style>
    <number:number-style style:name="n288a5d">
      <number:number number:decimal-places="2" number:grouping="true" number:min-integer-digits="1"/>
    </number:number-style>
    <number:number-style style:name="n1e9725">
      <number:number number:decimal-places="2" number:grouping="true" number:min-integer-digits="1"/>
    </number:number-style>
    <number:number-style style:name="na5ebea">
      <number:number number:decimal-places="2" number:grouping="true" number:min-integer-digits="1"/>
    </number:number-style>
    <number:number-style style:name="ne76b3f">
      <number:number number:decimal-places="2" number:grouping="true" number:min-integer-digits="1"/>
    </number:number-style>
    <number:number-style style:name="n21e8a7">
      <number:number number:decimal-places="2" number:grouping="true" number:min-integer-digits="1"/>
    </number:number-style>
    <number:number-style style:name="n07b74e">
      <number:number number:decimal-places="2" number:grouping="true" number:min-integer-digits="1"/>
    </number:number-style>
    <number:number-style style:name="n7fdc14">
      <number:number number:decimal-places="2" number:grouping="true" number:min-integer-digits="1"/>
    </number:number-style>
    <number:number-style style:name="nba4415">
      <number:number number:decimal-places="2" number:grouping="true" number:min-integer-digits="1"/>
    </number:number-style>
    <number:number-style style:name="n646e8c">
      <number:number number:decimal-places="2" number:grouping="true" number:min-integer-digits="1"/>
    </number:number-style>
    <number:number-style style:name="n216859">
      <number:number number:decimal-places="2" number:grouping="true" number:min-integer-digits="1"/>
    </number:number-style>
    <number:number-style style:name="n42d233">
      <number:number number:decimal-places="2" number:grouping="true" number:min-integer-digits="1"/>
    </number:number-style>
    <number:number-style style:name="n4a4c49">
      <number:number number:decimal-places="2" number:grouping="true" number:min-integer-digits="1"/>
    </number:number-style>
    <number:number-style style:name="n756962">
      <number:number number:decimal-places="2" number:grouping="true" number:min-integer-digits="1"/>
    </number:number-style>
    <number:number-style style:name="nb470d1">
      <number:number number:decimal-places="2" number:grouping="true" number:min-integer-digits="1"/>
    </number:number-style>
    <number:number-style style:name="nb4bd99">
      <number:number number:decimal-places="2" number:grouping="true" number:min-integer-digits="1"/>
    </number:number-style>
    <number:number-style style:name="ne65711">
      <number:number number:decimal-places="2" number:grouping="true" number:min-integer-digits="1"/>
    </number:number-style>
    <number:number-style style:name="n2a6d93">
      <number:number number:decimal-places="2" number:grouping="true" number:min-integer-digits="1"/>
    </number:number-style>
    <number:number-style style:name="n591596">
      <number:number number:decimal-places="2" number:grouping="true" number:min-integer-digits="1"/>
    </number:number-style>
    <number:number-style style:name="ned2c0f">
      <number:number number:decimal-places="2" number:grouping="true" number:min-integer-digits="1"/>
    </number:number-style>
    <number:number-style style:name="n5b6e2d">
      <number:number number:decimal-places="2" number:grouping="true" number:min-integer-digits="1"/>
    </number:number-style>
    <number:number-style style:name="nfe5059">
      <number:number number:decimal-places="2" number:grouping="true" number:min-integer-digits="1"/>
    </number:number-style>
    <number:number-style style:name="n82d059">
      <number:number number:decimal-places="2" number:grouping="true" number:min-integer-digits="1"/>
    </number:number-style>
    <number:number-style style:name="n3414bc">
      <number:number number:decimal-places="2" number:grouping="true" number:min-integer-digits="1"/>
    </number:number-style>
    <number:number-style style:name="n32e1cc">
      <number:number number:decimal-places="2" number:grouping="true" number:min-integer-digits="1"/>
    </number:number-style>
    <number:number-style style:name="n94ae4b">
      <number:number number:decimal-places="2" number:grouping="true" number:min-integer-digits="1"/>
    </number:number-style>
    <number:number-style style:name="na3e76c">
      <number:number number:decimal-places="2" number:grouping="true" number:min-integer-digits="1"/>
    </number:number-style>
    <number:number-style style:name="nf92cd1">
      <number:number number:decimal-places="2" number:grouping="true" number:min-integer-digits="1"/>
    </number:number-style>
    <number:number-style style:name="n62fec4">
      <number:number number:decimal-places="2" number:grouping="true" number:min-integer-digits="1"/>
    </number:number-style>
    <number:number-style style:name="nc2c8b1">
      <number:number number:decimal-places="2" number:grouping="true" number:min-integer-digits="1"/>
    </number:number-style>
    <number:number-style style:name="n65c0e4">
      <number:number number:decimal-places="2" number:grouping="true" number:min-integer-digits="1"/>
    </number:number-style>
    <number:number-style style:name="n9d3013">
      <number:number number:decimal-places="2" number:grouping="true" number:min-integer-digits="1"/>
    </number:number-style>
    <number:number-style style:name="na2e51a">
      <number:number number:decimal-places="2" number:grouping="true" number:min-integer-digits="1"/>
    </number:number-style>
    <number:number-style style:name="nc3c3b5">
      <number:number number:decimal-places="2" number:grouping="true" number:min-integer-digits="1"/>
    </number:number-style>
    <number:number-style style:name="n740b02">
      <number:number number:decimal-places="2" number:grouping="true" number:min-integer-digits="1"/>
    </number:number-style>
    <number:number-style style:name="nc9c728">
      <number:number number:decimal-places="2" number:grouping="true" number:min-integer-digits="1"/>
    </number:number-style>
    <number:number-style style:name="n6738d5">
      <number:number number:decimal-places="2" number:grouping="true" number:min-integer-digits="1"/>
    </number:number-style>
    <number:number-style style:name="n358f5b">
      <number:number number:decimal-places="2" number:grouping="true" number:min-integer-digits="1"/>
    </number:number-style>
    <number:number-style style:name="n4213f6">
      <number:number number:decimal-places="2" number:grouping="true" number:min-integer-digits="1"/>
    </number:number-style>
    <number:number-style style:name="n3ff5bb">
      <number:number number:decimal-places="2" number:grouping="true" number:min-integer-digits="1"/>
    </number:number-style>
    <number:number-style style:name="ncaa727">
      <number:number number:decimal-places="2" number:grouping="true" number:min-integer-digits="1"/>
    </number:number-style>
    <number:number-style style:name="n1b054a">
      <number:number number:decimal-places="2" number:grouping="true" number:min-integer-digits="1"/>
    </number:number-style>
    <number:number-style style:name="n02eaea">
      <number:number number:decimal-places="2" number:grouping="true" number:min-integer-digits="1"/>
    </number:number-style>
    <number:number-style style:name="n583a6e">
      <number:number number:decimal-places="2" number:grouping="true" number:min-integer-digits="1"/>
    </number:number-style>
    <number:number-style style:name="n4a79e4">
      <number:number number:decimal-places="2" number:grouping="true" number:min-integer-digits="1"/>
    </number:number-style>
    <number:number-style style:name="n670567">
      <number:number number:decimal-places="2" number:grouping="true" number:min-integer-digits="1"/>
    </number:number-style>
    <number:number-style style:name="nc62462">
      <number:number number:decimal-places="2" number:grouping="true" number:min-integer-digits="1"/>
    </number:number-style>
    <number:number-style style:name="neaca9e">
      <number:number number:decimal-places="2" number:grouping="true" number:min-integer-digits="1"/>
    </number:number-style>
    <number:number-style style:name="n4cb345">
      <number:number number:decimal-places="2" number:grouping="true" number:min-integer-digits="1"/>
    </number:number-style>
    <number:number-style style:name="n839b45">
      <number:number number:decimal-places="2" number:grouping="true" number:min-integer-digits="1"/>
    </number:number-style>
    <number:number-style style:name="n4c5bed">
      <number:number number:decimal-places="2" number:grouping="true" number:min-integer-digits="1"/>
    </number:number-style>
    <number:number-style style:name="nf993f6">
      <number:number number:decimal-places="2" number:grouping="true" number:min-integer-digits="1"/>
    </number:number-style>
    <number:number-style style:name="nda6c01">
      <number:number number:decimal-places="2" number:grouping="true" number:min-integer-digits="1"/>
    </number:number-style>
    <number:number-style style:name="ndf7656">
      <number:number number:decimal-places="2" number:grouping="true" number:min-integer-digits="1"/>
    </number:number-style>
    <number:number-style style:name="nafcd1d">
      <number:number number:decimal-places="2" number:grouping="true" number:min-integer-digits="1"/>
    </number:number-style>
    <number:number-style style:name="n40edd0">
      <number:number number:decimal-places="2" number:grouping="true" number:min-integer-digits="1"/>
    </number:number-style>
    <number:number-style style:name="nd66db7">
      <number:number number:decimal-places="2" number:grouping="true" number:min-integer-digits="1"/>
    </number:number-style>
    <number:number-style style:name="ncb3efe">
      <number:number number:decimal-places="2" number:grouping="true" number:min-integer-digits="1"/>
    </number:number-style>
    <number:number-style style:name="n6e9dde">
      <number:number number:decimal-places="2" number:grouping="true" number:min-integer-digits="1"/>
    </number:number-style>
    <number:number-style style:name="nc72463">
      <number:number number:decimal-places="2" number:grouping="true" number:min-integer-digits="1"/>
    </number:number-style>
    <number:number-style style:name="n3d439d">
      <number:number number:decimal-places="2" number:grouping="true" number:min-integer-digits="1"/>
    </number:number-style>
    <number:number-style style:name="nd79267">
      <number:number number:decimal-places="2" number:grouping="true" number:min-integer-digits="1"/>
    </number:number-style>
    <number:number-style style:name="nbdb40e">
      <number:number number:decimal-places="2" number:grouping="true" number:min-integer-digits="1"/>
    </number:number-style>
    <number:number-style style:name="n9e47d2">
      <number:number number:decimal-places="2" number:grouping="true" number:min-integer-digits="1"/>
    </number:number-style>
    <number:number-style style:name="na93b8a">
      <number:number number:decimal-places="2" number:grouping="true" number:min-integer-digits="1"/>
    </number:number-style>
    <number:number-style style:name="n73af33">
      <number:number number:decimal-places="2" number:grouping="true" number:min-integer-digits="1"/>
    </number:number-style>
    <number:number-style style:name="n4c306c">
      <number:number number:decimal-places="2" number:grouping="true" number:min-integer-digits="1"/>
    </number:number-style>
    <number:number-style style:name="n4ee8f0">
      <number:number number:decimal-places="2" number:grouping="true" number:min-integer-digits="1"/>
    </number:number-style>
    <number:number-style style:name="n6a1150">
      <number:number number:decimal-places="2" number:grouping="true" number:min-integer-digits="1"/>
    </number:number-style>
    <number:number-style style:name="nc41ceb">
      <number:number number:decimal-places="2" number:grouping="true" number:min-integer-digits="1"/>
    </number:number-style>
    <number:number-style style:name="nc8e8da">
      <number:number number:decimal-places="2" number:grouping="true" number:min-integer-digits="1"/>
    </number:number-style>
    <number:number-style style:name="ncdadec">
      <number:number number:decimal-places="2" number:grouping="true" number:min-integer-digits="1"/>
    </number:number-style>
    <number:number-style style:name="nfd3e5d">
      <number:number number:decimal-places="2" number:grouping="true" number:min-integer-digits="1"/>
    </number:number-style>
    <number:number-style style:name="n87d856">
      <number:number number:decimal-places="2" number:grouping="true" number:min-integer-digits="1"/>
    </number:number-style>
    <number:number-style style:name="n8c7beb">
      <number:number number:decimal-places="2" number:grouping="true" number:min-integer-digits="1"/>
    </number:number-style>
    <number:number-style style:name="n70e8c3">
      <number:number number:decimal-places="2" number:grouping="true" number:min-integer-digits="1"/>
    </number:number-style>
    <number:number-style style:name="n9927b5">
      <number:number number:decimal-places="2" number:grouping="true" number:min-integer-digits="1"/>
    </number:number-style>
    <number:number-style style:name="n69ce8e">
      <number:number number:decimal-places="2" number:grouping="true" number:min-integer-digits="1"/>
    </number:number-style>
    <number:number-style style:name="nc3d7bc">
      <number:number number:decimal-places="2" number:grouping="true" number:min-integer-digits="1"/>
    </number:number-style>
    <number:number-style style:name="n16997b">
      <number:number number:decimal-places="2" number:grouping="true" number:min-integer-digits="1"/>
    </number:number-style>
    <number:number-style style:name="ncaa436">
      <number:number number:decimal-places="2" number:grouping="true" number:min-integer-digits="1"/>
    </number:number-style>
    <number:number-style style:name="n4bb0e6">
      <number:number number:decimal-places="2" number:grouping="true" number:min-integer-digits="1"/>
    </number:number-style>
    <number:number-style style:name="n584e2c">
      <number:number number:decimal-places="2" number:grouping="true" number:min-integer-digits="1"/>
    </number:number-style>
    <number:number-style style:name="n8e863d">
      <number:number number:decimal-places="2" number:grouping="true" number:min-integer-digits="1"/>
    </number:number-style>
    <number:number-style style:name="nd99531">
      <number:number number:decimal-places="2" number:grouping="true" number:min-integer-digits="1"/>
    </number:number-style>
    <number:number-style style:name="nee6bac">
      <number:number number:decimal-places="2" number:grouping="true" number:min-integer-digits="1"/>
    </number:number-style>
    <number:number-style style:name="n9b904e">
      <number:number number:decimal-places="2" number:grouping="true" number:min-integer-digits="1"/>
    </number:number-style>
    <number:number-style style:name="n675338">
      <number:number number:decimal-places="2" number:grouping="true" number:min-integer-digits="1"/>
    </number:number-style>
    <number:number-style style:name="nc68b50">
      <number:number number:decimal-places="2" number:grouping="true" number:min-integer-digits="1"/>
    </number:number-style>
    <number:number-style style:name="ndbc9b3">
      <number:number number:decimal-places="2" number:grouping="true" number:min-integer-digits="1"/>
    </number:number-style>
    <number:number-style style:name="n6f2b45">
      <number:number number:decimal-places="2" number:grouping="true" number:min-integer-digits="1"/>
    </number:number-style>
    <number:number-style style:name="n70c44d">
      <number:number number:decimal-places="2" number:grouping="true" number:min-integer-digits="1"/>
    </number:number-style>
    <number:number-style style:name="n38b1c9">
      <number:number number:decimal-places="2" number:grouping="true" number:min-integer-digits="1"/>
    </number:number-style>
    <number:number-style style:name="n9c0ea5">
      <number:number number:decimal-places="2" number:grouping="true" number:min-integer-digits="1"/>
    </number:number-style>
    <number:number-style style:name="n386059">
      <number:number number:decimal-places="2" number:grouping="true" number:min-integer-digits="1"/>
    </number:number-style>
    <number:number-style style:name="na09297">
      <number:number number:decimal-places="2" number:grouping="true" number:min-integer-digits="1"/>
    </number:number-style>
    <number:number-style style:name="na079ea">
      <number:number number:decimal-places="2" number:grouping="true" number:min-integer-digits="1"/>
    </number:number-style>
    <number:number-style style:name="n119239">
      <number:number number:decimal-places="2" number:grouping="true" number:min-integer-digits="1"/>
    </number:number-style>
    <number:number-style style:name="n727269">
      <number:number number:decimal-places="2" number:grouping="true" number:min-integer-digits="1"/>
    </number:number-style>
    <number:number-style style:name="n8a7fbb">
      <number:number number:decimal-places="2" number:grouping="true" number:min-integer-digits="1"/>
    </number:number-style>
    <number:number-style style:name="n28c0ec">
      <number:number number:decimal-places="2" number:grouping="true" number:min-integer-digits="1"/>
    </number:number-style>
    <number:number-style style:name="n4ba623">
      <number:number number:decimal-places="2" number:grouping="true" number:min-integer-digits="1"/>
    </number:number-style>
    <number:number-style style:name="n1ac2ab">
      <number:number number:decimal-places="2" number:grouping="true" number:min-integer-digits="1"/>
    </number:number-style>
    <number:number-style style:name="n47910c">
      <number:number number:decimal-places="2" number:grouping="true" number:min-integer-digits="1"/>
    </number:number-style>
    <number:number-style style:name="ncd6a1a">
      <number:number number:decimal-places="2" number:grouping="true" number:min-integer-digits="1"/>
    </number:number-style>
    <number:number-style style:name="n4150e8">
      <number:number number:decimal-places="2" number:grouping="true" number:min-integer-digits="1"/>
    </number:number-style>
    <number:number-style style:name="n8356b4">
      <number:number number:decimal-places="2" number:grouping="true" number:min-integer-digits="1"/>
    </number:number-style>
    <number:number-style style:name="n7b9c7b">
      <number:number number:decimal-places="2" number:grouping="true" number:min-integer-digits="1"/>
    </number:number-style>
    <number:number-style style:name="n13a748">
      <number:number number:decimal-places="2" number:grouping="true" number:min-integer-digits="1"/>
    </number:number-style>
    <number:number-style style:name="naba771">
      <number:number number:decimal-places="2" number:grouping="true" number:min-integer-digits="1"/>
    </number:number-style>
    <number:number-style style:name="n51a1e0">
      <number:number number:decimal-places="2" number:grouping="true" number:min-integer-digits="1"/>
    </number:number-style>
    <number:number-style style:name="n23915d">
      <number:number number:decimal-places="2" number:grouping="true" number:min-integer-digits="1"/>
    </number:number-style>
    <number:number-style style:name="n6d699a">
      <number:number number:decimal-places="2" number:grouping="true" number:min-integer-digits="1"/>
    </number:number-style>
    <number:number-style style:name="na6cf7a">
      <number:number number:decimal-places="2" number:grouping="true" number:min-integer-digits="1"/>
    </number:number-style>
    <number:number-style style:name="n90abf9">
      <number:number number:decimal-places="2" number:grouping="true" number:min-integer-digits="1"/>
    </number:number-style>
    <number:number-style style:name="nfa26fb">
      <number:number number:decimal-places="2" number:grouping="true" number:min-integer-digits="1"/>
    </number:number-style>
    <number:number-style style:name="n46b498">
      <number:number number:decimal-places="2" number:grouping="true" number:min-integer-digits="1"/>
    </number:number-style>
    <number:number-style style:name="nd7f4ca">
      <number:number number:decimal-places="2" number:grouping="true" number:min-integer-digits="1"/>
    </number:number-style>
    <number:number-style style:name="nc6ef39">
      <number:number number:decimal-places="2" number:grouping="true" number:min-integer-digits="1"/>
    </number:number-style>
    <number:number-style style:name="n8bdaf6">
      <number:number number:decimal-places="2" number:grouping="true" number:min-integer-digits="1"/>
    </number:number-style>
    <number:number-style style:name="n18cd99">
      <number:number number:decimal-places="2" number:grouping="true" number:min-integer-digits="1"/>
    </number:number-style>
    <number:number-style style:name="n95bb3f">
      <number:number number:decimal-places="2" number:grouping="true" number:min-integer-digits="1"/>
    </number:number-style>
    <number:number-style style:name="nf18796">
      <number:number number:decimal-places="2" number:grouping="true" number:min-integer-digits="1"/>
    </number:number-style>
    <number:number-style style:name="n866977">
      <number:number number:decimal-places="2" number:grouping="true" number:min-integer-digits="1"/>
    </number:number-style>
    <number:number-style style:name="na48175">
      <number:number number:decimal-places="2" number:grouping="true" number:min-integer-digits="1"/>
    </number:number-style>
    <number:number-style style:name="nf7f7a7">
      <number:number number:decimal-places="2" number:grouping="true" number:min-integer-digits="1"/>
    </number:number-style>
    <number:number-style style:name="n1f8d65">
      <number:number number:decimal-places="2" number:grouping="true" number:min-integer-digits="1"/>
    </number:number-style>
    <number:number-style style:name="n6b2934">
      <number:number number:decimal-places="2" number:grouping="true" number:min-integer-digits="1"/>
    </number:number-style>
    <number:number-style style:name="na1fa8d">
      <number:number number:decimal-places="2" number:grouping="true" number:min-integer-digits="1"/>
    </number:number-style>
    <number:number-style style:name="nc2b96d">
      <number:number number:decimal-places="2" number:grouping="true" number:min-integer-digits="1"/>
    </number:number-style>
    <number:number-style style:name="n29b542">
      <number:number number:decimal-places="2" number:grouping="true" number:min-integer-digits="1"/>
    </number:number-style>
    <number:number-style style:name="n8ef543">
      <number:number number:decimal-places="2" number:grouping="true" number:min-integer-digits="1"/>
    </number:number-style>
    <number:number-style style:name="nc9e123">
      <number:number number:decimal-places="2" number:grouping="true" number:min-integer-digits="1"/>
    </number:number-style>
    <number:number-style style:name="nd7ef11">
      <number:number number:decimal-places="2" number:grouping="true" number:min-integer-digits="1"/>
    </number:number-style>
    <number:number-style style:name="nab8f55">
      <number:number number:decimal-places="2" number:grouping="true" number:min-integer-digits="1"/>
    </number:number-style>
    <number:number-style style:name="n3d8eb9">
      <number:number number:decimal-places="2" number:grouping="true" number:min-integer-digits="1"/>
    </number:number-style>
    <number:number-style style:name="n18c001">
      <number:number number:decimal-places="2" number:grouping="true" number:min-integer-digits="1"/>
    </number:number-style>
    <number:number-style style:name="n3a2f74">
      <number:number number:decimal-places="2" number:grouping="true" number:min-integer-digits="1"/>
    </number:number-style>
    <number:number-style style:name="nf4ffdb">
      <number:number number:decimal-places="2" number:grouping="true" number:min-integer-digits="1"/>
    </number:number-style>
    <number:number-style style:name="ne9a020">
      <number:number number:decimal-places="2" number:grouping="true" number:min-integer-digits="1"/>
    </number:number-style>
    <number:number-style style:name="n92e767">
      <number:number number:decimal-places="2" number:grouping="true" number:min-integer-digits="1"/>
    </number:number-style>
    <number:number-style style:name="nb271f0">
      <number:number number:decimal-places="2" number:grouping="true" number:min-integer-digits="1"/>
    </number:number-style>
    <number:number-style style:name="n23cb0c">
      <number:number number:decimal-places="2" number:grouping="true" number:min-integer-digits="1"/>
    </number:number-style>
    <number:number-style style:name="n8dccb9">
      <number:number number:decimal-places="2" number:grouping="true" number:min-integer-digits="1"/>
    </number:number-style>
    <number:number-style style:name="n9c4861">
      <number:number number:decimal-places="2" number:grouping="true" number:min-integer-digits="1"/>
    </number:number-style>
    <number:number-style style:name="nd9bf48">
      <number:number number:decimal-places="2" number:grouping="true" number:min-integer-digits="1"/>
    </number:number-style>
    <number:number-style style:name="nf64e3d">
      <number:number number:decimal-places="2" number:grouping="true" number:min-integer-digits="1"/>
    </number:number-style>
    <number:number-style style:name="nc6758b">
      <number:number number:decimal-places="2" number:grouping="true" number:min-integer-digits="1"/>
    </number:number-style>
    <number:number-style style:name="n2d0250">
      <number:number number:decimal-places="2" number:grouping="true" number:min-integer-digits="1"/>
    </number:number-style>
    <number:number-style style:name="n9f255c">
      <number:number number:decimal-places="2" number:grouping="true" number:min-integer-digits="1"/>
    </number:number-style>
    <number:number-style style:name="n31c06e">
      <number:number number:decimal-places="2" number:grouping="true" number:min-integer-digits="1"/>
    </number:number-style>
    <number:number-style style:name="nb71e4a">
      <number:number number:decimal-places="2" number:grouping="true" number:min-integer-digits="1"/>
    </number:number-style>
    <number:number-style style:name="nc89cd5">
      <number:number number:decimal-places="2" number:grouping="true" number:min-integer-digits="1"/>
    </number:number-style>
    <number:number-style style:name="n6177b8">
      <number:number number:decimal-places="2" number:grouping="true" number:min-integer-digits="1"/>
    </number:number-style>
    <number:number-style style:name="na7940a">
      <number:number number:decimal-places="2" number:grouping="true" number:min-integer-digits="1"/>
    </number:number-style>
    <number:number-style style:name="n819c0a">
      <number:number number:decimal-places="2" number:grouping="true" number:min-integer-digits="1"/>
    </number:number-style>
    <number:number-style style:name="n23280c">
      <number:number number:decimal-places="2" number:grouping="true" number:min-integer-digits="1"/>
    </number:number-style>
    <number:number-style style:name="n5ba6eb">
      <number:number number:decimal-places="2" number:grouping="true" number:min-integer-digits="1"/>
    </number:number-style>
    <number:number-style style:name="nfed40f">
      <number:number number:decimal-places="2" number:grouping="true" number:min-integer-digits="1"/>
    </number:number-style>
    <number:number-style style:name="nf077ba">
      <number:number number:decimal-places="2" number:grouping="true" number:min-integer-digits="1"/>
    </number:number-style>
    <number:number-style style:name="nccbd06">
      <number:number number:decimal-places="2" number:grouping="true" number:min-integer-digits="1"/>
    </number:number-style>
    <number:number-style style:name="n71b8b6">
      <number:number number:decimal-places="2" number:grouping="true" number:min-integer-digits="1"/>
    </number:number-style>
    <number:number-style style:name="n67967c">
      <number:number number:decimal-places="2" number:grouping="true" number:min-integer-digits="1"/>
    </number:number-style>
    <number:number-style style:name="nf92e80">
      <number:number number:decimal-places="2" number:grouping="true" number:min-integer-digits="1"/>
    </number:number-style>
    <number:number-style style:name="n1118b3">
      <number:number number:decimal-places="2" number:grouping="true" number:min-integer-digits="1"/>
    </number:number-style>
    <number:number-style style:name="n63ab02">
      <number:number number:decimal-places="2" number:grouping="true" number:min-integer-digits="1"/>
    </number:number-style>
    <number:number-style style:name="n47de08">
      <number:number number:decimal-places="2" number:grouping="true" number:min-integer-digits="1"/>
    </number:number-style>
    <number:number-style style:name="ne639d5">
      <number:number number:decimal-places="2" number:grouping="true" number:min-integer-digits="1"/>
    </number:number-style>
    <number:number-style style:name="n764af4">
      <number:number number:decimal-places="2" number:grouping="true" number:min-integer-digits="1"/>
    </number:number-style>
    <number:number-style style:name="n0acbaf">
      <number:number number:decimal-places="2" number:grouping="true" number:min-integer-digits="1"/>
    </number:number-style>
    <number:number-style style:name="nc28539">
      <number:number number:decimal-places="2" number:grouping="true" number:min-integer-digits="1"/>
    </number:number-style>
    <number:number-style style:name="n4c097b">
      <number:number number:decimal-places="2" number:grouping="true" number:min-integer-digits="1"/>
    </number:number-style>
    <number:number-style style:name="neab41f">
      <number:number number:decimal-places="2" number:grouping="true" number:min-integer-digits="1"/>
    </number:number-style>
    <number:number-style style:name="n8d4f28">
      <number:number number:decimal-places="2" number:grouping="true" number:min-integer-digits="1"/>
    </number:number-style>
    <number:number-style style:name="nb20cbe">
      <number:number number:decimal-places="2" number:grouping="true" number:min-integer-digits="1"/>
    </number:number-style>
    <number:number-style style:name="n67593e">
      <number:number number:decimal-places="2" number:grouping="true" number:min-integer-digits="1"/>
    </number:number-style>
    <number:number-style style:name="nbfcac1">
      <number:number number:decimal-places="2" number:grouping="true" number:min-integer-digits="1"/>
    </number:number-style>
    <number:number-style style:name="n632fd5">
      <number:number number:decimal-places="2" number:grouping="true" number:min-integer-digits="1"/>
    </number:number-style>
    <number:number-style style:name="n526720">
      <number:number number:decimal-places="2" number:grouping="true" number:min-integer-digits="1"/>
    </number:number-style>
    <number:number-style style:name="n268c85">
      <number:number number:decimal-places="2" number:grouping="true" number:min-integer-digits="1"/>
    </number:number-style>
    <number:number-style style:name="n0463b6">
      <number:number number:decimal-places="2" number:grouping="true" number:min-integer-digits="1"/>
    </number:number-style>
    <number:number-style style:name="n9ea04f">
      <number:number number:decimal-places="2" number:grouping="true" number:min-integer-digits="1"/>
    </number:number-style>
    <number:number-style style:name="n5e1bbc">
      <number:number number:decimal-places="2" number:grouping="true" number:min-integer-digits="1"/>
    </number:number-style>
    <number:number-style style:name="neaf9b7">
      <number:number number:decimal-places="2" number:grouping="true" number:min-integer-digits="1"/>
    </number:number-style>
    <number:number-style style:name="nae7689">
      <number:number number:decimal-places="2" number:grouping="true" number:min-integer-digits="1"/>
    </number:number-style>
    <number:number-style style:name="n299a72">
      <number:number number:decimal-places="2" number:grouping="true" number:min-integer-digits="1"/>
    </number:number-style>
    <number:number-style style:name="nd45b17">
      <number:number number:decimal-places="2" number:grouping="true" number:min-integer-digits="1"/>
    </number:number-style>
    <number:number-style style:name="n024f70">
      <number:number number:decimal-places="2" number:grouping="true" number:min-integer-digits="1"/>
    </number:number-style>
    <number:number-style style:name="n499837">
      <number:number number:decimal-places="2" number:grouping="true" number:min-integer-digits="1"/>
    </number:number-style>
    <number:number-style style:name="n91552d">
      <number:number number:decimal-places="2" number:grouping="true" number:min-integer-digits="1"/>
    </number:number-style>
    <number:number-style style:name="nf6de7a">
      <number:number number:decimal-places="2" number:grouping="true" number:min-integer-digits="1"/>
    </number:number-style>
    <number:number-style style:name="nf37d7a">
      <number:number number:decimal-places="2" number:grouping="true" number:min-integer-digits="1"/>
    </number:number-style>
    <number:number-style style:name="n8ca62a">
      <number:number number:decimal-places="2" number:grouping="true" number:min-integer-digits="1"/>
    </number:number-style>
    <number:number-style style:name="n87ab37">
      <number:number number:decimal-places="2" number:grouping="true" number:min-integer-digits="1"/>
    </number:number-style>
    <number:number-style style:name="n4face0">
      <number:number number:decimal-places="2" number:grouping="true" number:min-integer-digits="1"/>
    </number:number-style>
    <number:number-style style:name="nfdcbac">
      <number:number number:decimal-places="2" number:grouping="true" number:min-integer-digits="1"/>
    </number:number-style>
    <number:number-style style:name="n4e5b95">
      <number:number number:decimal-places="2" number:grouping="true" number:min-integer-digits="1"/>
    </number:number-style>
    <number:number-style style:name="n79bc84">
      <number:number number:decimal-places="2" number:grouping="true" number:min-integer-digits="1"/>
    </number:number-style>
    <number:number-style style:name="nb81f34">
      <number:number number:decimal-places="2" number:grouping="true" number:min-integer-digits="1"/>
    </number:number-style>
    <number:number-style style:name="n940883">
      <number:number number:decimal-places="2" number:grouping="true" number:min-integer-digits="1"/>
    </number:number-style>
    <number:number-style style:name="ncdcb17">
      <number:number number:decimal-places="2" number:grouping="true" number:min-integer-digits="1"/>
    </number:number-style>
    <number:number-style style:name="n7a548e">
      <number:number number:decimal-places="2" number:grouping="true" number:min-integer-digits="1"/>
    </number:number-style>
    <number:number-style style:name="n6bbde4">
      <number:number number:decimal-places="2" number:grouping="true" number:min-integer-digits="1"/>
    </number:number-style>
    <number:number-style style:name="n30f997">
      <number:number number:decimal-places="2" number:grouping="true" number:min-integer-digits="1"/>
    </number:number-style>
    <number:number-style style:name="n28f6ba">
      <number:number number:decimal-places="2" number:grouping="true" number:min-integer-digits="1"/>
    </number:number-style>
    <number:number-style style:name="n45df75">
      <number:number number:decimal-places="2" number:grouping="true" number:min-integer-digits="1"/>
    </number:number-style>
    <number:number-style style:name="n2ad1b8">
      <number:number number:decimal-places="2" number:grouping="true" number:min-integer-digits="1"/>
    </number:number-style>
    <number:number-style style:name="n9d77de">
      <number:number number:decimal-places="2" number:grouping="true" number:min-integer-digits="1"/>
    </number:number-style>
    <number:number-style style:name="n29002d">
      <number:number number:decimal-places="2" number:grouping="true" number:min-integer-digits="1"/>
    </number:number-style>
    <number:number-style style:name="n54f7e5">
      <number:number number:decimal-places="2" number:grouping="true" number:min-integer-digits="1"/>
    </number:number-style>
    <number:number-style style:name="n51c207">
      <number:number number:decimal-places="2" number:grouping="true" number:min-integer-digits="1"/>
    </number:number-style>
    <number:number-style style:name="na3e1c2">
      <number:number number:decimal-places="2" number:grouping="true" number:min-integer-digits="1"/>
    </number:number-style>
    <number:number-style style:name="n40ab62">
      <number:number number:decimal-places="2" number:grouping="true" number:min-integer-digits="1"/>
    </number:number-style>
    <number:number-style style:name="nc9d7d2">
      <number:number number:decimal-places="2" number:grouping="true" number:min-integer-digits="1"/>
    </number:number-style>
    <number:number-style style:name="n939a32">
      <number:number number:decimal-places="2" number:grouping="true" number:min-integer-digits="1"/>
    </number:number-style>
    <number:number-style style:name="n37ccfe">
      <number:number number:decimal-places="2" number:grouping="true" number:min-integer-digits="1"/>
    </number:number-style>
    <number:number-style style:name="nb72d76">
      <number:number number:decimal-places="2" number:grouping="true" number:min-integer-digits="1"/>
    </number:number-style>
    <number:number-style style:name="n843603">
      <number:number number:decimal-places="2" number:grouping="true" number:min-integer-digits="1"/>
    </number:number-style>
    <number:number-style style:name="nb75075">
      <number:number number:decimal-places="2" number:grouping="true" number:min-integer-digits="1"/>
    </number:number-style>
    <number:number-style style:name="n4c2252">
      <number:number number:decimal-places="2" number:grouping="true" number:min-integer-digits="1"/>
    </number:number-style>
    <number:number-style style:name="n7e81e4">
      <number:number number:decimal-places="2" number:grouping="true" number:min-integer-digits="1"/>
    </number:number-style>
    <number:number-style style:name="nce5a6c">
      <number:number number:decimal-places="2" number:grouping="true" number:min-integer-digits="1"/>
    </number:number-style>
    <number:number-style style:name="n50a803">
      <number:number number:decimal-places="2" number:grouping="true" number:min-integer-digits="1"/>
    </number:number-style>
    <number:number-style style:name="ned0d06">
      <number:number number:decimal-places="2" number:grouping="true" number:min-integer-digits="1"/>
    </number:number-style>
    <number:number-style style:name="n21c00a">
      <number:number number:decimal-places="2" number:grouping="true" number:min-integer-digits="1"/>
    </number:number-style>
    <number:number-style style:name="ne57357">
      <number:number number:decimal-places="2" number:grouping="true" number:min-integer-digits="1"/>
    </number:number-style>
    <number:number-style style:name="neec874">
      <number:number number:decimal-places="2" number:grouping="true" number:min-integer-digits="1"/>
    </number:number-style>
    <number:number-style style:name="nb66841">
      <number:number number:decimal-places="2" number:grouping="true" number:min-integer-digits="1"/>
    </number:number-style>
    <number:number-style style:name="n8d2b03">
      <number:number number:decimal-places="2" number:grouping="true" number:min-integer-digits="1"/>
    </number:number-style>
    <number:number-style style:name="n167563">
      <number:number number:decimal-places="2" number:grouping="true" number:min-integer-digits="1"/>
    </number:number-style>
    <number:number-style style:name="na3e489">
      <number:number number:decimal-places="2" number:grouping="true" number:min-integer-digits="1"/>
    </number:number-style>
    <number:number-style style:name="n6a9422">
      <number:number number:decimal-places="2" number:grouping="true" number:min-integer-digits="1"/>
    </number:number-style>
    <number:number-style style:name="n2ef5d0">
      <number:number number:decimal-places="2" number:grouping="true" number:min-integer-digits="1"/>
    </number:number-style>
    <number:number-style style:name="n481047">
      <number:number number:decimal-places="2" number:grouping="true" number:min-integer-digits="1"/>
    </number:number-style>
    <number:number-style style:name="n1a8a34">
      <number:number number:decimal-places="2" number:grouping="true" number:min-integer-digits="1"/>
    </number:number-style>
    <number:number-style style:name="n40dcba">
      <number:number number:decimal-places="2" number:grouping="true" number:min-integer-digits="1"/>
    </number:number-style>
    <number:number-style style:name="n14f5c4">
      <number:number number:decimal-places="2" number:grouping="true" number:min-integer-digits="1"/>
    </number:number-style>
    <number:number-style style:name="n918274">
      <number:number number:decimal-places="2" number:grouping="true" number:min-integer-digits="1"/>
    </number:number-style>
    <number:number-style style:name="na675f7">
      <number:number number:decimal-places="2" number:grouping="true" number:min-integer-digits="1"/>
    </number:number-style>
    <number:number-style style:name="n7ddcca">
      <number:number number:decimal-places="2" number:grouping="true" number:min-integer-digits="1"/>
    </number:number-style>
    <number:number-style style:name="n38bd56">
      <number:number number:decimal-places="2" number:grouping="true" number:min-integer-digits="1"/>
    </number:number-style>
    <number:number-style style:name="ned557d">
      <number:number number:decimal-places="2" number:grouping="true" number:min-integer-digits="1"/>
    </number:number-style>
    <number:number-style style:name="ne0039a">
      <number:number number:decimal-places="2" number:grouping="true" number:min-integer-digits="1"/>
    </number:number-style>
    <number:number-style style:name="n0b865d">
      <number:number number:decimal-places="2" number:grouping="true" number:min-integer-digits="1"/>
    </number:number-style>
    <number:number-style style:name="n20d933">
      <number:number number:decimal-places="2" number:grouping="true" number:min-integer-digits="1"/>
    </number:number-style>
    <number:number-style style:name="n2e4d51">
      <number:number number:decimal-places="2" number:grouping="true" number:min-integer-digits="1"/>
    </number:number-style>
    <number:number-style style:name="n629621">
      <number:number number:decimal-places="2" number:grouping="true" number:min-integer-digits="1"/>
    </number:number-style>
    <number:number-style style:name="n11bb1f">
      <number:number number:decimal-places="2" number:grouping="true" number:min-integer-digits="1"/>
    </number:number-style>
    <number:number-style style:name="n5b29a1">
      <number:number number:decimal-places="2" number:grouping="true" number:min-integer-digits="1"/>
    </number:number-style>
    <number:number-style style:name="n1c1441">
      <number:number number:decimal-places="2" number:grouping="true" number:min-integer-digits="1"/>
    </number:number-style>
    <number:number-style style:name="n37911c">
      <number:number number:decimal-places="2" number:grouping="true" number:min-integer-digits="1"/>
    </number:number-style>
    <number:number-style style:name="n039e99">
      <number:number number:decimal-places="2" number:grouping="true" number:min-integer-digits="1"/>
    </number:number-style>
    <number:number-style style:name="n19923d">
      <number:number number:decimal-places="2" number:grouping="true" number:min-integer-digits="1"/>
    </number:number-style>
    <number:number-style style:name="n046de4">
      <number:number number:decimal-places="2" number:grouping="true" number:min-integer-digits="1"/>
    </number:number-style>
    <number:number-style style:name="n50bd49">
      <number:number number:decimal-places="2" number:grouping="true" number:min-integer-digits="1"/>
    </number:number-style>
    <number:number-style style:name="n310c30">
      <number:number number:decimal-places="2" number:grouping="true" number:min-integer-digits="1"/>
    </number:number-style>
    <number:number-style style:name="n6779fa">
      <number:number number:decimal-places="2" number:grouping="true" number:min-integer-digits="1"/>
    </number:number-style>
    <number:number-style style:name="n1cfabb">
      <number:number number:decimal-places="2" number:grouping="true" number:min-integer-digits="1"/>
    </number:number-style>
    <number:number-style style:name="n363281">
      <number:number number:decimal-places="2" number:grouping="true" number:min-integer-digits="1"/>
    </number:number-style>
    <number:number-style style:name="naedaf8">
      <number:number number:decimal-places="2" number:grouping="true" number:min-integer-digits="1"/>
    </number:number-style>
    <number:number-style style:name="n03d57c">
      <number:number number:decimal-places="2" number:grouping="true" number:min-integer-digits="1"/>
    </number:number-style>
    <number:number-style style:name="nc8d6ac">
      <number:number number:decimal-places="2" number:grouping="true" number:min-integer-digits="1"/>
    </number:number-style>
    <number:number-style style:name="nb520f5">
      <number:number number:decimal-places="2" number:grouping="true" number:min-integer-digits="1"/>
    </number:number-style>
    <number:number-style style:name="n53d955">
      <number:number number:decimal-places="2" number:grouping="true" number:min-integer-digits="1"/>
    </number:number-style>
    <number:number-style style:name="ne8b5bd">
      <number:number number:decimal-places="2" number:grouping="true" number:min-integer-digits="1"/>
    </number:number-style>
    <number:number-style style:name="n349c4f">
      <number:number number:decimal-places="2" number:grouping="true" number:min-integer-digits="1"/>
    </number:number-style>
    <number:number-style style:name="nee13be">
      <number:number number:decimal-places="2" number:grouping="true" number:min-integer-digits="1"/>
    </number:number-style>
    <number:number-style style:name="n9baa6e">
      <number:number number:decimal-places="2" number:grouping="true" number:min-integer-digits="1"/>
    </number:number-style>
    <number:number-style style:name="nee9506">
      <number:number number:decimal-places="2" number:grouping="true" number:min-integer-digits="1"/>
    </number:number-style>
    <number:number-style style:name="nc29704">
      <number:number number:decimal-places="2" number:grouping="true" number:min-integer-digits="1"/>
    </number:number-style>
    <number:number-style style:name="n9a86bc">
      <number:number number:decimal-places="2" number:grouping="true" number:min-integer-digits="1"/>
    </number:number-style>
    <number:number-style style:name="n7bef74">
      <number:number number:decimal-places="2" number:grouping="true" number:min-integer-digits="1"/>
    </number:number-style>
    <number:number-style style:name="nc6dc31">
      <number:number number:decimal-places="2" number:grouping="true" number:min-integer-digits="1"/>
    </number:number-style>
    <number:number-style style:name="n702de5">
      <number:number number:decimal-places="2" number:grouping="true" number:min-integer-digits="1"/>
    </number:number-style>
    <number:number-style style:name="nc2e9c1">
      <number:number number:decimal-places="2" number:grouping="true" number:min-integer-digits="1"/>
    </number:number-style>
    <number:number-style style:name="n9b66ad">
      <number:number number:decimal-places="2" number:grouping="true" number:min-integer-digits="1"/>
    </number:number-style>
    <number:number-style style:name="nbe5a41">
      <number:number number:decimal-places="2" number:grouping="true" number:min-integer-digits="1"/>
    </number:number-style>
    <number:number-style style:name="nb4d178">
      <number:number number:decimal-places="2" number:grouping="true" number:min-integer-digits="1"/>
    </number:number-style>
    <number:number-style style:name="n676b16">
      <number:number number:decimal-places="2" number:grouping="true" number:min-integer-digits="1"/>
    </number:number-style>
    <number:number-style style:name="ne5ea5a">
      <number:number number:decimal-places="2" number:grouping="true" number:min-integer-digits="1"/>
    </number:number-style>
    <number:number-style style:name="n55a84c">
      <number:number number:decimal-places="2" number:grouping="true" number:min-integer-digits="1"/>
    </number:number-style>
    <number:number-style style:name="n59f640">
      <number:number number:decimal-places="2" number:grouping="true" number:min-integer-digits="1"/>
    </number:number-style>
    <number:number-style style:name="ncf2340">
      <number:number number:decimal-places="2" number:grouping="true" number:min-integer-digits="1"/>
    </number:number-style>
    <number:number-style style:name="n2b796f">
      <number:number number:decimal-places="2" number:grouping="true" number:min-integer-digits="1"/>
    </number:number-style>
    <number:number-style style:name="nc2b3ad">
      <number:number number:decimal-places="2" number:grouping="true" number:min-integer-digits="1"/>
    </number:number-style>
    <number:number-style style:name="n72e613">
      <number:number number:decimal-places="2" number:grouping="true" number:min-integer-digits="1"/>
    </number:number-style>
    <number:number-style style:name="n4a7c2c">
      <number:number number:decimal-places="2" number:grouping="true" number:min-integer-digits="1"/>
    </number:number-style>
    <number:number-style style:name="n53b407">
      <number:number number:decimal-places="2" number:grouping="true" number:min-integer-digits="1"/>
    </number:number-style>
    <number:number-style style:name="ndbe88c">
      <number:number number:decimal-places="2" number:grouping="true" number:min-integer-digits="1"/>
    </number:number-style>
    <number:number-style style:name="nea7247">
      <number:number number:decimal-places="2" number:grouping="true" number:min-integer-digits="1"/>
    </number:number-style>
    <number:number-style style:name="n36ed8c">
      <number:number number:decimal-places="2" number:grouping="true" number:min-integer-digits="1"/>
    </number:number-style>
    <number:number-style style:name="nb275c9">
      <number:number number:decimal-places="2" number:grouping="true" number:min-integer-digits="1"/>
    </number:number-style>
    <number:number-style style:name="nc2b6b8">
      <number:number number:decimal-places="2" number:grouping="true" number:min-integer-digits="1"/>
    </number:number-style>
    <number:number-style style:name="n13d0ae">
      <number:number number:decimal-places="2" number:grouping="true" number:min-integer-digits="1"/>
    </number:number-style>
    <number:number-style style:name="nfb68a7">
      <number:number number:decimal-places="2" number:grouping="true" number:min-integer-digits="1"/>
    </number:number-style>
    <number:number-style style:name="n3577fc">
      <number:number number:decimal-places="2" number:grouping="true" number:min-integer-digits="1"/>
    </number:number-style>
    <number:number-style style:name="ne06ac6">
      <number:number number:decimal-places="2" number:grouping="true" number:min-integer-digits="1"/>
    </number:number-style>
    <number:number-style style:name="n4b2d5a">
      <number:number number:decimal-places="2" number:grouping="true" number:min-integer-digits="1"/>
    </number:number-style>
    <number:number-style style:name="n860d5c">
      <number:number number:decimal-places="2" number:grouping="true" number:min-integer-digits="1"/>
    </number:number-style>
    <number:number-style style:name="n76257f">
      <number:number number:decimal-places="2" number:grouping="true" number:min-integer-digits="1"/>
    </number:number-style>
    <number:number-style style:name="n6d958f">
      <number:number number:decimal-places="2" number:grouping="true" number:min-integer-digits="1"/>
    </number:number-style>
    <number:number-style style:name="nf9bb41">
      <number:number number:decimal-places="2" number:grouping="true" number:min-integer-digits="1"/>
    </number:number-style>
    <number:number-style style:name="n8d0285">
      <number:number number:decimal-places="2" number:grouping="true" number:min-integer-digits="1"/>
    </number:number-style>
    <number:number-style style:name="n360a8d">
      <number:number number:decimal-places="2" number:grouping="true" number:min-integer-digits="1"/>
    </number:number-style>
    <number:number-style style:name="nc97bf1">
      <number:number number:decimal-places="2" number:grouping="true" number:min-integer-digits="1"/>
    </number:number-style>
    <number:number-style style:name="n404da0">
      <number:number number:decimal-places="2" number:grouping="true" number:min-integer-digits="1"/>
    </number:number-style>
    <number:number-style style:name="n758ba3">
      <number:number number:decimal-places="2" number:grouping="true" number:min-integer-digits="1"/>
    </number:number-style>
    <number:number-style style:name="n6f8a4d">
      <number:number number:decimal-places="2" number:grouping="true" number:min-integer-digits="1"/>
    </number:number-style>
    <number:number-style style:name="n5c48ea">
      <number:number number:decimal-places="2" number:grouping="true" number:min-integer-digits="1"/>
    </number:number-style>
    <number:number-style style:name="n22c437">
      <number:number number:decimal-places="2" number:grouping="true" number:min-integer-digits="1"/>
    </number:number-style>
    <number:number-style style:name="n4db5e1">
      <number:number number:decimal-places="2" number:grouping="true" number:min-integer-digits="1"/>
    </number:number-style>
    <number:number-style style:name="nefc434">
      <number:number number:decimal-places="2" number:grouping="true" number:min-integer-digits="1"/>
    </number:number-style>
    <number:number-style style:name="n9bfbfb">
      <number:number number:decimal-places="2" number:grouping="true" number:min-integer-digits="1"/>
    </number:number-style>
    <number:number-style style:name="n4dd456">
      <number:number number:decimal-places="2" number:grouping="true" number:min-integer-digits="1"/>
    </number:number-style>
    <number:number-style style:name="nb6365d">
      <number:number number:decimal-places="2" number:grouping="true" number:min-integer-digits="1"/>
    </number:number-style>
    <number:number-style style:name="n61d33c">
      <number:number number:decimal-places="2" number:grouping="true" number:min-integer-digits="1"/>
    </number:number-style>
    <number:number-style style:name="n114de0">
      <number:number number:decimal-places="2" number:grouping="true" number:min-integer-digits="1"/>
    </number:number-style>
    <number:number-style style:name="n77f8b5">
      <number:number number:decimal-places="2" number:grouping="true" number:min-integer-digits="1"/>
    </number:number-style>
    <number:number-style style:name="nf353ca">
      <number:number number:decimal-places="2" number:grouping="true" number:min-integer-digits="1"/>
    </number:number-style>
    <number:number-style style:name="nced0dd">
      <number:number number:decimal-places="2" number:grouping="true" number:min-integer-digits="1"/>
    </number:number-style>
    <number:number-style style:name="ne70596">
      <number:number number:decimal-places="2" number:grouping="true" number:min-integer-digits="1"/>
    </number:number-style>
    <number:number-style style:name="ned9221">
      <number:number number:decimal-places="2" number:grouping="true" number:min-integer-digits="1"/>
    </number:number-style>
    <number:number-style style:name="n9cf55e">
      <number:number number:decimal-places="2" number:grouping="true" number:min-integer-digits="1"/>
    </number:number-style>
    <number:number-style style:name="nd945ee">
      <number:number number:decimal-places="2" number:grouping="true" number:min-integer-digits="1"/>
    </number:number-style>
    <number:number-style style:name="na377b4">
      <number:number number:decimal-places="2" number:grouping="true" number:min-integer-digits="1"/>
    </number:number-style>
    <number:number-style style:name="n0f82f5">
      <number:number number:decimal-places="2" number:grouping="true" number:min-integer-digits="1"/>
    </number:number-style>
    <number:number-style style:name="n8f310f">
      <number:number number:decimal-places="2" number:grouping="true" number:min-integer-digits="1"/>
    </number:number-style>
    <number:number-style style:name="n65f338">
      <number:number number:decimal-places="2" number:grouping="true" number:min-integer-digits="1"/>
    </number:number-style>
    <number:number-style style:name="n292a0d">
      <number:number number:decimal-places="2" number:grouping="true" number:min-integer-digits="1"/>
    </number:number-style>
    <number:number-style style:name="n6acf60">
      <number:number number:decimal-places="2" number:grouping="true" number:min-integer-digits="1"/>
    </number:number-style>
    <number:number-style style:name="ncdf324">
      <number:number number:decimal-places="2" number:grouping="true" number:min-integer-digits="1"/>
    </number:number-style>
    <number:number-style style:name="nf71bf3">
      <number:number number:decimal-places="2" number:grouping="true" number:min-integer-digits="1"/>
    </number:number-style>
    <number:number-style style:name="n00d5a8">
      <number:number number:decimal-places="2" number:grouping="true" number:min-integer-digits="1"/>
    </number:number-style>
    <number:number-style style:name="n970c89">
      <number:number number:decimal-places="2" number:grouping="true" number:min-integer-digits="1"/>
    </number:number-style>
    <number:number-style style:name="n079912">
      <number:number number:decimal-places="2" number:grouping="true" number:min-integer-digits="1"/>
    </number:number-style>
    <number:number-style style:name="nbabc05">
      <number:number number:decimal-places="2" number:grouping="true" number:min-integer-digits="1"/>
    </number:number-style>
    <number:number-style style:name="n3c410a">
      <number:number number:decimal-places="2" number:grouping="true" number:min-integer-digits="1"/>
    </number:number-style>
    <number:number-style style:name="n38a873">
      <number:number number:decimal-places="2" number:grouping="true" number:min-integer-digits="1"/>
    </number:number-style>
    <number:number-style style:name="n4399a7">
      <number:number number:decimal-places="2" number:grouping="true" number:min-integer-digits="1"/>
    </number:number-style>
    <number:number-style style:name="n2f5416">
      <number:number number:decimal-places="2" number:grouping="true" number:min-integer-digits="1"/>
    </number:number-style>
    <number:number-style style:name="nf6acc8">
      <number:number number:decimal-places="2" number:grouping="true" number:min-integer-digits="1"/>
    </number:number-style>
    <number:number-style style:name="n5b54b9">
      <number:number number:decimal-places="2" number:grouping="true" number:min-integer-digits="1"/>
    </number:number-style>
    <number:number-style style:name="n139492">
      <number:number number:decimal-places="2" number:grouping="true" number:min-integer-digits="1"/>
    </number:number-style>
    <number:number-style style:name="n4e356c">
      <number:number number:decimal-places="2" number:grouping="true" number:min-integer-digits="1"/>
    </number:number-style>
    <number:number-style style:name="n94cc71">
      <number:number number:decimal-places="2" number:grouping="true" number:min-integer-digits="1"/>
    </number:number-style>
    <number:number-style style:name="nd81e17">
      <number:number number:decimal-places="2" number:grouping="true" number:min-integer-digits="1"/>
    </number:number-style>
    <number:number-style style:name="n4e6327">
      <number:number number:decimal-places="2" number:grouping="true" number:min-integer-digits="1"/>
    </number:number-style>
    <number:number-style style:name="n5d77aa">
      <number:number number:decimal-places="2" number:grouping="true" number:min-integer-digits="1"/>
    </number:number-style>
    <number:number-style style:name="n6b85c1">
      <number:number number:decimal-places="2" number:grouping="true" number:min-integer-digits="1"/>
    </number:number-style>
    <number:number-style style:name="na1fac9">
      <number:number number:decimal-places="2" number:grouping="true" number:min-integer-digits="1"/>
    </number:number-style>
    <number:number-style style:name="nf60484">
      <number:number number:decimal-places="2" number:grouping="true" number:min-integer-digits="1"/>
    </number:number-style>
    <number:number-style style:name="ne70244">
      <number:number number:decimal-places="2" number:grouping="true" number:min-integer-digits="1"/>
    </number:number-style>
    <number:number-style style:name="n61f02a">
      <number:number number:decimal-places="2" number:grouping="true" number:min-integer-digits="1"/>
    </number:number-style>
    <number:number-style style:name="na2d9af">
      <number:number number:decimal-places="2" number:grouping="true" number:min-integer-digits="1"/>
    </number:number-style>
    <number:number-style style:name="n6a7efe">
      <number:number number:decimal-places="2" number:grouping="true" number:min-integer-digits="1"/>
    </number:number-style>
    <number:number-style style:name="nd553e0">
      <number:number number:decimal-places="2" number:grouping="true" number:min-integer-digits="1"/>
    </number:number-style>
    <number:number-style style:name="n784eab">
      <number:number number:decimal-places="2" number:grouping="true" number:min-integer-digits="1"/>
    </number:number-style>
    <number:number-style style:name="n4a7c4d">
      <number:number number:decimal-places="2" number:grouping="true" number:min-integer-digits="1"/>
    </number:number-style>
    <number:number-style style:name="n7510dc">
      <number:number number:decimal-places="2" number:grouping="true" number:min-integer-digits="1"/>
    </number:number-style>
    <number:number-style style:name="n61f16b">
      <number:number number:decimal-places="2" number:grouping="true" number:min-integer-digits="1"/>
    </number:number-style>
    <number:number-style style:name="ndafdf3">
      <number:number number:decimal-places="2" number:grouping="true" number:min-integer-digits="1"/>
    </number:number-style>
    <number:number-style style:name="n0fa594">
      <number:number number:decimal-places="2" number:grouping="true" number:min-integer-digits="1"/>
    </number:number-style>
    <number:number-style style:name="n084a6e">
      <number:number number:decimal-places="2" number:grouping="true" number:min-integer-digits="1"/>
    </number:number-style>
    <number:number-style style:name="n54a715">
      <number:number number:decimal-places="2" number:grouping="true" number:min-integer-digits="1"/>
    </number:number-style>
    <number:number-style style:name="n4d90dc">
      <number:number number:decimal-places="2" number:grouping="true" number:min-integer-digits="1"/>
    </number:number-style>
    <number:number-style style:name="neb6778">
      <number:number number:decimal-places="2" number:grouping="true" number:min-integer-digits="1"/>
    </number:number-style>
    <number:number-style style:name="ncaeb60">
      <number:number number:decimal-places="2" number:grouping="true" number:min-integer-digits="1"/>
    </number:number-style>
    <number:number-style style:name="n0e0510">
      <number:number number:decimal-places="2" number:grouping="true" number:min-integer-digits="1"/>
    </number:number-style>
    <number:number-style style:name="n47952d">
      <number:number number:decimal-places="2" number:grouping="true" number:min-integer-digits="1"/>
    </number:number-style>
    <number:number-style style:name="n459965">
      <number:number number:decimal-places="2" number:grouping="true" number:min-integer-digits="1"/>
    </number:number-style>
    <number:number-style style:name="na49d74">
      <number:number number:decimal-places="2" number:grouping="true" number:min-integer-digits="1"/>
    </number:number-style>
    <number:number-style style:name="nfac21f">
      <number:number number:decimal-places="2" number:grouping="true" number:min-integer-digits="1"/>
    </number:number-style>
    <number:number-style style:name="n11bab7">
      <number:number number:decimal-places="2" number:grouping="true" number:min-integer-digits="1"/>
    </number:number-style>
    <number:number-style style:name="ne0c16c">
      <number:number number:decimal-places="2" number:grouping="true" number:min-integer-digits="1"/>
    </number:number-style>
    <number:number-style style:name="n8ce677">
      <number:number number:decimal-places="2" number:grouping="true" number:min-integer-digits="1"/>
    </number:number-style>
    <number:number-style style:name="n58ee04">
      <number:number number:decimal-places="2" number:grouping="true" number:min-integer-digits="1"/>
    </number:number-style>
    <number:number-style style:name="n8f56b1">
      <number:number number:decimal-places="2" number:grouping="true" number:min-integer-digits="1"/>
    </number:number-style>
    <number:number-style style:name="n12fa5b">
      <number:number number:decimal-places="2" number:grouping="true" number:min-integer-digits="1"/>
    </number:number-style>
    <number:number-style style:name="ncdeb96">
      <number:number number:decimal-places="2" number:grouping="true" number:min-integer-digits="1"/>
    </number:number-style>
    <number:number-style style:name="nab1da2">
      <number:number number:decimal-places="2" number:grouping="true" number:min-integer-digits="1"/>
    </number:number-style>
    <number:number-style style:name="n257d7b">
      <number:number number:decimal-places="2" number:grouping="true" number:min-integer-digits="1"/>
    </number:number-style>
    <number:number-style style:name="n00a08c">
      <number:number number:decimal-places="2" number:grouping="true" number:min-integer-digits="1"/>
    </number:number-style>
    <number:number-style style:name="nc5dff8">
      <number:number number:decimal-places="2" number:grouping="true" number:min-integer-digits="1"/>
    </number:number-style>
    <number:number-style style:name="nd0fb0e">
      <number:number number:decimal-places="2" number:grouping="true" number:min-integer-digits="1"/>
    </number:number-style>
    <number:number-style style:name="n5e2c9b">
      <number:number number:decimal-places="2" number:grouping="true" number:min-integer-digits="1"/>
    </number:number-style>
    <number:number-style style:name="n9ccf95">
      <number:number number:decimal-places="2" number:grouping="true" number:min-integer-digits="1"/>
    </number:number-style>
    <number:number-style style:name="nf338b2">
      <number:number number:decimal-places="2" number:grouping="true" number:min-integer-digits="1"/>
    </number:number-style>
    <number:number-style style:name="n7fe359">
      <number:number number:decimal-places="2" number:grouping="true" number:min-integer-digits="1"/>
    </number:number-style>
    <number:number-style style:name="n7b3f17">
      <number:number number:decimal-places="2" number:grouping="true" number:min-integer-digits="1"/>
    </number:number-style>
    <number:number-style style:name="neafac6">
      <number:number number:decimal-places="2" number:grouping="true" number:min-integer-digits="1"/>
    </number:number-style>
    <number:number-style style:name="nc0fffe">
      <number:number number:decimal-places="2" number:grouping="true" number:min-integer-digits="1"/>
    </number:number-style>
    <number:number-style style:name="nc17c37">
      <number:number number:decimal-places="2" number:grouping="true" number:min-integer-digits="1"/>
    </number:number-style>
    <number:number-style style:name="n2a261e">
      <number:number number:decimal-places="2" number:grouping="true" number:min-integer-digits="1"/>
    </number:number-style>
    <number:number-style style:name="n5c2a6b">
      <number:number number:decimal-places="2" number:grouping="true" number:min-integer-digits="1"/>
    </number:number-style>
    <number:number-style style:name="n19e1d1">
      <number:number number:decimal-places="2" number:grouping="true" number:min-integer-digits="1"/>
    </number:number-style>
    <number:number-style style:name="n316b6f">
      <number:number number:decimal-places="2" number:grouping="true" number:min-integer-digits="1"/>
    </number:number-style>
    <number:number-style style:name="nee9ff6">
      <number:number number:decimal-places="2" number:grouping="true" number:min-integer-digits="1"/>
    </number:number-style>
    <number:number-style style:name="n29a7ed">
      <number:number number:decimal-places="2" number:grouping="true" number:min-integer-digits="1"/>
    </number:number-style>
    <number:number-style style:name="n41cbb2">
      <number:number number:decimal-places="2" number:grouping="true" number:min-integer-digits="1"/>
    </number:number-style>
    <number:number-style style:name="nee9a1b">
      <number:number number:decimal-places="2" number:grouping="true" number:min-integer-digits="1"/>
    </number:number-style>
    <number:number-style style:name="na7e750">
      <number:number number:decimal-places="2" number:grouping="true" number:min-integer-digits="1"/>
    </number:number-style>
    <number:number-style style:name="n3e22b9">
      <number:number number:decimal-places="2" number:grouping="true" number:min-integer-digits="1"/>
    </number:number-style>
    <number:number-style style:name="nd739f2">
      <number:number number:decimal-places="2" number:grouping="true" number:min-integer-digits="1"/>
    </number:number-style>
    <number:number-style style:name="n97adc5">
      <number:number number:decimal-places="2" number:grouping="true" number:min-integer-digits="1"/>
    </number:number-style>
    <number:number-style style:name="nc914d0">
      <number:number number:decimal-places="2" number:grouping="true" number:min-integer-digits="1"/>
    </number:number-style>
    <number:number-style style:name="n9597fe">
      <number:number number:decimal-places="2" number:grouping="true" number:min-integer-digits="1"/>
    </number:number-style>
    <number:number-style style:name="n268c21">
      <number:number number:decimal-places="2" number:grouping="true" number:min-integer-digits="1"/>
    </number:number-style>
    <number:number-style style:name="n35a13c">
      <number:number number:decimal-places="2" number:grouping="true" number:min-integer-digits="1"/>
    </number:number-style>
    <number:number-style style:name="n7aacff">
      <number:number number:decimal-places="2" number:grouping="true" number:min-integer-digits="1"/>
    </number:number-style>
    <number:number-style style:name="nfb8734">
      <number:number number:decimal-places="2" number:grouping="true" number:min-integer-digits="1"/>
    </number:number-style>
    <number:number-style style:name="n2afae2">
      <number:number number:decimal-places="2" number:grouping="true" number:min-integer-digits="1"/>
    </number:number-style>
    <number:number-style style:name="naaa74e">
      <number:number number:decimal-places="2" number:grouping="true" number:min-integer-digits="1"/>
    </number:number-style>
    <number:number-style style:name="ne09479">
      <number:number number:decimal-places="2" number:grouping="true" number:min-integer-digits="1"/>
    </number:number-style>
    <number:number-style style:name="nb63d79">
      <number:number number:decimal-places="2" number:grouping="true" number:min-integer-digits="1"/>
    </number:number-style>
    <number:number-style style:name="nb20907">
      <number:number number:decimal-places="2" number:grouping="true" number:min-integer-digits="1"/>
    </number:number-style>
    <number:number-style style:name="n16c14a">
      <number:number number:decimal-places="2" number:grouping="true" number:min-integer-digits="1"/>
    </number:number-style>
    <number:number-style style:name="n2ce47c">
      <number:number number:decimal-places="2" number:grouping="true" number:min-integer-digits="1"/>
    </number:number-style>
    <number:number-style style:name="nfd41b9">
      <number:number number:decimal-places="2" number:grouping="true" number:min-integer-digits="1"/>
    </number:number-style>
    <number:number-style style:name="n178a03">
      <number:number number:decimal-places="2" number:grouping="true" number:min-integer-digits="1"/>
    </number:number-style>
    <number:number-style style:name="na6b352">
      <number:number number:decimal-places="2" number:grouping="true" number:min-integer-digits="1"/>
    </number:number-style>
    <number:number-style style:name="nfd59b5">
      <number:number number:decimal-places="2" number:grouping="true" number:min-integer-digits="1"/>
    </number:number-style>
    <number:number-style style:name="n102bac">
      <number:number number:decimal-places="2" number:grouping="true" number:min-integer-digits="1"/>
    </number:number-style>
    <number:number-style style:name="nf997a3">
      <number:number number:decimal-places="2" number:grouping="true" number:min-integer-digits="1"/>
    </number:number-style>
    <number:number-style style:name="n6d407c">
      <number:number number:decimal-places="2" number:grouping="true" number:min-integer-digits="1"/>
    </number:number-style>
    <number:number-style style:name="nbe576f">
      <number:number number:decimal-places="2" number:grouping="true" number:min-integer-digits="1"/>
    </number:number-style>
    <number:number-style style:name="n626f9c">
      <number:number number:decimal-places="2" number:grouping="true" number:min-integer-digits="1"/>
    </number:number-style>
    <number:number-style style:name="n151123">
      <number:number number:decimal-places="2" number:grouping="true" number:min-integer-digits="1"/>
    </number:number-style>
    <number:number-style style:name="n39d8c8">
      <number:number number:decimal-places="2" number:grouping="true" number:min-integer-digits="1"/>
    </number:number-style>
    <number:number-style style:name="n73b903">
      <number:number number:decimal-places="2" number:grouping="true" number:min-integer-digits="1"/>
    </number:number-style>
    <number:number-style style:name="n97e903">
      <number:number number:decimal-places="2" number:grouping="true" number:min-integer-digits="1"/>
    </number:number-style>
    <number:number-style style:name="n347d85">
      <number:number number:decimal-places="2" number:grouping="true" number:min-integer-digits="1"/>
    </number:number-style>
    <number:number-style style:name="ndb22dc">
      <number:number number:decimal-places="2" number:grouping="true" number:min-integer-digits="1"/>
    </number:number-style>
    <number:number-style style:name="n54eba4">
      <number:number number:decimal-places="2" number:grouping="true" number:min-integer-digits="1"/>
    </number:number-style>
    <number:number-style style:name="nfd2df5">
      <number:number number:decimal-places="2" number:grouping="true" number:min-integer-digits="1"/>
    </number:number-style>
    <number:number-style style:name="nbc6b47">
      <number:number number:decimal-places="2" number:grouping="true" number:min-integer-digits="1"/>
    </number:number-style>
    <number:number-style style:name="ndf0b9f">
      <number:number number:decimal-places="2" number:grouping="true" number:min-integer-digits="1"/>
    </number:number-style>
    <number:number-style style:name="n1f0a71">
      <number:number number:decimal-places="2" number:grouping="true" number:min-integer-digits="1"/>
    </number:number-style>
    <number:number-style style:name="nbdf55b">
      <number:number number:decimal-places="2" number:grouping="true" number:min-integer-digits="1"/>
    </number:number-style>
    <number:number-style style:name="ne9a75d">
      <number:number number:decimal-places="2" number:grouping="true" number:min-integer-digits="1"/>
    </number:number-style>
    <number:number-style style:name="nad4596">
      <number:number number:decimal-places="2" number:grouping="true" number:min-integer-digits="1"/>
    </number:number-style>
    <number:number-style style:name="ndcf6dd">
      <number:number number:decimal-places="2" number:grouping="true" number:min-integer-digits="1"/>
    </number:number-style>
    <number:number-style style:name="n5b19fa">
      <number:number number:decimal-places="2" number:grouping="true" number:min-integer-digits="1"/>
    </number:number-style>
    <number:number-style style:name="n46e581">
      <number:number number:decimal-places="2" number:grouping="true" number:min-integer-digits="1"/>
    </number:number-style>
    <number:number-style style:name="ncc6216">
      <number:number number:decimal-places="2" number:grouping="true" number:min-integer-digits="1"/>
    </number:number-style>
    <number:number-style style:name="n2aa768">
      <number:number number:decimal-places="2" number:grouping="true" number:min-integer-digits="1"/>
    </number:number-style>
    <number:number-style style:name="nc90450">
      <number:number number:decimal-places="2" number:grouping="true" number:min-integer-digits="1"/>
    </number:number-style>
    <number:number-style style:name="n38b3ce">
      <number:number number:decimal-places="2" number:grouping="true" number:min-integer-digits="1"/>
    </number:number-style>
    <number:number-style style:name="n3cee4b">
      <number:number number:decimal-places="2" number:grouping="true" number:min-integer-digits="1"/>
    </number:number-style>
    <number:number-style style:name="na626a0">
      <number:number number:decimal-places="2" number:grouping="true" number:min-integer-digits="1"/>
    </number:number-style>
    <number:number-style style:name="n2e8541">
      <number:number number:decimal-places="2" number:grouping="true" number:min-integer-digits="1"/>
    </number:number-style>
    <number:number-style style:name="nbfd3b6">
      <number:number number:decimal-places="2" number:grouping="true" number:min-integer-digits="1"/>
    </number:number-style>
    <number:number-style style:name="n193e04">
      <number:number number:decimal-places="2" number:grouping="true" number:min-integer-digits="1"/>
    </number:number-style>
    <number:number-style style:name="n55fc80">
      <number:number number:decimal-places="2" number:grouping="true" number:min-integer-digits="1"/>
    </number:number-style>
    <number:number-style style:name="n736b8c">
      <number:number number:decimal-places="2" number:grouping="true" number:min-integer-digits="1"/>
    </number:number-style>
    <number:number-style style:name="nbb523b">
      <number:number number:decimal-places="2" number:grouping="true" number:min-integer-digits="1"/>
    </number:number-style>
    <number:number-style style:name="n13ce5c">
      <number:number number:decimal-places="2" number:grouping="true" number:min-integer-digits="1"/>
    </number:number-style>
    <number:number-style style:name="n49fc0b">
      <number:number number:decimal-places="2" number:grouping="true" number:min-integer-digits="1"/>
    </number:number-style>
    <number:number-style style:name="nad5e1b">
      <number:number number:decimal-places="2" number:grouping="true" number:min-integer-digits="1"/>
    </number:number-style>
    <number:number-style style:name="n04f97c">
      <number:number number:decimal-places="2" number:grouping="true" number:min-integer-digits="1"/>
    </number:number-style>
    <number:number-style style:name="n016a2a">
      <number:number number:decimal-places="2" number:grouping="true" number:min-integer-digits="1"/>
    </number:number-style>
    <number:number-style style:name="na0af4d">
      <number:number number:decimal-places="2" number:grouping="true" number:min-integer-digits="1"/>
    </number:number-style>
    <number:number-style style:name="n00c51a">
      <number:number number:decimal-places="2" number:grouping="true" number:min-integer-digits="1"/>
    </number:number-style>
    <number:number-style style:name="nbbf598">
      <number:number number:decimal-places="2" number:grouping="true" number:min-integer-digits="1"/>
    </number:number-style>
    <number:number-style style:name="n577a41">
      <number:number number:decimal-places="2" number:grouping="true" number:min-integer-digits="1"/>
    </number:number-style>
    <number:number-style style:name="n68db9e">
      <number:number number:decimal-places="2" number:grouping="true" number:min-integer-digits="1"/>
    </number:number-style>
    <number:number-style style:name="nbacbe0">
      <number:number number:decimal-places="2" number:grouping="true" number:min-integer-digits="1"/>
    </number:number-style>
    <number:number-style style:name="nf2c6db">
      <number:number number:decimal-places="2" number:grouping="true" number:min-integer-digits="1"/>
    </number:number-style>
    <number:number-style style:name="n6a2b87">
      <number:number number:decimal-places="2" number:grouping="true" number:min-integer-digits="1"/>
    </number:number-style>
    <number:number-style style:name="n8bd833">
      <number:number number:decimal-places="2" number:grouping="true" number:min-integer-digits="1"/>
    </number:number-style>
    <number:number-style style:name="n40c5b2">
      <number:number number:decimal-places="2" number:grouping="true" number:min-integer-digits="1"/>
    </number:number-style>
    <number:number-style style:name="nbedb3c">
      <number:number number:decimal-places="2" number:grouping="true" number:min-integer-digits="1"/>
    </number:number-style>
    <number:number-style style:name="n4154d4">
      <number:number number:decimal-places="2" number:grouping="true" number:min-integer-digits="1"/>
    </number:number-style>
    <number:number-style style:name="n0ab110">
      <number:number number:decimal-places="2" number:grouping="true" number:min-integer-digits="1"/>
    </number:number-style>
    <number:number-style style:name="nf07f40">
      <number:number number:decimal-places="2" number:grouping="true" number:min-integer-digits="1"/>
    </number:number-style>
    <number:number-style style:name="n59692a">
      <number:number number:decimal-places="2" number:grouping="true" number:min-integer-digits="1"/>
    </number:number-style>
    <number:number-style style:name="n0e46a5">
      <number:number number:decimal-places="2" number:grouping="true" number:min-integer-digits="1"/>
    </number:number-style>
    <number:number-style style:name="n5d5031">
      <number:number number:decimal-places="2" number:grouping="true" number:min-integer-digits="1"/>
    </number:number-style>
    <number:number-style style:name="n34470d">
      <number:number number:decimal-places="2" number:grouping="true" number:min-integer-digits="1"/>
    </number:number-style>
    <number:number-style style:name="n9a65ad">
      <number:number number:decimal-places="2" number:grouping="true" number:min-integer-digits="1"/>
    </number:number-style>
    <number:number-style style:name="na7eea1">
      <number:number number:decimal-places="2" number:grouping="true" number:min-integer-digits="1"/>
    </number:number-style>
    <number:number-style style:name="nb0271c">
      <number:number number:decimal-places="2" number:grouping="true" number:min-integer-digits="1"/>
    </number:number-style>
    <number:number-style style:name="ndcb690">
      <number:number number:decimal-places="2" number:grouping="true" number:min-integer-digits="1"/>
    </number:number-style>
    <number:number-style style:name="n97afd5">
      <number:number number:decimal-places="2" number:grouping="true" number:min-integer-digits="1"/>
    </number:number-style>
    <number:number-style style:name="nf5f8e7">
      <number:number number:decimal-places="2" number:grouping="true" number:min-integer-digits="1"/>
    </number:number-style>
    <number:number-style style:name="n1212b2">
      <number:number number:decimal-places="2" number:grouping="true" number:min-integer-digits="1"/>
    </number:number-style>
    <number:number-style style:name="n498634">
      <number:number number:decimal-places="2" number:grouping="true" number:min-integer-digits="1"/>
    </number:number-style>
    <number:number-style style:name="n9bcb74">
      <number:number number:decimal-places="2" number:grouping="true" number:min-integer-digits="1"/>
    </number:number-style>
    <number:number-style style:name="nded937">
      <number:number number:decimal-places="2" number:grouping="true" number:min-integer-digits="1"/>
    </number:number-style>
    <number:number-style style:name="n617355">
      <number:number number:decimal-places="2" number:grouping="true" number:min-integer-digits="1"/>
    </number:number-style>
    <number:number-style style:name="n09f61e">
      <number:number number:decimal-places="2" number:grouping="true" number:min-integer-digits="1"/>
    </number:number-style>
    <number:number-style style:name="nf8c533">
      <number:number number:decimal-places="2" number:grouping="true" number:min-integer-digits="1"/>
    </number:number-style>
    <number:number-style style:name="n1fe5df">
      <number:number number:decimal-places="2" number:grouping="true" number:min-integer-digits="1"/>
    </number:number-style>
    <number:number-style style:name="necb360">
      <number:number number:decimal-places="2" number:grouping="true" number:min-integer-digits="1"/>
    </number:number-style>
    <number:number-style style:name="n6495cd">
      <number:number number:decimal-places="2" number:grouping="true" number:min-integer-digits="1"/>
    </number:number-style>
    <number:number-style style:name="n7519ec">
      <number:number number:decimal-places="2" number:grouping="true" number:min-integer-digits="1"/>
    </number:number-style>
    <number:number-style style:name="n71ee7d">
      <number:number number:decimal-places="2" number:grouping="true" number:min-integer-digits="1"/>
    </number:number-style>
    <number:number-style style:name="n47b5f0">
      <number:number number:decimal-places="2" number:grouping="true" number:min-integer-digits="1"/>
    </number:number-style>
    <number:number-style style:name="na5747e">
      <number:number number:decimal-places="2" number:grouping="true" number:min-integer-digits="1"/>
    </number:number-style>
    <number:number-style style:name="n31bb56">
      <number:number number:decimal-places="2" number:grouping="true" number:min-integer-digits="1"/>
    </number:number-style>
    <number:number-style style:name="n7ff896">
      <number:number number:decimal-places="2" number:grouping="true" number:min-integer-digits="1"/>
    </number:number-style>
    <number:number-style style:name="ncce7f3">
      <number:number number:decimal-places="2" number:grouping="true" number:min-integer-digits="1"/>
    </number:number-style>
    <number:number-style style:name="n29046e">
      <number:number number:decimal-places="2" number:grouping="true" number:min-integer-digits="1"/>
    </number:number-style>
    <number:number-style style:name="nf18c0c">
      <number:number number:decimal-places="2" number:grouping="true" number:min-integer-digits="1"/>
    </number:number-style>
    <number:number-style style:name="n810bf6">
      <number:number number:decimal-places="2" number:grouping="true" number:min-integer-digits="1"/>
    </number:number-style>
    <number:number-style style:name="n9ded99">
      <number:number number:decimal-places="2" number:grouping="true" number:min-integer-digits="1"/>
    </number:number-style>
    <number:number-style style:name="nd93add">
      <number:number number:decimal-places="2" number:grouping="true" number:min-integer-digits="1"/>
    </number:number-style>
    <number:number-style style:name="n9becd6">
      <number:number number:decimal-places="2" number:grouping="true" number:min-integer-digits="1"/>
    </number:number-style>
    <number:number-style style:name="nb938e3">
      <number:number number:decimal-places="2" number:grouping="true" number:min-integer-digits="1"/>
    </number:number-style>
    <number:number-style style:name="nbd2600">
      <number:number number:decimal-places="2" number:grouping="true" number:min-integer-digits="1"/>
    </number:number-style>
    <number:number-style style:name="n39b6ee">
      <number:number number:decimal-places="2" number:grouping="true" number:min-integer-digits="1"/>
    </number:number-style>
    <number:number-style style:name="nad3544">
      <number:number number:decimal-places="2" number:grouping="true" number:min-integer-digits="1"/>
    </number:number-style>
    <number:number-style style:name="nc1421d">
      <number:number number:decimal-places="2" number:grouping="true" number:min-integer-digits="1"/>
    </number:number-style>
    <number:number-style style:name="n067f42">
      <number:number number:decimal-places="2" number:grouping="true" number:min-integer-digits="1"/>
    </number:number-style>
    <number:number-style style:name="n2ef94e">
      <number:number number:decimal-places="2" number:grouping="true" number:min-integer-digits="1"/>
    </number:number-style>
    <number:number-style style:name="n0931a6">
      <number:number number:decimal-places="2" number:grouping="true" number:min-integer-digits="1"/>
    </number:number-style>
    <number:number-style style:name="n3794b7">
      <number:number number:decimal-places="2" number:grouping="true" number:min-integer-digits="1"/>
    </number:number-style>
    <number:number-style style:name="n6354c7">
      <number:number number:decimal-places="2" number:grouping="true" number:min-integer-digits="1"/>
    </number:number-style>
    <number:number-style style:name="n63f6b0">
      <number:number number:decimal-places="2" number:grouping="true" number:min-integer-digits="1"/>
    </number:number-style>
    <number:number-style style:name="n4d0040">
      <number:number number:decimal-places="2" number:grouping="true" number:min-integer-digits="1"/>
    </number:number-style>
    <number:number-style style:name="n6877b1">
      <number:number number:decimal-places="2" number:grouping="true" number:min-integer-digits="1"/>
    </number:number-style>
    <number:number-style style:name="n9251ef">
      <number:number number:decimal-places="2" number:grouping="true" number:min-integer-digits="1"/>
    </number:number-style>
    <number:number-style style:name="n908f1a">
      <number:number number:decimal-places="2" number:grouping="true" number:min-integer-digits="1"/>
    </number:number-style>
    <number:number-style style:name="n4ee7e1">
      <number:number number:decimal-places="2" number:grouping="true" number:min-integer-digits="1"/>
    </number:number-style>
    <number:number-style style:name="n8e9d70">
      <number:number number:decimal-places="2" number:grouping="true" number:min-integer-digits="1"/>
    </number:number-style>
    <number:number-style style:name="n419307">
      <number:number number:decimal-places="2" number:grouping="true" number:min-integer-digits="1"/>
    </number:number-style>
    <number:number-style style:name="neab3f9">
      <number:number number:decimal-places="2" number:grouping="true" number:min-integer-digits="1"/>
    </number:number-style>
    <number:number-style style:name="nf401be">
      <number:number number:decimal-places="2" number:grouping="true" number:min-integer-digits="1"/>
    </number:number-style>
    <number:number-style style:name="n8880ff">
      <number:number number:decimal-places="2" number:grouping="true" number:min-integer-digits="1"/>
    </number:number-style>
    <number:number-style style:name="n067e8e">
      <number:number number:decimal-places="2" number:grouping="true" number:min-integer-digits="1"/>
    </number:number-style>
    <number:number-style style:name="nbb4714">
      <number:number number:decimal-places="2" number:grouping="true" number:min-integer-digits="1"/>
    </number:number-style>
    <number:number-style style:name="ne4d09e">
      <number:number number:decimal-places="2" number:grouping="true" number:min-integer-digits="1"/>
    </number:number-style>
    <number:number-style style:name="n423925">
      <number:number number:decimal-places="2" number:grouping="true" number:min-integer-digits="1"/>
    </number:number-style>
    <number:number-style style:name="nf410cc">
      <number:number number:decimal-places="2" number:grouping="true" number:min-integer-digits="1"/>
    </number:number-style>
    <number:number-style style:name="n66fc3e">
      <number:number number:decimal-places="2" number:grouping="true" number:min-integer-digits="1"/>
    </number:number-style>
    <number:number-style style:name="nf31f5e">
      <number:number number:decimal-places="2" number:grouping="true" number:min-integer-digits="1"/>
    </number:number-style>
    <number:number-style style:name="n9eab3e">
      <number:number number:decimal-places="2" number:grouping="true" number:min-integer-digits="1"/>
    </number:number-style>
    <number:number-style style:name="n2d93bd">
      <number:number number:decimal-places="2" number:grouping="true" number:min-integer-digits="1"/>
    </number:number-style>
    <number:number-style style:name="n3ac7e5">
      <number:number number:decimal-places="2" number:grouping="true" number:min-integer-digits="1"/>
    </number:number-style>
    <number:number-style style:name="n34c0bb">
      <number:number number:decimal-places="2" number:grouping="true" number:min-integer-digits="1"/>
    </number:number-style>
    <number:number-style style:name="n5e47f9">
      <number:number number:decimal-places="2" number:grouping="true" number:min-integer-digits="1"/>
    </number:number-style>
    <number:number-style style:name="nd8fd40">
      <number:number number:decimal-places="2" number:grouping="true" number:min-integer-digits="1"/>
    </number:number-style>
    <number:number-style style:name="nf2a46e">
      <number:number number:decimal-places="2" number:grouping="true" number:min-integer-digits="1"/>
    </number:number-style>
    <number:number-style style:name="nf00a72">
      <number:number number:decimal-places="2" number:grouping="true" number:min-integer-digits="1"/>
    </number:number-style>
    <number:number-style style:name="n5cbbd3">
      <number:number number:decimal-places="2" number:grouping="true" number:min-integer-digits="1"/>
    </number:number-style>
    <number:number-style style:name="n416da4">
      <number:number number:decimal-places="2" number:grouping="true" number:min-integer-digits="1"/>
    </number:number-style>
    <number:number-style style:name="n40b85d">
      <number:number number:decimal-places="2" number:grouping="true" number:min-integer-digits="1"/>
    </number:number-style>
    <number:number-style style:name="n7825af">
      <number:number number:decimal-places="2" number:grouping="true" number:min-integer-digits="1"/>
    </number:number-style>
    <number:number-style style:name="n823d6b">
      <number:number number:decimal-places="2" number:grouping="true" number:min-integer-digits="1"/>
    </number:number-style>
    <number:number-style style:name="ncf887a">
      <number:number number:decimal-places="2" number:grouping="true" number:min-integer-digits="1"/>
    </number:number-style>
    <number:number-style style:name="n92274e">
      <number:number number:decimal-places="2" number:grouping="true" number:min-integer-digits="1"/>
    </number:number-style>
    <number:number-style style:name="n008ecc">
      <number:number number:decimal-places="2" number:grouping="true" number:min-integer-digits="1"/>
    </number:number-style>
    <number:number-style style:name="nf063a7">
      <number:number number:decimal-places="2" number:grouping="true" number:min-integer-digits="1"/>
    </number:number-style>
    <number:number-style style:name="nbaa1bd">
      <number:number number:decimal-places="2" number:grouping="true" number:min-integer-digits="1"/>
    </number:number-style>
    <number:number-style style:name="nee17c3">
      <number:number number:decimal-places="2" number:grouping="true" number:min-integer-digits="1"/>
    </number:number-style>
    <number:number-style style:name="n405e5c">
      <number:number number:decimal-places="2" number:grouping="true" number:min-integer-digits="1"/>
    </number:number-style>
    <number:number-style style:name="n45ada6">
      <number:number number:decimal-places="2" number:grouping="true" number:min-integer-digits="1"/>
    </number:number-style>
    <number:number-style style:name="nfaf94c">
      <number:number number:decimal-places="2" number:grouping="true" number:min-integer-digits="1"/>
    </number:number-style>
    <number:number-style style:name="n12b7bf">
      <number:number number:decimal-places="2" number:grouping="true" number:min-integer-digits="1"/>
    </number:number-style>
    <number:number-style style:name="n77358f">
      <number:number number:decimal-places="2" number:grouping="true" number:min-integer-digits="1"/>
    </number:number-style>
    <number:number-style style:name="n4e267b">
      <number:number number:decimal-places="2" number:grouping="true" number:min-integer-digits="1"/>
    </number:number-style>
    <number:number-style style:name="n127eab">
      <number:number number:decimal-places="2" number:grouping="true" number:min-integer-digits="1"/>
    </number:number-style>
    <number:number-style style:name="ne34a27">
      <number:number number:decimal-places="2" number:grouping="true" number:min-integer-digits="1"/>
    </number:number-style>
    <number:number-style style:name="n06e7dc">
      <number:number number:decimal-places="2" number:grouping="true" number:min-integer-digits="1"/>
    </number:number-style>
    <number:number-style style:name="n1acecd">
      <number:number number:decimal-places="2" number:grouping="true" number:min-integer-digits="1"/>
    </number:number-style>
    <number:number-style style:name="nb6d719">
      <number:number number:decimal-places="2" number:grouping="true" number:min-integer-digits="1"/>
    </number:number-style>
    <number:number-style style:name="nd1870d">
      <number:number number:decimal-places="2" number:grouping="true" number:min-integer-digits="1"/>
    </number:number-style>
    <number:number-style style:name="n5e3c00">
      <number:number number:decimal-places="2" number:grouping="true" number:min-integer-digits="1"/>
    </number:number-style>
    <number:number-style style:name="n44b62d">
      <number:number number:decimal-places="2" number:grouping="true" number:min-integer-digits="1"/>
    </number:number-style>
    <number:number-style style:name="n449fff">
      <number:number number:decimal-places="2" number:grouping="true" number:min-integer-digits="1"/>
    </number:number-style>
    <number:number-style style:name="n2bd8ae">
      <number:number number:decimal-places="2" number:grouping="true" number:min-integer-digits="1"/>
    </number:number-style>
    <number:number-style style:name="n625e51">
      <number:number number:decimal-places="2" number:grouping="true" number:min-integer-digits="1"/>
    </number:number-style>
    <number:number-style style:name="n13ee51">
      <number:number number:decimal-places="2" number:grouping="true" number:min-integer-digits="1"/>
    </number:number-style>
    <number:number-style style:name="n29279e">
      <number:number number:decimal-places="2" number:grouping="true" number:min-integer-digits="1"/>
    </number:number-style>
    <number:number-style style:name="n213f4e">
      <number:number number:decimal-places="2" number:grouping="true" number:min-integer-digits="1"/>
    </number:number-style>
    <number:number-style style:name="nddde55">
      <number:number number:decimal-places="2" number:grouping="true" number:min-integer-digits="1"/>
    </number:number-style>
    <number:number-style style:name="n5dc211">
      <number:number number:decimal-places="2" number:grouping="true" number:min-integer-digits="1"/>
    </number:number-style>
    <number:number-style style:name="n1d1618">
      <number:number number:decimal-places="2" number:grouping="true" number:min-integer-digits="1"/>
    </number:number-style>
    <number:number-style style:name="ndae5e5">
      <number:number number:decimal-places="2" number:grouping="true" number:min-integer-digits="1"/>
    </number:number-style>
    <number:number-style style:name="nbd51b9">
      <number:number number:decimal-places="2" number:grouping="true" number:min-integer-digits="1"/>
    </number:number-style>
    <number:number-style style:name="n30da3e">
      <number:number number:decimal-places="2" number:grouping="true" number:min-integer-digits="1"/>
    </number:number-style>
    <number:number-style style:name="n1fc0c7">
      <number:number number:decimal-places="2" number:grouping="true" number:min-integer-digits="1"/>
    </number:number-style>
    <number:number-style style:name="n42b19c">
      <number:number number:decimal-places="2" number:grouping="true" number:min-integer-digits="1"/>
    </number:number-style>
    <number:number-style style:name="n0af688">
      <number:number number:decimal-places="2" number:grouping="true" number:min-integer-digits="1"/>
    </number:number-style>
    <number:number-style style:name="nd13a3f">
      <number:number number:decimal-places="2" number:grouping="true" number:min-integer-digits="1"/>
    </number:number-style>
    <number:number-style style:name="na021e4">
      <number:number number:decimal-places="2" number:grouping="true" number:min-integer-digits="1"/>
    </number:number-style>
    <number:number-style style:name="ned5611">
      <number:number number:decimal-places="2" number:grouping="true" number:min-integer-digits="1"/>
    </number:number-style>
    <number:number-style style:name="nabeeba">
      <number:number number:decimal-places="2" number:grouping="true" number:min-integer-digits="1"/>
    </number:number-style>
    <number:number-style style:name="n193e8a">
      <number:number number:decimal-places="2" number:grouping="true" number:min-integer-digits="1"/>
    </number:number-style>
    <number:number-style style:name="n25ae7d">
      <number:number number:decimal-places="2" number:grouping="true" number:min-integer-digits="1"/>
    </number:number-style>
    <number:number-style style:name="n25b877">
      <number:number number:decimal-places="2" number:grouping="true" number:min-integer-digits="1"/>
    </number:number-style>
    <number:number-style style:name="ndaef1d">
      <number:number number:decimal-places="2" number:grouping="true" number:min-integer-digits="1"/>
    </number:number-style>
    <number:number-style style:name="n1006e1">
      <number:number number:decimal-places="2" number:grouping="true" number:min-integer-digits="1"/>
    </number:number-style>
    <number:number-style style:name="n1884b9">
      <number:number number:decimal-places="2" number:grouping="true" number:min-integer-digits="1"/>
    </number:number-style>
    <number:number-style style:name="n46ab7e">
      <number:number number:decimal-places="2" number:grouping="true" number:min-integer-digits="1"/>
    </number:number-style>
    <number:number-style style:name="n3d7b75">
      <number:number number:decimal-places="2" number:grouping="true" number:min-integer-digits="1"/>
    </number:number-style>
    <number:number-style style:name="n68f667">
      <number:number number:decimal-places="2" number:grouping="true" number:min-integer-digits="1"/>
    </number:number-style>
    <number:number-style style:name="nfdac74">
      <number:number number:decimal-places="2" number:grouping="true" number:min-integer-digits="1"/>
    </number:number-style>
    <number:number-style style:name="n674e0c">
      <number:number number:decimal-places="2" number:grouping="true" number:min-integer-digits="1"/>
    </number:number-style>
    <number:number-style style:name="n3a0a01">
      <number:number number:decimal-places="2" number:grouping="true" number:min-integer-digits="1"/>
    </number:number-style>
    <number:number-style style:name="nab3384">
      <number:number number:decimal-places="2" number:grouping="true" number:min-integer-digits="1"/>
    </number:number-style>
    <number:number-style style:name="n996422">
      <number:number number:decimal-places="2" number:grouping="true" number:min-integer-digits="1"/>
    </number:number-style>
    <number:number-style style:name="ndd96cd">
      <number:number number:decimal-places="2" number:grouping="true" number:min-integer-digits="1"/>
    </number:number-style>
    <number:number-style style:name="ne6a84e">
      <number:number number:decimal-places="2" number:grouping="true" number:min-integer-digits="1"/>
    </number:number-style>
    <number:number-style style:name="nf35193">
      <number:number number:decimal-places="2" number:grouping="true" number:min-integer-digits="1"/>
    </number:number-style>
    <number:number-style style:name="neeb402">
      <number:number number:decimal-places="2" number:grouping="true" number:min-integer-digits="1"/>
    </number:number-style>
    <number:number-style style:name="n41d688">
      <number:number number:decimal-places="2" number:grouping="true" number:min-integer-digits="1"/>
    </number:number-style>
    <number:number-style style:name="n80fb4f">
      <number:number number:decimal-places="2" number:grouping="true" number:min-integer-digits="1"/>
    </number:number-style>
    <number:number-style style:name="n9c8e6a">
      <number:number number:decimal-places="2" number:grouping="true" number:min-integer-digits="1"/>
    </number:number-style>
    <number:number-style style:name="n00c1af">
      <number:number number:decimal-places="2" number:grouping="true" number:min-integer-digits="1"/>
    </number:number-style>
    <number:number-style style:name="n6d3b4b">
      <number:number number:decimal-places="2" number:grouping="true" number:min-integer-digits="1"/>
    </number:number-style>
    <number:number-style style:name="ne1b4cb">
      <number:number number:decimal-places="2" number:grouping="true" number:min-integer-digits="1"/>
    </number:number-style>
    <number:number-style style:name="na24da7">
      <number:number number:decimal-places="2" number:grouping="true" number:min-integer-digits="1"/>
    </number:number-style>
    <number:number-style style:name="n8f9de8">
      <number:number number:decimal-places="2" number:grouping="true" number:min-integer-digits="1"/>
    </number:number-style>
    <number:number-style style:name="n649e66">
      <number:number number:decimal-places="2" number:grouping="true" number:min-integer-digits="1"/>
    </number:number-style>
    <number:number-style style:name="nc6d822">
      <number:number number:decimal-places="2" number:grouping="true" number:min-integer-digits="1"/>
    </number:number-style>
    <number:number-style style:name="n35bbd7">
      <number:number number:decimal-places="2" number:grouping="true" number:min-integer-digits="1"/>
    </number:number-style>
    <number:number-style style:name="nc786c4">
      <number:number number:decimal-places="2" number:grouping="true" number:min-integer-digits="1"/>
    </number:number-style>
    <number:number-style style:name="n402737">
      <number:number number:decimal-places="2" number:grouping="true" number:min-integer-digits="1"/>
    </number:number-style>
    <number:number-style style:name="n216855">
      <number:number number:decimal-places="2" number:grouping="true" number:min-integer-digits="1"/>
    </number:number-style>
    <number:number-style style:name="nd6c365">
      <number:number number:decimal-places="2" number:grouping="true" number:min-integer-digits="1"/>
    </number:number-style>
    <number:number-style style:name="nfed821">
      <number:number number:decimal-places="2" number:grouping="true" number:min-integer-digits="1"/>
    </number:number-style>
    <number:number-style style:name="ne78cc1">
      <number:number number:decimal-places="2" number:grouping="true" number:min-integer-digits="1"/>
    </number:number-style>
    <number:number-style style:name="ncc5968">
      <number:number number:decimal-places="2" number:grouping="true" number:min-integer-digits="1"/>
    </number:number-style>
    <number:number-style style:name="n3abd62">
      <number:number number:decimal-places="2" number:grouping="true" number:min-integer-digits="1"/>
    </number:number-style>
    <number:number-style style:name="n2c246e">
      <number:number number:decimal-places="2" number:grouping="true" number:min-integer-digits="1"/>
    </number:number-style>
    <number:number-style style:name="nea001b">
      <number:number number:decimal-places="2" number:grouping="true" number:min-integer-digits="1"/>
    </number:number-style>
    <number:number-style style:name="n33df11">
      <number:number number:decimal-places="2" number:grouping="true" number:min-integer-digits="1"/>
    </number:number-style>
    <number:number-style style:name="n6e880e">
      <number:number number:decimal-places="2" number:grouping="true" number:min-integer-digits="1"/>
    </number:number-style>
    <number:number-style style:name="nb32fba">
      <number:number number:decimal-places="2" number:grouping="true" number:min-integer-digits="1"/>
    </number:number-style>
    <number:number-style style:name="nd009a5">
      <number:number number:decimal-places="2" number:grouping="true" number:min-integer-digits="1"/>
    </number:number-style>
    <number:number-style style:name="n7d72b1">
      <number:number number:decimal-places="2" number:grouping="true" number:min-integer-digits="1"/>
    </number:number-style>
    <number:number-style style:name="neced45">
      <number:number number:decimal-places="2" number:grouping="true" number:min-integer-digits="1"/>
    </number:number-style>
    <number:number-style style:name="n84c729">
      <number:number number:decimal-places="2" number:grouping="true" number:min-integer-digits="1"/>
    </number:number-style>
    <number:number-style style:name="n04e318">
      <number:number number:decimal-places="2" number:grouping="true" number:min-integer-digits="1"/>
    </number:number-style>
    <number:number-style style:name="nb22aab">
      <number:number number:decimal-places="2" number:grouping="true" number:min-integer-digits="1"/>
    </number:number-style>
    <number:number-style style:name="nd582aa">
      <number:number number:decimal-places="2" number:grouping="true" number:min-integer-digits="1"/>
    </number:number-style>
    <number:number-style style:name="n52ae9c">
      <number:number number:decimal-places="2" number:grouping="true" number:min-integer-digits="1"/>
    </number:number-style>
    <number:number-style style:name="ndc185a">
      <number:number number:decimal-places="2" number:grouping="true" number:min-integer-digits="1"/>
    </number:number-style>
    <number:number-style style:name="n463cfc">
      <number:number number:decimal-places="2" number:grouping="true" number:min-integer-digits="1"/>
    </number:number-style>
    <number:number-style style:name="n0b6db0">
      <number:number number:decimal-places="2" number:grouping="true" number:min-integer-digits="1"/>
    </number:number-style>
    <number:number-style style:name="nc61ebd">
      <number:number number:decimal-places="2" number:grouping="true" number:min-integer-digits="1"/>
    </number:number-style>
    <number:number-style style:name="n477933">
      <number:number number:decimal-places="2" number:grouping="true" number:min-integer-digits="1"/>
    </number:number-style>
    <number:number-style style:name="n19c72c">
      <number:number number:decimal-places="2" number:grouping="true" number:min-integer-digits="1"/>
    </number:number-style>
    <number:number-style style:name="nc6b561">
      <number:number number:decimal-places="2" number:grouping="true" number:min-integer-digits="1"/>
    </number:number-style>
    <number:number-style style:name="n3c8d5a">
      <number:number number:decimal-places="2" number:grouping="true" number:min-integer-digits="1"/>
    </number:number-style>
    <number:number-style style:name="n88a5ba">
      <number:number number:decimal-places="2" number:grouping="true" number:min-integer-digits="1"/>
    </number:number-style>
    <number:number-style style:name="nb8358a">
      <number:number number:decimal-places="2" number:grouping="true" number:min-integer-digits="1"/>
    </number:number-style>
    <number:number-style style:name="n0e0c12">
      <number:number number:decimal-places="2" number:grouping="true" number:min-integer-digits="1"/>
    </number:number-style>
    <number:number-style style:name="n8bba03">
      <number:number number:decimal-places="2" number:grouping="true" number:min-integer-digits="1"/>
    </number:number-style>
    <number:number-style style:name="n88bfab">
      <number:number number:decimal-places="2" number:grouping="true" number:min-integer-digits="1"/>
    </number:number-style>
    <number:number-style style:name="n2ce3c2">
      <number:number number:decimal-places="2" number:grouping="true" number:min-integer-digits="1"/>
    </number:number-style>
    <number:number-style style:name="na23ac2">
      <number:number number:decimal-places="2" number:grouping="true" number:min-integer-digits="1"/>
    </number:number-style>
    <number:number-style style:name="nb33907">
      <number:number number:decimal-places="2" number:grouping="true" number:min-integer-digits="1"/>
    </number:number-style>
    <number:number-style style:name="n880a7b">
      <number:number number:decimal-places="2" number:grouping="true" number:min-integer-digits="1"/>
    </number:number-style>
    <number:number-style style:name="n3cd0b0">
      <number:number number:decimal-places="2" number:grouping="true" number:min-integer-digits="1"/>
    </number:number-style>
    <number:number-style style:name="n1f9870">
      <number:number number:decimal-places="2" number:grouping="true" number:min-integer-digits="1"/>
    </number:number-style>
    <number:number-style style:name="n2ef6bb">
      <number:number number:decimal-places="2" number:grouping="true" number:min-integer-digits="1"/>
    </number:number-style>
    <number:number-style style:name="n868446">
      <number:number number:decimal-places="2" number:grouping="true" number:min-integer-digits="1"/>
    </number:number-style>
    <number:number-style style:name="n367f97">
      <number:number number:decimal-places="2" number:grouping="true" number:min-integer-digits="1"/>
    </number:number-style>
    <number:number-style style:name="n7d371a">
      <number:number number:decimal-places="2" number:grouping="true" number:min-integer-digits="1"/>
    </number:number-style>
    <number:number-style style:name="nd36d06">
      <number:number number:decimal-places="2" number:grouping="true" number:min-integer-digits="1"/>
    </number:number-style>
    <number:number-style style:name="n1dc187">
      <number:number number:decimal-places="2" number:grouping="true" number:min-integer-digits="1"/>
    </number:number-style>
    <number:number-style style:name="nd2609f">
      <number:number number:decimal-places="2" number:grouping="true" number:min-integer-digits="1"/>
    </number:number-style>
    <number:number-style style:name="n9cb0b1">
      <number:number number:decimal-places="2" number:grouping="true" number:min-integer-digits="1"/>
    </number:number-style>
    <number:number-style style:name="nb98558">
      <number:number number:decimal-places="2" number:grouping="true" number:min-integer-digits="1"/>
    </number:number-style>
    <number:number-style style:name="n8395a2">
      <number:number number:decimal-places="2" number:grouping="true" number:min-integer-digits="1"/>
    </number:number-style>
    <number:number-style style:name="ncf5a9e">
      <number:number number:decimal-places="2" number:grouping="true" number:min-integer-digits="1"/>
    </number:number-style>
    <number:number-style style:name="n50bdc0">
      <number:number number:decimal-places="2" number:grouping="true" number:min-integer-digits="1"/>
    </number:number-style>
    <number:number-style style:name="nc560d2">
      <number:number number:decimal-places="2" number:grouping="true" number:min-integer-digits="1"/>
    </number:number-style>
    <number:number-style style:name="n145243">
      <number:number number:decimal-places="2" number:grouping="true" number:min-integer-digits="1"/>
    </number:number-style>
    <number:number-style style:name="n10503e">
      <number:number number:decimal-places="2" number:grouping="true" number:min-integer-digits="1"/>
    </number:number-style>
    <number:number-style style:name="n1bfff2">
      <number:number number:decimal-places="2" number:grouping="true" number:min-integer-digits="1"/>
    </number:number-style>
    <number:number-style style:name="nc080d5">
      <number:number number:decimal-places="2" number:grouping="true" number:min-integer-digits="1"/>
    </number:number-style>
    <number:number-style style:name="n12a783">
      <number:number number:decimal-places="2" number:grouping="true" number:min-integer-digits="1"/>
    </number:number-style>
    <number:number-style style:name="n00ba63">
      <number:number number:decimal-places="2" number:grouping="true" number:min-integer-digits="1"/>
    </number:number-style>
    <number:number-style style:name="necaa65">
      <number:number number:decimal-places="2" number:grouping="true" number:min-integer-digits="1"/>
    </number:number-style>
    <number:number-style style:name="nd509d6">
      <number:number number:decimal-places="2" number:grouping="true" number:min-integer-digits="1"/>
    </number:number-style>
    <number:number-style style:name="n426ee5">
      <number:number number:decimal-places="2" number:grouping="true" number:min-integer-digits="1"/>
    </number:number-style>
    <number:number-style style:name="nefb1f1">
      <number:number number:decimal-places="2" number:grouping="true" number:min-integer-digits="1"/>
    </number:number-style>
    <number:number-style style:name="n44f1cf">
      <number:number number:decimal-places="2" number:grouping="true" number:min-integer-digits="1"/>
    </number:number-style>
    <number:number-style style:name="n751a82">
      <number:number number:decimal-places="2" number:grouping="true" number:min-integer-digits="1"/>
    </number:number-style>
    <number:number-style style:name="na2eb22">
      <number:number number:decimal-places="2" number:grouping="true" number:min-integer-digits="1"/>
    </number:number-style>
    <number:number-style style:name="ne202d9">
      <number:number number:decimal-places="2" number:grouping="true" number:min-integer-digits="1"/>
    </number:number-style>
    <number:number-style style:name="n936e69">
      <number:number number:decimal-places="2" number:grouping="true" number:min-integer-digits="1"/>
    </number:number-style>
    <number:number-style style:name="n5e713a">
      <number:number number:decimal-places="2" number:grouping="true" number:min-integer-digits="1"/>
    </number:number-style>
    <number:number-style style:name="nd446c1">
      <number:number number:decimal-places="2" number:grouping="true" number:min-integer-digits="1"/>
    </number:number-style>
    <number:number-style style:name="n152273">
      <number:number number:decimal-places="2" number:grouping="true" number:min-integer-digits="1"/>
    </number:number-style>
    <number:number-style style:name="nf9d9ba">
      <number:number number:decimal-places="2" number:grouping="true" number:min-integer-digits="1"/>
    </number:number-style>
    <number:number-style style:name="n77d9d3">
      <number:number number:decimal-places="2" number:grouping="true" number:min-integer-digits="1"/>
    </number:number-style>
    <number:number-style style:name="na35b84">
      <number:number number:decimal-places="2" number:grouping="true" number:min-integer-digits="1"/>
    </number:number-style>
    <number:number-style style:name="n0e2330">
      <number:number number:decimal-places="2" number:grouping="true" number:min-integer-digits="1"/>
    </number:number-style>
    <number:number-style style:name="n63d224">
      <number:number number:decimal-places="2" number:grouping="true" number:min-integer-digits="1"/>
    </number:number-style>
    <number:number-style style:name="nbb1db2">
      <number:number number:decimal-places="2" number:grouping="true" number:min-integer-digits="1"/>
    </number:number-style>
    <number:number-style style:name="nce0c9e">
      <number:number number:decimal-places="2" number:grouping="true" number:min-integer-digits="1"/>
    </number:number-style>
    <number:number-style style:name="n98ff99">
      <number:number number:decimal-places="2" number:grouping="true" number:min-integer-digits="1"/>
    </number:number-style>
    <number:number-style style:name="n9a8e48">
      <number:number number:decimal-places="2" number:grouping="true" number:min-integer-digits="1"/>
    </number:number-style>
    <number:number-style style:name="n3b7031">
      <number:number number:decimal-places="2" number:grouping="true" number:min-integer-digits="1"/>
    </number:number-style>
    <number:number-style style:name="n51bdc3">
      <number:number number:decimal-places="2" number:grouping="true" number:min-integer-digits="1"/>
    </number:number-style>
    <number:number-style style:name="n8dd69e">
      <number:number number:decimal-places="2" number:grouping="true" number:min-integer-digits="1"/>
    </number:number-style>
    <number:number-style style:name="nf5aa3a">
      <number:number number:decimal-places="2" number:grouping="true" number:min-integer-digits="1"/>
    </number:number-style>
    <number:number-style style:name="n9d9153">
      <number:number number:decimal-places="2" number:grouping="true" number:min-integer-digits="1"/>
    </number:number-style>
    <number:number-style style:name="n7cb0fe">
      <number:number number:decimal-places="2" number:grouping="true" number:min-integer-digits="1"/>
    </number:number-style>
    <number:number-style style:name="n8af331">
      <number:number number:decimal-places="2" number:grouping="true" number:min-integer-digits="1"/>
    </number:number-style>
    <number:number-style style:name="n647882">
      <number:number number:decimal-places="2" number:grouping="true" number:min-integer-digits="1"/>
    </number:number-style>
    <number:number-style style:name="n0420cc">
      <number:number number:decimal-places="2" number:grouping="true" number:min-integer-digits="1"/>
    </number:number-style>
    <number:number-style style:name="n8a555f">
      <number:number number:decimal-places="2" number:grouping="true" number:min-integer-digits="1"/>
    </number:number-style>
    <number:number-style style:name="n13b937">
      <number:number number:decimal-places="2" number:grouping="true" number:min-integer-digits="1"/>
    </number:number-style>
    <number:number-style style:name="nce80ec">
      <number:number number:decimal-places="2" number:grouping="true" number:min-integer-digits="1"/>
    </number:number-style>
    <number:number-style style:name="n87db59">
      <number:number number:decimal-places="2" number:grouping="true" number:min-integer-digits="1"/>
    </number:number-style>
    <number:number-style style:name="nc9d073">
      <number:number number:decimal-places="2" number:grouping="true" number:min-integer-digits="1"/>
    </number:number-style>
    <number:number-style style:name="nadd1c4">
      <number:number number:decimal-places="2" number:grouping="true" number:min-integer-digits="1"/>
    </number:number-style>
    <number:number-style style:name="n351731">
      <number:number number:decimal-places="2" number:grouping="true" number:min-integer-digits="1"/>
    </number:number-style>
    <number:number-style style:name="nd0bc66">
      <number:number number:decimal-places="2" number:grouping="true" number:min-integer-digits="1"/>
    </number:number-style>
    <number:number-style style:name="n2d4c91">
      <number:number number:decimal-places="2" number:grouping="true" number:min-integer-digits="1"/>
    </number:number-style>
    <number:number-style style:name="na730b1">
      <number:number number:decimal-places="2" number:grouping="true" number:min-integer-digits="1"/>
    </number:number-style>
    <number:number-style style:name="n933363">
      <number:number number:decimal-places="2" number:grouping="true" number:min-integer-digits="1"/>
    </number:number-style>
    <number:number-style style:name="n4a3e04">
      <number:number number:decimal-places="2" number:grouping="true" number:min-integer-digits="1"/>
    </number:number-style>
    <number:number-style style:name="na7d5f1">
      <number:number number:decimal-places="2" number:grouping="true" number:min-integer-digits="1"/>
    </number:number-style>
    <number:number-style style:name="n28cd70">
      <number:number number:decimal-places="2" number:grouping="true" number:min-integer-digits="1"/>
    </number:number-style>
    <number:number-style style:name="n33f635">
      <number:number number:decimal-places="2" number:grouping="true" number:min-integer-digits="1"/>
    </number:number-style>
    <number:number-style style:name="nba312b">
      <number:number number:decimal-places="2" number:grouping="true" number:min-integer-digits="1"/>
    </number:number-style>
    <number:number-style style:name="need099">
      <number:number number:decimal-places="2" number:grouping="true" number:min-integer-digits="1"/>
    </number:number-style>
    <number:number-style style:name="n1b2942">
      <number:number number:decimal-places="2" number:grouping="true" number:min-integer-digits="1"/>
    </number:number-style>
    <number:number-style style:name="n1b8307">
      <number:number number:decimal-places="2" number:grouping="true" number:min-integer-digits="1"/>
    </number:number-style>
    <number:number-style style:name="nb6e85b">
      <number:number number:decimal-places="2" number:grouping="true" number:min-integer-digits="1"/>
    </number:number-style>
    <number:number-style style:name="n0b5119">
      <number:number number:decimal-places="2" number:grouping="true" number:min-integer-digits="1"/>
    </number:number-style>
    <number:number-style style:name="n2afcb1">
      <number:number number:decimal-places="2" number:grouping="true" number:min-integer-digits="1"/>
    </number:number-style>
    <number:number-style style:name="n2919ce">
      <number:number number:decimal-places="2" number:grouping="true" number:min-integer-digits="1"/>
    </number:number-style>
    <number:number-style style:name="n96ae79">
      <number:number number:decimal-places="2" number:grouping="true" number:min-integer-digits="1"/>
    </number:number-style>
    <number:number-style style:name="na6e20e">
      <number:number number:decimal-places="2" number:grouping="true" number:min-integer-digits="1"/>
    </number:number-style>
    <number:number-style style:name="neda664">
      <number:number number:decimal-places="2" number:grouping="true" number:min-integer-digits="1"/>
    </number:number-style>
    <number:number-style style:name="ncc9ac6">
      <number:number number:decimal-places="2" number:grouping="true" number:min-integer-digits="1"/>
    </number:number-style>
    <number:number-style style:name="nf7c407">
      <number:number number:decimal-places="2" number:grouping="true" number:min-integer-digits="1"/>
    </number:number-style>
    <number:number-style style:name="n26808a">
      <number:number number:decimal-places="2" number:grouping="true" number:min-integer-digits="1"/>
    </number:number-style>
    <number:number-style style:name="nbe3537">
      <number:number number:decimal-places="2" number:grouping="true" number:min-integer-digits="1"/>
    </number:number-style>
    <number:number-style style:name="n84ddf2">
      <number:number number:decimal-places="2" number:grouping="true" number:min-integer-digits="1"/>
    </number:number-style>
    <number:number-style style:name="ned5cb2">
      <number:number number:decimal-places="2" number:grouping="true" number:min-integer-digits="1"/>
    </number:number-style>
    <number:number-style style:name="n75d92e">
      <number:number number:decimal-places="2" number:grouping="true" number:min-integer-digits="1"/>
    </number:number-style>
    <number:number-style style:name="n6d27af">
      <number:number number:decimal-places="2" number:grouping="true" number:min-integer-digits="1"/>
    </number:number-style>
    <number:number-style style:name="ndf886f">
      <number:number number:decimal-places="2" number:grouping="true" number:min-integer-digits="1"/>
    </number:number-style>
    <number:number-style style:name="n33571e">
      <number:number number:decimal-places="2" number:grouping="true" number:min-integer-digits="1"/>
    </number:number-style>
    <number:number-style style:name="ndc1033">
      <number:number number:decimal-places="2" number:grouping="true" number:min-integer-digits="1"/>
    </number:number-style>
    <number:number-style style:name="n463ab4">
      <number:number number:decimal-places="2" number:grouping="true" number:min-integer-digits="1"/>
    </number:number-style>
    <number:number-style style:name="n5e4999">
      <number:number number:decimal-places="2" number:grouping="true" number:min-integer-digits="1"/>
    </number:number-style>
    <number:number-style style:name="n87a912">
      <number:number number:decimal-places="2" number:grouping="true" number:min-integer-digits="1"/>
    </number:number-style>
    <number:number-style style:name="n529e2e">
      <number:number number:decimal-places="2" number:grouping="true" number:min-integer-digits="1"/>
    </number:number-style>
    <number:number-style style:name="n40e1a2">
      <number:number number:decimal-places="2" number:grouping="true" number:min-integer-digits="1"/>
    </number:number-style>
    <number:number-style style:name="n78a9fa">
      <number:number number:decimal-places="2" number:grouping="true" number:min-integer-digits="1"/>
    </number:number-style>
    <number:number-style style:name="n6db9ef">
      <number:number number:decimal-places="2" number:grouping="true" number:min-integer-digits="1"/>
    </number:number-style>
    <number:number-style style:name="n9e0ba7">
      <number:number number:decimal-places="2" number:grouping="true" number:min-integer-digits="1"/>
    </number:number-style>
    <number:number-style style:name="n6941a7">
      <number:number number:decimal-places="2" number:grouping="true" number:min-integer-digits="1"/>
    </number:number-style>
    <number:number-style style:name="necd60e">
      <number:number number:decimal-places="2" number:grouping="true" number:min-integer-digits="1"/>
    </number:number-style>
    <number:number-style style:name="n2d2576">
      <number:number number:decimal-places="2" number:grouping="true" number:min-integer-digits="1"/>
    </number:number-style>
    <number:number-style style:name="nd7958b">
      <number:number number:decimal-places="2" number:grouping="true" number:min-integer-digits="1"/>
    </number:number-style>
    <number:number-style style:name="nb0ca73">
      <number:number number:decimal-places="2" number:grouping="true" number:min-integer-digits="1"/>
    </number:number-style>
    <number:number-style style:name="nb50ed9">
      <number:number number:decimal-places="2" number:grouping="true" number:min-integer-digits="1"/>
    </number:number-style>
    <number:number-style style:name="nd2a0db">
      <number:number number:decimal-places="2" number:grouping="true" number:min-integer-digits="1"/>
    </number:number-style>
    <number:number-style style:name="n2e0463">
      <number:number number:decimal-places="2" number:grouping="true" number:min-integer-digits="1"/>
    </number:number-style>
    <number:number-style style:name="n5ec634">
      <number:number number:decimal-places="2" number:grouping="true" number:min-integer-digits="1"/>
    </number:number-style>
    <number:number-style style:name="n42aa42">
      <number:number number:decimal-places="2" number:grouping="true" number:min-integer-digits="1"/>
    </number:number-style>
    <number:number-style style:name="n56fc31">
      <number:number number:decimal-places="2" number:grouping="true" number:min-integer-digits="1"/>
    </number:number-style>
    <number:number-style style:name="n63405a">
      <number:number number:decimal-places="2" number:grouping="true" number:min-integer-digits="1"/>
    </number:number-style>
    <number:number-style style:name="n4a7ae6">
      <number:number number:decimal-places="2" number:grouping="true" number:min-integer-digits="1"/>
    </number:number-style>
    <number:number-style style:name="n12cd4b">
      <number:number number:decimal-places="2" number:grouping="true" number:min-integer-digits="1"/>
    </number:number-style>
    <number:number-style style:name="nd57a1d">
      <number:number number:decimal-places="2" number:grouping="true" number:min-integer-digits="1"/>
    </number:number-style>
    <number:number-style style:name="nf36c21">
      <number:number number:decimal-places="2" number:grouping="true" number:min-integer-digits="1"/>
    </number:number-style>
    <number:number-style style:name="ne1b6ef">
      <number:number number:decimal-places="2" number:grouping="true" number:min-integer-digits="1"/>
    </number:number-style>
    <number:number-style style:name="n4c4a13">
      <number:number number:decimal-places="2" number:grouping="true" number:min-integer-digits="1"/>
    </number:number-style>
    <number:number-style style:name="ne7f7dd">
      <number:number number:decimal-places="2" number:grouping="true" number:min-integer-digits="1"/>
    </number:number-style>
    <number:number-style style:name="ne19094">
      <number:number number:decimal-places="2" number:grouping="true" number:min-integer-digits="1"/>
    </number:number-style>
    <number:number-style style:name="nbfe314">
      <number:number number:decimal-places="2" number:grouping="true" number:min-integer-digits="1"/>
    </number:number-style>
    <number:number-style style:name="nd94ba8">
      <number:number number:decimal-places="2" number:grouping="true" number:min-integer-digits="1"/>
    </number:number-style>
    <number:number-style style:name="nd49f9f">
      <number:number number:decimal-places="2" number:grouping="true" number:min-integer-digits="1"/>
    </number:number-style>
    <number:number-style style:name="ndd2333">
      <number:number number:decimal-places="2" number:grouping="true" number:min-integer-digits="1"/>
    </number:number-style>
    <number:number-style style:name="n42f3af">
      <number:number number:decimal-places="2" number:grouping="true" number:min-integer-digits="1"/>
    </number:number-style>
    <number:number-style style:name="n5ab9a9">
      <number:number number:decimal-places="2" number:grouping="true" number:min-integer-digits="1"/>
    </number:number-style>
    <number:number-style style:name="n361f29">
      <number:number number:decimal-places="2" number:grouping="true" number:min-integer-digits="1"/>
    </number:number-style>
    <number:number-style style:name="nd2f16e">
      <number:number number:decimal-places="2" number:grouping="true" number:min-integer-digits="1"/>
    </number:number-style>
    <number:number-style style:name="n1cd342">
      <number:number number:decimal-places="2" number:grouping="true" number:min-integer-digits="1"/>
    </number:number-style>
    <number:number-style style:name="n667db7">
      <number:number number:decimal-places="2" number:grouping="true" number:min-integer-digits="1"/>
    </number:number-style>
    <number:number-style style:name="n2c9cc9">
      <number:number number:decimal-places="2" number:grouping="true" number:min-integer-digits="1"/>
    </number:number-style>
    <number:number-style style:name="n033ac2">
      <number:number number:decimal-places="2" number:grouping="true" number:min-integer-digits="1"/>
    </number:number-style>
    <number:number-style style:name="n592057">
      <number:number number:decimal-places="2" number:grouping="true" number:min-integer-digits="1"/>
    </number:number-style>
    <number:number-style style:name="nbd14ba">
      <number:number number:decimal-places="2" number:grouping="true" number:min-integer-digits="1"/>
    </number:number-style>
    <number:number-style style:name="nf2e4a6">
      <number:number number:decimal-places="2" number:grouping="true" number:min-integer-digits="1"/>
    </number:number-style>
    <number:number-style style:name="n6603a0">
      <number:number number:decimal-places="2" number:grouping="true" number:min-integer-digits="1"/>
    </number:number-style>
    <number:number-style style:name="nb058ac">
      <number:number number:decimal-places="2" number:grouping="true" number:min-integer-digits="1"/>
    </number:number-style>
    <number:number-style style:name="n8615f6">
      <number:number number:decimal-places="2" number:grouping="true" number:min-integer-digits="1"/>
    </number:number-style>
    <number:number-style style:name="ne8884d">
      <number:number number:decimal-places="2" number:grouping="true" number:min-integer-digits="1"/>
    </number:number-style>
    <number:number-style style:name="n7deb2a">
      <number:number number:decimal-places="2" number:grouping="true" number:min-integer-digits="1"/>
    </number:number-style>
    <number:number-style style:name="n4acbb2">
      <number:number number:decimal-places="2" number:grouping="true" number:min-integer-digits="1"/>
    </number:number-style>
    <number:number-style style:name="n2e99e5">
      <number:number number:decimal-places="2" number:grouping="true" number:min-integer-digits="1"/>
    </number:number-style>
    <number:number-style style:name="nbeea9e">
      <number:number number:decimal-places="2" number:grouping="true" number:min-integer-digits="1"/>
    </number:number-style>
    <number:number-style style:name="nb90dbb">
      <number:number number:decimal-places="2" number:grouping="true" number:min-integer-digits="1"/>
    </number:number-style>
    <number:number-style style:name="n46ee5b">
      <number:number number:decimal-places="2" number:grouping="true" number:min-integer-digits="1"/>
    </number:number-style>
    <number:number-style style:name="n37aaf2">
      <number:number number:decimal-places="2" number:grouping="true" number:min-integer-digits="1"/>
    </number:number-style>
    <number:number-style style:name="n7c71ff">
      <number:number number:decimal-places="2" number:grouping="true" number:min-integer-digits="1"/>
    </number:number-style>
    <number:number-style style:name="n26be46">
      <number:number number:decimal-places="2" number:grouping="true" number:min-integer-digits="1"/>
    </number:number-style>
    <number:number-style style:name="n6fea38">
      <number:number number:decimal-places="2" number:grouping="true" number:min-integer-digits="1"/>
    </number:number-style>
    <number:number-style style:name="n1e29f6">
      <number:number number:decimal-places="2" number:grouping="true" number:min-integer-digits="1"/>
    </number:number-style>
    <number:number-style style:name="n765ae0">
      <number:number number:decimal-places="2" number:grouping="true" number:min-integer-digits="1"/>
    </number:number-style>
    <number:number-style style:name="n982078">
      <number:number number:decimal-places="2" number:grouping="true" number:min-integer-digits="1"/>
    </number:number-style>
    <number:number-style style:name="n9281ec">
      <number:number number:decimal-places="2" number:grouping="true" number:min-integer-digits="1"/>
    </number:number-style>
    <number:number-style style:name="n88d08f">
      <number:number number:decimal-places="2" number:grouping="true" number:min-integer-digits="1"/>
    </number:number-style>
    <number:number-style style:name="n36e49a">
      <number:number number:decimal-places="2" number:grouping="true" number:min-integer-digits="1"/>
    </number:number-style>
    <number:number-style style:name="n38edbe">
      <number:number number:decimal-places="2" number:grouping="true" number:min-integer-digits="1"/>
    </number:number-style>
    <number:number-style style:name="nc7a4e3">
      <number:number number:decimal-places="2" number:grouping="true" number:min-integer-digits="1"/>
    </number:number-style>
    <number:number-style style:name="n143b41">
      <number:number number:decimal-places="2" number:grouping="true" number:min-integer-digits="1"/>
    </number:number-style>
    <number:number-style style:name="n82d28d">
      <number:number number:decimal-places="2" number:grouping="true" number:min-integer-digits="1"/>
    </number:number-style>
    <number:number-style style:name="n4cef06">
      <number:number number:decimal-places="2" number:grouping="true" number:min-integer-digits="1"/>
    </number:number-style>
    <number:number-style style:name="ndd4c68">
      <number:number number:decimal-places="2" number:grouping="true" number:min-integer-digits="1"/>
    </number:number-style>
    <number:number-style style:name="n682562">
      <number:number number:decimal-places="2" number:grouping="true" number:min-integer-digits="1"/>
    </number:number-style>
    <number:number-style style:name="n567b9c">
      <number:number number:decimal-places="2" number:grouping="true" number:min-integer-digits="1"/>
    </number:number-style>
    <number:number-style style:name="n05f55e">
      <number:number number:decimal-places="2" number:grouping="true" number:min-integer-digits="1"/>
    </number:number-style>
    <number:number-style style:name="nbf7c00">
      <number:number number:decimal-places="2" number:grouping="true" number:min-integer-digits="1"/>
    </number:number-style>
    <number:number-style style:name="nbc40e9">
      <number:number number:decimal-places="2" number:grouping="true" number:min-integer-digits="1"/>
    </number:number-style>
    <number:number-style style:name="nbfe1ef">
      <number:number number:decimal-places="2" number:grouping="true" number:min-integer-digits="1"/>
    </number:number-style>
    <number:number-style style:name="n555b5c">
      <number:number number:decimal-places="2" number:grouping="true" number:min-integer-digits="1"/>
    </number:number-style>
    <number:number-style style:name="n647f15">
      <number:number number:decimal-places="2" number:grouping="true" number:min-integer-digits="1"/>
    </number:number-style>
    <number:number-style style:name="n9653f6">
      <number:number number:decimal-places="2" number:grouping="true" number:min-integer-digits="1"/>
    </number:number-style>
    <number:number-style style:name="nf08d0d">
      <number:number number:decimal-places="2" number:grouping="true" number:min-integer-digits="1"/>
    </number:number-style>
    <number:number-style style:name="n33595c">
      <number:number number:decimal-places="2" number:grouping="true" number:min-integer-digits="1"/>
    </number:number-style>
    <number:number-style style:name="n48bdfa">
      <number:number number:decimal-places="2" number:grouping="true" number:min-integer-digits="1"/>
    </number:number-style>
    <number:number-style style:name="n568639">
      <number:number number:decimal-places="2" number:grouping="true" number:min-integer-digits="1"/>
    </number:number-style>
    <number:number-style style:name="nbf2043">
      <number:number number:decimal-places="2" number:grouping="true" number:min-integer-digits="1"/>
    </number:number-style>
    <number:number-style style:name="n15b688">
      <number:number number:decimal-places="2" number:grouping="true" number:min-integer-digits="1"/>
    </number:number-style>
    <number:number-style style:name="nf7c439">
      <number:number number:decimal-places="2" number:grouping="true" number:min-integer-digits="1"/>
    </number:number-style>
    <number:number-style style:name="n1a0824">
      <number:number number:decimal-places="2" number:grouping="true" number:min-integer-digits="1"/>
    </number:number-style>
    <number:number-style style:name="n15e756">
      <number:number number:decimal-places="2" number:grouping="true" number:min-integer-digits="1"/>
    </number:number-style>
    <number:number-style style:name="n36a0b1">
      <number:number number:decimal-places="2" number:grouping="true" number:min-integer-digits="1"/>
    </number:number-style>
    <number:number-style style:name="n795231">
      <number:number number:decimal-places="2" number:grouping="true" number:min-integer-digits="1"/>
    </number:number-style>
    <number:number-style style:name="n977dec">
      <number:number number:decimal-places="2" number:grouping="true" number:min-integer-digits="1"/>
    </number:number-style>
    <number:number-style style:name="n78d38d">
      <number:number number:decimal-places="2" number:grouping="true" number:min-integer-digits="1"/>
    </number:number-style>
    <number:number-style style:name="ndbb4fd">
      <number:number number:decimal-places="2" number:grouping="true" number:min-integer-digits="1"/>
    </number:number-style>
    <number:number-style style:name="nba93fe">
      <number:number number:decimal-places="2" number:grouping="true" number:min-integer-digits="1"/>
    </number:number-style>
    <number:number-style style:name="ndbd85f">
      <number:number number:decimal-places="2" number:grouping="true" number:min-integer-digits="1"/>
    </number:number-style>
    <number:number-style style:name="ne2a307">
      <number:number number:decimal-places="2" number:grouping="true" number:min-integer-digits="1"/>
    </number:number-style>
    <number:number-style style:name="n048363">
      <number:number number:decimal-places="2" number:grouping="true" number:min-integer-digits="1"/>
    </number:number-style>
    <number:number-style style:name="n34d7c3">
      <number:number number:decimal-places="2" number:grouping="true" number:min-integer-digits="1"/>
    </number:number-style>
    <number:number-style style:name="n398582">
      <number:number number:decimal-places="2" number:grouping="true" number:min-integer-digits="1"/>
    </number:number-style>
    <number:number-style style:name="nb62c63">
      <number:number number:decimal-places="2" number:grouping="true" number:min-integer-digits="1"/>
    </number:number-style>
    <number:number-style style:name="nc716eb">
      <number:number number:decimal-places="2" number:grouping="true" number:min-integer-digits="1"/>
    </number:number-style>
    <number:number-style style:name="n245d2f">
      <number:number number:decimal-places="2" number:grouping="true" number:min-integer-digits="1"/>
    </number:number-style>
    <number:number-style style:name="n4f2306">
      <number:number number:decimal-places="2" number:grouping="true" number:min-integer-digits="1"/>
    </number:number-style>
    <number:number-style style:name="n6608b3">
      <number:number number:decimal-places="2" number:grouping="true" number:min-integer-digits="1"/>
    </number:number-style>
    <number:number-style style:name="n284cd8">
      <number:number number:decimal-places="2" number:grouping="true" number:min-integer-digits="1"/>
    </number:number-style>
    <number:number-style style:name="n9b1860">
      <number:number number:decimal-places="2" number:grouping="true" number:min-integer-digits="1"/>
    </number:number-style>
    <number:number-style style:name="nc61c8c">
      <number:number number:decimal-places="2" number:grouping="true" number:min-integer-digits="1"/>
    </number:number-style>
    <number:number-style style:name="nc215c4">
      <number:number number:decimal-places="2" number:grouping="true" number:min-integer-digits="1"/>
    </number:number-style>
    <number:number-style style:name="n6d0485">
      <number:number number:decimal-places="2" number:grouping="true" number:min-integer-digits="1"/>
    </number:number-style>
    <number:number-style style:name="n9c8212">
      <number:number number:decimal-places="2" number:grouping="true" number:min-integer-digits="1"/>
    </number:number-style>
    <number:number-style style:name="n4cdfb3">
      <number:number number:decimal-places="2" number:grouping="true" number:min-integer-digits="1"/>
    </number:number-style>
    <number:number-style style:name="n8f8ab7">
      <number:number number:decimal-places="2" number:grouping="true" number:min-integer-digits="1"/>
    </number:number-style>
    <number:number-style style:name="nb87226">
      <number:number number:decimal-places="2" number:grouping="true" number:min-integer-digits="1"/>
    </number:number-style>
    <number:number-style style:name="n38cf1c">
      <number:number number:decimal-places="2" number:grouping="true" number:min-integer-digits="1"/>
    </number:number-style>
    <number:number-style style:name="n5b9000">
      <number:number number:decimal-places="2" number:grouping="true" number:min-integer-digits="1"/>
    </number:number-style>
    <number:number-style style:name="n2d98e4">
      <number:number number:decimal-places="2" number:grouping="true" number:min-integer-digits="1"/>
    </number:number-style>
    <number:number-style style:name="n4b1e54">
      <number:number number:decimal-places="2" number:grouping="true" number:min-integer-digits="1"/>
    </number:number-style>
    <number:number-style style:name="n4f293c">
      <number:number number:decimal-places="2" number:grouping="true" number:min-integer-digits="1"/>
    </number:number-style>
    <number:number-style style:name="n85648c">
      <number:number number:decimal-places="2" number:grouping="true" number:min-integer-digits="1"/>
    </number:number-style>
    <number:number-style style:name="n8dd30f">
      <number:number number:decimal-places="2" number:grouping="true" number:min-integer-digits="1"/>
    </number:number-style>
    <number:number-style style:name="ndd5c61">
      <number:number number:decimal-places="2" number:grouping="true" number:min-integer-digits="1"/>
    </number:number-style>
    <number:number-style style:name="n37c339">
      <number:number number:decimal-places="2" number:grouping="true" number:min-integer-digits="1"/>
    </number:number-style>
    <number:number-style style:name="n741988">
      <number:number number:decimal-places="2" number:grouping="true" number:min-integer-digits="1"/>
    </number:number-style>
    <number:number-style style:name="nb4d4f7">
      <number:number number:decimal-places="2" number:grouping="true" number:min-integer-digits="1"/>
    </number:number-style>
    <number:number-style style:name="n5f418b">
      <number:number number:decimal-places="2" number:grouping="true" number:min-integer-digits="1"/>
    </number:number-style>
    <number:number-style style:name="n17e252">
      <number:number number:decimal-places="2" number:grouping="true" number:min-integer-digits="1"/>
    </number:number-style>
    <number:number-style style:name="n2e1f90">
      <number:number number:decimal-places="2" number:grouping="true" number:min-integer-digits="1"/>
    </number:number-style>
    <number:number-style style:name="n4ce524">
      <number:number number:decimal-places="2" number:grouping="true" number:min-integer-digits="1"/>
    </number:number-style>
    <number:number-style style:name="ndf66ed">
      <number:number number:decimal-places="2" number:grouping="true" number:min-integer-digits="1"/>
    </number:number-style>
    <number:number-style style:name="n0b36fb">
      <number:number number:decimal-places="2" number:grouping="true" number:min-integer-digits="1"/>
    </number:number-style>
    <number:number-style style:name="nf372ce">
      <number:number number:decimal-places="2" number:grouping="true" number:min-integer-digits="1"/>
    </number:number-style>
    <number:number-style style:name="n918b0e">
      <number:number number:decimal-places="2" number:grouping="true" number:min-integer-digits="1"/>
    </number:number-style>
    <number:number-style style:name="n790054">
      <number:number number:decimal-places="2" number:grouping="true" number:min-integer-digits="1"/>
    </number:number-style>
    <number:number-style style:name="n9f1ee9">
      <number:number number:decimal-places="2" number:grouping="true" number:min-integer-digits="1"/>
    </number:number-style>
    <number:number-style style:name="nd043eb">
      <number:number number:decimal-places="2" number:grouping="true" number:min-integer-digits="1"/>
    </number:number-style>
    <number:number-style style:name="n00539a">
      <number:number number:decimal-places="2" number:grouping="true" number:min-integer-digits="1"/>
    </number:number-style>
    <number:number-style style:name="nf111cd">
      <number:number number:decimal-places="2" number:grouping="true" number:min-integer-digits="1"/>
    </number:number-style>
    <number:number-style style:name="n55aa78">
      <number:number number:decimal-places="2" number:grouping="true" number:min-integer-digits="1"/>
    </number:number-style>
    <number:number-style style:name="nffdcd3">
      <number:number number:decimal-places="2" number:grouping="true" number:min-integer-digits="1"/>
    </number:number-style>
    <number:number-style style:name="nc83dd9">
      <number:number number:decimal-places="2" number:grouping="true" number:min-integer-digits="1"/>
    </number:number-style>
    <number:number-style style:name="n19ce1f">
      <number:number number:decimal-places="2" number:grouping="true" number:min-integer-digits="1"/>
    </number:number-style>
    <number:number-style style:name="n077f4f">
      <number:number number:decimal-places="2" number:grouping="true" number:min-integer-digits="1"/>
    </number:number-style>
    <number:number-style style:name="n5d6b46">
      <number:number number:decimal-places="2" number:grouping="true" number:min-integer-digits="1"/>
    </number:number-style>
    <number:number-style style:name="ne68a25">
      <number:number number:decimal-places="2" number:grouping="true" number:min-integer-digits="1"/>
    </number:number-style>
    <number:number-style style:name="n2a67f5">
      <number:number number:decimal-places="2" number:grouping="true" number:min-integer-digits="1"/>
    </number:number-style>
    <number:number-style style:name="n04f267">
      <number:number number:decimal-places="2" number:grouping="true" number:min-integer-digits="1"/>
    </number:number-style>
    <number:number-style style:name="n6b9b3a">
      <number:number number:decimal-places="2" number:grouping="true" number:min-integer-digits="1"/>
    </number:number-style>
    <number:number-style style:name="n3ce582">
      <number:number number:decimal-places="2" number:grouping="true" number:min-integer-digits="1"/>
    </number:number-style>
    <number:number-style style:name="nf8dff4">
      <number:number number:decimal-places="2" number:grouping="true" number:min-integer-digits="1"/>
    </number:number-style>
    <number:number-style style:name="nc7f355">
      <number:number number:decimal-places="2" number:grouping="true" number:min-integer-digits="1"/>
    </number:number-style>
    <number:number-style style:name="nef2b11">
      <number:number number:decimal-places="2" number:grouping="true" number:min-integer-digits="1"/>
    </number:number-style>
    <number:number-style style:name="nb22b56">
      <number:number number:decimal-places="2" number:grouping="true" number:min-integer-digits="1"/>
    </number:number-style>
    <number:number-style style:name="n6a9994">
      <number:number number:decimal-places="2" number:grouping="true" number:min-integer-digits="1"/>
    </number:number-style>
    <number:number-style style:name="ne1a2ee">
      <number:number number:decimal-places="2" number:grouping="true" number:min-integer-digits="1"/>
    </number:number-style>
    <number:number-style style:name="nb3e398">
      <number:number number:decimal-places="2" number:grouping="true" number:min-integer-digits="1"/>
    </number:number-style>
    <number:number-style style:name="n9c3773">
      <number:number number:decimal-places="2" number:grouping="true" number:min-integer-digits="1"/>
    </number:number-style>
    <number:number-style style:name="n7fc0c4">
      <number:number number:decimal-places="2" number:grouping="true" number:min-integer-digits="1"/>
    </number:number-style>
    <number:number-style style:name="n8faf2f">
      <number:number number:decimal-places="2" number:grouping="true" number:min-integer-digits="1"/>
    </number:number-style>
    <number:number-style style:name="nd69ddb">
      <number:number number:decimal-places="2" number:grouping="true" number:min-integer-digits="1"/>
    </number:number-style>
    <number:number-style style:name="n46826a">
      <number:number number:decimal-places="2" number:grouping="true" number:min-integer-digits="1"/>
    </number:number-style>
    <number:number-style style:name="n14ca6d">
      <number:number number:decimal-places="2" number:grouping="true" number:min-integer-digits="1"/>
    </number:number-style>
    <number:number-style style:name="n0ece7b">
      <number:number number:decimal-places="2" number:grouping="true" number:min-integer-digits="1"/>
    </number:number-style>
    <number:number-style style:name="nda40c7">
      <number:number number:decimal-places="2" number:grouping="true" number:min-integer-digits="1"/>
    </number:number-style>
    <number:number-style style:name="n668231">
      <number:number number:decimal-places="2" number:grouping="true" number:min-integer-digits="1"/>
    </number:number-style>
    <number:number-style style:name="nd499b3">
      <number:number number:decimal-places="2" number:grouping="true" number:min-integer-digits="1"/>
    </number:number-style>
    <number:number-style style:name="n50f431">
      <number:number number:decimal-places="2" number:grouping="true" number:min-integer-digits="1"/>
    </number:number-style>
    <number:number-style style:name="ne0e09c">
      <number:number number:decimal-places="2" number:grouping="true" number:min-integer-digits="1"/>
    </number:number-style>
    <number:number-style style:name="nb4091b">
      <number:number number:decimal-places="2" number:grouping="true" number:min-integer-digits="1"/>
    </number:number-style>
    <number:number-style style:name="ndd141d">
      <number:number number:decimal-places="2" number:grouping="true" number:min-integer-digits="1"/>
    </number:number-style>
    <number:number-style style:name="n371885">
      <number:number number:decimal-places="2" number:grouping="true" number:min-integer-digits="1"/>
    </number:number-style>
    <number:number-style style:name="n9d6a32">
      <number:number number:decimal-places="2" number:grouping="true" number:min-integer-digits="1"/>
    </number:number-style>
    <number:number-style style:name="na91d21">
      <number:number number:decimal-places="2" number:grouping="true" number:min-integer-digits="1"/>
    </number:number-style>
    <number:number-style style:name="n472e71">
      <number:number number:decimal-places="2" number:grouping="true" number:min-integer-digits="1"/>
    </number:number-style>
    <number:number-style style:name="ncfadae">
      <number:number number:decimal-places="2" number:grouping="true" number:min-integer-digits="1"/>
    </number:number-style>
    <number:number-style style:name="nf58408">
      <number:number number:decimal-places="2" number:grouping="true" number:min-integer-digits="1"/>
    </number:number-style>
    <number:number-style style:name="na20172">
      <number:number number:decimal-places="2" number:grouping="true" number:min-integer-digits="1"/>
    </number:number-style>
    <number:number-style style:name="n1abc77">
      <number:number number:decimal-places="2" number:grouping="true" number:min-integer-digits="1"/>
    </number:number-style>
    <number:number-style style:name="n641c69">
      <number:number number:decimal-places="2" number:grouping="true" number:min-integer-digits="1"/>
    </number:number-style>
    <number:number-style style:name="nd68f29">
      <number:number number:decimal-places="2" number:grouping="true" number:min-integer-digits="1"/>
    </number:number-style>
    <number:number-style style:name="n336c62">
      <number:number number:decimal-places="2" number:grouping="true" number:min-integer-digits="1"/>
    </number:number-style>
    <number:number-style style:name="n358d81">
      <number:number number:decimal-places="2" number:grouping="true" number:min-integer-digits="1"/>
    </number:number-style>
    <number:number-style style:name="n50e1c1">
      <number:number number:decimal-places="2" number:grouping="true" number:min-integer-digits="1"/>
    </number:number-style>
    <number:number-style style:name="n73f1df">
      <number:number number:decimal-places="2" number:grouping="true" number:min-integer-digits="1"/>
    </number:number-style>
    <number:number-style style:name="n922395">
      <number:number number:decimal-places="2" number:grouping="true" number:min-integer-digits="1"/>
    </number:number-style>
    <number:number-style style:name="n549fc7">
      <number:number number:decimal-places="2" number:grouping="true" number:min-integer-digits="1"/>
    </number:number-style>
    <number:number-style style:name="nbd2833">
      <number:number number:decimal-places="2" number:grouping="true" number:min-integer-digits="1"/>
    </number:number-style>
    <number:number-style style:name="n001631">
      <number:number number:decimal-places="2" number:grouping="true" number:min-integer-digits="1"/>
    </number:number-style>
    <number:number-style style:name="n547894">
      <number:number number:decimal-places="2" number:grouping="true" number:min-integer-digits="1"/>
    </number:number-style>
    <number:number-style style:name="nbd748f">
      <number:number number:decimal-places="2" number:grouping="true" number:min-integer-digits="1"/>
    </number:number-style>
    <number:number-style style:name="n47f61c">
      <number:number number:decimal-places="2" number:grouping="true" number:min-integer-digits="1"/>
    </number:number-style>
    <number:number-style style:name="nf4c63a">
      <number:number number:decimal-places="2" number:grouping="true" number:min-integer-digits="1"/>
    </number:number-style>
    <number:number-style style:name="nab5f95">
      <number:number number:decimal-places="2" number:grouping="true" number:min-integer-digits="1"/>
    </number:number-style>
    <number:number-style style:name="nfccf2b">
      <number:number number:decimal-places="2" number:grouping="true" number:min-integer-digits="1"/>
    </number:number-style>
    <number:number-style style:name="naa4b73">
      <number:number number:decimal-places="2" number:grouping="true" number:min-integer-digits="1"/>
    </number:number-style>
    <number:number-style style:name="n2ad04d">
      <number:number number:decimal-places="2" number:grouping="true" number:min-integer-digits="1"/>
    </number:number-style>
    <number:number-style style:name="n6e1aae">
      <number:number number:decimal-places="2" number:grouping="true" number:min-integer-digits="1"/>
    </number:number-style>
    <number:number-style style:name="ncf68c0">
      <number:number number:decimal-places="2" number:grouping="true" number:min-integer-digits="1"/>
    </number:number-style>
    <number:number-style style:name="n1ec8dd">
      <number:number number:decimal-places="2" number:grouping="true" number:min-integer-digits="1"/>
    </number:number-style>
    <number:number-style style:name="n541ce1">
      <number:number number:decimal-places="2" number:grouping="true" number:min-integer-digits="1"/>
    </number:number-style>
    <number:number-style style:name="nf8b342">
      <number:number number:decimal-places="2" number:grouping="true" number:min-integer-digits="1"/>
    </number:number-style>
    <number:number-style style:name="n9062e3">
      <number:number number:decimal-places="2" number:grouping="true" number:min-integer-digits="1"/>
    </number:number-style>
    <number:number-style style:name="n18ba08">
      <number:number number:decimal-places="2" number:grouping="true" number:min-integer-digits="1"/>
    </number:number-style>
    <number:number-style style:name="ne6a058">
      <number:number number:decimal-places="2" number:grouping="true" number:min-integer-digits="1"/>
    </number:number-style>
    <number:number-style style:name="neabbce">
      <number:number number:decimal-places="2" number:grouping="true" number:min-integer-digits="1"/>
    </number:number-style>
    <number:number-style style:name="n7882ff">
      <number:number number:decimal-places="2" number:grouping="true" number:min-integer-digits="1"/>
    </number:number-style>
    <number:number-style style:name="n759d5a">
      <number:number number:decimal-places="2" number:grouping="true" number:min-integer-digits="1"/>
    </number:number-style>
    <number:number-style style:name="n29d293">
      <number:number number:decimal-places="2" number:grouping="true" number:min-integer-digits="1"/>
    </number:number-style>
    <number:number-style style:name="n4913fb">
      <number:number number:decimal-places="2" number:grouping="true" number:min-integer-digits="1"/>
    </number:number-style>
    <number:number-style style:name="n908097">
      <number:number number:decimal-places="2" number:grouping="true" number:min-integer-digits="1"/>
    </number:number-style>
    <number:number-style style:name="ndd82f1">
      <number:number number:decimal-places="2" number:grouping="true" number:min-integer-digits="1"/>
    </number:number-style>
    <number:number-style style:name="ne3964e">
      <number:number number:decimal-places="2" number:grouping="true" number:min-integer-digits="1"/>
    </number:number-style>
    <number:number-style style:name="n62a906">
      <number:number number:decimal-places="2" number:grouping="true" number:min-integer-digits="1"/>
    </number:number-style>
    <number:number-style style:name="n77f04c">
      <number:number number:decimal-places="2" number:grouping="true" number:min-integer-digits="1"/>
    </number:number-style>
    <number:number-style style:name="n77dcf3">
      <number:number number:decimal-places="2" number:grouping="true" number:min-integer-digits="1"/>
    </number:number-style>
    <number:number-style style:name="n14ba5d">
      <number:number number:decimal-places="2" number:grouping="true" number:min-integer-digits="1"/>
    </number:number-style>
    <number:number-style style:name="n1d6c78">
      <number:number number:decimal-places="2" number:grouping="true" number:min-integer-digits="1"/>
    </number:number-style>
    <number:number-style style:name="n0995b7">
      <number:number number:decimal-places="2" number:grouping="true" number:min-integer-digits="1"/>
    </number:number-style>
    <number:number-style style:name="n739b24">
      <number:number number:decimal-places="2" number:grouping="true" number:min-integer-digits="1"/>
    </number:number-style>
    <number:number-style style:name="n507ea1">
      <number:number number:decimal-places="2" number:grouping="true" number:min-integer-digits="1"/>
    </number:number-style>
    <number:number-style style:name="nfdfb2a">
      <number:number number:decimal-places="2" number:grouping="true" number:min-integer-digits="1"/>
    </number:number-style>
    <number:number-style style:name="n752612">
      <number:number number:decimal-places="2" number:grouping="true" number:min-integer-digits="1"/>
    </number:number-style>
    <number:number-style style:name="n22abe0">
      <number:number number:decimal-places="2" number:grouping="true" number:min-integer-digits="1"/>
    </number:number-style>
    <number:number-style style:name="n7dc6e6">
      <number:number number:decimal-places="2" number:grouping="true" number:min-integer-digits="1"/>
    </number:number-style>
    <number:number-style style:name="n51aea1">
      <number:number number:decimal-places="2" number:grouping="true" number:min-integer-digits="1"/>
    </number:number-style>
    <number:number-style style:name="n9dc5ba">
      <number:number number:decimal-places="2" number:grouping="true" number:min-integer-digits="1"/>
    </number:number-style>
    <number:number-style style:name="n923c51">
      <number:number number:decimal-places="2" number:grouping="true" number:min-integer-digits="1"/>
    </number:number-style>
    <number:number-style style:name="n3be582">
      <number:number number:decimal-places="2" number:grouping="true" number:min-integer-digits="1"/>
    </number:number-style>
    <number:number-style style:name="n6012ab">
      <number:number number:decimal-places="2" number:grouping="true" number:min-integer-digits="1"/>
    </number:number-style>
    <number:number-style style:name="n6bca70">
      <number:number number:decimal-places="2" number:grouping="true" number:min-integer-digits="1"/>
    </number:number-style>
    <number:number-style style:name="n9a5203">
      <number:number number:decimal-places="2" number:grouping="true" number:min-integer-digits="1"/>
    </number:number-style>
    <number:number-style style:name="nb827c2">
      <number:number number:decimal-places="2" number:grouping="true" number:min-integer-digits="1"/>
    </number:number-style>
    <number:number-style style:name="n6df95c">
      <number:number number:decimal-places="2" number:grouping="true" number:min-integer-digits="1"/>
    </number:number-style>
    <number:number-style style:name="n478c7c">
      <number:number number:decimal-places="2" number:grouping="true" number:min-integer-digits="1"/>
    </number:number-style>
    <number:number-style style:name="n5897bf">
      <number:number number:decimal-places="2" number:grouping="true" number:min-integer-digits="1"/>
    </number:number-style>
    <number:number-style style:name="n7c8e37">
      <number:number number:decimal-places="2" number:grouping="true" number:min-integer-digits="1"/>
    </number:number-style>
    <number:number-style style:name="na9a755">
      <number:number number:decimal-places="2" number:grouping="true" number:min-integer-digits="1"/>
    </number:number-style>
    <number:number-style style:name="n22508f">
      <number:number number:decimal-places="2" number:grouping="true" number:min-integer-digits="1"/>
    </number:number-style>
    <number:number-style style:name="neb77b8">
      <number:number number:decimal-places="2" number:grouping="true" number:min-integer-digits="1"/>
    </number:number-style>
    <number:number-style style:name="na35abf">
      <number:number number:decimal-places="2" number:grouping="true" number:min-integer-digits="1"/>
    </number:number-style>
    <number:number-style style:name="nccd259">
      <number:number number:decimal-places="2" number:grouping="true" number:min-integer-digits="1"/>
    </number:number-style>
    <number:number-style style:name="n499486">
      <number:number number:decimal-places="2" number:grouping="true" number:min-integer-digits="1"/>
    </number:number-style>
    <number:number-style style:name="n0bdd12">
      <number:number number:decimal-places="2" number:grouping="true" number:min-integer-digits="1"/>
    </number:number-style>
    <number:number-style style:name="ne65e6b">
      <number:number number:decimal-places="2" number:grouping="true" number:min-integer-digits="1"/>
    </number:number-style>
    <number:number-style style:name="n5e6c32">
      <number:number number:decimal-places="2" number:grouping="true" number:min-integer-digits="1"/>
    </number:number-style>
    <number:number-style style:name="nc048ed">
      <number:number number:decimal-places="2" number:grouping="true" number:min-integer-digits="1"/>
    </number:number-style>
    <number:number-style style:name="nd536a3">
      <number:number number:decimal-places="2" number:grouping="true" number:min-integer-digits="1"/>
    </number:number-style>
    <number:number-style style:name="n343135">
      <number:number number:decimal-places="2" number:grouping="true" number:min-integer-digits="1"/>
    </number:number-style>
    <number:number-style style:name="n0373ea">
      <number:number number:decimal-places="2" number:grouping="true" number:min-integer-digits="1"/>
    </number:number-style>
    <number:number-style style:name="n00c160">
      <number:number number:decimal-places="2" number:grouping="true" number:min-integer-digits="1"/>
    </number:number-style>
    <number:number-style style:name="na49521">
      <number:number number:decimal-places="2" number:grouping="true" number:min-integer-digits="1"/>
    </number:number-style>
    <number:number-style style:name="nd0bd7b">
      <number:number number:decimal-places="2" number:grouping="true" number:min-integer-digits="1"/>
    </number:number-style>
    <number:number-style style:name="n3b474e">
      <number:number number:decimal-places="2" number:grouping="true" number:min-integer-digits="1"/>
    </number:number-style>
    <number:number-style style:name="nd965b0">
      <number:number number:decimal-places="2" number:grouping="true" number:min-integer-digits="1"/>
    </number:number-style>
    <number:number-style style:name="n78fe83">
      <number:number number:decimal-places="2" number:grouping="true" number:min-integer-digits="1"/>
    </number:number-style>
    <number:number-style style:name="n89c959">
      <number:number number:decimal-places="2" number:grouping="true" number:min-integer-digits="1"/>
    </number:number-style>
    <number:number-style style:name="n392ec9">
      <number:number number:decimal-places="2" number:grouping="true" number:min-integer-digits="1"/>
    </number:number-style>
    <number:number-style style:name="n8d6de3">
      <number:number number:decimal-places="2" number:grouping="true" number:min-integer-digits="1"/>
    </number:number-style>
    <number:number-style style:name="na850c6">
      <number:number number:decimal-places="2" number:grouping="true" number:min-integer-digits="1"/>
    </number:number-style>
    <number:number-style style:name="n3367c7">
      <number:number number:decimal-places="2" number:grouping="true" number:min-integer-digits="1"/>
    </number:number-style>
    <number:number-style style:name="n4a1d88">
      <number:number number:decimal-places="2" number:grouping="true" number:min-integer-digits="1"/>
    </number:number-style>
    <number:number-style style:name="n8232f7">
      <number:number number:decimal-places="2" number:grouping="true" number:min-integer-digits="1"/>
    </number:number-style>
    <number:number-style style:name="n0d4dfd">
      <number:number number:decimal-places="2" number:grouping="true" number:min-integer-digits="1"/>
    </number:number-style>
    <number:number-style style:name="n737b8b">
      <number:number number:decimal-places="2" number:grouping="true" number:min-integer-digits="1"/>
    </number:number-style>
    <number:number-style style:name="n5adff1">
      <number:number number:decimal-places="2" number:grouping="true" number:min-integer-digits="1"/>
    </number:number-style>
    <number:number-style style:name="n88de85">
      <number:number number:decimal-places="2" number:grouping="true" number:min-integer-digits="1"/>
    </number:number-style>
    <number:number-style style:name="n0cabaa">
      <number:number number:decimal-places="2" number:grouping="true" number:min-integer-digits="1"/>
    </number:number-style>
    <number:number-style style:name="ndeb600">
      <number:number number:decimal-places="2" number:grouping="true" number:min-integer-digits="1"/>
    </number:number-style>
    <number:number-style style:name="nc03268">
      <number:number number:decimal-places="2" number:grouping="true" number:min-integer-digits="1"/>
    </number:number-style>
    <number:number-style style:name="n438326">
      <number:number number:decimal-places="2" number:grouping="true" number:min-integer-digits="1"/>
    </number:number-style>
    <number:number-style style:name="nf03f71">
      <number:number number:decimal-places="2" number:grouping="true" number:min-integer-digits="1"/>
    </number:number-style>
    <number:number-style style:name="n8cbba6">
      <number:number number:decimal-places="2" number:grouping="true" number:min-integer-digits="1"/>
    </number:number-style>
    <number:number-style style:name="n577a69">
      <number:number number:decimal-places="2" number:grouping="true" number:min-integer-digits="1"/>
    </number:number-style>
    <number:number-style style:name="n3be7ae">
      <number:number number:decimal-places="2" number:grouping="true" number:min-integer-digits="1"/>
    </number:number-style>
    <number:number-style style:name="n20a317">
      <number:number number:decimal-places="2" number:grouping="true" number:min-integer-digits="1"/>
    </number:number-style>
    <number:number-style style:name="n945880">
      <number:number number:decimal-places="2" number:grouping="true" number:min-integer-digits="1"/>
    </number:number-style>
    <number:number-style style:name="n741bea">
      <number:number number:decimal-places="2" number:grouping="true" number:min-integer-digits="1"/>
    </number:number-style>
    <number:number-style style:name="n018f38">
      <number:number number:decimal-places="2" number:grouping="true" number:min-integer-digits="1"/>
    </number:number-style>
    <number:number-style style:name="nb6e9cb">
      <number:number number:decimal-places="2" number:grouping="true" number:min-integer-digits="1"/>
    </number:number-style>
    <number:number-style style:name="n53ee50">
      <number:number number:decimal-places="2" number:grouping="true" number:min-integer-digits="1"/>
    </number:number-style>
    <number:number-style style:name="nd2a515">
      <number:number number:decimal-places="2" number:grouping="true" number:min-integer-digits="1"/>
    </number:number-style>
    <number:number-style style:name="n0bc801">
      <number:number number:decimal-places="2" number:grouping="true" number:min-integer-digits="1"/>
    </number:number-style>
    <number:number-style style:name="nb940ca">
      <number:number number:decimal-places="2" number:grouping="true" number:min-integer-digits="1"/>
    </number:number-style>
    <number:number-style style:name="n058690">
      <number:number number:decimal-places="2" number:grouping="true" number:min-integer-digits="1"/>
    </number:number-style>
    <number:number-style style:name="nf84a4d">
      <number:number number:decimal-places="2" number:grouping="true" number:min-integer-digits="1"/>
    </number:number-style>
    <number:number-style style:name="n2bcb11">
      <number:number number:decimal-places="2" number:grouping="true" number:min-integer-digits="1"/>
    </number:number-style>
    <number:number-style style:name="n16954c">
      <number:number number:decimal-places="2" number:grouping="true" number:min-integer-digits="1"/>
    </number:number-style>
    <number:number-style style:name="ne1324b">
      <number:number number:decimal-places="2" number:grouping="true" number:min-integer-digits="1"/>
    </number:number-style>
    <number:number-style style:name="nfa6c87">
      <number:number number:decimal-places="2" number:grouping="true" number:min-integer-digits="1"/>
    </number:number-style>
    <number:number-style style:name="n1236b5">
      <number:number number:decimal-places="2" number:grouping="true" number:min-integer-digits="1"/>
    </number:number-style>
    <number:number-style style:name="n1e99c1">
      <number:number number:decimal-places="2" number:grouping="true" number:min-integer-digits="1"/>
    </number:number-style>
    <number:number-style style:name="nfba1bc">
      <number:number number:decimal-places="2" number:grouping="true" number:min-integer-digits="1"/>
    </number:number-style>
    <number:number-style style:name="na723eb">
      <number:number number:decimal-places="2" number:grouping="true" number:min-integer-digits="1"/>
    </number:number-style>
    <number:number-style style:name="nca6dcb">
      <number:number number:decimal-places="2" number:grouping="true" number:min-integer-digits="1"/>
    </number:number-style>
    <number:number-style style:name="nc4c45f">
      <number:number number:decimal-places="2" number:grouping="true" number:min-integer-digits="1"/>
    </number:number-style>
    <number:number-style style:name="n221dc3">
      <number:number number:decimal-places="2" number:grouping="true" number:min-integer-digits="1"/>
    </number:number-style>
    <number:number-style style:name="n6d08ce">
      <number:number number:decimal-places="2" number:grouping="true" number:min-integer-digits="1"/>
    </number:number-style>
    <number:number-style style:name="n15a5dd">
      <number:number number:decimal-places="2" number:grouping="true" number:min-integer-digits="1"/>
    </number:number-style>
    <number:number-style style:name="n762108">
      <number:number number:decimal-places="2" number:grouping="true" number:min-integer-digits="1"/>
    </number:number-style>
    <number:number-style style:name="n304d26">
      <number:number number:decimal-places="2" number:grouping="true" number:min-integer-digits="1"/>
    </number:number-style>
    <number:number-style style:name="n2db4fc">
      <number:number number:decimal-places="2" number:grouping="true" number:min-integer-digits="1"/>
    </number:number-style>
    <number:number-style style:name="n3eae09">
      <number:number number:decimal-places="2" number:grouping="true" number:min-integer-digits="1"/>
    </number:number-style>
    <number:number-style style:name="nab106c">
      <number:number number:decimal-places="2" number:grouping="true" number:min-integer-digits="1"/>
    </number:number-style>
    <number:number-style style:name="nbf6fa1">
      <number:number number:decimal-places="2" number:grouping="true" number:min-integer-digits="1"/>
    </number:number-style>
    <number:number-style style:name="n5bb745">
      <number:number number:decimal-places="2" number:grouping="true" number:min-integer-digits="1"/>
    </number:number-style>
    <number:number-style style:name="n56b8bd">
      <number:number number:decimal-places="2" number:grouping="true" number:min-integer-digits="1"/>
    </number:number-style>
    <number:number-style style:name="na74e91">
      <number:number number:decimal-places="2" number:grouping="true" number:min-integer-digits="1"/>
    </number:number-style>
    <number:number-style style:name="n99f8cf">
      <number:number number:decimal-places="2" number:grouping="true" number:min-integer-digits="1"/>
    </number:number-style>
    <number:number-style style:name="n61f370">
      <number:number number:decimal-places="2" number:grouping="true" number:min-integer-digits="1"/>
    </number:number-style>
    <number:number-style style:name="ncab242">
      <number:number number:decimal-places="2" number:grouping="true" number:min-integer-digits="1"/>
    </number:number-style>
    <number:number-style style:name="n0bdaa0">
      <number:number number:decimal-places="2" number:grouping="true" number:min-integer-digits="1"/>
    </number:number-style>
    <number:number-style style:name="n11b4d8">
      <number:number number:decimal-places="2" number:grouping="true" number:min-integer-digits="1"/>
    </number:number-style>
    <number:number-style style:name="n57a867">
      <number:number number:decimal-places="2" number:grouping="true" number:min-integer-digits="1"/>
    </number:number-style>
    <number:number-style style:name="ne7ee16">
      <number:number number:decimal-places="2" number:grouping="true" number:min-integer-digits="1"/>
    </number:number-style>
    <number:number-style style:name="nf799fd">
      <number:number number:decimal-places="2" number:grouping="true" number:min-integer-digits="1"/>
    </number:number-style>
    <number:number-style style:name="n31e0f1">
      <number:number number:decimal-places="2" number:grouping="true" number:min-integer-digits="1"/>
    </number:number-style>
    <number:number-style style:name="n7196c0">
      <number:number number:decimal-places="2" number:grouping="true" number:min-integer-digits="1"/>
    </number:number-style>
    <number:number-style style:name="n363518">
      <number:number number:decimal-places="2" number:grouping="true" number:min-integer-digits="1"/>
    </number:number-style>
    <number:number-style style:name="n74d0c2">
      <number:number number:decimal-places="2" number:grouping="true" number:min-integer-digits="1"/>
    </number:number-style>
    <number:number-style style:name="nc9e1b5">
      <number:number number:decimal-places="2" number:grouping="true" number:min-integer-digits="1"/>
    </number:number-style>
    <number:number-style style:name="n760198">
      <number:number number:decimal-places="2" number:grouping="true" number:min-integer-digits="1"/>
    </number:number-style>
    <number:number-style style:name="n847e7d">
      <number:number number:decimal-places="2" number:grouping="true" number:min-integer-digits="1"/>
    </number:number-style>
    <number:number-style style:name="ndac96e">
      <number:number number:decimal-places="2" number:grouping="true" number:min-integer-digits="1"/>
    </number:number-style>
    <number:number-style style:name="n788144">
      <number:number number:decimal-places="2" number:grouping="true" number:min-integer-digits="1"/>
    </number:number-style>
    <number:number-style style:name="nb683b5">
      <number:number number:decimal-places="2" number:grouping="true" number:min-integer-digits="1"/>
    </number:number-style>
    <number:number-style style:name="n24dda2">
      <number:number number:decimal-places="2" number:grouping="true" number:min-integer-digits="1"/>
    </number:number-style>
    <number:number-style style:name="n9c4603">
      <number:number number:decimal-places="2" number:grouping="true" number:min-integer-digits="1"/>
    </number:number-style>
    <number:number-style style:name="n32df35">
      <number:number number:decimal-places="2" number:grouping="true" number:min-integer-digits="1"/>
    </number:number-style>
    <number:number-style style:name="nb7f2fe">
      <number:number number:decimal-places="2" number:grouping="true" number:min-integer-digits="1"/>
    </number:number-style>
    <number:number-style style:name="n1b6ea0">
      <number:number number:decimal-places="2" number:grouping="true" number:min-integer-digits="1"/>
    </number:number-style>
    <number:number-style style:name="nb49458">
      <number:number number:decimal-places="2" number:grouping="true" number:min-integer-digits="1"/>
    </number:number-style>
    <number:number-style style:name="n3d7c57">
      <number:number number:decimal-places="2" number:grouping="true" number:min-integer-digits="1"/>
    </number:number-style>
    <number:number-style style:name="nbdcc41">
      <number:number number:decimal-places="2" number:grouping="true" number:min-integer-digits="1"/>
    </number:number-style>
    <number:number-style style:name="nf34bbd">
      <number:number number:decimal-places="2" number:grouping="true" number:min-integer-digits="1"/>
    </number:number-style>
    <number:number-style style:name="n865fcf">
      <number:number number:decimal-places="2" number:grouping="true" number:min-integer-digits="1"/>
    </number:number-style>
    <number:number-style style:name="n310c4a">
      <number:number number:decimal-places="2" number:grouping="true" number:min-integer-digits="1"/>
    </number:number-style>
    <number:number-style style:name="ne3e149">
      <number:number number:decimal-places="2" number:grouping="true" number:min-integer-digits="1"/>
    </number:number-style>
    <number:number-style style:name="n83d5a1">
      <number:number number:decimal-places="2" number:grouping="true" number:min-integer-digits="1"/>
    </number:number-style>
    <number:number-style style:name="n889a50">
      <number:number number:decimal-places="2" number:grouping="true" number:min-integer-digits="1"/>
    </number:number-style>
    <number:number-style style:name="n6ff6da">
      <number:number number:decimal-places="2" number:grouping="true" number:min-integer-digits="1"/>
    </number:number-style>
    <number:number-style style:name="n4e4348">
      <number:number number:decimal-places="2" number:grouping="true" number:min-integer-digits="1"/>
    </number:number-style>
    <number:number-style style:name="n2fd862">
      <number:number number:decimal-places="2" number:grouping="true" number:min-integer-digits="1"/>
    </number:number-style>
    <number:number-style style:name="n8f1698">
      <number:number number:decimal-places="2" number:grouping="true" number:min-integer-digits="1"/>
    </number:number-style>
    <number:number-style style:name="n64b335">
      <number:number number:decimal-places="2" number:grouping="true" number:min-integer-digits="1"/>
    </number:number-style>
    <number:number-style style:name="n3ca389">
      <number:number number:decimal-places="2" number:grouping="true" number:min-integer-digits="1"/>
    </number:number-style>
    <number:number-style style:name="n0f575f">
      <number:number number:decimal-places="2" number:grouping="true" number:min-integer-digits="1"/>
    </number:number-style>
    <number:number-style style:name="nd5adda">
      <number:number number:decimal-places="2" number:grouping="true" number:min-integer-digits="1"/>
    </number:number-style>
    <number:number-style style:name="nfc66ef">
      <number:number number:decimal-places="2" number:grouping="true" number:min-integer-digits="1"/>
    </number:number-style>
    <number:number-style style:name="n7ba476">
      <number:number number:decimal-places="2" number:grouping="true" number:min-integer-digits="1"/>
    </number:number-style>
    <number:number-style style:name="n0409ec">
      <number:number number:decimal-places="2" number:grouping="true" number:min-integer-digits="1"/>
    </number:number-style>
    <number:number-style style:name="n360aac">
      <number:number number:decimal-places="2" number:grouping="true" number:min-integer-digits="1"/>
    </number:number-style>
    <number:number-style style:name="n1472d3">
      <number:number number:decimal-places="2" number:grouping="true" number:min-integer-digits="1"/>
    </number:number-style>
    <number:number-style style:name="nc3d4f6">
      <number:number number:decimal-places="2" number:grouping="true" number:min-integer-digits="1"/>
    </number:number-style>
    <number:number-style style:name="nefd2c8">
      <number:number number:decimal-places="2" number:grouping="true" number:min-integer-digits="1"/>
    </number:number-style>
    <number:number-style style:name="n197341">
      <number:number number:decimal-places="2" number:grouping="true" number:min-integer-digits="1"/>
    </number:number-style>
    <number:number-style style:name="nfcd780">
      <number:number number:decimal-places="2" number:grouping="true" number:min-integer-digits="1"/>
    </number:number-style>
    <number:number-style style:name="n13500c">
      <number:number number:decimal-places="2" number:grouping="true" number:min-integer-digits="1"/>
    </number:number-style>
    <number:number-style style:name="n23bc6f">
      <number:number number:decimal-places="2" number:grouping="true" number:min-integer-digits="1"/>
    </number:number-style>
    <number:number-style style:name="nc92cff">
      <number:number number:decimal-places="2" number:grouping="true" number:min-integer-digits="1"/>
    </number:number-style>
    <number:number-style style:name="nc49be8">
      <number:number number:decimal-places="2" number:grouping="true" number:min-integer-digits="1"/>
    </number:number-style>
    <number:number-style style:name="nf43acc">
      <number:number number:decimal-places="2" number:grouping="true" number:min-integer-digits="1"/>
    </number:number-style>
    <number:number-style style:name="na5442b">
      <number:number number:decimal-places="2" number:grouping="true" number:min-integer-digits="1"/>
    </number:number-style>
    <number:number-style style:name="nb9535a">
      <number:number number:decimal-places="2" number:grouping="true" number:min-integer-digits="1"/>
    </number:number-style>
    <number:number-style style:name="nc09f86">
      <number:number number:decimal-places="2" number:grouping="true" number:min-integer-digits="1"/>
    </number:number-style>
    <number:number-style style:name="nef9aac">
      <number:number number:decimal-places="2" number:grouping="true" number:min-integer-digits="1"/>
    </number:number-style>
    <number:number-style style:name="n16fe09">
      <number:number number:decimal-places="2" number:grouping="true" number:min-integer-digits="1"/>
    </number:number-style>
    <number:number-style style:name="n4b3c03">
      <number:number number:decimal-places="2" number:grouping="true" number:min-integer-digits="1"/>
    </number:number-style>
    <number:number-style style:name="na08279">
      <number:number number:decimal-places="2" number:grouping="true" number:min-integer-digits="1"/>
    </number:number-style>
    <number:number-style style:name="n213e11">
      <number:number number:decimal-places="2" number:grouping="true" number:min-integer-digits="1"/>
    </number:number-style>
    <number:number-style style:name="ne8db86">
      <number:number number:decimal-places="2" number:grouping="true" number:min-integer-digits="1"/>
    </number:number-style>
    <number:number-style style:name="n4dc262">
      <number:number number:decimal-places="2" number:grouping="true" number:min-integer-digits="1"/>
    </number:number-style>
    <number:number-style style:name="n708d60">
      <number:number number:decimal-places="2" number:grouping="true" number:min-integer-digits="1"/>
    </number:number-style>
    <number:number-style style:name="nfeb135">
      <number:number number:decimal-places="2" number:grouping="true" number:min-integer-digits="1"/>
    </number:number-style>
    <number:number-style style:name="nf39f2a">
      <number:number number:decimal-places="2" number:grouping="true" number:min-integer-digits="1"/>
    </number:number-style>
    <number:number-style style:name="n33146e">
      <number:number number:decimal-places="2" number:grouping="true" number:min-integer-digits="1"/>
    </number:number-style>
    <number:number-style style:name="n1ac312">
      <number:number number:decimal-places="2" number:grouping="true" number:min-integer-digits="1"/>
    </number:number-style>
    <number:number-style style:name="ne87966">
      <number:number number:decimal-places="2" number:grouping="true" number:min-integer-digits="1"/>
    </number:number-style>
    <number:number-style style:name="nca46d5">
      <number:number number:decimal-places="2" number:grouping="true" number:min-integer-digits="1"/>
    </number:number-style>
    <number:number-style style:name="n8cdac2">
      <number:number number:decimal-places="2" number:grouping="true" number:min-integer-digits="1"/>
    </number:number-style>
    <number:number-style style:name="n54861d">
      <number:number number:decimal-places="2" number:grouping="true" number:min-integer-digits="1"/>
    </number:number-style>
    <number:number-style style:name="n0a1085">
      <number:number number:decimal-places="2" number:grouping="true" number:min-integer-digits="1"/>
    </number:number-style>
    <number:number-style style:name="ndb76ef">
      <number:number number:decimal-places="2" number:grouping="true" number:min-integer-digits="1"/>
    </number:number-style>
    <number:number-style style:name="ne0d612">
      <number:number number:decimal-places="2" number:grouping="true" number:min-integer-digits="1"/>
    </number:number-style>
    <number:number-style style:name="n697c1b">
      <number:number number:decimal-places="2" number:grouping="true" number:min-integer-digits="1"/>
    </number:number-style>
    <number:number-style style:name="n625add">
      <number:number number:decimal-places="2" number:grouping="true" number:min-integer-digits="1"/>
    </number:number-style>
    <number:number-style style:name="nf43064">
      <number:number number:decimal-places="2" number:grouping="true" number:min-integer-digits="1"/>
    </number:number-style>
    <number:number-style style:name="n514be7">
      <number:number number:decimal-places="2" number:grouping="true" number:min-integer-digits="1"/>
    </number:number-style>
    <number:number-style style:name="nff98d1">
      <number:number number:decimal-places="2" number:grouping="true" number:min-integer-digits="1"/>
    </number:number-style>
    <number:number-style style:name="n8b9150">
      <number:number number:decimal-places="2" number:grouping="true" number:min-integer-digits="1"/>
    </number:number-style>
    <number:number-style style:name="nd45b69">
      <number:number number:decimal-places="2" number:grouping="true" number:min-integer-digits="1"/>
    </number:number-style>
    <number:number-style style:name="ne5dcab">
      <number:number number:decimal-places="2" number:grouping="true" number:min-integer-digits="1"/>
    </number:number-style>
    <number:number-style style:name="nc37b27">
      <number:number number:decimal-places="2" number:grouping="true" number:min-integer-digits="1"/>
    </number:number-style>
    <number:number-style style:name="nfed9c4">
      <number:number number:decimal-places="2" number:grouping="true" number:min-integer-digits="1"/>
    </number:number-style>
    <number:number-style style:name="n4cf11d">
      <number:number number:decimal-places="2" number:grouping="true" number:min-integer-digits="1"/>
    </number:number-style>
    <number:number-style style:name="n7a9d0e">
      <number:number number:decimal-places="2" number:grouping="true" number:min-integer-digits="1"/>
    </number:number-style>
    <number:number-style style:name="ne785e5">
      <number:number number:decimal-places="2" number:grouping="true" number:min-integer-digits="1"/>
    </number:number-style>
    <number:number-style style:name="n1d07f2">
      <number:number number:decimal-places="2" number:grouping="true" number:min-integer-digits="1"/>
    </number:number-style>
    <number:number-style style:name="ncecdef">
      <number:number number:decimal-places="2" number:grouping="true" number:min-integer-digits="1"/>
    </number:number-style>
    <number:number-style style:name="n7c8cad">
      <number:number number:decimal-places="2" number:grouping="true" number:min-integer-digits="1"/>
    </number:number-style>
    <number:number-style style:name="n835e48">
      <number:number number:decimal-places="2" number:grouping="true" number:min-integer-digits="1"/>
    </number:number-style>
    <number:number-style style:name="n3b4076">
      <number:number number:decimal-places="2" number:grouping="true" number:min-integer-digits="1"/>
    </number:number-style>
    <number:number-style style:name="n6876dc">
      <number:number number:decimal-places="2" number:grouping="true" number:min-integer-digits="1"/>
    </number:number-style>
    <number:number-style style:name="na3c416">
      <number:number number:decimal-places="2" number:grouping="true" number:min-integer-digits="1"/>
    </number:number-style>
    <number:number-style style:name="n2cba64">
      <number:number number:decimal-places="2" number:grouping="true" number:min-integer-digits="1"/>
    </number:number-style>
    <number:number-style style:name="n4f783b">
      <number:number number:decimal-places="2" number:grouping="true" number:min-integer-digits="1"/>
    </number:number-style>
    <number:number-style style:name="nf05b72">
      <number:number number:decimal-places="2" number:grouping="true" number:min-integer-digits="1"/>
    </number:number-style>
    <number:number-style style:name="nccf415">
      <number:number number:decimal-places="2" number:grouping="true" number:min-integer-digits="1"/>
    </number:number-style>
    <number:number-style style:name="n95a956">
      <number:number number:decimal-places="2" number:grouping="true" number:min-integer-digits="1"/>
    </number:number-style>
    <number:number-style style:name="n9e0a2b">
      <number:number number:decimal-places="2" number:grouping="true" number:min-integer-digits="1"/>
    </number:number-style>
    <number:number-style style:name="n805eb9">
      <number:number number:decimal-places="2" number:grouping="true" number:min-integer-digits="1"/>
    </number:number-style>
    <number:number-style style:name="ned1050">
      <number:number number:decimal-places="2" number:grouping="true" number:min-integer-digits="1"/>
    </number:number-style>
    <number:number-style style:name="n97bf49">
      <number:number number:decimal-places="2" number:grouping="true" number:min-integer-digits="1"/>
    </number:number-style>
    <number:number-style style:name="nf6dd3d">
      <number:number number:decimal-places="2" number:grouping="true" number:min-integer-digits="1"/>
    </number:number-style>
    <number:number-style style:name="n76b0cb">
      <number:number number:decimal-places="2" number:grouping="true" number:min-integer-digits="1"/>
    </number:number-style>
    <number:number-style style:name="ndb3f3b">
      <number:number number:decimal-places="2" number:grouping="true" number:min-integer-digits="1"/>
    </number:number-style>
    <number:number-style style:name="nd6cf47">
      <number:number number:decimal-places="2" number:grouping="true" number:min-integer-digits="1"/>
    </number:number-style>
    <number:number-style style:name="na5d4c8">
      <number:number number:decimal-places="2" number:grouping="true" number:min-integer-digits="1"/>
    </number:number-style>
    <number:number-style style:name="ne7435d">
      <number:number number:decimal-places="2" number:grouping="true" number:min-integer-digits="1"/>
    </number:number-style>
    <number:number-style style:name="n56694e">
      <number:number number:decimal-places="2" number:grouping="true" number:min-integer-digits="1"/>
    </number:number-style>
    <number:number-style style:name="n111cd9">
      <number:number number:decimal-places="2" number:grouping="true" number:min-integer-digits="1"/>
    </number:number-style>
    <number:number-style style:name="n378527">
      <number:number number:decimal-places="2" number:grouping="true" number:min-integer-digits="1"/>
    </number:number-style>
    <number:number-style style:name="nc86305">
      <number:number number:decimal-places="2" number:grouping="true" number:min-integer-digits="1"/>
    </number:number-style>
    <number:number-style style:name="n3d019e">
      <number:number number:decimal-places="2" number:grouping="true" number:min-integer-digits="1"/>
    </number:number-style>
    <number:number-style style:name="n462f7c">
      <number:number number:decimal-places="2" number:grouping="true" number:min-integer-digits="1"/>
    </number:number-style>
    <number:number-style style:name="n9866b1">
      <number:number number:decimal-places="2" number:grouping="true" number:min-integer-digits="1"/>
    </number:number-style>
    <number:number-style style:name="n2c3f52">
      <number:number number:decimal-places="2" number:grouping="true" number:min-integer-digits="1"/>
    </number:number-style>
    <number:number-style style:name="n66e1b1">
      <number:number number:decimal-places="2" number:grouping="true" number:min-integer-digits="1"/>
    </number:number-style>
    <number:number-style style:name="n18b1e5">
      <number:number number:decimal-places="2" number:grouping="true" number:min-integer-digits="1"/>
    </number:number-style>
    <number:number-style style:name="ne20104">
      <number:number number:decimal-places="2" number:grouping="true" number:min-integer-digits="1"/>
    </number:number-style>
    <number:number-style style:name="n886bb8">
      <number:number number:decimal-places="2" number:grouping="true" number:min-integer-digits="1"/>
    </number:number-style>
    <number:number-style style:name="nf252b6">
      <number:number number:decimal-places="2" number:grouping="true" number:min-integer-digits="1"/>
    </number:number-style>
    <number:number-style style:name="n330711">
      <number:number number:decimal-places="2" number:grouping="true" number:min-integer-digits="1"/>
    </number:number-style>
    <number:number-style style:name="n5ec895">
      <number:number number:decimal-places="2" number:grouping="true" number:min-integer-digits="1"/>
    </number:number-style>
    <number:number-style style:name="n63a34d">
      <number:number number:decimal-places="2" number:grouping="true" number:min-integer-digits="1"/>
    </number:number-style>
    <number:number-style style:name="n1e9dfd">
      <number:number number:decimal-places="2" number:grouping="true" number:min-integer-digits="1"/>
    </number:number-style>
    <number:number-style style:name="n017f27">
      <number:number number:decimal-places="2" number:grouping="true" number:min-integer-digits="1"/>
    </number:number-style>
    <number:number-style style:name="neaa89b">
      <number:number number:decimal-places="2" number:grouping="true" number:min-integer-digits="1"/>
    </number:number-style>
    <number:number-style style:name="nc15950">
      <number:number number:decimal-places="2" number:grouping="true" number:min-integer-digits="1"/>
    </number:number-style>
    <number:number-style style:name="nffbec7">
      <number:number number:decimal-places="2" number:grouping="true" number:min-integer-digits="1"/>
    </number:number-style>
    <number:number-style style:name="nc8562c">
      <number:number number:decimal-places="2" number:grouping="true" number:min-integer-digits="1"/>
    </number:number-style>
    <number:number-style style:name="ndb7342">
      <number:number number:decimal-places="2" number:grouping="true" number:min-integer-digits="1"/>
    </number:number-style>
    <number:number-style style:name="n49e086">
      <number:number number:decimal-places="2" number:grouping="true" number:min-integer-digits="1"/>
    </number:number-style>
    <number:number-style style:name="n700f68">
      <number:number number:decimal-places="2" number:grouping="true" number:min-integer-digits="1"/>
    </number:number-style>
    <number:number-style style:name="nf6e687">
      <number:number number:decimal-places="2" number:grouping="true" number:min-integer-digits="1"/>
    </number:number-style>
    <number:number-style style:name="n09b236">
      <number:number number:decimal-places="2" number:grouping="true" number:min-integer-digits="1"/>
    </number:number-style>
    <number:number-style style:name="n7d3362">
      <number:number number:decimal-places="2" number:grouping="true" number:min-integer-digits="1"/>
    </number:number-style>
    <number:number-style style:name="na60bae">
      <number:number number:decimal-places="2" number:grouping="true" number:min-integer-digits="1"/>
    </number:number-style>
    <number:number-style style:name="n9cb951">
      <number:number number:decimal-places="2" number:grouping="true" number:min-integer-digits="1"/>
    </number:number-style>
    <number:number-style style:name="n679173">
      <number:number number:decimal-places="2" number:grouping="true" number:min-integer-digits="1"/>
    </number:number-style>
    <number:number-style style:name="n35a702">
      <number:number number:decimal-places="2" number:grouping="true" number:min-integer-digits="1"/>
    </number:number-style>
    <number:number-style style:name="nbd82a7">
      <number:number number:decimal-places="2" number:grouping="true" number:min-integer-digits="1"/>
    </number:number-style>
    <number:number-style style:name="n105e77">
      <number:number number:decimal-places="2" number:grouping="true" number:min-integer-digits="1"/>
    </number:number-style>
    <number:number-style style:name="nd0de72">
      <number:number number:decimal-places="2" number:grouping="true" number:min-integer-digits="1"/>
    </number:number-style>
    <number:number-style style:name="n5f12f8">
      <number:number number:decimal-places="2" number:grouping="true" number:min-integer-digits="1"/>
    </number:number-style>
    <number:number-style style:name="n54d1ae">
      <number:number number:decimal-places="2" number:grouping="true" number:min-integer-digits="1"/>
    </number:number-style>
    <number:number-style style:name="n2b36ae">
      <number:number number:decimal-places="2" number:grouping="true" number:min-integer-digits="1"/>
    </number:number-style>
    <number:number-style style:name="n64559e">
      <number:number number:decimal-places="2" number:grouping="true" number:min-integer-digits="1"/>
    </number:number-style>
    <number:number-style style:name="n0e37e7">
      <number:number number:decimal-places="2" number:grouping="true" number:min-integer-digits="1"/>
    </number:number-style>
    <number:number-style style:name="n1802c4">
      <number:number number:decimal-places="2" number:grouping="true" number:min-integer-digits="1"/>
    </number:number-style>
    <number:number-style style:name="nf89935">
      <number:number number:decimal-places="2" number:grouping="true" number:min-integer-digits="1"/>
    </number:number-style>
    <number:number-style style:name="nc3b816">
      <number:number number:decimal-places="2" number:grouping="true" number:min-integer-digits="1"/>
    </number:number-style>
    <number:number-style style:name="n136ee7">
      <number:number number:decimal-places="2" number:grouping="true" number:min-integer-digits="1"/>
    </number:number-style>
    <number:number-style style:name="nb4e845">
      <number:number number:decimal-places="2" number:grouping="true" number:min-integer-digits="1"/>
    </number:number-style>
    <number:number-style style:name="n59ff6b">
      <number:number number:decimal-places="2" number:grouping="true" number:min-integer-digits="1"/>
    </number:number-style>
    <number:number-style style:name="n0d63ca">
      <number:number number:decimal-places="2" number:grouping="true" number:min-integer-digits="1"/>
    </number:number-style>
    <number:number-style style:name="nbaebc7">
      <number:number number:decimal-places="2" number:grouping="true" number:min-integer-digits="1"/>
    </number:number-style>
    <number:number-style style:name="n3c8fe5">
      <number:number number:decimal-places="2" number:grouping="true" number:min-integer-digits="1"/>
    </number:number-style>
    <number:number-style style:name="ned2028">
      <number:number number:decimal-places="2" number:grouping="true" number:min-integer-digits="1"/>
    </number:number-style>
    <number:number-style style:name="n3f67db">
      <number:number number:decimal-places="2" number:grouping="true" number:min-integer-digits="1"/>
    </number:number-style>
    <number:number-style style:name="nac1c17">
      <number:number number:decimal-places="2" number:grouping="true" number:min-integer-digits="1"/>
    </number:number-style>
    <number:number-style style:name="n67a6fc">
      <number:number number:decimal-places="2" number:grouping="true" number:min-integer-digits="1"/>
    </number:number-style>
    <number:number-style style:name="n7424fd">
      <number:number number:decimal-places="2" number:grouping="true" number:min-integer-digits="1"/>
    </number:number-style>
    <number:number-style style:name="nf94f57">
      <number:number number:decimal-places="2" number:grouping="true" number:min-integer-digits="1"/>
    </number:number-style>
    <number:number-style style:name="nc0ecf9">
      <number:number number:decimal-places="2" number:grouping="true" number:min-integer-digits="1"/>
    </number:number-style>
    <number:number-style style:name="n8caa26">
      <number:number number:decimal-places="2" number:grouping="true" number:min-integer-digits="1"/>
    </number:number-style>
    <number:number-style style:name="n1b6328">
      <number:number number:decimal-places="2" number:grouping="true" number:min-integer-digits="1"/>
    </number:number-style>
    <number:number-style style:name="n3f1c3f">
      <number:number number:decimal-places="2" number:grouping="true" number:min-integer-digits="1"/>
    </number:number-style>
    <number:number-style style:name="n3d01da">
      <number:number number:decimal-places="2" number:grouping="true" number:min-integer-digits="1"/>
    </number:number-style>
    <number:number-style style:name="n57fa33">
      <number:number number:decimal-places="2" number:grouping="true" number:min-integer-digits="1"/>
    </number:number-style>
    <number:number-style style:name="n3b4273">
      <number:number number:decimal-places="2" number:grouping="true" number:min-integer-digits="1"/>
    </number:number-style>
    <number:number-style style:name="nf52cd7">
      <number:number number:decimal-places="2" number:grouping="true" number:min-integer-digits="1"/>
    </number:number-style>
    <number:number-style style:name="n0425df">
      <number:number number:decimal-places="2" number:grouping="true" number:min-integer-digits="1"/>
    </number:number-style>
    <number:number-style style:name="n7f3061">
      <number:number number:decimal-places="2" number:grouping="true" number:min-integer-digits="1"/>
    </number:number-style>
    <number:number-style style:name="na03bce">
      <number:number number:decimal-places="2" number:grouping="true" number:min-integer-digits="1"/>
    </number:number-style>
    <number:number-style style:name="n4a0556">
      <number:number number:decimal-places="2" number:grouping="true" number:min-integer-digits="1"/>
    </number:number-style>
    <number:number-style style:name="n4e8238">
      <number:number number:decimal-places="2" number:grouping="true" number:min-integer-digits="1"/>
    </number:number-style>
    <number:number-style style:name="nba4bf3">
      <number:number number:decimal-places="2" number:grouping="true" number:min-integer-digits="1"/>
    </number:number-style>
    <number:number-style style:name="nf619c7">
      <number:number number:decimal-places="2" number:grouping="true" number:min-integer-digits="1"/>
    </number:number-style>
    <number:number-style style:name="n2837d6">
      <number:number number:decimal-places="2" number:grouping="true" number:min-integer-digits="1"/>
    </number:number-style>
    <number:number-style style:name="ne06338">
      <number:number number:decimal-places="2" number:grouping="true" number:min-integer-digits="1"/>
    </number:number-style>
    <number:number-style style:name="n469305">
      <number:number number:decimal-places="2" number:grouping="true" number:min-integer-digits="1"/>
    </number:number-style>
    <number:number-style style:name="naee4ca">
      <number:number number:decimal-places="2" number:grouping="true" number:min-integer-digits="1"/>
    </number:number-style>
    <number:number-style style:name="n17e49c">
      <number:number number:decimal-places="2" number:grouping="true" number:min-integer-digits="1"/>
    </number:number-style>
    <number:number-style style:name="nfa9641">
      <number:number number:decimal-places="2" number:grouping="true" number:min-integer-digits="1"/>
    </number:number-style>
    <number:number-style style:name="n1840c1">
      <number:number number:decimal-places="2" number:grouping="true" number:min-integer-digits="1"/>
    </number:number-style>
    <number:number-style style:name="na12531">
      <number:number number:decimal-places="2" number:grouping="true" number:min-integer-digits="1"/>
    </number:number-style>
    <number:number-style style:name="nac8cad">
      <number:number number:decimal-places="2" number:grouping="true" number:min-integer-digits="1"/>
    </number:number-style>
    <number:number-style style:name="n0faa7a">
      <number:number number:decimal-places="2" number:grouping="true" number:min-integer-digits="1"/>
    </number:number-style>
    <number:number-style style:name="na95add">
      <number:number number:decimal-places="2" number:grouping="true" number:min-integer-digits="1"/>
    </number:number-style>
    <number:number-style style:name="na4652d">
      <number:number number:decimal-places="2" number:grouping="true" number:min-integer-digits="1"/>
    </number:number-style>
    <number:number-style style:name="nb930bc">
      <number:number number:decimal-places="2" number:grouping="true" number:min-integer-digits="1"/>
    </number:number-style>
    <number:number-style style:name="nc99e5c">
      <number:number number:decimal-places="2" number:grouping="true" number:min-integer-digits="1"/>
    </number:number-style>
    <number:number-style style:name="n054869">
      <number:number number:decimal-places="2" number:grouping="true" number:min-integer-digits="1"/>
    </number:number-style>
    <number:number-style style:name="na61c71">
      <number:number number:decimal-places="2" number:grouping="true" number:min-integer-digits="1"/>
    </number:number-style>
    <number:number-style style:name="n09f656">
      <number:number number:decimal-places="2" number:grouping="true" number:min-integer-digits="1"/>
    </number:number-style>
    <number:number-style style:name="n12c412">
      <number:number number:decimal-places="2" number:grouping="true" number:min-integer-digits="1"/>
    </number:number-style>
    <number:number-style style:name="n4a03ea">
      <number:number number:decimal-places="2" number:grouping="true" number:min-integer-digits="1"/>
    </number:number-style>
    <number:number-style style:name="n0c6fbd">
      <number:number number:decimal-places="2" number:grouping="true" number:min-integer-digits="1"/>
    </number:number-style>
    <number:number-style style:name="n4fcd6d">
      <number:number number:decimal-places="2" number:grouping="true" number:min-integer-digits="1"/>
    </number:number-style>
    <number:number-style style:name="na3e698">
      <number:number number:decimal-places="2" number:grouping="true" number:min-integer-digits="1"/>
    </number:number-style>
    <number:number-style style:name="n5902d0">
      <number:number number:decimal-places="2" number:grouping="true" number:min-integer-digits="1"/>
    </number:number-style>
    <number:number-style style:name="nbf6e24">
      <number:number number:decimal-places="2" number:grouping="true" number:min-integer-digits="1"/>
    </number:number-style>
    <number:number-style style:name="n3fd032">
      <number:number number:decimal-places="2" number:grouping="true" number:min-integer-digits="1"/>
    </number:number-style>
    <number:number-style style:name="n10f9c1">
      <number:number number:decimal-places="2" number:grouping="true" number:min-integer-digits="1"/>
    </number:number-style>
    <number:number-style style:name="ndb2c2b">
      <number:number number:decimal-places="2" number:grouping="true" number:min-integer-digits="1"/>
    </number:number-style>
    <number:number-style style:name="ndcb63f">
      <number:number number:decimal-places="2" number:grouping="true" number:min-integer-digits="1"/>
    </number:number-style>
    <number:number-style style:name="na55736">
      <number:number number:decimal-places="2" number:grouping="true" number:min-integer-digits="1"/>
    </number:number-style>
    <number:number-style style:name="n6cdef9">
      <number:number number:decimal-places="2" number:grouping="true" number:min-integer-digits="1"/>
    </number:number-style>
    <number:number-style style:name="n0c78c5">
      <number:number number:decimal-places="2" number:grouping="true" number:min-integer-digits="1"/>
    </number:number-style>
    <number:number-style style:name="necad11">
      <number:number number:decimal-places="2" number:grouping="true" number:min-integer-digits="1"/>
    </number:number-style>
    <number:number-style style:name="n4afbe5">
      <number:number number:decimal-places="2" number:grouping="true" number:min-integer-digits="1"/>
    </number:number-style>
    <number:number-style style:name="n6408e6">
      <number:number number:decimal-places="2" number:grouping="true" number:min-integer-digits="1"/>
    </number:number-style>
    <number:number-style style:name="nfd1673">
      <number:number number:decimal-places="2" number:grouping="true" number:min-integer-digits="1"/>
    </number:number-style>
    <number:number-style style:name="n6bb0d3">
      <number:number number:decimal-places="2" number:grouping="true" number:min-integer-digits="1"/>
    </number:number-style>
    <number:number-style style:name="n2c0347">
      <number:number number:decimal-places="2" number:grouping="true" number:min-integer-digits="1"/>
    </number:number-style>
    <number:number-style style:name="n1d07cd">
      <number:number number:decimal-places="2" number:grouping="true" number:min-integer-digits="1"/>
    </number:number-style>
    <number:number-style style:name="n1728d2">
      <number:number number:decimal-places="2" number:grouping="true" number:min-integer-digits="1"/>
    </number:number-style>
    <number:number-style style:name="n9cf17d">
      <number:number number:decimal-places="2" number:grouping="true" number:min-integer-digits="1"/>
    </number:number-style>
    <number:number-style style:name="n54eb1d">
      <number:number number:decimal-places="2" number:grouping="true" number:min-integer-digits="1"/>
    </number:number-style>
    <number:number-style style:name="n4548d0">
      <number:number number:decimal-places="2" number:grouping="true" number:min-integer-digits="1"/>
    </number:number-style>
    <number:number-style style:name="nc18135">
      <number:number number:decimal-places="2" number:grouping="true" number:min-integer-digits="1"/>
    </number:number-style>
    <number:number-style style:name="ne7d933">
      <number:number number:decimal-places="2" number:grouping="true" number:min-integer-digits="1"/>
    </number:number-style>
    <number:number-style style:name="n371343">
      <number:number number:decimal-places="2" number:grouping="true" number:min-integer-digits="1"/>
    </number:number-style>
    <number:number-style style:name="n6f91f7">
      <number:number number:decimal-places="2" number:grouping="true" number:min-integer-digits="1"/>
    </number:number-style>
    <number:number-style style:name="ne8e805">
      <number:number number:decimal-places="2" number:grouping="true" number:min-integer-digits="1"/>
    </number:number-style>
    <number:number-style style:name="n742e73">
      <number:number number:decimal-places="2" number:grouping="true" number:min-integer-digits="1"/>
    </number:number-style>
    <number:number-style style:name="nf8bd67">
      <number:number number:decimal-places="2" number:grouping="true" number:min-integer-digits="1"/>
    </number:number-style>
    <number:number-style style:name="n51050b">
      <number:number number:decimal-places="2" number:grouping="true" number:min-integer-digits="1"/>
    </number:number-style>
    <number:number-style style:name="n12d154">
      <number:number number:decimal-places="2" number:grouping="true" number:min-integer-digits="1"/>
    </number:number-style>
    <number:number-style style:name="n545a15">
      <number:number number:decimal-places="2" number:grouping="true" number:min-integer-digits="1"/>
    </number:number-style>
    <number:number-style style:name="n77dd13">
      <number:number number:decimal-places="2" number:grouping="true" number:min-integer-digits="1"/>
    </number:number-style>
    <number:number-style style:name="n78b342">
      <number:number number:decimal-places="2" number:grouping="true" number:min-integer-digits="1"/>
    </number:number-style>
    <number:number-style style:name="n5d96cd">
      <number:number number:decimal-places="2" number:grouping="true" number:min-integer-digits="1"/>
    </number:number-style>
    <number:number-style style:name="n507b20">
      <number:number number:decimal-places="2" number:grouping="true" number:min-integer-digits="1"/>
    </number:number-style>
    <number:number-style style:name="n4b71fd">
      <number:number number:decimal-places="2" number:grouping="true" number:min-integer-digits="1"/>
    </number:number-style>
    <number:number-style style:name="nd50bb5">
      <number:number number:decimal-places="2" number:grouping="true" number:min-integer-digits="1"/>
    </number:number-style>
    <number:number-style style:name="n7b90f5">
      <number:number number:decimal-places="2" number:grouping="true" number:min-integer-digits="1"/>
    </number:number-style>
    <number:number-style style:name="n50326c">
      <number:number number:decimal-places="2" number:grouping="true" number:min-integer-digits="1"/>
    </number:number-style>
    <number:number-style style:name="n0c66b5">
      <number:number number:decimal-places="2" number:grouping="true" number:min-integer-digits="1"/>
    </number:number-style>
    <number:number-style style:name="nb9aeb1">
      <number:number number:decimal-places="2" number:grouping="true" number:min-integer-digits="1"/>
    </number:number-style>
    <number:number-style style:name="n47a9bb">
      <number:number number:decimal-places="2" number:grouping="true" number:min-integer-digits="1"/>
    </number:number-style>
    <number:number-style style:name="n745016">
      <number:number number:decimal-places="2" number:grouping="true" number:min-integer-digits="1"/>
    </number:number-style>
    <number:number-style style:name="n942d95">
      <number:number number:decimal-places="2" number:grouping="true" number:min-integer-digits="1"/>
    </number:number-style>
    <number:number-style style:name="n1f6fcb">
      <number:number number:decimal-places="2" number:grouping="true" number:min-integer-digits="1"/>
    </number:number-style>
    <number:number-style style:name="n0b4250">
      <number:number number:decimal-places="2" number:grouping="true" number:min-integer-digits="1"/>
    </number:number-style>
    <number:number-style style:name="n2cccc0">
      <number:number number:decimal-places="2" number:grouping="true" number:min-integer-digits="1"/>
    </number:number-style>
    <number:number-style style:name="nac960c">
      <number:number number:decimal-places="2" number:grouping="true" number:min-integer-digits="1"/>
    </number:number-style>
    <number:number-style style:name="n8790ce">
      <number:number number:decimal-places="2" number:grouping="true" number:min-integer-digits="1"/>
    </number:number-style>
    <number:number-style style:name="nee865c">
      <number:number number:decimal-places="2" number:grouping="true" number:min-integer-digits="1"/>
    </number:number-style>
    <number:number-style style:name="nfab8a6">
      <number:number number:decimal-places="2" number:grouping="true" number:min-integer-digits="1"/>
    </number:number-style>
    <number:number-style style:name="ne19433">
      <number:number number:decimal-places="2" number:grouping="true" number:min-integer-digits="1"/>
    </number:number-style>
    <number:number-style style:name="n427f77">
      <number:number number:decimal-places="2" number:grouping="true" number:min-integer-digits="1"/>
    </number:number-style>
    <number:number-style style:name="n55867c">
      <number:number number:decimal-places="2" number:grouping="true" number:min-integer-digits="1"/>
    </number:number-style>
    <number:number-style style:name="n190a7e">
      <number:number number:decimal-places="2" number:grouping="true" number:min-integer-digits="1"/>
    </number:number-style>
    <number:number-style style:name="nc2f4b2">
      <number:number number:decimal-places="2" number:grouping="true" number:min-integer-digits="1"/>
    </number:number-style>
    <number:number-style style:name="nd99ff9">
      <number:number number:decimal-places="2" number:grouping="true" number:min-integer-digits="1"/>
    </number:number-style>
    <number:number-style style:name="n1db40a">
      <number:number number:decimal-places="2" number:grouping="true" number:min-integer-digits="1"/>
    </number:number-style>
    <number:number-style style:name="nfa782b">
      <number:number number:decimal-places="2" number:grouping="true" number:min-integer-digits="1"/>
    </number:number-style>
    <number:number-style style:name="ne936f8">
      <number:number number:decimal-places="2" number:grouping="true" number:min-integer-digits="1"/>
    </number:number-style>
    <number:number-style style:name="n02ee64">
      <number:number number:decimal-places="2" number:grouping="true" number:min-integer-digits="1"/>
    </number:number-style>
    <number:number-style style:name="nc89842">
      <number:number number:decimal-places="2" number:grouping="true" number:min-integer-digits="1"/>
    </number:number-style>
    <number:number-style style:name="n65c344">
      <number:number number:decimal-places="2" number:grouping="true" number:min-integer-digits="1"/>
    </number:number-style>
    <number:number-style style:name="n7e07c4">
      <number:number number:decimal-places="2" number:grouping="true" number:min-integer-digits="1"/>
    </number:number-style>
    <number:number-style style:name="nd480bc">
      <number:number number:decimal-places="2" number:grouping="true" number:min-integer-digits="1"/>
    </number:number-style>
    <number:number-style style:name="na1e0b1">
      <number:number number:decimal-places="2" number:grouping="true" number:min-integer-digits="1"/>
    </number:number-style>
    <number:number-style style:name="nfd235d">
      <number:number number:decimal-places="2" number:grouping="true" number:min-integer-digits="1"/>
    </number:number-style>
    <number:number-style style:name="nde15f4">
      <number:number number:decimal-places="2" number:grouping="true" number:min-integer-digits="1"/>
    </number:number-style>
    <number:number-style style:name="ne5340a">
      <number:number number:decimal-places="2" number:grouping="true" number:min-integer-digits="1"/>
    </number:number-style>
    <number:number-style style:name="nd81aed">
      <number:number number:decimal-places="2" number:grouping="true" number:min-integer-digits="1"/>
    </number:number-style>
    <number:number-style style:name="n28b835">
      <number:number number:decimal-places="2" number:grouping="true" number:min-integer-digits="1"/>
    </number:number-style>
    <number:number-style style:name="n273bb6">
      <number:number number:decimal-places="2" number:grouping="true" number:min-integer-digits="1"/>
    </number:number-style>
    <number:number-style style:name="na70e15">
      <number:number number:decimal-places="2" number:grouping="true" number:min-integer-digits="1"/>
    </number:number-style>
    <number:number-style style:name="n50b9ab">
      <number:number number:decimal-places="2" number:grouping="true" number:min-integer-digits="1"/>
    </number:number-style>
    <number:number-style style:name="naf2d9d">
      <number:number number:decimal-places="2" number:grouping="true" number:min-integer-digits="1"/>
    </number:number-style>
    <number:number-style style:name="n2b35f3">
      <number:number number:decimal-places="2" number:grouping="true" number:min-integer-digits="1"/>
    </number:number-style>
    <number:number-style style:name="n8f1e05">
      <number:number number:decimal-places="2" number:grouping="true" number:min-integer-digits="1"/>
    </number:number-style>
    <number:number-style style:name="nb93d18">
      <number:number number:decimal-places="2" number:grouping="true" number:min-integer-digits="1"/>
    </number:number-style>
    <number:number-style style:name="nc2fb44">
      <number:number number:decimal-places="2" number:grouping="true" number:min-integer-digits="1"/>
    </number:number-style>
    <number:number-style style:name="n4c641f">
      <number:number number:decimal-places="2" number:grouping="true" number:min-integer-digits="1"/>
    </number:number-style>
    <number:number-style style:name="n8de5cb">
      <number:number number:decimal-places="2" number:grouping="true" number:min-integer-digits="1"/>
    </number:number-style>
    <number:number-style style:name="nf8988b">
      <number:number number:decimal-places="2" number:grouping="true" number:min-integer-digits="1"/>
    </number:number-style>
    <number:number-style style:name="nedea47">
      <number:number number:decimal-places="2" number:grouping="true" number:min-integer-digits="1"/>
    </number:number-style>
    <number:number-style style:name="n3f4a4b">
      <number:number number:decimal-places="2" number:grouping="true" number:min-integer-digits="1"/>
    </number:number-style>
    <number:number-style style:name="nf2965c">
      <number:number number:decimal-places="2" number:grouping="true" number:min-integer-digits="1"/>
    </number:number-style>
    <number:number-style style:name="nad2f81">
      <number:number number:decimal-places="2" number:grouping="true" number:min-integer-digits="1"/>
    </number:number-style>
    <number:number-style style:name="n0fca8e">
      <number:number number:decimal-places="2" number:grouping="true" number:min-integer-digits="1"/>
    </number:number-style>
    <number:number-style style:name="n88cf8d">
      <number:number number:decimal-places="2" number:grouping="true" number:min-integer-digits="1"/>
    </number:number-style>
    <number:number-style style:name="n12a8bc">
      <number:number number:decimal-places="2" number:grouping="true" number:min-integer-digits="1"/>
    </number:number-style>
    <number:number-style style:name="nd503ec">
      <number:number number:decimal-places="2" number:grouping="true" number:min-integer-digits="1"/>
    </number:number-style>
    <number:number-style style:name="n988204">
      <number:number number:decimal-places="2" number:grouping="true" number:min-integer-digits="1"/>
    </number:number-style>
    <number:number-style style:name="nd672b5">
      <number:number number:decimal-places="2" number:grouping="true" number:min-integer-digits="1"/>
    </number:number-style>
    <number:number-style style:name="nf69dd7">
      <number:number number:decimal-places="2" number:grouping="true" number:min-integer-digits="1"/>
    </number:number-style>
    <number:number-style style:name="n16efd5">
      <number:number number:decimal-places="2" number:grouping="true" number:min-integer-digits="1"/>
    </number:number-style>
    <number:number-style style:name="n40df9b">
      <number:number number:decimal-places="2" number:grouping="true" number:min-integer-digits="1"/>
    </number:number-style>
    <number:number-style style:name="nfaef54">
      <number:number number:decimal-places="2" number:grouping="true" number:min-integer-digits="1"/>
    </number:number-style>
    <number:number-style style:name="ndbef2d">
      <number:number number:decimal-places="2" number:grouping="true" number:min-integer-digits="1"/>
    </number:number-style>
    <number:number-style style:name="n650443">
      <number:number number:decimal-places="2" number:grouping="true" number:min-integer-digits="1"/>
    </number:number-style>
    <number:number-style style:name="nc8dc17">
      <number:number number:decimal-places="2" number:grouping="true" number:min-integer-digits="1"/>
    </number:number-style>
    <number:number-style style:name="n6f0d14">
      <number:number number:decimal-places="2" number:grouping="true" number:min-integer-digits="1"/>
    </number:number-style>
    <number:number-style style:name="n937a4c">
      <number:number number:decimal-places="2" number:grouping="true" number:min-integer-digits="1"/>
    </number:number-style>
    <number:number-style style:name="nd96782">
      <number:number number:decimal-places="2" number:grouping="true" number:min-integer-digits="1"/>
    </number:number-style>
    <number:number-style style:name="nad32bb">
      <number:number number:decimal-places="2" number:grouping="true" number:min-integer-digits="1"/>
    </number:number-style>
    <number:number-style style:name="nb3935b">
      <number:number number:decimal-places="2" number:grouping="true" number:min-integer-digits="1"/>
    </number:number-style>
    <number:number-style style:name="na2f11b">
      <number:number number:decimal-places="2" number:grouping="true" number:min-integer-digits="1"/>
    </number:number-style>
    <number:number-style style:name="nc04cae">
      <number:number number:decimal-places="2" number:grouping="true" number:min-integer-digits="1"/>
    </number:number-style>
    <number:number-style style:name="n597bb0">
      <number:number number:decimal-places="2" number:grouping="true" number:min-integer-digits="1"/>
    </number:number-style>
    <number:number-style style:name="nd69b48">
      <number:number number:decimal-places="2" number:grouping="true" number:min-integer-digits="1"/>
    </number:number-style>
    <number:number-style style:name="n9718f2">
      <number:number number:decimal-places="2" number:grouping="true" number:min-integer-digits="1"/>
    </number:number-style>
    <number:number-style style:name="nbade8c">
      <number:number number:decimal-places="2" number:grouping="true" number:min-integer-digits="1"/>
    </number:number-style>
    <number:number-style style:name="n173252">
      <number:number number:decimal-places="2" number:grouping="true" number:min-integer-digits="1"/>
    </number:number-style>
    <number:number-style style:name="nabb9f1">
      <number:number number:decimal-places="2" number:grouping="true" number:min-integer-digits="1"/>
    </number:number-style>
    <number:number-style style:name="n23e28a">
      <number:number number:decimal-places="2" number:grouping="true" number:min-integer-digits="1"/>
    </number:number-style>
    <number:number-style style:name="nc837c3">
      <number:number number:decimal-places="2" number:grouping="true" number:min-integer-digits="1"/>
    </number:number-style>
    <number:number-style style:name="ndd5138">
      <number:number number:decimal-places="2" number:grouping="true" number:min-integer-digits="1"/>
    </number:number-style>
    <number:number-style style:name="nfbbd00">
      <number:number number:decimal-places="2" number:grouping="true" number:min-integer-digits="1"/>
    </number:number-style>
    <number:number-style style:name="n86a4ae">
      <number:number number:decimal-places="2" number:grouping="true" number:min-integer-digits="1"/>
    </number:number-style>
    <number:number-style style:name="ncac253">
      <number:number number:decimal-places="2" number:grouping="true" number:min-integer-digits="1"/>
    </number:number-style>
    <number:number-style style:name="n2f6e23">
      <number:number number:decimal-places="2" number:grouping="true" number:min-integer-digits="1"/>
    </number:number-style>
    <number:number-style style:name="n0df398">
      <number:number number:decimal-places="2" number:grouping="true" number:min-integer-digits="1"/>
    </number:number-style>
    <number:number-style style:name="n1e03d3">
      <number:number number:decimal-places="2" number:grouping="true" number:min-integer-digits="1"/>
    </number:number-style>
    <number:number-style style:name="nd19865">
      <number:number number:decimal-places="2" number:grouping="true" number:min-integer-digits="1"/>
    </number:number-style>
    <number:number-style style:name="n6e7fa5">
      <number:number number:decimal-places="2" number:grouping="true" number:min-integer-digits="1"/>
    </number:number-style>
    <number:number-style style:name="n723d87">
      <number:number number:decimal-places="2" number:grouping="true" number:min-integer-digits="1"/>
    </number:number-style>
    <number:number-style style:name="n525065">
      <number:number number:decimal-places="2" number:grouping="true" number:min-integer-digits="1"/>
    </number:number-style>
    <number:number-style style:name="n06c06b">
      <number:number number:decimal-places="2" number:grouping="true" number:min-integer-digits="1"/>
    </number:number-style>
    <number:number-style style:name="n58b6aa">
      <number:number number:decimal-places="2" number:grouping="true" number:min-integer-digits="1"/>
    </number:number-style>
    <number:number-style style:name="ne05ad5">
      <number:number number:decimal-places="2" number:grouping="true" number:min-integer-digits="1"/>
    </number:number-style>
    <number:number-style style:name="nb865f9">
      <number:number number:decimal-places="2" number:grouping="true" number:min-integer-digits="1"/>
    </number:number-style>
    <number:number-style style:name="na45e8b">
      <number:number number:decimal-places="2" number:grouping="true" number:min-integer-digits="1"/>
    </number:number-style>
    <number:number-style style:name="nf915c6">
      <number:number number:decimal-places="2" number:grouping="true" number:min-integer-digits="1"/>
    </number:number-style>
    <number:number-style style:name="n563596">
      <number:number number:decimal-places="2" number:grouping="true" number:min-integer-digits="1"/>
    </number:number-style>
    <number:number-style style:name="nd05549">
      <number:number number:decimal-places="2" number:grouping="true" number:min-integer-digits="1"/>
    </number:number-style>
    <number:number-style style:name="nbc3565">
      <number:number number:decimal-places="2" number:grouping="true" number:min-integer-digits="1"/>
    </number:number-style>
    <number:number-style style:name="nf2b060">
      <number:number number:decimal-places="2" number:grouping="true" number:min-integer-digits="1"/>
    </number:number-style>
    <number:number-style style:name="n5c200b">
      <number:number number:decimal-places="2" number:grouping="true" number:min-integer-digits="1"/>
    </number:number-style>
    <number:number-style style:name="ne062f7">
      <number:number number:decimal-places="2" number:grouping="true" number:min-integer-digits="1"/>
    </number:number-style>
    <number:number-style style:name="nee101a">
      <number:number number:decimal-places="2" number:grouping="true" number:min-integer-digits="1"/>
    </number:number-style>
    <number:number-style style:name="ne6bb99">
      <number:number number:decimal-places="2" number:grouping="true" number:min-integer-digits="1"/>
    </number:number-style>
    <number:number-style style:name="n7b4121">
      <number:number number:decimal-places="2" number:grouping="true" number:min-integer-digits="1"/>
    </number:number-style>
    <number:number-style style:name="n34252f">
      <number:number number:decimal-places="2" number:grouping="true" number:min-integer-digits="1"/>
    </number:number-style>
    <number:number-style style:name="n62efab">
      <number:number number:decimal-places="2" number:grouping="true" number:min-integer-digits="1"/>
    </number:number-style>
    <number:number-style style:name="nafdb17">
      <number:number number:decimal-places="2" number:grouping="true" number:min-integer-digits="1"/>
    </number:number-style>
    <number:number-style style:name="n7fa937">
      <number:number number:decimal-places="2" number:grouping="true" number:min-integer-digits="1"/>
    </number:number-style>
    <number:number-style style:name="n76ca0d">
      <number:number number:decimal-places="2" number:grouping="true" number:min-integer-digits="1"/>
    </number:number-style>
    <number:number-style style:name="n8415ad">
      <number:number number:decimal-places="2" number:grouping="true" number:min-integer-digits="1"/>
    </number:number-style>
    <number:number-style style:name="n505394">
      <number:number number:decimal-places="2" number:grouping="true" number:min-integer-digits="1"/>
    </number:number-style>
    <number:number-style style:name="n14c92e">
      <number:number number:decimal-places="2" number:grouping="true" number:min-integer-digits="1"/>
    </number:number-style>
    <number:number-style style:name="nf6d0d8">
      <number:number number:decimal-places="2" number:grouping="true" number:min-integer-digits="1"/>
    </number:number-style>
    <number:number-style style:name="nee4642">
      <number:number number:decimal-places="2" number:grouping="true" number:min-integer-digits="1"/>
    </number:number-style>
    <number:number-style style:name="nbc0d40">
      <number:number number:decimal-places="2" number:grouping="true" number:min-integer-digits="1"/>
    </number:number-style>
    <number:number-style style:name="na845d3">
      <number:number number:decimal-places="2" number:grouping="true" number:min-integer-digits="1"/>
    </number:number-style>
    <number:number-style style:name="n60c012">
      <number:number number:decimal-places="2" number:grouping="true" number:min-integer-digits="1"/>
    </number:number-style>
    <number:number-style style:name="n12db6b">
      <number:number number:decimal-places="2" number:grouping="true" number:min-integer-digits="1"/>
    </number:number-style>
    <number:number-style style:name="n1a8ff9">
      <number:number number:decimal-places="2" number:grouping="true" number:min-integer-digits="1"/>
    </number:number-style>
    <number:number-style style:name="n44619b">
      <number:number number:decimal-places="2" number:grouping="true" number:min-integer-digits="1"/>
    </number:number-style>
    <number:number-style style:name="ne5a248">
      <number:number number:decimal-places="2" number:grouping="true" number:min-integer-digits="1"/>
    </number:number-style>
    <number:number-style style:name="nd183a2">
      <number:number number:decimal-places="2" number:grouping="true" number:min-integer-digits="1"/>
    </number:number-style>
    <number:number-style style:name="nb86342">
      <number:number number:decimal-places="2" number:grouping="true" number:min-integer-digits="1"/>
    </number:number-style>
    <number:number-style style:name="n40769d">
      <number:number number:decimal-places="2" number:grouping="true" number:min-integer-digits="1"/>
    </number:number-style>
    <number:number-style style:name="nd153c6">
      <number:number number:decimal-places="2" number:grouping="true" number:min-integer-digits="1"/>
    </number:number-style>
    <number:number-style style:name="n16c5d1">
      <number:number number:decimal-places="2" number:grouping="true" number:min-integer-digits="1"/>
    </number:number-style>
    <number:number-style style:name="na27c24">
      <number:number number:decimal-places="2" number:grouping="true" number:min-integer-digits="1"/>
    </number:number-style>
    <number:number-style style:name="n3b3af6">
      <number:number number:decimal-places="2" number:grouping="true" number:min-integer-digits="1"/>
    </number:number-style>
    <number:number-style style:name="n4beb0e">
      <number:number number:decimal-places="2" number:grouping="true" number:min-integer-digits="1"/>
    </number:number-style>
    <number:number-style style:name="n34a485">
      <number:number number:decimal-places="2" number:grouping="true" number:min-integer-digits="1"/>
    </number:number-style>
    <number:number-style style:name="nd1a2c6">
      <number:number number:decimal-places="2" number:grouping="true" number:min-integer-digits="1"/>
    </number:number-style>
    <number:number-style style:name="ncfc965">
      <number:number number:decimal-places="2" number:grouping="true" number:min-integer-digits="1"/>
    </number:number-style>
    <number:number-style style:name="n60c61f">
      <number:number number:decimal-places="2" number:grouping="true" number:min-integer-digits="1"/>
    </number:number-style>
    <number:number-style style:name="n3bfa87">
      <number:number number:decimal-places="2" number:grouping="true" number:min-integer-digits="1"/>
    </number:number-style>
    <number:number-style style:name="ndef9e1">
      <number:number number:decimal-places="2" number:grouping="true" number:min-integer-digits="1"/>
    </number:number-style>
    <number:number-style style:name="ndba849">
      <number:number number:decimal-places="2" number:grouping="true" number:min-integer-digits="1"/>
    </number:number-style>
    <number:number-style style:name="n6d0699">
      <number:number number:decimal-places="2" number:grouping="true" number:min-integer-digits="1"/>
    </number:number-style>
    <number:number-style style:name="n166ab5">
      <number:number number:decimal-places="2" number:grouping="true" number:min-integer-digits="1"/>
    </number:number-style>
    <number:number-style style:name="n761207">
      <number:number number:decimal-places="2" number:grouping="true" number:min-integer-digits="1"/>
    </number:number-style>
    <number:number-style style:name="nf948e3">
      <number:number number:decimal-places="2" number:grouping="true" number:min-integer-digits="1"/>
    </number:number-style>
    <number:number-style style:name="nc6869c">
      <number:number number:decimal-places="2" number:grouping="true" number:min-integer-digits="1"/>
    </number:number-style>
    <number:number-style style:name="n81fd30">
      <number:number number:decimal-places="2" number:grouping="true" number:min-integer-digits="1"/>
    </number:number-style>
    <number:number-style style:name="n1c32b2">
      <number:number number:decimal-places="2" number:grouping="true" number:min-integer-digits="1"/>
    </number:number-style>
    <number:number-style style:name="n07b8ef">
      <number:number number:decimal-places="2" number:grouping="true" number:min-integer-digits="1"/>
    </number:number-style>
    <number:number-style style:name="nc3908a">
      <number:number number:decimal-places="2" number:grouping="true" number:min-integer-digits="1"/>
    </number:number-style>
    <number:number-style style:name="n58c3dd">
      <number:number number:decimal-places="2" number:grouping="true" number:min-integer-digits="1"/>
    </number:number-style>
    <number:number-style style:name="n6fc327">
      <number:number number:decimal-places="2" number:grouping="true" number:min-integer-digits="1"/>
    </number:number-style>
    <number:number-style style:name="n358086">
      <number:number number:decimal-places="2" number:grouping="true" number:min-integer-digits="1"/>
    </number:number-style>
    <number:number-style style:name="n4ae390">
      <number:number number:decimal-places="2" number:grouping="true" number:min-integer-digits="1"/>
    </number:number-style>
    <number:number-style style:name="nc02034">
      <number:number number:decimal-places="2" number:grouping="true" number:min-integer-digits="1"/>
    </number:number-style>
    <number:number-style style:name="nb5fd27">
      <number:number number:decimal-places="2" number:grouping="true" number:min-integer-digits="1"/>
    </number:number-style>
    <number:number-style style:name="n09e65a">
      <number:number number:decimal-places="2" number:grouping="true" number:min-integer-digits="1"/>
    </number:number-style>
    <number:number-style style:name="nbaceff">
      <number:number number:decimal-places="2" number:grouping="true" number:min-integer-digits="1"/>
    </number:number-style>
    <number:number-style style:name="nf4845c">
      <number:number number:decimal-places="2" number:grouping="true" number:min-integer-digits="1"/>
    </number:number-style>
    <number:number-style style:name="n685376">
      <number:number number:decimal-places="2" number:grouping="true" number:min-integer-digits="1"/>
    </number:number-style>
    <number:number-style style:name="n55143c">
      <number:number number:decimal-places="2" number:grouping="true" number:min-integer-digits="1"/>
    </number:number-style>
    <number:number-style style:name="n456e79">
      <number:number number:decimal-places="2" number:grouping="true" number:min-integer-digits="1"/>
    </number:number-style>
    <number:number-style style:name="n67c99a">
      <number:number number:decimal-places="2" number:grouping="true" number:min-integer-digits="1"/>
    </number:number-style>
    <number:number-style style:name="n76362a">
      <number:number number:decimal-places="2" number:grouping="true" number:min-integer-digits="1"/>
    </number:number-style>
    <number:number-style style:name="nc4d5ee">
      <number:number number:decimal-places="2" number:grouping="true" number:min-integer-digits="1"/>
    </number:number-style>
    <number:number-style style:name="nd750e6">
      <number:number number:decimal-places="2" number:grouping="true" number:min-integer-digits="1"/>
    </number:number-style>
    <number:number-style style:name="nd1760f">
      <number:number number:decimal-places="2" number:grouping="true" number:min-integer-digits="1"/>
    </number:number-style>
    <number:number-style style:name="n1b1ecd">
      <number:number number:decimal-places="2" number:grouping="true" number:min-integer-digits="1"/>
    </number:number-style>
    <number:number-style style:name="n18ec4f">
      <number:number number:decimal-places="2" number:grouping="true" number:min-integer-digits="1"/>
    </number:number-style>
    <number:number-style style:name="n3d1449">
      <number:number number:decimal-places="2" number:grouping="true" number:min-integer-digits="1"/>
    </number:number-style>
    <number:number-style style:name="na18bcc">
      <number:number number:decimal-places="2" number:grouping="true" number:min-integer-digits="1"/>
    </number:number-style>
    <number:number-style style:name="n7c0e51">
      <number:number number:decimal-places="2" number:grouping="true" number:min-integer-digits="1"/>
    </number:number-style>
    <number:number-style style:name="n972ecb">
      <number:number number:decimal-places="2" number:grouping="true" number:min-integer-digits="1"/>
    </number:number-style>
    <number:number-style style:name="n83c04d">
      <number:number number:decimal-places="2" number:grouping="true" number:min-integer-digits="1"/>
    </number:number-style>
    <number:number-style style:name="nffbb26">
      <number:number number:decimal-places="2" number:grouping="true" number:min-integer-digits="1"/>
    </number:number-style>
    <number:number-style style:name="nbae6d3">
      <number:number number:decimal-places="2" number:grouping="true" number:min-integer-digits="1"/>
    </number:number-style>
    <number:number-style style:name="n6cf52a">
      <number:number number:decimal-places="2" number:grouping="true" number:min-integer-digits="1"/>
    </number:number-style>
    <number:number-style style:name="n7ee9bb">
      <number:number number:decimal-places="2" number:grouping="true" number:min-integer-digits="1"/>
    </number:number-style>
    <number:number-style style:name="n221272">
      <number:number number:decimal-places="2" number:grouping="true" number:min-integer-digits="1"/>
    </number:number-style>
    <number:number-style style:name="nd14b2d">
      <number:number number:decimal-places="2" number:grouping="true" number:min-integer-digits="1"/>
    </number:number-style>
    <number:number-style style:name="n20839f">
      <number:number number:decimal-places="2" number:grouping="true" number:min-integer-digits="1"/>
    </number:number-style>
    <number:number-style style:name="nf6e8ae">
      <number:number number:decimal-places="2" number:grouping="true" number:min-integer-digits="1"/>
    </number:number-style>
    <number:number-style style:name="n4f84f4">
      <number:number number:decimal-places="2" number:grouping="true" number:min-integer-digits="1"/>
    </number:number-style>
    <number:number-style style:name="n4fee57">
      <number:number number:decimal-places="2" number:grouping="true" number:min-integer-digits="1"/>
    </number:number-style>
    <number:number-style style:name="n127330">
      <number:number number:decimal-places="2" number:grouping="true" number:min-integer-digits="1"/>
    </number:number-style>
    <number:number-style style:name="n40aba2">
      <number:number number:decimal-places="2" number:grouping="true" number:min-integer-digits="1"/>
    </number:number-style>
    <number:number-style style:name="n53e33a">
      <number:number number:decimal-places="2" number:grouping="true" number:min-integer-digits="1"/>
    </number:number-style>
    <number:number-style style:name="n127c9b">
      <number:number number:decimal-places="2" number:grouping="true" number:min-integer-digits="1"/>
    </number:number-style>
    <number:number-style style:name="n545071">
      <number:number number:decimal-places="2" number:grouping="true" number:min-integer-digits="1"/>
    </number:number-style>
    <number:number-style style:name="ne7f147">
      <number:number number:decimal-places="2" number:grouping="true" number:min-integer-digits="1"/>
    </number:number-style>
    <number:number-style style:name="n841eb7">
      <number:number number:decimal-places="2" number:grouping="true" number:min-integer-digits="1"/>
    </number:number-style>
    <number:number-style style:name="n138897">
      <number:number number:decimal-places="2" number:grouping="true" number:min-integer-digits="1"/>
    </number:number-style>
    <number:number-style style:name="nc6ea86">
      <number:number number:decimal-places="2" number:grouping="true" number:min-integer-digits="1"/>
    </number:number-style>
    <number:number-style style:name="na3f336">
      <number:number number:decimal-places="2" number:grouping="true" number:min-integer-digits="1"/>
    </number:number-style>
    <number:number-style style:name="nb2f2ae">
      <number:number number:decimal-places="2" number:grouping="true" number:min-integer-digits="1"/>
    </number:number-style>
    <number:number-style style:name="ncf2610">
      <number:number number:decimal-places="2" number:grouping="true" number:min-integer-digits="1"/>
    </number:number-style>
    <number:number-style style:name="n880c7c">
      <number:number number:decimal-places="2" number:grouping="true" number:min-integer-digits="1"/>
    </number:number-style>
    <number:number-style style:name="n05cb63">
      <number:number number:decimal-places="2" number:grouping="true" number:min-integer-digits="1"/>
    </number:number-style>
    <number:number-style style:name="n9f4c75">
      <number:number number:decimal-places="2" number:grouping="true" number:min-integer-digits="1"/>
    </number:number-style>
    <number:number-style style:name="n0e1c97">
      <number:number number:decimal-places="2" number:grouping="true" number:min-integer-digits="1"/>
    </number:number-style>
    <number:number-style style:name="n349aeb">
      <number:number number:decimal-places="2" number:grouping="true" number:min-integer-digits="1"/>
    </number:number-style>
    <number:number-style style:name="n2f1e69">
      <number:number number:decimal-places="2" number:grouping="true" number:min-integer-digits="1"/>
    </number:number-style>
    <number:number-style style:name="n770d00">
      <number:number number:decimal-places="2" number:grouping="true" number:min-integer-digits="1"/>
    </number:number-style>
    <number:number-style style:name="n86dbf2">
      <number:number number:decimal-places="2" number:grouping="true" number:min-integer-digits="1"/>
    </number:number-style>
    <number:number-style style:name="n694ff3">
      <number:number number:decimal-places="2" number:grouping="true" number:min-integer-digits="1"/>
    </number:number-style>
  </office:automatic-styles>
  <office:body>
    <office:spreadsheet>
      <table:table table:name="0 Evolución" table:print="false" table:style-name="ta1">
        <table:table-column table:default-cell-style-name="Default" table:style-name="a9ef4dc"/>
        <table:table-column table:style-name="a1ca243"/>
        <table:table-column table:style-name="a04c82c"/>
        <table:table-column table:style-name="a5ac595"/>
        <table:table-column table:style-name="aaebe7c"/>
        <table:table-column table:style-name="a3b879a"/>
        <table:table-column table:style-name="aa3d4aa"/>
        <table:table-column table:style-name="ac5bb93"/>
        <table:table-column table:default-cell-style-name="Default" table:style-name="co1"/>
        <table:table-row table:style-name="ro1">
          <table:table-cell office:string-value="Volumes (m&lt;sup&gt;3&lt;/sup&gt;) formacións específicas de aproveitamentos madeireiros en Galicia" office:value-type="string" table:number-columns-spanned="9" table:number-rows-spanned="1" table:style-name="a781d32">
            <text:p>Volumes (m&lt;sup&gt;3&lt;/sup&gt;) formacións específicas de aproveitamentos madeireiros en Galicia</text:p>
          </table:table-cell>
          <table:covered-table-cell/>
          <table:covered-table-cell/>
          <table:covered-table-cell/>
          <table:covered-table-cell/>
          <table:covered-table-cell/>
          <table:covered-table-cell/>
          <table:covered-table-cell/>
          <table:covered-table-cell/>
        </table:table-row>
        <table:table-row>
          <table:table-cell table:number-columns-repeated="9" table:number-rows-spanned="1"/>
        </table:table-row>
        <table:table-row>
          <table:table-cell table:number-rows-spanned="1"/>
          <table:table-cell office:string-value="2015" office:value-type="string" table:number-rows-spanned="1" table:style-name="acf58da">
            <text:p>2015</text:p>
          </table:table-cell>
          <table:table-cell office:string-value="2016" office:value-type="string" table:number-rows-spanned="1" table:style-name="a65e172">
            <text:p>2016</text:p>
          </table:table-cell>
          <table:table-cell office:string-value="2017" office:value-type="string" table:number-rows-spanned="1" table:style-name="a60e6cb">
            <text:p>2017</text:p>
          </table:table-cell>
          <table:table-cell office:string-value="2018" office:value-type="string" table:number-rows-spanned="1" table:style-name="a9720f1">
            <text:p>2018</text:p>
          </table:table-cell>
          <table:table-cell office:string-value="2019" office:value-type="string" table:number-rows-spanned="1" table:style-name="add61de">
            <text:p>2019</text:p>
          </table:table-cell>
          <table:table-cell office:string-value="2020" office:value-type="string" table:number-rows-spanned="1" table:style-name="a548b40">
            <text:p>2020</text:p>
          </table:table-cell>
          <table:table-cell office:string-value="2021" office:value-type="string" table:number-rows-spanned="1" table:style-name="a0bf02a">
            <text:p>2021</text:p>
          </table:table-cell>
          <table:table-cell office:string-value="2022" office:value-type="string" table:number-rows-spanned="1" table:style-name="adbb803">
            <text:p>2022</text:p>
          </table:table-cell>
        </table:table-row>
        <table:table-row>
          <table:table-cell office:string-value="Evolución" office:value-type="string" table:number-rows-spanned="1" table:style-name="ac00121">
            <text:p>Evolución</text:p>
          </table:table-cell>
          <table:table-cell office:string-value="---" office:value="7698375.85" office:value-type="float" table:number-rows-spanned="1" table:style-name="acb3e0e">
            <text:p>7,698,375.85</text:p>
          </table:table-cell>
          <table:table-cell office:string-value="---" office:value="8619127.28" office:value-type="float" table:number-rows-spanned="1" table:style-name="a9a8241">
            <text:p>8,619,127.28</text:p>
          </table:table-cell>
          <table:table-cell office:string-value="---" office:value="9624609.64" office:value-type="float" table:number-rows-spanned="1" table:style-name="a3ee59e">
            <text:p>9,624,609.64</text:p>
          </table:table-cell>
          <table:table-cell office:string-value="---" office:value="1.00930608E7" office:value-type="float" table:number-rows-spanned="1" table:style-name="a9a36ef">
            <text:p>10,093,060.80</text:p>
          </table:table-cell>
          <table:table-cell office:string-value="---" office:value="9671024.41" office:value-type="float" table:number-rows-spanned="1" table:style-name="a6821e6">
            <text:p>9,671,024.41</text:p>
          </table:table-cell>
          <table:table-cell office:string-value="---" office:value="9006913.81" office:value-type="float" table:number-rows-spanned="1" table:style-name="aec9b6b">
            <text:p>9,006,913.81</text:p>
          </table:table-cell>
          <table:table-cell office:string-value="---" office:value="1.002218447E7" office:value-type="float" table:number-rows-spanned="1" table:style-name="a3b72ae">
            <text:p>10,022,184.47</text:p>
          </table:table-cell>
          <table:table-cell office:string-value="---" office:value="1.101664958E7" office:value-type="float" table:number-rows-spanned="1" table:style-name="a0e2fae">
            <text:p>11,016,649.58</text:p>
          </table:table-cell>
        </table:table-row>
      </table:table>
      <table:table table:name="1 Por provincia" table:style-name="a58b95d">
        <table:table-column table:style-name="ad1712f"/>
        <table:table-column/>
        <table:table-column/>
        <table:table-column/>
        <table:table-column/>
        <table:table-column table:style-name="aaf44cf"/>
        <table:table-column/>
        <table:table-column/>
        <table:table-column/>
        <table:table-column table:style-name="aaa1f99"/>
        <table:table-row>
          <table:table-cell office:string-value="Volumes (m&lt;sup&gt;3&lt;/sup&gt;) formacións específicas de aproveitamentos madeireiros en Galicia por provincia" office:value-type="string" table:number-columns-spanned="10" table:number-rows-spanned="1" table:style-name="ad2bf0b">
            <text:p>Volumes (m&lt;sup&gt;3&lt;/sup&gt;) formacións específicas de aproveitamentos madeireiros en Galicia por provincia</text:p>
          </table:table-cell>
          <table:covered-table-cell/>
          <table:covered-table-cell/>
          <table:covered-table-cell/>
          <table:covered-table-cell/>
          <table:covered-table-cell/>
          <table:covered-table-cell/>
          <table:covered-table-cell/>
          <table:covered-table-cell/>
          <table:covered-table-cell/>
        </table:table-row>
        <table:table-row>
          <table:table-cell/>
          <table:table-cell/>
          <table:table-cell/>
          <table:table-cell/>
          <table:table-cell/>
          <table:table-cell table:number-columns-repeated="4"/>
          <table:table-cell/>
        </table:table-row>
        <table:table-row>
          <table:table-cell/>
          <table:table-cell office:string-value="Pinus pinaster" office:value-type="string" table:style-name="ab5af0d">
            <text:p>Pinus pinaster</text:p>
          </table:table-cell>
          <table:table-cell office:string-value="Pinus radiata" office:value-type="string" table:style-name="aed5dae">
            <text:p>Pinus radiata</text:p>
          </table:table-cell>
          <table:table-cell office:string-value="Pinus sylvestris" office:value-type="string" table:style-name="aedb82b">
            <text:p>Pinus sylvestris</text:p>
          </table:table-cell>
          <table:table-cell office:string-value="Outras / Mistura Coníferas" office:value-type="string" table:style-name="a4c4268">
            <text:p>Outras / Mistura Coníferas</text:p>
          </table:table-cell>
          <table:table-cell office:string-value="Eucalyptus spp" office:value-type="string" table:style-name="a6619e2">
            <text:p>Eucalyptus spp</text:p>
          </table:table-cell>
          <table:table-cell office:string-value="Frondosas caducifolias" office:value-type="string" table:style-name="a7a612d">
            <text:p>Frondosas caducifolias</text:p>
          </table:table-cell>
          <table:table-cell office:string-value="Outras frondosas non caducifolias" office:value-type="string" table:style-name="a03df6d">
            <text:p>Outras frondosas non caducifolias</text:p>
          </table:table-cell>
          <table:table-cell office:string-value="Outras" office:value-type="string" table:style-name="a85ea3f">
            <text:p>Outras</text:p>
          </table:table-cell>
          <table:table-cell office:string-value="TOTAL" office:value-type="string" table:style-name="a30a54c">
            <text:p>TOTAL</text:p>
          </table:table-cell>
        </table:table-row>
        <table:table-row>
          <table:table-cell office:string-value="Coruña, A" office:value-type="string" table:style-name="a2e0831">
            <text:p>Coruña, A</text:p>
          </table:table-cell>
          <table:table-cell office:string-value="---" office:value="805799.98" office:value-type="float" table:style-name="a6bc0e8">
            <text:p>805,799.98</text:p>
          </table:table-cell>
          <table:table-cell office:string-value="---" office:value="228993.13" office:value-type="float" table:style-name="a34cd6f">
            <text:p>228,993.13</text:p>
          </table:table-cell>
          <table:table-cell office:string-value="---" office:value="958.38" office:value-type="float" table:style-name="ac6a313">
            <text:p>958.38</text:p>
          </table:table-cell>
          <table:table-cell office:string-value="---" office:value="28328.87" office:value-type="float" table:style-name="ab85748">
            <text:p>28,328.87</text:p>
          </table:table-cell>
          <table:table-cell office:string-value="---" office:value="3636273.33" office:value-type="float" table:style-name="a998b85">
            <text:p>3,636,273.33</text:p>
          </table:table-cell>
          <table:table-cell office:string-value="---" office:value="63839.9" office:value-type="float" table:style-name="aeca437">
            <text:p>63,839.90</text:p>
          </table:table-cell>
          <table:table-cell office:string-value="---" office:value="6374.66" office:value-type="float" table:style-name="a683d6e">
            <text:p>6,374.66</text:p>
          </table:table-cell>
          <table:table-cell office:string-value="---" office:value="58.84" office:value-type="float" table:style-name="a7fe697">
            <text:p>58.84</text:p>
          </table:table-cell>
          <table:table-cell office:string-value="---" office:value="4770627.09" office:value-type="float" table:style-name="a3f407a">
            <text:p>4,770,627.09</text:p>
          </table:table-cell>
        </table:table-row>
        <table:table-row>
          <table:table-cell office:string-value="Lugo" office:value-type="string" table:style-name="a63d52b">
            <text:p>Lugo</text:p>
          </table:table-cell>
          <table:table-cell office:string-value="---" office:value="503221.58" office:value-type="float" table:style-name="a7b694b">
            <text:p>503,221.58</text:p>
          </table:table-cell>
          <table:table-cell office:string-value="---" office:value="1663025.74" office:value-type="float" table:style-name="acf5bb7">
            <text:p>1,663,025.74</text:p>
          </table:table-cell>
          <table:table-cell office:string-value="---" office:value="174105.99" office:value-type="float" table:style-name="a3c70dd">
            <text:p>174,105.99</text:p>
          </table:table-cell>
          <table:table-cell office:string-value="---" office:value="66353.95" office:value-type="float" table:style-name="a88fc57">
            <text:p>66,353.95</text:p>
          </table:table-cell>
          <table:table-cell office:string-value="---" office:value="1843472.83" office:value-type="float" table:style-name="a4ba114">
            <text:p>1,843,472.83</text:p>
          </table:table-cell>
          <table:table-cell office:string-value="---" office:value="138500.48" office:value-type="float" table:style-name="a5385ad">
            <text:p>138,500.48</text:p>
          </table:table-cell>
          <table:table-cell office:string-value="---" office:value="3511.06" office:value-type="float" table:style-name="a1d82b8">
            <text:p>3,511.06</text:p>
          </table:table-cell>
          <table:table-cell office:string-value="---" office:value="30.25" office:value-type="float" table:style-name="aa7b3c2">
            <text:p>30.25</text:p>
          </table:table-cell>
          <table:table-cell office:string-value="---" office:value="4392221.88" office:value-type="float" table:style-name="a6ab13c">
            <text:p>4,392,221.88</text:p>
          </table:table-cell>
        </table:table-row>
        <table:table-row>
          <table:table-cell office:string-value="Ourense" office:value-type="string" table:style-name="a3fb0fc">
            <text:p>Ourense</text:p>
          </table:table-cell>
          <table:table-cell office:string-value="---" office:value="304295.27" office:value-type="float" table:style-name="a3ed172">
            <text:p>304,295.27</text:p>
          </table:table-cell>
          <table:table-cell office:string-value="---" office:value="18868.88" office:value-type="float" table:style-name="a56ba49">
            <text:p>18,868.88</text:p>
          </table:table-cell>
          <table:table-cell office:string-value="---" office:value="45778.2" office:value-type="float" table:style-name="a7e3acd">
            <text:p>45,778.20</text:p>
          </table:table-cell>
          <table:table-cell office:string-value="---" office:value="8678.53" office:value-type="float" table:style-name="ae4fb95">
            <text:p>8,678.53</text:p>
          </table:table-cell>
          <table:table-cell office:string-value="---" office:value="68280.23" office:value-type="float" table:style-name="a19cd03">
            <text:p>68,280.23</text:p>
          </table:table-cell>
          <table:table-cell office:string-value="---" office:value="52780.35" office:value-type="float" table:style-name="aa409bf">
            <text:p>52,780.35</text:p>
          </table:table-cell>
          <table:table-cell office:string-value="---" office:value="591.98" office:value-type="float" table:style-name="a484f88">
            <text:p>591.98</text:p>
          </table:table-cell>
          <table:table-cell office:string-value="---" office:value="339.16" office:value-type="float" table:style-name="a4e19f3">
            <text:p>339.16</text:p>
          </table:table-cell>
          <table:table-cell office:string-value="---" office:value="499612.6" office:value-type="float" table:style-name="a104095">
            <text:p>499,612.60</text:p>
          </table:table-cell>
        </table:table-row>
        <table:table-row>
          <table:table-cell office:string-value="Pontevedra" office:value-type="string" table:style-name="a0634db">
            <text:p>Pontevedra</text:p>
          </table:table-cell>
          <table:table-cell office:string-value="---" office:value="558876.46" office:value-type="float" table:style-name="a22c5af">
            <text:p>558,876.46</text:p>
          </table:table-cell>
          <table:table-cell office:string-value="---" office:value="70734.57" office:value-type="float" table:style-name="a795c10">
            <text:p>70,734.57</text:p>
          </table:table-cell>
          <table:table-cell office:string-value="---" office:value="1368.33" office:value-type="float" table:style-name="a227843">
            <text:p>1,368.33</text:p>
          </table:table-cell>
          <table:table-cell office:string-value="---" office:value="7150.5" office:value-type="float" table:style-name="a4a7aac">
            <text:p>7,150.50</text:p>
          </table:table-cell>
          <table:table-cell office:string-value="---" office:value="681766.49" office:value-type="float" table:style-name="a3f50d6">
            <text:p>681,766.49</text:p>
          </table:table-cell>
          <table:table-cell office:string-value="---" office:value="26167.3" office:value-type="float" table:style-name="af96ca8">
            <text:p>26,167.30</text:p>
          </table:table-cell>
          <table:table-cell office:string-value="---" office:value="8064.61" office:value-type="float" table:style-name="a835c47">
            <text:p>8,064.61</text:p>
          </table:table-cell>
          <table:table-cell office:string-value="---" office:value="59.75" office:value-type="float" table:style-name="acb3762">
            <text:p>59.75</text:p>
          </table:table-cell>
          <table:table-cell office:string-value="---" office:value="1354188.01" office:value-type="float" table:style-name="a007b64">
            <text:p>1,354,188.01</text:p>
          </table:table-cell>
        </table:table-row>
        <table:table-row>
          <table:table-cell office:string-value="TOTAL" office:value-type="string" table:style-name="a789d53">
            <text:p>TOTAL</text:p>
          </table:table-cell>
          <table:table-cell office:string-value="---" office:value="2172193.29" office:value-type="float" table:style-name="aee51f3">
            <text:p>2,172,193.29</text:p>
          </table:table-cell>
          <table:table-cell office:string-value="---" office:value="1981622.32" office:value-type="float" table:style-name="a9e5a85">
            <text:p>1,981,622.32</text:p>
          </table:table-cell>
          <table:table-cell office:string-value="---" office:value="222210.9" office:value-type="float" table:style-name="a5b461b">
            <text:p>222,210.90</text:p>
          </table:table-cell>
          <table:table-cell office:string-value="---" office:value="110511.85" office:value-type="float" table:style-name="ab67948">
            <text:p>110,511.85</text:p>
          </table:table-cell>
          <table:table-cell office:string-value="---" office:value="6229792.88" office:value-type="float" table:style-name="a05a0ad">
            <text:p>6,229,792.88</text:p>
          </table:table-cell>
          <table:table-cell office:string-value="---" office:value="281288.03" office:value-type="float" table:style-name="a66dbc6">
            <text:p>281,288.03</text:p>
          </table:table-cell>
          <table:table-cell office:string-value="---" office:value="18542.31" office:value-type="float" table:style-name="a6e9ed7">
            <text:p>18,542.31</text:p>
          </table:table-cell>
          <table:table-cell office:string-value="---" office:value="488.0" office:value-type="float" table:style-name="a12398c">
            <text:p>488.00</text:p>
          </table:table-cell>
          <table:table-cell office:string-value="---" office:value="1.101664958E7" office:value-type="float" table:style-name="add9540">
            <text:p>11,016,649.58</text:p>
          </table:table-cell>
        </table:table-row>
      </table:table>
      <table:table table:name="2 Por distrito" table:style-name="afacd53">
        <table:table-column table:style-name="ab8e08a"/>
        <table:table-column/>
        <table:table-column/>
        <table:table-column/>
        <table:table-column/>
        <table:table-column table:style-name="a2083c6"/>
        <table:table-column/>
        <table:table-column/>
        <table:table-column/>
        <table:table-column table:style-name="abac48d"/>
        <table:table-row>
          <table:table-cell office:string-value="Volumes (m&lt;sup&gt;3&lt;/sup&gt;) formacións específicas de aproveitamentos madeireiros en Galicia por distrito forestal" office:value-type="string" table:number-columns-spanned="10" table:number-rows-spanned="1" table:style-name="ae9583d">
            <text:p>Volumes (m&lt;sup&gt;3&lt;/sup&gt;) formacións específicas de aproveitamentos madeireiros en Galicia por distrito forestal</text:p>
          </table:table-cell>
          <table:covered-table-cell/>
          <table:covered-table-cell/>
          <table:covered-table-cell/>
          <table:covered-table-cell/>
          <table:covered-table-cell/>
          <table:covered-table-cell/>
          <table:covered-table-cell/>
          <table:covered-table-cell/>
          <table:covered-table-cell/>
        </table:table-row>
        <table:table-row>
          <table:table-cell/>
          <table:table-cell/>
          <table:table-cell/>
          <table:table-cell/>
          <table:table-cell/>
          <table:table-cell table:number-columns-repeated="4"/>
          <table:table-cell/>
        </table:table-row>
        <table:table-row>
          <table:table-cell/>
          <table:table-cell office:string-value="Pinus pinaster" office:value-type="string" table:style-name="aac8489">
            <text:p>Pinus pinaster</text:p>
          </table:table-cell>
          <table:table-cell office:string-value="Pinus radiata" office:value-type="string" table:style-name="a05e950">
            <text:p>Pinus radiata</text:p>
          </table:table-cell>
          <table:table-cell office:string-value="Pinus sylvestris" office:value-type="string" table:style-name="a9db48f">
            <text:p>Pinus sylvestris</text:p>
          </table:table-cell>
          <table:table-cell office:string-value="Outras / Mistura Coníferas" office:value-type="string" table:style-name="a07e4e3">
            <text:p>Outras / Mistura Coníferas</text:p>
          </table:table-cell>
          <table:table-cell office:string-value="Eucalyptus spp" office:value-type="string" table:style-name="ad6c09e">
            <text:p>Eucalyptus spp</text:p>
          </table:table-cell>
          <table:table-cell office:string-value="Frondosas caducifolias" office:value-type="string" table:style-name="a55b717">
            <text:p>Frondosas caducifolias</text:p>
          </table:table-cell>
          <table:table-cell office:string-value="Outras frondosas non caducifolias" office:value-type="string" table:style-name="a1ba5ca">
            <text:p>Outras frondosas non caducifolias</text:p>
          </table:table-cell>
          <table:table-cell office:string-value="Outras" office:value-type="string" table:style-name="a3122d0">
            <text:p>Outras</text:p>
          </table:table-cell>
          <table:table-cell office:string-value="TOTAL" office:value-type="string" table:style-name="a5b6755">
            <text:p>TOTAL</text:p>
          </table:table-cell>
        </table:table-row>
        <table:table-row>
          <table:table-cell office:string-value="I-Ferrol" office:value-type="string" table:style-name="a55b462">
            <text:p>I-Ferrol</text:p>
          </table:table-cell>
          <table:table-cell office:string-value="---" office:value="56772.29" office:value-type="float" table:style-name="a697dc1">
            <text:p>56,772.29</text:p>
          </table:table-cell>
          <table:table-cell office:string-value="---" office:value="52005.88" office:value-type="float" table:style-name="a65636a">
            <text:p>52,005.88</text:p>
          </table:table-cell>
          <table:table-cell office:string-value="---" office:value="486.54" office:value-type="float" table:style-name="ac408fb">
            <text:p>486.54</text:p>
          </table:table-cell>
          <table:table-cell office:string-value="---" office:value="5745.94" office:value-type="float" table:style-name="a3d8489">
            <text:p>5,745.94</text:p>
          </table:table-cell>
          <table:table-cell office:string-value="---" office:value="951859.94" office:value-type="float" table:style-name="a3db39f">
            <text:p>951,859.94</text:p>
          </table:table-cell>
          <table:table-cell office:string-value="---" office:value="9083.47" office:value-type="float" table:style-name="a0e715a">
            <text:p>9,083.47</text:p>
          </table:table-cell>
          <table:table-cell office:string-value="---" office:value="425.95" office:value-type="float" table:style-name="a6da6d7">
            <text:p>425.95</text:p>
          </table:table-cell>
          <table:table-cell office:string-value="---" office:value="21.35" office:value-type="float" table:style-name="ad713eb">
            <text:p>21.35</text:p>
          </table:table-cell>
          <table:table-cell office:string-value="---" office:value="1076401.36" office:value-type="float" table:style-name="afcee30">
            <text:p>1,076,401.36</text:p>
          </table:table-cell>
        </table:table-row>
        <table:table-row>
          <table:table-cell office:string-value="II-Bergantiños - Mariñas Coruñesas" office:value-type="string" table:style-name="a7344f0">
            <text:p>II-Bergantiños - Mariñas Coruñesas</text:p>
          </table:table-cell>
          <table:table-cell office:string-value="---" office:value="252528.36" office:value-type="float" table:style-name="a462c7d">
            <text:p>252,528.36</text:p>
          </table:table-cell>
          <table:table-cell office:string-value="---" office:value="53498.06" office:value-type="float" table:style-name="a831cc8">
            <text:p>53,498.06</text:p>
          </table:table-cell>
          <table:table-cell office:string-value="---" office:value="289.18" office:value-type="float" table:style-name="affbded">
            <text:p>289.18</text:p>
          </table:table-cell>
          <table:table-cell office:string-value="---" office:value="7625.19" office:value-type="float" table:style-name="a565fa9">
            <text:p>7,625.19</text:p>
          </table:table-cell>
          <table:table-cell office:string-value="---" office:value="981514.54" office:value-type="float" table:style-name="ad44706">
            <text:p>981,514.54</text:p>
          </table:table-cell>
          <table:table-cell office:string-value="---" office:value="19932.56" office:value-type="float" table:style-name="a36f2ab">
            <text:p>19,932.56</text:p>
          </table:table-cell>
          <table:table-cell office:string-value="---" office:value="1240.2" office:value-type="float" table:style-name="a2d09f0">
            <text:p>1,240.20</text:p>
          </table:table-cell>
          <table:table-cell office:string-value="---" office:value="11.77" office:value-type="float" table:style-name="ac104c3">
            <text:p>11.77</text:p>
          </table:table-cell>
          <table:table-cell office:string-value="---" office:value="1316639.86" office:value-type="float" table:style-name="a58da66">
            <text:p>1,316,639.86</text:p>
          </table:table-cell>
        </table:table-row>
        <table:table-row>
          <table:table-cell office:string-value="III-Santiago - Meseta Interior" office:value-type="string" table:style-name="aaac262">
            <text:p>III-Santiago - Meseta Interior</text:p>
          </table:table-cell>
          <table:table-cell office:string-value="---" office:value="180904.69" office:value-type="float" table:style-name="aae34fa">
            <text:p>180,904.69</text:p>
          </table:table-cell>
          <table:table-cell office:string-value="---" office:value="75662.97" office:value-type="float" table:style-name="af6fa84">
            <text:p>75,662.97</text:p>
          </table:table-cell>
          <table:table-cell office:string-value="---" office:value="101.65" office:value-type="float" table:style-name="ab65656">
            <text:p>101.65</text:p>
          </table:table-cell>
          <table:table-cell office:string-value="---" office:value="13522.5" office:value-type="float" table:style-name="aa7d8b8">
            <text:p>13,522.50</text:p>
          </table:table-cell>
          <table:table-cell office:string-value="---" office:value="1137088.93" office:value-type="float" table:style-name="a5a6566">
            <text:p>1,137,088.93</text:p>
          </table:table-cell>
          <table:table-cell office:string-value="---" office:value="25243.15" office:value-type="float" table:style-name="a4bffdf">
            <text:p>25,243.15</text:p>
          </table:table-cell>
          <table:table-cell office:string-value="---" office:value="1083.06" office:value-type="float" table:style-name="af2c70f">
            <text:p>1,083.06</text:p>
          </table:table-cell>
          <table:table-cell office:string-value="---" office:value="8.35" office:value-type="float" table:style-name="adade3d">
            <text:p>8.35</text:p>
          </table:table-cell>
          <table:table-cell office:string-value="---" office:value="1433615.3" office:value-type="float" table:style-name="a284150">
            <text:p>1,433,615.30</text:p>
          </table:table-cell>
        </table:table-row>
        <table:table-row>
          <table:table-cell office:string-value="IV-Barbanza" office:value-type="string" table:style-name="a0e6c24">
            <text:p>IV-Barbanza</text:p>
          </table:table-cell>
          <table:table-cell office:string-value="---" office:value="150099.77" office:value-type="float" table:style-name="a75232f">
            <text:p>150,099.77</text:p>
          </table:table-cell>
          <table:table-cell office:string-value="---" office:value="24483.39" office:value-type="float" table:style-name="ab139bc">
            <text:p>24,483.39</text:p>
          </table:table-cell>
          <table:table-cell office:string-value="---" office:value="76.3" office:value-type="float" table:style-name="ab681f4">
            <text:p>76.30</text:p>
          </table:table-cell>
          <table:table-cell office:string-value="---" office:value="908.43" office:value-type="float" table:style-name="a25b954">
            <text:p>908.43</text:p>
          </table:table-cell>
          <table:table-cell office:string-value="---" office:value="232903.91" office:value-type="float" table:style-name="af2cd34">
            <text:p>232,903.91</text:p>
          </table:table-cell>
          <table:table-cell office:string-value="---" office:value="5158.99" office:value-type="float" table:style-name="a16ec11">
            <text:p>5,158.99</text:p>
          </table:table-cell>
          <table:table-cell office:string-value="---" office:value="1228.92" office:value-type="float" table:style-name="a641e8f">
            <text:p>1,228.92</text:p>
          </table:table-cell>
          <table:table-cell office:string-value="---" office:value="13.31" office:value-type="float" table:style-name="a335666">
            <text:p>13.31</text:p>
          </table:table-cell>
          <table:table-cell office:string-value="---" office:value="414873.02" office:value-type="float" table:style-name="a3f2107">
            <text:p>414,873.02</text:p>
          </table:table-cell>
        </table:table-row>
        <table:table-row>
          <table:table-cell office:string-value="V-Fisterra" office:value-type="string" table:style-name="a49dfb9">
            <text:p>V-Fisterra</text:p>
          </table:table-cell>
          <table:table-cell office:string-value="---" office:value="165494.87" office:value-type="float" table:style-name="a403455">
            <text:p>165,494.87</text:p>
          </table:table-cell>
          <table:table-cell office:string-value="---" office:value="23342.83" office:value-type="float" table:style-name="a72d31e">
            <text:p>23,342.83</text:p>
          </table:table-cell>
          <table:table-cell office:string-value="---" office:value="4.71" office:value-type="float" table:style-name="a0711df">
            <text:p>4.71</text:p>
          </table:table-cell>
          <table:table-cell office:string-value="---" office:value="526.81" office:value-type="float" table:style-name="aca4d00">
            <text:p>526.81</text:p>
          </table:table-cell>
          <table:table-cell office:string-value="---" office:value="332906.01" office:value-type="float" table:style-name="a56bcce">
            <text:p>332,906.01</text:p>
          </table:table-cell>
          <table:table-cell office:string-value="---" office:value="4421.73" office:value-type="float" table:style-name="a99037f">
            <text:p>4,421.73</text:p>
          </table:table-cell>
          <table:table-cell office:string-value="---" office:value="2396.53" office:value-type="float" table:style-name="a648f96">
            <text:p>2,396.53</text:p>
          </table:table-cell>
          <table:table-cell office:string-value="---" office:value="4.06" office:value-type="float" table:style-name="a3c7085">
            <text:p>4.06</text:p>
          </table:table-cell>
          <table:table-cell office:string-value="---" office:value="529097.55" office:value-type="float" table:style-name="ad17bb1">
            <text:p>529,097.55</text:p>
          </table:table-cell>
        </table:table-row>
        <table:table-row>
          <table:table-cell office:string-value="VI-A Mariña Lucense" office:value-type="string" table:style-name="abf2e12">
            <text:p>VI-A Mariña Lucense</text:p>
          </table:table-cell>
          <table:table-cell office:string-value="---" office:value="71255.81" office:value-type="float" table:style-name="a35f383">
            <text:p>71,255.81</text:p>
          </table:table-cell>
          <table:table-cell office:string-value="---" office:value="156245.87" office:value-type="float" table:style-name="a34ebea">
            <text:p>156,245.87</text:p>
          </table:table-cell>
          <table:table-cell office:string-value="---" office:value="24928.22" office:value-type="float" table:style-name="a9bb1c7">
            <text:p>24,928.22</text:p>
          </table:table-cell>
          <table:table-cell office:string-value="---" office:value="1063.53" office:value-type="float" table:style-name="a1840d7">
            <text:p>1,063.53</text:p>
          </table:table-cell>
          <table:table-cell office:string-value="---" office:value="999928.68" office:value-type="float" table:style-name="a1112d5">
            <text:p>999,928.68</text:p>
          </table:table-cell>
          <table:table-cell office:string-value="---" office:value="6727.32" office:value-type="float" table:style-name="a48d533">
            <text:p>6,727.32</text:p>
          </table:table-cell>
          <table:table-cell office:string-value="---" office:value="2089.01" office:value-type="float" table:style-name="ae253a6">
            <text:p>2,089.01</text:p>
          </table:table-cell>
          <table:table-cell office:string-value="---" office:value="9.35" office:value-type="float" table:style-name="a5e6579">
            <text:p>9.35</text:p>
          </table:table-cell>
          <table:table-cell office:string-value="---" office:value="1262247.79" office:value-type="float" table:style-name="a1aebb3">
            <text:p>1,262,247.79</text:p>
          </table:table-cell>
        </table:table-row>
        <table:table-row>
          <table:table-cell office:string-value="VIIFonsagrada - Os Ancares" office:value-type="string" table:style-name="a9e0683">
            <text:p>VIIFonsagrada - Os Ancares</text:p>
          </table:table-cell>
          <table:table-cell office:string-value="---" office:value="13904.52" office:value-type="float" table:style-name="a535524">
            <text:p>13,904.52</text:p>
          </table:table-cell>
          <table:table-cell office:string-value="---" office:value="244349.09" office:value-type="float" table:style-name="a9005a8">
            <text:p>244,349.09</text:p>
          </table:table-cell>
          <table:table-cell office:string-value="---" office:value="66911.37" office:value-type="float" table:style-name="ad21ea7">
            <text:p>66,911.37</text:p>
          </table:table-cell>
          <table:table-cell office:string-value="---" office:value="6248.25" office:value-type="float" table:style-name="afd4176">
            <text:p>6,248.25</text:p>
          </table:table-cell>
          <table:table-cell office:string-value="---" office:value="76656.38" office:value-type="float" table:style-name="ad4436e">
            <text:p>76,656.38</text:p>
          </table:table-cell>
          <table:table-cell office:string-value="---" office:value="12274.12" office:value-type="float" table:style-name="a07e130">
            <text:p>12,274.12</text:p>
          </table:table-cell>
          <table:table-cell office:string-value="---" office:value="1.3" office:value-type="float" table:style-name="acb3b35">
            <text:p>1.30</text:p>
          </table:table-cell>
          <table:table-cell office:string-value="---" office:value="4.36" office:value-type="float" table:style-name="a0f99be">
            <text:p>4.36</text:p>
          </table:table-cell>
          <table:table-cell office:string-value="---" office:value="420349.39" office:value-type="float" table:style-name="a5835f6">
            <text:p>420,349.39</text:p>
          </table:table-cell>
        </table:table-row>
        <table:table-row>
          <table:table-cell office:string-value="VIII-Terra de Lemos" office:value-type="string" table:style-name="a4ff944">
            <text:p>VIII-Terra de Lemos</text:p>
          </table:table-cell>
          <table:table-cell office:string-value="---" office:value="276144.28" office:value-type="float" table:style-name="aabe580">
            <text:p>276,144.28</text:p>
          </table:table-cell>
          <table:table-cell office:string-value="---" office:value="256232.17" office:value-type="float" table:style-name="ac5edfb">
            <text:p>256,232.17</text:p>
          </table:table-cell>
          <table:table-cell office:string-value="---" office:value="74688.56" office:value-type="float" table:style-name="a0eca48">
            <text:p>74,688.56</text:p>
          </table:table-cell>
          <table:table-cell office:string-value="---" office:value="46702.23" office:value-type="float" table:style-name="a0321ec">
            <text:p>46,702.23</text:p>
          </table:table-cell>
          <table:table-cell office:string-value="---" office:value="16831.4" office:value-type="float" table:style-name="a07a166">
            <text:p>16,831.40</text:p>
          </table:table-cell>
          <table:table-cell office:string-value="---" office:value="20481.28" office:value-type="float" table:style-name="ac123d7">
            <text:p>20,481.28</text:p>
          </table:table-cell>
          <table:table-cell office:string-value="---" office:value="1218.42" office:value-type="float" table:style-name="a298e89">
            <text:p>1,218.42</text:p>
          </table:table-cell>
          <table:table-cell office:string-value="---" office:value="1.5" office:value-type="float" table:style-name="a0a0c36">
            <text:p>1.50</text:p>
          </table:table-cell>
          <table:table-cell office:string-value="---" office:value="692299.84" office:value-type="float" table:style-name="a04962e">
            <text:p>692,299.84</text:p>
          </table:table-cell>
        </table:table-row>
        <table:table-row>
          <table:table-cell office:string-value="IX-Lugo - Sarria" office:value-type="string" table:style-name="a63c939">
            <text:p>IX-Lugo - Sarria</text:p>
          </table:table-cell>
          <table:table-cell office:string-value="---" office:value="85197.85" office:value-type="float" table:style-name="a8cff9d">
            <text:p>85,197.85</text:p>
          </table:table-cell>
          <table:table-cell office:string-value="---" office:value="623446.44" office:value-type="float" table:style-name="a1a37eb">
            <text:p>623,446.44</text:p>
          </table:table-cell>
          <table:table-cell office:string-value="---" office:value="4021.04" office:value-type="float" table:style-name="a5ebf64">
            <text:p>4,021.04</text:p>
          </table:table-cell>
          <table:table-cell office:string-value="---" office:value="4940.46" office:value-type="float" table:style-name="a45ebce">
            <text:p>4,940.46</text:p>
          </table:table-cell>
          <table:table-cell office:string-value="---" office:value="338165.64" office:value-type="float" table:style-name="a56360b">
            <text:p>338,165.64</text:p>
          </table:table-cell>
          <table:table-cell office:string-value="---" office:value="65091.5" office:value-type="float" table:style-name="a4b2e15">
            <text:p>65,091.50</text:p>
          </table:table-cell>
          <table:table-cell office:string-value="---" office:value="5.9" office:value-type="float" table:style-name="a067d49">
            <text:p>5.90</text:p>
          </table:table-cell>
          <table:table-cell office:string-value="---" office:value="12.8" office:value-type="float" table:style-name="ad35500">
            <text:p>12.80</text:p>
          </table:table-cell>
          <table:table-cell office:string-value="---" office:value="1120881.63" office:value-type="float" table:style-name="a7ae782">
            <text:p>1,120,881.63</text:p>
          </table:table-cell>
        </table:table-row>
        <table:table-row>
          <table:table-cell office:string-value="X-Terra Cha" office:value-type="string" table:style-name="ad6858f">
            <text:p>X-Terra Cha</text:p>
          </table:table-cell>
          <table:table-cell office:string-value="---" office:value="56719.12" office:value-type="float" table:style-name="aa5f899">
            <text:p>56,719.12</text:p>
          </table:table-cell>
          <table:table-cell office:string-value="---" office:value="382752.17" office:value-type="float" table:style-name="ac78511">
            <text:p>382,752.17</text:p>
          </table:table-cell>
          <table:table-cell office:string-value="---" office:value="3556.8" office:value-type="float" table:style-name="ac2da32">
            <text:p>3,556.80</text:p>
          </table:table-cell>
          <table:table-cell office:string-value="---" office:value="7399.48" office:value-type="float" table:style-name="ab958c9">
            <text:p>7,399.48</text:p>
          </table:table-cell>
          <table:table-cell office:string-value="---" office:value="411890.73" office:value-type="float" table:style-name="ad85fa5">
            <text:p>411,890.73</text:p>
          </table:table-cell>
          <table:table-cell office:string-value="---" office:value="33926.26" office:value-type="float" table:style-name="a5630ba">
            <text:p>33,926.26</text:p>
          </table:table-cell>
          <table:table-cell office:string-value="---" office:value="196.43" office:value-type="float" table:style-name="ab2d51b">
            <text:p>196.43</text:p>
          </table:table-cell>
          <table:table-cell office:string-value="---" office:value="2.24" office:value-type="float" table:style-name="a028dc0">
            <text:p>2.24</text:p>
          </table:table-cell>
          <table:table-cell office:string-value="---" office:value="896443.23" office:value-type="float" table:style-name="a5c9f1e">
            <text:p>896,443.23</text:p>
          </table:table-cell>
        </table:table-row>
        <table:table-row>
          <table:table-cell office:string-value="XI-O Ribeiro - Arenteiro" office:value-type="string" table:style-name="a3ce30a">
            <text:p>XI-O Ribeiro - Arenteiro</text:p>
          </table:table-cell>
          <table:table-cell office:string-value="---" office:value="93855.15" office:value-type="float" table:style-name="a2cfeb1">
            <text:p>93,855.15</text:p>
          </table:table-cell>
          <table:table-cell office:string-value="---" office:value="2352.63" office:value-type="float" table:style-name="a605ac7">
            <text:p>2,352.63</text:p>
          </table:table-cell>
          <table:table-cell office:string-value="---" office:value="717.31" office:value-type="float" table:style-name="a49865f">
            <text:p>717.31</text:p>
          </table:table-cell>
          <table:table-cell office:string-value="---" office:value="5132.23" office:value-type="float" table:style-name="ac1dfd6">
            <text:p>5,132.23</text:p>
          </table:table-cell>
          <table:table-cell office:string-value="---" office:value="49802.93" office:value-type="float" table:style-name="a3169f4">
            <text:p>49,802.93</text:p>
          </table:table-cell>
          <table:table-cell office:string-value="---" office:value="6590.44" office:value-type="float" table:style-name="a0c5417">
            <text:p>6,590.44</text:p>
          </table:table-cell>
          <table:table-cell office:string-value="---" office:value="92.89" office:value-type="float" table:style-name="a2825bd">
            <text:p>92.89</text:p>
          </table:table-cell>
          <table:table-cell office:string-value="---" office:value-type="string" table:style-name="a7bcb58">
            <text:p>---</text:p>
          </table:table-cell>
          <table:table-cell office:string-value="---" office:value="158543.58" office:value-type="float" table:style-name="a55026e">
            <text:p>158,543.58</text:p>
          </table:table-cell>
        </table:table-row>
        <table:table-row>
          <table:table-cell office:string-value="XII-Miño - Arnoia" office:value-type="string" table:style-name="aa93630">
            <text:p>XII-Miño - Arnoia</text:p>
          </table:table-cell>
          <table:table-cell office:string-value="---" office:value="98929.58" office:value-type="float" table:style-name="a9fa727">
            <text:p>98,929.58</text:p>
          </table:table-cell>
          <table:table-cell office:string-value="---" office:value="5215.2" office:value-type="float" table:style-name="a6968d4">
            <text:p>5,215.20</text:p>
          </table:table-cell>
          <table:table-cell office:string-value="---" office:value="888.12" office:value-type="float" table:style-name="aed5799">
            <text:p>888.12</text:p>
          </table:table-cell>
          <table:table-cell office:string-value="---" office:value="1094.9" office:value-type="float" table:style-name="a678bd7">
            <text:p>1,094.90</text:p>
          </table:table-cell>
          <table:table-cell office:string-value="---" office:value="4157.59" office:value-type="float" table:style-name="a451449">
            <text:p>4,157.59</text:p>
          </table:table-cell>
          <table:table-cell office:string-value="---" office:value="15707.49" office:value-type="float" table:style-name="a42d626">
            <text:p>15,707.49</text:p>
          </table:table-cell>
          <table:table-cell office:string-value="---" office:value="34.18" office:value-type="float" table:style-name="a5f8910">
            <text:p>34.18</text:p>
          </table:table-cell>
          <table:table-cell office:string-value="---" office:value="6.74" office:value-type="float" table:style-name="a713cd7">
            <text:p>6.74</text:p>
          </table:table-cell>
          <table:table-cell office:string-value="---" office:value="126033.8" office:value-type="float" table:style-name="a981701">
            <text:p>126,033.80</text:p>
          </table:table-cell>
        </table:table-row>
        <table:table-row>
          <table:table-cell office:string-value="XIII-Valdeorras - Trives" office:value-type="string" table:style-name="aa19bad">
            <text:p>XIII-Valdeorras - Trives</text:p>
          </table:table-cell>
          <table:table-cell office:string-value="---" office:value="18886.12" office:value-type="float" table:style-name="a281654">
            <text:p>18,886.12</text:p>
          </table:table-cell>
          <table:table-cell office:string-value="---" office:value="557.4" office:value-type="float" table:style-name="abc2da1">
            <text:p>557.40</text:p>
          </table:table-cell>
          <table:table-cell office:string-value="---" office:value="14506.28" office:value-type="float" table:style-name="ad84360">
            <text:p>14,506.28</text:p>
          </table:table-cell>
          <table:table-cell office:string-value="---" office:value="1231.02" office:value-type="float" table:style-name="a6be32a">
            <text:p>1,231.02</text:p>
          </table:table-cell>
          <table:table-cell office:string-value="---" office:value="38.1" office:value-type="float" table:style-name="acabfc0">
            <text:p>38.10</text:p>
          </table:table-cell>
          <table:table-cell office:string-value="---" office:value="11765.13" office:value-type="float" table:style-name="ae7daf5">
            <text:p>11,765.13</text:p>
          </table:table-cell>
          <table:table-cell office:string-value="---" office:value="318.25" office:value-type="float" table:style-name="a3d35ea">
            <text:p>318.25</text:p>
          </table:table-cell>
          <table:table-cell office:string-value="---" office:value="5.3" office:value-type="float" table:style-name="a292796">
            <text:p>5.30</text:p>
          </table:table-cell>
          <table:table-cell office:string-value="---" office:value="47307.6" office:value-type="float" table:style-name="a35b7a8">
            <text:p>47,307.60</text:p>
          </table:table-cell>
        </table:table-row>
        <table:table-row>
          <table:table-cell office:string-value="XIV-Verín - Viana" office:value-type="string" table:style-name="a4a634e">
            <text:p>XIV-Verín - Viana</text:p>
          </table:table-cell>
          <table:table-cell office:string-value="---" office:value="63908.73" office:value-type="float" table:style-name="abaebb2">
            <text:p>63,908.73</text:p>
          </table:table-cell>
          <table:table-cell office:string-value="---" office:value="4514.82" office:value-type="float" table:style-name="ae26f45">
            <text:p>4,514.82</text:p>
          </table:table-cell>
          <table:table-cell office:string-value="---" office:value="14637.7" office:value-type="float" table:style-name="ad0f818">
            <text:p>14,637.70</text:p>
          </table:table-cell>
          <table:table-cell office:string-value="---" office:value="483.23" office:value-type="float" table:style-name="ab6c40f">
            <text:p>483.23</text:p>
          </table:table-cell>
          <table:table-cell office:string-value="---" office:value="3928.96" office:value-type="float" table:style-name="a5b205f">
            <text:p>3,928.96</text:p>
          </table:table-cell>
          <table:table-cell office:string-value="---" office:value="9809.62" office:value-type="float" table:style-name="a3efc22">
            <text:p>9,809.62</text:p>
          </table:table-cell>
          <table:table-cell office:string-value="---" office:value="18.66" office:value-type="float" table:style-name="ad683bc">
            <text:p>18.66</text:p>
          </table:table-cell>
          <table:table-cell office:string-value="---" office:value="324.62" office:value-type="float" table:style-name="a831318">
            <text:p>324.62</text:p>
          </table:table-cell>
          <table:table-cell office:string-value="---" office:value="97626.34" office:value-type="float" table:style-name="ab40cab">
            <text:p>97,626.34</text:p>
          </table:table-cell>
        </table:table-row>
        <table:table-row>
          <table:table-cell office:string-value="XV-A limia" office:value-type="string" table:style-name="ab10201">
            <text:p>XV-A limia</text:p>
          </table:table-cell>
          <table:table-cell office:string-value="---" office:value="28715.69" office:value-type="float" table:style-name="a08482f">
            <text:p>28,715.69</text:p>
          </table:table-cell>
          <table:table-cell office:string-value="---" office:value="6228.83" office:value-type="float" table:style-name="a486ef1">
            <text:p>6,228.83</text:p>
          </table:table-cell>
          <table:table-cell office:string-value="---" office:value="15028.79" office:value-type="float" table:style-name="a1e2263">
            <text:p>15,028.79</text:p>
          </table:table-cell>
          <table:table-cell office:string-value="---" office:value="737.15" office:value-type="float" table:style-name="a1cda5d">
            <text:p>737.15</text:p>
          </table:table-cell>
          <table:table-cell office:string-value="---" office:value="10352.65" office:value-type="float" table:style-name="a8ddd4f">
            <text:p>10,352.65</text:p>
          </table:table-cell>
          <table:table-cell office:string-value="---" office:value="8907.67" office:value-type="float" table:style-name="a284b6c">
            <text:p>8,907.67</text:p>
          </table:table-cell>
          <table:table-cell office:string-value="---" office:value="128.0" office:value-type="float" table:style-name="a93e70f">
            <text:p>128.00</text:p>
          </table:table-cell>
          <table:table-cell office:string-value="---" office:value="2.5" office:value-type="float" table:style-name="a339891">
            <text:p>2.50</text:p>
          </table:table-cell>
          <table:table-cell office:string-value="---" office:value="70101.28" office:value-type="float" table:style-name="ad3eb48">
            <text:p>70,101.28</text:p>
          </table:table-cell>
        </table:table-row>
        <table:table-row>
          <table:table-cell office:string-value="XVI-Deza - Tabeirós" office:value-type="string" table:style-name="ad67d9f">
            <text:p>XVI-Deza - Tabeirós</text:p>
          </table:table-cell>
          <table:table-cell office:string-value="---" office:value="224963.85" office:value-type="float" table:style-name="a56d709">
            <text:p>224,963.85</text:p>
          </table:table-cell>
          <table:table-cell office:string-value="---" office:value="35980.0" office:value-type="float" table:style-name="a4b72eb">
            <text:p>35,980.00</text:p>
          </table:table-cell>
          <table:table-cell office:string-value="---" office:value="68.2" office:value-type="float" table:style-name="a4cf9cd">
            <text:p>68.20</text:p>
          </table:table-cell>
          <table:table-cell office:string-value="---" office:value="3520.59" office:value-type="float" table:style-name="a4d39a1">
            <text:p>3,520.59</text:p>
          </table:table-cell>
          <table:table-cell office:string-value="---" office:value="111437.98" office:value-type="float" table:style-name="a153e6c">
            <text:p>111,437.98</text:p>
          </table:table-cell>
          <table:table-cell office:string-value="---" office:value="16961.43" office:value-type="float" table:style-name="a8146d5">
            <text:p>16,961.43</text:p>
          </table:table-cell>
          <table:table-cell office:string-value="---" office:value="104.61" office:value-type="float" table:style-name="a497e88">
            <text:p>104.61</text:p>
          </table:table-cell>
          <table:table-cell office:string-value="---" office:value-type="string" table:style-name="a87ac5d">
            <text:p>---</text:p>
          </table:table-cell>
          <table:table-cell office:string-value="---" office:value="393036.66" office:value-type="float" table:style-name="a7b4261">
            <text:p>393,036.66</text:p>
          </table:table-cell>
        </table:table-row>
        <table:table-row>
          <table:table-cell office:string-value="XVII-O Condado - A Paradanta" office:value-type="string" table:style-name="aa9444c">
            <text:p>XVII-O Condado - A Paradanta</text:p>
          </table:table-cell>
          <table:table-cell office:string-value="---" office:value="65385.95" office:value-type="float" table:style-name="a24fdea">
            <text:p>65,385.95</text:p>
          </table:table-cell>
          <table:table-cell office:string-value="---" office:value="2611.89" office:value-type="float" table:style-name="a0e249d">
            <text:p>2,611.89</text:p>
          </table:table-cell>
          <table:table-cell office:string-value="---" office:value="84.63" office:value-type="float" table:style-name="ad1e957">
            <text:p>84.63</text:p>
          </table:table-cell>
          <table:table-cell office:string-value="---" office:value="1624.51" office:value-type="float" table:style-name="a659170">
            <text:p>1,624.51</text:p>
          </table:table-cell>
          <table:table-cell office:string-value="---" office:value="86575.31" office:value-type="float" table:style-name="a93143e">
            <text:p>86,575.31</text:p>
          </table:table-cell>
          <table:table-cell office:string-value="---" office:value="1293.75" office:value-type="float" table:style-name="aee04f4">
            <text:p>1,293.75</text:p>
          </table:table-cell>
          <table:table-cell office:string-value="---" office:value="635.31" office:value-type="float" table:style-name="a3fbece">
            <text:p>635.31</text:p>
          </table:table-cell>
          <table:table-cell office:string-value="---" office:value="20.0" office:value-type="float" table:style-name="af9b18a">
            <text:p>20.00</text:p>
          </table:table-cell>
          <table:table-cell office:string-value="---" office:value="158231.35" office:value-type="float" table:style-name="a0fec37">
            <text:p>158,231.35</text:p>
          </table:table-cell>
        </table:table-row>
        <table:table-row>
          <table:table-cell office:string-value="XVIII-Vigo - Baixo Miño" office:value-type="string" table:style-name="ac613f1">
            <text:p>XVIII-Vigo - Baixo Miño</text:p>
          </table:table-cell>
          <table:table-cell office:string-value="---" office:value="126829.67" office:value-type="float" table:style-name="ae36389">
            <text:p>126,829.67</text:p>
          </table:table-cell>
          <table:table-cell office:string-value="---" office:value="15876.43" office:value-type="float" table:style-name="a793f0e">
            <text:p>15,876.43</text:p>
          </table:table-cell>
          <table:table-cell office:string-value="---" office:value="628.4" office:value-type="float" table:style-name="ae99872">
            <text:p>628.40</text:p>
          </table:table-cell>
          <table:table-cell office:string-value="---" office:value="647.07" office:value-type="float" table:style-name="a09afa8">
            <text:p>647.07</text:p>
          </table:table-cell>
          <table:table-cell office:string-value="---" office:value="143476.35" office:value-type="float" table:style-name="acb508b">
            <text:p>143,476.35</text:p>
          </table:table-cell>
          <table:table-cell office:string-value="---" office:value="3030.4" office:value-type="float" table:style-name="a2350ed">
            <text:p>3,030.40</text:p>
          </table:table-cell>
          <table:table-cell office:string-value="---" office:value="2034.74" office:value-type="float" table:style-name="a71616a">
            <text:p>2,034.74</text:p>
          </table:table-cell>
          <table:table-cell office:string-value="---" office:value="20.05" office:value-type="float" table:style-name="aae3f11">
            <text:p>20.05</text:p>
          </table:table-cell>
          <table:table-cell office:string-value="---" office:value="292543.11" office:value-type="float" table:style-name="aca93db">
            <text:p>292,543.11</text:p>
          </table:table-cell>
        </table:table-row>
        <table:table-row>
          <table:table-cell office:string-value="XIX-Caldas - O Salnés" office:value-type="string" table:style-name="a92a3fe">
            <text:p>XIX-Caldas - O Salnés</text:p>
          </table:table-cell>
          <table:table-cell office:string-value="---" office:value="141696.99" office:value-type="float" table:style-name="a550f8c">
            <text:p>141,696.99</text:p>
          </table:table-cell>
          <table:table-cell office:string-value="---" office:value="16266.25" office:value-type="float" table:style-name="a00de24">
            <text:p>16,266.25</text:p>
          </table:table-cell>
          <table:table-cell office:string-value="---" office:value="587.1" office:value-type="float" table:style-name="a2c7267">
            <text:p>587.10</text:p>
          </table:table-cell>
          <table:table-cell office:string-value="---" office:value="1358.33" office:value-type="float" table:style-name="a7c0887">
            <text:p>1,358.33</text:p>
          </table:table-cell>
          <table:table-cell office:string-value="---" office:value="340276.85" office:value-type="float" table:style-name="a57f953">
            <text:p>340,276.85</text:p>
          </table:table-cell>
          <table:table-cell office:string-value="---" office:value="4881.72" office:value-type="float" table:style-name="a32b646">
            <text:p>4,881.72</text:p>
          </table:table-cell>
          <table:table-cell office:string-value="---" office:value="5289.95" office:value-type="float" table:style-name="a15dcf3">
            <text:p>5,289.95</text:p>
          </table:table-cell>
          <table:table-cell office:string-value="---" office:value="19.7" office:value-type="float" table:style-name="a551faf">
            <text:p>19.70</text:p>
          </table:table-cell>
          <table:table-cell office:string-value="---" office:value="510376.89" office:value-type="float" table:style-name="a0d019e">
            <text:p>510,376.89</text:p>
          </table:table-cell>
        </table:table-row>
        <table:table-row>
          <table:table-cell office:string-value="TOTAL" office:value-type="string" table:style-name="a3ceba1">
            <text:p>TOTAL</text:p>
          </table:table-cell>
          <table:table-cell office:string-value="---" office:value="2172193.29" office:value-type="float" table:style-name="a01232e">
            <text:p>2,172,193.29</text:p>
          </table:table-cell>
          <table:table-cell office:string-value="---" office:value="1981622.32" office:value-type="float" table:style-name="a34b745">
            <text:p>1,981,622.32</text:p>
          </table:table-cell>
          <table:table-cell office:string-value="---" office:value="222210.9" office:value-type="float" table:style-name="a5a4b2a">
            <text:p>222,210.90</text:p>
          </table:table-cell>
          <table:table-cell office:string-value="---" office:value="110511.85" office:value-type="float" table:style-name="a223310">
            <text:p>110,511.85</text:p>
          </table:table-cell>
          <table:table-cell office:string-value="---" office:value="6229792.88" office:value-type="float" table:style-name="aee193e">
            <text:p>6,229,792.88</text:p>
          </table:table-cell>
          <table:table-cell office:string-value="---" office:value="281288.03" office:value-type="float" table:style-name="aae251b">
            <text:p>281,288.03</text:p>
          </table:table-cell>
          <table:table-cell office:string-value="---" office:value="18542.31" office:value-type="float" table:style-name="acfd1f1">
            <text:p>18,542.31</text:p>
          </table:table-cell>
          <table:table-cell office:string-value="---" office:value="488.0" office:value-type="float" table:style-name="a066394">
            <text:p>488.00</text:p>
          </table:table-cell>
          <table:table-cell office:string-value="---" office:value="1.101664958E7" office:value-type="float" table:style-name="aee26cd">
            <text:p>11,016,649.58</text:p>
          </table:table-cell>
        </table:table-row>
      </table:table>
      <table:table table:name="3 Por concello" table:style-name="a5ac8d5">
        <table:table-column table:style-name="a76de01"/>
        <table:table-column/>
        <table:table-column/>
        <table:table-column/>
        <table:table-column/>
        <table:table-column table:style-name="a7b35b7"/>
        <table:table-column/>
        <table:table-column/>
        <table:table-column/>
        <table:table-column table:style-name="ae86153"/>
        <table:table-row>
          <table:table-cell office:string-value="Volumes (m&lt;sup&gt;3&lt;/sup&gt;) formacións específicas de aproveitamentos madeireiros en Galicia por concello" office:value-type="string" table:number-columns-spanned="10" table:number-rows-spanned="1" table:style-name="ac3ca8e">
            <text:p>Volumes (m&lt;sup&gt;3&lt;/sup&gt;) formacións específicas de aproveitamentos madeireiros en Galicia por concello</text:p>
          </table:table-cell>
          <table:covered-table-cell/>
          <table:covered-table-cell/>
          <table:covered-table-cell/>
          <table:covered-table-cell/>
          <table:covered-table-cell/>
          <table:covered-table-cell/>
          <table:covered-table-cell/>
          <table:covered-table-cell/>
          <table:covered-table-cell/>
        </table:table-row>
        <table:table-row>
          <table:table-cell/>
          <table:table-cell/>
          <table:table-cell/>
          <table:table-cell/>
          <table:table-cell/>
          <table:table-cell table:number-columns-repeated="4"/>
          <table:table-cell/>
        </table:table-row>
        <table:table-row>
          <table:table-cell/>
          <table:table-cell office:string-value="Pinus pinaster" office:value-type="string" table:style-name="ab9d1f2">
            <text:p>Pinus pinaster</text:p>
          </table:table-cell>
          <table:table-cell office:string-value="Pinus radiata" office:value-type="string" table:style-name="aa30750">
            <text:p>Pinus radiata</text:p>
          </table:table-cell>
          <table:table-cell office:string-value="Pinus sylvestris" office:value-type="string" table:style-name="af4fca1">
            <text:p>Pinus sylvestris</text:p>
          </table:table-cell>
          <table:table-cell office:string-value="Outras / Mistura Coníferas" office:value-type="string" table:style-name="aac4c97">
            <text:p>Outras / Mistura Coníferas</text:p>
          </table:table-cell>
          <table:table-cell office:string-value="Eucalyptus spp" office:value-type="string" table:style-name="ae952a4">
            <text:p>Eucalyptus spp</text:p>
          </table:table-cell>
          <table:table-cell office:string-value="Frondosas caducifolias" office:value-type="string" table:style-name="a8bd4b9">
            <text:p>Frondosas caducifolias</text:p>
          </table:table-cell>
          <table:table-cell office:string-value="Outras frondosas non caducifolias" office:value-type="string" table:style-name="a26671d">
            <text:p>Outras frondosas non caducifolias</text:p>
          </table:table-cell>
          <table:table-cell office:string-value="Outras" office:value-type="string" table:style-name="a98ae1d">
            <text:p>Outras</text:p>
          </table:table-cell>
          <table:table-cell office:string-value="TOTAL" office:value-type="string" table:style-name="a8ad407">
            <text:p>TOTAL</text:p>
          </table:table-cell>
        </table:table-row>
        <table:table-row>
          <table:table-cell office:string-value="Abegondo" office:value-type="string" table:style-name="afdebab">
            <text:p>Abegondo</text:p>
          </table:table-cell>
          <table:table-cell office:string-value="---" office:value="6711.5" office:value-type="float" table:style-name="a71bed2">
            <text:p>6,711.50</text:p>
          </table:table-cell>
          <table:table-cell office:string-value="---" office:value="2377.3" office:value-type="float" table:style-name="ad4313c">
            <text:p>2,377.30</text:p>
          </table:table-cell>
          <table:table-cell office:string-value="---" office:value-type="string" table:style-name="a6b2be4">
            <text:p>---</text:p>
          </table:table-cell>
          <table:table-cell office:string-value="---" office:value="778.08" office:value-type="float" table:style-name="a8893ed">
            <text:p>778.08</text:p>
          </table:table-cell>
          <table:table-cell office:string-value="---" office:value="42784.16" office:value-type="float" table:style-name="ae68f2d">
            <text:p>42,784.16</text:p>
          </table:table-cell>
          <table:table-cell office:string-value="---" office:value="1904.23" office:value-type="float" table:style-name="a66c399">
            <text:p>1,904.23</text:p>
          </table:table-cell>
          <table:table-cell office:string-value="---" office:value="20.1" office:value-type="float" table:style-name="af8b87d">
            <text:p>20.10</text:p>
          </table:table-cell>
          <table:table-cell office:string-value="---" office:value-type="string" table:style-name="a18a388">
            <text:p>---</text:p>
          </table:table-cell>
          <table:table-cell office:string-value="---" office:value="54575.37" office:value-type="float" table:style-name="a732ba6">
            <text:p>54,575.37</text:p>
          </table:table-cell>
        </table:table-row>
        <table:table-row>
          <table:table-cell office:string-value="Ames" office:value-type="string" table:style-name="a4b39d9">
            <text:p>Ames</text:p>
          </table:table-cell>
          <table:table-cell office:string-value="---" office:value="7912.97" office:value-type="float" table:style-name="a619e06">
            <text:p>7,912.97</text:p>
          </table:table-cell>
          <table:table-cell office:string-value="---" office:value="1018.22" office:value-type="float" table:style-name="a194b16">
            <text:p>1,018.22</text:p>
          </table:table-cell>
          <table:table-cell office:string-value="---" office:value="2.0" office:value-type="float" table:style-name="a5ad562">
            <text:p>2.00</text:p>
          </table:table-cell>
          <table:table-cell office:string-value="---" office:value="31.94" office:value-type="float" table:style-name="a5954e5">
            <text:p>31.94</text:p>
          </table:table-cell>
          <table:table-cell office:string-value="---" office:value="21428.2" office:value-type="float" table:style-name="a54eb24">
            <text:p>21,428.20</text:p>
          </table:table-cell>
          <table:table-cell office:string-value="---" office:value="778.87" office:value-type="float" table:style-name="a75eeda">
            <text:p>778.87</text:p>
          </table:table-cell>
          <table:table-cell office:string-value="---" office:value="248.9" office:value-type="float" table:style-name="a0715f7">
            <text:p>248.90</text:p>
          </table:table-cell>
          <table:table-cell office:string-value="---" office:value="0.33" office:value-type="float" table:style-name="a69f7ef">
            <text:p>0.33</text:p>
          </table:table-cell>
          <table:table-cell office:string-value="---" office:value="31421.43" office:value-type="float" table:style-name="ace8257">
            <text:p>31,421.43</text:p>
          </table:table-cell>
        </table:table-row>
        <table:table-row>
          <table:table-cell office:string-value="Aranga" office:value-type="string" table:style-name="a760126">
            <text:p>Aranga</text:p>
          </table:table-cell>
          <table:table-cell office:string-value="---" office:value="5211.35" office:value-type="float" table:style-name="acbf5d2">
            <text:p>5,211.35</text:p>
          </table:table-cell>
          <table:table-cell office:string-value="---" office:value="6035.08" office:value-type="float" table:style-name="ac8abea">
            <text:p>6,035.08</text:p>
          </table:table-cell>
          <table:table-cell office:string-value="---" office:value-type="string" table:style-name="a117493">
            <text:p>---</text:p>
          </table:table-cell>
          <table:table-cell office:string-value="---" office:value="638.7" office:value-type="float" table:style-name="a18179c">
            <text:p>638.70</text:p>
          </table:table-cell>
          <table:table-cell office:string-value="---" office:value="46805.82" office:value-type="float" table:style-name="a36190d">
            <text:p>46,805.82</text:p>
          </table:table-cell>
          <table:table-cell office:string-value="---" office:value="845.22" office:value-type="float" table:style-name="ab674af">
            <text:p>845.22</text:p>
          </table:table-cell>
          <table:table-cell office:string-value="---" office:value="5.5" office:value-type="float" table:style-name="ac4c874">
            <text:p>5.50</text:p>
          </table:table-cell>
          <table:table-cell office:string-value="---" office:value-type="string" table:style-name="a3dd7a7">
            <text:p>---</text:p>
          </table:table-cell>
          <table:table-cell office:string-value="---" office:value="59541.67" office:value-type="float" table:style-name="aec90f0">
            <text:p>59,541.67</text:p>
          </table:table-cell>
        </table:table-row>
        <table:table-row>
          <table:table-cell office:string-value="Ares" office:value-type="string" table:style-name="a31589f">
            <text:p>Ares</text:p>
          </table:table-cell>
          <table:table-cell office:string-value="---" office:value="125.4" office:value-type="float" table:style-name="a98e55a">
            <text:p>125.40</text:p>
          </table:table-cell>
          <table:table-cell office:string-value="---" office:value="451.0" office:value-type="float" table:style-name="aa78e25">
            <text:p>451.00</text:p>
          </table:table-cell>
          <table:table-cell office:string-value="---" office:value-type="string" table:style-name="a094e57">
            <text:p>---</text:p>
          </table:table-cell>
          <table:table-cell office:string-value="---" office:value="110.0" office:value-type="float" table:style-name="a2fd202">
            <text:p>110.00</text:p>
          </table:table-cell>
          <table:table-cell office:string-value="---" office:value="4247.1" office:value-type="float" table:style-name="a6e6e72">
            <text:p>4,247.10</text:p>
          </table:table-cell>
          <table:table-cell office:string-value="---" office:value="266.15" office:value-type="float" table:style-name="a3bca43">
            <text:p>266.15</text:p>
          </table:table-cell>
          <table:table-cell office:string-value="---" office:value="42.7" office:value-type="float" table:style-name="ae218c7">
            <text:p>42.70</text:p>
          </table:table-cell>
          <table:table-cell office:string-value="---" office:value-type="string" table:style-name="a14e2c0">
            <text:p>---</text:p>
          </table:table-cell>
          <table:table-cell office:string-value="---" office:value="5242.35" office:value-type="float" table:style-name="a24965e">
            <text:p>5,242.35</text:p>
          </table:table-cell>
        </table:table-row>
        <table:table-row>
          <table:table-cell office:string-value="Arteixo" office:value-type="string" table:style-name="a1480f3">
            <text:p>Arteixo</text:p>
          </table:table-cell>
          <table:table-cell office:string-value="---" office:value="4926.25" office:value-type="float" table:style-name="a74744c">
            <text:p>4,926.25</text:p>
          </table:table-cell>
          <table:table-cell office:string-value="---" office:value="761.2" office:value-type="float" table:style-name="aadc401">
            <text:p>761.20</text:p>
          </table:table-cell>
          <table:table-cell office:string-value="---" office:value-type="string" table:style-name="a77afd6">
            <text:p>---</text:p>
          </table:table-cell>
          <table:table-cell office:string-value="---" office:value-type="string" table:style-name="aed5d97">
            <text:p>---</text:p>
          </table:table-cell>
          <table:table-cell office:string-value="---" office:value="43596.24" office:value-type="float" table:style-name="afc1b7b">
            <text:p>43,596.24</text:p>
          </table:table-cell>
          <table:table-cell office:string-value="---" office:value="288.24" office:value-type="float" table:style-name="a523257">
            <text:p>288.24</text:p>
          </table:table-cell>
          <table:table-cell office:string-value="---" office:value-type="string" table:style-name="a6943a7">
            <text:p>---</text:p>
          </table:table-cell>
          <table:table-cell office:string-value="---" office:value-type="string" table:style-name="a3cbd72">
            <text:p>---</text:p>
          </table:table-cell>
          <table:table-cell office:string-value="---" office:value="49571.93" office:value-type="float" table:style-name="a802dec">
            <text:p>49,571.93</text:p>
          </table:table-cell>
        </table:table-row>
        <table:table-row>
          <table:table-cell office:string-value="Arzúa" office:value-type="string" table:style-name="a160a09">
            <text:p>Arzúa</text:p>
          </table:table-cell>
          <table:table-cell office:string-value="---" office:value="26265.85" office:value-type="float" table:style-name="ad1af1f">
            <text:p>26,265.85</text:p>
          </table:table-cell>
          <table:table-cell office:string-value="---" office:value="7740.9" office:value-type="float" table:style-name="a9bc929">
            <text:p>7,740.90</text:p>
          </table:table-cell>
          <table:table-cell office:string-value="---" office:value-type="string" table:style-name="a862fc7">
            <text:p>---</text:p>
          </table:table-cell>
          <table:table-cell office:string-value="---" office:value="813.2" office:value-type="float" table:style-name="ab1b3cf">
            <text:p>813.20</text:p>
          </table:table-cell>
          <table:table-cell office:string-value="---" office:value="76079.23" office:value-type="float" table:style-name="ab930d6">
            <text:p>76,079.23</text:p>
          </table:table-cell>
          <table:table-cell office:string-value="---" office:value="1595.66" office:value-type="float" table:style-name="acc1030">
            <text:p>1,595.66</text:p>
          </table:table-cell>
          <table:table-cell office:string-value="---" office:value-type="string" table:style-name="a8b443a">
            <text:p>---</text:p>
          </table:table-cell>
          <table:table-cell office:string-value="---" office:value-type="string" table:style-name="a5555fc">
            <text:p>---</text:p>
          </table:table-cell>
          <table:table-cell office:string-value="---" office:value="112494.84" office:value-type="float" table:style-name="ac35f19">
            <text:p>112,494.84</text:p>
          </table:table-cell>
        </table:table-row>
        <table:table-row>
          <table:table-cell office:string-value="Baña (A)" office:value-type="string" table:style-name="accf9ae">
            <text:p>Baña (A)</text:p>
          </table:table-cell>
          <table:table-cell office:string-value="---" office:value="5887.73" office:value-type="float" table:style-name="ab58426">
            <text:p>5,887.73</text:p>
          </table:table-cell>
          <table:table-cell office:string-value="---" office:value="1660.6" office:value-type="float" table:style-name="a3345d5">
            <text:p>1,660.60</text:p>
          </table:table-cell>
          <table:table-cell office:string-value="---" office:value="33.0" office:value-type="float" table:style-name="a981150">
            <text:p>33.00</text:p>
          </table:table-cell>
          <table:table-cell office:string-value="---" office:value="145.5" office:value-type="float" table:style-name="a1689da">
            <text:p>145.50</text:p>
          </table:table-cell>
          <table:table-cell office:string-value="---" office:value="85255.43" office:value-type="float" table:style-name="afaaf40">
            <text:p>85,255.43</text:p>
          </table:table-cell>
          <table:table-cell office:string-value="---" office:value="709.65" office:value-type="float" table:style-name="a178943">
            <text:p>709.65</text:p>
          </table:table-cell>
          <table:table-cell office:string-value="---" office:value="35.44" office:value-type="float" table:style-name="aab4bbe">
            <text:p>35.44</text:p>
          </table:table-cell>
          <table:table-cell office:string-value="---" office:value-type="string" table:style-name="a891db8">
            <text:p>---</text:p>
          </table:table-cell>
          <table:table-cell office:string-value="---" office:value="93727.35" office:value-type="float" table:style-name="a8eed2c">
            <text:p>93,727.35</text:p>
          </table:table-cell>
        </table:table-row>
        <table:table-row>
          <table:table-cell office:string-value="Bergondo" office:value-type="string" table:style-name="a959982">
            <text:p>Bergondo</text:p>
          </table:table-cell>
          <table:table-cell office:string-value="---" office:value="2744.39" office:value-type="float" table:style-name="a9d8210">
            <text:p>2,744.39</text:p>
          </table:table-cell>
          <table:table-cell office:string-value="---" office:value="380.6" office:value-type="float" table:style-name="a412fc6">
            <text:p>380.60</text:p>
          </table:table-cell>
          <table:table-cell office:string-value="---" office:value-type="string" table:style-name="a370293">
            <text:p>---</text:p>
          </table:table-cell>
          <table:table-cell office:string-value="---" office:value-type="string" table:style-name="ab079fa">
            <text:p>---</text:p>
          </table:table-cell>
          <table:table-cell office:string-value="---" office:value="12488.7" office:value-type="float" table:style-name="a4f0cd5">
            <text:p>12,488.70</text:p>
          </table:table-cell>
          <table:table-cell office:string-value="---" office:value="1099.09" office:value-type="float" table:style-name="ac14dbc">
            <text:p>1,099.09</text:p>
          </table:table-cell>
          <table:table-cell office:string-value="---" office:value="19.38" office:value-type="float" table:style-name="aafbcbe">
            <text:p>19.38</text:p>
          </table:table-cell>
          <table:table-cell office:string-value="---" office:value-type="string" table:style-name="a958064">
            <text:p>---</text:p>
          </table:table-cell>
          <table:table-cell office:string-value="---" office:value="16732.16" office:value-type="float" table:style-name="a4a8009">
            <text:p>16,732.16</text:p>
          </table:table-cell>
        </table:table-row>
        <table:table-row>
          <table:table-cell office:string-value="Betanzos" office:value-type="string" table:style-name="ac3305d">
            <text:p>Betanzos</text:p>
          </table:table-cell>
          <table:table-cell office:string-value="---" office:value="1541.0" office:value-type="float" table:style-name="a6d96c6">
            <text:p>1,541.00</text:p>
          </table:table-cell>
          <table:table-cell office:string-value="---" office:value="715.0" office:value-type="float" table:style-name="a110a4d">
            <text:p>715.00</text:p>
          </table:table-cell>
          <table:table-cell office:string-value="---" office:value="3.58" office:value-type="float" table:style-name="a7a398c">
            <text:p>3.58</text:p>
          </table:table-cell>
          <table:table-cell office:string-value="---" office:value="1.1" office:value-type="float" table:style-name="ab3e178">
            <text:p>1.10</text:p>
          </table:table-cell>
          <table:table-cell office:string-value="---" office:value="16396.95" office:value-type="float" table:style-name="a7622ed">
            <text:p>16,396.95</text:p>
          </table:table-cell>
          <table:table-cell office:string-value="---" office:value="160.26" office:value-type="float" table:style-name="a7671bb">
            <text:p>160.26</text:p>
          </table:table-cell>
          <table:table-cell office:string-value="---" office:value-type="string" table:style-name="a2ab97f">
            <text:p>---</text:p>
          </table:table-cell>
          <table:table-cell office:string-value="---" office:value-type="string" table:style-name="a57824d">
            <text:p>---</text:p>
          </table:table-cell>
          <table:table-cell office:string-value="---" office:value="18817.89" office:value-type="float" table:style-name="a2c1f2b">
            <text:p>18,817.89</text:p>
          </table:table-cell>
        </table:table-row>
        <table:table-row>
          <table:table-cell office:string-value="Boimorto" office:value-type="string" table:style-name="a30d51a">
            <text:p>Boimorto</text:p>
          </table:table-cell>
          <table:table-cell office:string-value="---" office:value="2851.1" office:value-type="float" table:style-name="a6430fd">
            <text:p>2,851.10</text:p>
          </table:table-cell>
          <table:table-cell office:string-value="---" office:value="4202.18" office:value-type="float" table:style-name="a3424f6">
            <text:p>4,202.18</text:p>
          </table:table-cell>
          <table:table-cell office:string-value="---" office:value-type="string" table:style-name="aa9503b">
            <text:p>---</text:p>
          </table:table-cell>
          <table:table-cell office:string-value="---" office:value="209.0" office:value-type="float" table:style-name="adc7dbd">
            <text:p>209.00</text:p>
          </table:table-cell>
          <table:table-cell office:string-value="---" office:value="85350.41" office:value-type="float" table:style-name="a8f04b0">
            <text:p>85,350.41</text:p>
          </table:table-cell>
          <table:table-cell office:string-value="---" office:value="1110.46" office:value-type="float" table:style-name="a3a3cdd">
            <text:p>1,110.46</text:p>
          </table:table-cell>
          <table:table-cell office:string-value="---" office:value-type="string" table:style-name="a7a253d">
            <text:p>---</text:p>
          </table:table-cell>
          <table:table-cell office:string-value="---" office:value-type="string" table:style-name="ab916ee">
            <text:p>---</text:p>
          </table:table-cell>
          <table:table-cell office:string-value="---" office:value="93723.15" office:value-type="float" table:style-name="a7f9e6a">
            <text:p>93,723.15</text:p>
          </table:table-cell>
        </table:table-row>
        <table:table-row>
          <table:table-cell office:string-value="Boiro" office:value-type="string" table:style-name="a64251e">
            <text:p>Boiro</text:p>
          </table:table-cell>
          <table:table-cell office:string-value="---" office:value="8769.55" office:value-type="float" table:style-name="aff0d17">
            <text:p>8,769.55</text:p>
          </table:table-cell>
          <table:table-cell office:string-value="---" office:value="11881.08" office:value-type="float" table:style-name="a61b7c7">
            <text:p>11,881.08</text:p>
          </table:table-cell>
          <table:table-cell office:string-value="---" office:value="2.2" office:value-type="float" table:style-name="a484680">
            <text:p>2.20</text:p>
          </table:table-cell>
          <table:table-cell office:string-value="---" office:value="352.0" office:value-type="float" table:style-name="ad76b95">
            <text:p>352.00</text:p>
          </table:table-cell>
          <table:table-cell office:string-value="---" office:value="16886.81" office:value-type="float" table:style-name="adf9710">
            <text:p>16,886.81</text:p>
          </table:table-cell>
          <table:table-cell office:string-value="---" office:value="96.87" office:value-type="float" table:style-name="a2ebbe7">
            <text:p>96.87</text:p>
          </table:table-cell>
          <table:table-cell office:string-value="---" office:value="204.64" office:value-type="float" table:style-name="a40d7f8">
            <text:p>204.64</text:p>
          </table:table-cell>
          <table:table-cell office:string-value="---" office:value="0.11" office:value-type="float" table:style-name="a19a8e3">
            <text:p>0.11</text:p>
          </table:table-cell>
          <table:table-cell office:string-value="---" office:value="38193.26" office:value-type="float" table:style-name="af137a8">
            <text:p>38,193.26</text:p>
          </table:table-cell>
        </table:table-row>
        <table:table-row>
          <table:table-cell office:string-value="Boqueixón" office:value-type="string" table:style-name="a6a787e">
            <text:p>Boqueixón</text:p>
          </table:table-cell>
          <table:table-cell office:string-value="---" office:value="11507.21" office:value-type="float" table:style-name="ac8e46c">
            <text:p>11,507.21</text:p>
          </table:table-cell>
          <table:table-cell office:string-value="---" office:value="770.1" office:value-type="float" table:style-name="a4f8c06">
            <text:p>770.10</text:p>
          </table:table-cell>
          <table:table-cell office:string-value="---" office:value-type="string" table:style-name="af6f682">
            <text:p>---</text:p>
          </table:table-cell>
          <table:table-cell office:string-value="---" office:value="197.55" office:value-type="float" table:style-name="ad2fd79">
            <text:p>197.55</text:p>
          </table:table-cell>
          <table:table-cell office:string-value="---" office:value="17905.78" office:value-type="float" table:style-name="a2cf54b">
            <text:p>17,905.78</text:p>
          </table:table-cell>
          <table:table-cell office:string-value="---" office:value="932.73" office:value-type="float" table:style-name="ab187d2">
            <text:p>932.73</text:p>
          </table:table-cell>
          <table:table-cell office:string-value="---" office:value="21.22" office:value-type="float" table:style-name="a18966f">
            <text:p>21.22</text:p>
          </table:table-cell>
          <table:table-cell office:string-value="---" office:value="0.95" office:value-type="float" table:style-name="a709d5a">
            <text:p>0.95</text:p>
          </table:table-cell>
          <table:table-cell office:string-value="---" office:value="31335.54" office:value-type="float" table:style-name="a48524f">
            <text:p>31,335.54</text:p>
          </table:table-cell>
        </table:table-row>
        <table:table-row>
          <table:table-cell office:string-value="Brión" office:value-type="string" table:style-name="afbbb94">
            <text:p>Brión</text:p>
          </table:table-cell>
          <table:table-cell office:string-value="---" office:value="5512.54" office:value-type="float" table:style-name="a890f75">
            <text:p>5,512.54</text:p>
          </table:table-cell>
          <table:table-cell office:string-value="---" office:value="640.02" office:value-type="float" table:style-name="afa3d6c">
            <text:p>640.02</text:p>
          </table:table-cell>
          <table:table-cell office:string-value="---" office:value="13.85" office:value-type="float" table:style-name="a00e631">
            <text:p>13.85</text:p>
          </table:table-cell>
          <table:table-cell office:string-value="---" office:value="3.85" office:value-type="float" table:style-name="a731923">
            <text:p>3.85</text:p>
          </table:table-cell>
          <table:table-cell office:string-value="---" office:value="16187.71" office:value-type="float" table:style-name="a6982e6">
            <text:p>16,187.71</text:p>
          </table:table-cell>
          <table:table-cell office:string-value="---" office:value="418.52" office:value-type="float" table:style-name="a09432e">
            <text:p>418.52</text:p>
          </table:table-cell>
          <table:table-cell office:string-value="---" office:value="10.9" office:value-type="float" table:style-name="aa3e26f">
            <text:p>10.90</text:p>
          </table:table-cell>
          <table:table-cell office:string-value="---" office:value-type="string" table:style-name="af47159">
            <text:p>---</text:p>
          </table:table-cell>
          <table:table-cell office:string-value="---" office:value="22787.39" office:value-type="float" table:style-name="ad41c1f">
            <text:p>22,787.39</text:p>
          </table:table-cell>
        </table:table-row>
        <table:table-row>
          <table:table-cell office:string-value="Cabana de Bergantiños" office:value-type="string" table:style-name="aa1102d">
            <text:p>Cabana de Bergantiños</text:p>
          </table:table-cell>
          <table:table-cell office:string-value="---" office:value="24161.55" office:value-type="float" table:style-name="adce264">
            <text:p>24,161.55</text:p>
          </table:table-cell>
          <table:table-cell office:string-value="---" office:value="2594.9" office:value-type="float" table:style-name="ac3669b">
            <text:p>2,594.90</text:p>
          </table:table-cell>
          <table:table-cell office:string-value="---" office:value-type="string" table:style-name="addbc00">
            <text:p>---</text:p>
          </table:table-cell>
          <table:table-cell office:string-value="---" office:value="421.3" office:value-type="float" table:style-name="a9d6229">
            <text:p>421.30</text:p>
          </table:table-cell>
          <table:table-cell office:string-value="---" office:value="36205.15" office:value-type="float" table:style-name="a7e20c9">
            <text:p>36,205.15</text:p>
          </table:table-cell>
          <table:table-cell office:string-value="---" office:value="192.97" office:value-type="float" table:style-name="a19474d">
            <text:p>192.97</text:p>
          </table:table-cell>
          <table:table-cell office:string-value="---" office:value="193.16" office:value-type="float" table:style-name="aca18c9">
            <text:p>193.16</text:p>
          </table:table-cell>
          <table:table-cell office:string-value="---" office:value-type="string" table:style-name="aea7e3e">
            <text:p>---</text:p>
          </table:table-cell>
          <table:table-cell office:string-value="---" office:value="63769.03" office:value-type="float" table:style-name="a94591d">
            <text:p>63,769.03</text:p>
          </table:table-cell>
        </table:table-row>
        <table:table-row>
          <table:table-cell office:string-value="Cabanas" office:value-type="string" table:style-name="a42bf89">
            <text:p>Cabanas</text:p>
          </table:table-cell>
          <table:table-cell office:string-value="---" office:value="1774.74" office:value-type="float" table:style-name="ae8d743">
            <text:p>1,774.74</text:p>
          </table:table-cell>
          <table:table-cell office:string-value="---" office:value="629.2" office:value-type="float" table:style-name="aac6d80">
            <text:p>629.20</text:p>
          </table:table-cell>
          <table:table-cell office:string-value="---" office:value="132.0" office:value-type="float" table:style-name="a30a26e">
            <text:p>132.00</text:p>
          </table:table-cell>
          <table:table-cell office:string-value="---" office:value-type="string" table:style-name="af24ce0">
            <text:p>---</text:p>
          </table:table-cell>
          <table:table-cell office:string-value="---" office:value="20570.4" office:value-type="float" table:style-name="af66d62">
            <text:p>20,570.40</text:p>
          </table:table-cell>
          <table:table-cell office:string-value="---" office:value="38.85" office:value-type="float" table:style-name="a9b772f">
            <text:p>38.85</text:p>
          </table:table-cell>
          <table:table-cell office:string-value="---" office:value="1.1" office:value-type="float" table:style-name="ab0e60b">
            <text:p>1.10</text:p>
          </table:table-cell>
          <table:table-cell office:string-value="---" office:value-type="string" table:style-name="ac2cae3">
            <text:p>---</text:p>
          </table:table-cell>
          <table:table-cell office:string-value="---" office:value="23146.29" office:value-type="float" table:style-name="a0e3940">
            <text:p>23,146.29</text:p>
          </table:table-cell>
        </table:table-row>
        <table:table-row>
          <table:table-cell office:string-value="Camariñas" office:value-type="string" table:style-name="a188499">
            <text:p>Camariñas</text:p>
          </table:table-cell>
          <table:table-cell office:string-value="---" office:value="8345.35" office:value-type="float" table:style-name="ab2c96d">
            <text:p>8,345.35</text:p>
          </table:table-cell>
          <table:table-cell office:string-value="---" office:value="1188.5" office:value-type="float" table:style-name="a887b5e">
            <text:p>1,188.50</text:p>
          </table:table-cell>
          <table:table-cell office:string-value="---" office:value-type="string" table:style-name="ac037c4">
            <text:p>---</text:p>
          </table:table-cell>
          <table:table-cell office:string-value="---" office:value="41.0" office:value-type="float" table:style-name="af57745">
            <text:p>41.00</text:p>
          </table:table-cell>
          <table:table-cell office:string-value="---" office:value="3388.98" office:value-type="float" table:style-name="a89400c">
            <text:p>3,388.98</text:p>
          </table:table-cell>
          <table:table-cell office:string-value="---" office:value-type="string" table:style-name="a4330cd">
            <text:p>---</text:p>
          </table:table-cell>
          <table:table-cell office:string-value="---" office:value="9.5" office:value-type="float" table:style-name="ac82d21">
            <text:p>9.50</text:p>
          </table:table-cell>
          <table:table-cell office:string-value="---" office:value-type="string" table:style-name="a05652a">
            <text:p>---</text:p>
          </table:table-cell>
          <table:table-cell office:string-value="---" office:value="12973.33" office:value-type="float" table:style-name="aa7b285">
            <text:p>12,973.33</text:p>
          </table:table-cell>
        </table:table-row>
        <table:table-row>
          <table:table-cell office:string-value="Cambre" office:value-type="string" table:style-name="a7f9169">
            <text:p>Cambre</text:p>
          </table:table-cell>
          <table:table-cell office:string-value="---" office:value="3646.88" office:value-type="float" table:style-name="a42779c">
            <text:p>3,646.88</text:p>
          </table:table-cell>
          <table:table-cell office:string-value="---" office:value="341.0" office:value-type="float" table:style-name="a806e46">
            <text:p>341.00</text:p>
          </table:table-cell>
          <table:table-cell office:string-value="---" office:value="33.0" office:value-type="float" table:style-name="a1497db">
            <text:p>33.00</text:p>
          </table:table-cell>
          <table:table-cell office:string-value="---" office:value="93.5" office:value-type="float" table:style-name="a8b404a">
            <text:p>93.50</text:p>
          </table:table-cell>
          <table:table-cell office:string-value="---" office:value="9497.5" office:value-type="float" table:style-name="af671e2">
            <text:p>9,497.50</text:p>
          </table:table-cell>
          <table:table-cell office:string-value="---" office:value="331.97" office:value-type="float" table:style-name="ad9bbf6">
            <text:p>331.97</text:p>
          </table:table-cell>
          <table:table-cell office:string-value="---" office:value="1.1" office:value-type="float" table:style-name="a024360">
            <text:p>1.10</text:p>
          </table:table-cell>
          <table:table-cell office:string-value="---" office:value-type="string" table:style-name="a2966c1">
            <text:p>---</text:p>
          </table:table-cell>
          <table:table-cell office:string-value="---" office:value="13944.95" office:value-type="float" table:style-name="afb80a4">
            <text:p>13,944.95</text:p>
          </table:table-cell>
        </table:table-row>
        <table:table-row>
          <table:table-cell office:string-value="Capela (A)" office:value-type="string" table:style-name="af161f1">
            <text:p>Capela (A)</text:p>
          </table:table-cell>
          <table:table-cell office:string-value="---" office:value="8741.28" office:value-type="float" table:style-name="ab2b121">
            <text:p>8,741.28</text:p>
          </table:table-cell>
          <table:table-cell office:string-value="---" office:value="3318.8" office:value-type="float" table:style-name="aac6612">
            <text:p>3,318.80</text:p>
          </table:table-cell>
          <table:table-cell office:string-value="---" office:value-type="string" table:style-name="a4cab4e">
            <text:p>---</text:p>
          </table:table-cell>
          <table:table-cell office:string-value="---" office:value="841.0" office:value-type="float" table:style-name="accc2f1">
            <text:p>841.00</text:p>
          </table:table-cell>
          <table:table-cell office:string-value="---" office:value="11600.15" office:value-type="float" table:style-name="a34275c">
            <text:p>11,600.15</text:p>
          </table:table-cell>
          <table:table-cell office:string-value="---" office:value="352.13" office:value-type="float" table:style-name="abfb01e">
            <text:p>352.13</text:p>
          </table:table-cell>
          <table:table-cell office:string-value="---" office:value="33.75" office:value-type="float" table:style-name="a151d38">
            <text:p>33.75</text:p>
          </table:table-cell>
          <table:table-cell office:string-value="---" office:value-type="string" table:style-name="a5362a6">
            <text:p>---</text:p>
          </table:table-cell>
          <table:table-cell office:string-value="---" office:value="24887.11" office:value-type="float" table:style-name="a5d4e43">
            <text:p>24,887.11</text:p>
          </table:table-cell>
        </table:table-row>
        <table:table-row>
          <table:table-cell office:string-value="Carballo" office:value-type="string" table:style-name="a804da0">
            <text:p>Carballo</text:p>
          </table:table-cell>
          <table:table-cell office:string-value="---" office:value="59137.9" office:value-type="float" table:style-name="a97515d">
            <text:p>59,137.90</text:p>
          </table:table-cell>
          <table:table-cell office:string-value="---" office:value="10274.41" office:value-type="float" table:style-name="ac8008c">
            <text:p>10,274.41</text:p>
          </table:table-cell>
          <table:table-cell office:string-value="---" office:value-type="string" table:style-name="a3d39b5">
            <text:p>---</text:p>
          </table:table-cell>
          <table:table-cell office:string-value="---" office:value="2097.85" office:value-type="float" table:style-name="a535974">
            <text:p>2,097.85</text:p>
          </table:table-cell>
          <table:table-cell office:string-value="---" office:value="64179.82" office:value-type="float" table:style-name="a1de6e3">
            <text:p>64,179.82</text:p>
          </table:table-cell>
          <table:table-cell office:string-value="---" office:value="1692.47" office:value-type="float" table:style-name="a970a69">
            <text:p>1,692.47</text:p>
          </table:table-cell>
          <table:table-cell office:string-value="---" office:value="78.76" office:value-type="float" table:style-name="aa41b60">
            <text:p>78.76</text:p>
          </table:table-cell>
          <table:table-cell office:string-value="---" office:value-type="string" table:style-name="a282e85">
            <text:p>---</text:p>
          </table:table-cell>
          <table:table-cell office:string-value="---" office:value="137461.21" office:value-type="float" table:style-name="a8ccf3b">
            <text:p>137,461.21</text:p>
          </table:table-cell>
        </table:table-row>
        <table:table-row>
          <table:table-cell office:string-value="Carnota" office:value-type="string" table:style-name="ad7eaca">
            <text:p>Carnota</text:p>
          </table:table-cell>
          <table:table-cell office:string-value="---" office:value="156.3" office:value-type="float" table:style-name="af3f3dd">
            <text:p>156.30</text:p>
          </table:table-cell>
          <table:table-cell office:string-value="---" office:value="16.5" office:value-type="float" table:style-name="a062b46">
            <text:p>16.50</text:p>
          </table:table-cell>
          <table:table-cell office:string-value="---" office:value="0.11" office:value-type="float" table:style-name="ae08f7d">
            <text:p>0.11</text:p>
          </table:table-cell>
          <table:table-cell office:string-value="---" office:value="5.55" office:value-type="float" table:style-name="ae9b57d">
            <text:p>5.55</text:p>
          </table:table-cell>
          <table:table-cell office:string-value="---" office:value="793.15" office:value-type="float" table:style-name="a8cfbd3">
            <text:p>793.15</text:p>
          </table:table-cell>
          <table:table-cell office:string-value="---" office:value="6.0" office:value-type="float" table:style-name="a467ff3">
            <text:p>6.00</text:p>
          </table:table-cell>
          <table:table-cell office:string-value="---" office:value="27.0" office:value-type="float" table:style-name="af98ee5">
            <text:p>27.00</text:p>
          </table:table-cell>
          <table:table-cell office:string-value="---" office:value-type="string" table:style-name="a0d8b37">
            <text:p>---</text:p>
          </table:table-cell>
          <table:table-cell office:string-value="---" office:value="1004.61" office:value-type="float" table:style-name="aae8243">
            <text:p>1,004.61</text:p>
          </table:table-cell>
        </table:table-row>
        <table:table-row>
          <table:table-cell office:string-value="Carral" office:value-type="string" table:style-name="a5afcfa">
            <text:p>Carral</text:p>
          </table:table-cell>
          <table:table-cell office:string-value="---" office:value="4715.1" office:value-type="float" table:style-name="ac2325c">
            <text:p>4,715.10</text:p>
          </table:table-cell>
          <table:table-cell office:string-value="---" office:value="411.0" office:value-type="float" table:style-name="aab15f6">
            <text:p>411.00</text:p>
          </table:table-cell>
          <table:table-cell office:string-value="---" office:value="209.0" office:value-type="float" table:style-name="a0be70a">
            <text:p>209.00</text:p>
          </table:table-cell>
          <table:table-cell office:string-value="---" office:value-type="string" table:style-name="a2a50fd">
            <text:p>---</text:p>
          </table:table-cell>
          <table:table-cell office:string-value="---" office:value="30622.29" office:value-type="float" table:style-name="a89f084">
            <text:p>30,622.29</text:p>
          </table:table-cell>
          <table:table-cell office:string-value="---" office:value="596.2" office:value-type="float" table:style-name="ad9551f">
            <text:p>596.20</text:p>
          </table:table-cell>
          <table:table-cell office:string-value="---" office:value-type="string" table:style-name="a3cb663">
            <text:p>---</text:p>
          </table:table-cell>
          <table:table-cell office:string-value="---" office:value-type="string" table:style-name="a93e712">
            <text:p>---</text:p>
          </table:table-cell>
          <table:table-cell office:string-value="---" office:value="36553.59" office:value-type="float" table:style-name="a3c5009">
            <text:p>36,553.59</text:p>
          </table:table-cell>
        </table:table-row>
        <table:table-row>
          <table:table-cell office:string-value="Cedeira" office:value-type="string" table:style-name="a7f50c7">
            <text:p>Cedeira</text:p>
          </table:table-cell>
          <table:table-cell office:string-value="---" office:value="399.72" office:value-type="float" table:style-name="a318a64">
            <text:p>399.72</text:p>
          </table:table-cell>
          <table:table-cell office:string-value="---" office:value-type="string" table:style-name="a0276cf">
            <text:p>---</text:p>
          </table:table-cell>
          <table:table-cell office:string-value="---" office:value-type="string" table:style-name="a128a47">
            <text:p>---</text:p>
          </table:table-cell>
          <table:table-cell office:string-value="---" office:value-type="string" table:style-name="af9449d">
            <text:p>---</text:p>
          </table:table-cell>
          <table:table-cell office:string-value="---" office:value="74994.02" office:value-type="float" table:style-name="a96bc5d">
            <text:p>74,994.02</text:p>
          </table:table-cell>
          <table:table-cell office:string-value="---" office:value="78.85" office:value-type="float" table:style-name="a480309">
            <text:p>78.85</text:p>
          </table:table-cell>
          <table:table-cell office:string-value="---" office:value="12.85" office:value-type="float" table:style-name="a9069a7">
            <text:p>12.85</text:p>
          </table:table-cell>
          <table:table-cell office:string-value="---" office:value="0.2" office:value-type="float" table:style-name="a393fa4">
            <text:p>0.20</text:p>
          </table:table-cell>
          <table:table-cell office:string-value="---" office:value="75485.64" office:value-type="float" table:style-name="a9ee5ff">
            <text:p>75,485.64</text:p>
          </table:table-cell>
        </table:table-row>
        <table:table-row>
          <table:table-cell office:string-value="Cee" office:value-type="string" table:style-name="a5e8b85">
            <text:p>Cee</text:p>
          </table:table-cell>
          <table:table-cell office:string-value="---" office:value="10004.45" office:value-type="float" table:style-name="a84e6b2">
            <text:p>10,004.45</text:p>
          </table:table-cell>
          <table:table-cell office:string-value="---" office:value-type="string" table:style-name="a0e208f">
            <text:p>---</text:p>
          </table:table-cell>
          <table:table-cell office:string-value="---" office:value-type="string" table:style-name="a012d5d">
            <text:p>---</text:p>
          </table:table-cell>
          <table:table-cell office:string-value="---" office:value-type="string" table:style-name="a924693">
            <text:p>---</text:p>
          </table:table-cell>
          <table:table-cell office:string-value="---" office:value="16367.9" office:value-type="float" table:style-name="afe2fbd">
            <text:p>16,367.90</text:p>
          </table:table-cell>
          <table:table-cell office:string-value="---" office:value="104.7" office:value-type="float" table:style-name="a61c521">
            <text:p>104.70</text:p>
          </table:table-cell>
          <table:table-cell office:string-value="---" office:value="260.6" office:value-type="float" table:style-name="a44ab30">
            <text:p>260.60</text:p>
          </table:table-cell>
          <table:table-cell office:string-value="---" office:value-type="string" table:style-name="a8348c9">
            <text:p>---</text:p>
          </table:table-cell>
          <table:table-cell office:string-value="---" office:value="26737.65" office:value-type="float" table:style-name="a1b764f">
            <text:p>26,737.65</text:p>
          </table:table-cell>
        </table:table-row>
        <table:table-row>
          <table:table-cell office:string-value="Cerceda" office:value-type="string" table:style-name="a97500f">
            <text:p>Cerceda</text:p>
          </table:table-cell>
          <table:table-cell office:string-value="---" office:value="5450.52" office:value-type="float" table:style-name="a131b90">
            <text:p>5,450.52</text:p>
          </table:table-cell>
          <table:table-cell office:string-value="---" office:value="3861.0" office:value-type="float" table:style-name="a314dc6">
            <text:p>3,861.00</text:p>
          </table:table-cell>
          <table:table-cell office:string-value="---" office:value-type="string" table:style-name="a518c3b">
            <text:p>---</text:p>
          </table:table-cell>
          <table:table-cell office:string-value="---" office:value="658.55" office:value-type="float" table:style-name="ad7f7d2">
            <text:p>658.55</text:p>
          </table:table-cell>
          <table:table-cell office:string-value="---" office:value="58203.88" office:value-type="float" table:style-name="a39ba61">
            <text:p>58,203.88</text:p>
          </table:table-cell>
          <table:table-cell office:string-value="---" office:value="1131.07" office:value-type="float" table:style-name="ae8e053">
            <text:p>1,131.07</text:p>
          </table:table-cell>
          <table:table-cell office:string-value="---" office:value="25.85" office:value-type="float" table:style-name="a00c7a6">
            <text:p>25.85</text:p>
          </table:table-cell>
          <table:table-cell office:string-value="---" office:value-type="string" table:style-name="af45e29">
            <text:p>---</text:p>
          </table:table-cell>
          <table:table-cell office:string-value="---" office:value="69330.87" office:value-type="float" table:style-name="a48a91c">
            <text:p>69,330.87</text:p>
          </table:table-cell>
        </table:table-row>
        <table:table-row>
          <table:table-cell office:string-value="Cerdido" office:value-type="string" table:style-name="a8926a7">
            <text:p>Cerdido</text:p>
          </table:table-cell>
          <table:table-cell office:string-value="---" office:value="467.5" office:value-type="float" table:style-name="ad3fe56">
            <text:p>467.50</text:p>
          </table:table-cell>
          <table:table-cell office:string-value="---" office:value="63.8" office:value-type="float" table:style-name="acb2846">
            <text:p>63.80</text:p>
          </table:table-cell>
          <table:table-cell office:string-value="---" office:value-type="string" table:style-name="abedfe0">
            <text:p>---</text:p>
          </table:table-cell>
          <table:table-cell office:string-value="---" office:value-type="string" table:style-name="a29d5bb">
            <text:p>---</text:p>
          </table:table-cell>
          <table:table-cell office:string-value="---" office:value="80770.14" office:value-type="float" table:style-name="ab45a7c">
            <text:p>80,770.14</text:p>
          </table:table-cell>
          <table:table-cell office:string-value="---" office:value="206.41" office:value-type="float" table:style-name="ae12529">
            <text:p>206.41</text:p>
          </table:table-cell>
          <table:table-cell office:string-value="---" office:value="12.1" office:value-type="float" table:style-name="a8c773f">
            <text:p>12.10</text:p>
          </table:table-cell>
          <table:table-cell office:string-value="---" office:value="5.5" office:value-type="float" table:style-name="a426899">
            <text:p>5.50</text:p>
          </table:table-cell>
          <table:table-cell office:string-value="---" office:value="81525.45" office:value-type="float" table:style-name="a7c6531">
            <text:p>81,525.45</text:p>
          </table:table-cell>
        </table:table-row>
        <table:table-row>
          <table:table-cell office:string-value="Cesuras" office:value-type="string" table:style-name="ab91f36">
            <text:p>Cesuras</text:p>
          </table:table-cell>
          <table:table-cell office:string-value="---" office:value="3091.61" office:value-type="float" table:style-name="a3c6f5f">
            <text:p>3,091.61</text:p>
          </table:table-cell>
          <table:table-cell office:string-value="---" office:value="2573.25" office:value-type="float" table:style-name="aba71bc">
            <text:p>2,573.25</text:p>
          </table:table-cell>
          <table:table-cell office:string-value="---" office:value-type="string" table:style-name="acc3243">
            <text:p>---</text:p>
          </table:table-cell>
          <table:table-cell office:string-value="---" office:value="202.1" office:value-type="float" table:style-name="a87b0fa">
            <text:p>202.10</text:p>
          </table:table-cell>
          <table:table-cell office:string-value="---" office:value="63056.72" office:value-type="float" table:style-name="a5dcb64">
            <text:p>63,056.72</text:p>
          </table:table-cell>
          <table:table-cell office:string-value="---" office:value="608.97" office:value-type="float" table:style-name="aa67a12">
            <text:p>608.97</text:p>
          </table:table-cell>
          <table:table-cell office:string-value="---" office:value="86.6" office:value-type="float" table:style-name="a1fa885">
            <text:p>86.60</text:p>
          </table:table-cell>
          <table:table-cell office:string-value="---" office:value="10.0" office:value-type="float" table:style-name="a398153">
            <text:p>10.00</text:p>
          </table:table-cell>
          <table:table-cell office:string-value="---" office:value="69629.25" office:value-type="float" table:style-name="a2848b1">
            <text:p>69,629.25</text:p>
          </table:table-cell>
        </table:table-row>
        <table:table-row>
          <table:table-cell office:string-value="Coirós" office:value-type="string" table:style-name="ab57a5e">
            <text:p>Coirós</text:p>
          </table:table-cell>
          <table:table-cell office:string-value="---" office:value="1030.18" office:value-type="float" table:style-name="a5af870">
            <text:p>1,030.18</text:p>
          </table:table-cell>
          <table:table-cell office:string-value="---" office:value="553.7" office:value-type="float" table:style-name="a6e4a5f">
            <text:p>553.70</text:p>
          </table:table-cell>
          <table:table-cell office:string-value="---" office:value-type="string" table:style-name="a4fe9c2">
            <text:p>---</text:p>
          </table:table-cell>
          <table:table-cell office:string-value="---" office:value="5.5" office:value-type="float" table:style-name="a5023ca">
            <text:p>5.50</text:p>
          </table:table-cell>
          <table:table-cell office:string-value="---" office:value="34178.18" office:value-type="float" table:style-name="a7a9828">
            <text:p>34,178.18</text:p>
          </table:table-cell>
          <table:table-cell office:string-value="---" office:value="410.1" office:value-type="float" table:style-name="af30982">
            <text:p>410.10</text:p>
          </table:table-cell>
          <table:table-cell office:string-value="---" office:value="150.0" office:value-type="float" table:style-name="ada98b5">
            <text:p>150.00</text:p>
          </table:table-cell>
          <table:table-cell office:string-value="---" office:value-type="string" table:style-name="a04d4e5">
            <text:p>---</text:p>
          </table:table-cell>
          <table:table-cell office:string-value="---" office:value="36327.66" office:value-type="float" table:style-name="a434a64">
            <text:p>36,327.66</text:p>
          </table:table-cell>
        </table:table-row>
        <table:table-row>
          <table:table-cell office:string-value="Corcubión" office:value-type="string" table:style-name="ac56ec7">
            <text:p>Corcubión</text:p>
          </table:table-cell>
          <table:table-cell office:string-value="---" office:value="1119.5" office:value-type="float" table:style-name="a3015ef">
            <text:p>1,119.50</text:p>
          </table:table-cell>
          <table:table-cell office:string-value="---" office:value-type="string" table:style-name="a933c54">
            <text:p>---</text:p>
          </table:table-cell>
          <table:table-cell office:string-value="---" office:value-type="string" table:style-name="af8791c">
            <text:p>---</text:p>
          </table:table-cell>
          <table:table-cell office:string-value="---" office:value-type="string" table:style-name="ad0d4fc">
            <text:p>---</text:p>
          </table:table-cell>
          <table:table-cell office:string-value="---" office:value="1770.9" office:value-type="float" table:style-name="ab6be45">
            <text:p>1,770.90</text:p>
          </table:table-cell>
          <table:table-cell office:string-value="---" office:value="5.5" office:value-type="float" table:style-name="a9400e3">
            <text:p>5.50</text:p>
          </table:table-cell>
          <table:table-cell office:string-value="---" office:value-type="string" table:style-name="ae7ad9c">
            <text:p>---</text:p>
          </table:table-cell>
          <table:table-cell office:string-value="---" office:value-type="string" table:style-name="a9a6aaf">
            <text:p>---</text:p>
          </table:table-cell>
          <table:table-cell office:string-value="---" office:value="2895.9" office:value-type="float" table:style-name="a80e7b0">
            <text:p>2,895.90</text:p>
          </table:table-cell>
        </table:table-row>
        <table:table-row>
          <table:table-cell office:string-value="Coristanco" office:value-type="string" table:style-name="a3b50d4">
            <text:p>Coristanco</text:p>
          </table:table-cell>
          <table:table-cell office:string-value="---" office:value="28359.84" office:value-type="float" table:style-name="a202922">
            <text:p>28,359.84</text:p>
          </table:table-cell>
          <table:table-cell office:string-value="---" office:value="3582.5" office:value-type="float" table:style-name="a7811ee">
            <text:p>3,582.50</text:p>
          </table:table-cell>
          <table:table-cell office:string-value="---" office:value="12.5" office:value-type="float" table:style-name="adb353a">
            <text:p>12.50</text:p>
          </table:table-cell>
          <table:table-cell office:string-value="---" office:value="1142.75" office:value-type="float" table:style-name="a4cfb56">
            <text:p>1,142.75</text:p>
          </table:table-cell>
          <table:table-cell office:string-value="---" office:value="100873.55" office:value-type="float" table:style-name="a0b4136">
            <text:p>100,873.55</text:p>
          </table:table-cell>
          <table:table-cell office:string-value="---" office:value="946.74" office:value-type="float" table:style-name="a40ad8d">
            <text:p>946.74</text:p>
          </table:table-cell>
          <table:table-cell office:string-value="---" office:value="377.29" office:value-type="float" table:style-name="a294db9">
            <text:p>377.29</text:p>
          </table:table-cell>
          <table:table-cell office:string-value="---" office:value="1.22" office:value-type="float" table:style-name="abd847c">
            <text:p>1.22</text:p>
          </table:table-cell>
          <table:table-cell office:string-value="---" office:value="135296.39" office:value-type="float" table:style-name="a2a9487">
            <text:p>135,296.39</text:p>
          </table:table-cell>
        </table:table-row>
        <table:table-row>
          <table:table-cell office:string-value="Coruña (A)" office:value-type="string" table:style-name="aa550b8">
            <text:p>Coruña (A)</text:p>
          </table:table-cell>
          <table:table-cell office:string-value="---" office:value="61.6" office:value-type="float" table:style-name="ab60843">
            <text:p>61.60</text:p>
          </table:table-cell>
          <table:table-cell office:string-value="---" office:value="5.5" office:value-type="float" table:style-name="a4d9780">
            <text:p>5.50</text:p>
          </table:table-cell>
          <table:table-cell office:string-value="---" office:value-type="string" table:style-name="a0e9565">
            <text:p>---</text:p>
          </table:table-cell>
          <table:table-cell office:string-value="---" office:value-type="string" table:style-name="acb25fa">
            <text:p>---</text:p>
          </table:table-cell>
          <table:table-cell office:string-value="---" office:value="8429.1" office:value-type="float" table:style-name="a3133da">
            <text:p>8,429.10</text:p>
          </table:table-cell>
          <table:table-cell office:string-value="---" office:value="1.1" office:value-type="float" table:style-name="a326116">
            <text:p>1.10</text:p>
          </table:table-cell>
          <table:table-cell office:string-value="---" office:value="16.5" office:value-type="float" table:style-name="a198c61">
            <text:p>16.50</text:p>
          </table:table-cell>
          <table:table-cell office:string-value="---" office:value-type="string" table:style-name="aea048f">
            <text:p>---</text:p>
          </table:table-cell>
          <table:table-cell office:string-value="---" office:value="8513.8" office:value-type="float" table:style-name="a29c467">
            <text:p>8,513.80</text:p>
          </table:table-cell>
        </table:table-row>
        <table:table-row>
          <table:table-cell office:string-value="Culleredo" office:value-type="string" table:style-name="a2896c5">
            <text:p>Culleredo</text:p>
          </table:table-cell>
          <table:table-cell office:string-value="---" office:value="2120.45" office:value-type="float" table:style-name="a03c5bd">
            <text:p>2,120.45</text:p>
          </table:table-cell>
          <table:table-cell office:string-value="---" office:value="1659.0" office:value-type="float" table:style-name="a8357f2">
            <text:p>1,659.00</text:p>
          </table:table-cell>
          <table:table-cell office:string-value="---" office:value-type="string" table:style-name="a766852">
            <text:p>---</text:p>
          </table:table-cell>
          <table:table-cell office:string-value="---" office:value="23.1" office:value-type="float" table:style-name="a679878">
            <text:p>23.10</text:p>
          </table:table-cell>
          <table:table-cell office:string-value="---" office:value="28130.27" office:value-type="float" table:style-name="a0757c0">
            <text:p>28,130.27</text:p>
          </table:table-cell>
          <table:table-cell office:string-value="---" office:value="469.02" office:value-type="float" table:style-name="aa65f80">
            <text:p>469.02</text:p>
          </table:table-cell>
          <table:table-cell office:string-value="---" office:value="13.2" office:value-type="float" table:style-name="aad2424">
            <text:p>13.20</text:p>
          </table:table-cell>
          <table:table-cell office:string-value="---" office:value-type="string" table:style-name="a1ae509">
            <text:p>---</text:p>
          </table:table-cell>
          <table:table-cell office:string-value="---" office:value="32415.04" office:value-type="float" table:style-name="a3e4530">
            <text:p>32,415.04</text:p>
          </table:table-cell>
        </table:table-row>
        <table:table-row>
          <table:table-cell office:string-value="Curtis" office:value-type="string" table:style-name="a349162">
            <text:p>Curtis</text:p>
          </table:table-cell>
          <table:table-cell office:string-value="---" office:value="287.65" office:value-type="float" table:style-name="a5d11dc">
            <text:p>287.65</text:p>
          </table:table-cell>
          <table:table-cell office:string-value="---" office:value="708.0" office:value-type="float" table:style-name="a3d2804">
            <text:p>708.00</text:p>
          </table:table-cell>
          <table:table-cell office:string-value="---" office:value-type="string" table:style-name="aa39c57">
            <text:p>---</text:p>
          </table:table-cell>
          <table:table-cell office:string-value="---" office:value="124.0" office:value-type="float" table:style-name="aede18d">
            <text:p>124.00</text:p>
          </table:table-cell>
          <table:table-cell office:string-value="---" office:value="39640.86" office:value-type="float" table:style-name="a0fa402">
            <text:p>39,640.86</text:p>
          </table:table-cell>
          <table:table-cell office:string-value="---" office:value="1872.89" office:value-type="float" table:style-name="a9a59f0">
            <text:p>1,872.89</text:p>
          </table:table-cell>
          <table:table-cell office:string-value="---" office:value-type="string" table:style-name="a155d14">
            <text:p>---</text:p>
          </table:table-cell>
          <table:table-cell office:string-value="---" office:value-type="string" table:style-name="aaa4789">
            <text:p>---</text:p>
          </table:table-cell>
          <table:table-cell office:string-value="---" office:value="42633.4" office:value-type="float" table:style-name="ac28e07">
            <text:p>42,633.40</text:p>
          </table:table-cell>
        </table:table-row>
        <table:table-row>
          <table:table-cell office:string-value="Dodro" office:value-type="string" table:style-name="a60fa72">
            <text:p>Dodro</text:p>
          </table:table-cell>
          <table:table-cell office:string-value="---" office:value="6471.21" office:value-type="float" table:style-name="a8bce89">
            <text:p>6,471.21</text:p>
          </table:table-cell>
          <table:table-cell office:string-value="---" office:value="1100.0" office:value-type="float" table:style-name="a344ca8">
            <text:p>1,100.00</text:p>
          </table:table-cell>
          <table:table-cell office:string-value="---" office:value="1.65" office:value-type="float" table:style-name="aa3d390">
            <text:p>1.65</text:p>
          </table:table-cell>
          <table:table-cell office:string-value="---" office:value="8.1" office:value-type="float" table:style-name="a990ca9">
            <text:p>8.10</text:p>
          </table:table-cell>
          <table:table-cell office:string-value="---" office:value="2788.95" office:value-type="float" table:style-name="a67fa5e">
            <text:p>2,788.95</text:p>
          </table:table-cell>
          <table:table-cell office:string-value="---" office:value="185.38" office:value-type="float" table:style-name="a26e60c">
            <text:p>185.38</text:p>
          </table:table-cell>
          <table:table-cell office:string-value="---" office:value="18.72" office:value-type="float" table:style-name="a40bfbe">
            <text:p>18.72</text:p>
          </table:table-cell>
          <table:table-cell office:string-value="---" office:value-type="string" table:style-name="a3839b5">
            <text:p>---</text:p>
          </table:table-cell>
          <table:table-cell office:string-value="---" office:value="10574.01" office:value-type="float" table:style-name="ac229c1">
            <text:p>10,574.01</text:p>
          </table:table-cell>
        </table:table-row>
        <table:table-row>
          <table:table-cell office:string-value="Dumbría" office:value-type="string" table:style-name="a0290cb">
            <text:p>Dumbría</text:p>
          </table:table-cell>
          <table:table-cell office:string-value="---" office:value="16886.05" office:value-type="float" table:style-name="a632f84">
            <text:p>16,886.05</text:p>
          </table:table-cell>
          <table:table-cell office:string-value="---" office:value="6202.45" office:value-type="float" table:style-name="af30511">
            <text:p>6,202.45</text:p>
          </table:table-cell>
          <table:table-cell office:string-value="---" office:value-type="string" table:style-name="aa6d67d">
            <text:p>---</text:p>
          </table:table-cell>
          <table:table-cell office:string-value="---" office:value="53.2" office:value-type="float" table:style-name="a14caf0">
            <text:p>53.20</text:p>
          </table:table-cell>
          <table:table-cell office:string-value="---" office:value="31665.6" office:value-type="float" table:style-name="ad2558a">
            <text:p>31,665.60</text:p>
          </table:table-cell>
          <table:table-cell office:string-value="---" office:value="95.7" office:value-type="float" table:style-name="a1cf39a">
            <text:p>95.70</text:p>
          </table:table-cell>
          <table:table-cell office:string-value="---" office:value="495.15" office:value-type="float" table:style-name="a90b917">
            <text:p>495.15</text:p>
          </table:table-cell>
          <table:table-cell office:string-value="---" office:value-type="string" table:style-name="a32056f">
            <text:p>---</text:p>
          </table:table-cell>
          <table:table-cell office:string-value="---" office:value="55398.15" office:value-type="float" table:style-name="afcfaa7">
            <text:p>55,398.15</text:p>
          </table:table-cell>
        </table:table-row>
        <table:table-row>
          <table:table-cell office:string-value="Fene" office:value-type="string" table:style-name="ab381fc">
            <text:p>Fene</text:p>
          </table:table-cell>
          <table:table-cell office:string-value="---" office:value="664.4" office:value-type="float" table:style-name="a764ca6">
            <text:p>664.40</text:p>
          </table:table-cell>
          <table:table-cell office:string-value="---" office:value="397.1" office:value-type="float" table:style-name="a223316">
            <text:p>397.10</text:p>
          </table:table-cell>
          <table:table-cell office:string-value="---" office:value-type="string" table:style-name="ae3fe11">
            <text:p>---</text:p>
          </table:table-cell>
          <table:table-cell office:string-value="---" office:value-type="string" table:style-name="ae25827">
            <text:p>---</text:p>
          </table:table-cell>
          <table:table-cell office:string-value="---" office:value="10072.6" office:value-type="float" table:style-name="aa171ad">
            <text:p>10,072.60</text:p>
          </table:table-cell>
          <table:table-cell office:string-value="---" office:value="115.6" office:value-type="float" table:style-name="a16d2cf">
            <text:p>115.60</text:p>
          </table:table-cell>
          <table:table-cell office:string-value="---" office:value="16.5" office:value-type="float" table:style-name="a75ec76">
            <text:p>16.50</text:p>
          </table:table-cell>
          <table:table-cell office:string-value="---" office:value-type="string" table:style-name="aab51fb">
            <text:p>---</text:p>
          </table:table-cell>
          <table:table-cell office:string-value="---" office:value="11266.2" office:value-type="float" table:style-name="a4bc5a4">
            <text:p>11,266.20</text:p>
          </table:table-cell>
        </table:table-row>
        <table:table-row>
          <table:table-cell office:string-value="Ferrol" office:value-type="string" table:style-name="a58445e">
            <text:p>Ferrol</text:p>
          </table:table-cell>
          <table:table-cell office:string-value="---" office:value="457.3" office:value-type="float" table:style-name="af700da">
            <text:p>457.30</text:p>
          </table:table-cell>
          <table:table-cell office:string-value="---" office:value-type="string" table:style-name="a3ab104">
            <text:p>---</text:p>
          </table:table-cell>
          <table:table-cell office:string-value="---" office:value-type="string" table:style-name="a4856ff">
            <text:p>---</text:p>
          </table:table-cell>
          <table:table-cell office:string-value="---" office:value-type="string" table:style-name="a79f213">
            <text:p>---</text:p>
          </table:table-cell>
          <table:table-cell office:string-value="---" office:value="23614.66" office:value-type="float" table:style-name="abaa074">
            <text:p>23,614.66</text:p>
          </table:table-cell>
          <table:table-cell office:string-value="---" office:value="822.8" office:value-type="float" table:style-name="acc81dc">
            <text:p>822.80</text:p>
          </table:table-cell>
          <table:table-cell office:string-value="---" office:value="0.56" office:value-type="float" table:style-name="ac8fd6d">
            <text:p>0.56</text:p>
          </table:table-cell>
          <table:table-cell office:string-value="---" office:value-type="string" table:style-name="adc64eb">
            <text:p>---</text:p>
          </table:table-cell>
          <table:table-cell office:string-value="---" office:value="24895.32" office:value-type="float" table:style-name="abf2f43">
            <text:p>24,895.32</text:p>
          </table:table-cell>
        </table:table-row>
        <table:table-row>
          <table:table-cell office:string-value="Fisterra" office:value-type="string" table:style-name="a59d173">
            <text:p>Fisterra</text:p>
          </table:table-cell>
          <table:table-cell office:string-value="---" office:value="693.3" office:value-type="float" table:style-name="a07cda3">
            <text:p>693.30</text:p>
          </table:table-cell>
          <table:table-cell office:string-value="---" office:value="132.0" office:value-type="float" table:style-name="ac8730c">
            <text:p>132.00</text:p>
          </table:table-cell>
          <table:table-cell office:string-value="---" office:value-type="string" table:style-name="a19fda7">
            <text:p>---</text:p>
          </table:table-cell>
          <table:table-cell office:string-value="---" office:value="0.66" office:value-type="float" table:style-name="addc214">
            <text:p>0.66</text:p>
          </table:table-cell>
          <table:table-cell office:string-value="---" office:value="5151.36" office:value-type="float" table:style-name="ad78c34">
            <text:p>5,151.36</text:p>
          </table:table-cell>
          <table:table-cell office:string-value="---" office:value="11.31" office:value-type="float" table:style-name="aa16fd8">
            <text:p>11.31</text:p>
          </table:table-cell>
          <table:table-cell office:string-value="---" office:value="0.63" office:value-type="float" table:style-name="a737552">
            <text:p>0.63</text:p>
          </table:table-cell>
          <table:table-cell office:string-value="---" office:value-type="string" table:style-name="ae9abcb">
            <text:p>---</text:p>
          </table:table-cell>
          <table:table-cell office:string-value="---" office:value="5989.26" office:value-type="float" table:style-name="a766b72">
            <text:p>5,989.26</text:p>
          </table:table-cell>
        </table:table-row>
        <table:table-row>
          <table:table-cell office:string-value="Frades" office:value-type="string" table:style-name="aabf658">
            <text:p>Frades</text:p>
          </table:table-cell>
          <table:table-cell office:string-value="---" office:value="2523.61" office:value-type="float" table:style-name="a502f70">
            <text:p>2,523.61</text:p>
          </table:table-cell>
          <table:table-cell office:string-value="---" office:value="3426.3" office:value-type="float" table:style-name="ab1b4a0">
            <text:p>3,426.30</text:p>
          </table:table-cell>
          <table:table-cell office:string-value="---" office:value-type="string" table:style-name="a860745">
            <text:p>---</text:p>
          </table:table-cell>
          <table:table-cell office:string-value="---" office:value="6901.86" office:value-type="float" table:style-name="aa78613">
            <text:p>6,901.86</text:p>
          </table:table-cell>
          <table:table-cell office:string-value="---" office:value="41557.14" office:value-type="float" table:style-name="aaf3770">
            <text:p>41,557.14</text:p>
          </table:table-cell>
          <table:table-cell office:string-value="---" office:value="556.78" office:value-type="float" table:style-name="a0caef9">
            <text:p>556.78</text:p>
          </table:table-cell>
          <table:table-cell office:string-value="---" office:value="1.65" office:value-type="float" table:style-name="a993b42">
            <text:p>1.65</text:p>
          </table:table-cell>
          <table:table-cell office:string-value="---" office:value="1.1" office:value-type="float" table:style-name="a7cf607">
            <text:p>1.10</text:p>
          </table:table-cell>
          <table:table-cell office:string-value="---" office:value="54968.44" office:value-type="float" table:style-name="a919089">
            <text:p>54,968.44</text:p>
          </table:table-cell>
        </table:table-row>
        <table:table-row>
          <table:table-cell office:string-value="Irixoa" office:value-type="string" table:style-name="adba7ff">
            <text:p>Irixoa</text:p>
          </table:table-cell>
          <table:table-cell office:string-value="---" office:value="7018.26" office:value-type="float" table:style-name="a146dd9">
            <text:p>7,018.26</text:p>
          </table:table-cell>
          <table:table-cell office:string-value="---" office:value="478.7" office:value-type="float" table:style-name="a3534f8">
            <text:p>478.70</text:p>
          </table:table-cell>
          <table:table-cell office:string-value="---" office:value="1.1" office:value-type="float" table:style-name="ab980fe">
            <text:p>1.10</text:p>
          </table:table-cell>
          <table:table-cell office:string-value="---" office:value="696.3" office:value-type="float" table:style-name="a75d7bd">
            <text:p>696.30</text:p>
          </table:table-cell>
          <table:table-cell office:string-value="---" office:value="62211.64" office:value-type="float" table:style-name="a1e03a7">
            <text:p>62,211.64</text:p>
          </table:table-cell>
          <table:table-cell office:string-value="---" office:value="903.37" office:value-type="float" table:style-name="a7925af">
            <text:p>903.37</text:p>
          </table:table-cell>
          <table:table-cell office:string-value="---" office:value="46.2" office:value-type="float" table:style-name="af99002">
            <text:p>46.20</text:p>
          </table:table-cell>
          <table:table-cell office:string-value="---" office:value-type="string" table:style-name="ac19385">
            <text:p>---</text:p>
          </table:table-cell>
          <table:table-cell office:string-value="---" office:value="71355.57" office:value-type="float" table:style-name="a95aa26">
            <text:p>71,355.57</text:p>
          </table:table-cell>
        </table:table-row>
        <table:table-row>
          <table:table-cell office:string-value="Laxe" office:value-type="string" table:style-name="a0ed996">
            <text:p>Laxe</text:p>
          </table:table-cell>
          <table:table-cell office:string-value="---" office:value="13017.52" office:value-type="float" table:style-name="a978793">
            <text:p>13,017.52</text:p>
          </table:table-cell>
          <table:table-cell office:string-value="---" office:value-type="string" table:style-name="a377f6a">
            <text:p>---</text:p>
          </table:table-cell>
          <table:table-cell office:string-value="---" office:value-type="string" table:style-name="a1f0029">
            <text:p>---</text:p>
          </table:table-cell>
          <table:table-cell office:string-value="---" office:value="22.6" office:value-type="float" table:style-name="a1b127d">
            <text:p>22.60</text:p>
          </table:table-cell>
          <table:table-cell office:string-value="---" office:value="6655.33" office:value-type="float" table:style-name="a25ae9c">
            <text:p>6,655.33</text:p>
          </table:table-cell>
          <table:table-cell office:string-value="---" office:value="11.5" office:value-type="float" table:style-name="a63eb2f">
            <text:p>11.50</text:p>
          </table:table-cell>
          <table:table-cell office:string-value="---" office:value-type="string" table:style-name="ae9a988">
            <text:p>---</text:p>
          </table:table-cell>
          <table:table-cell office:string-value="---" office:value-type="string" table:style-name="aa8f92a">
            <text:p>---</text:p>
          </table:table-cell>
          <table:table-cell office:string-value="---" office:value="19706.95" office:value-type="float" table:style-name="a5cac9e">
            <text:p>19,706.95</text:p>
          </table:table-cell>
        </table:table-row>
        <table:table-row>
          <table:table-cell office:string-value="Laracha (A)" office:value-type="string" table:style-name="a2d9eeb">
            <text:p>Laracha (A)</text:p>
          </table:table-cell>
          <table:table-cell office:string-value="---" office:value="20333.17" office:value-type="float" table:style-name="aa15dac">
            <text:p>20,333.17</text:p>
          </table:table-cell>
          <table:table-cell office:string-value="---" office:value="5343.4" office:value-type="float" table:style-name="a96fe4f">
            <text:p>5,343.40</text:p>
          </table:table-cell>
          <table:table-cell office:string-value="---" office:value-type="string" table:style-name="a695d11">
            <text:p>---</text:p>
          </table:table-cell>
          <table:table-cell office:string-value="---" office:value="25.9" office:value-type="float" table:style-name="a060ed3">
            <text:p>25.90</text:p>
          </table:table-cell>
          <table:table-cell office:string-value="---" office:value="70642.82" office:value-type="float" table:style-name="abbe1ad">
            <text:p>70,642.82</text:p>
          </table:table-cell>
          <table:table-cell office:string-value="---" office:value="2435.43" office:value-type="float" table:style-name="ac11a82">
            <text:p>2,435.43</text:p>
          </table:table-cell>
          <table:table-cell office:string-value="---" office:value="35.47" office:value-type="float" table:style-name="a9f3853">
            <text:p>35.47</text:p>
          </table:table-cell>
          <table:table-cell office:string-value="---" office:value-type="string" table:style-name="ab60770">
            <text:p>---</text:p>
          </table:table-cell>
          <table:table-cell office:string-value="---" office:value="98816.19" office:value-type="float" table:style-name="ab30e6b">
            <text:p>98,816.19</text:p>
          </table:table-cell>
        </table:table-row>
        <table:table-row>
          <table:table-cell office:string-value="Lousame" office:value-type="string" table:style-name="ab2dd6f">
            <text:p>Lousame</text:p>
          </table:table-cell>
          <table:table-cell office:string-value="---" office:value="19272.74" office:value-type="float" table:style-name="a5eac15">
            <text:p>19,272.74</text:p>
          </table:table-cell>
          <table:table-cell office:string-value="---" office:value="2277.0" office:value-type="float" table:style-name="a1244cd">
            <text:p>2,277.00</text:p>
          </table:table-cell>
          <table:table-cell office:string-value="---" office:value="4.4" office:value-type="float" table:style-name="aa906e2">
            <text:p>4.40</text:p>
          </table:table-cell>
          <table:table-cell office:string-value="---" office:value="144.65" office:value-type="float" table:style-name="ad16c56">
            <text:p>144.65</text:p>
          </table:table-cell>
          <table:table-cell office:string-value="---" office:value="15227.79" office:value-type="float" table:style-name="a7a42e5">
            <text:p>15,227.79</text:p>
          </table:table-cell>
          <table:table-cell office:string-value="---" office:value="803.12" office:value-type="float" table:style-name="a3952d3">
            <text:p>803.12</text:p>
          </table:table-cell>
          <table:table-cell office:string-value="---" office:value="167.15" office:value-type="float" table:style-name="a100807">
            <text:p>167.15</text:p>
          </table:table-cell>
          <table:table-cell office:string-value="---" office:value-type="string" table:style-name="addf781">
            <text:p>---</text:p>
          </table:table-cell>
          <table:table-cell office:string-value="---" office:value="37896.85" office:value-type="float" table:style-name="a8e5b13">
            <text:p>37,896.85</text:p>
          </table:table-cell>
        </table:table-row>
        <table:table-row>
          <table:table-cell office:string-value="Malpica de Bergantiños" office:value-type="string" table:style-name="a3bac5b">
            <text:p>Malpica de Bergantiños</text:p>
          </table:table-cell>
          <table:table-cell office:string-value="---" office:value="8011.09" office:value-type="float" table:style-name="a72dd2c">
            <text:p>8,011.09</text:p>
          </table:table-cell>
          <table:table-cell office:string-value="---" office:value="5496.4" office:value-type="float" table:style-name="adefc84">
            <text:p>5,496.40</text:p>
          </table:table-cell>
          <table:table-cell office:string-value="---" office:value-type="string" table:style-name="a04ce33">
            <text:p>---</text:p>
          </table:table-cell>
          <table:table-cell office:string-value="---" office:value="3.3" office:value-type="float" table:style-name="ac08d6d">
            <text:p>3.30</text:p>
          </table:table-cell>
          <table:table-cell office:string-value="---" office:value="9618.25" office:value-type="float" table:style-name="a2589b5">
            <text:p>9,618.25</text:p>
          </table:table-cell>
          <table:table-cell office:string-value="---" office:value="34.65" office:value-type="float" table:style-name="a8ca289">
            <text:p>34.65</text:p>
          </table:table-cell>
          <table:table-cell office:string-value="---" office:value-type="string" table:style-name="a48d5eb">
            <text:p>---</text:p>
          </table:table-cell>
          <table:table-cell office:string-value="---" office:value="0.55" office:value-type="float" table:style-name="a464bad">
            <text:p>0.55</text:p>
          </table:table-cell>
          <table:table-cell office:string-value="---" office:value="23164.24" office:value-type="float" table:style-name="af78797">
            <text:p>23,164.24</text:p>
          </table:table-cell>
        </table:table-row>
        <table:table-row>
          <table:table-cell office:string-value="Mañón" office:value-type="string" table:style-name="a0196e4">
            <text:p>Mañón</text:p>
          </table:table-cell>
          <table:table-cell office:string-value="---" office:value="5809.9" office:value-type="float" table:style-name="a6c0fa1">
            <text:p>5,809.90</text:p>
          </table:table-cell>
          <table:table-cell office:string-value="---" office:value="7227.2" office:value-type="float" table:style-name="a18b757">
            <text:p>7,227.20</text:p>
          </table:table-cell>
          <table:table-cell office:string-value="---" office:value="15.4" office:value-type="float" table:style-name="a3a955b">
            <text:p>15.40</text:p>
          </table:table-cell>
          <table:table-cell office:string-value="---" office:value="22.22" office:value-type="float" table:style-name="a618ce3">
            <text:p>22.22</text:p>
          </table:table-cell>
          <table:table-cell office:string-value="---" office:value="35860.99" office:value-type="float" table:style-name="a5b469f">
            <text:p>35,860.99</text:p>
          </table:table-cell>
          <table:table-cell office:string-value="---" office:value="348.25" office:value-type="float" table:style-name="ae8e5ee">
            <text:p>348.25</text:p>
          </table:table-cell>
          <table:table-cell office:string-value="---" office:value="3.85" office:value-type="float" table:style-name="a4e956a">
            <text:p>3.85</text:p>
          </table:table-cell>
          <table:table-cell office:string-value="---" office:value-type="string" table:style-name="af064b8">
            <text:p>---</text:p>
          </table:table-cell>
          <table:table-cell office:string-value="---" office:value="49287.81" office:value-type="float" table:style-name="a8131b4">
            <text:p>49,287.81</text:p>
          </table:table-cell>
        </table:table-row>
        <table:table-row>
          <table:table-cell office:string-value="Mazaricos" office:value-type="string" table:style-name="a41971e">
            <text:p>Mazaricos</text:p>
          </table:table-cell>
          <table:table-cell office:string-value="---" office:value="11803.5" office:value-type="float" table:style-name="a5a6cc5">
            <text:p>11,803.50</text:p>
          </table:table-cell>
          <table:table-cell office:string-value="---" office:value="1594.06" office:value-type="float" table:style-name="a8617b8">
            <text:p>1,594.06</text:p>
          </table:table-cell>
          <table:table-cell office:string-value="---" office:value="4.6" office:value-type="float" table:style-name="a73b08b">
            <text:p>4.60</text:p>
          </table:table-cell>
          <table:table-cell office:string-value="---" office:value="19.4" office:value-type="float" table:style-name="a75561f">
            <text:p>19.40</text:p>
          </table:table-cell>
          <table:table-cell office:string-value="---" office:value="16899.3" office:value-type="float" table:style-name="af17066">
            <text:p>16,899.30</text:p>
          </table:table-cell>
          <table:table-cell office:string-value="---" office:value="793.5" office:value-type="float" table:style-name="a6e24bb">
            <text:p>793.50</text:p>
          </table:table-cell>
          <table:table-cell office:string-value="---" office:value="413.0" office:value-type="float" table:style-name="a5f3a0d">
            <text:p>413.00</text:p>
          </table:table-cell>
          <table:table-cell office:string-value="---" office:value-type="string" table:style-name="a9776d7">
            <text:p>---</text:p>
          </table:table-cell>
          <table:table-cell office:string-value="---" office:value="31527.36" office:value-type="float" table:style-name="a11c2ef">
            <text:p>31,527.36</text:p>
          </table:table-cell>
        </table:table-row>
        <table:table-row>
          <table:table-cell office:string-value="Melide" office:value-type="string" table:style-name="accd145">
            <text:p>Melide</text:p>
          </table:table-cell>
          <table:table-cell office:string-value="---" office:value="4824.5" office:value-type="float" table:style-name="aa77379">
            <text:p>4,824.50</text:p>
          </table:table-cell>
          <table:table-cell office:string-value="---" office:value="2725.48" office:value-type="float" table:style-name="a25002b">
            <text:p>2,725.48</text:p>
          </table:table-cell>
          <table:table-cell office:string-value="---" office:value-type="string" table:style-name="a223abe">
            <text:p>---</text:p>
          </table:table-cell>
          <table:table-cell office:string-value="---" office:value="31.9" office:value-type="float" table:style-name="a29e591">
            <text:p>31.90</text:p>
          </table:table-cell>
          <table:table-cell office:string-value="---" office:value="102405.1" office:value-type="float" table:style-name="a06cd11">
            <text:p>102,405.10</text:p>
          </table:table-cell>
          <table:table-cell office:string-value="---" office:value="1804.34" office:value-type="float" table:style-name="af209da">
            <text:p>1,804.34</text:p>
          </table:table-cell>
          <table:table-cell office:string-value="---" office:value-type="string" table:style-name="adf3f25">
            <text:p>---</text:p>
          </table:table-cell>
          <table:table-cell office:string-value="---" office:value-type="string" table:style-name="a97ef85">
            <text:p>---</text:p>
          </table:table-cell>
          <table:table-cell office:string-value="---" office:value="111791.32" office:value-type="float" table:style-name="a7c41f9">
            <text:p>111,791.32</text:p>
          </table:table-cell>
        </table:table-row>
        <table:table-row>
          <table:table-cell office:string-value="Mesía" office:value-type="string" table:style-name="a2ca7d5">
            <text:p>Mesía</text:p>
          </table:table-cell>
          <table:table-cell office:string-value="---" office:value="2610.7" office:value-type="float" table:style-name="a09a8fd">
            <text:p>2,610.70</text:p>
          </table:table-cell>
          <table:table-cell office:string-value="---" office:value="408.0" office:value-type="float" table:style-name="aaec590">
            <text:p>408.00</text:p>
          </table:table-cell>
          <table:table-cell office:string-value="---" office:value-type="string" table:style-name="a65fae5">
            <text:p>---</text:p>
          </table:table-cell>
          <table:table-cell office:string-value="---" office:value="2024.0" office:value-type="float" table:style-name="aa04588">
            <text:p>2,024.00</text:p>
          </table:table-cell>
          <table:table-cell office:string-value="---" office:value="57920.76" office:value-type="float" table:style-name="a76e0d0">
            <text:p>57,920.76</text:p>
          </table:table-cell>
          <table:table-cell office:string-value="---" office:value="673.14" office:value-type="float" table:style-name="aa99656">
            <text:p>673.14</text:p>
          </table:table-cell>
          <table:table-cell office:string-value="---" office:value="9.7" office:value-type="float" table:style-name="ac4aa53">
            <text:p>9.70</text:p>
          </table:table-cell>
          <table:table-cell office:string-value="---" office:value-type="string" table:style-name="a160ebd">
            <text:p>---</text:p>
          </table:table-cell>
          <table:table-cell office:string-value="---" office:value="63646.3" office:value-type="float" table:style-name="ae0c735">
            <text:p>63,646.30</text:p>
          </table:table-cell>
        </table:table-row>
        <table:table-row>
          <table:table-cell office:string-value="Miño" office:value-type="string" table:style-name="a67aa0a">
            <text:p>Miño</text:p>
          </table:table-cell>
          <table:table-cell office:string-value="---" office:value="2731.98" office:value-type="float" table:style-name="ad6d4ac">
            <text:p>2,731.98</text:p>
          </table:table-cell>
          <table:table-cell office:string-value="---" office:value="495.0" office:value-type="float" table:style-name="acc6260">
            <text:p>495.00</text:p>
          </table:table-cell>
          <table:table-cell office:string-value="---" office:value-type="string" table:style-name="a239a45">
            <text:p>---</text:p>
          </table:table-cell>
          <table:table-cell office:string-value="---" office:value="281.6" office:value-type="float" table:style-name="a70998f">
            <text:p>281.60</text:p>
          </table:table-cell>
          <table:table-cell office:string-value="---" office:value="15918.09" office:value-type="float" table:style-name="a88782f">
            <text:p>15,918.09</text:p>
          </table:table-cell>
          <table:table-cell office:string-value="---" office:value="181.65" office:value-type="float" table:style-name="adafe53">
            <text:p>181.65</text:p>
          </table:table-cell>
          <table:table-cell office:string-value="---" office:value="105.05" office:value-type="float" table:style-name="a2bcb41">
            <text:p>105.05</text:p>
          </table:table-cell>
          <table:table-cell office:string-value="---" office:value-type="string" table:style-name="a13a777">
            <text:p>---</text:p>
          </table:table-cell>
          <table:table-cell office:string-value="---" office:value="19713.37" office:value-type="float" table:style-name="aebfc2a">
            <text:p>19,713.37</text:p>
          </table:table-cell>
        </table:table-row>
        <table:table-row>
          <table:table-cell office:string-value="Moeche" office:value-type="string" table:style-name="a45b74e">
            <text:p>Moeche</text:p>
          </table:table-cell>
          <table:table-cell office:string-value="---" office:value="259.6" office:value-type="float" table:style-name="a2b326a">
            <text:p>259.60</text:p>
          </table:table-cell>
          <table:table-cell office:string-value="---" office:value="368.5" office:value-type="float" table:style-name="aa027fd">
            <text:p>368.50</text:p>
          </table:table-cell>
          <table:table-cell office:string-value="---" office:value-type="string" table:style-name="a84020e">
            <text:p>---</text:p>
          </table:table-cell>
          <table:table-cell office:string-value="---" office:value="1.1" office:value-type="float" table:style-name="a883220">
            <text:p>1.10</text:p>
          </table:table-cell>
          <table:table-cell office:string-value="---" office:value="49822.14" office:value-type="float" table:style-name="a47ba65">
            <text:p>49,822.14</text:p>
          </table:table-cell>
          <table:table-cell office:string-value="---" office:value="750.84" office:value-type="float" table:style-name="a99e2ea">
            <text:p>750.84</text:p>
          </table:table-cell>
          <table:table-cell office:string-value="---" office:value="8.7" office:value-type="float" table:style-name="a778897">
            <text:p>8.70</text:p>
          </table:table-cell>
          <table:table-cell office:string-value="---" office:value="1.1" office:value-type="float" table:style-name="aab4ff0">
            <text:p>1.10</text:p>
          </table:table-cell>
          <table:table-cell office:string-value="---" office:value="51211.98" office:value-type="float" table:style-name="a8045b5">
            <text:p>51,211.98</text:p>
          </table:table-cell>
        </table:table-row>
        <table:table-row>
          <table:table-cell office:string-value="Monfero" office:value-type="string" table:style-name="a494092">
            <text:p>Monfero</text:p>
          </table:table-cell>
          <table:table-cell office:string-value="---" office:value="9575.63" office:value-type="float" table:style-name="ac8ae1d">
            <text:p>9,575.63</text:p>
          </table:table-cell>
          <table:table-cell office:string-value="---" office:value="3436.1" office:value-type="float" table:style-name="ae5df18">
            <text:p>3,436.10</text:p>
          </table:table-cell>
          <table:table-cell office:string-value="---" office:value-type="string" table:style-name="aa81bac">
            <text:p>---</text:p>
          </table:table-cell>
          <table:table-cell office:string-value="---" office:value="1349.87" office:value-type="float" table:style-name="a18bef1">
            <text:p>1,349.87</text:p>
          </table:table-cell>
          <table:table-cell office:string-value="---" office:value="54992.68" office:value-type="float" table:style-name="ab7e8b3">
            <text:p>54,992.68</text:p>
          </table:table-cell>
          <table:table-cell office:string-value="---" office:value="1471.73" office:value-type="float" table:style-name="a6c74e7">
            <text:p>1,471.73</text:p>
          </table:table-cell>
          <table:table-cell office:string-value="---" office:value="2.09" office:value-type="float" table:style-name="a972962">
            <text:p>2.09</text:p>
          </table:table-cell>
          <table:table-cell office:string-value="---" office:value-type="string" table:style-name="a4373ed">
            <text:p>---</text:p>
          </table:table-cell>
          <table:table-cell office:string-value="---" office:value="70828.1" office:value-type="float" table:style-name="afd529f">
            <text:p>70,828.10</text:p>
          </table:table-cell>
        </table:table-row>
        <table:table-row>
          <table:table-cell office:string-value="Mugardos" office:value-type="string" table:style-name="a0880ec">
            <text:p>Mugardos</text:p>
          </table:table-cell>
          <table:table-cell office:string-value="---" office:value="71.5" office:value-type="float" table:style-name="a9b6257">
            <text:p>71.50</text:p>
          </table:table-cell>
          <table:table-cell office:string-value="---" office:value="110.0" office:value-type="float" table:style-name="a278ad0">
            <text:p>110.00</text:p>
          </table:table-cell>
          <table:table-cell office:string-value="---" office:value-type="string" table:style-name="a7aba2e">
            <text:p>---</text:p>
          </table:table-cell>
          <table:table-cell office:string-value="---" office:value-type="string" table:style-name="ac15619">
            <text:p>---</text:p>
          </table:table-cell>
          <table:table-cell office:string-value="---" office:value="6462.29" office:value-type="float" table:style-name="afd1249">
            <text:p>6,462.29</text:p>
          </table:table-cell>
          <table:table-cell office:string-value="---" office:value="42.9" office:value-type="float" table:style-name="a8bbddc">
            <text:p>42.90</text:p>
          </table:table-cell>
          <table:table-cell office:string-value="---" office:value-type="string" table:style-name="a3e7771">
            <text:p>---</text:p>
          </table:table-cell>
          <table:table-cell office:string-value="---" office:value-type="string" table:style-name="a343220">
            <text:p>---</text:p>
          </table:table-cell>
          <table:table-cell office:string-value="---" office:value="6686.69" office:value-type="float" table:style-name="a19b53f">
            <text:p>6,686.69</text:p>
          </table:table-cell>
        </table:table-row>
        <table:table-row>
          <table:table-cell office:string-value="Muxía" office:value-type="string" table:style-name="aa13bf4">
            <text:p>Muxía</text:p>
          </table:table-cell>
          <table:table-cell office:string-value="---" office:value="38722.8" office:value-type="float" table:style-name="a4006df">
            <text:p>38,722.80</text:p>
          </table:table-cell>
          <table:table-cell office:string-value="---" office:value="1559.0" office:value-type="float" table:style-name="afa2852">
            <text:p>1,559.00</text:p>
          </table:table-cell>
          <table:table-cell office:string-value="---" office:value-type="string" table:style-name="acec1d2">
            <text:p>---</text:p>
          </table:table-cell>
          <table:table-cell office:string-value="---" office:value="4.4" office:value-type="float" table:style-name="aae925e">
            <text:p>4.40</text:p>
          </table:table-cell>
          <table:table-cell office:string-value="---" office:value="47096.8" office:value-type="float" table:style-name="acf8238">
            <text:p>47,096.80</text:p>
          </table:table-cell>
          <table:table-cell office:string-value="---" office:value="235.4" office:value-type="float" table:style-name="aec12c6">
            <text:p>235.40</text:p>
          </table:table-cell>
          <table:table-cell office:string-value="---" office:value="259.0" office:value-type="float" table:style-name="ac119ad">
            <text:p>259.00</text:p>
          </table:table-cell>
          <table:table-cell office:string-value="---" office:value-type="string" table:style-name="acfc151">
            <text:p>---</text:p>
          </table:table-cell>
          <table:table-cell office:string-value="---" office:value="87877.4" office:value-type="float" table:style-name="a8b0894">
            <text:p>87,877.40</text:p>
          </table:table-cell>
        </table:table-row>
        <table:table-row>
          <table:table-cell office:string-value="Muros" office:value-type="string" table:style-name="a001b5e">
            <text:p>Muros</text:p>
          </table:table-cell>
          <table:table-cell office:string-value="---" office:value="2345.5" office:value-type="float" table:style-name="a919fcc">
            <text:p>2,345.50</text:p>
          </table:table-cell>
          <table:table-cell office:string-value="---" office:value="3.0" office:value-type="float" table:style-name="a370e5f">
            <text:p>3.00</text:p>
          </table:table-cell>
          <table:table-cell office:string-value="---" office:value-type="string" table:style-name="a848ed2">
            <text:p>---</text:p>
          </table:table-cell>
          <table:table-cell office:string-value="---" office:value="27.6" office:value-type="float" table:style-name="a4b36b2">
            <text:p>27.60</text:p>
          </table:table-cell>
          <table:table-cell office:string-value="---" office:value="3569.95" office:value-type="float" table:style-name="a3e55ac">
            <text:p>3,569.95</text:p>
          </table:table-cell>
          <table:table-cell office:string-value="---" office:value="24.0" office:value-type="float" table:style-name="ac6b58f">
            <text:p>24.00</text:p>
          </table:table-cell>
          <table:table-cell office:string-value="---" office:value="13.0" office:value-type="float" table:style-name="a53de10">
            <text:p>13.00</text:p>
          </table:table-cell>
          <table:table-cell office:string-value="---" office:value-type="string" table:style-name="a62e668">
            <text:p>---</text:p>
          </table:table-cell>
          <table:table-cell office:string-value="---" office:value="5983.05" office:value-type="float" table:style-name="a959ebc">
            <text:p>5,983.05</text:p>
          </table:table-cell>
        </table:table-row>
        <table:table-row>
          <table:table-cell office:string-value="Narón" office:value-type="string" table:style-name="abff631">
            <text:p>Narón</text:p>
          </table:table-cell>
          <table:table-cell office:string-value="---" office:value="1186.4" office:value-type="float" table:style-name="a0e29d8">
            <text:p>1,186.40</text:p>
          </table:table-cell>
          <table:table-cell office:string-value="---" office:value="250.0" office:value-type="float" table:style-name="ac57de9">
            <text:p>250.00</text:p>
          </table:table-cell>
          <table:table-cell office:string-value="---" office:value-type="string" table:style-name="ab0d162">
            <text:p>---</text:p>
          </table:table-cell>
          <table:table-cell office:string-value="---" office:value="3.52" office:value-type="float" table:style-name="a57a5c3">
            <text:p>3.52</text:p>
          </table:table-cell>
          <table:table-cell office:string-value="---" office:value="38277.47" office:value-type="float" table:style-name="a443a38">
            <text:p>38,277.47</text:p>
          </table:table-cell>
          <table:table-cell office:string-value="---" office:value="467.96" office:value-type="float" table:style-name="a18925c">
            <text:p>467.96</text:p>
          </table:table-cell>
          <table:table-cell office:string-value="---" office:value="2.31" office:value-type="float" table:style-name="a792d3f">
            <text:p>2.31</text:p>
          </table:table-cell>
          <table:table-cell office:string-value="---" office:value-type="string" table:style-name="af906cc">
            <text:p>---</text:p>
          </table:table-cell>
          <table:table-cell office:string-value="---" office:value="40187.66" office:value-type="float" table:style-name="a27bd75">
            <text:p>40,187.66</text:p>
          </table:table-cell>
        </table:table-row>
        <table:table-row>
          <table:table-cell office:string-value="Neda" office:value-type="string" table:style-name="adfe91b">
            <text:p>Neda</text:p>
          </table:table-cell>
          <table:table-cell office:string-value="---" office:value="794.03" office:value-type="float" table:style-name="a182ff0">
            <text:p>794.03</text:p>
          </table:table-cell>
          <table:table-cell office:string-value="---" office:value="50.0" office:value-type="float" table:style-name="afa7ca5">
            <text:p>50.00</text:p>
          </table:table-cell>
          <table:table-cell office:string-value="---" office:value-type="string" table:style-name="ab3c1a6">
            <text:p>---</text:p>
          </table:table-cell>
          <table:table-cell office:string-value="---" office:value-type="string" table:style-name="af5bb47">
            <text:p>---</text:p>
          </table:table-cell>
          <table:table-cell office:string-value="---" office:value="20793.98" office:value-type="float" table:style-name="ada3208">
            <text:p>20,793.98</text:p>
          </table:table-cell>
          <table:table-cell office:string-value="---" office:value="274.03" office:value-type="float" table:style-name="a362fb6">
            <text:p>274.03</text:p>
          </table:table-cell>
          <table:table-cell office:string-value="---" office:value-type="string" table:style-name="a75a55e">
            <text:p>---</text:p>
          </table:table-cell>
          <table:table-cell office:string-value="---" office:value="0.55" office:value-type="float" table:style-name="ae5ac10">
            <text:p>0.55</text:p>
          </table:table-cell>
          <table:table-cell office:string-value="---" office:value="21912.59" office:value-type="float" table:style-name="a6aca70">
            <text:p>21,912.59</text:p>
          </table:table-cell>
        </table:table-row>
        <table:table-row>
          <table:table-cell office:string-value="Negreira" office:value-type="string" table:style-name="ab13d47">
            <text:p>Negreira</text:p>
          </table:table-cell>
          <table:table-cell office:string-value="---" office:value="14845.9" office:value-type="float" table:style-name="ae65c9d">
            <text:p>14,845.90</text:p>
          </table:table-cell>
          <table:table-cell office:string-value="---" office:value="1313.0" office:value-type="float" table:style-name="a91f13b">
            <text:p>1,313.00</text:p>
          </table:table-cell>
          <table:table-cell office:string-value="---" office:value="6.6" office:value-type="float" table:style-name="a013a8d">
            <text:p>6.60</text:p>
          </table:table-cell>
          <table:table-cell office:string-value="---" office:value="19.15" office:value-type="float" table:style-name="a8bc36d">
            <text:p>19.15</text:p>
          </table:table-cell>
          <table:table-cell office:string-value="---" office:value="24247.69" office:value-type="float" table:style-name="a5b41dd">
            <text:p>24,247.69</text:p>
          </table:table-cell>
          <table:table-cell office:string-value="---" office:value="1354.42" office:value-type="float" table:style-name="a8fbb2c">
            <text:p>1,354.42</text:p>
          </table:table-cell>
          <table:table-cell office:string-value="---" office:value="126.5" office:value-type="float" table:style-name="ac20d69">
            <text:p>126.50</text:p>
          </table:table-cell>
          <table:table-cell office:string-value="---" office:value-type="string" table:style-name="af0182f">
            <text:p>---</text:p>
          </table:table-cell>
          <table:table-cell office:string-value="---" office:value="41913.26" office:value-type="float" table:style-name="ae6feb9">
            <text:p>41,913.26</text:p>
          </table:table-cell>
        </table:table-row>
        <table:table-row>
          <table:table-cell office:string-value="Noia" office:value-type="string" table:style-name="aaf7545">
            <text:p>Noia</text:p>
          </table:table-cell>
          <table:table-cell office:string-value="---" office:value="12894.55" office:value-type="float" table:style-name="a3e97f1">
            <text:p>12,894.55</text:p>
          </table:table-cell>
          <table:table-cell office:string-value="---" office:value="1017.5" office:value-type="float" table:style-name="a29299e">
            <text:p>1,017.50</text:p>
          </table:table-cell>
          <table:table-cell office:string-value="---" office:value="5.0" office:value-type="float" table:style-name="a8dcb04">
            <text:p>5.00</text:p>
          </table:table-cell>
          <table:table-cell office:string-value="---" office:value="48.18" office:value-type="float" table:style-name="a9d59f3">
            <text:p>48.18</text:p>
          </table:table-cell>
          <table:table-cell office:string-value="---" office:value="4818.21" office:value-type="float" table:style-name="ac3639f">
            <text:p>4,818.21</text:p>
          </table:table-cell>
          <table:table-cell office:string-value="---" office:value="145.72" office:value-type="float" table:style-name="a527970">
            <text:p>145.72</text:p>
          </table:table-cell>
          <table:table-cell office:string-value="---" office:value="117.0" office:value-type="float" table:style-name="add3395">
            <text:p>117.00</text:p>
          </table:table-cell>
          <table:table-cell office:string-value="---" office:value-type="string" table:style-name="a1aab77">
            <text:p>---</text:p>
          </table:table-cell>
          <table:table-cell office:string-value="---" office:value="19046.16" office:value-type="float" table:style-name="a8077ec">
            <text:p>19,046.16</text:p>
          </table:table-cell>
        </table:table-row>
        <table:table-row>
          <table:table-cell office:string-value="Oleiros" office:value-type="string" table:style-name="a0e901d">
            <text:p>Oleiros</text:p>
          </table:table-cell>
          <table:table-cell office:string-value="---" office:value="1021.25" office:value-type="float" table:style-name="a9eb8fa">
            <text:p>1,021.25</text:p>
          </table:table-cell>
          <table:table-cell office:string-value="---" office:value="480.72" office:value-type="float" table:style-name="a434158">
            <text:p>480.72</text:p>
          </table:table-cell>
          <table:table-cell office:string-value="---" office:value="22.0" office:value-type="float" table:style-name="a30563c">
            <text:p>22.00</text:p>
          </table:table-cell>
          <table:table-cell office:string-value="---" office:value="157.3" office:value-type="float" table:style-name="a14c48c">
            <text:p>157.30</text:p>
          </table:table-cell>
          <table:table-cell office:string-value="---" office:value="8468.2" office:value-type="float" table:style-name="a6ec824">
            <text:p>8,468.20</text:p>
          </table:table-cell>
          <table:table-cell office:string-value="---" office:value="124.3" office:value-type="float" table:style-name="a7abbdf">
            <text:p>124.30</text:p>
          </table:table-cell>
          <table:table-cell office:string-value="---" office:value-type="string" table:style-name="abf33fc">
            <text:p>---</text:p>
          </table:table-cell>
          <table:table-cell office:string-value="---" office:value-type="string" table:style-name="a7b5cc5">
            <text:p>---</text:p>
          </table:table-cell>
          <table:table-cell office:string-value="---" office:value="10273.77" office:value-type="float" table:style-name="a99b794">
            <text:p>10,273.77</text:p>
          </table:table-cell>
        </table:table-row>
        <table:table-row>
          <table:table-cell office:string-value="Ordes" office:value-type="string" table:style-name="a85c8fd">
            <text:p>Ordes</text:p>
          </table:table-cell>
          <table:table-cell office:string-value="---" office:value="3198.35" office:value-type="float" table:style-name="a6155f2">
            <text:p>3,198.35</text:p>
          </table:table-cell>
          <table:table-cell office:string-value="---" office:value="2235.9" office:value-type="float" table:style-name="a1c96ba">
            <text:p>2,235.90</text:p>
          </table:table-cell>
          <table:table-cell office:string-value="---" office:value="2.2" office:value-type="float" table:style-name="a2736d1">
            <text:p>2.20</text:p>
          </table:table-cell>
          <table:table-cell office:string-value="---" office:value="241.13" office:value-type="float" table:style-name="afa6699">
            <text:p>241.13</text:p>
          </table:table-cell>
          <table:table-cell office:string-value="---" office:value="59081.03" office:value-type="float" table:style-name="ac8d98e">
            <text:p>59,081.03</text:p>
          </table:table-cell>
          <table:table-cell office:string-value="---" office:value="875.25" office:value-type="float" table:style-name="ab58d31">
            <text:p>875.25</text:p>
          </table:table-cell>
          <table:table-cell office:string-value="---" office:value="169.0" office:value-type="float" table:style-name="ac24acc">
            <text:p>169.00</text:p>
          </table:table-cell>
          <table:table-cell office:string-value="---" office:value="4.76" office:value-type="float" table:style-name="a374e0a">
            <text:p>4.76</text:p>
          </table:table-cell>
          <table:table-cell office:string-value="---" office:value="65807.62" office:value-type="float" table:style-name="a04ba52">
            <text:p>65,807.62</text:p>
          </table:table-cell>
        </table:table-row>
        <table:table-row>
          <table:table-cell office:string-value="Oroso" office:value-type="string" table:style-name="a15c63a">
            <text:p>Oroso</text:p>
          </table:table-cell>
          <table:table-cell office:string-value="---" office:value="5014.0" office:value-type="float" table:style-name="a4fad9a">
            <text:p>5,014.00</text:p>
          </table:table-cell>
          <table:table-cell office:string-value="---" office:value="3175.7" office:value-type="float" table:style-name="a6e4acc">
            <text:p>3,175.70</text:p>
          </table:table-cell>
          <table:table-cell office:string-value="---" office:value-type="string" table:style-name="ad5b840">
            <text:p>---</text:p>
          </table:table-cell>
          <table:table-cell office:string-value="---" office:value="190.0" office:value-type="float" table:style-name="a783317">
            <text:p>190.00</text:p>
          </table:table-cell>
          <table:table-cell office:string-value="---" office:value="15550.91" office:value-type="float" table:style-name="a1912c4">
            <text:p>15,550.91</text:p>
          </table:table-cell>
          <table:table-cell office:string-value="---" office:value="567.61" office:value-type="float" table:style-name="a79db85">
            <text:p>567.61</text:p>
          </table:table-cell>
          <table:table-cell office:string-value="---" office:value="1.0" office:value-type="float" table:style-name="a2f102d">
            <text:p>1.00</text:p>
          </table:table-cell>
          <table:table-cell office:string-value="---" office:value="1.1" office:value-type="float" table:style-name="a953d32">
            <text:p>1.10</text:p>
          </table:table-cell>
          <table:table-cell office:string-value="---" office:value="24500.32" office:value-type="float" table:style-name="a4ff71e">
            <text:p>24,500.32</text:p>
          </table:table-cell>
        </table:table-row>
        <table:table-row>
          <table:table-cell office:string-value="Ortigueira" office:value-type="string" table:style-name="af9104f">
            <text:p>Ortigueira</text:p>
          </table:table-cell>
          <table:table-cell office:string-value="---" office:value="6935.44" office:value-type="float" table:style-name="ac419a6">
            <text:p>6,935.44</text:p>
          </table:table-cell>
          <table:table-cell office:string-value="---" office:value="5599.96" office:value-type="float" table:style-name="ae29cbe">
            <text:p>5,599.96</text:p>
          </table:table-cell>
          <table:table-cell office:string-value="---" office:value="338.04" office:value-type="float" table:style-name="a482b61">
            <text:p>338.04</text:p>
          </table:table-cell>
          <table:table-cell office:string-value="---" office:value="625.0" office:value-type="float" table:style-name="a3eecab">
            <text:p>625.00</text:p>
          </table:table-cell>
          <table:table-cell office:string-value="---" office:value="214825.89" office:value-type="float" table:style-name="aa3a233">
            <text:p>214,825.89</text:p>
          </table:table-cell>
          <table:table-cell office:string-value="---" office:value="965.67" office:value-type="float" table:style-name="a8adba2">
            <text:p>965.67</text:p>
          </table:table-cell>
          <table:table-cell office:string-value="---" office:value="74.7" office:value-type="float" table:style-name="a2cc220">
            <text:p>74.70</text:p>
          </table:table-cell>
          <table:table-cell office:string-value="---" office:value-type="string" table:style-name="a45858b">
            <text:p>---</text:p>
          </table:table-cell>
          <table:table-cell office:string-value="---" office:value="229364.7" office:value-type="float" table:style-name="a8bb586">
            <text:p>229,364.70</text:p>
          </table:table-cell>
        </table:table-row>
        <table:table-row>
          <table:table-cell office:string-value="Outes" office:value-type="string" table:style-name="a086eb3">
            <text:p>Outes</text:p>
          </table:table-cell>
          <table:table-cell office:string-value="---" office:value="37450.46" office:value-type="float" table:style-name="a7edfc5">
            <text:p>37,450.46</text:p>
          </table:table-cell>
          <table:table-cell office:string-value="---" office:value="1301.6" office:value-type="float" table:style-name="a122350">
            <text:p>1,301.60</text:p>
          </table:table-cell>
          <table:table-cell office:string-value="---" office:value="2.0" office:value-type="float" table:style-name="a83dd53">
            <text:p>2.00</text:p>
          </table:table-cell>
          <table:table-cell office:string-value="---" office:value="29.8" office:value-type="float" table:style-name="aba7c6c">
            <text:p>29.80</text:p>
          </table:table-cell>
          <table:table-cell office:string-value="---" office:value="17914.37" office:value-type="float" table:style-name="a9a01c1">
            <text:p>17,914.37</text:p>
          </table:table-cell>
          <table:table-cell office:string-value="---" office:value="630.2" office:value-type="float" table:style-name="aba3461">
            <text:p>630.20</text:p>
          </table:table-cell>
          <table:table-cell office:string-value="---" office:value="118.13" office:value-type="float" table:style-name="aff38f3">
            <text:p>118.13</text:p>
          </table:table-cell>
          <table:table-cell office:string-value="---" office:value-type="string" table:style-name="a5aa7b2">
            <text:p>---</text:p>
          </table:table-cell>
          <table:table-cell office:string-value="---" office:value="57446.56" office:value-type="float" table:style-name="ac07abb">
            <text:p>57,446.56</text:p>
          </table:table-cell>
        </table:table-row>
        <table:table-row>
          <table:table-cell office:string-value="Oza dos Ríos" office:value-type="string" table:style-name="a812530">
            <text:p>Oza dos Ríos</text:p>
          </table:table-cell>
          <table:table-cell office:string-value="---" office:value="5010.4" office:value-type="float" table:style-name="a98fc96">
            <text:p>5,010.40</text:p>
          </table:table-cell>
          <table:table-cell office:string-value="---" office:value="1713.52" office:value-type="float" table:style-name="a4e5e68">
            <text:p>1,713.52</text:p>
          </table:table-cell>
          <table:table-cell office:string-value="---" office:value="8.0" office:value-type="float" table:style-name="a8a6f53">
            <text:p>8.00</text:p>
          </table:table-cell>
          <table:table-cell office:string-value="---" office:value="172.3" office:value-type="float" table:style-name="a104afd">
            <text:p>172.30</text:p>
          </table:table-cell>
          <table:table-cell office:string-value="---" office:value="62971.62" office:value-type="float" table:style-name="a1d09db">
            <text:p>62,971.62</text:p>
          </table:table-cell>
          <table:table-cell office:string-value="---" office:value="666.9" office:value-type="float" table:style-name="a9483f5">
            <text:p>666.90</text:p>
          </table:table-cell>
          <table:table-cell office:string-value="---" office:value="4.2" office:value-type="float" table:style-name="af45878">
            <text:p>4.20</text:p>
          </table:table-cell>
          <table:table-cell office:string-value="---" office:value-type="string" table:style-name="ad1e41b">
            <text:p>---</text:p>
          </table:table-cell>
          <table:table-cell office:string-value="---" office:value="70546.94" office:value-type="float" table:style-name="a0f104a">
            <text:p>70,546.94</text:p>
          </table:table-cell>
        </table:table-row>
        <table:table-row>
          <table:table-cell office:string-value="Paderne" office:value-type="string" table:style-name="ae023cc">
            <text:p>Paderne</text:p>
          </table:table-cell>
          <table:table-cell office:string-value="---" office:value="2425.28" office:value-type="float" table:style-name="ab3712f">
            <text:p>2,425.28</text:p>
          </table:table-cell>
          <table:table-cell office:string-value="---" office:value="1783.8" office:value-type="float" table:style-name="a61ab06">
            <text:p>1,783.80</text:p>
          </table:table-cell>
          <table:table-cell office:string-value="---" office:value-type="string" table:style-name="a9e9505">
            <text:p>---</text:p>
          </table:table-cell>
          <table:table-cell office:string-value="---" office:value="138.3" office:value-type="float" table:style-name="a11fb47">
            <text:p>138.30</text:p>
          </table:table-cell>
          <table:table-cell office:string-value="---" office:value="42916.5" office:value-type="float" table:style-name="ad7fab7">
            <text:p>42,916.50</text:p>
          </table:table-cell>
          <table:table-cell office:string-value="---" office:value="477.65" office:value-type="float" table:style-name="a687bdf">
            <text:p>477.65</text:p>
          </table:table-cell>
          <table:table-cell office:string-value="---" office:value="13.09" office:value-type="float" table:style-name="a8106f3">
            <text:p>13.09</text:p>
          </table:table-cell>
          <table:table-cell office:string-value="---" office:value-type="string" table:style-name="a5eab42">
            <text:p>---</text:p>
          </table:table-cell>
          <table:table-cell office:string-value="---" office:value="47754.62" office:value-type="float" table:style-name="a6ef3e6">
            <text:p>47,754.62</text:p>
          </table:table-cell>
        </table:table-row>
        <table:table-row>
          <table:table-cell office:string-value="Padrón" office:value-type="string" table:style-name="aba0a34">
            <text:p>Padrón</text:p>
          </table:table-cell>
          <table:table-cell office:string-value="---" office:value="4243.4" office:value-type="float" table:style-name="aa2c542">
            <text:p>4,243.40</text:p>
          </table:table-cell>
          <table:table-cell office:string-value="---" office:value="187.0" office:value-type="float" table:style-name="ad87998">
            <text:p>187.00</text:p>
          </table:table-cell>
          <table:table-cell office:string-value="---" office:value="2.75" office:value-type="float" table:style-name="a659e93">
            <text:p>2.75</text:p>
          </table:table-cell>
          <table:table-cell office:string-value="---" office:value="34.51" office:value-type="float" table:style-name="ac14c7a">
            <text:p>34.51</text:p>
          </table:table-cell>
          <table:table-cell office:string-value="---" office:value="5258.18" office:value-type="float" table:style-name="a7780ee">
            <text:p>5,258.18</text:p>
          </table:table-cell>
          <table:table-cell office:string-value="---" office:value="152.53" office:value-type="float" table:style-name="a563b57">
            <text:p>152.53</text:p>
          </table:table-cell>
          <table:table-cell office:string-value="---" office:value="75.94" office:value-type="float" table:style-name="a0e5b1d">
            <text:p>75.94</text:p>
          </table:table-cell>
          <table:table-cell office:string-value="---" office:value="13.2" office:value-type="float" table:style-name="a6d89b2">
            <text:p>13.20</text:p>
          </table:table-cell>
          <table:table-cell office:string-value="---" office:value="9967.51" office:value-type="float" table:style-name="af1ba6c">
            <text:p>9,967.51</text:p>
          </table:table-cell>
        </table:table-row>
        <table:table-row>
          <table:table-cell office:string-value="Pino (O)" office:value-type="string" table:style-name="a71d648">
            <text:p>Pino (O)</text:p>
          </table:table-cell>
          <table:table-cell office:string-value="---" office:value="4597.3" office:value-type="float" table:style-name="a464a32">
            <text:p>4,597.30</text:p>
          </table:table-cell>
          <table:table-cell office:string-value="---" office:value="8856.2" office:value-type="float" table:style-name="a36e201">
            <text:p>8,856.20</text:p>
          </table:table-cell>
          <table:table-cell office:string-value="---" office:value-type="string" table:style-name="af274e7">
            <text:p>---</text:p>
          </table:table-cell>
          <table:table-cell office:string-value="---" office:value="723.8" office:value-type="float" table:style-name="a2574d6">
            <text:p>723.80</text:p>
          </table:table-cell>
          <table:table-cell office:string-value="---" office:value="148155.09" office:value-type="float" table:style-name="ac7762f">
            <text:p>148,155.09</text:p>
          </table:table-cell>
          <table:table-cell office:string-value="---" office:value="1793.58" office:value-type="float" table:style-name="aa80072">
            <text:p>1,793.58</text:p>
          </table:table-cell>
          <table:table-cell office:string-value="---" office:value-type="string" table:style-name="a07fd3d">
            <text:p>---</text:p>
          </table:table-cell>
          <table:table-cell office:string-value="---" office:value-type="string" table:style-name="a6f1f98">
            <text:p>---</text:p>
          </table:table-cell>
          <table:table-cell office:string-value="---" office:value="164125.97" office:value-type="float" table:style-name="a19dd98">
            <text:p>164,125.97</text:p>
          </table:table-cell>
        </table:table-row>
        <table:table-row>
          <table:table-cell office:string-value="Pobra do Caramiñal (A)" office:value-type="string" table:style-name="acdc610">
            <text:p>Pobra do Caramiñal (A)</text:p>
          </table:table-cell>
          <table:table-cell office:string-value="---" office:value="3917.1" office:value-type="float" table:style-name="a993f90">
            <text:p>3,917.10</text:p>
          </table:table-cell>
          <table:table-cell office:string-value="---" office:value-type="string" table:style-name="ac413f6">
            <text:p>---</text:p>
          </table:table-cell>
          <table:table-cell office:string-value="---" office:value="3.3" office:value-type="float" table:style-name="abc8e01">
            <text:p>3.30</text:p>
          </table:table-cell>
          <table:table-cell office:string-value="---" office:value="14.63" office:value-type="float" table:style-name="a35ef9d">
            <text:p>14.63</text:p>
          </table:table-cell>
          <table:table-cell office:string-value="---" office:value="3503.2" office:value-type="float" table:style-name="a3c7e0c">
            <text:p>3,503.20</text:p>
          </table:table-cell>
          <table:table-cell office:string-value="---" office:value="14.08" office:value-type="float" table:style-name="a8dea80">
            <text:p>14.08</text:p>
          </table:table-cell>
          <table:table-cell office:string-value="---" office:value="249.7" office:value-type="float" table:style-name="a4dc97b">
            <text:p>249.70</text:p>
          </table:table-cell>
          <table:table-cell office:string-value="---" office:value-type="string" table:style-name="a0602fe">
            <text:p>---</text:p>
          </table:table-cell>
          <table:table-cell office:string-value="---" office:value="7702.01" office:value-type="float" table:style-name="af2658f">
            <text:p>7,702.01</text:p>
          </table:table-cell>
        </table:table-row>
        <table:table-row>
          <table:table-cell office:string-value="Ponteceso" office:value-type="string" table:style-name="a36ec40">
            <text:p>Ponteceso</text:p>
          </table:table-cell>
          <table:table-cell office:string-value="---" office:value="38780.13" office:value-type="float" table:style-name="a5a3a10">
            <text:p>38,780.13</text:p>
          </table:table-cell>
          <table:table-cell office:string-value="---" office:value="1699.58" office:value-type="float" table:style-name="a0eea3b">
            <text:p>1,699.58</text:p>
          </table:table-cell>
          <table:table-cell office:string-value="---" office:value-type="string" table:style-name="ad2a386">
            <text:p>---</text:p>
          </table:table-cell>
          <table:table-cell office:string-value="---" office:value="528.11" office:value-type="float" table:style-name="a6f0e12">
            <text:p>528.11</text:p>
          </table:table-cell>
          <table:table-cell office:string-value="---" office:value="29213.84" office:value-type="float" table:style-name="acd3a97">
            <text:p>29,213.84</text:p>
          </table:table-cell>
          <table:table-cell office:string-value="---" office:value="168.66" office:value-type="float" table:style-name="a3e3f8d">
            <text:p>168.66</text:p>
          </table:table-cell>
          <table:table-cell office:string-value="---" office:value="72.95" office:value-type="float" table:style-name="a1a0986">
            <text:p>72.95</text:p>
          </table:table-cell>
          <table:table-cell office:string-value="---" office:value-type="string" table:style-name="a3f58ec">
            <text:p>---</text:p>
          </table:table-cell>
          <table:table-cell office:string-value="---" office:value="70463.27" office:value-type="float" table:style-name="ac12702">
            <text:p>70,463.27</text:p>
          </table:table-cell>
        </table:table-row>
        <table:table-row>
          <table:table-cell office:string-value="Pontedeume" office:value-type="string" table:style-name="a9eabf3">
            <text:p>Pontedeume</text:p>
          </table:table-cell>
          <table:table-cell office:string-value="---" office:value="2665.6" office:value-type="float" table:style-name="ab8683b">
            <text:p>2,665.60</text:p>
          </table:table-cell>
          <table:table-cell office:string-value="---" office:value="51.7" office:value-type="float" table:style-name="a86bb3b">
            <text:p>51.70</text:p>
          </table:table-cell>
          <table:table-cell office:string-value="---" office:value-type="string" table:style-name="a6ae068">
            <text:p>---</text:p>
          </table:table-cell>
          <table:table-cell office:string-value="---" office:value="115.5" office:value-type="float" table:style-name="ae6b9dd">
            <text:p>115.50</text:p>
          </table:table-cell>
          <table:table-cell office:string-value="---" office:value="18501.3" office:value-type="float" table:style-name="a1be3c2">
            <text:p>18,501.30</text:p>
          </table:table-cell>
          <table:table-cell office:string-value="---" office:value="330.67" office:value-type="float" table:style-name="a270385">
            <text:p>330.67</text:p>
          </table:table-cell>
          <table:table-cell office:string-value="---" office:value-type="string" table:style-name="ad742ea">
            <text:p>---</text:p>
          </table:table-cell>
          <table:table-cell office:string-value="---" office:value-type="string" table:style-name="a8680e1">
            <text:p>---</text:p>
          </table:table-cell>
          <table:table-cell office:string-value="---" office:value="21664.77" office:value-type="float" table:style-name="a9a0231">
            <text:p>21,664.77</text:p>
          </table:table-cell>
        </table:table-row>
        <table:table-row>
          <table:table-cell office:string-value="Pontes de García Rodríguez (As)" office:value-type="string" table:style-name="a7c3d16">
            <text:p>Pontes de García Rodríguez (As)</text:p>
          </table:table-cell>
          <table:table-cell office:string-value="---" office:value="11823.05" office:value-type="float" table:style-name="adac405">
            <text:p>11,823.05</text:p>
          </table:table-cell>
          <table:table-cell office:string-value="---" office:value="22577.52" office:value-type="float" table:style-name="aeb8b46">
            <text:p>22,577.52</text:p>
          </table:table-cell>
          <table:table-cell office:string-value="---" office:value="1.1" office:value-type="float" table:style-name="a701f10">
            <text:p>1.10</text:p>
          </table:table-cell>
          <table:table-cell office:string-value="---" office:value="207.9" office:value-type="float" table:style-name="a3f7b96">
            <text:p>207.90</text:p>
          </table:table-cell>
          <table:table-cell office:string-value="---" office:value="50339.79" office:value-type="float" table:style-name="aabf5b3">
            <text:p>50,339.79</text:p>
          </table:table-cell>
          <table:table-cell office:string-value="---" office:value="556.0" office:value-type="float" table:style-name="aff02e6">
            <text:p>556.00</text:p>
          </table:table-cell>
          <table:table-cell office:string-value="---" office:value="39.4" office:value-type="float" table:style-name="a7919a4">
            <text:p>39.40</text:p>
          </table:table-cell>
          <table:table-cell office:string-value="---" office:value="4.1" office:value-type="float" table:style-name="ad643f0">
            <text:p>4.10</text:p>
          </table:table-cell>
          <table:table-cell office:string-value="---" office:value="85548.86" office:value-type="float" table:style-name="aed3e55">
            <text:p>85,548.86</text:p>
          </table:table-cell>
        </table:table-row>
        <table:table-row>
          <table:table-cell office:string-value="Porto do Son" office:value-type="string" table:style-name="a532c48">
            <text:p>Porto do Son</text:p>
          </table:table-cell>
          <table:table-cell office:string-value="---" office:value="6015.08" office:value-type="float" table:style-name="ac4d044">
            <text:p>6,015.08</text:p>
          </table:table-cell>
          <table:table-cell office:string-value="---" office:value="276.12" office:value-type="float" table:style-name="a5be0a0">
            <text:p>276.12</text:p>
          </table:table-cell>
          <table:table-cell office:string-value="---" office:value="6.0" office:value-type="float" table:style-name="a32c6bb">
            <text:p>6.00</text:p>
          </table:table-cell>
          <table:table-cell office:string-value="---" office:value="49.7" office:value-type="float" table:style-name="add9393">
            <text:p>49.70</text:p>
          </table:table-cell>
          <table:table-cell office:string-value="---" office:value="6283.66" office:value-type="float" table:style-name="a9db8e2">
            <text:p>6,283.66</text:p>
          </table:table-cell>
          <table:table-cell office:string-value="---" office:value="37.12" office:value-type="float" table:style-name="a670172">
            <text:p>37.12</text:p>
          </table:table-cell>
          <table:table-cell office:string-value="---" office:value="1.65" office:value-type="float" table:style-name="a05a25b">
            <text:p>1.65</text:p>
          </table:table-cell>
          <table:table-cell office:string-value="---" office:value-type="string" table:style-name="aa88eff">
            <text:p>---</text:p>
          </table:table-cell>
          <table:table-cell office:string-value="---" office:value="12669.33" office:value-type="float" table:style-name="aca79e2">
            <text:p>12,669.33</text:p>
          </table:table-cell>
        </table:table-row>
        <table:table-row>
          <table:table-cell office:string-value="Rianxo" office:value-type="string" table:style-name="a9db4e7">
            <text:p>Rianxo</text:p>
          </table:table-cell>
          <table:table-cell office:string-value="---" office:value="3720.46" office:value-type="float" table:style-name="a768948">
            <text:p>3,720.46</text:p>
          </table:table-cell>
          <table:table-cell office:string-value="---" office:value="943.11" office:value-type="float" table:style-name="ade8e56">
            <text:p>943.11</text:p>
          </table:table-cell>
          <table:table-cell office:string-value="---" office:value="0.3" office:value-type="float" table:style-name="a0b8ca6">
            <text:p>0.30</text:p>
          </table:table-cell>
          <table:table-cell office:string-value="---" office:value="6.05" office:value-type="float" table:style-name="a267fa9">
            <text:p>6.05</text:p>
          </table:table-cell>
          <table:table-cell office:string-value="---" office:value="5534.66" office:value-type="float" table:style-name="aa79e91">
            <text:p>5,534.66</text:p>
          </table:table-cell>
          <table:table-cell office:string-value="---" office:value="18.0" office:value-type="float" table:style-name="a0415bc">
            <text:p>18.00</text:p>
          </table:table-cell>
          <table:table-cell office:string-value="---" office:value="61.5" office:value-type="float" table:style-name="ae70d5d">
            <text:p>61.50</text:p>
          </table:table-cell>
          <table:table-cell office:string-value="---" office:value-type="string" table:style-name="a263793">
            <text:p>---</text:p>
          </table:table-cell>
          <table:table-cell office:string-value="---" office:value="10284.08" office:value-type="float" table:style-name="a4b5fae">
            <text:p>10,284.08</text:p>
          </table:table-cell>
        </table:table-row>
        <table:table-row>
          <table:table-cell office:string-value="Ribeira" office:value-type="string" table:style-name="a160c8b">
            <text:p>Ribeira</text:p>
          </table:table-cell>
          <table:table-cell office:string-value="---" office:value="18077.89" office:value-type="float" table:style-name="adc7883">
            <text:p>18,077.89</text:p>
          </table:table-cell>
          <table:table-cell office:string-value="---" office:value="27.0" office:value-type="float" table:style-name="a6d3a1f">
            <text:p>27.00</text:p>
          </table:table-cell>
          <table:table-cell office:string-value="---" office:value="8.0" office:value-type="float" table:style-name="a1c10d0">
            <text:p>8.00</text:p>
          </table:table-cell>
          <table:table-cell office:string-value="---" office:value="37.0" office:value-type="float" table:style-name="ac4fbff">
            <text:p>37.00</text:p>
          </table:table-cell>
          <table:table-cell office:string-value="---" office:value="5855.2" office:value-type="float" table:style-name="a307da5">
            <text:p>5,855.20</text:p>
          </table:table-cell>
          <table:table-cell office:string-value="---" office:value="91.7" office:value-type="float" table:style-name="a02a653">
            <text:p>91.70</text:p>
          </table:table-cell>
          <table:table-cell office:string-value="---" office:value="22.4" office:value-type="float" table:style-name="ad1f710">
            <text:p>22.40</text:p>
          </table:table-cell>
          <table:table-cell office:string-value="---" office:value-type="string" table:style-name="a71e308">
            <text:p>---</text:p>
          </table:table-cell>
          <table:table-cell office:string-value="---" office:value="24119.19" office:value-type="float" table:style-name="a67faf9">
            <text:p>24,119.19</text:p>
          </table:table-cell>
        </table:table-row>
        <table:table-row>
          <table:table-cell office:string-value="Rois" office:value-type="string" table:style-name="afeff69">
            <text:p>Rois</text:p>
          </table:table-cell>
          <table:table-cell office:string-value="---" office:value="8533.7" office:value-type="float" table:style-name="a60ad3c">
            <text:p>8,533.70</text:p>
          </table:table-cell>
          <table:table-cell office:string-value="---" office:value="2499.38" office:value-type="float" table:style-name="ad99e61">
            <text:p>2,499.38</text:p>
          </table:table-cell>
          <table:table-cell office:string-value="---" office:value="1.1" office:value-type="float" table:style-name="afddac8">
            <text:p>1.10</text:p>
          </table:table-cell>
          <table:table-cell office:string-value="---" office:value="19.16" office:value-type="float" table:style-name="a8aef28">
            <text:p>19.16</text:p>
          </table:table-cell>
          <table:table-cell office:string-value="---" office:value="39329.76" office:value-type="float" table:style-name="afd1760">
            <text:p>39,329.76</text:p>
          </table:table-cell>
          <table:table-cell office:string-value="---" office:value="920.2" office:value-type="float" table:style-name="a0397d2">
            <text:p>920.20</text:p>
          </table:table-cell>
          <table:table-cell office:string-value="---" office:value="30.15" office:value-type="float" table:style-name="aa5e8f0">
            <text:p>30.15</text:p>
          </table:table-cell>
          <table:table-cell office:string-value="---" office:value-type="string" table:style-name="ad38f40">
            <text:p>---</text:p>
          </table:table-cell>
          <table:table-cell office:string-value="---" office:value="51333.45" office:value-type="float" table:style-name="a15b98a">
            <text:p>51,333.45</text:p>
          </table:table-cell>
        </table:table-row>
        <table:table-row>
          <table:table-cell office:string-value="Sada" office:value-type="string" table:style-name="aa09c23">
            <text:p>Sada</text:p>
          </table:table-cell>
          <table:table-cell office:string-value="---" office:value="1643.08" office:value-type="float" table:style-name="aa2b4da">
            <text:p>1,643.08</text:p>
          </table:table-cell>
          <table:table-cell office:string-value="---" office:value="154.0" office:value-type="float" table:style-name="a36cb75">
            <text:p>154.00</text:p>
          </table:table-cell>
          <table:table-cell office:string-value="---" office:value-type="string" table:style-name="a26530f">
            <text:p>---</text:p>
          </table:table-cell>
          <table:table-cell office:string-value="---" office:value-type="string" table:style-name="ab32c5f">
            <text:p>---</text:p>
          </table:table-cell>
          <table:table-cell office:string-value="---" office:value="14964.4" office:value-type="float" table:style-name="a3c5703">
            <text:p>14,964.40</text:p>
          </table:table-cell>
          <table:table-cell office:string-value="---" office:value="445.45" office:value-type="float" table:style-name="ae3a3a2">
            <text:p>445.45</text:p>
          </table:table-cell>
          <table:table-cell office:string-value="---" office:value-type="string" table:style-name="af0c8ff">
            <text:p>---</text:p>
          </table:table-cell>
          <table:table-cell office:string-value="---" office:value-type="string" table:style-name="ab045be">
            <text:p>---</text:p>
          </table:table-cell>
          <table:table-cell office:string-value="---" office:value="17206.93" office:value-type="float" table:style-name="aebb911">
            <text:p>17,206.93</text:p>
          </table:table-cell>
        </table:table-row>
        <table:table-row>
          <table:table-cell office:string-value="San Sadurniño" office:value-type="string" table:style-name="a774344">
            <text:p>San Sadurniño</text:p>
          </table:table-cell>
          <table:table-cell office:string-value="---" office:value="2605.1" office:value-type="float" table:style-name="a6c9288">
            <text:p>2,605.10</text:p>
          </table:table-cell>
          <table:table-cell office:string-value="---" office:value="1500.4" office:value-type="float" table:style-name="a3bc186">
            <text:p>1,500.40</text:p>
          </table:table-cell>
          <table:table-cell office:string-value="---" office:value-type="string" table:style-name="a5dd264">
            <text:p>---</text:p>
          </table:table-cell>
          <table:table-cell office:string-value="---" office:value="338.03" office:value-type="float" table:style-name="a66af93">
            <text:p>338.03</text:p>
          </table:table-cell>
          <table:table-cell office:string-value="---" office:value="86039.75" office:value-type="float" table:style-name="a6c27b5">
            <text:p>86,039.75</text:p>
          </table:table-cell>
          <table:table-cell office:string-value="---" office:value="983.13" office:value-type="float" table:style-name="ae1fd4e">
            <text:p>983.13</text:p>
          </table:table-cell>
          <table:table-cell office:string-value="---" office:value="91.42" office:value-type="float" table:style-name="aff9dcf">
            <text:p>91.42</text:p>
          </table:table-cell>
          <table:table-cell office:string-value="---" office:value="9.9" office:value-type="float" table:style-name="aecf9ec">
            <text:p>9.90</text:p>
          </table:table-cell>
          <table:table-cell office:string-value="---" office:value="91567.73" office:value-type="float" table:style-name="a85393f">
            <text:p>91,567.73</text:p>
          </table:table-cell>
        </table:table-row>
        <table:table-row>
          <table:table-cell office:string-value="Santa Comba" office:value-type="string" table:style-name="a13677b">
            <text:p>Santa Comba</text:p>
          </table:table-cell>
          <table:table-cell office:string-value="---" office:value="10202.37" office:value-type="float" table:style-name="a6aa9c0">
            <text:p>10,202.37</text:p>
          </table:table-cell>
          <table:table-cell office:string-value="---" office:value="5577.4" office:value-type="float" table:style-name="a23042a">
            <text:p>5,577.40</text:p>
          </table:table-cell>
          <table:table-cell office:string-value="---" office:value-type="string" table:style-name="a2338b3">
            <text:p>---</text:p>
          </table:table-cell>
          <table:table-cell office:string-value="---" office:value="151.9" office:value-type="float" table:style-name="ae8bc5d">
            <text:p>151.90</text:p>
          </table:table-cell>
          <table:table-cell office:string-value="---" office:value="102641.88" office:value-type="float" table:style-name="aa8ed0b">
            <text:p>102,641.88</text:p>
          </table:table-cell>
          <table:table-cell office:string-value="---" office:value="1314.02" office:value-type="float" table:style-name="aa0a45d">
            <text:p>1,314.02</text:p>
          </table:table-cell>
          <table:table-cell office:string-value="---" office:value="307.35" office:value-type="float" table:style-name="a628a5a">
            <text:p>307.35</text:p>
          </table:table-cell>
          <table:table-cell office:string-value="---" office:value="2.0" office:value-type="float" table:style-name="a1f31ee">
            <text:p>2.00</text:p>
          </table:table-cell>
          <table:table-cell office:string-value="---" office:value="120196.92" office:value-type="float" table:style-name="af5492e">
            <text:p>120,196.92</text:p>
          </table:table-cell>
        </table:table-row>
        <table:table-row>
          <table:table-cell office:string-value="Santiago de Compostela" office:value-type="string" table:style-name="a14f42e">
            <text:p>Santiago de Compostela</text:p>
          </table:table-cell>
          <table:table-cell office:string-value="---" office:value="16403.4" office:value-type="float" table:style-name="ad624bb">
            <text:p>16,403.40</text:p>
          </table:table-cell>
          <table:table-cell office:string-value="---" office:value="4740.8" office:value-type="float" table:style-name="a693dfa">
            <text:p>4,740.80</text:p>
          </table:table-cell>
          <table:table-cell office:string-value="---" office:value="2.2" office:value-type="float" table:style-name="a165744">
            <text:p>2.20</text:p>
          </table:table-cell>
          <table:table-cell office:string-value="---" office:value="270.55" office:value-type="float" table:style-name="a27ad5f">
            <text:p>270.55</text:p>
          </table:table-cell>
          <table:table-cell office:string-value="---" office:value="84600.41" office:value-type="float" table:style-name="a025d13">
            <text:p>84,600.41</text:p>
          </table:table-cell>
          <table:table-cell office:string-value="---" office:value="1871.14" office:value-type="float" table:style-name="a7627c9">
            <text:p>1,871.14</text:p>
          </table:table-cell>
          <table:table-cell office:string-value="---" office:value="78.76" office:value-type="float" table:style-name="a08047e">
            <text:p>78.76</text:p>
          </table:table-cell>
          <table:table-cell office:string-value="---" office:value-type="string" table:style-name="a9296fb">
            <text:p>---</text:p>
          </table:table-cell>
          <table:table-cell office:string-value="---" office:value="107967.26" office:value-type="float" table:style-name="afce769">
            <text:p>107,967.26</text:p>
          </table:table-cell>
        </table:table-row>
        <table:table-row>
          <table:table-cell office:string-value="Santiso" office:value-type="string" table:style-name="acc49bf">
            <text:p>Santiso</text:p>
          </table:table-cell>
          <table:table-cell office:string-value="---" office:value="6937.4" office:value-type="float" table:style-name="a9dee0e">
            <text:p>6,937.40</text:p>
          </table:table-cell>
          <table:table-cell office:string-value="---" office:value="6599.1" office:value-type="float" table:style-name="a987efd">
            <text:p>6,599.10</text:p>
          </table:table-cell>
          <table:table-cell office:string-value="---" office:value-type="string" table:style-name="a9b61bc">
            <text:p>---</text:p>
          </table:table-cell>
          <table:table-cell office:string-value="---" office:value="81.1" office:value-type="float" table:style-name="a64c930">
            <text:p>81.10</text:p>
          </table:table-cell>
          <table:table-cell office:string-value="---" office:value="31884.77" office:value-type="float" table:style-name="af87018">
            <text:p>31,884.77</text:p>
          </table:table-cell>
          <table:table-cell office:string-value="---" office:value="1433.1" office:value-type="float" table:style-name="a756f12">
            <text:p>1,433.10</text:p>
          </table:table-cell>
          <table:table-cell office:string-value="---" office:value-type="string" table:style-name="ac4ff67">
            <text:p>---</text:p>
          </table:table-cell>
          <table:table-cell office:string-value="---" office:value-type="string" table:style-name="a83d4b5">
            <text:p>---</text:p>
          </table:table-cell>
          <table:table-cell office:string-value="---" office:value="46935.47" office:value-type="float" table:style-name="a8ef75b">
            <text:p>46,935.47</text:p>
          </table:table-cell>
        </table:table-row>
        <table:table-row>
          <table:table-cell office:string-value="Sobrado" office:value-type="string" table:style-name="a385378">
            <text:p>Sobrado</text:p>
          </table:table-cell>
          <table:table-cell office:string-value="---" office:value="1977.0" office:value-type="float" table:style-name="ad7cbc3">
            <text:p>1,977.00</text:p>
          </table:table-cell>
          <table:table-cell office:string-value="---" office:value="670.1" office:value-type="float" table:style-name="a050e1c">
            <text:p>670.10</text:p>
          </table:table-cell>
          <table:table-cell office:string-value="---" office:value-type="string" table:style-name="a7bd225">
            <text:p>---</text:p>
          </table:table-cell>
          <table:table-cell office:string-value="---" office:value="145.3" office:value-type="float" table:style-name="af6eb44">
            <text:p>145.30</text:p>
          </table:table-cell>
          <table:table-cell office:string-value="---" office:value="42341.03" office:value-type="float" table:style-name="a4fe8d0">
            <text:p>42,341.03</text:p>
          </table:table-cell>
          <table:table-cell office:string-value="---" office:value="973.57" office:value-type="float" table:style-name="a7ff60c">
            <text:p>973.57</text:p>
          </table:table-cell>
          <table:table-cell office:string-value="---" office:value-type="string" table:style-name="ad9fb8b">
            <text:p>---</text:p>
          </table:table-cell>
          <table:table-cell office:string-value="---" office:value-type="string" table:style-name="a30bbd0">
            <text:p>---</text:p>
          </table:table-cell>
          <table:table-cell office:string-value="---" office:value="46107.0" office:value-type="float" table:style-name="a14e542">
            <text:p>46,107.00</text:p>
          </table:table-cell>
        </table:table-row>
        <table:table-row>
          <table:table-cell office:string-value="Somozas (As)" office:value-type="string" table:style-name="a11d113">
            <text:p>Somozas (As)</text:p>
          </table:table-cell>
          <table:table-cell office:string-value="---" office:value="991.1" office:value-type="float" table:style-name="a97064b">
            <text:p>991.10</text:p>
          </table:table-cell>
          <table:table-cell office:string-value="---" office:value="3583.2" office:value-type="float" table:style-name="a5ac27f">
            <text:p>3,583.20</text:p>
          </table:table-cell>
          <table:table-cell office:string-value="---" office:value-type="string" table:style-name="af2a691">
            <text:p>---</text:p>
          </table:table-cell>
          <table:table-cell office:string-value="---" office:value="63.8" office:value-type="float" table:style-name="acac437">
            <text:p>63.80</text:p>
          </table:table-cell>
          <table:table-cell office:string-value="---" office:value="55112.95" office:value-type="float" table:style-name="a390428">
            <text:p>55,112.95</text:p>
          </table:table-cell>
          <table:table-cell office:string-value="---" office:value="368.5" office:value-type="float" table:style-name="a0949cc">
            <text:p>368.50</text:p>
          </table:table-cell>
          <table:table-cell office:string-value="---" office:value="53.57" office:value-type="float" table:style-name="a1280b6">
            <text:p>53.57</text:p>
          </table:table-cell>
          <table:table-cell office:string-value="---" office:value-type="string" table:style-name="a66ddec">
            <text:p>---</text:p>
          </table:table-cell>
          <table:table-cell office:string-value="---" office:value="60173.12" office:value-type="float" table:style-name="aecdf05">
            <text:p>60,173.12</text:p>
          </table:table-cell>
        </table:table-row>
        <table:table-row>
          <table:table-cell office:string-value="Teo" office:value-type="string" table:style-name="a9c9bc3">
            <text:p>Teo</text:p>
          </table:table-cell>
          <table:table-cell office:string-value="---" office:value="9471.97" office:value-type="float" table:style-name="a7b635a">
            <text:p>9,471.97</text:p>
          </table:table-cell>
          <table:table-cell office:string-value="---" office:value="192.5" office:value-type="float" table:style-name="a792c78">
            <text:p>192.50</text:p>
          </table:table-cell>
          <table:table-cell office:string-value="---" office:value-type="string" table:style-name="a144b92">
            <text:p>---</text:p>
          </table:table-cell>
          <table:table-cell office:string-value="---" office:value="39.4" office:value-type="float" table:style-name="a3fc059">
            <text:p>39.40</text:p>
          </table:table-cell>
          <table:table-cell office:string-value="---" office:value="6000.46" office:value-type="float" table:style-name="ac16fab">
            <text:p>6,000.46</text:p>
          </table:table-cell>
          <table:table-cell office:string-value="---" office:value="991.25" office:value-type="float" table:style-name="a016d7d">
            <text:p>991.25</text:p>
          </table:table-cell>
          <table:table-cell office:string-value="---" office:value="269.47" office:value-type="float" table:style-name="aa34d1b">
            <text:p>269.47</text:p>
          </table:table-cell>
          <table:table-cell office:string-value="---" office:value-type="string" table:style-name="acdd1b9">
            <text:p>---</text:p>
          </table:table-cell>
          <table:table-cell office:string-value="---" office:value="16965.05" office:value-type="float" table:style-name="ad2994e">
            <text:p>16,965.05</text:p>
          </table:table-cell>
        </table:table-row>
        <table:table-row>
          <table:table-cell office:string-value="Toques" office:value-type="string" table:style-name="a4af003">
            <text:p>Toques</text:p>
          </table:table-cell>
          <table:table-cell office:string-value="---" office:value="293.6" office:value-type="float" table:style-name="ad10de2">
            <text:p>293.60</text:p>
          </table:table-cell>
          <table:table-cell office:string-value="---" office:value="12796.47" office:value-type="float" table:style-name="aa929b7">
            <text:p>12,796.47</text:p>
          </table:table-cell>
          <table:table-cell office:string-value="---" office:value-type="string" table:style-name="a378afa">
            <text:p>---</text:p>
          </table:table-cell>
          <table:table-cell office:string-value="---" office:value="153.6" office:value-type="float" table:style-name="a6724fe">
            <text:p>153.60</text:p>
          </table:table-cell>
          <table:table-cell office:string-value="---" office:value="24409.14" office:value-type="float" table:style-name="a8610ba">
            <text:p>24,409.14</text:p>
          </table:table-cell>
          <table:table-cell office:string-value="---" office:value="1553.78" office:value-type="float" table:style-name="a9e309f">
            <text:p>1,553.78</text:p>
          </table:table-cell>
          <table:table-cell office:string-value="---" office:value-type="string" table:style-name="ae98b35">
            <text:p>---</text:p>
          </table:table-cell>
          <table:table-cell office:string-value="---" office:value-type="string" table:style-name="a8f4690">
            <text:p>---</text:p>
          </table:table-cell>
          <table:table-cell office:string-value="---" office:value="39206.59" office:value-type="float" table:style-name="a856e94">
            <text:p>39,206.59</text:p>
          </table:table-cell>
        </table:table-row>
        <table:table-row>
          <table:table-cell office:string-value="Tordoia" office:value-type="string" table:style-name="aaa4e03">
            <text:p>Tordoia</text:p>
          </table:table-cell>
          <table:table-cell office:string-value="---" office:value="8416.74" office:value-type="float" table:style-name="ade6222">
            <text:p>8,416.74</text:p>
          </table:table-cell>
          <table:table-cell office:string-value="---" office:value="2171.0" office:value-type="float" table:style-name="ac639d7">
            <text:p>2,171.00</text:p>
          </table:table-cell>
          <table:table-cell office:string-value="---" office:value-type="string" table:style-name="a26603c">
            <text:p>---</text:p>
          </table:table-cell>
          <table:table-cell office:string-value="---" office:value="198.8" office:value-type="float" table:style-name="a7c63f3">
            <text:p>198.80</text:p>
          </table:table-cell>
          <table:table-cell office:string-value="---" office:value="66898.75" office:value-type="float" table:style-name="aa43099">
            <text:p>66,898.75</text:p>
          </table:table-cell>
          <table:table-cell office:string-value="---" office:value="781.77" office:value-type="float" table:style-name="a89791f">
            <text:p>781.77</text:p>
          </table:table-cell>
          <table:table-cell office:string-value="---" office:value="46.0" office:value-type="float" table:style-name="a5b3d6b">
            <text:p>46.00</text:p>
          </table:table-cell>
          <table:table-cell office:string-value="---" office:value-type="string" table:style-name="ad16555">
            <text:p>---</text:p>
          </table:table-cell>
          <table:table-cell office:string-value="---" office:value="78513.06" office:value-type="float" table:style-name="a75aaeb">
            <text:p>78,513.06</text:p>
          </table:table-cell>
        </table:table-row>
        <table:table-row>
          <table:table-cell office:string-value="Touro" office:value-type="string" table:style-name="afa329b">
            <text:p>Touro</text:p>
          </table:table-cell>
          <table:table-cell office:string-value="---" office:value="14889.82" office:value-type="float" table:style-name="aaa3604">
            <text:p>14,889.82</text:p>
          </table:table-cell>
          <table:table-cell office:string-value="---" office:value="2951.3" office:value-type="float" table:style-name="a9e1723">
            <text:p>2,951.30</text:p>
          </table:table-cell>
          <table:table-cell office:string-value="---" office:value-type="string" table:style-name="a784cf8">
            <text:p>---</text:p>
          </table:table-cell>
          <table:table-cell office:string-value="---" office:value="114.73" office:value-type="float" table:style-name="a2385d4">
            <text:p>114.73</text:p>
          </table:table-cell>
          <table:table-cell office:string-value="---" office:value="69992.2" office:value-type="float" table:style-name="a47e6fe">
            <text:p>69,992.20</text:p>
          </table:table-cell>
          <table:table-cell office:string-value="---" office:value="1056.98" office:value-type="float" table:style-name="aa70b31">
            <text:p>1,056.98</text:p>
          </table:table-cell>
          <table:table-cell office:string-value="---" office:value="55.0" office:value-type="float" table:style-name="ae654e5">
            <text:p>55.00</text:p>
          </table:table-cell>
          <table:table-cell office:string-value="---" office:value="0.11" office:value-type="float" table:style-name="a991e68">
            <text:p>0.11</text:p>
          </table:table-cell>
          <table:table-cell office:string-value="---" office:value="89060.14" office:value-type="float" table:style-name="abf91cc">
            <text:p>89,060.14</text:p>
          </table:table-cell>
        </table:table-row>
        <table:table-row>
          <table:table-cell office:string-value="Trazo" office:value-type="string" table:style-name="a55e322">
            <text:p>Trazo</text:p>
          </table:table-cell>
          <table:table-cell office:string-value="---" office:value="8353.65" office:value-type="float" table:style-name="a400137">
            <text:p>8,353.65</text:p>
          </table:table-cell>
          <table:table-cell office:string-value="---" office:value="5211.4" office:value-type="float" table:style-name="ad08cab">
            <text:p>5,211.40</text:p>
          </table:table-cell>
          <table:table-cell office:string-value="---" office:value-type="string" table:style-name="a64ac97">
            <text:p>---</text:p>
          </table:table-cell>
          <table:table-cell office:string-value="---" office:value="20.95" office:value-type="float" table:style-name="a9743c9">
            <text:p>20.95</text:p>
          </table:table-cell>
          <table:table-cell office:string-value="---" office:value="51991.71" office:value-type="float" table:style-name="ad22db1">
            <text:p>51,991.71</text:p>
          </table:table-cell>
          <table:table-cell office:string-value="---" office:value="2001.47" office:value-type="float" table:style-name="aea679d">
            <text:p>2,001.47</text:p>
          </table:table-cell>
          <table:table-cell office:string-value="---" office:value="3.61" office:value-type="float" table:style-name="a42ba4c">
            <text:p>3.61</text:p>
          </table:table-cell>
          <table:table-cell office:string-value="---" office:value-type="string" table:style-name="aca7dc5">
            <text:p>---</text:p>
          </table:table-cell>
          <table:table-cell office:string-value="---" office:value="67582.79" office:value-type="float" table:style-name="a63518d">
            <text:p>67,582.79</text:p>
          </table:table-cell>
        </table:table-row>
        <table:table-row>
          <table:table-cell office:string-value="Valdoviño" office:value-type="string" table:style-name="a345c6b">
            <text:p>Valdoviño</text:p>
          </table:table-cell>
          <table:table-cell office:string-value="---" office:value="566.6" office:value-type="float" table:style-name="afd0915">
            <text:p>566.60</text:p>
          </table:table-cell>
          <table:table-cell office:string-value="---" office:value="246.4" office:value-type="float" table:style-name="a140365">
            <text:p>246.40</text:p>
          </table:table-cell>
          <table:table-cell office:string-value="---" office:value-type="string" table:style-name="a659394">
            <text:p>---</text:p>
          </table:table-cell>
          <table:table-cell office:string-value="---" office:value="2068.0" office:value-type="float" table:style-name="a5f717a">
            <text:p>2,068.00</text:p>
          </table:table-cell>
          <table:table-cell office:string-value="---" office:value="66952.6" office:value-type="float" table:style-name="a691728">
            <text:p>66,952.60</text:p>
          </table:table-cell>
          <table:table-cell office:string-value="---" office:value="619.0" office:value-type="float" table:style-name="afd1c93">
            <text:p>619.00</text:p>
          </table:table-cell>
          <table:table-cell office:string-value="---" office:value="10.0" office:value-type="float" table:style-name="af05405">
            <text:p>10.00</text:p>
          </table:table-cell>
          <table:table-cell office:string-value="---" office:value-type="string" table:style-name="a06d15e">
            <text:p>---</text:p>
          </table:table-cell>
          <table:table-cell office:string-value="---" office:value="70462.6" office:value-type="float" table:style-name="a4e4623">
            <text:p>70,462.60</text:p>
          </table:table-cell>
        </table:table-row>
        <table:table-row>
          <table:table-cell office:string-value="Val do Dubra" office:value-type="string" table:style-name="a6e86ce">
            <text:p>Val do Dubra</text:p>
          </table:table-cell>
          <table:table-cell office:string-value="---" office:value="15531.1" office:value-type="float" table:style-name="a8bee3c">
            <text:p>15,531.10</text:p>
          </table:table-cell>
          <table:table-cell office:string-value="---" office:value="547.8" office:value-type="float" table:style-name="ae1da6d">
            <text:p>547.80</text:p>
          </table:table-cell>
          <table:table-cell office:string-value="---" office:value="77.0" office:value-type="float" table:style-name="a66d6cb">
            <text:p>77.00</text:p>
          </table:table-cell>
          <table:table-cell office:string-value="---" office:value="462.0" office:value-type="float" table:style-name="abb91ca">
            <text:p>462.00</text:p>
          </table:table-cell>
          <table:table-cell office:string-value="---" office:value="51110.62" office:value-type="float" table:style-name="ab35b38">
            <text:p>51,110.62</text:p>
          </table:table-cell>
          <table:table-cell office:string-value="---" office:value="722.65" office:value-type="float" table:style-name="a3f12e3">
            <text:p>722.65</text:p>
          </table:table-cell>
          <table:table-cell office:string-value="---" office:value="1.1" office:value-type="float" table:style-name="aa44c90">
            <text:p>1.10</text:p>
          </table:table-cell>
          <table:table-cell office:string-value="---" office:value-type="string" table:style-name="ad5e342">
            <text:p>---</text:p>
          </table:table-cell>
          <table:table-cell office:string-value="---" office:value="68452.27" office:value-type="float" table:style-name="a0c75d2">
            <text:p>68,452.27</text:p>
          </table:table-cell>
        </table:table-row>
        <table:table-row>
          <table:table-cell office:string-value="Vedra" office:value-type="string" table:style-name="adeb842">
            <text:p>Vedra</text:p>
          </table:table-cell>
          <table:table-cell office:string-value="---" office:value="16361.36" office:value-type="float" table:style-name="aafdcf4">
            <text:p>16,361.36</text:p>
          </table:table-cell>
          <table:table-cell office:string-value="---" office:value="722.5" office:value-type="float" table:style-name="a991c70">
            <text:p>722.50</text:p>
          </table:table-cell>
          <table:table-cell office:string-value="---" office:value="4.4" office:value-type="float" table:style-name="af28cc1">
            <text:p>4.40</text:p>
          </table:table-cell>
          <table:table-cell office:string-value="---" office:value="9.29" office:value-type="float" table:style-name="a0c9b92">
            <text:p>9.29</text:p>
          </table:table-cell>
          <table:table-cell office:string-value="---" office:value="8034.6" office:value-type="float" table:style-name="a20e943">
            <text:p>8,034.60</text:p>
          </table:table-cell>
          <table:table-cell office:string-value="---" office:value="1619.43" office:value-type="float" table:style-name="a70ac3c">
            <text:p>1,619.43</text:p>
          </table:table-cell>
          <table:table-cell office:string-value="---" office:value="140.9" office:value-type="float" table:style-name="aba1205">
            <text:p>140.90</text:p>
          </table:table-cell>
          <table:table-cell office:string-value="---" office:value-type="string" table:style-name="abd682e">
            <text:p>---</text:p>
          </table:table-cell>
          <table:table-cell office:string-value="---" office:value="26892.48" office:value-type="float" table:style-name="a16170d">
            <text:p>26,892.48</text:p>
          </table:table-cell>
        </table:table-row>
        <table:table-row>
          <table:table-cell office:string-value="Vilasantar" office:value-type="string" table:style-name="afdb554">
            <text:p>Vilasantar</text:p>
          </table:table-cell>
          <table:table-cell office:string-value="---" office:value="2298.0" office:value-type="float" table:style-name="aea1f5e">
            <text:p>2,298.00</text:p>
          </table:table-cell>
          <table:table-cell office:string-value="---" office:value="2737.5" office:value-type="float" table:style-name="a00a0c0">
            <text:p>2,737.50</text:p>
          </table:table-cell>
          <table:table-cell office:string-value="---" office:value-type="string" table:style-name="aa43b56">
            <text:p>---</text:p>
          </table:table-cell>
          <table:table-cell office:string-value="---" office:value="71.5" office:value-type="float" table:style-name="a303c8d">
            <text:p>71.50</text:p>
          </table:table-cell>
          <table:table-cell office:string-value="---" office:value="55785.53" office:value-type="float" table:style-name="a048634">
            <text:p>55,785.53</text:p>
          </table:table-cell>
          <table:table-cell office:string-value="---" office:value="2795.13" office:value-type="float" table:style-name="acd3112">
            <text:p>2,795.13</text:p>
          </table:table-cell>
          <table:table-cell office:string-value="---" office:value-type="string" table:style-name="a6269c5">
            <text:p>---</text:p>
          </table:table-cell>
          <table:table-cell office:string-value="---" office:value-type="string" table:style-name="aef61e9">
            <text:p>---</text:p>
          </table:table-cell>
          <table:table-cell office:string-value="---" office:value="63687.66" office:value-type="float" table:style-name="aac6f9e">
            <text:p>63,687.66</text:p>
          </table:table-cell>
        </table:table-row>
        <table:table-row>
          <table:table-cell office:string-value="Vilarmaior" office:value-type="string" table:style-name="ab0b99e">
            <text:p>Vilarmaior</text:p>
          </table:table-cell>
          <table:table-cell office:string-value="---" office:value="2490.95" office:value-type="float" table:style-name="aa9cd71">
            <text:p>2,490.95</text:p>
          </table:table-cell>
          <table:table-cell office:string-value="---" office:value="143.0" office:value-type="float" table:style-name="a84411e">
            <text:p>143.00</text:p>
          </table:table-cell>
          <table:table-cell office:string-value="---" office:value-type="string" table:style-name="a7388d2">
            <text:p>---</text:p>
          </table:table-cell>
          <table:table-cell office:string-value="---" office:value-type="string" table:style-name="a32a4c3">
            <text:p>---</text:p>
          </table:table-cell>
          <table:table-cell office:string-value="---" office:value="25263.01" office:value-type="float" table:style-name="af8fcd1">
            <text:p>25,263.01</text:p>
          </table:table-cell>
          <table:table-cell office:string-value="---" office:value="268.4" office:value-type="float" table:style-name="aa59dfc">
            <text:p>268.40</text:p>
          </table:table-cell>
          <table:table-cell office:string-value="---" office:value="1.65" office:value-type="float" table:style-name="aa1829e">
            <text:p>1.65</text:p>
          </table:table-cell>
          <table:table-cell office:string-value="---" office:value-type="string" table:style-name="ab44f84">
            <text:p>---</text:p>
          </table:table-cell>
          <table:table-cell office:string-value="---" office:value="28167.01" office:value-type="float" table:style-name="a062fcd">
            <text:p>28,167.01</text:p>
          </table:table-cell>
        </table:table-row>
        <table:table-row>
          <table:table-cell office:string-value="Vimianzo" office:value-type="string" table:style-name="aabdf8e">
            <text:p>Vimianzo</text:p>
          </table:table-cell>
          <table:table-cell office:string-value="---" office:value="41890.77" office:value-type="float" table:style-name="afe01aa">
            <text:p>41,890.77</text:p>
          </table:table-cell>
          <table:table-cell office:string-value="---" office:value="1704.5" office:value-type="float" table:style-name="a4a7d6a">
            <text:p>1,704.50</text:p>
          </table:table-cell>
          <table:table-cell office:string-value="---" office:value-type="string" table:style-name="aefb1f0">
            <text:p>---</text:p>
          </table:table-cell>
          <table:table-cell office:string-value="---" office:value="32.0" office:value-type="float" table:style-name="ad85e68">
            <text:p>32.00</text:p>
          </table:table-cell>
          <table:table-cell office:string-value="---" office:value="52176.84" office:value-type="float" table:style-name="a1de509">
            <text:p>52,176.84</text:p>
          </table:table-cell>
          <table:table-cell office:string-value="---" office:value="724.45" office:value-type="float" table:style-name="a1af804">
            <text:p>724.45</text:p>
          </table:table-cell>
          <table:table-cell office:string-value="---" office:value="472.4" office:value-type="float" table:style-name="afdd5d2">
            <text:p>472.40</text:p>
          </table:table-cell>
          <table:table-cell office:string-value="---" office:value="2.06" office:value-type="float" table:style-name="a5c8eca">
            <text:p>2.06</text:p>
          </table:table-cell>
          <table:table-cell office:string-value="---" office:value="97003.02" office:value-type="float" table:style-name="a7f0e03">
            <text:p>97,003.02</text:p>
          </table:table-cell>
        </table:table-row>
        <table:table-row>
          <table:table-cell office:string-value="Zas" office:value-type="string" table:style-name="afa1ae0">
            <text:p>Zas</text:p>
          </table:table-cell>
          <table:table-cell office:string-value="---" office:value="23324.98" office:value-type="float" table:style-name="ab43bc2">
            <text:p>23,324.98</text:p>
          </table:table-cell>
          <table:table-cell office:string-value="---" office:value="5365.42" office:value-type="float" table:style-name="a0a7056">
            <text:p>5,365.42</text:p>
          </table:table-cell>
          <table:table-cell office:string-value="---" office:value-type="string" table:style-name="a1a152a">
            <text:p>---</text:p>
          </table:table-cell>
          <table:table-cell office:string-value="---" office:value="191.1" office:value-type="float" table:style-name="a6b26cc">
            <text:p>191.10</text:p>
          </table:table-cell>
          <table:table-cell office:string-value="---" office:value="51383.35" office:value-type="float" table:style-name="a4c5612">
            <text:p>51,383.35</text:p>
          </table:table-cell>
          <table:table-cell office:string-value="---" office:value="1107.15" office:value-type="float" table:style-name="aad9a3c">
            <text:p>1,107.15</text:p>
          </table:table-cell>
          <table:table-cell office:string-value="---" office:value="138.9" office:value-type="float" table:style-name="ae5aada">
            <text:p>138.90</text:p>
          </table:table-cell>
          <table:table-cell office:string-value="---" office:value-type="string" table:style-name="aaa6b8b">
            <text:p>---</text:p>
          </table:table-cell>
          <table:table-cell office:string-value="---" office:value="81510.9" office:value-type="float" table:style-name="a379381">
            <text:p>81,510.90</text:p>
          </table:table-cell>
        </table:table-row>
        <table:table-row>
          <table:table-cell office:string-value="Cariño" office:value-type="string" table:style-name="ad4d53e">
            <text:p>Cariño</text:p>
          </table:table-cell>
          <table:table-cell office:string-value="---" office:value="858.0" office:value-type="float" table:style-name="a91afc3">
            <text:p>858.00</text:p>
          </table:table-cell>
          <table:table-cell office:string-value="---" office:value="2145.0" office:value-type="float" table:style-name="a3a0183">
            <text:p>2,145.00</text:p>
          </table:table-cell>
          <table:table-cell office:string-value="---" office:value-type="string" table:style-name="a7d2581">
            <text:p>---</text:p>
          </table:table-cell>
          <table:table-cell office:string-value="---" office:value-type="string" table:style-name="a905c8f">
            <text:p>---</text:p>
          </table:table-cell>
          <table:table-cell office:string-value="---" office:value="28009.04" office:value-type="float" table:style-name="a8759ff">
            <text:p>28,009.04</text:p>
          </table:table-cell>
          <table:table-cell office:string-value="---" office:value="24.0" office:value-type="float" table:style-name="a9f3980">
            <text:p>24.00</text:p>
          </table:table-cell>
          <table:table-cell office:string-value="---" office:value="20.35" office:value-type="float" table:style-name="af0a948">
            <text:p>20.35</text:p>
          </table:table-cell>
          <table:table-cell office:string-value="---" office:value-type="string" table:style-name="a79629c">
            <text:p>---</text:p>
          </table:table-cell>
          <table:table-cell office:string-value="---" office:value="31056.39" office:value-type="float" table:style-name="a724a93">
            <text:p>31,056.39</text:p>
          </table:table-cell>
        </table:table-row>
        <table:table-row>
          <table:table-cell office:string-value="Abadín" office:value-type="string" table:style-name="a39a2e3">
            <text:p>Abadín</text:p>
          </table:table-cell>
          <table:table-cell office:string-value="---" office:value="767.6" office:value-type="float" table:style-name="af666dd">
            <text:p>767.60</text:p>
          </table:table-cell>
          <table:table-cell office:string-value="---" office:value="34214.66" office:value-type="float" table:style-name="ab18245">
            <text:p>34,214.66</text:p>
          </table:table-cell>
          <table:table-cell office:string-value="---" office:value-type="string" table:style-name="a2f7f33">
            <text:p>---</text:p>
          </table:table-cell>
          <table:table-cell office:string-value="---" office:value="2.46" office:value-type="float" table:style-name="ab9d3f3">
            <text:p>2.46</text:p>
          </table:table-cell>
          <table:table-cell office:string-value="---" office:value="22095.28" office:value-type="float" table:style-name="a8f56b8">
            <text:p>22,095.28</text:p>
          </table:table-cell>
          <table:table-cell office:string-value="---" office:value="1147.9" office:value-type="float" table:style-name="aadc6d9">
            <text:p>1,147.90</text:p>
          </table:table-cell>
          <table:table-cell office:string-value="---" office:value="3.43" office:value-type="float" table:style-name="afaeae7">
            <text:p>3.43</text:p>
          </table:table-cell>
          <table:table-cell office:string-value="---" office:value-type="string" table:style-name="a4bed90">
            <text:p>---</text:p>
          </table:table-cell>
          <table:table-cell office:string-value="---" office:value="58231.33" office:value-type="float" table:style-name="a70e34a">
            <text:p>58,231.33</text:p>
          </table:table-cell>
        </table:table-row>
        <table:table-row>
          <table:table-cell office:string-value="Alfoz" office:value-type="string" table:style-name="a71e770">
            <text:p>Alfoz</text:p>
          </table:table-cell>
          <table:table-cell office:string-value="---" office:value="6119.0" office:value-type="float" table:style-name="a2667e1">
            <text:p>6,119.00</text:p>
          </table:table-cell>
          <table:table-cell office:string-value="---" office:value="8180.1" office:value-type="float" table:style-name="acc7d5c">
            <text:p>8,180.10</text:p>
          </table:table-cell>
          <table:table-cell office:string-value="---" office:value-type="string" table:style-name="aca1343">
            <text:p>---</text:p>
          </table:table-cell>
          <table:table-cell office:string-value="---" office:value="118.8" office:value-type="float" table:style-name="ac8b0af">
            <text:p>118.80</text:p>
          </table:table-cell>
          <table:table-cell office:string-value="---" office:value="39989.08" office:value-type="float" table:style-name="ae098c2">
            <text:p>39,989.08</text:p>
          </table:table-cell>
          <table:table-cell office:string-value="---" office:value="516.56" office:value-type="float" table:style-name="a8eafeb">
            <text:p>516.56</text:p>
          </table:table-cell>
          <table:table-cell office:string-value="---" office:value="120.7" office:value-type="float" table:style-name="aae8a7f">
            <text:p>120.70</text:p>
          </table:table-cell>
          <table:table-cell office:string-value="---" office:value-type="string" table:style-name="a105e9b">
            <text:p>---</text:p>
          </table:table-cell>
          <table:table-cell office:string-value="---" office:value="55044.24" office:value-type="float" table:style-name="a5bd35e">
            <text:p>55,044.24</text:p>
          </table:table-cell>
        </table:table-row>
        <table:table-row>
          <table:table-cell office:string-value="Antas de Ulla" office:value-type="string" table:style-name="a046f8b">
            <text:p>Antas de Ulla</text:p>
          </table:table-cell>
          <table:table-cell office:string-value="---" office:value="3600.8" office:value-type="float" table:style-name="a697bef">
            <text:p>3,600.80</text:p>
          </table:table-cell>
          <table:table-cell office:string-value="---" office:value="13792.2" office:value-type="float" table:style-name="acf7568">
            <text:p>13,792.20</text:p>
          </table:table-cell>
          <table:table-cell office:string-value="---" office:value-type="string" table:style-name="adfc3ae">
            <text:p>---</text:p>
          </table:table-cell>
          <table:table-cell office:string-value="---" office:value="189.0" office:value-type="float" table:style-name="ad13889">
            <text:p>189.00</text:p>
          </table:table-cell>
          <table:table-cell office:string-value="---" office:value="31068.18" office:value-type="float" table:style-name="a558b71">
            <text:p>31,068.18</text:p>
          </table:table-cell>
          <table:table-cell office:string-value="---" office:value="873.39" office:value-type="float" table:style-name="ad92474">
            <text:p>873.39</text:p>
          </table:table-cell>
          <table:table-cell office:string-value="---" office:value="1.1" office:value-type="float" table:style-name="a14f8fb">
            <text:p>1.10</text:p>
          </table:table-cell>
          <table:table-cell office:string-value="---" office:value-type="string" table:style-name="a71c447">
            <text:p>---</text:p>
          </table:table-cell>
          <table:table-cell office:string-value="---" office:value="49524.67" office:value-type="float" table:style-name="a9725d7">
            <text:p>49,524.67</text:p>
          </table:table-cell>
        </table:table-row>
        <table:table-row>
          <table:table-cell office:string-value="Baleira" office:value-type="string" table:style-name="a74b9ac">
            <text:p>Baleira</text:p>
          </table:table-cell>
          <table:table-cell office:string-value="---" office:value="172.7" office:value-type="float" table:style-name="a575582">
            <text:p>172.70</text:p>
          </table:table-cell>
          <table:table-cell office:string-value="---" office:value="34545.48" office:value-type="float" table:style-name="ace07ff">
            <text:p>34,545.48</text:p>
          </table:table-cell>
          <table:table-cell office:string-value="---" office:value="1025.3" office:value-type="float" table:style-name="a36b262">
            <text:p>1,025.30</text:p>
          </table:table-cell>
          <table:table-cell office:string-value="---" office:value="82.1" office:value-type="float" table:style-name="a3bed04">
            <text:p>82.10</text:p>
          </table:table-cell>
          <table:table-cell office:string-value="---" office:value="30423.88" office:value-type="float" table:style-name="a2cdd27">
            <text:p>30,423.88</text:p>
          </table:table-cell>
          <table:table-cell office:string-value="---" office:value="1005.23" office:value-type="float" table:style-name="a04981e">
            <text:p>1,005.23</text:p>
          </table:table-cell>
          <table:table-cell office:string-value="---" office:value-type="string" table:style-name="accf4ca">
            <text:p>---</text:p>
          </table:table-cell>
          <table:table-cell office:string-value="---" office:value-type="string" table:style-name="a762573">
            <text:p>---</text:p>
          </table:table-cell>
          <table:table-cell office:string-value="---" office:value="67254.69" office:value-type="float" table:style-name="aa9b3d9">
            <text:p>67,254.69</text:p>
          </table:table-cell>
        </table:table-row>
        <table:table-row>
          <table:table-cell office:string-value="Barreiros" office:value-type="string" table:style-name="af14a50">
            <text:p>Barreiros</text:p>
          </table:table-cell>
          <table:table-cell office:string-value="---" office:value="5261.41" office:value-type="float" table:style-name="acdbd55">
            <text:p>5,261.41</text:p>
          </table:table-cell>
          <table:table-cell office:string-value="---" office:value="1322.93" office:value-type="float" table:style-name="a040039">
            <text:p>1,322.93</text:p>
          </table:table-cell>
          <table:table-cell office:string-value="---" office:value-type="string" table:style-name="a067df8">
            <text:p>---</text:p>
          </table:table-cell>
          <table:table-cell office:string-value="---" office:value="15.4" office:value-type="float" table:style-name="ac26479">
            <text:p>15.40</text:p>
          </table:table-cell>
          <table:table-cell office:string-value="---" office:value="48641.28" office:value-type="float" table:style-name="ad3168f">
            <text:p>48,641.28</text:p>
          </table:table-cell>
          <table:table-cell office:string-value="---" office:value="253.88" office:value-type="float" table:style-name="ad9ab11">
            <text:p>253.88</text:p>
          </table:table-cell>
          <table:table-cell office:string-value="---" office:value="335.08" office:value-type="float" table:style-name="aa3cab5">
            <text:p>335.08</text:p>
          </table:table-cell>
          <table:table-cell office:string-value="---" office:value-type="string" table:style-name="a0bd6cb">
            <text:p>---</text:p>
          </table:table-cell>
          <table:table-cell office:string-value="---" office:value="55829.98" office:value-type="float" table:style-name="acb82b8">
            <text:p>55,829.98</text:p>
          </table:table-cell>
        </table:table-row>
        <table:table-row>
          <table:table-cell office:string-value="Becerreá" office:value-type="string" table:style-name="ae5d215">
            <text:p>Becerreá</text:p>
          </table:table-cell>
          <table:table-cell office:string-value="---" office:value="409.09" office:value-type="float" table:style-name="ac83462">
            <text:p>409.09</text:p>
          </table:table-cell>
          <table:table-cell office:string-value="---" office:value="24846.73" office:value-type="float" table:style-name="a32de59">
            <text:p>24,846.73</text:p>
          </table:table-cell>
          <table:table-cell office:string-value="---" office:value="910.68" office:value-type="float" table:style-name="a27c6a7">
            <text:p>910.68</text:p>
          </table:table-cell>
          <table:table-cell office:string-value="---" office:value="27.5" office:value-type="float" table:style-name="a4633dd">
            <text:p>27.50</text:p>
          </table:table-cell>
          <table:table-cell office:string-value="---" office:value="7937.85" office:value-type="float" table:style-name="aadf2e0">
            <text:p>7,937.85</text:p>
          </table:table-cell>
          <table:table-cell office:string-value="---" office:value="2428.57" office:value-type="float" table:style-name="ac92e82">
            <text:p>2,428.57</text:p>
          </table:table-cell>
          <table:table-cell office:string-value="---" office:value-type="string" table:style-name="ad84a67">
            <text:p>---</text:p>
          </table:table-cell>
          <table:table-cell office:string-value="---" office:value="1.5" office:value-type="float" table:style-name="a54bb3e">
            <text:p>1.50</text:p>
          </table:table-cell>
          <table:table-cell office:string-value="---" office:value="36561.92" office:value-type="float" table:style-name="a411641">
            <text:p>36,561.92</text:p>
          </table:table-cell>
        </table:table-row>
        <table:table-row>
          <table:table-cell office:string-value="Begonte" office:value-type="string" table:style-name="aba66f5">
            <text:p>Begonte</text:p>
          </table:table-cell>
          <table:table-cell office:string-value="---" office:value="14438.41" office:value-type="float" table:style-name="af051ef">
            <text:p>14,438.41</text:p>
          </table:table-cell>
          <table:table-cell office:string-value="---" office:value="54125.6" office:value-type="float" table:style-name="a0fb3ce">
            <text:p>54,125.60</text:p>
          </table:table-cell>
          <table:table-cell office:string-value="---" office:value="9.9" office:value-type="float" table:style-name="a30adc5">
            <text:p>9.90</text:p>
          </table:table-cell>
          <table:table-cell office:string-value="---" office:value="244.2" office:value-type="float" table:style-name="adfae04">
            <text:p>244.20</text:p>
          </table:table-cell>
          <table:table-cell office:string-value="---" office:value="47255.44" office:value-type="float" table:style-name="ac7139d">
            <text:p>47,255.44</text:p>
          </table:table-cell>
          <table:table-cell office:string-value="---" office:value="3986.57" office:value-type="float" table:style-name="a547c3d">
            <text:p>3,986.57</text:p>
          </table:table-cell>
          <table:table-cell office:string-value="---" office:value-type="string" table:style-name="a128db8">
            <text:p>---</text:p>
          </table:table-cell>
          <table:table-cell office:string-value="---" office:value="1.14" office:value-type="float" table:style-name="a15c563">
            <text:p>1.14</text:p>
          </table:table-cell>
          <table:table-cell office:string-value="---" office:value="120061.26" office:value-type="float" table:style-name="ade1740">
            <text:p>120,061.26</text:p>
          </table:table-cell>
        </table:table-row>
        <table:table-row>
          <table:table-cell office:string-value="Bóveda" office:value-type="string" table:style-name="ab265c3">
            <text:p>Bóveda</text:p>
          </table:table-cell>
          <table:table-cell office:string-value="---" office:value="6809.78" office:value-type="float" table:style-name="af3977b">
            <text:p>6,809.78</text:p>
          </table:table-cell>
          <table:table-cell office:string-value="---" office:value="44369.33" office:value-type="float" table:style-name="ab2635e">
            <text:p>44,369.33</text:p>
          </table:table-cell>
          <table:table-cell office:string-value="---" office:value="9.52" office:value-type="float" table:style-name="a6e3613">
            <text:p>9.52</text:p>
          </table:table-cell>
          <table:table-cell office:string-value="---" office:value="422.83" office:value-type="float" table:style-name="a6658ed">
            <text:p>422.83</text:p>
          </table:table-cell>
          <table:table-cell office:string-value="---" office:value="1643.4" office:value-type="float" table:style-name="abe32d9">
            <text:p>1,643.40</text:p>
          </table:table-cell>
          <table:table-cell office:string-value="---" office:value="2307.28" office:value-type="float" table:style-name="a4372de">
            <text:p>2,307.28</text:p>
          </table:table-cell>
          <table:table-cell office:string-value="---" office:value-type="string" table:style-name="a1122e9">
            <text:p>---</text:p>
          </table:table-cell>
          <table:table-cell office:string-value="---" office:value-type="string" table:style-name="a3a3cee">
            <text:p>---</text:p>
          </table:table-cell>
          <table:table-cell office:string-value="---" office:value="55562.14" office:value-type="float" table:style-name="a7b9c58">
            <text:p>55,562.14</text:p>
          </table:table-cell>
        </table:table-row>
        <table:table-row>
          <table:table-cell office:string-value="Carballedo" office:value-type="string" table:style-name="a913bdc">
            <text:p>Carballedo</text:p>
          </table:table-cell>
          <table:table-cell office:string-value="---" office:value="21963.7" office:value-type="float" table:style-name="a0c3598">
            <text:p>21,963.70</text:p>
          </table:table-cell>
          <table:table-cell office:string-value="---" office:value="3968.11" office:value-type="float" table:style-name="ad80ae3">
            <text:p>3,968.11</text:p>
          </table:table-cell>
          <table:table-cell office:string-value="---" office:value="286.0" office:value-type="float" table:style-name="ad06182">
            <text:p>286.00</text:p>
          </table:table-cell>
          <table:table-cell office:string-value="---" office:value="10.6" office:value-type="float" table:style-name="a501e43">
            <text:p>10.60</text:p>
          </table:table-cell>
          <table:table-cell office:string-value="---" office:value="158.4" office:value-type="float" table:style-name="a89d6c1">
            <text:p>158.40</text:p>
          </table:table-cell>
          <table:table-cell office:string-value="---" office:value="905.59" office:value-type="float" table:style-name="ae8303f">
            <text:p>905.59</text:p>
          </table:table-cell>
          <table:table-cell office:string-value="---" office:value="3.02" office:value-type="float" table:style-name="a1ca762">
            <text:p>3.02</text:p>
          </table:table-cell>
          <table:table-cell office:string-value="---" office:value-type="string" table:style-name="a59eaaa">
            <text:p>---</text:p>
          </table:table-cell>
          <table:table-cell office:string-value="---" office:value="27295.42" office:value-type="float" table:style-name="a2e31cf">
            <text:p>27,295.42</text:p>
          </table:table-cell>
        </table:table-row>
        <table:table-row>
          <table:table-cell office:string-value="Castro de Rei" office:value-type="string" table:style-name="abedfeb">
            <text:p>Castro de Rei</text:p>
          </table:table-cell>
          <table:table-cell office:string-value="---" office:value="1590.73" office:value-type="float" table:style-name="a1df83d">
            <text:p>1,590.73</text:p>
          </table:table-cell>
          <table:table-cell office:string-value="---" office:value="32404.1" office:value-type="float" table:style-name="ac2cbc4">
            <text:p>32,404.10</text:p>
          </table:table-cell>
          <table:table-cell office:string-value="---" office:value="4.4" office:value-type="float" table:style-name="acaa267">
            <text:p>4.40</text:p>
          </table:table-cell>
          <table:table-cell office:string-value="---" office:value="114.83" office:value-type="float" table:style-name="a8d7402">
            <text:p>114.83</text:p>
          </table:table-cell>
          <table:table-cell office:string-value="---" office:value="43113.15" office:value-type="float" table:style-name="aae1465">
            <text:p>43,113.15</text:p>
          </table:table-cell>
          <table:table-cell office:string-value="---" office:value="1828.43" office:value-type="float" table:style-name="a45f73b">
            <text:p>1,828.43</text:p>
          </table:table-cell>
          <table:table-cell office:string-value="---" office:value="12.1" office:value-type="float" table:style-name="ab2113e">
            <text:p>12.10</text:p>
          </table:table-cell>
          <table:table-cell office:string-value="---" office:value-type="string" table:style-name="afb10c3">
            <text:p>---</text:p>
          </table:table-cell>
          <table:table-cell office:string-value="---" office:value="79067.74" office:value-type="float" table:style-name="abc678a">
            <text:p>79,067.74</text:p>
          </table:table-cell>
        </table:table-row>
        <table:table-row>
          <table:table-cell office:string-value="Castroverde" office:value-type="string" table:style-name="a6726a8">
            <text:p>Castroverde</text:p>
          </table:table-cell>
          <table:table-cell office:string-value="---" office:value="3708.75" office:value-type="float" table:style-name="a8adf0b">
            <text:p>3,708.75</text:p>
          </table:table-cell>
          <table:table-cell office:string-value="---" office:value="65926.46" office:value-type="float" table:style-name="a3d83e6">
            <text:p>65,926.46</text:p>
          </table:table-cell>
          <table:table-cell office:string-value="---" office:value-type="string" table:style-name="a8dbe59">
            <text:p>---</text:p>
          </table:table-cell>
          <table:table-cell office:string-value="---" office:value-type="string" table:style-name="a352af7">
            <text:p>---</text:p>
          </table:table-cell>
          <table:table-cell office:string-value="---" office:value="35686.91" office:value-type="float" table:style-name="ad0a633">
            <text:p>35,686.91</text:p>
          </table:table-cell>
          <table:table-cell office:string-value="---" office:value="7594.98" office:value-type="float" table:style-name="aeaa6f4">
            <text:p>7,594.98</text:p>
          </table:table-cell>
          <table:table-cell office:string-value="---" office:value-type="string" table:style-name="a3fbee7">
            <text:p>---</text:p>
          </table:table-cell>
          <table:table-cell office:string-value="---" office:value="2.75" office:value-type="float" table:style-name="a230aad">
            <text:p>2.75</text:p>
          </table:table-cell>
          <table:table-cell office:string-value="---" office:value="112919.85" office:value-type="float" table:style-name="a139bd5">
            <text:p>112,919.85</text:p>
          </table:table-cell>
        </table:table-row>
        <table:table-row>
          <table:table-cell office:string-value="Cervantes" office:value-type="string" table:style-name="a9477b3">
            <text:p>Cervantes</text:p>
          </table:table-cell>
          <table:table-cell office:string-value="---" office:value="294.8" office:value-type="float" table:style-name="ad85f35">
            <text:p>294.80</text:p>
          </table:table-cell>
          <table:table-cell office:string-value="---" office:value="22497.63" office:value-type="float" table:style-name="a62151e">
            <text:p>22,497.63</text:p>
          </table:table-cell>
          <table:table-cell office:string-value="---" office:value="3865.8" office:value-type="float" table:style-name="a5dc504">
            <text:p>3,865.80</text:p>
          </table:table-cell>
          <table:table-cell office:string-value="---" office:value="1637.0" office:value-type="float" table:style-name="aae11ee">
            <text:p>1,637.00</text:p>
          </table:table-cell>
          <table:table-cell office:string-value="---" office:value="114.5" office:value-type="float" table:style-name="a0d3d87">
            <text:p>114.50</text:p>
          </table:table-cell>
          <table:table-cell office:string-value="---" office:value="366.8" office:value-type="float" table:style-name="ac5b3e4">
            <text:p>366.80</text:p>
          </table:table-cell>
          <table:table-cell office:string-value="---" office:value-type="string" table:style-name="abe39ae">
            <text:p>---</text:p>
          </table:table-cell>
          <table:table-cell office:string-value="---" office:value-type="string" table:style-name="afd9688">
            <text:p>---</text:p>
          </table:table-cell>
          <table:table-cell office:string-value="---" office:value="28776.53" office:value-type="float" table:style-name="a06d5d2">
            <text:p>28,776.53</text:p>
          </table:table-cell>
        </table:table-row>
        <table:table-row>
          <table:table-cell office:string-value="Cervo" office:value-type="string" table:style-name="a598734">
            <text:p>Cervo</text:p>
          </table:table-cell>
          <table:table-cell office:string-value="---" office:value="2130.3" office:value-type="float" table:style-name="aa1beb7">
            <text:p>2,130.30</text:p>
          </table:table-cell>
          <table:table-cell office:string-value="---" office:value="4890.6" office:value-type="float" table:style-name="a0f9c15">
            <text:p>4,890.60</text:p>
          </table:table-cell>
          <table:table-cell office:string-value="---" office:value-type="string" table:style-name="a42be77">
            <text:p>---</text:p>
          </table:table-cell>
          <table:table-cell office:string-value="---" office:value-type="string" table:style-name="a0e68bb">
            <text:p>---</text:p>
          </table:table-cell>
          <table:table-cell office:string-value="---" office:value="69645.4" office:value-type="float" table:style-name="a77bb31">
            <text:p>69,645.40</text:p>
          </table:table-cell>
          <table:table-cell office:string-value="---" office:value="170.34" office:value-type="float" table:style-name="a4d1c51">
            <text:p>170.34</text:p>
          </table:table-cell>
          <table:table-cell office:string-value="---" office:value="29.81" office:value-type="float" table:style-name="a625439">
            <text:p>29.81</text:p>
          </table:table-cell>
          <table:table-cell office:string-value="---" office:value-type="string" table:style-name="aa9c505">
            <text:p>---</text:p>
          </table:table-cell>
          <table:table-cell office:string-value="---" office:value="76866.45" office:value-type="float" table:style-name="a0269ec">
            <text:p>76,866.45</text:p>
          </table:table-cell>
        </table:table-row>
        <table:table-row>
          <table:table-cell office:string-value="Corgo (O)" office:value-type="string" table:style-name="af111bc">
            <text:p>Corgo (O)</text:p>
          </table:table-cell>
          <table:table-cell office:string-value="---" office:value="7189.5" office:value-type="float" table:style-name="a48b8d7">
            <text:p>7,189.50</text:p>
          </table:table-cell>
          <table:table-cell office:string-value="---" office:value="78542.9" office:value-type="float" table:style-name="aa29172">
            <text:p>78,542.90</text:p>
          </table:table-cell>
          <table:table-cell office:string-value="---" office:value="4.4" office:value-type="float" table:style-name="af35ca3">
            <text:p>4.40</text:p>
          </table:table-cell>
          <table:table-cell office:string-value="---" office:value="70.4" office:value-type="float" table:style-name="a21a9bb">
            <text:p>70.40</text:p>
          </table:table-cell>
          <table:table-cell office:string-value="---" office:value="6280.6" office:value-type="float" table:style-name="a09dee7">
            <text:p>6,280.60</text:p>
          </table:table-cell>
          <table:table-cell office:string-value="---" office:value="8044.55" office:value-type="float" table:style-name="a9f2372">
            <text:p>8,044.55</text:p>
          </table:table-cell>
          <table:table-cell office:string-value="---" office:value-type="string" table:style-name="a95c147">
            <text:p>---</text:p>
          </table:table-cell>
          <table:table-cell office:string-value="---" office:value="0.25" office:value-type="float" table:style-name="ade77c4">
            <text:p>0.25</text:p>
          </table:table-cell>
          <table:table-cell office:string-value="---" office:value="100132.6" office:value-type="float" table:style-name="a0b79e6">
            <text:p>100,132.60</text:p>
          </table:table-cell>
        </table:table-row>
        <table:table-row>
          <table:table-cell office:string-value="Cospeito" office:value-type="string" table:style-name="a5c25fb">
            <text:p>Cospeito</text:p>
          </table:table-cell>
          <table:table-cell office:string-value="---" office:value="2257.12" office:value-type="float" table:style-name="a33fd0f">
            <text:p>2,257.12</text:p>
          </table:table-cell>
          <table:table-cell office:string-value="---" office:value="25855.15" office:value-type="float" table:style-name="a7d6cd2">
            <text:p>25,855.15</text:p>
          </table:table-cell>
          <table:table-cell office:string-value="---" office:value="3.0" office:value-type="float" table:style-name="ac79122">
            <text:p>3.00</text:p>
          </table:table-cell>
          <table:table-cell office:string-value="---" office:value="46.29" office:value-type="float" table:style-name="a221bc1">
            <text:p>46.29</text:p>
          </table:table-cell>
          <table:table-cell office:string-value="---" office:value="10191.65" office:value-type="float" table:style-name="ade3b1e">
            <text:p>10,191.65</text:p>
          </table:table-cell>
          <table:table-cell office:string-value="---" office:value="2472.52" office:value-type="float" table:style-name="aa4cbc4">
            <text:p>2,472.52</text:p>
          </table:table-cell>
          <table:table-cell office:string-value="---" office:value-type="string" table:style-name="a979972">
            <text:p>---</text:p>
          </table:table-cell>
          <table:table-cell office:string-value="---" office:value-type="string" table:style-name="a92ba20">
            <text:p>---</text:p>
          </table:table-cell>
          <table:table-cell office:string-value="---" office:value="40825.73" office:value-type="float" table:style-name="af64cc7">
            <text:p>40,825.73</text:p>
          </table:table-cell>
        </table:table-row>
        <table:table-row>
          <table:table-cell office:string-value="Chantada" office:value-type="string" table:style-name="a0ee7ba">
            <text:p>Chantada</text:p>
          </table:table-cell>
          <table:table-cell office:string-value="---" office:value="7774.4" office:value-type="float" table:style-name="a23fe18">
            <text:p>7,774.40</text:p>
          </table:table-cell>
          <table:table-cell office:string-value="---" office:value="6201.7" office:value-type="float" table:style-name="ae44d9d">
            <text:p>6,201.70</text:p>
          </table:table-cell>
          <table:table-cell office:string-value="---" office:value-type="string" table:style-name="a6a61cf">
            <text:p>---</text:p>
          </table:table-cell>
          <table:table-cell office:string-value="---" office:value="87.5" office:value-type="float" table:style-name="af6c977">
            <text:p>87.50</text:p>
          </table:table-cell>
          <table:table-cell office:string-value="---" office:value="532.5" office:value-type="float" table:style-name="a98dd58">
            <text:p>532.50</text:p>
          </table:table-cell>
          <table:table-cell office:string-value="---" office:value="1915.6" office:value-type="float" table:style-name="a26874b">
            <text:p>1,915.60</text:p>
          </table:table-cell>
          <table:table-cell office:string-value="---" office:value="2.0" office:value-type="float" table:style-name="a5ba5ae">
            <text:p>2.00</text:p>
          </table:table-cell>
          <table:table-cell office:string-value="---" office:value-type="string" table:style-name="a262522">
            <text:p>---</text:p>
          </table:table-cell>
          <table:table-cell office:string-value="---" office:value="16513.7" office:value-type="float" table:style-name="ac92a9a">
            <text:p>16,513.70</text:p>
          </table:table-cell>
        </table:table-row>
        <table:table-row>
          <table:table-cell office:string-value="Folgoso do Courel" office:value-type="string" table:style-name="af85a6d">
            <text:p>Folgoso do Courel</text:p>
          </table:table-cell>
          <table:table-cell office:string-value="---" office:value="24970.8" office:value-type="float" table:style-name="ae31673">
            <text:p>24,970.80</text:p>
          </table:table-cell>
          <table:table-cell office:string-value="---" office:value="14747.95" office:value-type="float" table:style-name="af00bab">
            <text:p>14,747.95</text:p>
          </table:table-cell>
          <table:table-cell office:string-value="---" office:value="23067.97" office:value-type="float" table:style-name="a7c0fbf">
            <text:p>23,067.97</text:p>
          </table:table-cell>
          <table:table-cell office:string-value="---" office:value-type="string" table:style-name="a7d3c8b">
            <text:p>---</text:p>
          </table:table-cell>
          <table:table-cell office:string-value="---" office:value-type="string" table:style-name="a9db0da">
            <text:p>---</text:p>
          </table:table-cell>
          <table:table-cell office:string-value="---" office:value="75.93" office:value-type="float" table:style-name="a136ce9">
            <text:p>75.93</text:p>
          </table:table-cell>
          <table:table-cell office:string-value="---" office:value-type="string" table:style-name="ad26bb4">
            <text:p>---</text:p>
          </table:table-cell>
          <table:table-cell office:string-value="---" office:value="1.0" office:value-type="float" table:style-name="a34a323">
            <text:p>1.00</text:p>
          </table:table-cell>
          <table:table-cell office:string-value="---" office:value="62863.65" office:value-type="float" table:style-name="a7ad4ee">
            <text:p>62,863.65</text:p>
          </table:table-cell>
        </table:table-row>
        <table:table-row>
          <table:table-cell office:string-value="Fonsagrada (A)" office:value-type="string" table:style-name="aa641aa">
            <text:p>Fonsagrada (A)</text:p>
          </table:table-cell>
          <table:table-cell office:string-value="---" office:value="10680.93" office:value-type="float" table:style-name="a408210">
            <text:p>10,680.93</text:p>
          </table:table-cell>
          <table:table-cell office:string-value="---" office:value="91654.62" office:value-type="float" table:style-name="ac22a17">
            <text:p>91,654.62</text:p>
          </table:table-cell>
          <table:table-cell office:string-value="---" office:value="52158.85" office:value-type="float" table:style-name="a333014">
            <text:p>52,158.85</text:p>
          </table:table-cell>
          <table:table-cell office:string-value="---" office:value="1591.05" office:value-type="float" table:style-name="a9dcf3d">
            <text:p>1,591.05</text:p>
          </table:table-cell>
          <table:table-cell office:string-value="---" office:value="17752.35" office:value-type="float" table:style-name="adf13ec">
            <text:p>17,752.35</text:p>
          </table:table-cell>
          <table:table-cell office:string-value="---" office:value="3560.39" office:value-type="float" table:style-name="abd661f">
            <text:p>3,560.39</text:p>
          </table:table-cell>
          <table:table-cell office:string-value="---" office:value-type="string" table:style-name="a622554">
            <text:p>---</text:p>
          </table:table-cell>
          <table:table-cell office:string-value="---" office:value-type="string" table:style-name="a330faf">
            <text:p>---</text:p>
          </table:table-cell>
          <table:table-cell office:string-value="---" office:value="177398.19" office:value-type="float" table:style-name="ac16e6b">
            <text:p>177,398.19</text:p>
          </table:table-cell>
        </table:table-row>
        <table:table-row>
          <table:table-cell office:string-value="Foz" office:value-type="string" table:style-name="a85b8f1">
            <text:p>Foz</text:p>
          </table:table-cell>
          <table:table-cell office:string-value="---" office:value="8959.52" office:value-type="float" table:style-name="a705dcf">
            <text:p>8,959.52</text:p>
          </table:table-cell>
          <table:table-cell office:string-value="---" office:value="11436.7" office:value-type="float" table:style-name="a08e0c4">
            <text:p>11,436.70</text:p>
          </table:table-cell>
          <table:table-cell office:string-value="---" office:value="1.1" office:value-type="float" table:style-name="ada75c5">
            <text:p>1.10</text:p>
          </table:table-cell>
          <table:table-cell office:string-value="---" office:value="43.0" office:value-type="float" table:style-name="aace959">
            <text:p>43.00</text:p>
          </table:table-cell>
          <table:table-cell office:string-value="---" office:value="130034.76" office:value-type="float" table:style-name="a62995d">
            <text:p>130,034.76</text:p>
          </table:table-cell>
          <table:table-cell office:string-value="---" office:value="113.5" office:value-type="float" table:style-name="a108734">
            <text:p>113.50</text:p>
          </table:table-cell>
          <table:table-cell office:string-value="---" office:value="16.5" office:value-type="float" table:style-name="a65a3bb">
            <text:p>16.50</text:p>
          </table:table-cell>
          <table:table-cell office:string-value="---" office:value-type="string" table:style-name="a4d9f1e">
            <text:p>---</text:p>
          </table:table-cell>
          <table:table-cell office:string-value="---" office:value="150605.08" office:value-type="float" table:style-name="a36c667">
            <text:p>150,605.08</text:p>
          </table:table-cell>
        </table:table-row>
        <table:table-row>
          <table:table-cell office:string-value="Friol" office:value-type="string" table:style-name="a4c3181">
            <text:p>Friol</text:p>
          </table:table-cell>
          <table:table-cell office:string-value="---" office:value="4611.26" office:value-type="float" table:style-name="a9232ec">
            <text:p>4,611.26</text:p>
          </table:table-cell>
          <table:table-cell office:string-value="---" office:value="60577.48" office:value-type="float" table:style-name="a96e2ed">
            <text:p>60,577.48</text:p>
          </table:table-cell>
          <table:table-cell office:string-value="---" office:value="484.44" office:value-type="float" table:style-name="a709f62">
            <text:p>484.44</text:p>
          </table:table-cell>
          <table:table-cell office:string-value="---" office:value="541.66" office:value-type="float" table:style-name="a1a3837">
            <text:p>541.66</text:p>
          </table:table-cell>
          <table:table-cell office:string-value="---" office:value="51567.3" office:value-type="float" table:style-name="a2516f8">
            <text:p>51,567.30</text:p>
          </table:table-cell>
          <table:table-cell office:string-value="---" office:value="5215.71" office:value-type="float" table:style-name="a3e5b3c">
            <text:p>5,215.71</text:p>
          </table:table-cell>
          <table:table-cell office:string-value="---" office:value-type="string" table:style-name="a74cd67">
            <text:p>---</text:p>
          </table:table-cell>
          <table:table-cell office:string-value="---" office:value-type="string" table:style-name="a0e01b8">
            <text:p>---</text:p>
          </table:table-cell>
          <table:table-cell office:string-value="---" office:value="122997.85" office:value-type="float" table:style-name="ac645a0">
            <text:p>122,997.85</text:p>
          </table:table-cell>
        </table:table-row>
        <table:table-row>
          <table:table-cell office:string-value="Xermade" office:value-type="string" table:style-name="a995776">
            <text:p>Xermade</text:p>
          </table:table-cell>
          <table:table-cell office:string-value="---" office:value="6108.03" office:value-type="float" table:style-name="a0c4e64">
            <text:p>6,108.03</text:p>
          </table:table-cell>
          <table:table-cell office:string-value="---" office:value="13111.87" office:value-type="float" table:style-name="a412e91">
            <text:p>13,111.87</text:p>
          </table:table-cell>
          <table:table-cell office:string-value="---" office:value-type="string" table:style-name="a37b950">
            <text:p>---</text:p>
          </table:table-cell>
          <table:table-cell office:string-value="---" office:value="264.2" office:value-type="float" table:style-name="aad9440">
            <text:p>264.20</text:p>
          </table:table-cell>
          <table:table-cell office:string-value="---" office:value="29078.78" office:value-type="float" table:style-name="a95163a">
            <text:p>29,078.78</text:p>
          </table:table-cell>
          <table:table-cell office:string-value="---" office:value="2205.11" office:value-type="float" table:style-name="a3a41a1">
            <text:p>2,205.11</text:p>
          </table:table-cell>
          <table:table-cell office:string-value="---" office:value="0.5" office:value-type="float" table:style-name="adec583">
            <text:p>0.50</text:p>
          </table:table-cell>
          <table:table-cell office:string-value="---" office:value-type="string" table:style-name="af3ef92">
            <text:p>---</text:p>
          </table:table-cell>
          <table:table-cell office:string-value="---" office:value="50768.49" office:value-type="float" table:style-name="a08b8e1">
            <text:p>50,768.49</text:p>
          </table:table-cell>
        </table:table-row>
        <table:table-row>
          <table:table-cell office:string-value="Guitiriz" office:value-type="string" table:style-name="acefb64">
            <text:p>Guitiriz</text:p>
          </table:table-cell>
          <table:table-cell office:string-value="---" office:value="10887.47" office:value-type="float" table:style-name="a80adae">
            <text:p>10,887.47</text:p>
          </table:table-cell>
          <table:table-cell office:string-value="---" office:value="62009.94" office:value-type="float" table:style-name="ac4bd03">
            <text:p>62,009.94</text:p>
          </table:table-cell>
          <table:table-cell office:string-value="---" office:value="205.3" office:value-type="float" table:style-name="accea11">
            <text:p>205.30</text:p>
          </table:table-cell>
          <table:table-cell office:string-value="---" office:value="5905.51" office:value-type="float" table:style-name="a54d8bd">
            <text:p>5,905.51</text:p>
          </table:table-cell>
          <table:table-cell office:string-value="---" office:value="39161.39" office:value-type="float" table:style-name="a5c919d">
            <text:p>39,161.39</text:p>
          </table:table-cell>
          <table:table-cell office:string-value="---" office:value="5091.25" office:value-type="float" table:style-name="a0a66ce">
            <text:p>5,091.25</text:p>
          </table:table-cell>
          <table:table-cell office:string-value="---" office:value="4.4" office:value-type="float" table:style-name="aa2c416">
            <text:p>4.40</text:p>
          </table:table-cell>
          <table:table-cell office:string-value="---" office:value="1.1" office:value-type="float" table:style-name="aafe464">
            <text:p>1.10</text:p>
          </table:table-cell>
          <table:table-cell office:string-value="---" office:value="123266.36" office:value-type="float" table:style-name="a14a68d">
            <text:p>123,266.36</text:p>
          </table:table-cell>
        </table:table-row>
        <table:table-row>
          <table:table-cell office:string-value="Guntín" office:value-type="string" table:style-name="ab632d3">
            <text:p>Guntín</text:p>
          </table:table-cell>
          <table:table-cell office:string-value="---" office:value="342.3" office:value-type="float" table:style-name="a32287c">
            <text:p>342.30</text:p>
          </table:table-cell>
          <table:table-cell office:string-value="---" office:value="31817.8" office:value-type="float" table:style-name="a4c4126">
            <text:p>31,817.80</text:p>
          </table:table-cell>
          <table:table-cell office:string-value="---" office:value-type="string" table:style-name="ab9c4c6">
            <text:p>---</text:p>
          </table:table-cell>
          <table:table-cell office:string-value="---" office:value="954.6" office:value-type="float" table:style-name="aecc914">
            <text:p>954.60</text:p>
          </table:table-cell>
          <table:table-cell office:string-value="---" office:value="24274.7" office:value-type="float" table:style-name="a3b0b92">
            <text:p>24,274.70</text:p>
          </table:table-cell>
          <table:table-cell office:string-value="---" office:value="5420.59" office:value-type="float" table:style-name="ae52e87">
            <text:p>5,420.59</text:p>
          </table:table-cell>
          <table:table-cell office:string-value="---" office:value-type="string" table:style-name="a4c99cd">
            <text:p>---</text:p>
          </table:table-cell>
          <table:table-cell office:string-value="---" office:value-type="string" table:style-name="ac38967">
            <text:p>---</text:p>
          </table:table-cell>
          <table:table-cell office:string-value="---" office:value="62809.99" office:value-type="float" table:style-name="a0613f2">
            <text:p>62,809.99</text:p>
          </table:table-cell>
        </table:table-row>
        <table:table-row>
          <table:table-cell office:string-value="Incio (O)" office:value-type="string" table:style-name="ac8e1bd">
            <text:p>Incio (O)</text:p>
          </table:table-cell>
          <table:table-cell office:string-value="---" office:value="3158.48" office:value-type="float" table:style-name="aece9ba">
            <text:p>3,158.48</text:p>
          </table:table-cell>
          <table:table-cell office:string-value="---" office:value="20589.54" office:value-type="float" table:style-name="a975bf9">
            <text:p>20,589.54</text:p>
          </table:table-cell>
          <table:table-cell office:string-value="---" office:value="284.2" office:value-type="float" table:style-name="a6bf172">
            <text:p>284.20</text:p>
          </table:table-cell>
          <table:table-cell office:string-value="---" office:value="482.9" office:value-type="float" table:style-name="a34ede6">
            <text:p>482.90</text:p>
          </table:table-cell>
          <table:table-cell office:string-value="---" office:value="744.23" office:value-type="float" table:style-name="a9ddca3">
            <text:p>744.23</text:p>
          </table:table-cell>
          <table:table-cell office:string-value="---" office:value="1357.9" office:value-type="float" table:style-name="a7d5c53">
            <text:p>1,357.90</text:p>
          </table:table-cell>
          <table:table-cell office:string-value="---" office:value-type="string" table:style-name="aa63afb">
            <text:p>---</text:p>
          </table:table-cell>
          <table:table-cell office:string-value="---" office:value-type="string" table:style-name="abf7c63">
            <text:p>---</text:p>
          </table:table-cell>
          <table:table-cell office:string-value="---" office:value="26617.25" office:value-type="float" table:style-name="a1824c3">
            <text:p>26,617.25</text:p>
          </table:table-cell>
        </table:table-row>
        <table:table-row>
          <table:table-cell office:string-value="Xove" office:value-type="string" table:style-name="a2b2e68">
            <text:p>Xove</text:p>
          </table:table-cell>
          <table:table-cell office:string-value="---" office:value="1999.8" office:value-type="float" table:style-name="a6ddbf1">
            <text:p>1,999.80</text:p>
          </table:table-cell>
          <table:table-cell office:string-value="---" office:value="421.51" office:value-type="float" table:style-name="a426a81">
            <text:p>421.51</text:p>
          </table:table-cell>
          <table:table-cell office:string-value="---" office:value-type="string" table:style-name="a02a9c5">
            <text:p>---</text:p>
          </table:table-cell>
          <table:table-cell office:string-value="---" office:value-type="string" table:style-name="a5065b0">
            <text:p>---</text:p>
          </table:table-cell>
          <table:table-cell office:string-value="---" office:value="92542.64" office:value-type="float" table:style-name="adf1689">
            <text:p>92,542.64</text:p>
          </table:table-cell>
          <table:table-cell office:string-value="---" office:value="122.27" office:value-type="float" table:style-name="a1de30f">
            <text:p>122.27</text:p>
          </table:table-cell>
          <table:table-cell office:string-value="---" office:value="1.1" office:value-type="float" table:style-name="a84b363">
            <text:p>1.10</text:p>
          </table:table-cell>
          <table:table-cell office:string-value="---" office:value-type="string" table:style-name="ade7ed6">
            <text:p>---</text:p>
          </table:table-cell>
          <table:table-cell office:string-value="---" office:value="95087.32" office:value-type="float" table:style-name="a823e75">
            <text:p>95,087.32</text:p>
          </table:table-cell>
        </table:table-row>
        <table:table-row>
          <table:table-cell office:string-value="Láncara" office:value-type="string" table:style-name="aa5adbd">
            <text:p>Láncara</text:p>
          </table:table-cell>
          <table:table-cell office:string-value="---" office:value="1300.9" office:value-type="float" table:style-name="a133a1c">
            <text:p>1,300.90</text:p>
          </table:table-cell>
          <table:table-cell office:string-value="---" office:value="17970.1" office:value-type="float" table:style-name="a3ba534">
            <text:p>17,970.10</text:p>
          </table:table-cell>
          <table:table-cell office:string-value="---" office:value-type="string" table:style-name="a8b3bf7">
            <text:p>---</text:p>
          </table:table-cell>
          <table:table-cell office:string-value="---" office:value-type="string" table:style-name="a242a13">
            <text:p>---</text:p>
          </table:table-cell>
          <table:table-cell office:string-value="---" office:value="346.4" office:value-type="float" table:style-name="acf06c0">
            <text:p>346.40</text:p>
          </table:table-cell>
          <table:table-cell office:string-value="---" office:value="2282.36" office:value-type="float" table:style-name="abb0def">
            <text:p>2,282.36</text:p>
          </table:table-cell>
          <table:table-cell office:string-value="---" office:value-type="string" table:style-name="ac85eb9">
            <text:p>---</text:p>
          </table:table-cell>
          <table:table-cell office:string-value="---" office:value-type="string" table:style-name="afb792a">
            <text:p>---</text:p>
          </table:table-cell>
          <table:table-cell office:string-value="---" office:value="21899.76" office:value-type="float" table:style-name="a427556">
            <text:p>21,899.76</text:p>
          </table:table-cell>
        </table:table-row>
        <table:table-row>
          <table:table-cell office:string-value="Lourenzá" office:value-type="string" table:style-name="ad4caa9">
            <text:p>Lourenzá</text:p>
          </table:table-cell>
          <table:table-cell office:string-value="---" office:value="1486.42" office:value-type="float" table:style-name="a52fec2">
            <text:p>1,486.42</text:p>
          </table:table-cell>
          <table:table-cell office:string-value="---" office:value="3453.61" office:value-type="float" table:style-name="ad35487">
            <text:p>3,453.61</text:p>
          </table:table-cell>
          <table:table-cell office:string-value="---" office:value-type="string" table:style-name="ad4f04a">
            <text:p>---</text:p>
          </table:table-cell>
          <table:table-cell office:string-value="---" office:value="5.5" office:value-type="float" table:style-name="a64d230">
            <text:p>5.50</text:p>
          </table:table-cell>
          <table:table-cell office:string-value="---" office:value="58429.71" office:value-type="float" table:style-name="a5d2466">
            <text:p>58,429.71</text:p>
          </table:table-cell>
          <table:table-cell office:string-value="---" office:value="418.16" office:value-type="float" table:style-name="ae82cf6">
            <text:p>418.16</text:p>
          </table:table-cell>
          <table:table-cell office:string-value="---" office:value="133.1" office:value-type="float" table:style-name="ad48d5e">
            <text:p>133.10</text:p>
          </table:table-cell>
          <table:table-cell office:string-value="---" office:value-type="string" table:style-name="a4d99f7">
            <text:p>---</text:p>
          </table:table-cell>
          <table:table-cell office:string-value="---" office:value="63926.5" office:value-type="float" table:style-name="a55d334">
            <text:p>63,926.50</text:p>
          </table:table-cell>
        </table:table-row>
        <table:table-row>
          <table:table-cell office:string-value="Lugo" office:value-type="string" table:style-name="a6bc22a">
            <text:p>Lugo</text:p>
          </table:table-cell>
          <table:table-cell office:string-value="---" office:value="9416.96" office:value-type="float" table:style-name="a3bafee">
            <text:p>9,416.96</text:p>
          </table:table-cell>
          <table:table-cell office:string-value="---" office:value="116944.19" office:value-type="float" table:style-name="a4ac9fd">
            <text:p>116,944.19</text:p>
          </table:table-cell>
          <table:table-cell office:string-value="---" office:value="7.7" office:value-type="float" table:style-name="aa22546">
            <text:p>7.70</text:p>
          </table:table-cell>
          <table:table-cell office:string-value="---" office:value="1972.25" office:value-type="float" table:style-name="ac9e357">
            <text:p>1,972.25</text:p>
          </table:table-cell>
          <table:table-cell office:string-value="---" office:value="42498.76" office:value-type="float" table:style-name="af87397">
            <text:p>42,498.76</text:p>
          </table:table-cell>
          <table:table-cell office:string-value="---" office:value="11535.49" office:value-type="float" table:style-name="a29a858">
            <text:p>11,535.49</text:p>
          </table:table-cell>
          <table:table-cell office:string-value="---" office:value="0.8" office:value-type="float" table:style-name="a18d634">
            <text:p>0.80</text:p>
          </table:table-cell>
          <table:table-cell office:string-value="---" office:value="6.0" office:value-type="float" table:style-name="a36d7bb">
            <text:p>6.00</text:p>
          </table:table-cell>
          <table:table-cell office:string-value="---" office:value="182382.15" office:value-type="float" table:style-name="a920f75">
            <text:p>182,382.15</text:p>
          </table:table-cell>
        </table:table-row>
        <table:table-row>
          <table:table-cell office:string-value="Meira" office:value-type="string" table:style-name="a71469f">
            <text:p>Meira</text:p>
          </table:table-cell>
          <table:table-cell office:string-value="---" office:value="229.9" office:value-type="float" table:style-name="adcbd21">
            <text:p>229.90</text:p>
          </table:table-cell>
          <table:table-cell office:string-value="---" office:value="9885.15" office:value-type="float" table:style-name="a5188a9">
            <text:p>9,885.15</text:p>
          </table:table-cell>
          <table:table-cell office:string-value="---" office:value-type="string" table:style-name="a37a4cb">
            <text:p>---</text:p>
          </table:table-cell>
          <table:table-cell office:string-value="---" office:value-type="string" table:style-name="a726e33">
            <text:p>---</text:p>
          </table:table-cell>
          <table:table-cell office:string-value="---" office:value="25080.25" office:value-type="float" table:style-name="abd41c7">
            <text:p>25,080.25</text:p>
          </table:table-cell>
          <table:table-cell office:string-value="---" office:value="231.51" office:value-type="float" table:style-name="a65b0a4">
            <text:p>231.51</text:p>
          </table:table-cell>
          <table:table-cell office:string-value="---" office:value="1.1" office:value-type="float" table:style-name="a8c0ed2">
            <text:p>1.10</text:p>
          </table:table-cell>
          <table:table-cell office:string-value="---" office:value-type="string" table:style-name="a9fc6e1">
            <text:p>---</text:p>
          </table:table-cell>
          <table:table-cell office:string-value="---" office:value="35427.91" office:value-type="float" table:style-name="a0c1c4b">
            <text:p>35,427.91</text:p>
          </table:table-cell>
        </table:table-row>
        <table:table-row>
          <table:table-cell office:string-value="Mondoñedo" office:value-type="string" table:style-name="a780f83">
            <text:p>Mondoñedo</text:p>
          </table:table-cell>
          <table:table-cell office:string-value="---" office:value="2518.01" office:value-type="float" table:style-name="aefca76">
            <text:p>2,518.01</text:p>
          </table:table-cell>
          <table:table-cell office:string-value="---" office:value="16036.65" office:value-type="float" table:style-name="a3cdbad">
            <text:p>16,036.65</text:p>
          </table:table-cell>
          <table:table-cell office:string-value="---" office:value-type="string" table:style-name="a1369d3">
            <text:p>---</text:p>
          </table:table-cell>
          <table:table-cell office:string-value="---" office:value-type="string" table:style-name="a64a3c1">
            <text:p>---</text:p>
          </table:table-cell>
          <table:table-cell office:string-value="---" office:value="77993.37" office:value-type="float" table:style-name="a57b80c">
            <text:p>77,993.37</text:p>
          </table:table-cell>
          <table:table-cell office:string-value="---" office:value="457.52" office:value-type="float" table:style-name="aa09c7d">
            <text:p>457.52</text:p>
          </table:table-cell>
          <table:table-cell office:string-value="---" office:value="192.39" office:value-type="float" table:style-name="a7e34d5">
            <text:p>192.39</text:p>
          </table:table-cell>
          <table:table-cell office:string-value="---" office:value-type="string" table:style-name="aec52e6">
            <text:p>---</text:p>
          </table:table-cell>
          <table:table-cell office:string-value="---" office:value="97197.94" office:value-type="float" table:style-name="a0749f9">
            <text:p>97,197.94</text:p>
          </table:table-cell>
        </table:table-row>
        <table:table-row>
          <table:table-cell office:string-value="Monforte de Lemos" office:value-type="string" table:style-name="ad8ab75">
            <text:p>Monforte de Lemos</text:p>
          </table:table-cell>
          <table:table-cell office:string-value="---" office:value="18072.9" office:value-type="float" table:style-name="afb93be">
            <text:p>18,072.90</text:p>
          </table:table-cell>
          <table:table-cell office:string-value="---" office:value="31121.9" office:value-type="float" table:style-name="a929863">
            <text:p>31,121.90</text:p>
          </table:table-cell>
          <table:table-cell office:string-value="---" office:value-type="string" table:style-name="a43faaf">
            <text:p>---</text:p>
          </table:table-cell>
          <table:table-cell office:string-value="---" office:value="1650.5" office:value-type="float" table:style-name="ad44339">
            <text:p>1,650.50</text:p>
          </table:table-cell>
          <table:table-cell office:string-value="---" office:value="83.3" office:value-type="float" table:style-name="af2bcbc">
            <text:p>83.30</text:p>
          </table:table-cell>
          <table:table-cell office:string-value="---" office:value="1535.89" office:value-type="float" table:style-name="a0be4ad">
            <text:p>1,535.89</text:p>
          </table:table-cell>
          <table:table-cell office:string-value="---" office:value-type="string" table:style-name="a7b13a5">
            <text:p>---</text:p>
          </table:table-cell>
          <table:table-cell office:string-value="---" office:value-type="string" table:style-name="a7d67a0">
            <text:p>---</text:p>
          </table:table-cell>
          <table:table-cell office:string-value="---" office:value="52464.49" office:value-type="float" table:style-name="a3b3a02">
            <text:p>52,464.49</text:p>
          </table:table-cell>
        </table:table-row>
        <table:table-row>
          <table:table-cell office:string-value="Monterroso" office:value-type="string" table:style-name="a121dcf">
            <text:p>Monterroso</text:p>
          </table:table-cell>
          <table:table-cell office:string-value="---" office:value="10955.9" office:value-type="float" table:style-name="a1616c8">
            <text:p>10,955.90</text:p>
          </table:table-cell>
          <table:table-cell office:string-value="---" office:value="24824.09" office:value-type="float" table:style-name="a91ea4c">
            <text:p>24,824.09</text:p>
          </table:table-cell>
          <table:table-cell office:string-value="---" office:value-type="string" table:style-name="a71bcc9">
            <text:p>---</text:p>
          </table:table-cell>
          <table:table-cell office:string-value="---" office:value="350.0" office:value-type="float" table:style-name="ad4c8e5">
            <text:p>350.00</text:p>
          </table:table-cell>
          <table:table-cell office:string-value="---" office:value="24654.2" office:value-type="float" table:style-name="a8cafc0">
            <text:p>24,654.20</text:p>
          </table:table-cell>
          <table:table-cell office:string-value="---" office:value="1015.56" office:value-type="float" table:style-name="ac3b143">
            <text:p>1,015.56</text:p>
          </table:table-cell>
          <table:table-cell office:string-value="---" office:value-type="string" table:style-name="adee8db">
            <text:p>---</text:p>
          </table:table-cell>
          <table:table-cell office:string-value="---" office:value-type="string" table:style-name="a36a871">
            <text:p>---</text:p>
          </table:table-cell>
          <table:table-cell office:string-value="---" office:value="61799.75" office:value-type="float" table:style-name="a844bb8">
            <text:p>61,799.75</text:p>
          </table:table-cell>
        </table:table-row>
        <table:table-row>
          <table:table-cell office:string-value="Muras" office:value-type="string" table:style-name="aa680a4">
            <text:p>Muras</text:p>
          </table:table-cell>
          <table:table-cell office:string-value="---" office:value="770.0" office:value-type="float" table:style-name="ac57c30">
            <text:p>770.00</text:p>
          </table:table-cell>
          <table:table-cell office:string-value="---" office:value="9248.68" office:value-type="float" table:style-name="a0e510f">
            <text:p>9,248.68</text:p>
          </table:table-cell>
          <table:table-cell office:string-value="---" office:value="3288.0" office:value-type="float" table:style-name="aa1805c">
            <text:p>3,288.00</text:p>
          </table:table-cell>
          <table:table-cell office:string-value="---" office:value="336.6" office:value-type="float" table:style-name="a7e5bb0">
            <text:p>336.60</text:p>
          </table:table-cell>
          <table:table-cell office:string-value="---" office:value="15409.84" office:value-type="float" table:style-name="a902b95">
            <text:p>15,409.84</text:p>
          </table:table-cell>
          <table:table-cell office:string-value="---" office:value="200.22" office:value-type="float" table:style-name="a7eff53">
            <text:p>200.22</text:p>
          </table:table-cell>
          <table:table-cell office:string-value="---" office:value-type="string" table:style-name="a49617f">
            <text:p>---</text:p>
          </table:table-cell>
          <table:table-cell office:string-value="---" office:value-type="string" table:style-name="adf9b5b">
            <text:p>---</text:p>
          </table:table-cell>
          <table:table-cell office:string-value="---" office:value="29253.34" office:value-type="float" table:style-name="ae0710f">
            <text:p>29,253.34</text:p>
          </table:table-cell>
        </table:table-row>
        <table:table-row>
          <table:table-cell office:string-value="Navia de Suarna" office:value-type="string" table:style-name="aebd1b1">
            <text:p>Navia de Suarna</text:p>
          </table:table-cell>
          <table:table-cell office:string-value="---" office:value="594.6" office:value-type="float" table:style-name="adc29f0">
            <text:p>594.60</text:p>
          </table:table-cell>
          <table:table-cell office:string-value="---" office:value="18123.77" office:value-type="float" table:style-name="affdf2e">
            <text:p>18,123.77</text:p>
          </table:table-cell>
          <table:table-cell office:string-value="---" office:value="6794.69" office:value-type="float" table:style-name="ac4b05f">
            <text:p>6,794.69</text:p>
          </table:table-cell>
          <table:table-cell office:string-value="---" office:value="282.7" office:value-type="float" table:style-name="a57e13e">
            <text:p>282.70</text:p>
          </table:table-cell>
          <table:table-cell office:string-value="---" office:value="1991.4" office:value-type="float" table:style-name="ae030bf">
            <text:p>1,991.40</text:p>
          </table:table-cell>
          <table:table-cell office:string-value="---" office:value="451.79" office:value-type="float" table:style-name="a30a8de">
            <text:p>451.79</text:p>
          </table:table-cell>
          <table:table-cell office:string-value="---" office:value="0.2" office:value-type="float" table:style-name="ad167a7">
            <text:p>0.20</text:p>
          </table:table-cell>
          <table:table-cell office:string-value="---" office:value-type="string" table:style-name="a401bad">
            <text:p>---</text:p>
          </table:table-cell>
          <table:table-cell office:string-value="---" office:value="28239.15" office:value-type="float" table:style-name="aa32db0">
            <text:p>28,239.15</text:p>
          </table:table-cell>
        </table:table-row>
        <table:table-row>
          <table:table-cell office:string-value="Negueira de Muñiz" office:value-type="string" table:style-name="a5bda4f">
            <text:p>Negueira de Muñiz</text:p>
          </table:table-cell>
          <table:table-cell office:string-value="---" office:value-type="string" table:style-name="a4b3ebf">
            <text:p>---</text:p>
          </table:table-cell>
          <table:table-cell office:string-value="---" office:value="3099.03" office:value-type="float" table:style-name="abf18b1">
            <text:p>3,099.03</text:p>
          </table:table-cell>
          <table:table-cell office:string-value="---" office:value-type="string" table:style-name="ad43ce3">
            <text:p>---</text:p>
          </table:table-cell>
          <table:table-cell office:string-value="---" office:value="95.7" office:value-type="float" table:style-name="ae42141">
            <text:p>95.70</text:p>
          </table:table-cell>
          <table:table-cell office:string-value="---" office:value="82.5" office:value-type="float" table:style-name="aa395b6">
            <text:p>82.50</text:p>
          </table:table-cell>
          <table:table-cell office:string-value="---" office:value="9.9" office:value-type="float" table:style-name="a07bd9d">
            <text:p>9.90</text:p>
          </table:table-cell>
          <table:table-cell office:string-value="---" office:value-type="string" table:style-name="a2b6af9">
            <text:p>---</text:p>
          </table:table-cell>
          <table:table-cell office:string-value="---" office:value-type="string" table:style-name="a0e2580">
            <text:p>---</text:p>
          </table:table-cell>
          <table:table-cell office:string-value="---" office:value="3287.13" office:value-type="float" table:style-name="a216774">
            <text:p>3,287.13</text:p>
          </table:table-cell>
        </table:table-row>
        <table:table-row>
          <table:table-cell office:string-value="Nogais (As)" office:value-type="string" table:style-name="abcd792">
            <text:p>Nogais (As)</text:p>
          </table:table-cell>
          <table:table-cell office:string-value="---" office:value="28.6" office:value-type="float" table:style-name="a0a7e2a">
            <text:p>28.60</text:p>
          </table:table-cell>
          <table:table-cell office:string-value="---" office:value="4472.41" office:value-type="float" table:style-name="aac4a69">
            <text:p>4,472.41</text:p>
          </table:table-cell>
          <table:table-cell office:string-value="---" office:value="1716.05" office:value-type="float" table:style-name="a3f25f1">
            <text:p>1,716.05</text:p>
          </table:table-cell>
          <table:table-cell office:string-value="---" office:value-type="string" table:style-name="a284b25">
            <text:p>---</text:p>
          </table:table-cell>
          <table:table-cell office:string-value="---" office:value="1029.0" office:value-type="float" table:style-name="a8c7fc5">
            <text:p>1,029.00</text:p>
          </table:table-cell>
          <table:table-cell office:string-value="---" office:value="1242.91" office:value-type="float" table:style-name="ae88a96">
            <text:p>1,242.91</text:p>
          </table:table-cell>
          <table:table-cell office:string-value="---" office:value="1.1" office:value-type="float" table:style-name="aa3e764">
            <text:p>1.10</text:p>
          </table:table-cell>
          <table:table-cell office:string-value="---" office:value-type="string" table:style-name="aa1134d">
            <text:p>---</text:p>
          </table:table-cell>
          <table:table-cell office:string-value="---" office:value="8490.07" office:value-type="float" table:style-name="a7c0b61">
            <text:p>8,490.07</text:p>
          </table:table-cell>
        </table:table-row>
        <table:table-row>
          <table:table-cell office:string-value="Ourol" office:value-type="string" table:style-name="a4d5ae9">
            <text:p>Ourol</text:p>
          </table:table-cell>
          <table:table-cell office:string-value="---" office:value="8933.34" office:value-type="float" table:style-name="ab11bfc">
            <text:p>8,933.34</text:p>
          </table:table-cell>
          <table:table-cell office:string-value="---" office:value="19690.18" office:value-type="float" table:style-name="a5d38cb">
            <text:p>19,690.18</text:p>
          </table:table-cell>
          <table:table-cell office:string-value="---" office:value-type="string" table:style-name="a60dec9">
            <text:p>---</text:p>
          </table:table-cell>
          <table:table-cell office:string-value="---" office:value="247.5" office:value-type="float" table:style-name="a061c79">
            <text:p>247.50</text:p>
          </table:table-cell>
          <table:table-cell office:string-value="---" office:value="71585.0" office:value-type="float" table:style-name="ac81adc">
            <text:p>71,585.00</text:p>
          </table:table-cell>
          <table:table-cell office:string-value="---" office:value="704.96" office:value-type="float" table:style-name="ae4330d">
            <text:p>704.96</text:p>
          </table:table-cell>
          <table:table-cell office:string-value="---" office:value="96.07" office:value-type="float" table:style-name="afdb29b">
            <text:p>96.07</text:p>
          </table:table-cell>
          <table:table-cell office:string-value="---" office:value="0.55" office:value-type="float" table:style-name="ab838c0">
            <text:p>0.55</text:p>
          </table:table-cell>
          <table:table-cell office:string-value="---" office:value="101257.6" office:value-type="float" table:style-name="abbd663">
            <text:p>101,257.60</text:p>
          </table:table-cell>
        </table:table-row>
        <table:table-row>
          <table:table-cell office:string-value="Outeiro de Rei" office:value-type="string" table:style-name="abcf8ee">
            <text:p>Outeiro de Rei</text:p>
          </table:table-cell>
          <table:table-cell office:string-value="---" office:value="2477.63" office:value-type="float" table:style-name="a1d6c7a">
            <text:p>2,477.63</text:p>
          </table:table-cell>
          <table:table-cell office:string-value="---" office:value="40976.36" office:value-type="float" table:style-name="ab5732f">
            <text:p>40,976.36</text:p>
          </table:table-cell>
          <table:table-cell office:string-value="---" office:value-type="string" table:style-name="a25fc57">
            <text:p>---</text:p>
          </table:table-cell>
          <table:table-cell office:string-value="---" office:value="24.42" office:value-type="float" table:style-name="ac88294">
            <text:p>24.42</text:p>
          </table:table-cell>
          <table:table-cell office:string-value="---" office:value="27872.57" office:value-type="float" table:style-name="a9ef897">
            <text:p>27,872.57</text:p>
          </table:table-cell>
          <table:table-cell office:string-value="---" office:value="2474.91" office:value-type="float" table:style-name="a9d5b2c">
            <text:p>2,474.91</text:p>
          </table:table-cell>
          <table:table-cell office:string-value="---" office:value-type="string" table:style-name="a7116aa">
            <text:p>---</text:p>
          </table:table-cell>
          <table:table-cell office:string-value="---" office:value-type="string" table:style-name="a6539a1">
            <text:p>---</text:p>
          </table:table-cell>
          <table:table-cell office:string-value="---" office:value="73825.89" office:value-type="float" table:style-name="a43aee8">
            <text:p>73,825.89</text:p>
          </table:table-cell>
        </table:table-row>
        <table:table-row>
          <table:table-cell office:string-value="Palas de Rei" office:value-type="string" table:style-name="a9cdc3c">
            <text:p>Palas de Rei</text:p>
          </table:table-cell>
          <table:table-cell office:string-value="---" office:value="26308.38" office:value-type="float" table:style-name="ab533d9">
            <text:p>26,308.38</text:p>
          </table:table-cell>
          <table:table-cell office:string-value="---" office:value="44000.45" office:value-type="float" table:style-name="a31b748">
            <text:p>44,000.45</text:p>
          </table:table-cell>
          <table:table-cell office:string-value="---" office:value="3240.3" office:value-type="float" table:style-name="aa1a6a7">
            <text:p>3,240.30</text:p>
          </table:table-cell>
          <table:table-cell office:string-value="---" office:value="55.0" office:value-type="float" table:style-name="a359adb">
            <text:p>55.00</text:p>
          </table:table-cell>
          <table:table-cell office:string-value="---" office:value="80186.79" office:value-type="float" table:style-name="a8f4880">
            <text:p>80,186.79</text:p>
          </table:table-cell>
          <table:table-cell office:string-value="---" office:value="8234.43" office:value-type="float" table:style-name="a134c22">
            <text:p>8,234.43</text:p>
          </table:table-cell>
          <table:table-cell office:string-value="---" office:value="2.0" office:value-type="float" table:style-name="a17c244">
            <text:p>2.00</text:p>
          </table:table-cell>
          <table:table-cell office:string-value="---" office:value-type="string" table:style-name="ae83543">
            <text:p>---</text:p>
          </table:table-cell>
          <table:table-cell office:string-value="---" office:value="162027.35" office:value-type="float" table:style-name="adaaaf9">
            <text:p>162,027.35</text:p>
          </table:table-cell>
        </table:table-row>
        <table:table-row>
          <table:table-cell office:string-value="Pantón" office:value-type="string" table:style-name="aa84d25">
            <text:p>Pantón</text:p>
          </table:table-cell>
          <table:table-cell office:string-value="---" office:value="7435.45" office:value-type="float" table:style-name="a0001ad">
            <text:p>7,435.45</text:p>
          </table:table-cell>
          <table:table-cell office:string-value="---" office:value="24175.99" office:value-type="float" table:style-name="aaa686a">
            <text:p>24,175.99</text:p>
          </table:table-cell>
          <table:table-cell office:string-value="---" office:value="1.1" office:value-type="float" table:style-name="ac20879">
            <text:p>1.10</text:p>
          </table:table-cell>
          <table:table-cell office:string-value="---" office:value="143.0" office:value-type="float" table:style-name="a22c7eb">
            <text:p>143.00</text:p>
          </table:table-cell>
          <table:table-cell office:string-value="---" office:value="678.7" office:value-type="float" table:style-name="ad5835e">
            <text:p>678.70</text:p>
          </table:table-cell>
          <table:table-cell office:string-value="---" office:value="1705.85" office:value-type="float" table:style-name="a871b01">
            <text:p>1,705.85</text:p>
          </table:table-cell>
          <table:table-cell office:string-value="---" office:value-type="string" table:style-name="a8537dc">
            <text:p>---</text:p>
          </table:table-cell>
          <table:table-cell office:string-value="---" office:value-type="string" table:style-name="a956371">
            <text:p>---</text:p>
          </table:table-cell>
          <table:table-cell office:string-value="---" office:value="34140.09" office:value-type="float" table:style-name="a104baf">
            <text:p>34,140.09</text:p>
          </table:table-cell>
        </table:table-row>
        <table:table-row>
          <table:table-cell office:string-value="Paradela" office:value-type="string" table:style-name="a490351">
            <text:p>Paradela</text:p>
          </table:table-cell>
          <table:table-cell office:string-value="---" office:value="1113.1" office:value-type="float" table:style-name="a22373f">
            <text:p>1,113.10</text:p>
          </table:table-cell>
          <table:table-cell office:string-value="---" office:value="20897.3" office:value-type="float" table:style-name="aeaad16">
            <text:p>20,897.30</text:p>
          </table:table-cell>
          <table:table-cell office:string-value="---" office:value-type="string" table:style-name="a1a2f92">
            <text:p>---</text:p>
          </table:table-cell>
          <table:table-cell office:string-value="---" office:value="42.8" office:value-type="float" table:style-name="a635ff1">
            <text:p>42.80</text:p>
          </table:table-cell>
          <table:table-cell office:string-value="---" office:value="1211.8" office:value-type="float" table:style-name="a2b1451">
            <text:p>1,211.80</text:p>
          </table:table-cell>
          <table:table-cell office:string-value="---" office:value="1745.2" office:value-type="float" table:style-name="a4e9d0e">
            <text:p>1,745.20</text:p>
          </table:table-cell>
          <table:table-cell office:string-value="---" office:value-type="string" table:style-name="af5c2f5">
            <text:p>---</text:p>
          </table:table-cell>
          <table:table-cell office:string-value="---" office:value="3.3" office:value-type="float" table:style-name="a27a84c">
            <text:p>3.30</text:p>
          </table:table-cell>
          <table:table-cell office:string-value="---" office:value="25013.5" office:value-type="float" table:style-name="a10f699">
            <text:p>25,013.50</text:p>
          </table:table-cell>
        </table:table-row>
        <table:table-row>
          <table:table-cell office:string-value="Páramo (O)" office:value-type="string" table:style-name="aa5785a">
            <text:p>Páramo (O)</text:p>
          </table:table-cell>
          <table:table-cell office:string-value="---" office:value="5995.85" office:value-type="float" table:style-name="a5206c1">
            <text:p>5,995.85</text:p>
          </table:table-cell>
          <table:table-cell office:string-value="---" office:value="22376.7" office:value-type="float" table:style-name="a3fd029">
            <text:p>22,376.70</text:p>
          </table:table-cell>
          <table:table-cell office:string-value="---" office:value-type="string" table:style-name="abccd0d">
            <text:p>---</text:p>
          </table:table-cell>
          <table:table-cell office:string-value="---" office:value="10.0" office:value-type="float" table:style-name="ad59b53">
            <text:p>10.00</text:p>
          </table:table-cell>
          <table:table-cell office:string-value="---" office:value="903.5" office:value-type="float" table:style-name="a2aa907">
            <text:p>903.50</text:p>
          </table:table-cell>
          <table:table-cell office:string-value="---" office:value="890.79" office:value-type="float" table:style-name="ae882c2">
            <text:p>890.79</text:p>
          </table:table-cell>
          <table:table-cell office:string-value="---" office:value-type="string" table:style-name="ac70f68">
            <text:p>---</text:p>
          </table:table-cell>
          <table:table-cell office:string-value="---" office:value-type="string" table:style-name="ad3f323">
            <text:p>---</text:p>
          </table:table-cell>
          <table:table-cell office:string-value="---" office:value="30176.84" office:value-type="float" table:style-name="af593c2">
            <text:p>30,176.84</text:p>
          </table:table-cell>
        </table:table-row>
        <table:table-row>
          <table:table-cell office:string-value="Pastoriza (A)" office:value-type="string" table:style-name="af945ea">
            <text:p>Pastoriza (A)</text:p>
          </table:table-cell>
          <table:table-cell office:string-value="---" office:value="413.3" office:value-type="float" table:style-name="ad44c46">
            <text:p>413.30</text:p>
          </table:table-cell>
          <table:table-cell office:string-value="---" office:value="20101.77" office:value-type="float" table:style-name="a460d0f">
            <text:p>20,101.77</text:p>
          </table:table-cell>
          <table:table-cell office:string-value="---" office:value-type="string" table:style-name="a83e27f">
            <text:p>---</text:p>
          </table:table-cell>
          <table:table-cell office:string-value="---" office:value="17.6" office:value-type="float" table:style-name="a97d8f2">
            <text:p>17.60</text:p>
          </table:table-cell>
          <table:table-cell office:string-value="---" office:value="60520.33" office:value-type="float" table:style-name="a656dfb">
            <text:p>60,520.33</text:p>
          </table:table-cell>
          <table:table-cell office:string-value="---" office:value="1565.32" office:value-type="float" table:style-name="a01b972">
            <text:p>1,565.32</text:p>
          </table:table-cell>
          <table:table-cell office:string-value="---" office:value="1.1" office:value-type="float" table:style-name="a280c48">
            <text:p>1.10</text:p>
          </table:table-cell>
          <table:table-cell office:string-value="---" office:value-type="string" table:style-name="a8acf38">
            <text:p>---</text:p>
          </table:table-cell>
          <table:table-cell office:string-value="---" office:value="82619.42" office:value-type="float" table:style-name="a2bab41">
            <text:p>82,619.42</text:p>
          </table:table-cell>
        </table:table-row>
        <table:table-row>
          <table:table-cell office:string-value="Pedrafita do Cebreiro" office:value-type="string" table:style-name="a1e4037">
            <text:p>Pedrafita do Cebreiro</text:p>
          </table:table-cell>
          <table:table-cell office:string-value="---" office:value-type="string" table:style-name="ad78204">
            <text:p>---</text:p>
          </table:table-cell>
          <table:table-cell office:string-value="---" office:value-type="string" table:style-name="a9409ae">
            <text:p>---</text:p>
          </table:table-cell>
          <table:table-cell office:string-value="---" office:value-type="string" table:style-name="a2123e6">
            <text:p>---</text:p>
          </table:table-cell>
          <table:table-cell office:string-value="---" office:value="1980.0" office:value-type="float" table:style-name="ad92da4">
            <text:p>1,980.00</text:p>
          </table:table-cell>
          <table:table-cell office:string-value="---" office:value="605.0" office:value-type="float" table:style-name="a55a5f9">
            <text:p>605.00</text:p>
          </table:table-cell>
          <table:table-cell office:string-value="---" office:value="22.48" office:value-type="float" table:style-name="a226c56">
            <text:p>22.48</text:p>
          </table:table-cell>
          <table:table-cell office:string-value="---" office:value-type="string" table:style-name="ab77132">
            <text:p>---</text:p>
          </table:table-cell>
          <table:table-cell office:string-value="---" office:value-type="string" table:style-name="a46b2f3">
            <text:p>---</text:p>
          </table:table-cell>
          <table:table-cell office:string-value="---" office:value="2607.48" office:value-type="float" table:style-name="a69a12e">
            <text:p>2,607.48</text:p>
          </table:table-cell>
        </table:table-row>
        <table:table-row>
          <table:table-cell office:string-value="Pol" office:value-type="string" table:style-name="a821f8c">
            <text:p>Pol</text:p>
          </table:table-cell>
          <table:table-cell office:string-value="---" office:value="588.5" office:value-type="float" table:style-name="a6fdc98">
            <text:p>588.50</text:p>
          </table:table-cell>
          <table:table-cell office:string-value="---" office:value="51238.81" office:value-type="float" table:style-name="ab7c521">
            <text:p>51,238.81</text:p>
          </table:table-cell>
          <table:table-cell office:string-value="---" office:value="8.5" office:value-type="float" table:style-name="a800112">
            <text:p>8.50</text:p>
          </table:table-cell>
          <table:table-cell office:string-value="---" office:value="22.66" office:value-type="float" table:style-name="a76920a">
            <text:p>22.66</text:p>
          </table:table-cell>
          <table:table-cell office:string-value="---" office:value="29553.62" office:value-type="float" table:style-name="a92c9b3">
            <text:p>29,553.62</text:p>
          </table:table-cell>
          <table:table-cell office:string-value="---" office:value="2779.66" office:value-type="float" table:style-name="a78e8f0">
            <text:p>2,779.66</text:p>
          </table:table-cell>
          <table:table-cell office:string-value="---" office:value="106.7" office:value-type="float" table:style-name="a39c1df">
            <text:p>106.70</text:p>
          </table:table-cell>
          <table:table-cell office:string-value="---" office:value-type="string" table:style-name="a20c6ae">
            <text:p>---</text:p>
          </table:table-cell>
          <table:table-cell office:string-value="---" office:value="84298.45" office:value-type="float" table:style-name="a222f3b">
            <text:p>84,298.45</text:p>
          </table:table-cell>
        </table:table-row>
        <table:table-row>
          <table:table-cell office:string-value="Pobra do Brollón (A)" office:value-type="string" table:style-name="ab6e7ad">
            <text:p>Pobra do Brollón (A)</text:p>
          </table:table-cell>
          <table:table-cell office:string-value="---" office:value="51139.17" office:value-type="float" table:style-name="abe7786">
            <text:p>51,139.17</text:p>
          </table:table-cell>
          <table:table-cell office:string-value="---" office:value="41676.3" office:value-type="float" table:style-name="aca1f3b">
            <text:p>41,676.30</text:p>
          </table:table-cell>
          <table:table-cell office:string-value="---" office:value="43104.47" office:value-type="float" table:style-name="ae95c63">
            <text:p>43,104.47</text:p>
          </table:table-cell>
          <table:table-cell office:string-value="---" office:value="38753.0" office:value-type="float" table:style-name="a0aa0c8">
            <text:p>38,753.00</text:p>
          </table:table-cell>
          <table:table-cell office:string-value="---" office:value="2959.4" office:value-type="float" table:style-name="aa9fbca">
            <text:p>2,959.40</text:p>
          </table:table-cell>
          <table:table-cell office:string-value="---" office:value="5422.82" office:value-type="float" table:style-name="ad55f18">
            <text:p>5,422.82</text:p>
          </table:table-cell>
          <table:table-cell office:string-value="---" office:value="4.0" office:value-type="float" table:style-name="a0a2ab7">
            <text:p>4.00</text:p>
          </table:table-cell>
          <table:table-cell office:string-value="---" office:value-type="string" table:style-name="a3d7a50">
            <text:p>---</text:p>
          </table:table-cell>
          <table:table-cell office:string-value="---" office:value="183059.16" office:value-type="float" table:style-name="a71ede0">
            <text:p>183,059.16</text:p>
          </table:table-cell>
        </table:table-row>
        <table:table-row>
          <table:table-cell office:string-value="Pontenova (A)" office:value-type="string" table:style-name="a469f32">
            <text:p>Pontenova (A)</text:p>
          </table:table-cell>
          <table:table-cell office:string-value="---" office:value="2878.35" office:value-type="float" table:style-name="ae9889a">
            <text:p>2,878.35</text:p>
          </table:table-cell>
          <table:table-cell office:string-value="---" office:value="51299.97" office:value-type="float" table:style-name="a404f03">
            <text:p>51,299.97</text:p>
          </table:table-cell>
          <table:table-cell office:string-value="---" office:value="24894.9" office:value-type="float" table:style-name="a5a0793">
            <text:p>24,894.90</text:p>
          </table:table-cell>
          <table:table-cell office:string-value="---" office:value="374.0" office:value-type="float" table:style-name="a972769">
            <text:p>374.00</text:p>
          </table:table-cell>
          <table:table-cell office:string-value="---" office:value="60721.16" office:value-type="float" table:style-name="a1d282b">
            <text:p>60,721.16</text:p>
          </table:table-cell>
          <table:table-cell office:string-value="---" office:value="1650.36" office:value-type="float" table:style-name="ab5d7e3">
            <text:p>1,650.36</text:p>
          </table:table-cell>
          <table:table-cell office:string-value="---" office:value="35.2" office:value-type="float" table:style-name="a9608ad">
            <text:p>35.20</text:p>
          </table:table-cell>
          <table:table-cell office:string-value="---" office:value-type="string" table:style-name="a3aaa30">
            <text:p>---</text:p>
          </table:table-cell>
          <table:table-cell office:string-value="---" office:value="141853.94" office:value-type="float" table:style-name="a1e96e3">
            <text:p>141,853.94</text:p>
          </table:table-cell>
        </table:table-row>
        <table:table-row>
          <table:table-cell office:string-value="Portomarín" office:value-type="string" table:style-name="abe3ffc">
            <text:p>Portomarín</text:p>
          </table:table-cell>
          <table:table-cell office:string-value="---" office:value="1812.58" office:value-type="float" table:style-name="a5504b7">
            <text:p>1,812.58</text:p>
          </table:table-cell>
          <table:table-cell office:string-value="---" office:value="27570.37" office:value-type="float" table:style-name="a1541e9">
            <text:p>27,570.37</text:p>
          </table:table-cell>
          <table:table-cell office:string-value="---" office:value-type="string" table:style-name="ae077da">
            <text:p>---</text:p>
          </table:table-cell>
          <table:table-cell office:string-value="---" office:value="172.63" office:value-type="float" table:style-name="a54fefd">
            <text:p>172.63</text:p>
          </table:table-cell>
          <table:table-cell office:string-value="---" office:value="10080.0" office:value-type="float" table:style-name="aa0f7ad">
            <text:p>10,080.00</text:p>
          </table:table-cell>
          <table:table-cell office:string-value="---" office:value="1233.48" office:value-type="float" table:style-name="a2893d5">
            <text:p>1,233.48</text:p>
          </table:table-cell>
          <table:table-cell office:string-value="---" office:value-type="string" table:style-name="ad0ccd2">
            <text:p>---</text:p>
          </table:table-cell>
          <table:table-cell office:string-value="---" office:value-type="string" table:style-name="a9d9fbf">
            <text:p>---</text:p>
          </table:table-cell>
          <table:table-cell office:string-value="---" office:value="40869.06" office:value-type="float" table:style-name="a3829f7">
            <text:p>40,869.06</text:p>
          </table:table-cell>
        </table:table-row>
        <table:table-row>
          <table:table-cell office:string-value="Quiroga" office:value-type="string" table:style-name="a295643">
            <text:p>Quiroga</text:p>
          </table:table-cell>
          <table:table-cell office:string-value="---" office:value="85914.9" office:value-type="float" table:style-name="aaaf16a">
            <text:p>85,914.90</text:p>
          </table:table-cell>
          <table:table-cell office:string-value="---" office:value="2943.87" office:value-type="float" table:style-name="ac864c1">
            <text:p>2,943.87</text:p>
          </table:table-cell>
          <table:table-cell office:string-value="---" office:value="2665.22" office:value-type="float" table:style-name="a04ecfc">
            <text:p>2,665.22</text:p>
          </table:table-cell>
          <table:table-cell office:string-value="---" office:value="2830.0" office:value-type="float" table:style-name="aaadb8f">
            <text:p>2,830.00</text:p>
          </table:table-cell>
          <table:table-cell office:string-value="---" office:value="387.74" office:value-type="float" table:style-name="a4c37f2">
            <text:p>387.74</text:p>
          </table:table-cell>
          <table:table-cell office:string-value="---" office:value="223.5" office:value-type="float" table:style-name="a47229f">
            <text:p>223.50</text:p>
          </table:table-cell>
          <table:table-cell office:string-value="---" office:value="1187.4" office:value-type="float" table:style-name="af5c4e8">
            <text:p>1,187.40</text:p>
          </table:table-cell>
          <table:table-cell office:string-value="---" office:value-type="string" table:style-name="a5f779a">
            <text:p>---</text:p>
          </table:table-cell>
          <table:table-cell office:string-value="---" office:value="96152.63" office:value-type="float" table:style-name="ac80a6b">
            <text:p>96,152.63</text:p>
          </table:table-cell>
        </table:table-row>
        <table:table-row>
          <table:table-cell office:string-value="Ribadeo" office:value-type="string" table:style-name="af06ea5">
            <text:p>Ribadeo</text:p>
          </table:table-cell>
          <table:table-cell office:string-value="---" office:value="7538.5" office:value-type="float" table:style-name="a2f5c33">
            <text:p>7,538.50</text:p>
          </table:table-cell>
          <table:table-cell office:string-value="---" office:value="3765.72" office:value-type="float" table:style-name="a7f5b1a">
            <text:p>3,765.72</text:p>
          </table:table-cell>
          <table:table-cell office:string-value="---" office:value-type="string" table:style-name="a0d6602">
            <text:p>---</text:p>
          </table:table-cell>
          <table:table-cell office:string-value="---" office:value="3.85" office:value-type="float" table:style-name="af67190">
            <text:p>3.85</text:p>
          </table:table-cell>
          <table:table-cell office:string-value="---" office:value="51671.67" office:value-type="float" table:style-name="a28acc3">
            <text:p>51,671.67</text:p>
          </table:table-cell>
          <table:table-cell office:string-value="---" office:value="212.15" office:value-type="float" table:style-name="a7e35f2">
            <text:p>212.15</text:p>
          </table:table-cell>
          <table:table-cell office:string-value="---" office:value="1016.1" office:value-type="float" table:style-name="ab4b128">
            <text:p>1,016.10</text:p>
          </table:table-cell>
          <table:table-cell office:string-value="---" office:value-type="string" table:style-name="a8879c9">
            <text:p>---</text:p>
          </table:table-cell>
          <table:table-cell office:string-value="---" office:value="64207.99" office:value-type="float" table:style-name="a336986">
            <text:p>64,207.99</text:p>
          </table:table-cell>
        </table:table-row>
        <table:table-row>
          <table:table-cell office:string-value="Ribas de Sil" office:value-type="string" table:style-name="af24461">
            <text:p>Ribas de Sil</text:p>
          </table:table-cell>
          <table:table-cell office:string-value="---" office:value="23950.53" office:value-type="float" table:style-name="ad4b6c8">
            <text:p>23,950.53</text:p>
          </table:table-cell>
          <table:table-cell office:string-value="---" office:value="8963.42" office:value-type="float" table:style-name="a88e106">
            <text:p>8,963.42</text:p>
          </table:table-cell>
          <table:table-cell office:string-value="---" office:value="5549.88" office:value-type="float" table:style-name="a2ac34c">
            <text:p>5,549.88</text:p>
          </table:table-cell>
          <table:table-cell office:string-value="---" office:value-type="string" table:style-name="a2a9f90">
            <text:p>---</text:p>
          </table:table-cell>
          <table:table-cell office:string-value="---" office:value-type="string" table:style-name="a087777">
            <text:p>---</text:p>
          </table:table-cell>
          <table:table-cell office:string-value="---" office:value-type="string" table:style-name="aca8cfa">
            <text:p>---</text:p>
          </table:table-cell>
          <table:table-cell office:string-value="---" office:value-type="string" table:style-name="ad96ce9">
            <text:p>---</text:p>
          </table:table-cell>
          <table:table-cell office:string-value="---" office:value-type="string" table:style-name="a87cd2f">
            <text:p>---</text:p>
          </table:table-cell>
          <table:table-cell office:string-value="---" office:value="38463.83" office:value-type="float" table:style-name="a47c8eb">
            <text:p>38,463.83</text:p>
          </table:table-cell>
        </table:table-row>
        <table:table-row>
          <table:table-cell office:string-value="Ribeira de Piquín" office:value-type="string" table:style-name="a4e4d06">
            <text:p>Ribeira de Piquín</text:p>
          </table:table-cell>
          <table:table-cell office:string-value="---" office:value="3106.0" office:value-type="float" table:style-name="a87e425">
            <text:p>3,106.00</text:p>
          </table:table-cell>
          <table:table-cell office:string-value="---" office:value="30777.98" office:value-type="float" table:style-name="a99e472">
            <text:p>30,777.98</text:p>
          </table:table-cell>
          <table:table-cell office:string-value="---" office:value-type="string" table:style-name="aa2b0c0">
            <text:p>---</text:p>
          </table:table-cell>
          <table:table-cell office:string-value="---" office:value-type="string" table:style-name="a67b4d5">
            <text:p>---</text:p>
          </table:table-cell>
          <table:table-cell office:string-value="---" office:value="31770.74" office:value-type="float" table:style-name="a243e8c">
            <text:p>31,770.74</text:p>
          </table:table-cell>
          <table:table-cell office:string-value="---" office:value="572.67" office:value-type="float" table:style-name="a1aecbf">
            <text:p>572.67</text:p>
          </table:table-cell>
          <table:table-cell office:string-value="---" office:value-type="string" table:style-name="a2ec489">
            <text:p>---</text:p>
          </table:table-cell>
          <table:table-cell office:string-value="---" office:value-type="string" table:style-name="a3c46d0">
            <text:p>---</text:p>
          </table:table-cell>
          <table:table-cell office:string-value="---" office:value="66227.39" office:value-type="float" table:style-name="a38202b">
            <text:p>66,227.39</text:p>
          </table:table-cell>
        </table:table-row>
        <table:table-row>
          <table:table-cell office:string-value="Riotorto" office:value-type="string" table:style-name="a20e310">
            <text:p>Riotorto</text:p>
          </table:table-cell>
          <table:table-cell office:string-value="---" office:value="1025.11" office:value-type="float" table:style-name="aaa2581">
            <text:p>1,025.11</text:p>
          </table:table-cell>
          <table:table-cell office:string-value="---" office:value="5555.24" office:value-type="float" table:style-name="a4219e8">
            <text:p>5,555.24</text:p>
          </table:table-cell>
          <table:table-cell office:string-value="---" office:value-type="string" table:style-name="adfa9a2">
            <text:p>---</text:p>
          </table:table-cell>
          <table:table-cell office:string-value="---" office:value-type="string" table:style-name="aecf13c">
            <text:p>---</text:p>
          </table:table-cell>
          <table:table-cell office:string-value="---" office:value="29751.8" office:value-type="float" table:style-name="af1fe0d">
            <text:p>29,751.80</text:p>
          </table:table-cell>
          <table:table-cell office:string-value="---" office:value="1134.66" office:value-type="float" table:style-name="a009f0d">
            <text:p>1,134.66</text:p>
          </table:table-cell>
          <table:table-cell office:string-value="---" office:value="67.1" office:value-type="float" table:style-name="ac28c6f">
            <text:p>67.10</text:p>
          </table:table-cell>
          <table:table-cell office:string-value="---" office:value-type="string" table:style-name="a4ad024">
            <text:p>---</text:p>
          </table:table-cell>
          <table:table-cell office:string-value="---" office:value="37533.91" office:value-type="float" table:style-name="afa990a">
            <text:p>37,533.91</text:p>
          </table:table-cell>
        </table:table-row>
        <table:table-row>
          <table:table-cell office:string-value="Samos" office:value-type="string" table:style-name="a443fc8">
            <text:p>Samos</text:p>
          </table:table-cell>
          <table:table-cell office:string-value="---" office:value="2222.9" office:value-type="float" table:style-name="a550aca">
            <text:p>2,222.90</text:p>
          </table:table-cell>
          <table:table-cell office:string-value="---" office:value="6286.4" office:value-type="float" table:style-name="ac9f047">
            <text:p>6,286.40</text:p>
          </table:table-cell>
          <table:table-cell office:string-value="---" office:value-type="string" table:style-name="ad427e8">
            <text:p>---</text:p>
          </table:table-cell>
          <table:table-cell office:string-value="---" office:value-type="string" table:style-name="a6d507a">
            <text:p>---</text:p>
          </table:table-cell>
          <table:table-cell office:string-value="---" office:value="40.7" office:value-type="float" table:style-name="a7a4929">
            <text:p>40.70</text:p>
          </table:table-cell>
          <table:table-cell office:string-value="---" office:value="416.9" office:value-type="float" table:style-name="a1c10e0">
            <text:p>416.90</text:p>
          </table:table-cell>
          <table:table-cell office:string-value="---" office:value-type="string" table:style-name="afa60e5">
            <text:p>---</text:p>
          </table:table-cell>
          <table:table-cell office:string-value="---" office:value-type="string" table:style-name="a2bfcdd">
            <text:p>---</text:p>
          </table:table-cell>
          <table:table-cell office:string-value="---" office:value="8966.9" office:value-type="float" table:style-name="a41f202">
            <text:p>8,966.90</text:p>
          </table:table-cell>
        </table:table-row>
        <table:table-row>
          <table:table-cell office:string-value="Rábade" office:value-type="string" table:style-name="a7c2f68">
            <text:p>Rábade</text:p>
          </table:table-cell>
          <table:table-cell office:string-value="---" office:value-type="string" table:style-name="a19e5ee">
            <text:p>---</text:p>
          </table:table-cell>
          <table:table-cell office:string-value="---" office:value="176.3" office:value-type="float" table:style-name="a778086">
            <text:p>176.30</text:p>
          </table:table-cell>
          <table:table-cell office:string-value="---" office:value-type="string" table:style-name="a2224c5">
            <text:p>---</text:p>
          </table:table-cell>
          <table:table-cell office:string-value="---" office:value-type="string" table:style-name="a00be66">
            <text:p>---</text:p>
          </table:table-cell>
          <table:table-cell office:string-value="---" office:value="25.1" office:value-type="float" table:style-name="a6305c3">
            <text:p>25.10</text:p>
          </table:table-cell>
          <table:table-cell office:string-value="---" office:value="71.5" office:value-type="float" table:style-name="a567b53">
            <text:p>71.50</text:p>
          </table:table-cell>
          <table:table-cell office:string-value="---" office:value-type="string" table:style-name="aba56f0">
            <text:p>---</text:p>
          </table:table-cell>
          <table:table-cell office:string-value="---" office:value-type="string" table:style-name="a17f4f5">
            <text:p>---</text:p>
          </table:table-cell>
          <table:table-cell office:string-value="---" office:value="272.9" office:value-type="float" table:style-name="a288b25">
            <text:p>272.90</text:p>
          </table:table-cell>
        </table:table-row>
        <table:table-row>
          <table:table-cell office:string-value="Sarria" office:value-type="string" table:style-name="ae2b166">
            <text:p>Sarria</text:p>
          </table:table-cell>
          <table:table-cell office:string-value="---" office:value="982.56" office:value-type="float" table:style-name="a7d89e0">
            <text:p>982.56</text:p>
          </table:table-cell>
          <table:table-cell office:string-value="---" office:value="29594.8" office:value-type="float" table:style-name="a3c59f5">
            <text:p>29,594.80</text:p>
          </table:table-cell>
          <table:table-cell office:string-value="---" office:value-type="string" table:style-name="a2412bf">
            <text:p>---</text:p>
          </table:table-cell>
          <table:table-cell office:string-value="---" office:value="3.3" office:value-type="float" table:style-name="ae2f889">
            <text:p>3.30</text:p>
          </table:table-cell>
          <table:table-cell office:string-value="---" office:value="723.9" office:value-type="float" table:style-name="a94fa2a">
            <text:p>723.90</text:p>
          </table:table-cell>
          <table:table-cell office:string-value="---" office:value="6654.76" office:value-type="float" table:style-name="a619f3e">
            <text:p>6,654.76</text:p>
          </table:table-cell>
          <table:table-cell office:string-value="---" office:value="2.0" office:value-type="float" table:style-name="af216b5">
            <text:p>2.00</text:p>
          </table:table-cell>
          <table:table-cell office:string-value="---" office:value="0.5" office:value-type="float" table:style-name="a68ffb9">
            <text:p>0.50</text:p>
          </table:table-cell>
          <table:table-cell office:string-value="---" office:value="37961.82" office:value-type="float" table:style-name="a3ac6d1">
            <text:p>37,961.82</text:p>
          </table:table-cell>
        </table:table-row>
        <table:table-row>
          <table:table-cell office:string-value="Saviñao (O)" office:value-type="string" table:style-name="a35bf49">
            <text:p>Saviñao (O)</text:p>
          </table:table-cell>
          <table:table-cell office:string-value="---" office:value="5713.6" office:value-type="float" table:style-name="a0fc190">
            <text:p>5,713.60</text:p>
          </table:table-cell>
          <table:table-cell office:string-value="---" office:value="32628.7" office:value-type="float" table:style-name="a2a3ef0">
            <text:p>32,628.70</text:p>
          </table:table-cell>
          <table:table-cell office:string-value="---" office:value="4.4" office:value-type="float" table:style-name="a930a13">
            <text:p>4.40</text:p>
          </table:table-cell>
          <table:table-cell office:string-value="---" office:value="256.8" office:value-type="float" table:style-name="a71bbae">
            <text:p>256.80</text:p>
          </table:table-cell>
          <table:table-cell office:string-value="---" office:value="1897.7" office:value-type="float" table:style-name="af1b6da">
            <text:p>1,897.70</text:p>
          </table:table-cell>
          <table:table-cell office:string-value="---" office:value="1202.49" office:value-type="float" table:style-name="ac751bd">
            <text:p>1,202.49</text:p>
          </table:table-cell>
          <table:table-cell office:string-value="---" office:value-type="string" table:style-name="a9d5ef5">
            <text:p>---</text:p>
          </table:table-cell>
          <table:table-cell office:string-value="---" office:value-type="string" table:style-name="aff41e1">
            <text:p>---</text:p>
          </table:table-cell>
          <table:table-cell office:string-value="---" office:value="41703.69" office:value-type="float" table:style-name="a2af7b2">
            <text:p>41,703.69</text:p>
          </table:table-cell>
        </table:table-row>
        <table:table-row>
          <table:table-cell office:string-value="Sober" office:value-type="string" table:style-name="a913c6a">
            <text:p>Sober</text:p>
          </table:table-cell>
          <table:table-cell office:string-value="---" office:value="16883.7" office:value-type="float" table:style-name="a260b2a">
            <text:p>16,883.70</text:p>
          </table:table-cell>
          <table:table-cell office:string-value="---" office:value="17997.7" office:value-type="float" table:style-name="a96b6a5">
            <text:p>17,997.70</text:p>
          </table:table-cell>
          <table:table-cell office:string-value="---" office:value-type="string" table:style-name="aeb764f">
            <text:p>---</text:p>
          </table:table-cell>
          <table:table-cell office:string-value="---" office:value="2530.0" office:value-type="float" table:style-name="a82ecad">
            <text:p>2,530.00</text:p>
          </table:table-cell>
          <table:table-cell office:string-value="---" office:value="592.9" office:value-type="float" table:style-name="a5d4606">
            <text:p>592.90</text:p>
          </table:table-cell>
          <table:table-cell office:string-value="---" office:value="4469.21" office:value-type="float" table:style-name="a403c09">
            <text:p>4,469.21</text:p>
          </table:table-cell>
          <table:table-cell office:string-value="---" office:value="6.0" office:value-type="float" table:style-name="af2eec4">
            <text:p>6.00</text:p>
          </table:table-cell>
          <table:table-cell office:string-value="---" office:value-type="string" table:style-name="afacced">
            <text:p>---</text:p>
          </table:table-cell>
          <table:table-cell office:string-value="---" office:value="42479.51" office:value-type="float" table:style-name="a0c0575">
            <text:p>42,479.51</text:p>
          </table:table-cell>
        </table:table-row>
        <table:table-row>
          <table:table-cell office:string-value="Taboada" office:value-type="string" table:style-name="ab3d2c3">
            <text:p>Taboada</text:p>
          </table:table-cell>
          <table:table-cell office:string-value="---" office:value="5515.35" office:value-type="float" table:style-name="a7191fa">
            <text:p>5,515.35</text:p>
          </table:table-cell>
          <table:table-cell office:string-value="---" office:value="27437.2" office:value-type="float" table:style-name="afb30eb">
            <text:p>27,437.20</text:p>
          </table:table-cell>
          <table:table-cell office:string-value="---" office:value-type="string" table:style-name="ab17410">
            <text:p>---</text:p>
          </table:table-cell>
          <table:table-cell office:string-value="---" office:value="18.0" office:value-type="float" table:style-name="ace90a6">
            <text:p>18.00</text:p>
          </table:table-cell>
          <table:table-cell office:string-value="---" office:value="7897.36" office:value-type="float" table:style-name="a07514b">
            <text:p>7,897.36</text:p>
          </table:table-cell>
          <table:table-cell office:string-value="---" office:value="717.12" office:value-type="float" table:style-name="ae51648">
            <text:p>717.12</text:p>
          </table:table-cell>
          <table:table-cell office:string-value="---" office:value="16.0" office:value-type="float" table:style-name="a3b73b3">
            <text:p>16.00</text:p>
          </table:table-cell>
          <table:table-cell office:string-value="---" office:value="0.5" office:value-type="float" table:style-name="a26374c">
            <text:p>0.50</text:p>
          </table:table-cell>
          <table:table-cell office:string-value="---" office:value="41601.53" office:value-type="float" table:style-name="a07e044">
            <text:p>41,601.53</text:p>
          </table:table-cell>
        </table:table-row>
        <table:table-row>
          <table:table-cell office:string-value="Trabada" office:value-type="string" table:style-name="a514729">
            <text:p>Trabada</text:p>
          </table:table-cell>
          <table:table-cell office:string-value="---" office:value="2012.96" office:value-type="float" table:style-name="a07ad4c">
            <text:p>2,012.96</text:p>
          </table:table-cell>
          <table:table-cell office:string-value="---" office:value="1805.5" office:value-type="float" table:style-name="ad2145b">
            <text:p>1,805.50</text:p>
          </table:table-cell>
          <table:table-cell office:string-value="---" office:value-type="string" table:style-name="aa25cff">
            <text:p>---</text:p>
          </table:table-cell>
          <table:table-cell office:string-value="---" office:value-type="string" table:style-name="aba7086">
            <text:p>---</text:p>
          </table:table-cell>
          <table:table-cell office:string-value="---" office:value="61708.47" office:value-type="float" table:style-name="adcd390">
            <text:p>61,708.47</text:p>
          </table:table-cell>
          <table:table-cell office:string-value="---" office:value="688.44" office:value-type="float" table:style-name="a29ad9a">
            <text:p>688.44</text:p>
          </table:table-cell>
          <table:table-cell office:string-value="---" office:value="70.4" office:value-type="float" table:style-name="a79aada">
            <text:p>70.40</text:p>
          </table:table-cell>
          <table:table-cell office:string-value="---" office:value-type="string" table:style-name="ab99275">
            <text:p>---</text:p>
          </table:table-cell>
          <table:table-cell office:string-value="---" office:value="66285.77" office:value-type="float" table:style-name="ae6aaf8">
            <text:p>66,285.77</text:p>
          </table:table-cell>
        </table:table-row>
        <table:table-row>
          <table:table-cell office:string-value="Triacastela" office:value-type="string" table:style-name="a98299c">
            <text:p>Triacastela</text:p>
          </table:table-cell>
          <table:table-cell office:string-value="---" office:value-type="string" table:style-name="a7bda78">
            <text:p>---</text:p>
          </table:table-cell>
          <table:table-cell office:string-value="---" office:value="583.0" office:value-type="float" table:style-name="a792bb7">
            <text:p>583.00</text:p>
          </table:table-cell>
          <table:table-cell office:string-value="---" office:value-type="string" table:style-name="adaf701">
            <text:p>---</text:p>
          </table:table-cell>
          <table:table-cell office:string-value="---" office:value="71.5" office:value-type="float" table:style-name="a012216">
            <text:p>71.50</text:p>
          </table:table-cell>
          <table:table-cell office:string-value="---" office:value-type="string" table:style-name="aebdf84">
            <text:p>---</text:p>
          </table:table-cell>
          <table:table-cell office:string-value="---" office:value="29.0" office:value-type="float" table:style-name="a9f5923">
            <text:p>29.00</text:p>
          </table:table-cell>
          <table:table-cell office:string-value="---" office:value-type="string" table:style-name="aad054a">
            <text:p>---</text:p>
          </table:table-cell>
          <table:table-cell office:string-value="---" office:value-type="string" table:style-name="a1210f0">
            <text:p>---</text:p>
          </table:table-cell>
          <table:table-cell office:string-value="---" office:value="683.5" office:value-type="float" table:style-name="a198881">
            <text:p>683.50</text:p>
          </table:table-cell>
        </table:table-row>
        <table:table-row>
          <table:table-cell office:string-value="Valadouro (O)" office:value-type="string" table:style-name="a4e9c18">
            <text:p>Valadouro (O)</text:p>
          </table:table-cell>
          <table:table-cell office:string-value="---" office:value="7329.3" office:value-type="float" table:style-name="a670997">
            <text:p>7,329.30</text:p>
          </table:table-cell>
          <table:table-cell office:string-value="---" office:value="15071.5" office:value-type="float" table:style-name="a0f1e55">
            <text:p>15,071.50</text:p>
          </table:table-cell>
          <table:table-cell office:string-value="---" office:value="1.32" office:value-type="float" table:style-name="adefcd0">
            <text:p>1.32</text:p>
          </table:table-cell>
          <table:table-cell office:string-value="---" office:value="184.53" office:value-type="float" table:style-name="a12d12f">
            <text:p>184.53</text:p>
          </table:table-cell>
          <table:table-cell office:string-value="---" office:value="84749.51" office:value-type="float" table:style-name="ac1f804">
            <text:p>84,749.51</text:p>
          </table:table-cell>
          <table:table-cell office:string-value="---" office:value="747.61" office:value-type="float" table:style-name="a586050">
            <text:p>747.61</text:p>
          </table:table-cell>
          <table:table-cell office:string-value="---" office:value-type="string" table:style-name="a2f1cbc">
            <text:p>---</text:p>
          </table:table-cell>
          <table:table-cell office:string-value="---" office:value="8.8" office:value-type="float" table:style-name="ada9e34">
            <text:p>8.80</text:p>
          </table:table-cell>
          <table:table-cell office:string-value="---" office:value="108092.57" office:value-type="float" table:style-name="a7651d6">
            <text:p>108,092.57</text:p>
          </table:table-cell>
        </table:table-row>
        <table:table-row>
          <table:table-cell office:string-value="Vicedo (O)" office:value-type="string" table:style-name="a197042">
            <text:p>Vicedo (O)</text:p>
          </table:table-cell>
          <table:table-cell office:string-value="---" office:value="2914.27" office:value-type="float" table:style-name="a74b124">
            <text:p>2,914.27</text:p>
          </table:table-cell>
          <table:table-cell office:string-value="---" office:value="8349.2" office:value-type="float" table:style-name="a2753db">
            <text:p>8,349.20</text:p>
          </table:table-cell>
          <table:table-cell office:string-value="---" office:value="30.9" office:value-type="float" table:style-name="a78bf49">
            <text:p>30.90</text:p>
          </table:table-cell>
          <table:table-cell office:string-value="---" office:value="32.45" office:value-type="float" table:style-name="a105eb6">
            <text:p>32.45</text:p>
          </table:table-cell>
          <table:table-cell office:string-value="---" office:value="63868.19" office:value-type="float" table:style-name="aa8615b">
            <text:p>63,868.19</text:p>
          </table:table-cell>
          <table:table-cell office:string-value="---" office:value="409.93" office:value-type="float" table:style-name="a1a8986">
            <text:p>409.93</text:p>
          </table:table-cell>
          <table:table-cell office:string-value="---" office:value="6.2" office:value-type="float" table:style-name="a108377">
            <text:p>6.20</text:p>
          </table:table-cell>
          <table:table-cell office:string-value="---" office:value-type="string" table:style-name="ad3ce29">
            <text:p>---</text:p>
          </table:table-cell>
          <table:table-cell office:string-value="---" office:value="75611.14" office:value-type="float" table:style-name="aec7fd1">
            <text:p>75,611.14</text:p>
          </table:table-cell>
        </table:table-row>
        <table:table-row>
          <table:table-cell office:string-value="Vilalba" office:value-type="string" table:style-name="a71a718">
            <text:p>Vilalba</text:p>
          </table:table-cell>
          <table:table-cell office:string-value="---" office:value="14536.95" office:value-type="float" table:style-name="ac4509d">
            <text:p>14,536.95</text:p>
          </table:table-cell>
          <table:table-cell office:string-value="---" office:value="34223.22" office:value-type="float" table:style-name="aad1b1f">
            <text:p>34,223.22</text:p>
          </table:table-cell>
          <table:table-cell office:string-value="---" office:value="37.7" office:value-type="float" table:style-name="a1a5f46">
            <text:p>37.70</text:p>
          </table:table-cell>
          <table:table-cell office:string-value="---" office:value="445.13" office:value-type="float" table:style-name="ab11933">
            <text:p>445.13</text:p>
          </table:table-cell>
          <table:table-cell office:string-value="---" office:value="28908.46" office:value-type="float" table:style-name="ac3b36d">
            <text:p>28,908.46</text:p>
          </table:table-cell>
          <table:table-cell office:string-value="---" office:value="10710.44" office:value-type="float" table:style-name="a9a01c0">
            <text:p>10,710.44</text:p>
          </table:table-cell>
          <table:table-cell office:string-value="---" office:value-type="string" table:style-name="a1a1068">
            <text:p>---</text:p>
          </table:table-cell>
          <table:table-cell office:string-value="---" office:value-type="string" table:style-name="a15e196">
            <text:p>---</text:p>
          </table:table-cell>
          <table:table-cell office:string-value="---" office:value="88861.9" office:value-type="float" table:style-name="a077337">
            <text:p>88,861.90</text:p>
          </table:table-cell>
        </table:table-row>
        <table:table-row>
          <table:table-cell office:string-value="Viveiro" office:value-type="string" table:style-name="a729678">
            <text:p>Viveiro</text:p>
          </table:table-cell>
          <table:table-cell office:string-value="---" office:value="10828.72" office:value-type="float" table:style-name="a24b36b">
            <text:p>10,828.72</text:p>
          </table:table-cell>
          <table:table-cell office:string-value="---" office:value="10518.4" office:value-type="float" table:style-name="a677f8a">
            <text:p>10,518.40</text:p>
          </table:table-cell>
          <table:table-cell office:string-value="---" office:value-type="string" table:style-name="a36aa80">
            <text:p>---</text:p>
          </table:table-cell>
          <table:table-cell office:string-value="---" office:value="38.5" office:value-type="float" table:style-name="af881c8">
            <text:p>38.50</text:p>
          </table:table-cell>
          <table:table-cell office:string-value="---" office:value="82785.38" office:value-type="float" table:style-name="ac514ee">
            <text:p>82,785.38</text:p>
          </table:table-cell>
          <table:table-cell office:string-value="---" office:value="261.64" office:value-type="float" table:style-name="a28cbc7">
            <text:p>261.64</text:p>
          </table:table-cell>
          <table:table-cell office:string-value="---" office:value="36.36" office:value-type="float" table:style-name="ae9318a">
            <text:p>36.36</text:p>
          </table:table-cell>
          <table:table-cell office:string-value="---" office:value-type="string" table:style-name="abe9eb4">
            <text:p>---</text:p>
          </table:table-cell>
          <table:table-cell office:string-value="---" office:value="104469.0" office:value-type="float" table:style-name="a1cabb6">
            <text:p>104,469.00</text:p>
          </table:table-cell>
        </table:table-row>
        <table:table-row>
          <table:table-cell office:string-value="Baralla" office:value-type="string" table:style-name="ac8b139">
            <text:p>Baralla</text:p>
          </table:table-cell>
          <table:table-cell office:string-value="---" office:value="1723.8" office:value-type="float" table:style-name="af01c9d">
            <text:p>1,723.80</text:p>
          </table:table-cell>
          <table:table-cell office:string-value="---" office:value="45109.42" office:value-type="float" table:style-name="a1fa9e5">
            <text:p>45,109.42</text:p>
          </table:table-cell>
          <table:table-cell office:string-value="---" office:value="440.0" office:value-type="float" table:style-name="a1006ea">
            <text:p>440.00</text:p>
          </table:table-cell>
          <table:table-cell office:string-value="---" office:value="552.2" office:value-type="float" table:style-name="a5ed5aa">
            <text:p>552.20</text:p>
          </table:table-cell>
          <table:table-cell office:string-value="---" office:value="16719.9" office:value-type="float" table:style-name="a324690">
            <text:p>16,719.90</text:p>
          </table:table-cell>
          <table:table-cell office:string-value="---" office:value="3186.05" office:value-type="float" table:style-name="ad752bc">
            <text:p>3,186.05</text:p>
          </table:table-cell>
          <table:table-cell office:string-value="---" office:value-type="string" table:style-name="a57bf9c">
            <text:p>---</text:p>
          </table:table-cell>
          <table:table-cell office:string-value="---" office:value="2.86" office:value-type="float" table:style-name="a33a5ce">
            <text:p>2.86</text:p>
          </table:table-cell>
          <table:table-cell office:string-value="---" office:value="67734.23" office:value-type="float" table:style-name="a03755a">
            <text:p>67,734.23</text:p>
          </table:table-cell>
        </table:table-row>
        <table:table-row>
          <table:table-cell office:string-value="Burela" office:value-type="string" table:style-name="ae99599">
            <text:p>Burela</text:p>
          </table:table-cell>
          <table:table-cell office:string-value="---" office:value="345.91" office:value-type="float" table:style-name="a310d26">
            <text:p>345.91</text:p>
          </table:table-cell>
          <table:table-cell office:string-value="---" office:value="3.3" office:value-type="float" table:style-name="a91974c">
            <text:p>3.30</text:p>
          </table:table-cell>
          <table:table-cell office:string-value="---" office:value-type="string" table:style-name="a2d0774">
            <text:p>---</text:p>
          </table:table-cell>
          <table:table-cell office:string-value="---" office:value-type="string" table:style-name="ade0249">
            <text:p>---</text:p>
          </table:table-cell>
          <table:table-cell office:string-value="---" office:value="5563.06" office:value-type="float" table:style-name="ac96ecf">
            <text:p>5,563.06</text:p>
          </table:table-cell>
          <table:table-cell office:string-value="---" office:value-type="string" table:style-name="afb1e49">
            <text:p>---</text:p>
          </table:table-cell>
          <table:table-cell office:string-value="---" office:value-type="string" table:style-name="a8125f8">
            <text:p>---</text:p>
          </table:table-cell>
          <table:table-cell office:string-value="---" office:value-type="string" table:style-name="a3934a3">
            <text:p>---</text:p>
          </table:table-cell>
          <table:table-cell office:string-value="---" office:value="5912.27" office:value-type="float" table:style-name="ade6df2">
            <text:p>5,912.27</text:p>
          </table:table-cell>
        </table:table-row>
        <table:table-row>
          <table:table-cell office:string-value="Allariz" office:value-type="string" table:style-name="aa0f9d5">
            <text:p>Allariz</text:p>
          </table:table-cell>
          <table:table-cell office:string-value="---" office:value="2252.38" office:value-type="float" table:style-name="a62f61b">
            <text:p>2,252.38</text:p>
          </table:table-cell>
          <table:table-cell office:string-value="---" office:value="1069.2" office:value-type="float" table:style-name="a5f69da">
            <text:p>1,069.20</text:p>
          </table:table-cell>
          <table:table-cell office:string-value="---" office:value="16.6" office:value-type="float" table:style-name="a613bd7">
            <text:p>16.60</text:p>
          </table:table-cell>
          <table:table-cell office:string-value="---" office:value="1.55" office:value-type="float" table:style-name="ab96423">
            <text:p>1.55</text:p>
          </table:table-cell>
          <table:table-cell office:string-value="---" office:value="14.2" office:value-type="float" table:style-name="a08f89d">
            <text:p>14.20</text:p>
          </table:table-cell>
          <table:table-cell office:string-value="---" office:value="804.23" office:value-type="float" table:style-name="a01351b">
            <text:p>804.23</text:p>
          </table:table-cell>
          <table:table-cell office:string-value="---" office:value-type="string" table:style-name="a0c91ee">
            <text:p>---</text:p>
          </table:table-cell>
          <table:table-cell office:string-value="---" office:value-type="string" table:style-name="ace42b0">
            <text:p>---</text:p>
          </table:table-cell>
          <table:table-cell office:string-value="---" office:value="4158.16" office:value-type="float" table:style-name="a52b762">
            <text:p>4,158.16</text:p>
          </table:table-cell>
        </table:table-row>
        <table:table-row>
          <table:table-cell office:string-value="Amoeiro" office:value-type="string" table:style-name="a955347">
            <text:p>Amoeiro</text:p>
          </table:table-cell>
          <table:table-cell office:string-value="---" office:value="2131.8" office:value-type="float" table:style-name="abe58c9">
            <text:p>2,131.80</text:p>
          </table:table-cell>
          <table:table-cell office:string-value="---" office:value="71.5" office:value-type="float" table:style-name="ab1cdda">
            <text:p>71.50</text:p>
          </table:table-cell>
          <table:table-cell office:string-value="---" office:value-type="string" table:style-name="a47b88c">
            <text:p>---</text:p>
          </table:table-cell>
          <table:table-cell office:string-value="---" office:value="1.87" office:value-type="float" table:style-name="a5f9c9a">
            <text:p>1.87</text:p>
          </table:table-cell>
          <table:table-cell office:string-value="---" office:value="61.6" office:value-type="float" table:style-name="a8eb1d8">
            <text:p>61.60</text:p>
          </table:table-cell>
          <table:table-cell office:string-value="---" office:value="312.14" office:value-type="float" table:style-name="aa51044">
            <text:p>312.14</text:p>
          </table:table-cell>
          <table:table-cell office:string-value="---" office:value-type="string" table:style-name="a58dae3">
            <text:p>---</text:p>
          </table:table-cell>
          <table:table-cell office:string-value="---" office:value-type="string" table:style-name="af5537c">
            <text:p>---</text:p>
          </table:table-cell>
          <table:table-cell office:string-value="---" office:value="2578.91" office:value-type="float" table:style-name="abb0115">
            <text:p>2,578.91</text:p>
          </table:table-cell>
        </table:table-row>
        <table:table-row>
          <table:table-cell office:string-value="Arnoia (A)" office:value-type="string" table:style-name="ad72518">
            <text:p>Arnoia (A)</text:p>
          </table:table-cell>
          <table:table-cell office:string-value="---" office:value="812.18" office:value-type="float" table:style-name="aa8783b">
            <text:p>812.18</text:p>
          </table:table-cell>
          <table:table-cell office:string-value="---" office:value="807.04" office:value-type="float" table:style-name="ae90fcb">
            <text:p>807.04</text:p>
          </table:table-cell>
          <table:table-cell office:string-value="---" office:value="7.7" office:value-type="float" table:style-name="af569cc">
            <text:p>7.70</text:p>
          </table:table-cell>
          <table:table-cell office:string-value="---" office:value="1.1" office:value-type="float" table:style-name="ae46a97">
            <text:p>1.10</text:p>
          </table:table-cell>
          <table:table-cell office:string-value="---" office:value="0.07" office:value-type="float" table:style-name="a583443">
            <text:p>0.07</text:p>
          </table:table-cell>
          <table:table-cell office:string-value="---" office:value="44.62" office:value-type="float" table:style-name="ac5f33a">
            <text:p>44.62</text:p>
          </table:table-cell>
          <table:table-cell office:string-value="---" office:value="0.02" office:value-type="float" table:style-name="a474e24">
            <text:p>0.02</text:p>
          </table:table-cell>
          <table:table-cell office:string-value="---" office:value-type="string" table:style-name="a1e7316">
            <text:p>---</text:p>
          </table:table-cell>
          <table:table-cell office:string-value="---" office:value="1672.73" office:value-type="float" table:style-name="a96fc1d">
            <text:p>1,672.73</text:p>
          </table:table-cell>
        </table:table-row>
        <table:table-row>
          <table:table-cell office:string-value="Avión" office:value-type="string" table:style-name="aa3a8c6">
            <text:p>Avión</text:p>
          </table:table-cell>
          <table:table-cell office:string-value="---" office:value="5439.71" office:value-type="float" table:style-name="ad59250">
            <text:p>5,439.71</text:p>
          </table:table-cell>
          <table:table-cell office:string-value="---" office:value-type="string" table:style-name="a77a368">
            <text:p>---</text:p>
          </table:table-cell>
          <table:table-cell office:string-value="---" office:value-type="string" table:style-name="a613735">
            <text:p>---</text:p>
          </table:table-cell>
          <table:table-cell office:string-value="---" office:value-type="string" table:style-name="ad04ff2">
            <text:p>---</text:p>
          </table:table-cell>
          <table:table-cell office:string-value="---" office:value="4392.6" office:value-type="float" table:style-name="ab02a64">
            <text:p>4,392.60</text:p>
          </table:table-cell>
          <table:table-cell office:string-value="---" office:value="2710.79" office:value-type="float" table:style-name="a7a0894">
            <text:p>2,710.79</text:p>
          </table:table-cell>
          <table:table-cell office:string-value="---" office:value-type="string" table:style-name="aeb1858">
            <text:p>---</text:p>
          </table:table-cell>
          <table:table-cell office:string-value="---" office:value-type="string" table:style-name="a21ffb2">
            <text:p>---</text:p>
          </table:table-cell>
          <table:table-cell office:string-value="---" office:value="12543.1" office:value-type="float" table:style-name="a39d8f6">
            <text:p>12,543.10</text:p>
          </table:table-cell>
        </table:table-row>
        <table:table-row>
          <table:table-cell office:string-value="Baltar" office:value-type="string" table:style-name="a5d653e">
            <text:p>Baltar</text:p>
          </table:table-cell>
          <table:table-cell office:string-value="---" office:value="32.2" office:value-type="float" table:style-name="a57c7b5">
            <text:p>32.20</text:p>
          </table:table-cell>
          <table:table-cell office:string-value="---" office:value-type="string" table:style-name="aea1b2e">
            <text:p>---</text:p>
          </table:table-cell>
          <table:table-cell office:string-value="---" office:value="825.0" office:value-type="float" table:style-name="a248fae">
            <text:p>825.00</text:p>
          </table:table-cell>
          <table:table-cell office:string-value="---" office:value-type="string" table:style-name="a1c97a2">
            <text:p>---</text:p>
          </table:table-cell>
          <table:table-cell office:string-value="---" office:value="4.4" office:value-type="float" table:style-name="a7188fe">
            <text:p>4.40</text:p>
          </table:table-cell>
          <table:table-cell office:string-value="---" office:value="511.05" office:value-type="float" table:style-name="a5b0cb4">
            <text:p>511.05</text:p>
          </table:table-cell>
          <table:table-cell office:string-value="---" office:value-type="string" table:style-name="a361689">
            <text:p>---</text:p>
          </table:table-cell>
          <table:table-cell office:string-value="---" office:value-type="string" table:style-name="a0eff2f">
            <text:p>---</text:p>
          </table:table-cell>
          <table:table-cell office:string-value="---" office:value="1372.65" office:value-type="float" table:style-name="afc9ab1">
            <text:p>1,372.65</text:p>
          </table:table-cell>
        </table:table-row>
        <table:table-row>
          <table:table-cell office:string-value="Bande" office:value-type="string" table:style-name="aec667b">
            <text:p>Bande</text:p>
          </table:table-cell>
          <table:table-cell office:string-value="---" office:value="1150.31" office:value-type="float" table:style-name="af1bde7">
            <text:p>1,150.31</text:p>
          </table:table-cell>
          <table:table-cell office:string-value="---" office:value="37.4" office:value-type="float" table:style-name="a0e37ce">
            <text:p>37.40</text:p>
          </table:table-cell>
          <table:table-cell office:string-value="---" office:value="12713.31" office:value-type="float" table:style-name="ae4ae67">
            <text:p>12,713.31</text:p>
          </table:table-cell>
          <table:table-cell office:string-value="---" office:value="58.3" office:value-type="float" table:style-name="a3a0802">
            <text:p>58.30</text:p>
          </table:table-cell>
          <table:table-cell office:string-value="---" office:value="967.3" office:value-type="float" table:style-name="a6417df">
            <text:p>967.30</text:p>
          </table:table-cell>
          <table:table-cell office:string-value="---" office:value="653.22" office:value-type="float" table:style-name="a004a12">
            <text:p>653.22</text:p>
          </table:table-cell>
          <table:table-cell office:string-value="---" office:value="1.5" office:value-type="float" table:style-name="ae35834">
            <text:p>1.50</text:p>
          </table:table-cell>
          <table:table-cell office:string-value="---" office:value-type="string" table:style-name="a3330e9">
            <text:p>---</text:p>
          </table:table-cell>
          <table:table-cell office:string-value="---" office:value="15581.34" office:value-type="float" table:style-name="a137c2e">
            <text:p>15,581.34</text:p>
          </table:table-cell>
        </table:table-row>
        <table:table-row>
          <table:table-cell office:string-value="Baños de Molgas" office:value-type="string" table:style-name="ae6452b">
            <text:p>Baños de Molgas</text:p>
          </table:table-cell>
          <table:table-cell office:string-value="---" office:value="91.3" office:value-type="float" table:style-name="a7ae865">
            <text:p>91.30</text:p>
          </table:table-cell>
          <table:table-cell office:string-value="---" office:value="176.0" office:value-type="float" table:style-name="aeb9d3c">
            <text:p>176.00</text:p>
          </table:table-cell>
          <table:table-cell office:string-value="---" office:value-type="string" table:style-name="ae86977">
            <text:p>---</text:p>
          </table:table-cell>
          <table:table-cell office:string-value="---" office:value="1.0" office:value-type="float" table:style-name="a0adaa1">
            <text:p>1.00</text:p>
          </table:table-cell>
          <table:table-cell office:string-value="---" office:value-type="string" table:style-name="a8a96a4">
            <text:p>---</text:p>
          </table:table-cell>
          <table:table-cell office:string-value="---" office:value="777.35" office:value-type="float" table:style-name="ad0b4ab">
            <text:p>777.35</text:p>
          </table:table-cell>
          <table:table-cell office:string-value="---" office:value="6.0" office:value-type="float" table:style-name="ac7d35c">
            <text:p>6.00</text:p>
          </table:table-cell>
          <table:table-cell office:string-value="---" office:value="1.0" office:value-type="float" table:style-name="a77265c">
            <text:p>1.00</text:p>
          </table:table-cell>
          <table:table-cell office:string-value="---" office:value="1052.65" office:value-type="float" table:style-name="adff523">
            <text:p>1,052.65</text:p>
          </table:table-cell>
        </table:table-row>
        <table:table-row>
          <table:table-cell office:string-value="Barbadás" office:value-type="string" table:style-name="a4fae3d">
            <text:p>Barbadás</text:p>
          </table:table-cell>
          <table:table-cell office:string-value="---" office:value="5800.16" office:value-type="float" table:style-name="a317e75">
            <text:p>5,800.16</text:p>
          </table:table-cell>
          <table:table-cell office:string-value="---" office:value-type="string" table:style-name="ad6b240">
            <text:p>---</text:p>
          </table:table-cell>
          <table:table-cell office:string-value="---" office:value-type="string" table:style-name="af34d51">
            <text:p>---</text:p>
          </table:table-cell>
          <table:table-cell office:string-value="---" office:value="8.8" office:value-type="float" table:style-name="a783e6a">
            <text:p>8.80</text:p>
          </table:table-cell>
          <table:table-cell office:string-value="---" office:value-type="string" table:style-name="ab98ade">
            <text:p>---</text:p>
          </table:table-cell>
          <table:table-cell office:string-value="---" office:value="9.73" office:value-type="float" table:style-name="ac6c613">
            <text:p>9.73</text:p>
          </table:table-cell>
          <table:table-cell office:string-value="---" office:value-type="string" table:style-name="a924ee4">
            <text:p>---</text:p>
          </table:table-cell>
          <table:table-cell office:string-value="---" office:value-type="string" table:style-name="a811cc3">
            <text:p>---</text:p>
          </table:table-cell>
          <table:table-cell office:string-value="---" office:value="5818.69" office:value-type="float" table:style-name="aa826bd">
            <text:p>5,818.69</text:p>
          </table:table-cell>
        </table:table-row>
        <table:table-row>
          <table:table-cell office:string-value="Barco de Valdeorras (O)" office:value-type="string" table:style-name="a925022">
            <text:p>Barco de Valdeorras (O)</text:p>
          </table:table-cell>
          <table:table-cell office:string-value="---" office:value="900.2" office:value-type="float" table:style-name="acaaaeb">
            <text:p>900.20</text:p>
          </table:table-cell>
          <table:table-cell office:string-value="---" office:value-type="string" table:style-name="a4799fe">
            <text:p>---</text:p>
          </table:table-cell>
          <table:table-cell office:string-value="---" office:value-type="string" table:style-name="a49fb02">
            <text:p>---</text:p>
          </table:table-cell>
          <table:table-cell office:string-value="---" office:value="34.5" office:value-type="float" table:style-name="ad32884">
            <text:p>34.50</text:p>
          </table:table-cell>
          <table:table-cell office:string-value="---" office:value="21.0" office:value-type="float" table:style-name="a8db69b">
            <text:p>21.00</text:p>
          </table:table-cell>
          <table:table-cell office:string-value="---" office:value="229.52" office:value-type="float" table:style-name="ab1e3b2">
            <text:p>229.52</text:p>
          </table:table-cell>
          <table:table-cell office:string-value="---" office:value="5.9" office:value-type="float" table:style-name="a734bb0">
            <text:p>5.90</text:p>
          </table:table-cell>
          <table:table-cell office:string-value="---" office:value-type="string" table:style-name="aefb75b">
            <text:p>---</text:p>
          </table:table-cell>
          <table:table-cell office:string-value="---" office:value="1191.12" office:value-type="float" table:style-name="a542222">
            <text:p>1,191.12</text:p>
          </table:table-cell>
        </table:table-row>
        <table:table-row>
          <table:table-cell office:string-value="Beade" office:value-type="string" table:style-name="adc7666">
            <text:p>Beade</text:p>
          </table:table-cell>
          <table:table-cell office:string-value="---" office:value="2.0" office:value-type="float" table:style-name="aa2e793">
            <text:p>2.00</text:p>
          </table:table-cell>
          <table:table-cell office:string-value="---" office:value-type="string" table:style-name="a36bc98">
            <text:p>---</text:p>
          </table:table-cell>
          <table:table-cell office:string-value="---" office:value-type="string" table:style-name="a0d52c5">
            <text:p>---</text:p>
          </table:table-cell>
          <table:table-cell office:string-value="---" office:value="2.0" office:value-type="float" table:style-name="ab6671c">
            <text:p>2.00</text:p>
          </table:table-cell>
          <table:table-cell office:string-value="---" office:value-type="string" table:style-name="af92d40">
            <text:p>---</text:p>
          </table:table-cell>
          <table:table-cell office:string-value="---" office:value="11.3" office:value-type="float" table:style-name="a5ea51e">
            <text:p>11.30</text:p>
          </table:table-cell>
          <table:table-cell office:string-value="---" office:value="2.0" office:value-type="float" table:style-name="a9f4374">
            <text:p>2.00</text:p>
          </table:table-cell>
          <table:table-cell office:string-value="---" office:value-type="string" table:style-name="a205725">
            <text:p>---</text:p>
          </table:table-cell>
          <table:table-cell office:string-value="---" office:value="17.3" office:value-type="float" table:style-name="accd555">
            <text:p>17.30</text:p>
          </table:table-cell>
        </table:table-row>
        <table:table-row>
          <table:table-cell office:string-value="Beariz" office:value-type="string" table:style-name="a063bb6">
            <text:p>Beariz</text:p>
          </table:table-cell>
          <table:table-cell office:string-value="---" office:value="8657.0" office:value-type="float" table:style-name="ab6accd">
            <text:p>8,657.00</text:p>
          </table:table-cell>
          <table:table-cell office:string-value="---" office:value-type="string" table:style-name="a55b442">
            <text:p>---</text:p>
          </table:table-cell>
          <table:table-cell office:string-value="---" office:value-type="string" table:style-name="ac4b328">
            <text:p>---</text:p>
          </table:table-cell>
          <table:table-cell office:string-value="---" office:value="2.0" office:value-type="float" table:style-name="ab5db69">
            <text:p>2.00</text:p>
          </table:table-cell>
          <table:table-cell office:string-value="---" office:value="2123.0" office:value-type="float" table:style-name="a189736">
            <text:p>2,123.00</text:p>
          </table:table-cell>
          <table:table-cell office:string-value="---" office:value="117.5" office:value-type="float" table:style-name="a1fa841">
            <text:p>117.50</text:p>
          </table:table-cell>
          <table:table-cell office:string-value="---" office:value-type="string" table:style-name="ac05e46">
            <text:p>---</text:p>
          </table:table-cell>
          <table:table-cell office:string-value="---" office:value-type="string" table:style-name="a065ede">
            <text:p>---</text:p>
          </table:table-cell>
          <table:table-cell office:string-value="---" office:value="10899.5" office:value-type="float" table:style-name="ae8b8a5">
            <text:p>10,899.50</text:p>
          </table:table-cell>
        </table:table-row>
        <table:table-row>
          <table:table-cell office:string-value="Blancos (Os)" office:value-type="string" table:style-name="a62b2ef">
            <text:p>Blancos (Os)</text:p>
          </table:table-cell>
          <table:table-cell office:string-value="---" office:value-type="string" table:style-name="a74998e">
            <text:p>---</text:p>
          </table:table-cell>
          <table:table-cell office:string-value="---" office:value-type="string" table:style-name="afa7b4c">
            <text:p>---</text:p>
          </table:table-cell>
          <table:table-cell office:string-value="---" office:value-type="string" table:style-name="ae264fd">
            <text:p>---</text:p>
          </table:table-cell>
          <table:table-cell office:string-value="---" office:value-type="string" table:style-name="a93b5b8">
            <text:p>---</text:p>
          </table:table-cell>
          <table:table-cell office:string-value="---" office:value-type="string" table:style-name="acc4cf7">
            <text:p>---</text:p>
          </table:table-cell>
          <table:table-cell office:string-value="---" office:value="941.03" office:value-type="float" table:style-name="acb78e9">
            <text:p>941.03</text:p>
          </table:table-cell>
          <table:table-cell office:string-value="---" office:value-type="string" table:style-name="a1094a5">
            <text:p>---</text:p>
          </table:table-cell>
          <table:table-cell office:string-value="---" office:value-type="string" table:style-name="af6601b">
            <text:p>---</text:p>
          </table:table-cell>
          <table:table-cell office:string-value="---" office:value="941.03" office:value-type="float" table:style-name="a475bea">
            <text:p>941.03</text:p>
          </table:table-cell>
        </table:table-row>
        <table:table-row>
          <table:table-cell office:string-value="Boborás" office:value-type="string" table:style-name="a5bf64a">
            <text:p>Boborás</text:p>
          </table:table-cell>
          <table:table-cell office:string-value="---" office:value="14542.74" office:value-type="float" table:style-name="a957b06">
            <text:p>14,542.74</text:p>
          </table:table-cell>
          <table:table-cell office:string-value="---" office:value="2.0" office:value-type="float" table:style-name="a2d52ef">
            <text:p>2.00</text:p>
          </table:table-cell>
          <table:table-cell office:string-value="---" office:value="11.0" office:value-type="float" table:style-name="afbc420">
            <text:p>11.00</text:p>
          </table:table-cell>
          <table:table-cell office:string-value="---" office:value="59.1" office:value-type="float" table:style-name="a350853">
            <text:p>59.10</text:p>
          </table:table-cell>
          <table:table-cell office:string-value="---" office:value="4422.44" office:value-type="float" table:style-name="a9f331e">
            <text:p>4,422.44</text:p>
          </table:table-cell>
          <table:table-cell office:string-value="---" office:value="123.2" office:value-type="float" table:style-name="a6d7e19">
            <text:p>123.20</text:p>
          </table:table-cell>
          <table:table-cell office:string-value="---" office:value="14.3" office:value-type="float" table:style-name="a8cd145">
            <text:p>14.30</text:p>
          </table:table-cell>
          <table:table-cell office:string-value="---" office:value-type="string" table:style-name="abaa1d3">
            <text:p>---</text:p>
          </table:table-cell>
          <table:table-cell office:string-value="---" office:value="19174.78" office:value-type="float" table:style-name="ae48129">
            <text:p>19,174.78</text:p>
          </table:table-cell>
        </table:table-row>
        <table:table-row>
          <table:table-cell office:string-value="Bola (A)" office:value-type="string" table:style-name="ab2c0e6">
            <text:p>Bola (A)</text:p>
          </table:table-cell>
          <table:table-cell office:string-value="---" office:value="342.4" office:value-type="float" table:style-name="aeced6f">
            <text:p>342.40</text:p>
          </table:table-cell>
          <table:table-cell office:string-value="---" office:value-type="string" table:style-name="aba4aa3">
            <text:p>---</text:p>
          </table:table-cell>
          <table:table-cell office:string-value="---" office:value="1.0" office:value-type="float" table:style-name="ae5d0bf">
            <text:p>1.00</text:p>
          </table:table-cell>
          <table:table-cell office:string-value="---" office:value="4.4" office:value-type="float" table:style-name="afbf972">
            <text:p>4.40</text:p>
          </table:table-cell>
          <table:table-cell office:string-value="---" office:value="23.0" office:value-type="float" table:style-name="addd97c">
            <text:p>23.00</text:p>
          </table:table-cell>
          <table:table-cell office:string-value="---" office:value="498.41" office:value-type="float" table:style-name="a1c8a3a">
            <text:p>498.41</text:p>
          </table:table-cell>
          <table:table-cell office:string-value="---" office:value="2.5" office:value-type="float" table:style-name="a216ff0">
            <text:p>2.50</text:p>
          </table:table-cell>
          <table:table-cell office:string-value="---" office:value-type="string" table:style-name="ab306f1">
            <text:p>---</text:p>
          </table:table-cell>
          <table:table-cell office:string-value="---" office:value="871.71" office:value-type="float" table:style-name="a2d2192">
            <text:p>871.71</text:p>
          </table:table-cell>
        </table:table-row>
        <table:table-row>
          <table:table-cell office:string-value="Bolo (O)" office:value-type="string" table:style-name="a744db3">
            <text:p>Bolo (O)</text:p>
          </table:table-cell>
          <table:table-cell office:string-value="---" office:value="41.0" office:value-type="float" table:style-name="a69900a">
            <text:p>41.00</text:p>
          </table:table-cell>
          <table:table-cell office:string-value="---" office:value-type="string" table:style-name="a5f7f2c">
            <text:p>---</text:p>
          </table:table-cell>
          <table:table-cell office:string-value="---" office:value-type="string" table:style-name="a8ac71c">
            <text:p>---</text:p>
          </table:table-cell>
          <table:table-cell office:string-value="---" office:value="1.0" office:value-type="float" table:style-name="a190795">
            <text:p>1.00</text:p>
          </table:table-cell>
          <table:table-cell office:string-value="---" office:value-type="string" table:style-name="ac5d7d4">
            <text:p>---</text:p>
          </table:table-cell>
          <table:table-cell office:string-value="---" office:value="530.3" office:value-type="float" table:style-name="a68262e">
            <text:p>530.30</text:p>
          </table:table-cell>
          <table:table-cell office:string-value="---" office:value-type="string" table:style-name="a2648d9">
            <text:p>---</text:p>
          </table:table-cell>
          <table:table-cell office:string-value="---" office:value-type="string" table:style-name="ae17a16">
            <text:p>---</text:p>
          </table:table-cell>
          <table:table-cell office:string-value="---" office:value="572.3" office:value-type="float" table:style-name="aa2b9af">
            <text:p>572.30</text:p>
          </table:table-cell>
        </table:table-row>
        <table:table-row>
          <table:table-cell office:string-value="Calvos de Randín" office:value-type="string" table:style-name="ae4841d">
            <text:p>Calvos de Randín</text:p>
          </table:table-cell>
          <table:table-cell office:string-value="---" office:value="62.28" office:value-type="float" table:style-name="a79e247">
            <text:p>62.28</text:p>
          </table:table-cell>
          <table:table-cell office:string-value="---" office:value="0.25" office:value-type="float" table:style-name="a8c1cbf">
            <text:p>0.25</text:p>
          </table:table-cell>
          <table:table-cell office:string-value="---" office:value="321.19" office:value-type="float" table:style-name="a7d8606">
            <text:p>321.19</text:p>
          </table:table-cell>
          <table:table-cell office:string-value="---" office:value-type="string" table:style-name="aff3024">
            <text:p>---</text:p>
          </table:table-cell>
          <table:table-cell office:string-value="---" office:value-type="string" table:style-name="a1f8f25">
            <text:p>---</text:p>
          </table:table-cell>
          <table:table-cell office:string-value="---" office:value="1167.7" office:value-type="float" table:style-name="a71e83b">
            <text:p>1,167.70</text:p>
          </table:table-cell>
          <table:table-cell office:string-value="---" office:value-type="string" table:style-name="a819ac2">
            <text:p>---</text:p>
          </table:table-cell>
          <table:table-cell office:string-value="---" office:value-type="string" table:style-name="a318d08">
            <text:p>---</text:p>
          </table:table-cell>
          <table:table-cell office:string-value="---" office:value="1551.42" office:value-type="float" table:style-name="aa346e1">
            <text:p>1,551.42</text:p>
          </table:table-cell>
        </table:table-row>
        <table:table-row>
          <table:table-cell office:string-value="Carballeda de Valdeorras" office:value-type="string" table:style-name="a9e06ce">
            <text:p>Carballeda de Valdeorras</text:p>
          </table:table-cell>
          <table:table-cell office:string-value="---" office:value="5893.33" office:value-type="float" table:style-name="a91e39a">
            <text:p>5,893.33</text:p>
          </table:table-cell>
          <table:table-cell office:string-value="---" office:value-type="string" table:style-name="a36a044">
            <text:p>---</text:p>
          </table:table-cell>
          <table:table-cell office:string-value="---" office:value-type="string" table:style-name="aed8e8f">
            <text:p>---</text:p>
          </table:table-cell>
          <table:table-cell office:string-value="---" office:value="1.4" office:value-type="float" table:style-name="a4e21bf">
            <text:p>1.40</text:p>
          </table:table-cell>
          <table:table-cell office:string-value="---" office:value-type="string" table:style-name="a148b9c">
            <text:p>---</text:p>
          </table:table-cell>
          <table:table-cell office:string-value="---" office:value="77.1" office:value-type="float" table:style-name="a95fde1">
            <text:p>77.10</text:p>
          </table:table-cell>
          <table:table-cell office:string-value="---" office:value="62.45" office:value-type="float" table:style-name="ad36202">
            <text:p>62.45</text:p>
          </table:table-cell>
          <table:table-cell office:string-value="---" office:value-type="string" table:style-name="acce130">
            <text:p>---</text:p>
          </table:table-cell>
          <table:table-cell office:string-value="---" office:value="6034.28" office:value-type="float" table:style-name="a45d6bf">
            <text:p>6,034.28</text:p>
          </table:table-cell>
        </table:table-row>
        <table:table-row>
          <table:table-cell office:string-value="Carballeda de Avia" office:value-type="string" table:style-name="a0b6ddf">
            <text:p>Carballeda de Avia</text:p>
          </table:table-cell>
          <table:table-cell office:string-value="---" office:value="583.73" office:value-type="float" table:style-name="a09dc1f">
            <text:p>583.73</text:p>
          </table:table-cell>
          <table:table-cell office:string-value="---" office:value-type="string" table:style-name="a3ddb8a">
            <text:p>---</text:p>
          </table:table-cell>
          <table:table-cell office:string-value="---" office:value="110.0" office:value-type="float" table:style-name="a7d57a9">
            <text:p>110.00</text:p>
          </table:table-cell>
          <table:table-cell office:string-value="---" office:value-type="string" table:style-name="a1e4892">
            <text:p>---</text:p>
          </table:table-cell>
          <table:table-cell office:string-value="---" office:value="33.3" office:value-type="float" table:style-name="a698abb">
            <text:p>33.30</text:p>
          </table:table-cell>
          <table:table-cell office:string-value="---" office:value="15.4" office:value-type="float" table:style-name="a480650">
            <text:p>15.40</text:p>
          </table:table-cell>
          <table:table-cell office:string-value="---" office:value-type="string" table:style-name="a8d7d50">
            <text:p>---</text:p>
          </table:table-cell>
          <table:table-cell office:string-value="---" office:value-type="string" table:style-name="afbea81">
            <text:p>---</text:p>
          </table:table-cell>
          <table:table-cell office:string-value="---" office:value="742.43" office:value-type="float" table:style-name="a899b37">
            <text:p>742.43</text:p>
          </table:table-cell>
        </table:table-row>
        <table:table-row>
          <table:table-cell office:string-value="Carballiño (O)" office:value-type="string" table:style-name="abb781c">
            <text:p>Carballiño (O)</text:p>
          </table:table-cell>
          <table:table-cell office:string-value="---" office:value="8228.2" office:value-type="float" table:style-name="a4153fd">
            <text:p>8,228.20</text:p>
          </table:table-cell>
          <table:table-cell office:string-value="---" office:value="16.5" office:value-type="float" table:style-name="a073351">
            <text:p>16.50</text:p>
          </table:table-cell>
          <table:table-cell office:string-value="---" office:value="5.5" office:value-type="float" table:style-name="a056b9b">
            <text:p>5.50</text:p>
          </table:table-cell>
          <table:table-cell office:string-value="---" office:value="4.4" office:value-type="float" table:style-name="a621c2a">
            <text:p>4.40</text:p>
          </table:table-cell>
          <table:table-cell office:string-value="---" office:value="5426.9" office:value-type="float" table:style-name="a8a5467">
            <text:p>5,426.90</text:p>
          </table:table-cell>
          <table:table-cell office:string-value="---" office:value="313.0" office:value-type="float" table:style-name="ab06da5">
            <text:p>313.00</text:p>
          </table:table-cell>
          <table:table-cell office:string-value="---" office:value-type="string" table:style-name="a77f051">
            <text:p>---</text:p>
          </table:table-cell>
          <table:table-cell office:string-value="---" office:value-type="string" table:style-name="afcfe5d">
            <text:p>---</text:p>
          </table:table-cell>
          <table:table-cell office:string-value="---" office:value="13994.5" office:value-type="float" table:style-name="a867d11">
            <text:p>13,994.50</text:p>
          </table:table-cell>
        </table:table-row>
        <table:table-row>
          <table:table-cell office:string-value="Cartelle" office:value-type="string" table:style-name="a649ef9">
            <text:p>Cartelle</text:p>
          </table:table-cell>
          <table:table-cell office:string-value="---" office:value="5742.09" office:value-type="float" table:style-name="ae95851">
            <text:p>5,742.09</text:p>
          </table:table-cell>
          <table:table-cell office:string-value="---" office:value="5.5" office:value-type="float" table:style-name="ad4eca7">
            <text:p>5.50</text:p>
          </table:table-cell>
          <table:table-cell office:string-value="---" office:value="608.0" office:value-type="float" table:style-name="a2e66be">
            <text:p>608.00</text:p>
          </table:table-cell>
          <table:table-cell office:string-value="---" office:value="64.7" office:value-type="float" table:style-name="a5e96f8">
            <text:p>64.70</text:p>
          </table:table-cell>
          <table:table-cell office:string-value="---" office:value="230.6" office:value-type="float" table:style-name="a2f3329">
            <text:p>230.60</text:p>
          </table:table-cell>
          <table:table-cell office:string-value="---" office:value="369.49" office:value-type="float" table:style-name="a901094">
            <text:p>369.49</text:p>
          </table:table-cell>
          <table:table-cell office:string-value="---" office:value="1.5" office:value-type="float" table:style-name="a7ba1b8">
            <text:p>1.50</text:p>
          </table:table-cell>
          <table:table-cell office:string-value="---" office:value-type="string" table:style-name="a9a41e2">
            <text:p>---</text:p>
          </table:table-cell>
          <table:table-cell office:string-value="---" office:value="7021.88" office:value-type="float" table:style-name="a6718a1">
            <text:p>7,021.88</text:p>
          </table:table-cell>
        </table:table-row>
        <table:table-row>
          <table:table-cell office:string-value="Castrelo do Val" office:value-type="string" table:style-name="ac646c0">
            <text:p>Castrelo do Val</text:p>
          </table:table-cell>
          <table:table-cell office:string-value="---" office:value="11600.72" office:value-type="float" table:style-name="a4c9561">
            <text:p>11,600.72</text:p>
          </table:table-cell>
          <table:table-cell office:string-value="---" office:value="340.0" office:value-type="float" table:style-name="a67ea02">
            <text:p>340.00</text:p>
          </table:table-cell>
          <table:table-cell office:string-value="---" office:value="932.4" office:value-type="float" table:style-name="a096086">
            <text:p>932.40</text:p>
          </table:table-cell>
          <table:table-cell office:string-value="---" office:value="0.83" office:value-type="float" table:style-name="ab07d68">
            <text:p>0.83</text:p>
          </table:table-cell>
          <table:table-cell office:string-value="---" office:value="36.3" office:value-type="float" table:style-name="a84e6a1">
            <text:p>36.30</text:p>
          </table:table-cell>
          <table:table-cell office:string-value="---" office:value="266.84" office:value-type="float" table:style-name="a6ef462">
            <text:p>266.84</text:p>
          </table:table-cell>
          <table:table-cell office:string-value="---" office:value-type="string" table:style-name="aa93228">
            <text:p>---</text:p>
          </table:table-cell>
          <table:table-cell office:string-value="---" office:value="2.0" office:value-type="float" table:style-name="a9e6a19">
            <text:p>2.00</text:p>
          </table:table-cell>
          <table:table-cell office:string-value="---" office:value="13179.09" office:value-type="float" table:style-name="add14b0">
            <text:p>13,179.09</text:p>
          </table:table-cell>
        </table:table-row>
        <table:table-row>
          <table:table-cell office:string-value="Castrelo de Miño" office:value-type="string" table:style-name="a70c683">
            <text:p>Castrelo de Miño</text:p>
          </table:table-cell>
          <table:table-cell office:string-value="---" office:value="9718.27" office:value-type="float" table:style-name="a53c23e">
            <text:p>9,718.27</text:p>
          </table:table-cell>
          <table:table-cell office:string-value="---" office:value-type="string" table:style-name="af624e5">
            <text:p>---</text:p>
          </table:table-cell>
          <table:table-cell office:string-value="---" office:value="81.4" office:value-type="float" table:style-name="a6bf99e">
            <text:p>81.40</text:p>
          </table:table-cell>
          <table:table-cell office:string-value="---" office:value="4816.7" office:value-type="float" table:style-name="a2dfe7b">
            <text:p>4,816.70</text:p>
          </table:table-cell>
          <table:table-cell office:string-value="---" office:value="11.0" office:value-type="float" table:style-name="ad90e08">
            <text:p>11.00</text:p>
          </table:table-cell>
          <table:table-cell office:string-value="---" office:value="583.85" office:value-type="float" table:style-name="a58ee74">
            <text:p>583.85</text:p>
          </table:table-cell>
          <table:table-cell office:string-value="---" office:value="15.4" office:value-type="float" table:style-name="a10d178">
            <text:p>15.40</text:p>
          </table:table-cell>
          <table:table-cell office:string-value="---" office:value-type="string" table:style-name="acfaf23">
            <text:p>---</text:p>
          </table:table-cell>
          <table:table-cell office:string-value="---" office:value="15226.62" office:value-type="float" table:style-name="a75e569">
            <text:p>15,226.62</text:p>
          </table:table-cell>
        </table:table-row>
        <table:table-row>
          <table:table-cell office:string-value="Castro Caldelas" office:value-type="string" table:style-name="a1b066e">
            <text:p>Castro Caldelas</text:p>
          </table:table-cell>
          <table:table-cell office:string-value="---" office:value="3.0" office:value-type="float" table:style-name="a6bcd96">
            <text:p>3.00</text:p>
          </table:table-cell>
          <table:table-cell office:string-value="---" office:value="123.2" office:value-type="float" table:style-name="ad27d19">
            <text:p>123.20</text:p>
          </table:table-cell>
          <table:table-cell office:string-value="---" office:value-type="string" table:style-name="a2c0353">
            <text:p>---</text:p>
          </table:table-cell>
          <table:table-cell office:string-value="---" office:value="76.62" office:value-type="float" table:style-name="af11340">
            <text:p>76.62</text:p>
          </table:table-cell>
          <table:table-cell office:string-value="---" office:value-type="string" table:style-name="a325bd8">
            <text:p>---</text:p>
          </table:table-cell>
          <table:table-cell office:string-value="---" office:value="1349.16" office:value-type="float" table:style-name="a2ed627">
            <text:p>1,349.16</text:p>
          </table:table-cell>
          <table:table-cell office:string-value="---" office:value="5.5" office:value-type="float" table:style-name="adfb8d1">
            <text:p>5.50</text:p>
          </table:table-cell>
          <table:table-cell office:string-value="---" office:value-type="string" table:style-name="aad4ad4">
            <text:p>---</text:p>
          </table:table-cell>
          <table:table-cell office:string-value="---" office:value="1557.48" office:value-type="float" table:style-name="a890f9c">
            <text:p>1,557.48</text:p>
          </table:table-cell>
        </table:table-row>
        <table:table-row>
          <table:table-cell office:string-value="Celanova" office:value-type="string" table:style-name="a5f8218">
            <text:p>Celanova</text:p>
          </table:table-cell>
          <table:table-cell office:string-value="---" office:value="2436.58" office:value-type="float" table:style-name="aa8ce7f">
            <text:p>2,436.58</text:p>
          </table:table-cell>
          <table:table-cell office:string-value="---" office:value="2.2" office:value-type="float" table:style-name="abc5be6">
            <text:p>2.20</text:p>
          </table:table-cell>
          <table:table-cell office:string-value="---" office:value-type="string" table:style-name="a9e89c4">
            <text:p>---</text:p>
          </table:table-cell>
          <table:table-cell office:string-value="---" office:value="4.0" office:value-type="float" table:style-name="a9b050f">
            <text:p>4.00</text:p>
          </table:table-cell>
          <table:table-cell office:string-value="---" office:value="36.0" office:value-type="float" table:style-name="a82ef73">
            <text:p>36.00</text:p>
          </table:table-cell>
          <table:table-cell office:string-value="---" office:value="867.55" office:value-type="float" table:style-name="ad06e1c">
            <text:p>867.55</text:p>
          </table:table-cell>
          <table:table-cell office:string-value="---" office:value-type="string" table:style-name="a002654">
            <text:p>---</text:p>
          </table:table-cell>
          <table:table-cell office:string-value="---" office:value-type="string" table:style-name="a6771e5">
            <text:p>---</text:p>
          </table:table-cell>
          <table:table-cell office:string-value="---" office:value="3346.33" office:value-type="float" table:style-name="a19555e">
            <text:p>3,346.33</text:p>
          </table:table-cell>
        </table:table-row>
        <table:table-row>
          <table:table-cell office:string-value="Cenlle" office:value-type="string" table:style-name="a79721a">
            <text:p>Cenlle</text:p>
          </table:table-cell>
          <table:table-cell office:string-value="---" office:value="2418.17" office:value-type="float" table:style-name="a70cf5c">
            <text:p>2,418.17</text:p>
          </table:table-cell>
          <table:table-cell office:string-value="---" office:value-type="string" table:style-name="a1e3466">
            <text:p>---</text:p>
          </table:table-cell>
          <table:table-cell office:string-value="---" office:value="421.3" office:value-type="float" table:style-name="ac270b3">
            <text:p>421.30</text:p>
          </table:table-cell>
          <table:table-cell office:string-value="---" office:value="22.0" office:value-type="float" table:style-name="a92c8f6">
            <text:p>22.00</text:p>
          </table:table-cell>
          <table:table-cell office:string-value="---" office:value="111.1" office:value-type="float" table:style-name="af3fea4">
            <text:p>111.10</text:p>
          </table:table-cell>
          <table:table-cell office:string-value="---" office:value="100.75" office:value-type="float" table:style-name="a93ca03">
            <text:p>100.75</text:p>
          </table:table-cell>
          <table:table-cell office:string-value="---" office:value="11.0" office:value-type="float" table:style-name="aeafe8c">
            <text:p>11.00</text:p>
          </table:table-cell>
          <table:table-cell office:string-value="---" office:value-type="string" table:style-name="a153394">
            <text:p>---</text:p>
          </table:table-cell>
          <table:table-cell office:string-value="---" office:value="3084.32" office:value-type="float" table:style-name="a480b4e">
            <text:p>3,084.32</text:p>
          </table:table-cell>
        </table:table-row>
        <table:table-row>
          <table:table-cell office:string-value="Coles" office:value-type="string" table:style-name="a7d1b74">
            <text:p>Coles</text:p>
          </table:table-cell>
          <table:table-cell office:string-value="---" office:value="1632.6" office:value-type="float" table:style-name="a2b722c">
            <text:p>1,632.60</text:p>
          </table:table-cell>
          <table:table-cell office:string-value="---" office:value-type="string" table:style-name="ae9a7e6">
            <text:p>---</text:p>
          </table:table-cell>
          <table:table-cell office:string-value="---" office:value-type="string" table:style-name="a42d2fa">
            <text:p>---</text:p>
          </table:table-cell>
          <table:table-cell office:string-value="---" office:value="91.0" office:value-type="float" table:style-name="a752eda">
            <text:p>91.00</text:p>
          </table:table-cell>
          <table:table-cell office:string-value="---" office:value="127.6" office:value-type="float" table:style-name="a68445f">
            <text:p>127.60</text:p>
          </table:table-cell>
          <table:table-cell office:string-value="---" office:value="246.9" office:value-type="float" table:style-name="a548ab8">
            <text:p>246.90</text:p>
          </table:table-cell>
          <table:table-cell office:string-value="---" office:value-type="string" table:style-name="a00032f">
            <text:p>---</text:p>
          </table:table-cell>
          <table:table-cell office:string-value="---" office:value-type="string" table:style-name="a3939bc">
            <text:p>---</text:p>
          </table:table-cell>
          <table:table-cell office:string-value="---" office:value="2098.1" office:value-type="float" table:style-name="af95464">
            <text:p>2,098.10</text:p>
          </table:table-cell>
        </table:table-row>
        <table:table-row>
          <table:table-cell office:string-value="Cortegada" office:value-type="string" table:style-name="a5afc8b">
            <text:p>Cortegada</text:p>
          </table:table-cell>
          <table:table-cell office:string-value="---" office:value="3299.66" office:value-type="float" table:style-name="abe49e2">
            <text:p>3,299.66</text:p>
          </table:table-cell>
          <table:table-cell office:string-value="---" office:value-type="string" table:style-name="a72ef61">
            <text:p>---</text:p>
          </table:table-cell>
          <table:table-cell office:string-value="---" office:value-type="string" table:style-name="a9ce10f">
            <text:p>---</text:p>
          </table:table-cell>
          <table:table-cell office:string-value="---" office:value="10.65" office:value-type="float" table:style-name="ade7600">
            <text:p>10.65</text:p>
          </table:table-cell>
          <table:table-cell office:string-value="---" office:value="242.0" office:value-type="float" table:style-name="aec3a69">
            <text:p>242.00</text:p>
          </table:table-cell>
          <table:table-cell office:string-value="---" office:value="86.1" office:value-type="float" table:style-name="a876c1d">
            <text:p>86.10</text:p>
          </table:table-cell>
          <table:table-cell office:string-value="---" office:value="24.2" office:value-type="float" table:style-name="a5f764d">
            <text:p>24.20</text:p>
          </table:table-cell>
          <table:table-cell office:string-value="---" office:value-type="string" table:style-name="a7ae6a6">
            <text:p>---</text:p>
          </table:table-cell>
          <table:table-cell office:string-value="---" office:value="3662.61" office:value-type="float" table:style-name="ab995b0">
            <text:p>3,662.61</text:p>
          </table:table-cell>
        </table:table-row>
        <table:table-row>
          <table:table-cell office:string-value="Cualedro" office:value-type="string" table:style-name="af0cab5">
            <text:p>Cualedro</text:p>
          </table:table-cell>
          <table:table-cell office:string-value="---" office:value="4388.29" office:value-type="float" table:style-name="a66eebe">
            <text:p>4,388.29</text:p>
          </table:table-cell>
          <table:table-cell office:string-value="---" office:value="212.3" office:value-type="float" table:style-name="a0354ed">
            <text:p>212.30</text:p>
          </table:table-cell>
          <table:table-cell office:string-value="---" office:value="1154.65" office:value-type="float" table:style-name="a986191">
            <text:p>1,154.65</text:p>
          </table:table-cell>
          <table:table-cell office:string-value="---" office:value="0.6" office:value-type="float" table:style-name="a9e5941">
            <text:p>0.60</text:p>
          </table:table-cell>
          <table:table-cell office:string-value="---" office:value="497.2" office:value-type="float" table:style-name="ae03a58">
            <text:p>497.20</text:p>
          </table:table-cell>
          <table:table-cell office:string-value="---" office:value="390.16" office:value-type="float" table:style-name="a856a97">
            <text:p>390.16</text:p>
          </table:table-cell>
          <table:table-cell office:string-value="---" office:value-type="string" table:style-name="ad33c8a">
            <text:p>---</text:p>
          </table:table-cell>
          <table:table-cell office:string-value="---" office:value-type="string" table:style-name="a3c56c9">
            <text:p>---</text:p>
          </table:table-cell>
          <table:table-cell office:string-value="---" office:value="6643.2" office:value-type="float" table:style-name="ac746fa">
            <text:p>6,643.20</text:p>
          </table:table-cell>
        </table:table-row>
        <table:table-row>
          <table:table-cell office:string-value="Chandrexa de Queixa" office:value-type="string" table:style-name="ab5d50d">
            <text:p>Chandrexa de Queixa</text:p>
          </table:table-cell>
          <table:table-cell office:string-value="---" office:value-type="string" table:style-name="ae47650">
            <text:p>---</text:p>
          </table:table-cell>
          <table:table-cell office:string-value="---" office:value-type="string" table:style-name="a0c96ae">
            <text:p>---</text:p>
          </table:table-cell>
          <table:table-cell office:string-value="---" office:value-type="string" table:style-name="ac07654">
            <text:p>---</text:p>
          </table:table-cell>
          <table:table-cell office:string-value="---" office:value="462.0" office:value-type="float" table:style-name="a673a7b">
            <text:p>462.00</text:p>
          </table:table-cell>
          <table:table-cell office:string-value="---" office:value-type="string" table:style-name="a6b92b4">
            <text:p>---</text:p>
          </table:table-cell>
          <table:table-cell office:string-value="---" office:value="711.35" office:value-type="float" table:style-name="aebf648">
            <text:p>711.35</text:p>
          </table:table-cell>
          <table:table-cell office:string-value="---" office:value-type="string" table:style-name="a4085e9">
            <text:p>---</text:p>
          </table:table-cell>
          <table:table-cell office:string-value="---" office:value-type="string" table:style-name="a44abab">
            <text:p>---</text:p>
          </table:table-cell>
          <table:table-cell office:string-value="---" office:value="1173.35" office:value-type="float" table:style-name="a17d359">
            <text:p>1,173.35</text:p>
          </table:table-cell>
        </table:table-row>
        <table:table-row>
          <table:table-cell office:string-value="Entrimo" office:value-type="string" table:style-name="a7863a5">
            <text:p>Entrimo</text:p>
          </table:table-cell>
          <table:table-cell office:string-value="---" office:value="370.6" office:value-type="float" table:style-name="ad8c2aa">
            <text:p>370.60</text:p>
          </table:table-cell>
          <table:table-cell office:string-value="---" office:value-type="string" table:style-name="afa29bb">
            <text:p>---</text:p>
          </table:table-cell>
          <table:table-cell office:string-value="---" office:value-type="string" table:style-name="a60c488">
            <text:p>---</text:p>
          </table:table-cell>
          <table:table-cell office:string-value="---" office:value="216.7" office:value-type="float" table:style-name="aac9d13">
            <text:p>216.70</text:p>
          </table:table-cell>
          <table:table-cell office:string-value="---" office:value="122.5" office:value-type="float" table:style-name="a187e82">
            <text:p>122.50</text:p>
          </table:table-cell>
          <table:table-cell office:string-value="---" office:value="147.4" office:value-type="float" table:style-name="a98d1da">
            <text:p>147.40</text:p>
          </table:table-cell>
          <table:table-cell office:string-value="---" office:value-type="string" table:style-name="a05ff98">
            <text:p>---</text:p>
          </table:table-cell>
          <table:table-cell office:string-value="---" office:value-type="string" table:style-name="aff000e">
            <text:p>---</text:p>
          </table:table-cell>
          <table:table-cell office:string-value="---" office:value="857.2" office:value-type="float" table:style-name="a98049a">
            <text:p>857.20</text:p>
          </table:table-cell>
        </table:table-row>
        <table:table-row>
          <table:table-cell office:string-value="Esgos" office:value-type="string" table:style-name="a976def">
            <text:p>Esgos</text:p>
          </table:table-cell>
          <table:table-cell office:string-value="---" office:value="728.1" office:value-type="float" table:style-name="a261667">
            <text:p>728.10</text:p>
          </table:table-cell>
          <table:table-cell office:string-value="---" office:value="242.0" office:value-type="float" table:style-name="a4c9024">
            <text:p>242.00</text:p>
          </table:table-cell>
          <table:table-cell office:string-value="---" office:value="9.0" office:value-type="float" table:style-name="a13f2b2">
            <text:p>9.00</text:p>
          </table:table-cell>
          <table:table-cell office:string-value="---" office:value="34.02" office:value-type="float" table:style-name="a817fec">
            <text:p>34.02</text:p>
          </table:table-cell>
          <table:table-cell office:string-value="---" office:value="35.3" office:value-type="float" table:style-name="a2a6f53">
            <text:p>35.30</text:p>
          </table:table-cell>
          <table:table-cell office:string-value="---" office:value="579.87" office:value-type="float" table:style-name="a6c12cf">
            <text:p>579.87</text:p>
          </table:table-cell>
          <table:table-cell office:string-value="---" office:value-type="string" table:style-name="a8d94ca">
            <text:p>---</text:p>
          </table:table-cell>
          <table:table-cell office:string-value="---" office:value="2.0" office:value-type="float" table:style-name="a410995">
            <text:p>2.00</text:p>
          </table:table-cell>
          <table:table-cell office:string-value="---" office:value="1630.29" office:value-type="float" table:style-name="ad2ce1b">
            <text:p>1,630.29</text:p>
          </table:table-cell>
        </table:table-row>
        <table:table-row>
          <table:table-cell office:string-value="Xinzo de Limia" office:value-type="string" table:style-name="a11c7c5">
            <text:p>Xinzo de Limia</text:p>
          </table:table-cell>
          <table:table-cell office:string-value="---" office:value="6.0" office:value-type="float" table:style-name="a86d9d2">
            <text:p>6.00</text:p>
          </table:table-cell>
          <table:table-cell office:string-value="---" office:value="654.5" office:value-type="float" table:style-name="a62c051">
            <text:p>654.50</text:p>
          </table:table-cell>
          <table:table-cell office:string-value="---" office:value-type="string" table:style-name="ad163df">
            <text:p>---</text:p>
          </table:table-cell>
          <table:table-cell office:string-value="---" office:value-type="string" table:style-name="a28c28d">
            <text:p>---</text:p>
          </table:table-cell>
          <table:table-cell office:string-value="---" office:value="103.17" office:value-type="float" table:style-name="a9a790e">
            <text:p>103.17</text:p>
          </table:table-cell>
          <table:table-cell office:string-value="---" office:value="659.49" office:value-type="float" table:style-name="a1a9934">
            <text:p>659.49</text:p>
          </table:table-cell>
          <table:table-cell office:string-value="---" office:value-type="string" table:style-name="a13821b">
            <text:p>---</text:p>
          </table:table-cell>
          <table:table-cell office:string-value="---" office:value-type="string" table:style-name="a74043c">
            <text:p>---</text:p>
          </table:table-cell>
          <table:table-cell office:string-value="---" office:value="1423.16" office:value-type="float" table:style-name="a405b45">
            <text:p>1,423.16</text:p>
          </table:table-cell>
        </table:table-row>
        <table:table-row>
          <table:table-cell office:string-value="Gomesende" office:value-type="string" table:style-name="a2c5792">
            <text:p>Gomesende</text:p>
          </table:table-cell>
          <table:table-cell office:string-value="---" office:value="1212.71" office:value-type="float" table:style-name="a9a3489">
            <text:p>1,212.71</text:p>
          </table:table-cell>
          <table:table-cell office:string-value="---" office:value="247.5" office:value-type="float" table:style-name="ade542a">
            <text:p>247.50</text:p>
          </table:table-cell>
          <table:table-cell office:string-value="---" office:value-type="string" table:style-name="a737598">
            <text:p>---</text:p>
          </table:table-cell>
          <table:table-cell office:string-value="---" office:value="25.3" office:value-type="float" table:style-name="adc0a2b">
            <text:p>25.30</text:p>
          </table:table-cell>
          <table:table-cell office:string-value="---" office:value="77.0" office:value-type="float" table:style-name="aa4c780">
            <text:p>77.00</text:p>
          </table:table-cell>
          <table:table-cell office:string-value="---" office:value="123.65" office:value-type="float" table:style-name="a62c222">
            <text:p>123.65</text:p>
          </table:table-cell>
          <table:table-cell office:string-value="---" office:value="0.88" office:value-type="float" table:style-name="ad96689">
            <text:p>0.88</text:p>
          </table:table-cell>
          <table:table-cell office:string-value="---" office:value-type="string" table:style-name="a1faa69">
            <text:p>---</text:p>
          </table:table-cell>
          <table:table-cell office:string-value="---" office:value="1687.04" office:value-type="float" table:style-name="ac9104e">
            <text:p>1,687.04</text:p>
          </table:table-cell>
        </table:table-row>
        <table:table-row>
          <table:table-cell office:string-value="Gudiña (A)" office:value-type="string" table:style-name="ac1de19">
            <text:p>Gudiña (A)</text:p>
          </table:table-cell>
          <table:table-cell office:string-value="---" office:value="123.95" office:value-type="float" table:style-name="a675841">
            <text:p>123.95</text:p>
          </table:table-cell>
          <table:table-cell office:string-value="---" office:value="261.8" office:value-type="float" table:style-name="acbded3">
            <text:p>261.80</text:p>
          </table:table-cell>
          <table:table-cell office:string-value="---" office:value="2392.76" office:value-type="float" table:style-name="afd4a92">
            <text:p>2,392.76</text:p>
          </table:table-cell>
          <table:table-cell office:string-value="---" office:value="10.0" office:value-type="float" table:style-name="a5ec919">
            <text:p>10.00</text:p>
          </table:table-cell>
          <table:table-cell office:string-value="---" office:value="472.28" office:value-type="float" table:style-name="a6389a9">
            <text:p>472.28</text:p>
          </table:table-cell>
          <table:table-cell office:string-value="---" office:value="884.98" office:value-type="float" table:style-name="a427fc1">
            <text:p>884.98</text:p>
          </table:table-cell>
          <table:table-cell office:string-value="---" office:value-type="string" table:style-name="ab37481">
            <text:p>---</text:p>
          </table:table-cell>
          <table:table-cell office:string-value="---" office:value-type="string" table:style-name="a8d50db">
            <text:p>---</text:p>
          </table:table-cell>
          <table:table-cell office:string-value="---" office:value="4145.77" office:value-type="float" table:style-name="a2cca95">
            <text:p>4,145.77</text:p>
          </table:table-cell>
        </table:table-row>
        <table:table-row>
          <table:table-cell office:string-value="Irixo (O)" office:value-type="string" table:style-name="ad51c23">
            <text:p>Irixo (O)</text:p>
          </table:table-cell>
          <table:table-cell office:string-value="---" office:value="17303.56" office:value-type="float" table:style-name="a0546d1">
            <text:p>17,303.56</text:p>
          </table:table-cell>
          <table:table-cell office:string-value="---" office:value="91.09" office:value-type="float" table:style-name="ae6dc7d">
            <text:p>91.09</text:p>
          </table:table-cell>
          <table:table-cell office:string-value="---" office:value-type="string" table:style-name="a335d80">
            <text:p>---</text:p>
          </table:table-cell>
          <table:table-cell office:string-value="---" office:value="40.9" office:value-type="float" table:style-name="a80ed84">
            <text:p>40.90</text:p>
          </table:table-cell>
          <table:table-cell office:string-value="---" office:value="16640.14" office:value-type="float" table:style-name="a8287ab">
            <text:p>16,640.14</text:p>
          </table:table-cell>
          <table:table-cell office:string-value="---" office:value="443.11" office:value-type="float" table:style-name="a4c859c">
            <text:p>443.11</text:p>
          </table:table-cell>
          <table:table-cell office:string-value="---" office:value-type="string" table:style-name="a7e99ed">
            <text:p>---</text:p>
          </table:table-cell>
          <table:table-cell office:string-value="---" office:value-type="string" table:style-name="a0637da">
            <text:p>---</text:p>
          </table:table-cell>
          <table:table-cell office:string-value="---" office:value="34518.8" office:value-type="float" table:style-name="aeda249">
            <text:p>34,518.80</text:p>
          </table:table-cell>
        </table:table-row>
        <table:table-row>
          <table:table-cell office:string-value="Xunqueira de Ambía" office:value-type="string" table:style-name="a2f6cd7">
            <text:p>Xunqueira de Ambía</text:p>
          </table:table-cell>
          <table:table-cell office:string-value="---" office:value="967.1" office:value-type="float" table:style-name="a560cf0">
            <text:p>967.10</text:p>
          </table:table-cell>
          <table:table-cell office:string-value="---" office:value="136.4" office:value-type="float" table:style-name="a7e1932">
            <text:p>136.40</text:p>
          </table:table-cell>
          <table:table-cell office:string-value="---" office:value="57.0" office:value-type="float" table:style-name="abd36db">
            <text:p>57.00</text:p>
          </table:table-cell>
          <table:table-cell office:string-value="---" office:value="236.5" office:value-type="float" table:style-name="a37b01c">
            <text:p>236.50</text:p>
          </table:table-cell>
          <table:table-cell office:string-value="---" office:value="192.5" office:value-type="float" table:style-name="af81c82">
            <text:p>192.50</text:p>
          </table:table-cell>
          <table:table-cell office:string-value="---" office:value="1102.94" office:value-type="float" table:style-name="ac1aa35">
            <text:p>1,102.94</text:p>
          </table:table-cell>
          <table:table-cell office:string-value="---" office:value-type="string" table:style-name="a7fd2fe">
            <text:p>---</text:p>
          </table:table-cell>
          <table:table-cell office:string-value="---" office:value-type="string" table:style-name="a800722">
            <text:p>---</text:p>
          </table:table-cell>
          <table:table-cell office:string-value="---" office:value="2692.44" office:value-type="float" table:style-name="a651810">
            <text:p>2,692.44</text:p>
          </table:table-cell>
        </table:table-row>
        <table:table-row>
          <table:table-cell office:string-value="Xunqueira de Espadanedo" office:value-type="string" table:style-name="a2df552">
            <text:p>Xunqueira de Espadanedo</text:p>
          </table:table-cell>
          <table:table-cell office:string-value="---" office:value="808.0" office:value-type="float" table:style-name="a945bee">
            <text:p>808.00</text:p>
          </table:table-cell>
          <table:table-cell office:string-value="---" office:value-type="string" table:style-name="a7191ae">
            <text:p>---</text:p>
          </table:table-cell>
          <table:table-cell office:string-value="---" office:value-type="string" table:style-name="a65425c">
            <text:p>---</text:p>
          </table:table-cell>
          <table:table-cell office:string-value="---" office:value="50.6" office:value-type="float" table:style-name="a63fc66">
            <text:p>50.60</text:p>
          </table:table-cell>
          <table:table-cell office:string-value="---" office:value-type="string" table:style-name="a9132b2">
            <text:p>---</text:p>
          </table:table-cell>
          <table:table-cell office:string-value="---" office:value="178.4" office:value-type="float" table:style-name="a4b8e9a">
            <text:p>178.40</text:p>
          </table:table-cell>
          <table:table-cell office:string-value="---" office:value-type="string" table:style-name="a009a3c">
            <text:p>---</text:p>
          </table:table-cell>
          <table:table-cell office:string-value="---" office:value-type="string" table:style-name="a705d17">
            <text:p>---</text:p>
          </table:table-cell>
          <table:table-cell office:string-value="---" office:value="1037.0" office:value-type="float" table:style-name="a9ec4ff">
            <text:p>1,037.00</text:p>
          </table:table-cell>
        </table:table-row>
        <table:table-row>
          <table:table-cell office:string-value="Larouco" office:value-type="string" table:style-name="a554072">
            <text:p>Larouco</text:p>
          </table:table-cell>
          <table:table-cell office:string-value="---" office:value="262.4" office:value-type="float" table:style-name="a1a417e">
            <text:p>262.40</text:p>
          </table:table-cell>
          <table:table-cell office:string-value="---" office:value="11.0" office:value-type="float" table:style-name="a5fd2e0">
            <text:p>11.00</text:p>
          </table:table-cell>
          <table:table-cell office:string-value="---" office:value-type="string" table:style-name="a223ac0">
            <text:p>---</text:p>
          </table:table-cell>
          <table:table-cell office:string-value="---" office:value-type="string" table:style-name="abccd1b">
            <text:p>---</text:p>
          </table:table-cell>
          <table:table-cell office:string-value="---" office:value-type="string" table:style-name="a52b6f8">
            <text:p>---</text:p>
          </table:table-cell>
          <table:table-cell office:string-value="---" office:value="3.0" office:value-type="float" table:style-name="a8090c0">
            <text:p>3.00</text:p>
          </table:table-cell>
          <table:table-cell office:string-value="---" office:value-type="string" table:style-name="a44497a">
            <text:p>---</text:p>
          </table:table-cell>
          <table:table-cell office:string-value="---" office:value-type="string" table:style-name="a4694c8">
            <text:p>---</text:p>
          </table:table-cell>
          <table:table-cell office:string-value="---" office:value="276.4" office:value-type="float" table:style-name="a6845b9">
            <text:p>276.40</text:p>
          </table:table-cell>
        </table:table-row>
        <table:table-row>
          <table:table-cell office:string-value="Laza" office:value-type="string" table:style-name="a62f696">
            <text:p>Laza</text:p>
          </table:table-cell>
          <table:table-cell office:string-value="---" office:value="18931.94" office:value-type="float" table:style-name="aa811f6">
            <text:p>18,931.94</text:p>
          </table:table-cell>
          <table:table-cell office:string-value="---" office:value="233.9" office:value-type="float" table:style-name="a41ddf7">
            <text:p>233.90</text:p>
          </table:table-cell>
          <table:table-cell office:string-value="---" office:value="1383.27" office:value-type="float" table:style-name="a4ce5c4">
            <text:p>1,383.27</text:p>
          </table:table-cell>
          <table:table-cell office:string-value="---" office:value="38.2" office:value-type="float" table:style-name="aba9034">
            <text:p>38.20</text:p>
          </table:table-cell>
          <table:table-cell office:string-value="---" office:value="1144.9" office:value-type="float" table:style-name="a59f8ad">
            <text:p>1,144.90</text:p>
          </table:table-cell>
          <table:table-cell office:string-value="---" office:value="1465.67" office:value-type="float" table:style-name="a54d28c">
            <text:p>1,465.67</text:p>
          </table:table-cell>
          <table:table-cell office:string-value="---" office:value-type="string" table:style-name="a6ed9d9">
            <text:p>---</text:p>
          </table:table-cell>
          <table:table-cell office:string-value="---" office:value-type="string" table:style-name="a600b52">
            <text:p>---</text:p>
          </table:table-cell>
          <table:table-cell office:string-value="---" office:value="23197.88" office:value-type="float" table:style-name="a4b1dbf">
            <text:p>23,197.88</text:p>
          </table:table-cell>
        </table:table-row>
        <table:table-row>
          <table:table-cell office:string-value="Leiro" office:value-type="string" table:style-name="a95cec7">
            <text:p>Leiro</text:p>
          </table:table-cell>
          <table:table-cell office:string-value="---" office:value="669.3" office:value-type="float" table:style-name="a417719">
            <text:p>669.30</text:p>
          </table:table-cell>
          <table:table-cell office:string-value="---" office:value-type="string" table:style-name="a0e3b67">
            <text:p>---</text:p>
          </table:table-cell>
          <table:table-cell office:string-value="---" office:value-type="string" table:style-name="aa56222">
            <text:p>---</text:p>
          </table:table-cell>
          <table:table-cell office:string-value="---" office:value-type="string" table:style-name="a38cf1a">
            <text:p>---</text:p>
          </table:table-cell>
          <table:table-cell office:string-value="---" office:value="341.0" office:value-type="float" table:style-name="a0e95fd">
            <text:p>341.00</text:p>
          </table:table-cell>
          <table:table-cell office:string-value="---" office:value="67.83" office:value-type="float" table:style-name="a0c4064">
            <text:p>67.83</text:p>
          </table:table-cell>
          <table:table-cell office:string-value="---" office:value="15.0" office:value-type="float" table:style-name="a9329ad">
            <text:p>15.00</text:p>
          </table:table-cell>
          <table:table-cell office:string-value="---" office:value-type="string" table:style-name="a21baa9">
            <text:p>---</text:p>
          </table:table-cell>
          <table:table-cell office:string-value="---" office:value="1093.13" office:value-type="float" table:style-name="a188f0d">
            <text:p>1,093.13</text:p>
          </table:table-cell>
        </table:table-row>
        <table:table-row>
          <table:table-cell office:string-value="Lobeira" office:value-type="string" table:style-name="a90dbde">
            <text:p>Lobeira</text:p>
          </table:table-cell>
          <table:table-cell office:string-value="---" office:value="3727.0" office:value-type="float" table:style-name="a70846e">
            <text:p>3,727.00</text:p>
          </table:table-cell>
          <table:table-cell office:string-value="---" office:value="27.5" office:value-type="float" table:style-name="a63e137">
            <text:p>27.50</text:p>
          </table:table-cell>
          <table:table-cell office:string-value="---" office:value-type="string" table:style-name="acb332c">
            <text:p>---</text:p>
          </table:table-cell>
          <table:table-cell office:string-value="---" office:value="0.5" office:value-type="float" table:style-name="afab60a">
            <text:p>0.50</text:p>
          </table:table-cell>
          <table:table-cell office:string-value="---" office:value="585.2" office:value-type="float" table:style-name="a108a91">
            <text:p>585.20</text:p>
          </table:table-cell>
          <table:table-cell office:string-value="---" office:value="302.4" office:value-type="float" table:style-name="ac0d9c4">
            <text:p>302.40</text:p>
          </table:table-cell>
          <table:table-cell office:string-value="---" office:value-type="string" table:style-name="a3e0a9b">
            <text:p>---</text:p>
          </table:table-cell>
          <table:table-cell office:string-value="---" office:value="1.0" office:value-type="float" table:style-name="a9ee3de">
            <text:p>1.00</text:p>
          </table:table-cell>
          <table:table-cell office:string-value="---" office:value="4643.6" office:value-type="float" table:style-name="a21b472">
            <text:p>4,643.60</text:p>
          </table:table-cell>
        </table:table-row>
        <table:table-row>
          <table:table-cell office:string-value="Lobios" office:value-type="string" table:style-name="a623c42">
            <text:p>Lobios</text:p>
          </table:table-cell>
          <table:table-cell office:string-value="---" office:value="3411.81" office:value-type="float" table:style-name="a4feffd">
            <text:p>3,411.81</text:p>
          </table:table-cell>
          <table:table-cell office:string-value="---" office:value="489.5" office:value-type="float" table:style-name="a9e57b6">
            <text:p>489.50</text:p>
          </table:table-cell>
          <table:table-cell office:string-value="---" office:value-type="string" table:style-name="adc72b4">
            <text:p>---</text:p>
          </table:table-cell>
          <table:table-cell office:string-value="---" office:value="416.9" office:value-type="float" table:style-name="ae055fe">
            <text:p>416.90</text:p>
          </table:table-cell>
          <table:table-cell office:string-value="---" office:value="2122.38" office:value-type="float" table:style-name="a5067cd">
            <text:p>2,122.38</text:p>
          </table:table-cell>
          <table:table-cell office:string-value="---" office:value="84.1" office:value-type="float" table:style-name="a2eebb9">
            <text:p>84.10</text:p>
          </table:table-cell>
          <table:table-cell office:string-value="---" office:value-type="string" table:style-name="aa031bf">
            <text:p>---</text:p>
          </table:table-cell>
          <table:table-cell office:string-value="---" office:value-type="string" table:style-name="a91d218">
            <text:p>---</text:p>
          </table:table-cell>
          <table:table-cell office:string-value="---" office:value="6524.69" office:value-type="float" table:style-name="a489fd0">
            <text:p>6,524.69</text:p>
          </table:table-cell>
        </table:table-row>
        <table:table-row>
          <table:table-cell office:string-value="Maceda" office:value-type="string" table:style-name="a2555b5">
            <text:p>Maceda</text:p>
          </table:table-cell>
          <table:table-cell office:string-value="---" office:value="8198.41" office:value-type="float" table:style-name="a706023">
            <text:p>8,198.41</text:p>
          </table:table-cell>
          <table:table-cell office:string-value="---" office:value="165.0" office:value-type="float" table:style-name="ae22b23">
            <text:p>165.00</text:p>
          </table:table-cell>
          <table:table-cell office:string-value="---" office:value-type="string" table:style-name="a1c3bbc">
            <text:p>---</text:p>
          </table:table-cell>
          <table:table-cell office:string-value="---" office:value="55.4" office:value-type="float" table:style-name="af7018f">
            <text:p>55.40</text:p>
          </table:table-cell>
          <table:table-cell office:string-value="---" office:value="282.7" office:value-type="float" table:style-name="a439342">
            <text:p>282.70</text:p>
          </table:table-cell>
          <table:table-cell office:string-value="---" office:value="1405.55" office:value-type="float" table:style-name="a72282a">
            <text:p>1,405.55</text:p>
          </table:table-cell>
          <table:table-cell office:string-value="---" office:value="1.0" office:value-type="float" table:style-name="aa1795c">
            <text:p>1.00</text:p>
          </table:table-cell>
          <table:table-cell office:string-value="---" office:value-type="string" table:style-name="a7c83fe">
            <text:p>---</text:p>
          </table:table-cell>
          <table:table-cell office:string-value="---" office:value="10108.06" office:value-type="float" table:style-name="add66ec">
            <text:p>10,108.06</text:p>
          </table:table-cell>
        </table:table-row>
        <table:table-row>
          <table:table-cell office:string-value="Manzaneda" office:value-type="string" table:style-name="a0a9445">
            <text:p>Manzaneda</text:p>
          </table:table-cell>
          <table:table-cell office:string-value="---" office:value-type="string" table:style-name="ab1e850">
            <text:p>---</text:p>
          </table:table-cell>
          <table:table-cell office:string-value="---" office:value-type="string" table:style-name="a43d582">
            <text:p>---</text:p>
          </table:table-cell>
          <table:table-cell office:string-value="---" office:value-type="string" table:style-name="a842d9a">
            <text:p>---</text:p>
          </table:table-cell>
          <table:table-cell office:string-value="---" office:value-type="string" table:style-name="a2f0051">
            <text:p>---</text:p>
          </table:table-cell>
          <table:table-cell office:string-value="---" office:value-type="string" table:style-name="a0a4d8e">
            <text:p>---</text:p>
          </table:table-cell>
          <table:table-cell office:string-value="---" office:value="609.4" office:value-type="float" table:style-name="a5f124a">
            <text:p>609.40</text:p>
          </table:table-cell>
          <table:table-cell office:string-value="---" office:value="15.9" office:value-type="float" table:style-name="a825531">
            <text:p>15.90</text:p>
          </table:table-cell>
          <table:table-cell office:string-value="---" office:value-type="string" table:style-name="ad13d26">
            <text:p>---</text:p>
          </table:table-cell>
          <table:table-cell office:string-value="---" office:value="625.3" office:value-type="float" table:style-name="a967b86">
            <text:p>625.30</text:p>
          </table:table-cell>
        </table:table-row>
        <table:table-row>
          <table:table-cell office:string-value="Maside" office:value-type="string" table:style-name="a5da934">
            <text:p>Maside</text:p>
          </table:table-cell>
          <table:table-cell office:string-value="---" office:value="5539.2" office:value-type="float" table:style-name="a1920b0">
            <text:p>5,539.20</text:p>
          </table:table-cell>
          <table:table-cell office:string-value="---" office:value="189.2" office:value-type="float" table:style-name="ad71e03">
            <text:p>189.20</text:p>
          </table:table-cell>
          <table:table-cell office:string-value="---" office:value-type="string" table:style-name="aefbe9d">
            <text:p>---</text:p>
          </table:table-cell>
          <table:table-cell office:string-value="---" office:value="11.58" office:value-type="float" table:style-name="ad5d51d">
            <text:p>11.58</text:p>
          </table:table-cell>
          <table:table-cell office:string-value="---" office:value="2203.0" office:value-type="float" table:style-name="a0533f6">
            <text:p>2,203.00</text:p>
          </table:table-cell>
          <table:table-cell office:string-value="---" office:value="678.28" office:value-type="float" table:style-name="a197c0b">
            <text:p>678.28</text:p>
          </table:table-cell>
          <table:table-cell office:string-value="---" office:value="5.5" office:value-type="float" table:style-name="a72f7a3">
            <text:p>5.50</text:p>
          </table:table-cell>
          <table:table-cell office:string-value="---" office:value-type="string" table:style-name="a6c9ba3">
            <text:p>---</text:p>
          </table:table-cell>
          <table:table-cell office:string-value="---" office:value="8626.76" office:value-type="float" table:style-name="a8b891e">
            <text:p>8,626.76</text:p>
          </table:table-cell>
        </table:table-row>
        <table:table-row>
          <table:table-cell office:string-value="Melón" office:value-type="string" table:style-name="a3c653d">
            <text:p>Melón</text:p>
          </table:table-cell>
          <table:table-cell office:string-value="---" office:value="1205.58" office:value-type="float" table:style-name="a975841">
            <text:p>1,205.58</text:p>
          </table:table-cell>
          <table:table-cell office:string-value="---" office:value-type="string" table:style-name="a1d84f7">
            <text:p>---</text:p>
          </table:table-cell>
          <table:table-cell office:string-value="---" office:value="0.55" office:value-type="float" table:style-name="a22c198">
            <text:p>0.55</text:p>
          </table:table-cell>
          <table:table-cell office:string-value="---" office:value-type="string" table:style-name="ad540a9">
            <text:p>---</text:p>
          </table:table-cell>
          <table:table-cell office:string-value="---" office:value="927.43" office:value-type="float" table:style-name="a91e8d8">
            <text:p>927.43</text:p>
          </table:table-cell>
          <table:table-cell office:string-value="---" office:value-type="string" table:style-name="ac144ff">
            <text:p>---</text:p>
          </table:table-cell>
          <table:table-cell office:string-value="---" office:value-type="string" table:style-name="a72a0f8">
            <text:p>---</text:p>
          </table:table-cell>
          <table:table-cell office:string-value="---" office:value-type="string" table:style-name="afefd3c">
            <text:p>---</text:p>
          </table:table-cell>
          <table:table-cell office:string-value="---" office:value="2133.56" office:value-type="float" table:style-name="a04c35d">
            <text:p>2,133.56</text:p>
          </table:table-cell>
        </table:table-row>
        <table:table-row>
          <table:table-cell office:string-value="Merca (A)" office:value-type="string" table:style-name="ae90b5a">
            <text:p>Merca (A)</text:p>
          </table:table-cell>
          <table:table-cell office:string-value="---" office:value="3907.17" office:value-type="float" table:style-name="aae64b5">
            <text:p>3,907.17</text:p>
          </table:table-cell>
          <table:table-cell office:string-value="---" office:value="406.5" office:value-type="float" table:style-name="a27ed94">
            <text:p>406.50</text:p>
          </table:table-cell>
          <table:table-cell office:string-value="---" office:value="71.5" office:value-type="float" table:style-name="a8b87d4">
            <text:p>71.50</text:p>
          </table:table-cell>
          <table:table-cell office:string-value="---" office:value="103.0" office:value-type="float" table:style-name="af00fe1">
            <text:p>103.00</text:p>
          </table:table-cell>
          <table:table-cell office:string-value="---" office:value="71.44" office:value-type="float" table:style-name="ae96ae0">
            <text:p>71.44</text:p>
          </table:table-cell>
          <table:table-cell office:string-value="---" office:value="1105.85" office:value-type="float" table:style-name="a7710ba">
            <text:p>1,105.85</text:p>
          </table:table-cell>
          <table:table-cell office:string-value="---" office:value="4.4" office:value-type="float" table:style-name="ab31772">
            <text:p>4.40</text:p>
          </table:table-cell>
          <table:table-cell office:string-value="---" office:value-type="string" table:style-name="a1c79cf">
            <text:p>---</text:p>
          </table:table-cell>
          <table:table-cell office:string-value="---" office:value="5669.86" office:value-type="float" table:style-name="ad09348">
            <text:p>5,669.86</text:p>
          </table:table-cell>
        </table:table-row>
        <table:table-row>
          <table:table-cell office:string-value="Mezquita (A)" office:value-type="string" table:style-name="af3041e">
            <text:p>Mezquita (A)</text:p>
          </table:table-cell>
          <table:table-cell office:string-value="---" office:value-type="string" table:style-name="a53449e">
            <text:p>---</text:p>
          </table:table-cell>
          <table:table-cell office:string-value="---" office:value-type="string" table:style-name="a2428a7">
            <text:p>---</text:p>
          </table:table-cell>
          <table:table-cell office:string-value="---" office:value="2630.0" office:value-type="float" table:style-name="a8c9814">
            <text:p>2,630.00</text:p>
          </table:table-cell>
          <table:table-cell office:string-value="---" office:value="10.0" office:value-type="float" table:style-name="a026fa0">
            <text:p>10.00</text:p>
          </table:table-cell>
          <table:table-cell office:string-value="---" office:value-type="string" table:style-name="a930458">
            <text:p>---</text:p>
          </table:table-cell>
          <table:table-cell office:string-value="---" office:value="1091.55" office:value-type="float" table:style-name="a8e014d">
            <text:p>1,091.55</text:p>
          </table:table-cell>
          <table:table-cell office:string-value="---" office:value-type="string" table:style-name="a326f07">
            <text:p>---</text:p>
          </table:table-cell>
          <table:table-cell office:string-value="---" office:value-type="string" table:style-name="a582ed2">
            <text:p>---</text:p>
          </table:table-cell>
          <table:table-cell office:string-value="---" office:value="3731.55" office:value-type="float" table:style-name="a4b73dd">
            <text:p>3,731.55</text:p>
          </table:table-cell>
        </table:table-row>
        <table:table-row>
          <table:table-cell office:string-value="Montederramo" office:value-type="string" table:style-name="aea8495">
            <text:p>Montederramo</text:p>
          </table:table-cell>
          <table:table-cell office:string-value="---" office:value="4.95" office:value-type="float" table:style-name="ae7831e">
            <text:p>4.95</text:p>
          </table:table-cell>
          <table:table-cell office:string-value="---" office:value-type="string" table:style-name="aea52dc">
            <text:p>---</text:p>
          </table:table-cell>
          <table:table-cell office:string-value="---" office:value="1240.0" office:value-type="float" table:style-name="a88fcf3">
            <text:p>1,240.00</text:p>
          </table:table-cell>
          <table:table-cell office:string-value="---" office:value="8.7" office:value-type="float" table:style-name="a1907c0">
            <text:p>8.70</text:p>
          </table:table-cell>
          <table:table-cell office:string-value="---" office:value-type="string" table:style-name="a472899">
            <text:p>---</text:p>
          </table:table-cell>
          <table:table-cell office:string-value="---" office:value="2499.05" office:value-type="float" table:style-name="ac4d7be">
            <text:p>2,499.05</text:p>
          </table:table-cell>
          <table:table-cell office:string-value="---" office:value-type="string" table:style-name="a7b2a98">
            <text:p>---</text:p>
          </table:table-cell>
          <table:table-cell office:string-value="---" office:value-type="string" table:style-name="acf4e43">
            <text:p>---</text:p>
          </table:table-cell>
          <table:table-cell office:string-value="---" office:value="3752.7" office:value-type="float" table:style-name="a523c71">
            <text:p>3,752.70</text:p>
          </table:table-cell>
        </table:table-row>
        <table:table-row>
          <table:table-cell office:string-value="Monterrei" office:value-type="string" table:style-name="ae0c22f">
            <text:p>Monterrei</text:p>
          </table:table-cell>
          <table:table-cell office:string-value="---" office:value="7738.26" office:value-type="float" table:style-name="a464263">
            <text:p>7,738.26</text:p>
          </table:table-cell>
          <table:table-cell office:string-value="---" office:value="66.0" office:value-type="float" table:style-name="a271286">
            <text:p>66.00</text:p>
          </table:table-cell>
          <table:table-cell office:string-value="---" office:value="3.0" office:value-type="float" table:style-name="ad19657">
            <text:p>3.00</text:p>
          </table:table-cell>
          <table:table-cell office:string-value="---" office:value="22.55" office:value-type="float" table:style-name="acca61a">
            <text:p>22.55</text:p>
          </table:table-cell>
          <table:table-cell office:string-value="---" office:value="36.76" office:value-type="float" table:style-name="a26a607">
            <text:p>36.76</text:p>
          </table:table-cell>
          <table:table-cell office:string-value="---" office:value="1055.08" office:value-type="float" table:style-name="ade8419">
            <text:p>1,055.08</text:p>
          </table:table-cell>
          <table:table-cell office:string-value="---" office:value="1.25" office:value-type="float" table:style-name="ab5acb9">
            <text:p>1.25</text:p>
          </table:table-cell>
          <table:table-cell office:string-value="---" office:value="0.5" office:value-type="float" table:style-name="a7fe028">
            <text:p>0.50</text:p>
          </table:table-cell>
          <table:table-cell office:string-value="---" office:value="8923.4" office:value-type="float" table:style-name="ab512ca">
            <text:p>8,923.40</text:p>
          </table:table-cell>
        </table:table-row>
        <table:table-row>
          <table:table-cell office:string-value="Muíños" office:value-type="string" table:style-name="ac5a291">
            <text:p>Muíños</text:p>
          </table:table-cell>
          <table:table-cell office:string-value="---" office:value="4625.37" office:value-type="float" table:style-name="a5e5d0e">
            <text:p>4,625.37</text:p>
          </table:table-cell>
          <table:table-cell office:string-value="---" office:value="2524.18" office:value-type="float" table:style-name="a2e4710">
            <text:p>2,524.18</text:p>
          </table:table-cell>
          <table:table-cell office:string-value="---" office:value="768.75" office:value-type="float" table:style-name="aacd03d">
            <text:p>768.75</text:p>
          </table:table-cell>
          <table:table-cell office:string-value="---" office:value-type="string" table:style-name="aa9be0c">
            <text:p>---</text:p>
          </table:table-cell>
          <table:table-cell office:string-value="---" office:value="2578.12" office:value-type="float" table:style-name="a4049bc">
            <text:p>2,578.12</text:p>
          </table:table-cell>
          <table:table-cell office:string-value="---" office:value="274.48" office:value-type="float" table:style-name="ac174ae">
            <text:p>274.48</text:p>
          </table:table-cell>
          <table:table-cell office:string-value="---" office:value-type="string" table:style-name="a4fb80f">
            <text:p>---</text:p>
          </table:table-cell>
          <table:table-cell office:string-value="---" office:value-type="string" table:style-name="ae409c5">
            <text:p>---</text:p>
          </table:table-cell>
          <table:table-cell office:string-value="---" office:value="10770.9" office:value-type="float" table:style-name="ad570c2">
            <text:p>10,770.90</text:p>
          </table:table-cell>
        </table:table-row>
        <table:table-row>
          <table:table-cell office:string-value="Nogueira de Ramuín" office:value-type="string" table:style-name="a8d9b69">
            <text:p>Nogueira de Ramuín</text:p>
          </table:table-cell>
          <table:table-cell office:string-value="---" office:value="3645.4" office:value-type="float" table:style-name="acd24e1">
            <text:p>3,645.40</text:p>
          </table:table-cell>
          <table:table-cell office:string-value="---" office:value="383.9" office:value-type="float" table:style-name="a8e0029">
            <text:p>383.90</text:p>
          </table:table-cell>
          <table:table-cell office:string-value="---" office:value-type="string" table:style-name="adc8fba">
            <text:p>---</text:p>
          </table:table-cell>
          <table:table-cell office:string-value="---" office:value="38.1" office:value-type="float" table:style-name="a70373c">
            <text:p>38.10</text:p>
          </table:table-cell>
          <table:table-cell office:string-value="---" office:value="127.6" office:value-type="float" table:style-name="ae04c9c">
            <text:p>127.60</text:p>
          </table:table-cell>
          <table:table-cell office:string-value="---" office:value="227.94" office:value-type="float" table:style-name="a7c108e">
            <text:p>227.94</text:p>
          </table:table-cell>
          <table:table-cell office:string-value="---" office:value-type="string" table:style-name="a723ace">
            <text:p>---</text:p>
          </table:table-cell>
          <table:table-cell office:string-value="---" office:value-type="string" table:style-name="a81a441">
            <text:p>---</text:p>
          </table:table-cell>
          <table:table-cell office:string-value="---" office:value="4422.94" office:value-type="float" table:style-name="acfd8de">
            <text:p>4,422.94</text:p>
          </table:table-cell>
        </table:table-row>
        <table:table-row>
          <table:table-cell office:string-value="Oímbra" office:value-type="string" table:style-name="a470bae">
            <text:p>Oímbra</text:p>
          </table:table-cell>
          <table:table-cell office:string-value="---" office:value="1026.08" office:value-type="float" table:style-name="a960d3a">
            <text:p>1,026.08</text:p>
          </table:table-cell>
          <table:table-cell office:string-value="---" office:value-type="string" table:style-name="a5fa4c4">
            <text:p>---</text:p>
          </table:table-cell>
          <table:table-cell office:string-value="---" office:value-type="string" table:style-name="af64815">
            <text:p>---</text:p>
          </table:table-cell>
          <table:table-cell office:string-value="---" office:value="26.53" office:value-type="float" table:style-name="a709b77">
            <text:p>26.53</text:p>
          </table:table-cell>
          <table:table-cell office:string-value="---" office:value-type="string" table:style-name="aa9efa3">
            <text:p>---</text:p>
          </table:table-cell>
          <table:table-cell office:string-value="---" office:value="417.44" office:value-type="float" table:style-name="a7bf503">
            <text:p>417.44</text:p>
          </table:table-cell>
          <table:table-cell office:string-value="---" office:value-type="string" table:style-name="a622f3e">
            <text:p>---</text:p>
          </table:table-cell>
          <table:table-cell office:string-value="---" office:value="0.2" office:value-type="float" table:style-name="a84c318">
            <text:p>0.20</text:p>
          </table:table-cell>
          <table:table-cell office:string-value="---" office:value="1470.25" office:value-type="float" table:style-name="a5d78a1">
            <text:p>1,470.25</text:p>
          </table:table-cell>
        </table:table-row>
        <table:table-row>
          <table:table-cell office:string-value="Ourense" office:value-type="string" table:style-name="aed92cb">
            <text:p>Ourense</text:p>
          </table:table-cell>
          <table:table-cell office:string-value="---" office:value="5106.9" office:value-type="float" table:style-name="a181589">
            <text:p>5,106.90</text:p>
          </table:table-cell>
          <table:table-cell office:string-value="---" office:value="412.5" office:value-type="float" table:style-name="a6017d9">
            <text:p>412.50</text:p>
          </table:table-cell>
          <table:table-cell office:string-value="---" office:value="15.5" office:value-type="float" table:style-name="aa13cc3">
            <text:p>15.50</text:p>
          </table:table-cell>
          <table:table-cell office:string-value="---" office:value="74.51" office:value-type="float" table:style-name="a8a605a">
            <text:p>74.51</text:p>
          </table:table-cell>
          <table:table-cell office:string-value="---" office:value="430.87" office:value-type="float" table:style-name="a910140">
            <text:p>430.87</text:p>
          </table:table-cell>
          <table:table-cell office:string-value="---" office:value="199.33" office:value-type="float" table:style-name="a0c3648">
            <text:p>199.33</text:p>
          </table:table-cell>
          <table:table-cell office:string-value="---" office:value="5.5" office:value-type="float" table:style-name="a32a4e9">
            <text:p>5.50</text:p>
          </table:table-cell>
          <table:table-cell office:string-value="---" office:value-type="string" table:style-name="a03a281">
            <text:p>---</text:p>
          </table:table-cell>
          <table:table-cell office:string-value="---" office:value="6245.11" office:value-type="float" table:style-name="a7aea66">
            <text:p>6,245.11</text:p>
          </table:table-cell>
        </table:table-row>
        <table:table-row>
          <table:table-cell office:string-value="Paderne de Allariz" office:value-type="string" table:style-name="a67689e">
            <text:p>Paderne de Allariz</text:p>
          </table:table-cell>
          <table:table-cell office:string-value="---" office:value="518.1" office:value-type="float" table:style-name="a2cced1">
            <text:p>518.10</text:p>
          </table:table-cell>
          <table:table-cell office:string-value="---" office:value="176.0" office:value-type="float" table:style-name="a01b027">
            <text:p>176.00</text:p>
          </table:table-cell>
          <table:table-cell office:string-value="---" office:value-type="string" table:style-name="a0c11c1">
            <text:p>---</text:p>
          </table:table-cell>
          <table:table-cell office:string-value="---" office:value="2.0" office:value-type="float" table:style-name="a7ef0b5">
            <text:p>2.00</text:p>
          </table:table-cell>
          <table:table-cell office:string-value="---" office:value="12.1" office:value-type="float" table:style-name="a8b0c45">
            <text:p>12.10</text:p>
          </table:table-cell>
          <table:table-cell office:string-value="---" office:value="779.76" office:value-type="float" table:style-name="af5fe7f">
            <text:p>779.76</text:p>
          </table:table-cell>
          <table:table-cell office:string-value="---" office:value-type="string" table:style-name="ad4ca3d">
            <text:p>---</text:p>
          </table:table-cell>
          <table:table-cell office:string-value="---" office:value-type="string" table:style-name="a671865">
            <text:p>---</text:p>
          </table:table-cell>
          <table:table-cell office:string-value="---" office:value="1487.96" office:value-type="float" table:style-name="a599e7e">
            <text:p>1,487.96</text:p>
          </table:table-cell>
        </table:table-row>
        <table:table-row>
          <table:table-cell office:string-value="Padrenda" office:value-type="string" table:style-name="a1a5573">
            <text:p>Padrenda</text:p>
          </table:table-cell>
          <table:table-cell office:string-value="---" office:value="3302.89" office:value-type="float" table:style-name="a5ecf72">
            <text:p>3,302.89</text:p>
          </table:table-cell>
          <table:table-cell office:string-value="---" office:value-type="string" table:style-name="aa80b00">
            <text:p>---</text:p>
          </table:table-cell>
          <table:table-cell office:string-value="---" office:value-type="string" table:style-name="a91d656">
            <text:p>---</text:p>
          </table:table-cell>
          <table:table-cell office:string-value="---" office:value="6.6" office:value-type="float" table:style-name="a7138c3">
            <text:p>6.60</text:p>
          </table:table-cell>
          <table:table-cell office:string-value="---" office:value="140.43" office:value-type="float" table:style-name="a1d01a0">
            <text:p>140.43</text:p>
          </table:table-cell>
          <table:table-cell office:string-value="---" office:value="40.29" office:value-type="float" table:style-name="a4d659b">
            <text:p>40.29</text:p>
          </table:table-cell>
          <table:table-cell office:string-value="---" office:value="1.93" office:value-type="float" table:style-name="a1bd9d2">
            <text:p>1.93</text:p>
          </table:table-cell>
          <table:table-cell office:string-value="---" office:value-type="string" table:style-name="ac3f6bb">
            <text:p>---</text:p>
          </table:table-cell>
          <table:table-cell office:string-value="---" office:value="3492.14" office:value-type="float" table:style-name="a516ce3">
            <text:p>3,492.14</text:p>
          </table:table-cell>
        </table:table-row>
        <table:table-row>
          <table:table-cell office:string-value="Parada de Sil" office:value-type="string" table:style-name="a814e0b">
            <text:p>Parada de Sil</text:p>
          </table:table-cell>
          <table:table-cell office:string-value="---" office:value="300.0" office:value-type="float" table:style-name="adf8342">
            <text:p>300.00</text:p>
          </table:table-cell>
          <table:table-cell office:string-value="---" office:value="1.2" office:value-type="float" table:style-name="a4d7be9">
            <text:p>1.20</text:p>
          </table:table-cell>
          <table:table-cell office:string-value="---" office:value-type="string" table:style-name="aac73d7">
            <text:p>---</text:p>
          </table:table-cell>
          <table:table-cell office:string-value="---" office:value-type="string" table:style-name="aab3ec2">
            <text:p>---</text:p>
          </table:table-cell>
          <table:table-cell office:string-value="---" office:value-type="string" table:style-name="a67a295">
            <text:p>---</text:p>
          </table:table-cell>
          <table:table-cell office:string-value="---" office:value="534.33" office:value-type="float" table:style-name="abac401">
            <text:p>534.33</text:p>
          </table:table-cell>
          <table:table-cell office:string-value="---" office:value-type="string" table:style-name="a290d5d">
            <text:p>---</text:p>
          </table:table-cell>
          <table:table-cell office:string-value="---" office:value-type="string" table:style-name="acc69d1">
            <text:p>---</text:p>
          </table:table-cell>
          <table:table-cell office:string-value="---" office:value="835.53" office:value-type="float" table:style-name="a2ceed8">
            <text:p>835.53</text:p>
          </table:table-cell>
        </table:table-row>
        <table:table-row>
          <table:table-cell office:string-value="Pereiro de Aguiar (O)" office:value-type="string" table:style-name="a301443">
            <text:p>Pereiro de Aguiar (O)</text:p>
          </table:table-cell>
          <table:table-cell office:string-value="---" office:value="4077.39" office:value-type="float" table:style-name="a3ba831">
            <text:p>4,077.39</text:p>
          </table:table-cell>
          <table:table-cell office:string-value="---" office:value="44.0" office:value-type="float" table:style-name="a7c7a13">
            <text:p>44.00</text:p>
          </table:table-cell>
          <table:table-cell office:string-value="---" office:value-type="string" table:style-name="a2bb37b">
            <text:p>---</text:p>
          </table:table-cell>
          <table:table-cell office:string-value="---" office:value="65.84" office:value-type="float" table:style-name="a75522d">
            <text:p>65.84</text:p>
          </table:table-cell>
          <table:table-cell office:string-value="---" office:value="14.76" office:value-type="float" table:style-name="a4c55eb">
            <text:p>14.76</text:p>
          </table:table-cell>
          <table:table-cell office:string-value="---" office:value="687.33" office:value-type="float" table:style-name="a70d7df">
            <text:p>687.33</text:p>
          </table:table-cell>
          <table:table-cell office:string-value="---" office:value="2.0" office:value-type="float" table:style-name="a4a6ce3">
            <text:p>2.00</text:p>
          </table:table-cell>
          <table:table-cell office:string-value="---" office:value="0.64" office:value-type="float" table:style-name="aba3c92">
            <text:p>0.64</text:p>
          </table:table-cell>
          <table:table-cell office:string-value="---" office:value="4891.96" office:value-type="float" table:style-name="a07772c">
            <text:p>4,891.96</text:p>
          </table:table-cell>
        </table:table-row>
        <table:table-row>
          <table:table-cell office:string-value="Peroxa (A)" office:value-type="string" table:style-name="ad3195d">
            <text:p>Peroxa (A)</text:p>
          </table:table-cell>
          <table:table-cell office:string-value="---" office:value="8481.19" office:value-type="float" table:style-name="a33df70">
            <text:p>8,481.19</text:p>
          </table:table-cell>
          <table:table-cell office:string-value="---" office:value="121.0" office:value-type="float" table:style-name="a752a10">
            <text:p>121.00</text:p>
          </table:table-cell>
          <table:table-cell office:string-value="---" office:value-type="string" table:style-name="a5f25f8">
            <text:p>---</text:p>
          </table:table-cell>
          <table:table-cell office:string-value="---" office:value="116.04" office:value-type="float" table:style-name="a8c22c6">
            <text:p>116.04</text:p>
          </table:table-cell>
          <table:table-cell office:string-value="---" office:value="1008.7" office:value-type="float" table:style-name="a657df3">
            <text:p>1,008.70</text:p>
          </table:table-cell>
          <table:table-cell office:string-value="---" office:value="251.52" office:value-type="float" table:style-name="a7db9c3">
            <text:p>251.52</text:p>
          </table:table-cell>
          <table:table-cell office:string-value="---" office:value-type="string" table:style-name="ae96391">
            <text:p>---</text:p>
          </table:table-cell>
          <table:table-cell office:string-value="---" office:value="1.1" office:value-type="float" table:style-name="a414369">
            <text:p>1.10</text:p>
          </table:table-cell>
          <table:table-cell office:string-value="---" office:value="9979.55" office:value-type="float" table:style-name="a298ee1">
            <text:p>9,979.55</text:p>
          </table:table-cell>
        </table:table-row>
        <table:table-row>
          <table:table-cell office:string-value="Petín" office:value-type="string" table:style-name="a480f81">
            <text:p>Petín</text:p>
          </table:table-cell>
          <table:table-cell office:string-value="---" office:value="324.8" office:value-type="float" table:style-name="a63b293">
            <text:p>324.80</text:p>
          </table:table-cell>
          <table:table-cell office:string-value="---" office:value-type="string" table:style-name="ab50109">
            <text:p>---</text:p>
          </table:table-cell>
          <table:table-cell office:string-value="---" office:value-type="string" table:style-name="a5d3b61">
            <text:p>---</text:p>
          </table:table-cell>
          <table:table-cell office:string-value="---" office:value="2.0" office:value-type="float" table:style-name="a7b161d">
            <text:p>2.00</text:p>
          </table:table-cell>
          <table:table-cell office:string-value="---" office:value-type="string" table:style-name="aebe95b">
            <text:p>---</text:p>
          </table:table-cell>
          <table:table-cell office:string-value="---" office:value="62.0" office:value-type="float" table:style-name="a94bcf2">
            <text:p>62.00</text:p>
          </table:table-cell>
          <table:table-cell office:string-value="---" office:value="10.0" office:value-type="float" table:style-name="a477c58">
            <text:p>10.00</text:p>
          </table:table-cell>
          <table:table-cell office:string-value="---" office:value-type="string" table:style-name="af45c5f">
            <text:p>---</text:p>
          </table:table-cell>
          <table:table-cell office:string-value="---" office:value="398.8" office:value-type="float" table:style-name="a8abcc4">
            <text:p>398.80</text:p>
          </table:table-cell>
        </table:table-row>
        <table:table-row>
          <table:table-cell office:string-value="Piñor" office:value-type="string" table:style-name="a5950e1">
            <text:p>Piñor</text:p>
          </table:table-cell>
          <table:table-cell office:string-value="---" office:value="6590.72" office:value-type="float" table:style-name="a8dbe2c">
            <text:p>6,590.72</text:p>
          </table:table-cell>
          <table:table-cell office:string-value="---" office:value="41.8" office:value-type="float" table:style-name="a8664ec">
            <text:p>41.80</text:p>
          </table:table-cell>
          <table:table-cell office:string-value="---" office:value-type="string" table:style-name="acd588e">
            <text:p>---</text:p>
          </table:table-cell>
          <table:table-cell office:string-value="---" office:value="1.2" office:value-type="float" table:style-name="a08ef01">
            <text:p>1.20</text:p>
          </table:table-cell>
          <table:table-cell office:string-value="---" office:value="11011.0" office:value-type="float" table:style-name="ac8387e">
            <text:p>11,011.00</text:p>
          </table:table-cell>
          <table:table-cell office:string-value="---" office:value="296.95" office:value-type="float" table:style-name="ae1ff70">
            <text:p>296.95</text:p>
          </table:table-cell>
          <table:table-cell office:string-value="---" office:value-type="string" table:style-name="a6e3c9a">
            <text:p>---</text:p>
          </table:table-cell>
          <table:table-cell office:string-value="---" office:value-type="string" table:style-name="af21996">
            <text:p>---</text:p>
          </table:table-cell>
          <table:table-cell office:string-value="---" office:value="17941.67" office:value-type="float" table:style-name="a5bdbab">
            <text:p>17,941.67</text:p>
          </table:table-cell>
        </table:table-row>
        <table:table-row>
          <table:table-cell office:string-value="Porqueira" office:value-type="string" table:style-name="adb4eae">
            <text:p>Porqueira</text:p>
          </table:table-cell>
          <table:table-cell office:string-value="---" office:value="19.8" office:value-type="float" table:style-name="abddf4c">
            <text:p>19.80</text:p>
          </table:table-cell>
          <table:table-cell office:string-value="---" office:value-type="string" table:style-name="a1712ea">
            <text:p>---</text:p>
          </table:table-cell>
          <table:table-cell office:string-value="---" office:value-type="string" table:style-name="aee64a3">
            <text:p>---</text:p>
          </table:table-cell>
          <table:table-cell office:string-value="---" office:value-type="string" table:style-name="ab1fba4">
            <text:p>---</text:p>
          </table:table-cell>
          <table:table-cell office:string-value="---" office:value-type="string" table:style-name="acaf34c">
            <text:p>---</text:p>
          </table:table-cell>
          <table:table-cell office:string-value="---" office:value="588.8" office:value-type="float" table:style-name="a02fe73">
            <text:p>588.80</text:p>
          </table:table-cell>
          <table:table-cell office:string-value="---" office:value-type="string" table:style-name="acedf75">
            <text:p>---</text:p>
          </table:table-cell>
          <table:table-cell office:string-value="---" office:value-type="string" table:style-name="ae45f1f">
            <text:p>---</text:p>
          </table:table-cell>
          <table:table-cell office:string-value="---" office:value="608.6" office:value-type="float" table:style-name="a29ac5b">
            <text:p>608.60</text:p>
          </table:table-cell>
        </table:table-row>
        <table:table-row>
          <table:table-cell office:string-value="Pobra de Trives (A)" office:value-type="string" table:style-name="ad648f9">
            <text:p>Pobra de Trives (A)</text:p>
          </table:table-cell>
          <table:table-cell office:string-value="---" office:value-type="string" table:style-name="add9f0b">
            <text:p>---</text:p>
          </table:table-cell>
          <table:table-cell office:string-value="---" office:value-type="string" table:style-name="a3f5dd5">
            <text:p>---</text:p>
          </table:table-cell>
          <table:table-cell office:string-value="---" office:value="2750.0" office:value-type="float" table:style-name="a61d0c6">
            <text:p>2,750.00</text:p>
          </table:table-cell>
          <table:table-cell office:string-value="---" office:value-type="string" table:style-name="a53bb3a">
            <text:p>---</text:p>
          </table:table-cell>
          <table:table-cell office:string-value="---" office:value-type="string" table:style-name="aa79166">
            <text:p>---</text:p>
          </table:table-cell>
          <table:table-cell office:string-value="---" office:value="1066.57" office:value-type="float" table:style-name="a74079d">
            <text:p>1,066.57</text:p>
          </table:table-cell>
          <table:table-cell office:string-value="---" office:value-type="string" table:style-name="a800ae3">
            <text:p>---</text:p>
          </table:table-cell>
          <table:table-cell office:string-value="---" office:value-type="string" table:style-name="a59dcdb">
            <text:p>---</text:p>
          </table:table-cell>
          <table:table-cell office:string-value="---" office:value="3816.57" office:value-type="float" table:style-name="a324cf4">
            <text:p>3,816.57</text:p>
          </table:table-cell>
        </table:table-row>
        <table:table-row>
          <table:table-cell office:string-value="Pontedeva" office:value-type="string" table:style-name="ae0b269">
            <text:p>Pontedeva</text:p>
          </table:table-cell>
          <table:table-cell office:string-value="---" office:value="2281.3" office:value-type="float" table:style-name="a80cab7">
            <text:p>2,281.30</text:p>
          </table:table-cell>
          <table:table-cell office:string-value="---" office:value-type="string" table:style-name="aad3e1a">
            <text:p>---</text:p>
          </table:table-cell>
          <table:table-cell office:string-value="---" office:value-type="string" table:style-name="abb15e9">
            <text:p>---</text:p>
          </table:table-cell>
          <table:table-cell office:string-value="---" office:value-type="string" table:style-name="ab17432">
            <text:p>---</text:p>
          </table:table-cell>
          <table:table-cell office:string-value="---" office:value-type="string" table:style-name="a3aea04">
            <text:p>---</text:p>
          </table:table-cell>
          <table:table-cell office:string-value="---" office:value="7.7" office:value-type="float" table:style-name="ae8fc54">
            <text:p>7.70</text:p>
          </table:table-cell>
          <table:table-cell office:string-value="---" office:value-type="string" table:style-name="a62fac0">
            <text:p>---</text:p>
          </table:table-cell>
          <table:table-cell office:string-value="---" office:value-type="string" table:style-name="a677212">
            <text:p>---</text:p>
          </table:table-cell>
          <table:table-cell office:string-value="---" office:value="2289.0" office:value-type="float" table:style-name="a62c49d">
            <text:p>2,289.00</text:p>
          </table:table-cell>
        </table:table-row>
        <table:table-row>
          <table:table-cell office:string-value="Punxín" office:value-type="string" table:style-name="a6dd522">
            <text:p>Punxín</text:p>
          </table:table-cell>
          <table:table-cell office:string-value="---" office:value="399.85" office:value-type="float" table:style-name="a0735e7">
            <text:p>399.85</text:p>
          </table:table-cell>
          <table:table-cell office:string-value="---" office:value-type="string" table:style-name="a986479">
            <text:p>---</text:p>
          </table:table-cell>
          <table:table-cell office:string-value="---" office:value-type="string" table:style-name="a04a9f8">
            <text:p>---</text:p>
          </table:table-cell>
          <table:table-cell office:string-value="---" office:value="86.75" office:value-type="float" table:style-name="afa4ca7">
            <text:p>86.75</text:p>
          </table:table-cell>
          <table:table-cell office:string-value="---" office:value="16.0" office:value-type="float" table:style-name="ac99184">
            <text:p>16.00</text:p>
          </table:table-cell>
          <table:table-cell office:string-value="---" office:value="282.67" office:value-type="float" table:style-name="a37696b">
            <text:p>282.67</text:p>
          </table:table-cell>
          <table:table-cell office:string-value="---" office:value="2.0" office:value-type="float" table:style-name="a06cc9b">
            <text:p>2.00</text:p>
          </table:table-cell>
          <table:table-cell office:string-value="---" office:value-type="string" table:style-name="afa1e80">
            <text:p>---</text:p>
          </table:table-cell>
          <table:table-cell office:string-value="---" office:value="787.27" office:value-type="float" table:style-name="a7b33da">
            <text:p>787.27</text:p>
          </table:table-cell>
        </table:table-row>
        <table:table-row>
          <table:table-cell office:string-value="Quintela de Leirado" office:value-type="string" table:style-name="a12354d">
            <text:p>Quintela de Leirado</text:p>
          </table:table-cell>
          <table:table-cell office:string-value="---" office:value="1573.55" office:value-type="float" table:style-name="a6e262a">
            <text:p>1,573.55</text:p>
          </table:table-cell>
          <table:table-cell office:string-value="---" office:value="454.3" office:value-type="float" table:style-name="a1eda64">
            <text:p>454.30</text:p>
          </table:table-cell>
          <table:table-cell office:string-value="---" office:value-type="string" table:style-name="ab34b75">
            <text:p>---</text:p>
          </table:table-cell>
          <table:table-cell office:string-value="---" office:value="17.6" office:value-type="float" table:style-name="a562574">
            <text:p>17.60</text:p>
          </table:table-cell>
          <table:table-cell office:string-value="---" office:value="653.95" office:value-type="float" table:style-name="a4617b2">
            <text:p>653.95</text:p>
          </table:table-cell>
          <table:table-cell office:string-value="---" office:value="232.25" office:value-type="float" table:style-name="a72add2">
            <text:p>232.25</text:p>
          </table:table-cell>
          <table:table-cell office:string-value="---" office:value-type="string" table:style-name="ad5c7ab">
            <text:p>---</text:p>
          </table:table-cell>
          <table:table-cell office:string-value="---" office:value-type="string" table:style-name="a5b99fa">
            <text:p>---</text:p>
          </table:table-cell>
          <table:table-cell office:string-value="---" office:value="2931.65" office:value-type="float" table:style-name="a7a61e5">
            <text:p>2,931.65</text:p>
          </table:table-cell>
        </table:table-row>
        <table:table-row>
          <table:table-cell office:string-value="Rairiz de Veiga" office:value-type="string" table:style-name="ae0e4de">
            <text:p>Rairiz de Veiga</text:p>
          </table:table-cell>
          <table:table-cell office:string-value="---" office:value="2640.0" office:value-type="float" table:style-name="a3860a0">
            <text:p>2,640.00</text:p>
          </table:table-cell>
          <table:table-cell office:string-value="---" office:value-type="string" table:style-name="a5202d5">
            <text:p>---</text:p>
          </table:table-cell>
          <table:table-cell office:string-value="---" office:value-type="string" table:style-name="a5d8f28">
            <text:p>---</text:p>
          </table:table-cell>
          <table:table-cell office:string-value="---" office:value="2.0" office:value-type="float" table:style-name="a90de3b">
            <text:p>2.00</text:p>
          </table:table-cell>
          <table:table-cell office:string-value="---" office:value="123.2" office:value-type="float" table:style-name="a730dd7">
            <text:p>123.20</text:p>
          </table:table-cell>
          <table:table-cell office:string-value="---" office:value="889.35" office:value-type="float" table:style-name="a9c4280">
            <text:p>889.35</text:p>
          </table:table-cell>
          <table:table-cell office:string-value="---" office:value-type="string" table:style-name="a06ac5e">
            <text:p>---</text:p>
          </table:table-cell>
          <table:table-cell office:string-value="---" office:value-type="string" table:style-name="a2dc96e">
            <text:p>---</text:p>
          </table:table-cell>
          <table:table-cell office:string-value="---" office:value="3654.55" office:value-type="float" table:style-name="a3a1f12">
            <text:p>3,654.55</text:p>
          </table:table-cell>
        </table:table-row>
        <table:table-row>
          <table:table-cell office:string-value="Ramirás" office:value-type="string" table:style-name="a790bee">
            <text:p>Ramirás</text:p>
          </table:table-cell>
          <table:table-cell office:string-value="---" office:value="6664.35" office:value-type="float" table:style-name="a1e9e90">
            <text:p>6,664.35</text:p>
          </table:table-cell>
          <table:table-cell office:string-value="---" office:value="346.5" office:value-type="float" table:style-name="a88bce5">
            <text:p>346.50</text:p>
          </table:table-cell>
          <table:table-cell office:string-value="---" office:value-type="string" table:style-name="a2b2840">
            <text:p>---</text:p>
          </table:table-cell>
          <table:table-cell office:string-value="---" office:value="3.0" office:value-type="float" table:style-name="af8f168">
            <text:p>3.00</text:p>
          </table:table-cell>
          <table:table-cell office:string-value="---" office:value="123.64" office:value-type="float" table:style-name="a157d54">
            <text:p>123.64</text:p>
          </table:table-cell>
          <table:table-cell office:string-value="---" office:value="862.37" office:value-type="float" table:style-name="a7acce8">
            <text:p>862.37</text:p>
          </table:table-cell>
          <table:table-cell office:string-value="---" office:value-type="string" table:style-name="ad5807e">
            <text:p>---</text:p>
          </table:table-cell>
          <table:table-cell office:string-value="---" office:value-type="string" table:style-name="a5d2143">
            <text:p>---</text:p>
          </table:table-cell>
          <table:table-cell office:string-value="---" office:value="7999.86" office:value-type="float" table:style-name="a727a5f">
            <text:p>7,999.86</text:p>
          </table:table-cell>
        </table:table-row>
        <table:table-row>
          <table:table-cell office:string-value="Ribadavia" office:value-type="string" table:style-name="aca59e3">
            <text:p>Ribadavia</text:p>
          </table:table-cell>
          <table:table-cell office:string-value="---" office:value="316.78" office:value-type="float" table:style-name="a201df5">
            <text:p>316.78</text:p>
          </table:table-cell>
          <table:table-cell office:string-value="---" office:value-type="string" table:style-name="ae1b72b">
            <text:p>---</text:p>
          </table:table-cell>
          <table:table-cell office:string-value="---" office:value="79.2" office:value-type="float" table:style-name="a49546f">
            <text:p>79.20</text:p>
          </table:table-cell>
          <table:table-cell office:string-value="---" office:value-type="string" table:style-name="a78cfcb">
            <text:p>---</text:p>
          </table:table-cell>
          <table:table-cell office:string-value="---" office:value-type="string" table:style-name="ae1fcb7">
            <text:p>---</text:p>
          </table:table-cell>
          <table:table-cell office:string-value="---" office:value="36.79" office:value-type="float" table:style-name="a375c97">
            <text:p>36.79</text:p>
          </table:table-cell>
          <table:table-cell office:string-value="---" office:value="3.47" office:value-type="float" table:style-name="abcfb7f">
            <text:p>3.47</text:p>
          </table:table-cell>
          <table:table-cell office:string-value="---" office:value-type="string" table:style-name="acc0f60">
            <text:p>---</text:p>
          </table:table-cell>
          <table:table-cell office:string-value="---" office:value="436.24" office:value-type="float" table:style-name="a313370">
            <text:p>436.24</text:p>
          </table:table-cell>
        </table:table-row>
        <table:table-row>
          <table:table-cell office:string-value="San Xoán de Río" office:value-type="string" table:style-name="aaea389">
            <text:p>San Xoán de Río</text:p>
          </table:table-cell>
          <table:table-cell office:string-value="---" office:value="4.5" office:value-type="float" table:style-name="a310931">
            <text:p>4.50</text:p>
          </table:table-cell>
          <table:table-cell office:string-value="---" office:value="292.0" office:value-type="float" table:style-name="a489d62">
            <text:p>292.00</text:p>
          </table:table-cell>
          <table:table-cell office:string-value="---" office:value="1.0" office:value-type="float" table:style-name="af45097">
            <text:p>1.00</text:p>
          </table:table-cell>
          <table:table-cell office:string-value="---" office:value="300.0" office:value-type="float" table:style-name="a13ad23">
            <text:p>300.00</text:p>
          </table:table-cell>
          <table:table-cell office:string-value="---" office:value-type="string" table:style-name="a313669">
            <text:p>---</text:p>
          </table:table-cell>
          <table:table-cell office:string-value="---" office:value="1406.72" office:value-type="float" table:style-name="ab961cf">
            <text:p>1,406.72</text:p>
          </table:table-cell>
          <table:table-cell office:string-value="---" office:value-type="string" table:style-name="a353865">
            <text:p>---</text:p>
          </table:table-cell>
          <table:table-cell office:string-value="---" office:value-type="string" table:style-name="aedcb6c">
            <text:p>---</text:p>
          </table:table-cell>
          <table:table-cell office:string-value="---" office:value="2004.22" office:value-type="float" table:style-name="a54e5ab">
            <text:p>2,004.22</text:p>
          </table:table-cell>
        </table:table-row>
        <table:table-row>
          <table:table-cell office:string-value="Riós" office:value-type="string" table:style-name="a756611">
            <text:p>Riós</text:p>
          </table:table-cell>
          <table:table-cell office:string-value="---" office:value="2917.59" office:value-type="float" table:style-name="ad37985">
            <text:p>2,917.59</text:p>
          </table:table-cell>
          <table:table-cell office:string-value="---" office:value="1356.48" office:value-type="float" table:style-name="a8f268e">
            <text:p>1,356.48</text:p>
          </table:table-cell>
          <table:table-cell office:string-value="---" office:value="3729.01" office:value-type="float" table:style-name="a760153">
            <text:p>3,729.01</text:p>
          </table:table-cell>
          <table:table-cell office:string-value="---" office:value="267.62" office:value-type="float" table:style-name="a2ed394">
            <text:p>267.62</text:p>
          </table:table-cell>
          <table:table-cell office:string-value="---" office:value="619.95" office:value-type="float" table:style-name="a270bd2">
            <text:p>619.95</text:p>
          </table:table-cell>
          <table:table-cell office:string-value="---" office:value="1425.73" office:value-type="float" table:style-name="ac7ab3b">
            <text:p>1,425.73</text:p>
          </table:table-cell>
          <table:table-cell office:string-value="---" office:value="1.26" office:value-type="float" table:style-name="ac290dd">
            <text:p>1.26</text:p>
          </table:table-cell>
          <table:table-cell office:string-value="---" office:value-type="string" table:style-name="a9a5c2e">
            <text:p>---</text:p>
          </table:table-cell>
          <table:table-cell office:string-value="---" office:value="10317.64" office:value-type="float" table:style-name="a7060e2">
            <text:p>10,317.64</text:p>
          </table:table-cell>
        </table:table-row>
        <table:table-row>
          <table:table-cell office:string-value="Rúa (A)" office:value-type="string" table:style-name="adc81f3">
            <text:p>Rúa (A)</text:p>
          </table:table-cell>
          <table:table-cell office:string-value="---" office:value="62.0" office:value-type="float" table:style-name="adebaf2">
            <text:p>62.00</text:p>
          </table:table-cell>
          <table:table-cell office:string-value="---" office:value-type="string" table:style-name="ad79ba8">
            <text:p>---</text:p>
          </table:table-cell>
          <table:table-cell office:string-value="---" office:value-type="string" table:style-name="a1d5782">
            <text:p>---</text:p>
          </table:table-cell>
          <table:table-cell office:string-value="---" office:value="14.5" office:value-type="float" table:style-name="ae079f8">
            <text:p>14.50</text:p>
          </table:table-cell>
          <table:table-cell office:string-value="---" office:value-type="string" table:style-name="ad24bb7">
            <text:p>---</text:p>
          </table:table-cell>
          <table:table-cell office:string-value="---" office:value="46.0" office:value-type="float" table:style-name="a95672a">
            <text:p>46.00</text:p>
          </table:table-cell>
          <table:table-cell office:string-value="---" office:value-type="string" table:style-name="ad1b2d4">
            <text:p>---</text:p>
          </table:table-cell>
          <table:table-cell office:string-value="---" office:value-type="string" table:style-name="a398b7f">
            <text:p>---</text:p>
          </table:table-cell>
          <table:table-cell office:string-value="---" office:value="122.5" office:value-type="float" table:style-name="af9282f">
            <text:p>122.50</text:p>
          </table:table-cell>
        </table:table-row>
        <table:table-row>
          <table:table-cell office:string-value="Rubiá" office:value-type="string" table:style-name="a039517">
            <text:p>Rubiá</text:p>
          </table:table-cell>
          <table:table-cell office:string-value="---" office:value="2508.48" office:value-type="float" table:style-name="a110e50">
            <text:p>2,508.48</text:p>
          </table:table-cell>
          <table:table-cell office:string-value="---" office:value="3.0" office:value-type="float" table:style-name="a3e37c6">
            <text:p>3.00</text:p>
          </table:table-cell>
          <table:table-cell office:string-value="---" office:value="1540.0" office:value-type="float" table:style-name="a0fda77">
            <text:p>1,540.00</text:p>
          </table:table-cell>
          <table:table-cell office:string-value="---" office:value="282.2" office:value-type="float" table:style-name="af596f2">
            <text:p>282.20</text:p>
          </table:table-cell>
          <table:table-cell office:string-value="---" office:value="1.1" office:value-type="float" table:style-name="ab4323c">
            <text:p>1.10</text:p>
          </table:table-cell>
          <table:table-cell office:string-value="---" office:value="308.7" office:value-type="float" table:style-name="a4feb98">
            <text:p>308.70</text:p>
          </table:table-cell>
          <table:table-cell office:string-value="---" office:value="217.0" office:value-type="float" table:style-name="af5b4a6">
            <text:p>217.00</text:p>
          </table:table-cell>
          <table:table-cell office:string-value="---" office:value-type="string" table:style-name="aaf25d6">
            <text:p>---</text:p>
          </table:table-cell>
          <table:table-cell office:string-value="---" office:value="4860.48" office:value-type="float" table:style-name="aea491f">
            <text:p>4,860.48</text:p>
          </table:table-cell>
        </table:table-row>
        <table:table-row>
          <table:table-cell office:string-value="San Amaro" office:value-type="string" table:style-name="a1600dc">
            <text:p>San Amaro</text:p>
          </table:table-cell>
          <table:table-cell office:string-value="---" office:value="1492.5" office:value-type="float" table:style-name="a347d6a">
            <text:p>1,492.50</text:p>
          </table:table-cell>
          <table:table-cell office:string-value="---" office:value-type="string" table:style-name="a9c0af9">
            <text:p>---</text:p>
          </table:table-cell>
          <table:table-cell office:string-value="---" office:value-type="string" table:style-name="a9ae747">
            <text:p>---</text:p>
          </table:table-cell>
          <table:table-cell office:string-value="---" office:value="3.85" office:value-type="float" table:style-name="aafbbfd">
            <text:p>3.85</text:p>
          </table:table-cell>
          <table:table-cell office:string-value="---" office:value="69.35" office:value-type="float" table:style-name="a41128e">
            <text:p>69.35</text:p>
          </table:table-cell>
          <table:table-cell office:string-value="---" office:value="51.15" office:value-type="float" table:style-name="a8496dc">
            <text:p>51.15</text:p>
          </table:table-cell>
          <table:table-cell office:string-value="---" office:value-type="string" table:style-name="ac84cc6">
            <text:p>---</text:p>
          </table:table-cell>
          <table:table-cell office:string-value="---" office:value-type="string" table:style-name="a3e2276">
            <text:p>---</text:p>
          </table:table-cell>
          <table:table-cell office:string-value="---" office:value="1616.85" office:value-type="float" table:style-name="a098980">
            <text:p>1,616.85</text:p>
          </table:table-cell>
        </table:table-row>
        <table:table-row>
          <table:table-cell office:string-value="San Cibrao das Viñas" office:value-type="string" table:style-name="ab68ec9">
            <text:p>San Cibrao das Viñas</text:p>
          </table:table-cell>
          <table:table-cell office:string-value="---" office:value="10177.7" office:value-type="float" table:style-name="aec023e">
            <text:p>10,177.70</text:p>
          </table:table-cell>
          <table:table-cell office:string-value="---" office:value="38.5" office:value-type="float" table:style-name="a192fc0">
            <text:p>38.50</text:p>
          </table:table-cell>
          <table:table-cell office:string-value="---" office:value="36.3" office:value-type="float" table:style-name="a540a23">
            <text:p>36.30</text:p>
          </table:table-cell>
          <table:table-cell office:string-value="---" office:value="2.75" office:value-type="float" table:style-name="a445c69">
            <text:p>2.75</text:p>
          </table:table-cell>
          <table:table-cell office:string-value="---" office:value="6.6" office:value-type="float" table:style-name="a45db45">
            <text:p>6.60</text:p>
          </table:table-cell>
          <table:table-cell office:string-value="---" office:value="94.86" office:value-type="float" table:style-name="acd7954">
            <text:p>94.86</text:p>
          </table:table-cell>
          <table:table-cell office:string-value="---" office:value="2.97" office:value-type="float" table:style-name="a7772a1">
            <text:p>2.97</text:p>
          </table:table-cell>
          <table:table-cell office:string-value="---" office:value-type="string" table:style-name="a2d897f">
            <text:p>---</text:p>
          </table:table-cell>
          <table:table-cell office:string-value="---" office:value="10359.68" office:value-type="float" table:style-name="aa62eab">
            <text:p>10,359.68</text:p>
          </table:table-cell>
        </table:table-row>
        <table:table-row>
          <table:table-cell office:string-value="San Cristovo de Cea" office:value-type="string" table:style-name="a080984">
            <text:p>San Cristovo de Cea</text:p>
          </table:table-cell>
          <table:table-cell office:string-value="---" office:value="6636.0" office:value-type="float" table:style-name="aeed88b">
            <text:p>6,636.00</text:p>
          </table:table-cell>
          <table:table-cell office:string-value="---" office:value="1205.0" office:value-type="float" table:style-name="a2294b3">
            <text:p>1,205.00</text:p>
          </table:table-cell>
          <table:table-cell office:string-value="---" office:value="0.66" office:value-type="float" table:style-name="acbe0e3">
            <text:p>0.66</text:p>
          </table:table-cell>
          <table:table-cell office:string-value="---" office:value="70.0" office:value-type="float" table:style-name="a80e412">
            <text:p>70.00</text:p>
          </table:table-cell>
          <table:table-cell office:string-value="---" office:value="1832.6" office:value-type="float" table:style-name="acb1938">
            <text:p>1,832.60</text:p>
          </table:table-cell>
          <table:table-cell office:string-value="---" office:value="627.15" office:value-type="float" table:style-name="a70fab4">
            <text:p>627.15</text:p>
          </table:table-cell>
          <table:table-cell office:string-value="---" office:value-type="string" table:style-name="a1bfd6d">
            <text:p>---</text:p>
          </table:table-cell>
          <table:table-cell office:string-value="---" office:value-type="string" table:style-name="ad7e5d1">
            <text:p>---</text:p>
          </table:table-cell>
          <table:table-cell office:string-value="---" office:value="10371.41" office:value-type="float" table:style-name="a3bc0a0">
            <text:p>10,371.41</text:p>
          </table:table-cell>
        </table:table-row>
        <table:table-row>
          <table:table-cell office:string-value="Sandiás" office:value-type="string" table:style-name="abcdc8e">
            <text:p>Sandiás</text:p>
          </table:table-cell>
          <table:table-cell office:string-value="---" office:value="301.75" office:value-type="float" table:style-name="afa729f">
            <text:p>301.75</text:p>
          </table:table-cell>
          <table:table-cell office:string-value="---" office:value="117.7" office:value-type="float" table:style-name="a3de5b9">
            <text:p>117.70</text:p>
          </table:table-cell>
          <table:table-cell office:string-value="---" office:value-type="string" table:style-name="acf6c8b">
            <text:p>---</text:p>
          </table:table-cell>
          <table:table-cell office:string-value="---" office:value="17.0" office:value-type="float" table:style-name="a19ca3f">
            <text:p>17.00</text:p>
          </table:table-cell>
          <table:table-cell office:string-value="---" office:value="167.2" office:value-type="float" table:style-name="ab0fbbe">
            <text:p>167.20</text:p>
          </table:table-cell>
          <table:table-cell office:string-value="---" office:value="156.66" office:value-type="float" table:style-name="a2b08de">
            <text:p>156.66</text:p>
          </table:table-cell>
          <table:table-cell office:string-value="---" office:value-type="string" table:style-name="af3b1c5">
            <text:p>---</text:p>
          </table:table-cell>
          <table:table-cell office:string-value="---" office:value-type="string" table:style-name="ac812b2">
            <text:p>---</text:p>
          </table:table-cell>
          <table:table-cell office:string-value="---" office:value="760.31" office:value-type="float" table:style-name="a2c9801">
            <text:p>760.31</text:p>
          </table:table-cell>
        </table:table-row>
        <table:table-row>
          <table:table-cell office:string-value="Sarreaus" office:value-type="string" table:style-name="a7b956b">
            <text:p>Sarreaus</text:p>
          </table:table-cell>
          <table:table-cell office:string-value="---" office:value="1264.57" office:value-type="float" table:style-name="aa09edb">
            <text:p>1,264.57</text:p>
          </table:table-cell>
          <table:table-cell office:string-value="---" office:value="1502.6" office:value-type="float" table:style-name="a8222a1">
            <text:p>1,502.60</text:p>
          </table:table-cell>
          <table:table-cell office:string-value="---" office:value-type="string" table:style-name="af53551">
            <text:p>---</text:p>
          </table:table-cell>
          <table:table-cell office:string-value="---" office:value="3.85" office:value-type="float" table:style-name="a3af2e9">
            <text:p>3.85</text:p>
          </table:table-cell>
          <table:table-cell office:string-value="---" office:value="996.4" office:value-type="float" table:style-name="abe78a1">
            <text:p>996.40</text:p>
          </table:table-cell>
          <table:table-cell office:string-value="---" office:value="909.71" office:value-type="float" table:style-name="a9ddb73">
            <text:p>909.71</text:p>
          </table:table-cell>
          <table:table-cell office:string-value="---" office:value="126.5" office:value-type="float" table:style-name="ab29b6d">
            <text:p>126.50</text:p>
          </table:table-cell>
          <table:table-cell office:string-value="---" office:value="0.5" office:value-type="float" table:style-name="a1d3dd2">
            <text:p>0.50</text:p>
          </table:table-cell>
          <table:table-cell office:string-value="---" office:value="4804.13" office:value-type="float" table:style-name="a9ef809">
            <text:p>4,804.13</text:p>
          </table:table-cell>
        </table:table-row>
        <table:table-row>
          <table:table-cell office:string-value="Taboadela" office:value-type="string" table:style-name="adacd62">
            <text:p>Taboadela</text:p>
          </table:table-cell>
          <table:table-cell office:string-value="---" office:value="349.3" office:value-type="float" table:style-name="a4a7293">
            <text:p>349.30</text:p>
          </table:table-cell>
          <table:table-cell office:string-value="---" office:value="410.3" office:value-type="float" table:style-name="a7bb6d8">
            <text:p>410.30</text:p>
          </table:table-cell>
          <table:table-cell office:string-value="---" office:value-type="string" table:style-name="a32fdd9">
            <text:p>---</text:p>
          </table:table-cell>
          <table:table-cell office:string-value="---" office:value="62.0" office:value-type="float" table:style-name="ac3924e">
            <text:p>62.00</text:p>
          </table:table-cell>
          <table:table-cell office:string-value="---" office:value="2.0" office:value-type="float" table:style-name="a932ce4">
            <text:p>2.00</text:p>
          </table:table-cell>
          <table:table-cell office:string-value="---" office:value="450.98" office:value-type="float" table:style-name="ad828bb">
            <text:p>450.98</text:p>
          </table:table-cell>
          <table:table-cell office:string-value="---" office:value="1.65" office:value-type="float" table:style-name="a820946">
            <text:p>1.65</text:p>
          </table:table-cell>
          <table:table-cell office:string-value="---" office:value-type="string" table:style-name="a710b67">
            <text:p>---</text:p>
          </table:table-cell>
          <table:table-cell office:string-value="---" office:value="1276.23" office:value-type="float" table:style-name="adabbf0">
            <text:p>1,276.23</text:p>
          </table:table-cell>
        </table:table-row>
        <table:table-row>
          <table:table-cell office:string-value="Teixeira (A)" office:value-type="string" table:style-name="acb0b9c">
            <text:p>Teixeira (A)</text:p>
          </table:table-cell>
          <table:table-cell office:string-value="---" office:value-type="string" table:style-name="a77155d">
            <text:p>---</text:p>
          </table:table-cell>
          <table:table-cell office:string-value="---" office:value-type="string" table:style-name="a9014b8">
            <text:p>---</text:p>
          </table:table-cell>
          <table:table-cell office:string-value="---" office:value-type="string" table:style-name="ae6f6d8">
            <text:p>---</text:p>
          </table:table-cell>
          <table:table-cell office:string-value="---" office:value="33.5" office:value-type="float" table:style-name="ac5fdcb">
            <text:p>33.50</text:p>
          </table:table-cell>
          <table:table-cell office:string-value="---" office:value-type="string" table:style-name="ac96e43">
            <text:p>---</text:p>
          </table:table-cell>
          <table:table-cell office:string-value="---" office:value="157.45" office:value-type="float" table:style-name="a605bcb">
            <text:p>157.45</text:p>
          </table:table-cell>
          <table:table-cell office:string-value="---" office:value-type="string" table:style-name="ad5eeb6">
            <text:p>---</text:p>
          </table:table-cell>
          <table:table-cell office:string-value="---" office:value-type="string" table:style-name="a376df7">
            <text:p>---</text:p>
          </table:table-cell>
          <table:table-cell office:string-value="---" office:value="190.95" office:value-type="float" table:style-name="ae696ae">
            <text:p>190.95</text:p>
          </table:table-cell>
        </table:table-row>
        <table:table-row>
          <table:table-cell office:string-value="Toén" office:value-type="string" table:style-name="a863955">
            <text:p>Toén</text:p>
          </table:table-cell>
          <table:table-cell office:string-value="---" office:value="3968.21" office:value-type="float" table:style-name="a4939c4">
            <text:p>3,968.21</text:p>
          </table:table-cell>
          <table:table-cell office:string-value="---" office:value-type="string" table:style-name="aaa45f6">
            <text:p>---</text:p>
          </table:table-cell>
          <table:table-cell office:string-value="---" office:value="0.22" office:value-type="float" table:style-name="a78b54e">
            <text:p>0.22</text:p>
          </table:table-cell>
          <table:table-cell office:string-value="---" office:value="16.1" office:value-type="float" table:style-name="a38cce2">
            <text:p>16.10</text:p>
          </table:table-cell>
          <table:table-cell office:string-value="---" office:value="254.5" office:value-type="float" table:style-name="a300538">
            <text:p>254.50</text:p>
          </table:table-cell>
          <table:table-cell office:string-value="---" office:value="91.05" office:value-type="float" table:style-name="a2270b2">
            <text:p>91.05</text:p>
          </table:table-cell>
          <table:table-cell office:string-value="---" office:value="3.85" office:value-type="float" table:style-name="acc384d">
            <text:p>3.85</text:p>
          </table:table-cell>
          <table:table-cell office:string-value="---" office:value-type="string" table:style-name="a8d88b4">
            <text:p>---</text:p>
          </table:table-cell>
          <table:table-cell office:string-value="---" office:value="4333.93" office:value-type="float" table:style-name="acc8994">
            <text:p>4,333.93</text:p>
          </table:table-cell>
        </table:table-row>
        <table:table-row>
          <table:table-cell office:string-value="Trasmiras" office:value-type="string" table:style-name="a27d990">
            <text:p>Trasmiras</text:p>
          </table:table-cell>
          <table:table-cell office:string-value="---" office:value="140.0" office:value-type="float" table:style-name="a2eefb2">
            <text:p>140.00</text:p>
          </table:table-cell>
          <table:table-cell office:string-value="---" office:value="685.3" office:value-type="float" table:style-name="ab24d26">
            <text:p>685.30</text:p>
          </table:table-cell>
          <table:table-cell office:string-value="---" office:value-type="string" table:style-name="ad94fe3">
            <text:p>---</text:p>
          </table:table-cell>
          <table:table-cell office:string-value="---" office:value="9.4" office:value-type="float" table:style-name="a4654f7">
            <text:p>9.40</text:p>
          </table:table-cell>
          <table:table-cell office:string-value="---" office:value="447.08" office:value-type="float" table:style-name="a4ba0f7">
            <text:p>447.08</text:p>
          </table:table-cell>
          <table:table-cell office:string-value="---" office:value="698.81" office:value-type="float" table:style-name="a0ab456">
            <text:p>698.81</text:p>
          </table:table-cell>
          <table:table-cell office:string-value="---" office:value-type="string" table:style-name="a97e680">
            <text:p>---</text:p>
          </table:table-cell>
          <table:table-cell office:string-value="---" office:value-type="string" table:style-name="a3131d7">
            <text:p>---</text:p>
          </table:table-cell>
          <table:table-cell office:string-value="---" office:value="1980.59" office:value-type="float" table:style-name="a865a6a">
            <text:p>1,980.59</text:p>
          </table:table-cell>
        </table:table-row>
        <table:table-row>
          <table:table-cell office:string-value="Veiga (A)" office:value-type="string" table:style-name="a769e96">
            <text:p>Veiga (A)</text:p>
          </table:table-cell>
          <table:table-cell office:string-value="---" office:value-type="string" table:style-name="ab33305">
            <text:p>---</text:p>
          </table:table-cell>
          <table:table-cell office:string-value="---" office:value-type="string" table:style-name="ad48db2">
            <text:p>---</text:p>
          </table:table-cell>
          <table:table-cell office:string-value="---" office:value="8975.28" office:value-type="float" table:style-name="aa47a28">
            <text:p>8,975.28</text:p>
          </table:table-cell>
          <table:table-cell office:string-value="---" office:value-type="string" table:style-name="a4829a0">
            <text:p>---</text:p>
          </table:table-cell>
          <table:table-cell office:string-value="---" office:value-type="string" table:style-name="ad198d0">
            <text:p>---</text:p>
          </table:table-cell>
          <table:table-cell office:string-value="---" office:value="1901.18" office:value-type="float" table:style-name="a545eca">
            <text:p>1,901.18</text:p>
          </table:table-cell>
          <table:table-cell office:string-value="---" office:value-type="string" table:style-name="a7fa716">
            <text:p>---</text:p>
          </table:table-cell>
          <table:table-cell office:string-value="---" office:value="5.3" office:value-type="float" table:style-name="aff5134">
            <text:p>5.30</text:p>
          </table:table-cell>
          <table:table-cell office:string-value="---" office:value="10881.76" office:value-type="float" table:style-name="a876f5d">
            <text:p>10,881.76</text:p>
          </table:table-cell>
        </table:table-row>
        <table:table-row>
          <table:table-cell office:string-value="Verea" office:value-type="string" table:style-name="a9021d8">
            <text:p>Verea</text:p>
          </table:table-cell>
          <table:table-cell office:string-value="---" office:value="188.7" office:value-type="float" table:style-name="ae3ec16">
            <text:p>188.70</text:p>
          </table:table-cell>
          <table:table-cell office:string-value="---" office:value-type="string" table:style-name="a75d8ee">
            <text:p>---</text:p>
          </table:table-cell>
          <table:table-cell office:string-value="---" office:value-type="string" table:style-name="ac8f003">
            <text:p>---</text:p>
          </table:table-cell>
          <table:table-cell office:string-value="---" office:value="3.0" office:value-type="float" table:style-name="a0f76e5">
            <text:p>3.00</text:p>
          </table:table-cell>
          <table:table-cell office:string-value="---" office:value="33.0" office:value-type="float" table:style-name="a75a639">
            <text:p>33.00</text:p>
          </table:table-cell>
          <table:table-cell office:string-value="---" office:value="856.29" office:value-type="float" table:style-name="a2ee0c1">
            <text:p>856.29</text:p>
          </table:table-cell>
          <table:table-cell office:string-value="---" office:value-type="string" table:style-name="ad2ce1a">
            <text:p>---</text:p>
          </table:table-cell>
          <table:table-cell office:string-value="---" office:value="2.0" office:value-type="float" table:style-name="adde361">
            <text:p>2.00</text:p>
          </table:table-cell>
          <table:table-cell office:string-value="---" office:value="1082.99" office:value-type="float" table:style-name="acc2396">
            <text:p>1,082.99</text:p>
          </table:table-cell>
        </table:table-row>
        <table:table-row>
          <table:table-cell office:string-value="Verín" office:value-type="string" table:style-name="a801f53">
            <text:p>Verín</text:p>
          </table:table-cell>
          <table:table-cell office:string-value="---" office:value="5761.75" office:value-type="float" table:style-name="aa67fa5">
            <text:p>5,761.75</text:p>
          </table:table-cell>
          <table:table-cell office:string-value="---" office:value="256.3" office:value-type="float" table:style-name="a5d981e">
            <text:p>256.30</text:p>
          </table:table-cell>
          <table:table-cell office:string-value="---" office:value="46.5" office:value-type="float" table:style-name="aa293f7">
            <text:p>46.50</text:p>
          </table:table-cell>
          <table:table-cell office:string-value="---" office:value="13.4" office:value-type="float" table:style-name="a61b6e7">
            <text:p>13.40</text:p>
          </table:table-cell>
          <table:table-cell office:string-value="---" office:value="125.1" office:value-type="float" table:style-name="a7e900b">
            <text:p>125.10</text:p>
          </table:table-cell>
          <table:table-cell office:string-value="---" office:value="520.53" office:value-type="float" table:style-name="a554fa3">
            <text:p>520.53</text:p>
          </table:table-cell>
          <table:table-cell office:string-value="---" office:value="16.15" office:value-type="float" table:style-name="ae6ad21">
            <text:p>16.15</text:p>
          </table:table-cell>
          <table:table-cell office:string-value="---" office:value="1.0" office:value-type="float" table:style-name="ad5f789">
            <text:p>1.00</text:p>
          </table:table-cell>
          <table:table-cell office:string-value="---" office:value="6740.73" office:value-type="float" table:style-name="ad62a1a">
            <text:p>6,740.73</text:p>
          </table:table-cell>
        </table:table-row>
        <table:table-row>
          <table:table-cell office:string-value="Viana do Bolo" office:value-type="string" table:style-name="a3b4a18">
            <text:p>Viana do Bolo</text:p>
          </table:table-cell>
          <table:table-cell office:string-value="---" office:value="5.0" office:value-type="float" table:style-name="a89623e">
            <text:p>5.00</text:p>
          </table:table-cell>
          <table:table-cell office:string-value="---" office:value-type="string" table:style-name="afaaa7e">
            <text:p>---</text:p>
          </table:table-cell>
          <table:table-cell office:string-value="---" office:value="2319.57" office:value-type="float" table:style-name="ab6571f">
            <text:p>2,319.57</text:p>
          </table:table-cell>
          <table:table-cell office:string-value="---" office:value-type="string" table:style-name="a3ffad3">
            <text:p>---</text:p>
          </table:table-cell>
          <table:table-cell office:string-value="---" office:value="2.2" office:value-type="float" table:style-name="a5a84ef">
            <text:p>2.20</text:p>
          </table:table-cell>
          <table:table-cell office:string-value="---" office:value="1110.16" office:value-type="float" table:style-name="adddd8e">
            <text:p>1,110.16</text:p>
          </table:table-cell>
          <table:table-cell office:string-value="---" office:value-type="string" table:style-name="a24d285">
            <text:p>---</text:p>
          </table:table-cell>
          <table:table-cell office:string-value="---" office:value="317.92" office:value-type="float" table:style-name="a557f1f">
            <text:p>317.92</text:p>
          </table:table-cell>
          <table:table-cell office:string-value="---" office:value="3754.85" office:value-type="float" table:style-name="a5d98b7">
            <text:p>3,754.85</text:p>
          </table:table-cell>
        </table:table-row>
        <table:table-row>
          <table:table-cell office:string-value="Vilamarín" office:value-type="string" table:style-name="aa08912">
            <text:p>Vilamarín</text:p>
          </table:table-cell>
          <table:table-cell office:string-value="---" office:value="12343.8" office:value-type="float" table:style-name="a357d89">
            <text:p>12,343.80</text:p>
          </table:table-cell>
          <table:table-cell office:string-value="---" office:value="306.4" office:value-type="float" table:style-name="af590a5">
            <text:p>306.40</text:p>
          </table:table-cell>
          <table:table-cell office:string-value="---" office:value="73.0" office:value-type="float" table:style-name="a98c199">
            <text:p>73.00</text:p>
          </table:table-cell>
          <table:table-cell office:string-value="---" office:value="5.22" office:value-type="float" table:style-name="a0f3132">
            <text:p>5.22</text:p>
          </table:table-cell>
          <table:table-cell office:string-value="---" office:value="197.5" office:value-type="float" table:style-name="a8fdc9c">
            <text:p>197.50</text:p>
          </table:table-cell>
          <table:table-cell office:string-value="---" office:value="2543.76" office:value-type="float" table:style-name="a3f008b">
            <text:p>2,543.76</text:p>
          </table:table-cell>
          <table:table-cell office:string-value="---" office:value-type="string" table:style-name="a75c1aa">
            <text:p>---</text:p>
          </table:table-cell>
          <table:table-cell office:string-value="---" office:value-type="string" table:style-name="a725466">
            <text:p>---</text:p>
          </table:table-cell>
          <table:table-cell office:string-value="---" office:value="15469.68" office:value-type="float" table:style-name="ac11e07">
            <text:p>15,469.68</text:p>
          </table:table-cell>
        </table:table-row>
        <table:table-row>
          <table:table-cell office:string-value="Vilamartín de Valdeorras" office:value-type="string" table:style-name="a62d4db">
            <text:p>Vilamartín de Valdeorras</text:p>
          </table:table-cell>
          <table:table-cell office:string-value="---" office:value="8581.46" office:value-type="float" table:style-name="a77d334">
            <text:p>8,581.46</text:p>
          </table:table-cell>
          <table:table-cell office:string-value="---" office:value="127.0" office:value-type="float" table:style-name="ad23f04">
            <text:p>127.00</text:p>
          </table:table-cell>
          <table:table-cell office:string-value="---" office:value-type="string" table:style-name="ae571f8">
            <text:p>---</text:p>
          </table:table-cell>
          <table:table-cell office:string-value="---" office:value="14.6" office:value-type="float" table:style-name="abb505b">
            <text:p>14.60</text:p>
          </table:table-cell>
          <table:table-cell office:string-value="---" office:value="16.0" office:value-type="float" table:style-name="a614dd2">
            <text:p>16.00</text:p>
          </table:table-cell>
          <table:table-cell office:string-value="---" office:value="273.3" office:value-type="float" table:style-name="a76992d">
            <text:p>273.30</text:p>
          </table:table-cell>
          <table:table-cell office:string-value="---" office:value="1.5" office:value-type="float" table:style-name="a94d5ff">
            <text:p>1.50</text:p>
          </table:table-cell>
          <table:table-cell office:string-value="---" office:value-type="string" table:style-name="a8e2e09">
            <text:p>---</text:p>
          </table:table-cell>
          <table:table-cell office:string-value="---" office:value="9013.86" office:value-type="float" table:style-name="a46c474">
            <text:p>9,013.86</text:p>
          </table:table-cell>
        </table:table-row>
        <table:table-row>
          <table:table-cell office:string-value="Vilar de Barrio" office:value-type="string" table:style-name="a170347">
            <text:p>Vilar de Barrio</text:p>
          </table:table-cell>
          <table:table-cell office:string-value="---" office:value="10910.5" office:value-type="float" table:style-name="ad92b60">
            <text:p>10,910.50</text:p>
          </table:table-cell>
          <table:table-cell office:string-value="---" office:value="189.9" office:value-type="float" table:style-name="a1419ef">
            <text:p>189.90</text:p>
          </table:table-cell>
          <table:table-cell office:string-value="---" office:value="400.54" office:value-type="float" table:style-name="abe3f1d">
            <text:p>400.54</text:p>
          </table:table-cell>
          <table:table-cell office:string-value="---" office:value="12.5" office:value-type="float" table:style-name="a72d145">
            <text:p>12.50</text:p>
          </table:table-cell>
          <table:table-cell office:string-value="---" office:value="2135.7" office:value-type="float" table:style-name="ac00265">
            <text:p>2,135.70</text:p>
          </table:table-cell>
          <table:table-cell office:string-value="---" office:value="811.76" office:value-type="float" table:style-name="a1cdf3e">
            <text:p>811.76</text:p>
          </table:table-cell>
          <table:table-cell office:string-value="---" office:value-type="string" table:style-name="a0d78a0">
            <text:p>---</text:p>
          </table:table-cell>
          <table:table-cell office:string-value="---" office:value="1.0" office:value-type="float" table:style-name="a36312a">
            <text:p>1.00</text:p>
          </table:table-cell>
          <table:table-cell office:string-value="---" office:value="14461.9" office:value-type="float" table:style-name="afc493a">
            <text:p>14,461.90</text:p>
          </table:table-cell>
        </table:table-row>
        <table:table-row>
          <table:table-cell office:string-value="Vilar de Santos" office:value-type="string" table:style-name="aea8b66">
            <text:p>Vilar de Santos</text:p>
          </table:table-cell>
          <table:table-cell office:string-value="---" office:value="53.5" office:value-type="float" table:style-name="a71b7bc">
            <text:p>53.50</text:p>
          </table:table-cell>
          <table:table-cell office:string-value="---" office:value-type="string" table:style-name="a275e5c">
            <text:p>---</text:p>
          </table:table-cell>
          <table:table-cell office:string-value="---" office:value-type="string" table:style-name="ac27a88">
            <text:p>---</text:p>
          </table:table-cell>
          <table:table-cell office:string-value="---" office:value-type="string" table:style-name="ab9d8fc">
            <text:p>---</text:p>
          </table:table-cell>
          <table:table-cell office:string-value="---" office:value-type="string" table:style-name="a51b0fe">
            <text:p>---</text:p>
          </table:table-cell>
          <table:table-cell office:string-value="---" office:value="111.71" office:value-type="float" table:style-name="a9ab256">
            <text:p>111.71</text:p>
          </table:table-cell>
          <table:table-cell office:string-value="---" office:value-type="string" table:style-name="a54ae0d">
            <text:p>---</text:p>
          </table:table-cell>
          <table:table-cell office:string-value="---" office:value-type="string" table:style-name="a524401">
            <text:p>---</text:p>
          </table:table-cell>
          <table:table-cell office:string-value="---" office:value="165.21" office:value-type="float" table:style-name="a3a3f4a">
            <text:p>165.21</text:p>
          </table:table-cell>
        </table:table-row>
        <table:table-row>
          <table:table-cell office:string-value="Vilardevós" office:value-type="string" table:style-name="aea8c4d">
            <text:p>Vilardevós</text:p>
          </table:table-cell>
          <table:table-cell office:string-value="---" office:value="11415.15" office:value-type="float" table:style-name="af52796">
            <text:p>11,415.15</text:p>
          </table:table-cell>
          <table:table-cell office:string-value="---" office:value="1788.04" office:value-type="float" table:style-name="a311ae1">
            <text:p>1,788.04</text:p>
          </table:table-cell>
          <table:table-cell office:string-value="---" office:value="46.54" office:value-type="float" table:style-name="a5ab430">
            <text:p>46.54</text:p>
          </table:table-cell>
          <table:table-cell office:string-value="---" office:value="93.5" office:value-type="float" table:style-name="aaca94f">
            <text:p>93.50</text:p>
          </table:table-cell>
          <table:table-cell office:string-value="---" office:value="994.27" office:value-type="float" table:style-name="a676a97">
            <text:p>994.27</text:p>
          </table:table-cell>
          <table:table-cell office:string-value="---" office:value="928.36" office:value-type="float" table:style-name="ae95460">
            <text:p>928.36</text:p>
          </table:table-cell>
          <table:table-cell office:string-value="---" office:value-type="string" table:style-name="a2d7fd1">
            <text:p>---</text:p>
          </table:table-cell>
          <table:table-cell office:string-value="---" office:value="1.0" office:value-type="float" table:style-name="a65acec">
            <text:p>1.00</text:p>
          </table:table-cell>
          <table:table-cell office:string-value="---" office:value="15266.86" office:value-type="float" table:style-name="ad4fffd">
            <text:p>15,266.86</text:p>
          </table:table-cell>
        </table:table-row>
        <table:table-row>
          <table:table-cell office:string-value="Vilariño de Conso" office:value-type="string" table:style-name="a02c698">
            <text:p>Vilariño de Conso</text:p>
          </table:table-cell>
          <table:table-cell office:string-value="---" office:value-type="string" table:style-name="a63adee">
            <text:p>---</text:p>
          </table:table-cell>
          <table:table-cell office:string-value="---" office:value-type="string" table:style-name="a23b0e3">
            <text:p>---</text:p>
          </table:table-cell>
          <table:table-cell office:string-value="---" office:value-type="string" table:style-name="a4941d3">
            <text:p>---</text:p>
          </table:table-cell>
          <table:table-cell office:string-value="---" office:value-type="string" table:style-name="af6bbcb">
            <text:p>---</text:p>
          </table:table-cell>
          <table:table-cell office:string-value="---" office:value-type="string" table:style-name="ab8fb4f">
            <text:p>---</text:p>
          </table:table-cell>
          <table:table-cell office:string-value="---" office:value="253.12" office:value-type="float" table:style-name="ad248e8">
            <text:p>253.12</text:p>
          </table:table-cell>
          <table:table-cell office:string-value="---" office:value-type="string" table:style-name="ad5bb98">
            <text:p>---</text:p>
          </table:table-cell>
          <table:table-cell office:string-value="---" office:value="2.0" office:value-type="float" table:style-name="a5d1d0f">
            <text:p>2.00</text:p>
          </table:table-cell>
          <table:table-cell office:string-value="---" office:value="255.12" office:value-type="float" table:style-name="a9699b9">
            <text:p>255.12</text:p>
          </table:table-cell>
        </table:table-row>
        <table:table-row>
          <table:table-cell office:string-value="Arbo" office:value-type="string" table:style-name="a764907">
            <text:p>Arbo</text:p>
          </table:table-cell>
          <table:table-cell office:string-value="---" office:value="6910.11" office:value-type="float" table:style-name="a25bbbb">
            <text:p>6,910.11</text:p>
          </table:table-cell>
          <table:table-cell office:string-value="---" office:value-type="string" table:style-name="aecd30d">
            <text:p>---</text:p>
          </table:table-cell>
          <table:table-cell office:string-value="---" office:value-type="string" table:style-name="a9989cf">
            <text:p>---</text:p>
          </table:table-cell>
          <table:table-cell office:string-value="---" office:value-type="string" table:style-name="a6f0e46">
            <text:p>---</text:p>
          </table:table-cell>
          <table:table-cell office:string-value="---" office:value="8364.74" office:value-type="float" table:style-name="a418cf8">
            <text:p>8,364.74</text:p>
          </table:table-cell>
          <table:table-cell office:string-value="---" office:value="29.4" office:value-type="float" table:style-name="a4a730b">
            <text:p>29.40</text:p>
          </table:table-cell>
          <table:table-cell office:string-value="---" office:value="2.11" office:value-type="float" table:style-name="aabf4f5">
            <text:p>2.11</text:p>
          </table:table-cell>
          <table:table-cell office:string-value="---" office:value-type="string" table:style-name="ae5f379">
            <text:p>---</text:p>
          </table:table-cell>
          <table:table-cell office:string-value="---" office:value="15306.36" office:value-type="float" table:style-name="ac398f7">
            <text:p>15,306.36</text:p>
          </table:table-cell>
        </table:table-row>
        <table:table-row>
          <table:table-cell office:string-value="Barro" office:value-type="string" table:style-name="a60e55a">
            <text:p>Barro</text:p>
          </table:table-cell>
          <table:table-cell office:string-value="---" office:value="4579.7" office:value-type="float" table:style-name="a78fdee">
            <text:p>4,579.70</text:p>
          </table:table-cell>
          <table:table-cell office:string-value="---" office:value-type="string" table:style-name="a3be59a">
            <text:p>---</text:p>
          </table:table-cell>
          <table:table-cell office:string-value="---" office:value="2.0" office:value-type="float" table:style-name="a8c303e">
            <text:p>2.00</text:p>
          </table:table-cell>
          <table:table-cell office:string-value="---" office:value-type="string" table:style-name="a9c22d0">
            <text:p>---</text:p>
          </table:table-cell>
          <table:table-cell office:string-value="---" office:value="7694.61" office:value-type="float" table:style-name="ac45d8b">
            <text:p>7,694.61</text:p>
          </table:table-cell>
          <table:table-cell office:string-value="---" office:value="148.15" office:value-type="float" table:style-name="a9ac5b5">
            <text:p>148.15</text:p>
          </table:table-cell>
          <table:table-cell office:string-value="---" office:value="0.17" office:value-type="float" table:style-name="a97942f">
            <text:p>0.17</text:p>
          </table:table-cell>
          <table:table-cell office:string-value="---" office:value-type="string" table:style-name="a6932de">
            <text:p>---</text:p>
          </table:table-cell>
          <table:table-cell office:string-value="---" office:value="12424.63" office:value-type="float" table:style-name="afed2d3">
            <text:p>12,424.63</text:p>
          </table:table-cell>
        </table:table-row>
        <table:table-row>
          <table:table-cell office:string-value="Baiona" office:value-type="string" table:style-name="a0e1cc0">
            <text:p>Baiona</text:p>
          </table:table-cell>
          <table:table-cell office:string-value="---" office:value="12818.9" office:value-type="float" table:style-name="a452f8b">
            <text:p>12,818.90</text:p>
          </table:table-cell>
          <table:table-cell office:string-value="---" office:value="151.8" office:value-type="float" table:style-name="a243820">
            <text:p>151.80</text:p>
          </table:table-cell>
          <table:table-cell office:string-value="---" office:value-type="string" table:style-name="a37bf76">
            <text:p>---</text:p>
          </table:table-cell>
          <table:table-cell office:string-value="---" office:value-type="string" table:style-name="a848c0c">
            <text:p>---</text:p>
          </table:table-cell>
          <table:table-cell office:string-value="---" office:value="14455.97" office:value-type="float" table:style-name="ae7246a">
            <text:p>14,455.97</text:p>
          </table:table-cell>
          <table:table-cell office:string-value="---" office:value="3.3" office:value-type="float" table:style-name="a8b48ed">
            <text:p>3.30</text:p>
          </table:table-cell>
          <table:table-cell office:string-value="---" office:value="7.92" office:value-type="float" table:style-name="a20a6d6">
            <text:p>7.92</text:p>
          </table:table-cell>
          <table:table-cell office:string-value="---" office:value-type="string" table:style-name="ad67eb5">
            <text:p>---</text:p>
          </table:table-cell>
          <table:table-cell office:string-value="---" office:value="27437.89" office:value-type="float" table:style-name="a813823">
            <text:p>27,437.89</text:p>
          </table:table-cell>
        </table:table-row>
        <table:table-row>
          <table:table-cell office:string-value="Bueu" office:value-type="string" table:style-name="ab7f260">
            <text:p>Bueu</text:p>
          </table:table-cell>
          <table:table-cell office:string-value="---" office:value="1737.85" office:value-type="float" table:style-name="aa07905">
            <text:p>1,737.85</text:p>
          </table:table-cell>
          <table:table-cell office:string-value="---" office:value="4.01" office:value-type="float" table:style-name="ab7d641">
            <text:p>4.01</text:p>
          </table:table-cell>
          <table:table-cell office:string-value="---" office:value-type="string" table:style-name="a4ba491">
            <text:p>---</text:p>
          </table:table-cell>
          <table:table-cell office:string-value="---" office:value-type="string" table:style-name="a2594a5">
            <text:p>---</text:p>
          </table:table-cell>
          <table:table-cell office:string-value="---" office:value="10825.33" office:value-type="float" table:style-name="a450a81">
            <text:p>10,825.33</text:p>
          </table:table-cell>
          <table:table-cell office:string-value="---" office:value="74.75" office:value-type="float" table:style-name="a11d0e5">
            <text:p>74.75</text:p>
          </table:table-cell>
          <table:table-cell office:string-value="---" office:value="19.29" office:value-type="float" table:style-name="a686e8b">
            <text:p>19.29</text:p>
          </table:table-cell>
          <table:table-cell office:string-value="---" office:value="7.0" office:value-type="float" table:style-name="ac16730">
            <text:p>7.00</text:p>
          </table:table-cell>
          <table:table-cell office:string-value="---" office:value="12668.23" office:value-type="float" table:style-name="acff26c">
            <text:p>12,668.23</text:p>
          </table:table-cell>
        </table:table-row>
        <table:table-row>
          <table:table-cell office:string-value="Caldas de Reis" office:value-type="string" table:style-name="a074421">
            <text:p>Caldas de Reis</text:p>
          </table:table-cell>
          <table:table-cell office:string-value="---" office:value="23219.6" office:value-type="float" table:style-name="a45bbe9">
            <text:p>23,219.60</text:p>
          </table:table-cell>
          <table:table-cell office:string-value="---" office:value="89.26" office:value-type="float" table:style-name="ac4a31f">
            <text:p>89.26</text:p>
          </table:table-cell>
          <table:table-cell office:string-value="---" office:value="1.0" office:value-type="float" table:style-name="ad344f7">
            <text:p>1.00</text:p>
          </table:table-cell>
          <table:table-cell office:string-value="---" office:value="183.17" office:value-type="float" table:style-name="a9ab843">
            <text:p>183.17</text:p>
          </table:table-cell>
          <table:table-cell office:string-value="---" office:value="32793.66" office:value-type="float" table:style-name="a0f60fc">
            <text:p>32,793.66</text:p>
          </table:table-cell>
          <table:table-cell office:string-value="---" office:value="461.58" office:value-type="float" table:style-name="aaeafef">
            <text:p>461.58</text:p>
          </table:table-cell>
          <table:table-cell office:string-value="---" office:value="120.71" office:value-type="float" table:style-name="ad260c4">
            <text:p>120.71</text:p>
          </table:table-cell>
          <table:table-cell office:string-value="---" office:value-type="string" table:style-name="a449044">
            <text:p>---</text:p>
          </table:table-cell>
          <table:table-cell office:string-value="---" office:value="56868.98" office:value-type="float" table:style-name="a6d44f9">
            <text:p>56,868.98</text:p>
          </table:table-cell>
        </table:table-row>
        <table:table-row>
          <table:table-cell office:string-value="Cambados" office:value-type="string" table:style-name="a4d620d">
            <text:p>Cambados</text:p>
          </table:table-cell>
          <table:table-cell office:string-value="---" office:value="1024.4" office:value-type="float" table:style-name="a7e3589">
            <text:p>1,024.40</text:p>
          </table:table-cell>
          <table:table-cell office:string-value="---" office:value-type="string" table:style-name="ac8be79">
            <text:p>---</text:p>
          </table:table-cell>
          <table:table-cell office:string-value="---" office:value-type="string" table:style-name="af42908">
            <text:p>---</text:p>
          </table:table-cell>
          <table:table-cell office:string-value="---" office:value="111.9" office:value-type="float" table:style-name="a2c1468">
            <text:p>111.90</text:p>
          </table:table-cell>
          <table:table-cell office:string-value="---" office:value="3269.21" office:value-type="float" table:style-name="a31d89a">
            <text:p>3,269.21</text:p>
          </table:table-cell>
          <table:table-cell office:string-value="---" office:value="90.43" office:value-type="float" table:style-name="a1cf604">
            <text:p>90.43</text:p>
          </table:table-cell>
          <table:table-cell office:string-value="---" office:value="1.1" office:value-type="float" table:style-name="a5b73d6">
            <text:p>1.10</text:p>
          </table:table-cell>
          <table:table-cell office:string-value="---" office:value-type="string" table:style-name="abe1737">
            <text:p>---</text:p>
          </table:table-cell>
          <table:table-cell office:string-value="---" office:value="4497.04" office:value-type="float" table:style-name="aeb9d4d">
            <text:p>4,497.04</text:p>
          </table:table-cell>
        </table:table-row>
        <table:table-row>
          <table:table-cell office:string-value="Campo Lameiro" office:value-type="string" table:style-name="af10758">
            <text:p>Campo Lameiro</text:p>
          </table:table-cell>
          <table:table-cell office:string-value="---" office:value="10511.56" office:value-type="float" table:style-name="a0a2751">
            <text:p>10,511.56</text:p>
          </table:table-cell>
          <table:table-cell office:string-value="---" office:value="4159.77" office:value-type="float" table:style-name="a5aeda0">
            <text:p>4,159.77</text:p>
          </table:table-cell>
          <table:table-cell office:string-value="---" office:value-type="string" table:style-name="a7d5fbc">
            <text:p>---</text:p>
          </table:table-cell>
          <table:table-cell office:string-value="---" office:value="3.3" office:value-type="float" table:style-name="a6620db">
            <text:p>3.30</text:p>
          </table:table-cell>
          <table:table-cell office:string-value="---" office:value="17611.12" office:value-type="float" table:style-name="a265b0f">
            <text:p>17,611.12</text:p>
          </table:table-cell>
          <table:table-cell office:string-value="---" office:value="360.44" office:value-type="float" table:style-name="a253b57">
            <text:p>360.44</text:p>
          </table:table-cell>
          <table:table-cell office:string-value="---" office:value="146.97" office:value-type="float" table:style-name="ae6810a">
            <text:p>146.97</text:p>
          </table:table-cell>
          <table:table-cell office:string-value="---" office:value-type="string" table:style-name="a251a91">
            <text:p>---</text:p>
          </table:table-cell>
          <table:table-cell office:string-value="---" office:value="32793.16" office:value-type="float" table:style-name="a4a095f">
            <text:p>32,793.16</text:p>
          </table:table-cell>
        </table:table-row>
        <table:table-row>
          <table:table-cell office:string-value="Cangas" office:value-type="string" table:style-name="aa6eccd">
            <text:p>Cangas</text:p>
          </table:table-cell>
          <table:table-cell office:string-value="---" office:value="1631.1" office:value-type="float" table:style-name="ae7dd48">
            <text:p>1,631.10</text:p>
          </table:table-cell>
          <table:table-cell office:string-value="---" office:value-type="string" table:style-name="a577603">
            <text:p>---</text:p>
          </table:table-cell>
          <table:table-cell office:string-value="---" office:value="3.3" office:value-type="float" table:style-name="a05794f">
            <text:p>3.30</text:p>
          </table:table-cell>
          <table:table-cell office:string-value="---" office:value="62.7" office:value-type="float" table:style-name="a4bdd29">
            <text:p>62.70</text:p>
          </table:table-cell>
          <table:table-cell office:string-value="---" office:value="8072.7" office:value-type="float" table:style-name="a23e692">
            <text:p>8,072.70</text:p>
          </table:table-cell>
          <table:table-cell office:string-value="---" office:value="42.5" office:value-type="float" table:style-name="a02efcc">
            <text:p>42.50</text:p>
          </table:table-cell>
          <table:table-cell office:string-value="---" office:value="107.25" office:value-type="float" table:style-name="a553a62">
            <text:p>107.25</text:p>
          </table:table-cell>
          <table:table-cell office:string-value="---" office:value="7.7" office:value-type="float" table:style-name="af75707">
            <text:p>7.70</text:p>
          </table:table-cell>
          <table:table-cell office:string-value="---" office:value="9927.25" office:value-type="float" table:style-name="a51ed3d">
            <text:p>9,927.25</text:p>
          </table:table-cell>
        </table:table-row>
        <table:table-row>
          <table:table-cell office:string-value="Cañiza (A)" office:value-type="string" table:style-name="a6e44b5">
            <text:p>Cañiza (A)</text:p>
          </table:table-cell>
          <table:table-cell office:string-value="---" office:value="3622.6" office:value-type="float" table:style-name="a059aa4">
            <text:p>3,622.60</text:p>
          </table:table-cell>
          <table:table-cell office:string-value="---" office:value-type="string" table:style-name="a738c2b">
            <text:p>---</text:p>
          </table:table-cell>
          <table:table-cell office:string-value="---" office:value-type="string" table:style-name="aaaf712">
            <text:p>---</text:p>
          </table:table-cell>
          <table:table-cell office:string-value="---" office:value="464.53" office:value-type="float" table:style-name="a91d0a3">
            <text:p>464.53</text:p>
          </table:table-cell>
          <table:table-cell office:string-value="---" office:value="8894.57" office:value-type="float" table:style-name="a2f308a">
            <text:p>8,894.57</text:p>
          </table:table-cell>
          <table:table-cell office:string-value="---" office:value="76.35" office:value-type="float" table:style-name="ae6e7cc">
            <text:p>76.35</text:p>
          </table:table-cell>
          <table:table-cell office:string-value="---" office:value="10.6" office:value-type="float" table:style-name="afe101e">
            <text:p>10.60</text:p>
          </table:table-cell>
          <table:table-cell office:string-value="---" office:value-type="string" table:style-name="a652d7e">
            <text:p>---</text:p>
          </table:table-cell>
          <table:table-cell office:string-value="---" office:value="13068.65" office:value-type="float" table:style-name="ad9bc20">
            <text:p>13,068.65</text:p>
          </table:table-cell>
        </table:table-row>
        <table:table-row>
          <table:table-cell office:string-value="Catoira" office:value-type="string" table:style-name="a9e1957">
            <text:p>Catoira</text:p>
          </table:table-cell>
          <table:table-cell office:string-value="---" office:value="2434.84" office:value-type="float" table:style-name="a426b6d">
            <text:p>2,434.84</text:p>
          </table:table-cell>
          <table:table-cell office:string-value="---" office:value="5.5" office:value-type="float" table:style-name="a66eda8">
            <text:p>5.50</text:p>
          </table:table-cell>
          <table:table-cell office:string-value="---" office:value="20.9" office:value-type="float" table:style-name="afccb2e">
            <text:p>20.90</text:p>
          </table:table-cell>
          <table:table-cell office:string-value="---" office:value="130.68" office:value-type="float" table:style-name="a5f2d3d">
            <text:p>130.68</text:p>
          </table:table-cell>
          <table:table-cell office:string-value="---" office:value="5001.95" office:value-type="float" table:style-name="a778a40">
            <text:p>5,001.95</text:p>
          </table:table-cell>
          <table:table-cell office:string-value="---" office:value="70.36" office:value-type="float" table:style-name="a848533">
            <text:p>70.36</text:p>
          </table:table-cell>
          <table:table-cell office:string-value="---" office:value="7.7" office:value-type="float" table:style-name="a81c5d2">
            <text:p>7.70</text:p>
          </table:table-cell>
          <table:table-cell office:string-value="---" office:value-type="string" table:style-name="acff39d">
            <text:p>---</text:p>
          </table:table-cell>
          <table:table-cell office:string-value="---" office:value="7671.93" office:value-type="float" table:style-name="af33dae">
            <text:p>7,671.93</text:p>
          </table:table-cell>
        </table:table-row>
        <table:table-row>
          <table:table-cell office:string-value="Cerdedo" office:value-type="string" table:style-name="a5ad654">
            <text:p>Cerdedo</text:p>
          </table:table-cell>
          <table:table-cell office:string-value="---" office:value="11852.64" office:value-type="float" table:style-name="a64d661">
            <text:p>11,852.64</text:p>
          </table:table-cell>
          <table:table-cell office:string-value="---" office:value-type="string" table:style-name="a1c347a">
            <text:p>---</text:p>
          </table:table-cell>
          <table:table-cell office:string-value="---" office:value-type="string" table:style-name="a4f0cc4">
            <text:p>---</text:p>
          </table:table-cell>
          <table:table-cell office:string-value="---" office:value="9.9" office:value-type="float" table:style-name="ae9b586">
            <text:p>9.90</text:p>
          </table:table-cell>
          <table:table-cell office:string-value="---" office:value="7277.57" office:value-type="float" table:style-name="aa56e00">
            <text:p>7,277.57</text:p>
          </table:table-cell>
          <table:table-cell office:string-value="---" office:value="378.17" office:value-type="float" table:style-name="a43d6d1">
            <text:p>378.17</text:p>
          </table:table-cell>
          <table:table-cell office:string-value="---" office:value-type="string" table:style-name="a8897a9">
            <text:p>---</text:p>
          </table:table-cell>
          <table:table-cell office:string-value="---" office:value-type="string" table:style-name="add6c57">
            <text:p>---</text:p>
          </table:table-cell>
          <table:table-cell office:string-value="---" office:value="19518.28" office:value-type="float" table:style-name="ab6131d">
            <text:p>19,518.28</text:p>
          </table:table-cell>
        </table:table-row>
        <table:table-row>
          <table:table-cell office:string-value="Cotobade" office:value-type="string" table:style-name="a974d6b">
            <text:p>Cotobade</text:p>
          </table:table-cell>
          <table:table-cell office:string-value="---" office:value="10166.91" office:value-type="float" table:style-name="a749204">
            <text:p>10,166.91</text:p>
          </table:table-cell>
          <table:table-cell office:string-value="---" office:value="305.64" office:value-type="float" table:style-name="a273170">
            <text:p>305.64</text:p>
          </table:table-cell>
          <table:table-cell office:string-value="---" office:value-type="string" table:style-name="abd7743">
            <text:p>---</text:p>
          </table:table-cell>
          <table:table-cell office:string-value="---" office:value="132.0" office:value-type="float" table:style-name="a27e940">
            <text:p>132.00</text:p>
          </table:table-cell>
          <table:table-cell office:string-value="---" office:value="20695.46" office:value-type="float" table:style-name="a93cbb1">
            <text:p>20,695.46</text:p>
          </table:table-cell>
          <table:table-cell office:string-value="---" office:value="325.32" office:value-type="float" table:style-name="af38471">
            <text:p>325.32</text:p>
          </table:table-cell>
          <table:table-cell office:string-value="---" office:value="132.64" office:value-type="float" table:style-name="a4cb3cc">
            <text:p>132.64</text:p>
          </table:table-cell>
          <table:table-cell office:string-value="---" office:value-type="string" table:style-name="af3cd21">
            <text:p>---</text:p>
          </table:table-cell>
          <table:table-cell office:string-value="---" office:value="31757.97" office:value-type="float" table:style-name="a483967">
            <text:p>31,757.97</text:p>
          </table:table-cell>
        </table:table-row>
        <table:table-row>
          <table:table-cell office:string-value="Covelo" office:value-type="string" table:style-name="afceab7">
            <text:p>Covelo</text:p>
          </table:table-cell>
          <table:table-cell office:string-value="---" office:value="8311.53" office:value-type="float" table:style-name="af4dd93">
            <text:p>8,311.53</text:p>
          </table:table-cell>
          <table:table-cell office:string-value="---" office:value="966.77" office:value-type="float" table:style-name="a397356">
            <text:p>966.77</text:p>
          </table:table-cell>
          <table:table-cell office:string-value="---" office:value-type="string" table:style-name="ac26435">
            <text:p>---</text:p>
          </table:table-cell>
          <table:table-cell office:string-value="---" office:value-type="string" table:style-name="a9fd936">
            <text:p>---</text:p>
          </table:table-cell>
          <table:table-cell office:string-value="---" office:value="9653.23" office:value-type="float" table:style-name="ae0f342">
            <text:p>9,653.23</text:p>
          </table:table-cell>
          <table:table-cell office:string-value="---" office:value="104.78" office:value-type="float" table:style-name="a52d378">
            <text:p>104.78</text:p>
          </table:table-cell>
          <table:table-cell office:string-value="---" office:value-type="string" table:style-name="a7155c6">
            <text:p>---</text:p>
          </table:table-cell>
          <table:table-cell office:string-value="---" office:value-type="string" table:style-name="abf57dd">
            <text:p>---</text:p>
          </table:table-cell>
          <table:table-cell office:string-value="---" office:value="19036.31" office:value-type="float" table:style-name="a39a66f">
            <text:p>19,036.31</text:p>
          </table:table-cell>
        </table:table-row>
        <table:table-row>
          <table:table-cell office:string-value="Crecente" office:value-type="string" table:style-name="a147330">
            <text:p>Crecente</text:p>
          </table:table-cell>
          <table:table-cell office:string-value="---" office:value="7664.27" office:value-type="float" table:style-name="a1fceb1">
            <text:p>7,664.27</text:p>
          </table:table-cell>
          <table:table-cell office:string-value="---" office:value-type="string" table:style-name="a4a2a1f">
            <text:p>---</text:p>
          </table:table-cell>
          <table:table-cell office:string-value="---" office:value="3.63" office:value-type="float" table:style-name="aeb3e20">
            <text:p>3.63</text:p>
          </table:table-cell>
          <table:table-cell office:string-value="---" office:value-type="string" table:style-name="a2a25a7">
            <text:p>---</text:p>
          </table:table-cell>
          <table:table-cell office:string-value="---" office:value="6790.09" office:value-type="float" table:style-name="a801df8">
            <text:p>6,790.09</text:p>
          </table:table-cell>
          <table:table-cell office:string-value="---" office:value="231.77" office:value-type="float" table:style-name="ad5ffe6">
            <text:p>231.77</text:p>
          </table:table-cell>
          <table:table-cell office:string-value="---" office:value="10.34" office:value-type="float" table:style-name="afafbcc">
            <text:p>10.34</text:p>
          </table:table-cell>
          <table:table-cell office:string-value="---" office:value-type="string" table:style-name="a0f026a">
            <text:p>---</text:p>
          </table:table-cell>
          <table:table-cell office:string-value="---" office:value="14700.1" office:value-type="float" table:style-name="a5a847a">
            <text:p>14,700.10</text:p>
          </table:table-cell>
        </table:table-row>
        <table:table-row>
          <table:table-cell office:string-value="Cuntis" office:value-type="string" table:style-name="a4b9154">
            <text:p>Cuntis</text:p>
          </table:table-cell>
          <table:table-cell office:string-value="---" office:value="12603.97" office:value-type="float" table:style-name="a96ad16">
            <text:p>12,603.97</text:p>
          </table:table-cell>
          <table:table-cell office:string-value="---" office:value="7519.5" office:value-type="float" table:style-name="a047f36">
            <text:p>7,519.50</text:p>
          </table:table-cell>
          <table:table-cell office:string-value="---" office:value-type="string" table:style-name="a98aba6">
            <text:p>---</text:p>
          </table:table-cell>
          <table:table-cell office:string-value="---" office:value="51.66" office:value-type="float" table:style-name="a5a1666">
            <text:p>51.66</text:p>
          </table:table-cell>
          <table:table-cell office:string-value="---" office:value="34218.19" office:value-type="float" table:style-name="ab2a3d7">
            <text:p>34,218.19</text:p>
          </table:table-cell>
          <table:table-cell office:string-value="---" office:value="1155.92" office:value-type="float" table:style-name="a31e77d">
            <text:p>1,155.92</text:p>
          </table:table-cell>
          <table:table-cell office:string-value="---" office:value="39.16" office:value-type="float" table:style-name="a8859fb">
            <text:p>39.16</text:p>
          </table:table-cell>
          <table:table-cell office:string-value="---" office:value-type="string" table:style-name="a349070">
            <text:p>---</text:p>
          </table:table-cell>
          <table:table-cell office:string-value="---" office:value="55588.4" office:value-type="float" table:style-name="a6d2f1c">
            <text:p>55,588.40</text:p>
          </table:table-cell>
        </table:table-row>
        <table:table-row>
          <table:table-cell office:string-value="Dozón" office:value-type="string" table:style-name="a79ac3d">
            <text:p>Dozón</text:p>
          </table:table-cell>
          <table:table-cell office:string-value="---" office:value="1174.3" office:value-type="float" table:style-name="aa6b928">
            <text:p>1,174.30</text:p>
          </table:table-cell>
          <table:table-cell office:string-value="---" office:value="102.0" office:value-type="float" table:style-name="ab08331">
            <text:p>102.00</text:p>
          </table:table-cell>
          <table:table-cell office:string-value="---" office:value-type="string" table:style-name="a3c3993">
            <text:p>---</text:p>
          </table:table-cell>
          <table:table-cell office:string-value="---" office:value="232.0" office:value-type="float" table:style-name="a17211e">
            <text:p>232.00</text:p>
          </table:table-cell>
          <table:table-cell office:string-value="---" office:value="533.5" office:value-type="float" table:style-name="a352a80">
            <text:p>533.50</text:p>
          </table:table-cell>
          <table:table-cell office:string-value="---" office:value="660.5" office:value-type="float" table:style-name="acdbc1b">
            <text:p>660.50</text:p>
          </table:table-cell>
          <table:table-cell office:string-value="---" office:value-type="string" table:style-name="af11bb1">
            <text:p>---</text:p>
          </table:table-cell>
          <table:table-cell office:string-value="---" office:value-type="string" table:style-name="a2d81de">
            <text:p>---</text:p>
          </table:table-cell>
          <table:table-cell office:string-value="---" office:value="2702.3" office:value-type="float" table:style-name="a6e2162">
            <text:p>2,702.30</text:p>
          </table:table-cell>
        </table:table-row>
        <table:table-row>
          <table:table-cell office:string-value="Estrada (A)" office:value-type="string" table:style-name="a7e396d">
            <text:p>Estrada (A)</text:p>
          </table:table-cell>
          <table:table-cell office:string-value="---" office:value="55749.6" office:value-type="float" table:style-name="a59eb01">
            <text:p>55,749.60</text:p>
          </table:table-cell>
          <table:table-cell office:string-value="---" office:value="6479.34" office:value-type="float" table:style-name="a54d1e3">
            <text:p>6,479.34</text:p>
          </table:table-cell>
          <table:table-cell office:string-value="---" office:value="1.65" office:value-type="float" table:style-name="afca067">
            <text:p>1.65</text:p>
          </table:table-cell>
          <table:table-cell office:string-value="---" office:value="3.43" office:value-type="float" table:style-name="a1e01da">
            <text:p>3.43</text:p>
          </table:table-cell>
          <table:table-cell office:string-value="---" office:value="42281.34" office:value-type="float" table:style-name="aac2943">
            <text:p>42,281.34</text:p>
          </table:table-cell>
          <table:table-cell office:string-value="---" office:value="3589.02" office:value-type="float" table:style-name="a622504">
            <text:p>3,589.02</text:p>
          </table:table-cell>
          <table:table-cell office:string-value="---" office:value="59.26" office:value-type="float" table:style-name="a1bdec9">
            <text:p>59.26</text:p>
          </table:table-cell>
          <table:table-cell office:string-value="---" office:value-type="string" table:style-name="a3de1c3">
            <text:p>---</text:p>
          </table:table-cell>
          <table:table-cell office:string-value="---" office:value="108163.64" office:value-type="float" table:style-name="a68413b">
            <text:p>108,163.64</text:p>
          </table:table-cell>
        </table:table-row>
        <table:table-row>
          <table:table-cell office:string-value="Forcarei" office:value-type="string" table:style-name="a2c6ad7">
            <text:p>Forcarei</text:p>
          </table:table-cell>
          <table:table-cell office:string-value="---" office:value="4782.2" office:value-type="float" table:style-name="a588d7c">
            <text:p>4,782.20</text:p>
          </table:table-cell>
          <table:table-cell office:string-value="---" office:value="2793.0" office:value-type="float" table:style-name="a69b9c7">
            <text:p>2,793.00</text:p>
          </table:table-cell>
          <table:table-cell office:string-value="---" office:value-type="string" table:style-name="aed50f9">
            <text:p>---</text:p>
          </table:table-cell>
          <table:table-cell office:string-value="---" office:value="89.1" office:value-type="float" table:style-name="a5a2928">
            <text:p>89.10</text:p>
          </table:table-cell>
          <table:table-cell office:string-value="---" office:value="2707.1" office:value-type="float" table:style-name="ac19ab5">
            <text:p>2,707.10</text:p>
          </table:table-cell>
          <table:table-cell office:string-value="---" office:value="248.51" office:value-type="float" table:style-name="aaefd5d">
            <text:p>248.51</text:p>
          </table:table-cell>
          <table:table-cell office:string-value="---" office:value-type="string" table:style-name="a17f1ff">
            <text:p>---</text:p>
          </table:table-cell>
          <table:table-cell office:string-value="---" office:value-type="string" table:style-name="a1b2346">
            <text:p>---</text:p>
          </table:table-cell>
          <table:table-cell office:string-value="---" office:value="10619.91" office:value-type="float" table:style-name="ad26716">
            <text:p>10,619.91</text:p>
          </table:table-cell>
        </table:table-row>
        <table:table-row>
          <table:table-cell office:string-value="Fornelos de Montes" office:value-type="string" table:style-name="a65f2d1">
            <text:p>Fornelos de Montes</text:p>
          </table:table-cell>
          <table:table-cell office:string-value="---" office:value="2653.75" office:value-type="float" table:style-name="aeae343">
            <text:p>2,653.75</text:p>
          </table:table-cell>
          <table:table-cell office:string-value="---" office:value-type="string" table:style-name="a56e4c1">
            <text:p>---</text:p>
          </table:table-cell>
          <table:table-cell office:string-value="---" office:value-type="string" table:style-name="a0ae018">
            <text:p>---</text:p>
          </table:table-cell>
          <table:table-cell office:string-value="---" office:value-type="string" table:style-name="a045ff3">
            <text:p>---</text:p>
          </table:table-cell>
          <table:table-cell office:string-value="---" office:value="2891.42" office:value-type="float" table:style-name="a031621">
            <text:p>2,891.42</text:p>
          </table:table-cell>
          <table:table-cell office:string-value="---" office:value="157.06" office:value-type="float" table:style-name="a053a9c">
            <text:p>157.06</text:p>
          </table:table-cell>
          <table:table-cell office:string-value="---" office:value="10.0" office:value-type="float" table:style-name="aa80be2">
            <text:p>10.00</text:p>
          </table:table-cell>
          <table:table-cell office:string-value="---" office:value-type="string" table:style-name="adb2a99">
            <text:p>---</text:p>
          </table:table-cell>
          <table:table-cell office:string-value="---" office:value="5712.23" office:value-type="float" table:style-name="a4eca86">
            <text:p>5,712.23</text:p>
          </table:table-cell>
        </table:table-row>
        <table:table-row>
          <table:table-cell office:string-value="Agolada" office:value-type="string" table:style-name="a7ddd12">
            <text:p>Agolada</text:p>
          </table:table-cell>
          <table:table-cell office:string-value="---" office:value="30225.33" office:value-type="float" table:style-name="a439f56">
            <text:p>30,225.33</text:p>
          </table:table-cell>
          <table:table-cell office:string-value="---" office:value="11198.66" office:value-type="float" table:style-name="a49ac2b">
            <text:p>11,198.66</text:p>
          </table:table-cell>
          <table:table-cell office:string-value="---" office:value-type="string" table:style-name="ae602f4">
            <text:p>---</text:p>
          </table:table-cell>
          <table:table-cell office:string-value="---" office:value="8.26" office:value-type="float" table:style-name="a7285b0">
            <text:p>8.26</text:p>
          </table:table-cell>
          <table:table-cell office:string-value="---" office:value="15281.19" office:value-type="float" table:style-name="a6a1757">
            <text:p>15,281.19</text:p>
          </table:table-cell>
          <table:table-cell office:string-value="---" office:value="1082.91" office:value-type="float" table:style-name="a91d68d">
            <text:p>1,082.91</text:p>
          </table:table-cell>
          <table:table-cell office:string-value="---" office:value="7.6" office:value-type="float" table:style-name="a012215">
            <text:p>7.60</text:p>
          </table:table-cell>
          <table:table-cell office:string-value="---" office:value-type="string" table:style-name="ab6b120">
            <text:p>---</text:p>
          </table:table-cell>
          <table:table-cell office:string-value="---" office:value="57803.95" office:value-type="float" table:style-name="a244967">
            <text:p>57,803.95</text:p>
          </table:table-cell>
        </table:table-row>
        <table:table-row>
          <table:table-cell office:string-value="Gondomar" office:value-type="string" table:style-name="a96254a">
            <text:p>Gondomar</text:p>
          </table:table-cell>
          <table:table-cell office:string-value="---" office:value="16558.98" office:value-type="float" table:style-name="ac7e3de">
            <text:p>16,558.98</text:p>
          </table:table-cell>
          <table:table-cell office:string-value="---" office:value="0.25" office:value-type="float" table:style-name="ad3108e">
            <text:p>0.25</text:p>
          </table:table-cell>
          <table:table-cell office:string-value="---" office:value="624.0" office:value-type="float" table:style-name="aa3a644">
            <text:p>624.00</text:p>
          </table:table-cell>
          <table:table-cell office:string-value="---" office:value-type="string" table:style-name="a81f472">
            <text:p>---</text:p>
          </table:table-cell>
          <table:table-cell office:string-value="---" office:value="32061.51" office:value-type="float" table:style-name="acd166b">
            <text:p>32,061.51</text:p>
          </table:table-cell>
          <table:table-cell office:string-value="---" office:value="168.64" office:value-type="float" table:style-name="a1eac56">
            <text:p>168.64</text:p>
          </table:table-cell>
          <table:table-cell office:string-value="---" office:value="170.54" office:value-type="float" table:style-name="ab17a65">
            <text:p>170.54</text:p>
          </table:table-cell>
          <table:table-cell office:string-value="---" office:value-type="string" table:style-name="a6b486d">
            <text:p>---</text:p>
          </table:table-cell>
          <table:table-cell office:string-value="---" office:value="49583.92" office:value-type="float" table:style-name="a379bbc">
            <text:p>49,583.92</text:p>
          </table:table-cell>
        </table:table-row>
        <table:table-row>
          <table:table-cell office:string-value="Grove (O)" office:value-type="string" table:style-name="a481ccc">
            <text:p>Grove (O)</text:p>
          </table:table-cell>
          <table:table-cell office:string-value="---" office:value="1007.6" office:value-type="float" table:style-name="a8182b2">
            <text:p>1,007.60</text:p>
          </table:table-cell>
          <table:table-cell office:string-value="---" office:value-type="string" table:style-name="af748fa">
            <text:p>---</text:p>
          </table:table-cell>
          <table:table-cell office:string-value="---" office:value-type="string" table:style-name="ad6c5c2">
            <text:p>---</text:p>
          </table:table-cell>
          <table:table-cell office:string-value="---" office:value-type="string" table:style-name="a0e1f82">
            <text:p>---</text:p>
          </table:table-cell>
          <table:table-cell office:string-value="---" office:value="2552.0" office:value-type="float" table:style-name="acb73d0">
            <text:p>2,552.00</text:p>
          </table:table-cell>
          <table:table-cell office:string-value="---" office:value="5.5" office:value-type="float" table:style-name="acd0231">
            <text:p>5.50</text:p>
          </table:table-cell>
          <table:table-cell office:string-value="---" office:value="5.5" office:value-type="float" table:style-name="a20edbc">
            <text:p>5.50</text:p>
          </table:table-cell>
          <table:table-cell office:string-value="---" office:value-type="string" table:style-name="a5d7f89">
            <text:p>---</text:p>
          </table:table-cell>
          <table:table-cell office:string-value="---" office:value="3570.6" office:value-type="float" table:style-name="a8a13fb">
            <text:p>3,570.60</text:p>
          </table:table-cell>
        </table:table-row>
        <table:table-row>
          <table:table-cell office:string-value="Guarda (A)" office:value-type="string" table:style-name="a486cda">
            <text:p>Guarda (A)</text:p>
          </table:table-cell>
          <table:table-cell office:string-value="---" office:value="697.01" office:value-type="float" table:style-name="a305c29">
            <text:p>697.01</text:p>
          </table:table-cell>
          <table:table-cell office:string-value="---" office:value-type="string" table:style-name="a164aaa">
            <text:p>---</text:p>
          </table:table-cell>
          <table:table-cell office:string-value="---" office:value-type="string" table:style-name="a9fd6f3">
            <text:p>---</text:p>
          </table:table-cell>
          <table:table-cell office:string-value="---" office:value-type="string" table:style-name="ac203a3">
            <text:p>---</text:p>
          </table:table-cell>
          <table:table-cell office:string-value="---" office:value="1205.25" office:value-type="float" table:style-name="a90ca8c">
            <text:p>1,205.25</text:p>
          </table:table-cell>
          <table:table-cell office:string-value="---" office:value-type="string" table:style-name="abce606">
            <text:p>---</text:p>
          </table:table-cell>
          <table:table-cell office:string-value="---" office:value="169.11" office:value-type="float" table:style-name="aba959f">
            <text:p>169.11</text:p>
          </table:table-cell>
          <table:table-cell office:string-value="---" office:value-type="string" table:style-name="a5d580a">
            <text:p>---</text:p>
          </table:table-cell>
          <table:table-cell office:string-value="---" office:value="2071.37" office:value-type="float" table:style-name="a95d467">
            <text:p>2,071.37</text:p>
          </table:table-cell>
        </table:table-row>
        <table:table-row>
          <table:table-cell office:string-value="Lalín" office:value-type="string" table:style-name="a3552a9">
            <text:p>Lalín</text:p>
          </table:table-cell>
          <table:table-cell office:string-value="---" office:value="28126.65" office:value-type="float" table:style-name="acb89ab">
            <text:p>28,126.65</text:p>
          </table:table-cell>
          <table:table-cell office:string-value="---" office:value="7299.7" office:value-type="float" table:style-name="a7e7816">
            <text:p>7,299.70</text:p>
          </table:table-cell>
          <table:table-cell office:string-value="---" office:value="6.6" office:value-type="float" table:style-name="a8b6322">
            <text:p>6.60</text:p>
          </table:table-cell>
          <table:table-cell office:string-value="---" office:value="66.7" office:value-type="float" table:style-name="acb60e1">
            <text:p>66.70</text:p>
          </table:table-cell>
          <table:table-cell office:string-value="---" office:value="7478.55" office:value-type="float" table:style-name="ada6f56">
            <text:p>7,478.55</text:p>
          </table:table-cell>
          <table:table-cell office:string-value="---" office:value="3846.34" office:value-type="float" table:style-name="afc69ed">
            <text:p>3,846.34</text:p>
          </table:table-cell>
          <table:table-cell office:string-value="---" office:value="2.2" office:value-type="float" table:style-name="a2232c9">
            <text:p>2.20</text:p>
          </table:table-cell>
          <table:table-cell office:string-value="---" office:value-type="string" table:style-name="a7c99d6">
            <text:p>---</text:p>
          </table:table-cell>
          <table:table-cell office:string-value="---" office:value="46826.74" office:value-type="float" table:style-name="aedcbc1">
            <text:p>46,826.74</text:p>
          </table:table-cell>
        </table:table-row>
        <table:table-row>
          <table:table-cell office:string-value="Lama (A)" office:value-type="string" table:style-name="aab9613">
            <text:p>Lama (A)</text:p>
          </table:table-cell>
          <table:table-cell office:string-value="---" office:value="33.0" office:value-type="float" table:style-name="a4a481f">
            <text:p>33.00</text:p>
          </table:table-cell>
          <table:table-cell office:string-value="---" office:value="0.02" office:value-type="float" table:style-name="a278735">
            <text:p>0.02</text:p>
          </table:table-cell>
          <table:table-cell office:string-value="---" office:value="506.0" office:value-type="float" table:style-name="a62abf7">
            <text:p>506.00</text:p>
          </table:table-cell>
          <table:table-cell office:string-value="---" office:value-type="string" table:style-name="a14b92d">
            <text:p>---</text:p>
          </table:table-cell>
          <table:table-cell office:string-value="---" office:value="6590.13" office:value-type="float" table:style-name="acaaff4">
            <text:p>6,590.13</text:p>
          </table:table-cell>
          <table:table-cell office:string-value="---" office:value="83.72" office:value-type="float" table:style-name="af50806">
            <text:p>83.72</text:p>
          </table:table-cell>
          <table:table-cell office:string-value="---" office:value="16.68" office:value-type="float" table:style-name="a92883f">
            <text:p>16.68</text:p>
          </table:table-cell>
          <table:table-cell office:string-value="---" office:value-type="string" table:style-name="a68197e">
            <text:p>---</text:p>
          </table:table-cell>
          <table:table-cell office:string-value="---" office:value="7229.55" office:value-type="float" table:style-name="acc6dd8">
            <text:p>7,229.55</text:p>
          </table:table-cell>
        </table:table-row>
        <table:table-row>
          <table:table-cell office:string-value="Marín" office:value-type="string" table:style-name="a30299c">
            <text:p>Marín</text:p>
          </table:table-cell>
          <table:table-cell office:string-value="---" office:value="923.38" office:value-type="float" table:style-name="a43fe6c">
            <text:p>923.38</text:p>
          </table:table-cell>
          <table:table-cell office:string-value="---" office:value="1.17" office:value-type="float" table:style-name="aba46cb">
            <text:p>1.17</text:p>
          </table:table-cell>
          <table:table-cell office:string-value="---" office:value-type="string" table:style-name="a8fcb8e">
            <text:p>---</text:p>
          </table:table-cell>
          <table:table-cell office:string-value="---" office:value="29.7" office:value-type="float" table:style-name="a150ea9">
            <text:p>29.70</text:p>
          </table:table-cell>
          <table:table-cell office:string-value="---" office:value="4261.89" office:value-type="float" table:style-name="a7cdcc2">
            <text:p>4,261.89</text:p>
          </table:table-cell>
          <table:table-cell office:string-value="---" office:value="95.8" office:value-type="float" table:style-name="ab70fdd">
            <text:p>95.80</text:p>
          </table:table-cell>
          <table:table-cell office:string-value="---" office:value="71.97" office:value-type="float" table:style-name="a68f2ca">
            <text:p>71.97</text:p>
          </table:table-cell>
          <table:table-cell office:string-value="---" office:value-type="string" table:style-name="a7f6f64">
            <text:p>---</text:p>
          </table:table-cell>
          <table:table-cell office:string-value="---" office:value="5383.91" office:value-type="float" table:style-name="aae71a9">
            <text:p>5,383.91</text:p>
          </table:table-cell>
        </table:table-row>
        <table:table-row>
          <table:table-cell office:string-value="Meaño" office:value-type="string" table:style-name="a019722">
            <text:p>Meaño</text:p>
          </table:table-cell>
          <table:table-cell office:string-value="---" office:value="686.34" office:value-type="float" table:style-name="af9a9ac">
            <text:p>686.34</text:p>
          </table:table-cell>
          <table:table-cell office:string-value="---" office:value-type="string" table:style-name="a0928ac">
            <text:p>---</text:p>
          </table:table-cell>
          <table:table-cell office:string-value="---" office:value-type="string" table:style-name="aa0641a">
            <text:p>---</text:p>
          </table:table-cell>
          <table:table-cell office:string-value="---" office:value="83.27" office:value-type="float" table:style-name="a721a1c">
            <text:p>83.27</text:p>
          </table:table-cell>
          <table:table-cell office:string-value="---" office:value="13455.48" office:value-type="float" table:style-name="a18536e">
            <text:p>13,455.48</text:p>
          </table:table-cell>
          <table:table-cell office:string-value="---" office:value="47.71" office:value-type="float" table:style-name="a589100">
            <text:p>47.71</text:p>
          </table:table-cell>
          <table:table-cell office:string-value="---" office:value="69.8" office:value-type="float" table:style-name="ad70ef4">
            <text:p>69.80</text:p>
          </table:table-cell>
          <table:table-cell office:string-value="---" office:value="4.0" office:value-type="float" table:style-name="aca56e1">
            <text:p>4.00</text:p>
          </table:table-cell>
          <table:table-cell office:string-value="---" office:value="14346.6" office:value-type="float" table:style-name="a099b69">
            <text:p>14,346.60</text:p>
          </table:table-cell>
        </table:table-row>
        <table:table-row>
          <table:table-cell office:string-value="Meis" office:value-type="string" table:style-name="a10d39b">
            <text:p>Meis</text:p>
          </table:table-cell>
          <table:table-cell office:string-value="---" office:value="4073.4" office:value-type="float" table:style-name="a4b7b65">
            <text:p>4,073.40</text:p>
          </table:table-cell>
          <table:table-cell office:string-value="---" office:value="273.57" office:value-type="float" table:style-name="aaf03fa">
            <text:p>273.57</text:p>
          </table:table-cell>
          <table:table-cell office:string-value="---" office:value-type="string" table:style-name="a1d281d">
            <text:p>---</text:p>
          </table:table-cell>
          <table:table-cell office:string-value="---" office:value="121.44" office:value-type="float" table:style-name="a53cbb1">
            <text:p>121.44</text:p>
          </table:table-cell>
          <table:table-cell office:string-value="---" office:value="17390.2" office:value-type="float" table:style-name="aaf9d4b">
            <text:p>17,390.20</text:p>
          </table:table-cell>
          <table:table-cell office:string-value="---" office:value="63.75" office:value-type="float" table:style-name="a5b507c">
            <text:p>63.75</text:p>
          </table:table-cell>
          <table:table-cell office:string-value="---" office:value="276.91" office:value-type="float" table:style-name="ae3b5ec">
            <text:p>276.91</text:p>
          </table:table-cell>
          <table:table-cell office:string-value="---" office:value-type="string" table:style-name="a057b48">
            <text:p>---</text:p>
          </table:table-cell>
          <table:table-cell office:string-value="---" office:value="22199.27" office:value-type="float" table:style-name="a949cf2">
            <text:p>22,199.27</text:p>
          </table:table-cell>
        </table:table-row>
        <table:table-row>
          <table:table-cell office:string-value="Moaña" office:value-type="string" table:style-name="a791757">
            <text:p>Moaña</text:p>
          </table:table-cell>
          <table:table-cell office:string-value="---" office:value="1371.6" office:value-type="float" table:style-name="a175f5b">
            <text:p>1,371.60</text:p>
          </table:table-cell>
          <table:table-cell office:string-value="---" office:value-type="string" table:style-name="afb5ac2">
            <text:p>---</text:p>
          </table:table-cell>
          <table:table-cell office:string-value="---" office:value-type="string" table:style-name="a70b079">
            <text:p>---</text:p>
          </table:table-cell>
          <table:table-cell office:string-value="---" office:value="85.0" office:value-type="float" table:style-name="afe6d18">
            <text:p>85.00</text:p>
          </table:table-cell>
          <table:table-cell office:string-value="---" office:value="5983.3" office:value-type="float" table:style-name="a9b365a">
            <text:p>5,983.30</text:p>
          </table:table-cell>
          <table:table-cell office:string-value="---" office:value="45.1" office:value-type="float" table:style-name="a431ca3">
            <text:p>45.10</text:p>
          </table:table-cell>
          <table:table-cell office:string-value="---" office:value="15.4" office:value-type="float" table:style-name="a9686e8">
            <text:p>15.40</text:p>
          </table:table-cell>
          <table:table-cell office:string-value="---" office:value-type="string" table:style-name="aad12d7">
            <text:p>---</text:p>
          </table:table-cell>
          <table:table-cell office:string-value="---" office:value="7500.4" office:value-type="float" table:style-name="a648357">
            <text:p>7,500.40</text:p>
          </table:table-cell>
        </table:table-row>
        <table:table-row>
          <table:table-cell office:string-value="Mondariz" office:value-type="string" table:style-name="ac0b77b">
            <text:p>Mondariz</text:p>
          </table:table-cell>
          <table:table-cell office:string-value="---" office:value="8171.77" office:value-type="float" table:style-name="a113344">
            <text:p>8,171.77</text:p>
          </table:table-cell>
          <table:table-cell office:string-value="---" office:value="619.62" office:value-type="float" table:style-name="a6d901c">
            <text:p>619.62</text:p>
          </table:table-cell>
          <table:table-cell office:string-value="---" office:value-type="string" table:style-name="a7db168">
            <text:p>---</text:p>
          </table:table-cell>
          <table:table-cell office:string-value="---" office:value="614.56" office:value-type="float" table:style-name="a4ddf73">
            <text:p>614.56</text:p>
          </table:table-cell>
          <table:table-cell office:string-value="---" office:value="10108.92" office:value-type="float" table:style-name="a7ae9ae">
            <text:p>10,108.92</text:p>
          </table:table-cell>
          <table:table-cell office:string-value="---" office:value="160.53" office:value-type="float" table:style-name="a44ab1a">
            <text:p>160.53</text:p>
          </table:table-cell>
          <table:table-cell office:string-value="---" office:value="123.67" office:value-type="float" table:style-name="a637991">
            <text:p>123.67</text:p>
          </table:table-cell>
          <table:table-cell office:string-value="---" office:value-type="string" table:style-name="ab7e9d6">
            <text:p>---</text:p>
          </table:table-cell>
          <table:table-cell office:string-value="---" office:value="19799.07" office:value-type="float" table:style-name="a6b9275">
            <text:p>19,799.07</text:p>
          </table:table-cell>
        </table:table-row>
        <table:table-row>
          <table:table-cell office:string-value="Mondariz-Balneario" office:value-type="string" table:style-name="a05e05a">
            <text:p>Mondariz-Balneario</text:p>
          </table:table-cell>
          <table:table-cell office:string-value="---" office:value-type="string" table:style-name="a69c8ee">
            <text:p>---</text:p>
          </table:table-cell>
          <table:table-cell office:string-value="---" office:value-type="string" table:style-name="ac3bf94">
            <text:p>---</text:p>
          </table:table-cell>
          <table:table-cell office:string-value="---" office:value-type="string" table:style-name="a828da0">
            <text:p>---</text:p>
          </table:table-cell>
          <table:table-cell office:string-value="---" office:value-type="string" table:style-name="ae05cab">
            <text:p>---</text:p>
          </table:table-cell>
          <table:table-cell office:string-value="---" office:value="62.0" office:value-type="float" table:style-name="ac1918d">
            <text:p>62.00</text:p>
          </table:table-cell>
          <table:table-cell office:string-value="---" office:value="2.2" office:value-type="float" table:style-name="a699855">
            <text:p>2.20</text:p>
          </table:table-cell>
          <table:table-cell office:string-value="---" office:value="1.1" office:value-type="float" table:style-name="a4e1f90">
            <text:p>1.10</text:p>
          </table:table-cell>
          <table:table-cell office:string-value="---" office:value-type="string" table:style-name="ac73cdf">
            <text:p>---</text:p>
          </table:table-cell>
          <table:table-cell office:string-value="---" office:value="65.3" office:value-type="float" table:style-name="a0c34df">
            <text:p>65.30</text:p>
          </table:table-cell>
        </table:table-row>
        <table:table-row>
          <table:table-cell office:string-value="Moraña" office:value-type="string" table:style-name="a83eb28">
            <text:p>Moraña</text:p>
          </table:table-cell>
          <table:table-cell office:string-value="---" office:value="5939.76" office:value-type="float" table:style-name="a241d59">
            <text:p>5,939.76</text:p>
          </table:table-cell>
          <table:table-cell office:string-value="---" office:value="580.27" office:value-type="float" table:style-name="ad4f06a">
            <text:p>580.27</text:p>
          </table:table-cell>
          <table:table-cell office:string-value="---" office:value-type="string" table:style-name="ad3453d">
            <text:p>---</text:p>
          </table:table-cell>
          <table:table-cell office:string-value="---" office:value="15.4" office:value-type="float" table:style-name="ac9f40d">
            <text:p>15.40</text:p>
          </table:table-cell>
          <table:table-cell office:string-value="---" office:value="11729.0" office:value-type="float" table:style-name="ace285c">
            <text:p>11,729.00</text:p>
          </table:table-cell>
          <table:table-cell office:string-value="---" office:value="499.36" office:value-type="float" table:style-name="aeeaa0c">
            <text:p>499.36</text:p>
          </table:table-cell>
          <table:table-cell office:string-value="---" office:value="6.77" office:value-type="float" table:style-name="a97ee45">
            <text:p>6.77</text:p>
          </table:table-cell>
          <table:table-cell office:string-value="---" office:value-type="string" table:style-name="ab0fa38">
            <text:p>---</text:p>
          </table:table-cell>
          <table:table-cell office:string-value="---" office:value="18770.56" office:value-type="float" table:style-name="a8861a2">
            <text:p>18,770.56</text:p>
          </table:table-cell>
        </table:table-row>
        <table:table-row>
          <table:table-cell office:string-value="Mos" office:value-type="string" table:style-name="aedb133">
            <text:p>Mos</text:p>
          </table:table-cell>
          <table:table-cell office:string-value="---" office:value="4411.56" office:value-type="float" table:style-name="a1f9fc9">
            <text:p>4,411.56</text:p>
          </table:table-cell>
          <table:table-cell office:string-value="---" office:value-type="string" table:style-name="af5b385">
            <text:p>---</text:p>
          </table:table-cell>
          <table:table-cell office:string-value="---" office:value-type="string" table:style-name="a7bfb34">
            <text:p>---</text:p>
          </table:table-cell>
          <table:table-cell office:string-value="---" office:value="53.9" office:value-type="float" table:style-name="a70c510">
            <text:p>53.90</text:p>
          </table:table-cell>
          <table:table-cell office:string-value="---" office:value="7849.39" office:value-type="float" table:style-name="ac2b58b">
            <text:p>7,849.39</text:p>
          </table:table-cell>
          <table:table-cell office:string-value="---" office:value="169.24" office:value-type="float" table:style-name="a20cc2b">
            <text:p>169.24</text:p>
          </table:table-cell>
          <table:table-cell office:string-value="---" office:value="173.93" office:value-type="float" table:style-name="a9e7cb7">
            <text:p>173.93</text:p>
          </table:table-cell>
          <table:table-cell office:string-value="---" office:value="0.55" office:value-type="float" table:style-name="a57f6b9">
            <text:p>0.55</text:p>
          </table:table-cell>
          <table:table-cell office:string-value="---" office:value="12658.57" office:value-type="float" table:style-name="a87f54a">
            <text:p>12,658.57</text:p>
          </table:table-cell>
        </table:table-row>
        <table:table-row>
          <table:table-cell office:string-value="Neves (As)" office:value-type="string" table:style-name="a0a1caf">
            <text:p>Neves (As)</text:p>
          </table:table-cell>
          <table:table-cell office:string-value="---" office:value="2.02" office:value-type="float" table:style-name="a69126d">
            <text:p>2.02</text:p>
          </table:table-cell>
          <table:table-cell office:string-value="---" office:value-type="string" table:style-name="a6c7390">
            <text:p>---</text:p>
          </table:table-cell>
          <table:table-cell office:string-value="---" office:value-type="string" table:style-name="a861c07">
            <text:p>---</text:p>
          </table:table-cell>
          <table:table-cell office:string-value="---" office:value="0.72" office:value-type="float" table:style-name="aa40f2e">
            <text:p>0.72</text:p>
          </table:table-cell>
          <table:table-cell office:string-value="---" office:value="1690.59" office:value-type="float" table:style-name="a2546bd">
            <text:p>1,690.59</text:p>
          </table:table-cell>
          <table:table-cell office:string-value="---" office:value="47.65" office:value-type="float" table:style-name="a8c6307">
            <text:p>47.65</text:p>
          </table:table-cell>
          <table:table-cell office:string-value="---" office:value="0.39" office:value-type="float" table:style-name="a39d014">
            <text:p>0.39</text:p>
          </table:table-cell>
          <table:table-cell office:string-value="---" office:value="10.0" office:value-type="float" table:style-name="a08097e">
            <text:p>10.00</text:p>
          </table:table-cell>
          <table:table-cell office:string-value="---" office:value="1751.37" office:value-type="float" table:style-name="acbe723">
            <text:p>1,751.37</text:p>
          </table:table-cell>
        </table:table-row>
        <table:table-row>
          <table:table-cell office:string-value="Nigrán" office:value-type="string" table:style-name="a2d9ce9">
            <text:p>Nigrán</text:p>
          </table:table-cell>
          <table:table-cell office:string-value="---" office:value="1217.62" office:value-type="float" table:style-name="acd7224">
            <text:p>1,217.62</text:p>
          </table:table-cell>
          <table:table-cell office:string-value="---" office:value-type="string" table:style-name="ab5dd69">
            <text:p>---</text:p>
          </table:table-cell>
          <table:table-cell office:string-value="---" office:value-type="string" table:style-name="a43de50">
            <text:p>---</text:p>
          </table:table-cell>
          <table:table-cell office:string-value="---" office:value="93.5" office:value-type="float" table:style-name="a496018">
            <text:p>93.50</text:p>
          </table:table-cell>
          <table:table-cell office:string-value="---" office:value="1412.24" office:value-type="float" table:style-name="a98713e">
            <text:p>1,412.24</text:p>
          </table:table-cell>
          <table:table-cell office:string-value="---" office:value="42.12" office:value-type="float" table:style-name="a2027c7">
            <text:p>42.12</text:p>
          </table:table-cell>
          <table:table-cell office:string-value="---" office:value="82.79" office:value-type="float" table:style-name="aa88ed0">
            <text:p>82.79</text:p>
          </table:table-cell>
          <table:table-cell office:string-value="---" office:value-type="string" table:style-name="a81577d">
            <text:p>---</text:p>
          </table:table-cell>
          <table:table-cell office:string-value="---" office:value="2848.27" office:value-type="float" table:style-name="a104727">
            <text:p>2,848.27</text:p>
          </table:table-cell>
        </table:table-row>
        <table:table-row>
          <table:table-cell office:string-value="Oia" office:value-type="string" table:style-name="a3bbfc4">
            <text:p>Oia</text:p>
          </table:table-cell>
          <table:table-cell office:string-value="---" office:value="19403.45" office:value-type="float" table:style-name="a7a312d">
            <text:p>19,403.45</text:p>
          </table:table-cell>
          <table:table-cell office:string-value="---" office:value="13071.99" office:value-type="float" table:style-name="a42a99f">
            <text:p>13,071.99</text:p>
          </table:table-cell>
          <table:table-cell office:string-value="---" office:value-type="string" table:style-name="ae19a18">
            <text:p>---</text:p>
          </table:table-cell>
          <table:table-cell office:string-value="---" office:value-type="string" table:style-name="a704c8e">
            <text:p>---</text:p>
          </table:table-cell>
          <table:table-cell office:string-value="---" office:value="21789.64" office:value-type="float" table:style-name="a2e7697">
            <text:p>21,789.64</text:p>
          </table:table-cell>
          <table:table-cell office:string-value="---" office:value="4.38" office:value-type="float" table:style-name="ab69b5f">
            <text:p>4.38</text:p>
          </table:table-cell>
          <table:table-cell office:string-value="---" office:value="46.4" office:value-type="float" table:style-name="aca5f5d">
            <text:p>46.40</text:p>
          </table:table-cell>
          <table:table-cell office:string-value="---" office:value-type="string" table:style-name="a5217df">
            <text:p>---</text:p>
          </table:table-cell>
          <table:table-cell office:string-value="---" office:value="54315.86" office:value-type="float" table:style-name="a862062">
            <text:p>54,315.86</text:p>
          </table:table-cell>
        </table:table-row>
        <table:table-row>
          <table:table-cell office:string-value="Pazos de Borbén" office:value-type="string" table:style-name="afca36a">
            <text:p>Pazos de Borbén</text:p>
          </table:table-cell>
          <table:table-cell office:string-value="---" office:value="1444.85" office:value-type="float" table:style-name="a9d8d81">
            <text:p>1,444.85</text:p>
          </table:table-cell>
          <table:table-cell office:string-value="---" office:value="1165.61" office:value-type="float" table:style-name="af105b7">
            <text:p>1,165.61</text:p>
          </table:table-cell>
          <table:table-cell office:string-value="---" office:value-type="string" table:style-name="a8487dc">
            <text:p>---</text:p>
          </table:table-cell>
          <table:table-cell office:string-value="---" office:value="34.2" office:value-type="float" table:style-name="a3f96ea">
            <text:p>34.20</text:p>
          </table:table-cell>
          <table:table-cell office:string-value="---" office:value="7751.78" office:value-type="float" table:style-name="a43e578">
            <text:p>7,751.78</text:p>
          </table:table-cell>
          <table:table-cell office:string-value="---" office:value="156.6" office:value-type="float" table:style-name="a2ca7ea">
            <text:p>156.60</text:p>
          </table:table-cell>
          <table:table-cell office:string-value="---" office:value="96.14" office:value-type="float" table:style-name="a1234eb">
            <text:p>96.14</text:p>
          </table:table-cell>
          <table:table-cell office:string-value="---" office:value="4.3" office:value-type="float" table:style-name="ae74e3d">
            <text:p>4.30</text:p>
          </table:table-cell>
          <table:table-cell office:string-value="---" office:value="10653.48" office:value-type="float" table:style-name="ab2abde">
            <text:p>10,653.48</text:p>
          </table:table-cell>
        </table:table-row>
        <table:table-row>
          <table:table-cell office:string-value="Pontevedra" office:value-type="string" table:style-name="a437cc8">
            <text:p>Pontevedra</text:p>
          </table:table-cell>
          <table:table-cell office:string-value="---" office:value="15356.67" office:value-type="float" table:style-name="a05a0a4">
            <text:p>15,356.67</text:p>
          </table:table-cell>
          <table:table-cell office:string-value="---" office:value-type="string" table:style-name="ad3583f">
            <text:p>---</text:p>
          </table:table-cell>
          <table:table-cell office:string-value="---" office:value-type="string" table:style-name="a4c4861">
            <text:p>---</text:p>
          </table:table-cell>
          <table:table-cell office:string-value="---" office:value="29.7" office:value-type="float" table:style-name="a6c17f2">
            <text:p>29.70</text:p>
          </table:table-cell>
          <table:table-cell office:string-value="---" office:value="53123.57" office:value-type="float" table:style-name="a979045">
            <text:p>53,123.57</text:p>
          </table:table-cell>
          <table:table-cell office:string-value="---" office:value="416.09" office:value-type="float" table:style-name="a3b2325">
            <text:p>416.09</text:p>
          </table:table-cell>
          <table:table-cell office:string-value="---" office:value="1187.73" office:value-type="float" table:style-name="afcafb6">
            <text:p>1,187.73</text:p>
          </table:table-cell>
          <table:table-cell office:string-value="---" office:value-type="string" table:style-name="a46702f">
            <text:p>---</text:p>
          </table:table-cell>
          <table:table-cell office:string-value="---" office:value="70113.76" office:value-type="float" table:style-name="ac03a52">
            <text:p>70,113.76</text:p>
          </table:table-cell>
        </table:table-row>
        <table:table-row>
          <table:table-cell office:string-value="Porriño (O)" office:value-type="string" table:style-name="a4bcce2">
            <text:p>Porriño (O)</text:p>
          </table:table-cell>
          <table:table-cell office:string-value="---" office:value="10622.52" office:value-type="float" table:style-name="aa215c9">
            <text:p>10,622.52</text:p>
          </table:table-cell>
          <table:table-cell office:string-value="---" office:value="13.09" office:value-type="float" table:style-name="a0288ef">
            <text:p>13.09</text:p>
          </table:table-cell>
          <table:table-cell office:string-value="---" office:value-type="string" table:style-name="a131974">
            <text:p>---</text:p>
          </table:table-cell>
          <table:table-cell office:string-value="---" office:value="7.85" office:value-type="float" table:style-name="a44eac3">
            <text:p>7.85</text:p>
          </table:table-cell>
          <table:table-cell office:string-value="---" office:value="6736.07" office:value-type="float" table:style-name="a7bbcd7">
            <text:p>6,736.07</text:p>
          </table:table-cell>
          <table:table-cell office:string-value="---" office:value="1194.08" office:value-type="float" table:style-name="a3fa2ce">
            <text:p>1,194.08</text:p>
          </table:table-cell>
          <table:table-cell office:string-value="---" office:value="535.87" office:value-type="float" table:style-name="ac79ccd">
            <text:p>535.87</text:p>
          </table:table-cell>
          <table:table-cell office:string-value="---" office:value="13.2" office:value-type="float" table:style-name="a2e0f41">
            <text:p>13.20</text:p>
          </table:table-cell>
          <table:table-cell office:string-value="---" office:value="19122.68" office:value-type="float" table:style-name="aa15158">
            <text:p>19,122.68</text:p>
          </table:table-cell>
        </table:table-row>
        <table:table-row>
          <table:table-cell office:string-value="Portas" office:value-type="string" table:style-name="a223977">
            <text:p>Portas</text:p>
          </table:table-cell>
          <table:table-cell office:string-value="---" office:value="12052.78" office:value-type="float" table:style-name="a683a76">
            <text:p>12,052.78</text:p>
          </table:table-cell>
          <table:table-cell office:string-value="---" office:value="212.88" office:value-type="float" table:style-name="a3baf4e">
            <text:p>212.88</text:p>
          </table:table-cell>
          <table:table-cell office:string-value="---" office:value-type="string" table:style-name="a88c330">
            <text:p>---</text:p>
          </table:table-cell>
          <table:table-cell office:string-value="---" office:value="61.5" office:value-type="float" table:style-name="af80fef">
            <text:p>61.50</text:p>
          </table:table-cell>
          <table:table-cell office:string-value="---" office:value="3666.98" office:value-type="float" table:style-name="a796d35">
            <text:p>3,666.98</text:p>
          </table:table-cell>
          <table:table-cell office:string-value="---" office:value="160.2" office:value-type="float" table:style-name="a39b542">
            <text:p>160.20</text:p>
          </table:table-cell>
          <table:table-cell office:string-value="---" office:value="35.0" office:value-type="float" table:style-name="a6ee573">
            <text:p>35.00</text:p>
          </table:table-cell>
          <table:table-cell office:string-value="---" office:value-type="string" table:style-name="af524a0">
            <text:p>---</text:p>
          </table:table-cell>
          <table:table-cell office:string-value="---" office:value="16189.34" office:value-type="float" table:style-name="a3a7944">
            <text:p>16,189.34</text:p>
          </table:table-cell>
        </table:table-row>
        <table:table-row>
          <table:table-cell office:string-value="Poio" office:value-type="string" table:style-name="a57fccc">
            <text:p>Poio</text:p>
          </table:table-cell>
          <table:table-cell office:string-value="---" office:value="1219.05" office:value-type="float" table:style-name="afecc16">
            <text:p>1,219.05</text:p>
          </table:table-cell>
          <table:table-cell office:string-value="---" office:value-type="string" table:style-name="a2f6670">
            <text:p>---</text:p>
          </table:table-cell>
          <table:table-cell office:string-value="---" office:value-type="string" table:style-name="ad898b0">
            <text:p>---</text:p>
          </table:table-cell>
          <table:table-cell office:string-value="---" office:value="27.5" office:value-type="float" table:style-name="a23e303">
            <text:p>27.50</text:p>
          </table:table-cell>
          <table:table-cell office:string-value="---" office:value="6115.37" office:value-type="float" table:style-name="a1124e3">
            <text:p>6,115.37</text:p>
          </table:table-cell>
          <table:table-cell office:string-value="---" office:value="10.89" office:value-type="float" table:style-name="ae3969e">
            <text:p>10.89</text:p>
          </table:table-cell>
          <table:table-cell office:string-value="---" office:value="391.5" office:value-type="float" table:style-name="a108b25">
            <text:p>391.50</text:p>
          </table:table-cell>
          <table:table-cell office:string-value="---" office:value-type="string" table:style-name="ad69420">
            <text:p>---</text:p>
          </table:table-cell>
          <table:table-cell office:string-value="---" office:value="7764.31" office:value-type="float" table:style-name="af8e26c">
            <text:p>7,764.31</text:p>
          </table:table-cell>
        </table:table-row>
        <table:table-row>
          <table:table-cell office:string-value="Ponteareas" office:value-type="string" table:style-name="aace2af">
            <text:p>Ponteareas</text:p>
          </table:table-cell>
          <table:table-cell office:string-value="---" office:value="24543.49" office:value-type="float" table:style-name="a930ddf">
            <text:p>24,543.49</text:p>
          </table:table-cell>
          <table:table-cell office:string-value="---" office:value="1025.5" office:value-type="float" table:style-name="ab79148">
            <text:p>1,025.50</text:p>
          </table:table-cell>
          <table:table-cell office:string-value="---" office:value-type="string" table:style-name="aef24fe">
            <text:p>---</text:p>
          </table:table-cell>
          <table:table-cell office:string-value="---" office:value="530.7" office:value-type="float" table:style-name="ab199cf">
            <text:p>530.70</text:p>
          </table:table-cell>
          <table:table-cell office:string-value="---" office:value="35286.72" office:value-type="float" table:style-name="a3c95cb">
            <text:p>35,286.72</text:p>
          </table:table-cell>
          <table:table-cell office:string-value="---" office:value="282.6" office:value-type="float" table:style-name="a74da22">
            <text:p>282.60</text:p>
          </table:table-cell>
          <table:table-cell office:string-value="---" office:value="370.02" office:value-type="float" table:style-name="ad5d1de">
            <text:p>370.02</text:p>
          </table:table-cell>
          <table:table-cell office:string-value="---" office:value="10.0" office:value-type="float" table:style-name="a489360">
            <text:p>10.00</text:p>
          </table:table-cell>
          <table:table-cell office:string-value="---" office:value="62049.03" office:value-type="float" table:style-name="a32beb2">
            <text:p>62,049.03</text:p>
          </table:table-cell>
        </table:table-row>
        <table:table-row>
          <table:table-cell office:string-value="Ponte Caldelas" office:value-type="string" table:style-name="adf3356">
            <text:p>Ponte Caldelas</text:p>
          </table:table-cell>
          <table:table-cell office:string-value="---" office:value="3666.7" office:value-type="float" table:style-name="af4e118">
            <text:p>3,666.70</text:p>
          </table:table-cell>
          <table:table-cell office:string-value="---" office:value="474.42" office:value-type="float" table:style-name="a992e71">
            <text:p>474.42</text:p>
          </table:table-cell>
          <table:table-cell office:string-value="---" office:value="52.8" office:value-type="float" table:style-name="a3629f5">
            <text:p>52.80</text:p>
          </table:table-cell>
          <table:table-cell office:string-value="---" office:value="82.4" office:value-type="float" table:style-name="a608013">
            <text:p>82.40</text:p>
          </table:table-cell>
          <table:table-cell office:string-value="---" office:value="30115.35" office:value-type="float" table:style-name="a115e69">
            <text:p>30,115.35</text:p>
          </table:table-cell>
          <table:table-cell office:string-value="---" office:value="196.5" office:value-type="float" table:style-name="ab6f6a3">
            <text:p>196.50</text:p>
          </table:table-cell>
          <table:table-cell office:string-value="---" office:value="2228.57" office:value-type="float" table:style-name="af8feba">
            <text:p>2,228.57</text:p>
          </table:table-cell>
          <table:table-cell office:string-value="---" office:value-type="string" table:style-name="ae76875">
            <text:p>---</text:p>
          </table:table-cell>
          <table:table-cell office:string-value="---" office:value="36816.74" office:value-type="float" table:style-name="ab2ca40">
            <text:p>36,816.74</text:p>
          </table:table-cell>
        </table:table-row>
        <table:table-row>
          <table:table-cell office:string-value="Pontecesures" office:value-type="string" table:style-name="a59a216">
            <text:p>Pontecesures</text:p>
          </table:table-cell>
          <table:table-cell office:string-value="---" office:value="437.79" office:value-type="float" table:style-name="a94478e">
            <text:p>437.79</text:p>
          </table:table-cell>
          <table:table-cell office:string-value="---" office:value-type="string" table:style-name="a780666">
            <text:p>---</text:p>
          </table:table-cell>
          <table:table-cell office:string-value="---" office:value-type="string" table:style-name="a2c5e77">
            <text:p>---</text:p>
          </table:table-cell>
          <table:table-cell office:string-value="---" office:value="7.7" office:value-type="float" table:style-name="ac6c26a">
            <text:p>7.70</text:p>
          </table:table-cell>
          <table:table-cell office:string-value="---" office:value="1161.01" office:value-type="float" table:style-name="a38d8ca">
            <text:p>1,161.01</text:p>
          </table:table-cell>
          <table:table-cell office:string-value="---" office:value="19.03" office:value-type="float" table:style-name="aa32d82">
            <text:p>19.03</text:p>
          </table:table-cell>
          <table:table-cell office:string-value="---" office:value="2.42" office:value-type="float" table:style-name="a5fe944">
            <text:p>2.42</text:p>
          </table:table-cell>
          <table:table-cell office:string-value="---" office:value-type="string" table:style-name="ac758a9">
            <text:p>---</text:p>
          </table:table-cell>
          <table:table-cell office:string-value="---" office:value="1627.95" office:value-type="float" table:style-name="a5b4d34">
            <text:p>1,627.95</text:p>
          </table:table-cell>
        </table:table-row>
        <table:table-row>
          <table:table-cell office:string-value="Redondela" office:value-type="string" table:style-name="ad748ea">
            <text:p>Redondela</text:p>
          </table:table-cell>
          <table:table-cell office:string-value="---" office:value="5188.58" office:value-type="float" table:style-name="a1c5c7d">
            <text:p>5,188.58</text:p>
          </table:table-cell>
          <table:table-cell office:string-value="---" office:value="298.35" office:value-type="float" table:style-name="aa526d1">
            <text:p>298.35</text:p>
          </table:table-cell>
          <table:table-cell office:string-value="---" office:value="4.4" office:value-type="float" table:style-name="ad3e8fb">
            <text:p>4.40</text:p>
          </table:table-cell>
          <table:table-cell office:string-value="---" office:value="313.34" office:value-type="float" table:style-name="a3b1812">
            <text:p>313.34</text:p>
          </table:table-cell>
          <table:table-cell office:string-value="---" office:value="7151.4" office:value-type="float" table:style-name="ae88885">
            <text:p>7,151.40</text:p>
          </table:table-cell>
          <table:table-cell office:string-value="---" office:value="215.21" office:value-type="float" table:style-name="a2fa8ef">
            <text:p>215.21</text:p>
          </table:table-cell>
          <table:table-cell office:string-value="---" office:value="257.3" office:value-type="float" table:style-name="a283f2c">
            <text:p>257.30</text:p>
          </table:table-cell>
          <table:table-cell office:string-value="---" office:value-type="string" table:style-name="a8181d0">
            <text:p>---</text:p>
          </table:table-cell>
          <table:table-cell office:string-value="---" office:value="13428.58" office:value-type="float" table:style-name="a06a7e3">
            <text:p>13,428.58</text:p>
          </table:table-cell>
        </table:table-row>
        <table:table-row>
          <table:table-cell office:string-value="Ribadumia" office:value-type="string" table:style-name="ae5a17d">
            <text:p>Ribadumia</text:p>
          </table:table-cell>
          <table:table-cell office:string-value="---" office:value="660.55" office:value-type="float" table:style-name="a9c19e5">
            <text:p>660.55</text:p>
          </table:table-cell>
          <table:table-cell office:string-value="---" office:value-type="string" table:style-name="a412823">
            <text:p>---</text:p>
          </table:table-cell>
          <table:table-cell office:string-value="---" office:value-type="string" table:style-name="ade4c27">
            <text:p>---</text:p>
          </table:table-cell>
          <table:table-cell office:string-value="---" office:value="14.07" office:value-type="float" table:style-name="a808ec8">
            <text:p>14.07</text:p>
          </table:table-cell>
          <table:table-cell office:string-value="---" office:value="2603.28" office:value-type="float" table:style-name="a1811c3">
            <text:p>2,603.28</text:p>
          </table:table-cell>
          <table:table-cell office:string-value="---" office:value="48.7" office:value-type="float" table:style-name="a263f74">
            <text:p>48.70</text:p>
          </table:table-cell>
          <table:table-cell office:string-value="---" office:value="56.1" office:value-type="float" table:style-name="a8c8d59">
            <text:p>56.10</text:p>
          </table:table-cell>
          <table:table-cell office:string-value="---" office:value-type="string" table:style-name="a903b62">
            <text:p>---</text:p>
          </table:table-cell>
          <table:table-cell office:string-value="---" office:value="3382.7" office:value-type="float" table:style-name="a46ba14">
            <text:p>3,382.70</text:p>
          </table:table-cell>
        </table:table-row>
        <table:table-row>
          <table:table-cell office:string-value="Rodeiro" office:value-type="string" table:style-name="a3898f3">
            <text:p>Rodeiro</text:p>
          </table:table-cell>
          <table:table-cell office:string-value="---" office:value="13879.3" office:value-type="float" table:style-name="a3563e3">
            <text:p>13,879.30</text:p>
          </table:table-cell>
          <table:table-cell office:string-value="---" office:value="1812.6" office:value-type="float" table:style-name="aa127e5">
            <text:p>1,812.60</text:p>
          </table:table-cell>
          <table:table-cell office:string-value="---" office:value="59.4" office:value-type="float" table:style-name="a1a66cd">
            <text:p>59.40</text:p>
          </table:table-cell>
          <table:table-cell office:string-value="---" office:value="2.7" office:value-type="float" table:style-name="a1d7b35">
            <text:p>2.70</text:p>
          </table:table-cell>
          <table:table-cell office:string-value="---" office:value="1191.8" office:value-type="float" table:style-name="a20aad0">
            <text:p>1,191.80</text:p>
          </table:table-cell>
          <table:table-cell office:string-value="---" office:value="2926.21" office:value-type="float" table:style-name="ad2afa5">
            <text:p>2,926.21</text:p>
          </table:table-cell>
          <table:table-cell office:string-value="---" office:value-type="string" table:style-name="a719892">
            <text:p>---</text:p>
          </table:table-cell>
          <table:table-cell office:string-value="---" office:value-type="string" table:style-name="abd7b21">
            <text:p>---</text:p>
          </table:table-cell>
          <table:table-cell office:string-value="---" office:value="19872.01" office:value-type="float" table:style-name="a5bb0b3">
            <text:p>19,872.01</text:p>
          </table:table-cell>
        </table:table-row>
        <table:table-row>
          <table:table-cell office:string-value="Rosal (O)" office:value-type="string" table:style-name="af82942">
            <text:p>Rosal (O)</text:p>
          </table:table-cell>
          <table:table-cell office:string-value="---" office:value="5650.73" office:value-type="float" table:style-name="a800451">
            <text:p>5,650.73</text:p>
          </table:table-cell>
          <table:table-cell office:string-value="---" office:value="1148.4" office:value-type="float" table:style-name="a003e8f">
            <text:p>1,148.40</text:p>
          </table:table-cell>
          <table:table-cell office:string-value="---" office:value-type="string" table:style-name="a1b6da1">
            <text:p>---</text:p>
          </table:table-cell>
          <table:table-cell office:string-value="---" office:value="14.1" office:value-type="float" table:style-name="aaa9ad6">
            <text:p>14.10</text:p>
          </table:table-cell>
          <table:table-cell office:string-value="---" office:value="1026.06" office:value-type="float" table:style-name="a3ec72e">
            <text:p>1,026.06</text:p>
          </table:table-cell>
          <table:table-cell office:string-value="---" office:value="7.67" office:value-type="float" table:style-name="a9353af">
            <text:p>7.67</text:p>
          </table:table-cell>
          <table:table-cell office:string-value="---" office:value="79.22" office:value-type="float" table:style-name="a655997">
            <text:p>79.22</text:p>
          </table:table-cell>
          <table:table-cell office:string-value="---" office:value-type="string" table:style-name="a60fc4d">
            <text:p>---</text:p>
          </table:table-cell>
          <table:table-cell office:string-value="---" office:value="7926.18" office:value-type="float" table:style-name="aa8ff34">
            <text:p>7,926.18</text:p>
          </table:table-cell>
        </table:table-row>
        <table:table-row>
          <table:table-cell office:string-value="Salceda de Caselas" office:value-type="string" table:style-name="a78ce23">
            <text:p>Salceda de Caselas</text:p>
          </table:table-cell>
          <table:table-cell office:string-value="---" office:value="4739.07" office:value-type="float" table:style-name="abd413e">
            <text:p>4,739.07</text:p>
          </table:table-cell>
          <table:table-cell office:string-value="---" office:value="21.94" office:value-type="float" table:style-name="a5e2f95">
            <text:p>21.94</text:p>
          </table:table-cell>
          <table:table-cell office:string-value="---" office:value-type="string" table:style-name="ad739eb">
            <text:p>---</text:p>
          </table:table-cell>
          <table:table-cell office:string-value="---" office:value="3.4" office:value-type="float" table:style-name="a118b54">
            <text:p>3.40</text:p>
          </table:table-cell>
          <table:table-cell office:string-value="---" office:value="5613.22" office:value-type="float" table:style-name="a2b3891">
            <text:p>5,613.22</text:p>
          </table:table-cell>
          <table:table-cell office:string-value="---" office:value="71.73" office:value-type="float" table:style-name="a679633">
            <text:p>71.73</text:p>
          </table:table-cell>
          <table:table-cell office:string-value="---" office:value="155.62" office:value-type="float" table:style-name="ae40b08">
            <text:p>155.62</text:p>
          </table:table-cell>
          <table:table-cell office:string-value="---" office:value="2.0" office:value-type="float" table:style-name="a1278d9">
            <text:p>2.00</text:p>
          </table:table-cell>
          <table:table-cell office:string-value="---" office:value="10606.98" office:value-type="float" table:style-name="a1f957a">
            <text:p>10,606.98</text:p>
          </table:table-cell>
        </table:table-row>
        <table:table-row>
          <table:table-cell office:string-value="Salvaterra de Miño" office:value-type="string" table:style-name="a4b0625">
            <text:p>Salvaterra de Miño</text:p>
          </table:table-cell>
          <table:table-cell office:string-value="---" office:value="6160.16" office:value-type="float" table:style-name="af98fa0">
            <text:p>6,160.16</text:p>
          </table:table-cell>
          <table:table-cell office:string-value="---" office:value-type="string" table:style-name="a40a7cf">
            <text:p>---</text:p>
          </table:table-cell>
          <table:table-cell office:string-value="---" office:value="81.0" office:value-type="float" table:style-name="a5328de">
            <text:p>81.00</text:p>
          </table:table-cell>
          <table:table-cell office:string-value="---" office:value="14.0" office:value-type="float" table:style-name="a52139a">
            <text:p>14.00</text:p>
          </table:table-cell>
          <table:table-cell office:string-value="---" office:value="5724.45" office:value-type="float" table:style-name="a32a032">
            <text:p>5,724.45</text:p>
          </table:table-cell>
          <table:table-cell office:string-value="---" office:value="358.47" office:value-type="float" table:style-name="a1ec1c0">
            <text:p>358.47</text:p>
          </table:table-cell>
          <table:table-cell office:string-value="---" office:value="117.08" office:value-type="float" table:style-name="a47c699">
            <text:p>117.08</text:p>
          </table:table-cell>
          <table:table-cell office:string-value="---" office:value-type="string" table:style-name="aa2bf6e">
            <text:p>---</text:p>
          </table:table-cell>
          <table:table-cell office:string-value="---" office:value="12455.16" office:value-type="float" table:style-name="acd9740">
            <text:p>12,455.16</text:p>
          </table:table-cell>
        </table:table-row>
        <table:table-row>
          <table:table-cell office:string-value="Sanxenxo" office:value-type="string" table:style-name="a3253ef">
            <text:p>Sanxenxo</text:p>
          </table:table-cell>
          <table:table-cell office:string-value="---" office:value="2321.0" office:value-type="float" table:style-name="ab0b1a6">
            <text:p>2,321.00</text:p>
          </table:table-cell>
          <table:table-cell office:string-value="---" office:value-type="string" table:style-name="ac9ba56">
            <text:p>---</text:p>
          </table:table-cell>
          <table:table-cell office:string-value="---" office:value-type="string" table:style-name="a6686c2">
            <text:p>---</text:p>
          </table:table-cell>
          <table:table-cell office:string-value="---" office:value="24.75" office:value-type="float" table:style-name="a575325">
            <text:p>24.75</text:p>
          </table:table-cell>
          <table:table-cell office:string-value="---" office:value="12979.88" office:value-type="float" table:style-name="a6c9014">
            <text:p>12,979.88</text:p>
          </table:table-cell>
          <table:table-cell office:string-value="---" office:value="20.35" office:value-type="float" table:style-name="a1fec02">
            <text:p>20.35</text:p>
          </table:table-cell>
          <table:table-cell office:string-value="---" office:value="117.15" office:value-type="float" table:style-name="a2b4e18">
            <text:p>117.15</text:p>
          </table:table-cell>
          <table:table-cell office:string-value="---" office:value-type="string" table:style-name="ac67c5b">
            <text:p>---</text:p>
          </table:table-cell>
          <table:table-cell office:string-value="---" office:value="15463.13" office:value-type="float" table:style-name="a7d6728">
            <text:p>15,463.13</text:p>
          </table:table-cell>
        </table:table-row>
        <table:table-row>
          <table:table-cell office:string-value="Silleda" office:value-type="string" table:style-name="a0df639">
            <text:p>Silleda</text:p>
          </table:table-cell>
          <table:table-cell office:string-value="---" office:value="22024.0" office:value-type="float" table:style-name="ac4809a">
            <text:p>22,024.00</text:p>
          </table:table-cell>
          <table:table-cell office:string-value="---" office:value="741.4" office:value-type="float" table:style-name="a52b579">
            <text:p>741.40</text:p>
          </table:table-cell>
          <table:table-cell office:string-value="---" office:value-type="string" table:style-name="ae2c048">
            <text:p>---</text:p>
          </table:table-cell>
          <table:table-cell office:string-value="---" office:value="27.3" office:value-type="float" table:style-name="ae4fd96">
            <text:p>27.30</text:p>
          </table:table-cell>
          <table:table-cell office:string-value="---" office:value="12406.4" office:value-type="float" table:style-name="a623d44">
            <text:p>12,406.40</text:p>
          </table:table-cell>
          <table:table-cell office:string-value="---" office:value="1955.67" office:value-type="float" table:style-name="a1febad">
            <text:p>1,955.67</text:p>
          </table:table-cell>
          <table:table-cell office:string-value="---" office:value="18.6" office:value-type="float" table:style-name="ac954a2">
            <text:p>18.60</text:p>
          </table:table-cell>
          <table:table-cell office:string-value="---" office:value-type="string" table:style-name="a264a37">
            <text:p>---</text:p>
          </table:table-cell>
          <table:table-cell office:string-value="---" office:value="37173.37" office:value-type="float" table:style-name="a62b958">
            <text:p>37,173.37</text:p>
          </table:table-cell>
        </table:table-row>
        <table:table-row>
          <table:table-cell office:string-value="Soutomaior" office:value-type="string" table:style-name="a8115ef">
            <text:p>Soutomaior</text:p>
          </table:table-cell>
          <table:table-cell office:string-value="---" office:value="297.5" office:value-type="float" table:style-name="acc0301">
            <text:p>297.50</text:p>
          </table:table-cell>
          <table:table-cell office:string-value="---" office:value-type="string" table:style-name="a57d6e0">
            <text:p>---</text:p>
          </table:table-cell>
          <table:table-cell office:string-value="---" office:value-type="string" table:style-name="a2b33b9">
            <text:p>---</text:p>
          </table:table-cell>
          <table:table-cell office:string-value="---" office:value="6.88" office:value-type="float" table:style-name="aac5efa">
            <text:p>6.88</text:p>
          </table:table-cell>
          <table:table-cell office:string-value="---" office:value="1459.44" office:value-type="float" table:style-name="a4d9667">
            <text:p>1,459.44</text:p>
          </table:table-cell>
          <table:table-cell office:string-value="---" office:value="55.91" office:value-type="float" table:style-name="aed9b85">
            <text:p>55.91</text:p>
          </table:table-cell>
          <table:table-cell office:string-value="---" office:value="54.99" office:value-type="float" table:style-name="a51f563">
            <text:p>54.99</text:p>
          </table:table-cell>
          <table:table-cell office:string-value="---" office:value-type="string" table:style-name="a05429b">
            <text:p>---</text:p>
          </table:table-cell>
          <table:table-cell office:string-value="---" office:value="1874.72" office:value-type="float" table:style-name="a7135ba">
            <text:p>1,874.72</text:p>
          </table:table-cell>
        </table:table-row>
        <table:table-row>
          <table:table-cell office:string-value="Tomiño" office:value-type="string" table:style-name="aaaa3f2">
            <text:p>Tomiño</text:p>
          </table:table-cell>
          <table:table-cell office:string-value="---" office:value="22907.75" office:value-type="float" table:style-name="a62e148">
            <text:p>22,907.75</text:p>
          </table:table-cell>
          <table:table-cell office:string-value="---" office:value-type="string" table:style-name="a5232d0">
            <text:p>---</text:p>
          </table:table-cell>
          <table:table-cell office:string-value="---" office:value-type="string" table:style-name="a9ad0a9">
            <text:p>---</text:p>
          </table:table-cell>
          <table:table-cell office:string-value="---" office:value="50.6" office:value-type="float" table:style-name="a8c8f5a">
            <text:p>50.60</text:p>
          </table:table-cell>
          <table:table-cell office:string-value="---" office:value="17837.57" office:value-type="float" table:style-name="a82fe18">
            <text:p>17,837.57</text:p>
          </table:table-cell>
          <table:table-cell office:string-value="---" office:value="479.86" office:value-type="float" table:style-name="a60e81a">
            <text:p>479.86</text:p>
          </table:table-cell>
          <table:table-cell office:string-value="---" office:value="105.07" office:value-type="float" table:style-name="ab6bcbf">
            <text:p>105.07</text:p>
          </table:table-cell>
          <table:table-cell office:string-value="---" office:value-type="string" table:style-name="a96c87d">
            <text:p>---</text:p>
          </table:table-cell>
          <table:table-cell office:string-value="---" office:value="41380.85" office:value-type="float" table:style-name="a8968a4">
            <text:p>41,380.85</text:p>
          </table:table-cell>
        </table:table-row>
        <table:table-row>
          <table:table-cell office:string-value="Tui" office:value-type="string" table:style-name="a3e6f4d">
            <text:p>Tui</text:p>
          </table:table-cell>
          <table:table-cell office:string-value="---" office:value="7575.59" office:value-type="float" table:style-name="aeb1800">
            <text:p>7,575.59</text:p>
          </table:table-cell>
          <table:table-cell office:string-value="---" office:value="5.0" office:value-type="float" table:style-name="a79e2a4">
            <text:p>5.00</text:p>
          </table:table-cell>
          <table:table-cell office:string-value="---" office:value-type="string" table:style-name="ab6dd75">
            <text:p>---</text:p>
          </table:table-cell>
          <table:table-cell office:string-value="---" office:value="26.8" office:value-type="float" table:style-name="a4fe218">
            <text:p>26.80</text:p>
          </table:table-cell>
          <table:table-cell office:string-value="---" office:value="5273.93" office:value-type="float" table:style-name="ac8c114">
            <text:p>5,273.93</text:p>
          </table:table-cell>
          <table:table-cell office:string-value="---" office:value="193.53" office:value-type="float" table:style-name="a2085b4">
            <text:p>193.53</text:p>
          </table:table-cell>
          <table:table-cell office:string-value="---" office:value="19.65" office:value-type="float" table:style-name="a938521">
            <text:p>19.65</text:p>
          </table:table-cell>
          <table:table-cell office:string-value="---" office:value-type="string" table:style-name="ad032e5">
            <text:p>---</text:p>
          </table:table-cell>
          <table:table-cell office:string-value="---" office:value="13094.5" office:value-type="float" table:style-name="a15f4a9">
            <text:p>13,094.50</text:p>
          </table:table-cell>
        </table:table-row>
        <table:table-row>
          <table:table-cell office:string-value="Valga" office:value-type="string" table:style-name="a6bb17b">
            <text:p>Valga</text:p>
          </table:table-cell>
          <table:table-cell office:string-value="---" office:value="7375.87" office:value-type="float" table:style-name="a6e5497">
            <text:p>7,375.87</text:p>
          </table:table-cell>
          <table:table-cell office:string-value="---" office:value="765.24" office:value-type="float" table:style-name="a6e0203">
            <text:p>765.24</text:p>
          </table:table-cell>
          <table:table-cell office:string-value="---" office:value-type="string" table:style-name="a548fe0">
            <text:p>---</text:p>
          </table:table-cell>
          <table:table-cell office:string-value="---" office:value="34.9" office:value-type="float" table:style-name="a6d7365">
            <text:p>34.90</text:p>
          </table:table-cell>
          <table:table-cell office:string-value="---" office:value="2467.23" office:value-type="float" table:style-name="a52f28f">
            <text:p>2,467.23</text:p>
          </table:table-cell>
          <table:table-cell office:string-value="---" office:value="257.97" office:value-type="float" table:style-name="acd5816">
            <text:p>257.97</text:p>
          </table:table-cell>
          <table:table-cell office:string-value="---" office:value="22.73" office:value-type="float" table:style-name="a72ab3f">
            <text:p>22.73</text:p>
          </table:table-cell>
          <table:table-cell office:string-value="---" office:value="1.0" office:value-type="float" table:style-name="a0e7570">
            <text:p>1.00</text:p>
          </table:table-cell>
          <table:table-cell office:string-value="---" office:value="10924.94" office:value-type="float" table:style-name="afc5f99">
            <text:p>10,924.94</text:p>
          </table:table-cell>
        </table:table-row>
        <table:table-row>
          <table:table-cell office:string-value="Vigo" office:value-type="string" table:style-name="a39b992">
            <text:p>Vigo</text:p>
          </table:table-cell>
          <table:table-cell office:string-value="---" office:value="10641.81" office:value-type="float" table:style-name="a7ccf61">
            <text:p>10,641.81</text:p>
          </table:table-cell>
          <table:table-cell office:string-value="---" office:value-type="string" table:style-name="ae62a68">
            <text:p>---</text:p>
          </table:table-cell>
          <table:table-cell office:string-value="---" office:value-type="string" table:style-name="a26d520">
            <text:p>---</text:p>
          </table:table-cell>
          <table:table-cell office:string-value="---" office:value="42.5" office:value-type="float" table:style-name="a9450fa">
            <text:p>42.50</text:p>
          </table:table-cell>
          <table:table-cell office:string-value="---" office:value="8961.46" office:value-type="float" table:style-name="af2e4bb">
            <text:p>8,961.46</text:p>
          </table:table-cell>
          <table:table-cell office:string-value="---" office:value="111.07" office:value-type="float" table:style-name="af9b730">
            <text:p>111.07</text:p>
          </table:table-cell>
          <table:table-cell office:string-value="---" office:value="70.19" office:value-type="float" table:style-name="af31a40">
            <text:p>70.19</text:p>
          </table:table-cell>
          <table:table-cell office:string-value="---" office:value-type="string" table:style-name="af4a04c">
            <text:p>---</text:p>
          </table:table-cell>
          <table:table-cell office:string-value="---" office:value="19827.03" office:value-type="float" table:style-name="a1fd5d9">
            <text:p>19,827.03</text:p>
          </table:table-cell>
        </table:table-row>
        <table:table-row>
          <table:table-cell office:string-value="Vilaboa" office:value-type="string" table:style-name="af2c5cd">
            <text:p>Vilaboa</text:p>
          </table:table-cell>
          <table:table-cell office:string-value="---" office:value="3164.02" office:value-type="float" table:style-name="ab52f5e">
            <text:p>3,164.02</text:p>
          </table:table-cell>
          <table:table-cell office:string-value="---" office:value="1853.0" office:value-type="float" table:style-name="abe6df4">
            <text:p>1,853.00</text:p>
          </table:table-cell>
          <table:table-cell office:string-value="---" office:value-type="string" table:style-name="aa45c2f">
            <text:p>---</text:p>
          </table:table-cell>
          <table:table-cell office:string-value="---" office:value="4.0" office:value-type="float" table:style-name="a7643e1">
            <text:p>4.00</text:p>
          </table:table-cell>
          <table:table-cell office:string-value="---" office:value="10397.74" office:value-type="float" table:style-name="a46dba7">
            <text:p>10,397.74</text:p>
          </table:table-cell>
          <table:table-cell office:string-value="---" office:value="88.45" office:value-type="float" table:style-name="ad6b009">
            <text:p>88.45</text:p>
          </table:table-cell>
          <table:table-cell office:string-value="---" office:value="101.2" office:value-type="float" table:style-name="ab17d74">
            <text:p>101.20</text:p>
          </table:table-cell>
          <table:table-cell office:string-value="---" office:value-type="string" table:style-name="a74a4f4">
            <text:p>---</text:p>
          </table:table-cell>
          <table:table-cell office:string-value="---" office:value="15608.41" office:value-type="float" table:style-name="a0c25ca">
            <text:p>15,608.41</text:p>
          </table:table-cell>
        </table:table-row>
        <table:table-row>
          <table:table-cell office:string-value="Vila de Cruces" office:value-type="string" table:style-name="a220b64">
            <text:p>Vila de Cruces</text:p>
          </table:table-cell>
          <table:table-cell office:string-value="---" office:value="57149.83" office:value-type="float" table:style-name="af7c46b">
            <text:p>57,149.83</text:p>
          </table:table-cell>
          <table:table-cell office:string-value="---" office:value="5553.3" office:value-type="float" table:style-name="a2c8b93">
            <text:p>5,553.30</text:p>
          </table:table-cell>
          <table:table-cell office:string-value="---" office:value="0.55" office:value-type="float" table:style-name="a65bbc3">
            <text:p>0.55</text:p>
          </table:table-cell>
          <table:table-cell office:string-value="---" office:value="3081.2" office:value-type="float" table:style-name="ac0ca1d">
            <text:p>3,081.20</text:p>
          </table:table-cell>
          <table:table-cell office:string-value="---" office:value="22280.53" office:value-type="float" table:style-name="aae3888">
            <text:p>22,280.53</text:p>
          </table:table-cell>
          <table:table-cell office:string-value="---" office:value="2274.1" office:value-type="float" table:style-name="ae20dd6">
            <text:p>2,274.10</text:p>
          </table:table-cell>
          <table:table-cell office:string-value="---" office:value="16.95" office:value-type="float" table:style-name="ad1333d">
            <text:p>16.95</text:p>
          </table:table-cell>
          <table:table-cell office:string-value="---" office:value-type="string" table:style-name="a16f11b">
            <text:p>---</text:p>
          </table:table-cell>
          <table:table-cell office:string-value="---" office:value="90356.46" office:value-type="float" table:style-name="a270511">
            <text:p>90,356.46</text:p>
          </table:table-cell>
        </table:table-row>
        <table:table-row>
          <table:table-cell office:string-value="Vilagarcía de Arousa" office:value-type="string" table:style-name="ab2b03c">
            <text:p>Vilagarcía de Arousa</text:p>
          </table:table-cell>
          <table:table-cell office:string-value="---" office:value="11578.4" office:value-type="float" table:style-name="ada0ce8">
            <text:p>11,578.40</text:p>
          </table:table-cell>
          <table:table-cell office:string-value="---" office:value-type="string" table:style-name="a2fb12b">
            <text:p>---</text:p>
          </table:table-cell>
          <table:table-cell office:string-value="---" office:value-type="string" table:style-name="aebb773">
            <text:p>---</text:p>
          </table:table-cell>
          <table:table-cell office:string-value="---" office:value="17.59" office:value-type="float" table:style-name="a72c5de">
            <text:p>17.59</text:p>
          </table:table-cell>
          <table:table-cell office:string-value="---" office:value="10034.2" office:value-type="float" table:style-name="a10fc8c">
            <text:p>10,034.20</text:p>
          </table:table-cell>
          <table:table-cell office:string-value="---" office:value="53.35" office:value-type="float" table:style-name="abcbe71">
            <text:p>53.35</text:p>
          </table:table-cell>
          <table:table-cell office:string-value="---" office:value="108.43" office:value-type="float" table:style-name="a98a7eb">
            <text:p>108.43</text:p>
          </table:table-cell>
          <table:table-cell office:string-value="---" office:value-type="string" table:style-name="ae37d2e">
            <text:p>---</text:p>
          </table:table-cell>
          <table:table-cell office:string-value="---" office:value="21791.97" office:value-type="float" table:style-name="a501a80">
            <text:p>21,791.97</text:p>
          </table:table-cell>
        </table:table-row>
        <table:table-row>
          <table:table-cell office:string-value="Vilanova de Arousa" office:value-type="string" table:style-name="a35ad09">
            <text:p>Vilanova de Arousa</text:p>
          </table:table-cell>
          <table:table-cell office:string-value="---" office:value="1908.15" office:value-type="float" table:style-name="adf2c14">
            <text:p>1,908.15</text:p>
          </table:table-cell>
          <table:table-cell office:string-value="---" office:value="22.0" office:value-type="float" table:style-name="ae0e7f0">
            <text:p>22.00</text:p>
          </table:table-cell>
          <table:table-cell office:string-value="---" office:value="1.1" office:value-type="float" table:style-name="afeeb1e">
            <text:p>1.10</text:p>
          </table:table-cell>
          <table:table-cell office:string-value="---" office:value="44.0" office:value-type="float" table:style-name="ad82c1a">
            <text:p>44.00</text:p>
          </table:table-cell>
          <table:table-cell office:string-value="---" office:value="5261.21" office:value-type="float" table:style-name="aa46bf5">
            <text:p>5,261.21</text:p>
          </table:table-cell>
          <table:table-cell office:string-value="---" office:value="39.8" office:value-type="float" table:style-name="ae07a5e">
            <text:p>39.80</text:p>
          </table:table-cell>
          <table:table-cell office:string-value="---" office:value="1.1" office:value-type="float" table:style-name="a2e6409">
            <text:p>1.10</text:p>
          </table:table-cell>
          <table:table-cell office:string-value="---" office:value-type="string" table:style-name="afe6555">
            <text:p>---</text:p>
          </table:table-cell>
          <table:table-cell office:string-value="---" office:value="7277.36" office:value-type="float" table:style-name="af2bb52">
            <text:p>7,277.36</text:p>
          </table:table-cell>
        </table:table-row>
        <table:table-row>
          <table:table-cell office:string-value="Illa de Arousa (A)" office:value-type="string" table:style-name="a92ce5f">
            <text:p>Illa de Arousa (A)</text:p>
          </table:table-cell>
          <table:table-cell office:string-value="---" office:value="11.0" office:value-type="float" table:style-name="a25447c">
            <text:p>11.00</text:p>
          </table:table-cell>
          <table:table-cell office:string-value="---" office:value-type="string" table:style-name="a1109f3">
            <text:p>---</text:p>
          </table:table-cell>
          <table:table-cell office:string-value="---" office:value-type="string" table:style-name="a36c89f">
            <text:p>---</text:p>
          </table:table-cell>
          <table:table-cell office:string-value="---" office:value-type="string" table:style-name="a109101">
            <text:p>---</text:p>
          </table:table-cell>
          <table:table-cell office:string-value="---" office:value="206.8" office:value-type="float" table:style-name="afccb4f">
            <text:p>206.80</text:p>
          </table:table-cell>
          <table:table-cell office:string-value="---" office:value-type="string" table:style-name="afeb268">
            <text:p>---</text:p>
          </table:table-cell>
          <table:table-cell office:string-value="---" office:value-type="string" table:style-name="af10996">
            <text:p>---</text:p>
          </table:table-cell>
          <table:table-cell office:string-value="---" office:value-type="string" table:style-name="abc771d">
            <text:p>---</text:p>
          </table:table-cell>
          <table:table-cell office:string-value="---" office:value="217.8" office:value-type="float" table:style-name="ae22da3">
            <text:p>217.80</text:p>
          </table:table-cell>
        </table:table-row>
        <table:table-row>
          <table:table-cell office:string-value="TOTAL" office:value-type="string" table:style-name="a2dd1c3">
            <text:p>TOTAL</text:p>
          </table:table-cell>
          <table:table-cell office:string-value="---" office:value="2172193.29" office:value-type="float" table:style-name="abef34e">
            <text:p>2,172,193.29</text:p>
          </table:table-cell>
          <table:table-cell office:string-value="---" office:value="1981622.32" office:value-type="float" table:style-name="a7f0728">
            <text:p>1,981,622.32</text:p>
          </table:table-cell>
          <table:table-cell office:string-value="---" office:value="222210.9" office:value-type="float" table:style-name="a630d6f">
            <text:p>222,210.90</text:p>
          </table:table-cell>
          <table:table-cell office:string-value="---" office:value="110511.85" office:value-type="float" table:style-name="a5a5128">
            <text:p>110,511.85</text:p>
          </table:table-cell>
          <table:table-cell office:string-value="---" office:value="6229792.88" office:value-type="float" table:style-name="a04ad4d">
            <text:p>6,229,792.88</text:p>
          </table:table-cell>
          <table:table-cell office:string-value="---" office:value="281288.03" office:value-type="float" table:style-name="a627341">
            <text:p>281,288.03</text:p>
          </table:table-cell>
          <table:table-cell office:string-value="---" office:value="18542.31" office:value-type="float" table:style-name="aaa9098">
            <text:p>18,542.31</text:p>
          </table:table-cell>
          <table:table-cell office:string-value="---" office:value="488.0" office:value-type="float" table:style-name="a0f6e33">
            <text:p>488.00</text:p>
          </table:table-cell>
          <table:table-cell office:string-value="---" office:value="1.101664958E7" office:value-type="float" table:style-name="a2c429b">
            <text:p>11,016,649.58</text:p>
          </table:table-cell>
        </table:table-row>
      </table:table>
    </office:spreadshee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jboss</dc:creator>
    <dc:date>2023-04-17T13:41:45</dc:date>
    <meta:editing-cycles>1</meta:editing-cycles>
    <meta:editing-duration>PT12.025S</meta:editing-duration>
    <meta:initial-creator>jboss</meta:initial-creator>
    <meta:creation-date>2023-04-17T13:41:33</meta:creation-date>
    <dc:language>en</dc:language>
  </office:meta>
</office:document-meta>
</file>